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3111ECA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99ccff" style:text-align-source="fix" style:repeat-content="false" fo:border-left="none" fo:padding-bottom="0.035cm" fo:padding-left="0.035cm" fo:padding-right="0.199cm" fo:padding-top="0.035cm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4"/>
    <style:style style:name="ce6" style:family="table-cell" style:parent-style-name="Default">
      <style:table-cell-properties fo:background-color="#cfe7f5"/>
    </style:style>
    <style:style style:name="ce7" style:family="table-cell" style:parent-style-name="Default" style:data-style-name="N2">
      <style:table-cell-properties fo:background-color="#cfe7f5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ackground-color="#cfe7f5" fo:border-left="none" fo:padding-bottom="0.035cm" fo:padding-left="0.035cm" fo:padding-right="0.199cm" fo:padding-top="0.035cm" fo:border-right="2.01pt solid #000000" fo:border-top="none"/>
    </style:style>
    <style:style style:name="ce9" style:family="table-cell" style:parent-style-name="Default" style:data-style-name="N115">
      <style:table-cell-properties fo:border-bottom="none" fo:background-color="#cfe7f5" fo:border-left="none" fo:padding-bottom="0.035cm" fo:padding-left="0.035cm" fo:padding-right="0.199cm" fo:padding-top="0.035cm" fo:border-right="2.01pt solid #000000" fo:border-top="none"/>
    </style:style>
    <style:style style:name="ce10" style:family="table-cell" style:parent-style-name="Default" style:data-style-name="N114">
      <style:table-cell-properties fo:border-bottom="none" fo:border-left="none" fo:padding-bottom="0.035cm" fo:padding-left="0.035cm" fo:padding-right="0.199cm" fo:padding-top="0.035cm" fo:border-right="2.01pt solid #000000" fo:border-top="none"/>
    </style:style>
    <style:style style:name="ce11" style:family="table-cell" style:parent-style-name="Default">
      <style:table-cell-properties fo:border-bottom="none" fo:border-left="none" fo:padding-bottom="0.035cm" fo:padding-left="0.035cm" fo:padding-right="0.199cm" fo:padding-top="0.035cm" fo:border-right="2.01pt solid #000000" fo:border-top="none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cfe7f5"/>
    </style:style>
    <style:style style:name="ce17" style:family="table-cell" style:parent-style-name="Default" style:data-style-name="N116">
      <style:table-cell-properties fo:border-bottom="none" fo:background-color="#cfe7f5" fo:border-left="none" fo:padding-bottom="0.035cm" fo:padding-left="0.035cm" fo:padding-right="0.199cm" fo:padding-top="0.035cm" fo:border-right="2.01pt solid #000000" fo:border-top="none"/>
    </style:style>
    <style:style style:name="ce18" style:family="table-cell" style:parent-style-name="Default" style:data-style-name="N2">
      <style:table-cell-properties fo:border-bottom="none" fo:background-color="#cfe7f5" fo:border-left="none" fo:padding-bottom="0.035cm" fo:padding-left="0.035cm" fo:padding-right="0.199cm" fo:padding-top="0.035cm" fo:border-right="2.01pt solid #000000" fo:border-top="none"/>
    </style:style>
    <style:style style:name="ce19" style:family="table-cell" style:parent-style-name="Default">
      <style:table-cell-properties fo:border-bottom="none" fo:background-color="#cfe7f5" style:text-align-source="fix" style:repeat-content="false" fo:border-left="none" fo:padding-bottom="0.035cm" fo:padding-left="0.035cm" fo:padding-right="0.199cm" fo:padding-top="0.035cm" fo:border-right="2.01pt solid #000000" fo:border-top="none"/>
      <style:paragraph-properties fo:text-align="start" fo:margin-left="0.706cm"/>
    </style:style>
    <style:style style:name="ce20" style:family="table-cell" style:parent-style-name="Default">
      <style:table-cell-properties fo:border-bottom="none" fo:background-color="#99ccff" style:text-align-source="fix" style:repeat-content="false" fo:border-left="none" fo:padding-bottom="0.035cm" fo:padding-left="0.035cm" fo:padding-right="0.101cm" fo:padding-top="0.035cm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cfe7f5" style:text-align-source="fix" style:repeat-content="false" fo:border-left="0.99pt solid #111111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0.99pt solid #111111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4">
      <style:table-cell-properties fo:border-bottom="none" fo:border-left="0.99pt solid #111111" fo:border-right="none" fo:border-top="none"/>
    </style:style>
    <style:style style:name="ce24" style:family="table-cell" style:parent-style-name="Default">
      <style:table-cell-properties fo:border-bottom="none" fo:border-left="0.99pt solid #111111" fo:border-right="none" fo:border-top="none"/>
    </style:style>
    <style:style style:name="ce25" style:family="table-cell" style:parent-style-name="Default">
      <style:table-cell-properties fo:border-bottom="none" fo:background-color="#cfe7f5" fo:border-left="none" fo:padding-bottom="0.035cm" fo:padding-left="0.035cm" fo:padding-right="0.101cm" fo:padding-top="0.035cm" fo:border-right="2.01pt solid #000000" fo:border-top="none"/>
    </style:style>
    <style:style style:name="ce26" style:family="table-cell" style:parent-style-name="Default" style:data-style-name="N116">
      <style:table-cell-properties fo:border-bottom="none" fo:background-color="#cfe7f5" fo:border-left="none" fo:padding-bottom="0.035cm" fo:padding-left="0.035cm" fo:padding-right="0.101cm" fo:padding-top="0.035cm" fo:border-right="2.01pt solid #000000" fo:border-top="none"/>
    </style:style>
    <style:style style:name="ce27" style:family="table-cell" style:parent-style-name="Default" style:data-style-name="N2">
      <style:table-cell-properties fo:border-bottom="none" fo:background-color="#cfe7f5" fo:border-left="none" fo:padding-bottom="0.035cm" fo:padding-left="0.035cm" fo:padding-right="0.101cm" fo:padding-top="0.035cm" fo:border-right="2.01pt solid #000000" fo:border-top="none"/>
    </style:style>
    <style:style style:name="ce28" style:family="table-cell" style:parent-style-name="Default">
      <style:table-cell-properties fo:border-bottom="none" fo:border-left="none" fo:padding-bottom="0.035cm" fo:padding-left="0.035cm" fo:padding-right="0.101cm" fo:padding-top="0.035cm" fo:border-right="2.01pt solid #000000" fo:border-top="none"/>
    </style:style>
    <style:style style:name="ce29" style:family="table-cell" style:parent-style-name="Default" style:data-style-name="N114">
      <style:table-cell-properties fo:border-bottom="none" fo:border-left="none" fo:padding-bottom="0.035cm" fo:padding-left="0.035cm" fo:padding-right="0.101cm" fo:padding-top="0.035cm" fo:border-right="2.01pt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24"/>
        <table:table-column table:style-name="co1" table:number-columns-repeated="2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" table:default-cell-style-name="ce28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Zonder Augmentatie</text:p>
          </table:table-cell>
          <table:covered-table-cell table:number-columns-repeated="2" table:style-name="ce6"/>
          <table:covered-table-cell table:style-name="ce8"/>
          <table:table-cell table:style-name="ce1" office:value-type="string" calcext:value-type="string" table:number-columns-spanned="4" table:number-rows-spanned="1">
            <text:p>Met Augmentatie</text:p>
          </table:table-cell>
          <table:covered-table-cell table:number-columns-repeated="2" table:style-name="ce6"/>
          <table:covered-table-cell table:style-name="ce8"/>
          <table:table-cell table:style-name="ce20" office:value-type="string" calcext:value-type="string" table:number-columns-spanned="4" table:number-rows-spanned="1">
            <text:p>Met Augmentatie v2</text:p>
          </table:table-cell>
          <table:covered-table-cell table:number-columns-repeated="2" table:style-name="ce6"/>
          <table:covered-table-cell table:style-name="ce25"/>
          <table:table-cell table:style-name="ce20" office:value-type="string" calcext:value-type="string" table:number-columns-spanned="4" table:number-rows-spanned="1">
            <text:p>Met Augmentatie v3</text:p>
          </table:table-cell>
          <table:covered-table-cell table:number-columns-repeated="2" table:style-name="ce6"/>
          <table:covered-table-cell table:style-name="ce25"/>
          <table:table-cell table:style-name="ce20" office:value-type="string" calcext:value-type="string" table:number-columns-spanned="4" table:number-rows-spanned="1">
            <text:p>Met Augmentatie v4</text:p>
          </table:table-cell>
          <table:covered-table-cell table:number-columns-repeated="2" table:style-name="ce6"/>
          <table:covered-table-cell table:style-name="ce25"/>
          <table:table-cell table:number-columns-repeated="1004"/>
        </table:table-row>
        <table:table-row table:style-name="ro1">
          <table:table-cell table:style-name="ce2"/>
          <table:table-cell table:style-name="ce6" table:number-columns-repeated="2"/>
          <table:table-cell table:style-name="ce8"/>
          <table:table-cell table:style-name="ce3" office:value-type="string" calcext:value-type="string" table:number-columns-spanned="2" table:number-rows-spanned="1">
            <text:p>zoom_range</text:p>
          </table:table-cell>
          <table:covered-table-cell table:style-name="ce15"/>
          <table:table-cell table:style-name="ce16" table:formula="of:=1/1.2" office:value-type="float" office:value="0.833333333333333" calcext:value-type="float">
            <text:p>0,83</text:p>
          </table:table-cell>
          <table:table-cell table:style-name="ce17" office:value-type="float" office:value="1.2" calcext:value-type="float">
            <text:p>1,2</text:p>
          </table:table-cell>
          <table:table-cell table:style-name="ce21" office:value-type="string" calcext:value-type="string" table:number-columns-spanned="2" table:number-rows-spanned="1">
            <text:p>zoom_range</text:p>
          </table:table-cell>
          <table:covered-table-cell table:style-name="ce15"/>
          <table:table-cell table:style-name="ce16" table:formula="of:=1/1.2" office:value-type="float" office:value="0.833333333333333" calcext:value-type="float">
            <text:p>0,83</text:p>
          </table:table-cell>
          <table:table-cell table:style-name="ce26" office:value-type="float" office:value="1.2" calcext:value-type="float">
            <text:p>1,2</text:p>
          </table:table-cell>
          <table:table-cell table:style-name="ce21" office:value-type="string" calcext:value-type="string" table:number-columns-spanned="2" table:number-rows-spanned="1">
            <text:p>zoom_range</text:p>
          </table:table-cell>
          <table:covered-table-cell table:style-name="ce15"/>
          <table:table-cell table:style-name="ce16" table:formula="of:=1/1.1" office:value-type="float" office:value="0.909090909090909" calcext:value-type="float">
            <text:p>0,91</text:p>
          </table:table-cell>
          <table:table-cell table:style-name="ce26" office:value-type="float" office:value="1.2" calcext:value-type="float">
            <text:p>1,2</text:p>
          </table:table-cell>
          <table:table-cell table:style-name="ce21" office:value-type="string" calcext:value-type="string" table:number-columns-spanned="2" table:number-rows-spanned="1">
            <text:p>zoom_range</text:p>
          </table:table-cell>
          <table:covered-table-cell table:style-name="ce15"/>
          <table:table-cell table:style-name="ce16" table:formula="of:=1/1.2" office:value-type="float" office:value="0.833333333333333" calcext:value-type="float">
            <text:p>0,83</text:p>
          </table:table-cell>
          <table:table-cell table:style-name="ce26" office:value-type="float" office:value="1.2" calcext:value-type="float">
            <text:p>1,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6" table:number-columns-repeated="2"/>
          <table:table-cell table:style-name="ce8"/>
          <table:table-cell table:style-name="ce3" office:value-type="string" calcext:value-type="string" table:number-columns-spanned="2" table:number-rows-spanned="1">
            <text:p>rot_range</text:p>
          </table:table-cell>
          <table:covered-table-cell table:style-name="ce15"/>
          <table:table-cell table:style-name="ce16" office:value-type="float" office:value="-1" calcext:value-type="float">
            <text:p>-1,00</text:p>
          </table:table-cell>
          <table:table-cell table:style-name="ce18" office:value-type="float" office:value="1" calcext:value-type="float">
            <text:p>1,00</text:p>
          </table:table-cell>
          <table:table-cell table:style-name="ce21" office:value-type="string" calcext:value-type="string" table:number-columns-spanned="2" table:number-rows-spanned="1">
            <text:p>rot_range</text:p>
          </table:table-cell>
          <table:covered-table-cell table:style-name="ce15"/>
          <table:table-cell table:style-name="ce16" office:value-type="float" office:value="-2" calcext:value-type="float">
            <text:p>-2,00</text:p>
          </table:table-cell>
          <table:table-cell table:style-name="ce27" office:value-type="float" office:value="2" calcext:value-type="float">
            <text:p>2,00</text:p>
          </table:table-cell>
          <table:table-cell table:style-name="ce21" office:value-type="string" calcext:value-type="string" table:number-columns-spanned="2" table:number-rows-spanned="1">
            <text:p>rot_range</text:p>
          </table:table-cell>
          <table:covered-table-cell table:style-name="ce15"/>
          <table:table-cell table:style-name="ce16" office:value-type="float" office:value="-3" calcext:value-type="float">
            <text:p>-3,00</text:p>
          </table:table-cell>
          <table:table-cell table:style-name="ce27" office:value-type="float" office:value="3" calcext:value-type="float">
            <text:p>3,00</text:p>
          </table:table-cell>
          <table:table-cell table:style-name="ce21" office:value-type="string" calcext:value-type="string" table:number-columns-spanned="2" table:number-rows-spanned="1">
            <text:p>rot_range</text:p>
          </table:table-cell>
          <table:covered-table-cell table:style-name="ce15"/>
          <table:table-cell table:style-name="ce16" office:value-type="float" office:value="-2" calcext:value-type="float">
            <text:p>-2,00</text:p>
          </table:table-cell>
          <table:table-cell table:style-name="ce27" office:value-type="float" office:value="2" calcext:value-type="float">
            <text:p>2,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6" table:number-columns-repeated="2"/>
          <table:table-cell table:style-name="ce8"/>
          <table:table-cell table:style-name="ce3" office:value-type="string" calcext:value-type="string" table:number-columns-spanned="2" table:number-rows-spanned="1">
            <text:p>transl_range</text:p>
          </table:table-cell>
          <table:covered-table-cell table:style-name="ce15"/>
          <table:table-cell table:style-name="ce16" office:value-type="float" office:value="0" calcext:value-type="float">
            <text:p>0,00</text:p>
          </table:table-cell>
          <table:table-cell table:style-name="ce18" office:value-type="float" office:value="0" calcext:value-type="float">
            <text:p>0,00</text:p>
          </table:table-cell>
          <table:table-cell table:style-name="ce21" office:value-type="string" calcext:value-type="string" table:number-columns-spanned="2" table:number-rows-spanned="1">
            <text:p>transl_range</text:p>
          </table:table-cell>
          <table:covered-table-cell table:style-name="ce15"/>
          <table:table-cell table:style-name="ce16" office:value-type="float" office:value="-4" calcext:value-type="float">
            <text:p>-4,00</text:p>
          </table:table-cell>
          <table:table-cell table:style-name="ce27" office:value-type="float" office:value="4" calcext:value-type="float">
            <text:p>4,00</text:p>
          </table:table-cell>
          <table:table-cell table:style-name="ce21" office:value-type="string" calcext:value-type="string" table:number-columns-spanned="2" table:number-rows-spanned="1">
            <text:p>transl_range</text:p>
          </table:table-cell>
          <table:covered-table-cell table:style-name="ce15"/>
          <table:table-cell table:style-name="ce16" office:value-type="float" office:value="-2" calcext:value-type="float">
            <text:p>-2,00</text:p>
          </table:table-cell>
          <table:table-cell table:style-name="ce27" office:value-type="float" office:value="2" calcext:value-type="float">
            <text:p>2,00</text:p>
          </table:table-cell>
          <table:table-cell table:style-name="ce21" office:value-type="string" calcext:value-type="string" table:number-columns-spanned="2" table:number-rows-spanned="1">
            <text:p>transl_range</text:p>
          </table:table-cell>
          <table:covered-table-cell table:style-name="ce15"/>
          <table:table-cell table:style-name="ce16" office:value-type="float" office:value="-2" calcext:value-type="float">
            <text:p>-2,00</text:p>
          </table:table-cell>
          <table:table-cell table:style-name="ce27" office:value-type="float" office:value="2" calcext:value-type="float">
            <text:p>2,0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7" table:formula="of:=SUM([.D7:.D502])/3600" office:value-type="float" office:value="3.40187205833333" calcext:value-type="float">
            <text:p>3,40</text:p>
          </table:table-cell>
          <table:table-cell table:style-name="ce6" office:value-type="string" calcext:value-type="string">
            <text:p>avg_val_acc</text:p>
          </table:table-cell>
          <table:table-cell table:style-name="ce9" table:formula="of:=SUM([.C497:.C506])/10" office:value-type="float" office:value="0.80955" calcext:value-type="float">
            <text:p>0,810</text:p>
          </table:table-cell>
          <table:table-cell table:style-name="ce3" office:value-type="string" calcext:value-type="string">
            <text:p>time</text:p>
          </table:table-cell>
          <table:table-cell table:style-name="ce7" table:formula="of:=SUM([.H7:.H502])/3600" office:value-type="float" office:value="3.70899030805556" calcext:value-type="float">
            <text:p>3,71</text:p>
          </table:table-cell>
          <table:table-cell table:style-name="ce16" office:value-type="string" calcext:value-type="string">
            <text:p>avg_val_acc</text:p>
          </table:table-cell>
          <table:table-cell table:style-name="ce19" table:formula="of:=SUM([.G497:.G506])/10" office:value-type="float" office:value="0.80915" calcext:value-type="float">
            <text:p>0,80915</text:p>
          </table:table-cell>
          <table:table-cell table:style-name="ce3" office:value-type="string" calcext:value-type="string">
            <text:p>time</text:p>
          </table:table-cell>
          <table:table-cell table:style-name="ce7" table:formula="of:=SUM([.L7:.L502])/3600" office:value-type="float" office:value="4.46598895805556" calcext:value-type="float">
            <text:p>4,47</text:p>
          </table:table-cell>
          <table:table-cell table:style-name="ce16" office:value-type="string" calcext:value-type="string">
            <text:p>avg_val_acc</text:p>
          </table:table-cell>
          <table:table-cell table:style-name="ce9" table:formula="of:=SUM([.K497:.K506])/10" office:value-type="float" office:value="0.8004" calcext:value-type="float">
            <text:p>0,800</text:p>
          </table:table-cell>
          <table:table-cell table:style-name="ce3" office:value-type="string" calcext:value-type="string">
            <text:p>time</text:p>
          </table:table-cell>
          <table:table-cell table:style-name="ce7" table:formula="of:=SUM([.P7:.P507])/3600" office:value-type="float" office:value="3.59289161805556" calcext:value-type="float">
            <text:p>3,59</text:p>
          </table:table-cell>
          <table:table-cell table:style-name="ce16" office:value-type="string" calcext:value-type="string">
            <text:p>avg_val_acc</text:p>
          </table:table-cell>
          <table:table-cell table:style-name="ce9" table:formula="of:=SUM([.O497:.O506])/10" office:value-type="float" office:value="0.8059" calcext:value-type="float">
            <text:p>0,806</text:p>
          </table:table-cell>
          <table:table-cell table:style-name="ce3" office:value-type="string" calcext:value-type="string">
            <text:p>time</text:p>
          </table:table-cell>
          <table:table-cell table:style-name="ce7" table:formula="of:=SUM([.T7:.T502])/3600" office:value-type="float" office:value="3.29568829972222" calcext:value-type="float">
            <text:p>3,30</text:p>
          </table:table-cell>
          <table:table-cell table:style-name="ce16" office:value-type="string" calcext:value-type="string">
            <text:p>avg_val_acc</text:p>
          </table:table-cell>
          <table:table-cell table:style-name="ce9" table:formula="of:=SUM([.S497:.S506])/10" office:value-type="float" office:value="0.81625" calcext:value-type="float">
            <text:p>0,816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train_loss</text:p>
          </table:table-cell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acc</text:p>
          </table:table-cell>
          <table:table-cell table:style-name="ce1" office:value-type="string" calcext:value-type="string">
            <text:p>d_epoch</text:p>
          </table:table-cell>
          <table:table-cell table:style-name="ce12" office:value-type="string" calcext:value-type="string">
            <text:p>train_loss</text:p>
          </table:table-cell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acc</text:p>
          </table:table-cell>
          <table:table-cell table:style-name="ce1" office:value-type="string" calcext:value-type="string">
            <text:p>d_epoch</text:p>
          </table:table-cell>
          <table:table-cell table:style-name="ce22" office:value-type="string" calcext:value-type="string">
            <text:p>train_loss</text:p>
          </table:table-cell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acc</text:p>
          </table:table-cell>
          <table:table-cell table:style-name="ce20" office:value-type="string" calcext:value-type="string">
            <text:p>d_epoch</text:p>
          </table:table-cell>
          <table:table-cell table:style-name="ce22" office:value-type="string" calcext:value-type="string">
            <text:p>train_loss</text:p>
          </table:table-cell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acc</text:p>
          </table:table-cell>
          <table:table-cell table:style-name="ce20" office:value-type="string" calcext:value-type="string">
            <text:p>d_epoch</text:p>
          </table:table-cell>
          <table:table-cell table:style-name="ce22" office:value-type="string" calcext:value-type="string">
            <text:p>train_loss</text:p>
          </table:table-cell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acc</text:p>
          </table:table-cell>
          <table:table-cell table:style-name="ce20" office:value-type="string" calcext:value-type="string">
            <text:p>d_epoch</text:p>
          </table:table-cell>
          <table:table-cell table:number-columns-repeated="2"/>
          <table:table-cell table:style-name="ce30" table:number-columns-repeated="1002"/>
        </table:table-row>
        <table:table-row table:style-name="ro1">
          <table:table-cell table:style-name="ce5" office:value-type="float" office:value="3.104191" calcext:value-type="float">
            <text:p>3,1042</text:p>
          </table:table-cell>
          <table:table-cell table:style-name="ce5" office:value-type="float" office:value="2.993212" calcext:value-type="float">
            <text:p>2,9932</text:p>
          </table:table-cell>
          <table:table-cell table:style-name="ce5" office:value-type="float" office:value="0.053" calcext:value-type="float">
            <text:p>0,0530</text:p>
          </table:table-cell>
          <table:table-cell table:style-name="ce10" office:value-type="float" office:value="17.716251" calcext:value-type="float">
            <text:p>17,7163</text:p>
          </table:table-cell>
          <table:table-cell table:style-name="ce13" office:value-type="float" office:value="3.102247" calcext:value-type="float">
            <text:p>3,1022</text:p>
          </table:table-cell>
          <table:table-cell table:style-name="ce5" office:value-type="float" office:value="2.994858" calcext:value-type="float">
            <text:p>2,9949</text:p>
          </table:table-cell>
          <table:table-cell table:style-name="ce5" office:value-type="float" office:value="0.047" calcext:value-type="float">
            <text:p>0,0470</text:p>
          </table:table-cell>
          <table:table-cell table:style-name="ce10" office:value-type="float" office:value="20.345544" calcext:value-type="float">
            <text:p>20,3455</text:p>
          </table:table-cell>
          <table:table-cell table:style-name="Default" office:value-type="float" office:value="3.105115" calcext:value-type="float">
            <text:p>3,105115</text:p>
          </table:table-cell>
          <table:table-cell office:value-type="float" office:value="2.99532" calcext:value-type="float">
            <text:p>2,99532</text:p>
          </table:table-cell>
          <table:table-cell office:value-type="float" office:value="0.0565" calcext:value-type="float">
            <text:p>0,0565</text:p>
          </table:table-cell>
          <table:table-cell office:value-type="float" office:value="22.216191" calcext:value-type="float">
            <text:p>22,216191</text:p>
          </table:table-cell>
          <table:table-cell office:value-type="float" office:value="3.102633" calcext:value-type="float">
            <text:p>3,102633</text:p>
          </table:table-cell>
          <table:table-cell office:value-type="float" office:value="2.994404" calcext:value-type="float">
            <text:p>2,994404</text:p>
          </table:table-cell>
          <table:table-cell office:value-type="float" office:value="0.0545" calcext:value-type="float">
            <text:p>0,0545</text:p>
          </table:table-cell>
          <table:table-cell office:value-type="float" office:value="22.506389" calcext:value-type="float">
            <text:p>22,506389</text:p>
          </table:table-cell>
          <table:table-cell office:value-type="float" office:value="3.105435" calcext:value-type="float">
            <text:p>3,105435</text:p>
          </table:table-cell>
          <table:table-cell office:value-type="float" office:value="2.9948" calcext:value-type="float">
            <text:p>2,9948</text:p>
          </table:table-cell>
          <table:table-cell office:value-type="float" office:value="0.0575" calcext:value-type="float">
            <text:p>0,0575</text:p>
          </table:table-cell>
          <table:table-cell office:value-type="float" office:value="19.018171" calcext:value-type="float">
            <text:p>19,018171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5" office:value-type="float" office:value="3.10092" calcext:value-type="float">
            <text:p>3,1009</text:p>
          </table:table-cell>
          <table:table-cell table:style-name="ce5" office:value-type="float" office:value="2.992634" calcext:value-type="float">
            <text:p>2,9926</text:p>
          </table:table-cell>
          <table:table-cell table:style-name="ce5" office:value-type="float" office:value="0.071" calcext:value-type="float">
            <text:p>0,0710</text:p>
          </table:table-cell>
          <table:table-cell table:style-name="ce10" office:value-type="float" office:value="18.37735" calcext:value-type="float">
            <text:p>18,3774</text:p>
          </table:table-cell>
          <table:table-cell table:style-name="ce13" office:value-type="float" office:value="3.101059" calcext:value-type="float">
            <text:p>3,1011</text:p>
          </table:table-cell>
          <table:table-cell table:style-name="ce5" office:value-type="float" office:value="2.994155" calcext:value-type="float">
            <text:p>2,9942</text:p>
          </table:table-cell>
          <table:table-cell table:style-name="ce5" office:value-type="float" office:value="0.058" calcext:value-type="float">
            <text:p>0,0580</text:p>
          </table:table-cell>
          <table:table-cell table:style-name="ce10" office:value-type="float" office:value="20.539335" calcext:value-type="float">
            <text:p>20,5393</text:p>
          </table:table-cell>
          <table:table-cell table:style-name="Default" office:value-type="float" office:value="3.099953" calcext:value-type="float">
            <text:p>3,099953</text:p>
          </table:table-cell>
          <table:table-cell office:value-type="float" office:value="2.995002" calcext:value-type="float">
            <text:p>2,995002</text:p>
          </table:table-cell>
          <table:table-cell office:value-type="float" office:value="0.056" calcext:value-type="float">
            <text:p>0,056</text:p>
          </table:table-cell>
          <table:table-cell office:value-type="float" office:value="21.336985" calcext:value-type="float">
            <text:p>21,336985</text:p>
          </table:table-cell>
          <table:table-cell office:value-type="float" office:value="3.100195" calcext:value-type="float">
            <text:p>3,100195</text:p>
          </table:table-cell>
          <table:table-cell office:value-type="float" office:value="2.993085" calcext:value-type="float">
            <text:p>2,993085</text:p>
          </table:table-cell>
          <table:table-cell office:value-type="float" office:value="0.0645" calcext:value-type="float">
            <text:p>0,0645</text:p>
          </table:table-cell>
          <table:table-cell office:value-type="float" office:value="23.957202" calcext:value-type="float">
            <text:p>23,957202</text:p>
          </table:table-cell>
          <table:table-cell office:value-type="float" office:value="3.101033" calcext:value-type="float">
            <text:p>3,101033</text:p>
          </table:table-cell>
          <table:table-cell office:value-type="float" office:value="2.993923" calcext:value-type="float">
            <text:p>2,993923</text:p>
          </table:table-cell>
          <table:table-cell office:value-type="float" office:value="0.064" calcext:value-type="float">
            <text:p>0,064</text:p>
          </table:table-cell>
          <table:table-cell office:value-type="float" office:value="18.906345" calcext:value-type="float">
            <text:p>18,906345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5" office:value-type="float" office:value="3.09666" calcext:value-type="float">
            <text:p>3,0967</text:p>
          </table:table-cell>
          <table:table-cell table:style-name="ce5" office:value-type="float" office:value="2.985696" calcext:value-type="float">
            <text:p>2,9857</text:p>
          </table:table-cell>
          <table:table-cell table:style-name="ce5" office:value-type="float" office:value="0.0715" calcext:value-type="float">
            <text:p>0,0715</text:p>
          </table:table-cell>
          <table:table-cell table:style-name="ce10" office:value-type="float" office:value="19.115997" calcext:value-type="float">
            <text:p>19,1160</text:p>
          </table:table-cell>
          <table:table-cell table:style-name="ce13" office:value-type="float" office:value="3.099848" calcext:value-type="float">
            <text:p>3,0998</text:p>
          </table:table-cell>
          <table:table-cell table:style-name="ce5" office:value-type="float" office:value="2.992529" calcext:value-type="float">
            <text:p>2,9925</text:p>
          </table:table-cell>
          <table:table-cell table:style-name="ce5" office:value-type="float" office:value="0.0475" calcext:value-type="float">
            <text:p>0,0475</text:p>
          </table:table-cell>
          <table:table-cell table:style-name="ce10" office:value-type="float" office:value="21.641256" calcext:value-type="float">
            <text:p>21,6413</text:p>
          </table:table-cell>
          <table:table-cell table:style-name="Default" office:value-type="float" office:value="3.099945" calcext:value-type="float">
            <text:p>3,099945</text:p>
          </table:table-cell>
          <table:table-cell office:value-type="float" office:value="2.993589" calcext:value-type="float">
            <text:p>2,993589</text:p>
          </table:table-cell>
          <table:table-cell office:value-type="float" office:value="0.059" calcext:value-type="float">
            <text:p>0,059</text:p>
          </table:table-cell>
          <table:table-cell office:value-type="float" office:value="22.759052" calcext:value-type="float">
            <text:p>22,759052</text:p>
          </table:table-cell>
          <table:table-cell office:value-type="float" office:value="3.099691" calcext:value-type="float">
            <text:p>3,099691</text:p>
          </table:table-cell>
          <table:table-cell office:value-type="float" office:value="2.991017" calcext:value-type="float">
            <text:p>2,991017</text:p>
          </table:table-cell>
          <table:table-cell office:value-type="float" office:value="0.057" calcext:value-type="float">
            <text:p>0,057</text:p>
          </table:table-cell>
          <table:table-cell office:value-type="float" office:value="21.180785" calcext:value-type="float">
            <text:p>21,180785</text:p>
          </table:table-cell>
          <table:table-cell office:value-type="float" office:value="3.09971" calcext:value-type="float">
            <text:p>3,09971</text:p>
          </table:table-cell>
          <table:table-cell office:value-type="float" office:value="2.990952" calcext:value-type="float">
            <text:p>2,990952</text:p>
          </table:table-cell>
          <table:table-cell office:value-type="float" office:value="0.074" calcext:value-type="float">
            <text:p>0,074</text:p>
          </table:table-cell>
          <table:table-cell office:value-type="float" office:value="19.253791" calcext:value-type="float">
            <text:p>19,25379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5" office:value-type="float" office:value="3.091087" calcext:value-type="float">
            <text:p>3,0911</text:p>
          </table:table-cell>
          <table:table-cell table:style-name="ce5" office:value-type="float" office:value="2.972277" calcext:value-type="float">
            <text:p>2,9723</text:p>
          </table:table-cell>
          <table:table-cell table:style-name="ce5" office:value-type="float" office:value="0.063" calcext:value-type="float">
            <text:p>0,0630</text:p>
          </table:table-cell>
          <table:table-cell table:style-name="ce10" office:value-type="float" office:value="19.856219" calcext:value-type="float">
            <text:p>19,8562</text:p>
          </table:table-cell>
          <table:table-cell table:style-name="ce13" office:value-type="float" office:value="3.098579" calcext:value-type="float">
            <text:p>3,0986</text:p>
          </table:table-cell>
          <table:table-cell table:style-name="ce5" office:value-type="float" office:value="2.991408" calcext:value-type="float">
            <text:p>2,9914</text:p>
          </table:table-cell>
          <table:table-cell table:style-name="ce5" office:value-type="float" office:value="0.0805" calcext:value-type="float">
            <text:p>0,0805</text:p>
          </table:table-cell>
          <table:table-cell table:style-name="ce10" office:value-type="float" office:value="20.561758" calcext:value-type="float">
            <text:p>20,5618</text:p>
          </table:table-cell>
          <table:table-cell table:style-name="Default" office:value-type="float" office:value="3.100609" calcext:value-type="float">
            <text:p>3,100609</text:p>
          </table:table-cell>
          <table:table-cell office:value-type="float" office:value="2.994318" calcext:value-type="float">
            <text:p>2,994318</text:p>
          </table:table-cell>
          <table:table-cell office:value-type="float" office:value="0.073" calcext:value-type="float">
            <text:p>0,073</text:p>
          </table:table-cell>
          <table:table-cell office:value-type="float" office:value="22.043433" calcext:value-type="float">
            <text:p>22,043433</text:p>
          </table:table-cell>
          <table:table-cell office:value-type="float" office:value="3.09775" calcext:value-type="float">
            <text:p>3,09775</text:p>
          </table:table-cell>
          <table:table-cell office:value-type="float" office:value="2.99073" calcext:value-type="float">
            <text:p>2,99073</text:p>
          </table:table-cell>
          <table:table-cell office:value-type="float" office:value="0.0575" calcext:value-type="float">
            <text:p>0,0575</text:p>
          </table:table-cell>
          <table:table-cell office:value-type="float" office:value="20.607034" calcext:value-type="float">
            <text:p>20,607034</text:p>
          </table:table-cell>
          <table:table-cell office:value-type="float" office:value="3.097903" calcext:value-type="float">
            <text:p>3,097903</text:p>
          </table:table-cell>
          <table:table-cell office:value-type="float" office:value="2.988069" calcext:value-type="float">
            <text:p>2,988069</text:p>
          </table:table-cell>
          <table:table-cell office:value-type="float" office:value="0.087" calcext:value-type="float">
            <text:p>0,087</text:p>
          </table:table-cell>
          <table:table-cell office:value-type="float" office:value="19.25536" calcext:value-type="float">
            <text:p>19,255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5" office:value-type="float" office:value="3.075497" calcext:value-type="float">
            <text:p>3,0755</text:p>
          </table:table-cell>
          <table:table-cell table:style-name="ce5" office:value-type="float" office:value="2.945168" calcext:value-type="float">
            <text:p>2,9452</text:p>
          </table:table-cell>
          <table:table-cell table:style-name="ce5" office:value-type="float" office:value="0.1415" calcext:value-type="float">
            <text:p>0,1415</text:p>
          </table:table-cell>
          <table:table-cell table:style-name="ce10" office:value-type="float" office:value="20.004587" calcext:value-type="float">
            <text:p>20,0046</text:p>
          </table:table-cell>
          <table:table-cell table:style-name="ce13" office:value-type="float" office:value="3.097286" calcext:value-type="float">
            <text:p>3,0973</text:p>
          </table:table-cell>
          <table:table-cell table:style-name="ce5" office:value-type="float" office:value="2.985026" calcext:value-type="float">
            <text:p>2,9850</text:p>
          </table:table-cell>
          <table:table-cell table:style-name="ce5" office:value-type="float" office:value="0.0825" calcext:value-type="float">
            <text:p>0,0825</text:p>
          </table:table-cell>
          <table:table-cell table:style-name="ce10" office:value-type="float" office:value="21.266219" calcext:value-type="float">
            <text:p>21,2662</text:p>
          </table:table-cell>
          <table:table-cell table:style-name="Default" office:value-type="float" office:value="3.098124" calcext:value-type="float">
            <text:p>3,098124</text:p>
          </table:table-cell>
          <table:table-cell office:value-type="float" office:value="2.991539" calcext:value-type="float">
            <text:p>2,991539</text:p>
          </table:table-cell>
          <table:table-cell office:value-type="float" office:value="0.092" calcext:value-type="float">
            <text:p>0,092</text:p>
          </table:table-cell>
          <table:table-cell office:value-type="float" office:value="22.72415" calcext:value-type="float">
            <text:p>22,72415</text:p>
          </table:table-cell>
          <table:table-cell office:value-type="float" office:value="3.097574" calcext:value-type="float">
            <text:p>3,097574</text:p>
          </table:table-cell>
          <table:table-cell office:value-type="float" office:value="2.986454" calcext:value-type="float">
            <text:p>2,986454</text:p>
          </table:table-cell>
          <table:table-cell office:value-type="float" office:value="0.11" calcext:value-type="float">
            <text:p>0,11</text:p>
          </table:table-cell>
          <table:table-cell office:value-type="float" office:value="21.452936" calcext:value-type="float">
            <text:p>21,452936</text:p>
          </table:table-cell>
          <table:table-cell office:value-type="float" office:value="3.093053" calcext:value-type="float">
            <text:p>3,093053</text:p>
          </table:table-cell>
          <table:table-cell office:value-type="float" office:value="2.974962" calcext:value-type="float">
            <text:p>2,974962</text:p>
          </table:table-cell>
          <table:table-cell office:value-type="float" office:value="0.068" calcext:value-type="float">
            <text:p>0,068</text:p>
          </table:table-cell>
          <table:table-cell office:value-type="float" office:value="19.339063" calcext:value-type="float">
            <text:p>19,339063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5" office:value-type="float" office:value="3.027711" calcext:value-type="float">
            <text:p>3,0277</text:p>
          </table:table-cell>
          <table:table-cell table:style-name="ce5" office:value-type="float" office:value="2.791952" calcext:value-type="float">
            <text:p>2,7920</text:p>
          </table:table-cell>
          <table:table-cell table:style-name="ce5" office:value-type="float" office:value="0.147" calcext:value-type="float">
            <text:p>0,1470</text:p>
          </table:table-cell>
          <table:table-cell table:style-name="ce10" office:value-type="float" office:value="19.813268" calcext:value-type="float">
            <text:p>19,8133</text:p>
          </table:table-cell>
          <table:table-cell table:style-name="ce13" office:value-type="float" office:value="3.093588" calcext:value-type="float">
            <text:p>3,0936</text:p>
          </table:table-cell>
          <table:table-cell table:style-name="ce5" office:value-type="float" office:value="2.979196" calcext:value-type="float">
            <text:p>2,9792</text:p>
          </table:table-cell>
          <table:table-cell table:style-name="ce5" office:value-type="float" office:value="0.111" calcext:value-type="float">
            <text:p>0,1110</text:p>
          </table:table-cell>
          <table:table-cell table:style-name="ce10" office:value-type="float" office:value="20.424026" calcext:value-type="float">
            <text:p>20,4240</text:p>
          </table:table-cell>
          <table:table-cell table:style-name="Default" office:value-type="float" office:value="3.094393" calcext:value-type="float">
            <text:p>3,094393</text:p>
          </table:table-cell>
          <table:table-cell office:value-type="float" office:value="2.983047" calcext:value-type="float">
            <text:p>2,983047</text:p>
          </table:table-cell>
          <table:table-cell office:value-type="float" office:value="0.0905" calcext:value-type="float">
            <text:p>0,0905</text:p>
          </table:table-cell>
          <table:table-cell office:value-type="float" office:value="22.80473" calcext:value-type="float">
            <text:p>22,80473</text:p>
          </table:table-cell>
          <table:table-cell office:value-type="float" office:value="3.093252" calcext:value-type="float">
            <text:p>3,093252</text:p>
          </table:table-cell>
          <table:table-cell office:value-type="float" office:value="2.980222" calcext:value-type="float">
            <text:p>2,980222</text:p>
          </table:table-cell>
          <table:table-cell office:value-type="float" office:value="0.128" calcext:value-type="float">
            <text:p>0,128</text:p>
          </table:table-cell>
          <table:table-cell office:value-type="float" office:value="20.92097" calcext:value-type="float">
            <text:p>20,92097</text:p>
          </table:table-cell>
          <table:table-cell office:value-type="float" office:value="3.07191" calcext:value-type="float">
            <text:p>3,07191</text:p>
          </table:table-cell>
          <table:table-cell office:value-type="float" office:value="2.912683" calcext:value-type="float">
            <text:p>2,912683</text:p>
          </table:table-cell>
          <table:table-cell office:value-type="float" office:value="0.11" calcext:value-type="float">
            <text:p>0,11</text:p>
          </table:table-cell>
          <table:table-cell office:value-type="float" office:value="19.430497" calcext:value-type="float">
            <text:p>19,430497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5" office:value-type="float" office:value="2.856533" calcext:value-type="float">
            <text:p>2,8565</text:p>
          </table:table-cell>
          <table:table-cell table:style-name="ce5" office:value-type="float" office:value="2.429758" calcext:value-type="float">
            <text:p>2,4298</text:p>
          </table:table-cell>
          <table:table-cell table:style-name="ce5" office:value-type="float" office:value="0.283" calcext:value-type="float">
            <text:p>0,2830</text:p>
          </table:table-cell>
          <table:table-cell table:style-name="ce10" office:value-type="float" office:value="19.884961" calcext:value-type="float">
            <text:p>19,8850</text:p>
          </table:table-cell>
          <table:table-cell table:style-name="ce13" office:value-type="float" office:value="3.078081" calcext:value-type="float">
            <text:p>3,0781</text:p>
          </table:table-cell>
          <table:table-cell table:style-name="ce5" office:value-type="float" office:value="2.93478" calcext:value-type="float">
            <text:p>2,9348</text:p>
          </table:table-cell>
          <table:table-cell table:style-name="ce5" office:value-type="float" office:value="0.078" calcext:value-type="float">
            <text:p>0,0780</text:p>
          </table:table-cell>
          <table:table-cell table:style-name="ce10" office:value-type="float" office:value="20.717201" calcext:value-type="float">
            <text:p>20,7172</text:p>
          </table:table-cell>
          <table:table-cell table:style-name="Default" office:value-type="float" office:value="3.084415" calcext:value-type="float">
            <text:p>3,084415</text:p>
          </table:table-cell>
          <table:table-cell office:value-type="float" office:value="2.961953" calcext:value-type="float">
            <text:p>2,961953</text:p>
          </table:table-cell>
          <table:table-cell office:value-type="float" office:value="0.1195" calcext:value-type="float">
            <text:p>0,1195</text:p>
          </table:table-cell>
          <table:table-cell office:value-type="float" office:value="22.780459" calcext:value-type="float">
            <text:p>22,780459</text:p>
          </table:table-cell>
          <table:table-cell office:value-type="float" office:value="3.079398" calcext:value-type="float">
            <text:p>3,079398</text:p>
          </table:table-cell>
          <table:table-cell office:value-type="float" office:value="2.951599" calcext:value-type="float">
            <text:p>2,951599</text:p>
          </table:table-cell>
          <table:table-cell office:value-type="float" office:value="0.0895" calcext:value-type="float">
            <text:p>0,0895</text:p>
          </table:table-cell>
          <table:table-cell office:value-type="float" office:value="21.537577" calcext:value-type="float">
            <text:p>21,537577</text:p>
          </table:table-cell>
          <table:table-cell office:value-type="float" office:value="3.005224" calcext:value-type="float">
            <text:p>3,005224</text:p>
          </table:table-cell>
          <table:table-cell office:value-type="float" office:value="2.800867" calcext:value-type="float">
            <text:p>2,800867</text:p>
          </table:table-cell>
          <table:table-cell office:value-type="float" office:value="0.1895" calcext:value-type="float">
            <text:p>0,1895</text:p>
          </table:table-cell>
          <table:table-cell office:value-type="float" office:value="19.777957" calcext:value-type="float">
            <text:p>19,77795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5" office:value-type="float" office:value="2.612919" calcext:value-type="float">
            <text:p>2,6129</text:p>
          </table:table-cell>
          <table:table-cell table:style-name="ce5" office:value-type="float" office:value="2.226602" calcext:value-type="float">
            <text:p>2,2266</text:p>
          </table:table-cell>
          <table:table-cell table:style-name="ce5" office:value-type="float" office:value="0.321" calcext:value-type="float">
            <text:p>0,3210</text:p>
          </table:table-cell>
          <table:table-cell table:style-name="ce10" office:value-type="float" office:value="20.477322" calcext:value-type="float">
            <text:p>20,4773</text:p>
          </table:table-cell>
          <table:table-cell table:style-name="ce13" office:value-type="float" office:value="3.040469" calcext:value-type="float">
            <text:p>3,0405</text:p>
          </table:table-cell>
          <table:table-cell table:style-name="ce5" office:value-type="float" office:value="2.877262" calcext:value-type="float">
            <text:p>2,8773</text:p>
          </table:table-cell>
          <table:table-cell table:style-name="ce5" office:value-type="float" office:value="0.161" calcext:value-type="float">
            <text:p>0,1610</text:p>
          </table:table-cell>
          <table:table-cell table:style-name="ce10" office:value-type="float" office:value="21.102102" calcext:value-type="float">
            <text:p>21,1021</text:p>
          </table:table-cell>
          <table:table-cell table:style-name="Default" office:value-type="float" office:value="3.044339" calcext:value-type="float">
            <text:p>3,044339</text:p>
          </table:table-cell>
          <table:table-cell office:value-type="float" office:value="2.884701" calcext:value-type="float">
            <text:p>2,884701</text:p>
          </table:table-cell>
          <table:table-cell office:value-type="float" office:value="0.141" calcext:value-type="float">
            <text:p>0,141</text:p>
          </table:table-cell>
          <table:table-cell office:value-type="float" office:value="23.365587" calcext:value-type="float">
            <text:p>23,365587</text:p>
          </table:table-cell>
          <table:table-cell office:value-type="float" office:value="3.035332" calcext:value-type="float">
            <text:p>3,035332</text:p>
          </table:table-cell>
          <table:table-cell office:value-type="float" office:value="2.842788" calcext:value-type="float">
            <text:p>2,842788</text:p>
          </table:table-cell>
          <table:table-cell office:value-type="float" office:value="0.1285" calcext:value-type="float">
            <text:p>0,1285</text:p>
          </table:table-cell>
          <table:table-cell office:value-type="float" office:value="21.41176" calcext:value-type="float">
            <text:p>21,41176</text:p>
          </table:table-cell>
          <table:table-cell office:value-type="float" office:value="2.917141" calcext:value-type="float">
            <text:p>2,917141</text:p>
          </table:table-cell>
          <table:table-cell office:value-type="float" office:value="2.640199" calcext:value-type="float">
            <text:p>2,640199</text:p>
          </table:table-cell>
          <table:table-cell office:value-type="float" office:value="0.228" calcext:value-type="float">
            <text:p>0,228</text:p>
          </table:table-cell>
          <table:table-cell office:value-type="float" office:value="19.759748" calcext:value-type="float">
            <text:p>19,759748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5" office:value-type="float" office:value="2.464439" calcext:value-type="float">
            <text:p>2,4644</text:p>
          </table:table-cell>
          <table:table-cell table:style-name="ce5" office:value-type="float" office:value="2.102801" calcext:value-type="float">
            <text:p>2,1028</text:p>
          </table:table-cell>
          <table:table-cell table:style-name="ce5" office:value-type="float" office:value="0.3725" calcext:value-type="float">
            <text:p>0,3725</text:p>
          </table:table-cell>
          <table:table-cell table:style-name="ce10" office:value-type="float" office:value="20.039227" calcext:value-type="float">
            <text:p>20,0392</text:p>
          </table:table-cell>
          <table:table-cell table:style-name="ce13" office:value-type="float" office:value="2.95371" calcext:value-type="float">
            <text:p>2,9537</text:p>
          </table:table-cell>
          <table:table-cell table:style-name="ce5" office:value-type="float" office:value="2.714069" calcext:value-type="float">
            <text:p>2,7141</text:p>
          </table:table-cell>
          <table:table-cell table:style-name="ce5" office:value-type="float" office:value="0.193" calcext:value-type="float">
            <text:p>0,1930</text:p>
          </table:table-cell>
          <table:table-cell table:style-name="ce10" office:value-type="float" office:value="21.583072" calcext:value-type="float">
            <text:p>21,5831</text:p>
          </table:table-cell>
          <table:table-cell table:style-name="Default" office:value-type="float" office:value="2.96917" calcext:value-type="float">
            <text:p>2,96917</text:p>
          </table:table-cell>
          <table:table-cell office:value-type="float" office:value="2.752929" calcext:value-type="float">
            <text:p>2,752929</text:p>
          </table:table-cell>
          <table:table-cell office:value-type="float" office:value="0.1775" calcext:value-type="float">
            <text:p>0,1775</text:p>
          </table:table-cell>
          <table:table-cell office:value-type="float" office:value="23.621557" calcext:value-type="float">
            <text:p>23,621557</text:p>
          </table:table-cell>
          <table:table-cell office:value-type="float" office:value="2.957066" calcext:value-type="float">
            <text:p>2,957066</text:p>
          </table:table-cell>
          <table:table-cell office:value-type="float" office:value="2.757436" calcext:value-type="float">
            <text:p>2,757436</text:p>
          </table:table-cell>
          <table:table-cell office:value-type="float" office:value="0.1995" calcext:value-type="float">
            <text:p>0,1995</text:p>
          </table:table-cell>
          <table:table-cell office:value-type="float" office:value="22.349776" calcext:value-type="float">
            <text:p>22,349776</text:p>
          </table:table-cell>
          <table:table-cell office:value-type="float" office:value="2.84238" calcext:value-type="float">
            <text:p>2,84238</text:p>
          </table:table-cell>
          <table:table-cell office:value-type="float" office:value="2.48973" calcext:value-type="float">
            <text:p>2,48973</text:p>
          </table:table-cell>
          <table:table-cell office:value-type="float" office:value="0.2605" calcext:value-type="float">
            <text:p>0,2605</text:p>
          </table:table-cell>
          <table:table-cell office:value-type="float" office:value="19.830956" calcext:value-type="float">
            <text:p>19,83095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5" office:value-type="float" office:value="2.313184" calcext:value-type="float">
            <text:p>2,3132</text:p>
          </table:table-cell>
          <table:table-cell table:style-name="ce5" office:value-type="float" office:value="1.982982" calcext:value-type="float">
            <text:p>1,9830</text:p>
          </table:table-cell>
          <table:table-cell table:style-name="ce5" office:value-type="float" office:value="0.383" calcext:value-type="float">
            <text:p>0,3830</text:p>
          </table:table-cell>
          <table:table-cell table:style-name="ce10" office:value-type="float" office:value="20.586284" calcext:value-type="float">
            <text:p>20,5863</text:p>
          </table:table-cell>
          <table:table-cell table:style-name="ce13" office:value-type="float" office:value="2.82656" calcext:value-type="float">
            <text:p>2,8266</text:p>
          </table:table-cell>
          <table:table-cell table:style-name="ce5" office:value-type="float" office:value="2.562012" calcext:value-type="float">
            <text:p>2,5620</text:p>
          </table:table-cell>
          <table:table-cell table:style-name="ce5" office:value-type="float" office:value="0.2045" calcext:value-type="float">
            <text:p>0,2045</text:p>
          </table:table-cell>
          <table:table-cell table:style-name="ce10" office:value-type="float" office:value="22.123543" calcext:value-type="float">
            <text:p>22,1235</text:p>
          </table:table-cell>
          <table:table-cell table:style-name="Default" office:value-type="float" office:value="2.906126" calcext:value-type="float">
            <text:p>2,906126</text:p>
          </table:table-cell>
          <table:table-cell office:value-type="float" office:value="2.703838" calcext:value-type="float">
            <text:p>2,703838</text:p>
          </table:table-cell>
          <table:table-cell office:value-type="float" office:value="0.226" calcext:value-type="float">
            <text:p>0,226</text:p>
          </table:table-cell>
          <table:table-cell office:value-type="float" office:value="23.482523" calcext:value-type="float">
            <text:p>23,482523</text:p>
          </table:table-cell>
          <table:table-cell office:value-type="float" office:value="2.854421" calcext:value-type="float">
            <text:p>2,854421</text:p>
          </table:table-cell>
          <table:table-cell office:value-type="float" office:value="2.614964" calcext:value-type="float">
            <text:p>2,614964</text:p>
          </table:table-cell>
          <table:table-cell office:value-type="float" office:value="0.2135" calcext:value-type="float">
            <text:p>0,2135</text:p>
          </table:table-cell>
          <table:table-cell office:value-type="float" office:value="22.571341" calcext:value-type="float">
            <text:p>22,571341</text:p>
          </table:table-cell>
          <table:table-cell office:value-type="float" office:value="2.659039" calcext:value-type="float">
            <text:p>2,659039</text:p>
          </table:table-cell>
          <table:table-cell office:value-type="float" office:value="2.390903" calcext:value-type="float">
            <text:p>2,390903</text:p>
          </table:table-cell>
          <table:table-cell office:value-type="float" office:value="0.264" calcext:value-type="float">
            <text:p>0,264</text:p>
          </table:table-cell>
          <table:table-cell office:value-type="float" office:value="20.227103" calcext:value-type="float">
            <text:p>20,227103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5" office:value-type="float" office:value="2.196109" calcext:value-type="float">
            <text:p>2,1961</text:p>
          </table:table-cell>
          <table:table-cell table:style-name="ce5" office:value-type="float" office:value="1.889972" calcext:value-type="float">
            <text:p>1,8900</text:p>
          </table:table-cell>
          <table:table-cell table:style-name="ce5" office:value-type="float" office:value="0.424" calcext:value-type="float">
            <text:p>0,4240</text:p>
          </table:table-cell>
          <table:table-cell table:style-name="ce10" office:value-type="float" office:value="20.64282" calcext:value-type="float">
            <text:p>20,6428</text:p>
          </table:table-cell>
          <table:table-cell table:style-name="ce13" office:value-type="float" office:value="2.676764" calcext:value-type="float">
            <text:p>2,6768</text:p>
          </table:table-cell>
          <table:table-cell table:style-name="ce5" office:value-type="float" office:value="2.308563" calcext:value-type="float">
            <text:p>2,3086</text:p>
          </table:table-cell>
          <table:table-cell table:style-name="ce5" office:value-type="float" office:value="0.2965" calcext:value-type="float">
            <text:p>0,2965</text:p>
          </table:table-cell>
          <table:table-cell table:style-name="ce10" office:value-type="float" office:value="22.114235" calcext:value-type="float">
            <text:p>22,1142</text:p>
          </table:table-cell>
          <table:table-cell table:style-name="Default" office:value-type="float" office:value="2.853954" calcext:value-type="float">
            <text:p>2,853954</text:p>
          </table:table-cell>
          <table:table-cell office:value-type="float" office:value="2.636697" calcext:value-type="float">
            <text:p>2,636697</text:p>
          </table:table-cell>
          <table:table-cell office:value-type="float" office:value="0.23" calcext:value-type="float">
            <text:p>0,23</text:p>
          </table:table-cell>
          <table:table-cell office:value-type="float" office:value="23.839227" calcext:value-type="float">
            <text:p>23,839227</text:p>
          </table:table-cell>
          <table:table-cell office:value-type="float" office:value="2.791784" calcext:value-type="float">
            <text:p>2,791784</text:p>
          </table:table-cell>
          <table:table-cell office:value-type="float" office:value="2.543841" calcext:value-type="float">
            <text:p>2,543841</text:p>
          </table:table-cell>
          <table:table-cell office:value-type="float" office:value="0.253" calcext:value-type="float">
            <text:p>0,253</text:p>
          </table:table-cell>
          <table:table-cell office:value-type="float" office:value="22.737947" calcext:value-type="float">
            <text:p>22,737947</text:p>
          </table:table-cell>
          <table:table-cell office:value-type="float" office:value="2.521707" calcext:value-type="float">
            <text:p>2,521707</text:p>
          </table:table-cell>
          <table:table-cell office:value-type="float" office:value="2.220103" calcext:value-type="float">
            <text:p>2,220103</text:p>
          </table:table-cell>
          <table:table-cell office:value-type="float" office:value="0.3265" calcext:value-type="float">
            <text:p>0,3265</text:p>
          </table:table-cell>
          <table:table-cell office:value-type="float" office:value="20.391418" calcext:value-type="float">
            <text:p>20,39141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5" office:value-type="float" office:value="2.12545" calcext:value-type="float">
            <text:p>2,1255</text:p>
          </table:table-cell>
          <table:table-cell table:style-name="ce5" office:value-type="float" office:value="1.786804" calcext:value-type="float">
            <text:p>1,7868</text:p>
          </table:table-cell>
          <table:table-cell table:style-name="ce5" office:value-type="float" office:value="0.4515" calcext:value-type="float">
            <text:p>0,4515</text:p>
          </table:table-cell>
          <table:table-cell table:style-name="ce10" office:value-type="float" office:value="21.116382" calcext:value-type="float">
            <text:p>21,1164</text:p>
          </table:table-cell>
          <table:table-cell table:style-name="ce13" office:value-type="float" office:value="2.536216" calcext:value-type="float">
            <text:p>2,5362</text:p>
          </table:table-cell>
          <table:table-cell table:style-name="ce5" office:value-type="float" office:value="2.286237" calcext:value-type="float">
            <text:p>2,2862</text:p>
          </table:table-cell>
          <table:table-cell table:style-name="ce5" office:value-type="float" office:value="0.284" calcext:value-type="float">
            <text:p>0,2840</text:p>
          </table:table-cell>
          <table:table-cell table:style-name="ce10" office:value-type="float" office:value="22.563296" calcext:value-type="float">
            <text:p>22,5633</text:p>
          </table:table-cell>
          <table:table-cell table:style-name="Default" office:value-type="float" office:value="2.787194" calcext:value-type="float">
            <text:p>2,787194</text:p>
          </table:table-cell>
          <table:table-cell office:value-type="float" office:value="2.51196" calcext:value-type="float">
            <text:p>2,51196</text:p>
          </table:table-cell>
          <table:table-cell office:value-type="float" office:value="0.2565" calcext:value-type="float">
            <text:p>0,2565</text:p>
          </table:table-cell>
          <table:table-cell office:value-type="float" office:value="24.047711" calcext:value-type="float">
            <text:p>24,047711</text:p>
          </table:table-cell>
          <table:table-cell office:value-type="float" office:value="2.730075" calcext:value-type="float">
            <text:p>2,730075</text:p>
          </table:table-cell>
          <table:table-cell office:value-type="float" office:value="2.596265" calcext:value-type="float">
            <text:p>2,596265</text:p>
          </table:table-cell>
          <table:table-cell office:value-type="float" office:value="0.2315" calcext:value-type="float">
            <text:p>0,2315</text:p>
          </table:table-cell>
          <table:table-cell office:value-type="float" office:value="22.655998" calcext:value-type="float">
            <text:p>22,655998</text:p>
          </table:table-cell>
          <table:table-cell office:value-type="float" office:value="2.401109" calcext:value-type="float">
            <text:p>2,401109</text:p>
          </table:table-cell>
          <table:table-cell office:value-type="float" office:value="2.168686" calcext:value-type="float">
            <text:p>2,168686</text:p>
          </table:table-cell>
          <table:table-cell office:value-type="float" office:value="0.3535" calcext:value-type="float">
            <text:p>0,3535</text:p>
          </table:table-cell>
          <table:table-cell office:value-type="float" office:value="20.501115" calcext:value-type="float">
            <text:p>20,501115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5" office:value-type="float" office:value="2.016385" calcext:value-type="float">
            <text:p>2,0164</text:p>
          </table:table-cell>
          <table:table-cell table:style-name="ce5" office:value-type="float" office:value="1.690421" calcext:value-type="float">
            <text:p>1,6904</text:p>
          </table:table-cell>
          <table:table-cell table:style-name="ce5" office:value-type="float" office:value="0.485" calcext:value-type="float">
            <text:p>0,4850</text:p>
          </table:table-cell>
          <table:table-cell table:style-name="ce10" office:value-type="float" office:value="21.199489" calcext:value-type="float">
            <text:p>21,1995</text:p>
          </table:table-cell>
          <table:table-cell table:style-name="ce13" office:value-type="float" office:value="2.390588" calcext:value-type="float">
            <text:p>2,3906</text:p>
          </table:table-cell>
          <table:table-cell table:style-name="ce5" office:value-type="float" office:value="2.065855" calcext:value-type="float">
            <text:p>2,0659</text:p>
          </table:table-cell>
          <table:table-cell table:style-name="ce5" office:value-type="float" office:value="0.3405" calcext:value-type="float">
            <text:p>0,3405</text:p>
          </table:table-cell>
          <table:table-cell table:style-name="ce10" office:value-type="float" office:value="22.731531" calcext:value-type="float">
            <text:p>22,7315</text:p>
          </table:table-cell>
          <table:table-cell table:style-name="Default" office:value-type="float" office:value="2.736365" calcext:value-type="float">
            <text:p>2,736365</text:p>
          </table:table-cell>
          <table:table-cell office:value-type="float" office:value="2.444372" calcext:value-type="float">
            <text:p>2,444372</text:p>
          </table:table-cell>
          <table:table-cell office:value-type="float" office:value="0.2775" calcext:value-type="float">
            <text:p>0,2775</text:p>
          </table:table-cell>
          <table:table-cell office:value-type="float" office:value="24.326548" calcext:value-type="float">
            <text:p>24,326548</text:p>
          </table:table-cell>
          <table:table-cell office:value-type="float" office:value="2.672759" calcext:value-type="float">
            <text:p>2,672759</text:p>
          </table:table-cell>
          <table:table-cell office:value-type="float" office:value="2.388063" calcext:value-type="float">
            <text:p>2,388063</text:p>
          </table:table-cell>
          <table:table-cell office:value-type="float" office:value="0.2905" calcext:value-type="float">
            <text:p>0,2905</text:p>
          </table:table-cell>
          <table:table-cell office:value-type="float" office:value="22.734609" calcext:value-type="float">
            <text:p>22,734609</text:p>
          </table:table-cell>
          <table:table-cell office:value-type="float" office:value="2.332655" calcext:value-type="float">
            <text:p>2,332655</text:p>
          </table:table-cell>
          <table:table-cell office:value-type="float" office:value="2.020554" calcext:value-type="float">
            <text:p>2,020554</text:p>
          </table:table-cell>
          <table:table-cell office:value-type="float" office:value="0.3915" calcext:value-type="float">
            <text:p>0,3915</text:p>
          </table:table-cell>
          <table:table-cell office:value-type="float" office:value="20.624368" calcext:value-type="float">
            <text:p>20,624368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5" office:value-type="float" office:value="1.955803" calcext:value-type="float">
            <text:p>1,9558</text:p>
          </table:table-cell>
          <table:table-cell table:style-name="ce5" office:value-type="float" office:value="1.661117" calcext:value-type="float">
            <text:p>1,6611</text:p>
          </table:table-cell>
          <table:table-cell table:style-name="ce5" office:value-type="float" office:value="0.486" calcext:value-type="float">
            <text:p>0,4860</text:p>
          </table:table-cell>
          <table:table-cell table:style-name="ce10" office:value-type="float" office:value="21.692459" calcext:value-type="float">
            <text:p>21,6925</text:p>
          </table:table-cell>
          <table:table-cell table:style-name="ce13" office:value-type="float" office:value="2.29175" calcext:value-type="float">
            <text:p>2,2918</text:p>
          </table:table-cell>
          <table:table-cell table:style-name="ce5" office:value-type="float" office:value="1.978964" calcext:value-type="float">
            <text:p>1,9790</text:p>
          </table:table-cell>
          <table:table-cell table:style-name="ce5" office:value-type="float" office:value="0.3995" calcext:value-type="float">
            <text:p>0,3995</text:p>
          </table:table-cell>
          <table:table-cell table:style-name="ce10" office:value-type="float" office:value="22.72988" calcext:value-type="float">
            <text:p>22,7299</text:p>
          </table:table-cell>
          <table:table-cell table:style-name="Default" office:value-type="float" office:value="2.65499" calcext:value-type="float">
            <text:p>2,65499</text:p>
          </table:table-cell>
          <table:table-cell office:value-type="float" office:value="2.473799" calcext:value-type="float">
            <text:p>2,473799</text:p>
          </table:table-cell>
          <table:table-cell office:value-type="float" office:value="0.2235" calcext:value-type="float">
            <text:p>0,2235</text:p>
          </table:table-cell>
          <table:table-cell office:value-type="float" office:value="25.079787" calcext:value-type="float">
            <text:p>25,079787</text:p>
          </table:table-cell>
          <table:table-cell office:value-type="float" office:value="2.600714" calcext:value-type="float">
            <text:p>2,600714</text:p>
          </table:table-cell>
          <table:table-cell office:value-type="float" office:value="2.429397" calcext:value-type="float">
            <text:p>2,429397</text:p>
          </table:table-cell>
          <table:table-cell office:value-type="float" office:value="0.269" calcext:value-type="float">
            <text:p>0,269</text:p>
          </table:table-cell>
          <table:table-cell office:value-type="float" office:value="22.815781" calcext:value-type="float">
            <text:p>22,815781</text:p>
          </table:table-cell>
          <table:table-cell office:value-type="float" office:value="2.262548" calcext:value-type="float">
            <text:p>2,262548</text:p>
          </table:table-cell>
          <table:table-cell office:value-type="float" office:value="1.971257" calcext:value-type="float">
            <text:p>1,971257</text:p>
          </table:table-cell>
          <table:table-cell office:value-type="float" office:value="0.4035" calcext:value-type="float">
            <text:p>0,4035</text:p>
          </table:table-cell>
          <table:table-cell office:value-type="float" office:value="20.586135" calcext:value-type="float">
            <text:p>20,586135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5" office:value-type="float" office:value="1.855507" calcext:value-type="float">
            <text:p>1,8555</text:p>
          </table:table-cell>
          <table:table-cell table:style-name="ce5" office:value-type="float" office:value="1.711756" calcext:value-type="float">
            <text:p>1,7118</text:p>
          </table:table-cell>
          <table:table-cell table:style-name="ce5" office:value-type="float" office:value="0.4775" calcext:value-type="float">
            <text:p>0,4775</text:p>
          </table:table-cell>
          <table:table-cell table:style-name="ce10" office:value-type="float" office:value="22.892957" calcext:value-type="float">
            <text:p>22,8930</text:p>
          </table:table-cell>
          <table:table-cell table:style-name="ce13" office:value-type="float" office:value="2.237116" calcext:value-type="float">
            <text:p>2,2371</text:p>
          </table:table-cell>
          <table:table-cell table:style-name="ce5" office:value-type="float" office:value="1.934949" calcext:value-type="float">
            <text:p>1,9349</text:p>
          </table:table-cell>
          <table:table-cell table:style-name="ce5" office:value-type="float" office:value="0.4195" calcext:value-type="float">
            <text:p>0,4195</text:p>
          </table:table-cell>
          <table:table-cell table:style-name="ce10" office:value-type="float" office:value="22.638768" calcext:value-type="float">
            <text:p>22,6388</text:p>
          </table:table-cell>
          <table:table-cell table:style-name="Default" office:value-type="float" office:value="2.58478" calcext:value-type="float">
            <text:p>2,58478</text:p>
          </table:table-cell>
          <table:table-cell office:value-type="float" office:value="2.255407" calcext:value-type="float">
            <text:p>2,255407</text:p>
          </table:table-cell>
          <table:table-cell office:value-type="float" office:value="0.33" calcext:value-type="float">
            <text:p>0,33</text:p>
          </table:table-cell>
          <table:table-cell office:value-type="float" office:value="25.173148" calcext:value-type="float">
            <text:p>25,173148</text:p>
          </table:table-cell>
          <table:table-cell office:value-type="float" office:value="2.531047" calcext:value-type="float">
            <text:p>2,531047</text:p>
          </table:table-cell>
          <table:table-cell office:value-type="float" office:value="2.34725" calcext:value-type="float">
            <text:p>2,34725</text:p>
          </table:table-cell>
          <table:table-cell office:value-type="float" office:value="0.2885" calcext:value-type="float">
            <text:p>0,2885</text:p>
          </table:table-cell>
          <table:table-cell office:value-type="float" office:value="23.38474" calcext:value-type="float">
            <text:p>23,38474</text:p>
          </table:table-cell>
          <table:table-cell office:value-type="float" office:value="2.206284" calcext:value-type="float">
            <text:p>2,206284</text:p>
          </table:table-cell>
          <table:table-cell office:value-type="float" office:value="1.929948" calcext:value-type="float">
            <text:p>1,929948</text:p>
          </table:table-cell>
          <table:table-cell office:value-type="float" office:value="0.3955" calcext:value-type="float">
            <text:p>0,3955</text:p>
          </table:table-cell>
          <table:table-cell office:value-type="float" office:value="20.699359" calcext:value-type="float">
            <text:p>20,699359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5" office:value-type="float" office:value="1.811271" calcext:value-type="float">
            <text:p>1,8113</text:p>
          </table:table-cell>
          <table:table-cell table:style-name="ce5" office:value-type="float" office:value="1.54654" calcext:value-type="float">
            <text:p>1,5465</text:p>
          </table:table-cell>
          <table:table-cell table:style-name="ce5" office:value-type="float" office:value="0.541" calcext:value-type="float">
            <text:p>0,5410</text:p>
          </table:table-cell>
          <table:table-cell table:style-name="ce10" office:value-type="float" office:value="22.67171" calcext:value-type="float">
            <text:p>22,6717</text:p>
          </table:table-cell>
          <table:table-cell table:style-name="ce13" office:value-type="float" office:value="2.165081" calcext:value-type="float">
            <text:p>2,1651</text:p>
          </table:table-cell>
          <table:table-cell table:style-name="ce5" office:value-type="float" office:value="1.864878" calcext:value-type="float">
            <text:p>1,8649</text:p>
          </table:table-cell>
          <table:table-cell table:style-name="ce5" office:value-type="float" office:value="0.423" calcext:value-type="float">
            <text:p>0,4230</text:p>
          </table:table-cell>
          <table:table-cell table:style-name="ce10" office:value-type="float" office:value="22.886142" calcext:value-type="float">
            <text:p>22,8861</text:p>
          </table:table-cell>
          <table:table-cell table:style-name="Default" office:value-type="float" office:value="2.493798" calcext:value-type="float">
            <text:p>2,493798</text:p>
          </table:table-cell>
          <table:table-cell office:value-type="float" office:value="2.12346" calcext:value-type="float">
            <text:p>2,12346</text:p>
          </table:table-cell>
          <table:table-cell office:value-type="float" office:value="0.36" calcext:value-type="float">
            <text:p>0,36</text:p>
          </table:table-cell>
          <table:table-cell office:value-type="float" office:value="25.370244" calcext:value-type="float">
            <text:p>25,370244</text:p>
          </table:table-cell>
          <table:table-cell office:value-type="float" office:value="2.430599" calcext:value-type="float">
            <text:p>2,430599</text:p>
          </table:table-cell>
          <table:table-cell office:value-type="float" office:value="2.033757" calcext:value-type="float">
            <text:p>2,033757</text:p>
          </table:table-cell>
          <table:table-cell office:value-type="float" office:value="0.379" calcext:value-type="float">
            <text:p>0,379</text:p>
          </table:table-cell>
          <table:table-cell office:value-type="float" office:value="22.91881" calcext:value-type="float">
            <text:p>22,91881</text:p>
          </table:table-cell>
          <table:table-cell office:value-type="float" office:value="2.127265" calcext:value-type="float">
            <text:p>2,127265</text:p>
          </table:table-cell>
          <table:table-cell office:value-type="float" office:value="1.841298" calcext:value-type="float">
            <text:p>1,841298</text:p>
          </table:table-cell>
          <table:table-cell office:value-type="float" office:value="0.4385" calcext:value-type="float">
            <text:p>0,4385</text:p>
          </table:table-cell>
          <table:table-cell office:value-type="float" office:value="21.000673" calcext:value-type="float">
            <text:p>21,000673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5" office:value-type="float" office:value="1.742081" calcext:value-type="float">
            <text:p>1,7421</text:p>
          </table:table-cell>
          <table:table-cell table:style-name="ce5" office:value-type="float" office:value="1.572801" calcext:value-type="float">
            <text:p>1,5728</text:p>
          </table:table-cell>
          <table:table-cell table:style-name="ce5" office:value-type="float" office:value="0.514" calcext:value-type="float">
            <text:p>0,5140</text:p>
          </table:table-cell>
          <table:table-cell table:style-name="ce10" office:value-type="float" office:value="22.103192" calcext:value-type="float">
            <text:p>22,1032</text:p>
          </table:table-cell>
          <table:table-cell table:style-name="ce13" office:value-type="float" office:value="2.144932" calcext:value-type="float">
            <text:p>2,1449</text:p>
          </table:table-cell>
          <table:table-cell table:style-name="ce5" office:value-type="float" office:value="1.89132" calcext:value-type="float">
            <text:p>1,8913</text:p>
          </table:table-cell>
          <table:table-cell table:style-name="ce5" office:value-type="float" office:value="0.4275" calcext:value-type="float">
            <text:p>0,4275</text:p>
          </table:table-cell>
          <table:table-cell table:style-name="ce10" office:value-type="float" office:value="24.561586" calcext:value-type="float">
            <text:p>24,5616</text:p>
          </table:table-cell>
          <table:table-cell table:style-name="Default" office:value-type="float" office:value="2.407462" calcext:value-type="float">
            <text:p>2,407462</text:p>
          </table:table-cell>
          <table:table-cell office:value-type="float" office:value="2.064543" calcext:value-type="float">
            <text:p>2,064543</text:p>
          </table:table-cell>
          <table:table-cell office:value-type="float" office:value="0.3895" calcext:value-type="float">
            <text:p>0,3895</text:p>
          </table:table-cell>
          <table:table-cell office:value-type="float" office:value="25.310637" calcext:value-type="float">
            <text:p>25,310637</text:p>
          </table:table-cell>
          <table:table-cell office:value-type="float" office:value="2.330138" calcext:value-type="float">
            <text:p>2,330138</text:p>
          </table:table-cell>
          <table:table-cell office:value-type="float" office:value="1.974479" calcext:value-type="float">
            <text:p>1,974479</text:p>
          </table:table-cell>
          <table:table-cell office:value-type="float" office:value="0.3795" calcext:value-type="float">
            <text:p>0,3795</text:p>
          </table:table-cell>
          <table:table-cell office:value-type="float" office:value="23.822589" calcext:value-type="float">
            <text:p>23,822589</text:p>
          </table:table-cell>
          <table:table-cell office:value-type="float" office:value="2.087618" calcext:value-type="float">
            <text:p>2,087618</text:p>
          </table:table-cell>
          <table:table-cell office:value-type="float" office:value="1.795963" calcext:value-type="float">
            <text:p>1,795963</text:p>
          </table:table-cell>
          <table:table-cell office:value-type="float" office:value="0.462" calcext:value-type="float">
            <text:p>0,462</text:p>
          </table:table-cell>
          <table:table-cell office:value-type="float" office:value="21.099808" calcext:value-type="float">
            <text:p>21,099808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5" office:value-type="float" office:value="1.735924" calcext:value-type="float">
            <text:p>1,7359</text:p>
          </table:table-cell>
          <table:table-cell table:style-name="ce5" office:value-type="float" office:value="1.461422" calcext:value-type="float">
            <text:p>1,4614</text:p>
          </table:table-cell>
          <table:table-cell table:style-name="ce5" office:value-type="float" office:value="0.549" calcext:value-type="float">
            <text:p>0,5490</text:p>
          </table:table-cell>
          <table:table-cell table:style-name="ce10" office:value-type="float" office:value="22.175511" calcext:value-type="float">
            <text:p>22,1755</text:p>
          </table:table-cell>
          <table:table-cell table:style-name="ce13" office:value-type="float" office:value="2.104846" calcext:value-type="float">
            <text:p>2,1048</text:p>
          </table:table-cell>
          <table:table-cell table:style-name="ce5" office:value-type="float" office:value="1.782203" calcext:value-type="float">
            <text:p>1,7822</text:p>
          </table:table-cell>
          <table:table-cell table:style-name="ce5" office:value-type="float" office:value="0.462" calcext:value-type="float">
            <text:p>0,4620</text:p>
          </table:table-cell>
          <table:table-cell table:style-name="ce10" office:value-type="float" office:value="23.406505" calcext:value-type="float">
            <text:p>23,4065</text:p>
          </table:table-cell>
          <table:table-cell table:style-name="Default" office:value-type="float" office:value="2.327895" calcext:value-type="float">
            <text:p>2,327895</text:p>
          </table:table-cell>
          <table:table-cell office:value-type="float" office:value="1.974204" calcext:value-type="float">
            <text:p>1,974204</text:p>
          </table:table-cell>
          <table:table-cell office:value-type="float" office:value="0.411" calcext:value-type="float">
            <text:p>0,411</text:p>
          </table:table-cell>
          <table:table-cell office:value-type="float" office:value="25.59866" calcext:value-type="float">
            <text:p>25,59866</text:p>
          </table:table-cell>
          <table:table-cell office:value-type="float" office:value="2.218474" calcext:value-type="float">
            <text:p>2,218474</text:p>
          </table:table-cell>
          <table:table-cell office:value-type="float" office:value="1.890841" calcext:value-type="float">
            <text:p>1,890841</text:p>
          </table:table-cell>
          <table:table-cell office:value-type="float" office:value="0.4295" calcext:value-type="float">
            <text:p>0,4295</text:p>
          </table:table-cell>
          <table:table-cell office:value-type="float" office:value="23.16813" calcext:value-type="float">
            <text:p>23,16813</text:p>
          </table:table-cell>
          <table:table-cell office:value-type="float" office:value="2.031366" calcext:value-type="float">
            <text:p>2,031366</text:p>
          </table:table-cell>
          <table:table-cell office:value-type="float" office:value="1.709539" calcext:value-type="float">
            <text:p>1,709539</text:p>
          </table:table-cell>
          <table:table-cell office:value-type="float" office:value="0.4885" calcext:value-type="float">
            <text:p>0,4885</text:p>
          </table:table-cell>
          <table:table-cell office:value-type="float" office:value="21.916115" calcext:value-type="float">
            <text:p>21,916115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5" office:value-type="float" office:value="1.709113" calcext:value-type="float">
            <text:p>1,7091</text:p>
          </table:table-cell>
          <table:table-cell table:style-name="ce5" office:value-type="float" office:value="1.543031" calcext:value-type="float">
            <text:p>1,5430</text:p>
          </table:table-cell>
          <table:table-cell table:style-name="ce5" office:value-type="float" office:value="0.518" calcext:value-type="float">
            <text:p>0,5180</text:p>
          </table:table-cell>
          <table:table-cell table:style-name="ce10" office:value-type="float" office:value="22.736809" calcext:value-type="float">
            <text:p>22,7368</text:p>
          </table:table-cell>
          <table:table-cell table:style-name="ce13" office:value-type="float" office:value="2.081246" calcext:value-type="float">
            <text:p>2,0812</text:p>
          </table:table-cell>
          <table:table-cell table:style-name="ce5" office:value-type="float" office:value="1.763236" calcext:value-type="float">
            <text:p>1,7632</text:p>
          </table:table-cell>
          <table:table-cell table:style-name="ce5" office:value-type="float" office:value="0.464" calcext:value-type="float">
            <text:p>0,4640</text:p>
          </table:table-cell>
          <table:table-cell table:style-name="ce10" office:value-type="float" office:value="24.01833" calcext:value-type="float">
            <text:p>24,0183</text:p>
          </table:table-cell>
          <table:table-cell table:style-name="Default" office:value-type="float" office:value="2.259649" calcext:value-type="float">
            <text:p>2,259649</text:p>
          </table:table-cell>
          <table:table-cell office:value-type="float" office:value="1.873598" calcext:value-type="float">
            <text:p>1,873598</text:p>
          </table:table-cell>
          <table:table-cell office:value-type="float" office:value="0.442" calcext:value-type="float">
            <text:p>0,442</text:p>
          </table:table-cell>
          <table:table-cell office:value-type="float" office:value="25.881509" calcext:value-type="float">
            <text:p>25,881509</text:p>
          </table:table-cell>
          <table:table-cell office:value-type="float" office:value="2.134477" calcext:value-type="float">
            <text:p>2,134477</text:p>
          </table:table-cell>
          <table:table-cell office:value-type="float" office:value="1.775625" calcext:value-type="float">
            <text:p>1,775625</text:p>
          </table:table-cell>
          <table:table-cell office:value-type="float" office:value="0.4615" calcext:value-type="float">
            <text:p>0,4615</text:p>
          </table:table-cell>
          <table:table-cell office:value-type="float" office:value="24.008759" calcext:value-type="float">
            <text:p>24,008759</text:p>
          </table:table-cell>
          <table:table-cell office:value-type="float" office:value="1.972667" calcext:value-type="float">
            <text:p>1,972667</text:p>
          </table:table-cell>
          <table:table-cell office:value-type="float" office:value="1.6718" calcext:value-type="float">
            <text:p>1,6718</text:p>
          </table:table-cell>
          <table:table-cell office:value-type="float" office:value="0.505" calcext:value-type="float">
            <text:p>0,505</text:p>
          </table:table-cell>
          <table:table-cell office:value-type="float" office:value="21.728342" calcext:value-type="float">
            <text:p>21,728342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5" office:value-type="float" office:value="1.66543" calcext:value-type="float">
            <text:p>1,6654</text:p>
          </table:table-cell>
          <table:table-cell table:style-name="ce5" office:value-type="float" office:value="1.447802" calcext:value-type="float">
            <text:p>1,4478</text:p>
          </table:table-cell>
          <table:table-cell table:style-name="ce5" office:value-type="float" office:value="0.558" calcext:value-type="float">
            <text:p>0,5580</text:p>
          </table:table-cell>
          <table:table-cell table:style-name="ce10" office:value-type="float" office:value="22.956562" calcext:value-type="float">
            <text:p>22,9566</text:p>
          </table:table-cell>
          <table:table-cell table:style-name="ce13" office:value-type="float" office:value="2.030426" calcext:value-type="float">
            <text:p>2,0304</text:p>
          </table:table-cell>
          <table:table-cell table:style-name="ce5" office:value-type="float" office:value="1.736214" calcext:value-type="float">
            <text:p>1,7362</text:p>
          </table:table-cell>
          <table:table-cell table:style-name="ce5" office:value-type="float" office:value="0.455" calcext:value-type="float">
            <text:p>0,4550</text:p>
          </table:table-cell>
          <table:table-cell table:style-name="ce10" office:value-type="float" office:value="24.603044" calcext:value-type="float">
            <text:p>24,6030</text:p>
          </table:table-cell>
          <table:table-cell table:style-name="Default" office:value-type="float" office:value="2.159152" calcext:value-type="float">
            <text:p>2,159152</text:p>
          </table:table-cell>
          <table:table-cell office:value-type="float" office:value="1.813859" calcext:value-type="float">
            <text:p>1,813859</text:p>
          </table:table-cell>
          <table:table-cell office:value-type="float" office:value="0.4475" calcext:value-type="float">
            <text:p>0,4475</text:p>
          </table:table-cell>
          <table:table-cell office:value-type="float" office:value="27.318208" calcext:value-type="float">
            <text:p>27,318208</text:p>
          </table:table-cell>
          <table:table-cell office:value-type="float" office:value="2.046946" calcext:value-type="float">
            <text:p>2,046946</text:p>
          </table:table-cell>
          <table:table-cell office:value-type="float" office:value="1.832762" calcext:value-type="float">
            <text:p>1,832762</text:p>
          </table:table-cell>
          <table:table-cell office:value-type="float" office:value="0.434" calcext:value-type="float">
            <text:p>0,434</text:p>
          </table:table-cell>
          <table:table-cell office:value-type="float" office:value="24.175087" calcext:value-type="float">
            <text:p>24,175087</text:p>
          </table:table-cell>
          <table:table-cell office:value-type="float" office:value="1.924247" calcext:value-type="float">
            <text:p>1,924247</text:p>
          </table:table-cell>
          <table:table-cell office:value-type="float" office:value="1.721509" calcext:value-type="float">
            <text:p>1,721509</text:p>
          </table:table-cell>
          <table:table-cell office:value-type="float" office:value="0.4785" calcext:value-type="float">
            <text:p>0,4785</text:p>
          </table:table-cell>
          <table:table-cell office:value-type="float" office:value="22.043032" calcext:value-type="float">
            <text:p>22,043032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5" office:value-type="float" office:value="1.651346" calcext:value-type="float">
            <text:p>1,6513</text:p>
          </table:table-cell>
          <table:table-cell table:style-name="ce5" office:value-type="float" office:value="1.402086" calcext:value-type="float">
            <text:p>1,4021</text:p>
          </table:table-cell>
          <table:table-cell table:style-name="ce5" office:value-type="float" office:value="0.561" calcext:value-type="float">
            <text:p>0,5610</text:p>
          </table:table-cell>
          <table:table-cell table:style-name="ce10" office:value-type="float" office:value="24.414085" calcext:value-type="float">
            <text:p>24,4141</text:p>
          </table:table-cell>
          <table:table-cell table:style-name="ce13" office:value-type="float" office:value="1.984054" calcext:value-type="float">
            <text:p>1,9841</text:p>
          </table:table-cell>
          <table:table-cell table:style-name="ce5" office:value-type="float" office:value="1.752493" calcext:value-type="float">
            <text:p>1,7525</text:p>
          </table:table-cell>
          <table:table-cell table:style-name="ce5" office:value-type="float" office:value="0.4495" calcext:value-type="float">
            <text:p>0,4495</text:p>
          </table:table-cell>
          <table:table-cell table:style-name="ce10" office:value-type="float" office:value="24.645402" calcext:value-type="float">
            <text:p>24,6454</text:p>
          </table:table-cell>
          <table:table-cell table:style-name="Default" office:value-type="float" office:value="2.104751" calcext:value-type="float">
            <text:p>2,104751</text:p>
          </table:table-cell>
          <table:table-cell office:value-type="float" office:value="1.893523" calcext:value-type="float">
            <text:p>1,893523</text:p>
          </table:table-cell>
          <table:table-cell office:value-type="float" office:value="0.417" calcext:value-type="float">
            <text:p>0,417</text:p>
          </table:table-cell>
          <table:table-cell office:value-type="float" office:value="28.12828" calcext:value-type="float">
            <text:p>28,12828</text:p>
          </table:table-cell>
          <table:table-cell office:value-type="float" office:value="1.984317" calcext:value-type="float">
            <text:p>1,984317</text:p>
          </table:table-cell>
          <table:table-cell office:value-type="float" office:value="1.665436" calcext:value-type="float">
            <text:p>1,665436</text:p>
          </table:table-cell>
          <table:table-cell office:value-type="float" office:value="0.486" calcext:value-type="float">
            <text:p>0,486</text:p>
          </table:table-cell>
          <table:table-cell office:value-type="float" office:value="24.026092" calcext:value-type="float">
            <text:p>24,026092</text:p>
          </table:table-cell>
          <table:table-cell office:value-type="float" office:value="1.872014" calcext:value-type="float">
            <text:p>1,872014</text:p>
          </table:table-cell>
          <table:table-cell office:value-type="float" office:value="1.592743" calcext:value-type="float">
            <text:p>1,592743</text:p>
          </table:table-cell>
          <table:table-cell office:value-type="float" office:value="0.515" calcext:value-type="float">
            <text:p>0,515</text:p>
          </table:table-cell>
          <table:table-cell office:value-type="float" office:value="21.827188" calcext:value-type="float">
            <text:p>21,827188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5" office:value-type="float" office:value="1.589844" calcext:value-type="float">
            <text:p>1,5898</text:p>
          </table:table-cell>
          <table:table-cell table:style-name="ce5" office:value-type="float" office:value="1.348623" calcext:value-type="float">
            <text:p>1,3486</text:p>
          </table:table-cell>
          <table:table-cell table:style-name="ce5" office:value-type="float" office:value="0.5845" calcext:value-type="float">
            <text:p>0,5845</text:p>
          </table:table-cell>
          <table:table-cell table:style-name="ce10" office:value-type="float" office:value="23.931344" calcext:value-type="float">
            <text:p>23,9313</text:p>
          </table:table-cell>
          <table:table-cell table:style-name="ce13" office:value-type="float" office:value="1.963482" calcext:value-type="float">
            <text:p>1,9635</text:p>
          </table:table-cell>
          <table:table-cell table:style-name="ce5" office:value-type="float" office:value="1.655184" calcext:value-type="float">
            <text:p>1,6552</text:p>
          </table:table-cell>
          <table:table-cell table:style-name="ce5" office:value-type="float" office:value="0.4975" calcext:value-type="float">
            <text:p>0,4975</text:p>
          </table:table-cell>
          <table:table-cell table:style-name="ce10" office:value-type="float" office:value="24.600226" calcext:value-type="float">
            <text:p>24,6002</text:p>
          </table:table-cell>
          <table:table-cell table:style-name="Default" office:value-type="float" office:value="2.035203" calcext:value-type="float">
            <text:p>2,035203</text:p>
          </table:table-cell>
          <table:table-cell office:value-type="float" office:value="1.679132" calcext:value-type="float">
            <text:p>1,679132</text:p>
          </table:table-cell>
          <table:table-cell office:value-type="float" office:value="0.5005" calcext:value-type="float">
            <text:p>0,5005</text:p>
          </table:table-cell>
          <table:table-cell office:value-type="float" office:value="28.377849" calcext:value-type="float">
            <text:p>28,377849</text:p>
          </table:table-cell>
          <table:table-cell office:value-type="float" office:value="1.912052" calcext:value-type="float">
            <text:p>1,912052</text:p>
          </table:table-cell>
          <table:table-cell office:value-type="float" office:value="1.597257" calcext:value-type="float">
            <text:p>1,597257</text:p>
          </table:table-cell>
          <table:table-cell office:value-type="float" office:value="0.5115" calcext:value-type="float">
            <text:p>0,5115</text:p>
          </table:table-cell>
          <table:table-cell office:value-type="float" office:value="24.541489" calcext:value-type="float">
            <text:p>24,541489</text:p>
          </table:table-cell>
          <table:table-cell office:value-type="float" office:value="1.845602" calcext:value-type="float">
            <text:p>1,845602</text:p>
          </table:table-cell>
          <table:table-cell office:value-type="float" office:value="1.552346" calcext:value-type="float">
            <text:p>1,552346</text:p>
          </table:table-cell>
          <table:table-cell office:value-type="float" office:value="0.5155" calcext:value-type="float">
            <text:p>0,5155</text:p>
          </table:table-cell>
          <table:table-cell office:value-type="float" office:value="22.0935" calcext:value-type="float">
            <text:p>22,0935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5" office:value-type="float" office:value="1.579047" calcext:value-type="float">
            <text:p>1,5790</text:p>
          </table:table-cell>
          <table:table-cell table:style-name="ce5" office:value-type="float" office:value="1.300277" calcext:value-type="float">
            <text:p>1,3003</text:p>
          </table:table-cell>
          <table:table-cell table:style-name="ce5" office:value-type="float" office:value="0.6" calcext:value-type="float">
            <text:p>0,6000</text:p>
          </table:table-cell>
          <table:table-cell table:style-name="ce10" office:value-type="float" office:value="24.383699" calcext:value-type="float">
            <text:p>24,3837</text:p>
          </table:table-cell>
          <table:table-cell table:style-name="ce13" office:value-type="float" office:value="1.93483" calcext:value-type="float">
            <text:p>1,9348</text:p>
          </table:table-cell>
          <table:table-cell table:style-name="ce5" office:value-type="float" office:value="1.644871" calcext:value-type="float">
            <text:p>1,6449</text:p>
          </table:table-cell>
          <table:table-cell table:style-name="ce5" office:value-type="float" office:value="0.4915" calcext:value-type="float">
            <text:p>0,4915</text:p>
          </table:table-cell>
          <table:table-cell table:style-name="ce10" office:value-type="float" office:value="24.596319" calcext:value-type="float">
            <text:p>24,5963</text:p>
          </table:table-cell>
          <table:table-cell table:style-name="Default" office:value-type="float" office:value="1.993149" calcext:value-type="float">
            <text:p>1,993149</text:p>
          </table:table-cell>
          <table:table-cell office:value-type="float" office:value="1.642444" calcext:value-type="float">
            <text:p>1,642444</text:p>
          </table:table-cell>
          <table:table-cell office:value-type="float" office:value="0.512" calcext:value-type="float">
            <text:p>0,512</text:p>
          </table:table-cell>
          <table:table-cell office:value-type="float" office:value="28.932066" calcext:value-type="float">
            <text:p>28,932066</text:p>
          </table:table-cell>
          <table:table-cell office:value-type="float" office:value="1.871755" calcext:value-type="float">
            <text:p>1,871755</text:p>
          </table:table-cell>
          <table:table-cell office:value-type="float" office:value="1.579348" calcext:value-type="float">
            <text:p>1,579348</text:p>
          </table:table-cell>
          <table:table-cell office:value-type="float" office:value="0.52" calcext:value-type="float">
            <text:p>0,52</text:p>
          </table:table-cell>
          <table:table-cell office:value-type="float" office:value="23.74211" calcext:value-type="float">
            <text:p>23,74211</text:p>
          </table:table-cell>
          <table:table-cell office:value-type="float" office:value="1.821702" calcext:value-type="float">
            <text:p>1,821702</text:p>
          </table:table-cell>
          <table:table-cell office:value-type="float" office:value="1.591" calcext:value-type="float">
            <text:p>1,591</text:p>
          </table:table-cell>
          <table:table-cell office:value-type="float" office:value="0.5115" calcext:value-type="float">
            <text:p>0,5115</text:p>
          </table:table-cell>
          <table:table-cell office:value-type="float" office:value="22.007685" calcext:value-type="float">
            <text:p>22,007685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5" office:value-type="float" office:value="1.529731" calcext:value-type="float">
            <text:p>1,5297</text:p>
          </table:table-cell>
          <table:table-cell table:style-name="ce5" office:value-type="float" office:value="1.36756" calcext:value-type="float">
            <text:p>1,3676</text:p>
          </table:table-cell>
          <table:table-cell table:style-name="ce5" office:value-type="float" office:value="0.5695" calcext:value-type="float">
            <text:p>0,5695</text:p>
          </table:table-cell>
          <table:table-cell table:style-name="ce10" office:value-type="float" office:value="24.519155" calcext:value-type="float">
            <text:p>24,5192</text:p>
          </table:table-cell>
          <table:table-cell table:style-name="ce13" office:value-type="float" office:value="1.904434" calcext:value-type="float">
            <text:p>1,9044</text:p>
          </table:table-cell>
          <table:table-cell table:style-name="ce5" office:value-type="float" office:value="1.649716" calcext:value-type="float">
            <text:p>1,6497</text:p>
          </table:table-cell>
          <table:table-cell table:style-name="ce5" office:value-type="float" office:value="0.4935" calcext:value-type="float">
            <text:p>0,4935</text:p>
          </table:table-cell>
          <table:table-cell table:style-name="ce10" office:value-type="float" office:value="24.788652" calcext:value-type="float">
            <text:p>24,7887</text:p>
          </table:table-cell>
          <table:table-cell table:style-name="Default" office:value-type="float" office:value="1.967141" calcext:value-type="float">
            <text:p>1,967141</text:p>
          </table:table-cell>
          <table:table-cell office:value-type="float" office:value="1.597529" calcext:value-type="float">
            <text:p>1,597529</text:p>
          </table:table-cell>
          <table:table-cell office:value-type="float" office:value="0.5025" calcext:value-type="float">
            <text:p>0,5025</text:p>
          </table:table-cell>
          <table:table-cell office:value-type="float" office:value="28.677889" calcext:value-type="float">
            <text:p>28,677889</text:p>
          </table:table-cell>
          <table:table-cell office:value-type="float" office:value="1.857314" calcext:value-type="float">
            <text:p>1,857314</text:p>
          </table:table-cell>
          <table:table-cell office:value-type="float" office:value="1.636906" calcext:value-type="float">
            <text:p>1,636906</text:p>
          </table:table-cell>
          <table:table-cell office:value-type="float" office:value="0.492" calcext:value-type="float">
            <text:p>0,492</text:p>
          </table:table-cell>
          <table:table-cell office:value-type="float" office:value="24.686662" calcext:value-type="float">
            <text:p>24,686662</text:p>
          </table:table-cell>
          <table:table-cell office:value-type="float" office:value="1.781129" calcext:value-type="float">
            <text:p>1,781129</text:p>
          </table:table-cell>
          <table:table-cell office:value-type="float" office:value="1.531451" calcext:value-type="float">
            <text:p>1,531451</text:p>
          </table:table-cell>
          <table:table-cell office:value-type="float" office:value="0.5205" calcext:value-type="float">
            <text:p>0,5205</text:p>
          </table:table-cell>
          <table:table-cell office:value-type="float" office:value="22.121907" calcext:value-type="float">
            <text:p>22,121907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5" office:value-type="float" office:value="1.510691" calcext:value-type="float">
            <text:p>1,5107</text:p>
          </table:table-cell>
          <table:table-cell table:style-name="ce5" office:value-type="float" office:value="1.278382" calcext:value-type="float">
            <text:p>1,2784</text:p>
          </table:table-cell>
          <table:table-cell table:style-name="ce5" office:value-type="float" office:value="0.605" calcext:value-type="float">
            <text:p>0,6050</text:p>
          </table:table-cell>
          <table:table-cell table:style-name="ce10" office:value-type="float" office:value="24.530115" calcext:value-type="float">
            <text:p>24,5301</text:p>
          </table:table-cell>
          <table:table-cell table:style-name="ce13" office:value-type="float" office:value="1.879602" calcext:value-type="float">
            <text:p>1,8796</text:p>
          </table:table-cell>
          <table:table-cell table:style-name="ce5" office:value-type="float" office:value="1.666596" calcext:value-type="float">
            <text:p>1,6666</text:p>
          </table:table-cell>
          <table:table-cell table:style-name="ce5" office:value-type="float" office:value="0.4675" calcext:value-type="float">
            <text:p>0,4675</text:p>
          </table:table-cell>
          <table:table-cell table:style-name="ce10" office:value-type="float" office:value="24.90995" calcext:value-type="float">
            <text:p>24,9100</text:p>
          </table:table-cell>
          <table:table-cell table:style-name="Default" office:value-type="float" office:value="1.923516" calcext:value-type="float">
            <text:p>1,923516</text:p>
          </table:table-cell>
          <table:table-cell office:value-type="float" office:value="1.590082" calcext:value-type="float">
            <text:p>1,590082</text:p>
          </table:table-cell>
          <table:table-cell office:value-type="float" office:value="0.5225" calcext:value-type="float">
            <text:p>0,5225</text:p>
          </table:table-cell>
          <table:table-cell office:value-type="float" office:value="28.987952" calcext:value-type="float">
            <text:p>28,987952</text:p>
          </table:table-cell>
          <table:table-cell office:value-type="float" office:value="1.787846" calcext:value-type="float">
            <text:p>1,787846</text:p>
          </table:table-cell>
          <table:table-cell office:value-type="float" office:value="1.472255" calcext:value-type="float">
            <text:p>1,472255</text:p>
          </table:table-cell>
          <table:table-cell office:value-type="float" office:value="0.5595" calcext:value-type="float">
            <text:p>0,5595</text:p>
          </table:table-cell>
          <table:table-cell office:value-type="float" office:value="24.32203" calcext:value-type="float">
            <text:p>24,32203</text:p>
          </table:table-cell>
          <table:table-cell office:value-type="float" office:value="1.77092" calcext:value-type="float">
            <text:p>1,77092</text:p>
          </table:table-cell>
          <table:table-cell office:value-type="float" office:value="1.443018" calcext:value-type="float">
            <text:p>1,443018</text:p>
          </table:table-cell>
          <table:table-cell office:value-type="float" office:value="0.5505" calcext:value-type="float">
            <text:p>0,5505</text:p>
          </table:table-cell>
          <table:table-cell office:value-type="float" office:value="22.123636" calcext:value-type="float">
            <text:p>22,123636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5" office:value-type="float" office:value="1.502094" calcext:value-type="float">
            <text:p>1,5021</text:p>
          </table:table-cell>
          <table:table-cell table:style-name="ce5" office:value-type="float" office:value="1.336721" calcext:value-type="float">
            <text:p>1,3367</text:p>
          </table:table-cell>
          <table:table-cell table:style-name="ce5" office:value-type="float" office:value="0.576" calcext:value-type="float">
            <text:p>0,5760</text:p>
          </table:table-cell>
          <table:table-cell table:style-name="ce10" office:value-type="float" office:value="24.67625" calcext:value-type="float">
            <text:p>24,6763</text:p>
          </table:table-cell>
          <table:table-cell table:style-name="ce13" office:value-type="float" office:value="1.851636" calcext:value-type="float">
            <text:p>1,8516</text:p>
          </table:table-cell>
          <table:table-cell table:style-name="ce5" office:value-type="float" office:value="1.5641" calcext:value-type="float">
            <text:p>1,5641</text:p>
          </table:table-cell>
          <table:table-cell table:style-name="ce5" office:value-type="float" office:value="0.521" calcext:value-type="float">
            <text:p>0,5210</text:p>
          </table:table-cell>
          <table:table-cell table:style-name="ce10" office:value-type="float" office:value="27.070784" calcext:value-type="float">
            <text:p>27,0708</text:p>
          </table:table-cell>
          <table:table-cell table:style-name="Default" office:value-type="float" office:value="1.887047" calcext:value-type="float">
            <text:p>1,887047</text:p>
          </table:table-cell>
          <table:table-cell office:value-type="float" office:value="1.552667" calcext:value-type="float">
            <text:p>1,552667</text:p>
          </table:table-cell>
          <table:table-cell office:value-type="float" office:value="0.531" calcext:value-type="float">
            <text:p>0,531</text:p>
          </table:table-cell>
          <table:table-cell office:value-type="float" office:value="29.568144" calcext:value-type="float">
            <text:p>29,568144</text:p>
          </table:table-cell>
          <table:table-cell office:value-type="float" office:value="1.754642" calcext:value-type="float">
            <text:p>1,754642</text:p>
          </table:table-cell>
          <table:table-cell office:value-type="float" office:value="1.468223" calcext:value-type="float">
            <text:p>1,468223</text:p>
          </table:table-cell>
          <table:table-cell office:value-type="float" office:value="0.5485" calcext:value-type="float">
            <text:p>0,5485</text:p>
          </table:table-cell>
          <table:table-cell office:value-type="float" office:value="24.632125" calcext:value-type="float">
            <text:p>24,632125</text:p>
          </table:table-cell>
          <table:table-cell office:value-type="float" office:value="1.748717" calcext:value-type="float">
            <text:p>1,748717</text:p>
          </table:table-cell>
          <table:table-cell office:value-type="float" office:value="1.418935" calcext:value-type="float">
            <text:p>1,418935</text:p>
          </table:table-cell>
          <table:table-cell office:value-type="float" office:value="0.571" calcext:value-type="float">
            <text:p>0,571</text:p>
          </table:table-cell>
          <table:table-cell office:value-type="float" office:value="23.710223" calcext:value-type="float">
            <text:p>23,710223</text:p>
          </table:table-cell>
          <table:table-cell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5" office:value-type="float" office:value="1.486538" calcext:value-type="float">
            <text:p>1,4865</text:p>
          </table:table-cell>
          <table:table-cell table:style-name="ce5" office:value-type="float" office:value="1.272985" calcext:value-type="float">
            <text:p>1,2730</text:p>
          </table:table-cell>
          <table:table-cell table:style-name="ce5" office:value-type="float" office:value="0.6025" calcext:value-type="float">
            <text:p>0,6025</text:p>
          </table:table-cell>
          <table:table-cell table:style-name="ce10" office:value-type="float" office:value="25.305389" calcext:value-type="float">
            <text:p>25,3054</text:p>
          </table:table-cell>
          <table:table-cell table:style-name="ce13" office:value-type="float" office:value="1.844016" calcext:value-type="float">
            <text:p>1,8440</text:p>
          </table:table-cell>
          <table:table-cell table:style-name="ce5" office:value-type="float" office:value="1.51121" calcext:value-type="float">
            <text:p>1,5112</text:p>
          </table:table-cell>
          <table:table-cell table:style-name="ce5" office:value-type="float" office:value="0.552" calcext:value-type="float">
            <text:p>0,5520</text:p>
          </table:table-cell>
          <table:table-cell table:style-name="ce10" office:value-type="float" office:value="24.817057" calcext:value-type="float">
            <text:p>24,8171</text:p>
          </table:table-cell>
          <table:table-cell table:style-name="Default" office:value-type="float" office:value="1.868199" calcext:value-type="float">
            <text:p>1,868199</text:p>
          </table:table-cell>
          <table:table-cell office:value-type="float" office:value="1.530566" calcext:value-type="float">
            <text:p>1,530566</text:p>
          </table:table-cell>
          <table:table-cell office:value-type="float" office:value="0.507" calcext:value-type="float">
            <text:p>0,507</text:p>
          </table:table-cell>
          <table:table-cell office:value-type="float" office:value="29.746021" calcext:value-type="float">
            <text:p>29,746021</text:p>
          </table:table-cell>
          <table:table-cell office:value-type="float" office:value="1.725781" calcext:value-type="float">
            <text:p>1,725781</text:p>
          </table:table-cell>
          <table:table-cell office:value-type="float" office:value="1.456829" calcext:value-type="float">
            <text:p>1,456829</text:p>
          </table:table-cell>
          <table:table-cell office:value-type="float" office:value="0.5395" calcext:value-type="float">
            <text:p>0,5395</text:p>
          </table:table-cell>
          <table:table-cell office:value-type="float" office:value="24.609617" calcext:value-type="float">
            <text:p>24,609617</text:p>
          </table:table-cell>
          <table:table-cell office:value-type="float" office:value="1.699754" calcext:value-type="float">
            <text:p>1,699754</text:p>
          </table:table-cell>
          <table:table-cell office:value-type="float" office:value="1.396138" calcext:value-type="float">
            <text:p>1,396138</text:p>
          </table:table-cell>
          <table:table-cell office:value-type="float" office:value="0.573" calcext:value-type="float">
            <text:p>0,573</text:p>
          </table:table-cell>
          <table:table-cell office:value-type="float" office:value="22.160045" calcext:value-type="float">
            <text:p>22,160045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5" office:value-type="float" office:value="1.471553" calcext:value-type="float">
            <text:p>1,4716</text:p>
          </table:table-cell>
          <table:table-cell table:style-name="ce5" office:value-type="float" office:value="1.258228" calcext:value-type="float">
            <text:p>1,2582</text:p>
          </table:table-cell>
          <table:table-cell table:style-name="ce5" office:value-type="float" office:value="0.604" calcext:value-type="float">
            <text:p>0,6040</text:p>
          </table:table-cell>
          <table:table-cell table:style-name="ce10" office:value-type="float" office:value="25.73717" calcext:value-type="float">
            <text:p>25,7372</text:p>
          </table:table-cell>
          <table:table-cell table:style-name="ce13" office:value-type="float" office:value="1.824156" calcext:value-type="float">
            <text:p>1,8242</text:p>
          </table:table-cell>
          <table:table-cell table:style-name="ce5" office:value-type="float" office:value="1.547867" calcext:value-type="float">
            <text:p>1,5479</text:p>
          </table:table-cell>
          <table:table-cell table:style-name="ce5" office:value-type="float" office:value="0.517" calcext:value-type="float">
            <text:p>0,5170</text:p>
          </table:table-cell>
          <table:table-cell table:style-name="ce10" office:value-type="float" office:value="25.238813" calcext:value-type="float">
            <text:p>25,2388</text:p>
          </table:table-cell>
          <table:table-cell table:style-name="Default" office:value-type="float" office:value="1.830155" calcext:value-type="float">
            <text:p>1,830155</text:p>
          </table:table-cell>
          <table:table-cell office:value-type="float" office:value="1.530674" calcext:value-type="float">
            <text:p>1,530674</text:p>
          </table:table-cell>
          <table:table-cell office:value-type="float" office:value="0.523" calcext:value-type="float">
            <text:p>0,523</text:p>
          </table:table-cell>
          <table:table-cell office:value-type="float" office:value="29.475664" calcext:value-type="float">
            <text:p>29,475664</text:p>
          </table:table-cell>
          <table:table-cell office:value-type="float" office:value="1.667832" calcext:value-type="float">
            <text:p>1,667832</text:p>
          </table:table-cell>
          <table:table-cell office:value-type="float" office:value="1.439694" calcext:value-type="float">
            <text:p>1,439694</text:p>
          </table:table-cell>
          <table:table-cell office:value-type="float" office:value="0.552" calcext:value-type="float">
            <text:p>0,552</text:p>
          </table:table-cell>
          <table:table-cell office:value-type="float" office:value="24.770836" calcext:value-type="float">
            <text:p>24,770836</text:p>
          </table:table-cell>
          <table:table-cell office:value-type="float" office:value="1.655401" calcext:value-type="float">
            <text:p>1,655401</text:p>
          </table:table-cell>
          <table:table-cell office:value-type="float" office:value="1.391647" calcext:value-type="float">
            <text:p>1,391647</text:p>
          </table:table-cell>
          <table:table-cell office:value-type="float" office:value="0.558" calcext:value-type="float">
            <text:p>0,558</text:p>
          </table:table-cell>
          <table:table-cell office:value-type="float" office:value="22.308211" calcext:value-type="float">
            <text:p>22,308211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5" office:value-type="float" office:value="1.431602" calcext:value-type="float">
            <text:p>1,4316</text:p>
          </table:table-cell>
          <table:table-cell table:style-name="ce5" office:value-type="float" office:value="1.229451" calcext:value-type="float">
            <text:p>1,2295</text:p>
          </table:table-cell>
          <table:table-cell table:style-name="ce5" office:value-type="float" office:value="0.609" calcext:value-type="float">
            <text:p>0,6090</text:p>
          </table:table-cell>
          <table:table-cell table:style-name="ce10" office:value-type="float" office:value="28.306348" calcext:value-type="float">
            <text:p>28,3063</text:p>
          </table:table-cell>
          <table:table-cell table:style-name="ce13" office:value-type="float" office:value="1.822959" calcext:value-type="float">
            <text:p>1,8230</text:p>
          </table:table-cell>
          <table:table-cell table:style-name="ce5" office:value-type="float" office:value="1.473938" calcext:value-type="float">
            <text:p>1,4739</text:p>
          </table:table-cell>
          <table:table-cell table:style-name="ce5" office:value-type="float" office:value="0.5445" calcext:value-type="float">
            <text:p>0,5445</text:p>
          </table:table-cell>
          <table:table-cell table:style-name="ce10" office:value-type="float" office:value="26.363256" calcext:value-type="float">
            <text:p>26,3633</text:p>
          </table:table-cell>
          <table:table-cell table:style-name="Default" office:value-type="float" office:value="1.784434" calcext:value-type="float">
            <text:p>1,784434</text:p>
          </table:table-cell>
          <table:table-cell office:value-type="float" office:value="1.480982" calcext:value-type="float">
            <text:p>1,480982</text:p>
          </table:table-cell>
          <table:table-cell office:value-type="float" office:value="0.541" calcext:value-type="float">
            <text:p>0,541</text:p>
          </table:table-cell>
          <table:table-cell office:value-type="float" office:value="29.684144" calcext:value-type="float">
            <text:p>29,684144</text:p>
          </table:table-cell>
          <table:table-cell office:value-type="float" office:value="1.640198" calcext:value-type="float">
            <text:p>1,640198</text:p>
          </table:table-cell>
          <table:table-cell office:value-type="float" office:value="1.369792" calcext:value-type="float">
            <text:p>1,369792</text:p>
          </table:table-cell>
          <table:table-cell office:value-type="float" office:value="0.571" calcext:value-type="float">
            <text:p>0,571</text:p>
          </table:table-cell>
          <table:table-cell office:value-type="float" office:value="24.695472" calcext:value-type="float">
            <text:p>24,695472</text:p>
          </table:table-cell>
          <table:table-cell office:value-type="float" office:value="1.655117" calcext:value-type="float">
            <text:p>1,655117</text:p>
          </table:table-cell>
          <table:table-cell office:value-type="float" office:value="1.472064" calcext:value-type="float">
            <text:p>1,472064</text:p>
          </table:table-cell>
          <table:table-cell office:value-type="float" office:value="0.5535" calcext:value-type="float">
            <text:p>0,5535</text:p>
          </table:table-cell>
          <table:table-cell office:value-type="float" office:value="22.859503" calcext:value-type="float">
            <text:p>22,859503</text:p>
          </table:table-cell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5" office:value-type="float" office:value="1.409569" calcext:value-type="float">
            <text:p>1,4096</text:p>
          </table:table-cell>
          <table:table-cell table:style-name="ce5" office:value-type="float" office:value="1.223234" calcext:value-type="float">
            <text:p>1,2232</text:p>
          </table:table-cell>
          <table:table-cell table:style-name="ce5" office:value-type="float" office:value="0.624" calcext:value-type="float">
            <text:p>0,6240</text:p>
          </table:table-cell>
          <table:table-cell table:style-name="ce10" office:value-type="float" office:value="26.021376" calcext:value-type="float">
            <text:p>26,0214</text:p>
          </table:table-cell>
          <table:table-cell table:style-name="ce13" office:value-type="float" office:value="1.776966" calcext:value-type="float">
            <text:p>1,7770</text:p>
          </table:table-cell>
          <table:table-cell table:style-name="ce5" office:value-type="float" office:value="1.46247" calcext:value-type="float">
            <text:p>1,4625</text:p>
          </table:table-cell>
          <table:table-cell table:style-name="ce5" office:value-type="float" office:value="0.5655" calcext:value-type="float">
            <text:p>0,5655</text:p>
          </table:table-cell>
          <table:table-cell table:style-name="ce10" office:value-type="float" office:value="26.64936" calcext:value-type="float">
            <text:p>26,6494</text:p>
          </table:table-cell>
          <table:table-cell table:style-name="Default" office:value-type="float" office:value="1.766531" calcext:value-type="float">
            <text:p>1,766531</text:p>
          </table:table-cell>
          <table:table-cell office:value-type="float" office:value="1.435821" calcext:value-type="float">
            <text:p>1,435821</text:p>
          </table:table-cell>
          <table:table-cell office:value-type="float" office:value="0.5615" calcext:value-type="float">
            <text:p>0,5615</text:p>
          </table:table-cell>
          <table:table-cell office:value-type="float" office:value="29.930973" calcext:value-type="float">
            <text:p>29,930973</text:p>
          </table:table-cell>
          <table:table-cell office:value-type="float" office:value="1.649802" calcext:value-type="float">
            <text:p>1,649802</text:p>
          </table:table-cell>
          <table:table-cell office:value-type="float" office:value="1.344929" calcext:value-type="float">
            <text:p>1,344929</text:p>
          </table:table-cell>
          <table:table-cell office:value-type="float" office:value="0.5795" calcext:value-type="float">
            <text:p>0,5795</text:p>
          </table:table-cell>
          <table:table-cell office:value-type="float" office:value="24.554592" calcext:value-type="float">
            <text:p>24,554592</text:p>
          </table:table-cell>
          <table:table-cell office:value-type="float" office:value="1.648551" calcext:value-type="float">
            <text:p>1,648551</text:p>
          </table:table-cell>
          <table:table-cell office:value-type="float" office:value="1.460485" calcext:value-type="float">
            <text:p>1,460485</text:p>
          </table:table-cell>
          <table:table-cell office:value-type="float" office:value="0.547" calcext:value-type="float">
            <text:p>0,547</text:p>
          </table:table-cell>
          <table:table-cell office:value-type="float" office:value="22.440767" calcext:value-type="float">
            <text:p>22,440767</text:p>
          </table:table-cell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5" office:value-type="float" office:value="1.382169" calcext:value-type="float">
            <text:p>1,3822</text:p>
          </table:table-cell>
          <table:table-cell table:style-name="ce5" office:value-type="float" office:value="1.199459" calcext:value-type="float">
            <text:p>1,1995</text:p>
          </table:table-cell>
          <table:table-cell table:style-name="ce5" office:value-type="float" office:value="0.621" calcext:value-type="float">
            <text:p>0,6210</text:p>
          </table:table-cell>
          <table:table-cell table:style-name="ce10" office:value-type="float" office:value="27.801309" calcext:value-type="float">
            <text:p>27,8013</text:p>
          </table:table-cell>
          <table:table-cell table:style-name="ce13" office:value-type="float" office:value="1.714068" calcext:value-type="float">
            <text:p>1,7141</text:p>
          </table:table-cell>
          <table:table-cell table:style-name="ce5" office:value-type="float" office:value="1.438607" calcext:value-type="float">
            <text:p>1,4386</text:p>
          </table:table-cell>
          <table:table-cell table:style-name="ce5" office:value-type="float" office:value="0.5705" calcext:value-type="float">
            <text:p>0,5705</text:p>
          </table:table-cell>
          <table:table-cell table:style-name="ce10" office:value-type="float" office:value="26.163865" calcext:value-type="float">
            <text:p>26,1639</text:p>
          </table:table-cell>
          <table:table-cell table:style-name="Default" office:value-type="float" office:value="1.753328" calcext:value-type="float">
            <text:p>1,753328</text:p>
          </table:table-cell>
          <table:table-cell office:value-type="float" office:value="1.584872" calcext:value-type="float">
            <text:p>1,584872</text:p>
          </table:table-cell>
          <table:table-cell office:value-type="float" office:value="0.5065" calcext:value-type="float">
            <text:p>0,5065</text:p>
          </table:table-cell>
          <table:table-cell office:value-type="float" office:value="29.833215" calcext:value-type="float">
            <text:p>29,833215</text:p>
          </table:table-cell>
          <table:table-cell office:value-type="float" office:value="1.620049" calcext:value-type="float">
            <text:p>1,620049</text:p>
          </table:table-cell>
          <table:table-cell office:value-type="float" office:value="1.334071" calcext:value-type="float">
            <text:p>1,334071</text:p>
          </table:table-cell>
          <table:table-cell office:value-type="float" office:value="0.581" calcext:value-type="float">
            <text:p>0,581</text:p>
          </table:table-cell>
          <table:table-cell office:value-type="float" office:value="24.623207" calcext:value-type="float">
            <text:p>24,623207</text:p>
          </table:table-cell>
          <table:table-cell office:value-type="float" office:value="1.625454" calcext:value-type="float">
            <text:p>1,625454</text:p>
          </table:table-cell>
          <table:table-cell office:value-type="float" office:value="1.323522" calcext:value-type="float">
            <text:p>1,323522</text:p>
          </table:table-cell>
          <table:table-cell office:value-type="float" office:value="0.588" calcext:value-type="float">
            <text:p>0,588</text:p>
          </table:table-cell>
          <table:table-cell office:value-type="float" office:value="23.918561" calcext:value-type="float">
            <text:p>23,918561</text:p>
          </table:table-cell>
          <table:table-cell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ce5" office:value-type="float" office:value="1.385538" calcext:value-type="float">
            <text:p>1,3855</text:p>
          </table:table-cell>
          <table:table-cell table:style-name="ce5" office:value-type="float" office:value="1.171604" calcext:value-type="float">
            <text:p>1,1716</text:p>
          </table:table-cell>
          <table:table-cell table:style-name="ce5" office:value-type="float" office:value="0.624" calcext:value-type="float">
            <text:p>0,6240</text:p>
          </table:table-cell>
          <table:table-cell table:style-name="ce10" office:value-type="float" office:value="25.415581" calcext:value-type="float">
            <text:p>25,4156</text:p>
          </table:table-cell>
          <table:table-cell table:style-name="ce13" office:value-type="float" office:value="1.716932" calcext:value-type="float">
            <text:p>1,7169</text:p>
          </table:table-cell>
          <table:table-cell table:style-name="ce5" office:value-type="float" office:value="1.423318" calcext:value-type="float">
            <text:p>1,4233</text:p>
          </table:table-cell>
          <table:table-cell table:style-name="ce5" office:value-type="float" office:value="0.5635" calcext:value-type="float">
            <text:p>0,5635</text:p>
          </table:table-cell>
          <table:table-cell table:style-name="ce10" office:value-type="float" office:value="27.964389" calcext:value-type="float">
            <text:p>27,9644</text:p>
          </table:table-cell>
          <table:table-cell table:style-name="Default" office:value-type="float" office:value="1.75031" calcext:value-type="float">
            <text:p>1,75031</text:p>
          </table:table-cell>
          <table:table-cell office:value-type="float" office:value="1.441298" calcext:value-type="float">
            <text:p>1,441298</text:p>
          </table:table-cell>
          <table:table-cell office:value-type="float" office:value="0.5565" calcext:value-type="float">
            <text:p>0,5565</text:p>
          </table:table-cell>
          <table:table-cell office:value-type="float" office:value="29.876866" calcext:value-type="float">
            <text:p>29,876866</text:p>
          </table:table-cell>
          <table:table-cell office:value-type="float" office:value="1.58764" calcext:value-type="float">
            <text:p>1,58764</text:p>
          </table:table-cell>
          <table:table-cell office:value-type="float" office:value="1.342037" calcext:value-type="float">
            <text:p>1,342037</text:p>
          </table:table-cell>
          <table:table-cell office:value-type="float" office:value="0.583" calcext:value-type="float">
            <text:p>0,583</text:p>
          </table:table-cell>
          <table:table-cell office:value-type="float" office:value="24.808485" calcext:value-type="float">
            <text:p>24,808485</text:p>
          </table:table-cell>
          <table:table-cell office:value-type="float" office:value="1.586288" calcext:value-type="float">
            <text:p>1,586288</text:p>
          </table:table-cell>
          <table:table-cell office:value-type="float" office:value="1.479609" calcext:value-type="float">
            <text:p>1,479609</text:p>
          </table:table-cell>
          <table:table-cell office:value-type="float" office:value="0.5445" calcext:value-type="float">
            <text:p>0,5445</text:p>
          </table:table-cell>
          <table:table-cell office:value-type="float" office:value="23.658358" calcext:value-type="float">
            <text:p>23,658358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5" office:value-type="float" office:value="1.396751" calcext:value-type="float">
            <text:p>1,3968</text:p>
          </table:table-cell>
          <table:table-cell table:style-name="ce5" office:value-type="float" office:value="1.179465" calcext:value-type="float">
            <text:p>1,1795</text:p>
          </table:table-cell>
          <table:table-cell table:style-name="ce5" office:value-type="float" office:value="0.629" calcext:value-type="float">
            <text:p>0,6290</text:p>
          </table:table-cell>
          <table:table-cell table:style-name="ce10" office:value-type="float" office:value="24.960199" calcext:value-type="float">
            <text:p>24,9602</text:p>
          </table:table-cell>
          <table:table-cell table:style-name="ce13" office:value-type="float" office:value="1.696002" calcext:value-type="float">
            <text:p>1,6960</text:p>
          </table:table-cell>
          <table:table-cell table:style-name="ce5" office:value-type="float" office:value="1.382754" calcext:value-type="float">
            <text:p>1,3828</text:p>
          </table:table-cell>
          <table:table-cell table:style-name="ce5" office:value-type="float" office:value="0.5665" calcext:value-type="float">
            <text:p>0,5665</text:p>
          </table:table-cell>
          <table:table-cell table:style-name="ce10" office:value-type="float" office:value="26.440221" calcext:value-type="float">
            <text:p>26,4402</text:p>
          </table:table-cell>
          <table:table-cell table:style-name="Default" office:value-type="float" office:value="1.701141" calcext:value-type="float">
            <text:p>1,701141</text:p>
          </table:table-cell>
          <table:table-cell office:value-type="float" office:value="1.342149" calcext:value-type="float">
            <text:p>1,342149</text:p>
          </table:table-cell>
          <table:table-cell office:value-type="float" office:value="0.5775" calcext:value-type="float">
            <text:p>0,5775</text:p>
          </table:table-cell>
          <table:table-cell office:value-type="float" office:value="29.853986" calcext:value-type="float">
            <text:p>29,853986</text:p>
          </table:table-cell>
          <table:table-cell office:value-type="float" office:value="1.586388" calcext:value-type="float">
            <text:p>1,586388</text:p>
          </table:table-cell>
          <table:table-cell office:value-type="float" office:value="1.286475" calcext:value-type="float">
            <text:p>1,286475</text:p>
          </table:table-cell>
          <table:table-cell office:value-type="float" office:value="0.602" calcext:value-type="float">
            <text:p>0,602</text:p>
          </table:table-cell>
          <table:table-cell office:value-type="float" office:value="24.511801" calcext:value-type="float">
            <text:p>24,511801</text:p>
          </table:table-cell>
          <table:table-cell office:value-type="float" office:value="1.576718" calcext:value-type="float">
            <text:p>1,576718</text:p>
          </table:table-cell>
          <table:table-cell office:value-type="float" office:value="1.413247" calcext:value-type="float">
            <text:p>1,413247</text:p>
          </table:table-cell>
          <table:table-cell office:value-type="float" office:value="0.545" calcext:value-type="float">
            <text:p>0,545</text:p>
          </table:table-cell>
          <table:table-cell office:value-type="float" office:value="23.44114" calcext:value-type="float">
            <text:p>23,44114</text:p>
          </table:table-cell>
          <table:table-cell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style-name="ce5" office:value-type="float" office:value="1.362415" calcext:value-type="float">
            <text:p>1,3624</text:p>
          </table:table-cell>
          <table:table-cell table:style-name="ce5" office:value-type="float" office:value="1.147654" calcext:value-type="float">
            <text:p>1,1477</text:p>
          </table:table-cell>
          <table:table-cell table:style-name="ce5" office:value-type="float" office:value="0.6455" calcext:value-type="float">
            <text:p>0,6455</text:p>
          </table:table-cell>
          <table:table-cell table:style-name="ce10" office:value-type="float" office:value="24.855737" calcext:value-type="float">
            <text:p>24,8557</text:p>
          </table:table-cell>
          <table:table-cell table:style-name="ce13" office:value-type="float" office:value="1.658943" calcext:value-type="float">
            <text:p>1,6589</text:p>
          </table:table-cell>
          <table:table-cell table:style-name="ce5" office:value-type="float" office:value="1.380604" calcext:value-type="float">
            <text:p>1,3806</text:p>
          </table:table-cell>
          <table:table-cell table:style-name="ce5" office:value-type="float" office:value="0.5735" calcext:value-type="float">
            <text:p>0,5735</text:p>
          </table:table-cell>
          <table:table-cell table:style-name="ce10" office:value-type="float" office:value="26.43031" calcext:value-type="float">
            <text:p>26,4303</text:p>
          </table:table-cell>
          <table:table-cell table:style-name="Default" office:value-type="float" office:value="1.701673" calcext:value-type="float">
            <text:p>1,701673</text:p>
          </table:table-cell>
          <table:table-cell office:value-type="float" office:value="1.332462" calcext:value-type="float">
            <text:p>1,332462</text:p>
          </table:table-cell>
          <table:table-cell office:value-type="float" office:value="0.591" calcext:value-type="float">
            <text:p>0,591</text:p>
          </table:table-cell>
          <table:table-cell office:value-type="float" office:value="30.04758" calcext:value-type="float">
            <text:p>30,04758</text:p>
          </table:table-cell>
          <table:table-cell office:value-type="float" office:value="1.561823" calcext:value-type="float">
            <text:p>1,561823</text:p>
          </table:table-cell>
          <table:table-cell office:value-type="float" office:value="1.275946" calcext:value-type="float">
            <text:p>1,275946</text:p>
          </table:table-cell>
          <table:table-cell office:value-type="float" office:value="0.6065" calcext:value-type="float">
            <text:p>0,6065</text:p>
          </table:table-cell>
          <table:table-cell office:value-type="float" office:value="24.598057" calcext:value-type="float">
            <text:p>24,598057</text:p>
          </table:table-cell>
          <table:table-cell office:value-type="float" office:value="1.559899" calcext:value-type="float">
            <text:p>1,559899</text:p>
          </table:table-cell>
          <table:table-cell office:value-type="float" office:value="1.353689" calcext:value-type="float">
            <text:p>1,353689</text:p>
          </table:table-cell>
          <table:table-cell office:value-type="float" office:value="0.5975" calcext:value-type="float">
            <text:p>0,5975</text:p>
          </table:table-cell>
          <table:table-cell office:value-type="float" office:value="23.162876" calcext:value-type="float">
            <text:p>23,162876</text:p>
          </table:table-cell>
          <table:table-cell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5" office:value-type="float" office:value="1.338419" calcext:value-type="float">
            <text:p>1,3384</text:p>
          </table:table-cell>
          <table:table-cell table:style-name="ce5" office:value-type="float" office:value="1.102247" calcext:value-type="float">
            <text:p>1,1022</text:p>
          </table:table-cell>
          <table:table-cell table:style-name="ce5" office:value-type="float" office:value="0.6535" calcext:value-type="float">
            <text:p>0,6535</text:p>
          </table:table-cell>
          <table:table-cell table:style-name="ce10" office:value-type="float" office:value="27.567845" calcext:value-type="float">
            <text:p>27,5678</text:p>
          </table:table-cell>
          <table:table-cell table:style-name="ce13" office:value-type="float" office:value="1.660978" calcext:value-type="float">
            <text:p>1,6610</text:p>
          </table:table-cell>
          <table:table-cell table:style-name="ce5" office:value-type="float" office:value="1.355867" calcext:value-type="float">
            <text:p>1,3559</text:p>
          </table:table-cell>
          <table:table-cell table:style-name="ce5" office:value-type="float" office:value="0.5825" calcext:value-type="float">
            <text:p>0,5825</text:p>
          </table:table-cell>
          <table:table-cell table:style-name="ce10" office:value-type="float" office:value="27.99024" calcext:value-type="float">
            <text:p>27,9902</text:p>
          </table:table-cell>
          <table:table-cell table:style-name="Default" office:value-type="float" office:value="1.694485" calcext:value-type="float">
            <text:p>1,694485</text:p>
          </table:table-cell>
          <table:table-cell office:value-type="float" office:value="1.345096" calcext:value-type="float">
            <text:p>1,345096</text:p>
          </table:table-cell>
          <table:table-cell office:value-type="float" office:value="0.5905" calcext:value-type="float">
            <text:p>0,5905</text:p>
          </table:table-cell>
          <table:table-cell office:value-type="float" office:value="30.257568" calcext:value-type="float">
            <text:p>30,257568</text:p>
          </table:table-cell>
          <table:table-cell office:value-type="float" office:value="1.54168" calcext:value-type="float">
            <text:p>1,54168</text:p>
          </table:table-cell>
          <table:table-cell office:value-type="float" office:value="1.264068" calcext:value-type="float">
            <text:p>1,264068</text:p>
          </table:table-cell>
          <table:table-cell office:value-type="float" office:value="0.6035" calcext:value-type="float">
            <text:p>0,6035</text:p>
          </table:table-cell>
          <table:table-cell office:value-type="float" office:value="24.653345" calcext:value-type="float">
            <text:p>24,653345</text:p>
          </table:table-cell>
          <table:table-cell office:value-type="float" office:value="1.561726" calcext:value-type="float">
            <text:p>1,561726</text:p>
          </table:table-cell>
          <table:table-cell office:value-type="float" office:value="1.266264" calcext:value-type="float">
            <text:p>1,266264</text:p>
          </table:table-cell>
          <table:table-cell office:value-type="float" office:value="0.608" calcext:value-type="float">
            <text:p>0,608</text:p>
          </table:table-cell>
          <table:table-cell office:value-type="float" office:value="23.544791" calcext:value-type="float">
            <text:p>23,544791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table:style-name="ce5" office:value-type="float" office:value="1.363895" calcext:value-type="float">
            <text:p>1,3639</text:p>
          </table:table-cell>
          <table:table-cell table:style-name="ce5" office:value-type="float" office:value="1.1442" calcext:value-type="float">
            <text:p>1,1442</text:p>
          </table:table-cell>
          <table:table-cell table:style-name="ce5" office:value-type="float" office:value="0.645" calcext:value-type="float">
            <text:p>0,6450</text:p>
          </table:table-cell>
          <table:table-cell table:style-name="ce10" office:value-type="float" office:value="27.362536" calcext:value-type="float">
            <text:p>27,3625</text:p>
          </table:table-cell>
          <table:table-cell table:style-name="ce13" office:value-type="float" office:value="1.622398" calcext:value-type="float">
            <text:p>1,6224</text:p>
          </table:table-cell>
          <table:table-cell table:style-name="ce5" office:value-type="float" office:value="1.352913" calcext:value-type="float">
            <text:p>1,3529</text:p>
          </table:table-cell>
          <table:table-cell table:style-name="ce5" office:value-type="float" office:value="0.5965" calcext:value-type="float">
            <text:p>0,5965</text:p>
          </table:table-cell>
          <table:table-cell table:style-name="ce10" office:value-type="float" office:value="26.91955" calcext:value-type="float">
            <text:p>26,9196</text:p>
          </table:table-cell>
          <table:table-cell table:style-name="Default" office:value-type="float" office:value="1.664411" calcext:value-type="float">
            <text:p>1,664411</text:p>
          </table:table-cell>
          <table:table-cell office:value-type="float" office:value="1.417907" calcext:value-type="float">
            <text:p>1,417907</text:p>
          </table:table-cell>
          <table:table-cell office:value-type="float" office:value="0.56" calcext:value-type="float">
            <text:p>0,56</text:p>
          </table:table-cell>
          <table:table-cell office:value-type="float" office:value="30.954911" calcext:value-type="float">
            <text:p>30,954911</text:p>
          </table:table-cell>
          <table:table-cell office:value-type="float" office:value="1.555749" calcext:value-type="float">
            <text:p>1,555749</text:p>
          </table:table-cell>
          <table:table-cell office:value-type="float" office:value="1.296305" calcext:value-type="float">
            <text:p>1,296305</text:p>
          </table:table-cell>
          <table:table-cell office:value-type="float" office:value="0.5835" calcext:value-type="float">
            <text:p>0,5835</text:p>
          </table:table-cell>
          <table:table-cell office:value-type="float" office:value="24.707043" calcext:value-type="float">
            <text:p>24,707043</text:p>
          </table:table-cell>
          <table:table-cell office:value-type="float" office:value="1.531927" calcext:value-type="float">
            <text:p>1,531927</text:p>
          </table:table-cell>
          <table:table-cell office:value-type="float" office:value="1.287065" calcext:value-type="float">
            <text:p>1,287065</text:p>
          </table:table-cell>
          <table:table-cell office:value-type="float" office:value="0.592" calcext:value-type="float">
            <text:p>0,592</text:p>
          </table:table-cell>
          <table:table-cell office:value-type="float" office:value="23.995412" calcext:value-type="float">
            <text:p>23,995412</text:p>
          </table:table-cell>
          <table:table-cell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ce5" office:value-type="float" office:value="1.326044" calcext:value-type="float">
            <text:p>1,3260</text:p>
          </table:table-cell>
          <table:table-cell table:style-name="ce5" office:value-type="float" office:value="1.118088" calcext:value-type="float">
            <text:p>1,1181</text:p>
          </table:table-cell>
          <table:table-cell table:style-name="ce5" office:value-type="float" office:value="0.642" calcext:value-type="float">
            <text:p>0,6420</text:p>
          </table:table-cell>
          <table:table-cell table:style-name="ce10" office:value-type="float" office:value="25.911986" calcext:value-type="float">
            <text:p>25,9120</text:p>
          </table:table-cell>
          <table:table-cell table:style-name="ce13" office:value-type="float" office:value="1.62664" calcext:value-type="float">
            <text:p>1,6266</text:p>
          </table:table-cell>
          <table:table-cell table:style-name="ce5" office:value-type="float" office:value="1.287022" calcext:value-type="float">
            <text:p>1,2870</text:p>
          </table:table-cell>
          <table:table-cell table:style-name="ce5" office:value-type="float" office:value="0.6165" calcext:value-type="float">
            <text:p>0,6165</text:p>
          </table:table-cell>
          <table:table-cell table:style-name="ce10" office:value-type="float" office:value="27.636874" calcext:value-type="float">
            <text:p>27,6369</text:p>
          </table:table-cell>
          <table:table-cell table:style-name="Default" office:value-type="float" office:value="1.655454" calcext:value-type="float">
            <text:p>1,655454</text:p>
          </table:table-cell>
          <table:table-cell office:value-type="float" office:value="1.331418" calcext:value-type="float">
            <text:p>1,331418</text:p>
          </table:table-cell>
          <table:table-cell office:value-type="float" office:value="0.574" calcext:value-type="float">
            <text:p>0,574</text:p>
          </table:table-cell>
          <table:table-cell office:value-type="float" office:value="30.370417" calcext:value-type="float">
            <text:p>30,370417</text:p>
          </table:table-cell>
          <table:table-cell office:value-type="float" office:value="1.516502" calcext:value-type="float">
            <text:p>1,516502</text:p>
          </table:table-cell>
          <table:table-cell office:value-type="float" office:value="1.271908" calcext:value-type="float">
            <text:p>1,271908</text:p>
          </table:table-cell>
          <table:table-cell office:value-type="float" office:value="0.5935" calcext:value-type="float">
            <text:p>0,5935</text:p>
          </table:table-cell>
          <table:table-cell office:value-type="float" office:value="24.719736" calcext:value-type="float">
            <text:p>24,719736</text:p>
          </table:table-cell>
          <table:table-cell office:value-type="float" office:value="1.522545" calcext:value-type="float">
            <text:p>1,522545</text:p>
          </table:table-cell>
          <table:table-cell office:value-type="float" office:value="1.304254" calcext:value-type="float">
            <text:p>1,304254</text:p>
          </table:table-cell>
          <table:table-cell office:value-type="float" office:value="0.573" calcext:value-type="float">
            <text:p>0,573</text:p>
          </table:table-cell>
          <table:table-cell office:value-type="float" office:value="24.016853" calcext:value-type="float">
            <text:p>24,016853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 table:style-name="ce5" office:value-type="float" office:value="1.291021" calcext:value-type="float">
            <text:p>1,2910</text:p>
          </table:table-cell>
          <table:table-cell table:style-name="ce5" office:value-type="float" office:value="1.09141" calcext:value-type="float">
            <text:p>1,0914</text:p>
          </table:table-cell>
          <table:table-cell table:style-name="ce5" office:value-type="float" office:value="0.6625" calcext:value-type="float">
            <text:p>0,6625</text:p>
          </table:table-cell>
          <table:table-cell table:style-name="ce10" office:value-type="float" office:value="27.729972" calcext:value-type="float">
            <text:p>27,7300</text:p>
          </table:table-cell>
          <table:table-cell table:style-name="ce13" office:value-type="float" office:value="1.624956" calcext:value-type="float">
            <text:p>1,6250</text:p>
          </table:table-cell>
          <table:table-cell table:style-name="ce5" office:value-type="float" office:value="1.308168" calcext:value-type="float">
            <text:p>1,3082</text:p>
          </table:table-cell>
          <table:table-cell table:style-name="ce5" office:value-type="float" office:value="0.5975" calcext:value-type="float">
            <text:p>0,5975</text:p>
          </table:table-cell>
          <table:table-cell table:style-name="ce10" office:value-type="float" office:value="27.834167" calcext:value-type="float">
            <text:p>27,8342</text:p>
          </table:table-cell>
          <table:table-cell table:style-name="Default" office:value-type="float" office:value="1.663297" calcext:value-type="float">
            <text:p>1,663297</text:p>
          </table:table-cell>
          <table:table-cell office:value-type="float" office:value="1.365955" calcext:value-type="float">
            <text:p>1,365955</text:p>
          </table:table-cell>
          <table:table-cell office:value-type="float" office:value="0.578" calcext:value-type="float">
            <text:p>0,578</text:p>
          </table:table-cell>
          <table:table-cell office:value-type="float" office:value="30.574005" calcext:value-type="float">
            <text:p>30,574005</text:p>
          </table:table-cell>
          <table:table-cell office:value-type="float" office:value="1.495793" calcext:value-type="float">
            <text:p>1,495793</text:p>
          </table:table-cell>
          <table:table-cell office:value-type="float" office:value="1.234559" calcext:value-type="float">
            <text:p>1,234559</text:p>
          </table:table-cell>
          <table:table-cell office:value-type="float" office:value="0.629" calcext:value-type="float">
            <text:p>0,629</text:p>
          </table:table-cell>
          <table:table-cell office:value-type="float" office:value="24.561245" calcext:value-type="float">
            <text:p>24,561245</text:p>
          </table:table-cell>
          <table:table-cell office:value-type="float" office:value="1.485123" calcext:value-type="float">
            <text:p>1,485123</text:p>
          </table:table-cell>
          <table:table-cell office:value-type="float" office:value="1.224979" calcext:value-type="float">
            <text:p>1,224979</text:p>
          </table:table-cell>
          <table:table-cell office:value-type="float" office:value="0.617" calcext:value-type="float">
            <text:p>0,617</text:p>
          </table:table-cell>
          <table:table-cell office:value-type="float" office:value="23.783539" calcext:value-type="float">
            <text:p>23,783539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 table:style-name="ce5" office:value-type="float" office:value="1.297252" calcext:value-type="float">
            <text:p>1,2973</text:p>
          </table:table-cell>
          <table:table-cell table:style-name="ce5" office:value-type="float" office:value="1.053433" calcext:value-type="float">
            <text:p>1,0534</text:p>
          </table:table-cell>
          <table:table-cell table:style-name="ce5" office:value-type="float" office:value="0.675" calcext:value-type="float">
            <text:p>0,6750</text:p>
          </table:table-cell>
          <table:table-cell table:style-name="ce10" office:value-type="float" office:value="25.263344" calcext:value-type="float">
            <text:p>25,2633</text:p>
          </table:table-cell>
          <table:table-cell table:style-name="ce13" office:value-type="float" office:value="1.5893" calcext:value-type="float">
            <text:p>1,5893</text:p>
          </table:table-cell>
          <table:table-cell table:style-name="ce5" office:value-type="float" office:value="1.330113" calcext:value-type="float">
            <text:p>1,3301</text:p>
          </table:table-cell>
          <table:table-cell table:style-name="ce5" office:value-type="float" office:value="0.586" calcext:value-type="float">
            <text:p>0,5860</text:p>
          </table:table-cell>
          <table:table-cell table:style-name="ce10" office:value-type="float" office:value="27.346395" calcext:value-type="float">
            <text:p>27,3464</text:p>
          </table:table-cell>
          <table:table-cell table:style-name="Default" office:value-type="float" office:value="1.621076" calcext:value-type="float">
            <text:p>1,621076</text:p>
          </table:table-cell>
          <table:table-cell office:value-type="float" office:value="1.253563" calcext:value-type="float">
            <text:p>1,253563</text:p>
          </table:table-cell>
          <table:table-cell office:value-type="float" office:value="0.6125" calcext:value-type="float">
            <text:p>0,6125</text:p>
          </table:table-cell>
          <table:table-cell office:value-type="float" office:value="33.574653" calcext:value-type="float">
            <text:p>33,574653</text:p>
          </table:table-cell>
          <table:table-cell office:value-type="float" office:value="1.482424" calcext:value-type="float">
            <text:p>1,482424</text:p>
          </table:table-cell>
          <table:table-cell office:value-type="float" office:value="1.226333" calcext:value-type="float">
            <text:p>1,226333</text:p>
          </table:table-cell>
          <table:table-cell office:value-type="float" office:value="0.6165" calcext:value-type="float">
            <text:p>0,6165</text:p>
          </table:table-cell>
          <table:table-cell office:value-type="float" office:value="24.681386" calcext:value-type="float">
            <text:p>24,681386</text:p>
          </table:table-cell>
          <table:table-cell office:value-type="float" office:value="1.479444" calcext:value-type="float">
            <text:p>1,479444</text:p>
          </table:table-cell>
          <table:table-cell office:value-type="float" office:value="1.217927" calcext:value-type="float">
            <text:p>1,217927</text:p>
          </table:table-cell>
          <table:table-cell office:value-type="float" office:value="0.624" calcext:value-type="float">
            <text:p>0,624</text:p>
          </table:table-cell>
          <table:table-cell office:value-type="float" office:value="23.61448" calcext:value-type="float">
            <text:p>23,61448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5" office:value-type="float" office:value="1.273803" calcext:value-type="float">
            <text:p>1,2738</text:p>
          </table:table-cell>
          <table:table-cell table:style-name="ce5" office:value-type="float" office:value="1.073062" calcext:value-type="float">
            <text:p>1,0731</text:p>
          </table:table-cell>
          <table:table-cell table:style-name="ce5" office:value-type="float" office:value="0.659" calcext:value-type="float">
            <text:p>0,6590</text:p>
          </table:table-cell>
          <table:table-cell table:style-name="ce10" office:value-type="float" office:value="26.139579" calcext:value-type="float">
            <text:p>26,1396</text:p>
          </table:table-cell>
          <table:table-cell table:style-name="ce13" office:value-type="float" office:value="1.57511" calcext:value-type="float">
            <text:p>1,5751</text:p>
          </table:table-cell>
          <table:table-cell table:style-name="ce5" office:value-type="float" office:value="1.336723" calcext:value-type="float">
            <text:p>1,3367</text:p>
          </table:table-cell>
          <table:table-cell table:style-name="ce5" office:value-type="float" office:value="0.572" calcext:value-type="float">
            <text:p>0,5720</text:p>
          </table:table-cell>
          <table:table-cell table:style-name="ce10" office:value-type="float" office:value="27.910586" calcext:value-type="float">
            <text:p>27,9106</text:p>
          </table:table-cell>
          <table:table-cell table:style-name="Default" office:value-type="float" office:value="1.580344" calcext:value-type="float">
            <text:p>1,580344</text:p>
          </table:table-cell>
          <table:table-cell office:value-type="float" office:value="1.242949" calcext:value-type="float">
            <text:p>1,242949</text:p>
          </table:table-cell>
          <table:table-cell office:value-type="float" office:value="0.614" calcext:value-type="float">
            <text:p>0,614</text:p>
          </table:table-cell>
          <table:table-cell office:value-type="float" office:value="32.551199" calcext:value-type="float">
            <text:p>32,551199</text:p>
          </table:table-cell>
          <table:table-cell office:value-type="float" office:value="1.439131" calcext:value-type="float">
            <text:p>1,439131</text:p>
          </table:table-cell>
          <table:table-cell office:value-type="float" office:value="1.247731" calcext:value-type="float">
            <text:p>1,247731</text:p>
          </table:table-cell>
          <table:table-cell office:value-type="float" office:value="0.621" calcext:value-type="float">
            <text:p>0,621</text:p>
          </table:table-cell>
          <table:table-cell office:value-type="float" office:value="24.86911" calcext:value-type="float">
            <text:p>24,86911</text:p>
          </table:table-cell>
          <table:table-cell office:value-type="float" office:value="1.461571" calcext:value-type="float">
            <text:p>1,461571</text:p>
          </table:table-cell>
          <table:table-cell office:value-type="float" office:value="1.211254" calcext:value-type="float">
            <text:p>1,211254</text:p>
          </table:table-cell>
          <table:table-cell office:value-type="float" office:value="0.6215" calcext:value-type="float">
            <text:p>0,6215</text:p>
          </table:table-cell>
          <table:table-cell office:value-type="float" office:value="24.015284" calcext:value-type="float">
            <text:p>24,015284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 table:style-name="ce5" office:value-type="float" office:value="1.294829" calcext:value-type="float">
            <text:p>1,2948</text:p>
          </table:table-cell>
          <table:table-cell table:style-name="ce5" office:value-type="float" office:value="1.089309" calcext:value-type="float">
            <text:p>1,0893</text:p>
          </table:table-cell>
          <table:table-cell table:style-name="ce5" office:value-type="float" office:value="0.654" calcext:value-type="float">
            <text:p>0,6540</text:p>
          </table:table-cell>
          <table:table-cell table:style-name="ce10" office:value-type="float" office:value="25.236472" calcext:value-type="float">
            <text:p>25,2365</text:p>
          </table:table-cell>
          <table:table-cell table:style-name="ce13" office:value-type="float" office:value="1.575597" calcext:value-type="float">
            <text:p>1,5756</text:p>
          </table:table-cell>
          <table:table-cell table:style-name="ce5" office:value-type="float" office:value="1.264316" calcext:value-type="float">
            <text:p>1,2643</text:p>
          </table:table-cell>
          <table:table-cell table:style-name="ce5" office:value-type="float" office:value="0.617" calcext:value-type="float">
            <text:p>0,6170</text:p>
          </table:table-cell>
          <table:table-cell table:style-name="ce10" office:value-type="float" office:value="27.968189" calcext:value-type="float">
            <text:p>27,9682</text:p>
          </table:table-cell>
          <table:table-cell table:style-name="Default" office:value-type="float" office:value="1.581599" calcext:value-type="float">
            <text:p>1,581599</text:p>
          </table:table-cell>
          <table:table-cell office:value-type="float" office:value="1.270785" calcext:value-type="float">
            <text:p>1,270785</text:p>
          </table:table-cell>
          <table:table-cell office:value-type="float" office:value="0.605" calcext:value-type="float">
            <text:p>0,605</text:p>
          </table:table-cell>
          <table:table-cell office:value-type="float" office:value="31.127048" calcext:value-type="float">
            <text:p>31,127048</text:p>
          </table:table-cell>
          <table:table-cell office:value-type="float" office:value="1.439269" calcext:value-type="float">
            <text:p>1,439269</text:p>
          </table:table-cell>
          <table:table-cell office:value-type="float" office:value="1.175477" calcext:value-type="float">
            <text:p>1,175477</text:p>
          </table:table-cell>
          <table:table-cell office:value-type="float" office:value="0.6415" calcext:value-type="float">
            <text:p>0,6415</text:p>
          </table:table-cell>
          <table:table-cell office:value-type="float" office:value="24.597827" calcext:value-type="float">
            <text:p>24,597827</text:p>
          </table:table-cell>
          <table:table-cell office:value-type="float" office:value="1.461212" calcext:value-type="float">
            <text:p>1,461212</text:p>
          </table:table-cell>
          <table:table-cell office:value-type="float" office:value="1.256054" calcext:value-type="float">
            <text:p>1,256054</text:p>
          </table:table-cell>
          <table:table-cell office:value-type="float" office:value="0.6015" calcext:value-type="float">
            <text:p>0,6015</text:p>
          </table:table-cell>
          <table:table-cell office:value-type="float" office:value="23.878832" calcext:value-type="float">
            <text:p>23,878832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 table:style-name="ce5" office:value-type="float" office:value="1.270068" calcext:value-type="float">
            <text:p>1,2701</text:p>
          </table:table-cell>
          <table:table-cell table:style-name="ce5" office:value-type="float" office:value="1.066433" calcext:value-type="float">
            <text:p>1,0664</text:p>
          </table:table-cell>
          <table:table-cell table:style-name="ce5" office:value-type="float" office:value="0.665" calcext:value-type="float">
            <text:p>0,6650</text:p>
          </table:table-cell>
          <table:table-cell table:style-name="ce10" office:value-type="float" office:value="25.043379" calcext:value-type="float">
            <text:p>25,0434</text:p>
          </table:table-cell>
          <table:table-cell table:style-name="ce13" office:value-type="float" office:value="1.526925" calcext:value-type="float">
            <text:p>1,5269</text:p>
          </table:table-cell>
          <table:table-cell table:style-name="ce5" office:value-type="float" office:value="1.249422" calcext:value-type="float">
            <text:p>1,2494</text:p>
          </table:table-cell>
          <table:table-cell table:style-name="ce5" office:value-type="float" office:value="0.6095" calcext:value-type="float">
            <text:p>0,6095</text:p>
          </table:table-cell>
          <table:table-cell table:style-name="ce10" office:value-type="float" office:value="27.806081" calcext:value-type="float">
            <text:p>27,8061</text:p>
          </table:table-cell>
          <table:table-cell table:style-name="Default" office:value-type="float" office:value="1.559423" calcext:value-type="float">
            <text:p>1,559423</text:p>
          </table:table-cell>
          <table:table-cell office:value-type="float" office:value="1.27007" calcext:value-type="float">
            <text:p>1,27007</text:p>
          </table:table-cell>
          <table:table-cell office:value-type="float" office:value="0.6075" calcext:value-type="float">
            <text:p>0,6075</text:p>
          </table:table-cell>
          <table:table-cell office:value-type="float" office:value="32.563498" calcext:value-type="float">
            <text:p>32,563498</text:p>
          </table:table-cell>
          <table:table-cell office:value-type="float" office:value="1.396035" calcext:value-type="float">
            <text:p>1,396035</text:p>
          </table:table-cell>
          <table:table-cell office:value-type="float" office:value="1.251358" calcext:value-type="float">
            <text:p>1,251358</text:p>
          </table:table-cell>
          <table:table-cell office:value-type="float" office:value="0.607" calcext:value-type="float">
            <text:p>0,607</text:p>
          </table:table-cell>
          <table:table-cell office:value-type="float" office:value="24.66745" calcext:value-type="float">
            <text:p>24,66745</text:p>
          </table:table-cell>
          <table:table-cell office:value-type="float" office:value="1.457998" calcext:value-type="float">
            <text:p>1,457998</text:p>
          </table:table-cell>
          <table:table-cell office:value-type="float" office:value="1.193476" calcext:value-type="float">
            <text:p>1,193476</text:p>
          </table:table-cell>
          <table:table-cell office:value-type="float" office:value="0.6295" calcext:value-type="float">
            <text:p>0,6295</text:p>
          </table:table-cell>
          <table:table-cell office:value-type="float" office:value="23.773013" calcext:value-type="float">
            <text:p>23,773013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style-name="ce5" office:value-type="float" office:value="1.255892" calcext:value-type="float">
            <text:p>1,2559</text:p>
          </table:table-cell>
          <table:table-cell table:style-name="ce5" office:value-type="float" office:value="1.070985" calcext:value-type="float">
            <text:p>1,0710</text:p>
          </table:table-cell>
          <table:table-cell table:style-name="ce5" office:value-type="float" office:value="0.6565" calcext:value-type="float">
            <text:p>0,6565</text:p>
          </table:table-cell>
          <table:table-cell table:style-name="ce10" office:value-type="float" office:value="27.453681" calcext:value-type="float">
            <text:p>27,4537</text:p>
          </table:table-cell>
          <table:table-cell table:style-name="ce13" office:value-type="float" office:value="1.533677" calcext:value-type="float">
            <text:p>1,5337</text:p>
          </table:table-cell>
          <table:table-cell table:style-name="ce5" office:value-type="float" office:value="1.252114" calcext:value-type="float">
            <text:p>1,2521</text:p>
          </table:table-cell>
          <table:table-cell table:style-name="ce5" office:value-type="float" office:value="0.602" calcext:value-type="float">
            <text:p>0,6020</text:p>
          </table:table-cell>
          <table:table-cell table:style-name="ce10" office:value-type="float" office:value="28.012366" calcext:value-type="float">
            <text:p>28,0124</text:p>
          </table:table-cell>
          <table:table-cell table:style-name="Default" office:value-type="float" office:value="1.581158" calcext:value-type="float">
            <text:p>1,581158</text:p>
          </table:table-cell>
          <table:table-cell office:value-type="float" office:value="1.216015" calcext:value-type="float">
            <text:p>1,216015</text:p>
          </table:table-cell>
          <table:table-cell office:value-type="float" office:value="0.611" calcext:value-type="float">
            <text:p>0,611</text:p>
          </table:table-cell>
          <table:table-cell office:value-type="float" office:value="32.507526" calcext:value-type="float">
            <text:p>32,507526</text:p>
          </table:table-cell>
          <table:table-cell office:value-type="float" office:value="1.439815" calcext:value-type="float">
            <text:p>1,439815</text:p>
          </table:table-cell>
          <table:table-cell office:value-type="float" office:value="1.221702" calcext:value-type="float">
            <text:p>1,221702</text:p>
          </table:table-cell>
          <table:table-cell office:value-type="float" office:value="0.61" calcext:value-type="float">
            <text:p>0,61</text:p>
          </table:table-cell>
          <table:table-cell office:value-type="float" office:value="24.699465" calcext:value-type="float">
            <text:p>24,699465</text:p>
          </table:table-cell>
          <table:table-cell office:value-type="float" office:value="1.421212" calcext:value-type="float">
            <text:p>1,421212</text:p>
          </table:table-cell>
          <table:table-cell office:value-type="float" office:value="1.156752" calcext:value-type="float">
            <text:p>1,156752</text:p>
          </table:table-cell>
          <table:table-cell office:value-type="float" office:value="0.639" calcext:value-type="float">
            <text:p>0,639</text:p>
          </table:table-cell>
          <table:table-cell office:value-type="float" office:value="23.537588" calcext:value-type="float">
            <text:p>23,537588</text:p>
          </table:table-cell>
          <table:table-cell office:value-type="float" office:value="43" calcext:value-type="float">
            <text:p>43</text:p>
          </table:table-cell>
          <table:table-cell table:number-columns-repeated="1003"/>
        </table:table-row>
        <table:table-row table:style-name="ro1">
          <table:table-cell table:style-name="ce5" office:value-type="float" office:value="1.243715" calcext:value-type="float">
            <text:p>1,2437</text:p>
          </table:table-cell>
          <table:table-cell table:style-name="ce5" office:value-type="float" office:value="1.128969" calcext:value-type="float">
            <text:p>1,1290</text:p>
          </table:table-cell>
          <table:table-cell table:style-name="ce5" office:value-type="float" office:value="0.6425" calcext:value-type="float">
            <text:p>0,6425</text:p>
          </table:table-cell>
          <table:table-cell table:style-name="ce10" office:value-type="float" office:value="24.488825" calcext:value-type="float">
            <text:p>24,4888</text:p>
          </table:table-cell>
          <table:table-cell table:style-name="ce13" office:value-type="float" office:value="1.498995" calcext:value-type="float">
            <text:p>1,4990</text:p>
          </table:table-cell>
          <table:table-cell table:style-name="ce5" office:value-type="float" office:value="1.26551" calcext:value-type="float">
            <text:p>1,2655</text:p>
          </table:table-cell>
          <table:table-cell table:style-name="ce5" office:value-type="float" office:value="0.611" calcext:value-type="float">
            <text:p>0,6110</text:p>
          </table:table-cell>
          <table:table-cell table:style-name="ce10" office:value-type="float" office:value="28.020844" calcext:value-type="float">
            <text:p>28,0208</text:p>
          </table:table-cell>
          <table:table-cell table:style-name="Default" office:value-type="float" office:value="1.559104" calcext:value-type="float">
            <text:p>1,559104</text:p>
          </table:table-cell>
          <table:table-cell office:value-type="float" office:value="1.207179" calcext:value-type="float">
            <text:p>1,207179</text:p>
          </table:table-cell>
          <table:table-cell office:value-type="float" office:value="0.606" calcext:value-type="float">
            <text:p>0,606</text:p>
          </table:table-cell>
          <table:table-cell office:value-type="float" office:value="32.152661" calcext:value-type="float">
            <text:p>32,152661</text:p>
          </table:table-cell>
          <table:table-cell office:value-type="float" office:value="1.42335" calcext:value-type="float">
            <text:p>1,42335</text:p>
          </table:table-cell>
          <table:table-cell office:value-type="float" office:value="1.153013" calcext:value-type="float">
            <text:p>1,153013</text:p>
          </table:table-cell>
          <table:table-cell office:value-type="float" office:value="0.6485" calcext:value-type="float">
            <text:p>0,6485</text:p>
          </table:table-cell>
          <table:table-cell office:value-type="float" office:value="24.903865" calcext:value-type="float">
            <text:p>24,903865</text:p>
          </table:table-cell>
          <table:table-cell office:value-type="float" office:value="1.446599" calcext:value-type="float">
            <text:p>1,446599</text:p>
          </table:table-cell>
          <table:table-cell office:value-type="float" office:value="1.13594" calcext:value-type="float">
            <text:p>1,13594</text:p>
          </table:table-cell>
          <table:table-cell office:value-type="float" office:value="0.632" calcext:value-type="float">
            <text:p>0,632</text:p>
          </table:table-cell>
          <table:table-cell office:value-type="float" office:value="23.974938" calcext:value-type="float">
            <text:p>23,974938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 table:style-name="ce5" office:value-type="float" office:value="1.234885" calcext:value-type="float">
            <text:p>1,2349</text:p>
          </table:table-cell>
          <table:table-cell table:style-name="ce5" office:value-type="float" office:value="1.064622" calcext:value-type="float">
            <text:p>1,0646</text:p>
          </table:table-cell>
          <table:table-cell table:style-name="ce5" office:value-type="float" office:value="0.655" calcext:value-type="float">
            <text:p>0,6550</text:p>
          </table:table-cell>
          <table:table-cell table:style-name="ce10" office:value-type="float" office:value="24.520015" calcext:value-type="float">
            <text:p>24,5200</text:p>
          </table:table-cell>
          <table:table-cell table:style-name="ce13" office:value-type="float" office:value="1.524102" calcext:value-type="float">
            <text:p>1,5241</text:p>
          </table:table-cell>
          <table:table-cell table:style-name="ce5" office:value-type="float" office:value="1.211257" calcext:value-type="float">
            <text:p>1,2113</text:p>
          </table:table-cell>
          <table:table-cell table:style-name="ce5" office:value-type="float" office:value="0.628" calcext:value-type="float">
            <text:p>0,6280</text:p>
          </table:table-cell>
          <table:table-cell table:style-name="ce10" office:value-type="float" office:value="27.849829" calcext:value-type="float">
            <text:p>27,8498</text:p>
          </table:table-cell>
          <table:table-cell table:style-name="Default" office:value-type="float" office:value="1.513863" calcext:value-type="float">
            <text:p>1,513863</text:p>
          </table:table-cell>
          <table:table-cell office:value-type="float" office:value="1.21266" calcext:value-type="float">
            <text:p>1,21266</text:p>
          </table:table-cell>
          <table:table-cell office:value-type="float" office:value="0.622" calcext:value-type="float">
            <text:p>0,622</text:p>
          </table:table-cell>
          <table:table-cell office:value-type="float" office:value="33.353051" calcext:value-type="float">
            <text:p>33,353051</text:p>
          </table:table-cell>
          <table:table-cell office:value-type="float" office:value="1.387407" calcext:value-type="float">
            <text:p>1,387407</text:p>
          </table:table-cell>
          <table:table-cell office:value-type="float" office:value="1.207248" calcext:value-type="float">
            <text:p>1,207248</text:p>
          </table:table-cell>
          <table:table-cell office:value-type="float" office:value="0.6235" calcext:value-type="float">
            <text:p>0,6235</text:p>
          </table:table-cell>
          <table:table-cell office:value-type="float" office:value="24.842609" calcext:value-type="float">
            <text:p>24,842609</text:p>
          </table:table-cell>
          <table:table-cell office:value-type="float" office:value="1.416554" calcext:value-type="float">
            <text:p>1,416554</text:p>
          </table:table-cell>
          <table:table-cell office:value-type="float" office:value="1.142586" calcext:value-type="float">
            <text:p>1,142586</text:p>
          </table:table-cell>
          <table:table-cell office:value-type="float" office:value="0.638" calcext:value-type="float">
            <text:p>0,638</text:p>
          </table:table-cell>
          <table:table-cell office:value-type="float" office:value="23.876646" calcext:value-type="float">
            <text:p>23,876646</text:p>
          </table:table-cell>
          <table:table-cell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style-name="ce5" office:value-type="float" office:value="1.212576" calcext:value-type="float">
            <text:p>1,2126</text:p>
          </table:table-cell>
          <table:table-cell table:style-name="ce5" office:value-type="float" office:value="1.078079" calcext:value-type="float">
            <text:p>1,0781</text:p>
          </table:table-cell>
          <table:table-cell table:style-name="ce5" office:value-type="float" office:value="0.6625" calcext:value-type="float">
            <text:p>0,6625</text:p>
          </table:table-cell>
          <table:table-cell table:style-name="ce10" office:value-type="float" office:value="26.112418" calcext:value-type="float">
            <text:p>26,1124</text:p>
          </table:table-cell>
          <table:table-cell table:style-name="ce13" office:value-type="float" office:value="1.47593" calcext:value-type="float">
            <text:p>1,4759</text:p>
          </table:table-cell>
          <table:table-cell table:style-name="ce5" office:value-type="float" office:value="1.205089" calcext:value-type="float">
            <text:p>1,2051</text:p>
          </table:table-cell>
          <table:table-cell table:style-name="ce5" office:value-type="float" office:value="0.642" calcext:value-type="float">
            <text:p>0,6420</text:p>
          </table:table-cell>
          <table:table-cell table:style-name="ce10" office:value-type="float" office:value="27.848557" calcext:value-type="float">
            <text:p>27,8486</text:p>
          </table:table-cell>
          <table:table-cell table:style-name="Default" office:value-type="float" office:value="1.508397" calcext:value-type="float">
            <text:p>1,508397</text:p>
          </table:table-cell>
          <table:table-cell office:value-type="float" office:value="1.213916" calcext:value-type="float">
            <text:p>1,213916</text:p>
          </table:table-cell>
          <table:table-cell office:value-type="float" office:value="0.623" calcext:value-type="float">
            <text:p>0,623</text:p>
          </table:table-cell>
          <table:table-cell office:value-type="float" office:value="33.610908" calcext:value-type="float">
            <text:p>33,610908</text:p>
          </table:table-cell>
          <table:table-cell office:value-type="float" office:value="1.397373" calcext:value-type="float">
            <text:p>1,397373</text:p>
          </table:table-cell>
          <table:table-cell office:value-type="float" office:value="1.149657" calcext:value-type="float">
            <text:p>1,149657</text:p>
          </table:table-cell>
          <table:table-cell office:value-type="float" office:value="0.647" calcext:value-type="float">
            <text:p>0,647</text:p>
          </table:table-cell>
          <table:table-cell office:value-type="float" office:value="24.805723" calcext:value-type="float">
            <text:p>24,805723</text:p>
          </table:table-cell>
          <table:table-cell office:value-type="float" office:value="1.417312" calcext:value-type="float">
            <text:p>1,417312</text:p>
          </table:table-cell>
          <table:table-cell office:value-type="float" office:value="1.148819" calcext:value-type="float">
            <text:p>1,148819</text:p>
          </table:table-cell>
          <table:table-cell office:value-type="float" office:value="0.6335" calcext:value-type="float">
            <text:p>0,6335</text:p>
          </table:table-cell>
          <table:table-cell office:value-type="float" office:value="24.023746" calcext:value-type="float">
            <text:p>24,023746</text:p>
          </table:table-cell>
          <table:table-cell office:value-type="float" office:value="46" calcext:value-type="float">
            <text:p>46</text:p>
          </table:table-cell>
          <table:table-cell table:number-columns-repeated="1003"/>
        </table:table-row>
        <table:table-row table:style-name="ro1">
          <table:table-cell table:style-name="ce5" office:value-type="float" office:value="1.215125" calcext:value-type="float">
            <text:p>1,2151</text:p>
          </table:table-cell>
          <table:table-cell table:style-name="ce5" office:value-type="float" office:value="1.04546" calcext:value-type="float">
            <text:p>1,0455</text:p>
          </table:table-cell>
          <table:table-cell table:style-name="ce5" office:value-type="float" office:value="0.662" calcext:value-type="float">
            <text:p>0,6620</text:p>
          </table:table-cell>
          <table:table-cell table:style-name="ce10" office:value-type="float" office:value="24.389588" calcext:value-type="float">
            <text:p>24,3896</text:p>
          </table:table-cell>
          <table:table-cell table:style-name="ce13" office:value-type="float" office:value="1.505438" calcext:value-type="float">
            <text:p>1,5054</text:p>
          </table:table-cell>
          <table:table-cell table:style-name="ce5" office:value-type="float" office:value="1.174846" calcext:value-type="float">
            <text:p>1,1748</text:p>
          </table:table-cell>
          <table:table-cell table:style-name="ce5" office:value-type="float" office:value="0.641" calcext:value-type="float">
            <text:p>0,6410</text:p>
          </table:table-cell>
          <table:table-cell table:style-name="ce10" office:value-type="float" office:value="27.955754" calcext:value-type="float">
            <text:p>27,9558</text:p>
          </table:table-cell>
          <table:table-cell table:style-name="Default" office:value-type="float" office:value="1.513686" calcext:value-type="float">
            <text:p>1,513686</text:p>
          </table:table-cell>
          <table:table-cell office:value-type="float" office:value="1.180133" calcext:value-type="float">
            <text:p>1,180133</text:p>
          </table:table-cell>
          <table:table-cell office:value-type="float" office:value="0.6365" calcext:value-type="float">
            <text:p>0,6365</text:p>
          </table:table-cell>
          <table:table-cell office:value-type="float" office:value="32.598915" calcext:value-type="float">
            <text:p>32,598915</text:p>
          </table:table-cell>
          <table:table-cell office:value-type="float" office:value="1.366366" calcext:value-type="float">
            <text:p>1,366366</text:p>
          </table:table-cell>
          <table:table-cell office:value-type="float" office:value="1.125221" calcext:value-type="float">
            <text:p>1,125221</text:p>
          </table:table-cell>
          <table:table-cell office:value-type="float" office:value="0.6485" calcext:value-type="float">
            <text:p>0,6485</text:p>
          </table:table-cell>
          <table:table-cell office:value-type="float" office:value="24.846911" calcext:value-type="float">
            <text:p>24,846911</text:p>
          </table:table-cell>
          <table:table-cell office:value-type="float" office:value="1.381849" calcext:value-type="float">
            <text:p>1,381849</text:p>
          </table:table-cell>
          <table:table-cell office:value-type="float" office:value="1.135481" calcext:value-type="float">
            <text:p>1,135481</text:p>
          </table:table-cell>
          <table:table-cell office:value-type="float" office:value="0.655" calcext:value-type="float">
            <text:p>0,655</text:p>
          </table:table-cell>
          <table:table-cell office:value-type="float" office:value="23.972507" calcext:value-type="float">
            <text:p>23,972507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 table:style-name="ce5" office:value-type="float" office:value="1.19049" calcext:value-type="float">
            <text:p>1,1905</text:p>
          </table:table-cell>
          <table:table-cell table:style-name="ce5" office:value-type="float" office:value="1.005698" calcext:value-type="float">
            <text:p>1,0057</text:p>
          </table:table-cell>
          <table:table-cell table:style-name="ce5" office:value-type="float" office:value="0.686" calcext:value-type="float">
            <text:p>0,6860</text:p>
          </table:table-cell>
          <table:table-cell table:style-name="ce10" office:value-type="float" office:value="24.512984" calcext:value-type="float">
            <text:p>24,5130</text:p>
          </table:table-cell>
          <table:table-cell table:style-name="ce13" office:value-type="float" office:value="1.470396" calcext:value-type="float">
            <text:p>1,4704</text:p>
          </table:table-cell>
          <table:table-cell table:style-name="ce5" office:value-type="float" office:value="1.172147" calcext:value-type="float">
            <text:p>1,1721</text:p>
          </table:table-cell>
          <table:table-cell table:style-name="ce5" office:value-type="float" office:value="0.6395" calcext:value-type="float">
            <text:p>0,6395</text:p>
          </table:table-cell>
          <table:table-cell table:style-name="ce10" office:value-type="float" office:value="28.215397" calcext:value-type="float">
            <text:p>28,2154</text:p>
          </table:table-cell>
          <table:table-cell table:style-name="Default" office:value-type="float" office:value="1.509912" calcext:value-type="float">
            <text:p>1,509912</text:p>
          </table:table-cell>
          <table:table-cell office:value-type="float" office:value="1.156704" calcext:value-type="float">
            <text:p>1,156704</text:p>
          </table:table-cell>
          <table:table-cell office:value-type="float" office:value="0.624" calcext:value-type="float">
            <text:p>0,624</text:p>
          </table:table-cell>
          <table:table-cell office:value-type="float" office:value="32.887169" calcext:value-type="float">
            <text:p>32,887169</text:p>
          </table:table-cell>
          <table:table-cell office:value-type="float" office:value="1.364159" calcext:value-type="float">
            <text:p>1,364159</text:p>
          </table:table-cell>
          <table:table-cell office:value-type="float" office:value="1.147586" calcext:value-type="float">
            <text:p>1,147586</text:p>
          </table:table-cell>
          <table:table-cell office:value-type="float" office:value="0.643" calcext:value-type="float">
            <text:p>0,643</text:p>
          </table:table-cell>
          <table:table-cell office:value-type="float" office:value="24.949591" calcext:value-type="float">
            <text:p>24,949591</text:p>
          </table:table-cell>
          <table:table-cell office:value-type="float" office:value="1.38614" calcext:value-type="float">
            <text:p>1,38614</text:p>
          </table:table-cell>
          <table:table-cell office:value-type="float" office:value="1.123716" calcext:value-type="float">
            <text:p>1,123716</text:p>
          </table:table-cell>
          <table:table-cell office:value-type="float" office:value="0.661" calcext:value-type="float">
            <text:p>0,661</text:p>
          </table:table-cell>
          <table:table-cell office:value-type="float" office:value="23.986472" calcext:value-type="float">
            <text:p>23,986472</text:p>
          </table:table-cell>
          <table:table-cell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style-name="ce5" office:value-type="float" office:value="1.192785" calcext:value-type="float">
            <text:p>1,1928</text:p>
          </table:table-cell>
          <table:table-cell table:style-name="ce5" office:value-type="float" office:value="0.992018" calcext:value-type="float">
            <text:p>0,9920</text:p>
          </table:table-cell>
          <table:table-cell table:style-name="ce5" office:value-type="float" office:value="0.6875" calcext:value-type="float">
            <text:p>0,6875</text:p>
          </table:table-cell>
          <table:table-cell table:style-name="ce10" office:value-type="float" office:value="26.273694" calcext:value-type="float">
            <text:p>26,2737</text:p>
          </table:table-cell>
          <table:table-cell table:style-name="ce13" office:value-type="float" office:value="1.453735" calcext:value-type="float">
            <text:p>1,4537</text:p>
          </table:table-cell>
          <table:table-cell table:style-name="ce5" office:value-type="float" office:value="1.186871" calcext:value-type="float">
            <text:p>1,1869</text:p>
          </table:table-cell>
          <table:table-cell table:style-name="ce5" office:value-type="float" office:value="0.6305" calcext:value-type="float">
            <text:p>0,6305</text:p>
          </table:table-cell>
          <table:table-cell table:style-name="ce10" office:value-type="float" office:value="28.059769" calcext:value-type="float">
            <text:p>28,0598</text:p>
          </table:table-cell>
          <table:table-cell table:style-name="Default" office:value-type="float" office:value="1.504038" calcext:value-type="float">
            <text:p>1,504038</text:p>
          </table:table-cell>
          <table:table-cell office:value-type="float" office:value="1.161936" calcext:value-type="float">
            <text:p>1,161936</text:p>
          </table:table-cell>
          <table:table-cell office:value-type="float" office:value="0.632" calcext:value-type="float">
            <text:p>0,632</text:p>
          </table:table-cell>
          <table:table-cell office:value-type="float" office:value="34.760242" calcext:value-type="float">
            <text:p>34,760242</text:p>
          </table:table-cell>
          <table:table-cell office:value-type="float" office:value="1.399601" calcext:value-type="float">
            <text:p>1,399601</text:p>
          </table:table-cell>
          <table:table-cell office:value-type="float" office:value="1.134247" calcext:value-type="float">
            <text:p>1,134247</text:p>
          </table:table-cell>
          <table:table-cell office:value-type="float" office:value="0.642" calcext:value-type="float">
            <text:p>0,642</text:p>
          </table:table-cell>
          <table:table-cell office:value-type="float" office:value="24.868077" calcext:value-type="float">
            <text:p>24,868077</text:p>
          </table:table-cell>
          <table:table-cell office:value-type="float" office:value="1.364454" calcext:value-type="float">
            <text:p>1,364454</text:p>
          </table:table-cell>
          <table:table-cell office:value-type="float" office:value="1.177049" calcext:value-type="float">
            <text:p>1,177049</text:p>
          </table:table-cell>
          <table:table-cell office:value-type="float" office:value="0.6285" calcext:value-type="float">
            <text:p>0,6285</text:p>
          </table:table-cell>
          <table:table-cell office:value-type="float" office:value="24.081792" calcext:value-type="float">
            <text:p>24,081792</text:p>
          </table:table-cell>
          <table:table-cell office:value-type="float" office:value="49" calcext:value-type="float">
            <text:p>49</text:p>
          </table:table-cell>
          <table:table-cell table:number-columns-repeated="1003"/>
        </table:table-row>
        <table:table-row table:style-name="ro1">
          <table:table-cell table:style-name="ce5" office:value-type="float" office:value="1.198295" calcext:value-type="float">
            <text:p>1,1983</text:p>
          </table:table-cell>
          <table:table-cell table:style-name="ce5" office:value-type="float" office:value="1.120559" calcext:value-type="float">
            <text:p>1,1206</text:p>
          </table:table-cell>
          <table:table-cell table:style-name="ce5" office:value-type="float" office:value="0.645" calcext:value-type="float">
            <text:p>0,6450</text:p>
          </table:table-cell>
          <table:table-cell table:style-name="ce10" office:value-type="float" office:value="24.527755" calcext:value-type="float">
            <text:p>24,5278</text:p>
          </table:table-cell>
          <table:table-cell table:style-name="ce13" office:value-type="float" office:value="1.421864" calcext:value-type="float">
            <text:p>1,4219</text:p>
          </table:table-cell>
          <table:table-cell table:style-name="ce5" office:value-type="float" office:value="1.225914" calcext:value-type="float">
            <text:p>1,2259</text:p>
          </table:table-cell>
          <table:table-cell table:style-name="ce5" office:value-type="float" office:value="0.6255" calcext:value-type="float">
            <text:p>0,6255</text:p>
          </table:table-cell>
          <table:table-cell table:style-name="ce10" office:value-type="float" office:value="28.248434" calcext:value-type="float">
            <text:p>28,2484</text:p>
          </table:table-cell>
          <table:table-cell table:style-name="Default" office:value-type="float" office:value="1.493863" calcext:value-type="float">
            <text:p>1,493863</text:p>
          </table:table-cell>
          <table:table-cell office:value-type="float" office:value="1.166559" calcext:value-type="float">
            <text:p>1,166559</text:p>
          </table:table-cell>
          <table:table-cell office:value-type="float" office:value="0.6335" calcext:value-type="float">
            <text:p>0,6335</text:p>
          </table:table-cell>
          <table:table-cell office:value-type="float" office:value="31.999518" calcext:value-type="float">
            <text:p>31,999518</text:p>
          </table:table-cell>
          <table:table-cell office:value-type="float" office:value="1.350781" calcext:value-type="float">
            <text:p>1,350781</text:p>
          </table:table-cell>
          <table:table-cell office:value-type="float" office:value="1.085977" calcext:value-type="float">
            <text:p>1,085977</text:p>
          </table:table-cell>
          <table:table-cell office:value-type="float" office:value="0.6745" calcext:value-type="float">
            <text:p>0,6745</text:p>
          </table:table-cell>
          <table:table-cell office:value-type="float" office:value="24.823813" calcext:value-type="float">
            <text:p>24,823813</text:p>
          </table:table-cell>
          <table:table-cell office:value-type="float" office:value="1.372919" calcext:value-type="float">
            <text:p>1,372919</text:p>
          </table:table-cell>
          <table:table-cell office:value-type="float" office:value="1.174685" calcext:value-type="float">
            <text:p>1,174685</text:p>
          </table:table-cell>
          <table:table-cell office:value-type="float" office:value="0.631" calcext:value-type="float">
            <text:p>0,631</text:p>
          </table:table-cell>
          <table:table-cell office:value-type="float" office:value="23.818125" calcext:value-type="float">
            <text:p>23,818125</text:p>
          </table:table-cell>
          <table:table-cell office:value-type="float" office:value="50" calcext:value-type="float">
            <text:p>50</text:p>
          </table:table-cell>
          <table:table-cell table:number-columns-repeated="1003"/>
        </table:table-row>
        <table:table-row table:style-name="ro1">
          <table:table-cell table:style-name="ce5" office:value-type="float" office:value="1.178593" calcext:value-type="float">
            <text:p>1,1786</text:p>
          </table:table-cell>
          <table:table-cell table:style-name="ce5" office:value-type="float" office:value="0.976483" calcext:value-type="float">
            <text:p>0,9765</text:p>
          </table:table-cell>
          <table:table-cell table:style-name="ce5" office:value-type="float" office:value="0.6995" calcext:value-type="float">
            <text:p>0,6995</text:p>
          </table:table-cell>
          <table:table-cell table:style-name="ce10" office:value-type="float" office:value="26.279812" calcext:value-type="float">
            <text:p>26,2798</text:p>
          </table:table-cell>
          <table:table-cell table:style-name="ce13" office:value-type="float" office:value="1.421828" calcext:value-type="float">
            <text:p>1,4218</text:p>
          </table:table-cell>
          <table:table-cell table:style-name="ce5" office:value-type="float" office:value="1.170707" calcext:value-type="float">
            <text:p>1,1707</text:p>
          </table:table-cell>
          <table:table-cell table:style-name="ce5" office:value-type="float" office:value="0.642" calcext:value-type="float">
            <text:p>0,6420</text:p>
          </table:table-cell>
          <table:table-cell table:style-name="ce10" office:value-type="float" office:value="28.2573" calcext:value-type="float">
            <text:p>28,2573</text:p>
          </table:table-cell>
          <table:table-cell table:style-name="Default" office:value-type="float" office:value="1.463061" calcext:value-type="float">
            <text:p>1,463061</text:p>
          </table:table-cell>
          <table:table-cell office:value-type="float" office:value="1.160084" calcext:value-type="float">
            <text:p>1,160084</text:p>
          </table:table-cell>
          <table:table-cell office:value-type="float" office:value="0.6305" calcext:value-type="float">
            <text:p>0,6305</text:p>
          </table:table-cell>
          <table:table-cell office:value-type="float" office:value="33.505089" calcext:value-type="float">
            <text:p>33,505089</text:p>
          </table:table-cell>
          <table:table-cell office:value-type="float" office:value="1.342204" calcext:value-type="float">
            <text:p>1,342204</text:p>
          </table:table-cell>
          <table:table-cell office:value-type="float" office:value="1.084451" calcext:value-type="float">
            <text:p>1,084451</text:p>
          </table:table-cell>
          <table:table-cell office:value-type="float" office:value="0.667" calcext:value-type="float">
            <text:p>0,667</text:p>
          </table:table-cell>
          <table:table-cell office:value-type="float" office:value="24.798555" calcext:value-type="float">
            <text:p>24,798555</text:p>
          </table:table-cell>
          <table:table-cell office:value-type="float" office:value="1.370889" calcext:value-type="float">
            <text:p>1,370889</text:p>
          </table:table-cell>
          <table:table-cell office:value-type="float" office:value="1.050229" calcext:value-type="float">
            <text:p>1,050229</text:p>
          </table:table-cell>
          <table:table-cell office:value-type="float" office:value="0.669" calcext:value-type="float">
            <text:p>0,669</text:p>
          </table:table-cell>
          <table:table-cell office:value-type="float" office:value="24.027946" calcext:value-type="float">
            <text:p>24,027946</text:p>
          </table:table-cell>
          <table:table-cell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table:style-name="ce5" office:value-type="float" office:value="1.174344" calcext:value-type="float">
            <text:p>1,1743</text:p>
          </table:table-cell>
          <table:table-cell table:style-name="ce5" office:value-type="float" office:value="1.066031" calcext:value-type="float">
            <text:p>1,0660</text:p>
          </table:table-cell>
          <table:table-cell table:style-name="ce5" office:value-type="float" office:value="0.6635" calcext:value-type="float">
            <text:p>0,6635</text:p>
          </table:table-cell>
          <table:table-cell table:style-name="ce10" office:value-type="float" office:value="24.451282" calcext:value-type="float">
            <text:p>24,4513</text:p>
          </table:table-cell>
          <table:table-cell table:style-name="ce13" office:value-type="float" office:value="1.425317" calcext:value-type="float">
            <text:p>1,4253</text:p>
          </table:table-cell>
          <table:table-cell table:style-name="ce5" office:value-type="float" office:value="1.170504" calcext:value-type="float">
            <text:p>1,1705</text:p>
          </table:table-cell>
          <table:table-cell table:style-name="ce5" office:value-type="float" office:value="0.6285" calcext:value-type="float">
            <text:p>0,6285</text:p>
          </table:table-cell>
          <table:table-cell table:style-name="ce10" office:value-type="float" office:value="28.174852" calcext:value-type="float">
            <text:p>28,1749</text:p>
          </table:table-cell>
          <table:table-cell table:style-name="Default" office:value-type="float" office:value="1.469722" calcext:value-type="float">
            <text:p>1,469722</text:p>
          </table:table-cell>
          <table:table-cell office:value-type="float" office:value="1.120487" calcext:value-type="float">
            <text:p>1,120487</text:p>
          </table:table-cell>
          <table:table-cell office:value-type="float" office:value="0.6445" calcext:value-type="float">
            <text:p>0,6445</text:p>
          </table:table-cell>
          <table:table-cell office:value-type="float" office:value="33.509801" calcext:value-type="float">
            <text:p>33,509801</text:p>
          </table:table-cell>
          <table:table-cell office:value-type="float" office:value="1.312873" calcext:value-type="float">
            <text:p>1,312873</text:p>
          </table:table-cell>
          <table:table-cell office:value-type="float" office:value="1.060753" calcext:value-type="float">
            <text:p>1,060753</text:p>
          </table:table-cell>
          <table:table-cell office:value-type="float" office:value="0.6665" calcext:value-type="float">
            <text:p>0,6665</text:p>
          </table:table-cell>
          <table:table-cell office:value-type="float" office:value="27.685419" calcext:value-type="float">
            <text:p>27,685419</text:p>
          </table:table-cell>
          <table:table-cell office:value-type="float" office:value="1.346175" calcext:value-type="float">
            <text:p>1,346175</text:p>
          </table:table-cell>
          <table:table-cell office:value-type="float" office:value="1.088098" calcext:value-type="float">
            <text:p>1,088098</text:p>
          </table:table-cell>
          <table:table-cell office:value-type="float" office:value="0.653" calcext:value-type="float">
            <text:p>0,653</text:p>
          </table:table-cell>
          <table:table-cell office:value-type="float" office:value="23.998161" calcext:value-type="float">
            <text:p>23,998161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 table:style-name="ce5" office:value-type="float" office:value="1.150131" calcext:value-type="float">
            <text:p>1,1501</text:p>
          </table:table-cell>
          <table:table-cell table:style-name="ce5" office:value-type="float" office:value="0.964465" calcext:value-type="float">
            <text:p>0,9645</text:p>
          </table:table-cell>
          <table:table-cell table:style-name="ce5" office:value-type="float" office:value="0.6955" calcext:value-type="float">
            <text:p>0,6955</text:p>
          </table:table-cell>
          <table:table-cell table:style-name="ce10" office:value-type="float" office:value="27.619812" calcext:value-type="float">
            <text:p>27,6198</text:p>
          </table:table-cell>
          <table:table-cell table:style-name="ce13" office:value-type="float" office:value="1.40588" calcext:value-type="float">
            <text:p>1,4059</text:p>
          </table:table-cell>
          <table:table-cell table:style-name="ce5" office:value-type="float" office:value="1.160448" calcext:value-type="float">
            <text:p>1,1604</text:p>
          </table:table-cell>
          <table:table-cell table:style-name="ce5" office:value-type="float" office:value="0.644" calcext:value-type="float">
            <text:p>0,6440</text:p>
          </table:table-cell>
          <table:table-cell table:style-name="ce10" office:value-type="float" office:value="28.293982" calcext:value-type="float">
            <text:p>28,2940</text:p>
          </table:table-cell>
          <table:table-cell table:style-name="Default" office:value-type="float" office:value="1.456881" calcext:value-type="float">
            <text:p>1,456881</text:p>
          </table:table-cell>
          <table:table-cell office:value-type="float" office:value="1.178206" calcext:value-type="float">
            <text:p>1,178206</text:p>
          </table:table-cell>
          <table:table-cell office:value-type="float" office:value="0.634" calcext:value-type="float">
            <text:p>0,634</text:p>
          </table:table-cell>
          <table:table-cell office:value-type="float" office:value="34.503123" calcext:value-type="float">
            <text:p>34,503123</text:p>
          </table:table-cell>
          <table:table-cell office:value-type="float" office:value="1.31367" calcext:value-type="float">
            <text:p>1,31367</text:p>
          </table:table-cell>
          <table:table-cell office:value-type="float" office:value="1.114507" calcext:value-type="float">
            <text:p>1,114507</text:p>
          </table:table-cell>
          <table:table-cell office:value-type="float" office:value="0.6575" calcext:value-type="float">
            <text:p>0,6575</text:p>
          </table:table-cell>
          <table:table-cell office:value-type="float" office:value="24.73429" calcext:value-type="float">
            <text:p>24,73429</text:p>
          </table:table-cell>
          <table:table-cell office:value-type="float" office:value="1.333197" calcext:value-type="float">
            <text:p>1,333197</text:p>
          </table:table-cell>
          <table:table-cell office:value-type="float" office:value="1.076393" calcext:value-type="float">
            <text:p>1,076393</text:p>
          </table:table-cell>
          <table:table-cell office:value-type="float" office:value="0.664" calcext:value-type="float">
            <text:p>0,664</text:p>
          </table:table-cell>
          <table:table-cell office:value-type="float" office:value="24.119597" calcext:value-type="float">
            <text:p>24,119597</text:p>
          </table:table-cell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 table:style-name="ce5" office:value-type="float" office:value="1.161127" calcext:value-type="float">
            <text:p>1,1611</text:p>
          </table:table-cell>
          <table:table-cell table:style-name="ce5" office:value-type="float" office:value="0.998009" calcext:value-type="float">
            <text:p>0,9980</text:p>
          </table:table-cell>
          <table:table-cell table:style-name="ce5" office:value-type="float" office:value="0.686" calcext:value-type="float">
            <text:p>0,6860</text:p>
          </table:table-cell>
          <table:table-cell table:style-name="ce10" office:value-type="float" office:value="24.437533" calcext:value-type="float">
            <text:p>24,4375</text:p>
          </table:table-cell>
          <table:table-cell table:style-name="ce13" office:value-type="float" office:value="1.379441" calcext:value-type="float">
            <text:p>1,3794</text:p>
          </table:table-cell>
          <table:table-cell table:style-name="ce5" office:value-type="float" office:value="1.130731" calcext:value-type="float">
            <text:p>1,1307</text:p>
          </table:table-cell>
          <table:table-cell table:style-name="ce5" office:value-type="float" office:value="0.6445" calcext:value-type="float">
            <text:p>0,6445</text:p>
          </table:table-cell>
          <table:table-cell table:style-name="ce10" office:value-type="float" office:value="28.198521" calcext:value-type="float">
            <text:p>28,1985</text:p>
          </table:table-cell>
          <table:table-cell table:style-name="Default" office:value-type="float" office:value="1.448164" calcext:value-type="float">
            <text:p>1,448164</text:p>
          </table:table-cell>
          <table:table-cell office:value-type="float" office:value="1.151989" calcext:value-type="float">
            <text:p>1,151989</text:p>
          </table:table-cell>
          <table:table-cell office:value-type="float" office:value="0.634" calcext:value-type="float">
            <text:p>0,634</text:p>
          </table:table-cell>
          <table:table-cell office:value-type="float" office:value="33.893155" calcext:value-type="float">
            <text:p>33,893155</text:p>
          </table:table-cell>
          <table:table-cell office:value-type="float" office:value="1.317183" calcext:value-type="float">
            <text:p>1,317183</text:p>
          </table:table-cell>
          <table:table-cell office:value-type="float" office:value="1.047438" calcext:value-type="float">
            <text:p>1,047438</text:p>
          </table:table-cell>
          <table:table-cell office:value-type="float" office:value="0.6795" calcext:value-type="float">
            <text:p>0,6795</text:p>
          </table:table-cell>
          <table:table-cell office:value-type="float" office:value="24.749032" calcext:value-type="float">
            <text:p>24,749032</text:p>
          </table:table-cell>
          <table:table-cell office:value-type="float" office:value="1.290455" calcext:value-type="float">
            <text:p>1,290455</text:p>
          </table:table-cell>
          <table:table-cell office:value-type="float" office:value="1.06395" calcext:value-type="float">
            <text:p>1,06395</text:p>
          </table:table-cell>
          <table:table-cell office:value-type="float" office:value="0.6635" calcext:value-type="float">
            <text:p>0,6635</text:p>
          </table:table-cell>
          <table:table-cell office:value-type="float" office:value="24.130989" calcext:value-type="float">
            <text:p>24,130989</text:p>
          </table:table-cell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1">
          <table:table-cell table:style-name="ce5" office:value-type="float" office:value="1.126069" calcext:value-type="float">
            <text:p>1,1261</text:p>
          </table:table-cell>
          <table:table-cell table:style-name="ce5" office:value-type="float" office:value="0.977943" calcext:value-type="float">
            <text:p>0,9779</text:p>
          </table:table-cell>
          <table:table-cell table:style-name="ce5" office:value-type="float" office:value="0.6965" calcext:value-type="float">
            <text:p>0,6965</text:p>
          </table:table-cell>
          <table:table-cell table:style-name="ce10" office:value-type="float" office:value="24.553241" calcext:value-type="float">
            <text:p>24,5532</text:p>
          </table:table-cell>
          <table:table-cell table:style-name="ce13" office:value-type="float" office:value="1.380523" calcext:value-type="float">
            <text:p>1,3805</text:p>
          </table:table-cell>
          <table:table-cell table:style-name="ce5" office:value-type="float" office:value="1.101744" calcext:value-type="float">
            <text:p>1,1017</text:p>
          </table:table-cell>
          <table:table-cell table:style-name="ce5" office:value-type="float" office:value="0.656" calcext:value-type="float">
            <text:p>0,6560</text:p>
          </table:table-cell>
          <table:table-cell table:style-name="ce10" office:value-type="float" office:value="28.295917" calcext:value-type="float">
            <text:p>28,2959</text:p>
          </table:table-cell>
          <table:table-cell table:style-name="Default" office:value-type="float" office:value="1.441099" calcext:value-type="float">
            <text:p>1,441099</text:p>
          </table:table-cell>
          <table:table-cell office:value-type="float" office:value="1.149375" calcext:value-type="float">
            <text:p>1,149375</text:p>
          </table:table-cell>
          <table:table-cell office:value-type="float" office:value="0.6535" calcext:value-type="float">
            <text:p>0,6535</text:p>
          </table:table-cell>
          <table:table-cell office:value-type="float" office:value="33.828947" calcext:value-type="float">
            <text:p>33,828947</text:p>
          </table:table-cell>
          <table:table-cell office:value-type="float" office:value="1.308088" calcext:value-type="float">
            <text:p>1,308088</text:p>
          </table:table-cell>
          <table:table-cell office:value-type="float" office:value="1.042103" calcext:value-type="float">
            <text:p>1,042103</text:p>
          </table:table-cell>
          <table:table-cell office:value-type="float" office:value="0.6715" calcext:value-type="float">
            <text:p>0,6715</text:p>
          </table:table-cell>
          <table:table-cell office:value-type="float" office:value="27.663847" calcext:value-type="float">
            <text:p>27,663847</text:p>
          </table:table-cell>
          <table:table-cell office:value-type="float" office:value="1.299485" calcext:value-type="float">
            <text:p>1,299485</text:p>
          </table:table-cell>
          <table:table-cell office:value-type="float" office:value="1.019783" calcext:value-type="float">
            <text:p>1,019783</text:p>
          </table:table-cell>
          <table:table-cell office:value-type="float" office:value="0.68" calcext:value-type="float">
            <text:p>0,68</text:p>
          </table:table-cell>
          <table:table-cell office:value-type="float" office:value="23.839539" calcext:value-type="float">
            <text:p>23,839539</text:p>
          </table:table-cell>
          <table:table-cell office:value-type="float" office:value="55" calcext:value-type="float">
            <text:p>55</text:p>
          </table:table-cell>
          <table:table-cell table:number-columns-repeated="1003"/>
        </table:table-row>
        <table:table-row table:style-name="ro1">
          <table:table-cell table:style-name="ce5" office:value-type="float" office:value="1.111164" calcext:value-type="float">
            <text:p>1,1112</text:p>
          </table:table-cell>
          <table:table-cell table:style-name="ce5" office:value-type="float" office:value="1.016031" calcext:value-type="float">
            <text:p>1,0160</text:p>
          </table:table-cell>
          <table:table-cell table:style-name="ce5" office:value-type="float" office:value="0.67" calcext:value-type="float">
            <text:p>0,6700</text:p>
          </table:table-cell>
          <table:table-cell table:style-name="ce10" office:value-type="float" office:value="24.519671" calcext:value-type="float">
            <text:p>24,5197</text:p>
          </table:table-cell>
          <table:table-cell table:style-name="ce13" office:value-type="float" office:value="1.411893" calcext:value-type="float">
            <text:p>1,4119</text:p>
          </table:table-cell>
          <table:table-cell table:style-name="ce5" office:value-type="float" office:value="1.107602" calcext:value-type="float">
            <text:p>1,1076</text:p>
          </table:table-cell>
          <table:table-cell table:style-name="ce5" office:value-type="float" office:value="0.657" calcext:value-type="float">
            <text:p>0,6570</text:p>
          </table:table-cell>
          <table:table-cell table:style-name="ce10" office:value-type="float" office:value="28.100808" calcext:value-type="float">
            <text:p>28,1008</text:p>
          </table:table-cell>
          <table:table-cell table:style-name="Default" office:value-type="float" office:value="1.445979" calcext:value-type="float">
            <text:p>1,445979</text:p>
          </table:table-cell>
          <table:table-cell office:value-type="float" office:value="1.148029" calcext:value-type="float">
            <text:p>1,148029</text:p>
          </table:table-cell>
          <table:table-cell office:value-type="float" office:value="0.639" calcext:value-type="float">
            <text:p>0,639</text:p>
          </table:table-cell>
          <table:table-cell office:value-type="float" office:value="35.517523" calcext:value-type="float">
            <text:p>35,517523</text:p>
          </table:table-cell>
          <table:table-cell office:value-type="float" office:value="1.293096" calcext:value-type="float">
            <text:p>1,293096</text:p>
          </table:table-cell>
          <table:table-cell office:value-type="float" office:value="1.095633" calcext:value-type="float">
            <text:p>1,095633</text:p>
          </table:table-cell>
          <table:table-cell office:value-type="float" office:value="0.6645" calcext:value-type="float">
            <text:p>0,6645</text:p>
          </table:table-cell>
          <table:table-cell office:value-type="float" office:value="24.733633" calcext:value-type="float">
            <text:p>24,733633</text:p>
          </table:table-cell>
          <table:table-cell office:value-type="float" office:value="1.320488" calcext:value-type="float">
            <text:p>1,320488</text:p>
          </table:table-cell>
          <table:table-cell office:value-type="float" office:value="1.01263" calcext:value-type="float">
            <text:p>1,01263</text:p>
          </table:table-cell>
          <table:table-cell office:value-type="float" office:value="0.6775" calcext:value-type="float">
            <text:p>0,6775</text:p>
          </table:table-cell>
          <table:table-cell office:value-type="float" office:value="23.908015" calcext:value-type="float">
            <text:p>23,908015</text:p>
          </table:table-cell>
          <table:table-cell office:value-type="float" office:value="56" calcext:value-type="float">
            <text:p>56</text:p>
          </table:table-cell>
          <table:table-cell table:number-columns-repeated="1003"/>
        </table:table-row>
        <table:table-row table:style-name="ro1">
          <table:table-cell table:style-name="ce5" office:value-type="float" office:value="1.128117" calcext:value-type="float">
            <text:p>1,1281</text:p>
          </table:table-cell>
          <table:table-cell table:style-name="ce5" office:value-type="float" office:value="0.97794" calcext:value-type="float">
            <text:p>0,9779</text:p>
          </table:table-cell>
          <table:table-cell table:style-name="ce5" office:value-type="float" office:value="0.687" calcext:value-type="float">
            <text:p>0,6870</text:p>
          </table:table-cell>
          <table:table-cell table:style-name="ce10" office:value-type="float" office:value="26.667703" calcext:value-type="float">
            <text:p>26,6677</text:p>
          </table:table-cell>
          <table:table-cell table:style-name="ce13" office:value-type="float" office:value="1.348896" calcext:value-type="float">
            <text:p>1,3489</text:p>
          </table:table-cell>
          <table:table-cell table:style-name="ce5" office:value-type="float" office:value="1.212155" calcext:value-type="float">
            <text:p>1,2122</text:p>
          </table:table-cell>
          <table:table-cell table:style-name="ce5" office:value-type="float" office:value="0.6235" calcext:value-type="float">
            <text:p>0,6235</text:p>
          </table:table-cell>
          <table:table-cell table:style-name="ce10" office:value-type="float" office:value="28.243304" calcext:value-type="float">
            <text:p>28,2433</text:p>
          </table:table-cell>
          <table:table-cell table:style-name="Default" office:value-type="float" office:value="1.431598" calcext:value-type="float">
            <text:p>1,431598</text:p>
          </table:table-cell>
          <table:table-cell office:value-type="float" office:value="1.120544" calcext:value-type="float">
            <text:p>1,120544</text:p>
          </table:table-cell>
          <table:table-cell office:value-type="float" office:value="0.647" calcext:value-type="float">
            <text:p>0,647</text:p>
          </table:table-cell>
          <table:table-cell office:value-type="float" office:value="34.266038" calcext:value-type="float">
            <text:p>34,266038</text:p>
          </table:table-cell>
          <table:table-cell office:value-type="float" office:value="1.295723" calcext:value-type="float">
            <text:p>1,295723</text:p>
          </table:table-cell>
          <table:table-cell office:value-type="float" office:value="1.018378" calcext:value-type="float">
            <text:p>1,018378</text:p>
          </table:table-cell>
          <table:table-cell office:value-type="float" office:value="0.6905" calcext:value-type="float">
            <text:p>0,6905</text:p>
          </table:table-cell>
          <table:table-cell office:value-type="float" office:value="24.801675" calcext:value-type="float">
            <text:p>24,801675</text:p>
          </table:table-cell>
          <table:table-cell office:value-type="float" office:value="1.31464" calcext:value-type="float">
            <text:p>1,31464</text:p>
          </table:table-cell>
          <table:table-cell office:value-type="float" office:value="1.026289" calcext:value-type="float">
            <text:p>1,026289</text:p>
          </table:table-cell>
          <table:table-cell office:value-type="float" office:value="0.6655" calcext:value-type="float">
            <text:p>0,6655</text:p>
          </table:table-cell>
          <table:table-cell office:value-type="float" office:value="24.107068" calcext:value-type="float">
            <text:p>24,107068</text:p>
          </table:table-cell>
          <table:table-cell office:value-type="float" office:value="57" calcext:value-type="float">
            <text:p>57</text:p>
          </table:table-cell>
          <table:table-cell table:number-columns-repeated="1003"/>
        </table:table-row>
        <table:table-row table:style-name="ro1">
          <table:table-cell table:style-name="ce5" office:value-type="float" office:value="1.132563" calcext:value-type="float">
            <text:p>1,1326</text:p>
          </table:table-cell>
          <table:table-cell table:style-name="ce5" office:value-type="float" office:value="0.9576" calcext:value-type="float">
            <text:p>0,9576</text:p>
          </table:table-cell>
          <table:table-cell table:style-name="ce5" office:value-type="float" office:value="0.6935" calcext:value-type="float">
            <text:p>0,6935</text:p>
          </table:table-cell>
          <table:table-cell table:style-name="ce10" office:value-type="float" office:value="24.478283" calcext:value-type="float">
            <text:p>24,4783</text:p>
          </table:table-cell>
          <table:table-cell table:style-name="ce13" office:value-type="float" office:value="1.372335" calcext:value-type="float">
            <text:p>1,3723</text:p>
          </table:table-cell>
          <table:table-cell table:style-name="ce5" office:value-type="float" office:value="1.094249" calcext:value-type="float">
            <text:p>1,0942</text:p>
          </table:table-cell>
          <table:table-cell table:style-name="ce5" office:value-type="float" office:value="0.6615" calcext:value-type="float">
            <text:p>0,6615</text:p>
          </table:table-cell>
          <table:table-cell table:style-name="ce10" office:value-type="float" office:value="28.359844" calcext:value-type="float">
            <text:p>28,3598</text:p>
          </table:table-cell>
          <table:table-cell table:style-name="Default" office:value-type="float" office:value="1.405344" calcext:value-type="float">
            <text:p>1,405344</text:p>
          </table:table-cell>
          <table:table-cell office:value-type="float" office:value="1.090293" calcext:value-type="float">
            <text:p>1,090293</text:p>
          </table:table-cell>
          <table:table-cell office:value-type="float" office:value="0.6595" calcext:value-type="float">
            <text:p>0,6595</text:p>
          </table:table-cell>
          <table:table-cell office:value-type="float" office:value="33.558523" calcext:value-type="float">
            <text:p>33,558523</text:p>
          </table:table-cell>
          <table:table-cell office:value-type="float" office:value="1.274584" calcext:value-type="float">
            <text:p>1,274584</text:p>
          </table:table-cell>
          <table:table-cell office:value-type="float" office:value="1.059759" calcext:value-type="float">
            <text:p>1,059759</text:p>
          </table:table-cell>
          <table:table-cell office:value-type="float" office:value="0.6685" calcext:value-type="float">
            <text:p>0,6685</text:p>
          </table:table-cell>
          <table:table-cell office:value-type="float" office:value="25.100939" calcext:value-type="float">
            <text:p>25,100939</text:p>
          </table:table-cell>
          <table:table-cell office:value-type="float" office:value="1.31728" calcext:value-type="float">
            <text:p>1,31728</text:p>
          </table:table-cell>
          <table:table-cell office:value-type="float" office:value="1.016354" calcext:value-type="float">
            <text:p>1,016354</text:p>
          </table:table-cell>
          <table:table-cell office:value-type="float" office:value="0.6815" calcext:value-type="float">
            <text:p>0,6815</text:p>
          </table:table-cell>
          <table:table-cell office:value-type="float" office:value="23.919324" calcext:value-type="float">
            <text:p>23,919324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table:style-name="ce5" office:value-type="float" office:value="1.091023" calcext:value-type="float">
            <text:p>1,0910</text:p>
          </table:table-cell>
          <table:table-cell table:style-name="ce5" office:value-type="float" office:value="0.969969" calcext:value-type="float">
            <text:p>0,9700</text:p>
          </table:table-cell>
          <table:table-cell table:style-name="ce5" office:value-type="float" office:value="0.7" calcext:value-type="float">
            <text:p>0,7000</text:p>
          </table:table-cell>
          <table:table-cell table:style-name="ce10" office:value-type="float" office:value="25.730582" calcext:value-type="float">
            <text:p>25,7306</text:p>
          </table:table-cell>
          <table:table-cell table:style-name="ce13" office:value-type="float" office:value="1.365361" calcext:value-type="float">
            <text:p>1,3654</text:p>
          </table:table-cell>
          <table:table-cell table:style-name="ce5" office:value-type="float" office:value="1.106935" calcext:value-type="float">
            <text:p>1,1069</text:p>
          </table:table-cell>
          <table:table-cell table:style-name="ce5" office:value-type="float" office:value="0.6605" calcext:value-type="float">
            <text:p>0,6605</text:p>
          </table:table-cell>
          <table:table-cell table:style-name="ce10" office:value-type="float" office:value="28.272962" calcext:value-type="float">
            <text:p>28,2730</text:p>
          </table:table-cell>
          <table:table-cell table:style-name="Default" office:value-type="float" office:value="1.38577" calcext:value-type="float">
            <text:p>1,38577</text:p>
          </table:table-cell>
          <table:table-cell office:value-type="float" office:value="1.090826" calcext:value-type="float">
            <text:p>1,090826</text:p>
          </table:table-cell>
          <table:table-cell office:value-type="float" office:value="0.647" calcext:value-type="float">
            <text:p>0,647</text:p>
          </table:table-cell>
          <table:table-cell office:value-type="float" office:value="34.492201" calcext:value-type="float">
            <text:p>34,492201</text:p>
          </table:table-cell>
          <table:table-cell office:value-type="float" office:value="1.278013" calcext:value-type="float">
            <text:p>1,278013</text:p>
          </table:table-cell>
          <table:table-cell office:value-type="float" office:value="1.058311" calcext:value-type="float">
            <text:p>1,058311</text:p>
          </table:table-cell>
          <table:table-cell office:value-type="float" office:value="0.6705" calcext:value-type="float">
            <text:p>0,6705</text:p>
          </table:table-cell>
          <table:table-cell office:value-type="float" office:value="24.846045" calcext:value-type="float">
            <text:p>24,846045</text:p>
          </table:table-cell>
          <table:table-cell office:value-type="float" office:value="1.301354" calcext:value-type="float">
            <text:p>1,301354</text:p>
          </table:table-cell>
          <table:table-cell office:value-type="float" office:value="1.006836" calcext:value-type="float">
            <text:p>1,006836</text:p>
          </table:table-cell>
          <table:table-cell office:value-type="float" office:value="0.6815" calcext:value-type="float">
            <text:p>0,6815</text:p>
          </table:table-cell>
          <table:table-cell office:value-type="float" office:value="23.986632" calcext:value-type="float">
            <text:p>23,986632</text:p>
          </table:table-cell>
          <table:table-cell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table:style-name="ce5" office:value-type="float" office:value="1.07659" calcext:value-type="float">
            <text:p>1,0766</text:p>
          </table:table-cell>
          <table:table-cell table:style-name="ce5" office:value-type="float" office:value="0.979616" calcext:value-type="float">
            <text:p>0,9796</text:p>
          </table:table-cell>
          <table:table-cell table:style-name="ce5" office:value-type="float" office:value="0.6845" calcext:value-type="float">
            <text:p>0,6845</text:p>
          </table:table-cell>
          <table:table-cell table:style-name="ce10" office:value-type="float" office:value="24.493326" calcext:value-type="float">
            <text:p>24,4933</text:p>
          </table:table-cell>
          <table:table-cell table:style-name="ce13" office:value-type="float" office:value="1.319938" calcext:value-type="float">
            <text:p>1,3199</text:p>
          </table:table-cell>
          <table:table-cell table:style-name="ce5" office:value-type="float" office:value="1.110122" calcext:value-type="float">
            <text:p>1,1101</text:p>
          </table:table-cell>
          <table:table-cell table:style-name="ce5" office:value-type="float" office:value="0.661" calcext:value-type="float">
            <text:p>0,6610</text:p>
          </table:table-cell>
          <table:table-cell table:style-name="ce10" office:value-type="float" office:value="28.341926" calcext:value-type="float">
            <text:p>28,3419</text:p>
          </table:table-cell>
          <table:table-cell table:style-name="Default" office:value-type="float" office:value="1.436669" calcext:value-type="float">
            <text:p>1,436669</text:p>
          </table:table-cell>
          <table:table-cell office:value-type="float" office:value="1.104121" calcext:value-type="float">
            <text:p>1,104121</text:p>
          </table:table-cell>
          <table:table-cell office:value-type="float" office:value="0.64" calcext:value-type="float">
            <text:p>0,64</text:p>
          </table:table-cell>
          <table:table-cell office:value-type="float" office:value="35.358149" calcext:value-type="float">
            <text:p>35,358149</text:p>
          </table:table-cell>
          <table:table-cell office:value-type="float" office:value="1.248218" calcext:value-type="float">
            <text:p>1,248218</text:p>
          </table:table-cell>
          <table:table-cell office:value-type="float" office:value="1.037876" calcext:value-type="float">
            <text:p>1,037876</text:p>
          </table:table-cell>
          <table:table-cell office:value-type="float" office:value="0.677" calcext:value-type="float">
            <text:p>0,677</text:p>
          </table:table-cell>
          <table:table-cell office:value-type="float" office:value="24.917848" calcext:value-type="float">
            <text:p>24,917848</text:p>
          </table:table-cell>
          <table:table-cell office:value-type="float" office:value="1.30111" calcext:value-type="float">
            <text:p>1,30111</text:p>
          </table:table-cell>
          <table:table-cell office:value-type="float" office:value="1.024264" calcext:value-type="float">
            <text:p>1,024264</text:p>
          </table:table-cell>
          <table:table-cell office:value-type="float" office:value="0.68" calcext:value-type="float">
            <text:p>0,68</text:p>
          </table:table-cell>
          <table:table-cell office:value-type="float" office:value="24.012074" calcext:value-type="float">
            <text:p>24,012074</text:p>
          </table:table-cell>
          <table:table-cell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 table:style-name="ce5" office:value-type="float" office:value="1.065288" calcext:value-type="float">
            <text:p>1,0653</text:p>
          </table:table-cell>
          <table:table-cell table:style-name="ce5" office:value-type="float" office:value="0.949" calcext:value-type="float">
            <text:p>0,9490</text:p>
          </table:table-cell>
          <table:table-cell table:style-name="ce5" office:value-type="float" office:value="0.7045" calcext:value-type="float">
            <text:p>0,7045</text:p>
          </table:table-cell>
          <table:table-cell table:style-name="ce10" office:value-type="float" office:value="25.450647" calcext:value-type="float">
            <text:p>25,4506</text:p>
          </table:table-cell>
          <table:table-cell table:style-name="ce13" office:value-type="float" office:value="1.313993" calcext:value-type="float">
            <text:p>1,3140</text:p>
          </table:table-cell>
          <table:table-cell table:style-name="ce5" office:value-type="float" office:value="1.112838" calcext:value-type="float">
            <text:p>1,1128</text:p>
          </table:table-cell>
          <table:table-cell table:style-name="ce5" office:value-type="float" office:value="0.6545" calcext:value-type="float">
            <text:p>0,6545</text:p>
          </table:table-cell>
          <table:table-cell table:style-name="ce10" office:value-type="float" office:value="28.325167" calcext:value-type="float">
            <text:p>28,3252</text:p>
          </table:table-cell>
          <table:table-cell table:style-name="Default" office:value-type="float" office:value="1.424373" calcext:value-type="float">
            <text:p>1,424373</text:p>
          </table:table-cell>
          <table:table-cell office:value-type="float" office:value="1.103322" calcext:value-type="float">
            <text:p>1,103322</text:p>
          </table:table-cell>
          <table:table-cell office:value-type="float" office:value="0.6495" calcext:value-type="float">
            <text:p>0,6495</text:p>
          </table:table-cell>
          <table:table-cell office:value-type="float" office:value="34.47371" calcext:value-type="float">
            <text:p>34,47371</text:p>
          </table:table-cell>
          <table:table-cell office:value-type="float" office:value="1.254125" calcext:value-type="float">
            <text:p>1,254125</text:p>
          </table:table-cell>
          <table:table-cell office:value-type="float" office:value="1.030589" calcext:value-type="float">
            <text:p>1,030589</text:p>
          </table:table-cell>
          <table:table-cell office:value-type="float" office:value="0.672" calcext:value-type="float">
            <text:p>0,672</text:p>
          </table:table-cell>
          <table:table-cell office:value-type="float" office:value="24.885151" calcext:value-type="float">
            <text:p>24,885151</text:p>
          </table:table-cell>
          <table:table-cell office:value-type="float" office:value="1.284148" calcext:value-type="float">
            <text:p>1,284148</text:p>
          </table:table-cell>
          <table:table-cell office:value-type="float" office:value="1.038063" calcext:value-type="float">
            <text:p>1,038063</text:p>
          </table:table-cell>
          <table:table-cell office:value-type="float" office:value="0.672" calcext:value-type="float">
            <text:p>0,672</text:p>
          </table:table-cell>
          <table:table-cell office:value-type="float" office:value="23.988339" calcext:value-type="float">
            <text:p>23,988339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 table:style-name="ce5" office:value-type="float" office:value="1.080468" calcext:value-type="float">
            <text:p>1,0805</text:p>
          </table:table-cell>
          <table:table-cell table:style-name="ce5" office:value-type="float" office:value="0.946906" calcext:value-type="float">
            <text:p>0,9469</text:p>
          </table:table-cell>
          <table:table-cell table:style-name="ce5" office:value-type="float" office:value="0.713" calcext:value-type="float">
            <text:p>0,7130</text:p>
          </table:table-cell>
          <table:table-cell table:style-name="ce10" office:value-type="float" office:value="25.6733" calcext:value-type="float">
            <text:p>25,6733</text:p>
          </table:table-cell>
          <table:table-cell table:style-name="ce13" office:value-type="float" office:value="1.289095" calcext:value-type="float">
            <text:p>1,2891</text:p>
          </table:table-cell>
          <table:table-cell table:style-name="ce5" office:value-type="float" office:value="1.065821" calcext:value-type="float">
            <text:p>1,0658</text:p>
          </table:table-cell>
          <table:table-cell table:style-name="ce5" office:value-type="float" office:value="0.675" calcext:value-type="float">
            <text:p>0,6750</text:p>
          </table:table-cell>
          <table:table-cell table:style-name="ce10" office:value-type="float" office:value="28.31305" calcext:value-type="float">
            <text:p>28,3131</text:p>
          </table:table-cell>
          <table:table-cell table:style-name="Default" office:value-type="float" office:value="1.372269" calcext:value-type="float">
            <text:p>1,372269</text:p>
          </table:table-cell>
          <table:table-cell office:value-type="float" office:value="1.094511" calcext:value-type="float">
            <text:p>1,094511</text:p>
          </table:table-cell>
          <table:table-cell office:value-type="float" office:value="0.6495" calcext:value-type="float">
            <text:p>0,6495</text:p>
          </table:table-cell>
          <table:table-cell office:value-type="float" office:value="34.827918" calcext:value-type="float">
            <text:p>34,827918</text:p>
          </table:table-cell>
          <table:table-cell office:value-type="float" office:value="1.245431" calcext:value-type="float">
            <text:p>1,245431</text:p>
          </table:table-cell>
          <table:table-cell office:value-type="float" office:value="1.013765" calcext:value-type="float">
            <text:p>1,013765</text:p>
          </table:table-cell>
          <table:table-cell office:value-type="float" office:value="0.6815" calcext:value-type="float">
            <text:p>0,6815</text:p>
          </table:table-cell>
          <table:table-cell office:value-type="float" office:value="24.863007" calcext:value-type="float">
            <text:p>24,863007</text:p>
          </table:table-cell>
          <table:table-cell office:value-type="float" office:value="1.273889" calcext:value-type="float">
            <text:p>1,273889</text:p>
          </table:table-cell>
          <table:table-cell office:value-type="float" office:value="1.008765" calcext:value-type="float">
            <text:p>1,008765</text:p>
          </table:table-cell>
          <table:table-cell office:value-type="float" office:value="0.687" calcext:value-type="float">
            <text:p>0,687</text:p>
          </table:table-cell>
          <table:table-cell office:value-type="float" office:value="24.009123" calcext:value-type="float">
            <text:p>24,009123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1">
          <table:table-cell table:style-name="ce5" office:value-type="float" office:value="1.037402" calcext:value-type="float">
            <text:p>1,0374</text:p>
          </table:table-cell>
          <table:table-cell table:style-name="ce5" office:value-type="float" office:value="0.943176" calcext:value-type="float">
            <text:p>0,9432</text:p>
          </table:table-cell>
          <table:table-cell table:style-name="ce5" office:value-type="float" office:value="0.709" calcext:value-type="float">
            <text:p>0,7090</text:p>
          </table:table-cell>
          <table:table-cell table:style-name="ce10" office:value-type="float" office:value="24.490326" calcext:value-type="float">
            <text:p>24,4903</text:p>
          </table:table-cell>
          <table:table-cell table:style-name="ce13" office:value-type="float" office:value="1.302445" calcext:value-type="float">
            <text:p>1,3024</text:p>
          </table:table-cell>
          <table:table-cell table:style-name="ce5" office:value-type="float" office:value="1.07817" calcext:value-type="float">
            <text:p>1,0782</text:p>
          </table:table-cell>
          <table:table-cell table:style-name="ce5" office:value-type="float" office:value="0.6695" calcext:value-type="float">
            <text:p>0,6695</text:p>
          </table:table-cell>
          <table:table-cell table:style-name="ce10" office:value-type="float" office:value="28.370963" calcext:value-type="float">
            <text:p>28,3710</text:p>
          </table:table-cell>
          <table:table-cell table:style-name="Default" office:value-type="float" office:value="1.376992" calcext:value-type="float">
            <text:p>1,376992</text:p>
          </table:table-cell>
          <table:table-cell office:value-type="float" office:value="1.065897" calcext:value-type="float">
            <text:p>1,065897</text:p>
          </table:table-cell>
          <table:table-cell office:value-type="float" office:value="0.664" calcext:value-type="float">
            <text:p>0,664</text:p>
          </table:table-cell>
          <table:table-cell office:value-type="float" office:value="35.549274" calcext:value-type="float">
            <text:p>35,549274</text:p>
          </table:table-cell>
          <table:table-cell office:value-type="float" office:value="1.238395" calcext:value-type="float">
            <text:p>1,238395</text:p>
          </table:table-cell>
          <table:table-cell office:value-type="float" office:value="1.018328" calcext:value-type="float">
            <text:p>1,018328</text:p>
          </table:table-cell>
          <table:table-cell office:value-type="float" office:value="0.693" calcext:value-type="float">
            <text:p>0,693</text:p>
          </table:table-cell>
          <table:table-cell office:value-type="float" office:value="27.417951" calcext:value-type="float">
            <text:p>27,417951</text:p>
          </table:table-cell>
          <table:table-cell office:value-type="float" office:value="1.275694" calcext:value-type="float">
            <text:p>1,275694</text:p>
          </table:table-cell>
          <table:table-cell office:value-type="float" office:value="1.033575" calcext:value-type="float">
            <text:p>1,033575</text:p>
          </table:table-cell>
          <table:table-cell office:value-type="float" office:value="0.679" calcext:value-type="float">
            <text:p>0,679</text:p>
          </table:table-cell>
          <table:table-cell office:value-type="float" office:value="24.043262" calcext:value-type="float">
            <text:p>24,043262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table:style-name="ce5" office:value-type="float" office:value="1.064361" calcext:value-type="float">
            <text:p>1,0644</text:p>
          </table:table-cell>
          <table:table-cell table:style-name="ce5" office:value-type="float" office:value="0.967133" calcext:value-type="float">
            <text:p>0,9671</text:p>
          </table:table-cell>
          <table:table-cell table:style-name="ce5" office:value-type="float" office:value="0.699" calcext:value-type="float">
            <text:p>0,6990</text:p>
          </table:table-cell>
          <table:table-cell table:style-name="ce10" office:value-type="float" office:value="27.249707" calcext:value-type="float">
            <text:p>27,2497</text:p>
          </table:table-cell>
          <table:table-cell table:style-name="ce13" office:value-type="float" office:value="1.291256" calcext:value-type="float">
            <text:p>1,2913</text:p>
          </table:table-cell>
          <table:table-cell table:style-name="ce5" office:value-type="float" office:value="1.019116" calcext:value-type="float">
            <text:p>1,0191</text:p>
          </table:table-cell>
          <table:table-cell table:style-name="ce5" office:value-type="float" office:value="0.6905" calcext:value-type="float">
            <text:p>0,6905</text:p>
          </table:table-cell>
          <table:table-cell table:style-name="ce10" office:value-type="float" office:value="28.382441" calcext:value-type="float">
            <text:p>28,3824</text:p>
          </table:table-cell>
          <table:table-cell table:style-name="Default" office:value-type="float" office:value="1.372437" calcext:value-type="float">
            <text:p>1,372437</text:p>
          </table:table-cell>
          <table:table-cell office:value-type="float" office:value="1.075231" calcext:value-type="float">
            <text:p>1,075231</text:p>
          </table:table-cell>
          <table:table-cell office:value-type="float" office:value="0.668" calcext:value-type="float">
            <text:p>0,668</text:p>
          </table:table-cell>
          <table:table-cell office:value-type="float" office:value="36.103952" calcext:value-type="float">
            <text:p>36,103952</text:p>
          </table:table-cell>
          <table:table-cell office:value-type="float" office:value="1.203391" calcext:value-type="float">
            <text:p>1,203391</text:p>
          </table:table-cell>
          <table:table-cell office:value-type="float" office:value="0.997348" calcext:value-type="float">
            <text:p>0,997348</text:p>
          </table:table-cell>
          <table:table-cell office:value-type="float" office:value="0.687" calcext:value-type="float">
            <text:p>0,687</text:p>
          </table:table-cell>
          <table:table-cell office:value-type="float" office:value="24.94221" calcext:value-type="float">
            <text:p>24,94221</text:p>
          </table:table-cell>
          <table:table-cell office:value-type="float" office:value="1.241502" calcext:value-type="float">
            <text:p>1,241502</text:p>
          </table:table-cell>
          <table:table-cell office:value-type="float" office:value="0.990057" calcext:value-type="float">
            <text:p>0,990057</text:p>
          </table:table-cell>
          <table:table-cell office:value-type="float" office:value="0.6845" calcext:value-type="float">
            <text:p>0,6845</text:p>
          </table:table-cell>
          <table:table-cell office:value-type="float" office:value="24.009847" calcext:value-type="float">
            <text:p>24,009847</text:p>
          </table:table-cell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 table:style-name="ce5" office:value-type="float" office:value="1.059365" calcext:value-type="float">
            <text:p>1,0594</text:p>
          </table:table-cell>
          <table:table-cell table:style-name="ce5" office:value-type="float" office:value="0.956961" calcext:value-type="float">
            <text:p>0,9570</text:p>
          </table:table-cell>
          <table:table-cell table:style-name="ce5" office:value-type="float" office:value="0.6975" calcext:value-type="float">
            <text:p>0,6975</text:p>
          </table:table-cell>
          <table:table-cell table:style-name="ce10" office:value-type="float" office:value="26.360309" calcext:value-type="float">
            <text:p>26,3603</text:p>
          </table:table-cell>
          <table:table-cell table:style-name="ce13" office:value-type="float" office:value="1.252242" calcext:value-type="float">
            <text:p>1,2522</text:p>
          </table:table-cell>
          <table:table-cell table:style-name="ce5" office:value-type="float" office:value="1.036854" calcext:value-type="float">
            <text:p>1,0369</text:p>
          </table:table-cell>
          <table:table-cell table:style-name="ce5" office:value-type="float" office:value="0.6845" calcext:value-type="float">
            <text:p>0,6845</text:p>
          </table:table-cell>
          <table:table-cell table:style-name="ce10" office:value-type="float" office:value="28.338607" calcext:value-type="float">
            <text:p>28,3386</text:p>
          </table:table-cell>
          <table:table-cell table:style-name="Default" office:value-type="float" office:value="1.389631" calcext:value-type="float">
            <text:p>1,389631</text:p>
          </table:table-cell>
          <table:table-cell office:value-type="float" office:value="1.140027" calcext:value-type="float">
            <text:p>1,140027</text:p>
          </table:table-cell>
          <table:table-cell office:value-type="float" office:value="0.647" calcext:value-type="float">
            <text:p>0,647</text:p>
          </table:table-cell>
          <table:table-cell office:value-type="float" office:value="35.834982" calcext:value-type="float">
            <text:p>35,834982</text:p>
          </table:table-cell>
          <table:table-cell office:value-type="float" office:value="1.251053" calcext:value-type="float">
            <text:p>1,251053</text:p>
          </table:table-cell>
          <table:table-cell office:value-type="float" office:value="0.978364" calcext:value-type="float">
            <text:p>0,978364</text:p>
          </table:table-cell>
          <table:table-cell office:value-type="float" office:value="0.7005" calcext:value-type="float">
            <text:p>0,7005</text:p>
          </table:table-cell>
          <table:table-cell office:value-type="float" office:value="24.964588" calcext:value-type="float">
            <text:p>24,964588</text:p>
          </table:table-cell>
          <table:table-cell office:value-type="float" office:value="1.252434" calcext:value-type="float">
            <text:p>1,252434</text:p>
          </table:table-cell>
          <table:table-cell office:value-type="float" office:value="0.971197" calcext:value-type="float">
            <text:p>0,971197</text:p>
          </table:table-cell>
          <table:table-cell office:value-type="float" office:value="0.6835" calcext:value-type="float">
            <text:p>0,6835</text:p>
          </table:table-cell>
          <table:table-cell office:value-type="float" office:value="24.103145" calcext:value-type="float">
            <text:p>24,103145</text:p>
          </table:table-cell>
          <table:table-cell office:value-type="float" office:value="65" calcext:value-type="float">
            <text:p>65</text:p>
          </table:table-cell>
          <table:table-cell table:number-columns-repeated="1003"/>
        </table:table-row>
        <table:table-row table:style-name="ro1">
          <table:table-cell table:style-name="ce5" office:value-type="float" office:value="1.040159" calcext:value-type="float">
            <text:p>1,0402</text:p>
          </table:table-cell>
          <table:table-cell table:style-name="ce5" office:value-type="float" office:value="0.910733" calcext:value-type="float">
            <text:p>0,9107</text:p>
          </table:table-cell>
          <table:table-cell table:style-name="ce5" office:value-type="float" office:value="0.7175" calcext:value-type="float">
            <text:p>0,7175</text:p>
          </table:table-cell>
          <table:table-cell table:style-name="ce10" office:value-type="float" office:value="27.441718" calcext:value-type="float">
            <text:p>27,4417</text:p>
          </table:table-cell>
          <table:table-cell table:style-name="ce13" office:value-type="float" office:value="1.252662" calcext:value-type="float">
            <text:p>1,2527</text:p>
          </table:table-cell>
          <table:table-cell table:style-name="ce5" office:value-type="float" office:value="1.034298" calcext:value-type="float">
            <text:p>1,0343</text:p>
          </table:table-cell>
          <table:table-cell table:style-name="ce5" office:value-type="float" office:value="0.6755" calcext:value-type="float">
            <text:p>0,6755</text:p>
          </table:table-cell>
          <table:table-cell table:style-name="ce10" office:value-type="float" office:value="28.317625" calcext:value-type="float">
            <text:p>28,3176</text:p>
          </table:table-cell>
          <table:table-cell table:style-name="Default" office:value-type="float" office:value="1.355869" calcext:value-type="float">
            <text:p>1,355869</text:p>
          </table:table-cell>
          <table:table-cell office:value-type="float" office:value="1.016744" calcext:value-type="float">
            <text:p>1,016744</text:p>
          </table:table-cell>
          <table:table-cell office:value-type="float" office:value="0.6735" calcext:value-type="float">
            <text:p>0,6735</text:p>
          </table:table-cell>
          <table:table-cell office:value-type="float" office:value="35.616116" calcext:value-type="float">
            <text:p>35,616116</text:p>
          </table:table-cell>
          <table:table-cell office:value-type="float" office:value="1.225532" calcext:value-type="float">
            <text:p>1,225532</text:p>
          </table:table-cell>
          <table:table-cell office:value-type="float" office:value="0.994103" calcext:value-type="float">
            <text:p>0,994103</text:p>
          </table:table-cell>
          <table:table-cell office:value-type="float" office:value="0.6935" calcext:value-type="float">
            <text:p>0,6935</text:p>
          </table:table-cell>
          <table:table-cell office:value-type="float" office:value="25.776402" calcext:value-type="float">
            <text:p>25,776402</text:p>
          </table:table-cell>
          <table:table-cell office:value-type="float" office:value="1.229621" calcext:value-type="float">
            <text:p>1,229621</text:p>
          </table:table-cell>
          <table:table-cell office:value-type="float" office:value="0.98519" calcext:value-type="float">
            <text:p>0,98519</text:p>
          </table:table-cell>
          <table:table-cell office:value-type="float" office:value="0.677" calcext:value-type="float">
            <text:p>0,677</text:p>
          </table:table-cell>
          <table:table-cell office:value-type="float" office:value="24.056106" calcext:value-type="float">
            <text:p>24,056106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1">
          <table:table-cell table:style-name="ce5" office:value-type="float" office:value="1.063472" calcext:value-type="float">
            <text:p>1,0635</text:p>
          </table:table-cell>
          <table:table-cell table:style-name="ce5" office:value-type="float" office:value="0.918088" calcext:value-type="float">
            <text:p>0,9181</text:p>
          </table:table-cell>
          <table:table-cell table:style-name="ce5" office:value-type="float" office:value="0.715" calcext:value-type="float">
            <text:p>0,7150</text:p>
          </table:table-cell>
          <table:table-cell table:style-name="ce10" office:value-type="float" office:value="27.805427" calcext:value-type="float">
            <text:p>27,8054</text:p>
          </table:table-cell>
          <table:table-cell table:style-name="ce13" office:value-type="float" office:value="1.280637" calcext:value-type="float">
            <text:p>1,2806</text:p>
          </table:table-cell>
          <table:table-cell table:style-name="ce5" office:value-type="float" office:value="1.088398" calcext:value-type="float">
            <text:p>1,0884</text:p>
          </table:table-cell>
          <table:table-cell table:style-name="ce5" office:value-type="float" office:value="0.6725" calcext:value-type="float">
            <text:p>0,6725</text:p>
          </table:table-cell>
          <table:table-cell table:style-name="ce10" office:value-type="float" office:value="28.338707" calcext:value-type="float">
            <text:p>28,3387</text:p>
          </table:table-cell>
          <table:table-cell table:style-name="Default" office:value-type="float" office:value="1.372431" calcext:value-type="float">
            <text:p>1,372431</text:p>
          </table:table-cell>
          <table:table-cell office:value-type="float" office:value="1.065986" calcext:value-type="float">
            <text:p>1,065986</text:p>
          </table:table-cell>
          <table:table-cell office:value-type="float" office:value="0.6605" calcext:value-type="float">
            <text:p>0,6605</text:p>
          </table:table-cell>
          <table:table-cell office:value-type="float" office:value="35.336074" calcext:value-type="float">
            <text:p>35,336074</text:p>
          </table:table-cell>
          <table:table-cell office:value-type="float" office:value="1.199277" calcext:value-type="float">
            <text:p>1,199277</text:p>
          </table:table-cell>
          <table:table-cell office:value-type="float" office:value="0.992233" calcext:value-type="float">
            <text:p>0,992233</text:p>
          </table:table-cell>
          <table:table-cell office:value-type="float" office:value="0.6985" calcext:value-type="float">
            <text:p>0,6985</text:p>
          </table:table-cell>
          <table:table-cell office:value-type="float" office:value="24.871527" calcext:value-type="float">
            <text:p>24,871527</text:p>
          </table:table-cell>
          <table:table-cell office:value-type="float" office:value="1.255126" calcext:value-type="float">
            <text:p>1,255126</text:p>
          </table:table-cell>
          <table:table-cell office:value-type="float" office:value="0.958586" calcext:value-type="float">
            <text:p>0,958586</text:p>
          </table:table-cell>
          <table:table-cell office:value-type="float" office:value="0.6955" calcext:value-type="float">
            <text:p>0,6955</text:p>
          </table:table-cell>
          <table:table-cell office:value-type="float" office:value="24.011545" calcext:value-type="float">
            <text:p>24,011545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1">
          <table:table-cell table:style-name="ce5" office:value-type="float" office:value="1.040317" calcext:value-type="float">
            <text:p>1,0403</text:p>
          </table:table-cell>
          <table:table-cell table:style-name="ce5" office:value-type="float" office:value="0.942619" calcext:value-type="float">
            <text:p>0,9426</text:p>
          </table:table-cell>
          <table:table-cell table:style-name="ce5" office:value-type="float" office:value="0.7175" calcext:value-type="float">
            <text:p>0,7175</text:p>
          </table:table-cell>
          <table:table-cell table:style-name="ce10" office:value-type="float" office:value="27.557717" calcext:value-type="float">
            <text:p>27,5577</text:p>
          </table:table-cell>
          <table:table-cell table:style-name="ce13" office:value-type="float" office:value="1.299781" calcext:value-type="float">
            <text:p>1,2998</text:p>
          </table:table-cell>
          <table:table-cell table:style-name="ce5" office:value-type="float" office:value="1.029703" calcext:value-type="float">
            <text:p>1,0297</text:p>
          </table:table-cell>
          <table:table-cell table:style-name="ce5" office:value-type="float" office:value="0.675" calcext:value-type="float">
            <text:p>0,6750</text:p>
          </table:table-cell>
          <table:table-cell table:style-name="ce10" office:value-type="float" office:value="28.351212" calcext:value-type="float">
            <text:p>28,3512</text:p>
          </table:table-cell>
          <table:table-cell table:style-name="Default" office:value-type="float" office:value="1.368409" calcext:value-type="float">
            <text:p>1,368409</text:p>
          </table:table-cell>
          <table:table-cell office:value-type="float" office:value="1.043576" calcext:value-type="float">
            <text:p>1,043576</text:p>
          </table:table-cell>
          <table:table-cell office:value-type="float" office:value="0.6735" calcext:value-type="float">
            <text:p>0,6735</text:p>
          </table:table-cell>
          <table:table-cell office:value-type="float" office:value="35.530963" calcext:value-type="float">
            <text:p>35,530963</text:p>
          </table:table-cell>
          <table:table-cell office:value-type="float" office:value="1.214442" calcext:value-type="float">
            <text:p>1,214442</text:p>
          </table:table-cell>
          <table:table-cell office:value-type="float" office:value="0.95383" calcext:value-type="float">
            <text:p>0,95383</text:p>
          </table:table-cell>
          <table:table-cell office:value-type="float" office:value="0.713" calcext:value-type="float">
            <text:p>0,713</text:p>
          </table:table-cell>
          <table:table-cell office:value-type="float" office:value="27.076936" calcext:value-type="float">
            <text:p>27,076936</text:p>
          </table:table-cell>
          <table:table-cell office:value-type="float" office:value="1.244033" calcext:value-type="float">
            <text:p>1,244033</text:p>
          </table:table-cell>
          <table:table-cell office:value-type="float" office:value="1.003083" calcext:value-type="float">
            <text:p>1,003083</text:p>
          </table:table-cell>
          <table:table-cell office:value-type="float" office:value="0.6865" calcext:value-type="float">
            <text:p>0,6865</text:p>
          </table:table-cell>
          <table:table-cell office:value-type="float" office:value="24.12105" calcext:value-type="float">
            <text:p>24,12105</text:p>
          </table:table-cell>
          <table:table-cell office:value-type="float" office:value="68" calcext:value-type="float">
            <text:p>68</text:p>
          </table:table-cell>
          <table:table-cell table:number-columns-repeated="1003"/>
        </table:table-row>
        <table:table-row table:style-name="ro1">
          <table:table-cell table:style-name="ce5" office:value-type="float" office:value="1.026722" calcext:value-type="float">
            <text:p>1,0267</text:p>
          </table:table-cell>
          <table:table-cell table:style-name="ce5" office:value-type="float" office:value="0.913744" calcext:value-type="float">
            <text:p>0,9137</text:p>
          </table:table-cell>
          <table:table-cell table:style-name="ce5" office:value-type="float" office:value="0.731" calcext:value-type="float">
            <text:p>0,7310</text:p>
          </table:table-cell>
          <table:table-cell table:style-name="ce10" office:value-type="float" office:value="26.950731" calcext:value-type="float">
            <text:p>26,9507</text:p>
          </table:table-cell>
          <table:table-cell table:style-name="ce13" office:value-type="float" office:value="1.264397" calcext:value-type="float">
            <text:p>1,2644</text:p>
          </table:table-cell>
          <table:table-cell table:style-name="ce5" office:value-type="float" office:value="1.026575" calcext:value-type="float">
            <text:p>1,0266</text:p>
          </table:table-cell>
          <table:table-cell table:style-name="ce5" office:value-type="float" office:value="0.6815" calcext:value-type="float">
            <text:p>0,6815</text:p>
          </table:table-cell>
          <table:table-cell table:style-name="ce10" office:value-type="float" office:value="28.389758" calcext:value-type="float">
            <text:p>28,3898</text:p>
          </table:table-cell>
          <table:table-cell table:style-name="Default" office:value-type="float" office:value="1.366899" calcext:value-type="float">
            <text:p>1,366899</text:p>
          </table:table-cell>
          <table:table-cell office:value-type="float" office:value="1.08686" calcext:value-type="float">
            <text:p>1,08686</text:p>
          </table:table-cell>
          <table:table-cell office:value-type="float" office:value="0.661" calcext:value-type="float">
            <text:p>0,661</text:p>
          </table:table-cell>
          <table:table-cell office:value-type="float" office:value="35.07981" calcext:value-type="float">
            <text:p>35,07981</text:p>
          </table:table-cell>
          <table:table-cell office:value-type="float" office:value="1.198427" calcext:value-type="float">
            <text:p>1,198427</text:p>
          </table:table-cell>
          <table:table-cell office:value-type="float" office:value="1.009355" calcext:value-type="float">
            <text:p>1,009355</text:p>
          </table:table-cell>
          <table:table-cell office:value-type="float" office:value="0.684" calcext:value-type="float">
            <text:p>0,684</text:p>
          </table:table-cell>
          <table:table-cell office:value-type="float" office:value="27.624044" calcext:value-type="float">
            <text:p>27,624044</text:p>
          </table:table-cell>
          <table:table-cell office:value-type="float" office:value="1.216724" calcext:value-type="float">
            <text:p>1,216724</text:p>
          </table:table-cell>
          <table:table-cell office:value-type="float" office:value="0.975621" calcext:value-type="float">
            <text:p>0,975621</text:p>
          </table:table-cell>
          <table:table-cell office:value-type="float" office:value="0.694" calcext:value-type="float">
            <text:p>0,694</text:p>
          </table:table-cell>
          <table:table-cell office:value-type="float" office:value="24.066013" calcext:value-type="float">
            <text:p>24,066013</text:p>
          </table:table-cell>
          <table:table-cell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table:style-name="ce5" office:value-type="float" office:value="1.006898" calcext:value-type="float">
            <text:p>1,0069</text:p>
          </table:table-cell>
          <table:table-cell table:style-name="ce5" office:value-type="float" office:value="0.912294" calcext:value-type="float">
            <text:p>0,9123</text:p>
          </table:table-cell>
          <table:table-cell table:style-name="ce5" office:value-type="float" office:value="0.7175" calcext:value-type="float">
            <text:p>0,7175</text:p>
          </table:table-cell>
          <table:table-cell table:style-name="ce10" office:value-type="float" office:value="25.869974" calcext:value-type="float">
            <text:p>25,8700</text:p>
          </table:table-cell>
          <table:table-cell table:style-name="ce13" office:value-type="float" office:value="1.252941" calcext:value-type="float">
            <text:p>1,2529</text:p>
          </table:table-cell>
          <table:table-cell table:style-name="ce5" office:value-type="float" office:value="1.10371" calcext:value-type="float">
            <text:p>1,1037</text:p>
          </table:table-cell>
          <table:table-cell table:style-name="ce5" office:value-type="float" office:value="0.651" calcext:value-type="float">
            <text:p>0,6510</text:p>
          </table:table-cell>
          <table:table-cell table:style-name="ce10" office:value-type="float" office:value="28.302251" calcext:value-type="float">
            <text:p>28,3023</text:p>
          </table:table-cell>
          <table:table-cell table:style-name="Default" office:value-type="float" office:value="1.34192" calcext:value-type="float">
            <text:p>1,34192</text:p>
          </table:table-cell>
          <table:table-cell office:value-type="float" office:value="1.03702" calcext:value-type="float">
            <text:p>1,03702</text:p>
          </table:table-cell>
          <table:table-cell office:value-type="float" office:value="0.676" calcext:value-type="float">
            <text:p>0,676</text:p>
          </table:table-cell>
          <table:table-cell office:value-type="float" office:value="35.294273" calcext:value-type="float">
            <text:p>35,294273</text:p>
          </table:table-cell>
          <table:table-cell office:value-type="float" office:value="1.204398" calcext:value-type="float">
            <text:p>1,204398</text:p>
          </table:table-cell>
          <table:table-cell office:value-type="float" office:value="0.977327" calcext:value-type="float">
            <text:p>0,977327</text:p>
          </table:table-cell>
          <table:table-cell office:value-type="float" office:value="0.694" calcext:value-type="float">
            <text:p>0,694</text:p>
          </table:table-cell>
          <table:table-cell office:value-type="float" office:value="24.739139" calcext:value-type="float">
            <text:p>24,739139</text:p>
          </table:table-cell>
          <table:table-cell office:value-type="float" office:value="1.213751" calcext:value-type="float">
            <text:p>1,213751</text:p>
          </table:table-cell>
          <table:table-cell office:value-type="float" office:value="0.966461" calcext:value-type="float">
            <text:p>0,966461</text:p>
          </table:table-cell>
          <table:table-cell office:value-type="float" office:value="0.705" calcext:value-type="float">
            <text:p>0,705</text:p>
          </table:table-cell>
          <table:table-cell office:value-type="float" office:value="24.134828" calcext:value-type="float">
            <text:p>24,134828</text:p>
          </table:table-cell>
          <table:table-cell office:value-type="float" office:value="70" calcext:value-type="float">
            <text:p>70</text:p>
          </table:table-cell>
          <table:table-cell table:number-columns-repeated="1003"/>
        </table:table-row>
        <table:table-row table:style-name="ro1">
          <table:table-cell table:style-name="ce5" office:value-type="float" office:value="1.0096" calcext:value-type="float">
            <text:p>1,0096</text:p>
          </table:table-cell>
          <table:table-cell table:style-name="ce5" office:value-type="float" office:value="0.947431" calcext:value-type="float">
            <text:p>0,9474</text:p>
          </table:table-cell>
          <table:table-cell table:style-name="ce5" office:value-type="float" office:value="0.702" calcext:value-type="float">
            <text:p>0,7020</text:p>
          </table:table-cell>
          <table:table-cell table:style-name="ce10" office:value-type="float" office:value="25.584793" calcext:value-type="float">
            <text:p>25,5848</text:p>
          </table:table-cell>
          <table:table-cell table:style-name="ce13" office:value-type="float" office:value="1.235877" calcext:value-type="float">
            <text:p>1,2359</text:p>
          </table:table-cell>
          <table:table-cell table:style-name="ce5" office:value-type="float" office:value="0.991901" calcext:value-type="float">
            <text:p>0,9919</text:p>
          </table:table-cell>
          <table:table-cell table:style-name="ce5" office:value-type="float" office:value="0.7" calcext:value-type="float">
            <text:p>0,7000</text:p>
          </table:table-cell>
          <table:table-cell table:style-name="ce10" office:value-type="float" office:value="28.348313" calcext:value-type="float">
            <text:p>28,3483</text:p>
          </table:table-cell>
          <table:table-cell table:style-name="Default" office:value-type="float" office:value="1.336566" calcext:value-type="float">
            <text:p>1,336566</text:p>
          </table:table-cell>
          <table:table-cell office:value-type="float" office:value="1.033875" calcext:value-type="float">
            <text:p>1,033875</text:p>
          </table:table-cell>
          <table:table-cell office:value-type="float" office:value="0.666" calcext:value-type="float">
            <text:p>0,666</text:p>
          </table:table-cell>
          <table:table-cell office:value-type="float" office:value="34.854493" calcext:value-type="float">
            <text:p>34,854493</text:p>
          </table:table-cell>
          <table:table-cell office:value-type="float" office:value="1.168504" calcext:value-type="float">
            <text:p>1,168504</text:p>
          </table:table-cell>
          <table:table-cell office:value-type="float" office:value="0.970468" calcext:value-type="float">
            <text:p>0,970468</text:p>
          </table:table-cell>
          <table:table-cell office:value-type="float" office:value="0.6865" calcext:value-type="float">
            <text:p>0,6865</text:p>
          </table:table-cell>
          <table:table-cell office:value-type="float" office:value="27.260112" calcext:value-type="float">
            <text:p>27,260112</text:p>
          </table:table-cell>
          <table:table-cell office:value-type="float" office:value="1.242862" calcext:value-type="float">
            <text:p>1,242862</text:p>
          </table:table-cell>
          <table:table-cell office:value-type="float" office:value="0.973162" calcext:value-type="float">
            <text:p>0,973162</text:p>
          </table:table-cell>
          <table:table-cell office:value-type="float" office:value="0.688" calcext:value-type="float">
            <text:p>0,688</text:p>
          </table:table-cell>
          <table:table-cell office:value-type="float" office:value="24.046682" calcext:value-type="float">
            <text:p>24,046682</text:p>
          </table:table-cell>
          <table:table-cell office:value-type="float" office:value="71" calcext:value-type="float">
            <text:p>71</text:p>
          </table:table-cell>
          <table:table-cell table:number-columns-repeated="1003"/>
        </table:table-row>
        <table:table-row table:style-name="ro1">
          <table:table-cell table:style-name="ce5" office:value-type="float" office:value="0.998464" calcext:value-type="float">
            <text:p>0,9985</text:p>
          </table:table-cell>
          <table:table-cell table:style-name="ce5" office:value-type="float" office:value="0.895176" calcext:value-type="float">
            <text:p>0,8952</text:p>
          </table:table-cell>
          <table:table-cell table:style-name="ce5" office:value-type="float" office:value="0.7255" calcext:value-type="float">
            <text:p>0,7255</text:p>
          </table:table-cell>
          <table:table-cell table:style-name="ce10" office:value-type="float" office:value="26.025502" calcext:value-type="float">
            <text:p>26,0255</text:p>
          </table:table-cell>
          <table:table-cell table:style-name="ce13" office:value-type="float" office:value="1.236404" calcext:value-type="float">
            <text:p>1,2364</text:p>
          </table:table-cell>
          <table:table-cell table:style-name="ce5" office:value-type="float" office:value="1.017659" calcext:value-type="float">
            <text:p>1,0177</text:p>
          </table:table-cell>
          <table:table-cell table:style-name="ce5" office:value-type="float" office:value="0.6845" calcext:value-type="float">
            <text:p>0,6845</text:p>
          </table:table-cell>
          <table:table-cell table:style-name="ce10" office:value-type="float" office:value="28.369791" calcext:value-type="float">
            <text:p>28,3698</text:p>
          </table:table-cell>
          <table:table-cell table:style-name="Default" office:value-type="float" office:value="1.353508" calcext:value-type="float">
            <text:p>1,353508</text:p>
          </table:table-cell>
          <table:table-cell office:value-type="float" office:value="1.056716" calcext:value-type="float">
            <text:p>1,056716</text:p>
          </table:table-cell>
          <table:table-cell office:value-type="float" office:value="0.666" calcext:value-type="float">
            <text:p>0,666</text:p>
          </table:table-cell>
          <table:table-cell office:value-type="float" office:value="34.857614" calcext:value-type="float">
            <text:p>34,857614</text:p>
          </table:table-cell>
          <table:table-cell office:value-type="float" office:value="1.178616" calcext:value-type="float">
            <text:p>1,178616</text:p>
          </table:table-cell>
          <table:table-cell office:value-type="float" office:value="1.019676" calcext:value-type="float">
            <text:p>1,019676</text:p>
          </table:table-cell>
          <table:table-cell office:value-type="float" office:value="0.6785" calcext:value-type="float">
            <text:p>0,6785</text:p>
          </table:table-cell>
          <table:table-cell office:value-type="float" office:value="24.701897" calcext:value-type="float">
            <text:p>24,701897</text:p>
          </table:table-cell>
          <table:table-cell office:value-type="float" office:value="1.21771" calcext:value-type="float">
            <text:p>1,21771</text:p>
          </table:table-cell>
          <table:table-cell office:value-type="float" office:value="0.94951" calcext:value-type="float">
            <text:p>0,94951</text:p>
          </table:table-cell>
          <table:table-cell office:value-type="float" office:value="0.707" calcext:value-type="float">
            <text:p>0,707</text:p>
          </table:table-cell>
          <table:table-cell office:value-type="float" office:value="24.034883" calcext:value-type="float">
            <text:p>24,034883</text:p>
          </table:table-cell>
          <table:table-cell office:value-type="float" office:value="72" calcext:value-type="float">
            <text:p>72</text:p>
          </table:table-cell>
          <table:table-cell table:number-columns-repeated="1003"/>
        </table:table-row>
        <table:table-row table:style-name="ro1">
          <table:table-cell table:style-name="ce5" office:value-type="float" office:value="0.995525" calcext:value-type="float">
            <text:p>0,9955</text:p>
          </table:table-cell>
          <table:table-cell table:style-name="ce5" office:value-type="float" office:value="0.952258" calcext:value-type="float">
            <text:p>0,9523</text:p>
          </table:table-cell>
          <table:table-cell table:style-name="ce5" office:value-type="float" office:value="0.6985" calcext:value-type="float">
            <text:p>0,6985</text:p>
          </table:table-cell>
          <table:table-cell table:style-name="ce10" office:value-type="float" office:value="25.101034" calcext:value-type="float">
            <text:p>25,1010</text:p>
          </table:table-cell>
          <table:table-cell table:style-name="ce13" office:value-type="float" office:value="1.207787" calcext:value-type="float">
            <text:p>1,2078</text:p>
          </table:table-cell>
          <table:table-cell table:style-name="ce5" office:value-type="float" office:value="1.006665" calcext:value-type="float">
            <text:p>1,0067</text:p>
          </table:table-cell>
          <table:table-cell table:style-name="ce5" office:value-type="float" office:value="0.6885" calcext:value-type="float">
            <text:p>0,6885</text:p>
          </table:table-cell>
          <table:table-cell table:style-name="ce10" office:value-type="float" office:value="28.380033" calcext:value-type="float">
            <text:p>28,3800</text:p>
          </table:table-cell>
          <table:table-cell table:style-name="Default" office:value-type="float" office:value="1.313938" calcext:value-type="float">
            <text:p>1,313938</text:p>
          </table:table-cell>
          <table:table-cell office:value-type="float" office:value="1.028116" calcext:value-type="float">
            <text:p>1,028116</text:p>
          </table:table-cell>
          <table:table-cell office:value-type="float" office:value="0.6715" calcext:value-type="float">
            <text:p>0,6715</text:p>
          </table:table-cell>
          <table:table-cell office:value-type="float" office:value="34.619972" calcext:value-type="float">
            <text:p>34,619972</text:p>
          </table:table-cell>
          <table:table-cell office:value-type="float" office:value="1.183145" calcext:value-type="float">
            <text:p>1,183145</text:p>
          </table:table-cell>
          <table:table-cell office:value-type="float" office:value="0.990902" calcext:value-type="float">
            <text:p>0,990902</text:p>
          </table:table-cell>
          <table:table-cell office:value-type="float" office:value="0.6935" calcext:value-type="float">
            <text:p>0,6935</text:p>
          </table:table-cell>
          <table:table-cell office:value-type="float" office:value="24.910988" calcext:value-type="float">
            <text:p>24,910988</text:p>
          </table:table-cell>
          <table:table-cell office:value-type="float" office:value="1.187675" calcext:value-type="float">
            <text:p>1,187675</text:p>
          </table:table-cell>
          <table:table-cell office:value-type="float" office:value="0.959214" calcext:value-type="float">
            <text:p>0,959214</text:p>
          </table:table-cell>
          <table:table-cell office:value-type="float" office:value="0.694" calcext:value-type="float">
            <text:p>0,694</text:p>
          </table:table-cell>
          <table:table-cell office:value-type="float" office:value="23.948303" calcext:value-type="float">
            <text:p>23,948303</text:p>
          </table:table-cell>
          <table:table-cell office:value-type="float" office:value="73" calcext:value-type="float">
            <text:p>73</text:p>
          </table:table-cell>
          <table:table-cell table:number-columns-repeated="1003"/>
        </table:table-row>
        <table:table-row table:style-name="ro1">
          <table:table-cell table:style-name="ce5" office:value-type="float" office:value="1.003902" calcext:value-type="float">
            <text:p>1,0039</text:p>
          </table:table-cell>
          <table:table-cell table:style-name="ce5" office:value-type="float" office:value="0.874965" calcext:value-type="float">
            <text:p>0,8750</text:p>
          </table:table-cell>
          <table:table-cell table:style-name="ce5" office:value-type="float" office:value="0.727" calcext:value-type="float">
            <text:p>0,7270</text:p>
          </table:table-cell>
          <table:table-cell table:style-name="ce10" office:value-type="float" office:value="25.022772" calcext:value-type="float">
            <text:p>25,0228</text:p>
          </table:table-cell>
          <table:table-cell table:style-name="ce13" office:value-type="float" office:value="1.24305" calcext:value-type="float">
            <text:p>1,2431</text:p>
          </table:table-cell>
          <table:table-cell table:style-name="ce5" office:value-type="float" office:value="0.991373" calcext:value-type="float">
            <text:p>0,9914</text:p>
          </table:table-cell>
          <table:table-cell table:style-name="ce5" office:value-type="float" office:value="0.6985" calcext:value-type="float">
            <text:p>0,6985</text:p>
          </table:table-cell>
          <table:table-cell table:style-name="ce10" office:value-type="float" office:value="28.35108" calcext:value-type="float">
            <text:p>28,3511</text:p>
          </table:table-cell>
          <table:table-cell table:style-name="Default" office:value-type="float" office:value="1.318225" calcext:value-type="float">
            <text:p>1,318225</text:p>
          </table:table-cell>
          <table:table-cell office:value-type="float" office:value="1.022552" calcext:value-type="float">
            <text:p>1,022552</text:p>
          </table:table-cell>
          <table:table-cell office:value-type="float" office:value="0.684" calcext:value-type="float">
            <text:p>0,684</text:p>
          </table:table-cell>
          <table:table-cell office:value-type="float" office:value="34.595135" calcext:value-type="float">
            <text:p>34,595135</text:p>
          </table:table-cell>
          <table:table-cell office:value-type="float" office:value="1.188565" calcext:value-type="float">
            <text:p>1,188565</text:p>
          </table:table-cell>
          <table:table-cell office:value-type="float" office:value="0.945079" calcext:value-type="float">
            <text:p>0,945079</text:p>
          </table:table-cell>
          <table:table-cell office:value-type="float" office:value="0.7105" calcext:value-type="float">
            <text:p>0,7105</text:p>
          </table:table-cell>
          <table:table-cell office:value-type="float" office:value="27.369391" calcext:value-type="float">
            <text:p>27,369391</text:p>
          </table:table-cell>
          <table:table-cell office:value-type="float" office:value="1.229905" calcext:value-type="float">
            <text:p>1,229905</text:p>
          </table:table-cell>
          <table:table-cell office:value-type="float" office:value="0.942702" calcext:value-type="float">
            <text:p>0,942702</text:p>
          </table:table-cell>
          <table:table-cell office:value-type="float" office:value="0.7015" calcext:value-type="float">
            <text:p>0,7015</text:p>
          </table:table-cell>
          <table:table-cell office:value-type="float" office:value="24.034705" calcext:value-type="float">
            <text:p>24,034705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 table:style-name="ce5" office:value-type="float" office:value="0.985709" calcext:value-type="float">
            <text:p>0,9857</text:p>
          </table:table-cell>
          <table:table-cell table:style-name="ce5" office:value-type="float" office:value="0.905713" calcext:value-type="float">
            <text:p>0,9057</text:p>
          </table:table-cell>
          <table:table-cell table:style-name="ce5" office:value-type="float" office:value="0.725" calcext:value-type="float">
            <text:p>0,7250</text:p>
          </table:table-cell>
          <table:table-cell table:style-name="ce10" office:value-type="float" office:value="27.254889" calcext:value-type="float">
            <text:p>27,2549</text:p>
          </table:table-cell>
          <table:table-cell table:style-name="ce13" office:value-type="float" office:value="1.207468" calcext:value-type="float">
            <text:p>1,2075</text:p>
          </table:table-cell>
          <table:table-cell table:style-name="ce5" office:value-type="float" office:value="1.004026" calcext:value-type="float">
            <text:p>1,0040</text:p>
          </table:table-cell>
          <table:table-cell table:style-name="ce5" office:value-type="float" office:value="0.692" calcext:value-type="float">
            <text:p>0,6920</text:p>
          </table:table-cell>
          <table:table-cell table:style-name="ce10" office:value-type="float" office:value="28.34726" calcext:value-type="float">
            <text:p>28,3473</text:p>
          </table:table-cell>
          <table:table-cell table:style-name="Default" office:value-type="float" office:value="1.341409" calcext:value-type="float">
            <text:p>1,341409</text:p>
          </table:table-cell>
          <table:table-cell office:value-type="float" office:value="1.002844" calcext:value-type="float">
            <text:p>1,002844</text:p>
          </table:table-cell>
          <table:table-cell office:value-type="float" office:value="0.6855" calcext:value-type="float">
            <text:p>0,6855</text:p>
          </table:table-cell>
          <table:table-cell office:value-type="float" office:value="34.693345" calcext:value-type="float">
            <text:p>34,693345</text:p>
          </table:table-cell>
          <table:table-cell office:value-type="float" office:value="1.174147" calcext:value-type="float">
            <text:p>1,174147</text:p>
          </table:table-cell>
          <table:table-cell office:value-type="float" office:value="0.983203" calcext:value-type="float">
            <text:p>0,983203</text:p>
          </table:table-cell>
          <table:table-cell office:value-type="float" office:value="0.69" calcext:value-type="float">
            <text:p>0,69</text:p>
          </table:table-cell>
          <table:table-cell office:value-type="float" office:value="24.822417" calcext:value-type="float">
            <text:p>24,822417</text:p>
          </table:table-cell>
          <table:table-cell office:value-type="float" office:value="1.175577" calcext:value-type="float">
            <text:p>1,175577</text:p>
          </table:table-cell>
          <table:table-cell office:value-type="float" office:value="0.987716" calcext:value-type="float">
            <text:p>0,987716</text:p>
          </table:table-cell>
          <table:table-cell office:value-type="float" office:value="0.6875" calcext:value-type="float">
            <text:p>0,6875</text:p>
          </table:table-cell>
          <table:table-cell office:value-type="float" office:value="24.028057" calcext:value-type="float">
            <text:p>24,028057</text:p>
          </table:table-cell>
          <table:table-cell office:value-type="float" office:value="75" calcext:value-type="float">
            <text:p>75</text:p>
          </table:table-cell>
          <table:table-cell table:number-columns-repeated="1003"/>
        </table:table-row>
        <table:table-row table:style-name="ro1">
          <table:table-cell table:style-name="ce5" office:value-type="float" office:value="0.968783" calcext:value-type="float">
            <text:p>0,9688</text:p>
          </table:table-cell>
          <table:table-cell table:style-name="ce5" office:value-type="float" office:value="0.900786" calcext:value-type="float">
            <text:p>0,9008</text:p>
          </table:table-cell>
          <table:table-cell table:style-name="ce5" office:value-type="float" office:value="0.7185" calcext:value-type="float">
            <text:p>0,7185</text:p>
          </table:table-cell>
          <table:table-cell table:style-name="ce10" office:value-type="float" office:value="24.830057" calcext:value-type="float">
            <text:p>24,8301</text:p>
          </table:table-cell>
          <table:table-cell table:style-name="ce13" office:value-type="float" office:value="1.236702" calcext:value-type="float">
            <text:p>1,2367</text:p>
          </table:table-cell>
          <table:table-cell table:style-name="ce5" office:value-type="float" office:value="1.019164" calcext:value-type="float">
            <text:p>1,0192</text:p>
          </table:table-cell>
          <table:table-cell table:style-name="ce5" office:value-type="float" office:value="0.685" calcext:value-type="float">
            <text:p>0,6850</text:p>
          </table:table-cell>
          <table:table-cell table:style-name="ce10" office:value-type="float" office:value="28.355306" calcext:value-type="float">
            <text:p>28,3553</text:p>
          </table:table-cell>
          <table:table-cell table:style-name="Default" office:value-type="float" office:value="1.33932" calcext:value-type="float">
            <text:p>1,33932</text:p>
          </table:table-cell>
          <table:table-cell office:value-type="float" office:value="0.993789" calcext:value-type="float">
            <text:p>0,993789</text:p>
          </table:table-cell>
          <table:table-cell office:value-type="float" office:value="0.687" calcext:value-type="float">
            <text:p>0,687</text:p>
          </table:table-cell>
          <table:table-cell office:value-type="float" office:value="33.822996" calcext:value-type="float">
            <text:p>33,822996</text:p>
          </table:table-cell>
          <table:table-cell office:value-type="float" office:value="1.169887" calcext:value-type="float">
            <text:p>1,169887</text:p>
          </table:table-cell>
          <table:table-cell office:value-type="float" office:value="0.934332" calcext:value-type="float">
            <text:p>0,934332</text:p>
          </table:table-cell>
          <table:table-cell office:value-type="float" office:value="0.7145" calcext:value-type="float">
            <text:p>0,7145</text:p>
          </table:table-cell>
          <table:table-cell office:value-type="float" office:value="25.281311" calcext:value-type="float">
            <text:p>25,281311</text:p>
          </table:table-cell>
          <table:table-cell office:value-type="float" office:value="1.207807" calcext:value-type="float">
            <text:p>1,207807</text:p>
          </table:table-cell>
          <table:table-cell office:value-type="float" office:value="0.913761" calcext:value-type="float">
            <text:p>0,913761</text:p>
          </table:table-cell>
          <table:table-cell office:value-type="float" office:value="0.709" calcext:value-type="float">
            <text:p>0,709</text:p>
          </table:table-cell>
          <table:table-cell office:value-type="float" office:value="24.069756" calcext:value-type="float">
            <text:p>24,069756</text:p>
          </table:table-cell>
          <table:table-cell office:value-type="float" office:value="76" calcext:value-type="float">
            <text:p>76</text:p>
          </table:table-cell>
          <table:table-cell table:number-columns-repeated="1003"/>
        </table:table-row>
        <table:table-row table:style-name="ro1">
          <table:table-cell table:style-name="ce5" office:value-type="float" office:value="0.976211" calcext:value-type="float">
            <text:p>0,9762</text:p>
          </table:table-cell>
          <table:table-cell table:style-name="ce5" office:value-type="float" office:value="0.880316" calcext:value-type="float">
            <text:p>0,8803</text:p>
          </table:table-cell>
          <table:table-cell table:style-name="ce5" office:value-type="float" office:value="0.729" calcext:value-type="float">
            <text:p>0,7290</text:p>
          </table:table-cell>
          <table:table-cell table:style-name="ce10" office:value-type="float" office:value="24.707312" calcext:value-type="float">
            <text:p>24,7073</text:p>
          </table:table-cell>
          <table:table-cell table:style-name="ce13" office:value-type="float" office:value="1.216855" calcext:value-type="float">
            <text:p>1,2169</text:p>
          </table:table-cell>
          <table:table-cell table:style-name="ce5" office:value-type="float" office:value="0.970875" calcext:value-type="float">
            <text:p>0,9709</text:p>
          </table:table-cell>
          <table:table-cell table:style-name="ce5" office:value-type="float" office:value="0.7175" calcext:value-type="float">
            <text:p>0,7175</text:p>
          </table:table-cell>
          <table:table-cell table:style-name="ce10" office:value-type="float" office:value="28.426694" calcext:value-type="float">
            <text:p>28,4267</text:p>
          </table:table-cell>
          <table:table-cell table:style-name="Default" office:value-type="float" office:value="1.310794" calcext:value-type="float">
            <text:p>1,310794</text:p>
          </table:table-cell>
          <table:table-cell office:value-type="float" office:value="1.004442" calcext:value-type="float">
            <text:p>1,004442</text:p>
          </table:table-cell>
          <table:table-cell office:value-type="float" office:value="0.68" calcext:value-type="float">
            <text:p>0,68</text:p>
          </table:table-cell>
          <table:table-cell office:value-type="float" office:value="35.095968" calcext:value-type="float">
            <text:p>35,095968</text:p>
          </table:table-cell>
          <table:table-cell office:value-type="float" office:value="1.138114" calcext:value-type="float">
            <text:p>1,138114</text:p>
          </table:table-cell>
          <table:table-cell office:value-type="float" office:value="0.926026" calcext:value-type="float">
            <text:p>0,926026</text:p>
          </table:table-cell>
          <table:table-cell office:value-type="float" office:value="0.711" calcext:value-type="float">
            <text:p>0,711</text:p>
          </table:table-cell>
          <table:table-cell office:value-type="float" office:value="24.837857" calcext:value-type="float">
            <text:p>24,837857</text:p>
          </table:table-cell>
          <table:table-cell office:value-type="float" office:value="1.188422" calcext:value-type="float">
            <text:p>1,188422</text:p>
          </table:table-cell>
          <table:table-cell office:value-type="float" office:value="0.925075" calcext:value-type="float">
            <text:p>0,925075</text:p>
          </table:table-cell>
          <table:table-cell office:value-type="float" office:value="0.701" calcext:value-type="float">
            <text:p>0,701</text:p>
          </table:table-cell>
          <table:table-cell office:value-type="float" office:value="24.1054" calcext:value-type="float">
            <text:p>24,1054</text:p>
          </table:table-cell>
          <table:table-cell office:value-type="float" office:value="77" calcext:value-type="float">
            <text:p>77</text:p>
          </table:table-cell>
          <table:table-cell table:number-columns-repeated="1003"/>
        </table:table-row>
        <table:table-row table:style-name="ro1">
          <table:table-cell table:style-name="ce5" office:value-type="float" office:value="0.977796" calcext:value-type="float">
            <text:p>0,9778</text:p>
          </table:table-cell>
          <table:table-cell table:style-name="ce5" office:value-type="float" office:value="0.862577" calcext:value-type="float">
            <text:p>0,8626</text:p>
          </table:table-cell>
          <table:table-cell table:style-name="ce5" office:value-type="float" office:value="0.7295" calcext:value-type="float">
            <text:p>0,7295</text:p>
          </table:table-cell>
          <table:table-cell table:style-name="ce10" office:value-type="float" office:value="24.983126" calcext:value-type="float">
            <text:p>24,9831</text:p>
          </table:table-cell>
          <table:table-cell table:style-name="ce13" office:value-type="float" office:value="1.188594" calcext:value-type="float">
            <text:p>1,1886</text:p>
          </table:table-cell>
          <table:table-cell table:style-name="ce5" office:value-type="float" office:value="0.994444" calcext:value-type="float">
            <text:p>0,9944</text:p>
          </table:table-cell>
          <table:table-cell table:style-name="ce5" office:value-type="float" office:value="0.6975" calcext:value-type="float">
            <text:p>0,6975</text:p>
          </table:table-cell>
          <table:table-cell table:style-name="ce10" office:value-type="float" office:value="28.372224" calcext:value-type="float">
            <text:p>28,3722</text:p>
          </table:table-cell>
          <table:table-cell table:style-name="Default" office:value-type="float" office:value="1.297859" calcext:value-type="float">
            <text:p>1,297859</text:p>
          </table:table-cell>
          <table:table-cell office:value-type="float" office:value="1.035677" calcext:value-type="float">
            <text:p>1,035677</text:p>
          </table:table-cell>
          <table:table-cell office:value-type="float" office:value="0.669" calcext:value-type="float">
            <text:p>0,669</text:p>
          </table:table-cell>
          <table:table-cell office:value-type="float" office:value="35.212617" calcext:value-type="float">
            <text:p>35,212617</text:p>
          </table:table-cell>
          <table:table-cell office:value-type="float" office:value="1.143199" calcext:value-type="float">
            <text:p>1,143199</text:p>
          </table:table-cell>
          <table:table-cell office:value-type="float" office:value="0.916909" calcext:value-type="float">
            <text:p>0,916909</text:p>
          </table:table-cell>
          <table:table-cell office:value-type="float" office:value="0.716" calcext:value-type="float">
            <text:p>0,716</text:p>
          </table:table-cell>
          <table:table-cell office:value-type="float" office:value="27.394428" calcext:value-type="float">
            <text:p>27,394428</text:p>
          </table:table-cell>
          <table:table-cell office:value-type="float" office:value="1.174592" calcext:value-type="float">
            <text:p>1,174592</text:p>
          </table:table-cell>
          <table:table-cell office:value-type="float" office:value="0.92466" calcext:value-type="float">
            <text:p>0,92466</text:p>
          </table:table-cell>
          <table:table-cell office:value-type="float" office:value="0.7115" calcext:value-type="float">
            <text:p>0,7115</text:p>
          </table:table-cell>
          <table:table-cell office:value-type="float" office:value="24.051881" calcext:value-type="float">
            <text:p>24,051881</text:p>
          </table:table-cell>
          <table:table-cell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 table:style-name="ce5" office:value-type="float" office:value="0.965736" calcext:value-type="float">
            <text:p>0,9657</text:p>
          </table:table-cell>
          <table:table-cell table:style-name="ce5" office:value-type="float" office:value="0.848315" calcext:value-type="float">
            <text:p>0,8483</text:p>
          </table:table-cell>
          <table:table-cell table:style-name="ce5" office:value-type="float" office:value="0.7465" calcext:value-type="float">
            <text:p>0,7465</text:p>
          </table:table-cell>
          <table:table-cell table:style-name="ce10" office:value-type="float" office:value="27.211973" calcext:value-type="float">
            <text:p>27,2120</text:p>
          </table:table-cell>
          <table:table-cell table:style-name="ce13" office:value-type="float" office:value="1.187713" calcext:value-type="float">
            <text:p>1,1877</text:p>
          </table:table-cell>
          <table:table-cell table:style-name="ce5" office:value-type="float" office:value="0.952347" calcext:value-type="float">
            <text:p>0,9523</text:p>
          </table:table-cell>
          <table:table-cell table:style-name="ce5" office:value-type="float" office:value="0.7095" calcext:value-type="float">
            <text:p>0,7095</text:p>
          </table:table-cell>
          <table:table-cell table:style-name="ce10" office:value-type="float" office:value="28.284212" calcext:value-type="float">
            <text:p>28,2842</text:p>
          </table:table-cell>
          <table:table-cell table:style-name="Default" office:value-type="float" office:value="1.306582" calcext:value-type="float">
            <text:p>1,306582</text:p>
          </table:table-cell>
          <table:table-cell office:value-type="float" office:value="0.985877" calcext:value-type="float">
            <text:p>0,985877</text:p>
          </table:table-cell>
          <table:table-cell office:value-type="float" office:value="0.684" calcext:value-type="float">
            <text:p>0,684</text:p>
          </table:table-cell>
          <table:table-cell office:value-type="float" office:value="34.121365" calcext:value-type="float">
            <text:p>34,121365</text:p>
          </table:table-cell>
          <table:table-cell office:value-type="float" office:value="1.140431" calcext:value-type="float">
            <text:p>1,140431</text:p>
          </table:table-cell>
          <table:table-cell office:value-type="float" office:value="0.931074" calcext:value-type="float">
            <text:p>0,931074</text:p>
          </table:table-cell>
          <table:table-cell office:value-type="float" office:value="0.7135" calcext:value-type="float">
            <text:p>0,7135</text:p>
          </table:table-cell>
          <table:table-cell office:value-type="float" office:value="24.819957" calcext:value-type="float">
            <text:p>24,819957</text:p>
          </table:table-cell>
          <table:table-cell office:value-type="float" office:value="1.162191" calcext:value-type="float">
            <text:p>1,162191</text:p>
          </table:table-cell>
          <table:table-cell office:value-type="float" office:value="0.941519" calcext:value-type="float">
            <text:p>0,941519</text:p>
          </table:table-cell>
          <table:table-cell office:value-type="float" office:value="0.703" calcext:value-type="float">
            <text:p>0,703</text:p>
          </table:table-cell>
          <table:table-cell office:value-type="float" office:value="24.062563" calcext:value-type="float">
            <text:p>24,062563</text:p>
          </table:table-cell>
          <table:table-cell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table:style-name="ce5" office:value-type="float" office:value="0.954259" calcext:value-type="float">
            <text:p>0,9543</text:p>
          </table:table-cell>
          <table:table-cell table:style-name="ce5" office:value-type="float" office:value="0.869299" calcext:value-type="float">
            <text:p>0,8693</text:p>
          </table:table-cell>
          <table:table-cell table:style-name="ce5" office:value-type="float" office:value="0.731" calcext:value-type="float">
            <text:p>0,7310</text:p>
          </table:table-cell>
          <table:table-cell table:style-name="ce10" office:value-type="float" office:value="28.436179" calcext:value-type="float">
            <text:p>28,4362</text:p>
          </table:table-cell>
          <table:table-cell table:style-name="ce13" office:value-type="float" office:value="1.198984" calcext:value-type="float">
            <text:p>1,1990</text:p>
          </table:table-cell>
          <table:table-cell table:style-name="ce5" office:value-type="float" office:value="0.959967" calcext:value-type="float">
            <text:p>0,9600</text:p>
          </table:table-cell>
          <table:table-cell table:style-name="ce5" office:value-type="float" office:value="0.7175" calcext:value-type="float">
            <text:p>0,7175</text:p>
          </table:table-cell>
          <table:table-cell table:style-name="ce10" office:value-type="float" office:value="28.304755" calcext:value-type="float">
            <text:p>28,3048</text:p>
          </table:table-cell>
          <table:table-cell table:style-name="Default" office:value-type="float" office:value="1.301123" calcext:value-type="float">
            <text:p>1,301123</text:p>
          </table:table-cell>
          <table:table-cell office:value-type="float" office:value="0.972237" calcext:value-type="float">
            <text:p>0,972237</text:p>
          </table:table-cell>
          <table:table-cell office:value-type="float" office:value="0.698" calcext:value-type="float">
            <text:p>0,698</text:p>
          </table:table-cell>
          <table:table-cell office:value-type="float" office:value="34.078458" calcext:value-type="float">
            <text:p>34,078458</text:p>
          </table:table-cell>
          <table:table-cell office:value-type="float" office:value="1.133186" calcext:value-type="float">
            <text:p>1,133186</text:p>
          </table:table-cell>
          <table:table-cell office:value-type="float" office:value="0.967524" calcext:value-type="float">
            <text:p>0,967524</text:p>
          </table:table-cell>
          <table:table-cell office:value-type="float" office:value="0.6915" calcext:value-type="float">
            <text:p>0,6915</text:p>
          </table:table-cell>
          <table:table-cell office:value-type="float" office:value="25.454596" calcext:value-type="float">
            <text:p>25,454596</text:p>
          </table:table-cell>
          <table:table-cell office:value-type="float" office:value="1.165065" calcext:value-type="float">
            <text:p>1,165065</text:p>
          </table:table-cell>
          <table:table-cell office:value-type="float" office:value="0.9343" calcext:value-type="float">
            <text:p>0,9343</text:p>
          </table:table-cell>
          <table:table-cell office:value-type="float" office:value="0.7035" calcext:value-type="float">
            <text:p>0,7035</text:p>
          </table:table-cell>
          <table:table-cell office:value-type="float" office:value="24.05952" calcext:value-type="float">
            <text:p>24,05952</text:p>
          </table:table-cell>
          <table:table-cell office:value-type="float" office:value="80" calcext:value-type="float">
            <text:p>80</text:p>
          </table:table-cell>
          <table:table-cell table:number-columns-repeated="1003"/>
        </table:table-row>
        <table:table-row table:style-name="ro1">
          <table:table-cell table:style-name="ce5" office:value-type="float" office:value="0.963939" calcext:value-type="float">
            <text:p>0,9639</text:p>
          </table:table-cell>
          <table:table-cell table:style-name="ce5" office:value-type="float" office:value="0.863279" calcext:value-type="float">
            <text:p>0,8633</text:p>
          </table:table-cell>
          <table:table-cell table:style-name="ce5" office:value-type="float" office:value="0.7345" calcext:value-type="float">
            <text:p>0,7345</text:p>
          </table:table-cell>
          <table:table-cell table:style-name="ce10" office:value-type="float" office:value="25.795131" calcext:value-type="float">
            <text:p>25,7951</text:p>
          </table:table-cell>
          <table:table-cell table:style-name="ce13" office:value-type="float" office:value="1.184342" calcext:value-type="float">
            <text:p>1,1843</text:p>
          </table:table-cell>
          <table:table-cell table:style-name="ce5" office:value-type="float" office:value="0.95139" calcext:value-type="float">
            <text:p>0,9514</text:p>
          </table:table-cell>
          <table:table-cell table:style-name="ce5" office:value-type="float" office:value="0.705" calcext:value-type="float">
            <text:p>0,7050</text:p>
          </table:table-cell>
          <table:table-cell table:style-name="ce10" office:value-type="float" office:value="28.513812" calcext:value-type="float">
            <text:p>28,5138</text:p>
          </table:table-cell>
          <table:table-cell table:style-name="Default" office:value-type="float" office:value="1.287059" calcext:value-type="float">
            <text:p>1,287059</text:p>
          </table:table-cell>
          <table:table-cell office:value-type="float" office:value="0.965269" calcext:value-type="float">
            <text:p>0,965269</text:p>
          </table:table-cell>
          <table:table-cell office:value-type="float" office:value="0.6975" calcext:value-type="float">
            <text:p>0,6975</text:p>
          </table:table-cell>
          <table:table-cell office:value-type="float" office:value="33.835995" calcext:value-type="float">
            <text:p>33,835995</text:p>
          </table:table-cell>
          <table:table-cell office:value-type="float" office:value="1.145176" calcext:value-type="float">
            <text:p>1,145176</text:p>
          </table:table-cell>
          <table:table-cell office:value-type="float" office:value="0.929634" calcext:value-type="float">
            <text:p>0,929634</text:p>
          </table:table-cell>
          <table:table-cell office:value-type="float" office:value="0.7075" calcext:value-type="float">
            <text:p>0,7075</text:p>
          </table:table-cell>
          <table:table-cell office:value-type="float" office:value="26.677923" calcext:value-type="float">
            <text:p>26,677923</text:p>
          </table:table-cell>
          <table:table-cell office:value-type="float" office:value="1.162864" calcext:value-type="float">
            <text:p>1,162864</text:p>
          </table:table-cell>
          <table:table-cell office:value-type="float" office:value="0.936866" calcext:value-type="float">
            <text:p>0,936866</text:p>
          </table:table-cell>
          <table:table-cell office:value-type="float" office:value="0.7045" calcext:value-type="float">
            <text:p>0,7045</text:p>
          </table:table-cell>
          <table:table-cell office:value-type="float" office:value="24.064451" calcext:value-type="float">
            <text:p>24,064451</text:p>
          </table:table-cell>
          <table:table-cell office:value-type="float" office:value="81" calcext:value-type="float">
            <text:p>81</text:p>
          </table:table-cell>
          <table:table-cell table:number-columns-repeated="1003"/>
        </table:table-row>
        <table:table-row table:style-name="ro1">
          <table:table-cell table:style-name="ce5" office:value-type="float" office:value="0.935957" calcext:value-type="float">
            <text:p>0,9360</text:p>
          </table:table-cell>
          <table:table-cell table:style-name="ce5" office:value-type="float" office:value="0.857276" calcext:value-type="float">
            <text:p>0,8573</text:p>
          </table:table-cell>
          <table:table-cell table:style-name="ce5" office:value-type="float" office:value="0.7315" calcext:value-type="float">
            <text:p>0,7315</text:p>
          </table:table-cell>
          <table:table-cell table:style-name="ce10" office:value-type="float" office:value="22.989978" calcext:value-type="float">
            <text:p>22,9900</text:p>
          </table:table-cell>
          <table:table-cell table:style-name="ce13" office:value-type="float" office:value="1.191242" calcext:value-type="float">
            <text:p>1,1912</text:p>
          </table:table-cell>
          <table:table-cell table:style-name="ce5" office:value-type="float" office:value="0.947959" calcext:value-type="float">
            <text:p>0,9480</text:p>
          </table:table-cell>
          <table:table-cell table:style-name="ce5" office:value-type="float" office:value="0.7105" calcext:value-type="float">
            <text:p>0,7105</text:p>
          </table:table-cell>
          <table:table-cell table:style-name="ce10" office:value-type="float" office:value="28.430742" calcext:value-type="float">
            <text:p>28,4307</text:p>
          </table:table-cell>
          <table:table-cell table:style-name="Default" office:value-type="float" office:value="1.269065" calcext:value-type="float">
            <text:p>1,269065</text:p>
          </table:table-cell>
          <table:table-cell office:value-type="float" office:value="0.954893" calcext:value-type="float">
            <text:p>0,954893</text:p>
          </table:table-cell>
          <table:table-cell office:value-type="float" office:value="0.7125" calcext:value-type="float">
            <text:p>0,7125</text:p>
          </table:table-cell>
          <table:table-cell office:value-type="float" office:value="34.416587" calcext:value-type="float">
            <text:p>34,416587</text:p>
          </table:table-cell>
          <table:table-cell office:value-type="float" office:value="1.149852" calcext:value-type="float">
            <text:p>1,149852</text:p>
          </table:table-cell>
          <table:table-cell office:value-type="float" office:value="0.929356" calcext:value-type="float">
            <text:p>0,929356</text:p>
          </table:table-cell>
          <table:table-cell office:value-type="float" office:value="0.708" calcext:value-type="float">
            <text:p>0,708</text:p>
          </table:table-cell>
          <table:table-cell office:value-type="float" office:value="26.153936" calcext:value-type="float">
            <text:p>26,153936</text:p>
          </table:table-cell>
          <table:table-cell office:value-type="float" office:value="1.167195" calcext:value-type="float">
            <text:p>1,167195</text:p>
          </table:table-cell>
          <table:table-cell office:value-type="float" office:value="0.911396" calcext:value-type="float">
            <text:p>0,911396</text:p>
          </table:table-cell>
          <table:table-cell office:value-type="float" office:value="0.7135" calcext:value-type="float">
            <text:p>0,7135</text:p>
          </table:table-cell>
          <table:table-cell office:value-type="float" office:value="24.06738" calcext:value-type="float">
            <text:p>24,06738</text:p>
          </table:table-cell>
          <table:table-cell office:value-type="float" office:value="82" calcext:value-type="float">
            <text:p>82</text:p>
          </table:table-cell>
          <table:table-cell table:number-columns-repeated="1003"/>
        </table:table-row>
        <table:table-row table:style-name="ro1">
          <table:table-cell table:style-name="ce5" office:value-type="float" office:value="0.937772" calcext:value-type="float">
            <text:p>0,9378</text:p>
          </table:table-cell>
          <table:table-cell table:style-name="ce5" office:value-type="float" office:value="0.858544" calcext:value-type="float">
            <text:p>0,8585</text:p>
          </table:table-cell>
          <table:table-cell table:style-name="ce5" office:value-type="float" office:value="0.7385" calcext:value-type="float">
            <text:p>0,7385</text:p>
          </table:table-cell>
          <table:table-cell table:style-name="ce10" office:value-type="float" office:value="28.637622" calcext:value-type="float">
            <text:p>28,6376</text:p>
          </table:table-cell>
          <table:table-cell table:style-name="ce13" office:value-type="float" office:value="1.147858" calcext:value-type="float">
            <text:p>1,1479</text:p>
          </table:table-cell>
          <table:table-cell table:style-name="ce5" office:value-type="float" office:value="0.970853" calcext:value-type="float">
            <text:p>0,9709</text:p>
          </table:table-cell>
          <table:table-cell table:style-name="ce5" office:value-type="float" office:value="0.704" calcext:value-type="float">
            <text:p>0,7040</text:p>
          </table:table-cell>
          <table:table-cell table:style-name="ce10" office:value-type="float" office:value="28.41484" calcext:value-type="float">
            <text:p>28,4148</text:p>
          </table:table-cell>
          <table:table-cell table:style-name="Default" office:value-type="float" office:value="1.272998" calcext:value-type="float">
            <text:p>1,272998</text:p>
          </table:table-cell>
          <table:table-cell office:value-type="float" office:value="0.982254" calcext:value-type="float">
            <text:p>0,982254</text:p>
          </table:table-cell>
          <table:table-cell office:value-type="float" office:value="0.702" calcext:value-type="float">
            <text:p>0,702</text:p>
          </table:table-cell>
          <table:table-cell office:value-type="float" office:value="34.314211" calcext:value-type="float">
            <text:p>34,314211</text:p>
          </table:table-cell>
          <table:table-cell office:value-type="float" office:value="1.102361" calcext:value-type="float">
            <text:p>1,102361</text:p>
          </table:table-cell>
          <table:table-cell office:value-type="float" office:value="0.911653" calcext:value-type="float">
            <text:p>0,911653</text:p>
          </table:table-cell>
          <table:table-cell office:value-type="float" office:value="0.7145" calcext:value-type="float">
            <text:p>0,7145</text:p>
          </table:table-cell>
          <table:table-cell office:value-type="float" office:value="24.933807" calcext:value-type="float">
            <text:p>24,933807</text:p>
          </table:table-cell>
          <table:table-cell office:value-type="float" office:value="1.147128" calcext:value-type="float">
            <text:p>1,147128</text:p>
          </table:table-cell>
          <table:table-cell office:value-type="float" office:value="0.899014" calcext:value-type="float">
            <text:p>0,899014</text:p>
          </table:table-cell>
          <table:table-cell office:value-type="float" office:value="0.7145" calcext:value-type="float">
            <text:p>0,7145</text:p>
          </table:table-cell>
          <table:table-cell office:value-type="float" office:value="24.126223" calcext:value-type="float">
            <text:p>24,126223</text:p>
          </table:table-cell>
          <table:table-cell office:value-type="float" office:value="83" calcext:value-type="float">
            <text:p>83</text:p>
          </table:table-cell>
          <table:table-cell table:number-columns-repeated="1003"/>
        </table:table-row>
        <table:table-row table:style-name="ro1">
          <table:table-cell table:style-name="ce5" office:value-type="float" office:value="0.935624" calcext:value-type="float">
            <text:p>0,9356</text:p>
          </table:table-cell>
          <table:table-cell table:style-name="ce5" office:value-type="float" office:value="0.840003" calcext:value-type="float">
            <text:p>0,8400</text:p>
          </table:table-cell>
          <table:table-cell table:style-name="ce5" office:value-type="float" office:value="0.7385" calcext:value-type="float">
            <text:p>0,7385</text:p>
          </table:table-cell>
          <table:table-cell table:style-name="ce10" office:value-type="float" office:value="28.585151" calcext:value-type="float">
            <text:p>28,5852</text:p>
          </table:table-cell>
          <table:table-cell table:style-name="ce13" office:value-type="float" office:value="1.164113" calcext:value-type="float">
            <text:p>1,1641</text:p>
          </table:table-cell>
          <table:table-cell table:style-name="ce5" office:value-type="float" office:value="0.952149" calcext:value-type="float">
            <text:p>0,9521</text:p>
          </table:table-cell>
          <table:table-cell table:style-name="ce5" office:value-type="float" office:value="0.7105" calcext:value-type="float">
            <text:p>0,7105</text:p>
          </table:table-cell>
          <table:table-cell table:style-name="ce10" office:value-type="float" office:value="28.39683" calcext:value-type="float">
            <text:p>28,3968</text:p>
          </table:table-cell>
          <table:table-cell table:style-name="Default" office:value-type="float" office:value="1.291779" calcext:value-type="float">
            <text:p>1,291779</text:p>
          </table:table-cell>
          <table:table-cell office:value-type="float" office:value="0.968315" calcext:value-type="float">
            <text:p>0,968315</text:p>
          </table:table-cell>
          <table:table-cell office:value-type="float" office:value="0.697" calcext:value-type="float">
            <text:p>0,697</text:p>
          </table:table-cell>
          <table:table-cell office:value-type="float" office:value="34.934594" calcext:value-type="float">
            <text:p>34,934594</text:p>
          </table:table-cell>
          <table:table-cell office:value-type="float" office:value="1.127824" calcext:value-type="float">
            <text:p>1,127824</text:p>
          </table:table-cell>
          <table:table-cell office:value-type="float" office:value="0.879891" calcext:value-type="float">
            <text:p>0,879891</text:p>
          </table:table-cell>
          <table:table-cell office:value-type="float" office:value="0.7245" calcext:value-type="float">
            <text:p>0,7245</text:p>
          </table:table-cell>
          <table:table-cell office:value-type="float" office:value="26.287568" calcext:value-type="float">
            <text:p>26,287568</text:p>
          </table:table-cell>
          <table:table-cell office:value-type="float" office:value="1.16015" calcext:value-type="float">
            <text:p>1,16015</text:p>
          </table:table-cell>
          <table:table-cell office:value-type="float" office:value="0.896521" calcext:value-type="float">
            <text:p>0,896521</text:p>
          </table:table-cell>
          <table:table-cell office:value-type="float" office:value="0.7325" calcext:value-type="float">
            <text:p>0,7325</text:p>
          </table:table-cell>
          <table:table-cell office:value-type="float" office:value="24.072565" calcext:value-type="float">
            <text:p>24,072565</text:p>
          </table:table-cell>
          <table:table-cell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style-name="ce5" office:value-type="float" office:value="0.905682" calcext:value-type="float">
            <text:p>0,9057</text:p>
          </table:table-cell>
          <table:table-cell table:style-name="ce5" office:value-type="float" office:value="0.914799" calcext:value-type="float">
            <text:p>0,9148</text:p>
          </table:table-cell>
          <table:table-cell table:style-name="ce5" office:value-type="float" office:value="0.7245" calcext:value-type="float">
            <text:p>0,7245</text:p>
          </table:table-cell>
          <table:table-cell table:style-name="ce10" office:value-type="float" office:value="27.897104" calcext:value-type="float">
            <text:p>27,8971</text:p>
          </table:table-cell>
          <table:table-cell table:style-name="ce13" office:value-type="float" office:value="1.151753" calcext:value-type="float">
            <text:p>1,1518</text:p>
          </table:table-cell>
          <table:table-cell table:style-name="ce5" office:value-type="float" office:value="0.942195" calcext:value-type="float">
            <text:p>0,9422</text:p>
          </table:table-cell>
          <table:table-cell table:style-name="ce5" office:value-type="float" office:value="0.709" calcext:value-type="float">
            <text:p>0,7090</text:p>
          </table:table-cell>
          <table:table-cell table:style-name="ce10" office:value-type="float" office:value="28.446334" calcext:value-type="float">
            <text:p>28,4463</text:p>
          </table:table-cell>
          <table:table-cell table:style-name="Default" office:value-type="float" office:value="1.302731" calcext:value-type="float">
            <text:p>1,302731</text:p>
          </table:table-cell>
          <table:table-cell office:value-type="float" office:value="0.979397" calcext:value-type="float">
            <text:p>0,979397</text:p>
          </table:table-cell>
          <table:table-cell office:value-type="float" office:value="0.6935" calcext:value-type="float">
            <text:p>0,6935</text:p>
          </table:table-cell>
          <table:table-cell office:value-type="float" office:value="41.969353" calcext:value-type="float">
            <text:p>41,969353</text:p>
          </table:table-cell>
          <table:table-cell office:value-type="float" office:value="1.111717" calcext:value-type="float">
            <text:p>1,111717</text:p>
          </table:table-cell>
          <table:table-cell office:value-type="float" office:value="0.925188" calcext:value-type="float">
            <text:p>0,925188</text:p>
          </table:table-cell>
          <table:table-cell office:value-type="float" office:value="0.7145" calcext:value-type="float">
            <text:p>0,7145</text:p>
          </table:table-cell>
          <table:table-cell office:value-type="float" office:value="25.376426" calcext:value-type="float">
            <text:p>25,376426</text:p>
          </table:table-cell>
          <table:table-cell office:value-type="float" office:value="1.129604" calcext:value-type="float">
            <text:p>1,129604</text:p>
          </table:table-cell>
          <table:table-cell office:value-type="float" office:value="0.973038" calcext:value-type="float">
            <text:p>0,973038</text:p>
          </table:table-cell>
          <table:table-cell office:value-type="float" office:value="0.682" calcext:value-type="float">
            <text:p>0,682</text:p>
          </table:table-cell>
          <table:table-cell office:value-type="float" office:value="24.11259" calcext:value-type="float">
            <text:p>24,11259</text:p>
          </table:table-cell>
          <table:table-cell office:value-type="float" office:value="85" calcext:value-type="float">
            <text:p>85</text:p>
          </table:table-cell>
          <table:table-cell table:number-columns-repeated="1003"/>
        </table:table-row>
        <table:table-row table:style-name="ro1">
          <table:table-cell table:style-name="ce5" office:value-type="float" office:value="0.935098" calcext:value-type="float">
            <text:p>0,9351</text:p>
          </table:table-cell>
          <table:table-cell table:style-name="ce5" office:value-type="float" office:value="0.853811" calcext:value-type="float">
            <text:p>0,8538</text:p>
          </table:table-cell>
          <table:table-cell table:style-name="ce5" office:value-type="float" office:value="0.743" calcext:value-type="float">
            <text:p>0,7430</text:p>
          </table:table-cell>
          <table:table-cell table:style-name="ce10" office:value-type="float" office:value="28.67224" calcext:value-type="float">
            <text:p>28,6722</text:p>
          </table:table-cell>
          <table:table-cell table:style-name="ce13" office:value-type="float" office:value="1.142691" calcext:value-type="float">
            <text:p>1,1427</text:p>
          </table:table-cell>
          <table:table-cell table:style-name="ce5" office:value-type="float" office:value="1.029133" calcext:value-type="float">
            <text:p>1,0291</text:p>
          </table:table-cell>
          <table:table-cell table:style-name="ce5" office:value-type="float" office:value="0.6815" calcext:value-type="float">
            <text:p>0,6815</text:p>
          </table:table-cell>
          <table:table-cell table:style-name="ce10" office:value-type="float" office:value="28.349536" calcext:value-type="float">
            <text:p>28,3495</text:p>
          </table:table-cell>
          <table:table-cell table:style-name="Default" office:value-type="float" office:value="1.258927" calcext:value-type="float">
            <text:p>1,258927</text:p>
          </table:table-cell>
          <table:table-cell office:value-type="float" office:value="0.988816" calcext:value-type="float">
            <text:p>0,988816</text:p>
          </table:table-cell>
          <table:table-cell office:value-type="float" office:value="0.6885" calcext:value-type="float">
            <text:p>0,6885</text:p>
          </table:table-cell>
          <table:table-cell office:value-type="float" office:value="34.32131" calcext:value-type="float">
            <text:p>34,32131</text:p>
          </table:table-cell>
          <table:table-cell office:value-type="float" office:value="1.083205" calcext:value-type="float">
            <text:p>1,083205</text:p>
          </table:table-cell>
          <table:table-cell office:value-type="float" office:value="0.882114" calcext:value-type="float">
            <text:p>0,882114</text:p>
          </table:table-cell>
          <table:table-cell office:value-type="float" office:value="0.7205" calcext:value-type="float">
            <text:p>0,7205</text:p>
          </table:table-cell>
          <table:table-cell office:value-type="float" office:value="24.883343" calcext:value-type="float">
            <text:p>24,883343</text:p>
          </table:table-cell>
          <table:table-cell office:value-type="float" office:value="1.132338" calcext:value-type="float">
            <text:p>1,132338</text:p>
          </table:table-cell>
          <table:table-cell office:value-type="float" office:value="0.920278" calcext:value-type="float">
            <text:p>0,920278</text:p>
          </table:table-cell>
          <table:table-cell office:value-type="float" office:value="0.7" calcext:value-type="float">
            <text:p>0,7</text:p>
          </table:table-cell>
          <table:table-cell office:value-type="float" office:value="24.111687" calcext:value-type="float">
            <text:p>24,111687</text:p>
          </table:table-cell>
          <table:table-cell office:value-type="float" office:value="86" calcext:value-type="float">
            <text:p>86</text:p>
          </table:table-cell>
          <table:table-cell table:number-columns-repeated="1003"/>
        </table:table-row>
        <table:table-row table:style-name="ro1">
          <table:table-cell table:style-name="ce5" office:value-type="float" office:value="0.899113" calcext:value-type="float">
            <text:p>0,8991</text:p>
          </table:table-cell>
          <table:table-cell table:style-name="ce5" office:value-type="float" office:value="0.881632" calcext:value-type="float">
            <text:p>0,8816</text:p>
          </table:table-cell>
          <table:table-cell table:style-name="ce5" office:value-type="float" office:value="0.7335" calcext:value-type="float">
            <text:p>0,7335</text:p>
          </table:table-cell>
          <table:table-cell table:style-name="ce10" office:value-type="float" office:value="29.865635" calcext:value-type="float">
            <text:p>29,8656</text:p>
          </table:table-cell>
          <table:table-cell table:style-name="ce13" office:value-type="float" office:value="1.136291" calcext:value-type="float">
            <text:p>1,1363</text:p>
          </table:table-cell>
          <table:table-cell table:style-name="ce5" office:value-type="float" office:value="0.958863" calcext:value-type="float">
            <text:p>0,9589</text:p>
          </table:table-cell>
          <table:table-cell table:style-name="ce5" office:value-type="float" office:value="0.7095" calcext:value-type="float">
            <text:p>0,7095</text:p>
          </table:table-cell>
          <table:table-cell table:style-name="ce10" office:value-type="float" office:value="28.441167" calcext:value-type="float">
            <text:p>28,4412</text:p>
          </table:table-cell>
          <table:table-cell table:style-name="Default" office:value-type="float" office:value="1.272803" calcext:value-type="float">
            <text:p>1,272803</text:p>
          </table:table-cell>
          <table:table-cell office:value-type="float" office:value="0.968089" calcext:value-type="float">
            <text:p>0,968089</text:p>
          </table:table-cell>
          <table:table-cell office:value-type="float" office:value="0.694" calcext:value-type="float">
            <text:p>0,694</text:p>
          </table:table-cell>
          <table:table-cell office:value-type="float" office:value="35.944944" calcext:value-type="float">
            <text:p>35,944944</text:p>
          </table:table-cell>
          <table:table-cell office:value-type="float" office:value="1.097788" calcext:value-type="float">
            <text:p>1,097788</text:p>
          </table:table-cell>
          <table:table-cell office:value-type="float" office:value="0.887447" calcext:value-type="float">
            <text:p>0,887447</text:p>
          </table:table-cell>
          <table:table-cell office:value-type="float" office:value="0.7375" calcext:value-type="float">
            <text:p>0,7375</text:p>
          </table:table-cell>
          <table:table-cell office:value-type="float" office:value="24.896142" calcext:value-type="float">
            <text:p>24,896142</text:p>
          </table:table-cell>
          <table:table-cell office:value-type="float" office:value="1.124139" calcext:value-type="float">
            <text:p>1,124139</text:p>
          </table:table-cell>
          <table:table-cell office:value-type="float" office:value="0.917671" calcext:value-type="float">
            <text:p>0,917671</text:p>
          </table:table-cell>
          <table:table-cell office:value-type="float" office:value="0.7085" calcext:value-type="float">
            <text:p>0,7085</text:p>
          </table:table-cell>
          <table:table-cell office:value-type="float" office:value="24.132007" calcext:value-type="float">
            <text:p>24,132007</text:p>
          </table:table-cell>
          <table:table-cell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style-name="ce5" office:value-type="float" office:value="0.900398" calcext:value-type="float">
            <text:p>0,9004</text:p>
          </table:table-cell>
          <table:table-cell table:style-name="ce5" office:value-type="float" office:value="0.81733" calcext:value-type="float">
            <text:p>0,8173</text:p>
          </table:table-cell>
          <table:table-cell table:style-name="ce5" office:value-type="float" office:value="0.7475" calcext:value-type="float">
            <text:p>0,7475</text:p>
          </table:table-cell>
          <table:table-cell table:style-name="ce10" office:value-type="float" office:value="27.703327" calcext:value-type="float">
            <text:p>27,7033</text:p>
          </table:table-cell>
          <table:table-cell table:style-name="ce13" office:value-type="float" office:value="1.14781" calcext:value-type="float">
            <text:p>1,1478</text:p>
          </table:table-cell>
          <table:table-cell table:style-name="ce5" office:value-type="float" office:value="0.936244" calcext:value-type="float">
            <text:p>0,9362</text:p>
          </table:table-cell>
          <table:table-cell table:style-name="ce5" office:value-type="float" office:value="0.713" calcext:value-type="float">
            <text:p>0,7130</text:p>
          </table:table-cell>
          <table:table-cell table:style-name="ce10" office:value-type="float" office:value="28.347345" calcext:value-type="float">
            <text:p>28,3473</text:p>
          </table:table-cell>
          <table:table-cell table:style-name="Default" office:value-type="float" office:value="1.273384" calcext:value-type="float">
            <text:p>1,273384</text:p>
          </table:table-cell>
          <table:table-cell office:value-type="float" office:value="0.949018" calcext:value-type="float">
            <text:p>0,949018</text:p>
          </table:table-cell>
          <table:table-cell office:value-type="float" office:value="0.6915" calcext:value-type="float">
            <text:p>0,6915</text:p>
          </table:table-cell>
          <table:table-cell office:value-type="float" office:value="37.002711" calcext:value-type="float">
            <text:p>37,002711</text:p>
          </table:table-cell>
          <table:table-cell office:value-type="float" office:value="1.096063" calcext:value-type="float">
            <text:p>1,096063</text:p>
          </table:table-cell>
          <table:table-cell office:value-type="float" office:value="0.889065" calcext:value-type="float">
            <text:p>0,889065</text:p>
          </table:table-cell>
          <table:table-cell office:value-type="float" office:value="0.7205" calcext:value-type="float">
            <text:p>0,7205</text:p>
          </table:table-cell>
          <table:table-cell office:value-type="float" office:value="26.579138" calcext:value-type="float">
            <text:p>26,579138</text:p>
          </table:table-cell>
          <table:table-cell office:value-type="float" office:value="1.120446" calcext:value-type="float">
            <text:p>1,120446</text:p>
          </table:table-cell>
          <table:table-cell office:value-type="float" office:value="0.928517" calcext:value-type="float">
            <text:p>0,928517</text:p>
          </table:table-cell>
          <table:table-cell office:value-type="float" office:value="0.707" calcext:value-type="float">
            <text:p>0,707</text:p>
          </table:table-cell>
          <table:table-cell office:value-type="float" office:value="24.15181" calcext:value-type="float">
            <text:p>24,15181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 table:style-name="ce5" office:value-type="float" office:value="0.896356" calcext:value-type="float">
            <text:p>0,8964</text:p>
          </table:table-cell>
          <table:table-cell table:style-name="ce5" office:value-type="float" office:value="0.837934" calcext:value-type="float">
            <text:p>0,8379</text:p>
          </table:table-cell>
          <table:table-cell table:style-name="ce5" office:value-type="float" office:value="0.739" calcext:value-type="float">
            <text:p>0,7390</text:p>
          </table:table-cell>
          <table:table-cell table:style-name="ce10" office:value-type="float" office:value="27.52985" calcext:value-type="float">
            <text:p>27,5299</text:p>
          </table:table-cell>
          <table:table-cell table:style-name="ce13" office:value-type="float" office:value="1.128599" calcext:value-type="float">
            <text:p>1,1286</text:p>
          </table:table-cell>
          <table:table-cell table:style-name="ce5" office:value-type="float" office:value="0.968187" calcext:value-type="float">
            <text:p>0,9682</text:p>
          </table:table-cell>
          <table:table-cell table:style-name="ce5" office:value-type="float" office:value="0.702" calcext:value-type="float">
            <text:p>0,7020</text:p>
          </table:table-cell>
          <table:table-cell table:style-name="ce10" office:value-type="float" office:value="28.419024" calcext:value-type="float">
            <text:p>28,4190</text:p>
          </table:table-cell>
          <table:table-cell table:style-name="Default" office:value-type="float" office:value="1.268523" calcext:value-type="float">
            <text:p>1,268523</text:p>
          </table:table-cell>
          <table:table-cell office:value-type="float" office:value="0.9412" calcext:value-type="float">
            <text:p>0,9412</text:p>
          </table:table-cell>
          <table:table-cell office:value-type="float" office:value="0.715" calcext:value-type="float">
            <text:p>0,715</text:p>
          </table:table-cell>
          <table:table-cell office:value-type="float" office:value="35.738154" calcext:value-type="float">
            <text:p>35,738154</text:p>
          </table:table-cell>
          <table:table-cell office:value-type="float" office:value="1.103668" calcext:value-type="float">
            <text:p>1,103668</text:p>
          </table:table-cell>
          <table:table-cell office:value-type="float" office:value="0.939204" calcext:value-type="float">
            <text:p>0,939204</text:p>
          </table:table-cell>
          <table:table-cell office:value-type="float" office:value="0.723" calcext:value-type="float">
            <text:p>0,723</text:p>
          </table:table-cell>
          <table:table-cell office:value-type="float" office:value="26.215384" calcext:value-type="float">
            <text:p>26,215384</text:p>
          </table:table-cell>
          <table:table-cell office:value-type="float" office:value="1.130633" calcext:value-type="float">
            <text:p>1,130633</text:p>
          </table:table-cell>
          <table:table-cell office:value-type="float" office:value="0.950893" calcext:value-type="float">
            <text:p>0,950893</text:p>
          </table:table-cell>
          <table:table-cell office:value-type="float" office:value="0.708" calcext:value-type="float">
            <text:p>0,708</text:p>
          </table:table-cell>
          <table:table-cell office:value-type="float" office:value="24.049665" calcext:value-type="float">
            <text:p>24,049665</text:p>
          </table:table-cell>
          <table:table-cell office:value-type="float" office:value="89" calcext:value-type="float">
            <text:p>89</text:p>
          </table:table-cell>
          <table:table-cell table:number-columns-repeated="1003"/>
        </table:table-row>
        <table:table-row table:style-name="ro1">
          <table:table-cell table:style-name="ce5" office:value-type="float" office:value="0.915209" calcext:value-type="float">
            <text:p>0,9152</text:p>
          </table:table-cell>
          <table:table-cell table:style-name="ce5" office:value-type="float" office:value="0.843407" calcext:value-type="float">
            <text:p>0,8434</text:p>
          </table:table-cell>
          <table:table-cell table:style-name="ce5" office:value-type="float" office:value="0.7405" calcext:value-type="float">
            <text:p>0,7405</text:p>
          </table:table-cell>
          <table:table-cell table:style-name="ce10" office:value-type="float" office:value="27.815172" calcext:value-type="float">
            <text:p>27,8152</text:p>
          </table:table-cell>
          <table:table-cell table:style-name="ce13" office:value-type="float" office:value="1.131653" calcext:value-type="float">
            <text:p>1,1317</text:p>
          </table:table-cell>
          <table:table-cell table:style-name="ce5" office:value-type="float" office:value="0.911344" calcext:value-type="float">
            <text:p>0,9113</text:p>
          </table:table-cell>
          <table:table-cell table:style-name="ce5" office:value-type="float" office:value="0.7265" calcext:value-type="float">
            <text:p>0,7265</text:p>
          </table:table-cell>
          <table:table-cell table:style-name="ce10" office:value-type="float" office:value="28.322908" calcext:value-type="float">
            <text:p>28,3229</text:p>
          </table:table-cell>
          <table:table-cell table:style-name="Default" office:value-type="float" office:value="1.26961" calcext:value-type="float">
            <text:p>1,26961</text:p>
          </table:table-cell>
          <table:table-cell office:value-type="float" office:value="1.003478" calcext:value-type="float">
            <text:p>1,003478</text:p>
          </table:table-cell>
          <table:table-cell office:value-type="float" office:value="0.6845" calcext:value-type="float">
            <text:p>0,6845</text:p>
          </table:table-cell>
          <table:table-cell office:value-type="float" office:value="36.569214" calcext:value-type="float">
            <text:p>36,569214</text:p>
          </table:table-cell>
          <table:table-cell office:value-type="float" office:value="1.092721" calcext:value-type="float">
            <text:p>1,092721</text:p>
          </table:table-cell>
          <table:table-cell office:value-type="float" office:value="0.895531" calcext:value-type="float">
            <text:p>0,895531</text:p>
          </table:table-cell>
          <table:table-cell office:value-type="float" office:value="0.7235" calcext:value-type="float">
            <text:p>0,7235</text:p>
          </table:table-cell>
          <table:table-cell office:value-type="float" office:value="25.91691" calcext:value-type="float">
            <text:p>25,91691</text:p>
          </table:table-cell>
          <table:table-cell office:value-type="float" office:value="1.107471" calcext:value-type="float">
            <text:p>1,107471</text:p>
          </table:table-cell>
          <table:table-cell office:value-type="float" office:value="0.942613" calcext:value-type="float">
            <text:p>0,942613</text:p>
          </table:table-cell>
          <table:table-cell office:value-type="float" office:value="0.7095" calcext:value-type="float">
            <text:p>0,7095</text:p>
          </table:table-cell>
          <table:table-cell office:value-type="float" office:value="24.07935" calcext:value-type="float">
            <text:p>24,07935</text:p>
          </table:table-cell>
          <table:table-cell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table:style-name="ce5" office:value-type="float" office:value="0.903947" calcext:value-type="float">
            <text:p>0,9039</text:p>
          </table:table-cell>
          <table:table-cell table:style-name="ce5" office:value-type="float" office:value="0.847453" calcext:value-type="float">
            <text:p>0,8475</text:p>
          </table:table-cell>
          <table:table-cell table:style-name="ce5" office:value-type="float" office:value="0.739" calcext:value-type="float">
            <text:p>0,7390</text:p>
          </table:table-cell>
          <table:table-cell table:style-name="ce10" office:value-type="float" office:value="26.981784" calcext:value-type="float">
            <text:p>26,9818</text:p>
          </table:table-cell>
          <table:table-cell table:style-name="ce13" office:value-type="float" office:value="1.107573" calcext:value-type="float">
            <text:p>1,1076</text:p>
          </table:table-cell>
          <table:table-cell table:style-name="ce5" office:value-type="float" office:value="0.906866" calcext:value-type="float">
            <text:p>0,9069</text:p>
          </table:table-cell>
          <table:table-cell table:style-name="ce5" office:value-type="float" office:value="0.72" calcext:value-type="float">
            <text:p>0,7200</text:p>
          </table:table-cell>
          <table:table-cell table:style-name="ce10" office:value-type="float" office:value="28.446154" calcext:value-type="float">
            <text:p>28,4462</text:p>
          </table:table-cell>
          <table:table-cell table:style-name="Default" office:value-type="float" office:value="1.251469" calcext:value-type="float">
            <text:p>1,251469</text:p>
          </table:table-cell>
          <table:table-cell office:value-type="float" office:value="0.973182" calcext:value-type="float">
            <text:p>0,973182</text:p>
          </table:table-cell>
          <table:table-cell office:value-type="float" office:value="0.6885" calcext:value-type="float">
            <text:p>0,6885</text:p>
          </table:table-cell>
          <table:table-cell office:value-type="float" office:value="35.985925" calcext:value-type="float">
            <text:p>35,985925</text:p>
          </table:table-cell>
          <table:table-cell office:value-type="float" office:value="1.07059" calcext:value-type="float">
            <text:p>1,07059</text:p>
          </table:table-cell>
          <table:table-cell office:value-type="float" office:value="0.90274" calcext:value-type="float">
            <text:p>0,90274</text:p>
          </table:table-cell>
          <table:table-cell office:value-type="float" office:value="0.707" calcext:value-type="float">
            <text:p>0,707</text:p>
          </table:table-cell>
          <table:table-cell office:value-type="float" office:value="25.859919" calcext:value-type="float">
            <text:p>25,859919</text:p>
          </table:table-cell>
          <table:table-cell office:value-type="float" office:value="1.092435" calcext:value-type="float">
            <text:p>1,092435</text:p>
          </table:table-cell>
          <table:table-cell office:value-type="float" office:value="0.883277" calcext:value-type="float">
            <text:p>0,883277</text:p>
          </table:table-cell>
          <table:table-cell office:value-type="float" office:value="0.728" calcext:value-type="float">
            <text:p>0,728</text:p>
          </table:table-cell>
          <table:table-cell office:value-type="float" office:value="24.032928" calcext:value-type="float">
            <text:p>24,032928</text:p>
          </table:table-cell>
          <table:table-cell office:value-type="float" office:value="91" calcext:value-type="float">
            <text:p>91</text:p>
          </table:table-cell>
          <table:table-cell table:number-columns-repeated="1003"/>
        </table:table-row>
        <table:table-row table:style-name="ro1">
          <table:table-cell table:style-name="ce5" office:value-type="float" office:value="0.885483" calcext:value-type="float">
            <text:p>0,8855</text:p>
          </table:table-cell>
          <table:table-cell table:style-name="ce5" office:value-type="float" office:value="0.984883" calcext:value-type="float">
            <text:p>0,9849</text:p>
          </table:table-cell>
          <table:table-cell table:style-name="ce5" office:value-type="float" office:value="0.6985" calcext:value-type="float">
            <text:p>0,6985</text:p>
          </table:table-cell>
          <table:table-cell table:style-name="ce10" office:value-type="float" office:value="27.405984" calcext:value-type="float">
            <text:p>27,4060</text:p>
          </table:table-cell>
          <table:table-cell table:style-name="ce13" office:value-type="float" office:value="1.102653" calcext:value-type="float">
            <text:p>1,1027</text:p>
          </table:table-cell>
          <table:table-cell table:style-name="ce5" office:value-type="float" office:value="0.920688" calcext:value-type="float">
            <text:p>0,9207</text:p>
          </table:table-cell>
          <table:table-cell table:style-name="ce5" office:value-type="float" office:value="0.727" calcext:value-type="float">
            <text:p>0,7270</text:p>
          </table:table-cell>
          <table:table-cell table:style-name="ce10" office:value-type="float" office:value="28.303491" calcext:value-type="float">
            <text:p>28,3035</text:p>
          </table:table-cell>
          <table:table-cell table:style-name="Default" office:value-type="float" office:value="1.245952" calcext:value-type="float">
            <text:p>1,245952</text:p>
          </table:table-cell>
          <table:table-cell office:value-type="float" office:value="0.991406" calcext:value-type="float">
            <text:p>0,991406</text:p>
          </table:table-cell>
          <table:table-cell office:value-type="float" office:value="0.692" calcext:value-type="float">
            <text:p>0,692</text:p>
          </table:table-cell>
          <table:table-cell office:value-type="float" office:value="36.097782" calcext:value-type="float">
            <text:p>36,097782</text:p>
          </table:table-cell>
          <table:table-cell office:value-type="float" office:value="1.09091" calcext:value-type="float">
            <text:p>1,09091</text:p>
          </table:table-cell>
          <table:table-cell office:value-type="float" office:value="0.898545" calcext:value-type="float">
            <text:p>0,898545</text:p>
          </table:table-cell>
          <table:table-cell office:value-type="float" office:value="0.722" calcext:value-type="float">
            <text:p>0,722</text:p>
          </table:table-cell>
          <table:table-cell office:value-type="float" office:value="24.908608" calcext:value-type="float">
            <text:p>24,908608</text:p>
          </table:table-cell>
          <table:table-cell office:value-type="float" office:value="1.114201" calcext:value-type="float">
            <text:p>1,114201</text:p>
          </table:table-cell>
          <table:table-cell office:value-type="float" office:value="0.912092" calcext:value-type="float">
            <text:p>0,912092</text:p>
          </table:table-cell>
          <table:table-cell office:value-type="float" office:value="0.7125" calcext:value-type="float">
            <text:p>0,7125</text:p>
          </table:table-cell>
          <table:table-cell office:value-type="float" office:value="24.029402" calcext:value-type="float">
            <text:p>24,029402</text:p>
          </table:table-cell>
          <table:table-cell office:value-type="float" office:value="92" calcext:value-type="float">
            <text:p>92</text:p>
          </table:table-cell>
          <table:table-cell table:number-columns-repeated="1003"/>
        </table:table-row>
        <table:table-row table:style-name="ro1">
          <table:table-cell table:style-name="ce5" office:value-type="float" office:value="0.899493" calcext:value-type="float">
            <text:p>0,8995</text:p>
          </table:table-cell>
          <table:table-cell table:style-name="ce5" office:value-type="float" office:value="0.829725" calcext:value-type="float">
            <text:p>0,8297</text:p>
          </table:table-cell>
          <table:table-cell table:style-name="ce5" office:value-type="float" office:value="0.74" calcext:value-type="float">
            <text:p>0,7400</text:p>
          </table:table-cell>
          <table:table-cell table:style-name="ce10" office:value-type="float" office:value="27.183847" calcext:value-type="float">
            <text:p>27,1838</text:p>
          </table:table-cell>
          <table:table-cell table:style-name="ce13" office:value-type="float" office:value="1.118288" calcext:value-type="float">
            <text:p>1,1183</text:p>
          </table:table-cell>
          <table:table-cell table:style-name="ce5" office:value-type="float" office:value="0.924536" calcext:value-type="float">
            <text:p>0,9245</text:p>
          </table:table-cell>
          <table:table-cell table:style-name="ce5" office:value-type="float" office:value="0.724" calcext:value-type="float">
            <text:p>0,7240</text:p>
          </table:table-cell>
          <table:table-cell table:style-name="ce10" office:value-type="float" office:value="28.374028" calcext:value-type="float">
            <text:p>28,3740</text:p>
          </table:table-cell>
          <table:table-cell table:style-name="Default" office:value-type="float" office:value="1.232721" calcext:value-type="float">
            <text:p>1,232721</text:p>
          </table:table-cell>
          <table:table-cell office:value-type="float" office:value="0.939582" calcext:value-type="float">
            <text:p>0,939582</text:p>
          </table:table-cell>
          <table:table-cell office:value-type="float" office:value="0.7035" calcext:value-type="float">
            <text:p>0,7035</text:p>
          </table:table-cell>
          <table:table-cell office:value-type="float" office:value="35.960462" calcext:value-type="float">
            <text:p>35,960462</text:p>
          </table:table-cell>
          <table:table-cell office:value-type="float" office:value="1.07792" calcext:value-type="float">
            <text:p>1,07792</text:p>
          </table:table-cell>
          <table:table-cell office:value-type="float" office:value="0.876887" calcext:value-type="float">
            <text:p>0,876887</text:p>
          </table:table-cell>
          <table:table-cell office:value-type="float" office:value="0.7285" calcext:value-type="float">
            <text:p>0,7285</text:p>
          </table:table-cell>
          <table:table-cell office:value-type="float" office:value="25.062691" calcext:value-type="float">
            <text:p>25,062691</text:p>
          </table:table-cell>
          <table:table-cell office:value-type="float" office:value="1.093731" calcext:value-type="float">
            <text:p>1,093731</text:p>
          </table:table-cell>
          <table:table-cell office:value-type="float" office:value="0.877241" calcext:value-type="float">
            <text:p>0,877241</text:p>
          </table:table-cell>
          <table:table-cell office:value-type="float" office:value="0.723" calcext:value-type="float">
            <text:p>0,723</text:p>
          </table:table-cell>
          <table:table-cell office:value-type="float" office:value="24.052685" calcext:value-type="float">
            <text:p>24,052685</text:p>
          </table:table-cell>
          <table:table-cell office:value-type="float" office:value="93" calcext:value-type="float">
            <text:p>93</text:p>
          </table:table-cell>
          <table:table-cell table:number-columns-repeated="1003"/>
        </table:table-row>
        <table:table-row table:style-name="ro1">
          <table:table-cell table:style-name="ce5" office:value-type="float" office:value="0.891762" calcext:value-type="float">
            <text:p>0,8918</text:p>
          </table:table-cell>
          <table:table-cell table:style-name="ce5" office:value-type="float" office:value="0.85294" calcext:value-type="float">
            <text:p>0,8529</text:p>
          </table:table-cell>
          <table:table-cell table:style-name="ce5" office:value-type="float" office:value="0.7495" calcext:value-type="float">
            <text:p>0,7495</text:p>
          </table:table-cell>
          <table:table-cell table:style-name="ce10" office:value-type="float" office:value="27.533" calcext:value-type="float">
            <text:p>27,5330</text:p>
          </table:table-cell>
          <table:table-cell table:style-name="ce13" office:value-type="float" office:value="1.075358" calcext:value-type="float">
            <text:p>1,0754</text:p>
          </table:table-cell>
          <table:table-cell table:style-name="ce5" office:value-type="float" office:value="0.903104" calcext:value-type="float">
            <text:p>0,9031</text:p>
          </table:table-cell>
          <table:table-cell table:style-name="ce5" office:value-type="float" office:value="0.733" calcext:value-type="float">
            <text:p>0,7330</text:p>
          </table:table-cell>
          <table:table-cell table:style-name="ce10" office:value-type="float" office:value="28.402575" calcext:value-type="float">
            <text:p>28,4026</text:p>
          </table:table-cell>
          <table:table-cell table:style-name="Default" office:value-type="float" office:value="1.256333" calcext:value-type="float">
            <text:p>1,256333</text:p>
          </table:table-cell>
          <table:table-cell office:value-type="float" office:value="0.918332" calcext:value-type="float">
            <text:p>0,918332</text:p>
          </table:table-cell>
          <table:table-cell office:value-type="float" office:value="0.7215" calcext:value-type="float">
            <text:p>0,7215</text:p>
          </table:table-cell>
          <table:table-cell office:value-type="float" office:value="37.370916" calcext:value-type="float">
            <text:p>37,370916</text:p>
          </table:table-cell>
          <table:table-cell office:value-type="float" office:value="1.069436" calcext:value-type="float">
            <text:p>1,069436</text:p>
          </table:table-cell>
          <table:table-cell office:value-type="float" office:value="0.933953" calcext:value-type="float">
            <text:p>0,933953</text:p>
          </table:table-cell>
          <table:table-cell office:value-type="float" office:value="0.709" calcext:value-type="float">
            <text:p>0,709</text:p>
          </table:table-cell>
          <table:table-cell office:value-type="float" office:value="26.750101" calcext:value-type="float">
            <text:p>26,750101</text:p>
          </table:table-cell>
          <table:table-cell office:value-type="float" office:value="1.114189" calcext:value-type="float">
            <text:p>1,114189</text:p>
          </table:table-cell>
          <table:table-cell office:value-type="float" office:value="0.879407" calcext:value-type="float">
            <text:p>0,879407</text:p>
          </table:table-cell>
          <table:table-cell office:value-type="float" office:value="0.7275" calcext:value-type="float">
            <text:p>0,7275</text:p>
          </table:table-cell>
          <table:table-cell office:value-type="float" office:value="24.122268" calcext:value-type="float">
            <text:p>24,122268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1">
          <table:table-cell table:style-name="ce5" office:value-type="float" office:value="0.883016" calcext:value-type="float">
            <text:p>0,8830</text:p>
          </table:table-cell>
          <table:table-cell table:style-name="ce5" office:value-type="float" office:value="0.820472" calcext:value-type="float">
            <text:p>0,8205</text:p>
          </table:table-cell>
          <table:table-cell table:style-name="ce5" office:value-type="float" office:value="0.747" calcext:value-type="float">
            <text:p>0,7470</text:p>
          </table:table-cell>
          <table:table-cell table:style-name="ce10" office:value-type="float" office:value="26.081865" calcext:value-type="float">
            <text:p>26,0819</text:p>
          </table:table-cell>
          <table:table-cell table:style-name="ce13" office:value-type="float" office:value="1.091818" calcext:value-type="float">
            <text:p>1,0918</text:p>
          </table:table-cell>
          <table:table-cell table:style-name="ce5" office:value-type="float" office:value="0.900441" calcext:value-type="float">
            <text:p>0,9004</text:p>
          </table:table-cell>
          <table:table-cell table:style-name="ce5" office:value-type="float" office:value="0.727" calcext:value-type="float">
            <text:p>0,7270</text:p>
          </table:table-cell>
          <table:table-cell table:style-name="ce10" office:value-type="float" office:value="28.335706" calcext:value-type="float">
            <text:p>28,3357</text:p>
          </table:table-cell>
          <table:table-cell table:style-name="Default" office:value-type="float" office:value="1.241914" calcext:value-type="float">
            <text:p>1,241914</text:p>
          </table:table-cell>
          <table:table-cell office:value-type="float" office:value="1.010445" calcext:value-type="float">
            <text:p>1,010445</text:p>
          </table:table-cell>
          <table:table-cell office:value-type="float" office:value="0.671" calcext:value-type="float">
            <text:p>0,671</text:p>
          </table:table-cell>
          <table:table-cell office:value-type="float" office:value="36.745979" calcext:value-type="float">
            <text:p>36,745979</text:p>
          </table:table-cell>
          <table:table-cell office:value-type="float" office:value="1.08574" calcext:value-type="float">
            <text:p>1,08574</text:p>
          </table:table-cell>
          <table:table-cell office:value-type="float" office:value="0.854794" calcext:value-type="float">
            <text:p>0,854794</text:p>
          </table:table-cell>
          <table:table-cell office:value-type="float" office:value="0.7325" calcext:value-type="float">
            <text:p>0,7325</text:p>
          </table:table-cell>
          <table:table-cell office:value-type="float" office:value="24.807769" calcext:value-type="float">
            <text:p>24,807769</text:p>
          </table:table-cell>
          <table:table-cell office:value-type="float" office:value="1.099311" calcext:value-type="float">
            <text:p>1,099311</text:p>
          </table:table-cell>
          <table:table-cell office:value-type="float" office:value="0.850858" calcext:value-type="float">
            <text:p>0,850858</text:p>
          </table:table-cell>
          <table:table-cell office:value-type="float" office:value="0.7295" calcext:value-type="float">
            <text:p>0,7295</text:p>
          </table:table-cell>
          <table:table-cell office:value-type="float" office:value="24.013745" calcext:value-type="float">
            <text:p>24,013745</text:p>
          </table:table-cell>
          <table:table-cell office:value-type="float" office:value="95" calcext:value-type="float">
            <text:p>95</text:p>
          </table:table-cell>
          <table:table-cell table:number-columns-repeated="1003"/>
        </table:table-row>
        <table:table-row table:style-name="ro1">
          <table:table-cell table:style-name="ce5" office:value-type="float" office:value="0.838214" calcext:value-type="float">
            <text:p>0,8382</text:p>
          </table:table-cell>
          <table:table-cell table:style-name="ce5" office:value-type="float" office:value="0.827742" calcext:value-type="float">
            <text:p>0,8277</text:p>
          </table:table-cell>
          <table:table-cell table:style-name="ce5" office:value-type="float" office:value="0.748" calcext:value-type="float">
            <text:p>0,7480</text:p>
          </table:table-cell>
          <table:table-cell table:style-name="ce10" office:value-type="float" office:value="27.217141" calcext:value-type="float">
            <text:p>27,2171</text:p>
          </table:table-cell>
          <table:table-cell table:style-name="ce13" office:value-type="float" office:value="1.075482" calcext:value-type="float">
            <text:p>1,0755</text:p>
          </table:table-cell>
          <table:table-cell table:style-name="ce5" office:value-type="float" office:value="0.922405" calcext:value-type="float">
            <text:p>0,9224</text:p>
          </table:table-cell>
          <table:table-cell table:style-name="ce5" office:value-type="float" office:value="0.721" calcext:value-type="float">
            <text:p>0,7210</text:p>
          </table:table-cell>
          <table:table-cell table:style-name="ce10" office:value-type="float" office:value="28.398899" calcext:value-type="float">
            <text:p>28,3989</text:p>
          </table:table-cell>
          <table:table-cell table:style-name="Default" office:value-type="float" office:value="1.238798" calcext:value-type="float">
            <text:p>1,238798</text:p>
          </table:table-cell>
          <table:table-cell office:value-type="float" office:value="0.928891" calcext:value-type="float">
            <text:p>0,928891</text:p>
          </table:table-cell>
          <table:table-cell office:value-type="float" office:value="0.7115" calcext:value-type="float">
            <text:p>0,7115</text:p>
          </table:table-cell>
          <table:table-cell office:value-type="float" office:value="35.166865" calcext:value-type="float">
            <text:p>35,166865</text:p>
          </table:table-cell>
          <table:table-cell office:value-type="float" office:value="1.055891" calcext:value-type="float">
            <text:p>1,055891</text:p>
          </table:table-cell>
          <table:table-cell office:value-type="float" office:value="0.885902" calcext:value-type="float">
            <text:p>0,885902</text:p>
          </table:table-cell>
          <table:table-cell office:value-type="float" office:value="0.724" calcext:value-type="float">
            <text:p>0,724</text:p>
          </table:table-cell>
          <table:table-cell office:value-type="float" office:value="25.82878" calcext:value-type="float">
            <text:p>25,82878</text:p>
          </table:table-cell>
          <table:table-cell office:value-type="float" office:value="1.093481" calcext:value-type="float">
            <text:p>1,093481</text:p>
          </table:table-cell>
          <table:table-cell office:value-type="float" office:value="0.879287" calcext:value-type="float">
            <text:p>0,879287</text:p>
          </table:table-cell>
          <table:table-cell office:value-type="float" office:value="0.722" calcext:value-type="float">
            <text:p>0,722</text:p>
          </table:table-cell>
          <table:table-cell office:value-type="float" office:value="24.117316" calcext:value-type="float">
            <text:p>24,117316</text:p>
          </table:table-cell>
          <table:table-cell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table:style-name="ce5" office:value-type="float" office:value="0.865395" calcext:value-type="float">
            <text:p>0,8654</text:p>
          </table:table-cell>
          <table:table-cell table:style-name="ce5" office:value-type="float" office:value="0.825387" calcext:value-type="float">
            <text:p>0,8254</text:p>
          </table:table-cell>
          <table:table-cell table:style-name="ce5" office:value-type="float" office:value="0.749" calcext:value-type="float">
            <text:p>0,7490</text:p>
          </table:table-cell>
          <table:table-cell table:style-name="ce10" office:value-type="float" office:value="26.956868" calcext:value-type="float">
            <text:p>26,9569</text:p>
          </table:table-cell>
          <table:table-cell table:style-name="ce13" office:value-type="float" office:value="1.112862" calcext:value-type="float">
            <text:p>1,1129</text:p>
          </table:table-cell>
          <table:table-cell table:style-name="ce5" office:value-type="float" office:value="0.908983" calcext:value-type="float">
            <text:p>0,9090</text:p>
          </table:table-cell>
          <table:table-cell table:style-name="ce5" office:value-type="float" office:value="0.7225" calcext:value-type="float">
            <text:p>0,7225</text:p>
          </table:table-cell>
          <table:table-cell table:style-name="ce10" office:value-type="float" office:value="28.400673" calcext:value-type="float">
            <text:p>28,4007</text:p>
          </table:table-cell>
          <table:table-cell table:style-name="Default" office:value-type="float" office:value="1.21421" calcext:value-type="float">
            <text:p>1,21421</text:p>
          </table:table-cell>
          <table:table-cell office:value-type="float" office:value="0.997944" calcext:value-type="float">
            <text:p>0,997944</text:p>
          </table:table-cell>
          <table:table-cell office:value-type="float" office:value="0.6955" calcext:value-type="float">
            <text:p>0,6955</text:p>
          </table:table-cell>
          <table:table-cell office:value-type="float" office:value="38.229312" calcext:value-type="float">
            <text:p>38,229312</text:p>
          </table:table-cell>
          <table:table-cell office:value-type="float" office:value="1.071024" calcext:value-type="float">
            <text:p>1,071024</text:p>
          </table:table-cell>
          <table:table-cell office:value-type="float" office:value="0.887637" calcext:value-type="float">
            <text:p>0,887637</text:p>
          </table:table-cell>
          <table:table-cell office:value-type="float" office:value="0.728" calcext:value-type="float">
            <text:p>0,728</text:p>
          </table:table-cell>
          <table:table-cell office:value-type="float" office:value="27.717135" calcext:value-type="float">
            <text:p>27,717135</text:p>
          </table:table-cell>
          <table:table-cell office:value-type="float" office:value="1.084008" calcext:value-type="float">
            <text:p>1,084008</text:p>
          </table:table-cell>
          <table:table-cell office:value-type="float" office:value="0.858739" calcext:value-type="float">
            <text:p>0,858739</text:p>
          </table:table-cell>
          <table:table-cell office:value-type="float" office:value="0.7255" calcext:value-type="float">
            <text:p>0,7255</text:p>
          </table:table-cell>
          <table:table-cell office:value-type="float" office:value="24.047321" calcext:value-type="float">
            <text:p>24,047321</text:p>
          </table:table-cell>
          <table:table-cell office:value-type="float" office:value="97" calcext:value-type="float">
            <text:p>97</text:p>
          </table:table-cell>
          <table:table-cell table:number-columns-repeated="1003"/>
        </table:table-row>
        <table:table-row table:style-name="ro1">
          <table:table-cell table:style-name="ce5" office:value-type="float" office:value="0.862174" calcext:value-type="float">
            <text:p>0,8622</text:p>
          </table:table-cell>
          <table:table-cell table:style-name="ce5" office:value-type="float" office:value="0.799125" calcext:value-type="float">
            <text:p>0,7991</text:p>
          </table:table-cell>
          <table:table-cell table:style-name="ce5" office:value-type="float" office:value="0.7455" calcext:value-type="float">
            <text:p>0,7455</text:p>
          </table:table-cell>
          <table:table-cell table:style-name="ce10" office:value-type="float" office:value="27.050237" calcext:value-type="float">
            <text:p>27,0502</text:p>
          </table:table-cell>
          <table:table-cell table:style-name="ce13" office:value-type="float" office:value="1.077971" calcext:value-type="float">
            <text:p>1,0780</text:p>
          </table:table-cell>
          <table:table-cell table:style-name="ce5" office:value-type="float" office:value="0.919562" calcext:value-type="float">
            <text:p>0,9196</text:p>
          </table:table-cell>
          <table:table-cell table:style-name="ce5" office:value-type="float" office:value="0.7295" calcext:value-type="float">
            <text:p>0,7295</text:p>
          </table:table-cell>
          <table:table-cell table:style-name="ce10" office:value-type="float" office:value="28.407922" calcext:value-type="float">
            <text:p>28,4079</text:p>
          </table:table-cell>
          <table:table-cell table:style-name="Default" office:value-type="float" office:value="1.240906" calcext:value-type="float">
            <text:p>1,240906</text:p>
          </table:table-cell>
          <table:table-cell office:value-type="float" office:value="0.941375" calcext:value-type="float">
            <text:p>0,941375</text:p>
          </table:table-cell>
          <table:table-cell office:value-type="float" office:value="0.703" calcext:value-type="float">
            <text:p>0,703</text:p>
          </table:table-cell>
          <table:table-cell office:value-type="float" office:value="38.474621" calcext:value-type="float">
            <text:p>38,474621</text:p>
          </table:table-cell>
          <table:table-cell office:value-type="float" office:value="1.026393" calcext:value-type="float">
            <text:p>1,026393</text:p>
          </table:table-cell>
          <table:table-cell office:value-type="float" office:value="0.878927" calcext:value-type="float">
            <text:p>0,878927</text:p>
          </table:table-cell>
          <table:table-cell office:value-type="float" office:value="0.7315" calcext:value-type="float">
            <text:p>0,7315</text:p>
          </table:table-cell>
          <table:table-cell office:value-type="float" office:value="27.933912" calcext:value-type="float">
            <text:p>27,933912</text:p>
          </table:table-cell>
          <table:table-cell office:value-type="float" office:value="1.105878" calcext:value-type="float">
            <text:p>1,105878</text:p>
          </table:table-cell>
          <table:table-cell office:value-type="float" office:value="0.842759" calcext:value-type="float">
            <text:p>0,842759</text:p>
          </table:table-cell>
          <table:table-cell office:value-type="float" office:value="0.7335" calcext:value-type="float">
            <text:p>0,7335</text:p>
          </table:table-cell>
          <table:table-cell office:value-type="float" office:value="24.052408" calcext:value-type="float">
            <text:p>24,052408</text:p>
          </table:table-cell>
          <table:table-cell office:value-type="float" office:value="98" calcext:value-type="float">
            <text:p>98</text:p>
          </table:table-cell>
          <table:table-cell table:number-columns-repeated="1003"/>
        </table:table-row>
        <table:table-row table:style-name="ro1">
          <table:table-cell table:style-name="ce5" office:value-type="float" office:value="0.855409" calcext:value-type="float">
            <text:p>0,8554</text:p>
          </table:table-cell>
          <table:table-cell table:style-name="ce5" office:value-type="float" office:value="0.835345" calcext:value-type="float">
            <text:p>0,8353</text:p>
          </table:table-cell>
          <table:table-cell table:style-name="ce5" office:value-type="float" office:value="0.7575" calcext:value-type="float">
            <text:p>0,7575</text:p>
          </table:table-cell>
          <table:table-cell table:style-name="ce10" office:value-type="float" office:value="26.225573" calcext:value-type="float">
            <text:p>26,2256</text:p>
          </table:table-cell>
          <table:table-cell table:style-name="ce13" office:value-type="float" office:value="1.102022" calcext:value-type="float">
            <text:p>1,1020</text:p>
          </table:table-cell>
          <table:table-cell table:style-name="ce5" office:value-type="float" office:value="0.883185" calcext:value-type="float">
            <text:p>0,8832</text:p>
          </table:table-cell>
          <table:table-cell table:style-name="ce5" office:value-type="float" office:value="0.74" calcext:value-type="float">
            <text:p>0,7400</text:p>
          </table:table-cell>
          <table:table-cell table:style-name="ce10" office:value-type="float" office:value="28.348199" calcext:value-type="float">
            <text:p>28,3482</text:p>
          </table:table-cell>
          <table:table-cell table:style-name="Default" office:value-type="float" office:value="1.220991" calcext:value-type="float">
            <text:p>1,220991</text:p>
          </table:table-cell>
          <table:table-cell office:value-type="float" office:value="0.976175" calcext:value-type="float">
            <text:p>0,976175</text:p>
          </table:table-cell>
          <table:table-cell office:value-type="float" office:value="0.6945" calcext:value-type="float">
            <text:p>0,6945</text:p>
          </table:table-cell>
          <table:table-cell office:value-type="float" office:value="39.156522" calcext:value-type="float">
            <text:p>39,156522</text:p>
          </table:table-cell>
          <table:table-cell office:value-type="float" office:value="1.07218" calcext:value-type="float">
            <text:p>1,07218</text:p>
          </table:table-cell>
          <table:table-cell office:value-type="float" office:value="0.85099" calcext:value-type="float">
            <text:p>0,85099</text:p>
          </table:table-cell>
          <table:table-cell office:value-type="float" office:value="0.746" calcext:value-type="float">
            <text:p>0,746</text:p>
          </table:table-cell>
          <table:table-cell office:value-type="float" office:value="24.728524" calcext:value-type="float">
            <text:p>24,728524</text:p>
          </table:table-cell>
          <table:table-cell office:value-type="float" office:value="1.087212" calcext:value-type="float">
            <text:p>1,087212</text:p>
          </table:table-cell>
          <table:table-cell office:value-type="float" office:value="0.825782" calcext:value-type="float">
            <text:p>0,825782</text:p>
          </table:table-cell>
          <table:table-cell office:value-type="float" office:value="0.7355" calcext:value-type="float">
            <text:p>0,7355</text:p>
          </table:table-cell>
          <table:table-cell office:value-type="float" office:value="24.11198" calcext:value-type="float">
            <text:p>24,11198</text:p>
          </table:table-cell>
          <table:table-cell office:value-type="float" office:value="99" calcext:value-type="float">
            <text:p>99</text:p>
          </table:table-cell>
          <table:table-cell table:number-columns-repeated="1003"/>
        </table:table-row>
        <table:table-row table:style-name="ro1">
          <table:table-cell table:style-name="ce5" office:value-type="float" office:value="0.858309" calcext:value-type="float">
            <text:p>0,8583</text:p>
          </table:table-cell>
          <table:table-cell table:style-name="ce5" office:value-type="float" office:value="0.797653" calcext:value-type="float">
            <text:p>0,7977</text:p>
          </table:table-cell>
          <table:table-cell table:style-name="ce5" office:value-type="float" office:value="0.7655" calcext:value-type="float">
            <text:p>0,7655</text:p>
          </table:table-cell>
          <table:table-cell table:style-name="ce10" office:value-type="float" office:value="25.892453" calcext:value-type="float">
            <text:p>25,8925</text:p>
          </table:table-cell>
          <table:table-cell table:style-name="ce13" office:value-type="float" office:value="1.064111" calcext:value-type="float">
            <text:p>1,0641</text:p>
          </table:table-cell>
          <table:table-cell table:style-name="ce5" office:value-type="float" office:value="0.882242" calcext:value-type="float">
            <text:p>0,8822</text:p>
          </table:table-cell>
          <table:table-cell table:style-name="ce5" office:value-type="float" office:value="0.7375" calcext:value-type="float">
            <text:p>0,7375</text:p>
          </table:table-cell>
          <table:table-cell table:style-name="ce10" office:value-type="float" office:value="28.400375" calcext:value-type="float">
            <text:p>28,4004</text:p>
          </table:table-cell>
          <table:table-cell table:style-name="Default" office:value-type="float" office:value="1.205549" calcext:value-type="float">
            <text:p>1,205549</text:p>
          </table:table-cell>
          <table:table-cell office:value-type="float" office:value="0.981573" calcext:value-type="float">
            <text:p>0,981573</text:p>
          </table:table-cell>
          <table:table-cell office:value-type="float" office:value="0.6895" calcext:value-type="float">
            <text:p>0,6895</text:p>
          </table:table-cell>
          <table:table-cell office:value-type="float" office:value="32.541366" calcext:value-type="float">
            <text:p>32,541366</text:p>
          </table:table-cell>
          <table:table-cell office:value-type="float" office:value="1.03927" calcext:value-type="float">
            <text:p>1,03927</text:p>
          </table:table-cell>
          <table:table-cell office:value-type="float" office:value="0.855333" calcext:value-type="float">
            <text:p>0,855333</text:p>
          </table:table-cell>
          <table:table-cell office:value-type="float" office:value="0.739" calcext:value-type="float">
            <text:p>0,739</text:p>
          </table:table-cell>
          <table:table-cell office:value-type="float" office:value="24.878199" calcext:value-type="float">
            <text:p>24,878199</text:p>
          </table:table-cell>
          <table:table-cell office:value-type="float" office:value="1.062265" calcext:value-type="float">
            <text:p>1,062265</text:p>
          </table:table-cell>
          <table:table-cell office:value-type="float" office:value="0.839943" calcext:value-type="float">
            <text:p>0,839943</text:p>
          </table:table-cell>
          <table:table-cell office:value-type="float" office:value="0.7355" calcext:value-type="float">
            <text:p>0,7355</text:p>
          </table:table-cell>
          <table:table-cell office:value-type="float" office:value="24.071397" calcext:value-type="float">
            <text:p>24,071397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table:style-name="ce5" office:value-type="float" office:value="0.861599" calcext:value-type="float">
            <text:p>0,8616</text:p>
          </table:table-cell>
          <table:table-cell table:style-name="ce5" office:value-type="float" office:value="0.883192" calcext:value-type="float">
            <text:p>0,8832</text:p>
          </table:table-cell>
          <table:table-cell table:style-name="ce5" office:value-type="float" office:value="0.721" calcext:value-type="float">
            <text:p>0,7210</text:p>
          </table:table-cell>
          <table:table-cell table:style-name="ce10" office:value-type="float" office:value="26.043663" calcext:value-type="float">
            <text:p>26,0437</text:p>
          </table:table-cell>
          <table:table-cell table:style-name="ce13" office:value-type="float" office:value="1.079558" calcext:value-type="float">
            <text:p>1,0796</text:p>
          </table:table-cell>
          <table:table-cell table:style-name="ce5" office:value-type="float" office:value="0.896623" calcext:value-type="float">
            <text:p>0,8966</text:p>
          </table:table-cell>
          <table:table-cell table:style-name="ce5" office:value-type="float" office:value="0.736" calcext:value-type="float">
            <text:p>0,7360</text:p>
          </table:table-cell>
          <table:table-cell table:style-name="ce10" office:value-type="float" office:value="28.35746" calcext:value-type="float">
            <text:p>28,3575</text:p>
          </table:table-cell>
          <table:table-cell table:style-name="Default" office:value-type="float" office:value="1.231549" calcext:value-type="float">
            <text:p>1,231549</text:p>
          </table:table-cell>
          <table:table-cell office:value-type="float" office:value="0.912335" calcext:value-type="float">
            <text:p>0,912335</text:p>
          </table:table-cell>
          <table:table-cell office:value-type="float" office:value="0.7095" calcext:value-type="float">
            <text:p>0,7095</text:p>
          </table:table-cell>
          <table:table-cell office:value-type="float" office:value="33.87204" calcext:value-type="float">
            <text:p>33,87204</text:p>
          </table:table-cell>
          <table:table-cell office:value-type="float" office:value="1.046392" calcext:value-type="float">
            <text:p>1,046392</text:p>
          </table:table-cell>
          <table:table-cell office:value-type="float" office:value="0.866324" calcext:value-type="float">
            <text:p>0,866324</text:p>
          </table:table-cell>
          <table:table-cell office:value-type="float" office:value="0.727" calcext:value-type="float">
            <text:p>0,727</text:p>
          </table:table-cell>
          <table:table-cell office:value-type="float" office:value="26.607207" calcext:value-type="float">
            <text:p>26,607207</text:p>
          </table:table-cell>
          <table:table-cell office:value-type="float" office:value="1.117506" calcext:value-type="float">
            <text:p>1,117506</text:p>
          </table:table-cell>
          <table:table-cell office:value-type="float" office:value="0.834451" calcext:value-type="float">
            <text:p>0,834451</text:p>
          </table:table-cell>
          <table:table-cell office:value-type="float" office:value="0.7385" calcext:value-type="float">
            <text:p>0,7385</text:p>
          </table:table-cell>
          <table:table-cell office:value-type="float" office:value="24.097696" calcext:value-type="float">
            <text:p>24,097696</text:p>
          </table:table-cell>
          <table:table-cell office:value-type="float" office:value="101" calcext:value-type="float">
            <text:p>101</text:p>
          </table:table-cell>
          <table:table-cell table:number-columns-repeated="1003"/>
        </table:table-row>
        <table:table-row table:style-name="ro1">
          <table:table-cell table:style-name="ce5" office:value-type="float" office:value="0.844692" calcext:value-type="float">
            <text:p>0,8447</text:p>
          </table:table-cell>
          <table:table-cell table:style-name="ce5" office:value-type="float" office:value="0.852275" calcext:value-type="float">
            <text:p>0,8523</text:p>
          </table:table-cell>
          <table:table-cell table:style-name="ce5" office:value-type="float" office:value="0.7505" calcext:value-type="float">
            <text:p>0,7505</text:p>
          </table:table-cell>
          <table:table-cell table:style-name="ce10" office:value-type="float" office:value="27.17326" calcext:value-type="float">
            <text:p>27,1733</text:p>
          </table:table-cell>
          <table:table-cell table:style-name="ce13" office:value-type="float" office:value="1.085401" calcext:value-type="float">
            <text:p>1,0854</text:p>
          </table:table-cell>
          <table:table-cell table:style-name="ce5" office:value-type="float" office:value="0.909366" calcext:value-type="float">
            <text:p>0,9094</text:p>
          </table:table-cell>
          <table:table-cell table:style-name="ce5" office:value-type="float" office:value="0.7225" calcext:value-type="float">
            <text:p>0,7225</text:p>
          </table:table-cell>
          <table:table-cell table:style-name="ce10" office:value-type="float" office:value="28.378924" calcext:value-type="float">
            <text:p>28,3789</text:p>
          </table:table-cell>
          <table:table-cell table:style-name="Default" office:value-type="float" office:value="1.218173" calcext:value-type="float">
            <text:p>1,218173</text:p>
          </table:table-cell>
          <table:table-cell office:value-type="float" office:value="0.916414" calcext:value-type="float">
            <text:p>0,916414</text:p>
          </table:table-cell>
          <table:table-cell office:value-type="float" office:value="0.712" calcext:value-type="float">
            <text:p>0,712</text:p>
          </table:table-cell>
          <table:table-cell office:value-type="float" office:value="31.190528" calcext:value-type="float">
            <text:p>31,190528</text:p>
          </table:table-cell>
          <table:table-cell office:value-type="float" office:value="1.029728" calcext:value-type="float">
            <text:p>1,029728</text:p>
          </table:table-cell>
          <table:table-cell office:value-type="float" office:value="0.886084" calcext:value-type="float">
            <text:p>0,886084</text:p>
          </table:table-cell>
          <table:table-cell office:value-type="float" office:value="0.7265" calcext:value-type="float">
            <text:p>0,7265</text:p>
          </table:table-cell>
          <table:table-cell office:value-type="float" office:value="25.343986" calcext:value-type="float">
            <text:p>25,343986</text:p>
          </table:table-cell>
          <table:table-cell office:value-type="float" office:value="1.086862" calcext:value-type="float">
            <text:p>1,086862</text:p>
          </table:table-cell>
          <table:table-cell office:value-type="float" office:value="0.844209" calcext:value-type="float">
            <text:p>0,844209</text:p>
          </table:table-cell>
          <table:table-cell office:value-type="float" office:value="0.733" calcext:value-type="float">
            <text:p>0,733</text:p>
          </table:table-cell>
          <table:table-cell office:value-type="float" office:value="24.094508" calcext:value-type="float">
            <text:p>24,094508</text:p>
          </table:table-cell>
          <table:table-cell office:value-type="float" office:value="102" calcext:value-type="float">
            <text:p>102</text:p>
          </table:table-cell>
          <table:table-cell table:number-columns-repeated="1003"/>
        </table:table-row>
        <table:table-row table:style-name="ro1">
          <table:table-cell table:style-name="ce5" office:value-type="float" office:value="0.838624" calcext:value-type="float">
            <text:p>0,8386</text:p>
          </table:table-cell>
          <table:table-cell table:style-name="ce5" office:value-type="float" office:value="0.801186" calcext:value-type="float">
            <text:p>0,8012</text:p>
          </table:table-cell>
          <table:table-cell table:style-name="ce5" office:value-type="float" office:value="0.745" calcext:value-type="float">
            <text:p>0,7450</text:p>
          </table:table-cell>
          <table:table-cell table:style-name="ce10" office:value-type="float" office:value="26.155445" calcext:value-type="float">
            <text:p>26,1554</text:p>
          </table:table-cell>
          <table:table-cell table:style-name="ce13" office:value-type="float" office:value="1.073742" calcext:value-type="float">
            <text:p>1,0737</text:p>
          </table:table-cell>
          <table:table-cell table:style-name="ce5" office:value-type="float" office:value="0.884611" calcext:value-type="float">
            <text:p>0,8846</text:p>
          </table:table-cell>
          <table:table-cell table:style-name="ce5" office:value-type="float" office:value="0.7315" calcext:value-type="float">
            <text:p>0,7315</text:p>
          </table:table-cell>
          <table:table-cell table:style-name="ce10" office:value-type="float" office:value="28.426114" calcext:value-type="float">
            <text:p>28,4261</text:p>
          </table:table-cell>
          <table:table-cell table:style-name="Default" office:value-type="float" office:value="1.218798" calcext:value-type="float">
            <text:p>1,218798</text:p>
          </table:table-cell>
          <table:table-cell office:value-type="float" office:value="0.915398" calcext:value-type="float">
            <text:p>0,915398</text:p>
          </table:table-cell>
          <table:table-cell office:value-type="float" office:value="0.7095" calcext:value-type="float">
            <text:p>0,7095</text:p>
          </table:table-cell>
          <table:table-cell office:value-type="float" office:value="30.759904" calcext:value-type="float">
            <text:p>30,759904</text:p>
          </table:table-cell>
          <table:table-cell office:value-type="float" office:value="1.041567" calcext:value-type="float">
            <text:p>1,041567</text:p>
          </table:table-cell>
          <table:table-cell office:value-type="float" office:value="0.850151" calcext:value-type="float">
            <text:p>0,850151</text:p>
          </table:table-cell>
          <table:table-cell office:value-type="float" office:value="0.741" calcext:value-type="float">
            <text:p>0,741</text:p>
          </table:table-cell>
          <table:table-cell office:value-type="float" office:value="24.9548" calcext:value-type="float">
            <text:p>24,9548</text:p>
          </table:table-cell>
          <table:table-cell office:value-type="float" office:value="1.065031" calcext:value-type="float">
            <text:p>1,065031</text:p>
          </table:table-cell>
          <table:table-cell office:value-type="float" office:value="0.837316" calcext:value-type="float">
            <text:p>0,837316</text:p>
          </table:table-cell>
          <table:table-cell office:value-type="float" office:value="0.739" calcext:value-type="float">
            <text:p>0,739</text:p>
          </table:table-cell>
          <table:table-cell office:value-type="float" office:value="24.136974" calcext:value-type="float">
            <text:p>24,136974</text:p>
          </table:table-cell>
          <table:table-cell office:value-type="float" office:value="103" calcext:value-type="float">
            <text:p>103</text:p>
          </table:table-cell>
          <table:table-cell table:number-columns-repeated="1003"/>
        </table:table-row>
        <table:table-row table:style-name="ro1">
          <table:table-cell table:style-name="ce5" office:value-type="float" office:value="0.822982" calcext:value-type="float">
            <text:p>0,8230</text:p>
          </table:table-cell>
          <table:table-cell table:style-name="ce5" office:value-type="float" office:value="0.818198" calcext:value-type="float">
            <text:p>0,8182</text:p>
          </table:table-cell>
          <table:table-cell table:style-name="ce5" office:value-type="float" office:value="0.7485" calcext:value-type="float">
            <text:p>0,7485</text:p>
          </table:table-cell>
          <table:table-cell table:style-name="ce10" office:value-type="float" office:value="27.0349" calcext:value-type="float">
            <text:p>27,0349</text:p>
          </table:table-cell>
          <table:table-cell table:style-name="ce13" office:value-type="float" office:value="1.05773" calcext:value-type="float">
            <text:p>1,0577</text:p>
          </table:table-cell>
          <table:table-cell table:style-name="ce5" office:value-type="float" office:value="0.896643" calcext:value-type="float">
            <text:p>0,8966</text:p>
          </table:table-cell>
          <table:table-cell table:style-name="ce5" office:value-type="float" office:value="0.734" calcext:value-type="float">
            <text:p>0,7340</text:p>
          </table:table-cell>
          <table:table-cell table:style-name="ce10" office:value-type="float" office:value="28.368962" calcext:value-type="float">
            <text:p>28,3690</text:p>
          </table:table-cell>
          <table:table-cell table:style-name="Default" office:value-type="float" office:value="1.211617" calcext:value-type="float">
            <text:p>1,211617</text:p>
          </table:table-cell>
          <table:table-cell office:value-type="float" office:value="0.930544" calcext:value-type="float">
            <text:p>0,930544</text:p>
          </table:table-cell>
          <table:table-cell office:value-type="float" office:value="0.712" calcext:value-type="float">
            <text:p>0,712</text:p>
          </table:table-cell>
          <table:table-cell office:value-type="float" office:value="30.290422" calcext:value-type="float">
            <text:p>30,290422</text:p>
          </table:table-cell>
          <table:table-cell office:value-type="float" office:value="1.036522" calcext:value-type="float">
            <text:p>1,036522</text:p>
          </table:table-cell>
          <table:table-cell office:value-type="float" office:value="0.844909" calcext:value-type="float">
            <text:p>0,844909</text:p>
          </table:table-cell>
          <table:table-cell office:value-type="float" office:value="0.743" calcext:value-type="float">
            <text:p>0,743</text:p>
          </table:table-cell>
          <table:table-cell office:value-type="float" office:value="27.680074" calcext:value-type="float">
            <text:p>27,680074</text:p>
          </table:table-cell>
          <table:table-cell office:value-type="float" office:value="1.067591" calcext:value-type="float">
            <text:p>1,067591</text:p>
          </table:table-cell>
          <table:table-cell office:value-type="float" office:value="0.893339" calcext:value-type="float">
            <text:p>0,893339</text:p>
          </table:table-cell>
          <table:table-cell office:value-type="float" office:value="0.7205" calcext:value-type="float">
            <text:p>0,7205</text:p>
          </table:table-cell>
          <table:table-cell office:value-type="float" office:value="25.818356" calcext:value-type="float">
            <text:p>25,818356</text:p>
          </table:table-cell>
          <table:table-cell office:value-type="float" office:value="104" calcext:value-type="float">
            <text:p>104</text:p>
          </table:table-cell>
          <table:table-cell table:number-columns-repeated="1003"/>
        </table:table-row>
        <table:table-row table:style-name="ro1">
          <table:table-cell table:style-name="ce5" office:value-type="float" office:value="0.843555" calcext:value-type="float">
            <text:p>0,8436</text:p>
          </table:table-cell>
          <table:table-cell table:style-name="ce5" office:value-type="float" office:value="0.825085" calcext:value-type="float">
            <text:p>0,8251</text:p>
          </table:table-cell>
          <table:table-cell table:style-name="ce5" office:value-type="float" office:value="0.746" calcext:value-type="float">
            <text:p>0,7460</text:p>
          </table:table-cell>
          <table:table-cell table:style-name="ce10" office:value-type="float" office:value="25.47787" calcext:value-type="float">
            <text:p>25,4779</text:p>
          </table:table-cell>
          <table:table-cell table:style-name="ce13" office:value-type="float" office:value="1.058012" calcext:value-type="float">
            <text:p>1,0580</text:p>
          </table:table-cell>
          <table:table-cell table:style-name="ce5" office:value-type="float" office:value="0.879453" calcext:value-type="float">
            <text:p>0,8795</text:p>
          </table:table-cell>
          <table:table-cell table:style-name="ce5" office:value-type="float" office:value="0.748" calcext:value-type="float">
            <text:p>0,7480</text:p>
          </table:table-cell>
          <table:table-cell table:style-name="ce10" office:value-type="float" office:value="28.439447" calcext:value-type="float">
            <text:p>28,4394</text:p>
          </table:table-cell>
          <table:table-cell table:style-name="Default" office:value-type="float" office:value="1.210264" calcext:value-type="float">
            <text:p>1,210264</text:p>
          </table:table-cell>
          <table:table-cell office:value-type="float" office:value="0.94727" calcext:value-type="float">
            <text:p>0,94727</text:p>
          </table:table-cell>
          <table:table-cell office:value-type="float" office:value="0.6915" calcext:value-type="float">
            <text:p>0,6915</text:p>
          </table:table-cell>
          <table:table-cell office:value-type="float" office:value="29.597178" calcext:value-type="float">
            <text:p>29,597178</text:p>
          </table:table-cell>
          <table:table-cell office:value-type="float" office:value="1.039267" calcext:value-type="float">
            <text:p>1,039267</text:p>
          </table:table-cell>
          <table:table-cell office:value-type="float" office:value="0.839573" calcext:value-type="float">
            <text:p>0,839573</text:p>
          </table:table-cell>
          <table:table-cell office:value-type="float" office:value="0.742" calcext:value-type="float">
            <text:p>0,742</text:p>
          </table:table-cell>
          <table:table-cell office:value-type="float" office:value="24.918723" calcext:value-type="float">
            <text:p>24,918723</text:p>
          </table:table-cell>
          <table:table-cell office:value-type="float" office:value="1.052953" calcext:value-type="float">
            <text:p>1,052953</text:p>
          </table:table-cell>
          <table:table-cell office:value-type="float" office:value="0.838679" calcext:value-type="float">
            <text:p>0,838679</text:p>
          </table:table-cell>
          <table:table-cell office:value-type="float" office:value="0.729" calcext:value-type="float">
            <text:p>0,729</text:p>
          </table:table-cell>
          <table:table-cell office:value-type="float" office:value="24.027526" calcext:value-type="float">
            <text:p>24,027526</text:p>
          </table:table-cell>
          <table:table-cell office:value-type="float" office:value="105" calcext:value-type="float">
            <text:p>105</text:p>
          </table:table-cell>
          <table:table-cell table:number-columns-repeated="1003"/>
        </table:table-row>
        <table:table-row table:style-name="ro1">
          <table:table-cell table:style-name="ce5" office:value-type="float" office:value="0.821102" calcext:value-type="float">
            <text:p>0,8211</text:p>
          </table:table-cell>
          <table:table-cell table:style-name="ce5" office:value-type="float" office:value="0.781818" calcext:value-type="float">
            <text:p>0,7818</text:p>
          </table:table-cell>
          <table:table-cell table:style-name="ce5" office:value-type="float" office:value="0.77" calcext:value-type="float">
            <text:p>0,7700</text:p>
          </table:table-cell>
          <table:table-cell table:style-name="ce10" office:value-type="float" office:value="26.286147" calcext:value-type="float">
            <text:p>26,2861</text:p>
          </table:table-cell>
          <table:table-cell table:style-name="ce13" office:value-type="float" office:value="1.04998" calcext:value-type="float">
            <text:p>1,0500</text:p>
          </table:table-cell>
          <table:table-cell table:style-name="ce5" office:value-type="float" office:value="0.891081" calcext:value-type="float">
            <text:p>0,8911</text:p>
          </table:table-cell>
          <table:table-cell table:style-name="ce5" office:value-type="float" office:value="0.733" calcext:value-type="float">
            <text:p>0,7330</text:p>
          </table:table-cell>
          <table:table-cell table:style-name="ce10" office:value-type="float" office:value="28.351385" calcext:value-type="float">
            <text:p>28,3514</text:p>
          </table:table-cell>
          <table:table-cell table:style-name="Default" office:value-type="float" office:value="1.197339" calcext:value-type="float">
            <text:p>1,197339</text:p>
          </table:table-cell>
          <table:table-cell office:value-type="float" office:value="0.928922" calcext:value-type="float">
            <text:p>0,928922</text:p>
          </table:table-cell>
          <table:table-cell office:value-type="float" office:value="0.712" calcext:value-type="float">
            <text:p>0,712</text:p>
          </table:table-cell>
          <table:table-cell office:value-type="float" office:value="30.350473" calcext:value-type="float">
            <text:p>30,350473</text:p>
          </table:table-cell>
          <table:table-cell office:value-type="float" office:value="1.026813" calcext:value-type="float">
            <text:p>1,026813</text:p>
          </table:table-cell>
          <table:table-cell office:value-type="float" office:value="0.871988" calcext:value-type="float">
            <text:p>0,871988</text:p>
          </table:table-cell>
          <table:table-cell office:value-type="float" office:value="0.725" calcext:value-type="float">
            <text:p>0,725</text:p>
          </table:table-cell>
          <table:table-cell office:value-type="float" office:value="27.377924" calcext:value-type="float">
            <text:p>27,377924</text:p>
          </table:table-cell>
          <table:table-cell office:value-type="float" office:value="1.069342" calcext:value-type="float">
            <text:p>1,069342</text:p>
          </table:table-cell>
          <table:table-cell office:value-type="float" office:value="0.82726" calcext:value-type="float">
            <text:p>0,82726</text:p>
          </table:table-cell>
          <table:table-cell office:value-type="float" office:value="0.75" calcext:value-type="float">
            <text:p>0,75</text:p>
          </table:table-cell>
          <table:table-cell office:value-type="float" office:value="24.115192" calcext:value-type="float">
            <text:p>24,115192</text:p>
          </table:table-cell>
          <table:table-cell office:value-type="float" office:value="106" calcext:value-type="float">
            <text:p>106</text:p>
          </table:table-cell>
          <table:table-cell table:number-columns-repeated="1003"/>
        </table:table-row>
        <table:table-row table:style-name="ro1">
          <table:table-cell table:style-name="ce5" office:value-type="float" office:value="0.813852" calcext:value-type="float">
            <text:p>0,8139</text:p>
          </table:table-cell>
          <table:table-cell table:style-name="ce5" office:value-type="float" office:value="0.802301" calcext:value-type="float">
            <text:p>0,8023</text:p>
          </table:table-cell>
          <table:table-cell table:style-name="ce5" office:value-type="float" office:value="0.753" calcext:value-type="float">
            <text:p>0,7530</text:p>
          </table:table-cell>
          <table:table-cell table:style-name="ce10" office:value-type="float" office:value="26.485483" calcext:value-type="float">
            <text:p>26,4855</text:p>
          </table:table-cell>
          <table:table-cell table:style-name="ce13" office:value-type="float" office:value="1.067922" calcext:value-type="float">
            <text:p>1,0679</text:p>
          </table:table-cell>
          <table:table-cell table:style-name="ce5" office:value-type="float" office:value="0.873356" calcext:value-type="float">
            <text:p>0,8734</text:p>
          </table:table-cell>
          <table:table-cell table:style-name="ce5" office:value-type="float" office:value="0.749" calcext:value-type="float">
            <text:p>0,7490</text:p>
          </table:table-cell>
          <table:table-cell table:style-name="ce10" office:value-type="float" office:value="28.33271" calcext:value-type="float">
            <text:p>28,3327</text:p>
          </table:table-cell>
          <table:table-cell table:style-name="Default" office:value-type="float" office:value="1.206831" calcext:value-type="float">
            <text:p>1,206831</text:p>
          </table:table-cell>
          <table:table-cell office:value-type="float" office:value="0.923212" calcext:value-type="float">
            <text:p>0,923212</text:p>
          </table:table-cell>
          <table:table-cell office:value-type="float" office:value="0.708" calcext:value-type="float">
            <text:p>0,708</text:p>
          </table:table-cell>
          <table:table-cell office:value-type="float" office:value="30.733654" calcext:value-type="float">
            <text:p>30,733654</text:p>
          </table:table-cell>
          <table:table-cell office:value-type="float" office:value="1.018127" calcext:value-type="float">
            <text:p>1,018127</text:p>
          </table:table-cell>
          <table:table-cell office:value-type="float" office:value="0.867018" calcext:value-type="float">
            <text:p>0,867018</text:p>
          </table:table-cell>
          <table:table-cell office:value-type="float" office:value="0.737" calcext:value-type="float">
            <text:p>0,737</text:p>
          </table:table-cell>
          <table:table-cell office:value-type="float" office:value="24.911763" calcext:value-type="float">
            <text:p>24,911763</text:p>
          </table:table-cell>
          <table:table-cell office:value-type="float" office:value="1.039333" calcext:value-type="float">
            <text:p>1,039333</text:p>
          </table:table-cell>
          <table:table-cell office:value-type="float" office:value="0.84525" calcext:value-type="float">
            <text:p>0,84525</text:p>
          </table:table-cell>
          <table:table-cell office:value-type="float" office:value="0.7295" calcext:value-type="float">
            <text:p>0,7295</text:p>
          </table:table-cell>
          <table:table-cell office:value-type="float" office:value="24.064511" calcext:value-type="float">
            <text:p>24,064511</text:p>
          </table:table-cell>
          <table:table-cell office:value-type="float" office:value="107" calcext:value-type="float">
            <text:p>107</text:p>
          </table:table-cell>
          <table:table-cell table:number-columns-repeated="1003"/>
        </table:table-row>
        <table:table-row table:style-name="ro1">
          <table:table-cell table:style-name="ce5" office:value-type="float" office:value="0.834669" calcext:value-type="float">
            <text:p>0,8347</text:p>
          </table:table-cell>
          <table:table-cell table:style-name="ce5" office:value-type="float" office:value="0.790544" calcext:value-type="float">
            <text:p>0,7905</text:p>
          </table:table-cell>
          <table:table-cell table:style-name="ce5" office:value-type="float" office:value="0.747" calcext:value-type="float">
            <text:p>0,7470</text:p>
          </table:table-cell>
          <table:table-cell table:style-name="ce10" office:value-type="float" office:value="26.849119" calcext:value-type="float">
            <text:p>26,8491</text:p>
          </table:table-cell>
          <table:table-cell table:style-name="ce13" office:value-type="float" office:value="1.058277" calcext:value-type="float">
            <text:p>1,0583</text:p>
          </table:table-cell>
          <table:table-cell table:style-name="ce5" office:value-type="float" office:value="0.95074" calcext:value-type="float">
            <text:p>0,9507</text:p>
          </table:table-cell>
          <table:table-cell table:style-name="ce5" office:value-type="float" office:value="0.706" calcext:value-type="float">
            <text:p>0,7060</text:p>
          </table:table-cell>
          <table:table-cell table:style-name="ce10" office:value-type="float" office:value="28.401518" calcext:value-type="float">
            <text:p>28,4015</text:p>
          </table:table-cell>
          <table:table-cell table:style-name="Default" office:value-type="float" office:value="1.206721" calcext:value-type="float">
            <text:p>1,206721</text:p>
          </table:table-cell>
          <table:table-cell office:value-type="float" office:value="1.025434" calcext:value-type="float">
            <text:p>1,025434</text:p>
          </table:table-cell>
          <table:table-cell office:value-type="float" office:value="0.673" calcext:value-type="float">
            <text:p>0,673</text:p>
          </table:table-cell>
          <table:table-cell office:value-type="float" office:value="28.774582" calcext:value-type="float">
            <text:p>28,774582</text:p>
          </table:table-cell>
          <table:table-cell office:value-type="float" office:value="0.973591" calcext:value-type="float">
            <text:p>0,973591</text:p>
          </table:table-cell>
          <table:table-cell office:value-type="float" office:value="0.860301" calcext:value-type="float">
            <text:p>0,860301</text:p>
          </table:table-cell>
          <table:table-cell office:value-type="float" office:value="0.7245" calcext:value-type="float">
            <text:p>0,7245</text:p>
          </table:table-cell>
          <table:table-cell office:value-type="float" office:value="26.757328" calcext:value-type="float">
            <text:p>26,757328</text:p>
          </table:table-cell>
          <table:table-cell office:value-type="float" office:value="1.032398" calcext:value-type="float">
            <text:p>1,032398</text:p>
          </table:table-cell>
          <table:table-cell office:value-type="float" office:value="0.832168" calcext:value-type="float">
            <text:p>0,832168</text:p>
          </table:table-cell>
          <table:table-cell office:value-type="float" office:value="0.745" calcext:value-type="float">
            <text:p>0,745</text:p>
          </table:table-cell>
          <table:table-cell office:value-type="float" office:value="24.082043" calcext:value-type="float">
            <text:p>24,082043</text:p>
          </table:table-cell>
          <table:table-cell office:value-type="float" office:value="108" calcext:value-type="float">
            <text:p>108</text:p>
          </table:table-cell>
          <table:table-cell table:number-columns-repeated="1003"/>
        </table:table-row>
        <table:table-row table:style-name="ro1">
          <table:table-cell table:style-name="ce5" office:value-type="float" office:value="0.827444" calcext:value-type="float">
            <text:p>0,8274</text:p>
          </table:table-cell>
          <table:table-cell table:style-name="ce5" office:value-type="float" office:value="0.772704" calcext:value-type="float">
            <text:p>0,7727</text:p>
          </table:table-cell>
          <table:table-cell table:style-name="ce5" office:value-type="float" office:value="0.7555" calcext:value-type="float">
            <text:p>0,7555</text:p>
          </table:table-cell>
          <table:table-cell table:style-name="ce10" office:value-type="float" office:value="25.85623" calcext:value-type="float">
            <text:p>25,8562</text:p>
          </table:table-cell>
          <table:table-cell table:style-name="ce13" office:value-type="float" office:value="1.061818" calcext:value-type="float">
            <text:p>1,0618</text:p>
          </table:table-cell>
          <table:table-cell table:style-name="ce5" office:value-type="float" office:value="0.869408" calcext:value-type="float">
            <text:p>0,8694</text:p>
          </table:table-cell>
          <table:table-cell table:style-name="ce5" office:value-type="float" office:value="0.738" calcext:value-type="float">
            <text:p>0,7380</text:p>
          </table:table-cell>
          <table:table-cell table:style-name="ce10" office:value-type="float" office:value="28.394284" calcext:value-type="float">
            <text:p>28,3943</text:p>
          </table:table-cell>
          <table:table-cell table:style-name="Default" office:value-type="float" office:value="1.199987" calcext:value-type="float">
            <text:p>1,199987</text:p>
          </table:table-cell>
          <table:table-cell office:value-type="float" office:value="0.910362" calcext:value-type="float">
            <text:p>0,910362</text:p>
          </table:table-cell>
          <table:table-cell office:value-type="float" office:value="0.713" calcext:value-type="float">
            <text:p>0,713</text:p>
          </table:table-cell>
          <table:table-cell office:value-type="float" office:value="31.13599" calcext:value-type="float">
            <text:p>31,13599</text:p>
          </table:table-cell>
          <table:table-cell office:value-type="float" office:value="0.988224" calcext:value-type="float">
            <text:p>0,988224</text:p>
          </table:table-cell>
          <table:table-cell office:value-type="float" office:value="0.91559" calcext:value-type="float">
            <text:p>0,91559</text:p>
          </table:table-cell>
          <table:table-cell office:value-type="float" office:value="0.72" calcext:value-type="float">
            <text:p>0,72</text:p>
          </table:table-cell>
          <table:table-cell office:value-type="float" office:value="24.832003" calcext:value-type="float">
            <text:p>24,832003</text:p>
          </table:table-cell>
          <table:table-cell office:value-type="float" office:value="1.047825" calcext:value-type="float">
            <text:p>1,047825</text:p>
          </table:table-cell>
          <table:table-cell office:value-type="float" office:value="0.868403" calcext:value-type="float">
            <text:p>0,868403</text:p>
          </table:table-cell>
          <table:table-cell office:value-type="float" office:value="0.7305" calcext:value-type="float">
            <text:p>0,7305</text:p>
          </table:table-cell>
          <table:table-cell office:value-type="float" office:value="24.12382" calcext:value-type="float">
            <text:p>24,12382</text:p>
          </table:table-cell>
          <table:table-cell office:value-type="float" office:value="109" calcext:value-type="float">
            <text:p>109</text:p>
          </table:table-cell>
          <table:table-cell table:number-columns-repeated="1003"/>
        </table:table-row>
        <table:table-row table:style-name="ro1">
          <table:table-cell table:style-name="ce5" office:value-type="float" office:value="0.832244" calcext:value-type="float">
            <text:p>0,8322</text:p>
          </table:table-cell>
          <table:table-cell table:style-name="ce5" office:value-type="float" office:value="0.784553" calcext:value-type="float">
            <text:p>0,7846</text:p>
          </table:table-cell>
          <table:table-cell table:style-name="ce5" office:value-type="float" office:value="0.7725" calcext:value-type="float">
            <text:p>0,7725</text:p>
          </table:table-cell>
          <table:table-cell table:style-name="ce10" office:value-type="float" office:value="26.468266" calcext:value-type="float">
            <text:p>26,4683</text:p>
          </table:table-cell>
          <table:table-cell table:style-name="ce13" office:value-type="float" office:value="1.00977" calcext:value-type="float">
            <text:p>1,0098</text:p>
          </table:table-cell>
          <table:table-cell table:style-name="ce5" office:value-type="float" office:value="0.873727" calcext:value-type="float">
            <text:p>0,8737</text:p>
          </table:table-cell>
          <table:table-cell table:style-name="ce5" office:value-type="float" office:value="0.733" calcext:value-type="float">
            <text:p>0,7330</text:p>
          </table:table-cell>
          <table:table-cell table:style-name="ce10" office:value-type="float" office:value="28.288938" calcext:value-type="float">
            <text:p>28,2889</text:p>
          </table:table-cell>
          <table:table-cell table:style-name="Default" office:value-type="float" office:value="1.198764" calcext:value-type="float">
            <text:p>1,198764</text:p>
          </table:table-cell>
          <table:table-cell office:value-type="float" office:value="0.869735" calcext:value-type="float">
            <text:p>0,869735</text:p>
          </table:table-cell>
          <table:table-cell office:value-type="float" office:value="0.7435" calcext:value-type="float">
            <text:p>0,7435</text:p>
          </table:table-cell>
          <table:table-cell office:value-type="float" office:value="28.2359" calcext:value-type="float">
            <text:p>28,2359</text:p>
          </table:table-cell>
          <table:table-cell office:value-type="float" office:value="1.005306" calcext:value-type="float">
            <text:p>1,005306</text:p>
          </table:table-cell>
          <table:table-cell office:value-type="float" office:value="0.822436" calcext:value-type="float">
            <text:p>0,822436</text:p>
          </table:table-cell>
          <table:table-cell office:value-type="float" office:value="0.747" calcext:value-type="float">
            <text:p>0,747</text:p>
          </table:table-cell>
          <table:table-cell office:value-type="float" office:value="24.958447" calcext:value-type="float">
            <text:p>24,958447</text:p>
          </table:table-cell>
          <table:table-cell office:value-type="float" office:value="1.04032" calcext:value-type="float">
            <text:p>1,04032</text:p>
          </table:table-cell>
          <table:table-cell office:value-type="float" office:value="0.843645" calcext:value-type="float">
            <text:p>0,843645</text:p>
          </table:table-cell>
          <table:table-cell office:value-type="float" office:value="0.729" calcext:value-type="float">
            <text:p>0,729</text:p>
          </table:table-cell>
          <table:table-cell office:value-type="float" office:value="24.071873" calcext:value-type="float">
            <text:p>24,071873</text:p>
          </table:table-cell>
          <table:table-cell office:value-type="float" office:value="110" calcext:value-type="float">
            <text:p>110</text:p>
          </table:table-cell>
          <table:table-cell table:number-columns-repeated="1003"/>
        </table:table-row>
        <table:table-row table:style-name="ro1">
          <table:table-cell table:style-name="ce5" office:value-type="float" office:value="0.823211" calcext:value-type="float">
            <text:p>0,8232</text:p>
          </table:table-cell>
          <table:table-cell table:style-name="ce5" office:value-type="float" office:value="0.807441" calcext:value-type="float">
            <text:p>0,8074</text:p>
          </table:table-cell>
          <table:table-cell table:style-name="ce5" office:value-type="float" office:value="0.7595" calcext:value-type="float">
            <text:p>0,7595</text:p>
          </table:table-cell>
          <table:table-cell table:style-name="ce10" office:value-type="float" office:value="27.596649" calcext:value-type="float">
            <text:p>27,5966</text:p>
          </table:table-cell>
          <table:table-cell table:style-name="ce13" office:value-type="float" office:value="1.019913" calcext:value-type="float">
            <text:p>1,0199</text:p>
          </table:table-cell>
          <table:table-cell table:style-name="ce5" office:value-type="float" office:value="0.94768" calcext:value-type="float">
            <text:p>0,9477</text:p>
          </table:table-cell>
          <table:table-cell table:style-name="ce5" office:value-type="float" office:value="0.7125" calcext:value-type="float">
            <text:p>0,7125</text:p>
          </table:table-cell>
          <table:table-cell table:style-name="ce10" office:value-type="float" office:value="28.382709" calcext:value-type="float">
            <text:p>28,3827</text:p>
          </table:table-cell>
          <table:table-cell table:style-name="Default" office:value-type="float" office:value="1.192761" calcext:value-type="float">
            <text:p>1,192761</text:p>
          </table:table-cell>
          <table:table-cell office:value-type="float" office:value="0.933693" calcext:value-type="float">
            <text:p>0,933693</text:p>
          </table:table-cell>
          <table:table-cell office:value-type="float" office:value="0.708" calcext:value-type="float">
            <text:p>0,708</text:p>
          </table:table-cell>
          <table:table-cell office:value-type="float" office:value="30.859229" calcext:value-type="float">
            <text:p>30,859229</text:p>
          </table:table-cell>
          <table:table-cell office:value-type="float" office:value="1.040703" calcext:value-type="float">
            <text:p>1,040703</text:p>
          </table:table-cell>
          <table:table-cell office:value-type="float" office:value="0.869839" calcext:value-type="float">
            <text:p>0,869839</text:p>
          </table:table-cell>
          <table:table-cell office:value-type="float" office:value="0.7305" calcext:value-type="float">
            <text:p>0,7305</text:p>
          </table:table-cell>
          <table:table-cell office:value-type="float" office:value="26.573374" calcext:value-type="float">
            <text:p>26,573374</text:p>
          </table:table-cell>
          <table:table-cell office:value-type="float" office:value="1.059218" calcext:value-type="float">
            <text:p>1,059218</text:p>
          </table:table-cell>
          <table:table-cell office:value-type="float" office:value="0.849486" calcext:value-type="float">
            <text:p>0,849486</text:p>
          </table:table-cell>
          <table:table-cell office:value-type="float" office:value="0.728" calcext:value-type="float">
            <text:p>0,728</text:p>
          </table:table-cell>
          <table:table-cell office:value-type="float" office:value="24.221944" calcext:value-type="float">
            <text:p>24,221944</text:p>
          </table:table-cell>
          <table:table-cell office:value-type="float" office:value="111" calcext:value-type="float">
            <text:p>111</text:p>
          </table:table-cell>
          <table:table-cell table:number-columns-repeated="1003"/>
        </table:table-row>
        <table:table-row table:style-name="ro1">
          <table:table-cell table:style-name="ce5" office:value-type="float" office:value="0.806358" calcext:value-type="float">
            <text:p>0,8064</text:p>
          </table:table-cell>
          <table:table-cell table:style-name="ce5" office:value-type="float" office:value="0.791113" calcext:value-type="float">
            <text:p>0,7911</text:p>
          </table:table-cell>
          <table:table-cell table:style-name="ce5" office:value-type="float" office:value="0.76" calcext:value-type="float">
            <text:p>0,7600</text:p>
          </table:table-cell>
          <table:table-cell table:style-name="ce10" office:value-type="float" office:value="25.310889" calcext:value-type="float">
            <text:p>25,3109</text:p>
          </table:table-cell>
          <table:table-cell table:style-name="ce13" office:value-type="float" office:value="1.050808" calcext:value-type="float">
            <text:p>1,0508</text:p>
          </table:table-cell>
          <table:table-cell table:style-name="ce5" office:value-type="float" office:value="0.893757" calcext:value-type="float">
            <text:p>0,8938</text:p>
          </table:table-cell>
          <table:table-cell table:style-name="ce5" office:value-type="float" office:value="0.7295" calcext:value-type="float">
            <text:p>0,7295</text:p>
          </table:table-cell>
          <table:table-cell table:style-name="ce10" office:value-type="float" office:value="28.355084" calcext:value-type="float">
            <text:p>28,3551</text:p>
          </table:table-cell>
          <table:table-cell table:style-name="Default" office:value-type="float" office:value="1.178143" calcext:value-type="float">
            <text:p>1,178143</text:p>
          </table:table-cell>
          <table:table-cell office:value-type="float" office:value="0.903711" calcext:value-type="float">
            <text:p>0,903711</text:p>
          </table:table-cell>
          <table:table-cell office:value-type="float" office:value="0.7175" calcext:value-type="float">
            <text:p>0,7175</text:p>
          </table:table-cell>
          <table:table-cell office:value-type="float" office:value="29.318074" calcext:value-type="float">
            <text:p>29,318074</text:p>
          </table:table-cell>
          <table:table-cell office:value-type="float" office:value="1.000846" calcext:value-type="float">
            <text:p>1,000846</text:p>
          </table:table-cell>
          <table:table-cell office:value-type="float" office:value="0.859262" calcext:value-type="float">
            <text:p>0,859262</text:p>
          </table:table-cell>
          <table:table-cell office:value-type="float" office:value="0.745" calcext:value-type="float">
            <text:p>0,745</text:p>
          </table:table-cell>
          <table:table-cell office:value-type="float" office:value="24.865315" calcext:value-type="float">
            <text:p>24,865315</text:p>
          </table:table-cell>
          <table:table-cell office:value-type="float" office:value="1.058381" calcext:value-type="float">
            <text:p>1,058381</text:p>
          </table:table-cell>
          <table:table-cell office:value-type="float" office:value="0.800886" calcext:value-type="float">
            <text:p>0,800886</text:p>
          </table:table-cell>
          <table:table-cell office:value-type="float" office:value="0.7465" calcext:value-type="float">
            <text:p>0,7465</text:p>
          </table:table-cell>
          <table:table-cell office:value-type="float" office:value="25.448756" calcext:value-type="float">
            <text:p>25,448756</text:p>
          </table:table-cell>
          <table:table-cell office:value-type="float" office:value="112" calcext:value-type="float">
            <text:p>112</text:p>
          </table:table-cell>
          <table:table-cell table:number-columns-repeated="1003"/>
        </table:table-row>
        <table:table-row table:style-name="ro1">
          <table:table-cell table:style-name="ce5" office:value-type="float" office:value="0.800984" calcext:value-type="float">
            <text:p>0,8010</text:p>
          </table:table-cell>
          <table:table-cell table:style-name="ce5" office:value-type="float" office:value="0.789397" calcext:value-type="float">
            <text:p>0,7894</text:p>
          </table:table-cell>
          <table:table-cell table:style-name="ce5" office:value-type="float" office:value="0.7635" calcext:value-type="float">
            <text:p>0,7635</text:p>
          </table:table-cell>
          <table:table-cell table:style-name="ce10" office:value-type="float" office:value="27.326811" calcext:value-type="float">
            <text:p>27,3268</text:p>
          </table:table-cell>
          <table:table-cell table:style-name="ce13" office:value-type="float" office:value="1.016718" calcext:value-type="float">
            <text:p>1,0167</text:p>
          </table:table-cell>
          <table:table-cell table:style-name="ce5" office:value-type="float" office:value="1.006162" calcext:value-type="float">
            <text:p>1,0062</text:p>
          </table:table-cell>
          <table:table-cell table:style-name="ce5" office:value-type="float" office:value="0.6875" calcext:value-type="float">
            <text:p>0,6875</text:p>
          </table:table-cell>
          <table:table-cell table:style-name="ce10" office:value-type="float" office:value="28.311645" calcext:value-type="float">
            <text:p>28,3116</text:p>
          </table:table-cell>
          <table:table-cell table:style-name="Default" office:value-type="float" office:value="1.209398" calcext:value-type="float">
            <text:p>1,209398</text:p>
          </table:table-cell>
          <table:table-cell office:value-type="float" office:value="0.87349" calcext:value-type="float">
            <text:p>0,87349</text:p>
          </table:table-cell>
          <table:table-cell office:value-type="float" office:value="0.728" calcext:value-type="float">
            <text:p>0,728</text:p>
          </table:table-cell>
          <table:table-cell office:value-type="float" office:value="31.295442" calcext:value-type="float">
            <text:p>31,295442</text:p>
          </table:table-cell>
          <table:table-cell office:value-type="float" office:value="0.98673" calcext:value-type="float">
            <text:p>0,98673</text:p>
          </table:table-cell>
          <table:table-cell office:value-type="float" office:value="0.8357" calcext:value-type="float">
            <text:p>0,8357</text:p>
          </table:table-cell>
          <table:table-cell office:value-type="float" office:value="0.748" calcext:value-type="float">
            <text:p>0,748</text:p>
          </table:table-cell>
          <table:table-cell office:value-type="float" office:value="26.052711" calcext:value-type="float">
            <text:p>26,052711</text:p>
          </table:table-cell>
          <table:table-cell office:value-type="float" office:value="1.007543" calcext:value-type="float">
            <text:p>1,007543</text:p>
          </table:table-cell>
          <table:table-cell office:value-type="float" office:value="0.871949" calcext:value-type="float">
            <text:p>0,871949</text:p>
          </table:table-cell>
          <table:table-cell office:value-type="float" office:value="0.714" calcext:value-type="float">
            <text:p>0,714</text:p>
          </table:table-cell>
          <table:table-cell office:value-type="float" office:value="24.35959" calcext:value-type="float">
            <text:p>24,35959</text:p>
          </table:table-cell>
          <table:table-cell office:value-type="float" office:value="113" calcext:value-type="float">
            <text:p>113</text:p>
          </table:table-cell>
          <table:table-cell table:number-columns-repeated="1003"/>
        </table:table-row>
        <table:table-row table:style-name="ro1">
          <table:table-cell table:style-name="ce5" office:value-type="float" office:value="0.809602" calcext:value-type="float">
            <text:p>0,8096</text:p>
          </table:table-cell>
          <table:table-cell table:style-name="ce5" office:value-type="float" office:value="0.801181" calcext:value-type="float">
            <text:p>0,8012</text:p>
          </table:table-cell>
          <table:table-cell table:style-name="ce5" office:value-type="float" office:value="0.762" calcext:value-type="float">
            <text:p>0,7620</text:p>
          </table:table-cell>
          <table:table-cell table:style-name="ce10" office:value-type="float" office:value="24.747259" calcext:value-type="float">
            <text:p>24,7473</text:p>
          </table:table-cell>
          <table:table-cell table:style-name="ce13" office:value-type="float" office:value="1.025905" calcext:value-type="float">
            <text:p>1,0259</text:p>
          </table:table-cell>
          <table:table-cell table:style-name="ce5" office:value-type="float" office:value="0.866323" calcext:value-type="float">
            <text:p>0,8663</text:p>
          </table:table-cell>
          <table:table-cell table:style-name="ce5" office:value-type="float" office:value="0.744" calcext:value-type="float">
            <text:p>0,7440</text:p>
          </table:table-cell>
          <table:table-cell table:style-name="ce10" office:value-type="float" office:value="28.449088" calcext:value-type="float">
            <text:p>28,4491</text:p>
          </table:table-cell>
          <table:table-cell table:style-name="Default" office:value-type="float" office:value="1.147476" calcext:value-type="float">
            <text:p>1,147476</text:p>
          </table:table-cell>
          <table:table-cell office:value-type="float" office:value="0.964806" calcext:value-type="float">
            <text:p>0,964806</text:p>
          </table:table-cell>
          <table:table-cell office:value-type="float" office:value="0.6955" calcext:value-type="float">
            <text:p>0,6955</text:p>
          </table:table-cell>
          <table:table-cell office:value-type="float" office:value="30.935357" calcext:value-type="float">
            <text:p>30,935357</text:p>
          </table:table-cell>
          <table:table-cell office:value-type="float" office:value="1.011151" calcext:value-type="float">
            <text:p>1,011151</text:p>
          </table:table-cell>
          <table:table-cell office:value-type="float" office:value="0.826289" calcext:value-type="float">
            <text:p>0,826289</text:p>
          </table:table-cell>
          <table:table-cell office:value-type="float" office:value="0.7445" calcext:value-type="float">
            <text:p>0,7445</text:p>
          </table:table-cell>
          <table:table-cell office:value-type="float" office:value="26.364246" calcext:value-type="float">
            <text:p>26,364246</text:p>
          </table:table-cell>
          <table:table-cell office:value-type="float" office:value="1.029942" calcext:value-type="float">
            <text:p>1,029942</text:p>
          </table:table-cell>
          <table:table-cell office:value-type="float" office:value="0.861778" calcext:value-type="float">
            <text:p>0,861778</text:p>
          </table:table-cell>
          <table:table-cell office:value-type="float" office:value="0.727" calcext:value-type="float">
            <text:p>0,727</text:p>
          </table:table-cell>
          <table:table-cell office:value-type="float" office:value="24.060724" calcext:value-type="float">
            <text:p>24,060724</text:p>
          </table:table-cell>
          <table:table-cell office:value-type="float" office:value="114" calcext:value-type="float">
            <text:p>114</text:p>
          </table:table-cell>
          <table:table-cell table:number-columns-repeated="1003"/>
        </table:table-row>
        <table:table-row table:style-name="ro1">
          <table:table-cell table:style-name="ce5" office:value-type="float" office:value="0.776971" calcext:value-type="float">
            <text:p>0,7770</text:p>
          </table:table-cell>
          <table:table-cell table:style-name="ce5" office:value-type="float" office:value="0.790697" calcext:value-type="float">
            <text:p>0,7907</text:p>
          </table:table-cell>
          <table:table-cell table:style-name="ce5" office:value-type="float" office:value="0.757" calcext:value-type="float">
            <text:p>0,7570</text:p>
          </table:table-cell>
          <table:table-cell table:style-name="ce10" office:value-type="float" office:value="27.569535" calcext:value-type="float">
            <text:p>27,5695</text:p>
          </table:table-cell>
          <table:table-cell table:style-name="ce13" office:value-type="float" office:value="1.011225" calcext:value-type="float">
            <text:p>1,0112</text:p>
          </table:table-cell>
          <table:table-cell table:style-name="ce5" office:value-type="float" office:value="0.948448" calcext:value-type="float">
            <text:p>0,9484</text:p>
          </table:table-cell>
          <table:table-cell table:style-name="ce5" office:value-type="float" office:value="0.701" calcext:value-type="float">
            <text:p>0,7010</text:p>
          </table:table-cell>
          <table:table-cell table:style-name="ce10" office:value-type="float" office:value="28.394934" calcext:value-type="float">
            <text:p>28,3949</text:p>
          </table:table-cell>
          <table:table-cell table:style-name="Default" office:value-type="float" office:value="1.186951" calcext:value-type="float">
            <text:p>1,186951</text:p>
          </table:table-cell>
          <table:table-cell office:value-type="float" office:value="0.882037" calcext:value-type="float">
            <text:p>0,882037</text:p>
          </table:table-cell>
          <table:table-cell office:value-type="float" office:value="0.7325" calcext:value-type="float">
            <text:p>0,7325</text:p>
          </table:table-cell>
          <table:table-cell office:value-type="float" office:value="29.035089" calcext:value-type="float">
            <text:p>29,035089</text:p>
          </table:table-cell>
          <table:table-cell office:value-type="float" office:value="0.982212" calcext:value-type="float">
            <text:p>0,982212</text:p>
          </table:table-cell>
          <table:table-cell office:value-type="float" office:value="0.853055" calcext:value-type="float">
            <text:p>0,853055</text:p>
          </table:table-cell>
          <table:table-cell office:value-type="float" office:value="0.7435" calcext:value-type="float">
            <text:p>0,7435</text:p>
          </table:table-cell>
          <table:table-cell office:value-type="float" office:value="25.37459" calcext:value-type="float">
            <text:p>25,37459</text:p>
          </table:table-cell>
          <table:table-cell office:value-type="float" office:value="1.039061" calcext:value-type="float">
            <text:p>1,039061</text:p>
          </table:table-cell>
          <table:table-cell office:value-type="float" office:value="0.844555" calcext:value-type="float">
            <text:p>0,844555</text:p>
          </table:table-cell>
          <table:table-cell office:value-type="float" office:value="0.73" calcext:value-type="float">
            <text:p>0,73</text:p>
          </table:table-cell>
          <table:table-cell office:value-type="float" office:value="24.013323" calcext:value-type="float">
            <text:p>24,013323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1">
          <table:table-cell table:style-name="ce5" office:value-type="float" office:value="0.780624" calcext:value-type="float">
            <text:p>0,7806</text:p>
          </table:table-cell>
          <table:table-cell table:style-name="ce5" office:value-type="float" office:value="0.792104" calcext:value-type="float">
            <text:p>0,7921</text:p>
          </table:table-cell>
          <table:table-cell table:style-name="ce5" office:value-type="float" office:value="0.7655" calcext:value-type="float">
            <text:p>0,7655</text:p>
          </table:table-cell>
          <table:table-cell table:style-name="ce10" office:value-type="float" office:value="26.411215" calcext:value-type="float">
            <text:p>26,4112</text:p>
          </table:table-cell>
          <table:table-cell table:style-name="ce13" office:value-type="float" office:value="1.014514" calcext:value-type="float">
            <text:p>1,0145</text:p>
          </table:table-cell>
          <table:table-cell table:style-name="ce5" office:value-type="float" office:value="0.865786" calcext:value-type="float">
            <text:p>0,8658</text:p>
          </table:table-cell>
          <table:table-cell table:style-name="ce5" office:value-type="float" office:value="0.728" calcext:value-type="float">
            <text:p>0,7280</text:p>
          </table:table-cell>
          <table:table-cell table:style-name="ce10" office:value-type="float" office:value="28.210026" calcext:value-type="float">
            <text:p>28,2100</text:p>
          </table:table-cell>
          <table:table-cell table:style-name="Default" office:value-type="float" office:value="1.18384" calcext:value-type="float">
            <text:p>1,18384</text:p>
          </table:table-cell>
          <table:table-cell office:value-type="float" office:value="0.90757" calcext:value-type="float">
            <text:p>0,90757</text:p>
          </table:table-cell>
          <table:table-cell office:value-type="float" office:value="0.716" calcext:value-type="float">
            <text:p>0,716</text:p>
          </table:table-cell>
          <table:table-cell office:value-type="float" office:value="30.947635" calcext:value-type="float">
            <text:p>30,947635</text:p>
          </table:table-cell>
          <table:table-cell office:value-type="float" office:value="0.988652" calcext:value-type="float">
            <text:p>0,988652</text:p>
          </table:table-cell>
          <table:table-cell office:value-type="float" office:value="0.827456" calcext:value-type="float">
            <text:p>0,827456</text:p>
          </table:table-cell>
          <table:table-cell office:value-type="float" office:value="0.7505" calcext:value-type="float">
            <text:p>0,7505</text:p>
          </table:table-cell>
          <table:table-cell office:value-type="float" office:value="25.254059" calcext:value-type="float">
            <text:p>25,254059</text:p>
          </table:table-cell>
          <table:table-cell office:value-type="float" office:value="1.01525" calcext:value-type="float">
            <text:p>1,01525</text:p>
          </table:table-cell>
          <table:table-cell office:value-type="float" office:value="0.833031" calcext:value-type="float">
            <text:p>0,833031</text:p>
          </table:table-cell>
          <table:table-cell office:value-type="float" office:value="0.7305" calcext:value-type="float">
            <text:p>0,7305</text:p>
          </table:table-cell>
          <table:table-cell office:value-type="float" office:value="24.056323" calcext:value-type="float">
            <text:p>24,056323</text:p>
          </table:table-cell>
          <table:table-cell office:value-type="float" office:value="116" calcext:value-type="float">
            <text:p>116</text:p>
          </table:table-cell>
          <table:table-cell table:number-columns-repeated="1003"/>
        </table:table-row>
        <table:table-row table:style-name="ro1">
          <table:table-cell table:style-name="ce5" office:value-type="float" office:value="0.775253" calcext:value-type="float">
            <text:p>0,7753</text:p>
          </table:table-cell>
          <table:table-cell table:style-name="ce5" office:value-type="float" office:value="0.803739" calcext:value-type="float">
            <text:p>0,8037</text:p>
          </table:table-cell>
          <table:table-cell table:style-name="ce5" office:value-type="float" office:value="0.762" calcext:value-type="float">
            <text:p>0,7620</text:p>
          </table:table-cell>
          <table:table-cell table:style-name="ce10" office:value-type="float" office:value="24.563814" calcext:value-type="float">
            <text:p>24,5638</text:p>
          </table:table-cell>
          <table:table-cell table:style-name="ce13" office:value-type="float" office:value="1.032474" calcext:value-type="float">
            <text:p>1,0325</text:p>
          </table:table-cell>
          <table:table-cell table:style-name="ce5" office:value-type="float" office:value="0.850894" calcext:value-type="float">
            <text:p>0,8509</text:p>
          </table:table-cell>
          <table:table-cell table:style-name="ce5" office:value-type="float" office:value="0.75" calcext:value-type="float">
            <text:p>0,7500</text:p>
          </table:table-cell>
          <table:table-cell table:style-name="ce10" office:value-type="float" office:value="28.34808" calcext:value-type="float">
            <text:p>28,3481</text:p>
          </table:table-cell>
          <table:table-cell table:style-name="Default" office:value-type="float" office:value="1.157988" calcext:value-type="float">
            <text:p>1,157988</text:p>
          </table:table-cell>
          <table:table-cell office:value-type="float" office:value="0.850377" calcext:value-type="float">
            <text:p>0,850377</text:p>
          </table:table-cell>
          <table:table-cell office:value-type="float" office:value="0.742" calcext:value-type="float">
            <text:p>0,742</text:p>
          </table:table-cell>
          <table:table-cell office:value-type="float" office:value="30.615995" calcext:value-type="float">
            <text:p>30,615995</text:p>
          </table:table-cell>
          <table:table-cell office:value-type="float" office:value="1.011117" calcext:value-type="float">
            <text:p>1,011117</text:p>
          </table:table-cell>
          <table:table-cell office:value-type="float" office:value="0.862681" calcext:value-type="float">
            <text:p>0,862681</text:p>
          </table:table-cell>
          <table:table-cell office:value-type="float" office:value="0.739" calcext:value-type="float">
            <text:p>0,739</text:p>
          </table:table-cell>
          <table:table-cell office:value-type="float" office:value="26.341392" calcext:value-type="float">
            <text:p>26,341392</text:p>
          </table:table-cell>
          <table:table-cell office:value-type="float" office:value="1.036547" calcext:value-type="float">
            <text:p>1,036547</text:p>
          </table:table-cell>
          <table:table-cell office:value-type="float" office:value="0.856397" calcext:value-type="float">
            <text:p>0,856397</text:p>
          </table:table-cell>
          <table:table-cell office:value-type="float" office:value="0.7365" calcext:value-type="float">
            <text:p>0,7365</text:p>
          </table:table-cell>
          <table:table-cell office:value-type="float" office:value="24.096448" calcext:value-type="float">
            <text:p>24,096448</text:p>
          </table:table-cell>
          <table:table-cell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 table:style-name="ce5" office:value-type="float" office:value="0.793476" calcext:value-type="float">
            <text:p>0,7935</text:p>
          </table:table-cell>
          <table:table-cell table:style-name="ce5" office:value-type="float" office:value="0.78168" calcext:value-type="float">
            <text:p>0,7817</text:p>
          </table:table-cell>
          <table:table-cell table:style-name="ce5" office:value-type="float" office:value="0.767" calcext:value-type="float">
            <text:p>0,7670</text:p>
          </table:table-cell>
          <table:table-cell table:style-name="ce10" office:value-type="float" office:value="26.845357" calcext:value-type="float">
            <text:p>26,8454</text:p>
          </table:table-cell>
          <table:table-cell table:style-name="ce13" office:value-type="float" office:value="1.012463" calcext:value-type="float">
            <text:p>1,0125</text:p>
          </table:table-cell>
          <table:table-cell table:style-name="ce5" office:value-type="float" office:value="0.888922" calcext:value-type="float">
            <text:p>0,8889</text:p>
          </table:table-cell>
          <table:table-cell table:style-name="ce5" office:value-type="float" office:value="0.7325" calcext:value-type="float">
            <text:p>0,7325</text:p>
          </table:table-cell>
          <table:table-cell table:style-name="ce10" office:value-type="float" office:value="28.346441" calcext:value-type="float">
            <text:p>28,3464</text:p>
          </table:table-cell>
          <table:table-cell table:style-name="Default" office:value-type="float" office:value="1.143406" calcext:value-type="float">
            <text:p>1,143406</text:p>
          </table:table-cell>
          <table:table-cell office:value-type="float" office:value="0.866471" calcext:value-type="float">
            <text:p>0,866471</text:p>
          </table:table-cell>
          <table:table-cell office:value-type="float" office:value="0.7375" calcext:value-type="float">
            <text:p>0,7375</text:p>
          </table:table-cell>
          <table:table-cell office:value-type="float" office:value="30.115055" calcext:value-type="float">
            <text:p>30,115055</text:p>
          </table:table-cell>
          <table:table-cell office:value-type="float" office:value="0.982641" calcext:value-type="float">
            <text:p>0,982641</text:p>
          </table:table-cell>
          <table:table-cell office:value-type="float" office:value="0.839189" calcext:value-type="float">
            <text:p>0,839189</text:p>
          </table:table-cell>
          <table:table-cell office:value-type="float" office:value="0.7425" calcext:value-type="float">
            <text:p>0,7425</text:p>
          </table:table-cell>
          <table:table-cell office:value-type="float" office:value="25.892388" calcext:value-type="float">
            <text:p>25,892388</text:p>
          </table:table-cell>
          <table:table-cell office:value-type="float" office:value="1.019772" calcext:value-type="float">
            <text:p>1,019772</text:p>
          </table:table-cell>
          <table:table-cell office:value-type="float" office:value="0.825358" calcext:value-type="float">
            <text:p>0,825358</text:p>
          </table:table-cell>
          <table:table-cell office:value-type="float" office:value="0.74" calcext:value-type="float">
            <text:p>0,74</text:p>
          </table:table-cell>
          <table:table-cell office:value-type="float" office:value="24.188967" calcext:value-type="float">
            <text:p>24,188967</text:p>
          </table:table-cell>
          <table:table-cell office:value-type="float" office:value="118" calcext:value-type="float">
            <text:p>118</text:p>
          </table:table-cell>
          <table:table-cell table:number-columns-repeated="1003"/>
        </table:table-row>
        <table:table-row table:style-name="ro1">
          <table:table-cell table:style-name="ce5" office:value-type="float" office:value="0.770714" calcext:value-type="float">
            <text:p>0,7707</text:p>
          </table:table-cell>
          <table:table-cell table:style-name="ce5" office:value-type="float" office:value="0.800232" calcext:value-type="float">
            <text:p>0,8002</text:p>
          </table:table-cell>
          <table:table-cell table:style-name="ce5" office:value-type="float" office:value="0.7555" calcext:value-type="float">
            <text:p>0,7555</text:p>
          </table:table-cell>
          <table:table-cell table:style-name="ce10" office:value-type="float" office:value="27.029775" calcext:value-type="float">
            <text:p>27,0298</text:p>
          </table:table-cell>
          <table:table-cell table:style-name="ce13" office:value-type="float" office:value="1.034053" calcext:value-type="float">
            <text:p>1,0341</text:p>
          </table:table-cell>
          <table:table-cell table:style-name="ce5" office:value-type="float" office:value="0.857026" calcext:value-type="float">
            <text:p>0,8570</text:p>
          </table:table-cell>
          <table:table-cell table:style-name="ce5" office:value-type="float" office:value="0.75" calcext:value-type="float">
            <text:p>0,7500</text:p>
          </table:table-cell>
          <table:table-cell table:style-name="ce10" office:value-type="float" office:value="28.408564" calcext:value-type="float">
            <text:p>28,4086</text:p>
          </table:table-cell>
          <table:table-cell table:style-name="Default" office:value-type="float" office:value="1.141575" calcext:value-type="float">
            <text:p>1,141575</text:p>
          </table:table-cell>
          <table:table-cell office:value-type="float" office:value="0.891064" calcext:value-type="float">
            <text:p>0,891064</text:p>
          </table:table-cell>
          <table:table-cell office:value-type="float" office:value="0.717" calcext:value-type="float">
            <text:p>0,717</text:p>
          </table:table-cell>
          <table:table-cell office:value-type="float" office:value="29.728933" calcext:value-type="float">
            <text:p>29,728933</text:p>
          </table:table-cell>
          <table:table-cell office:value-type="float" office:value="0.971328" calcext:value-type="float">
            <text:p>0,971328</text:p>
          </table:table-cell>
          <table:table-cell office:value-type="float" office:value="0.867722" calcext:value-type="float">
            <text:p>0,867722</text:p>
          </table:table-cell>
          <table:table-cell office:value-type="float" office:value="0.725" calcext:value-type="float">
            <text:p>0,725</text:p>
          </table:table-cell>
          <table:table-cell office:value-type="float" office:value="24.955128" calcext:value-type="float">
            <text:p>24,955128</text:p>
          </table:table-cell>
          <table:table-cell office:value-type="float" office:value="1.020139" calcext:value-type="float">
            <text:p>1,020139</text:p>
          </table:table-cell>
          <table:table-cell office:value-type="float" office:value="0.81257" calcext:value-type="float">
            <text:p>0,81257</text:p>
          </table:table-cell>
          <table:table-cell office:value-type="float" office:value="0.754" calcext:value-type="float">
            <text:p>0,754</text:p>
          </table:table-cell>
          <table:table-cell office:value-type="float" office:value="24.066449" calcext:value-type="float">
            <text:p>24,066449</text:p>
          </table:table-cell>
          <table:table-cell office:value-type="float" office:value="119" calcext:value-type="float">
            <text:p>119</text:p>
          </table:table-cell>
          <table:table-cell table:number-columns-repeated="1003"/>
        </table:table-row>
        <table:table-row table:style-name="ro1">
          <table:table-cell table:style-name="ce5" office:value-type="float" office:value="0.779617" calcext:value-type="float">
            <text:p>0,7796</text:p>
          </table:table-cell>
          <table:table-cell table:style-name="ce5" office:value-type="float" office:value="0.80684" calcext:value-type="float">
            <text:p>0,8068</text:p>
          </table:table-cell>
          <table:table-cell table:style-name="ce5" office:value-type="float" office:value="0.7505" calcext:value-type="float">
            <text:p>0,7505</text:p>
          </table:table-cell>
          <table:table-cell table:style-name="ce10" office:value-type="float" office:value="25.378434" calcext:value-type="float">
            <text:p>25,3784</text:p>
          </table:table-cell>
          <table:table-cell table:style-name="ce13" office:value-type="float" office:value="1.01382" calcext:value-type="float">
            <text:p>1,0138</text:p>
          </table:table-cell>
          <table:table-cell table:style-name="ce5" office:value-type="float" office:value="0.858605" calcext:value-type="float">
            <text:p>0,8586</text:p>
          </table:table-cell>
          <table:table-cell table:style-name="ce5" office:value-type="float" office:value="0.738" calcext:value-type="float">
            <text:p>0,7380</text:p>
          </table:table-cell>
          <table:table-cell table:style-name="ce10" office:value-type="float" office:value="28.356511" calcext:value-type="float">
            <text:p>28,3565</text:p>
          </table:table-cell>
          <table:table-cell table:style-name="Default" office:value-type="float" office:value="1.164474" calcext:value-type="float">
            <text:p>1,164474</text:p>
          </table:table-cell>
          <table:table-cell office:value-type="float" office:value="0.902397" calcext:value-type="float">
            <text:p>0,902397</text:p>
          </table:table-cell>
          <table:table-cell office:value-type="float" office:value="0.7165" calcext:value-type="float">
            <text:p>0,7165</text:p>
          </table:table-cell>
          <table:table-cell office:value-type="float" office:value="29.614993" calcext:value-type="float">
            <text:p>29,614993</text:p>
          </table:table-cell>
          <table:table-cell office:value-type="float" office:value="0.952238" calcext:value-type="float">
            <text:p>0,952238</text:p>
          </table:table-cell>
          <table:table-cell office:value-type="float" office:value="0.803261" calcext:value-type="float">
            <text:p>0,803261</text:p>
          </table:table-cell>
          <table:table-cell office:value-type="float" office:value="0.7575" calcext:value-type="float">
            <text:p>0,7575</text:p>
          </table:table-cell>
          <table:table-cell office:value-type="float" office:value="26.88853" calcext:value-type="float">
            <text:p>26,88853</text:p>
          </table:table-cell>
          <table:table-cell office:value-type="float" office:value="1.044318" calcext:value-type="float">
            <text:p>1,044318</text:p>
          </table:table-cell>
          <table:table-cell office:value-type="float" office:value="0.828254" calcext:value-type="float">
            <text:p>0,828254</text:p>
          </table:table-cell>
          <table:table-cell office:value-type="float" office:value="0.7425" calcext:value-type="float">
            <text:p>0,7425</text:p>
          </table:table-cell>
          <table:table-cell office:value-type="float" office:value="24.092469" calcext:value-type="float">
            <text:p>24,092469</text:p>
          </table:table-cell>
          <table:table-cell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table:style-name="ce5" office:value-type="float" office:value="0.750449" calcext:value-type="float">
            <text:p>0,7504</text:p>
          </table:table-cell>
          <table:table-cell table:style-name="ce5" office:value-type="float" office:value="0.759229" calcext:value-type="float">
            <text:p>0,7592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7.786901" calcext:value-type="float">
            <text:p>27,7869</text:p>
          </table:table-cell>
          <table:table-cell table:style-name="ce13" office:value-type="float" office:value="1.004122" calcext:value-type="float">
            <text:p>1,0041</text:p>
          </table:table-cell>
          <table:table-cell table:style-name="ce5" office:value-type="float" office:value="0.860771" calcext:value-type="float">
            <text:p>0,8608</text:p>
          </table:table-cell>
          <table:table-cell table:style-name="ce5" office:value-type="float" office:value="0.7495" calcext:value-type="float">
            <text:p>0,7495</text:p>
          </table:table-cell>
          <table:table-cell table:style-name="ce10" office:value-type="float" office:value="28.345317" calcext:value-type="float">
            <text:p>28,3453</text:p>
          </table:table-cell>
          <table:table-cell table:style-name="Default" office:value-type="float" office:value="1.160523" calcext:value-type="float">
            <text:p>1,160523</text:p>
          </table:table-cell>
          <table:table-cell office:value-type="float" office:value="0.907811" calcext:value-type="float">
            <text:p>0,907811</text:p>
          </table:table-cell>
          <table:table-cell office:value-type="float" office:value="0.7095" calcext:value-type="float">
            <text:p>0,7095</text:p>
          </table:table-cell>
          <table:table-cell office:value-type="float" office:value="31.135895" calcext:value-type="float">
            <text:p>31,135895</text:p>
          </table:table-cell>
          <table:table-cell office:value-type="float" office:value="0.971593" calcext:value-type="float">
            <text:p>0,971593</text:p>
          </table:table-cell>
          <table:table-cell office:value-type="float" office:value="0.829047" calcext:value-type="float">
            <text:p>0,829047</text:p>
          </table:table-cell>
          <table:table-cell office:value-type="float" office:value="0.7415" calcext:value-type="float">
            <text:p>0,7415</text:p>
          </table:table-cell>
          <table:table-cell office:value-type="float" office:value="24.864087" calcext:value-type="float">
            <text:p>24,864087</text:p>
          </table:table-cell>
          <table:table-cell office:value-type="float" office:value="1.031089" calcext:value-type="float">
            <text:p>1,031089</text:p>
          </table:table-cell>
          <table:table-cell office:value-type="float" office:value="0.80803" calcext:value-type="float">
            <text:p>0,80803</text:p>
          </table:table-cell>
          <table:table-cell office:value-type="float" office:value="0.7425" calcext:value-type="float">
            <text:p>0,7425</text:p>
          </table:table-cell>
          <table:table-cell office:value-type="float" office:value="24.131281" calcext:value-type="float">
            <text:p>24,131281</text:p>
          </table:table-cell>
          <table:table-cell office:value-type="float" office:value="121" calcext:value-type="float">
            <text:p>121</text:p>
          </table:table-cell>
          <table:table-cell table:number-columns-repeated="1003"/>
        </table:table-row>
        <table:table-row table:style-name="ro1">
          <table:table-cell table:style-name="ce5" office:value-type="float" office:value="0.767208" calcext:value-type="float">
            <text:p>0,7672</text:p>
          </table:table-cell>
          <table:table-cell table:style-name="ce5" office:value-type="float" office:value="0.844134" calcext:value-type="float">
            <text:p>0,8441</text:p>
          </table:table-cell>
          <table:table-cell table:style-name="ce5" office:value-type="float" office:value="0.7505" calcext:value-type="float">
            <text:p>0,7505</text:p>
          </table:table-cell>
          <table:table-cell table:style-name="ce10" office:value-type="float" office:value="24.604439" calcext:value-type="float">
            <text:p>24,6044</text:p>
          </table:table-cell>
          <table:table-cell table:style-name="ce13" office:value-type="float" office:value="1.015697" calcext:value-type="float">
            <text:p>1,0157</text:p>
          </table:table-cell>
          <table:table-cell table:style-name="ce5" office:value-type="float" office:value="0.877689" calcext:value-type="float">
            <text:p>0,8777</text:p>
          </table:table-cell>
          <table:table-cell table:style-name="ce5" office:value-type="float" office:value="0.745" calcext:value-type="float">
            <text:p>0,7450</text:p>
          </table:table-cell>
          <table:table-cell table:style-name="ce10" office:value-type="float" office:value="28.152228" calcext:value-type="float">
            <text:p>28,1522</text:p>
          </table:table-cell>
          <table:table-cell table:style-name="Default" office:value-type="float" office:value="1.168865" calcext:value-type="float">
            <text:p>1,168865</text:p>
          </table:table-cell>
          <table:table-cell office:value-type="float" office:value="0.934641" calcext:value-type="float">
            <text:p>0,934641</text:p>
          </table:table-cell>
          <table:table-cell office:value-type="float" office:value="0.714" calcext:value-type="float">
            <text:p>0,714</text:p>
          </table:table-cell>
          <table:table-cell office:value-type="float" office:value="28.830932" calcext:value-type="float">
            <text:p>28,830932</text:p>
          </table:table-cell>
          <table:table-cell office:value-type="float" office:value="0.964154" calcext:value-type="float">
            <text:p>0,964154</text:p>
          </table:table-cell>
          <table:table-cell office:value-type="float" office:value="0.836991" calcext:value-type="float">
            <text:p>0,836991</text:p>
          </table:table-cell>
          <table:table-cell office:value-type="float" office:value="0.7345" calcext:value-type="float">
            <text:p>0,7345</text:p>
          </table:table-cell>
          <table:table-cell office:value-type="float" office:value="25.080705" calcext:value-type="float">
            <text:p>25,080705</text:p>
          </table:table-cell>
          <table:table-cell office:value-type="float" office:value="1.012782" calcext:value-type="float">
            <text:p>1,012782</text:p>
          </table:table-cell>
          <table:table-cell office:value-type="float" office:value="0.805703" calcext:value-type="float">
            <text:p>0,805703</text:p>
          </table:table-cell>
          <table:table-cell office:value-type="float" office:value="0.7445" calcext:value-type="float">
            <text:p>0,7445</text:p>
          </table:table-cell>
          <table:table-cell office:value-type="float" office:value="24.223943" calcext:value-type="float">
            <text:p>24,223943</text:p>
          </table:table-cell>
          <table:table-cell office:value-type="float" office:value="122" calcext:value-type="float">
            <text:p>122</text:p>
          </table:table-cell>
          <table:table-cell table:number-columns-repeated="1003"/>
        </table:table-row>
        <table:table-row table:style-name="ro1">
          <table:table-cell table:style-name="ce5" office:value-type="float" office:value="0.759224" calcext:value-type="float">
            <text:p>0,7592</text:p>
          </table:table-cell>
          <table:table-cell table:style-name="ce5" office:value-type="float" office:value="0.830317" calcext:value-type="float">
            <text:p>0,8303</text:p>
          </table:table-cell>
          <table:table-cell table:style-name="ce5" office:value-type="float" office:value="0.742" calcext:value-type="float">
            <text:p>0,7420</text:p>
          </table:table-cell>
          <table:table-cell table:style-name="ce10" office:value-type="float" office:value="27.484045" calcext:value-type="float">
            <text:p>27,4840</text:p>
          </table:table-cell>
          <table:table-cell table:style-name="ce13" office:value-type="float" office:value="1.015177" calcext:value-type="float">
            <text:p>1,0152</text:p>
          </table:table-cell>
          <table:table-cell table:style-name="ce5" office:value-type="float" office:value="0.867156" calcext:value-type="float">
            <text:p>0,8672</text:p>
          </table:table-cell>
          <table:table-cell table:style-name="ce5" office:value-type="float" office:value="0.7455" calcext:value-type="float">
            <text:p>0,7455</text:p>
          </table:table-cell>
          <table:table-cell table:style-name="ce10" office:value-type="float" office:value="28.352859" calcext:value-type="float">
            <text:p>28,3529</text:p>
          </table:table-cell>
          <table:table-cell table:style-name="Default" office:value-type="float" office:value="1.178166" calcext:value-type="float">
            <text:p>1,178166</text:p>
          </table:table-cell>
          <table:table-cell office:value-type="float" office:value="0.921151" calcext:value-type="float">
            <text:p>0,921151</text:p>
          </table:table-cell>
          <table:table-cell office:value-type="float" office:value="0.713" calcext:value-type="float">
            <text:p>0,713</text:p>
          </table:table-cell>
          <table:table-cell office:value-type="float" office:value="30.943313" calcext:value-type="float">
            <text:p>30,943313</text:p>
          </table:table-cell>
          <table:table-cell office:value-type="float" office:value="0.971394" calcext:value-type="float">
            <text:p>0,971394</text:p>
          </table:table-cell>
          <table:table-cell office:value-type="float" office:value="0.835111" calcext:value-type="float">
            <text:p>0,835111</text:p>
          </table:table-cell>
          <table:table-cell office:value-type="float" office:value="0.74" calcext:value-type="float">
            <text:p>0,74</text:p>
          </table:table-cell>
          <table:table-cell office:value-type="float" office:value="26.871076" calcext:value-type="float">
            <text:p>26,871076</text:p>
          </table:table-cell>
          <table:table-cell office:value-type="float" office:value="0.996359" calcext:value-type="float">
            <text:p>0,996359</text:p>
          </table:table-cell>
          <table:table-cell office:value-type="float" office:value="0.863857" calcext:value-type="float">
            <text:p>0,863857</text:p>
          </table:table-cell>
          <table:table-cell office:value-type="float" office:value="0.725" calcext:value-type="float">
            <text:p>0,725</text:p>
          </table:table-cell>
          <table:table-cell office:value-type="float" office:value="24.164895" calcext:value-type="float">
            <text:p>24,164895</text:p>
          </table:table-cell>
          <table:table-cell office:value-type="float" office:value="123" calcext:value-type="float">
            <text:p>123</text:p>
          </table:table-cell>
          <table:table-cell table:number-columns-repeated="1003"/>
        </table:table-row>
        <table:table-row table:style-name="ro1">
          <table:table-cell table:style-name="ce5" office:value-type="float" office:value="0.775466" calcext:value-type="float">
            <text:p>0,7755</text:p>
          </table:table-cell>
          <table:table-cell table:style-name="ce5" office:value-type="float" office:value="0.747394" calcext:value-type="float">
            <text:p>0,7474</text:p>
          </table:table-cell>
          <table:table-cell table:style-name="ce5" office:value-type="float" office:value="0.772" calcext:value-type="float">
            <text:p>0,7720</text:p>
          </table:table-cell>
          <table:table-cell table:style-name="ce10" office:value-type="float" office:value="24.554718" calcext:value-type="float">
            <text:p>24,5547</text:p>
          </table:table-cell>
          <table:table-cell table:style-name="ce13" office:value-type="float" office:value="0.986233" calcext:value-type="float">
            <text:p>0,9862</text:p>
          </table:table-cell>
          <table:table-cell table:style-name="ce5" office:value-type="float" office:value="0.829683" calcext:value-type="float">
            <text:p>0,8297</text:p>
          </table:table-cell>
          <table:table-cell table:style-name="ce5" office:value-type="float" office:value="0.763" calcext:value-type="float">
            <text:p>0,7630</text:p>
          </table:table-cell>
          <table:table-cell table:style-name="ce10" office:value-type="float" office:value="28.331087" calcext:value-type="float">
            <text:p>28,3311</text:p>
          </table:table-cell>
          <table:table-cell table:style-name="Default" office:value-type="float" office:value="1.149097" calcext:value-type="float">
            <text:p>1,149097</text:p>
          </table:table-cell>
          <table:table-cell office:value-type="float" office:value="0.873972" calcext:value-type="float">
            <text:p>0,873972</text:p>
          </table:table-cell>
          <table:table-cell office:value-type="float" office:value="0.7285" calcext:value-type="float">
            <text:p>0,7285</text:p>
          </table:table-cell>
          <table:table-cell office:value-type="float" office:value="30.840553" calcext:value-type="float">
            <text:p>30,840553</text:p>
          </table:table-cell>
          <table:table-cell office:value-type="float" office:value="0.943205" calcext:value-type="float">
            <text:p>0,943205</text:p>
          </table:table-cell>
          <table:table-cell office:value-type="float" office:value="0.845567" calcext:value-type="float">
            <text:p>0,845567</text:p>
          </table:table-cell>
          <table:table-cell office:value-type="float" office:value="0.7465" calcext:value-type="float">
            <text:p>0,7465</text:p>
          </table:table-cell>
          <table:table-cell office:value-type="float" office:value="24.938197" calcext:value-type="float">
            <text:p>24,938197</text:p>
          </table:table-cell>
          <table:table-cell office:value-type="float" office:value="1.032151" calcext:value-type="float">
            <text:p>1,032151</text:p>
          </table:table-cell>
          <table:table-cell office:value-type="float" office:value="0.801304" calcext:value-type="float">
            <text:p>0,801304</text:p>
          </table:table-cell>
          <table:table-cell office:value-type="float" office:value="0.7495" calcext:value-type="float">
            <text:p>0,7495</text:p>
          </table:table-cell>
          <table:table-cell office:value-type="float" office:value="24.077387" calcext:value-type="float">
            <text:p>24,077387</text:p>
          </table:table-cell>
          <table:table-cell office:value-type="float" office:value="124" calcext:value-type="float">
            <text:p>124</text:p>
          </table:table-cell>
          <table:table-cell table:number-columns-repeated="1003"/>
        </table:table-row>
        <table:table-row table:style-name="ro1">
          <table:table-cell table:style-name="ce5" office:value-type="float" office:value="0.753732" calcext:value-type="float">
            <text:p>0,7537</text:p>
          </table:table-cell>
          <table:table-cell table:style-name="ce5" office:value-type="float" office:value="0.810082" calcext:value-type="float">
            <text:p>0,8101</text:p>
          </table:table-cell>
          <table:table-cell table:style-name="ce5" office:value-type="float" office:value="0.7585" calcext:value-type="float">
            <text:p>0,7585</text:p>
          </table:table-cell>
          <table:table-cell table:style-name="ce10" office:value-type="float" office:value="27.363157" calcext:value-type="float">
            <text:p>27,3632</text:p>
          </table:table-cell>
          <table:table-cell table:style-name="ce13" office:value-type="float" office:value="0.959382" calcext:value-type="float">
            <text:p>0,9594</text:p>
          </table:table-cell>
          <table:table-cell table:style-name="ce5" office:value-type="float" office:value="0.825727" calcext:value-type="float">
            <text:p>0,8257</text:p>
          </table:table-cell>
          <table:table-cell table:style-name="ce5" office:value-type="float" office:value="0.753" calcext:value-type="float">
            <text:p>0,7530</text:p>
          </table:table-cell>
          <table:table-cell table:style-name="ce10" office:value-type="float" office:value="28.310505" calcext:value-type="float">
            <text:p>28,3105</text:p>
          </table:table-cell>
          <table:table-cell table:style-name="Default" office:value-type="float" office:value="1.15286" calcext:value-type="float">
            <text:p>1,15286</text:p>
          </table:table-cell>
          <table:table-cell office:value-type="float" office:value="0.860537" calcext:value-type="float">
            <text:p>0,860537</text:p>
          </table:table-cell>
          <table:table-cell office:value-type="float" office:value="0.734" calcext:value-type="float">
            <text:p>0,734</text:p>
          </table:table-cell>
          <table:table-cell office:value-type="float" office:value="30.078341" calcext:value-type="float">
            <text:p>30,078341</text:p>
          </table:table-cell>
          <table:table-cell office:value-type="float" office:value="0.988833" calcext:value-type="float">
            <text:p>0,988833</text:p>
          </table:table-cell>
          <table:table-cell office:value-type="float" office:value="0.840634" calcext:value-type="float">
            <text:p>0,840634</text:p>
          </table:table-cell>
          <table:table-cell office:value-type="float" office:value="0.743" calcext:value-type="float">
            <text:p>0,743</text:p>
          </table:table-cell>
          <table:table-cell office:value-type="float" office:value="25.754853" calcext:value-type="float">
            <text:p>25,754853</text:p>
          </table:table-cell>
          <table:table-cell office:value-type="float" office:value="0.994881" calcext:value-type="float">
            <text:p>0,994881</text:p>
          </table:table-cell>
          <table:table-cell office:value-type="float" office:value="0.842543" calcext:value-type="float">
            <text:p>0,842543</text:p>
          </table:table-cell>
          <table:table-cell office:value-type="float" office:value="0.738" calcext:value-type="float">
            <text:p>0,738</text:p>
          </table:table-cell>
          <table:table-cell office:value-type="float" office:value="24.08374" calcext:value-type="float">
            <text:p>24,08374</text:p>
          </table:table-cell>
          <table:table-cell office:value-type="float" office:value="125" calcext:value-type="float">
            <text:p>125</text:p>
          </table:table-cell>
          <table:table-cell table:number-columns-repeated="1003"/>
        </table:table-row>
        <table:table-row table:style-name="ro1">
          <table:table-cell table:style-name="ce5" office:value-type="float" office:value="0.742291" calcext:value-type="float">
            <text:p>0,7423</text:p>
          </table:table-cell>
          <table:table-cell table:style-name="ce5" office:value-type="float" office:value="0.766216" calcext:value-type="float">
            <text:p>0,7662</text:p>
          </table:table-cell>
          <table:table-cell table:style-name="ce5" office:value-type="float" office:value="0.7695" calcext:value-type="float">
            <text:p>0,7695</text:p>
          </table:table-cell>
          <table:table-cell table:style-name="ce10" office:value-type="float" office:value="25.720273" calcext:value-type="float">
            <text:p>25,7203</text:p>
          </table:table-cell>
          <table:table-cell table:style-name="ce13" office:value-type="float" office:value="0.997636" calcext:value-type="float">
            <text:p>0,9976</text:p>
          </table:table-cell>
          <table:table-cell table:style-name="ce5" office:value-type="float" office:value="0.829874" calcext:value-type="float">
            <text:p>0,8299</text:p>
          </table:table-cell>
          <table:table-cell table:style-name="ce5" office:value-type="float" office:value="0.7585" calcext:value-type="float">
            <text:p>0,7585</text:p>
          </table:table-cell>
          <table:table-cell table:style-name="ce10" office:value-type="float" office:value="28.374711" calcext:value-type="float">
            <text:p>28,3747</text:p>
          </table:table-cell>
          <table:table-cell table:style-name="Default" office:value-type="float" office:value="1.134513" calcext:value-type="float">
            <text:p>1,134513</text:p>
          </table:table-cell>
          <table:table-cell office:value-type="float" office:value="0.86875" calcext:value-type="float">
            <text:p>0,86875</text:p>
          </table:table-cell>
          <table:table-cell office:value-type="float" office:value="0.7415" calcext:value-type="float">
            <text:p>0,7415</text:p>
          </table:table-cell>
          <table:table-cell office:value-type="float" office:value="30.118103" calcext:value-type="float">
            <text:p>30,118103</text:p>
          </table:table-cell>
          <table:table-cell office:value-type="float" office:value="0.964148" calcext:value-type="float">
            <text:p>0,964148</text:p>
          </table:table-cell>
          <table:table-cell office:value-type="float" office:value="0.843042" calcext:value-type="float">
            <text:p>0,843042</text:p>
          </table:table-cell>
          <table:table-cell office:value-type="float" office:value="0.735" calcext:value-type="float">
            <text:p>0,735</text:p>
          </table:table-cell>
          <table:table-cell office:value-type="float" office:value="26.179966" calcext:value-type="float">
            <text:p>26,179966</text:p>
          </table:table-cell>
          <table:table-cell office:value-type="float" office:value="0.995366" calcext:value-type="float">
            <text:p>0,995366</text:p>
          </table:table-cell>
          <table:table-cell office:value-type="float" office:value="0.792787" calcext:value-type="float">
            <text:p>0,792787</text:p>
          </table:table-cell>
          <table:table-cell office:value-type="float" office:value="0.76" calcext:value-type="float">
            <text:p>0,76</text:p>
          </table:table-cell>
          <table:table-cell office:value-type="float" office:value="24.105809" calcext:value-type="float">
            <text:p>24,105809</text:p>
          </table:table-cell>
          <table:table-cell office:value-type="float" office:value="126" calcext:value-type="float">
            <text:p>126</text:p>
          </table:table-cell>
          <table:table-cell table:number-columns-repeated="1003"/>
        </table:table-row>
        <table:table-row table:style-name="ro1">
          <table:table-cell table:style-name="ce5" office:value-type="float" office:value="0.727258" calcext:value-type="float">
            <text:p>0,7273</text:p>
          </table:table-cell>
          <table:table-cell table:style-name="ce5" office:value-type="float" office:value="0.846236" calcext:value-type="float">
            <text:p>0,8462</text:p>
          </table:table-cell>
          <table:table-cell table:style-name="ce5" office:value-type="float" office:value="0.7505" calcext:value-type="float">
            <text:p>0,7505</text:p>
          </table:table-cell>
          <table:table-cell table:style-name="ce10" office:value-type="float" office:value="27.5564" calcext:value-type="float">
            <text:p>27,5564</text:p>
          </table:table-cell>
          <table:table-cell table:style-name="ce13" office:value-type="float" office:value="0.970078" calcext:value-type="float">
            <text:p>0,9701</text:p>
          </table:table-cell>
          <table:table-cell table:style-name="ce5" office:value-type="float" office:value="0.900465" calcext:value-type="float">
            <text:p>0,9005</text:p>
          </table:table-cell>
          <table:table-cell table:style-name="ce5" office:value-type="float" office:value="0.7265" calcext:value-type="float">
            <text:p>0,7265</text:p>
          </table:table-cell>
          <table:table-cell table:style-name="ce10" office:value-type="float" office:value="28.280693" calcext:value-type="float">
            <text:p>28,2807</text:p>
          </table:table-cell>
          <table:table-cell table:style-name="Default" office:value-type="float" office:value="1.152183" calcext:value-type="float">
            <text:p>1,152183</text:p>
          </table:table-cell>
          <table:table-cell office:value-type="float" office:value="0.858786" calcext:value-type="float">
            <text:p>0,858786</text:p>
          </table:table-cell>
          <table:table-cell office:value-type="float" office:value="0.7355" calcext:value-type="float">
            <text:p>0,7355</text:p>
          </table:table-cell>
          <table:table-cell office:value-type="float" office:value="31.181922" calcext:value-type="float">
            <text:p>31,181922</text:p>
          </table:table-cell>
          <table:table-cell office:value-type="float" office:value="0.939159" calcext:value-type="float">
            <text:p>0,939159</text:p>
          </table:table-cell>
          <table:table-cell office:value-type="float" office:value="0.847769" calcext:value-type="float">
            <text:p>0,847769</text:p>
          </table:table-cell>
          <table:table-cell office:value-type="float" office:value="0.737" calcext:value-type="float">
            <text:p>0,737</text:p>
          </table:table-cell>
          <table:table-cell office:value-type="float" office:value="25.787611" calcext:value-type="float">
            <text:p>25,787611</text:p>
          </table:table-cell>
          <table:table-cell office:value-type="float" office:value="1.017246" calcext:value-type="float">
            <text:p>1,017246</text:p>
          </table:table-cell>
          <table:table-cell office:value-type="float" office:value="0.794254" calcext:value-type="float">
            <text:p>0,794254</text:p>
          </table:table-cell>
          <table:table-cell office:value-type="float" office:value="0.753" calcext:value-type="float">
            <text:p>0,753</text:p>
          </table:table-cell>
          <table:table-cell office:value-type="float" office:value="24.088104" calcext:value-type="float">
            <text:p>24,088104</text:p>
          </table:table-cell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style-name="ce5" office:value-type="float" office:value="0.732368" calcext:value-type="float">
            <text:p>0,7324</text:p>
          </table:table-cell>
          <table:table-cell table:style-name="ce5" office:value-type="float" office:value="0.792071" calcext:value-type="float">
            <text:p>0,7921</text:p>
          </table:table-cell>
          <table:table-cell table:style-name="ce5" office:value-type="float" office:value="0.7535" calcext:value-type="float">
            <text:p>0,7535</text:p>
          </table:table-cell>
          <table:table-cell table:style-name="ce10" office:value-type="float" office:value="24.558808" calcext:value-type="float">
            <text:p>24,5588</text:p>
          </table:table-cell>
          <table:table-cell table:style-name="ce13" office:value-type="float" office:value="0.981969" calcext:value-type="float">
            <text:p>0,9820</text:p>
          </table:table-cell>
          <table:table-cell table:style-name="ce5" office:value-type="float" office:value="0.893869" calcext:value-type="float">
            <text:p>0,8939</text:p>
          </table:table-cell>
          <table:table-cell table:style-name="ce5" office:value-type="float" office:value="0.733" calcext:value-type="float">
            <text:p>0,7330</text:p>
          </table:table-cell>
          <table:table-cell table:style-name="ce10" office:value-type="float" office:value="28.229828" calcext:value-type="float">
            <text:p>28,2298</text:p>
          </table:table-cell>
          <table:table-cell table:style-name="Default" office:value-type="float" office:value="1.137855" calcext:value-type="float">
            <text:p>1,137855</text:p>
          </table:table-cell>
          <table:table-cell office:value-type="float" office:value="0.840992" calcext:value-type="float">
            <text:p>0,840992</text:p>
          </table:table-cell>
          <table:table-cell office:value-type="float" office:value="0.742" calcext:value-type="float">
            <text:p>0,742</text:p>
          </table:table-cell>
          <table:table-cell office:value-type="float" office:value="30.813896" calcext:value-type="float">
            <text:p>30,813896</text:p>
          </table:table-cell>
          <table:table-cell office:value-type="float" office:value="0.984012" calcext:value-type="float">
            <text:p>0,984012</text:p>
          </table:table-cell>
          <table:table-cell office:value-type="float" office:value="0.835746" calcext:value-type="float">
            <text:p>0,835746</text:p>
          </table:table-cell>
          <table:table-cell office:value-type="float" office:value="0.7435" calcext:value-type="float">
            <text:p>0,7435</text:p>
          </table:table-cell>
          <table:table-cell office:value-type="float" office:value="24.960737" calcext:value-type="float">
            <text:p>24,960737</text:p>
          </table:table-cell>
          <table:table-cell office:value-type="float" office:value="0.98356" calcext:value-type="float">
            <text:p>0,98356</text:p>
          </table:table-cell>
          <table:table-cell office:value-type="float" office:value="0.806322" calcext:value-type="float">
            <text:p>0,806322</text:p>
          </table:table-cell>
          <table:table-cell office:value-type="float" office:value="0.7605" calcext:value-type="float">
            <text:p>0,7605</text:p>
          </table:table-cell>
          <table:table-cell office:value-type="float" office:value="24.058924" calcext:value-type="float">
            <text:p>24,058924</text:p>
          </table:table-cell>
          <table:table-cell office:value-type="float" office:value="128" calcext:value-type="float">
            <text:p>128</text:p>
          </table:table-cell>
          <table:table-cell table:number-columns-repeated="1003"/>
        </table:table-row>
        <table:table-row table:style-name="ro1">
          <table:table-cell table:style-name="ce5" office:value-type="float" office:value="0.723568" calcext:value-type="float">
            <text:p>0,7236</text:p>
          </table:table-cell>
          <table:table-cell table:style-name="ce5" office:value-type="float" office:value="0.75956" calcext:value-type="float">
            <text:p>0,7596</text:p>
          </table:table-cell>
          <table:table-cell table:style-name="ce5" office:value-type="float" office:value="0.7695" calcext:value-type="float">
            <text:p>0,7695</text:p>
          </table:table-cell>
          <table:table-cell table:style-name="ce10" office:value-type="float" office:value="27.23056" calcext:value-type="float">
            <text:p>27,2306</text:p>
          </table:table-cell>
          <table:table-cell table:style-name="ce13" office:value-type="float" office:value="1.006537" calcext:value-type="float">
            <text:p>1,0065</text:p>
          </table:table-cell>
          <table:table-cell table:style-name="ce5" office:value-type="float" office:value="0.847266" calcext:value-type="float">
            <text:p>0,8473</text:p>
          </table:table-cell>
          <table:table-cell table:style-name="ce5" office:value-type="float" office:value="0.752" calcext:value-type="float">
            <text:p>0,7520</text:p>
          </table:table-cell>
          <table:table-cell table:style-name="ce10" office:value-type="float" office:value="28.207976" calcext:value-type="float">
            <text:p>28,2080</text:p>
          </table:table-cell>
          <table:table-cell table:style-name="Default" office:value-type="float" office:value="1.144906" calcext:value-type="float">
            <text:p>1,144906</text:p>
          </table:table-cell>
          <table:table-cell office:value-type="float" office:value="0.84915" calcext:value-type="float">
            <text:p>0,84915</text:p>
          </table:table-cell>
          <table:table-cell office:value-type="float" office:value="0.7375" calcext:value-type="float">
            <text:p>0,7375</text:p>
          </table:table-cell>
          <table:table-cell office:value-type="float" office:value="30.736471" calcext:value-type="float">
            <text:p>30,736471</text:p>
          </table:table-cell>
          <table:table-cell office:value-type="float" office:value="0.946184" calcext:value-type="float">
            <text:p>0,946184</text:p>
          </table:table-cell>
          <table:table-cell office:value-type="float" office:value="0.833652" calcext:value-type="float">
            <text:p>0,833652</text:p>
          </table:table-cell>
          <table:table-cell office:value-type="float" office:value="0.7435" calcext:value-type="float">
            <text:p>0,7435</text:p>
          </table:table-cell>
          <table:table-cell office:value-type="float" office:value="26.938481" calcext:value-type="float">
            <text:p>26,938481</text:p>
          </table:table-cell>
          <table:table-cell office:value-type="float" office:value="0.980326" calcext:value-type="float">
            <text:p>0,980326</text:p>
          </table:table-cell>
          <table:table-cell office:value-type="float" office:value="0.832666" calcext:value-type="float">
            <text:p>0,832666</text:p>
          </table:table-cell>
          <table:table-cell office:value-type="float" office:value="0.741" calcext:value-type="float">
            <text:p>0,741</text:p>
          </table:table-cell>
          <table:table-cell office:value-type="float" office:value="24.053017" calcext:value-type="float">
            <text:p>24,053017</text:p>
          </table:table-cell>
          <table:table-cell office:value-type="float" office:value="129" calcext:value-type="float">
            <text:p>129</text:p>
          </table:table-cell>
          <table:table-cell table:number-columns-repeated="1003"/>
        </table:table-row>
        <table:table-row table:style-name="ro1">
          <table:table-cell table:style-name="ce5" office:value-type="float" office:value="0.711956" calcext:value-type="float">
            <text:p>0,7120</text:p>
          </table:table-cell>
          <table:table-cell table:style-name="ce5" office:value-type="float" office:value="0.748392" calcext:value-type="float">
            <text:p>0,7484</text:p>
          </table:table-cell>
          <table:table-cell table:style-name="ce5" office:value-type="float" office:value="0.769" calcext:value-type="float">
            <text:p>0,7690</text:p>
          </table:table-cell>
          <table:table-cell table:style-name="ce10" office:value-type="float" office:value="25.19002" calcext:value-type="float">
            <text:p>25,1900</text:p>
          </table:table-cell>
          <table:table-cell table:style-name="ce13" office:value-type="float" office:value="0.961596" calcext:value-type="float">
            <text:p>0,9616</text:p>
          </table:table-cell>
          <table:table-cell table:style-name="ce5" office:value-type="float" office:value="0.812416" calcext:value-type="float">
            <text:p>0,8124</text:p>
          </table:table-cell>
          <table:table-cell table:style-name="ce5" office:value-type="float" office:value="0.7625" calcext:value-type="float">
            <text:p>0,7625</text:p>
          </table:table-cell>
          <table:table-cell table:style-name="ce10" office:value-type="float" office:value="28.246785" calcext:value-type="float">
            <text:p>28,2468</text:p>
          </table:table-cell>
          <table:table-cell table:style-name="Default" office:value-type="float" office:value="1.145738" calcext:value-type="float">
            <text:p>1,145738</text:p>
          </table:table-cell>
          <table:table-cell office:value-type="float" office:value="0.856133" calcext:value-type="float">
            <text:p>0,856133</text:p>
          </table:table-cell>
          <table:table-cell office:value-type="float" office:value="0.7385" calcext:value-type="float">
            <text:p>0,7385</text:p>
          </table:table-cell>
          <table:table-cell office:value-type="float" office:value="30.185742" calcext:value-type="float">
            <text:p>30,185742</text:p>
          </table:table-cell>
          <table:table-cell office:value-type="float" office:value="0.952478" calcext:value-type="float">
            <text:p>0,952478</text:p>
          </table:table-cell>
          <table:table-cell office:value-type="float" office:value="0.812224" calcext:value-type="float">
            <text:p>0,812224</text:p>
          </table:table-cell>
          <table:table-cell office:value-type="float" office:value="0.754" calcext:value-type="float">
            <text:p>0,754</text:p>
          </table:table-cell>
          <table:table-cell office:value-type="float" office:value="24.952516" calcext:value-type="float">
            <text:p>24,952516</text:p>
          </table:table-cell>
          <table:table-cell office:value-type="float" office:value="0.988048" calcext:value-type="float">
            <text:p>0,988048</text:p>
          </table:table-cell>
          <table:table-cell office:value-type="float" office:value="0.794993" calcext:value-type="float">
            <text:p>0,794993</text:p>
          </table:table-cell>
          <table:table-cell office:value-type="float" office:value="0.755" calcext:value-type="float">
            <text:p>0,755</text:p>
          </table:table-cell>
          <table:table-cell office:value-type="float" office:value="24.111213" calcext:value-type="float">
            <text:p>24,111213</text:p>
          </table:table-cell>
          <table:table-cell office:value-type="float" office:value="130" calcext:value-type="float">
            <text:p>130</text:p>
          </table:table-cell>
          <table:table-cell table:number-columns-repeated="1003"/>
        </table:table-row>
        <table:table-row table:style-name="ro1">
          <table:table-cell table:style-name="ce5" office:value-type="float" office:value="0.70971" calcext:value-type="float">
            <text:p>0,7097</text:p>
          </table:table-cell>
          <table:table-cell table:style-name="ce5" office:value-type="float" office:value="0.78008" calcext:value-type="float">
            <text:p>0,7801</text:p>
          </table:table-cell>
          <table:table-cell table:style-name="ce5" office:value-type="float" office:value="0.7665" calcext:value-type="float">
            <text:p>0,7665</text:p>
          </table:table-cell>
          <table:table-cell table:style-name="ce10" office:value-type="float" office:value="24.982439" calcext:value-type="float">
            <text:p>24,9824</text:p>
          </table:table-cell>
          <table:table-cell table:style-name="ce13" office:value-type="float" office:value="0.950919" calcext:value-type="float">
            <text:p>0,9509</text:p>
          </table:table-cell>
          <table:table-cell table:style-name="ce5" office:value-type="float" office:value="0.820443" calcext:value-type="float">
            <text:p>0,8204</text:p>
          </table:table-cell>
          <table:table-cell table:style-name="ce5" office:value-type="float" office:value="0.7615" calcext:value-type="float">
            <text:p>0,7615</text:p>
          </table:table-cell>
          <table:table-cell table:style-name="ce10" office:value-type="float" office:value="28.291281" calcext:value-type="float">
            <text:p>28,2913</text:p>
          </table:table-cell>
          <table:table-cell table:style-name="Default" office:value-type="float" office:value="1.132396" calcext:value-type="float">
            <text:p>1,132396</text:p>
          </table:table-cell>
          <table:table-cell office:value-type="float" office:value="0.860145" calcext:value-type="float">
            <text:p>0,860145</text:p>
          </table:table-cell>
          <table:table-cell office:value-type="float" office:value="0.736" calcext:value-type="float">
            <text:p>0,736</text:p>
          </table:table-cell>
          <table:table-cell office:value-type="float" office:value="30.031589" calcext:value-type="float">
            <text:p>30,031589</text:p>
          </table:table-cell>
          <table:table-cell office:value-type="float" office:value="0.949991" calcext:value-type="float">
            <text:p>0,949991</text:p>
          </table:table-cell>
          <table:table-cell office:value-type="float" office:value="0.795993" calcext:value-type="float">
            <text:p>0,795993</text:p>
          </table:table-cell>
          <table:table-cell office:value-type="float" office:value="0.7525" calcext:value-type="float">
            <text:p>0,7525</text:p>
          </table:table-cell>
          <table:table-cell office:value-type="float" office:value="24.874097" calcext:value-type="float">
            <text:p>24,874097</text:p>
          </table:table-cell>
          <table:table-cell office:value-type="float" office:value="1.014626" calcext:value-type="float">
            <text:p>1,014626</text:p>
          </table:table-cell>
          <table:table-cell office:value-type="float" office:value="0.87545" calcext:value-type="float">
            <text:p>0,87545</text:p>
          </table:table-cell>
          <table:table-cell office:value-type="float" office:value="0.728" calcext:value-type="float">
            <text:p>0,728</text:p>
          </table:table-cell>
          <table:table-cell office:value-type="float" office:value="24.084147" calcext:value-type="float">
            <text:p>24,084147</text:p>
          </table:table-cell>
          <table:table-cell office:value-type="float" office:value="131" calcext:value-type="float">
            <text:p>131</text:p>
          </table:table-cell>
          <table:table-cell table:number-columns-repeated="1003"/>
        </table:table-row>
        <table:table-row table:style-name="ro1">
          <table:table-cell table:style-name="ce5" office:value-type="float" office:value="0.73111" calcext:value-type="float">
            <text:p>0,7311</text:p>
          </table:table-cell>
          <table:table-cell table:style-name="ce5" office:value-type="float" office:value="0.752758" calcext:value-type="float">
            <text:p>0,7528</text:p>
          </table:table-cell>
          <table:table-cell table:style-name="ce5" office:value-type="float" office:value="0.764" calcext:value-type="float">
            <text:p>0,7640</text:p>
          </table:table-cell>
          <table:table-cell table:style-name="ce10" office:value-type="float" office:value="26.920207" calcext:value-type="float">
            <text:p>26,9202</text:p>
          </table:table-cell>
          <table:table-cell table:style-name="ce13" office:value-type="float" office:value="0.977755" calcext:value-type="float">
            <text:p>0,9778</text:p>
          </table:table-cell>
          <table:table-cell table:style-name="ce5" office:value-type="float" office:value="0.840882" calcext:value-type="float">
            <text:p>0,8409</text:p>
          </table:table-cell>
          <table:table-cell table:style-name="ce5" office:value-type="float" office:value="0.751" calcext:value-type="float">
            <text:p>0,7510</text:p>
          </table:table-cell>
          <table:table-cell table:style-name="ce10" office:value-type="float" office:value="28.294412" calcext:value-type="float">
            <text:p>28,2944</text:p>
          </table:table-cell>
          <table:table-cell table:style-name="Default" office:value-type="float" office:value="1.148232" calcext:value-type="float">
            <text:p>1,148232</text:p>
          </table:table-cell>
          <table:table-cell office:value-type="float" office:value="0.892164" calcext:value-type="float">
            <text:p>0,892164</text:p>
          </table:table-cell>
          <table:table-cell office:value-type="float" office:value="0.7305" calcext:value-type="float">
            <text:p>0,7305</text:p>
          </table:table-cell>
          <table:table-cell office:value-type="float" office:value="30.206223" calcext:value-type="float">
            <text:p>30,206223</text:p>
          </table:table-cell>
          <table:table-cell office:value-type="float" office:value="0.931364" calcext:value-type="float">
            <text:p>0,931364</text:p>
          </table:table-cell>
          <table:table-cell office:value-type="float" office:value="0.788465" calcext:value-type="float">
            <text:p>0,788465</text:p>
          </table:table-cell>
          <table:table-cell office:value-type="float" office:value="0.7595" calcext:value-type="float">
            <text:p>0,7595</text:p>
          </table:table-cell>
          <table:table-cell office:value-type="float" office:value="24.894048" calcext:value-type="float">
            <text:p>24,894048</text:p>
          </table:table-cell>
          <table:table-cell office:value-type="float" office:value="0.977936" calcext:value-type="float">
            <text:p>0,977936</text:p>
          </table:table-cell>
          <table:table-cell office:value-type="float" office:value="0.842605" calcext:value-type="float">
            <text:p>0,842605</text:p>
          </table:table-cell>
          <table:table-cell office:value-type="float" office:value="0.733" calcext:value-type="float">
            <text:p>0,733</text:p>
          </table:table-cell>
          <table:table-cell office:value-type="float" office:value="24.084026" calcext:value-type="float">
            <text:p>24,084026</text:p>
          </table:table-cell>
          <table:table-cell office:value-type="float" office:value="132" calcext:value-type="float">
            <text:p>132</text:p>
          </table:table-cell>
          <table:table-cell table:number-columns-repeated="1003"/>
        </table:table-row>
        <table:table-row table:style-name="ro1">
          <table:table-cell table:style-name="ce5" office:value-type="float" office:value="0.729316" calcext:value-type="float">
            <text:p>0,7293</text:p>
          </table:table-cell>
          <table:table-cell table:style-name="ce5" office:value-type="float" office:value="0.807081" calcext:value-type="float">
            <text:p>0,8071</text:p>
          </table:table-cell>
          <table:table-cell table:style-name="ce5" office:value-type="float" office:value="0.762" calcext:value-type="float">
            <text:p>0,7620</text:p>
          </table:table-cell>
          <table:table-cell table:style-name="ce10" office:value-type="float" office:value="24.597368" calcext:value-type="float">
            <text:p>24,5974</text:p>
          </table:table-cell>
          <table:table-cell table:style-name="ce13" office:value-type="float" office:value="0.952987" calcext:value-type="float">
            <text:p>0,9530</text:p>
          </table:table-cell>
          <table:table-cell table:style-name="ce5" office:value-type="float" office:value="0.816502" calcext:value-type="float">
            <text:p>0,8165</text:p>
          </table:table-cell>
          <table:table-cell table:style-name="ce5" office:value-type="float" office:value="0.752" calcext:value-type="float">
            <text:p>0,7520</text:p>
          </table:table-cell>
          <table:table-cell table:style-name="ce10" office:value-type="float" office:value="28.362802" calcext:value-type="float">
            <text:p>28,3628</text:p>
          </table:table-cell>
          <table:table-cell table:style-name="Default" office:value-type="float" office:value="1.090294" calcext:value-type="float">
            <text:p>1,090294</text:p>
          </table:table-cell>
          <table:table-cell office:value-type="float" office:value="0.872444" calcext:value-type="float">
            <text:p>0,872444</text:p>
          </table:table-cell>
          <table:table-cell office:value-type="float" office:value="0.7275" calcext:value-type="float">
            <text:p>0,7275</text:p>
          </table:table-cell>
          <table:table-cell office:value-type="float" office:value="31.057992" calcext:value-type="float">
            <text:p>31,057992</text:p>
          </table:table-cell>
          <table:table-cell office:value-type="float" office:value="0.91399" calcext:value-type="float">
            <text:p>0,91399</text:p>
          </table:table-cell>
          <table:table-cell office:value-type="float" office:value="0.806726" calcext:value-type="float">
            <text:p>0,806726</text:p>
          </table:table-cell>
          <table:table-cell office:value-type="float" office:value="0.7545" calcext:value-type="float">
            <text:p>0,7545</text:p>
          </table:table-cell>
          <table:table-cell office:value-type="float" office:value="28.033243" calcext:value-type="float">
            <text:p>28,033243</text:p>
          </table:table-cell>
          <table:table-cell office:value-type="float" office:value="0.974478" calcext:value-type="float">
            <text:p>0,974478</text:p>
          </table:table-cell>
          <table:table-cell office:value-type="float" office:value="0.806575" calcext:value-type="float">
            <text:p>0,806575</text:p>
          </table:table-cell>
          <table:table-cell office:value-type="float" office:value="0.758" calcext:value-type="float">
            <text:p>0,758</text:p>
          </table:table-cell>
          <table:table-cell office:value-type="float" office:value="24.067448" calcext:value-type="float">
            <text:p>24,067448</text:p>
          </table:table-cell>
          <table:table-cell office:value-type="float" office:value="133" calcext:value-type="float">
            <text:p>133</text:p>
          </table:table-cell>
          <table:table-cell table:number-columns-repeated="1003"/>
        </table:table-row>
        <table:table-row table:style-name="ro1">
          <table:table-cell table:style-name="ce5" office:value-type="float" office:value="0.711986" calcext:value-type="float">
            <text:p>0,7120</text:p>
          </table:table-cell>
          <table:table-cell table:style-name="ce5" office:value-type="float" office:value="0.780605" calcext:value-type="float">
            <text:p>0,7806</text:p>
          </table:table-cell>
          <table:table-cell table:style-name="ce5" office:value-type="float" office:value="0.77" calcext:value-type="float">
            <text:p>0,7700</text:p>
          </table:table-cell>
          <table:table-cell table:style-name="ce10" office:value-type="float" office:value="26.630703" calcext:value-type="float">
            <text:p>26,6307</text:p>
          </table:table-cell>
          <table:table-cell table:style-name="ce13" office:value-type="float" office:value="0.936734" calcext:value-type="float">
            <text:p>0,9367</text:p>
          </table:table-cell>
          <table:table-cell table:style-name="ce5" office:value-type="float" office:value="0.81342" calcext:value-type="float">
            <text:p>0,8134</text:p>
          </table:table-cell>
          <table:table-cell table:style-name="ce5" office:value-type="float" office:value="0.761" calcext:value-type="float">
            <text:p>0,7610</text:p>
          </table:table-cell>
          <table:table-cell table:style-name="ce10" office:value-type="float" office:value="28.282055" calcext:value-type="float">
            <text:p>28,2821</text:p>
          </table:table-cell>
          <table:table-cell table:style-name="Default" office:value-type="float" office:value="1.11671" calcext:value-type="float">
            <text:p>1,11671</text:p>
          </table:table-cell>
          <table:table-cell office:value-type="float" office:value="0.878086" calcext:value-type="float">
            <text:p>0,878086</text:p>
          </table:table-cell>
          <table:table-cell office:value-type="float" office:value="0.73" calcext:value-type="float">
            <text:p>0,73</text:p>
          </table:table-cell>
          <table:table-cell office:value-type="float" office:value="30.723618" calcext:value-type="float">
            <text:p>30,723618</text:p>
          </table:table-cell>
          <table:table-cell office:value-type="float" office:value="0.944207" calcext:value-type="float">
            <text:p>0,944207</text:p>
          </table:table-cell>
          <table:table-cell office:value-type="float" office:value="0.818698" calcext:value-type="float">
            <text:p>0,818698</text:p>
          </table:table-cell>
          <table:table-cell office:value-type="float" office:value="0.747" calcext:value-type="float">
            <text:p>0,747</text:p>
          </table:table-cell>
          <table:table-cell office:value-type="float" office:value="24.820427" calcext:value-type="float">
            <text:p>24,820427</text:p>
          </table:table-cell>
          <table:table-cell office:value-type="float" office:value="0.995195" calcext:value-type="float">
            <text:p>0,995195</text:p>
          </table:table-cell>
          <table:table-cell office:value-type="float" office:value="0.789423" calcext:value-type="float">
            <text:p>0,789423</text:p>
          </table:table-cell>
          <table:table-cell office:value-type="float" office:value="0.7515" calcext:value-type="float">
            <text:p>0,7515</text:p>
          </table:table-cell>
          <table:table-cell office:value-type="float" office:value="24.126042" calcext:value-type="float">
            <text:p>24,126042</text:p>
          </table:table-cell>
          <table:table-cell office:value-type="float" office:value="134" calcext:value-type="float">
            <text:p>134</text:p>
          </table:table-cell>
          <table:table-cell table:number-columns-repeated="1003"/>
        </table:table-row>
        <table:table-row table:style-name="ro1">
          <table:table-cell table:style-name="ce5" office:value-type="float" office:value="0.70968" calcext:value-type="float">
            <text:p>0,7097</text:p>
          </table:table-cell>
          <table:table-cell table:style-name="ce5" office:value-type="float" office:value="0.756018" calcext:value-type="float">
            <text:p>0,7560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4.498196" calcext:value-type="float">
            <text:p>24,4982</text:p>
          </table:table-cell>
          <table:table-cell table:style-name="ce13" office:value-type="float" office:value="0.966783" calcext:value-type="float">
            <text:p>0,9668</text:p>
          </table:table-cell>
          <table:table-cell table:style-name="ce5" office:value-type="float" office:value="0.834032" calcext:value-type="float">
            <text:p>0,8340</text:p>
          </table:table-cell>
          <table:table-cell table:style-name="ce5" office:value-type="float" office:value="0.752" calcext:value-type="float">
            <text:p>0,7520</text:p>
          </table:table-cell>
          <table:table-cell table:style-name="ce10" office:value-type="float" office:value="28.155993" calcext:value-type="float">
            <text:p>28,1560</text:p>
          </table:table-cell>
          <table:table-cell table:style-name="Default" office:value-type="float" office:value="1.113305" calcext:value-type="float">
            <text:p>1,113305</text:p>
          </table:table-cell>
          <table:table-cell office:value-type="float" office:value="0.837598" calcext:value-type="float">
            <text:p>0,837598</text:p>
          </table:table-cell>
          <table:table-cell office:value-type="float" office:value="0.7455" calcext:value-type="float">
            <text:p>0,7455</text:p>
          </table:table-cell>
          <table:table-cell office:value-type="float" office:value="31.007417" calcext:value-type="float">
            <text:p>31,007417</text:p>
          </table:table-cell>
          <table:table-cell office:value-type="float" office:value="0.901841" calcext:value-type="float">
            <text:p>0,901841</text:p>
          </table:table-cell>
          <table:table-cell office:value-type="float" office:value="0.827118" calcext:value-type="float">
            <text:p>0,827118</text:p>
          </table:table-cell>
          <table:table-cell office:value-type="float" office:value="0.744" calcext:value-type="float">
            <text:p>0,744</text:p>
          </table:table-cell>
          <table:table-cell office:value-type="float" office:value="24.846825" calcext:value-type="float">
            <text:p>24,846825</text:p>
          </table:table-cell>
          <table:table-cell office:value-type="float" office:value="0.99661" calcext:value-type="float">
            <text:p>0,99661</text:p>
          </table:table-cell>
          <table:table-cell office:value-type="float" office:value="0.845648" calcext:value-type="float">
            <text:p>0,845648</text:p>
          </table:table-cell>
          <table:table-cell office:value-type="float" office:value="0.7355" calcext:value-type="float">
            <text:p>0,7355</text:p>
          </table:table-cell>
          <table:table-cell office:value-type="float" office:value="24.067803" calcext:value-type="float">
            <text:p>24,067803</text:p>
          </table:table-cell>
          <table:table-cell office:value-type="float" office:value="135" calcext:value-type="float">
            <text:p>135</text:p>
          </table:table-cell>
          <table:table-cell table:number-columns-repeated="1003"/>
        </table:table-row>
        <table:table-row table:style-name="ro1">
          <table:table-cell table:style-name="ce5" office:value-type="float" office:value="0.714754" calcext:value-type="float">
            <text:p>0,7148</text:p>
          </table:table-cell>
          <table:table-cell table:style-name="ce5" office:value-type="float" office:value="0.745011" calcext:value-type="float">
            <text:p>0,7450</text:p>
          </table:table-cell>
          <table:table-cell table:style-name="ce5" office:value-type="float" office:value="0.7745" calcext:value-type="float">
            <text:p>0,7745</text:p>
          </table:table-cell>
          <table:table-cell table:style-name="ce10" office:value-type="float" office:value="25.45031" calcext:value-type="float">
            <text:p>25,4503</text:p>
          </table:table-cell>
          <table:table-cell table:style-name="ce13" office:value-type="float" office:value="0.921394" calcext:value-type="float">
            <text:p>0,9214</text:p>
          </table:table-cell>
          <table:table-cell table:style-name="ce5" office:value-type="float" office:value="0.829702" calcext:value-type="float">
            <text:p>0,8297</text:p>
          </table:table-cell>
          <table:table-cell table:style-name="ce5" office:value-type="float" office:value="0.751" calcext:value-type="float">
            <text:p>0,7510</text:p>
          </table:table-cell>
          <table:table-cell table:style-name="ce10" office:value-type="float" office:value="28.349689" calcext:value-type="float">
            <text:p>28,3497</text:p>
          </table:table-cell>
          <table:table-cell table:style-name="Default" office:value-type="float" office:value="1.101167" calcext:value-type="float">
            <text:p>1,101167</text:p>
          </table:table-cell>
          <table:table-cell office:value-type="float" office:value="0.847979" calcext:value-type="float">
            <text:p>0,847979</text:p>
          </table:table-cell>
          <table:table-cell office:value-type="float" office:value="0.7385" calcext:value-type="float">
            <text:p>0,7385</text:p>
          </table:table-cell>
          <table:table-cell office:value-type="float" office:value="30.01823" calcext:value-type="float">
            <text:p>30,01823</text:p>
          </table:table-cell>
          <table:table-cell office:value-type="float" office:value="0.906741" calcext:value-type="float">
            <text:p>0,906741</text:p>
          </table:table-cell>
          <table:table-cell office:value-type="float" office:value="0.820598" calcext:value-type="float">
            <text:p>0,820598</text:p>
          </table:table-cell>
          <table:table-cell office:value-type="float" office:value="0.7555" calcext:value-type="float">
            <text:p>0,7555</text:p>
          </table:table-cell>
          <table:table-cell office:value-type="float" office:value="27.378778" calcext:value-type="float">
            <text:p>27,378778</text:p>
          </table:table-cell>
          <table:table-cell office:value-type="float" office:value="0.982949" calcext:value-type="float">
            <text:p>0,982949</text:p>
          </table:table-cell>
          <table:table-cell office:value-type="float" office:value="0.790595" calcext:value-type="float">
            <text:p>0,790595</text:p>
          </table:table-cell>
          <table:table-cell office:value-type="float" office:value="0.7615" calcext:value-type="float">
            <text:p>0,7615</text:p>
          </table:table-cell>
          <table:table-cell office:value-type="float" office:value="24.147457" calcext:value-type="float">
            <text:p>24,147457</text:p>
          </table:table-cell>
          <table:table-cell office:value-type="float" office:value="136" calcext:value-type="float">
            <text:p>136</text:p>
          </table:table-cell>
          <table:table-cell table:number-columns-repeated="1003"/>
        </table:table-row>
        <table:table-row table:style-name="ro1">
          <table:table-cell table:style-name="ce5" office:value-type="float" office:value="0.706585" calcext:value-type="float">
            <text:p>0,7066</text:p>
          </table:table-cell>
          <table:table-cell table:style-name="ce5" office:value-type="float" office:value="0.75991" calcext:value-type="float">
            <text:p>0,7599</text:p>
          </table:table-cell>
          <table:table-cell table:style-name="ce5" office:value-type="float" office:value="0.7695" calcext:value-type="float">
            <text:p>0,7695</text:p>
          </table:table-cell>
          <table:table-cell table:style-name="ce10" office:value-type="float" office:value="24.558204" calcext:value-type="float">
            <text:p>24,5582</text:p>
          </table:table-cell>
          <table:table-cell table:style-name="ce13" office:value-type="float" office:value="0.927009" calcext:value-type="float">
            <text:p>0,9270</text:p>
          </table:table-cell>
          <table:table-cell table:style-name="ce5" office:value-type="float" office:value="0.844618" calcext:value-type="float">
            <text:p>0,8446</text:p>
          </table:table-cell>
          <table:table-cell table:style-name="ce5" office:value-type="float" office:value="0.7505" calcext:value-type="float">
            <text:p>0,7505</text:p>
          </table:table-cell>
          <table:table-cell table:style-name="ce10" office:value-type="float" office:value="27.987476" calcext:value-type="float">
            <text:p>27,9875</text:p>
          </table:table-cell>
          <table:table-cell table:style-name="Default" office:value-type="float" office:value="1.122731" calcext:value-type="float">
            <text:p>1,122731</text:p>
          </table:table-cell>
          <table:table-cell office:value-type="float" office:value="0.84638" calcext:value-type="float">
            <text:p>0,84638</text:p>
          </table:table-cell>
          <table:table-cell office:value-type="float" office:value="0.7365" calcext:value-type="float">
            <text:p>0,7365</text:p>
          </table:table-cell>
          <table:table-cell office:value-type="float" office:value="31.195374" calcext:value-type="float">
            <text:p>31,195374</text:p>
          </table:table-cell>
          <table:table-cell office:value-type="float" office:value="0.928472" calcext:value-type="float">
            <text:p>0,928472</text:p>
          </table:table-cell>
          <table:table-cell office:value-type="float" office:value="0.825583" calcext:value-type="float">
            <text:p>0,825583</text:p>
          </table:table-cell>
          <table:table-cell office:value-type="float" office:value="0.7465" calcext:value-type="float">
            <text:p>0,7465</text:p>
          </table:table-cell>
          <table:table-cell office:value-type="float" office:value="25.088366" calcext:value-type="float">
            <text:p>25,088366</text:p>
          </table:table-cell>
          <table:table-cell office:value-type="float" office:value="0.965797" calcext:value-type="float">
            <text:p>0,965797</text:p>
          </table:table-cell>
          <table:table-cell office:value-type="float" office:value="0.784194" calcext:value-type="float">
            <text:p>0,784194</text:p>
          </table:table-cell>
          <table:table-cell office:value-type="float" office:value="0.7635" calcext:value-type="float">
            <text:p>0,7635</text:p>
          </table:table-cell>
          <table:table-cell office:value-type="float" office:value="26.179473" calcext:value-type="float">
            <text:p>26,179473</text:p>
          </table:table-cell>
          <table:table-cell office:value-type="float" office:value="137" calcext:value-type="float">
            <text:p>137</text:p>
          </table:table-cell>
          <table:table-cell table:number-columns-repeated="1003"/>
        </table:table-row>
        <table:table-row table:style-name="ro1">
          <table:table-cell table:style-name="ce5" office:value-type="float" office:value="0.701666" calcext:value-type="float">
            <text:p>0,7017</text:p>
          </table:table-cell>
          <table:table-cell table:style-name="ce5" office:value-type="float" office:value="0.767914" calcext:value-type="float">
            <text:p>0,7679</text:p>
          </table:table-cell>
          <table:table-cell table:style-name="ce5" office:value-type="float" office:value="0.7705" calcext:value-type="float">
            <text:p>0,7705</text:p>
          </table:table-cell>
          <table:table-cell table:style-name="ce10" office:value-type="float" office:value="25.760257" calcext:value-type="float">
            <text:p>25,7603</text:p>
          </table:table-cell>
          <table:table-cell table:style-name="ce13" office:value-type="float" office:value="0.967562" calcext:value-type="float">
            <text:p>0,9676</text:p>
          </table:table-cell>
          <table:table-cell table:style-name="ce5" office:value-type="float" office:value="0.818898" calcext:value-type="float">
            <text:p>0,8189</text:p>
          </table:table-cell>
          <table:table-cell table:style-name="ce5" office:value-type="float" office:value="0.756" calcext:value-type="float">
            <text:p>0,7560</text:p>
          </table:table-cell>
          <table:table-cell table:style-name="ce10" office:value-type="float" office:value="28.263416" calcext:value-type="float">
            <text:p>28,2634</text:p>
          </table:table-cell>
          <table:table-cell table:style-name="Default" office:value-type="float" office:value="1.101796" calcext:value-type="float">
            <text:p>1,101796</text:p>
          </table:table-cell>
          <table:table-cell office:value-type="float" office:value="0.876202" calcext:value-type="float">
            <text:p>0,876202</text:p>
          </table:table-cell>
          <table:table-cell office:value-type="float" office:value="0.713" calcext:value-type="float">
            <text:p>0,713</text:p>
          </table:table-cell>
          <table:table-cell office:value-type="float" office:value="29.608066" calcext:value-type="float">
            <text:p>29,608066</text:p>
          </table:table-cell>
          <table:table-cell office:value-type="float" office:value="0.924078" calcext:value-type="float">
            <text:p>0,924078</text:p>
          </table:table-cell>
          <table:table-cell office:value-type="float" office:value="0.802263" calcext:value-type="float">
            <text:p>0,802263</text:p>
          </table:table-cell>
          <table:table-cell office:value-type="float" office:value="0.744" calcext:value-type="float">
            <text:p>0,744</text:p>
          </table:table-cell>
          <table:table-cell office:value-type="float" office:value="25.840641" calcext:value-type="float">
            <text:p>25,840641</text:p>
          </table:table-cell>
          <table:table-cell office:value-type="float" office:value="0.939555" calcext:value-type="float">
            <text:p>0,939555</text:p>
          </table:table-cell>
          <table:table-cell office:value-type="float" office:value="0.760089" calcext:value-type="float">
            <text:p>0,760089</text:p>
          </table:table-cell>
          <table:table-cell office:value-type="float" office:value="0.77" calcext:value-type="float">
            <text:p>0,77</text:p>
          </table:table-cell>
          <table:table-cell office:value-type="float" office:value="24.013216" calcext:value-type="float">
            <text:p>24,013216</text:p>
          </table:table-cell>
          <table:table-cell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table:style-name="ce5" office:value-type="float" office:value="0.703473" calcext:value-type="float">
            <text:p>0,7035</text:p>
          </table:table-cell>
          <table:table-cell table:style-name="ce5" office:value-type="float" office:value="0.820886" calcext:value-type="float">
            <text:p>0,8209</text:p>
          </table:table-cell>
          <table:table-cell table:style-name="ce5" office:value-type="float" office:value="0.7575" calcext:value-type="float">
            <text:p>0,7575</text:p>
          </table:table-cell>
          <table:table-cell table:style-name="ce10" office:value-type="float" office:value="26.310969" calcext:value-type="float">
            <text:p>26,3110</text:p>
          </table:table-cell>
          <table:table-cell table:style-name="ce13" office:value-type="float" office:value="0.95192" calcext:value-type="float">
            <text:p>0,9519</text:p>
          </table:table-cell>
          <table:table-cell table:style-name="ce5" office:value-type="float" office:value="0.821498" calcext:value-type="float">
            <text:p>0,8215</text:p>
          </table:table-cell>
          <table:table-cell table:style-name="ce5" office:value-type="float" office:value="0.7565" calcext:value-type="float">
            <text:p>0,7565</text:p>
          </table:table-cell>
          <table:table-cell table:style-name="ce10" office:value-type="float" office:value="28.248019" calcext:value-type="float">
            <text:p>28,2480</text:p>
          </table:table-cell>
          <table:table-cell table:style-name="Default" office:value-type="float" office:value="1.144254" calcext:value-type="float">
            <text:p>1,144254</text:p>
          </table:table-cell>
          <table:table-cell office:value-type="float" office:value="0.83788" calcext:value-type="float">
            <text:p>0,83788</text:p>
          </table:table-cell>
          <table:table-cell office:value-type="float" office:value="0.7375" calcext:value-type="float">
            <text:p>0,7375</text:p>
          </table:table-cell>
          <table:table-cell office:value-type="float" office:value="30.979122" calcext:value-type="float">
            <text:p>30,979122</text:p>
          </table:table-cell>
          <table:table-cell office:value-type="float" office:value="0.908579" calcext:value-type="float">
            <text:p>0,908579</text:p>
          </table:table-cell>
          <table:table-cell office:value-type="float" office:value="0.782539" calcext:value-type="float">
            <text:p>0,782539</text:p>
          </table:table-cell>
          <table:table-cell office:value-type="float" office:value="0.758" calcext:value-type="float">
            <text:p>0,758</text:p>
          </table:table-cell>
          <table:table-cell office:value-type="float" office:value="24.880035" calcext:value-type="float">
            <text:p>24,880035</text:p>
          </table:table-cell>
          <table:table-cell office:value-type="float" office:value="0.982713" calcext:value-type="float">
            <text:p>0,982713</text:p>
          </table:table-cell>
          <table:table-cell office:value-type="float" office:value="0.792989" calcext:value-type="float">
            <text:p>0,792989</text:p>
          </table:table-cell>
          <table:table-cell office:value-type="float" office:value="0.76" calcext:value-type="float">
            <text:p>0,76</text:p>
          </table:table-cell>
          <table:table-cell office:value-type="float" office:value="24.128689" calcext:value-type="float">
            <text:p>24,128689</text:p>
          </table:table-cell>
          <table:table-cell office:value-type="float" office:value="139" calcext:value-type="float">
            <text:p>139</text:p>
          </table:table-cell>
          <table:table-cell table:number-columns-repeated="1003"/>
        </table:table-row>
        <table:table-row table:style-name="ro1">
          <table:table-cell table:style-name="ce5" office:value-type="float" office:value="0.685675" calcext:value-type="float">
            <text:p>0,6857</text:p>
          </table:table-cell>
          <table:table-cell table:style-name="ce5" office:value-type="float" office:value="0.757098" calcext:value-type="float">
            <text:p>0,7571</text:p>
          </table:table-cell>
          <table:table-cell table:style-name="ce5" office:value-type="float" office:value="0.7735" calcext:value-type="float">
            <text:p>0,7735</text:p>
          </table:table-cell>
          <table:table-cell table:style-name="ce10" office:value-type="float" office:value="24.615064" calcext:value-type="float">
            <text:p>24,6151</text:p>
          </table:table-cell>
          <table:table-cell table:style-name="ce13" office:value-type="float" office:value="0.897968" calcext:value-type="float">
            <text:p>0,8980</text:p>
          </table:table-cell>
          <table:table-cell table:style-name="ce5" office:value-type="float" office:value="0.853442" calcext:value-type="float">
            <text:p>0,8534</text:p>
          </table:table-cell>
          <table:table-cell table:style-name="ce5" office:value-type="float" office:value="0.736" calcext:value-type="float">
            <text:p>0,7360</text:p>
          </table:table-cell>
          <table:table-cell table:style-name="ce10" office:value-type="float" office:value="28.179828" calcext:value-type="float">
            <text:p>28,1798</text:p>
          </table:table-cell>
          <table:table-cell table:style-name="Default" office:value-type="float" office:value="1.108768" calcext:value-type="float">
            <text:p>1,108768</text:p>
          </table:table-cell>
          <table:table-cell office:value-type="float" office:value="0.837173" calcext:value-type="float">
            <text:p>0,837173</text:p>
          </table:table-cell>
          <table:table-cell office:value-type="float" office:value="0.736" calcext:value-type="float">
            <text:p>0,736</text:p>
          </table:table-cell>
          <table:table-cell office:value-type="float" office:value="30.433345" calcext:value-type="float">
            <text:p>30,433345</text:p>
          </table:table-cell>
          <table:table-cell office:value-type="float" office:value="0.933356" calcext:value-type="float">
            <text:p>0,933356</text:p>
          </table:table-cell>
          <table:table-cell office:value-type="float" office:value="0.798103" calcext:value-type="float">
            <text:p>0,798103</text:p>
          </table:table-cell>
          <table:table-cell office:value-type="float" office:value="0.7635" calcext:value-type="float">
            <text:p>0,7635</text:p>
          </table:table-cell>
          <table:table-cell office:value-type="float" office:value="27.26983" calcext:value-type="float">
            <text:p>27,26983</text:p>
          </table:table-cell>
          <table:table-cell office:value-type="float" office:value="0.980644" calcext:value-type="float">
            <text:p>0,980644</text:p>
          </table:table-cell>
          <table:table-cell office:value-type="float" office:value="0.81452" calcext:value-type="float">
            <text:p>0,81452</text:p>
          </table:table-cell>
          <table:table-cell office:value-type="float" office:value="0.7495" calcext:value-type="float">
            <text:p>0,7495</text:p>
          </table:table-cell>
          <table:table-cell office:value-type="float" office:value="24.124961" calcext:value-type="float">
            <text:p>24,124961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1">
          <table:table-cell table:style-name="ce5" office:value-type="float" office:value="0.673613" calcext:value-type="float">
            <text:p>0,6736</text:p>
          </table:table-cell>
          <table:table-cell table:style-name="ce5" office:value-type="float" office:value="0.763901" calcext:value-type="float">
            <text:p>0,7639</text:p>
          </table:table-cell>
          <table:table-cell table:style-name="ce5" office:value-type="float" office:value="0.7695" calcext:value-type="float">
            <text:p>0,7695</text:p>
          </table:table-cell>
          <table:table-cell table:style-name="ce10" office:value-type="float" office:value="25.899486" calcext:value-type="float">
            <text:p>25,8995</text:p>
          </table:table-cell>
          <table:table-cell table:style-name="ce13" office:value-type="float" office:value="0.932269" calcext:value-type="float">
            <text:p>0,9323</text:p>
          </table:table-cell>
          <table:table-cell table:style-name="ce5" office:value-type="float" office:value="0.810461" calcext:value-type="float">
            <text:p>0,8105</text:p>
          </table:table-cell>
          <table:table-cell table:style-name="ce5" office:value-type="float" office:value="0.7555" calcext:value-type="float">
            <text:p>0,7555</text:p>
          </table:table-cell>
          <table:table-cell table:style-name="ce10" office:value-type="float" office:value="28.274067" calcext:value-type="float">
            <text:p>28,2741</text:p>
          </table:table-cell>
          <table:table-cell table:style-name="Default" office:value-type="float" office:value="1.11734" calcext:value-type="float">
            <text:p>1,11734</text:p>
          </table:table-cell>
          <table:table-cell office:value-type="float" office:value="0.839475" calcext:value-type="float">
            <text:p>0,839475</text:p>
          </table:table-cell>
          <table:table-cell office:value-type="float" office:value="0.7405" calcext:value-type="float">
            <text:p>0,7405</text:p>
          </table:table-cell>
          <table:table-cell office:value-type="float" office:value="31.037459" calcext:value-type="float">
            <text:p>31,037459</text:p>
          </table:table-cell>
          <table:table-cell office:value-type="float" office:value="0.927715" calcext:value-type="float">
            <text:p>0,927715</text:p>
          </table:table-cell>
          <table:table-cell office:value-type="float" office:value="0.791202" calcext:value-type="float">
            <text:p>0,791202</text:p>
          </table:table-cell>
          <table:table-cell office:value-type="float" office:value="0.7605" calcext:value-type="float">
            <text:p>0,7605</text:p>
          </table:table-cell>
          <table:table-cell office:value-type="float" office:value="24.840462" calcext:value-type="float">
            <text:p>24,840462</text:p>
          </table:table-cell>
          <table:table-cell office:value-type="float" office:value="0.982113" calcext:value-type="float">
            <text:p>0,982113</text:p>
          </table:table-cell>
          <table:table-cell office:value-type="float" office:value="0.797463" calcext:value-type="float">
            <text:p>0,797463</text:p>
          </table:table-cell>
          <table:table-cell office:value-type="float" office:value="0.7645" calcext:value-type="float">
            <text:p>0,7645</text:p>
          </table:table-cell>
          <table:table-cell office:value-type="float" office:value="24.050899" calcext:value-type="float">
            <text:p>24,050899</text:p>
          </table:table-cell>
          <table:table-cell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 table:style-name="ce5" office:value-type="float" office:value="0.706136" calcext:value-type="float">
            <text:p>0,7061</text:p>
          </table:table-cell>
          <table:table-cell table:style-name="ce5" office:value-type="float" office:value="0.746854" calcext:value-type="float">
            <text:p>0,7469</text:p>
          </table:table-cell>
          <table:table-cell table:style-name="ce5" office:value-type="float" office:value="0.774" calcext:value-type="float">
            <text:p>0,7740</text:p>
          </table:table-cell>
          <table:table-cell table:style-name="ce10" office:value-type="float" office:value="25.672356" calcext:value-type="float">
            <text:p>25,6724</text:p>
          </table:table-cell>
          <table:table-cell table:style-name="ce13" office:value-type="float" office:value="0.943451" calcext:value-type="float">
            <text:p>0,9435</text:p>
          </table:table-cell>
          <table:table-cell table:style-name="ce5" office:value-type="float" office:value="0.851982" calcext:value-type="float">
            <text:p>0,8520</text:p>
          </table:table-cell>
          <table:table-cell table:style-name="ce5" office:value-type="float" office:value="0.755" calcext:value-type="float">
            <text:p>0,7550</text:p>
          </table:table-cell>
          <table:table-cell table:style-name="ce10" office:value-type="float" office:value="28.249009" calcext:value-type="float">
            <text:p>28,2490</text:p>
          </table:table-cell>
          <table:table-cell table:style-name="Default" office:value-type="float" office:value="1.082243" calcext:value-type="float">
            <text:p>1,082243</text:p>
          </table:table-cell>
          <table:table-cell office:value-type="float" office:value="0.838496" calcext:value-type="float">
            <text:p>0,838496</text:p>
          </table:table-cell>
          <table:table-cell office:value-type="float" office:value="0.7475" calcext:value-type="float">
            <text:p>0,7475</text:p>
          </table:table-cell>
          <table:table-cell office:value-type="float" office:value="29.557546" calcext:value-type="float">
            <text:p>29,557546</text:p>
          </table:table-cell>
          <table:table-cell office:value-type="float" office:value="0.894125" calcext:value-type="float">
            <text:p>0,894125</text:p>
          </table:table-cell>
          <table:table-cell office:value-type="float" office:value="0.815834" calcext:value-type="float">
            <text:p>0,815834</text:p>
          </table:table-cell>
          <table:table-cell office:value-type="float" office:value="0.7525" calcext:value-type="float">
            <text:p>0,7525</text:p>
          </table:table-cell>
          <table:table-cell office:value-type="float" office:value="24.996927" calcext:value-type="float">
            <text:p>24,996927</text:p>
          </table:table-cell>
          <table:table-cell office:value-type="float" office:value="0.980404" calcext:value-type="float">
            <text:p>0,980404</text:p>
          </table:table-cell>
          <table:table-cell office:value-type="float" office:value="0.786467" calcext:value-type="float">
            <text:p>0,786467</text:p>
          </table:table-cell>
          <table:table-cell office:value-type="float" office:value="0.7515" calcext:value-type="float">
            <text:p>0,7515</text:p>
          </table:table-cell>
          <table:table-cell office:value-type="float" office:value="24.144819" calcext:value-type="float">
            <text:p>24,144819</text:p>
          </table:table-cell>
          <table:table-cell office:value-type="float" office:value="142" calcext:value-type="float">
            <text:p>142</text:p>
          </table:table-cell>
          <table:table-cell table:number-columns-repeated="1003"/>
        </table:table-row>
        <table:table-row table:style-name="ro1">
          <table:table-cell table:style-name="ce5" office:value-type="float" office:value="0.717875" calcext:value-type="float">
            <text:p>0,7179</text:p>
          </table:table-cell>
          <table:table-cell table:style-name="ce5" office:value-type="float" office:value="0.748815" calcext:value-type="float">
            <text:p>0,7488</text:p>
          </table:table-cell>
          <table:table-cell table:style-name="ce5" office:value-type="float" office:value="0.775" calcext:value-type="float">
            <text:p>0,7750</text:p>
          </table:table-cell>
          <table:table-cell table:style-name="ce10" office:value-type="float" office:value="26.685886" calcext:value-type="float">
            <text:p>26,6859</text:p>
          </table:table-cell>
          <table:table-cell table:style-name="ce13" office:value-type="float" office:value="0.917426" calcext:value-type="float">
            <text:p>0,9174</text:p>
          </table:table-cell>
          <table:table-cell table:style-name="ce5" office:value-type="float" office:value="0.892886" calcext:value-type="float">
            <text:p>0,8929</text:p>
          </table:table-cell>
          <table:table-cell table:style-name="ce5" office:value-type="float" office:value="0.724" calcext:value-type="float">
            <text:p>0,7240</text:p>
          </table:table-cell>
          <table:table-cell table:style-name="ce10" office:value-type="float" office:value="28.20734" calcext:value-type="float">
            <text:p>28,2073</text:p>
          </table:table-cell>
          <table:table-cell table:style-name="Default" office:value-type="float" office:value="1.109205" calcext:value-type="float">
            <text:p>1,109205</text:p>
          </table:table-cell>
          <table:table-cell office:value-type="float" office:value="0.846971" calcext:value-type="float">
            <text:p>0,846971</text:p>
          </table:table-cell>
          <table:table-cell office:value-type="float" office:value="0.7445" calcext:value-type="float">
            <text:p>0,7445</text:p>
          </table:table-cell>
          <table:table-cell office:value-type="float" office:value="31.208693" calcext:value-type="float">
            <text:p>31,208693</text:p>
          </table:table-cell>
          <table:table-cell office:value-type="float" office:value="0.89512" calcext:value-type="float">
            <text:p>0,89512</text:p>
          </table:table-cell>
          <table:table-cell office:value-type="float" office:value="0.789633" calcext:value-type="float">
            <text:p>0,789633</text:p>
          </table:table-cell>
          <table:table-cell office:value-type="float" office:value="0.759" calcext:value-type="float">
            <text:p>0,759</text:p>
          </table:table-cell>
          <table:table-cell office:value-type="float" office:value="25.377216" calcext:value-type="float">
            <text:p>25,377216</text:p>
          </table:table-cell>
          <table:table-cell office:value-type="float" office:value="0.930039" calcext:value-type="float">
            <text:p>0,930039</text:p>
          </table:table-cell>
          <table:table-cell office:value-type="float" office:value="0.852372" calcext:value-type="float">
            <text:p>0,852372</text:p>
          </table:table-cell>
          <table:table-cell office:value-type="float" office:value="0.7215" calcext:value-type="float">
            <text:p>0,7215</text:p>
          </table:table-cell>
          <table:table-cell office:value-type="float" office:value="24.146863" calcext:value-type="float">
            <text:p>24,146863</text:p>
          </table:table-cell>
          <table:table-cell office:value-type="float" office:value="143" calcext:value-type="float">
            <text:p>143</text:p>
          </table:table-cell>
          <table:table-cell table:number-columns-repeated="1003"/>
        </table:table-row>
        <table:table-row table:style-name="ro1">
          <table:table-cell table:style-name="ce5" office:value-type="float" office:value="0.685745" calcext:value-type="float">
            <text:p>0,6857</text:p>
          </table:table-cell>
          <table:table-cell table:style-name="ce5" office:value-type="float" office:value="0.788435" calcext:value-type="float">
            <text:p>0,7884</text:p>
          </table:table-cell>
          <table:table-cell table:style-name="ce5" office:value-type="float" office:value="0.76" calcext:value-type="float">
            <text:p>0,7600</text:p>
          </table:table-cell>
          <table:table-cell table:style-name="ce10" office:value-type="float" office:value="25.113198" calcext:value-type="float">
            <text:p>25,1132</text:p>
          </table:table-cell>
          <table:table-cell table:style-name="ce13" office:value-type="float" office:value="0.92496" calcext:value-type="float">
            <text:p>0,9250</text:p>
          </table:table-cell>
          <table:table-cell table:style-name="ce5" office:value-type="float" office:value="0.824429" calcext:value-type="float">
            <text:p>0,8244</text:p>
          </table:table-cell>
          <table:table-cell table:style-name="ce5" office:value-type="float" office:value="0.7485" calcext:value-type="float">
            <text:p>0,7485</text:p>
          </table:table-cell>
          <table:table-cell table:style-name="ce10" office:value-type="float" office:value="27.99278" calcext:value-type="float">
            <text:p>27,9928</text:p>
          </table:table-cell>
          <table:table-cell table:style-name="Default" office:value-type="float" office:value="1.077601" calcext:value-type="float">
            <text:p>1,077601</text:p>
          </table:table-cell>
          <table:table-cell office:value-type="float" office:value="0.849158" calcext:value-type="float">
            <text:p>0,849158</text:p>
          </table:table-cell>
          <table:table-cell office:value-type="float" office:value="0.727" calcext:value-type="float">
            <text:p>0,727</text:p>
          </table:table-cell>
          <table:table-cell office:value-type="float" office:value="31.087261" calcext:value-type="float">
            <text:p>31,087261</text:p>
          </table:table-cell>
          <table:table-cell office:value-type="float" office:value="0.902224" calcext:value-type="float">
            <text:p>0,902224</text:p>
          </table:table-cell>
          <table:table-cell office:value-type="float" office:value="0.809822" calcext:value-type="float">
            <text:p>0,809822</text:p>
          </table:table-cell>
          <table:table-cell office:value-type="float" office:value="0.7595" calcext:value-type="float">
            <text:p>0,7595</text:p>
          </table:table-cell>
          <table:table-cell office:value-type="float" office:value="27.660146" calcext:value-type="float">
            <text:p>27,660146</text:p>
          </table:table-cell>
          <table:table-cell office:value-type="float" office:value="0.954218" calcext:value-type="float">
            <text:p>0,954218</text:p>
          </table:table-cell>
          <table:table-cell office:value-type="float" office:value="0.789621" calcext:value-type="float">
            <text:p>0,789621</text:p>
          </table:table-cell>
          <table:table-cell office:value-type="float" office:value="0.7545" calcext:value-type="float">
            <text:p>0,7545</text:p>
          </table:table-cell>
          <table:table-cell office:value-type="float" office:value="24.097869" calcext:value-type="float">
            <text:p>24,097869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table:style-name="ce5" office:value-type="float" office:value="0.665182" calcext:value-type="float">
            <text:p>0,6652</text:p>
          </table:table-cell>
          <table:table-cell table:style-name="ce5" office:value-type="float" office:value="0.814087" calcext:value-type="float">
            <text:p>0,8141</text:p>
          </table:table-cell>
          <table:table-cell table:style-name="ce5" office:value-type="float" office:value="0.771" calcext:value-type="float">
            <text:p>0,7710</text:p>
          </table:table-cell>
          <table:table-cell table:style-name="ce10" office:value-type="float" office:value="26.49755" calcext:value-type="float">
            <text:p>26,4976</text:p>
          </table:table-cell>
          <table:table-cell table:style-name="ce13" office:value-type="float" office:value="0.91446" calcext:value-type="float">
            <text:p>0,9145</text:p>
          </table:table-cell>
          <table:table-cell table:style-name="ce5" office:value-type="float" office:value="0.81184" calcext:value-type="float">
            <text:p>0,8118</text:p>
          </table:table-cell>
          <table:table-cell table:style-name="ce5" office:value-type="float" office:value="0.755" calcext:value-type="float">
            <text:p>0,7550</text:p>
          </table:table-cell>
          <table:table-cell table:style-name="ce10" office:value-type="float" office:value="28.371136" calcext:value-type="float">
            <text:p>28,3711</text:p>
          </table:table-cell>
          <table:table-cell table:style-name="Default" office:value-type="float" office:value="1.096684" calcext:value-type="float">
            <text:p>1,096684</text:p>
          </table:table-cell>
          <table:table-cell office:value-type="float" office:value="0.843924" calcext:value-type="float">
            <text:p>0,843924</text:p>
          </table:table-cell>
          <table:table-cell office:value-type="float" office:value="0.739" calcext:value-type="float">
            <text:p>0,739</text:p>
          </table:table-cell>
          <table:table-cell office:value-type="float" office:value="30.954404" calcext:value-type="float">
            <text:p>30,954404</text:p>
          </table:table-cell>
          <table:table-cell office:value-type="float" office:value="0.925596" calcext:value-type="float">
            <text:p>0,925596</text:p>
          </table:table-cell>
          <table:table-cell office:value-type="float" office:value="0.843453" calcext:value-type="float">
            <text:p>0,843453</text:p>
          </table:table-cell>
          <table:table-cell office:value-type="float" office:value="0.7445" calcext:value-type="float">
            <text:p>0,7445</text:p>
          </table:table-cell>
          <table:table-cell office:value-type="float" office:value="24.940994" calcext:value-type="float">
            <text:p>24,940994</text:p>
          </table:table-cell>
          <table:table-cell office:value-type="float" office:value="0.958959" calcext:value-type="float">
            <text:p>0,958959</text:p>
          </table:table-cell>
          <table:table-cell office:value-type="float" office:value="0.79955" calcext:value-type="float">
            <text:p>0,79955</text:p>
          </table:table-cell>
          <table:table-cell office:value-type="float" office:value="0.759" calcext:value-type="float">
            <text:p>0,759</text:p>
          </table:table-cell>
          <table:table-cell office:value-type="float" office:value="24.038682" calcext:value-type="float">
            <text:p>24,038682</text:p>
          </table:table-cell>
          <table:table-cell office:value-type="float" office:value="145" calcext:value-type="float">
            <text:p>145</text:p>
          </table:table-cell>
          <table:table-cell table:number-columns-repeated="1003"/>
        </table:table-row>
        <table:table-row table:style-name="ro1">
          <table:table-cell table:style-name="ce5" office:value-type="float" office:value="0.667437" calcext:value-type="float">
            <text:p>0,6674</text:p>
          </table:table-cell>
          <table:table-cell table:style-name="ce5" office:value-type="float" office:value="0.76541" calcext:value-type="float">
            <text:p>0,7654</text:p>
          </table:table-cell>
          <table:table-cell table:style-name="ce5" office:value-type="float" office:value="0.7755" calcext:value-type="float">
            <text:p>0,7755</text:p>
          </table:table-cell>
          <table:table-cell table:style-name="ce10" office:value-type="float" office:value="26.807076" calcext:value-type="float">
            <text:p>26,8071</text:p>
          </table:table-cell>
          <table:table-cell table:style-name="ce13" office:value-type="float" office:value="0.904721" calcext:value-type="float">
            <text:p>0,9047</text:p>
          </table:table-cell>
          <table:table-cell table:style-name="ce5" office:value-type="float" office:value="0.835054" calcext:value-type="float">
            <text:p>0,8351</text:p>
          </table:table-cell>
          <table:table-cell table:style-name="ce5" office:value-type="float" office:value="0.7475" calcext:value-type="float">
            <text:p>0,7475</text:p>
          </table:table-cell>
          <table:table-cell table:style-name="ce10" office:value-type="float" office:value="28.075492" calcext:value-type="float">
            <text:p>28,0755</text:p>
          </table:table-cell>
          <table:table-cell table:style-name="Default" office:value-type="float" office:value="1.087299" calcext:value-type="float">
            <text:p>1,087299</text:p>
          </table:table-cell>
          <table:table-cell office:value-type="float" office:value="0.834607" calcext:value-type="float">
            <text:p>0,834607</text:p>
          </table:table-cell>
          <table:table-cell office:value-type="float" office:value="0.7435" calcext:value-type="float">
            <text:p>0,7435</text:p>
          </table:table-cell>
          <table:table-cell office:value-type="float" office:value="30.924108" calcext:value-type="float">
            <text:p>30,924108</text:p>
          </table:table-cell>
          <table:table-cell office:value-type="float" office:value="0.920166" calcext:value-type="float">
            <text:p>0,920166</text:p>
          </table:table-cell>
          <table:table-cell office:value-type="float" office:value="0.790444" calcext:value-type="float">
            <text:p>0,790444</text:p>
          </table:table-cell>
          <table:table-cell office:value-type="float" office:value="0.7555" calcext:value-type="float">
            <text:p>0,7555</text:p>
          </table:table-cell>
          <table:table-cell office:value-type="float" office:value="26.262788" calcext:value-type="float">
            <text:p>26,262788</text:p>
          </table:table-cell>
          <table:table-cell office:value-type="float" office:value="0.94456" calcext:value-type="float">
            <text:p>0,94456</text:p>
          </table:table-cell>
          <table:table-cell office:value-type="float" office:value="0.852449" calcext:value-type="float">
            <text:p>0,852449</text:p>
          </table:table-cell>
          <table:table-cell office:value-type="float" office:value="0.7355" calcext:value-type="float">
            <text:p>0,7355</text:p>
          </table:table-cell>
          <table:table-cell office:value-type="float" office:value="24.086967" calcext:value-type="float">
            <text:p>24,086967</text:p>
          </table:table-cell>
          <table:table-cell office:value-type="float" office:value="146" calcext:value-type="float">
            <text:p>146</text:p>
          </table:table-cell>
          <table:table-cell table:number-columns-repeated="1003"/>
        </table:table-row>
        <table:table-row table:style-name="ro1">
          <table:table-cell table:style-name="ce5" office:value-type="float" office:value="0.670501" calcext:value-type="float">
            <text:p>0,6705</text:p>
          </table:table-cell>
          <table:table-cell table:style-name="ce5" office:value-type="float" office:value="0.770302" calcext:value-type="float">
            <text:p>0,7703</text:p>
          </table:table-cell>
          <table:table-cell table:style-name="ce5" office:value-type="float" office:value="0.772" calcext:value-type="float">
            <text:p>0,7720</text:p>
          </table:table-cell>
          <table:table-cell table:style-name="ce10" office:value-type="float" office:value="24.396054" calcext:value-type="float">
            <text:p>24,3961</text:p>
          </table:table-cell>
          <table:table-cell table:style-name="ce13" office:value-type="float" office:value="0.92267" calcext:value-type="float">
            <text:p>0,9227</text:p>
          </table:table-cell>
          <table:table-cell table:style-name="ce5" office:value-type="float" office:value="0.834465" calcext:value-type="float">
            <text:p>0,8345</text:p>
          </table:table-cell>
          <table:table-cell table:style-name="ce5" office:value-type="float" office:value="0.7525" calcext:value-type="float">
            <text:p>0,7525</text:p>
          </table:table-cell>
          <table:table-cell table:style-name="ce10" office:value-type="float" office:value="28.241896" calcext:value-type="float">
            <text:p>28,2419</text:p>
          </table:table-cell>
          <table:table-cell table:style-name="Default" office:value-type="float" office:value="1.079211" calcext:value-type="float">
            <text:p>1,079211</text:p>
          </table:table-cell>
          <table:table-cell office:value-type="float" office:value="0.875946" calcext:value-type="float">
            <text:p>0,875946</text:p>
          </table:table-cell>
          <table:table-cell office:value-type="float" office:value="0.723" calcext:value-type="float">
            <text:p>0,723</text:p>
          </table:table-cell>
          <table:table-cell office:value-type="float" office:value="30.196779" calcext:value-type="float">
            <text:p>30,196779</text:p>
          </table:table-cell>
          <table:table-cell office:value-type="float" office:value="0.871513" calcext:value-type="float">
            <text:p>0,871513</text:p>
          </table:table-cell>
          <table:table-cell office:value-type="float" office:value="0.807279" calcext:value-type="float">
            <text:p>0,807279</text:p>
          </table:table-cell>
          <table:table-cell office:value-type="float" office:value="0.753" calcext:value-type="float">
            <text:p>0,753</text:p>
          </table:table-cell>
          <table:table-cell office:value-type="float" office:value="25.141893" calcext:value-type="float">
            <text:p>25,141893</text:p>
          </table:table-cell>
          <table:table-cell office:value-type="float" office:value="0.933082" calcext:value-type="float">
            <text:p>0,933082</text:p>
          </table:table-cell>
          <table:table-cell office:value-type="float" office:value="0.766306" calcext:value-type="float">
            <text:p>0,766306</text:p>
          </table:table-cell>
          <table:table-cell office:value-type="float" office:value="0.765" calcext:value-type="float">
            <text:p>0,765</text:p>
          </table:table-cell>
          <table:table-cell office:value-type="float" office:value="25.515502" calcext:value-type="float">
            <text:p>25,515502</text:p>
          </table:table-cell>
          <table:table-cell office:value-type="float" office:value="147" calcext:value-type="float">
            <text:p>147</text:p>
          </table:table-cell>
          <table:table-cell table:number-columns-repeated="1003"/>
        </table:table-row>
        <table:table-row table:style-name="ro1">
          <table:table-cell table:style-name="ce5" office:value-type="float" office:value="0.649573" calcext:value-type="float">
            <text:p>0,6496</text:p>
          </table:table-cell>
          <table:table-cell table:style-name="ce5" office:value-type="float" office:value="0.773093" calcext:value-type="float">
            <text:p>0,7731</text:p>
          </table:table-cell>
          <table:table-cell table:style-name="ce5" office:value-type="float" office:value="0.7765" calcext:value-type="float">
            <text:p>0,7765</text:p>
          </table:table-cell>
          <table:table-cell table:style-name="ce10" office:value-type="float" office:value="24.857429" calcext:value-type="float">
            <text:p>24,8574</text:p>
          </table:table-cell>
          <table:table-cell table:style-name="ce13" office:value-type="float" office:value="0.903541" calcext:value-type="float">
            <text:p>0,9035</text:p>
          </table:table-cell>
          <table:table-cell table:style-name="ce5" office:value-type="float" office:value="0.790194" calcext:value-type="float">
            <text:p>0,7902</text:p>
          </table:table-cell>
          <table:table-cell table:style-name="ce5" office:value-type="float" office:value="0.768" calcext:value-type="float">
            <text:p>0,7680</text:p>
          </table:table-cell>
          <table:table-cell table:style-name="ce10" office:value-type="float" office:value="28.218194" calcext:value-type="float">
            <text:p>28,2182</text:p>
          </table:table-cell>
          <table:table-cell table:style-name="Default" office:value-type="float" office:value="1.09345" calcext:value-type="float">
            <text:p>1,09345</text:p>
          </table:table-cell>
          <table:table-cell office:value-type="float" office:value="0.864497" calcext:value-type="float">
            <text:p>0,864497</text:p>
          </table:table-cell>
          <table:table-cell office:value-type="float" office:value="0.7315" calcext:value-type="float">
            <text:p>0,7315</text:p>
          </table:table-cell>
          <table:table-cell office:value-type="float" office:value="30.556327" calcext:value-type="float">
            <text:p>30,556327</text:p>
          </table:table-cell>
          <table:table-cell office:value-type="float" office:value="0.900142" calcext:value-type="float">
            <text:p>0,900142</text:p>
          </table:table-cell>
          <table:table-cell office:value-type="float" office:value="0.796997" calcext:value-type="float">
            <text:p>0,796997</text:p>
          </table:table-cell>
          <table:table-cell office:value-type="float" office:value="0.7555" calcext:value-type="float">
            <text:p>0,7555</text:p>
          </table:table-cell>
          <table:table-cell office:value-type="float" office:value="27.477609" calcext:value-type="float">
            <text:p>27,477609</text:p>
          </table:table-cell>
          <table:table-cell office:value-type="float" office:value="0.932933" calcext:value-type="float">
            <text:p>0,932933</text:p>
          </table:table-cell>
          <table:table-cell office:value-type="float" office:value="0.778947" calcext:value-type="float">
            <text:p>0,778947</text:p>
          </table:table-cell>
          <table:table-cell office:value-type="float" office:value="0.756" calcext:value-type="float">
            <text:p>0,756</text:p>
          </table:table-cell>
          <table:table-cell office:value-type="float" office:value="24.063461" calcext:value-type="float">
            <text:p>24,063461</text:p>
          </table:table-cell>
          <table:table-cell office:value-type="float" office:value="148" calcext:value-type="float">
            <text:p>148</text:p>
          </table:table-cell>
          <table:table-cell table:number-columns-repeated="1003"/>
        </table:table-row>
        <table:table-row table:style-name="ro1">
          <table:table-cell table:style-name="ce5" office:value-type="float" office:value="0.664959" calcext:value-type="float">
            <text:p>0,6650</text:p>
          </table:table-cell>
          <table:table-cell table:style-name="ce5" office:value-type="float" office:value="0.82654" calcext:value-type="float">
            <text:p>0,8265</text:p>
          </table:table-cell>
          <table:table-cell table:style-name="ce5" office:value-type="float" office:value="0.744" calcext:value-type="float">
            <text:p>0,7440</text:p>
          </table:table-cell>
          <table:table-cell table:style-name="ce10" office:value-type="float" office:value="25.411128" calcext:value-type="float">
            <text:p>25,4111</text:p>
          </table:table-cell>
          <table:table-cell table:style-name="ce13" office:value-type="float" office:value="0.910898" calcext:value-type="float">
            <text:p>0,9109</text:p>
          </table:table-cell>
          <table:table-cell table:style-name="ce5" office:value-type="float" office:value="0.831917" calcext:value-type="float">
            <text:p>0,8319</text:p>
          </table:table-cell>
          <table:table-cell table:style-name="ce5" office:value-type="float" office:value="0.761" calcext:value-type="float">
            <text:p>0,7610</text:p>
          </table:table-cell>
          <table:table-cell table:style-name="ce10" office:value-type="float" office:value="28.192128" calcext:value-type="float">
            <text:p>28,1921</text:p>
          </table:table-cell>
          <table:table-cell table:style-name="Default" office:value-type="float" office:value="1.086718" calcext:value-type="float">
            <text:p>1,086718</text:p>
          </table:table-cell>
          <table:table-cell office:value-type="float" office:value="0.827803" calcext:value-type="float">
            <text:p>0,827803</text:p>
          </table:table-cell>
          <table:table-cell office:value-type="float" office:value="0.738" calcext:value-type="float">
            <text:p>0,738</text:p>
          </table:table-cell>
          <table:table-cell office:value-type="float" office:value="30.262621" calcext:value-type="float">
            <text:p>30,262621</text:p>
          </table:table-cell>
          <table:table-cell office:value-type="float" office:value="0.893968" calcext:value-type="float">
            <text:p>0,893968</text:p>
          </table:table-cell>
          <table:table-cell office:value-type="float" office:value="0.819568" calcext:value-type="float">
            <text:p>0,819568</text:p>
          </table:table-cell>
          <table:table-cell office:value-type="float" office:value="0.7475" calcext:value-type="float">
            <text:p>0,7475</text:p>
          </table:table-cell>
          <table:table-cell office:value-type="float" office:value="24.794731" calcext:value-type="float">
            <text:p>24,794731</text:p>
          </table:table-cell>
          <table:table-cell office:value-type="float" office:value="0.95695" calcext:value-type="float">
            <text:p>0,95695</text:p>
          </table:table-cell>
          <table:table-cell office:value-type="float" office:value="0.772104" calcext:value-type="float">
            <text:p>0,772104</text:p>
          </table:table-cell>
          <table:table-cell office:value-type="float" office:value="0.757" calcext:value-type="float">
            <text:p>0,757</text:p>
          </table:table-cell>
          <table:table-cell office:value-type="float" office:value="24.106984" calcext:value-type="float">
            <text:p>24,106984</text:p>
          </table:table-cell>
          <table:table-cell office:value-type="float" office:value="149" calcext:value-type="float">
            <text:p>149</text:p>
          </table:table-cell>
          <table:table-cell table:number-columns-repeated="1003"/>
        </table:table-row>
        <table:table-row table:style-name="ro1">
          <table:table-cell table:style-name="ce5" office:value-type="float" office:value="0.66457" calcext:value-type="float">
            <text:p>0,6646</text:p>
          </table:table-cell>
          <table:table-cell table:style-name="ce5" office:value-type="float" office:value="0.77306" calcext:value-type="float">
            <text:p>0,7731</text:p>
          </table:table-cell>
          <table:table-cell table:style-name="ce5" office:value-type="float" office:value="0.776" calcext:value-type="float">
            <text:p>0,7760</text:p>
          </table:table-cell>
          <table:table-cell table:style-name="ce10" office:value-type="float" office:value="25.656993" calcext:value-type="float">
            <text:p>25,6570</text:p>
          </table:table-cell>
          <table:table-cell table:style-name="ce13" office:value-type="float" office:value="0.902572" calcext:value-type="float">
            <text:p>0,9026</text:p>
          </table:table-cell>
          <table:table-cell table:style-name="ce5" office:value-type="float" office:value="0.800349" calcext:value-type="float">
            <text:p>0,8003</text:p>
          </table:table-cell>
          <table:table-cell table:style-name="ce5" office:value-type="float" office:value="0.7575" calcext:value-type="float">
            <text:p>0,7575</text:p>
          </table:table-cell>
          <table:table-cell table:style-name="ce10" office:value-type="float" office:value="28.246145" calcext:value-type="float">
            <text:p>28,2461</text:p>
          </table:table-cell>
          <table:table-cell table:style-name="Default" office:value-type="float" office:value="1.070149" calcext:value-type="float">
            <text:p>1,070149</text:p>
          </table:table-cell>
          <table:table-cell office:value-type="float" office:value="0.808566" calcext:value-type="float">
            <text:p>0,808566</text:p>
          </table:table-cell>
          <table:table-cell office:value-type="float" office:value="0.751" calcext:value-type="float">
            <text:p>0,751</text:p>
          </table:table-cell>
          <table:table-cell office:value-type="float" office:value="30.552963" calcext:value-type="float">
            <text:p>30,552963</text:p>
          </table:table-cell>
          <table:table-cell office:value-type="float" office:value="0.905254" calcext:value-type="float">
            <text:p>0,905254</text:p>
          </table:table-cell>
          <table:table-cell office:value-type="float" office:value="0.789891" calcext:value-type="float">
            <text:p>0,789891</text:p>
          </table:table-cell>
          <table:table-cell office:value-type="float" office:value="0.7595" calcext:value-type="float">
            <text:p>0,7595</text:p>
          </table:table-cell>
          <table:table-cell office:value-type="float" office:value="25.167974" calcext:value-type="float">
            <text:p>25,167974</text:p>
          </table:table-cell>
          <table:table-cell office:value-type="float" office:value="0.926244" calcext:value-type="float">
            <text:p>0,926244</text:p>
          </table:table-cell>
          <table:table-cell office:value-type="float" office:value="0.756633" calcext:value-type="float">
            <text:p>0,756633</text:p>
          </table:table-cell>
          <table:table-cell office:value-type="float" office:value="0.761" calcext:value-type="float">
            <text:p>0,761</text:p>
          </table:table-cell>
          <table:table-cell office:value-type="float" office:value="24.174638" calcext:value-type="float">
            <text:p>24,174638</text:p>
          </table:table-cell>
          <table:table-cell office:value-type="float" office:value="150" calcext:value-type="float">
            <text:p>150</text:p>
          </table:table-cell>
          <table:table-cell table:number-columns-repeated="1003"/>
        </table:table-row>
        <table:table-row table:style-name="ro1">
          <table:table-cell table:style-name="ce5" office:value-type="float" office:value="0.668318" calcext:value-type="float">
            <text:p>0,6683</text:p>
          </table:table-cell>
          <table:table-cell table:style-name="ce5" office:value-type="float" office:value="0.742484" calcext:value-type="float">
            <text:p>0,7425</text:p>
          </table:table-cell>
          <table:table-cell table:style-name="ce5" office:value-type="float" office:value="0.7815" calcext:value-type="float">
            <text:p>0,7815</text:p>
          </table:table-cell>
          <table:table-cell table:style-name="ce10" office:value-type="float" office:value="26.651109" calcext:value-type="float">
            <text:p>26,6511</text:p>
          </table:table-cell>
          <table:table-cell table:style-name="ce13" office:value-type="float" office:value="0.919241" calcext:value-type="float">
            <text:p>0,9192</text:p>
          </table:table-cell>
          <table:table-cell table:style-name="ce5" office:value-type="float" office:value="0.808213" calcext:value-type="float">
            <text:p>0,8082</text:p>
          </table:table-cell>
          <table:table-cell table:style-name="ce5" office:value-type="float" office:value="0.767" calcext:value-type="float">
            <text:p>0,7670</text:p>
          </table:table-cell>
          <table:table-cell table:style-name="ce10" office:value-type="float" office:value="28.096824" calcext:value-type="float">
            <text:p>28,0968</text:p>
          </table:table-cell>
          <table:table-cell table:style-name="Default" office:value-type="float" office:value="1.07977" calcext:value-type="float">
            <text:p>1,07977</text:p>
          </table:table-cell>
          <table:table-cell office:value-type="float" office:value="0.836383" calcext:value-type="float">
            <text:p>0,836383</text:p>
          </table:table-cell>
          <table:table-cell office:value-type="float" office:value="0.7405" calcext:value-type="float">
            <text:p>0,7405</text:p>
          </table:table-cell>
          <table:table-cell office:value-type="float" office:value="30.239167" calcext:value-type="float">
            <text:p>30,239167</text:p>
          </table:table-cell>
          <table:table-cell office:value-type="float" office:value="0.873898" calcext:value-type="float">
            <text:p>0,873898</text:p>
          </table:table-cell>
          <table:table-cell office:value-type="float" office:value="0.814646" calcext:value-type="float">
            <text:p>0,814646</text:p>
          </table:table-cell>
          <table:table-cell office:value-type="float" office:value="0.7495" calcext:value-type="float">
            <text:p>0,7495</text:p>
          </table:table-cell>
          <table:table-cell office:value-type="float" office:value="27.690944" calcext:value-type="float">
            <text:p>27,690944</text:p>
          </table:table-cell>
          <table:table-cell office:value-type="float" office:value="0.925836" calcext:value-type="float">
            <text:p>0,925836</text:p>
          </table:table-cell>
          <table:table-cell office:value-type="float" office:value="0.802157" calcext:value-type="float">
            <text:p>0,802157</text:p>
          </table:table-cell>
          <table:table-cell office:value-type="float" office:value="0.753" calcext:value-type="float">
            <text:p>0,753</text:p>
          </table:table-cell>
          <table:table-cell office:value-type="float" office:value="24.248318" calcext:value-type="float">
            <text:p>24,248318</text:p>
          </table:table-cell>
          <table:table-cell office:value-type="float" office:value="151" calcext:value-type="float">
            <text:p>151</text:p>
          </table:table-cell>
          <table:table-cell table:number-columns-repeated="1003"/>
        </table:table-row>
        <table:table-row table:style-name="ro1">
          <table:table-cell table:style-name="ce5" office:value-type="float" office:value="0.675379" calcext:value-type="float">
            <text:p>0,6754</text:p>
          </table:table-cell>
          <table:table-cell table:style-name="ce5" office:value-type="float" office:value="0.735168" calcext:value-type="float">
            <text:p>0,7352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6.489614" calcext:value-type="float">
            <text:p>26,4896</text:p>
          </table:table-cell>
          <table:table-cell table:style-name="ce13" office:value-type="float" office:value="0.903798" calcext:value-type="float">
            <text:p>0,9038</text:p>
          </table:table-cell>
          <table:table-cell table:style-name="ce5" office:value-type="float" office:value="0.829225" calcext:value-type="float">
            <text:p>0,8292</text:p>
          </table:table-cell>
          <table:table-cell table:style-name="ce5" office:value-type="float" office:value="0.7495" calcext:value-type="float">
            <text:p>0,7495</text:p>
          </table:table-cell>
          <table:table-cell table:style-name="ce10" office:value-type="float" office:value="28.15089" calcext:value-type="float">
            <text:p>28,1509</text:p>
          </table:table-cell>
          <table:table-cell table:style-name="Default" office:value-type="float" office:value="1.073736" calcext:value-type="float">
            <text:p>1,073736</text:p>
          </table:table-cell>
          <table:table-cell office:value-type="float" office:value="0.843124" calcext:value-type="float">
            <text:p>0,843124</text:p>
          </table:table-cell>
          <table:table-cell office:value-type="float" office:value="0.7395" calcext:value-type="float">
            <text:p>0,7395</text:p>
          </table:table-cell>
          <table:table-cell office:value-type="float" office:value="31.088772" calcext:value-type="float">
            <text:p>31,088772</text:p>
          </table:table-cell>
          <table:table-cell office:value-type="float" office:value="0.898645" calcext:value-type="float">
            <text:p>0,898645</text:p>
          </table:table-cell>
          <table:table-cell office:value-type="float" office:value="0.809579" calcext:value-type="float">
            <text:p>0,809579</text:p>
          </table:table-cell>
          <table:table-cell office:value-type="float" office:value="0.754" calcext:value-type="float">
            <text:p>0,754</text:p>
          </table:table-cell>
          <table:table-cell office:value-type="float" office:value="24.987206" calcext:value-type="float">
            <text:p>24,987206</text:p>
          </table:table-cell>
          <table:table-cell office:value-type="float" office:value="0.916863" calcext:value-type="float">
            <text:p>0,916863</text:p>
          </table:table-cell>
          <table:table-cell office:value-type="float" office:value="0.772271" calcext:value-type="float">
            <text:p>0,772271</text:p>
          </table:table-cell>
          <table:table-cell office:value-type="float" office:value="0.7695" calcext:value-type="float">
            <text:p>0,7695</text:p>
          </table:table-cell>
          <table:table-cell office:value-type="float" office:value="24.09229" calcext:value-type="float">
            <text:p>24,09229</text:p>
          </table:table-cell>
          <table:table-cell office:value-type="float" office:value="152" calcext:value-type="float">
            <text:p>152</text:p>
          </table:table-cell>
          <table:table-cell table:number-columns-repeated="1003"/>
        </table:table-row>
        <table:table-row table:style-name="ro1">
          <table:table-cell table:style-name="ce5" office:value-type="float" office:value="0.663374" calcext:value-type="float">
            <text:p>0,6634</text:p>
          </table:table-cell>
          <table:table-cell table:style-name="ce5" office:value-type="float" office:value="0.775475" calcext:value-type="float">
            <text:p>0,7755</text:p>
          </table:table-cell>
          <table:table-cell table:style-name="ce5" office:value-type="float" office:value="0.7695" calcext:value-type="float">
            <text:p>0,7695</text:p>
          </table:table-cell>
          <table:table-cell table:style-name="ce10" office:value-type="float" office:value="26.296741" calcext:value-type="float">
            <text:p>26,2967</text:p>
          </table:table-cell>
          <table:table-cell table:style-name="ce13" office:value-type="float" office:value="0.879507" calcext:value-type="float">
            <text:p>0,8795</text:p>
          </table:table-cell>
          <table:table-cell table:style-name="ce5" office:value-type="float" office:value="0.82986" calcext:value-type="float">
            <text:p>0,8299</text:p>
          </table:table-cell>
          <table:table-cell table:style-name="ce5" office:value-type="float" office:value="0.7495" calcext:value-type="float">
            <text:p>0,7495</text:p>
          </table:table-cell>
          <table:table-cell table:style-name="ce10" office:value-type="float" office:value="27.905301" calcext:value-type="float">
            <text:p>27,9053</text:p>
          </table:table-cell>
          <table:table-cell table:style-name="Default" office:value-type="float" office:value="1.066276" calcext:value-type="float">
            <text:p>1,066276</text:p>
          </table:table-cell>
          <table:table-cell office:value-type="float" office:value="0.840589" calcext:value-type="float">
            <text:p>0,840589</text:p>
          </table:table-cell>
          <table:table-cell office:value-type="float" office:value="0.73" calcext:value-type="float">
            <text:p>0,73</text:p>
          </table:table-cell>
          <table:table-cell office:value-type="float" office:value="31.355229" calcext:value-type="float">
            <text:p>31,355229</text:p>
          </table:table-cell>
          <table:table-cell office:value-type="float" office:value="0.855998" calcext:value-type="float">
            <text:p>0,855998</text:p>
          </table:table-cell>
          <table:table-cell office:value-type="float" office:value="0.769867" calcext:value-type="float">
            <text:p>0,769867</text:p>
          </table:table-cell>
          <table:table-cell office:value-type="float" office:value="0.7665" calcext:value-type="float">
            <text:p>0,7665</text:p>
          </table:table-cell>
          <table:table-cell office:value-type="float" office:value="27.685847" calcext:value-type="float">
            <text:p>27,685847</text:p>
          </table:table-cell>
          <table:table-cell office:value-type="float" office:value="0.926876" calcext:value-type="float">
            <text:p>0,926876</text:p>
          </table:table-cell>
          <table:table-cell office:value-type="float" office:value="0.805057" calcext:value-type="float">
            <text:p>0,805057</text:p>
          </table:table-cell>
          <table:table-cell office:value-type="float" office:value="0.752" calcext:value-type="float">
            <text:p>0,752</text:p>
          </table:table-cell>
          <table:table-cell office:value-type="float" office:value="24.203846" calcext:value-type="float">
            <text:p>24,203846</text:p>
          </table:table-cell>
          <table:table-cell office:value-type="float" office:value="153" calcext:value-type="float">
            <text:p>153</text:p>
          </table:table-cell>
          <table:table-cell table:number-columns-repeated="1003"/>
        </table:table-row>
        <table:table-row table:style-name="ro1">
          <table:table-cell table:style-name="ce5" office:value-type="float" office:value="0.670075" calcext:value-type="float">
            <text:p>0,6701</text:p>
          </table:table-cell>
          <table:table-cell table:style-name="ce5" office:value-type="float" office:value="0.770593" calcext:value-type="float">
            <text:p>0,7706</text:p>
          </table:table-cell>
          <table:table-cell table:style-name="ce5" office:value-type="float" office:value="0.7645" calcext:value-type="float">
            <text:p>0,7645</text:p>
          </table:table-cell>
          <table:table-cell table:style-name="ce10" office:value-type="float" office:value="26.19917" calcext:value-type="float">
            <text:p>26,1992</text:p>
          </table:table-cell>
          <table:table-cell table:style-name="ce13" office:value-type="float" office:value="0.907904" calcext:value-type="float">
            <text:p>0,9079</text:p>
          </table:table-cell>
          <table:table-cell table:style-name="ce5" office:value-type="float" office:value="0.800286" calcext:value-type="float">
            <text:p>0,8003</text:p>
          </table:table-cell>
          <table:table-cell table:style-name="ce5" office:value-type="float" office:value="0.7735" calcext:value-type="float">
            <text:p>0,7735</text:p>
          </table:table-cell>
          <table:table-cell table:style-name="ce10" office:value-type="float" office:value="28.190385" calcext:value-type="float">
            <text:p>28,1904</text:p>
          </table:table-cell>
          <table:table-cell table:style-name="Default" office:value-type="float" office:value="1.073316" calcext:value-type="float">
            <text:p>1,073316</text:p>
          </table:table-cell>
          <table:table-cell office:value-type="float" office:value="0.813648" calcext:value-type="float">
            <text:p>0,813648</text:p>
          </table:table-cell>
          <table:table-cell office:value-type="float" office:value="0.748" calcext:value-type="float">
            <text:p>0,748</text:p>
          </table:table-cell>
          <table:table-cell office:value-type="float" office:value="32.585056" calcext:value-type="float">
            <text:p>32,585056</text:p>
          </table:table-cell>
          <table:table-cell office:value-type="float" office:value="0.875508" calcext:value-type="float">
            <text:p>0,875508</text:p>
          </table:table-cell>
          <table:table-cell office:value-type="float" office:value="0.773135" calcext:value-type="float">
            <text:p>0,773135</text:p>
          </table:table-cell>
          <table:table-cell office:value-type="float" office:value="0.7675" calcext:value-type="float">
            <text:p>0,7675</text:p>
          </table:table-cell>
          <table:table-cell office:value-type="float" office:value="24.791113" calcext:value-type="float">
            <text:p>24,791113</text:p>
          </table:table-cell>
          <table:table-cell office:value-type="float" office:value="0.92762" calcext:value-type="float">
            <text:p>0,92762</text:p>
          </table:table-cell>
          <table:table-cell office:value-type="float" office:value="0.820272" calcext:value-type="float">
            <text:p>0,820272</text:p>
          </table:table-cell>
          <table:table-cell office:value-type="float" office:value="0.7375" calcext:value-type="float">
            <text:p>0,7375</text:p>
          </table:table-cell>
          <table:table-cell office:value-type="float" office:value="24.076353" calcext:value-type="float">
            <text:p>24,076353</text:p>
          </table:table-cell>
          <table:table-cell office:value-type="float" office:value="154" calcext:value-type="float">
            <text:p>154</text:p>
          </table:table-cell>
          <table:table-cell table:number-columns-repeated="1003"/>
        </table:table-row>
        <table:table-row table:style-name="ro1">
          <table:table-cell table:style-name="ce5" office:value-type="float" office:value="0.672517" calcext:value-type="float">
            <text:p>0,6725</text:p>
          </table:table-cell>
          <table:table-cell table:style-name="ce5" office:value-type="float" office:value="0.756007" calcext:value-type="float">
            <text:p>0,7560</text:p>
          </table:table-cell>
          <table:table-cell table:style-name="ce5" office:value-type="float" office:value="0.7805" calcext:value-type="float">
            <text:p>0,7805</text:p>
          </table:table-cell>
          <table:table-cell table:style-name="ce10" office:value-type="float" office:value="26.208829" calcext:value-type="float">
            <text:p>26,2088</text:p>
          </table:table-cell>
          <table:table-cell table:style-name="ce13" office:value-type="float" office:value="0.905373" calcext:value-type="float">
            <text:p>0,9054</text:p>
          </table:table-cell>
          <table:table-cell table:style-name="ce5" office:value-type="float" office:value="0.796485" calcext:value-type="float">
            <text:p>0,7965</text:p>
          </table:table-cell>
          <table:table-cell table:style-name="ce5" office:value-type="float" office:value="0.7605" calcext:value-type="float">
            <text:p>0,7605</text:p>
          </table:table-cell>
          <table:table-cell table:style-name="ce10" office:value-type="float" office:value="28.115821" calcext:value-type="float">
            <text:p>28,1158</text:p>
          </table:table-cell>
          <table:table-cell table:style-name="Default" office:value-type="float" office:value="1.111653" calcext:value-type="float">
            <text:p>1,111653</text:p>
          </table:table-cell>
          <table:table-cell office:value-type="float" office:value="0.799845" calcext:value-type="float">
            <text:p>0,799845</text:p>
          </table:table-cell>
          <table:table-cell office:value-type="float" office:value="0.7575" calcext:value-type="float">
            <text:p>0,7575</text:p>
          </table:table-cell>
          <table:table-cell office:value-type="float" office:value="28.986164" calcext:value-type="float">
            <text:p>28,986164</text:p>
          </table:table-cell>
          <table:table-cell office:value-type="float" office:value="0.924297" calcext:value-type="float">
            <text:p>0,924297</text:p>
          </table:table-cell>
          <table:table-cell office:value-type="float" office:value="0.803724" calcext:value-type="float">
            <text:p>0,803724</text:p>
          </table:table-cell>
          <table:table-cell office:value-type="float" office:value="0.758" calcext:value-type="float">
            <text:p>0,758</text:p>
          </table:table-cell>
          <table:table-cell office:value-type="float" office:value="24.804844" calcext:value-type="float">
            <text:p>24,804844</text:p>
          </table:table-cell>
          <table:table-cell office:value-type="float" office:value="0.923094" calcext:value-type="float">
            <text:p>0,923094</text:p>
          </table:table-cell>
          <table:table-cell office:value-type="float" office:value="0.790526" calcext:value-type="float">
            <text:p>0,790526</text:p>
          </table:table-cell>
          <table:table-cell office:value-type="float" office:value="0.7645" calcext:value-type="float">
            <text:p>0,7645</text:p>
          </table:table-cell>
          <table:table-cell office:value-type="float" office:value="24.080806" calcext:value-type="float">
            <text:p>24,080806</text:p>
          </table:table-cell>
          <table:table-cell office:value-type="float" office:value="155" calcext:value-type="float">
            <text:p>155</text:p>
          </table:table-cell>
          <table:table-cell table:number-columns-repeated="1003"/>
        </table:table-row>
        <table:table-row table:style-name="ro1">
          <table:table-cell table:style-name="ce5" office:value-type="float" office:value="0.63999" calcext:value-type="float">
            <text:p>0,6400</text:p>
          </table:table-cell>
          <table:table-cell table:style-name="ce5" office:value-type="float" office:value="0.751444" calcext:value-type="float">
            <text:p>0,7514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6.185477" calcext:value-type="float">
            <text:p>26,1855</text:p>
          </table:table-cell>
          <table:table-cell table:style-name="ce13" office:value-type="float" office:value="0.918325" calcext:value-type="float">
            <text:p>0,9183</text:p>
          </table:table-cell>
          <table:table-cell table:style-name="ce5" office:value-type="float" office:value="0.786417" calcext:value-type="float">
            <text:p>0,7864</text:p>
          </table:table-cell>
          <table:table-cell table:style-name="ce5" office:value-type="float" office:value="0.7765" calcext:value-type="float">
            <text:p>0,7765</text:p>
          </table:table-cell>
          <table:table-cell table:style-name="ce10" office:value-type="float" office:value="28.188859" calcext:value-type="float">
            <text:p>28,1889</text:p>
          </table:table-cell>
          <table:table-cell table:style-name="Default" office:value-type="float" office:value="1.060248" calcext:value-type="float">
            <text:p>1,060248</text:p>
          </table:table-cell>
          <table:table-cell office:value-type="float" office:value="0.807815" calcext:value-type="float">
            <text:p>0,807815</text:p>
          </table:table-cell>
          <table:table-cell office:value-type="float" office:value="0.755" calcext:value-type="float">
            <text:p>0,755</text:p>
          </table:table-cell>
          <table:table-cell office:value-type="float" office:value="31.900656" calcext:value-type="float">
            <text:p>31,900656</text:p>
          </table:table-cell>
          <table:table-cell office:value-type="float" office:value="0.850074" calcext:value-type="float">
            <text:p>0,850074</text:p>
          </table:table-cell>
          <table:table-cell office:value-type="float" office:value="0.774657" calcext:value-type="float">
            <text:p>0,774657</text:p>
          </table:table-cell>
          <table:table-cell office:value-type="float" office:value="0.762" calcext:value-type="float">
            <text:p>0,762</text:p>
          </table:table-cell>
          <table:table-cell office:value-type="float" office:value="25.023679" calcext:value-type="float">
            <text:p>25,023679</text:p>
          </table:table-cell>
          <table:table-cell office:value-type="float" office:value="0.915086" calcext:value-type="float">
            <text:p>0,915086</text:p>
          </table:table-cell>
          <table:table-cell office:value-type="float" office:value="0.77075" calcext:value-type="float">
            <text:p>0,77075</text:p>
          </table:table-cell>
          <table:table-cell office:value-type="float" office:value="0.762" calcext:value-type="float">
            <text:p>0,762</text:p>
          </table:table-cell>
          <table:table-cell office:value-type="float" office:value="24.081007" calcext:value-type="float">
            <text:p>24,081007</text:p>
          </table:table-cell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1">
          <table:table-cell table:style-name="ce5" office:value-type="float" office:value="0.65699" calcext:value-type="float">
            <text:p>0,6570</text:p>
          </table:table-cell>
          <table:table-cell table:style-name="ce5" office:value-type="float" office:value="0.726017" calcext:value-type="float">
            <text:p>0,7260</text:p>
          </table:table-cell>
          <table:table-cell table:style-name="ce5" office:value-type="float" office:value="0.7855" calcext:value-type="float">
            <text:p>0,7855</text:p>
          </table:table-cell>
          <table:table-cell table:style-name="ce10" office:value-type="float" office:value="26.226629" calcext:value-type="float">
            <text:p>26,2266</text:p>
          </table:table-cell>
          <table:table-cell table:style-name="ce13" office:value-type="float" office:value="0.888418" calcext:value-type="float">
            <text:p>0,8884</text:p>
          </table:table-cell>
          <table:table-cell table:style-name="ce5" office:value-type="float" office:value="0.804776" calcext:value-type="float">
            <text:p>0,8048</text:p>
          </table:table-cell>
          <table:table-cell table:style-name="ce5" office:value-type="float" office:value="0.7575" calcext:value-type="float">
            <text:p>0,7575</text:p>
          </table:table-cell>
          <table:table-cell table:style-name="ce10" office:value-type="float" office:value="28.049519" calcext:value-type="float">
            <text:p>28,0495</text:p>
          </table:table-cell>
          <table:table-cell table:style-name="Default" office:value-type="float" office:value="1.054473" calcext:value-type="float">
            <text:p>1,054473</text:p>
          </table:table-cell>
          <table:table-cell office:value-type="float" office:value="0.820519" calcext:value-type="float">
            <text:p>0,820519</text:p>
          </table:table-cell>
          <table:table-cell office:value-type="float" office:value="0.7475" calcext:value-type="float">
            <text:p>0,7475</text:p>
          </table:table-cell>
          <table:table-cell office:value-type="float" office:value="33.106331" calcext:value-type="float">
            <text:p>33,106331</text:p>
          </table:table-cell>
          <table:table-cell office:value-type="float" office:value="0.862079" calcext:value-type="float">
            <text:p>0,862079</text:p>
          </table:table-cell>
          <table:table-cell office:value-type="float" office:value="0.794391" calcext:value-type="float">
            <text:p>0,794391</text:p>
          </table:table-cell>
          <table:table-cell office:value-type="float" office:value="0.762" calcext:value-type="float">
            <text:p>0,762</text:p>
          </table:table-cell>
          <table:table-cell office:value-type="float" office:value="27.946819" calcext:value-type="float">
            <text:p>27,946819</text:p>
          </table:table-cell>
          <table:table-cell office:value-type="float" office:value="0.946742" calcext:value-type="float">
            <text:p>0,946742</text:p>
          </table:table-cell>
          <table:table-cell office:value-type="float" office:value="0.796751" calcext:value-type="float">
            <text:p>0,796751</text:p>
          </table:table-cell>
          <table:table-cell office:value-type="float" office:value="0.762" calcext:value-type="float">
            <text:p>0,762</text:p>
          </table:table-cell>
          <table:table-cell office:value-type="float" office:value="24.150733" calcext:value-type="float">
            <text:p>24,150733</text:p>
          </table:table-cell>
          <table:table-cell office:value-type="float" office:value="157" calcext:value-type="float">
            <text:p>157</text:p>
          </table:table-cell>
          <table:table-cell table:number-columns-repeated="1003"/>
        </table:table-row>
        <table:table-row table:style-name="ro1">
          <table:table-cell table:style-name="ce5" office:value-type="float" office:value="0.626783" calcext:value-type="float">
            <text:p>0,6268</text:p>
          </table:table-cell>
          <table:table-cell table:style-name="ce5" office:value-type="float" office:value="0.805447" calcext:value-type="float">
            <text:p>0,8054</text:p>
          </table:table-cell>
          <table:table-cell table:style-name="ce5" office:value-type="float" office:value="0.767" calcext:value-type="float">
            <text:p>0,7670</text:p>
          </table:table-cell>
          <table:table-cell table:style-name="ce10" office:value-type="float" office:value="25.975217" calcext:value-type="float">
            <text:p>25,9752</text:p>
          </table:table-cell>
          <table:table-cell table:style-name="ce13" office:value-type="float" office:value="0.856881" calcext:value-type="float">
            <text:p>0,8569</text:p>
          </table:table-cell>
          <table:table-cell table:style-name="ce5" office:value-type="float" office:value="0.855556" calcext:value-type="float">
            <text:p>0,8556</text:p>
          </table:table-cell>
          <table:table-cell table:style-name="ce5" office:value-type="float" office:value="0.7355" calcext:value-type="float">
            <text:p>0,7355</text:p>
          </table:table-cell>
          <table:table-cell table:style-name="ce10" office:value-type="float" office:value="28.117287" calcext:value-type="float">
            <text:p>28,1173</text:p>
          </table:table-cell>
          <table:table-cell table:style-name="Default" office:value-type="float" office:value="1.08771" calcext:value-type="float">
            <text:p>1,08771</text:p>
          </table:table-cell>
          <table:table-cell office:value-type="float" office:value="0.794673" calcext:value-type="float">
            <text:p>0,794673</text:p>
          </table:table-cell>
          <table:table-cell office:value-type="float" office:value="0.7525" calcext:value-type="float">
            <text:p>0,7525</text:p>
          </table:table-cell>
          <table:table-cell office:value-type="float" office:value="33.502962" calcext:value-type="float">
            <text:p>33,502962</text:p>
          </table:table-cell>
          <table:table-cell office:value-type="float" office:value="0.849595" calcext:value-type="float">
            <text:p>0,849595</text:p>
          </table:table-cell>
          <table:table-cell office:value-type="float" office:value="0.779018" calcext:value-type="float">
            <text:p>0,779018</text:p>
          </table:table-cell>
          <table:table-cell office:value-type="float" office:value="0.759" calcext:value-type="float">
            <text:p>0,759</text:p>
          </table:table-cell>
          <table:table-cell office:value-type="float" office:value="24.905324" calcext:value-type="float">
            <text:p>24,905324</text:p>
          </table:table-cell>
          <table:table-cell office:value-type="float" office:value="0.931531" calcext:value-type="float">
            <text:p>0,931531</text:p>
          </table:table-cell>
          <table:table-cell office:value-type="float" office:value="0.76954" calcext:value-type="float">
            <text:p>0,76954</text:p>
          </table:table-cell>
          <table:table-cell office:value-type="float" office:value="0.761" calcext:value-type="float">
            <text:p>0,761</text:p>
          </table:table-cell>
          <table:table-cell office:value-type="float" office:value="24.116461" calcext:value-type="float">
            <text:p>24,116461</text:p>
          </table:table-cell>
          <table:table-cell office:value-type="float" office:value="158" calcext:value-type="float">
            <text:p>158</text:p>
          </table:table-cell>
          <table:table-cell table:number-columns-repeated="1003"/>
        </table:table-row>
        <table:table-row table:style-name="ro1">
          <table:table-cell table:style-name="ce5" office:value-type="float" office:value="0.677608" calcext:value-type="float">
            <text:p>0,6776</text:p>
          </table:table-cell>
          <table:table-cell table:style-name="ce5" office:value-type="float" office:value="0.721251" calcext:value-type="float">
            <text:p>0,7213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6.025496" calcext:value-type="float">
            <text:p>26,0255</text:p>
          </table:table-cell>
          <table:table-cell table:style-name="ce13" office:value-type="float" office:value="0.879116" calcext:value-type="float">
            <text:p>0,8791</text:p>
          </table:table-cell>
          <table:table-cell table:style-name="ce5" office:value-type="float" office:value="0.819824" calcext:value-type="float">
            <text:p>0,8198</text:p>
          </table:table-cell>
          <table:table-cell table:style-name="ce5" office:value-type="float" office:value="0.755" calcext:value-type="float">
            <text:p>0,7550</text:p>
          </table:table-cell>
          <table:table-cell table:style-name="ce10" office:value-type="float" office:value="27.892668" calcext:value-type="float">
            <text:p>27,8927</text:p>
          </table:table-cell>
          <table:table-cell table:style-name="Default" office:value-type="float" office:value="1.072145" calcext:value-type="float">
            <text:p>1,072145</text:p>
          </table:table-cell>
          <table:table-cell office:value-type="float" office:value="0.79768" calcext:value-type="float">
            <text:p>0,79768</text:p>
          </table:table-cell>
          <table:table-cell office:value-type="float" office:value="0.7595" calcext:value-type="float">
            <text:p>0,7595</text:p>
          </table:table-cell>
          <table:table-cell office:value-type="float" office:value="32.364995" calcext:value-type="float">
            <text:p>32,364995</text:p>
          </table:table-cell>
          <table:table-cell office:value-type="float" office:value="0.857771" calcext:value-type="float">
            <text:p>0,857771</text:p>
          </table:table-cell>
          <table:table-cell office:value-type="float" office:value="0.773996" calcext:value-type="float">
            <text:p>0,773996</text:p>
          </table:table-cell>
          <table:table-cell office:value-type="float" office:value="0.769" calcext:value-type="float">
            <text:p>0,769</text:p>
          </table:table-cell>
          <table:table-cell office:value-type="float" office:value="26.564678" calcext:value-type="float">
            <text:p>26,564678</text:p>
          </table:table-cell>
          <table:table-cell office:value-type="float" office:value="0.908594" calcext:value-type="float">
            <text:p>0,908594</text:p>
          </table:table-cell>
          <table:table-cell office:value-type="float" office:value="0.872315" calcext:value-type="float">
            <text:p>0,872315</text:p>
          </table:table-cell>
          <table:table-cell office:value-type="float" office:value="0.723" calcext:value-type="float">
            <text:p>0,723</text:p>
          </table:table-cell>
          <table:table-cell office:value-type="float" office:value="26.33083" calcext:value-type="float">
            <text:p>26,33083</text:p>
          </table:table-cell>
          <table:table-cell office:value-type="float" office:value="159" calcext:value-type="float">
            <text:p>159</text:p>
          </table:table-cell>
          <table:table-cell table:number-columns-repeated="1003"/>
        </table:table-row>
        <table:table-row table:style-name="ro1">
          <table:table-cell table:style-name="ce5" office:value-type="float" office:value="0.619461" calcext:value-type="float">
            <text:p>0,6195</text:p>
          </table:table-cell>
          <table:table-cell table:style-name="ce5" office:value-type="float" office:value="0.789459" calcext:value-type="float">
            <text:p>0,7895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6.437251" calcext:value-type="float">
            <text:p>26,4373</text:p>
          </table:table-cell>
          <table:table-cell table:style-name="ce13" office:value-type="float" office:value="0.883693" calcext:value-type="float">
            <text:p>0,8837</text:p>
          </table:table-cell>
          <table:table-cell table:style-name="ce5" office:value-type="float" office:value="0.817609" calcext:value-type="float">
            <text:p>0,8176</text:p>
          </table:table-cell>
          <table:table-cell table:style-name="ce5" office:value-type="float" office:value="0.759" calcext:value-type="float">
            <text:p>0,7590</text:p>
          </table:table-cell>
          <table:table-cell table:style-name="ce10" office:value-type="float" office:value="28.098393" calcext:value-type="float">
            <text:p>28,0984</text:p>
          </table:table-cell>
          <table:table-cell table:style-name="Default" office:value-type="float" office:value="1.069734" calcext:value-type="float">
            <text:p>1,069734</text:p>
          </table:table-cell>
          <table:table-cell office:value-type="float" office:value="0.797788" calcext:value-type="float">
            <text:p>0,797788</text:p>
          </table:table-cell>
          <table:table-cell office:value-type="float" office:value="0.755" calcext:value-type="float">
            <text:p>0,755</text:p>
          </table:table-cell>
          <table:table-cell office:value-type="float" office:value="33.483631" calcext:value-type="float">
            <text:p>33,483631</text:p>
          </table:table-cell>
          <table:table-cell office:value-type="float" office:value="0.869762" calcext:value-type="float">
            <text:p>0,869762</text:p>
          </table:table-cell>
          <table:table-cell office:value-type="float" office:value="0.838911" calcext:value-type="float">
            <text:p>0,838911</text:p>
          </table:table-cell>
          <table:table-cell office:value-type="float" office:value="0.7395" calcext:value-type="float">
            <text:p>0,7395</text:p>
          </table:table-cell>
          <table:table-cell office:value-type="float" office:value="25.290802" calcext:value-type="float">
            <text:p>25,290802</text:p>
          </table:table-cell>
          <table:table-cell office:value-type="float" office:value="0.917342" calcext:value-type="float">
            <text:p>0,917342</text:p>
          </table:table-cell>
          <table:table-cell office:value-type="float" office:value="0.853018" calcext:value-type="float">
            <text:p>0,853018</text:p>
          </table:table-cell>
          <table:table-cell office:value-type="float" office:value="0.7355" calcext:value-type="float">
            <text:p>0,7355</text:p>
          </table:table-cell>
          <table:table-cell office:value-type="float" office:value="24.053845" calcext:value-type="float">
            <text:p>24,053845</text:p>
          </table:table-cell>
          <table:table-cell office:value-type="float" office:value="160" calcext:value-type="float">
            <text:p>160</text:p>
          </table:table-cell>
          <table:table-cell table:number-columns-repeated="1003"/>
        </table:table-row>
        <table:table-row table:style-name="ro1">
          <table:table-cell table:style-name="ce5" office:value-type="float" office:value="0.626005" calcext:value-type="float">
            <text:p>0,6260</text:p>
          </table:table-cell>
          <table:table-cell table:style-name="ce5" office:value-type="float" office:value="0.735516" calcext:value-type="float">
            <text:p>0,7355</text:p>
          </table:table-cell>
          <table:table-cell table:style-name="ce5" office:value-type="float" office:value="0.782" calcext:value-type="float">
            <text:p>0,7820</text:p>
          </table:table-cell>
          <table:table-cell table:style-name="ce10" office:value-type="float" office:value="25.99879" calcext:value-type="float">
            <text:p>25,9988</text:p>
          </table:table-cell>
          <table:table-cell table:style-name="ce13" office:value-type="float" office:value="0.870448" calcext:value-type="float">
            <text:p>0,8704</text:p>
          </table:table-cell>
          <table:table-cell table:style-name="ce5" office:value-type="float" office:value="0.831543" calcext:value-type="float">
            <text:p>0,8315</text:p>
          </table:table-cell>
          <table:table-cell table:style-name="ce5" office:value-type="float" office:value="0.76" calcext:value-type="float">
            <text:p>0,7600</text:p>
          </table:table-cell>
          <table:table-cell table:style-name="ce10" office:value-type="float" office:value="28.026895" calcext:value-type="float">
            <text:p>28,0269</text:p>
          </table:table-cell>
          <table:table-cell table:style-name="Default" office:value-type="float" office:value="1.086252" calcext:value-type="float">
            <text:p>1,086252</text:p>
          </table:table-cell>
          <table:table-cell office:value-type="float" office:value="0.873016" calcext:value-type="float">
            <text:p>0,873016</text:p>
          </table:table-cell>
          <table:table-cell office:value-type="float" office:value="0.737" calcext:value-type="float">
            <text:p>0,737</text:p>
          </table:table-cell>
          <table:table-cell office:value-type="float" office:value="32.279247" calcext:value-type="float">
            <text:p>32,279247</text:p>
          </table:table-cell>
          <table:table-cell office:value-type="float" office:value="0.844299" calcext:value-type="float">
            <text:p>0,844299</text:p>
          </table:table-cell>
          <table:table-cell office:value-type="float" office:value="0.749052" calcext:value-type="float">
            <text:p>0,749052</text:p>
          </table:table-cell>
          <table:table-cell office:value-type="float" office:value="0.7685" calcext:value-type="float">
            <text:p>0,7685</text:p>
          </table:table-cell>
          <table:table-cell office:value-type="float" office:value="24.907823" calcext:value-type="float">
            <text:p>24,907823</text:p>
          </table:table-cell>
          <table:table-cell office:value-type="float" office:value="0.893276" calcext:value-type="float">
            <text:p>0,893276</text:p>
          </table:table-cell>
          <table:table-cell office:value-type="float" office:value="0.751317" calcext:value-type="float">
            <text:p>0,751317</text:p>
          </table:table-cell>
          <table:table-cell office:value-type="float" office:value="0.7725" calcext:value-type="float">
            <text:p>0,7725</text:p>
          </table:table-cell>
          <table:table-cell office:value-type="float" office:value="24.035449" calcext:value-type="float">
            <text:p>24,035449</text:p>
          </table:table-cell>
          <table:table-cell office:value-type="float" office:value="161" calcext:value-type="float">
            <text:p>161</text:p>
          </table:table-cell>
          <table:table-cell table:number-columns-repeated="1003"/>
        </table:table-row>
        <table:table-row table:style-name="ro1">
          <table:table-cell table:style-name="ce5" office:value-type="float" office:value="0.635568" calcext:value-type="float">
            <text:p>0,6356</text:p>
          </table:table-cell>
          <table:table-cell table:style-name="ce5" office:value-type="float" office:value="0.722684" calcext:value-type="float">
            <text:p>0,7227</text:p>
          </table:table-cell>
          <table:table-cell table:style-name="ce5" office:value-type="float" office:value="0.786" calcext:value-type="float">
            <text:p>0,7860</text:p>
          </table:table-cell>
          <table:table-cell table:style-name="ce10" office:value-type="float" office:value="25.761781" calcext:value-type="float">
            <text:p>25,7618</text:p>
          </table:table-cell>
          <table:table-cell table:style-name="ce13" office:value-type="float" office:value="0.885124" calcext:value-type="float">
            <text:p>0,8851</text:p>
          </table:table-cell>
          <table:table-cell table:style-name="ce5" office:value-type="float" office:value="0.796102" calcext:value-type="float">
            <text:p>0,7961</text:p>
          </table:table-cell>
          <table:table-cell table:style-name="ce5" office:value-type="float" office:value="0.775" calcext:value-type="float">
            <text:p>0,7750</text:p>
          </table:table-cell>
          <table:table-cell table:style-name="ce10" office:value-type="float" office:value="28.221219" calcext:value-type="float">
            <text:p>28,2212</text:p>
          </table:table-cell>
          <table:table-cell table:style-name="Default" office:value-type="float" office:value="1.069004" calcext:value-type="float">
            <text:p>1,069004</text:p>
          </table:table-cell>
          <table:table-cell office:value-type="float" office:value="0.827068" calcext:value-type="float">
            <text:p>0,827068</text:p>
          </table:table-cell>
          <table:table-cell office:value-type="float" office:value="0.7415" calcext:value-type="float">
            <text:p>0,7415</text:p>
          </table:table-cell>
          <table:table-cell office:value-type="float" office:value="32.475257" calcext:value-type="float">
            <text:p>32,475257</text:p>
          </table:table-cell>
          <table:table-cell office:value-type="float" office:value="0.849792" calcext:value-type="float">
            <text:p>0,849792</text:p>
          </table:table-cell>
          <table:table-cell office:value-type="float" office:value="0.793235" calcext:value-type="float">
            <text:p>0,793235</text:p>
          </table:table-cell>
          <table:table-cell office:value-type="float" office:value="0.7505" calcext:value-type="float">
            <text:p>0,7505</text:p>
          </table:table-cell>
          <table:table-cell office:value-type="float" office:value="26.28912" calcext:value-type="float">
            <text:p>26,28912</text:p>
          </table:table-cell>
          <table:table-cell office:value-type="float" office:value="0.883461" calcext:value-type="float">
            <text:p>0,883461</text:p>
          </table:table-cell>
          <table:table-cell office:value-type="float" office:value="0.734125" calcext:value-type="float">
            <text:p>0,734125</text:p>
          </table:table-cell>
          <table:table-cell office:value-type="float" office:value="0.781" calcext:value-type="float">
            <text:p>0,781</text:p>
          </table:table-cell>
          <table:table-cell office:value-type="float" office:value="24.150657" calcext:value-type="float">
            <text:p>24,150657</text:p>
          </table:table-cell>
          <table:table-cell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5" office:value-type="float" office:value="0.645904" calcext:value-type="float">
            <text:p>0,6459</text:p>
          </table:table-cell>
          <table:table-cell table:style-name="ce5" office:value-type="float" office:value="0.764004" calcext:value-type="float">
            <text:p>0,7640</text:p>
          </table:table-cell>
          <table:table-cell table:style-name="ce5" office:value-type="float" office:value="0.7815" calcext:value-type="float">
            <text:p>0,7815</text:p>
          </table:table-cell>
          <table:table-cell table:style-name="ce10" office:value-type="float" office:value="25.237364" calcext:value-type="float">
            <text:p>25,2374</text:p>
          </table:table-cell>
          <table:table-cell table:style-name="ce13" office:value-type="float" office:value="0.867157" calcext:value-type="float">
            <text:p>0,8672</text:p>
          </table:table-cell>
          <table:table-cell table:style-name="ce5" office:value-type="float" office:value="0.770935" calcext:value-type="float">
            <text:p>0,7709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7.892668" calcext:value-type="float">
            <text:p>27,8927</text:p>
          </table:table-cell>
          <table:table-cell table:style-name="Default" office:value-type="float" office:value="1.053318" calcext:value-type="float">
            <text:p>1,053318</text:p>
          </table:table-cell>
          <table:table-cell office:value-type="float" office:value="0.797613" calcext:value-type="float">
            <text:p>0,797613</text:p>
          </table:table-cell>
          <table:table-cell office:value-type="float" office:value="0.76" calcext:value-type="float">
            <text:p>0,76</text:p>
          </table:table-cell>
          <table:table-cell office:value-type="float" office:value="32.126903" calcext:value-type="float">
            <text:p>32,126903</text:p>
          </table:table-cell>
          <table:table-cell office:value-type="float" office:value="0.844951" calcext:value-type="float">
            <text:p>0,844951</text:p>
          </table:table-cell>
          <table:table-cell office:value-type="float" office:value="0.766523" calcext:value-type="float">
            <text:p>0,766523</text:p>
          </table:table-cell>
          <table:table-cell office:value-type="float" office:value="0.7755" calcext:value-type="float">
            <text:p>0,7755</text:p>
          </table:table-cell>
          <table:table-cell office:value-type="float" office:value="26.260865" calcext:value-type="float">
            <text:p>26,260865</text:p>
          </table:table-cell>
          <table:table-cell office:value-type="float" office:value="0.903356" calcext:value-type="float">
            <text:p>0,903356</text:p>
          </table:table-cell>
          <table:table-cell office:value-type="float" office:value="0.774514" calcext:value-type="float">
            <text:p>0,774514</text:p>
          </table:table-cell>
          <table:table-cell office:value-type="float" office:value="0.766" calcext:value-type="float">
            <text:p>0,766</text:p>
          </table:table-cell>
          <table:table-cell office:value-type="float" office:value="24.047379" calcext:value-type="float">
            <text:p>24,047379</text:p>
          </table:table-cell>
          <table:table-cell office:value-type="float" office:value="163" calcext:value-type="float">
            <text:p>163</text:p>
          </table:table-cell>
          <table:table-cell table:number-columns-repeated="1003"/>
        </table:table-row>
        <table:table-row table:style-name="ro1">
          <table:table-cell table:style-name="ce5" office:value-type="float" office:value="0.632983" calcext:value-type="float">
            <text:p>0,6330</text:p>
          </table:table-cell>
          <table:table-cell table:style-name="ce5" office:value-type="float" office:value="0.743534" calcext:value-type="float">
            <text:p>0,7435</text:p>
          </table:table-cell>
          <table:table-cell table:style-name="ce5" office:value-type="float" office:value="0.7845" calcext:value-type="float">
            <text:p>0,7845</text:p>
          </table:table-cell>
          <table:table-cell table:style-name="ce10" office:value-type="float" office:value="25.360564" calcext:value-type="float">
            <text:p>25,3606</text:p>
          </table:table-cell>
          <table:table-cell table:style-name="ce13" office:value-type="float" office:value="0.891531" calcext:value-type="float">
            <text:p>0,8915</text:p>
          </table:table-cell>
          <table:table-cell table:style-name="ce5" office:value-type="float" office:value="0.807541" calcext:value-type="float">
            <text:p>0,8075</text:p>
          </table:table-cell>
          <table:table-cell table:style-name="ce5" office:value-type="float" office:value="0.7625" calcext:value-type="float">
            <text:p>0,7625</text:p>
          </table:table-cell>
          <table:table-cell table:style-name="ce10" office:value-type="float" office:value="28.057945" calcext:value-type="float">
            <text:p>28,0579</text:p>
          </table:table-cell>
          <table:table-cell table:style-name="Default" office:value-type="float" office:value="1.097677" calcext:value-type="float">
            <text:p>1,097677</text:p>
          </table:table-cell>
          <table:table-cell office:value-type="float" office:value="0.791725" calcext:value-type="float">
            <text:p>0,791725</text:p>
          </table:table-cell>
          <table:table-cell office:value-type="float" office:value="0.7605" calcext:value-type="float">
            <text:p>0,7605</text:p>
          </table:table-cell>
          <table:table-cell office:value-type="float" office:value="34.411628" calcext:value-type="float">
            <text:p>34,411628</text:p>
          </table:table-cell>
          <table:table-cell office:value-type="float" office:value="0.836022" calcext:value-type="float">
            <text:p>0,836022</text:p>
          </table:table-cell>
          <table:table-cell office:value-type="float" office:value="0.807031" calcext:value-type="float">
            <text:p>0,807031</text:p>
          </table:table-cell>
          <table:table-cell office:value-type="float" office:value="0.754" calcext:value-type="float">
            <text:p>0,754</text:p>
          </table:table-cell>
          <table:table-cell office:value-type="float" office:value="24.876534" calcext:value-type="float">
            <text:p>24,876534</text:p>
          </table:table-cell>
          <table:table-cell office:value-type="float" office:value="0.913774" calcext:value-type="float">
            <text:p>0,913774</text:p>
          </table:table-cell>
          <table:table-cell office:value-type="float" office:value="0.764908" calcext:value-type="float">
            <text:p>0,764908</text:p>
          </table:table-cell>
          <table:table-cell office:value-type="float" office:value="0.766" calcext:value-type="float">
            <text:p>0,766</text:p>
          </table:table-cell>
          <table:table-cell office:value-type="float" office:value="24.044964" calcext:value-type="float">
            <text:p>24,044964</text:p>
          </table:table-cell>
          <table:table-cell office:value-type="float" office:value="164" calcext:value-type="float">
            <text:p>164</text:p>
          </table:table-cell>
          <table:table-cell table:number-columns-repeated="1003"/>
        </table:table-row>
        <table:table-row table:style-name="ro1">
          <table:table-cell table:style-name="ce5" office:value-type="float" office:value="0.616331" calcext:value-type="float">
            <text:p>0,6163</text:p>
          </table:table-cell>
          <table:table-cell table:style-name="ce5" office:value-type="float" office:value="0.734424" calcext:value-type="float">
            <text:p>0,7344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5.520459" calcext:value-type="float">
            <text:p>25,5205</text:p>
          </table:table-cell>
          <table:table-cell table:style-name="ce13" office:value-type="float" office:value="0.852666" calcext:value-type="float">
            <text:p>0,8527</text:p>
          </table:table-cell>
          <table:table-cell table:style-name="ce5" office:value-type="float" office:value="0.805947" calcext:value-type="float">
            <text:p>0,8059</text:p>
          </table:table-cell>
          <table:table-cell table:style-name="ce5" office:value-type="float" office:value="0.7715" calcext:value-type="float">
            <text:p>0,7715</text:p>
          </table:table-cell>
          <table:table-cell table:style-name="ce10" office:value-type="float" office:value="27.997959" calcext:value-type="float">
            <text:p>27,9980</text:p>
          </table:table-cell>
          <table:table-cell table:style-name="Default" office:value-type="float" office:value="1.083754" calcext:value-type="float">
            <text:p>1,083754</text:p>
          </table:table-cell>
          <table:table-cell office:value-type="float" office:value="0.802727" calcext:value-type="float">
            <text:p>0,802727</text:p>
          </table:table-cell>
          <table:table-cell office:value-type="float" office:value="0.751" calcext:value-type="float">
            <text:p>0,751</text:p>
          </table:table-cell>
          <table:table-cell office:value-type="float" office:value="33.069895" calcext:value-type="float">
            <text:p>33,069895</text:p>
          </table:table-cell>
          <table:table-cell office:value-type="float" office:value="0.853601" calcext:value-type="float">
            <text:p>0,853601</text:p>
          </table:table-cell>
          <table:table-cell office:value-type="float" office:value="0.795106" calcext:value-type="float">
            <text:p>0,795106</text:p>
          </table:table-cell>
          <table:table-cell office:value-type="float" office:value="0.756" calcext:value-type="float">
            <text:p>0,756</text:p>
          </table:table-cell>
          <table:table-cell office:value-type="float" office:value="24.940584" calcext:value-type="float">
            <text:p>24,940584</text:p>
          </table:table-cell>
          <table:table-cell office:value-type="float" office:value="0.894934" calcext:value-type="float">
            <text:p>0,894934</text:p>
          </table:table-cell>
          <table:table-cell office:value-type="float" office:value="0.746891" calcext:value-type="float">
            <text:p>0,746891</text:p>
          </table:table-cell>
          <table:table-cell office:value-type="float" office:value="0.776" calcext:value-type="float">
            <text:p>0,776</text:p>
          </table:table-cell>
          <table:table-cell office:value-type="float" office:value="24.165882" calcext:value-type="float">
            <text:p>24,165882</text:p>
          </table:table-cell>
          <table:table-cell office:value-type="float" office:value="165" calcext:value-type="float">
            <text:p>165</text:p>
          </table:table-cell>
          <table:table-cell table:number-columns-repeated="1003"/>
        </table:table-row>
        <table:table-row table:style-name="ro1">
          <table:table-cell table:style-name="ce5" office:value-type="float" office:value="0.620674" calcext:value-type="float">
            <text:p>0,6207</text:p>
          </table:table-cell>
          <table:table-cell table:style-name="ce5" office:value-type="float" office:value="0.744939" calcext:value-type="float">
            <text:p>0,7449</text:p>
          </table:table-cell>
          <table:table-cell table:style-name="ce5" office:value-type="float" office:value="0.7805" calcext:value-type="float">
            <text:p>0,7805</text:p>
          </table:table-cell>
          <table:table-cell table:style-name="ce10" office:value-type="float" office:value="25.406698" calcext:value-type="float">
            <text:p>25,4067</text:p>
          </table:table-cell>
          <table:table-cell table:style-name="ce13" office:value-type="float" office:value="0.855708" calcext:value-type="float">
            <text:p>0,8557</text:p>
          </table:table-cell>
          <table:table-cell table:style-name="ce5" office:value-type="float" office:value="0.813335" calcext:value-type="float">
            <text:p>0,8133</text:p>
          </table:table-cell>
          <table:table-cell table:style-name="ce5" office:value-type="float" office:value="0.762" calcext:value-type="float">
            <text:p>0,7620</text:p>
          </table:table-cell>
          <table:table-cell table:style-name="ce10" office:value-type="float" office:value="28.050083" calcext:value-type="float">
            <text:p>28,0501</text:p>
          </table:table-cell>
          <table:table-cell table:style-name="Default" office:value-type="float" office:value="1.031764" calcext:value-type="float">
            <text:p>1,031764</text:p>
          </table:table-cell>
          <table:table-cell office:value-type="float" office:value="0.784135" calcext:value-type="float">
            <text:p>0,784135</text:p>
          </table:table-cell>
          <table:table-cell office:value-type="float" office:value="0.7665" calcext:value-type="float">
            <text:p>0,7665</text:p>
          </table:table-cell>
          <table:table-cell office:value-type="float" office:value="33.319352" calcext:value-type="float">
            <text:p>33,319352</text:p>
          </table:table-cell>
          <table:table-cell office:value-type="float" office:value="0.833028" calcext:value-type="float">
            <text:p>0,833028</text:p>
          </table:table-cell>
          <table:table-cell office:value-type="float" office:value="0.750439" calcext:value-type="float">
            <text:p>0,750439</text:p>
          </table:table-cell>
          <table:table-cell office:value-type="float" office:value="0.7785" calcext:value-type="float">
            <text:p>0,7785</text:p>
          </table:table-cell>
          <table:table-cell office:value-type="float" office:value="26.68482" calcext:value-type="float">
            <text:p>26,68482</text:p>
          </table:table-cell>
          <table:table-cell office:value-type="float" office:value="0.893822" calcext:value-type="float">
            <text:p>0,893822</text:p>
          </table:table-cell>
          <table:table-cell office:value-type="float" office:value="0.77787" calcext:value-type="float">
            <text:p>0,77787</text:p>
          </table:table-cell>
          <table:table-cell office:value-type="float" office:value="0.7565" calcext:value-type="float">
            <text:p>0,7565</text:p>
          </table:table-cell>
          <table:table-cell office:value-type="float" office:value="24.065649" calcext:value-type="float">
            <text:p>24,065649</text:p>
          </table:table-cell>
          <table:table-cell office:value-type="float" office:value="166" calcext:value-type="float">
            <text:p>166</text:p>
          </table:table-cell>
          <table:table-cell table:number-columns-repeated="1003"/>
        </table:table-row>
        <table:table-row table:style-name="ro1">
          <table:table-cell table:style-name="ce5" office:value-type="float" office:value="0.620814" calcext:value-type="float">
            <text:p>0,6208</text:p>
          </table:table-cell>
          <table:table-cell table:style-name="ce5" office:value-type="float" office:value="0.754083" calcext:value-type="float">
            <text:p>0,7541</text:p>
          </table:table-cell>
          <table:table-cell table:style-name="ce5" office:value-type="float" office:value="0.781" calcext:value-type="float">
            <text:p>0,7810</text:p>
          </table:table-cell>
          <table:table-cell table:style-name="ce10" office:value-type="float" office:value="25.298758" calcext:value-type="float">
            <text:p>25,2988</text:p>
          </table:table-cell>
          <table:table-cell table:style-name="ce13" office:value-type="float" office:value="0.845855" calcext:value-type="float">
            <text:p>0,8459</text:p>
          </table:table-cell>
          <table:table-cell table:style-name="ce5" office:value-type="float" office:value="0.80726" calcext:value-type="float">
            <text:p>0,8073</text:p>
          </table:table-cell>
          <table:table-cell table:style-name="ce5" office:value-type="float" office:value="0.7585" calcext:value-type="float">
            <text:p>0,7585</text:p>
          </table:table-cell>
          <table:table-cell table:style-name="ce10" office:value-type="float" office:value="28.171525" calcext:value-type="float">
            <text:p>28,1715</text:p>
          </table:table-cell>
          <table:table-cell table:style-name="Default" office:value-type="float" office:value="1.068309" calcext:value-type="float">
            <text:p>1,068309</text:p>
          </table:table-cell>
          <table:table-cell office:value-type="float" office:value="0.815478" calcext:value-type="float">
            <text:p>0,815478</text:p>
          </table:table-cell>
          <table:table-cell office:value-type="float" office:value="0.751" calcext:value-type="float">
            <text:p>0,751</text:p>
          </table:table-cell>
          <table:table-cell office:value-type="float" office:value="33.631138" calcext:value-type="float">
            <text:p>33,631138</text:p>
          </table:table-cell>
          <table:table-cell office:value-type="float" office:value="0.860912" calcext:value-type="float">
            <text:p>0,860912</text:p>
          </table:table-cell>
          <table:table-cell office:value-type="float" office:value="0.762563" calcext:value-type="float">
            <text:p>0,762563</text:p>
          </table:table-cell>
          <table:table-cell office:value-type="float" office:value="0.771" calcext:value-type="float">
            <text:p>0,771</text:p>
          </table:table-cell>
          <table:table-cell office:value-type="float" office:value="25.539555" calcext:value-type="float">
            <text:p>25,539555</text:p>
          </table:table-cell>
          <table:table-cell office:value-type="float" office:value="0.901285" calcext:value-type="float">
            <text:p>0,901285</text:p>
          </table:table-cell>
          <table:table-cell office:value-type="float" office:value="0.753366" calcext:value-type="float">
            <text:p>0,753366</text:p>
          </table:table-cell>
          <table:table-cell office:value-type="float" office:value="0.7675" calcext:value-type="float">
            <text:p>0,7675</text:p>
          </table:table-cell>
          <table:table-cell office:value-type="float" office:value="24.210164" calcext:value-type="float">
            <text:p>24,210164</text:p>
          </table:table-cell>
          <table:table-cell office:value-type="float" office:value="167" calcext:value-type="float">
            <text:p>167</text:p>
          </table:table-cell>
          <table:table-cell table:number-columns-repeated="1003"/>
        </table:table-row>
        <table:table-row table:style-name="ro1">
          <table:table-cell table:style-name="ce5" office:value-type="float" office:value="0.619932" calcext:value-type="float">
            <text:p>0,6199</text:p>
          </table:table-cell>
          <table:table-cell table:style-name="ce5" office:value-type="float" office:value="0.770299" calcext:value-type="float">
            <text:p>0,7703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5.350644" calcext:value-type="float">
            <text:p>25,3506</text:p>
          </table:table-cell>
          <table:table-cell table:style-name="ce13" office:value-type="float" office:value="0.838474" calcext:value-type="float">
            <text:p>0,8385</text:p>
          </table:table-cell>
          <table:table-cell table:style-name="ce5" office:value-type="float" office:value="0.802749" calcext:value-type="float">
            <text:p>0,8027</text:p>
          </table:table-cell>
          <table:table-cell table:style-name="ce5" office:value-type="float" office:value="0.765" calcext:value-type="float">
            <text:p>0,7650</text:p>
          </table:table-cell>
          <table:table-cell table:style-name="ce10" office:value-type="float" office:value="27.802158" calcext:value-type="float">
            <text:p>27,8022</text:p>
          </table:table-cell>
          <table:table-cell table:style-name="Default" office:value-type="float" office:value="1.053504" calcext:value-type="float">
            <text:p>1,053504</text:p>
          </table:table-cell>
          <table:table-cell office:value-type="float" office:value="0.808479" calcext:value-type="float">
            <text:p>0,808479</text:p>
          </table:table-cell>
          <table:table-cell office:value-type="float" office:value="0.7545" calcext:value-type="float">
            <text:p>0,7545</text:p>
          </table:table-cell>
          <table:table-cell office:value-type="float" office:value="33.044954" calcext:value-type="float">
            <text:p>33,044954</text:p>
          </table:table-cell>
          <table:table-cell office:value-type="float" office:value="0.84864" calcext:value-type="float">
            <text:p>0,84864</text:p>
          </table:table-cell>
          <table:table-cell office:value-type="float" office:value="0.748699" calcext:value-type="float">
            <text:p>0,748699</text:p>
          </table:table-cell>
          <table:table-cell office:value-type="float" office:value="0.7745" calcext:value-type="float">
            <text:p>0,7745</text:p>
          </table:table-cell>
          <table:table-cell office:value-type="float" office:value="27.36917" calcext:value-type="float">
            <text:p>27,36917</text:p>
          </table:table-cell>
          <table:table-cell office:value-type="float" office:value="0.898677" calcext:value-type="float">
            <text:p>0,898677</text:p>
          </table:table-cell>
          <table:table-cell office:value-type="float" office:value="0.758933" calcext:value-type="float">
            <text:p>0,758933</text:p>
          </table:table-cell>
          <table:table-cell office:value-type="float" office:value="0.764" calcext:value-type="float">
            <text:p>0,764</text:p>
          </table:table-cell>
          <table:table-cell office:value-type="float" office:value="24.034565" calcext:value-type="float">
            <text:p>24,034565</text:p>
          </table:table-cell>
          <table:table-cell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table:style-name="ce5" office:value-type="float" office:value="0.608289" calcext:value-type="float">
            <text:p>0,6083</text:p>
          </table:table-cell>
          <table:table-cell table:style-name="ce5" office:value-type="float" office:value="0.757286" calcext:value-type="float">
            <text:p>0,7573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6.230734" calcext:value-type="float">
            <text:p>26,2307</text:p>
          </table:table-cell>
          <table:table-cell table:style-name="ce13" office:value-type="float" office:value="0.843325" calcext:value-type="float">
            <text:p>0,8433</text:p>
          </table:table-cell>
          <table:table-cell table:style-name="ce5" office:value-type="float" office:value="0.790846" calcext:value-type="float">
            <text:p>0,7908</text:p>
          </table:table-cell>
          <table:table-cell table:style-name="ce5" office:value-type="float" office:value="0.7735" calcext:value-type="float">
            <text:p>0,7735</text:p>
          </table:table-cell>
          <table:table-cell table:style-name="ce10" office:value-type="float" office:value="27.564779" calcext:value-type="float">
            <text:p>27,5648</text:p>
          </table:table-cell>
          <table:table-cell table:style-name="Default" office:value-type="float" office:value="1.026466" calcext:value-type="float">
            <text:p>1,026466</text:p>
          </table:table-cell>
          <table:table-cell office:value-type="float" office:value="0.799434" calcext:value-type="float">
            <text:p>0,799434</text:p>
          </table:table-cell>
          <table:table-cell office:value-type="float" office:value="0.7545" calcext:value-type="float">
            <text:p>0,7545</text:p>
          </table:table-cell>
          <table:table-cell office:value-type="float" office:value="35.351741" calcext:value-type="float">
            <text:p>35,351741</text:p>
          </table:table-cell>
          <table:table-cell office:value-type="float" office:value="0.828503" calcext:value-type="float">
            <text:p>0,828503</text:p>
          </table:table-cell>
          <table:table-cell office:value-type="float" office:value="0.782704" calcext:value-type="float">
            <text:p>0,782704</text:p>
          </table:table-cell>
          <table:table-cell office:value-type="float" office:value="0.774" calcext:value-type="float">
            <text:p>0,774</text:p>
          </table:table-cell>
          <table:table-cell office:value-type="float" office:value="24.982467" calcext:value-type="float">
            <text:p>24,982467</text:p>
          </table:table-cell>
          <table:table-cell office:value-type="float" office:value="0.87261" calcext:value-type="float">
            <text:p>0,87261</text:p>
          </table:table-cell>
          <table:table-cell office:value-type="float" office:value="0.784131" calcext:value-type="float">
            <text:p>0,784131</text:p>
          </table:table-cell>
          <table:table-cell office:value-type="float" office:value="0.762" calcext:value-type="float">
            <text:p>0,762</text:p>
          </table:table-cell>
          <table:table-cell office:value-type="float" office:value="24.065281" calcext:value-type="float">
            <text:p>24,065281</text:p>
          </table:table-cell>
          <table:table-cell office:value-type="float" office:value="169" calcext:value-type="float">
            <text:p>169</text:p>
          </table:table-cell>
          <table:table-cell table:number-columns-repeated="1003"/>
        </table:table-row>
        <table:table-row table:style-name="ro1">
          <table:table-cell table:style-name="ce5" office:value-type="float" office:value="0.609756" calcext:value-type="float">
            <text:p>0,6098</text:p>
          </table:table-cell>
          <table:table-cell table:style-name="ce5" office:value-type="float" office:value="0.75509" calcext:value-type="float">
            <text:p>0,7551</text:p>
          </table:table-cell>
          <table:table-cell table:style-name="ce5" office:value-type="float" office:value="0.772" calcext:value-type="float">
            <text:p>0,7720</text:p>
          </table:table-cell>
          <table:table-cell table:style-name="ce10" office:value-type="float" office:value="25.558355" calcext:value-type="float">
            <text:p>25,5584</text:p>
          </table:table-cell>
          <table:table-cell table:style-name="ce13" office:value-type="float" office:value="0.856601" calcext:value-type="float">
            <text:p>0,8566</text:p>
          </table:table-cell>
          <table:table-cell table:style-name="ce5" office:value-type="float" office:value="0.792633" calcext:value-type="float">
            <text:p>0,7926</text:p>
          </table:table-cell>
          <table:table-cell table:style-name="ce5" office:value-type="float" office:value="0.764" calcext:value-type="float">
            <text:p>0,7640</text:p>
          </table:table-cell>
          <table:table-cell table:style-name="ce10" office:value-type="float" office:value="27.908854" calcext:value-type="float">
            <text:p>27,9089</text:p>
          </table:table-cell>
          <table:table-cell table:style-name="Default" office:value-type="float" office:value="1.042404" calcext:value-type="float">
            <text:p>1,042404</text:p>
          </table:table-cell>
          <table:table-cell office:value-type="float" office:value="0.808735" calcext:value-type="float">
            <text:p>0,808735</text:p>
          </table:table-cell>
          <table:table-cell office:value-type="float" office:value="0.7515" calcext:value-type="float">
            <text:p>0,7515</text:p>
          </table:table-cell>
          <table:table-cell office:value-type="float" office:value="34.138781" calcext:value-type="float">
            <text:p>34,138781</text:p>
          </table:table-cell>
          <table:table-cell office:value-type="float" office:value="0.810779" calcext:value-type="float">
            <text:p>0,810779</text:p>
          </table:table-cell>
          <table:table-cell office:value-type="float" office:value="0.791133" calcext:value-type="float">
            <text:p>0,791133</text:p>
          </table:table-cell>
          <table:table-cell office:value-type="float" office:value="0.756" calcext:value-type="float">
            <text:p>0,756</text:p>
          </table:table-cell>
          <table:table-cell office:value-type="float" office:value="25.952231" calcext:value-type="float">
            <text:p>25,952231</text:p>
          </table:table-cell>
          <table:table-cell office:value-type="float" office:value="0.879436" calcext:value-type="float">
            <text:p>0,879436</text:p>
          </table:table-cell>
          <table:table-cell office:value-type="float" office:value="0.756187" calcext:value-type="float">
            <text:p>0,756187</text:p>
          </table:table-cell>
          <table:table-cell office:value-type="float" office:value="0.773" calcext:value-type="float">
            <text:p>0,773</text:p>
          </table:table-cell>
          <table:table-cell office:value-type="float" office:value="24.19608" calcext:value-type="float">
            <text:p>24,19608</text:p>
          </table:table-cell>
          <table:table-cell office:value-type="float" office:value="170" calcext:value-type="float">
            <text:p>170</text:p>
          </table:table-cell>
          <table:table-cell table:number-columns-repeated="1003"/>
        </table:table-row>
        <table:table-row table:style-name="ro1">
          <table:table-cell table:style-name="ce5" office:value-type="float" office:value="0.618611" calcext:value-type="float">
            <text:p>0,6186</text:p>
          </table:table-cell>
          <table:table-cell table:style-name="ce5" office:value-type="float" office:value="0.745676" calcext:value-type="float">
            <text:p>0,7457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6.350916" calcext:value-type="float">
            <text:p>26,3509</text:p>
          </table:table-cell>
          <table:table-cell table:style-name="ce13" office:value-type="float" office:value="0.858711" calcext:value-type="float">
            <text:p>0,8587</text:p>
          </table:table-cell>
          <table:table-cell table:style-name="ce5" office:value-type="float" office:value="0.795346" calcext:value-type="float">
            <text:p>0,7953</text:p>
          </table:table-cell>
          <table:table-cell table:style-name="ce5" office:value-type="float" office:value="0.7625" calcext:value-type="float">
            <text:p>0,7625</text:p>
          </table:table-cell>
          <table:table-cell table:style-name="ce10" office:value-type="float" office:value="28.025232" calcext:value-type="float">
            <text:p>28,0252</text:p>
          </table:table-cell>
          <table:table-cell table:style-name="Default" office:value-type="float" office:value="1.053205" calcext:value-type="float">
            <text:p>1,053205</text:p>
          </table:table-cell>
          <table:table-cell office:value-type="float" office:value="0.812296" calcext:value-type="float">
            <text:p>0,812296</text:p>
          </table:table-cell>
          <table:table-cell office:value-type="float" office:value="0.755" calcext:value-type="float">
            <text:p>0,755</text:p>
          </table:table-cell>
          <table:table-cell office:value-type="float" office:value="34.053738" calcext:value-type="float">
            <text:p>34,053738</text:p>
          </table:table-cell>
          <table:table-cell office:value-type="float" office:value="0.844388" calcext:value-type="float">
            <text:p>0,844388</text:p>
          </table:table-cell>
          <table:table-cell office:value-type="float" office:value="0.766268" calcext:value-type="float">
            <text:p>0,766268</text:p>
          </table:table-cell>
          <table:table-cell office:value-type="float" office:value="0.7765" calcext:value-type="float">
            <text:p>0,7765</text:p>
          </table:table-cell>
          <table:table-cell office:value-type="float" office:value="24.912549" calcext:value-type="float">
            <text:p>24,912549</text:p>
          </table:table-cell>
          <table:table-cell office:value-type="float" office:value="0.886349" calcext:value-type="float">
            <text:p>0,886349</text:p>
          </table:table-cell>
          <table:table-cell office:value-type="float" office:value="0.730289" calcext:value-type="float">
            <text:p>0,730289</text:p>
          </table:table-cell>
          <table:table-cell office:value-type="float" office:value="0.7715" calcext:value-type="float">
            <text:p>0,7715</text:p>
          </table:table-cell>
          <table:table-cell office:value-type="float" office:value="25.963574" calcext:value-type="float">
            <text:p>25,963574</text:p>
          </table:table-cell>
          <table:table-cell office:value-type="float" office:value="171" calcext:value-type="float">
            <text:p>171</text:p>
          </table:table-cell>
          <table:table-cell table:number-columns-repeated="1003"/>
        </table:table-row>
        <table:table-row table:style-name="ro1">
          <table:table-cell table:style-name="ce5" office:value-type="float" office:value="0.611195" calcext:value-type="float">
            <text:p>0,6112</text:p>
          </table:table-cell>
          <table:table-cell table:style-name="ce5" office:value-type="float" office:value="0.730811" calcext:value-type="float">
            <text:p>0,7308</text:p>
          </table:table-cell>
          <table:table-cell table:style-name="ce5" office:value-type="float" office:value="0.777" calcext:value-type="float">
            <text:p>0,7770</text:p>
          </table:table-cell>
          <table:table-cell table:style-name="ce10" office:value-type="float" office:value="24.755145" calcext:value-type="float">
            <text:p>24,7551</text:p>
          </table:table-cell>
          <table:table-cell table:style-name="ce13" office:value-type="float" office:value="0.839784" calcext:value-type="float">
            <text:p>0,8398</text:p>
          </table:table-cell>
          <table:table-cell table:style-name="ce5" office:value-type="float" office:value="0.807281" calcext:value-type="float">
            <text:p>0,8073</text:p>
          </table:table-cell>
          <table:table-cell table:style-name="ce5" office:value-type="float" office:value="0.763" calcext:value-type="float">
            <text:p>0,7630</text:p>
          </table:table-cell>
          <table:table-cell table:style-name="ce10" office:value-type="float" office:value="28.09929" calcext:value-type="float">
            <text:p>28,0993</text:p>
          </table:table-cell>
          <table:table-cell table:style-name="Default" office:value-type="float" office:value="1.026105" calcext:value-type="float">
            <text:p>1,026105</text:p>
          </table:table-cell>
          <table:table-cell office:value-type="float" office:value="0.849347" calcext:value-type="float">
            <text:p>0,849347</text:p>
          </table:table-cell>
          <table:table-cell office:value-type="float" office:value="0.737" calcext:value-type="float">
            <text:p>0,737</text:p>
          </table:table-cell>
          <table:table-cell office:value-type="float" office:value="34.379059" calcext:value-type="float">
            <text:p>34,379059</text:p>
          </table:table-cell>
          <table:table-cell office:value-type="float" office:value="0.864052" calcext:value-type="float">
            <text:p>0,864052</text:p>
          </table:table-cell>
          <table:table-cell office:value-type="float" office:value="0.763362" calcext:value-type="float">
            <text:p>0,763362</text:p>
          </table:table-cell>
          <table:table-cell office:value-type="float" office:value="0.7735" calcext:value-type="float">
            <text:p>0,7735</text:p>
          </table:table-cell>
          <table:table-cell office:value-type="float" office:value="24.90786" calcext:value-type="float">
            <text:p>24,90786</text:p>
          </table:table-cell>
          <table:table-cell office:value-type="float" office:value="0.876373" calcext:value-type="float">
            <text:p>0,876373</text:p>
          </table:table-cell>
          <table:table-cell office:value-type="float" office:value="0.774863" calcext:value-type="float">
            <text:p>0,774863</text:p>
          </table:table-cell>
          <table:table-cell office:value-type="float" office:value="0.7635" calcext:value-type="float">
            <text:p>0,7635</text:p>
          </table:table-cell>
          <table:table-cell office:value-type="float" office:value="23.988173" calcext:value-type="float">
            <text:p>23,988173</text:p>
          </table:table-cell>
          <table:table-cell office:value-type="float" office:value="172" calcext:value-type="float">
            <text:p>172</text:p>
          </table:table-cell>
          <table:table-cell table:number-columns-repeated="1003"/>
        </table:table-row>
        <table:table-row table:style-name="ro1">
          <table:table-cell table:style-name="ce5" office:value-type="float" office:value="0.619109" calcext:value-type="float">
            <text:p>0,6191</text:p>
          </table:table-cell>
          <table:table-cell table:style-name="ce5" office:value-type="float" office:value="0.731249" calcext:value-type="float">
            <text:p>0,7312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4.47794" calcext:value-type="float">
            <text:p>24,4779</text:p>
          </table:table-cell>
          <table:table-cell table:style-name="ce13" office:value-type="float" office:value="0.851787" calcext:value-type="float">
            <text:p>0,8518</text:p>
          </table:table-cell>
          <table:table-cell table:style-name="ce5" office:value-type="float" office:value="0.827569" calcext:value-type="float">
            <text:p>0,8276</text:p>
          </table:table-cell>
          <table:table-cell table:style-name="ce5" office:value-type="float" office:value="0.758" calcext:value-type="float">
            <text:p>0,7580</text:p>
          </table:table-cell>
          <table:table-cell table:style-name="ce10" office:value-type="float" office:value="28.170697" calcext:value-type="float">
            <text:p>28,1707</text:p>
          </table:table-cell>
          <table:table-cell table:style-name="Default" office:value-type="float" office:value="1.044366" calcext:value-type="float">
            <text:p>1,044366</text:p>
          </table:table-cell>
          <table:table-cell office:value-type="float" office:value="0.790258" calcext:value-type="float">
            <text:p>0,790258</text:p>
          </table:table-cell>
          <table:table-cell office:value-type="float" office:value="0.7535" calcext:value-type="float">
            <text:p>0,7535</text:p>
          </table:table-cell>
          <table:table-cell office:value-type="float" office:value="34.25314" calcext:value-type="float">
            <text:p>34,25314</text:p>
          </table:table-cell>
          <table:table-cell office:value-type="float" office:value="0.810357" calcext:value-type="float">
            <text:p>0,810357</text:p>
          </table:table-cell>
          <table:table-cell office:value-type="float" office:value="0.802041" calcext:value-type="float">
            <text:p>0,802041</text:p>
          </table:table-cell>
          <table:table-cell office:value-type="float" office:value="0.753" calcext:value-type="float">
            <text:p>0,753</text:p>
          </table:table-cell>
          <table:table-cell office:value-type="float" office:value="25.297689" calcext:value-type="float">
            <text:p>25,297689</text:p>
          </table:table-cell>
          <table:table-cell office:value-type="float" office:value="0.901481" calcext:value-type="float">
            <text:p>0,901481</text:p>
          </table:table-cell>
          <table:table-cell office:value-type="float" office:value="0.809627" calcext:value-type="float">
            <text:p>0,809627</text:p>
          </table:table-cell>
          <table:table-cell office:value-type="float" office:value="0.7515" calcext:value-type="float">
            <text:p>0,7515</text:p>
          </table:table-cell>
          <table:table-cell office:value-type="float" office:value="24.044128" calcext:value-type="float">
            <text:p>24,044128</text:p>
          </table:table-cell>
          <table:table-cell office:value-type="float" office:value="173" calcext:value-type="float">
            <text:p>173</text:p>
          </table:table-cell>
          <table:table-cell table:number-columns-repeated="1003"/>
        </table:table-row>
        <table:table-row table:style-name="ro1">
          <table:table-cell table:style-name="ce5" office:value-type="float" office:value="0.632913" calcext:value-type="float">
            <text:p>0,6329</text:p>
          </table:table-cell>
          <table:table-cell table:style-name="ce5" office:value-type="float" office:value="0.743412" calcext:value-type="float">
            <text:p>0,7434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4.397167" calcext:value-type="float">
            <text:p>24,3972</text:p>
          </table:table-cell>
          <table:table-cell table:style-name="ce13" office:value-type="float" office:value="0.862567" calcext:value-type="float">
            <text:p>0,8626</text:p>
          </table:table-cell>
          <table:table-cell table:style-name="ce5" office:value-type="float" office:value="0.792292" calcext:value-type="float">
            <text:p>0,7923</text:p>
          </table:table-cell>
          <table:table-cell table:style-name="ce5" office:value-type="float" office:value="0.7645" calcext:value-type="float">
            <text:p>0,7645</text:p>
          </table:table-cell>
          <table:table-cell table:style-name="ce10" office:value-type="float" office:value="27.912698" calcext:value-type="float">
            <text:p>27,9127</text:p>
          </table:table-cell>
          <table:table-cell table:style-name="Default" office:value-type="float" office:value="1.039515" calcext:value-type="float">
            <text:p>1,039515</text:p>
          </table:table-cell>
          <table:table-cell office:value-type="float" office:value="0.797549" calcext:value-type="float">
            <text:p>0,797549</text:p>
          </table:table-cell>
          <table:table-cell office:value-type="float" office:value="0.7545" calcext:value-type="float">
            <text:p>0,7545</text:p>
          </table:table-cell>
          <table:table-cell office:value-type="float" office:value="34.335217" calcext:value-type="float">
            <text:p>34,335217</text:p>
          </table:table-cell>
          <table:table-cell office:value-type="float" office:value="0.832954" calcext:value-type="float">
            <text:p>0,832954</text:p>
          </table:table-cell>
          <table:table-cell office:value-type="float" office:value="0.810681" calcext:value-type="float">
            <text:p>0,810681</text:p>
          </table:table-cell>
          <table:table-cell office:value-type="float" office:value="0.753" calcext:value-type="float">
            <text:p>0,753</text:p>
          </table:table-cell>
          <table:table-cell office:value-type="float" office:value="24.966804" calcext:value-type="float">
            <text:p>24,966804</text:p>
          </table:table-cell>
          <table:table-cell office:value-type="float" office:value="0.885088" calcext:value-type="float">
            <text:p>0,885088</text:p>
          </table:table-cell>
          <table:table-cell office:value-type="float" office:value="0.764801" calcext:value-type="float">
            <text:p>0,764801</text:p>
          </table:table-cell>
          <table:table-cell office:value-type="float" office:value="0.761" calcext:value-type="float">
            <text:p>0,761</text:p>
          </table:table-cell>
          <table:table-cell office:value-type="float" office:value="25.169908" calcext:value-type="float">
            <text:p>25,169908</text:p>
          </table:table-cell>
          <table:table-cell office:value-type="float" office:value="174" calcext:value-type="float">
            <text:p>174</text:p>
          </table:table-cell>
          <table:table-cell table:number-columns-repeated="1003"/>
        </table:table-row>
        <table:table-row table:style-name="ro1">
          <table:table-cell table:style-name="ce5" office:value-type="float" office:value="0.616507" calcext:value-type="float">
            <text:p>0,6165</text:p>
          </table:table-cell>
          <table:table-cell table:style-name="ce5" office:value-type="float" office:value="0.758829" calcext:value-type="float">
            <text:p>0,7588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4.324887" calcext:value-type="float">
            <text:p>24,3249</text:p>
          </table:table-cell>
          <table:table-cell table:style-name="ce13" office:value-type="float" office:value="0.827834" calcext:value-type="float">
            <text:p>0,8278</text:p>
          </table:table-cell>
          <table:table-cell table:style-name="ce5" office:value-type="float" office:value="0.839398" calcext:value-type="float">
            <text:p>0,8394</text:p>
          </table:table-cell>
          <table:table-cell table:style-name="ce5" office:value-type="float" office:value="0.764" calcext:value-type="float">
            <text:p>0,7640</text:p>
          </table:table-cell>
          <table:table-cell table:style-name="ce10" office:value-type="float" office:value="28.000132" calcext:value-type="float">
            <text:p>28,0001</text:p>
          </table:table-cell>
          <table:table-cell table:style-name="Default" office:value-type="float" office:value="1.03831" calcext:value-type="float">
            <text:p>1,03831</text:p>
          </table:table-cell>
          <table:table-cell office:value-type="float" office:value="0.798386" calcext:value-type="float">
            <text:p>0,798386</text:p>
          </table:table-cell>
          <table:table-cell office:value-type="float" office:value="0.7625" calcext:value-type="float">
            <text:p>0,7625</text:p>
          </table:table-cell>
          <table:table-cell office:value-type="float" office:value="34.346658" calcext:value-type="float">
            <text:p>34,346658</text:p>
          </table:table-cell>
          <table:table-cell office:value-type="float" office:value="0.819419" calcext:value-type="float">
            <text:p>0,819419</text:p>
          </table:table-cell>
          <table:table-cell office:value-type="float" office:value="0.802231" calcext:value-type="float">
            <text:p>0,802231</text:p>
          </table:table-cell>
          <table:table-cell office:value-type="float" office:value="0.751" calcext:value-type="float">
            <text:p>0,751</text:p>
          </table:table-cell>
          <table:table-cell office:value-type="float" office:value="26.698653" calcext:value-type="float">
            <text:p>26,698653</text:p>
          </table:table-cell>
          <table:table-cell office:value-type="float" office:value="0.881266" calcext:value-type="float">
            <text:p>0,881266</text:p>
          </table:table-cell>
          <table:table-cell office:value-type="float" office:value="0.7809" calcext:value-type="float">
            <text:p>0,7809</text:p>
          </table:table-cell>
          <table:table-cell office:value-type="float" office:value="0.7635" calcext:value-type="float">
            <text:p>0,7635</text:p>
          </table:table-cell>
          <table:table-cell office:value-type="float" office:value="24.098703" calcext:value-type="float">
            <text:p>24,098703</text:p>
          </table:table-cell>
          <table:table-cell office:value-type="float" office:value="175" calcext:value-type="float">
            <text:p>175</text:p>
          </table:table-cell>
          <table:table-cell table:number-columns-repeated="1003"/>
        </table:table-row>
        <table:table-row table:style-name="ro1">
          <table:table-cell table:style-name="ce5" office:value-type="float" office:value="0.58196" calcext:value-type="float">
            <text:p>0,5820</text:p>
          </table:table-cell>
          <table:table-cell table:style-name="ce5" office:value-type="float" office:value="0.748227" calcext:value-type="float">
            <text:p>0,7482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417106" calcext:value-type="float">
            <text:p>24,4171</text:p>
          </table:table-cell>
          <table:table-cell table:style-name="ce13" office:value-type="float" office:value="0.822677" calcext:value-type="float">
            <text:p>0,8227</text:p>
          </table:table-cell>
          <table:table-cell table:style-name="ce5" office:value-type="float" office:value="0.77011" calcext:value-type="float">
            <text:p>0,7701</text:p>
          </table:table-cell>
          <table:table-cell table:style-name="ce5" office:value-type="float" office:value="0.775" calcext:value-type="float">
            <text:p>0,7750</text:p>
          </table:table-cell>
          <table:table-cell table:style-name="ce10" office:value-type="float" office:value="28.102717" calcext:value-type="float">
            <text:p>28,1027</text:p>
          </table:table-cell>
          <table:table-cell table:style-name="Default" office:value-type="float" office:value="1.026573" calcext:value-type="float">
            <text:p>1,026573</text:p>
          </table:table-cell>
          <table:table-cell office:value-type="float" office:value="0.83147" calcext:value-type="float">
            <text:p>0,83147</text:p>
          </table:table-cell>
          <table:table-cell office:value-type="float" office:value="0.754" calcext:value-type="float">
            <text:p>0,754</text:p>
          </table:table-cell>
          <table:table-cell office:value-type="float" office:value="35.555338" calcext:value-type="float">
            <text:p>35,555338</text:p>
          </table:table-cell>
          <table:table-cell office:value-type="float" office:value="0.847482" calcext:value-type="float">
            <text:p>0,847482</text:p>
          </table:table-cell>
          <table:table-cell office:value-type="float" office:value="0.751584" calcext:value-type="float">
            <text:p>0,751584</text:p>
          </table:table-cell>
          <table:table-cell office:value-type="float" office:value="0.776" calcext:value-type="float">
            <text:p>0,776</text:p>
          </table:table-cell>
          <table:table-cell office:value-type="float" office:value="24.762704" calcext:value-type="float">
            <text:p>24,762704</text:p>
          </table:table-cell>
          <table:table-cell office:value-type="float" office:value="0.874559" calcext:value-type="float">
            <text:p>0,874559</text:p>
          </table:table-cell>
          <table:table-cell office:value-type="float" office:value="0.735547" calcext:value-type="float">
            <text:p>0,735547</text:p>
          </table:table-cell>
          <table:table-cell office:value-type="float" office:value="0.7795" calcext:value-type="float">
            <text:p>0,7795</text:p>
          </table:table-cell>
          <table:table-cell office:value-type="float" office:value="24.06692" calcext:value-type="float">
            <text:p>24,06692</text:p>
          </table:table-cell>
          <table:table-cell office:value-type="float" office:value="176" calcext:value-type="float">
            <text:p>176</text:p>
          </table:table-cell>
          <table:table-cell table:number-columns-repeated="1003"/>
        </table:table-row>
        <table:table-row table:style-name="ro1">
          <table:table-cell table:style-name="ce5" office:value-type="float" office:value="0.605304" calcext:value-type="float">
            <text:p>0,6053</text:p>
          </table:table-cell>
          <table:table-cell table:style-name="ce5" office:value-type="float" office:value="0.780603" calcext:value-type="float">
            <text:p>0,7806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4.295861" calcext:value-type="float">
            <text:p>24,2959</text:p>
          </table:table-cell>
          <table:table-cell table:style-name="ce13" office:value-type="float" office:value="0.867523" calcext:value-type="float">
            <text:p>0,8675</text:p>
          </table:table-cell>
          <table:table-cell table:style-name="ce5" office:value-type="float" office:value="0.813752" calcext:value-type="float">
            <text:p>0,8138</text:p>
          </table:table-cell>
          <table:table-cell table:style-name="ce5" office:value-type="float" office:value="0.7615" calcext:value-type="float">
            <text:p>0,7615</text:p>
          </table:table-cell>
          <table:table-cell table:style-name="ce10" office:value-type="float" office:value="28.16998" calcext:value-type="float">
            <text:p>28,1700</text:p>
          </table:table-cell>
          <table:table-cell table:style-name="Default" office:value-type="float" office:value="1.041743" calcext:value-type="float">
            <text:p>1,041743</text:p>
          </table:table-cell>
          <table:table-cell office:value-type="float" office:value="0.793903" calcext:value-type="float">
            <text:p>0,793903</text:p>
          </table:table-cell>
          <table:table-cell office:value-type="float" office:value="0.7615" calcext:value-type="float">
            <text:p>0,7615</text:p>
          </table:table-cell>
          <table:table-cell office:value-type="float" office:value="34.242651" calcext:value-type="float">
            <text:p>34,242651</text:p>
          </table:table-cell>
          <table:table-cell office:value-type="float" office:value="0.814876" calcext:value-type="float">
            <text:p>0,814876</text:p>
          </table:table-cell>
          <table:table-cell office:value-type="float" office:value="0.765742" calcext:value-type="float">
            <text:p>0,765742</text:p>
          </table:table-cell>
          <table:table-cell office:value-type="float" office:value="0.7765" calcext:value-type="float">
            <text:p>0,7765</text:p>
          </table:table-cell>
          <table:table-cell office:value-type="float" office:value="26.152449" calcext:value-type="float">
            <text:p>26,152449</text:p>
          </table:table-cell>
          <table:table-cell office:value-type="float" office:value="0.849212" calcext:value-type="float">
            <text:p>0,849212</text:p>
          </table:table-cell>
          <table:table-cell office:value-type="float" office:value="0.761523" calcext:value-type="float">
            <text:p>0,761523</text:p>
          </table:table-cell>
          <table:table-cell office:value-type="float" office:value="0.7715" calcext:value-type="float">
            <text:p>0,7715</text:p>
          </table:table-cell>
          <table:table-cell office:value-type="float" office:value="24.14506" calcext:value-type="float">
            <text:p>24,14506</text:p>
          </table:table-cell>
          <table:table-cell office:value-type="float" office:value="177" calcext:value-type="float">
            <text:p>177</text:p>
          </table:table-cell>
          <table:table-cell table:number-columns-repeated="1003"/>
        </table:table-row>
        <table:table-row table:style-name="ro1">
          <table:table-cell table:style-name="ce5" office:value-type="float" office:value="0.607794" calcext:value-type="float">
            <text:p>0,6078</text:p>
          </table:table-cell>
          <table:table-cell table:style-name="ce5" office:value-type="float" office:value="0.833872" calcext:value-type="float">
            <text:p>0,8339</text:p>
          </table:table-cell>
          <table:table-cell table:style-name="ce5" office:value-type="float" office:value="0.7675" calcext:value-type="float">
            <text:p>0,7675</text:p>
          </table:table-cell>
          <table:table-cell table:style-name="ce10" office:value-type="float" office:value="24.329699" calcext:value-type="float">
            <text:p>24,3297</text:p>
          </table:table-cell>
          <table:table-cell table:style-name="ce13" office:value-type="float" office:value="0.825184" calcext:value-type="float">
            <text:p>0,8252</text:p>
          </table:table-cell>
          <table:table-cell table:style-name="ce5" office:value-type="float" office:value="0.764175" calcext:value-type="float">
            <text:p>0,7642</text:p>
          </table:table-cell>
          <table:table-cell table:style-name="ce5" office:value-type="float" office:value="0.767" calcext:value-type="float">
            <text:p>0,7670</text:p>
          </table:table-cell>
          <table:table-cell table:style-name="ce10" office:value-type="float" office:value="28.048716" calcext:value-type="float">
            <text:p>28,0487</text:p>
          </table:table-cell>
          <table:table-cell table:style-name="Default" office:value-type="float" office:value="1.048264" calcext:value-type="float">
            <text:p>1,048264</text:p>
          </table:table-cell>
          <table:table-cell office:value-type="float" office:value="0.816853" calcext:value-type="float">
            <text:p>0,816853</text:p>
          </table:table-cell>
          <table:table-cell office:value-type="float" office:value="0.7605" calcext:value-type="float">
            <text:p>0,7605</text:p>
          </table:table-cell>
          <table:table-cell office:value-type="float" office:value="34.853808" calcext:value-type="float">
            <text:p>34,853808</text:p>
          </table:table-cell>
          <table:table-cell office:value-type="float" office:value="0.832426" calcext:value-type="float">
            <text:p>0,832426</text:p>
          </table:table-cell>
          <table:table-cell office:value-type="float" office:value="0.753625" calcext:value-type="float">
            <text:p>0,753625</text:p>
          </table:table-cell>
          <table:table-cell office:value-type="float" office:value="0.779" calcext:value-type="float">
            <text:p>0,779</text:p>
          </table:table-cell>
          <table:table-cell office:value-type="float" office:value="24.85038" calcext:value-type="float">
            <text:p>24,85038</text:p>
          </table:table-cell>
          <table:table-cell office:value-type="float" office:value="0.896682" calcext:value-type="float">
            <text:p>0,896682</text:p>
          </table:table-cell>
          <table:table-cell office:value-type="float" office:value="0.746721" calcext:value-type="float">
            <text:p>0,746721</text:p>
          </table:table-cell>
          <table:table-cell office:value-type="float" office:value="0.768" calcext:value-type="float">
            <text:p>0,768</text:p>
          </table:table-cell>
          <table:table-cell office:value-type="float" office:value="24.07478" calcext:value-type="float">
            <text:p>24,07478</text:p>
          </table:table-cell>
          <table:table-cell office:value-type="float" office:value="178" calcext:value-type="float">
            <text:p>178</text:p>
          </table:table-cell>
          <table:table-cell table:number-columns-repeated="1003"/>
        </table:table-row>
        <table:table-row table:style-name="ro1">
          <table:table-cell table:style-name="ce5" office:value-type="float" office:value="0.573595" calcext:value-type="float">
            <text:p>0,5736</text:p>
          </table:table-cell>
          <table:table-cell table:style-name="ce5" office:value-type="float" office:value="0.780112" calcext:value-type="float">
            <text:p>0,7801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4.368346" calcext:value-type="float">
            <text:p>24,3683</text:p>
          </table:table-cell>
          <table:table-cell table:style-name="ce13" office:value-type="float" office:value="0.808014" calcext:value-type="float">
            <text:p>0,8080</text:p>
          </table:table-cell>
          <table:table-cell table:style-name="ce5" office:value-type="float" office:value="0.7779" calcext:value-type="float">
            <text:p>0,7779</text:p>
          </table:table-cell>
          <table:table-cell table:style-name="ce5" office:value-type="float" office:value="0.772" calcext:value-type="float">
            <text:p>0,7720</text:p>
          </table:table-cell>
          <table:table-cell table:style-name="ce10" office:value-type="float" office:value="28.040658" calcext:value-type="float">
            <text:p>28,0407</text:p>
          </table:table-cell>
          <table:table-cell table:style-name="Default" office:value-type="float" office:value="1.051296" calcext:value-type="float">
            <text:p>1,051296</text:p>
          </table:table-cell>
          <table:table-cell office:value-type="float" office:value="0.878866" calcext:value-type="float">
            <text:p>0,878866</text:p>
          </table:table-cell>
          <table:table-cell office:value-type="float" office:value="0.7335" calcext:value-type="float">
            <text:p>0,7335</text:p>
          </table:table-cell>
          <table:table-cell office:value-type="float" office:value="36.00706" calcext:value-type="float">
            <text:p>36,00706</text:p>
          </table:table-cell>
          <table:table-cell office:value-type="float" office:value="0.800079" calcext:value-type="float">
            <text:p>0,800079</text:p>
          </table:table-cell>
          <table:table-cell office:value-type="float" office:value="0.777788" calcext:value-type="float">
            <text:p>0,777788</text:p>
          </table:table-cell>
          <table:table-cell office:value-type="float" office:value="0.7705" calcext:value-type="float">
            <text:p>0,7705</text:p>
          </table:table-cell>
          <table:table-cell office:value-type="float" office:value="26.696337" calcext:value-type="float">
            <text:p>26,696337</text:p>
          </table:table-cell>
          <table:table-cell office:value-type="float" office:value="0.86678" calcext:value-type="float">
            <text:p>0,86678</text:p>
          </table:table-cell>
          <table:table-cell office:value-type="float" office:value="0.775024" calcext:value-type="float">
            <text:p>0,775024</text:p>
          </table:table-cell>
          <table:table-cell office:value-type="float" office:value="0.764" calcext:value-type="float">
            <text:p>0,764</text:p>
          </table:table-cell>
          <table:table-cell office:value-type="float" office:value="24.066793" calcext:value-type="float">
            <text:p>24,066793</text:p>
          </table:table-cell>
          <table:table-cell office:value-type="float" office:value="179" calcext:value-type="float">
            <text:p>179</text:p>
          </table:table-cell>
          <table:table-cell table:number-columns-repeated="1003"/>
        </table:table-row>
        <table:table-row table:style-name="ro1">
          <table:table-cell table:style-name="ce5" office:value-type="float" office:value="0.584135" calcext:value-type="float">
            <text:p>0,5841</text:p>
          </table:table-cell>
          <table:table-cell table:style-name="ce5" office:value-type="float" office:value="0.787975" calcext:value-type="float">
            <text:p>0,7880</text:p>
          </table:table-cell>
          <table:table-cell table:style-name="ce5" office:value-type="float" office:value="0.77" calcext:value-type="float">
            <text:p>0,7700</text:p>
          </table:table-cell>
          <table:table-cell table:style-name="ce10" office:value-type="float" office:value="24.382868" calcext:value-type="float">
            <text:p>24,3829</text:p>
          </table:table-cell>
          <table:table-cell table:style-name="ce13" office:value-type="float" office:value="0.817637" calcext:value-type="float">
            <text:p>0,8176</text:p>
          </table:table-cell>
          <table:table-cell table:style-name="ce5" office:value-type="float" office:value="0.791974" calcext:value-type="float">
            <text:p>0,7920</text:p>
          </table:table-cell>
          <table:table-cell table:style-name="ce5" office:value-type="float" office:value="0.773" calcext:value-type="float">
            <text:p>0,7730</text:p>
          </table:table-cell>
          <table:table-cell table:style-name="ce10" office:value-type="float" office:value="27.753848" calcext:value-type="float">
            <text:p>27,7538</text:p>
          </table:table-cell>
          <table:table-cell table:style-name="Default" office:value-type="float" office:value="1.035294" calcext:value-type="float">
            <text:p>1,035294</text:p>
          </table:table-cell>
          <table:table-cell office:value-type="float" office:value="0.789745" calcext:value-type="float">
            <text:p>0,789745</text:p>
          </table:table-cell>
          <table:table-cell office:value-type="float" office:value="0.753" calcext:value-type="float">
            <text:p>0,753</text:p>
          </table:table-cell>
          <table:table-cell office:value-type="float" office:value="35.470767" calcext:value-type="float">
            <text:p>35,470767</text:p>
          </table:table-cell>
          <table:table-cell office:value-type="float" office:value="0.824654" calcext:value-type="float">
            <text:p>0,824654</text:p>
          </table:table-cell>
          <table:table-cell office:value-type="float" office:value="0.744497" calcext:value-type="float">
            <text:p>0,744497</text:p>
          </table:table-cell>
          <table:table-cell office:value-type="float" office:value="0.7755" calcext:value-type="float">
            <text:p>0,7755</text:p>
          </table:table-cell>
          <table:table-cell office:value-type="float" office:value="24.97051" calcext:value-type="float">
            <text:p>24,97051</text:p>
          </table:table-cell>
          <table:table-cell office:value-type="float" office:value="0.906432" calcext:value-type="float">
            <text:p>0,906432</text:p>
          </table:table-cell>
          <table:table-cell office:value-type="float" office:value="0.739924" calcext:value-type="float">
            <text:p>0,739924</text:p>
          </table:table-cell>
          <table:table-cell office:value-type="float" office:value="0.779" calcext:value-type="float">
            <text:p>0,779</text:p>
          </table:table-cell>
          <table:table-cell office:value-type="float" office:value="24.152109" calcext:value-type="float">
            <text:p>24,152109</text:p>
          </table:table-cell>
          <table:table-cell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5" office:value-type="float" office:value="0.575048" calcext:value-type="float">
            <text:p>0,5750</text:p>
          </table:table-cell>
          <table:table-cell table:style-name="ce5" office:value-type="float" office:value="0.770207" calcext:value-type="float">
            <text:p>0,7702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306943" calcext:value-type="float">
            <text:p>24,3069</text:p>
          </table:table-cell>
          <table:table-cell table:style-name="ce13" office:value-type="float" office:value="0.813642" calcext:value-type="float">
            <text:p>0,8136</text:p>
          </table:table-cell>
          <table:table-cell table:style-name="ce5" office:value-type="float" office:value="0.79469" calcext:value-type="float">
            <text:p>0,7947</text:p>
          </table:table-cell>
          <table:table-cell table:style-name="ce5" office:value-type="float" office:value="0.77" calcext:value-type="float">
            <text:p>0,7700</text:p>
          </table:table-cell>
          <table:table-cell table:style-name="ce10" office:value-type="float" office:value="28.047289" calcext:value-type="float">
            <text:p>28,0473</text:p>
          </table:table-cell>
          <table:table-cell table:style-name="Default" office:value-type="float" office:value="1.039241" calcext:value-type="float">
            <text:p>1,039241</text:p>
          </table:table-cell>
          <table:table-cell office:value-type="float" office:value="0.840108" calcext:value-type="float">
            <text:p>0,840108</text:p>
          </table:table-cell>
          <table:table-cell office:value-type="float" office:value="0.738" calcext:value-type="float">
            <text:p>0,738</text:p>
          </table:table-cell>
          <table:table-cell office:value-type="float" office:value="34.599116" calcext:value-type="float">
            <text:p>34,599116</text:p>
          </table:table-cell>
          <table:table-cell office:value-type="float" office:value="0.832507" calcext:value-type="float">
            <text:p>0,832507</text:p>
          </table:table-cell>
          <table:table-cell office:value-type="float" office:value="0.744233" calcext:value-type="float">
            <text:p>0,744233</text:p>
          </table:table-cell>
          <table:table-cell office:value-type="float" office:value="0.776" calcext:value-type="float">
            <text:p>0,776</text:p>
          </table:table-cell>
          <table:table-cell office:value-type="float" office:value="24.831013" calcext:value-type="float">
            <text:p>24,831013</text:p>
          </table:table-cell>
          <table:table-cell office:value-type="float" office:value="0.851337" calcext:value-type="float">
            <text:p>0,851337</text:p>
          </table:table-cell>
          <table:table-cell office:value-type="float" office:value="0.886591" calcext:value-type="float">
            <text:p>0,886591</text:p>
          </table:table-cell>
          <table:table-cell office:value-type="float" office:value="0.7415" calcext:value-type="float">
            <text:p>0,7415</text:p>
          </table:table-cell>
          <table:table-cell office:value-type="float" office:value="24.138568" calcext:value-type="float">
            <text:p>24,138568</text:p>
          </table:table-cell>
          <table:table-cell office:value-type="float" office:value="181" calcext:value-type="float">
            <text:p>181</text:p>
          </table:table-cell>
          <table:table-cell table:number-columns-repeated="1003"/>
        </table:table-row>
        <table:table-row table:style-name="ro1">
          <table:table-cell table:style-name="ce5" office:value-type="float" office:value="0.620418" calcext:value-type="float">
            <text:p>0,6204</text:p>
          </table:table-cell>
          <table:table-cell table:style-name="ce5" office:value-type="float" office:value="0.915014" calcext:value-type="float">
            <text:p>0,9150</text:p>
          </table:table-cell>
          <table:table-cell table:style-name="ce5" office:value-type="float" office:value="0.7415" calcext:value-type="float">
            <text:p>0,7415</text:p>
          </table:table-cell>
          <table:table-cell table:style-name="ce10" office:value-type="float" office:value="24.309351" calcext:value-type="float">
            <text:p>24,3094</text:p>
          </table:table-cell>
          <table:table-cell table:style-name="ce13" office:value-type="float" office:value="0.821479" calcext:value-type="float">
            <text:p>0,8215</text:p>
          </table:table-cell>
          <table:table-cell table:style-name="ce5" office:value-type="float" office:value="0.758939" calcext:value-type="float">
            <text:p>0,7589</text:p>
          </table:table-cell>
          <table:table-cell table:style-name="ce5" office:value-type="float" office:value="0.776" calcext:value-type="float">
            <text:p>0,7760</text:p>
          </table:table-cell>
          <table:table-cell table:style-name="ce10" office:value-type="float" office:value="27.97959" calcext:value-type="float">
            <text:p>27,9796</text:p>
          </table:table-cell>
          <table:table-cell table:style-name="Default" office:value-type="float" office:value="1.038061" calcext:value-type="float">
            <text:p>1,038061</text:p>
          </table:table-cell>
          <table:table-cell office:value-type="float" office:value="0.793856" calcext:value-type="float">
            <text:p>0,793856</text:p>
          </table:table-cell>
          <table:table-cell office:value-type="float" office:value="0.747" calcext:value-type="float">
            <text:p>0,747</text:p>
          </table:table-cell>
          <table:table-cell office:value-type="float" office:value="35.203648" calcext:value-type="float">
            <text:p>35,203648</text:p>
          </table:table-cell>
          <table:table-cell office:value-type="float" office:value="0.80087" calcext:value-type="float">
            <text:p>0,80087</text:p>
          </table:table-cell>
          <table:table-cell office:value-type="float" office:value="0.790239" calcext:value-type="float">
            <text:p>0,790239</text:p>
          </table:table-cell>
          <table:table-cell office:value-type="float" office:value="0.759" calcext:value-type="float">
            <text:p>0,759</text:p>
          </table:table-cell>
          <table:table-cell office:value-type="float" office:value="24.869282" calcext:value-type="float">
            <text:p>24,869282</text:p>
          </table:table-cell>
          <table:table-cell office:value-type="float" office:value="0.864743" calcext:value-type="float">
            <text:p>0,864743</text:p>
          </table:table-cell>
          <table:table-cell office:value-type="float" office:value="0.745215" calcext:value-type="float">
            <text:p>0,745215</text:p>
          </table:table-cell>
          <table:table-cell office:value-type="float" office:value="0.7725" calcext:value-type="float">
            <text:p>0,7725</text:p>
          </table:table-cell>
          <table:table-cell office:value-type="float" office:value="24.237422" calcext:value-type="float">
            <text:p>24,237422</text:p>
          </table:table-cell>
          <table:table-cell office:value-type="float" office:value="182" calcext:value-type="float">
            <text:p>182</text:p>
          </table:table-cell>
          <table:table-cell table:number-columns-repeated="1003"/>
        </table:table-row>
        <table:table-row table:style-name="ro1">
          <table:table-cell table:style-name="ce5" office:value-type="float" office:value="0.60559" calcext:value-type="float">
            <text:p>0,6056</text:p>
          </table:table-cell>
          <table:table-cell table:style-name="ce5" office:value-type="float" office:value="0.760753" calcext:value-type="float">
            <text:p>0,7608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30231" calcext:value-type="float">
            <text:p>24,3023</text:p>
          </table:table-cell>
          <table:table-cell table:style-name="ce13" office:value-type="float" office:value="0.80106" calcext:value-type="float">
            <text:p>0,8011</text:p>
          </table:table-cell>
          <table:table-cell table:style-name="ce5" office:value-type="float" office:value="0.79315" calcext:value-type="float">
            <text:p>0,7932</text:p>
          </table:table-cell>
          <table:table-cell table:style-name="ce5" office:value-type="float" office:value="0.772" calcext:value-type="float">
            <text:p>0,7720</text:p>
          </table:table-cell>
          <table:table-cell table:style-name="ce10" office:value-type="float" office:value="27.932801" calcext:value-type="float">
            <text:p>27,9328</text:p>
          </table:table-cell>
          <table:table-cell table:style-name="Default" office:value-type="float" office:value="1.020088" calcext:value-type="float">
            <text:p>1,020088</text:p>
          </table:table-cell>
          <table:table-cell office:value-type="float" office:value="0.804654" calcext:value-type="float">
            <text:p>0,804654</text:p>
          </table:table-cell>
          <table:table-cell office:value-type="float" office:value="0.743" calcext:value-type="float">
            <text:p>0,743</text:p>
          </table:table-cell>
          <table:table-cell office:value-type="float" office:value="34.710059" calcext:value-type="float">
            <text:p>34,710059</text:p>
          </table:table-cell>
          <table:table-cell office:value-type="float" office:value="0.789461" calcext:value-type="float">
            <text:p>0,789461</text:p>
          </table:table-cell>
          <table:table-cell office:value-type="float" office:value="0.748105" calcext:value-type="float">
            <text:p>0,748105</text:p>
          </table:table-cell>
          <table:table-cell office:value-type="float" office:value="0.77" calcext:value-type="float">
            <text:p>0,77</text:p>
          </table:table-cell>
          <table:table-cell office:value-type="float" office:value="25.563434" calcext:value-type="float">
            <text:p>25,563434</text:p>
          </table:table-cell>
          <table:table-cell office:value-type="float" office:value="0.855222" calcext:value-type="float">
            <text:p>0,855222</text:p>
          </table:table-cell>
          <table:table-cell office:value-type="float" office:value="0.743826" calcext:value-type="float">
            <text:p>0,743826</text:p>
          </table:table-cell>
          <table:table-cell office:value-type="float" office:value="0.779" calcext:value-type="float">
            <text:p>0,779</text:p>
          </table:table-cell>
          <table:table-cell office:value-type="float" office:value="24.060852" calcext:value-type="float">
            <text:p>24,060852</text:p>
          </table:table-cell>
          <table:table-cell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table:style-name="ce5" office:value-type="float" office:value="0.604892" calcext:value-type="float">
            <text:p>0,6049</text:p>
          </table:table-cell>
          <table:table-cell table:style-name="ce5" office:value-type="float" office:value="0.75209" calcext:value-type="float">
            <text:p>0,7521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327393" calcext:value-type="float">
            <text:p>24,3274</text:p>
          </table:table-cell>
          <table:table-cell table:style-name="ce13" office:value-type="float" office:value="0.822956" calcext:value-type="float">
            <text:p>0,8230</text:p>
          </table:table-cell>
          <table:table-cell table:style-name="ce5" office:value-type="float" office:value="0.755776" calcext:value-type="float">
            <text:p>0,7558</text:p>
          </table:table-cell>
          <table:table-cell table:style-name="ce5" office:value-type="float" office:value="0.7825" calcext:value-type="float">
            <text:p>0,7825</text:p>
          </table:table-cell>
          <table:table-cell table:style-name="ce10" office:value-type="float" office:value="28.069906" calcext:value-type="float">
            <text:p>28,0699</text:p>
          </table:table-cell>
          <table:table-cell table:style-name="Default" office:value-type="float" office:value="1.035323" calcext:value-type="float">
            <text:p>1,035323</text:p>
          </table:table-cell>
          <table:table-cell office:value-type="float" office:value="0.873997" calcext:value-type="float">
            <text:p>0,873997</text:p>
          </table:table-cell>
          <table:table-cell office:value-type="float" office:value="0.733" calcext:value-type="float">
            <text:p>0,733</text:p>
          </table:table-cell>
          <table:table-cell office:value-type="float" office:value="35.472763" calcext:value-type="float">
            <text:p>35,472763</text:p>
          </table:table-cell>
          <table:table-cell office:value-type="float" office:value="0.789702" calcext:value-type="float">
            <text:p>0,789702</text:p>
          </table:table-cell>
          <table:table-cell office:value-type="float" office:value="0.787217" calcext:value-type="float">
            <text:p>0,787217</text:p>
          </table:table-cell>
          <table:table-cell office:value-type="float" office:value="0.7655" calcext:value-type="float">
            <text:p>0,7655</text:p>
          </table:table-cell>
          <table:table-cell office:value-type="float" office:value="24.812416" calcext:value-type="float">
            <text:p>24,812416</text:p>
          </table:table-cell>
          <table:table-cell office:value-type="float" office:value="0.851757" calcext:value-type="float">
            <text:p>0,851757</text:p>
          </table:table-cell>
          <table:table-cell office:value-type="float" office:value="0.737845" calcext:value-type="float">
            <text:p>0,737845</text:p>
          </table:table-cell>
          <table:table-cell office:value-type="float" office:value="0.7815" calcext:value-type="float">
            <text:p>0,7815</text:p>
          </table:table-cell>
          <table:table-cell office:value-type="float" office:value="24.201944" calcext:value-type="float">
            <text:p>24,201944</text:p>
          </table:table-cell>
          <table:table-cell office:value-type="float" office:value="184" calcext:value-type="float">
            <text:p>184</text:p>
          </table:table-cell>
          <table:table-cell table:number-columns-repeated="1003"/>
        </table:table-row>
        <table:table-row table:style-name="ro1">
          <table:table-cell table:style-name="ce5" office:value-type="float" office:value="0.564967" calcext:value-type="float">
            <text:p>0,5650</text:p>
          </table:table-cell>
          <table:table-cell table:style-name="ce5" office:value-type="float" office:value="0.742817" calcext:value-type="float">
            <text:p>0,7428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316731" calcext:value-type="float">
            <text:p>24,3167</text:p>
          </table:table-cell>
          <table:table-cell table:style-name="ce13" office:value-type="float" office:value="0.79824" calcext:value-type="float">
            <text:p>0,7982</text:p>
          </table:table-cell>
          <table:table-cell table:style-name="ce5" office:value-type="float" office:value="0.780933" calcext:value-type="float">
            <text:p>0,7809</text:p>
          </table:table-cell>
          <table:table-cell table:style-name="ce5" office:value-type="float" office:value="0.7725" calcext:value-type="float">
            <text:p>0,7725</text:p>
          </table:table-cell>
          <table:table-cell table:style-name="ce10" office:value-type="float" office:value="27.787191" calcext:value-type="float">
            <text:p>27,7872</text:p>
          </table:table-cell>
          <table:table-cell table:style-name="Default" office:value-type="float" office:value="1.001619" calcext:value-type="float">
            <text:p>1,001619</text:p>
          </table:table-cell>
          <table:table-cell office:value-type="float" office:value="0.806066" calcext:value-type="float">
            <text:p>0,806066</text:p>
          </table:table-cell>
          <table:table-cell office:value-type="float" office:value="0.7405" calcext:value-type="float">
            <text:p>0,7405</text:p>
          </table:table-cell>
          <table:table-cell office:value-type="float" office:value="34.47995" calcext:value-type="float">
            <text:p>34,47995</text:p>
          </table:table-cell>
          <table:table-cell office:value-type="float" office:value="0.79692" calcext:value-type="float">
            <text:p>0,79692</text:p>
          </table:table-cell>
          <table:table-cell office:value-type="float" office:value="0.777044" calcext:value-type="float">
            <text:p>0,777044</text:p>
          </table:table-cell>
          <table:table-cell office:value-type="float" office:value="0.7735" calcext:value-type="float">
            <text:p>0,7735</text:p>
          </table:table-cell>
          <table:table-cell office:value-type="float" office:value="24.97066" calcext:value-type="float">
            <text:p>24,97066</text:p>
          </table:table-cell>
          <table:table-cell office:value-type="float" office:value="0.8362" calcext:value-type="float">
            <text:p>0,8362</text:p>
          </table:table-cell>
          <table:table-cell office:value-type="float" office:value="0.725655" calcext:value-type="float">
            <text:p>0,725655</text:p>
          </table:table-cell>
          <table:table-cell office:value-type="float" office:value="0.787" calcext:value-type="float">
            <text:p>0,787</text:p>
          </table:table-cell>
          <table:table-cell office:value-type="float" office:value="24.121761" calcext:value-type="float">
            <text:p>24,121761</text:p>
          </table:table-cell>
          <table:table-cell office:value-type="float" office:value="185" calcext:value-type="float">
            <text:p>185</text:p>
          </table:table-cell>
          <table:table-cell table:number-columns-repeated="1003"/>
        </table:table-row>
        <table:table-row table:style-name="ro1">
          <table:table-cell table:style-name="ce5" office:value-type="float" office:value="0.583131" calcext:value-type="float">
            <text:p>0,5831</text:p>
          </table:table-cell>
          <table:table-cell table:style-name="ce5" office:value-type="float" office:value="0.770431" calcext:value-type="float">
            <text:p>0,7704</text:p>
          </table:table-cell>
          <table:table-cell table:style-name="ce5" office:value-type="float" office:value="0.787" calcext:value-type="float">
            <text:p>0,7870</text:p>
          </table:table-cell>
          <table:table-cell table:style-name="ce10" office:value-type="float" office:value="24.291027" calcext:value-type="float">
            <text:p>24,2910</text:p>
          </table:table-cell>
          <table:table-cell table:style-name="ce13" office:value-type="float" office:value="0.796181" calcext:value-type="float">
            <text:p>0,7962</text:p>
          </table:table-cell>
          <table:table-cell table:style-name="ce5" office:value-type="float" office:value="0.762744" calcext:value-type="float">
            <text:p>0,7627</text:p>
          </table:table-cell>
          <table:table-cell table:style-name="ce5" office:value-type="float" office:value="0.7745" calcext:value-type="float">
            <text:p>0,7745</text:p>
          </table:table-cell>
          <table:table-cell table:style-name="ce10" office:value-type="float" office:value="27.83322" calcext:value-type="float">
            <text:p>27,8332</text:p>
          </table:table-cell>
          <table:table-cell table:style-name="Default" office:value-type="float" office:value="1.03849" calcext:value-type="float">
            <text:p>1,03849</text:p>
          </table:table-cell>
          <table:table-cell office:value-type="float" office:value="0.796497" calcext:value-type="float">
            <text:p>0,796497</text:p>
          </table:table-cell>
          <table:table-cell office:value-type="float" office:value="0.754" calcext:value-type="float">
            <text:p>0,754</text:p>
          </table:table-cell>
          <table:table-cell office:value-type="float" office:value="34.766138" calcext:value-type="float">
            <text:p>34,766138</text:p>
          </table:table-cell>
          <table:table-cell office:value-type="float" office:value="0.820452" calcext:value-type="float">
            <text:p>0,820452</text:p>
          </table:table-cell>
          <table:table-cell office:value-type="float" office:value="0.771348" calcext:value-type="float">
            <text:p>0,771348</text:p>
          </table:table-cell>
          <table:table-cell office:value-type="float" office:value="0.764" calcext:value-type="float">
            <text:p>0,764</text:p>
          </table:table-cell>
          <table:table-cell office:value-type="float" office:value="25.013632" calcext:value-type="float">
            <text:p>25,013632</text:p>
          </table:table-cell>
          <table:table-cell office:value-type="float" office:value="0.854084" calcext:value-type="float">
            <text:p>0,854084</text:p>
          </table:table-cell>
          <table:table-cell office:value-type="float" office:value="0.730191" calcext:value-type="float">
            <text:p>0,730191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160477" calcext:value-type="float">
            <text:p>24,160477</text:p>
          </table:table-cell>
          <table:table-cell office:value-type="float" office:value="186" calcext:value-type="float">
            <text:p>186</text:p>
          </table:table-cell>
          <table:table-cell table:number-columns-repeated="1003"/>
        </table:table-row>
        <table:table-row table:style-name="ro1">
          <table:table-cell table:style-name="ce5" office:value-type="float" office:value="0.585504" calcext:value-type="float">
            <text:p>0,5855</text:p>
          </table:table-cell>
          <table:table-cell table:style-name="ce5" office:value-type="float" office:value="0.757208" calcext:value-type="float">
            <text:p>0,7572</text:p>
          </table:table-cell>
          <table:table-cell table:style-name="ce5" office:value-type="float" office:value="0.7845" calcext:value-type="float">
            <text:p>0,7845</text:p>
          </table:table-cell>
          <table:table-cell table:style-name="ce10" office:value-type="float" office:value="24.312116" calcext:value-type="float">
            <text:p>24,3121</text:p>
          </table:table-cell>
          <table:table-cell table:style-name="ce13" office:value-type="float" office:value="0.807281" calcext:value-type="float">
            <text:p>0,8073</text:p>
          </table:table-cell>
          <table:table-cell table:style-name="ce5" office:value-type="float" office:value="0.819482" calcext:value-type="float">
            <text:p>0,8195</text:p>
          </table:table-cell>
          <table:table-cell table:style-name="ce5" office:value-type="float" office:value="0.7665" calcext:value-type="float">
            <text:p>0,7665</text:p>
          </table:table-cell>
          <table:table-cell table:style-name="ce10" office:value-type="float" office:value="27.967056" calcext:value-type="float">
            <text:p>27,9671</text:p>
          </table:table-cell>
          <table:table-cell table:style-name="Default" office:value-type="float" office:value="0.983649" calcext:value-type="float">
            <text:p>0,983649</text:p>
          </table:table-cell>
          <table:table-cell office:value-type="float" office:value="0.794556" calcext:value-type="float">
            <text:p>0,794556</text:p>
          </table:table-cell>
          <table:table-cell office:value-type="float" office:value="0.7485" calcext:value-type="float">
            <text:p>0,7485</text:p>
          </table:table-cell>
          <table:table-cell office:value-type="float" office:value="33.957724" calcext:value-type="float">
            <text:p>33,957724</text:p>
          </table:table-cell>
          <table:table-cell office:value-type="float" office:value="0.795549" calcext:value-type="float">
            <text:p>0,795549</text:p>
          </table:table-cell>
          <table:table-cell office:value-type="float" office:value="0.747632" calcext:value-type="float">
            <text:p>0,747632</text:p>
          </table:table-cell>
          <table:table-cell office:value-type="float" office:value="0.7755" calcext:value-type="float">
            <text:p>0,7755</text:p>
          </table:table-cell>
          <table:table-cell office:value-type="float" office:value="25.216502" calcext:value-type="float">
            <text:p>25,216502</text:p>
          </table:table-cell>
          <table:table-cell office:value-type="float" office:value="0.858495" calcext:value-type="float">
            <text:p>0,858495</text:p>
          </table:table-cell>
          <table:table-cell office:value-type="float" office:value="0.739546" calcext:value-type="float">
            <text:p>0,739546</text:p>
          </table:table-cell>
          <table:table-cell office:value-type="float" office:value="0.777" calcext:value-type="float">
            <text:p>0,777</text:p>
          </table:table-cell>
          <table:table-cell office:value-type="float" office:value="24.168804" calcext:value-type="float">
            <text:p>24,168804</text:p>
          </table:table-cell>
          <table:table-cell office:value-type="float" office:value="187" calcext:value-type="float">
            <text:p>187</text:p>
          </table:table-cell>
          <table:table-cell table:number-columns-repeated="1003"/>
        </table:table-row>
        <table:table-row table:style-name="ro1">
          <table:table-cell table:style-name="ce5" office:value-type="float" office:value="0.57511" calcext:value-type="float">
            <text:p>0,5751</text:p>
          </table:table-cell>
          <table:table-cell table:style-name="ce5" office:value-type="float" office:value="0.774972" calcext:value-type="float">
            <text:p>0,7750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293398" calcext:value-type="float">
            <text:p>24,2934</text:p>
          </table:table-cell>
          <table:table-cell table:style-name="ce13" office:value-type="float" office:value="0.810407" calcext:value-type="float">
            <text:p>0,8104</text:p>
          </table:table-cell>
          <table:table-cell table:style-name="ce5" office:value-type="float" office:value="0.743885" calcext:value-type="float">
            <text:p>0,7439</text:p>
          </table:table-cell>
          <table:table-cell table:style-name="ce5" office:value-type="float" office:value="0.782" calcext:value-type="float">
            <text:p>0,7820</text:p>
          </table:table-cell>
          <table:table-cell table:style-name="ce10" office:value-type="float" office:value="27.855069" calcext:value-type="float">
            <text:p>27,8551</text:p>
          </table:table-cell>
          <table:table-cell table:style-name="Default" office:value-type="float" office:value="1.008647" calcext:value-type="float">
            <text:p>1,008647</text:p>
          </table:table-cell>
          <table:table-cell office:value-type="float" office:value="0.837052" calcext:value-type="float">
            <text:p>0,837052</text:p>
          </table:table-cell>
          <table:table-cell office:value-type="float" office:value="0.743" calcext:value-type="float">
            <text:p>0,743</text:p>
          </table:table-cell>
          <table:table-cell office:value-type="float" office:value="34.013468" calcext:value-type="float">
            <text:p>34,013468</text:p>
          </table:table-cell>
          <table:table-cell office:value-type="float" office:value="0.785282" calcext:value-type="float">
            <text:p>0,785282</text:p>
          </table:table-cell>
          <table:table-cell office:value-type="float" office:value="0.829059" calcext:value-type="float">
            <text:p>0,829059</text:p>
          </table:table-cell>
          <table:table-cell office:value-type="float" office:value="0.7575" calcext:value-type="float">
            <text:p>0,7575</text:p>
          </table:table-cell>
          <table:table-cell office:value-type="float" office:value="24.934966" calcext:value-type="float">
            <text:p>24,934966</text:p>
          </table:table-cell>
          <table:table-cell office:value-type="float" office:value="0.896065" calcext:value-type="float">
            <text:p>0,896065</text:p>
          </table:table-cell>
          <table:table-cell office:value-type="float" office:value="0.740234" calcext:value-type="float">
            <text:p>0,740234</text:p>
          </table:table-cell>
          <table:table-cell office:value-type="float" office:value="0.7765" calcext:value-type="float">
            <text:p>0,7765</text:p>
          </table:table-cell>
          <table:table-cell office:value-type="float" office:value="24.102057" calcext:value-type="float">
            <text:p>24,102057</text:p>
          </table:table-cell>
          <table:table-cell office:value-type="float" office:value="188" calcext:value-type="float">
            <text:p>188</text:p>
          </table:table-cell>
          <table:table-cell table:number-columns-repeated="1003"/>
        </table:table-row>
        <table:table-row table:style-name="ro1">
          <table:table-cell table:style-name="ce5" office:value-type="float" office:value="0.580721" calcext:value-type="float">
            <text:p>0,5807</text:p>
          </table:table-cell>
          <table:table-cell table:style-name="ce5" office:value-type="float" office:value="0.769769" calcext:value-type="float">
            <text:p>0,7698</text:p>
          </table:table-cell>
          <table:table-cell table:style-name="ce5" office:value-type="float" office:value="0.786" calcext:value-type="float">
            <text:p>0,7860</text:p>
          </table:table-cell>
          <table:table-cell table:style-name="ce10" office:value-type="float" office:value="24.321767" calcext:value-type="float">
            <text:p>24,3218</text:p>
          </table:table-cell>
          <table:table-cell table:style-name="ce13" office:value-type="float" office:value="0.804636" calcext:value-type="float">
            <text:p>0,8046</text:p>
          </table:table-cell>
          <table:table-cell table:style-name="ce5" office:value-type="float" office:value="0.77317" calcext:value-type="float">
            <text:p>0,7732</text:p>
          </table:table-cell>
          <table:table-cell table:style-name="ce5" office:value-type="float" office:value="0.7725" calcext:value-type="float">
            <text:p>0,7725</text:p>
          </table:table-cell>
          <table:table-cell table:style-name="ce10" office:value-type="float" office:value="27.980124" calcext:value-type="float">
            <text:p>27,9801</text:p>
          </table:table-cell>
          <table:table-cell table:style-name="Default" office:value-type="float" office:value="0.994526" calcext:value-type="float">
            <text:p>0,994526</text:p>
          </table:table-cell>
          <table:table-cell office:value-type="float" office:value="0.815508" calcext:value-type="float">
            <text:p>0,815508</text:p>
          </table:table-cell>
          <table:table-cell office:value-type="float" office:value="0.7485" calcext:value-type="float">
            <text:p>0,7485</text:p>
          </table:table-cell>
          <table:table-cell office:value-type="float" office:value="34.951789" calcext:value-type="float">
            <text:p>34,951789</text:p>
          </table:table-cell>
          <table:table-cell office:value-type="float" office:value="0.776163" calcext:value-type="float">
            <text:p>0,776163</text:p>
          </table:table-cell>
          <table:table-cell office:value-type="float" office:value="0.743811" calcext:value-type="float">
            <text:p>0,743811</text:p>
          </table:table-cell>
          <table:table-cell office:value-type="float" office:value="0.785" calcext:value-type="float">
            <text:p>0,785</text:p>
          </table:table-cell>
          <table:table-cell office:value-type="float" office:value="24.805621" calcext:value-type="float">
            <text:p>24,805621</text:p>
          </table:table-cell>
          <table:table-cell office:value-type="float" office:value="0.857375" calcext:value-type="float">
            <text:p>0,857375</text:p>
          </table:table-cell>
          <table:table-cell office:value-type="float" office:value="0.735103" calcext:value-type="float">
            <text:p>0,735103</text:p>
          </table:table-cell>
          <table:table-cell office:value-type="float" office:value="0.7825" calcext:value-type="float">
            <text:p>0,7825</text:p>
          </table:table-cell>
          <table:table-cell office:value-type="float" office:value="24.247572" calcext:value-type="float">
            <text:p>24,247572</text:p>
          </table:table-cell>
          <table:table-cell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 table:style-name="ce5" office:value-type="float" office:value="0.572306" calcext:value-type="float">
            <text:p>0,5723</text:p>
          </table:table-cell>
          <table:table-cell table:style-name="ce5" office:value-type="float" office:value="0.731707" calcext:value-type="float">
            <text:p>0,7317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4.265709" calcext:value-type="float">
            <text:p>24,2657</text:p>
          </table:table-cell>
          <table:table-cell table:style-name="ce13" office:value-type="float" office:value="0.785825" calcext:value-type="float">
            <text:p>0,7858</text:p>
          </table:table-cell>
          <table:table-cell table:style-name="ce5" office:value-type="float" office:value="0.811479" calcext:value-type="float">
            <text:p>0,8115</text:p>
          </table:table-cell>
          <table:table-cell table:style-name="ce5" office:value-type="float" office:value="0.765" calcext:value-type="float">
            <text:p>0,7650</text:p>
          </table:table-cell>
          <table:table-cell table:style-name="ce10" office:value-type="float" office:value="28.005296" calcext:value-type="float">
            <text:p>28,0053</text:p>
          </table:table-cell>
          <table:table-cell table:style-name="Default" office:value-type="float" office:value="0.998225" calcext:value-type="float">
            <text:p>0,998225</text:p>
          </table:table-cell>
          <table:table-cell office:value-type="float" office:value="0.802323" calcext:value-type="float">
            <text:p>0,802323</text:p>
          </table:table-cell>
          <table:table-cell office:value-type="float" office:value="0.742" calcext:value-type="float">
            <text:p>0,742</text:p>
          </table:table-cell>
          <table:table-cell office:value-type="float" office:value="35.045273" calcext:value-type="float">
            <text:p>35,045273</text:p>
          </table:table-cell>
          <table:table-cell office:value-type="float" office:value="0.796385" calcext:value-type="float">
            <text:p>0,796385</text:p>
          </table:table-cell>
          <table:table-cell office:value-type="float" office:value="0.781077" calcext:value-type="float">
            <text:p>0,781077</text:p>
          </table:table-cell>
          <table:table-cell office:value-type="float" office:value="0.772" calcext:value-type="float">
            <text:p>0,772</text:p>
          </table:table-cell>
          <table:table-cell office:value-type="float" office:value="25.203249" calcext:value-type="float">
            <text:p>25,203249</text:p>
          </table:table-cell>
          <table:table-cell office:value-type="float" office:value="0.841969" calcext:value-type="float">
            <text:p>0,841969</text:p>
          </table:table-cell>
          <table:table-cell office:value-type="float" office:value="0.732993" calcext:value-type="float">
            <text:p>0,732993</text:p>
          </table:table-cell>
          <table:table-cell office:value-type="float" office:value="0.7805" calcext:value-type="float">
            <text:p>0,7805</text:p>
          </table:table-cell>
          <table:table-cell office:value-type="float" office:value="24.154152" calcext:value-type="float">
            <text:p>24,154152</text:p>
          </table:table-cell>
          <table:table-cell office:value-type="float" office:value="190" calcext:value-type="float">
            <text:p>190</text:p>
          </table:table-cell>
          <table:table-cell table:number-columns-repeated="1003"/>
        </table:table-row>
        <table:table-row table:style-name="ro1">
          <table:table-cell table:style-name="ce5" office:value-type="float" office:value="0.544048" calcext:value-type="float">
            <text:p>0,5440</text:p>
          </table:table-cell>
          <table:table-cell table:style-name="ce5" office:value-type="float" office:value="0.78829" calcext:value-type="float">
            <text:p>0,7883</text:p>
          </table:table-cell>
          <table:table-cell table:style-name="ce5" office:value-type="float" office:value="0.7795" calcext:value-type="float">
            <text:p>0,7795</text:p>
          </table:table-cell>
          <table:table-cell table:style-name="ce10" office:value-type="float" office:value="24.357577" calcext:value-type="float">
            <text:p>24,3576</text:p>
          </table:table-cell>
          <table:table-cell table:style-name="ce13" office:value-type="float" office:value="0.813771" calcext:value-type="float">
            <text:p>0,8138</text:p>
          </table:table-cell>
          <table:table-cell table:style-name="ce5" office:value-type="float" office:value="0.748681" calcext:value-type="float">
            <text:p>0,7487</text:p>
          </table:table-cell>
          <table:table-cell table:style-name="ce5" office:value-type="float" office:value="0.777" calcext:value-type="float">
            <text:p>0,7770</text:p>
          </table:table-cell>
          <table:table-cell table:style-name="ce10" office:value-type="float" office:value="28.006747" calcext:value-type="float">
            <text:p>28,0067</text:p>
          </table:table-cell>
          <table:table-cell table:style-name="Default" office:value-type="float" office:value="1.038198" calcext:value-type="float">
            <text:p>1,038198</text:p>
          </table:table-cell>
          <table:table-cell office:value-type="float" office:value="0.808088" calcext:value-type="float">
            <text:p>0,808088</text:p>
          </table:table-cell>
          <table:table-cell office:value-type="float" office:value="0.7545" calcext:value-type="float">
            <text:p>0,7545</text:p>
          </table:table-cell>
          <table:table-cell office:value-type="float" office:value="35.718579" calcext:value-type="float">
            <text:p>35,718579</text:p>
          </table:table-cell>
          <table:table-cell office:value-type="float" office:value="0.781979" calcext:value-type="float">
            <text:p>0,781979</text:p>
          </table:table-cell>
          <table:table-cell office:value-type="float" office:value="0.845863" calcext:value-type="float">
            <text:p>0,845863</text:p>
          </table:table-cell>
          <table:table-cell office:value-type="float" office:value="0.7525" calcext:value-type="float">
            <text:p>0,7525</text:p>
          </table:table-cell>
          <table:table-cell office:value-type="float" office:value="25.281375" calcext:value-type="float">
            <text:p>25,281375</text:p>
          </table:table-cell>
          <table:table-cell office:value-type="float" office:value="0.86428" calcext:value-type="float">
            <text:p>0,86428</text:p>
          </table:table-cell>
          <table:table-cell office:value-type="float" office:value="0.729365" calcext:value-type="float">
            <text:p>0,729365</text:p>
          </table:table-cell>
          <table:table-cell office:value-type="float" office:value="0.788" calcext:value-type="float">
            <text:p>0,788</text:p>
          </table:table-cell>
          <table:table-cell office:value-type="float" office:value="24.12969" calcext:value-type="float">
            <text:p>24,12969</text:p>
          </table:table-cell>
          <table:table-cell office:value-type="float" office:value="191" calcext:value-type="float">
            <text:p>191</text:p>
          </table:table-cell>
          <table:table-cell table:number-columns-repeated="1003"/>
        </table:table-row>
        <table:table-row table:style-name="ro1">
          <table:table-cell table:style-name="ce5" office:value-type="float" office:value="0.547143" calcext:value-type="float">
            <text:p>0,5471</text:p>
          </table:table-cell>
          <table:table-cell table:style-name="ce5" office:value-type="float" office:value="0.74854" calcext:value-type="float">
            <text:p>0,7485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4.288721" calcext:value-type="float">
            <text:p>24,2887</text:p>
          </table:table-cell>
          <table:table-cell table:style-name="ce13" office:value-type="float" office:value="0.786197" calcext:value-type="float">
            <text:p>0,7862</text:p>
          </table:table-cell>
          <table:table-cell table:style-name="ce5" office:value-type="float" office:value="0.76499" calcext:value-type="float">
            <text:p>0,7650</text:p>
          </table:table-cell>
          <table:table-cell table:style-name="ce5" office:value-type="float" office:value="0.78" calcext:value-type="float">
            <text:p>0,7800</text:p>
          </table:table-cell>
          <table:table-cell table:style-name="ce10" office:value-type="float" office:value="28.002155" calcext:value-type="float">
            <text:p>28,0022</text:p>
          </table:table-cell>
          <table:table-cell table:style-name="Default" office:value-type="float" office:value="0.99392" calcext:value-type="float">
            <text:p>0,99392</text:p>
          </table:table-cell>
          <table:table-cell office:value-type="float" office:value="0.774167" calcext:value-type="float">
            <text:p>0,774167</text:p>
          </table:table-cell>
          <table:table-cell office:value-type="float" office:value="0.7575" calcext:value-type="float">
            <text:p>0,7575</text:p>
          </table:table-cell>
          <table:table-cell office:value-type="float" office:value="35.336172" calcext:value-type="float">
            <text:p>35,336172</text:p>
          </table:table-cell>
          <table:table-cell office:value-type="float" office:value="0.805678" calcext:value-type="float">
            <text:p>0,805678</text:p>
          </table:table-cell>
          <table:table-cell office:value-type="float" office:value="0.75907" calcext:value-type="float">
            <text:p>0,75907</text:p>
          </table:table-cell>
          <table:table-cell office:value-type="float" office:value="0.781" calcext:value-type="float">
            <text:p>0,781</text:p>
          </table:table-cell>
          <table:table-cell office:value-type="float" office:value="24.878591" calcext:value-type="float">
            <text:p>24,878591</text:p>
          </table:table-cell>
          <table:table-cell office:value-type="float" office:value="0.84449" calcext:value-type="float">
            <text:p>0,84449</text:p>
          </table:table-cell>
          <table:table-cell office:value-type="float" office:value="0.772594" calcext:value-type="float">
            <text:p>0,772594</text:p>
          </table:table-cell>
          <table:table-cell office:value-type="float" office:value="0.7665" calcext:value-type="float">
            <text:p>0,7665</text:p>
          </table:table-cell>
          <table:table-cell office:value-type="float" office:value="24.150961" calcext:value-type="float">
            <text:p>24,150961</text:p>
          </table:table-cell>
          <table:table-cell office:value-type="float" office:value="192" calcext:value-type="float">
            <text:p>192</text:p>
          </table:table-cell>
          <table:table-cell table:number-columns-repeated="1003"/>
        </table:table-row>
        <table:table-row table:style-name="ro1">
          <table:table-cell table:style-name="ce5" office:value-type="float" office:value="0.553072" calcext:value-type="float">
            <text:p>0,5531</text:p>
          </table:table-cell>
          <table:table-cell table:style-name="ce5" office:value-type="float" office:value="0.765531" calcext:value-type="float">
            <text:p>0,7655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4.294451" calcext:value-type="float">
            <text:p>24,2945</text:p>
          </table:table-cell>
          <table:table-cell table:style-name="ce13" office:value-type="float" office:value="0.794148" calcext:value-type="float">
            <text:p>0,7941</text:p>
          </table:table-cell>
          <table:table-cell table:style-name="ce5" office:value-type="float" office:value="0.785472" calcext:value-type="float">
            <text:p>0,7855</text:p>
          </table:table-cell>
          <table:table-cell table:style-name="ce5" office:value-type="float" office:value="0.7705" calcext:value-type="float">
            <text:p>0,7705</text:p>
          </table:table-cell>
          <table:table-cell table:style-name="ce10" office:value-type="float" office:value="27.979734" calcext:value-type="float">
            <text:p>27,9797</text:p>
          </table:table-cell>
          <table:table-cell table:style-name="Default" office:value-type="float" office:value="1.035051" calcext:value-type="float">
            <text:p>1,035051</text:p>
          </table:table-cell>
          <table:table-cell office:value-type="float" office:value="0.757695" calcext:value-type="float">
            <text:p>0,757695</text:p>
          </table:table-cell>
          <table:table-cell office:value-type="float" office:value="0.772" calcext:value-type="float">
            <text:p>0,772</text:p>
          </table:table-cell>
          <table:table-cell office:value-type="float" office:value="34.725633" calcext:value-type="float">
            <text:p>34,725633</text:p>
          </table:table-cell>
          <table:table-cell office:value-type="float" office:value="0.808062" calcext:value-type="float">
            <text:p>0,808062</text:p>
          </table:table-cell>
          <table:table-cell office:value-type="float" office:value="0.776664" calcext:value-type="float">
            <text:p>0,776664</text:p>
          </table:table-cell>
          <table:table-cell office:value-type="float" office:value="0.768" calcext:value-type="float">
            <text:p>0,768</text:p>
          </table:table-cell>
          <table:table-cell office:value-type="float" office:value="25.967235" calcext:value-type="float">
            <text:p>25,967235</text:p>
          </table:table-cell>
          <table:table-cell office:value-type="float" office:value="0.831841" calcext:value-type="float">
            <text:p>0,831841</text:p>
          </table:table-cell>
          <table:table-cell office:value-type="float" office:value="0.723142" calcext:value-type="float">
            <text:p>0,723142</text:p>
          </table:table-cell>
          <table:table-cell office:value-type="float" office:value="0.786" calcext:value-type="float">
            <text:p>0,786</text:p>
          </table:table-cell>
          <table:table-cell office:value-type="float" office:value="24.137865" calcext:value-type="float">
            <text:p>24,137865</text:p>
          </table:table-cell>
          <table:table-cell office:value-type="float" office:value="193" calcext:value-type="float">
            <text:p>193</text:p>
          </table:table-cell>
          <table:table-cell table:number-columns-repeated="1003"/>
        </table:table-row>
        <table:table-row table:style-name="ro1">
          <table:table-cell table:style-name="ce5" office:value-type="float" office:value="0.544552" calcext:value-type="float">
            <text:p>0,5446</text:p>
          </table:table-cell>
          <table:table-cell table:style-name="ce5" office:value-type="float" office:value="0.758651" calcext:value-type="float">
            <text:p>0,7587</text:p>
          </table:table-cell>
          <table:table-cell table:style-name="ce5" office:value-type="float" office:value="0.7815" calcext:value-type="float">
            <text:p>0,7815</text:p>
          </table:table-cell>
          <table:table-cell table:style-name="ce10" office:value-type="float" office:value="24.304973" calcext:value-type="float">
            <text:p>24,3050</text:p>
          </table:table-cell>
          <table:table-cell table:style-name="ce13" office:value-type="float" office:value="0.803287" calcext:value-type="float">
            <text:p>0,8033</text:p>
          </table:table-cell>
          <table:table-cell table:style-name="ce5" office:value-type="float" office:value="0.732542" calcext:value-type="float">
            <text:p>0,7325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7.840916" calcext:value-type="float">
            <text:p>27,8409</text:p>
          </table:table-cell>
          <table:table-cell table:style-name="Default" office:value-type="float" office:value="1.019719" calcext:value-type="float">
            <text:p>1,019719</text:p>
          </table:table-cell>
          <table:table-cell office:value-type="float" office:value="0.760009" calcext:value-type="float">
            <text:p>0,760009</text:p>
          </table:table-cell>
          <table:table-cell office:value-type="float" office:value="0.7665" calcext:value-type="float">
            <text:p>0,7665</text:p>
          </table:table-cell>
          <table:table-cell office:value-type="float" office:value="34.459139" calcext:value-type="float">
            <text:p>34,459139</text:p>
          </table:table-cell>
          <table:table-cell office:value-type="float" office:value="0.789605" calcext:value-type="float">
            <text:p>0,789605</text:p>
          </table:table-cell>
          <table:table-cell office:value-type="float" office:value="0.730605" calcext:value-type="float">
            <text:p>0,730605</text:p>
          </table:table-cell>
          <table:table-cell office:value-type="float" office:value="0.7885" calcext:value-type="float">
            <text:p>0,7885</text:p>
          </table:table-cell>
          <table:table-cell office:value-type="float" office:value="24.886599" calcext:value-type="float">
            <text:p>24,886599</text:p>
          </table:table-cell>
          <table:table-cell office:value-type="float" office:value="0.866454" calcext:value-type="float">
            <text:p>0,866454</text:p>
          </table:table-cell>
          <table:table-cell office:value-type="float" office:value="0.744985" calcext:value-type="float">
            <text:p>0,744985</text:p>
          </table:table-cell>
          <table:table-cell office:value-type="float" office:value="0.782" calcext:value-type="float">
            <text:p>0,782</text:p>
          </table:table-cell>
          <table:table-cell office:value-type="float" office:value="24.023901" calcext:value-type="float">
            <text:p>24,023901</text:p>
          </table:table-cell>
          <table:table-cell office:value-type="float" office:value="194" calcext:value-type="float">
            <text:p>194</text:p>
          </table:table-cell>
          <table:table-cell table:number-columns-repeated="1003"/>
        </table:table-row>
        <table:table-row table:style-name="ro1">
          <table:table-cell table:style-name="ce5" office:value-type="float" office:value="0.552604" calcext:value-type="float">
            <text:p>0,5526</text:p>
          </table:table-cell>
          <table:table-cell table:style-name="ce5" office:value-type="float" office:value="0.766482" calcext:value-type="float">
            <text:p>0,7665</text:p>
          </table:table-cell>
          <table:table-cell table:style-name="ce5" office:value-type="float" office:value="0.7815" calcext:value-type="float">
            <text:p>0,7815</text:p>
          </table:table-cell>
          <table:table-cell table:style-name="ce10" office:value-type="float" office:value="24.319182" calcext:value-type="float">
            <text:p>24,3192</text:p>
          </table:table-cell>
          <table:table-cell table:style-name="ce13" office:value-type="float" office:value="0.790277" calcext:value-type="float">
            <text:p>0,7903</text:p>
          </table:table-cell>
          <table:table-cell table:style-name="ce5" office:value-type="float" office:value="0.748669" calcext:value-type="float">
            <text:p>0,7487</text:p>
          </table:table-cell>
          <table:table-cell table:style-name="ce5" office:value-type="float" office:value="0.78" calcext:value-type="float">
            <text:p>0,7800</text:p>
          </table:table-cell>
          <table:table-cell table:style-name="ce10" office:value-type="float" office:value="28.107965" calcext:value-type="float">
            <text:p>28,1080</text:p>
          </table:table-cell>
          <table:table-cell table:style-name="Default" office:value-type="float" office:value="1.003561" calcext:value-type="float">
            <text:p>1,003561</text:p>
          </table:table-cell>
          <table:table-cell office:value-type="float" office:value="0.770533" calcext:value-type="float">
            <text:p>0,770533</text:p>
          </table:table-cell>
          <table:table-cell office:value-type="float" office:value="0.759" calcext:value-type="float">
            <text:p>0,759</text:p>
          </table:table-cell>
          <table:table-cell office:value-type="float" office:value="35.383758" calcext:value-type="float">
            <text:p>35,383758</text:p>
          </table:table-cell>
          <table:table-cell office:value-type="float" office:value="0.781201" calcext:value-type="float">
            <text:p>0,781201</text:p>
          </table:table-cell>
          <table:table-cell office:value-type="float" office:value="0.770823" calcext:value-type="float">
            <text:p>0,770823</text:p>
          </table:table-cell>
          <table:table-cell office:value-type="float" office:value="0.7655" calcext:value-type="float">
            <text:p>0,7655</text:p>
          </table:table-cell>
          <table:table-cell office:value-type="float" office:value="24.915281" calcext:value-type="float">
            <text:p>24,915281</text:p>
          </table:table-cell>
          <table:table-cell office:value-type="float" office:value="0.840822" calcext:value-type="float">
            <text:p>0,840822</text:p>
          </table:table-cell>
          <table:table-cell office:value-type="float" office:value="0.783793" calcext:value-type="float">
            <text:p>0,783793</text:p>
          </table:table-cell>
          <table:table-cell office:value-type="float" office:value="0.76" calcext:value-type="float">
            <text:p>0,76</text:p>
          </table:table-cell>
          <table:table-cell office:value-type="float" office:value="25.798391" calcext:value-type="float">
            <text:p>25,798391</text:p>
          </table:table-cell>
          <table:table-cell office:value-type="float" office:value="195" calcext:value-type="float">
            <text:p>195</text:p>
          </table:table-cell>
          <table:table-cell table:number-columns-repeated="1003"/>
        </table:table-row>
        <table:table-row table:style-name="ro1">
          <table:table-cell table:style-name="ce5" office:value-type="float" office:value="0.524796" calcext:value-type="float">
            <text:p>0,5248</text:p>
          </table:table-cell>
          <table:table-cell table:style-name="ce5" office:value-type="float" office:value="0.747523" calcext:value-type="float">
            <text:p>0,7475</text:p>
          </table:table-cell>
          <table:table-cell table:style-name="ce5" office:value-type="float" office:value="0.7885" calcext:value-type="float">
            <text:p>0,7885</text:p>
          </table:table-cell>
          <table:table-cell table:style-name="ce10" office:value-type="float" office:value="24.281122" calcext:value-type="float">
            <text:p>24,2811</text:p>
          </table:table-cell>
          <table:table-cell table:style-name="ce13" office:value-type="float" office:value="0.786654" calcext:value-type="float">
            <text:p>0,7867</text:p>
          </table:table-cell>
          <table:table-cell table:style-name="ce5" office:value-type="float" office:value="0.770764" calcext:value-type="float">
            <text:p>0,7708</text:p>
          </table:table-cell>
          <table:table-cell table:style-name="ce5" office:value-type="float" office:value="0.7745" calcext:value-type="float">
            <text:p>0,7745</text:p>
          </table:table-cell>
          <table:table-cell table:style-name="ce10" office:value-type="float" office:value="28.05673" calcext:value-type="float">
            <text:p>28,0567</text:p>
          </table:table-cell>
          <table:table-cell table:style-name="Default" office:value-type="float" office:value="0.989752" calcext:value-type="float">
            <text:p>0,989752</text:p>
          </table:table-cell>
          <table:table-cell office:value-type="float" office:value="0.776226" calcext:value-type="float">
            <text:p>0,776226</text:p>
          </table:table-cell>
          <table:table-cell office:value-type="float" office:value="0.765" calcext:value-type="float">
            <text:p>0,765</text:p>
          </table:table-cell>
          <table:table-cell office:value-type="float" office:value="36.560176" calcext:value-type="float">
            <text:p>36,560176</text:p>
          </table:table-cell>
          <table:table-cell office:value-type="float" office:value="0.761127" calcext:value-type="float">
            <text:p>0,761127</text:p>
          </table:table-cell>
          <table:table-cell office:value-type="float" office:value="0.771015" calcext:value-type="float">
            <text:p>0,771015</text:p>
          </table:table-cell>
          <table:table-cell office:value-type="float" office:value="0.7665" calcext:value-type="float">
            <text:p>0,7665</text:p>
          </table:table-cell>
          <table:table-cell office:value-type="float" office:value="26.905211" calcext:value-type="float">
            <text:p>26,905211</text:p>
          </table:table-cell>
          <table:table-cell office:value-type="float" office:value="0.854372" calcext:value-type="float">
            <text:p>0,854372</text:p>
          </table:table-cell>
          <table:table-cell office:value-type="float" office:value="0.727718" calcext:value-type="float">
            <text:p>0,727718</text:p>
          </table:table-cell>
          <table:table-cell office:value-type="float" office:value="0.785" calcext:value-type="float">
            <text:p>0,785</text:p>
          </table:table-cell>
          <table:table-cell office:value-type="float" office:value="24.044909" calcext:value-type="float">
            <text:p>24,044909</text:p>
          </table:table-cell>
          <table:table-cell office:value-type="float" office:value="196" calcext:value-type="float">
            <text:p>196</text:p>
          </table:table-cell>
          <table:table-cell table:number-columns-repeated="1003"/>
        </table:table-row>
        <table:table-row table:style-name="ro1">
          <table:table-cell table:style-name="ce5" office:value-type="float" office:value="0.586034" calcext:value-type="float">
            <text:p>0,5860</text:p>
          </table:table-cell>
          <table:table-cell table:style-name="ce5" office:value-type="float" office:value="0.763735" calcext:value-type="float">
            <text:p>0,7637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4.322851" calcext:value-type="float">
            <text:p>24,3229</text:p>
          </table:table-cell>
          <table:table-cell table:style-name="ce13" office:value-type="float" office:value="0.80181" calcext:value-type="float">
            <text:p>0,8018</text:p>
          </table:table-cell>
          <table:table-cell table:style-name="ce5" office:value-type="float" office:value="0.752302" calcext:value-type="float">
            <text:p>0,7523</text:p>
          </table:table-cell>
          <table:table-cell table:style-name="ce5" office:value-type="float" office:value="0.781" calcext:value-type="float">
            <text:p>0,7810</text:p>
          </table:table-cell>
          <table:table-cell table:style-name="ce10" office:value-type="float" office:value="27.400268" calcext:value-type="float">
            <text:p>27,4003</text:p>
          </table:table-cell>
          <table:table-cell table:style-name="Default" office:value-type="float" office:value="0.986376" calcext:value-type="float">
            <text:p>0,986376</text:p>
          </table:table-cell>
          <table:table-cell office:value-type="float" office:value="0.741153" calcext:value-type="float">
            <text:p>0,741153</text:p>
          </table:table-cell>
          <table:table-cell office:value-type="float" office:value="0.777" calcext:value-type="float">
            <text:p>0,777</text:p>
          </table:table-cell>
          <table:table-cell office:value-type="float" office:value="35.152821" calcext:value-type="float">
            <text:p>35,152821</text:p>
          </table:table-cell>
          <table:table-cell office:value-type="float" office:value="0.796997" calcext:value-type="float">
            <text:p>0,796997</text:p>
          </table:table-cell>
          <table:table-cell office:value-type="float" office:value="0.727947" calcext:value-type="float">
            <text:p>0,727947</text:p>
          </table:table-cell>
          <table:table-cell office:value-type="float" office:value="0.7875" calcext:value-type="float">
            <text:p>0,7875</text:p>
          </table:table-cell>
          <table:table-cell office:value-type="float" office:value="27.682384" calcext:value-type="float">
            <text:p>27,682384</text:p>
          </table:table-cell>
          <table:table-cell office:value-type="float" office:value="0.828087" calcext:value-type="float">
            <text:p>0,828087</text:p>
          </table:table-cell>
          <table:table-cell office:value-type="float" office:value="0.761374" calcext:value-type="float">
            <text:p>0,761374</text:p>
          </table:table-cell>
          <table:table-cell office:value-type="float" office:value="0.7715" calcext:value-type="float">
            <text:p>0,7715</text:p>
          </table:table-cell>
          <table:table-cell office:value-type="float" office:value="24.055712" calcext:value-type="float">
            <text:p>24,055712</text:p>
          </table:table-cell>
          <table:table-cell office:value-type="float" office:value="197" calcext:value-type="float">
            <text:p>197</text:p>
          </table:table-cell>
          <table:table-cell table:number-columns-repeated="1003"/>
        </table:table-row>
        <table:table-row table:style-name="ro1">
          <table:table-cell table:style-name="ce5" office:value-type="float" office:value="0.545223" calcext:value-type="float">
            <text:p>0,5452</text:p>
          </table:table-cell>
          <table:table-cell table:style-name="ce5" office:value-type="float" office:value="0.745672" calcext:value-type="float">
            <text:p>0,7457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4.280421" calcext:value-type="float">
            <text:p>24,2804</text:p>
          </table:table-cell>
          <table:table-cell table:style-name="ce13" office:value-type="float" office:value="0.779566" calcext:value-type="float">
            <text:p>0,7796</text:p>
          </table:table-cell>
          <table:table-cell table:style-name="ce5" office:value-type="float" office:value="0.83819" calcext:value-type="float">
            <text:p>0,8382</text:p>
          </table:table-cell>
          <table:table-cell table:style-name="ce5" office:value-type="float" office:value="0.751" calcext:value-type="float">
            <text:p>0,7510</text:p>
          </table:table-cell>
          <table:table-cell table:style-name="ce10" office:value-type="float" office:value="27.959099" calcext:value-type="float">
            <text:p>27,9591</text:p>
          </table:table-cell>
          <table:table-cell table:style-name="Default" office:value-type="float" office:value="1.006893" calcext:value-type="float">
            <text:p>1,006893</text:p>
          </table:table-cell>
          <table:table-cell office:value-type="float" office:value="0.754325" calcext:value-type="float">
            <text:p>0,754325</text:p>
          </table:table-cell>
          <table:table-cell office:value-type="float" office:value="0.77" calcext:value-type="float">
            <text:p>0,77</text:p>
          </table:table-cell>
          <table:table-cell office:value-type="float" office:value="34.746465" calcext:value-type="float">
            <text:p>34,746465</text:p>
          </table:table-cell>
          <table:table-cell office:value-type="float" office:value="0.789993" calcext:value-type="float">
            <text:p>0,789993</text:p>
          </table:table-cell>
          <table:table-cell office:value-type="float" office:value="0.72881" calcext:value-type="float">
            <text:p>0,72881</text:p>
          </table:table-cell>
          <table:table-cell office:value-type="float" office:value="0.7935" calcext:value-type="float">
            <text:p>0,7935</text:p>
          </table:table-cell>
          <table:table-cell office:value-type="float" office:value="24.765299" calcext:value-type="float">
            <text:p>24,765299</text:p>
          </table:table-cell>
          <table:table-cell office:value-type="float" office:value="0.823922" calcext:value-type="float">
            <text:p>0,823922</text:p>
          </table:table-cell>
          <table:table-cell office:value-type="float" office:value="0.76648" calcext:value-type="float">
            <text:p>0,76648</text:p>
          </table:table-cell>
          <table:table-cell office:value-type="float" office:value="0.775" calcext:value-type="float">
            <text:p>0,775</text:p>
          </table:table-cell>
          <table:table-cell office:value-type="float" office:value="24.043528" calcext:value-type="float">
            <text:p>24,043528</text:p>
          </table:table-cell>
          <table:table-cell office:value-type="float" office:value="198" calcext:value-type="float">
            <text:p>198</text:p>
          </table:table-cell>
          <table:table-cell table:number-columns-repeated="1003"/>
        </table:table-row>
        <table:table-row table:style-name="ro1">
          <table:table-cell table:style-name="ce5" office:value-type="float" office:value="0.551444" calcext:value-type="float">
            <text:p>0,5514</text:p>
          </table:table-cell>
          <table:table-cell table:style-name="ce5" office:value-type="float" office:value="0.75392" calcext:value-type="float">
            <text:p>0,7539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4.334443" calcext:value-type="float">
            <text:p>24,3344</text:p>
          </table:table-cell>
          <table:table-cell table:style-name="ce13" office:value-type="float" office:value="0.786983" calcext:value-type="float">
            <text:p>0,7870</text:p>
          </table:table-cell>
          <table:table-cell table:style-name="ce5" office:value-type="float" office:value="0.764772" calcext:value-type="float">
            <text:p>0,7648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7.458006" calcext:value-type="float">
            <text:p>27,4580</text:p>
          </table:table-cell>
          <table:table-cell table:style-name="Default" office:value-type="float" office:value="0.987019" calcext:value-type="float">
            <text:p>0,987019</text:p>
          </table:table-cell>
          <table:table-cell office:value-type="float" office:value="0.783658" calcext:value-type="float">
            <text:p>0,783658</text:p>
          </table:table-cell>
          <table:table-cell office:value-type="float" office:value="0.7615" calcext:value-type="float">
            <text:p>0,7615</text:p>
          </table:table-cell>
          <table:table-cell office:value-type="float" office:value="37.06086" calcext:value-type="float">
            <text:p>37,06086</text:p>
          </table:table-cell>
          <table:table-cell office:value-type="float" office:value="0.759192" calcext:value-type="float">
            <text:p>0,759192</text:p>
          </table:table-cell>
          <table:table-cell office:value-type="float" office:value="0.758705" calcext:value-type="float">
            <text:p>0,758705</text:p>
          </table:table-cell>
          <table:table-cell office:value-type="float" office:value="0.7735" calcext:value-type="float">
            <text:p>0,7735</text:p>
          </table:table-cell>
          <table:table-cell office:value-type="float" office:value="24.6901" calcext:value-type="float">
            <text:p>24,6901</text:p>
          </table:table-cell>
          <table:table-cell office:value-type="float" office:value="0.860542" calcext:value-type="float">
            <text:p>0,860542</text:p>
          </table:table-cell>
          <table:table-cell office:value-type="float" office:value="0.727984" calcext:value-type="float">
            <text:p>0,727984</text:p>
          </table:table-cell>
          <table:table-cell office:value-type="float" office:value="0.7845" calcext:value-type="float">
            <text:p>0,7845</text:p>
          </table:table-cell>
          <table:table-cell office:value-type="float" office:value="24.073888" calcext:value-type="float">
            <text:p>24,073888</text:p>
          </table:table-cell>
          <table:table-cell office:value-type="float" office:value="199" calcext:value-type="float">
            <text:p>199</text:p>
          </table:table-cell>
          <table:table-cell table:number-columns-repeated="1003"/>
        </table:table-row>
        <table:table-row table:style-name="ro1">
          <table:table-cell table:style-name="ce5" office:value-type="float" office:value="0.531108" calcext:value-type="float">
            <text:p>0,5311</text:p>
          </table:table-cell>
          <table:table-cell table:style-name="ce5" office:value-type="float" office:value="0.742802" calcext:value-type="float">
            <text:p>0,7428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4.254816" calcext:value-type="float">
            <text:p>24,2548</text:p>
          </table:table-cell>
          <table:table-cell table:style-name="ce13" office:value-type="float" office:value="0.800461" calcext:value-type="float">
            <text:p>0,8005</text:p>
          </table:table-cell>
          <table:table-cell table:style-name="ce5" office:value-type="float" office:value="0.753841" calcext:value-type="float">
            <text:p>0,7538</text:p>
          </table:table-cell>
          <table:table-cell table:style-name="ce5" office:value-type="float" office:value="0.777" calcext:value-type="float">
            <text:p>0,7770</text:p>
          </table:table-cell>
          <table:table-cell table:style-name="ce10" office:value-type="float" office:value="28.012182" calcext:value-type="float">
            <text:p>28,0122</text:p>
          </table:table-cell>
          <table:table-cell table:style-name="Default" office:value-type="float" office:value="0.975042" calcext:value-type="float">
            <text:p>0,975042</text:p>
          </table:table-cell>
          <table:table-cell office:value-type="float" office:value="0.808288" calcext:value-type="float">
            <text:p>0,808288</text:p>
          </table:table-cell>
          <table:table-cell office:value-type="float" office:value="0.754" calcext:value-type="float">
            <text:p>0,754</text:p>
          </table:table-cell>
          <table:table-cell office:value-type="float" office:value="38.76018" calcext:value-type="float">
            <text:p>38,76018</text:p>
          </table:table-cell>
          <table:table-cell office:value-type="float" office:value="0.783038" calcext:value-type="float">
            <text:p>0,783038</text:p>
          </table:table-cell>
          <table:table-cell office:value-type="float" office:value="0.793619" calcext:value-type="float">
            <text:p>0,793619</text:p>
          </table:table-cell>
          <table:table-cell office:value-type="float" office:value="0.7605" calcext:value-type="float">
            <text:p>0,7605</text:p>
          </table:table-cell>
          <table:table-cell office:value-type="float" office:value="25.023469" calcext:value-type="float">
            <text:p>25,023469</text:p>
          </table:table-cell>
          <table:table-cell office:value-type="float" office:value="0.844379" calcext:value-type="float">
            <text:p>0,844379</text:p>
          </table:table-cell>
          <table:table-cell office:value-type="float" office:value="0.733751" calcext:value-type="float">
            <text:p>0,733751</text:p>
          </table:table-cell>
          <table:table-cell office:value-type="float" office:value="0.7825" calcext:value-type="float">
            <text:p>0,7825</text:p>
          </table:table-cell>
          <table:table-cell office:value-type="float" office:value="24.100746" calcext:value-type="float">
            <text:p>24,100746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1">
          <table:table-cell table:style-name="ce5" office:value-type="float" office:value="0.546161" calcext:value-type="float">
            <text:p>0,5462</text:p>
          </table:table-cell>
          <table:table-cell table:style-name="ce5" office:value-type="float" office:value="0.750293" calcext:value-type="float">
            <text:p>0,7503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238411" calcext:value-type="float">
            <text:p>24,2384</text:p>
          </table:table-cell>
          <table:table-cell table:style-name="ce13" office:value-type="float" office:value="0.800193" calcext:value-type="float">
            <text:p>0,8002</text:p>
          </table:table-cell>
          <table:table-cell table:style-name="ce5" office:value-type="float" office:value="0.750617" calcext:value-type="float">
            <text:p>0,7506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7.918859" calcext:value-type="float">
            <text:p>27,9189</text:p>
          </table:table-cell>
          <table:table-cell table:style-name="Default" office:value-type="float" office:value="0.983686" calcext:value-type="float">
            <text:p>0,983686</text:p>
          </table:table-cell>
          <table:table-cell office:value-type="float" office:value="0.840595" calcext:value-type="float">
            <text:p>0,840595</text:p>
          </table:table-cell>
          <table:table-cell office:value-type="float" office:value="0.7365" calcext:value-type="float">
            <text:p>0,7365</text:p>
          </table:table-cell>
          <table:table-cell office:value-type="float" office:value="34.156653" calcext:value-type="float">
            <text:p>34,156653</text:p>
          </table:table-cell>
          <table:table-cell office:value-type="float" office:value="0.747812" calcext:value-type="float">
            <text:p>0,747812</text:p>
          </table:table-cell>
          <table:table-cell office:value-type="float" office:value="0.743634" calcext:value-type="float">
            <text:p>0,743634</text:p>
          </table:table-cell>
          <table:table-cell office:value-type="float" office:value="0.7685" calcext:value-type="float">
            <text:p>0,7685</text:p>
          </table:table-cell>
          <table:table-cell office:value-type="float" office:value="24.927335" calcext:value-type="float">
            <text:p>24,927335</text:p>
          </table:table-cell>
          <table:table-cell office:value-type="float" office:value="0.814275" calcext:value-type="float">
            <text:p>0,814275</text:p>
          </table:table-cell>
          <table:table-cell office:value-type="float" office:value="0.738342" calcext:value-type="float">
            <text:p>0,738342</text:p>
          </table:table-cell>
          <table:table-cell office:value-type="float" office:value="0.7825" calcext:value-type="float">
            <text:p>0,7825</text:p>
          </table:table-cell>
          <table:table-cell office:value-type="float" office:value="24.097192" calcext:value-type="float">
            <text:p>24,097192</text:p>
          </table:table-cell>
          <table:table-cell office:value-type="float" office:value="201" calcext:value-type="float">
            <text:p>201</text:p>
          </table:table-cell>
          <table:table-cell table:number-columns-repeated="1003"/>
        </table:table-row>
        <table:table-row table:style-name="ro1">
          <table:table-cell table:style-name="ce5" office:value-type="float" office:value="0.547246" calcext:value-type="float">
            <text:p>0,5472</text:p>
          </table:table-cell>
          <table:table-cell table:style-name="ce5" office:value-type="float" office:value="0.751929" calcext:value-type="float">
            <text:p>0,7519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293321" calcext:value-type="float">
            <text:p>24,2933</text:p>
          </table:table-cell>
          <table:table-cell table:style-name="ce13" office:value-type="float" office:value="0.784788" calcext:value-type="float">
            <text:p>0,7848</text:p>
          </table:table-cell>
          <table:table-cell table:style-name="ce5" office:value-type="float" office:value="0.753463" calcext:value-type="float">
            <text:p>0,7535</text:p>
          </table:table-cell>
          <table:table-cell table:style-name="ce5" office:value-type="float" office:value="0.78" calcext:value-type="float">
            <text:p>0,7800</text:p>
          </table:table-cell>
          <table:table-cell table:style-name="ce10" office:value-type="float" office:value="27.703133" calcext:value-type="float">
            <text:p>27,7031</text:p>
          </table:table-cell>
          <table:table-cell table:style-name="Default" office:value-type="float" office:value="0.988179" calcext:value-type="float">
            <text:p>0,988179</text:p>
          </table:table-cell>
          <table:table-cell office:value-type="float" office:value="0.796664" calcext:value-type="float">
            <text:p>0,796664</text:p>
          </table:table-cell>
          <table:table-cell office:value-type="float" office:value="0.7545" calcext:value-type="float">
            <text:p>0,7545</text:p>
          </table:table-cell>
          <table:table-cell office:value-type="float" office:value="32.756767" calcext:value-type="float">
            <text:p>32,756767</text:p>
          </table:table-cell>
          <table:table-cell office:value-type="float" office:value="0.758939" calcext:value-type="float">
            <text:p>0,758939</text:p>
          </table:table-cell>
          <table:table-cell office:value-type="float" office:value="0.734309" calcext:value-type="float">
            <text:p>0,734309</text:p>
          </table:table-cell>
          <table:table-cell office:value-type="float" office:value="0.7815" calcext:value-type="float">
            <text:p>0,7815</text:p>
          </table:table-cell>
          <table:table-cell office:value-type="float" office:value="25.260543" calcext:value-type="float">
            <text:p>25,260543</text:p>
          </table:table-cell>
          <table:table-cell office:value-type="float" office:value="0.813202" calcext:value-type="float">
            <text:p>0,813202</text:p>
          </table:table-cell>
          <table:table-cell office:value-type="float" office:value="0.735583" calcext:value-type="float">
            <text:p>0,735583</text:p>
          </table:table-cell>
          <table:table-cell office:value-type="float" office:value="0.78" calcext:value-type="float">
            <text:p>0,78</text:p>
          </table:table-cell>
          <table:table-cell office:value-type="float" office:value="24.201058" calcext:value-type="float">
            <text:p>24,201058</text:p>
          </table:table-cell>
          <table:table-cell office:value-type="float" office:value="202" calcext:value-type="float">
            <text:p>202</text:p>
          </table:table-cell>
          <table:table-cell table:number-columns-repeated="1003"/>
        </table:table-row>
        <table:table-row table:style-name="ro1">
          <table:table-cell table:style-name="ce5" office:value-type="float" office:value="0.517943" calcext:value-type="float">
            <text:p>0,5179</text:p>
          </table:table-cell>
          <table:table-cell table:style-name="ce5" office:value-type="float" office:value="0.810681" calcext:value-type="float">
            <text:p>0,8107</text:p>
          </table:table-cell>
          <table:table-cell table:style-name="ce5" office:value-type="float" office:value="0.7765" calcext:value-type="float">
            <text:p>0,7765</text:p>
          </table:table-cell>
          <table:table-cell table:style-name="ce10" office:value-type="float" office:value="24.277736" calcext:value-type="float">
            <text:p>24,2777</text:p>
          </table:table-cell>
          <table:table-cell table:style-name="ce13" office:value-type="float" office:value="0.774145" calcext:value-type="float">
            <text:p>0,7741</text:p>
          </table:table-cell>
          <table:table-cell table:style-name="ce5" office:value-type="float" office:value="0.790449" calcext:value-type="float">
            <text:p>0,7904</text:p>
          </table:table-cell>
          <table:table-cell table:style-name="ce5" office:value-type="float" office:value="0.7755" calcext:value-type="float">
            <text:p>0,7755</text:p>
          </table:table-cell>
          <table:table-cell table:style-name="ce10" office:value-type="float" office:value="27.119656" calcext:value-type="float">
            <text:p>27,1197</text:p>
          </table:table-cell>
          <table:table-cell table:style-name="Default" office:value-type="float" office:value="0.995431" calcext:value-type="float">
            <text:p>0,995431</text:p>
          </table:table-cell>
          <table:table-cell office:value-type="float" office:value="0.801917" calcext:value-type="float">
            <text:p>0,801917</text:p>
          </table:table-cell>
          <table:table-cell office:value-type="float" office:value="0.757" calcext:value-type="float">
            <text:p>0,757</text:p>
          </table:table-cell>
          <table:table-cell office:value-type="float" office:value="34.906976" calcext:value-type="float">
            <text:p>34,906976</text:p>
          </table:table-cell>
          <table:table-cell office:value-type="float" office:value="0.777527" calcext:value-type="float">
            <text:p>0,777527</text:p>
          </table:table-cell>
          <table:table-cell office:value-type="float" office:value="0.759185" calcext:value-type="float">
            <text:p>0,759185</text:p>
          </table:table-cell>
          <table:table-cell office:value-type="float" office:value="0.7825" calcext:value-type="float">
            <text:p>0,7825</text:p>
          </table:table-cell>
          <table:table-cell office:value-type="float" office:value="24.833142" calcext:value-type="float">
            <text:p>24,833142</text:p>
          </table:table-cell>
          <table:table-cell office:value-type="float" office:value="0.859746" calcext:value-type="float">
            <text:p>0,859746</text:p>
          </table:table-cell>
          <table:table-cell office:value-type="float" office:value="0.715585" calcext:value-type="float">
            <text:p>0,715585</text:p>
          </table:table-cell>
          <table:table-cell office:value-type="float" office:value="0.787" calcext:value-type="float">
            <text:p>0,787</text:p>
          </table:table-cell>
          <table:table-cell office:value-type="float" office:value="24.14113" calcext:value-type="float">
            <text:p>24,14113</text:p>
          </table:table-cell>
          <table:table-cell office:value-type="float" office:value="203" calcext:value-type="float">
            <text:p>203</text:p>
          </table:table-cell>
          <table:table-cell table:number-columns-repeated="1003"/>
        </table:table-row>
        <table:table-row table:style-name="ro1">
          <table:table-cell table:style-name="ce5" office:value-type="float" office:value="0.522677" calcext:value-type="float">
            <text:p>0,5227</text:p>
          </table:table-cell>
          <table:table-cell table:style-name="ce5" office:value-type="float" office:value="0.779095" calcext:value-type="float">
            <text:p>0,7791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326721" calcext:value-type="float">
            <text:p>24,3267</text:p>
          </table:table-cell>
          <table:table-cell table:style-name="ce13" office:value-type="float" office:value="0.807709" calcext:value-type="float">
            <text:p>0,8077</text:p>
          </table:table-cell>
          <table:table-cell table:style-name="ce5" office:value-type="float" office:value="0.755766" calcext:value-type="float">
            <text:p>0,7558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7.56689" calcext:value-type="float">
            <text:p>27,5669</text:p>
          </table:table-cell>
          <table:table-cell table:style-name="Default" office:value-type="float" office:value="0.995838" calcext:value-type="float">
            <text:p>0,995838</text:p>
          </table:table-cell>
          <table:table-cell office:value-type="float" office:value="0.763909" calcext:value-type="float">
            <text:p>0,763909</text:p>
          </table:table-cell>
          <table:table-cell office:value-type="float" office:value="0.763" calcext:value-type="float">
            <text:p>0,763</text:p>
          </table:table-cell>
          <table:table-cell office:value-type="float" office:value="32.931588" calcext:value-type="float">
            <text:p>32,931588</text:p>
          </table:table-cell>
          <table:table-cell office:value-type="float" office:value="0.762556" calcext:value-type="float">
            <text:p>0,762556</text:p>
          </table:table-cell>
          <table:table-cell office:value-type="float" office:value="0.751406" calcext:value-type="float">
            <text:p>0,751406</text:p>
          </table:table-cell>
          <table:table-cell office:value-type="float" office:value="0.778" calcext:value-type="float">
            <text:p>0,778</text:p>
          </table:table-cell>
          <table:table-cell office:value-type="float" office:value="25.170135" calcext:value-type="float">
            <text:p>25,170135</text:p>
          </table:table-cell>
          <table:table-cell office:value-type="float" office:value="0.83536" calcext:value-type="float">
            <text:p>0,83536</text:p>
          </table:table-cell>
          <table:table-cell office:value-type="float" office:value="0.720065" calcext:value-type="float">
            <text:p>0,720065</text:p>
          </table:table-cell>
          <table:table-cell office:value-type="float" office:value="0.7845" calcext:value-type="float">
            <text:p>0,7845</text:p>
          </table:table-cell>
          <table:table-cell office:value-type="float" office:value="24.030617" calcext:value-type="float">
            <text:p>24,030617</text:p>
          </table:table-cell>
          <table:table-cell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 table:style-name="ce5" office:value-type="float" office:value="0.548958" calcext:value-type="float">
            <text:p>0,5490</text:p>
          </table:table-cell>
          <table:table-cell table:style-name="ce5" office:value-type="float" office:value="0.76116" calcext:value-type="float">
            <text:p>0,7612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452926" calcext:value-type="float">
            <text:p>24,4529</text:p>
          </table:table-cell>
          <table:table-cell table:style-name="ce13" office:value-type="float" office:value="0.783007" calcext:value-type="float">
            <text:p>0,7830</text:p>
          </table:table-cell>
          <table:table-cell table:style-name="ce5" office:value-type="float" office:value="0.742281" calcext:value-type="float">
            <text:p>0,7423</text:p>
          </table:table-cell>
          <table:table-cell table:style-name="ce5" office:value-type="float" office:value="0.7765" calcext:value-type="float">
            <text:p>0,7765</text:p>
          </table:table-cell>
          <table:table-cell table:style-name="ce10" office:value-type="float" office:value="28.036605" calcext:value-type="float">
            <text:p>28,0366</text:p>
          </table:table-cell>
          <table:table-cell table:style-name="Default" office:value-type="float" office:value="0.99716" calcext:value-type="float">
            <text:p>0,99716</text:p>
          </table:table-cell>
          <table:table-cell office:value-type="float" office:value="0.859003" calcext:value-type="float">
            <text:p>0,859003</text:p>
          </table:table-cell>
          <table:table-cell office:value-type="float" office:value="0.7285" calcext:value-type="float">
            <text:p>0,7285</text:p>
          </table:table-cell>
          <table:table-cell office:value-type="float" office:value="32.538796" calcext:value-type="float">
            <text:p>32,538796</text:p>
          </table:table-cell>
          <table:table-cell office:value-type="float" office:value="0.763622" calcext:value-type="float">
            <text:p>0,763622</text:p>
          </table:table-cell>
          <table:table-cell office:value-type="float" office:value="0.784217" calcext:value-type="float">
            <text:p>0,784217</text:p>
          </table:table-cell>
          <table:table-cell office:value-type="float" office:value="0.773" calcext:value-type="float">
            <text:p>0,773</text:p>
          </table:table-cell>
          <table:table-cell office:value-type="float" office:value="25.282558" calcext:value-type="float">
            <text:p>25,282558</text:p>
          </table:table-cell>
          <table:table-cell office:value-type="float" office:value="0.82059" calcext:value-type="float">
            <text:p>0,82059</text:p>
          </table:table-cell>
          <table:table-cell office:value-type="float" office:value="0.699633" calcext:value-type="float">
            <text:p>0,699633</text:p>
          </table:table-cell>
          <table:table-cell office:value-type="float" office:value="0.7865" calcext:value-type="float">
            <text:p>0,7865</text:p>
          </table:table-cell>
          <table:table-cell office:value-type="float" office:value="24.119127" calcext:value-type="float">
            <text:p>24,119127</text:p>
          </table:table-cell>
          <table:table-cell office:value-type="float" office:value="205" calcext:value-type="float">
            <text:p>205</text:p>
          </table:table-cell>
          <table:table-cell table:number-columns-repeated="1003"/>
        </table:table-row>
        <table:table-row table:style-name="ro1">
          <table:table-cell table:style-name="ce5" office:value-type="float" office:value="0.525417" calcext:value-type="float">
            <text:p>0,5254</text:p>
          </table:table-cell>
          <table:table-cell table:style-name="ce5" office:value-type="float" office:value="0.80149" calcext:value-type="float">
            <text:p>0,8015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4.22877" calcext:value-type="float">
            <text:p>24,2288</text:p>
          </table:table-cell>
          <table:table-cell table:style-name="ce13" office:value-type="float" office:value="0.743929" calcext:value-type="float">
            <text:p>0,7439</text:p>
          </table:table-cell>
          <table:table-cell table:style-name="ce5" office:value-type="float" office:value="0.739399" calcext:value-type="float">
            <text:p>0,7394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7.990257" calcext:value-type="float">
            <text:p>27,9903</text:p>
          </table:table-cell>
          <table:table-cell table:style-name="Default" office:value-type="float" office:value="1.031521" calcext:value-type="float">
            <text:p>1,031521</text:p>
          </table:table-cell>
          <table:table-cell office:value-type="float" office:value="0.794069" calcext:value-type="float">
            <text:p>0,794069</text:p>
          </table:table-cell>
          <table:table-cell office:value-type="float" office:value="0.76" calcext:value-type="float">
            <text:p>0,76</text:p>
          </table:table-cell>
          <table:table-cell office:value-type="float" office:value="31.556123" calcext:value-type="float">
            <text:p>31,556123</text:p>
          </table:table-cell>
          <table:table-cell office:value-type="float" office:value="0.754586" calcext:value-type="float">
            <text:p>0,754586</text:p>
          </table:table-cell>
          <table:table-cell office:value-type="float" office:value="0.775579" calcext:value-type="float">
            <text:p>0,775579</text:p>
          </table:table-cell>
          <table:table-cell office:value-type="float" office:value="0.776" calcext:value-type="float">
            <text:p>0,776</text:p>
          </table:table-cell>
          <table:table-cell office:value-type="float" office:value="24.883167" calcext:value-type="float">
            <text:p>24,883167</text:p>
          </table:table-cell>
          <table:table-cell office:value-type="float" office:value="0.825751" calcext:value-type="float">
            <text:p>0,825751</text:p>
          </table:table-cell>
          <table:table-cell office:value-type="float" office:value="0.690134" calcext:value-type="float">
            <text:p>0,690134</text:p>
          </table:table-cell>
          <table:table-cell office:value-type="float" office:value="0.7975" calcext:value-type="float">
            <text:p>0,7975</text:p>
          </table:table-cell>
          <table:table-cell office:value-type="float" office:value="24.119782" calcext:value-type="float">
            <text:p>24,119782</text:p>
          </table:table-cell>
          <table:table-cell office:value-type="float" office:value="206" calcext:value-type="float">
            <text:p>206</text:p>
          </table:table-cell>
          <table:table-cell table:number-columns-repeated="1003"/>
        </table:table-row>
        <table:table-row table:style-name="ro1">
          <table:table-cell table:style-name="ce5" office:value-type="float" office:value="0.531301" calcext:value-type="float">
            <text:p>0,5313</text:p>
          </table:table-cell>
          <table:table-cell table:style-name="ce5" office:value-type="float" office:value="0.762761" calcext:value-type="float">
            <text:p>0,7628</text:p>
          </table:table-cell>
          <table:table-cell table:style-name="ce5" office:value-type="float" office:value="0.786" calcext:value-type="float">
            <text:p>0,7860</text:p>
          </table:table-cell>
          <table:table-cell table:style-name="ce10" office:value-type="float" office:value="24.302817" calcext:value-type="float">
            <text:p>24,3028</text:p>
          </table:table-cell>
          <table:table-cell table:style-name="ce13" office:value-type="float" office:value="0.765519" calcext:value-type="float">
            <text:p>0,7655</text:p>
          </table:table-cell>
          <table:table-cell table:style-name="ce5" office:value-type="float" office:value="0.790274" calcext:value-type="float">
            <text:p>0,7903</text:p>
          </table:table-cell>
          <table:table-cell table:style-name="ce5" office:value-type="float" office:value="0.7715" calcext:value-type="float">
            <text:p>0,7715</text:p>
          </table:table-cell>
          <table:table-cell table:style-name="ce10" office:value-type="float" office:value="27.369912" calcext:value-type="float">
            <text:p>27,3699</text:p>
          </table:table-cell>
          <table:table-cell table:style-name="Default" office:value-type="float" office:value="0.997739" calcext:value-type="float">
            <text:p>0,997739</text:p>
          </table:table-cell>
          <table:table-cell office:value-type="float" office:value="0.810217" calcext:value-type="float">
            <text:p>0,810217</text:p>
          </table:table-cell>
          <table:table-cell office:value-type="float" office:value="0.753" calcext:value-type="float">
            <text:p>0,753</text:p>
          </table:table-cell>
          <table:table-cell office:value-type="float" office:value="31.819715" calcext:value-type="float">
            <text:p>31,819715</text:p>
          </table:table-cell>
          <table:table-cell office:value-type="float" office:value="0.78587" calcext:value-type="float">
            <text:p>0,78587</text:p>
          </table:table-cell>
          <table:table-cell office:value-type="float" office:value="0.79187" calcext:value-type="float">
            <text:p>0,79187</text:p>
          </table:table-cell>
          <table:table-cell office:value-type="float" office:value="0.762" calcext:value-type="float">
            <text:p>0,762</text:p>
          </table:table-cell>
          <table:table-cell office:value-type="float" office:value="24.895574" calcext:value-type="float">
            <text:p>24,895574</text:p>
          </table:table-cell>
          <table:table-cell office:value-type="float" office:value="0.830397" calcext:value-type="float">
            <text:p>0,830397</text:p>
          </table:table-cell>
          <table:table-cell office:value-type="float" office:value="0.717457" calcext:value-type="float">
            <text:p>0,717457</text:p>
          </table:table-cell>
          <table:table-cell office:value-type="float" office:value="0.7835" calcext:value-type="float">
            <text:p>0,7835</text:p>
          </table:table-cell>
          <table:table-cell office:value-type="float" office:value="24.169258" calcext:value-type="float">
            <text:p>24,169258</text:p>
          </table:table-cell>
          <table:table-cell office:value-type="float" office:value="207" calcext:value-type="float">
            <text:p>207</text:p>
          </table:table-cell>
          <table:table-cell table:number-columns-repeated="1003"/>
        </table:table-row>
        <table:table-row table:style-name="ro1">
          <table:table-cell table:style-name="ce5" office:value-type="float" office:value="0.551094" calcext:value-type="float">
            <text:p>0,5511</text:p>
          </table:table-cell>
          <table:table-cell table:style-name="ce5" office:value-type="float" office:value="0.748331" calcext:value-type="float">
            <text:p>0,7483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4.495466" calcext:value-type="float">
            <text:p>24,4955</text:p>
          </table:table-cell>
          <table:table-cell table:style-name="ce13" office:value-type="float" office:value="0.773987" calcext:value-type="float">
            <text:p>0,7740</text:p>
          </table:table-cell>
          <table:table-cell table:style-name="ce5" office:value-type="float" office:value="0.784042" calcext:value-type="float">
            <text:p>0,7840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7.975897" calcext:value-type="float">
            <text:p>27,9759</text:p>
          </table:table-cell>
          <table:table-cell table:style-name="Default" office:value-type="float" office:value="1.000431" calcext:value-type="float">
            <text:p>1,000431</text:p>
          </table:table-cell>
          <table:table-cell office:value-type="float" office:value="0.803738" calcext:value-type="float">
            <text:p>0,803738</text:p>
          </table:table-cell>
          <table:table-cell office:value-type="float" office:value="0.7535" calcext:value-type="float">
            <text:p>0,7535</text:p>
          </table:table-cell>
          <table:table-cell office:value-type="float" office:value="31.27695" calcext:value-type="float">
            <text:p>31,27695</text:p>
          </table:table-cell>
          <table:table-cell office:value-type="float" office:value="0.744477" calcext:value-type="float">
            <text:p>0,744477</text:p>
          </table:table-cell>
          <table:table-cell office:value-type="float" office:value="0.735001" calcext:value-type="float">
            <text:p>0,735001</text:p>
          </table:table-cell>
          <table:table-cell office:value-type="float" office:value="0.7895" calcext:value-type="float">
            <text:p>0,7895</text:p>
          </table:table-cell>
          <table:table-cell office:value-type="float" office:value="27.727677" calcext:value-type="float">
            <text:p>27,727677</text:p>
          </table:table-cell>
          <table:table-cell office:value-type="float" office:value="0.789364" calcext:value-type="float">
            <text:p>0,789364</text:p>
          </table:table-cell>
          <table:table-cell office:value-type="float" office:value="0.748885" calcext:value-type="float">
            <text:p>0,748885</text:p>
          </table:table-cell>
          <table:table-cell office:value-type="float" office:value="0.7775" calcext:value-type="float">
            <text:p>0,7775</text:p>
          </table:table-cell>
          <table:table-cell office:value-type="float" office:value="23.980256" calcext:value-type="float">
            <text:p>23,980256</text:p>
          </table:table-cell>
          <table:table-cell office:value-type="float" office:value="208" calcext:value-type="float">
            <text:p>208</text:p>
          </table:table-cell>
          <table:table-cell table:number-columns-repeated="1003"/>
        </table:table-row>
        <table:table-row table:style-name="ro1">
          <table:table-cell table:style-name="ce5" office:value-type="float" office:value="0.527287" calcext:value-type="float">
            <text:p>0,5273</text:p>
          </table:table-cell>
          <table:table-cell table:style-name="ce5" office:value-type="float" office:value="0.735483" calcext:value-type="float">
            <text:p>0,7355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4.22624" calcext:value-type="float">
            <text:p>24,2262</text:p>
          </table:table-cell>
          <table:table-cell table:style-name="ce13" office:value-type="float" office:value="0.773536" calcext:value-type="float">
            <text:p>0,7735</text:p>
          </table:table-cell>
          <table:table-cell table:style-name="ce5" office:value-type="float" office:value="0.741624" calcext:value-type="float">
            <text:p>0,7416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8.082811" calcext:value-type="float">
            <text:p>28,0828</text:p>
          </table:table-cell>
          <table:table-cell table:style-name="Default" office:value-type="float" office:value="0.975446" calcext:value-type="float">
            <text:p>0,975446</text:p>
          </table:table-cell>
          <table:table-cell office:value-type="float" office:value="0.732028" calcext:value-type="float">
            <text:p>0,732028</text:p>
          </table:table-cell>
          <table:table-cell office:value-type="float" office:value="0.773" calcext:value-type="float">
            <text:p>0,773</text:p>
          </table:table-cell>
          <table:table-cell office:value-type="float" office:value="31.32559" calcext:value-type="float">
            <text:p>31,32559</text:p>
          </table:table-cell>
          <table:table-cell office:value-type="float" office:value="0.75679" calcext:value-type="float">
            <text:p>0,75679</text:p>
          </table:table-cell>
          <table:table-cell office:value-type="float" office:value="0.746035" calcext:value-type="float">
            <text:p>0,746035</text:p>
          </table:table-cell>
          <table:table-cell office:value-type="float" office:value="0.7875" calcext:value-type="float">
            <text:p>0,7875</text:p>
          </table:table-cell>
          <table:table-cell office:value-type="float" office:value="24.86804" calcext:value-type="float">
            <text:p>24,86804</text:p>
          </table:table-cell>
          <table:table-cell office:value-type="float" office:value="0.81777" calcext:value-type="float">
            <text:p>0,81777</text:p>
          </table:table-cell>
          <table:table-cell office:value-type="float" office:value="0.771397" calcext:value-type="float">
            <text:p>0,771397</text:p>
          </table:table-cell>
          <table:table-cell office:value-type="float" office:value="0.7685" calcext:value-type="float">
            <text:p>0,7685</text:p>
          </table:table-cell>
          <table:table-cell office:value-type="float" office:value="24.084698" calcext:value-type="float">
            <text:p>24,084698</text:p>
          </table:table-cell>
          <table:table-cell office:value-type="float" office:value="209" calcext:value-type="float">
            <text:p>209</text:p>
          </table:table-cell>
          <table:table-cell table:number-columns-repeated="1003"/>
        </table:table-row>
        <table:table-row table:style-name="ro1">
          <table:table-cell table:style-name="ce5" office:value-type="float" office:value="0.534096" calcext:value-type="float">
            <text:p>0,5341</text:p>
          </table:table-cell>
          <table:table-cell table:style-name="ce5" office:value-type="float" office:value="0.793071" calcext:value-type="float">
            <text:p>0,7931</text:p>
          </table:table-cell>
          <table:table-cell table:style-name="ce5" office:value-type="float" office:value="0.7885" calcext:value-type="float">
            <text:p>0,7885</text:p>
          </table:table-cell>
          <table:table-cell table:style-name="ce10" office:value-type="float" office:value="24.286568" calcext:value-type="float">
            <text:p>24,2866</text:p>
          </table:table-cell>
          <table:table-cell table:style-name="ce13" office:value-type="float" office:value="0.750353" calcext:value-type="float">
            <text:p>0,7504</text:p>
          </table:table-cell>
          <table:table-cell table:style-name="ce5" office:value-type="float" office:value="0.730109" calcext:value-type="float">
            <text:p>0,7301</text:p>
          </table:table-cell>
          <table:table-cell table:style-name="ce5" office:value-type="float" office:value="0.7875" calcext:value-type="float">
            <text:p>0,7875</text:p>
          </table:table-cell>
          <table:table-cell table:style-name="ce10" office:value-type="float" office:value="27.714946" calcext:value-type="float">
            <text:p>27,7149</text:p>
          </table:table-cell>
          <table:table-cell table:style-name="Default" office:value-type="float" office:value="0.976189" calcext:value-type="float">
            <text:p>0,976189</text:p>
          </table:table-cell>
          <table:table-cell office:value-type="float" office:value="0.767788" calcext:value-type="float">
            <text:p>0,767788</text:p>
          </table:table-cell>
          <table:table-cell office:value-type="float" office:value="0.7705" calcext:value-type="float">
            <text:p>0,7705</text:p>
          </table:table-cell>
          <table:table-cell office:value-type="float" office:value="31.532434" calcext:value-type="float">
            <text:p>31,532434</text:p>
          </table:table-cell>
          <table:table-cell office:value-type="float" office:value="0.785021" calcext:value-type="float">
            <text:p>0,785021</text:p>
          </table:table-cell>
          <table:table-cell office:value-type="float" office:value="0.753894" calcext:value-type="float">
            <text:p>0,753894</text:p>
          </table:table-cell>
          <table:table-cell office:value-type="float" office:value="0.7715" calcext:value-type="float">
            <text:p>0,7715</text:p>
          </table:table-cell>
          <table:table-cell office:value-type="float" office:value="24.987026" calcext:value-type="float">
            <text:p>24,987026</text:p>
          </table:table-cell>
          <table:table-cell office:value-type="float" office:value="0.844833" calcext:value-type="float">
            <text:p>0,844833</text:p>
          </table:table-cell>
          <table:table-cell office:value-type="float" office:value="0.756938" calcext:value-type="float">
            <text:p>0,756938</text:p>
          </table:table-cell>
          <table:table-cell office:value-type="float" office:value="0.78" calcext:value-type="float">
            <text:p>0,78</text:p>
          </table:table-cell>
          <table:table-cell office:value-type="float" office:value="24.139345" calcext:value-type="float">
            <text:p>24,139345</text:p>
          </table:table-cell>
          <table:table-cell office:value-type="float" office:value="210" calcext:value-type="float">
            <text:p>210</text:p>
          </table:table-cell>
          <table:table-cell table:number-columns-repeated="1003"/>
        </table:table-row>
        <table:table-row table:style-name="ro1">
          <table:table-cell table:style-name="ce5" office:value-type="float" office:value="0.522042" calcext:value-type="float">
            <text:p>0,5220</text:p>
          </table:table-cell>
          <table:table-cell table:style-name="ce5" office:value-type="float" office:value="0.777993" calcext:value-type="float">
            <text:p>0,7780</text:p>
          </table:table-cell>
          <table:table-cell table:style-name="ce5" office:value-type="float" office:value="0.783" calcext:value-type="float">
            <text:p>0,7830</text:p>
          </table:table-cell>
          <table:table-cell table:style-name="ce10" office:value-type="float" office:value="24.306612" calcext:value-type="float">
            <text:p>24,3066</text:p>
          </table:table-cell>
          <table:table-cell table:style-name="ce13" office:value-type="float" office:value="0.773173" calcext:value-type="float">
            <text:p>0,7732</text:p>
          </table:table-cell>
          <table:table-cell table:style-name="ce5" office:value-type="float" office:value="0.743288" calcext:value-type="float">
            <text:p>0,7433</text:p>
          </table:table-cell>
          <table:table-cell table:style-name="ce5" office:value-type="float" office:value="0.7825" calcext:value-type="float">
            <text:p>0,7825</text:p>
          </table:table-cell>
          <table:table-cell table:style-name="ce10" office:value-type="float" office:value="27.963702" calcext:value-type="float">
            <text:p>27,9637</text:p>
          </table:table-cell>
          <table:table-cell table:style-name="Default" office:value-type="float" office:value="0.98874" calcext:value-type="float">
            <text:p>0,98874</text:p>
          </table:table-cell>
          <table:table-cell office:value-type="float" office:value="0.788135" calcext:value-type="float">
            <text:p>0,788135</text:p>
          </table:table-cell>
          <table:table-cell office:value-type="float" office:value="0.7565" calcext:value-type="float">
            <text:p>0,7565</text:p>
          </table:table-cell>
          <table:table-cell office:value-type="float" office:value="32.489911" calcext:value-type="float">
            <text:p>32,489911</text:p>
          </table:table-cell>
          <table:table-cell office:value-type="float" office:value="0.769027" calcext:value-type="float">
            <text:p>0,769027</text:p>
          </table:table-cell>
          <table:table-cell office:value-type="float" office:value="0.784194" calcext:value-type="float">
            <text:p>0,784194</text:p>
          </table:table-cell>
          <table:table-cell office:value-type="float" office:value="0.769" calcext:value-type="float">
            <text:p>0,769</text:p>
          </table:table-cell>
          <table:table-cell office:value-type="float" office:value="24.939932" calcext:value-type="float">
            <text:p>24,939932</text:p>
          </table:table-cell>
          <table:table-cell office:value-type="float" office:value="0.830467" calcext:value-type="float">
            <text:p>0,830467</text:p>
          </table:table-cell>
          <table:table-cell office:value-type="float" office:value="0.722178" calcext:value-type="float">
            <text:p>0,722178</text:p>
          </table:table-cell>
          <table:table-cell office:value-type="float" office:value="0.7905" calcext:value-type="float">
            <text:p>0,7905</text:p>
          </table:table-cell>
          <table:table-cell office:value-type="float" office:value="24.026243" calcext:value-type="float">
            <text:p>24,026243</text:p>
          </table:table-cell>
          <table:table-cell office:value-type="float" office:value="211" calcext:value-type="float">
            <text:p>211</text:p>
          </table:table-cell>
          <table:table-cell table:number-columns-repeated="1003"/>
        </table:table-row>
        <table:table-row table:style-name="ro1">
          <table:table-cell table:style-name="ce5" office:value-type="float" office:value="0.522812" calcext:value-type="float">
            <text:p>0,5228</text:p>
          </table:table-cell>
          <table:table-cell table:style-name="ce5" office:value-type="float" office:value="0.777232" calcext:value-type="float">
            <text:p>0,7772</text:p>
          </table:table-cell>
          <table:table-cell table:style-name="ce5" office:value-type="float" office:value="0.7885" calcext:value-type="float">
            <text:p>0,7885</text:p>
          </table:table-cell>
          <table:table-cell table:style-name="ce10" office:value-type="float" office:value="24.316257" calcext:value-type="float">
            <text:p>24,3163</text:p>
          </table:table-cell>
          <table:table-cell table:style-name="ce13" office:value-type="float" office:value="0.765351" calcext:value-type="float">
            <text:p>0,7654</text:p>
          </table:table-cell>
          <table:table-cell table:style-name="ce5" office:value-type="float" office:value="0.770679" calcext:value-type="float">
            <text:p>0,7707</text:p>
          </table:table-cell>
          <table:table-cell table:style-name="ce5" office:value-type="float" office:value="0.771" calcext:value-type="float">
            <text:p>0,7710</text:p>
          </table:table-cell>
          <table:table-cell table:style-name="ce10" office:value-type="float" office:value="28.116436" calcext:value-type="float">
            <text:p>28,1164</text:p>
          </table:table-cell>
          <table:table-cell table:style-name="Default" office:value-type="float" office:value="0.986104" calcext:value-type="float">
            <text:p>0,986104</text:p>
          </table:table-cell>
          <table:table-cell office:value-type="float" office:value="0.763117" calcext:value-type="float">
            <text:p>0,763117</text:p>
          </table:table-cell>
          <table:table-cell office:value-type="float" office:value="0.7615" calcext:value-type="float">
            <text:p>0,7615</text:p>
          </table:table-cell>
          <table:table-cell office:value-type="float" office:value="32.080395" calcext:value-type="float">
            <text:p>32,080395</text:p>
          </table:table-cell>
          <table:table-cell office:value-type="float" office:value="0.736958" calcext:value-type="float">
            <text:p>0,736958</text:p>
          </table:table-cell>
          <table:table-cell office:value-type="float" office:value="0.737432" calcext:value-type="float">
            <text:p>0,737432</text:p>
          </table:table-cell>
          <table:table-cell office:value-type="float" office:value="0.7775" calcext:value-type="float">
            <text:p>0,7775</text:p>
          </table:table-cell>
          <table:table-cell office:value-type="float" office:value="25.993744" calcext:value-type="float">
            <text:p>25,993744</text:p>
          </table:table-cell>
          <table:table-cell office:value-type="float" office:value="0.803493" calcext:value-type="float">
            <text:p>0,803493</text:p>
          </table:table-cell>
          <table:table-cell office:value-type="float" office:value="0.703381" calcext:value-type="float">
            <text:p>0,703381</text:p>
          </table:table-cell>
          <table:table-cell office:value-type="float" office:value="0.7865" calcext:value-type="float">
            <text:p>0,7865</text:p>
          </table:table-cell>
          <table:table-cell office:value-type="float" office:value="24.049403" calcext:value-type="float">
            <text:p>24,049403</text:p>
          </table:table-cell>
          <table:table-cell office:value-type="float" office:value="212" calcext:value-type="float">
            <text:p>212</text:p>
          </table:table-cell>
          <table:table-cell table:number-columns-repeated="1003"/>
        </table:table-row>
        <table:table-row table:style-name="ro1">
          <table:table-cell table:style-name="ce5" office:value-type="float" office:value="0.514478" calcext:value-type="float">
            <text:p>0,5145</text:p>
          </table:table-cell>
          <table:table-cell table:style-name="ce5" office:value-type="float" office:value="0.752172" calcext:value-type="float">
            <text:p>0,7522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287148" calcext:value-type="float">
            <text:p>24,2871</text:p>
          </table:table-cell>
          <table:table-cell table:style-name="ce13" office:value-type="float" office:value="0.758635" calcext:value-type="float">
            <text:p>0,7586</text:p>
          </table:table-cell>
          <table:table-cell table:style-name="ce5" office:value-type="float" office:value="0.750479" calcext:value-type="float">
            <text:p>0,7505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7.972761" calcext:value-type="float">
            <text:p>27,9728</text:p>
          </table:table-cell>
          <table:table-cell table:style-name="Default" office:value-type="float" office:value="1.003289" calcext:value-type="float">
            <text:p>1,003289</text:p>
          </table:table-cell>
          <table:table-cell office:value-type="float" office:value="0.763773" calcext:value-type="float">
            <text:p>0,763773</text:p>
          </table:table-cell>
          <table:table-cell office:value-type="float" office:value="0.757" calcext:value-type="float">
            <text:p>0,757</text:p>
          </table:table-cell>
          <table:table-cell office:value-type="float" office:value="31.401434" calcext:value-type="float">
            <text:p>31,401434</text:p>
          </table:table-cell>
          <table:table-cell office:value-type="float" office:value="0.758563" calcext:value-type="float">
            <text:p>0,758563</text:p>
          </table:table-cell>
          <table:table-cell office:value-type="float" office:value="0.80125" calcext:value-type="float">
            <text:p>0,80125</text:p>
          </table:table-cell>
          <table:table-cell office:value-type="float" office:value="0.7735" calcext:value-type="float">
            <text:p>0,7735</text:p>
          </table:table-cell>
          <table:table-cell office:value-type="float" office:value="24.92213" calcext:value-type="float">
            <text:p>24,92213</text:p>
          </table:table-cell>
          <table:table-cell office:value-type="float" office:value="0.809865" calcext:value-type="float">
            <text:p>0,809865</text:p>
          </table:table-cell>
          <table:table-cell office:value-type="float" office:value="0.702194" calcext:value-type="float">
            <text:p>0,702194</text:p>
          </table:table-cell>
          <table:table-cell office:value-type="float" office:value="0.7875" calcext:value-type="float">
            <text:p>0,7875</text:p>
          </table:table-cell>
          <table:table-cell office:value-type="float" office:value="24.03384" calcext:value-type="float">
            <text:p>24,03384</text:p>
          </table:table-cell>
          <table:table-cell office:value-type="float" office:value="213" calcext:value-type="float">
            <text:p>213</text:p>
          </table:table-cell>
          <table:table-cell table:number-columns-repeated="1003"/>
        </table:table-row>
        <table:table-row table:style-name="ro1">
          <table:table-cell table:style-name="ce5" office:value-type="float" office:value="0.535908" calcext:value-type="float">
            <text:p>0,5359</text:p>
          </table:table-cell>
          <table:table-cell table:style-name="ce5" office:value-type="float" office:value="0.730618" calcext:value-type="float">
            <text:p>0,7306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316597" calcext:value-type="float">
            <text:p>24,3166</text:p>
          </table:table-cell>
          <table:table-cell table:style-name="ce13" office:value-type="float" office:value="0.756196" calcext:value-type="float">
            <text:p>0,7562</text:p>
          </table:table-cell>
          <table:table-cell table:style-name="ce5" office:value-type="float" office:value="0.756179" calcext:value-type="float">
            <text:p>0,7562</text:p>
          </table:table-cell>
          <table:table-cell table:style-name="ce5" office:value-type="float" office:value="0.7765" calcext:value-type="float">
            <text:p>0,7765</text:p>
          </table:table-cell>
          <table:table-cell table:style-name="ce10" office:value-type="float" office:value="26.844108" calcext:value-type="float">
            <text:p>26,8441</text:p>
          </table:table-cell>
          <table:table-cell table:style-name="Default" office:value-type="float" office:value="0.985983" calcext:value-type="float">
            <text:p>0,985983</text:p>
          </table:table-cell>
          <table:table-cell office:value-type="float" office:value="0.775811" calcext:value-type="float">
            <text:p>0,775811</text:p>
          </table:table-cell>
          <table:table-cell office:value-type="float" office:value="0.7645" calcext:value-type="float">
            <text:p>0,7645</text:p>
          </table:table-cell>
          <table:table-cell office:value-type="float" office:value="31.802311" calcext:value-type="float">
            <text:p>31,802311</text:p>
          </table:table-cell>
          <table:table-cell office:value-type="float" office:value="0.754853" calcext:value-type="float">
            <text:p>0,754853</text:p>
          </table:table-cell>
          <table:table-cell office:value-type="float" office:value="0.818391" calcext:value-type="float">
            <text:p>0,818391</text:p>
          </table:table-cell>
          <table:table-cell office:value-type="float" office:value="0.764" calcext:value-type="float">
            <text:p>0,764</text:p>
          </table:table-cell>
          <table:table-cell office:value-type="float" office:value="25.296862" calcext:value-type="float">
            <text:p>25,296862</text:p>
          </table:table-cell>
          <table:table-cell office:value-type="float" office:value="0.824792" calcext:value-type="float">
            <text:p>0,824792</text:p>
          </table:table-cell>
          <table:table-cell office:value-type="float" office:value="0.743859" calcext:value-type="float">
            <text:p>0,743859</text:p>
          </table:table-cell>
          <table:table-cell office:value-type="float" office:value="0.7805" calcext:value-type="float">
            <text:p>0,7805</text:p>
          </table:table-cell>
          <table:table-cell office:value-type="float" office:value="24.044641" calcext:value-type="float">
            <text:p>24,044641</text:p>
          </table:table-cell>
          <table:table-cell office:value-type="float" office:value="214" calcext:value-type="float">
            <text:p>214</text:p>
          </table:table-cell>
          <table:table-cell table:number-columns-repeated="1003"/>
        </table:table-row>
        <table:table-row table:style-name="ro1">
          <table:table-cell table:style-name="ce5" office:value-type="float" office:value="0.534713" calcext:value-type="float">
            <text:p>0,5347</text:p>
          </table:table-cell>
          <table:table-cell table:style-name="ce5" office:value-type="float" office:value="0.730883" calcext:value-type="float">
            <text:p>0,7309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328682" calcext:value-type="float">
            <text:p>24,3287</text:p>
          </table:table-cell>
          <table:table-cell table:style-name="ce13" office:value-type="float" office:value="0.748688" calcext:value-type="float">
            <text:p>0,7487</text:p>
          </table:table-cell>
          <table:table-cell table:style-name="ce5" office:value-type="float" office:value="0.748843" calcext:value-type="float">
            <text:p>0,7488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7.960297" calcext:value-type="float">
            <text:p>27,9603</text:p>
          </table:table-cell>
          <table:table-cell table:style-name="Default" office:value-type="float" office:value="0.988895" calcext:value-type="float">
            <text:p>0,988895</text:p>
          </table:table-cell>
          <table:table-cell office:value-type="float" office:value="0.750163" calcext:value-type="float">
            <text:p>0,750163</text:p>
          </table:table-cell>
          <table:table-cell office:value-type="float" office:value="0.7835" calcext:value-type="float">
            <text:p>0,7835</text:p>
          </table:table-cell>
          <table:table-cell office:value-type="float" office:value="31.150692" calcext:value-type="float">
            <text:p>31,150692</text:p>
          </table:table-cell>
          <table:table-cell office:value-type="float" office:value="0.777988" calcext:value-type="float">
            <text:p>0,777988</text:p>
          </table:table-cell>
          <table:table-cell office:value-type="float" office:value="0.73672" calcext:value-type="float">
            <text:p>0,73672</text:p>
          </table:table-cell>
          <table:table-cell office:value-type="float" office:value="0.7795" calcext:value-type="float">
            <text:p>0,7795</text:p>
          </table:table-cell>
          <table:table-cell office:value-type="float" office:value="25.985364" calcext:value-type="float">
            <text:p>25,985364</text:p>
          </table:table-cell>
          <table:table-cell office:value-type="float" office:value="0.825627" calcext:value-type="float">
            <text:p>0,825627</text:p>
          </table:table-cell>
          <table:table-cell office:value-type="float" office:value="0.743187" calcext:value-type="float">
            <text:p>0,743187</text:p>
          </table:table-cell>
          <table:table-cell office:value-type="float" office:value="0.7805" calcext:value-type="float">
            <text:p>0,7805</text:p>
          </table:table-cell>
          <table:table-cell office:value-type="float" office:value="24.035845" calcext:value-type="float">
            <text:p>24,035845</text:p>
          </table:table-cell>
          <table:table-cell office:value-type="float" office:value="215" calcext:value-type="float">
            <text:p>215</text:p>
          </table:table-cell>
          <table:table-cell table:number-columns-repeated="1003"/>
        </table:table-row>
        <table:table-row table:style-name="ro1">
          <table:table-cell table:style-name="ce5" office:value-type="float" office:value="0.517985" calcext:value-type="float">
            <text:p>0,5180</text:p>
          </table:table-cell>
          <table:table-cell table:style-name="ce5" office:value-type="float" office:value="0.751069" calcext:value-type="float">
            <text:p>0,7511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4.252428" calcext:value-type="float">
            <text:p>24,2524</text:p>
          </table:table-cell>
          <table:table-cell table:style-name="ce13" office:value-type="float" office:value="0.76231" calcext:value-type="float">
            <text:p>0,7623</text:p>
          </table:table-cell>
          <table:table-cell table:style-name="ce5" office:value-type="float" office:value="0.725756" calcext:value-type="float">
            <text:p>0,7258</text:p>
          </table:table-cell>
          <table:table-cell table:style-name="ce5" office:value-type="float" office:value="0.793" calcext:value-type="float">
            <text:p>0,7930</text:p>
          </table:table-cell>
          <table:table-cell table:style-name="ce10" office:value-type="float" office:value="27.657985" calcext:value-type="float">
            <text:p>27,6580</text:p>
          </table:table-cell>
          <table:table-cell table:style-name="Default" office:value-type="float" office:value="0.964537" calcext:value-type="float">
            <text:p>0,964537</text:p>
          </table:table-cell>
          <table:table-cell office:value-type="float" office:value="0.7546" calcext:value-type="float">
            <text:p>0,7546</text:p>
          </table:table-cell>
          <table:table-cell office:value-type="float" office:value="0.761" calcext:value-type="float">
            <text:p>0,761</text:p>
          </table:table-cell>
          <table:table-cell office:value-type="float" office:value="31.515429" calcext:value-type="float">
            <text:p>31,515429</text:p>
          </table:table-cell>
          <table:table-cell office:value-type="float" office:value="0.74437" calcext:value-type="float">
            <text:p>0,74437</text:p>
          </table:table-cell>
          <table:table-cell office:value-type="float" office:value="0.740735" calcext:value-type="float">
            <text:p>0,740735</text:p>
          </table:table-cell>
          <table:table-cell office:value-type="float" office:value="0.7935" calcext:value-type="float">
            <text:p>0,7935</text:p>
          </table:table-cell>
          <table:table-cell office:value-type="float" office:value="26.582312" calcext:value-type="float">
            <text:p>26,582312</text:p>
          </table:table-cell>
          <table:table-cell office:value-type="float" office:value="0.807978" calcext:value-type="float">
            <text:p>0,807978</text:p>
          </table:table-cell>
          <table:table-cell office:value-type="float" office:value="0.729866" calcext:value-type="float">
            <text:p>0,729866</text:p>
          </table:table-cell>
          <table:table-cell office:value-type="float" office:value="0.785" calcext:value-type="float">
            <text:p>0,785</text:p>
          </table:table-cell>
          <table:table-cell office:value-type="float" office:value="24.057982" calcext:value-type="float">
            <text:p>24,057982</text:p>
          </table:table-cell>
          <table:table-cell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table:style-name="ce5" office:value-type="float" office:value="0.531606" calcext:value-type="float">
            <text:p>0,5316</text:p>
          </table:table-cell>
          <table:table-cell table:style-name="ce5" office:value-type="float" office:value="0.787555" calcext:value-type="float">
            <text:p>0,7876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266879" calcext:value-type="float">
            <text:p>24,2669</text:p>
          </table:table-cell>
          <table:table-cell table:style-name="ce13" office:value-type="float" office:value="0.774419" calcext:value-type="float">
            <text:p>0,7744</text:p>
          </table:table-cell>
          <table:table-cell table:style-name="ce5" office:value-type="float" office:value="0.760031" calcext:value-type="float">
            <text:p>0,7600</text:p>
          </table:table-cell>
          <table:table-cell table:style-name="ce5" office:value-type="float" office:value="0.7825" calcext:value-type="float">
            <text:p>0,7825</text:p>
          </table:table-cell>
          <table:table-cell table:style-name="ce10" office:value-type="float" office:value="27.859468" calcext:value-type="float">
            <text:p>27,8595</text:p>
          </table:table-cell>
          <table:table-cell table:style-name="Default" office:value-type="float" office:value="0.979256" calcext:value-type="float">
            <text:p>0,979256</text:p>
          </table:table-cell>
          <table:table-cell office:value-type="float" office:value="0.741301" calcext:value-type="float">
            <text:p>0,741301</text:p>
          </table:table-cell>
          <table:table-cell office:value-type="float" office:value="0.783" calcext:value-type="float">
            <text:p>0,783</text:p>
          </table:table-cell>
          <table:table-cell office:value-type="float" office:value="31.288635" calcext:value-type="float">
            <text:p>31,288635</text:p>
          </table:table-cell>
          <table:table-cell office:value-type="float" office:value="0.759085" calcext:value-type="float">
            <text:p>0,759085</text:p>
          </table:table-cell>
          <table:table-cell office:value-type="float" office:value="0.740265" calcext:value-type="float">
            <text:p>0,740265</text:p>
          </table:table-cell>
          <table:table-cell office:value-type="float" office:value="0.7855" calcext:value-type="float">
            <text:p>0,7855</text:p>
          </table:table-cell>
          <table:table-cell office:value-type="float" office:value="27.65483" calcext:value-type="float">
            <text:p>27,65483</text:p>
          </table:table-cell>
          <table:table-cell office:value-type="float" office:value="0.797883" calcext:value-type="float">
            <text:p>0,797883</text:p>
          </table:table-cell>
          <table:table-cell office:value-type="float" office:value="0.702047" calcext:value-type="float">
            <text:p>0,702047</text:p>
          </table:table-cell>
          <table:table-cell office:value-type="float" office:value="0.7945" calcext:value-type="float">
            <text:p>0,7945</text:p>
          </table:table-cell>
          <table:table-cell office:value-type="float" office:value="24.158698" calcext:value-type="float">
            <text:p>24,158698</text:p>
          </table:table-cell>
          <table:table-cell office:value-type="float" office:value="217" calcext:value-type="float">
            <text:p>217</text:p>
          </table:table-cell>
          <table:table-cell table:number-columns-repeated="1003"/>
        </table:table-row>
        <table:table-row table:style-name="ro1">
          <table:table-cell table:style-name="ce5" office:value-type="float" office:value="0.537127" calcext:value-type="float">
            <text:p>0,5371</text:p>
          </table:table-cell>
          <table:table-cell table:style-name="ce5" office:value-type="float" office:value="0.773448" calcext:value-type="float">
            <text:p>0,7734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4.313259" calcext:value-type="float">
            <text:p>24,3133</text:p>
          </table:table-cell>
          <table:table-cell table:style-name="ce13" office:value-type="float" office:value="0.744727" calcext:value-type="float">
            <text:p>0,7447</text:p>
          </table:table-cell>
          <table:table-cell table:style-name="ce5" office:value-type="float" office:value="0.72473" calcext:value-type="float">
            <text:p>0,7247</text:p>
          </table:table-cell>
          <table:table-cell table:style-name="ce5" office:value-type="float" office:value="0.7855" calcext:value-type="float">
            <text:p>0,7855</text:p>
          </table:table-cell>
          <table:table-cell table:style-name="ce10" office:value-type="float" office:value="27.916543" calcext:value-type="float">
            <text:p>27,9165</text:p>
          </table:table-cell>
          <table:table-cell table:style-name="Default" office:value-type="float" office:value="0.969584" calcext:value-type="float">
            <text:p>0,969584</text:p>
          </table:table-cell>
          <table:table-cell office:value-type="float" office:value="0.798046" calcext:value-type="float">
            <text:p>0,798046</text:p>
          </table:table-cell>
          <table:table-cell office:value-type="float" office:value="0.7625" calcext:value-type="float">
            <text:p>0,7625</text:p>
          </table:table-cell>
          <table:table-cell office:value-type="float" office:value="31.45781" calcext:value-type="float">
            <text:p>31,45781</text:p>
          </table:table-cell>
          <table:table-cell office:value-type="float" office:value="0.740748" calcext:value-type="float">
            <text:p>0,740748</text:p>
          </table:table-cell>
          <table:table-cell office:value-type="float" office:value="0.712623" calcext:value-type="float">
            <text:p>0,712623</text:p>
          </table:table-cell>
          <table:table-cell office:value-type="float" office:value="0.7885" calcext:value-type="float">
            <text:p>0,7885</text:p>
          </table:table-cell>
          <table:table-cell office:value-type="float" office:value="24.942989" calcext:value-type="float">
            <text:p>24,942989</text:p>
          </table:table-cell>
          <table:table-cell office:value-type="float" office:value="0.792931" calcext:value-type="float">
            <text:p>0,792931</text:p>
          </table:table-cell>
          <table:table-cell office:value-type="float" office:value="0.70657" calcext:value-type="float">
            <text:p>0,70657</text:p>
          </table:table-cell>
          <table:table-cell office:value-type="float" office:value="0.7895" calcext:value-type="float">
            <text:p>0,7895</text:p>
          </table:table-cell>
          <table:table-cell office:value-type="float" office:value="24.135544" calcext:value-type="float">
            <text:p>24,135544</text:p>
          </table:table-cell>
          <table:table-cell office:value-type="float" office:value="218" calcext:value-type="float">
            <text:p>218</text:p>
          </table:table-cell>
          <table:table-cell table:number-columns-repeated="1003"/>
        </table:table-row>
        <table:table-row table:style-name="ro1">
          <table:table-cell table:style-name="ce5" office:value-type="float" office:value="0.533294" calcext:value-type="float">
            <text:p>0,5333</text:p>
          </table:table-cell>
          <table:table-cell table:style-name="ce5" office:value-type="float" office:value="0.756007" calcext:value-type="float">
            <text:p>0,7560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4.296106" calcext:value-type="float">
            <text:p>24,2961</text:p>
          </table:table-cell>
          <table:table-cell table:style-name="ce13" office:value-type="float" office:value="0.747563" calcext:value-type="float">
            <text:p>0,7476</text:p>
          </table:table-cell>
          <table:table-cell table:style-name="ce5" office:value-type="float" office:value="0.741485" calcext:value-type="float">
            <text:p>0,7415</text:p>
          </table:table-cell>
          <table:table-cell table:style-name="ce5" office:value-type="float" office:value="0.7815" calcext:value-type="float">
            <text:p>0,7815</text:p>
          </table:table-cell>
          <table:table-cell table:style-name="ce10" office:value-type="float" office:value="26.938584" calcext:value-type="float">
            <text:p>26,9386</text:p>
          </table:table-cell>
          <table:table-cell table:style-name="Default" office:value-type="float" office:value="0.965861" calcext:value-type="float">
            <text:p>0,965861</text:p>
          </table:table-cell>
          <table:table-cell office:value-type="float" office:value="0.774072" calcext:value-type="float">
            <text:p>0,774072</text:p>
          </table:table-cell>
          <table:table-cell office:value-type="float" office:value="0.766" calcext:value-type="float">
            <text:p>0,766</text:p>
          </table:table-cell>
          <table:table-cell office:value-type="float" office:value="31.139418" calcext:value-type="float">
            <text:p>31,139418</text:p>
          </table:table-cell>
          <table:table-cell office:value-type="float" office:value="0.748241" calcext:value-type="float">
            <text:p>0,748241</text:p>
          </table:table-cell>
          <table:table-cell office:value-type="float" office:value="0.713478" calcext:value-type="float">
            <text:p>0,713478</text:p>
          </table:table-cell>
          <table:table-cell office:value-type="float" office:value="0.8035" calcext:value-type="float">
            <text:p>0,8035</text:p>
          </table:table-cell>
          <table:table-cell office:value-type="float" office:value="24.90228" calcext:value-type="float">
            <text:p>24,90228</text:p>
          </table:table-cell>
          <table:table-cell office:value-type="float" office:value="0.797456" calcext:value-type="float">
            <text:p>0,797456</text:p>
          </table:table-cell>
          <table:table-cell office:value-type="float" office:value="0.778533" calcext:value-type="float">
            <text:p>0,778533</text:p>
          </table:table-cell>
          <table:table-cell office:value-type="float" office:value="0.767" calcext:value-type="float">
            <text:p>0,767</text:p>
          </table:table-cell>
          <table:table-cell office:value-type="float" office:value="24.066639" calcext:value-type="float">
            <text:p>24,066639</text:p>
          </table:table-cell>
          <table:table-cell office:value-type="float" office:value="219" calcext:value-type="float">
            <text:p>219</text:p>
          </table:table-cell>
          <table:table-cell table:number-columns-repeated="1003"/>
        </table:table-row>
        <table:table-row table:style-name="ro1">
          <table:table-cell table:style-name="ce5" office:value-type="float" office:value="0.529502" calcext:value-type="float">
            <text:p>0,5295</text:p>
          </table:table-cell>
          <table:table-cell table:style-name="ce5" office:value-type="float" office:value="0.743054" calcext:value-type="float">
            <text:p>0,7431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4.309671" calcext:value-type="float">
            <text:p>24,3097</text:p>
          </table:table-cell>
          <table:table-cell table:style-name="ce13" office:value-type="float" office:value="0.763596" calcext:value-type="float">
            <text:p>0,7636</text:p>
          </table:table-cell>
          <table:table-cell table:style-name="ce5" office:value-type="float" office:value="0.740814" calcext:value-type="float">
            <text:p>0,7408</text:p>
          </table:table-cell>
          <table:table-cell table:style-name="ce5" office:value-type="float" office:value="0.775" calcext:value-type="float">
            <text:p>0,7750</text:p>
          </table:table-cell>
          <table:table-cell table:style-name="ce10" office:value-type="float" office:value="28.056998" calcext:value-type="float">
            <text:p>28,0570</text:p>
          </table:table-cell>
          <table:table-cell table:style-name="Default" office:value-type="float" office:value="0.950866" calcext:value-type="float">
            <text:p>0,950866</text:p>
          </table:table-cell>
          <table:table-cell office:value-type="float" office:value="0.777614" calcext:value-type="float">
            <text:p>0,777614</text:p>
          </table:table-cell>
          <table:table-cell office:value-type="float" office:value="0.779" calcext:value-type="float">
            <text:p>0,779</text:p>
          </table:table-cell>
          <table:table-cell office:value-type="float" office:value="31.438" calcext:value-type="float">
            <text:p>31,438</text:p>
          </table:table-cell>
          <table:table-cell office:value-type="float" office:value="0.729552" calcext:value-type="float">
            <text:p>0,729552</text:p>
          </table:table-cell>
          <table:table-cell office:value-type="float" office:value="0.75305" calcext:value-type="float">
            <text:p>0,75305</text:p>
          </table:table-cell>
          <table:table-cell office:value-type="float" office:value="0.7835" calcext:value-type="float">
            <text:p>0,7835</text:p>
          </table:table-cell>
          <table:table-cell office:value-type="float" office:value="27.694684" calcext:value-type="float">
            <text:p>27,694684</text:p>
          </table:table-cell>
          <table:table-cell office:value-type="float" office:value="0.778361" calcext:value-type="float">
            <text:p>0,778361</text:p>
          </table:table-cell>
          <table:table-cell office:value-type="float" office:value="0.71643" calcext:value-type="float">
            <text:p>0,71643</text:p>
          </table:table-cell>
          <table:table-cell office:value-type="float" office:value="0.787" calcext:value-type="float">
            <text:p>0,787</text:p>
          </table:table-cell>
          <table:table-cell office:value-type="float" office:value="24.194655" calcext:value-type="float">
            <text:p>24,194655</text:p>
          </table:table-cell>
          <table:table-cell office:value-type="float" office:value="220" calcext:value-type="float">
            <text:p>220</text:p>
          </table:table-cell>
          <table:table-cell table:number-columns-repeated="1003"/>
        </table:table-row>
        <table:table-row table:style-name="ro1">
          <table:table-cell table:style-name="ce5" office:value-type="float" office:value="0.531555" calcext:value-type="float">
            <text:p>0,5316</text:p>
          </table:table-cell>
          <table:table-cell table:style-name="ce5" office:value-type="float" office:value="0.775271" calcext:value-type="float">
            <text:p>0,7753</text:p>
          </table:table-cell>
          <table:table-cell table:style-name="ce5" office:value-type="float" office:value="0.7845" calcext:value-type="float">
            <text:p>0,7845</text:p>
          </table:table-cell>
          <table:table-cell table:style-name="ce10" office:value-type="float" office:value="24.380467" calcext:value-type="float">
            <text:p>24,3805</text:p>
          </table:table-cell>
          <table:table-cell table:style-name="ce13" office:value-type="float" office:value="0.739264" calcext:value-type="float">
            <text:p>0,7393</text:p>
          </table:table-cell>
          <table:table-cell table:style-name="ce5" office:value-type="float" office:value="0.739218" calcext:value-type="float">
            <text:p>0,7392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7.995113" calcext:value-type="float">
            <text:p>27,9951</text:p>
          </table:table-cell>
          <table:table-cell table:style-name="Default" office:value-type="float" office:value="0.951021" calcext:value-type="float">
            <text:p>0,951021</text:p>
          </table:table-cell>
          <table:table-cell office:value-type="float" office:value="0.75378" calcext:value-type="float">
            <text:p>0,75378</text:p>
          </table:table-cell>
          <table:table-cell office:value-type="float" office:value="0.776" calcext:value-type="float">
            <text:p>0,776</text:p>
          </table:table-cell>
          <table:table-cell office:value-type="float" office:value="31.647402" calcext:value-type="float">
            <text:p>31,647402</text:p>
          </table:table-cell>
          <table:table-cell office:value-type="float" office:value="0.730113" calcext:value-type="float">
            <text:p>0,730113</text:p>
          </table:table-cell>
          <table:table-cell office:value-type="float" office:value="0.761799" calcext:value-type="float">
            <text:p>0,761799</text:p>
          </table:table-cell>
          <table:table-cell office:value-type="float" office:value="0.782" calcext:value-type="float">
            <text:p>0,782</text:p>
          </table:table-cell>
          <table:table-cell office:value-type="float" office:value="24.772459" calcext:value-type="float">
            <text:p>24,772459</text:p>
          </table:table-cell>
          <table:table-cell office:value-type="float" office:value="0.811853" calcext:value-type="float">
            <text:p>0,811853</text:p>
          </table:table-cell>
          <table:table-cell office:value-type="float" office:value="0.730639" calcext:value-type="float">
            <text:p>0,730639</text:p>
          </table:table-cell>
          <table:table-cell office:value-type="float" office:value="0.7795" calcext:value-type="float">
            <text:p>0,7795</text:p>
          </table:table-cell>
          <table:table-cell office:value-type="float" office:value="24.09829" calcext:value-type="float">
            <text:p>24,09829</text:p>
          </table:table-cell>
          <table:table-cell office:value-type="float" office:value="221" calcext:value-type="float">
            <text:p>221</text:p>
          </table:table-cell>
          <table:table-cell table:number-columns-repeated="1003"/>
        </table:table-row>
        <table:table-row table:style-name="ro1">
          <table:table-cell table:style-name="ce5" office:value-type="float" office:value="0.534467" calcext:value-type="float">
            <text:p>0,5345</text:p>
          </table:table-cell>
          <table:table-cell table:style-name="ce5" office:value-type="float" office:value="0.769307" calcext:value-type="float">
            <text:p>0,7693</text:p>
          </table:table-cell>
          <table:table-cell table:style-name="ce5" office:value-type="float" office:value="0.793" calcext:value-type="float">
            <text:p>0,7930</text:p>
          </table:table-cell>
          <table:table-cell table:style-name="ce10" office:value-type="float" office:value="24.287638" calcext:value-type="float">
            <text:p>24,2876</text:p>
          </table:table-cell>
          <table:table-cell table:style-name="ce13" office:value-type="float" office:value="0.744777" calcext:value-type="float">
            <text:p>0,7448</text:p>
          </table:table-cell>
          <table:table-cell table:style-name="ce5" office:value-type="float" office:value="0.746047" calcext:value-type="float">
            <text:p>0,7460</text:p>
          </table:table-cell>
          <table:table-cell table:style-name="ce5" office:value-type="float" office:value="0.7805" calcext:value-type="float">
            <text:p>0,7805</text:p>
          </table:table-cell>
          <table:table-cell table:style-name="ce10" office:value-type="float" office:value="26.91348" calcext:value-type="float">
            <text:p>26,9135</text:p>
          </table:table-cell>
          <table:table-cell table:style-name="Default" office:value-type="float" office:value="0.974313" calcext:value-type="float">
            <text:p>0,974313</text:p>
          </table:table-cell>
          <table:table-cell office:value-type="float" office:value="0.759133" calcext:value-type="float">
            <text:p>0,759133</text:p>
          </table:table-cell>
          <table:table-cell office:value-type="float" office:value="0.7685" calcext:value-type="float">
            <text:p>0,7685</text:p>
          </table:table-cell>
          <table:table-cell office:value-type="float" office:value="31.93622" calcext:value-type="float">
            <text:p>31,93622</text:p>
          </table:table-cell>
          <table:table-cell office:value-type="float" office:value="0.757778" calcext:value-type="float">
            <text:p>0,757778</text:p>
          </table:table-cell>
          <table:table-cell office:value-type="float" office:value="0.830839" calcext:value-type="float">
            <text:p>0,830839</text:p>
          </table:table-cell>
          <table:table-cell office:value-type="float" office:value="0.7655" calcext:value-type="float">
            <text:p>0,7655</text:p>
          </table:table-cell>
          <table:table-cell office:value-type="float" office:value="24.8767" calcext:value-type="float">
            <text:p>24,8767</text:p>
          </table:table-cell>
          <table:table-cell office:value-type="float" office:value="0.812019" calcext:value-type="float">
            <text:p>0,812019</text:p>
          </table:table-cell>
          <table:table-cell office:value-type="float" office:value="0.700489" calcext:value-type="float">
            <text:p>0,700489</text:p>
          </table:table-cell>
          <table:table-cell office:value-type="float" office:value="0.7935" calcext:value-type="float">
            <text:p>0,7935</text:p>
          </table:table-cell>
          <table:table-cell office:value-type="float" office:value="24.066435" calcext:value-type="float">
            <text:p>24,066435</text:p>
          </table:table-cell>
          <table:table-cell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 table:style-name="ce5" office:value-type="float" office:value="0.501557" calcext:value-type="float">
            <text:p>0,5016</text:p>
          </table:table-cell>
          <table:table-cell table:style-name="ce5" office:value-type="float" office:value="0.845293" calcext:value-type="float">
            <text:p>0,8453</text:p>
          </table:table-cell>
          <table:table-cell table:style-name="ce5" office:value-type="float" office:value="0.7655" calcext:value-type="float">
            <text:p>0,7655</text:p>
          </table:table-cell>
          <table:table-cell table:style-name="ce10" office:value-type="float" office:value="24.317965" calcext:value-type="float">
            <text:p>24,3180</text:p>
          </table:table-cell>
          <table:table-cell table:style-name="ce13" office:value-type="float" office:value="0.726848" calcext:value-type="float">
            <text:p>0,7268</text:p>
          </table:table-cell>
          <table:table-cell table:style-name="ce5" office:value-type="float" office:value="0.731609" calcext:value-type="float">
            <text:p>0,7316</text:p>
          </table:table-cell>
          <table:table-cell table:style-name="ce5" office:value-type="float" office:value="0.786" calcext:value-type="float">
            <text:p>0,7860</text:p>
          </table:table-cell>
          <table:table-cell table:style-name="ce10" office:value-type="float" office:value="28.060538" calcext:value-type="float">
            <text:p>28,0605</text:p>
          </table:table-cell>
          <table:table-cell table:style-name="Default" office:value-type="float" office:value="0.93049" calcext:value-type="float">
            <text:p>0,93049</text:p>
          </table:table-cell>
          <table:table-cell office:value-type="float" office:value="0.736391" calcext:value-type="float">
            <text:p>0,736391</text:p>
          </table:table-cell>
          <table:table-cell office:value-type="float" office:value="0.777" calcext:value-type="float">
            <text:p>0,777</text:p>
          </table:table-cell>
          <table:table-cell office:value-type="float" office:value="33.176101" calcext:value-type="float">
            <text:p>33,176101</text:p>
          </table:table-cell>
          <table:table-cell office:value-type="float" office:value="0.76833" calcext:value-type="float">
            <text:p>0,76833</text:p>
          </table:table-cell>
          <table:table-cell office:value-type="float" office:value="0.790747" calcext:value-type="float">
            <text:p>0,790747</text:p>
          </table:table-cell>
          <table:table-cell office:value-type="float" office:value="0.77" calcext:value-type="float">
            <text:p>0,77</text:p>
          </table:table-cell>
          <table:table-cell office:value-type="float" office:value="24.916734" calcext:value-type="float">
            <text:p>24,916734</text:p>
          </table:table-cell>
          <table:table-cell office:value-type="float" office:value="0.79664" calcext:value-type="float">
            <text:p>0,79664</text:p>
          </table:table-cell>
          <table:table-cell office:value-type="float" office:value="0.711504" calcext:value-type="float">
            <text:p>0,711504</text:p>
          </table:table-cell>
          <table:table-cell office:value-type="float" office:value="0.793" calcext:value-type="float">
            <text:p>0,793</text:p>
          </table:table-cell>
          <table:table-cell office:value-type="float" office:value="24.056148" calcext:value-type="float">
            <text:p>24,056148</text:p>
          </table:table-cell>
          <table:table-cell office:value-type="float" office:value="223" calcext:value-type="float">
            <text:p>223</text:p>
          </table:table-cell>
          <table:table-cell table:number-columns-repeated="1003"/>
        </table:table-row>
        <table:table-row table:style-name="ro1">
          <table:table-cell table:style-name="ce5" office:value-type="float" office:value="0.499413" calcext:value-type="float">
            <text:p>0,4994</text:p>
          </table:table-cell>
          <table:table-cell table:style-name="ce5" office:value-type="float" office:value="0.774595" calcext:value-type="float">
            <text:p>0,7746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470566" calcext:value-type="float">
            <text:p>24,4706</text:p>
          </table:table-cell>
          <table:table-cell table:style-name="ce13" office:value-type="float" office:value="0.724334" calcext:value-type="float">
            <text:p>0,7243</text:p>
          </table:table-cell>
          <table:table-cell table:style-name="ce5" office:value-type="float" office:value="0.748786" calcext:value-type="float">
            <text:p>0,7488</text:p>
          </table:table-cell>
          <table:table-cell table:style-name="ce5" office:value-type="float" office:value="0.7795" calcext:value-type="float">
            <text:p>0,7795</text:p>
          </table:table-cell>
          <table:table-cell table:style-name="ce10" office:value-type="float" office:value="27.180812" calcext:value-type="float">
            <text:p>27,1808</text:p>
          </table:table-cell>
          <table:table-cell table:style-name="Default" office:value-type="float" office:value="0.971546" calcext:value-type="float">
            <text:p>0,971546</text:p>
          </table:table-cell>
          <table:table-cell office:value-type="float" office:value="0.746869" calcext:value-type="float">
            <text:p>0,746869</text:p>
          </table:table-cell>
          <table:table-cell office:value-type="float" office:value="0.7755" calcext:value-type="float">
            <text:p>0,7755</text:p>
          </table:table-cell>
          <table:table-cell office:value-type="float" office:value="32.980874" calcext:value-type="float">
            <text:p>32,980874</text:p>
          </table:table-cell>
          <table:table-cell office:value-type="float" office:value="0.732643" calcext:value-type="float">
            <text:p>0,732643</text:p>
          </table:table-cell>
          <table:table-cell office:value-type="float" office:value="0.775883" calcext:value-type="float">
            <text:p>0,775883</text:p>
          </table:table-cell>
          <table:table-cell office:value-type="float" office:value="0.7695" calcext:value-type="float">
            <text:p>0,7695</text:p>
          </table:table-cell>
          <table:table-cell office:value-type="float" office:value="24.819216" calcext:value-type="float">
            <text:p>24,819216</text:p>
          </table:table-cell>
          <table:table-cell office:value-type="float" office:value="0.827706" calcext:value-type="float">
            <text:p>0,827706</text:p>
          </table:table-cell>
          <table:table-cell office:value-type="float" office:value="0.703919" calcext:value-type="float">
            <text:p>0,703919</text:p>
          </table:table-cell>
          <table:table-cell office:value-type="float" office:value="0.7895" calcext:value-type="float">
            <text:p>0,7895</text:p>
          </table:table-cell>
          <table:table-cell office:value-type="float" office:value="24.081115" calcext:value-type="float">
            <text:p>24,081115</text:p>
          </table:table-cell>
          <table:table-cell office:value-type="float" office:value="224" calcext:value-type="float">
            <text:p>224</text:p>
          </table:table-cell>
          <table:table-cell table:number-columns-repeated="1003"/>
        </table:table-row>
        <table:table-row table:style-name="ro1">
          <table:table-cell table:style-name="ce5" office:value-type="float" office:value="0.501107" calcext:value-type="float">
            <text:p>0,5011</text:p>
          </table:table-cell>
          <table:table-cell table:style-name="ce5" office:value-type="float" office:value="0.778733" calcext:value-type="float">
            <text:p>0,7787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432138" calcext:value-type="float">
            <text:p>24,4321</text:p>
          </table:table-cell>
          <table:table-cell table:style-name="ce13" office:value-type="float" office:value="0.750209" calcext:value-type="float">
            <text:p>0,7502</text:p>
          </table:table-cell>
          <table:table-cell table:style-name="ce5" office:value-type="float" office:value="0.71202" calcext:value-type="float">
            <text:p>0,7120</text:p>
          </table:table-cell>
          <table:table-cell table:style-name="ce5" office:value-type="float" office:value="0.782" calcext:value-type="float">
            <text:p>0,7820</text:p>
          </table:table-cell>
          <table:table-cell table:style-name="ce10" office:value-type="float" office:value="27.982683" calcext:value-type="float">
            <text:p>27,9827</text:p>
          </table:table-cell>
          <table:table-cell table:style-name="Default" office:value-type="float" office:value="0.944719" calcext:value-type="float">
            <text:p>0,944719</text:p>
          </table:table-cell>
          <table:table-cell office:value-type="float" office:value="0.758435" calcext:value-type="float">
            <text:p>0,758435</text:p>
          </table:table-cell>
          <table:table-cell office:value-type="float" office:value="0.7785" calcext:value-type="float">
            <text:p>0,7785</text:p>
          </table:table-cell>
          <table:table-cell office:value-type="float" office:value="32.403455" calcext:value-type="float">
            <text:p>32,403455</text:p>
          </table:table-cell>
          <table:table-cell office:value-type="float" office:value="0.748626" calcext:value-type="float">
            <text:p>0,748626</text:p>
          </table:table-cell>
          <table:table-cell office:value-type="float" office:value="0.738544" calcext:value-type="float">
            <text:p>0,738544</text:p>
          </table:table-cell>
          <table:table-cell office:value-type="float" office:value="0.782" calcext:value-type="float">
            <text:p>0,782</text:p>
          </table:table-cell>
          <table:table-cell office:value-type="float" office:value="26.056328" calcext:value-type="float">
            <text:p>26,056328</text:p>
          </table:table-cell>
          <table:table-cell office:value-type="float" office:value="0.792538" calcext:value-type="float">
            <text:p>0,792538</text:p>
          </table:table-cell>
          <table:table-cell office:value-type="float" office:value="0.692384" calcext:value-type="float">
            <text:p>0,692384</text:p>
          </table:table-cell>
          <table:table-cell office:value-type="float" office:value="0.79" calcext:value-type="float">
            <text:p>0,79</text:p>
          </table:table-cell>
          <table:table-cell office:value-type="float" office:value="24.164494" calcext:value-type="float">
            <text:p>24,164494</text:p>
          </table:table-cell>
          <table:table-cell office:value-type="float" office:value="225" calcext:value-type="float">
            <text:p>225</text:p>
          </table:table-cell>
          <table:table-cell table:number-columns-repeated="1003"/>
        </table:table-row>
        <table:table-row table:style-name="ro1">
          <table:table-cell table:style-name="ce5" office:value-type="float" office:value="0.520962" calcext:value-type="float">
            <text:p>0,5210</text:p>
          </table:table-cell>
          <table:table-cell table:style-name="ce5" office:value-type="float" office:value="0.747775" calcext:value-type="float">
            <text:p>0,7478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25793" calcext:value-type="float">
            <text:p>24,2579</text:p>
          </table:table-cell>
          <table:table-cell table:style-name="ce13" office:value-type="float" office:value="0.728956" calcext:value-type="float">
            <text:p>0,7290</text:p>
          </table:table-cell>
          <table:table-cell table:style-name="ce5" office:value-type="float" office:value="0.721111" calcext:value-type="float">
            <text:p>0,7211</text:p>
          </table:table-cell>
          <table:table-cell table:style-name="ce5" office:value-type="float" office:value="0.7875" calcext:value-type="float">
            <text:p>0,7875</text:p>
          </table:table-cell>
          <table:table-cell table:style-name="ce10" office:value-type="float" office:value="27.969104" calcext:value-type="float">
            <text:p>27,9691</text:p>
          </table:table-cell>
          <table:table-cell table:style-name="Default" office:value-type="float" office:value="0.955007" calcext:value-type="float">
            <text:p>0,955007</text:p>
          </table:table-cell>
          <table:table-cell office:value-type="float" office:value="0.779497" calcext:value-type="float">
            <text:p>0,779497</text:p>
          </table:table-cell>
          <table:table-cell office:value-type="float" office:value="0.7695" calcext:value-type="float">
            <text:p>0,7695</text:p>
          </table:table-cell>
          <table:table-cell office:value-type="float" office:value="32.441374" calcext:value-type="float">
            <text:p>32,441374</text:p>
          </table:table-cell>
          <table:table-cell office:value-type="float" office:value="0.702242" calcext:value-type="float">
            <text:p>0,702242</text:p>
          </table:table-cell>
          <table:table-cell office:value-type="float" office:value="0.726983" calcext:value-type="float">
            <text:p>0,726983</text:p>
          </table:table-cell>
          <table:table-cell office:value-type="float" office:value="0.788" calcext:value-type="float">
            <text:p>0,788</text:p>
          </table:table-cell>
          <table:table-cell office:value-type="float" office:value="26.378345" calcext:value-type="float">
            <text:p>26,378345</text:p>
          </table:table-cell>
          <table:table-cell office:value-type="float" office:value="0.775244" calcext:value-type="float">
            <text:p>0,775244</text:p>
          </table:table-cell>
          <table:table-cell office:value-type="float" office:value="0.720273" calcext:value-type="float">
            <text:p>0,720273</text:p>
          </table:table-cell>
          <table:table-cell office:value-type="float" office:value="0.7855" calcext:value-type="float">
            <text:p>0,7855</text:p>
          </table:table-cell>
          <table:table-cell office:value-type="float" office:value="24.088108" calcext:value-type="float">
            <text:p>24,088108</text:p>
          </table:table-cell>
          <table:table-cell office:value-type="float" office:value="226" calcext:value-type="float">
            <text:p>226</text:p>
          </table:table-cell>
          <table:table-cell table:number-columns-repeated="1003"/>
        </table:table-row>
        <table:table-row table:style-name="ro1">
          <table:table-cell table:style-name="ce5" office:value-type="float" office:value="0.499427" calcext:value-type="float">
            <text:p>0,4994</text:p>
          </table:table-cell>
          <table:table-cell table:style-name="ce5" office:value-type="float" office:value="0.761563" calcext:value-type="float">
            <text:p>0,7616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4.266287" calcext:value-type="float">
            <text:p>24,2663</text:p>
          </table:table-cell>
          <table:table-cell table:style-name="ce13" office:value-type="float" office:value="0.743299" calcext:value-type="float">
            <text:p>0,7433</text:p>
          </table:table-cell>
          <table:table-cell table:style-name="ce5" office:value-type="float" office:value="0.735452" calcext:value-type="float">
            <text:p>0,7355</text:p>
          </table:table-cell>
          <table:table-cell table:style-name="ce5" office:value-type="float" office:value="0.7825" calcext:value-type="float">
            <text:p>0,7825</text:p>
          </table:table-cell>
          <table:table-cell table:style-name="ce10" office:value-type="float" office:value="27.5738" calcext:value-type="float">
            <text:p>27,5738</text:p>
          </table:table-cell>
          <table:table-cell table:style-name="Default" office:value-type="float" office:value="0.958135" calcext:value-type="float">
            <text:p>0,958135</text:p>
          </table:table-cell>
          <table:table-cell office:value-type="float" office:value="0.795459" calcext:value-type="float">
            <text:p>0,795459</text:p>
          </table:table-cell>
          <table:table-cell office:value-type="float" office:value="0.764" calcext:value-type="float">
            <text:p>0,764</text:p>
          </table:table-cell>
          <table:table-cell office:value-type="float" office:value="32.86732" calcext:value-type="float">
            <text:p>32,86732</text:p>
          </table:table-cell>
          <table:table-cell office:value-type="float" office:value="0.717987" calcext:value-type="float">
            <text:p>0,717987</text:p>
          </table:table-cell>
          <table:table-cell office:value-type="float" office:value="0.784666" calcext:value-type="float">
            <text:p>0,784666</text:p>
          </table:table-cell>
          <table:table-cell office:value-type="float" office:value="0.7765" calcext:value-type="float">
            <text:p>0,7765</text:p>
          </table:table-cell>
          <table:table-cell office:value-type="float" office:value="26.64025" calcext:value-type="float">
            <text:p>26,64025</text:p>
          </table:table-cell>
          <table:table-cell office:value-type="float" office:value="0.792964" calcext:value-type="float">
            <text:p>0,792964</text:p>
          </table:table-cell>
          <table:table-cell office:value-type="float" office:value="0.707833" calcext:value-type="float">
            <text:p>0,707833</text:p>
          </table:table-cell>
          <table:table-cell office:value-type="float" office:value="0.795" calcext:value-type="float">
            <text:p>0,795</text:p>
          </table:table-cell>
          <table:table-cell office:value-type="float" office:value="24.095462" calcext:value-type="float">
            <text:p>24,095462</text:p>
          </table:table-cell>
          <table:table-cell office:value-type="float" office:value="227" calcext:value-type="float">
            <text:p>227</text:p>
          </table:table-cell>
          <table:table-cell table:number-columns-repeated="1003"/>
        </table:table-row>
        <table:table-row table:style-name="ro1">
          <table:table-cell table:style-name="ce5" office:value-type="float" office:value="0.506483" calcext:value-type="float">
            <text:p>0,5065</text:p>
          </table:table-cell>
          <table:table-cell table:style-name="ce5" office:value-type="float" office:value="0.739903" calcext:value-type="float">
            <text:p>0,7399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313624" calcext:value-type="float">
            <text:p>24,3136</text:p>
          </table:table-cell>
          <table:table-cell table:style-name="ce13" office:value-type="float" office:value="0.735818" calcext:value-type="float">
            <text:p>0,7358</text:p>
          </table:table-cell>
          <table:table-cell table:style-name="ce5" office:value-type="float" office:value="0.729225" calcext:value-type="float">
            <text:p>0,7292</text:p>
          </table:table-cell>
          <table:table-cell table:style-name="ce5" office:value-type="float" office:value="0.7795" calcext:value-type="float">
            <text:p>0,7795</text:p>
          </table:table-cell>
          <table:table-cell table:style-name="ce10" office:value-type="float" office:value="28.006785" calcext:value-type="float">
            <text:p>28,0068</text:p>
          </table:table-cell>
          <table:table-cell table:style-name="Default" office:value-type="float" office:value="0.943664" calcext:value-type="float">
            <text:p>0,943664</text:p>
          </table:table-cell>
          <table:table-cell office:value-type="float" office:value="0.749466" calcext:value-type="float">
            <text:p>0,749466</text:p>
          </table:table-cell>
          <table:table-cell office:value-type="float" office:value="0.776" calcext:value-type="float">
            <text:p>0,776</text:p>
          </table:table-cell>
          <table:table-cell office:value-type="float" office:value="32.356246" calcext:value-type="float">
            <text:p>32,356246</text:p>
          </table:table-cell>
          <table:table-cell office:value-type="float" office:value="0.732616" calcext:value-type="float">
            <text:p>0,732616</text:p>
          </table:table-cell>
          <table:table-cell office:value-type="float" office:value="0.804086" calcext:value-type="float">
            <text:p>0,804086</text:p>
          </table:table-cell>
          <table:table-cell office:value-type="float" office:value="0.7515" calcext:value-type="float">
            <text:p>0,7515</text:p>
          </table:table-cell>
          <table:table-cell office:value-type="float" office:value="25.819972" calcext:value-type="float">
            <text:p>25,819972</text:p>
          </table:table-cell>
          <table:table-cell office:value-type="float" office:value="0.781333" calcext:value-type="float">
            <text:p>0,781333</text:p>
          </table:table-cell>
          <table:table-cell office:value-type="float" office:value="0.718588" calcext:value-type="float">
            <text:p>0,718588</text:p>
          </table:table-cell>
          <table:table-cell office:value-type="float" office:value="0.7945" calcext:value-type="float">
            <text:p>0,7945</text:p>
          </table:table-cell>
          <table:table-cell office:value-type="float" office:value="24.118167" calcext:value-type="float">
            <text:p>24,118167</text:p>
          </table:table-cell>
          <table:table-cell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 table:style-name="ce5" office:value-type="float" office:value="0.496119" calcext:value-type="float">
            <text:p>0,4961</text:p>
          </table:table-cell>
          <table:table-cell table:style-name="ce5" office:value-type="float" office:value="0.739738" calcext:value-type="float">
            <text:p>0,7397</text:p>
          </table:table-cell>
          <table:table-cell table:style-name="ce5" office:value-type="float" office:value="0.793" calcext:value-type="float">
            <text:p>0,7930</text:p>
          </table:table-cell>
          <table:table-cell table:style-name="ce10" office:value-type="float" office:value="24.309741" calcext:value-type="float">
            <text:p>24,3097</text:p>
          </table:table-cell>
          <table:table-cell table:style-name="ce13" office:value-type="float" office:value="0.748817" calcext:value-type="float">
            <text:p>0,7488</text:p>
          </table:table-cell>
          <table:table-cell table:style-name="ce5" office:value-type="float" office:value="0.719066" calcext:value-type="float">
            <text:p>0,7191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6.357774" calcext:value-type="float">
            <text:p>26,3578</text:p>
          </table:table-cell>
          <table:table-cell table:style-name="Default" office:value-type="float" office:value="0.954717" calcext:value-type="float">
            <text:p>0,954717</text:p>
          </table:table-cell>
          <table:table-cell office:value-type="float" office:value="0.740471" calcext:value-type="float">
            <text:p>0,740471</text:p>
          </table:table-cell>
          <table:table-cell office:value-type="float" office:value="0.7865" calcext:value-type="float">
            <text:p>0,7865</text:p>
          </table:table-cell>
          <table:table-cell office:value-type="float" office:value="32.097148" calcext:value-type="float">
            <text:p>32,097148</text:p>
          </table:table-cell>
          <table:table-cell office:value-type="float" office:value="0.718081" calcext:value-type="float">
            <text:p>0,718081</text:p>
          </table:table-cell>
          <table:table-cell office:value-type="float" office:value="0.721656" calcext:value-type="float">
            <text:p>0,721656</text:p>
          </table:table-cell>
          <table:table-cell office:value-type="float" office:value="0.793" calcext:value-type="float">
            <text:p>0,793</text:p>
          </table:table-cell>
          <table:table-cell office:value-type="float" office:value="25.780373" calcext:value-type="float">
            <text:p>25,780373</text:p>
          </table:table-cell>
          <table:table-cell office:value-type="float" office:value="0.784926" calcext:value-type="float">
            <text:p>0,784926</text:p>
          </table:table-cell>
          <table:table-cell office:value-type="float" office:value="0.718521" calcext:value-type="float">
            <text:p>0,718521</text:p>
          </table:table-cell>
          <table:table-cell office:value-type="float" office:value="0.7945" calcext:value-type="float">
            <text:p>0,7945</text:p>
          </table:table-cell>
          <table:table-cell office:value-type="float" office:value="24.068373" calcext:value-type="float">
            <text:p>24,068373</text:p>
          </table:table-cell>
          <table:table-cell office:value-type="float" office:value="229" calcext:value-type="float">
            <text:p>229</text:p>
          </table:table-cell>
          <table:table-cell table:number-columns-repeated="1003"/>
        </table:table-row>
        <table:table-row table:style-name="ro1">
          <table:table-cell table:style-name="ce5" office:value-type="float" office:value="0.49701" calcext:value-type="float">
            <text:p>0,4970</text:p>
          </table:table-cell>
          <table:table-cell table:style-name="ce5" office:value-type="float" office:value="0.757134" calcext:value-type="float">
            <text:p>0,7571</text:p>
          </table:table-cell>
          <table:table-cell table:style-name="ce5" office:value-type="float" office:value="0.7895" calcext:value-type="float">
            <text:p>0,7895</text:p>
          </table:table-cell>
          <table:table-cell table:style-name="ce10" office:value-type="float" office:value="24.312373" calcext:value-type="float">
            <text:p>24,3124</text:p>
          </table:table-cell>
          <table:table-cell table:style-name="ce13" office:value-type="float" office:value="0.743392" calcext:value-type="float">
            <text:p>0,7434</text:p>
          </table:table-cell>
          <table:table-cell table:style-name="ce5" office:value-type="float" office:value="0.81122" calcext:value-type="float">
            <text:p>0,8112</text:p>
          </table:table-cell>
          <table:table-cell table:style-name="ce5" office:value-type="float" office:value="0.766" calcext:value-type="float">
            <text:p>0,7660</text:p>
          </table:table-cell>
          <table:table-cell table:style-name="ce10" office:value-type="float" office:value="27.487038" calcext:value-type="float">
            <text:p>27,4870</text:p>
          </table:table-cell>
          <table:table-cell table:style-name="Default" office:value-type="float" office:value="0.968109" calcext:value-type="float">
            <text:p>0,968109</text:p>
          </table:table-cell>
          <table:table-cell office:value-type="float" office:value="0.75515" calcext:value-type="float">
            <text:p>0,75515</text:p>
          </table:table-cell>
          <table:table-cell office:value-type="float" office:value="0.771" calcext:value-type="float">
            <text:p>0,771</text:p>
          </table:table-cell>
          <table:table-cell office:value-type="float" office:value="33.759631" calcext:value-type="float">
            <text:p>33,759631</text:p>
          </table:table-cell>
          <table:table-cell office:value-type="float" office:value="0.728464" calcext:value-type="float">
            <text:p>0,728464</text:p>
          </table:table-cell>
          <table:table-cell office:value-type="float" office:value="0.728498" calcext:value-type="float">
            <text:p>0,728498</text:p>
          </table:table-cell>
          <table:table-cell office:value-type="float" office:value="0.7845" calcext:value-type="float">
            <text:p>0,7845</text:p>
          </table:table-cell>
          <table:table-cell office:value-type="float" office:value="24.833112" calcext:value-type="float">
            <text:p>24,833112</text:p>
          </table:table-cell>
          <table:table-cell office:value-type="float" office:value="0.800881" calcext:value-type="float">
            <text:p>0,800881</text:p>
          </table:table-cell>
          <table:table-cell office:value-type="float" office:value="0.732686" calcext:value-type="float">
            <text:p>0,732686</text:p>
          </table:table-cell>
          <table:table-cell office:value-type="float" office:value="0.7815" calcext:value-type="float">
            <text:p>0,7815</text:p>
          </table:table-cell>
          <table:table-cell office:value-type="float" office:value="24.050178" calcext:value-type="float">
            <text:p>24,050178</text:p>
          </table:table-cell>
          <table:table-cell office:value-type="float" office:value="230" calcext:value-type="float">
            <text:p>230</text:p>
          </table:table-cell>
          <table:table-cell table:number-columns-repeated="1003"/>
        </table:table-row>
        <table:table-row table:style-name="ro1">
          <table:table-cell table:style-name="ce5" office:value-type="float" office:value="0.49354" calcext:value-type="float">
            <text:p>0,4935</text:p>
          </table:table-cell>
          <table:table-cell table:style-name="ce5" office:value-type="float" office:value="0.765757" calcext:value-type="float">
            <text:p>0,7658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4.325254" calcext:value-type="float">
            <text:p>24,3253</text:p>
          </table:table-cell>
          <table:table-cell table:style-name="ce13" office:value-type="float" office:value="0.739046" calcext:value-type="float">
            <text:p>0,7390</text:p>
          </table:table-cell>
          <table:table-cell table:style-name="ce5" office:value-type="float" office:value="0.742032" calcext:value-type="float">
            <text:p>0,7420</text:p>
          </table:table-cell>
          <table:table-cell table:style-name="ce5" office:value-type="float" office:value="0.775" calcext:value-type="float">
            <text:p>0,7750</text:p>
          </table:table-cell>
          <table:table-cell table:style-name="ce10" office:value-type="float" office:value="27.093541" calcext:value-type="float">
            <text:p>27,0935</text:p>
          </table:table-cell>
          <table:table-cell table:style-name="Default" office:value-type="float" office:value="0.936669" calcext:value-type="float">
            <text:p>0,936669</text:p>
          </table:table-cell>
          <table:table-cell office:value-type="float" office:value="0.712009" calcext:value-type="float">
            <text:p>0,712009</text:p>
          </table:table-cell>
          <table:table-cell office:value-type="float" office:value="0.789" calcext:value-type="float">
            <text:p>0,789</text:p>
          </table:table-cell>
          <table:table-cell office:value-type="float" office:value="32.220849" calcext:value-type="float">
            <text:p>32,220849</text:p>
          </table:table-cell>
          <table:table-cell office:value-type="float" office:value="0.706469" calcext:value-type="float">
            <text:p>0,706469</text:p>
          </table:table-cell>
          <table:table-cell office:value-type="float" office:value="0.734741" calcext:value-type="float">
            <text:p>0,734741</text:p>
          </table:table-cell>
          <table:table-cell office:value-type="float" office:value="0.7815" calcext:value-type="float">
            <text:p>0,7815</text:p>
          </table:table-cell>
          <table:table-cell office:value-type="float" office:value="26.333778" calcext:value-type="float">
            <text:p>26,333778</text:p>
          </table:table-cell>
          <table:table-cell office:value-type="float" office:value="0.765678" calcext:value-type="float">
            <text:p>0,765678</text:p>
          </table:table-cell>
          <table:table-cell office:value-type="float" office:value="0.793103" calcext:value-type="float">
            <text:p>0,793103</text:p>
          </table:table-cell>
          <table:table-cell office:value-type="float" office:value="0.763" calcext:value-type="float">
            <text:p>0,763</text:p>
          </table:table-cell>
          <table:table-cell office:value-type="float" office:value="24.081308" calcext:value-type="float">
            <text:p>24,081308</text:p>
          </table:table-cell>
          <table:table-cell office:value-type="float" office:value="231" calcext:value-type="float">
            <text:p>231</text:p>
          </table:table-cell>
          <table:table-cell table:number-columns-repeated="1003"/>
        </table:table-row>
        <table:table-row table:style-name="ro1">
          <table:table-cell table:style-name="ce5" office:value-type="float" office:value="0.511244" calcext:value-type="float">
            <text:p>0,5112</text:p>
          </table:table-cell>
          <table:table-cell table:style-name="ce5" office:value-type="float" office:value="0.758559" calcext:value-type="float">
            <text:p>0,7586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4.307538" calcext:value-type="float">
            <text:p>24,3075</text:p>
          </table:table-cell>
          <table:table-cell table:style-name="ce13" office:value-type="float" office:value="0.704408" calcext:value-type="float">
            <text:p>0,7044</text:p>
          </table:table-cell>
          <table:table-cell table:style-name="ce5" office:value-type="float" office:value="0.747164" calcext:value-type="float">
            <text:p>0,7472</text:p>
          </table:table-cell>
          <table:table-cell table:style-name="ce5" office:value-type="float" office:value="0.777" calcext:value-type="float">
            <text:p>0,7770</text:p>
          </table:table-cell>
          <table:table-cell table:style-name="ce10" office:value-type="float" office:value="27.601584" calcext:value-type="float">
            <text:p>27,6016</text:p>
          </table:table-cell>
          <table:table-cell table:style-name="Default" office:value-type="float" office:value="0.987006" calcext:value-type="float">
            <text:p>0,987006</text:p>
          </table:table-cell>
          <table:table-cell office:value-type="float" office:value="0.754638" calcext:value-type="float">
            <text:p>0,754638</text:p>
          </table:table-cell>
          <table:table-cell office:value-type="float" office:value="0.768" calcext:value-type="float">
            <text:p>0,768</text:p>
          </table:table-cell>
          <table:table-cell office:value-type="float" office:value="32.325313" calcext:value-type="float">
            <text:p>32,325313</text:p>
          </table:table-cell>
          <table:table-cell office:value-type="float" office:value="0.727716" calcext:value-type="float">
            <text:p>0,727716</text:p>
          </table:table-cell>
          <table:table-cell office:value-type="float" office:value="0.754411" calcext:value-type="float">
            <text:p>0,754411</text:p>
          </table:table-cell>
          <table:table-cell office:value-type="float" office:value="0.7785" calcext:value-type="float">
            <text:p>0,7785</text:p>
          </table:table-cell>
          <table:table-cell office:value-type="float" office:value="24.980973" calcext:value-type="float">
            <text:p>24,980973</text:p>
          </table:table-cell>
          <table:table-cell office:value-type="float" office:value="0.787798" calcext:value-type="float">
            <text:p>0,787798</text:p>
          </table:table-cell>
          <table:table-cell office:value-type="float" office:value="0.73072" calcext:value-type="float">
            <text:p>0,73072</text:p>
          </table:table-cell>
          <table:table-cell office:value-type="float" office:value="0.7885" calcext:value-type="float">
            <text:p>0,7885</text:p>
          </table:table-cell>
          <table:table-cell office:value-type="float" office:value="24.144142" calcext:value-type="float">
            <text:p>24,144142</text:p>
          </table:table-cell>
          <table:table-cell office:value-type="float" office:value="232" calcext:value-type="float">
            <text:p>232</text:p>
          </table:table-cell>
          <table:table-cell table:number-columns-repeated="1003"/>
        </table:table-row>
        <table:table-row table:style-name="ro1">
          <table:table-cell table:style-name="ce5" office:value-type="float" office:value="0.503891" calcext:value-type="float">
            <text:p>0,5039</text:p>
          </table:table-cell>
          <table:table-cell table:style-name="ce5" office:value-type="float" office:value="0.810671" calcext:value-type="float">
            <text:p>0,8107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28798" calcext:value-type="float">
            <text:p>24,2880</text:p>
          </table:table-cell>
          <table:table-cell table:style-name="ce13" office:value-type="float" office:value="0.758031" calcext:value-type="float">
            <text:p>0,7580</text:p>
          </table:table-cell>
          <table:table-cell table:style-name="ce5" office:value-type="float" office:value="0.722446" calcext:value-type="float">
            <text:p>0,7224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7.560905" calcext:value-type="float">
            <text:p>27,5609</text:p>
          </table:table-cell>
          <table:table-cell table:style-name="Default" office:value-type="float" office:value="0.96274" calcext:value-type="float">
            <text:p>0,96274</text:p>
          </table:table-cell>
          <table:table-cell office:value-type="float" office:value="0.76203" calcext:value-type="float">
            <text:p>0,76203</text:p>
          </table:table-cell>
          <table:table-cell office:value-type="float" office:value="0.769" calcext:value-type="float">
            <text:p>0,769</text:p>
          </table:table-cell>
          <table:table-cell office:value-type="float" office:value="32.847683" calcext:value-type="float">
            <text:p>32,847683</text:p>
          </table:table-cell>
          <table:table-cell office:value-type="float" office:value="0.725528" calcext:value-type="float">
            <text:p>0,725528</text:p>
          </table:table-cell>
          <table:table-cell office:value-type="float" office:value="0.733263" calcext:value-type="float">
            <text:p>0,733263</text:p>
          </table:table-cell>
          <table:table-cell office:value-type="float" office:value="0.7895" calcext:value-type="float">
            <text:p>0,7895</text:p>
          </table:table-cell>
          <table:table-cell office:value-type="float" office:value="26.391416" calcext:value-type="float">
            <text:p>26,391416</text:p>
          </table:table-cell>
          <table:table-cell office:value-type="float" office:value="0.763776" calcext:value-type="float">
            <text:p>0,763776</text:p>
          </table:table-cell>
          <table:table-cell office:value-type="float" office:value="0.711241" calcext:value-type="float">
            <text:p>0,711241</text:p>
          </table:table-cell>
          <table:table-cell office:value-type="float" office:value="0.795" calcext:value-type="float">
            <text:p>0,795</text:p>
          </table:table-cell>
          <table:table-cell office:value-type="float" office:value="24.048053" calcext:value-type="float">
            <text:p>24,048053</text:p>
          </table:table-cell>
          <table:table-cell office:value-type="float" office:value="233" calcext:value-type="float">
            <text:p>233</text:p>
          </table:table-cell>
          <table:table-cell table:number-columns-repeated="1003"/>
        </table:table-row>
        <table:table-row table:style-name="ro1">
          <table:table-cell table:style-name="ce5" office:value-type="float" office:value="0.505876" calcext:value-type="float">
            <text:p>0,5059</text:p>
          </table:table-cell>
          <table:table-cell table:style-name="ce5" office:value-type="float" office:value="0.747507" calcext:value-type="float">
            <text:p>0,7475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320944" calcext:value-type="float">
            <text:p>24,3209</text:p>
          </table:table-cell>
          <table:table-cell table:style-name="ce13" office:value-type="float" office:value="0.724213" calcext:value-type="float">
            <text:p>0,7242</text:p>
          </table:table-cell>
          <table:table-cell table:style-name="ce5" office:value-type="float" office:value="0.730088" calcext:value-type="float">
            <text:p>0,7301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7.947953" calcext:value-type="float">
            <text:p>27,9480</text:p>
          </table:table-cell>
          <table:table-cell table:style-name="Default" office:value-type="float" office:value="0.943336" calcext:value-type="float">
            <text:p>0,943336</text:p>
          </table:table-cell>
          <table:table-cell office:value-type="float" office:value="0.738979" calcext:value-type="float">
            <text:p>0,738979</text:p>
          </table:table-cell>
          <table:table-cell office:value-type="float" office:value="0.761" calcext:value-type="float">
            <text:p>0,761</text:p>
          </table:table-cell>
          <table:table-cell office:value-type="float" office:value="34.353121" calcext:value-type="float">
            <text:p>34,353121</text:p>
          </table:table-cell>
          <table:table-cell office:value-type="float" office:value="0.726958" calcext:value-type="float">
            <text:p>0,726958</text:p>
          </table:table-cell>
          <table:table-cell office:value-type="float" office:value="0.723204" calcext:value-type="float">
            <text:p>0,723204</text:p>
          </table:table-cell>
          <table:table-cell office:value-type="float" office:value="0.793" calcext:value-type="float">
            <text:p>0,793</text:p>
          </table:table-cell>
          <table:table-cell office:value-type="float" office:value="26.633354" calcext:value-type="float">
            <text:p>26,633354</text:p>
          </table:table-cell>
          <table:table-cell office:value-type="float" office:value="0.759512" calcext:value-type="float">
            <text:p>0,759512</text:p>
          </table:table-cell>
          <table:table-cell office:value-type="float" office:value="0.777921" calcext:value-type="float">
            <text:p>0,777921</text:p>
          </table:table-cell>
          <table:table-cell office:value-type="float" office:value="0.7705" calcext:value-type="float">
            <text:p>0,7705</text:p>
          </table:table-cell>
          <table:table-cell office:value-type="float" office:value="24.099315" calcext:value-type="float">
            <text:p>24,099315</text:p>
          </table:table-cell>
          <table:table-cell office:value-type="float" office:value="234" calcext:value-type="float">
            <text:p>234</text:p>
          </table:table-cell>
          <table:table-cell table:number-columns-repeated="1003"/>
        </table:table-row>
        <table:table-row table:style-name="ro1">
          <table:table-cell table:style-name="ce5" office:value-type="float" office:value="0.524649" calcext:value-type="float">
            <text:p>0,5246</text:p>
          </table:table-cell>
          <table:table-cell table:style-name="ce5" office:value-type="float" office:value="0.796368" calcext:value-type="float">
            <text:p>0,7964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350002" calcext:value-type="float">
            <text:p>24,3500</text:p>
          </table:table-cell>
          <table:table-cell table:style-name="ce13" office:value-type="float" office:value="0.710593" calcext:value-type="float">
            <text:p>0,7106</text:p>
          </table:table-cell>
          <table:table-cell table:style-name="ce5" office:value-type="float" office:value="0.731965" calcext:value-type="float">
            <text:p>0,7320</text:p>
          </table:table-cell>
          <table:table-cell table:style-name="ce5" office:value-type="float" office:value="0.7875" calcext:value-type="float">
            <text:p>0,7875</text:p>
          </table:table-cell>
          <table:table-cell table:style-name="ce10" office:value-type="float" office:value="25.97188" calcext:value-type="float">
            <text:p>25,9719</text:p>
          </table:table-cell>
          <table:table-cell table:style-name="Default" office:value-type="float" office:value="0.934104" calcext:value-type="float">
            <text:p>0,934104</text:p>
          </table:table-cell>
          <table:table-cell office:value-type="float" office:value="0.719042" calcext:value-type="float">
            <text:p>0,719042</text:p>
          </table:table-cell>
          <table:table-cell office:value-type="float" office:value="0.7785" calcext:value-type="float">
            <text:p>0,7785</text:p>
          </table:table-cell>
          <table:table-cell office:value-type="float" office:value="33.31037" calcext:value-type="float">
            <text:p>33,31037</text:p>
          </table:table-cell>
          <table:table-cell office:value-type="float" office:value="0.728411" calcext:value-type="float">
            <text:p>0,728411</text:p>
          </table:table-cell>
          <table:table-cell office:value-type="float" office:value="0.776594" calcext:value-type="float">
            <text:p>0,776594</text:p>
          </table:table-cell>
          <table:table-cell office:value-type="float" office:value="0.7835" calcext:value-type="float">
            <text:p>0,7835</text:p>
          </table:table-cell>
          <table:table-cell office:value-type="float" office:value="25.409717" calcext:value-type="float">
            <text:p>25,409717</text:p>
          </table:table-cell>
          <table:table-cell office:value-type="float" office:value="0.749827" calcext:value-type="float">
            <text:p>0,749827</text:p>
          </table:table-cell>
          <table:table-cell office:value-type="float" office:value="0.74876" calcext:value-type="float">
            <text:p>0,74876</text:p>
          </table:table-cell>
          <table:table-cell office:value-type="float" office:value="0.7885" calcext:value-type="float">
            <text:p>0,7885</text:p>
          </table:table-cell>
          <table:table-cell office:value-type="float" office:value="24.170104" calcext:value-type="float">
            <text:p>24,170104</text:p>
          </table:table-cell>
          <table:table-cell office:value-type="float" office:value="235" calcext:value-type="float">
            <text:p>235</text:p>
          </table:table-cell>
          <table:table-cell table:number-columns-repeated="1003"/>
        </table:table-row>
        <table:table-row table:style-name="ro1">
          <table:table-cell table:style-name="ce5" office:value-type="float" office:value="0.51182" calcext:value-type="float">
            <text:p>0,5118</text:p>
          </table:table-cell>
          <table:table-cell table:style-name="ce5" office:value-type="float" office:value="0.746922" calcext:value-type="float">
            <text:p>0,7469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4.31988" calcext:value-type="float">
            <text:p>24,3199</text:p>
          </table:table-cell>
          <table:table-cell table:style-name="ce13" office:value-type="float" office:value="0.700423" calcext:value-type="float">
            <text:p>0,7004</text:p>
          </table:table-cell>
          <table:table-cell table:style-name="ce5" office:value-type="float" office:value="0.807751" calcext:value-type="float">
            <text:p>0,8078</text:p>
          </table:table-cell>
          <table:table-cell table:style-name="ce5" office:value-type="float" office:value="0.77" calcext:value-type="float">
            <text:p>0,7700</text:p>
          </table:table-cell>
          <table:table-cell table:style-name="ce10" office:value-type="float" office:value="27.938365" calcext:value-type="float">
            <text:p>27,9384</text:p>
          </table:table-cell>
          <table:table-cell table:style-name="Default" office:value-type="float" office:value="0.938825" calcext:value-type="float">
            <text:p>0,938825</text:p>
          </table:table-cell>
          <table:table-cell office:value-type="float" office:value="0.763681" calcext:value-type="float">
            <text:p>0,763681</text:p>
          </table:table-cell>
          <table:table-cell office:value-type="float" office:value="0.7695" calcext:value-type="float">
            <text:p>0,7695</text:p>
          </table:table-cell>
          <table:table-cell office:value-type="float" office:value="32.045067" calcext:value-type="float">
            <text:p>32,045067</text:p>
          </table:table-cell>
          <table:table-cell office:value-type="float" office:value="0.70163" calcext:value-type="float">
            <text:p>0,70163</text:p>
          </table:table-cell>
          <table:table-cell office:value-type="float" office:value="0.751643" calcext:value-type="float">
            <text:p>0,751643</text:p>
          </table:table-cell>
          <table:table-cell office:value-type="float" office:value="0.7815" calcext:value-type="float">
            <text:p>0,7815</text:p>
          </table:table-cell>
          <table:table-cell office:value-type="float" office:value="26.600088" calcext:value-type="float">
            <text:p>26,600088</text:p>
          </table:table-cell>
          <table:table-cell office:value-type="float" office:value="0.787054" calcext:value-type="float">
            <text:p>0,787054</text:p>
          </table:table-cell>
          <table:table-cell office:value-type="float" office:value="0.739711" calcext:value-type="float">
            <text:p>0,739711</text:p>
          </table:table-cell>
          <table:table-cell office:value-type="float" office:value="0.782" calcext:value-type="float">
            <text:p>0,782</text:p>
          </table:table-cell>
          <table:table-cell office:value-type="float" office:value="24.148784" calcext:value-type="float">
            <text:p>24,148784</text:p>
          </table:table-cell>
          <table:table-cell office:value-type="float" office:value="236" calcext:value-type="float">
            <text:p>236</text:p>
          </table:table-cell>
          <table:table-cell table:number-columns-repeated="1003"/>
        </table:table-row>
        <table:table-row table:style-name="ro1">
          <table:table-cell table:style-name="ce5" office:value-type="float" office:value="0.514729" calcext:value-type="float">
            <text:p>0,5147</text:p>
          </table:table-cell>
          <table:table-cell table:style-name="ce5" office:value-type="float" office:value="0.7029" calcext:value-type="float">
            <text:p>0,7029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4.32047" calcext:value-type="float">
            <text:p>24,3205</text:p>
          </table:table-cell>
          <table:table-cell table:style-name="ce13" office:value-type="float" office:value="0.72503" calcext:value-type="float">
            <text:p>0,7250</text:p>
          </table:table-cell>
          <table:table-cell table:style-name="ce5" office:value-type="float" office:value="0.722034" calcext:value-type="float">
            <text:p>0,7220</text:p>
          </table:table-cell>
          <table:table-cell table:style-name="ce5" office:value-type="float" office:value="0.79" calcext:value-type="float">
            <text:p>0,7900</text:p>
          </table:table-cell>
          <table:table-cell table:style-name="ce10" office:value-type="float" office:value="28.106851" calcext:value-type="float">
            <text:p>28,1069</text:p>
          </table:table-cell>
          <table:table-cell table:style-name="Default" office:value-type="float" office:value="0.956975" calcext:value-type="float">
            <text:p>0,956975</text:p>
          </table:table-cell>
          <table:table-cell office:value-type="float" office:value="0.749124" calcext:value-type="float">
            <text:p>0,749124</text:p>
          </table:table-cell>
          <table:table-cell office:value-type="float" office:value="0.775" calcext:value-type="float">
            <text:p>0,775</text:p>
          </table:table-cell>
          <table:table-cell office:value-type="float" office:value="32.038173" calcext:value-type="float">
            <text:p>32,038173</text:p>
          </table:table-cell>
          <table:table-cell office:value-type="float" office:value="0.696028" calcext:value-type="float">
            <text:p>0,696028</text:p>
          </table:table-cell>
          <table:table-cell office:value-type="float" office:value="0.724716" calcext:value-type="float">
            <text:p>0,724716</text:p>
          </table:table-cell>
          <table:table-cell office:value-type="float" office:value="0.788" calcext:value-type="float">
            <text:p>0,788</text:p>
          </table:table-cell>
          <table:table-cell office:value-type="float" office:value="25.83399" calcext:value-type="float">
            <text:p>25,83399</text:p>
          </table:table-cell>
          <table:table-cell office:value-type="float" office:value="0.770029" calcext:value-type="float">
            <text:p>0,770029</text:p>
          </table:table-cell>
          <table:table-cell office:value-type="float" office:value="0.706887" calcext:value-type="float">
            <text:p>0,706887</text:p>
          </table:table-cell>
          <table:table-cell office:value-type="float" office:value="0.789" calcext:value-type="float">
            <text:p>0,789</text:p>
          </table:table-cell>
          <table:table-cell office:value-type="float" office:value="24.078817" calcext:value-type="float">
            <text:p>24,078817</text:p>
          </table:table-cell>
          <table:table-cell office:value-type="float" office:value="237" calcext:value-type="float">
            <text:p>237</text:p>
          </table:table-cell>
          <table:table-cell table:number-columns-repeated="1003"/>
        </table:table-row>
        <table:table-row table:style-name="ro1">
          <table:table-cell table:style-name="ce5" office:value-type="float" office:value="0.50255" calcext:value-type="float">
            <text:p>0,5026</text:p>
          </table:table-cell>
          <table:table-cell table:style-name="ce5" office:value-type="float" office:value="0.746897" calcext:value-type="float">
            <text:p>0,7469</text:p>
          </table:table-cell>
          <table:table-cell table:style-name="ce5" office:value-type="float" office:value="0.799" calcext:value-type="float">
            <text:p>0,7990</text:p>
          </table:table-cell>
          <table:table-cell table:style-name="ce10" office:value-type="float" office:value="24.306014" calcext:value-type="float">
            <text:p>24,3060</text:p>
          </table:table-cell>
          <table:table-cell table:style-name="ce13" office:value-type="float" office:value="0.730667" calcext:value-type="float">
            <text:p>0,7307</text:p>
          </table:table-cell>
          <table:table-cell table:style-name="ce5" office:value-type="float" office:value="0.770306" calcext:value-type="float">
            <text:p>0,7703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6.627972" calcext:value-type="float">
            <text:p>26,6280</text:p>
          </table:table-cell>
          <table:table-cell table:style-name="Default" office:value-type="float" office:value="0.977188" calcext:value-type="float">
            <text:p>0,977188</text:p>
          </table:table-cell>
          <table:table-cell office:value-type="float" office:value="0.748805" calcext:value-type="float">
            <text:p>0,748805</text:p>
          </table:table-cell>
          <table:table-cell office:value-type="float" office:value="0.7685" calcext:value-type="float">
            <text:p>0,7685</text:p>
          </table:table-cell>
          <table:table-cell office:value-type="float" office:value="34.266644" calcext:value-type="float">
            <text:p>34,266644</text:p>
          </table:table-cell>
          <table:table-cell office:value-type="float" office:value="0.712763" calcext:value-type="float">
            <text:p>0,712763</text:p>
          </table:table-cell>
          <table:table-cell office:value-type="float" office:value="0.746908" calcext:value-type="float">
            <text:p>0,746908</text:p>
          </table:table-cell>
          <table:table-cell office:value-type="float" office:value="0.7825" calcext:value-type="float">
            <text:p>0,7825</text:p>
          </table:table-cell>
          <table:table-cell office:value-type="float" office:value="26.832623" calcext:value-type="float">
            <text:p>26,832623</text:p>
          </table:table-cell>
          <table:table-cell office:value-type="float" office:value="0.781334" calcext:value-type="float">
            <text:p>0,781334</text:p>
          </table:table-cell>
          <table:table-cell office:value-type="float" office:value="0.709662" calcext:value-type="float">
            <text:p>0,709662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038688" calcext:value-type="float">
            <text:p>24,038688</text:p>
          </table:table-cell>
          <table:table-cell office:value-type="float" office:value="238" calcext:value-type="float">
            <text:p>238</text:p>
          </table:table-cell>
          <table:table-cell table:number-columns-repeated="1003"/>
        </table:table-row>
        <table:table-row table:style-name="ro1">
          <table:table-cell table:style-name="ce5" office:value-type="float" office:value="0.504063" calcext:value-type="float">
            <text:p>0,5041</text:p>
          </table:table-cell>
          <table:table-cell table:style-name="ce5" office:value-type="float" office:value="0.74215" calcext:value-type="float">
            <text:p>0,7422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362962" calcext:value-type="float">
            <text:p>24,3630</text:p>
          </table:table-cell>
          <table:table-cell table:style-name="ce13" office:value-type="float" office:value="0.702532" calcext:value-type="float">
            <text:p>0,7025</text:p>
          </table:table-cell>
          <table:table-cell table:style-name="ce5" office:value-type="float" office:value="0.720823" calcext:value-type="float">
            <text:p>0,7208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7.128451" calcext:value-type="float">
            <text:p>27,1285</text:p>
          </table:table-cell>
          <table:table-cell table:style-name="Default" office:value-type="float" office:value="0.929985" calcext:value-type="float">
            <text:p>0,929985</text:p>
          </table:table-cell>
          <table:table-cell office:value-type="float" office:value="0.740123" calcext:value-type="float">
            <text:p>0,740123</text:p>
          </table:table-cell>
          <table:table-cell office:value-type="float" office:value="0.778" calcext:value-type="float">
            <text:p>0,778</text:p>
          </table:table-cell>
          <table:table-cell office:value-type="float" office:value="33.12978" calcext:value-type="float">
            <text:p>33,12978</text:p>
          </table:table-cell>
          <table:table-cell office:value-type="float" office:value="0.706786" calcext:value-type="float">
            <text:p>0,706786</text:p>
          </table:table-cell>
          <table:table-cell office:value-type="float" office:value="0.743714" calcext:value-type="float">
            <text:p>0,743714</text:p>
          </table:table-cell>
          <table:table-cell office:value-type="float" office:value="0.791" calcext:value-type="float">
            <text:p>0,791</text:p>
          </table:table-cell>
          <table:table-cell office:value-type="float" office:value="26.12695" calcext:value-type="float">
            <text:p>26,12695</text:p>
          </table:table-cell>
          <table:table-cell office:value-type="float" office:value="0.790247" calcext:value-type="float">
            <text:p>0,790247</text:p>
          </table:table-cell>
          <table:table-cell office:value-type="float" office:value="0.706323" calcext:value-type="float">
            <text:p>0,706323</text:p>
          </table:table-cell>
          <table:table-cell office:value-type="float" office:value="0.794" calcext:value-type="float">
            <text:p>0,794</text:p>
          </table:table-cell>
          <table:table-cell office:value-type="float" office:value="24.085553" calcext:value-type="float">
            <text:p>24,085553</text:p>
          </table:table-cell>
          <table:table-cell office:value-type="float" office:value="239" calcext:value-type="float">
            <text:p>239</text:p>
          </table:table-cell>
          <table:table-cell table:number-columns-repeated="1003"/>
        </table:table-row>
        <table:table-row table:style-name="ro1">
          <table:table-cell table:style-name="ce5" office:value-type="float" office:value="0.491798" calcext:value-type="float">
            <text:p>0,4918</text:p>
          </table:table-cell>
          <table:table-cell table:style-name="ce5" office:value-type="float" office:value="0.742122" calcext:value-type="float">
            <text:p>0,7421</text:p>
          </table:table-cell>
          <table:table-cell table:style-name="ce5" office:value-type="float" office:value="0.787" calcext:value-type="float">
            <text:p>0,7870</text:p>
          </table:table-cell>
          <table:table-cell table:style-name="ce10" office:value-type="float" office:value="24.273257" calcext:value-type="float">
            <text:p>24,2733</text:p>
          </table:table-cell>
          <table:table-cell table:style-name="ce13" office:value-type="float" office:value="0.722286" calcext:value-type="float">
            <text:p>0,7223</text:p>
          </table:table-cell>
          <table:table-cell table:style-name="ce5" office:value-type="float" office:value="0.731777" calcext:value-type="float">
            <text:p>0,7318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7.023768" calcext:value-type="float">
            <text:p>27,0238</text:p>
          </table:table-cell>
          <table:table-cell table:style-name="Default" office:value-type="float" office:value="0.935052" calcext:value-type="float">
            <text:p>0,935052</text:p>
          </table:table-cell>
          <table:table-cell office:value-type="float" office:value="0.802183" calcext:value-type="float">
            <text:p>0,802183</text:p>
          </table:table-cell>
          <table:table-cell office:value-type="float" office:value="0.747" calcext:value-type="float">
            <text:p>0,747</text:p>
          </table:table-cell>
          <table:table-cell office:value-type="float" office:value="40.551162" calcext:value-type="float">
            <text:p>40,551162</text:p>
          </table:table-cell>
          <table:table-cell office:value-type="float" office:value="0.707318" calcext:value-type="float">
            <text:p>0,707318</text:p>
          </table:table-cell>
          <table:table-cell office:value-type="float" office:value="0.734538" calcext:value-type="float">
            <text:p>0,734538</text:p>
          </table:table-cell>
          <table:table-cell office:value-type="float" office:value="0.791" calcext:value-type="float">
            <text:p>0,791</text:p>
          </table:table-cell>
          <table:table-cell office:value-type="float" office:value="24.984291" calcext:value-type="float">
            <text:p>24,984291</text:p>
          </table:table-cell>
          <table:table-cell office:value-type="float" office:value="0.794839" calcext:value-type="float">
            <text:p>0,794839</text:p>
          </table:table-cell>
          <table:table-cell office:value-type="float" office:value="0.69584" calcext:value-type="float">
            <text:p>0,69584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109433" calcext:value-type="float">
            <text:p>24,109433</text:p>
          </table:table-cell>
          <table:table-cell office:value-type="float" office:value="240" calcext:value-type="float">
            <text:p>240</text:p>
          </table:table-cell>
          <table:table-cell table:number-columns-repeated="1003"/>
        </table:table-row>
        <table:table-row table:style-name="ro1">
          <table:table-cell table:style-name="ce5" office:value-type="float" office:value="0.478356" calcext:value-type="float">
            <text:p>0,4784</text:p>
          </table:table-cell>
          <table:table-cell table:style-name="ce5" office:value-type="float" office:value="0.782587" calcext:value-type="float">
            <text:p>0,7826</text:p>
          </table:table-cell>
          <table:table-cell table:style-name="ce5" office:value-type="float" office:value="0.781" calcext:value-type="float">
            <text:p>0,7810</text:p>
          </table:table-cell>
          <table:table-cell table:style-name="ce10" office:value-type="float" office:value="24.282312" calcext:value-type="float">
            <text:p>24,2823</text:p>
          </table:table-cell>
          <table:table-cell table:style-name="ce13" office:value-type="float" office:value="0.737926" calcext:value-type="float">
            <text:p>0,7379</text:p>
          </table:table-cell>
          <table:table-cell table:style-name="ce5" office:value-type="float" office:value="0.731935" calcext:value-type="float">
            <text:p>0,7319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7.971089" calcext:value-type="float">
            <text:p>27,9711</text:p>
          </table:table-cell>
          <table:table-cell table:style-name="Default" office:value-type="float" office:value="0.939634" calcext:value-type="float">
            <text:p>0,939634</text:p>
          </table:table-cell>
          <table:table-cell office:value-type="float" office:value="0.727011" calcext:value-type="float">
            <text:p>0,727011</text:p>
          </table:table-cell>
          <table:table-cell office:value-type="float" office:value="0.778" calcext:value-type="float">
            <text:p>0,778</text:p>
          </table:table-cell>
          <table:table-cell office:value-type="float" office:value="33.581955" calcext:value-type="float">
            <text:p>33,581955</text:p>
          </table:table-cell>
          <table:table-cell office:value-type="float" office:value="0.729729" calcext:value-type="float">
            <text:p>0,729729</text:p>
          </table:table-cell>
          <table:table-cell office:value-type="float" office:value="0.775406" calcext:value-type="float">
            <text:p>0,775406</text:p>
          </table:table-cell>
          <table:table-cell office:value-type="float" office:value="0.779" calcext:value-type="float">
            <text:p>0,779</text:p>
          </table:table-cell>
          <table:table-cell office:value-type="float" office:value="26.554738" calcext:value-type="float">
            <text:p>26,554738</text:p>
          </table:table-cell>
          <table:table-cell office:value-type="float" office:value="0.780054" calcext:value-type="float">
            <text:p>0,780054</text:p>
          </table:table-cell>
          <table:table-cell office:value-type="float" office:value="0.69267" calcext:value-type="float">
            <text:p>0,69267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069373" calcext:value-type="float">
            <text:p>24,069373</text:p>
          </table:table-cell>
          <table:table-cell office:value-type="float" office:value="241" calcext:value-type="float">
            <text:p>241</text:p>
          </table:table-cell>
          <table:table-cell table:number-columns-repeated="1003"/>
        </table:table-row>
        <table:table-row table:style-name="ro1">
          <table:table-cell table:style-name="ce5" office:value-type="float" office:value="0.485007" calcext:value-type="float">
            <text:p>0,4850</text:p>
          </table:table-cell>
          <table:table-cell table:style-name="ce5" office:value-type="float" office:value="0.80151" calcext:value-type="float">
            <text:p>0,8015</text:p>
          </table:table-cell>
          <table:table-cell table:style-name="ce5" office:value-type="float" office:value="0.7815" calcext:value-type="float">
            <text:p>0,7815</text:p>
          </table:table-cell>
          <table:table-cell table:style-name="ce10" office:value-type="float" office:value="24.275794" calcext:value-type="float">
            <text:p>24,2758</text:p>
          </table:table-cell>
          <table:table-cell table:style-name="ce13" office:value-type="float" office:value="0.707448" calcext:value-type="float">
            <text:p>0,7074</text:p>
          </table:table-cell>
          <table:table-cell table:style-name="ce5" office:value-type="float" office:value="0.718575" calcext:value-type="float">
            <text:p>0,7186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8.083518" calcext:value-type="float">
            <text:p>28,0835</text:p>
          </table:table-cell>
          <table:table-cell table:style-name="Default" office:value-type="float" office:value="0.952949" calcext:value-type="float">
            <text:p>0,952949</text:p>
          </table:table-cell>
          <table:table-cell office:value-type="float" office:value="0.733398" calcext:value-type="float">
            <text:p>0,733398</text:p>
          </table:table-cell>
          <table:table-cell office:value-type="float" office:value="0.7755" calcext:value-type="float">
            <text:p>0,7755</text:p>
          </table:table-cell>
          <table:table-cell office:value-type="float" office:value="32.514982" calcext:value-type="float">
            <text:p>32,514982</text:p>
          </table:table-cell>
          <table:table-cell office:value-type="float" office:value="0.707611" calcext:value-type="float">
            <text:p>0,707611</text:p>
          </table:table-cell>
          <table:table-cell office:value-type="float" office:value="0.726594" calcext:value-type="float">
            <text:p>0,726594</text:p>
          </table:table-cell>
          <table:table-cell office:value-type="float" office:value="0.794" calcext:value-type="float">
            <text:p>0,794</text:p>
          </table:table-cell>
          <table:table-cell office:value-type="float" office:value="24.993624" calcext:value-type="float">
            <text:p>24,993624</text:p>
          </table:table-cell>
          <table:table-cell office:value-type="float" office:value="0.775308" calcext:value-type="float">
            <text:p>0,775308</text:p>
          </table:table-cell>
          <table:table-cell office:value-type="float" office:value="0.730185" calcext:value-type="float">
            <text:p>0,730185</text:p>
          </table:table-cell>
          <table:table-cell office:value-type="float" office:value="0.78" calcext:value-type="float">
            <text:p>0,78</text:p>
          </table:table-cell>
          <table:table-cell office:value-type="float" office:value="24.124709" calcext:value-type="float">
            <text:p>24,124709</text:p>
          </table:table-cell>
          <table:table-cell office:value-type="float" office:value="242" calcext:value-type="float">
            <text:p>242</text:p>
          </table:table-cell>
          <table:table-cell table:number-columns-repeated="1003"/>
        </table:table-row>
        <table:table-row table:style-name="ro1">
          <table:table-cell table:style-name="ce5" office:value-type="float" office:value="0.468766" calcext:value-type="float">
            <text:p>0,4688</text:p>
          </table:table-cell>
          <table:table-cell table:style-name="ce5" office:value-type="float" office:value="0.755432" calcext:value-type="float">
            <text:p>0,7554</text:p>
          </table:table-cell>
          <table:table-cell table:style-name="ce5" office:value-type="float" office:value="0.787" calcext:value-type="float">
            <text:p>0,7870</text:p>
          </table:table-cell>
          <table:table-cell table:style-name="ce10" office:value-type="float" office:value="24.322264" calcext:value-type="float">
            <text:p>24,3223</text:p>
          </table:table-cell>
          <table:table-cell table:style-name="ce13" office:value-type="float" office:value="0.697669" calcext:value-type="float">
            <text:p>0,6977</text:p>
          </table:table-cell>
          <table:table-cell table:style-name="ce5" office:value-type="float" office:value="0.721659" calcext:value-type="float">
            <text:p>0,7217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7.897646" calcext:value-type="float">
            <text:p>27,8976</text:p>
          </table:table-cell>
          <table:table-cell table:style-name="Default" office:value-type="float" office:value="0.942804" calcext:value-type="float">
            <text:p>0,942804</text:p>
          </table:table-cell>
          <table:table-cell office:value-type="float" office:value="0.769787" calcext:value-type="float">
            <text:p>0,769787</text:p>
          </table:table-cell>
          <table:table-cell office:value-type="float" office:value="0.7685" calcext:value-type="float">
            <text:p>0,7685</text:p>
          </table:table-cell>
          <table:table-cell office:value-type="float" office:value="32.293894" calcext:value-type="float">
            <text:p>32,293894</text:p>
          </table:table-cell>
          <table:table-cell office:value-type="float" office:value="0.697425" calcext:value-type="float">
            <text:p>0,697425</text:p>
          </table:table-cell>
          <table:table-cell office:value-type="float" office:value="0.83176" calcext:value-type="float">
            <text:p>0,83176</text:p>
          </table:table-cell>
          <table:table-cell office:value-type="float" office:value="0.7695" calcext:value-type="float">
            <text:p>0,7695</text:p>
          </table:table-cell>
          <table:table-cell office:value-type="float" office:value="27.762511" calcext:value-type="float">
            <text:p>27,762511</text:p>
          </table:table-cell>
          <table:table-cell office:value-type="float" office:value="0.768207" calcext:value-type="float">
            <text:p>0,768207</text:p>
          </table:table-cell>
          <table:table-cell office:value-type="float" office:value="0.737149" calcext:value-type="float">
            <text:p>0,737149</text:p>
          </table:table-cell>
          <table:table-cell office:value-type="float" office:value="0.788" calcext:value-type="float">
            <text:p>0,788</text:p>
          </table:table-cell>
          <table:table-cell office:value-type="float" office:value="24.036506" calcext:value-type="float">
            <text:p>24,036506</text:p>
          </table:table-cell>
          <table:table-cell office:value-type="float" office:value="243" calcext:value-type="float">
            <text:p>243</text:p>
          </table:table-cell>
          <table:table-cell table:number-columns-repeated="1003"/>
        </table:table-row>
        <table:table-row table:style-name="ro1">
          <table:table-cell table:style-name="ce5" office:value-type="float" office:value="0.483748" calcext:value-type="float">
            <text:p>0,4837</text:p>
          </table:table-cell>
          <table:table-cell table:style-name="ce5" office:value-type="float" office:value="0.71454" calcext:value-type="float">
            <text:p>0,7145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315942" calcext:value-type="float">
            <text:p>24,3159</text:p>
          </table:table-cell>
          <table:table-cell table:style-name="ce13" office:value-type="float" office:value="0.709219" calcext:value-type="float">
            <text:p>0,7092</text:p>
          </table:table-cell>
          <table:table-cell table:style-name="ce5" office:value-type="float" office:value="0.729387" calcext:value-type="float">
            <text:p>0,7294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7.208687" calcext:value-type="float">
            <text:p>27,2087</text:p>
          </table:table-cell>
          <table:table-cell table:style-name="Default" office:value-type="float" office:value="0.936026" calcext:value-type="float">
            <text:p>0,936026</text:p>
          </table:table-cell>
          <table:table-cell office:value-type="float" office:value="0.729878" calcext:value-type="float">
            <text:p>0,729878</text:p>
          </table:table-cell>
          <table:table-cell office:value-type="float" office:value="0.786" calcext:value-type="float">
            <text:p>0,786</text:p>
          </table:table-cell>
          <table:table-cell office:value-type="float" office:value="32.713957" calcext:value-type="float">
            <text:p>32,713957</text:p>
          </table:table-cell>
          <table:table-cell office:value-type="float" office:value="0.725937" calcext:value-type="float">
            <text:p>0,725937</text:p>
          </table:table-cell>
          <table:table-cell office:value-type="float" office:value="0.763999" calcext:value-type="float">
            <text:p>0,763999</text:p>
          </table:table-cell>
          <table:table-cell office:value-type="float" office:value="0.7835" calcext:value-type="float">
            <text:p>0,7835</text:p>
          </table:table-cell>
          <table:table-cell office:value-type="float" office:value="26.355354" calcext:value-type="float">
            <text:p>26,355354</text:p>
          </table:table-cell>
          <table:table-cell office:value-type="float" office:value="0.790696" calcext:value-type="float">
            <text:p>0,790696</text:p>
          </table:table-cell>
          <table:table-cell office:value-type="float" office:value="0.710626" calcext:value-type="float">
            <text:p>0,710626</text:p>
          </table:table-cell>
          <table:table-cell office:value-type="float" office:value="0.787" calcext:value-type="float">
            <text:p>0,787</text:p>
          </table:table-cell>
          <table:table-cell office:value-type="float" office:value="24.014786" calcext:value-type="float">
            <text:p>24,014786</text:p>
          </table:table-cell>
          <table:table-cell office:value-type="float" office:value="244" calcext:value-type="float">
            <text:p>244</text:p>
          </table:table-cell>
          <table:table-cell table:number-columns-repeated="1003"/>
        </table:table-row>
        <table:table-row table:style-name="ro1">
          <table:table-cell table:style-name="ce5" office:value-type="float" office:value="0.469713" calcext:value-type="float">
            <text:p>0,4697</text:p>
          </table:table-cell>
          <table:table-cell table:style-name="ce5" office:value-type="float" office:value="0.74017" calcext:value-type="float">
            <text:p>0,7402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306498" calcext:value-type="float">
            <text:p>24,3065</text:p>
          </table:table-cell>
          <table:table-cell table:style-name="ce13" office:value-type="float" office:value="0.705023" calcext:value-type="float">
            <text:p>0,7050</text:p>
          </table:table-cell>
          <table:table-cell table:style-name="ce5" office:value-type="float" office:value="0.748184" calcext:value-type="float">
            <text:p>0,7482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6.715396" calcext:value-type="float">
            <text:p>26,7154</text:p>
          </table:table-cell>
          <table:table-cell table:style-name="Default" office:value-type="float" office:value="0.934269" calcext:value-type="float">
            <text:p>0,934269</text:p>
          </table:table-cell>
          <table:table-cell office:value-type="float" office:value="0.753866" calcext:value-type="float">
            <text:p>0,753866</text:p>
          </table:table-cell>
          <table:table-cell office:value-type="float" office:value="0.7685" calcext:value-type="float">
            <text:p>0,7685</text:p>
          </table:table-cell>
          <table:table-cell office:value-type="float" office:value="32.266923" calcext:value-type="float">
            <text:p>32,266923</text:p>
          </table:table-cell>
          <table:table-cell office:value-type="float" office:value="0.698667" calcext:value-type="float">
            <text:p>0,698667</text:p>
          </table:table-cell>
          <table:table-cell office:value-type="float" office:value="0.729095" calcext:value-type="float">
            <text:p>0,729095</text:p>
          </table:table-cell>
          <table:table-cell office:value-type="float" office:value="0.7895" calcext:value-type="float">
            <text:p>0,7895</text:p>
          </table:table-cell>
          <table:table-cell office:value-type="float" office:value="26.455597" calcext:value-type="float">
            <text:p>26,455597</text:p>
          </table:table-cell>
          <table:table-cell office:value-type="float" office:value="0.779521" calcext:value-type="float">
            <text:p>0,779521</text:p>
          </table:table-cell>
          <table:table-cell office:value-type="float" office:value="0.791665" calcext:value-type="float">
            <text:p>0,791665</text:p>
          </table:table-cell>
          <table:table-cell office:value-type="float" office:value="0.7615" calcext:value-type="float">
            <text:p>0,7615</text:p>
          </table:table-cell>
          <table:table-cell office:value-type="float" office:value="24.155264" calcext:value-type="float">
            <text:p>24,155264</text:p>
          </table:table-cell>
          <table:table-cell office:value-type="float" office:value="245" calcext:value-type="float">
            <text:p>245</text:p>
          </table:table-cell>
          <table:table-cell table:number-columns-repeated="1003"/>
        </table:table-row>
        <table:table-row table:style-name="ro1">
          <table:table-cell table:style-name="ce5" office:value-type="float" office:value="0.487549" calcext:value-type="float">
            <text:p>0,4875</text:p>
          </table:table-cell>
          <table:table-cell table:style-name="ce5" office:value-type="float" office:value="0.73721" calcext:value-type="float">
            <text:p>0,7372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228243" calcext:value-type="float">
            <text:p>24,2282</text:p>
          </table:table-cell>
          <table:table-cell table:style-name="ce13" office:value-type="float" office:value="0.682208" calcext:value-type="float">
            <text:p>0,6822</text:p>
          </table:table-cell>
          <table:table-cell table:style-name="ce5" office:value-type="float" office:value="0.736148" calcext:value-type="float">
            <text:p>0,7361</text:p>
          </table:table-cell>
          <table:table-cell table:style-name="ce5" office:value-type="float" office:value="0.7855" calcext:value-type="float">
            <text:p>0,7855</text:p>
          </table:table-cell>
          <table:table-cell table:style-name="ce10" office:value-type="float" office:value="27.979669" calcext:value-type="float">
            <text:p>27,9797</text:p>
          </table:table-cell>
          <table:table-cell table:style-name="Default" office:value-type="float" office:value="0.923277" calcext:value-type="float">
            <text:p>0,923277</text:p>
          </table:table-cell>
          <table:table-cell office:value-type="float" office:value="0.770609" calcext:value-type="float">
            <text:p>0,770609</text:p>
          </table:table-cell>
          <table:table-cell office:value-type="float" office:value="0.7615" calcext:value-type="float">
            <text:p>0,7615</text:p>
          </table:table-cell>
          <table:table-cell office:value-type="float" office:value="32.380126" calcext:value-type="float">
            <text:p>32,380126</text:p>
          </table:table-cell>
          <table:table-cell office:value-type="float" office:value="0.672802" calcext:value-type="float">
            <text:p>0,672802</text:p>
          </table:table-cell>
          <table:table-cell office:value-type="float" office:value="0.721917" calcext:value-type="float">
            <text:p>0,721917</text:p>
          </table:table-cell>
          <table:table-cell office:value-type="float" office:value="0.7825" calcext:value-type="float">
            <text:p>0,7825</text:p>
          </table:table-cell>
          <table:table-cell office:value-type="float" office:value="24.93691" calcext:value-type="float">
            <text:p>24,93691</text:p>
          </table:table-cell>
          <table:table-cell office:value-type="float" office:value="0.775835" calcext:value-type="float">
            <text:p>0,775835</text:p>
          </table:table-cell>
          <table:table-cell office:value-type="float" office:value="0.7281" calcext:value-type="float">
            <text:p>0,7281</text:p>
          </table:table-cell>
          <table:table-cell office:value-type="float" office:value="0.7865" calcext:value-type="float">
            <text:p>0,7865</text:p>
          </table:table-cell>
          <table:table-cell office:value-type="float" office:value="24.106434" calcext:value-type="float">
            <text:p>24,106434</text:p>
          </table:table-cell>
          <table:table-cell office:value-type="float" office:value="246" calcext:value-type="float">
            <text:p>246</text:p>
          </table:table-cell>
          <table:table-cell table:number-columns-repeated="1003"/>
        </table:table-row>
        <table:table-row table:style-name="ro1">
          <table:table-cell table:style-name="ce5" office:value-type="float" office:value="0.495892" calcext:value-type="float">
            <text:p>0,4959</text:p>
          </table:table-cell>
          <table:table-cell table:style-name="ce5" office:value-type="float" office:value="0.78334" calcext:value-type="float">
            <text:p>0,7833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4.318069" calcext:value-type="float">
            <text:p>24,3181</text:p>
          </table:table-cell>
          <table:table-cell table:style-name="ce13" office:value-type="float" office:value="0.686724" calcext:value-type="float">
            <text:p>0,6867</text:p>
          </table:table-cell>
          <table:table-cell table:style-name="ce5" office:value-type="float" office:value="0.746835" calcext:value-type="float">
            <text:p>0,7468</text:p>
          </table:table-cell>
          <table:table-cell table:style-name="ce5" office:value-type="float" office:value="0.7745" calcext:value-type="float">
            <text:p>0,7745</text:p>
          </table:table-cell>
          <table:table-cell table:style-name="ce10" office:value-type="float" office:value="26.448925" calcext:value-type="float">
            <text:p>26,4489</text:p>
          </table:table-cell>
          <table:table-cell table:style-name="Default" office:value-type="float" office:value="0.949022" calcext:value-type="float">
            <text:p>0,949022</text:p>
          </table:table-cell>
          <table:table-cell office:value-type="float" office:value="0.758746" calcext:value-type="float">
            <text:p>0,758746</text:p>
          </table:table-cell>
          <table:table-cell office:value-type="float" office:value="0.7655" calcext:value-type="float">
            <text:p>0,7655</text:p>
          </table:table-cell>
          <table:table-cell office:value-type="float" office:value="32.829396" calcext:value-type="float">
            <text:p>32,829396</text:p>
          </table:table-cell>
          <table:table-cell office:value-type="float" office:value="0.67849" calcext:value-type="float">
            <text:p>0,67849</text:p>
          </table:table-cell>
          <table:table-cell office:value-type="float" office:value="0.725503" calcext:value-type="float">
            <text:p>0,725503</text:p>
          </table:table-cell>
          <table:table-cell office:value-type="float" office:value="0.7925" calcext:value-type="float">
            <text:p>0,7925</text:p>
          </table:table-cell>
          <table:table-cell office:value-type="float" office:value="25.023422" calcext:value-type="float">
            <text:p>25,023422</text:p>
          </table:table-cell>
          <table:table-cell office:value-type="float" office:value="0.768873" calcext:value-type="float">
            <text:p>0,768873</text:p>
          </table:table-cell>
          <table:table-cell office:value-type="float" office:value="0.705787" calcext:value-type="float">
            <text:p>0,705787</text:p>
          </table:table-cell>
          <table:table-cell office:value-type="float" office:value="0.787" calcext:value-type="float">
            <text:p>0,787</text:p>
          </table:table-cell>
          <table:table-cell office:value-type="float" office:value="24.078143" calcext:value-type="float">
            <text:p>24,078143</text:p>
          </table:table-cell>
          <table:table-cell office:value-type="float" office:value="247" calcext:value-type="float">
            <text:p>247</text:p>
          </table:table-cell>
          <table:table-cell table:number-columns-repeated="1003"/>
        </table:table-row>
        <table:table-row table:style-name="ro1">
          <table:table-cell table:style-name="ce5" office:value-type="float" office:value="0.451864" calcext:value-type="float">
            <text:p>0,4519</text:p>
          </table:table-cell>
          <table:table-cell table:style-name="ce5" office:value-type="float" office:value="0.773906" calcext:value-type="float">
            <text:p>0,7739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4.27483" calcext:value-type="float">
            <text:p>24,2748</text:p>
          </table:table-cell>
          <table:table-cell table:style-name="ce13" office:value-type="float" office:value="0.694197" calcext:value-type="float">
            <text:p>0,6942</text:p>
          </table:table-cell>
          <table:table-cell table:style-name="ce5" office:value-type="float" office:value="0.714918" calcext:value-type="float">
            <text:p>0,7149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7.288541" calcext:value-type="float">
            <text:p>27,2885</text:p>
          </table:table-cell>
          <table:table-cell table:style-name="Default" office:value-type="float" office:value="0.939075" calcext:value-type="float">
            <text:p>0,939075</text:p>
          </table:table-cell>
          <table:table-cell office:value-type="float" office:value="0.759273" calcext:value-type="float">
            <text:p>0,759273</text:p>
          </table:table-cell>
          <table:table-cell office:value-type="float" office:value="0.772" calcext:value-type="float">
            <text:p>0,772</text:p>
          </table:table-cell>
          <table:table-cell office:value-type="float" office:value="33.09975" calcext:value-type="float">
            <text:p>33,09975</text:p>
          </table:table-cell>
          <table:table-cell office:value-type="float" office:value="0.68231" calcext:value-type="float">
            <text:p>0,68231</text:p>
          </table:table-cell>
          <table:table-cell office:value-type="float" office:value="0.740276" calcext:value-type="float">
            <text:p>0,740276</text:p>
          </table:table-cell>
          <table:table-cell office:value-type="float" office:value="0.788" calcext:value-type="float">
            <text:p>0,788</text:p>
          </table:table-cell>
          <table:table-cell office:value-type="float" office:value="27.829062" calcext:value-type="float">
            <text:p>27,829062</text:p>
          </table:table-cell>
          <table:table-cell office:value-type="float" office:value="0.745947" calcext:value-type="float">
            <text:p>0,745947</text:p>
          </table:table-cell>
          <table:table-cell office:value-type="float" office:value="0.73251" calcext:value-type="float">
            <text:p>0,73251</text:p>
          </table:table-cell>
          <table:table-cell office:value-type="float" office:value="0.784" calcext:value-type="float">
            <text:p>0,784</text:p>
          </table:table-cell>
          <table:table-cell office:value-type="float" office:value="24.089487" calcext:value-type="float">
            <text:p>24,089487</text:p>
          </table:table-cell>
          <table:table-cell office:value-type="float" office:value="248" calcext:value-type="float">
            <text:p>248</text:p>
          </table:table-cell>
          <table:table-cell table:number-columns-repeated="1003"/>
        </table:table-row>
        <table:table-row table:style-name="ro1">
          <table:table-cell table:style-name="ce5" office:value-type="float" office:value="0.475596" calcext:value-type="float">
            <text:p>0,4756</text:p>
          </table:table-cell>
          <table:table-cell table:style-name="ce5" office:value-type="float" office:value="0.752459" calcext:value-type="float">
            <text:p>0,7525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225294" calcext:value-type="float">
            <text:p>24,2253</text:p>
          </table:table-cell>
          <table:table-cell table:style-name="ce13" office:value-type="float" office:value="0.687652" calcext:value-type="float">
            <text:p>0,6877</text:p>
          </table:table-cell>
          <table:table-cell table:style-name="ce5" office:value-type="float" office:value="0.738057" calcext:value-type="float">
            <text:p>0,7381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8.069692" calcext:value-type="float">
            <text:p>28,0697</text:p>
          </table:table-cell>
          <table:table-cell table:style-name="Default" office:value-type="float" office:value="0.898934" calcext:value-type="float">
            <text:p>0,898934</text:p>
          </table:table-cell>
          <table:table-cell office:value-type="float" office:value="0.722683" calcext:value-type="float">
            <text:p>0,722683</text:p>
          </table:table-cell>
          <table:table-cell office:value-type="float" office:value="0.783" calcext:value-type="float">
            <text:p>0,783</text:p>
          </table:table-cell>
          <table:table-cell office:value-type="float" office:value="32.589709" calcext:value-type="float">
            <text:p>32,589709</text:p>
          </table:table-cell>
          <table:table-cell office:value-type="float" office:value="0.707996" calcext:value-type="float">
            <text:p>0,707996</text:p>
          </table:table-cell>
          <table:table-cell office:value-type="float" office:value="0.760628" calcext:value-type="float">
            <text:p>0,760628</text:p>
          </table:table-cell>
          <table:table-cell office:value-type="float" office:value="0.7875" calcext:value-type="float">
            <text:p>0,7875</text:p>
          </table:table-cell>
          <table:table-cell office:value-type="float" office:value="26.126684" calcext:value-type="float">
            <text:p>26,126684</text:p>
          </table:table-cell>
          <table:table-cell office:value-type="float" office:value="0.788769" calcext:value-type="float">
            <text:p>0,788769</text:p>
          </table:table-cell>
          <table:table-cell office:value-type="float" office:value="0.689915" calcext:value-type="float">
            <text:p>0,689915</text:p>
          </table:table-cell>
          <table:table-cell office:value-type="float" office:value="0.814" calcext:value-type="float">
            <text:p>0,814</text:p>
          </table:table-cell>
          <table:table-cell office:value-type="float" office:value="24.155367" calcext:value-type="float">
            <text:p>24,155367</text:p>
          </table:table-cell>
          <table:table-cell office:value-type="float" office:value="249" calcext:value-type="float">
            <text:p>249</text:p>
          </table:table-cell>
          <table:table-cell table:number-columns-repeated="1003"/>
        </table:table-row>
        <table:table-row table:style-name="ro1">
          <table:table-cell table:style-name="ce5" office:value-type="float" office:value="0.475181" calcext:value-type="float">
            <text:p>0,4752</text:p>
          </table:table-cell>
          <table:table-cell table:style-name="ce5" office:value-type="float" office:value="0.73654" calcext:value-type="float">
            <text:p>0,7365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354316" calcext:value-type="float">
            <text:p>24,3543</text:p>
          </table:table-cell>
          <table:table-cell table:style-name="ce13" office:value-type="float" office:value="0.693966" calcext:value-type="float">
            <text:p>0,6940</text:p>
          </table:table-cell>
          <table:table-cell table:style-name="ce5" office:value-type="float" office:value="0.744574" calcext:value-type="float">
            <text:p>0,7446</text:p>
          </table:table-cell>
          <table:table-cell table:style-name="ce5" office:value-type="float" office:value="0.789" calcext:value-type="float">
            <text:p>0,7890</text:p>
          </table:table-cell>
          <table:table-cell table:style-name="ce10" office:value-type="float" office:value="27.175666" calcext:value-type="float">
            <text:p>27,1757</text:p>
          </table:table-cell>
          <table:table-cell table:style-name="Default" office:value-type="float" office:value="0.93475" calcext:value-type="float">
            <text:p>0,93475</text:p>
          </table:table-cell>
          <table:table-cell office:value-type="float" office:value="0.742008" calcext:value-type="float">
            <text:p>0,742008</text:p>
          </table:table-cell>
          <table:table-cell office:value-type="float" office:value="0.763" calcext:value-type="float">
            <text:p>0,763</text:p>
          </table:table-cell>
          <table:table-cell office:value-type="float" office:value="32.204289" calcext:value-type="float">
            <text:p>32,204289</text:p>
          </table:table-cell>
          <table:table-cell office:value-type="float" office:value="0.688185" calcext:value-type="float">
            <text:p>0,688185</text:p>
          </table:table-cell>
          <table:table-cell office:value-type="float" office:value="0.750616" calcext:value-type="float">
            <text:p>0,750616</text:p>
          </table:table-cell>
          <table:table-cell office:value-type="float" office:value="0.7875" calcext:value-type="float">
            <text:p>0,7875</text:p>
          </table:table-cell>
          <table:table-cell office:value-type="float" office:value="27.185828" calcext:value-type="float">
            <text:p>27,185828</text:p>
          </table:table-cell>
          <table:table-cell office:value-type="float" office:value="0.725131" calcext:value-type="float">
            <text:p>0,725131</text:p>
          </table:table-cell>
          <table:table-cell office:value-type="float" office:value="0.68905" calcext:value-type="float">
            <text:p>0,68905</text:p>
          </table:table-cell>
          <table:table-cell office:value-type="float" office:value="0.801" calcext:value-type="float">
            <text:p>0,801</text:p>
          </table:table-cell>
          <table:table-cell office:value-type="float" office:value="24.195379" calcext:value-type="float">
            <text:p>24,195379</text:p>
          </table:table-cell>
          <table:table-cell office:value-type="float" office:value="250" calcext:value-type="float">
            <text:p>250</text:p>
          </table:table-cell>
          <table:table-cell table:number-columns-repeated="1003"/>
        </table:table-row>
        <table:table-row table:style-name="ro1">
          <table:table-cell table:style-name="ce5" office:value-type="float" office:value="0.484985" calcext:value-type="float">
            <text:p>0,4850</text:p>
          </table:table-cell>
          <table:table-cell table:style-name="ce5" office:value-type="float" office:value="0.759569" calcext:value-type="float">
            <text:p>0,7596</text:p>
          </table:table-cell>
          <table:table-cell table:style-name="ce5" office:value-type="float" office:value="0.7895" calcext:value-type="float">
            <text:p>0,7895</text:p>
          </table:table-cell>
          <table:table-cell table:style-name="ce10" office:value-type="float" office:value="24.28102" calcext:value-type="float">
            <text:p>24,2810</text:p>
          </table:table-cell>
          <table:table-cell table:style-name="ce13" office:value-type="float" office:value="0.724504" calcext:value-type="float">
            <text:p>0,7245</text:p>
          </table:table-cell>
          <table:table-cell table:style-name="ce5" office:value-type="float" office:value="0.73474" calcext:value-type="float">
            <text:p>0,7347</text:p>
          </table:table-cell>
          <table:table-cell table:style-name="ce5" office:value-type="float" office:value="0.7885" calcext:value-type="float">
            <text:p>0,7885</text:p>
          </table:table-cell>
          <table:table-cell table:style-name="ce10" office:value-type="float" office:value="26.927536" calcext:value-type="float">
            <text:p>26,9275</text:p>
          </table:table-cell>
          <table:table-cell table:style-name="Default" office:value-type="float" office:value="0.899079" calcext:value-type="float">
            <text:p>0,899079</text:p>
          </table:table-cell>
          <table:table-cell office:value-type="float" office:value="0.730873" calcext:value-type="float">
            <text:p>0,730873</text:p>
          </table:table-cell>
          <table:table-cell office:value-type="float" office:value="0.7835" calcext:value-type="float">
            <text:p>0,7835</text:p>
          </table:table-cell>
          <table:table-cell office:value-type="float" office:value="33.051392" calcext:value-type="float">
            <text:p>33,051392</text:p>
          </table:table-cell>
          <table:table-cell office:value-type="float" office:value="0.713607" calcext:value-type="float">
            <text:p>0,713607</text:p>
          </table:table-cell>
          <table:table-cell office:value-type="float" office:value="0.723302" calcext:value-type="float">
            <text:p>0,723302</text:p>
          </table:table-cell>
          <table:table-cell office:value-type="float" office:value="0.7895" calcext:value-type="float">
            <text:p>0,7895</text:p>
          </table:table-cell>
          <table:table-cell office:value-type="float" office:value="25.065112" calcext:value-type="float">
            <text:p>25,065112</text:p>
          </table:table-cell>
          <table:table-cell office:value-type="float" office:value="0.767581" calcext:value-type="float">
            <text:p>0,767581</text:p>
          </table:table-cell>
          <table:table-cell office:value-type="float" office:value="0.681753" calcext:value-type="float">
            <text:p>0,681753</text:p>
          </table:table-cell>
          <table:table-cell office:value-type="float" office:value="0.797" calcext:value-type="float">
            <text:p>0,797</text:p>
          </table:table-cell>
          <table:table-cell office:value-type="float" office:value="25.647838" calcext:value-type="float">
            <text:p>25,647838</text:p>
          </table:table-cell>
          <table:table-cell office:value-type="float" office:value="251" calcext:value-type="float">
            <text:p>251</text:p>
          </table:table-cell>
          <table:table-cell table:number-columns-repeated="1003"/>
        </table:table-row>
        <table:table-row table:style-name="ro1">
          <table:table-cell table:style-name="ce5" office:value-type="float" office:value="0.477491" calcext:value-type="float">
            <text:p>0,4775</text:p>
          </table:table-cell>
          <table:table-cell table:style-name="ce5" office:value-type="float" office:value="0.827618" calcext:value-type="float">
            <text:p>0,8276</text:p>
          </table:table-cell>
          <table:table-cell table:style-name="ce5" office:value-type="float" office:value="0.782" calcext:value-type="float">
            <text:p>0,7820</text:p>
          </table:table-cell>
          <table:table-cell table:style-name="ce10" office:value-type="float" office:value="24.275888" calcext:value-type="float">
            <text:p>24,2759</text:p>
          </table:table-cell>
          <table:table-cell table:style-name="ce13" office:value-type="float" office:value="0.699082" calcext:value-type="float">
            <text:p>0,6991</text:p>
          </table:table-cell>
          <table:table-cell table:style-name="ce5" office:value-type="float" office:value="0.715615" calcext:value-type="float">
            <text:p>0,7156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7.014906" calcext:value-type="float">
            <text:p>27,0149</text:p>
          </table:table-cell>
          <table:table-cell table:style-name="Default" office:value-type="float" office:value="0.946884" calcext:value-type="float">
            <text:p>0,946884</text:p>
          </table:table-cell>
          <table:table-cell office:value-type="float" office:value="0.749028" calcext:value-type="float">
            <text:p>0,749028</text:p>
          </table:table-cell>
          <table:table-cell office:value-type="float" office:value="0.781" calcext:value-type="float">
            <text:p>0,781</text:p>
          </table:table-cell>
          <table:table-cell office:value-type="float" office:value="32.100874" calcext:value-type="float">
            <text:p>32,100874</text:p>
          </table:table-cell>
          <table:table-cell office:value-type="float" office:value="0.701016" calcext:value-type="float">
            <text:p>0,701016</text:p>
          </table:table-cell>
          <table:table-cell office:value-type="float" office:value="0.761515" calcext:value-type="float">
            <text:p>0,761515</text:p>
          </table:table-cell>
          <table:table-cell office:value-type="float" office:value="0.7715" calcext:value-type="float">
            <text:p>0,7715</text:p>
          </table:table-cell>
          <table:table-cell office:value-type="float" office:value="27.13191" calcext:value-type="float">
            <text:p>27,13191</text:p>
          </table:table-cell>
          <table:table-cell office:value-type="float" office:value="0.764822" calcext:value-type="float">
            <text:p>0,764822</text:p>
          </table:table-cell>
          <table:table-cell office:value-type="float" office:value="0.709625" calcext:value-type="float">
            <text:p>0,709625</text:p>
          </table:table-cell>
          <table:table-cell office:value-type="float" office:value="0.798" calcext:value-type="float">
            <text:p>0,798</text:p>
          </table:table-cell>
          <table:table-cell office:value-type="float" office:value="24.117975" calcext:value-type="float">
            <text:p>24,117975</text:p>
          </table:table-cell>
          <table:table-cell office:value-type="float" office:value="252" calcext:value-type="float">
            <text:p>252</text:p>
          </table:table-cell>
          <table:table-cell table:number-columns-repeated="1003"/>
        </table:table-row>
        <table:table-row table:style-name="ro1">
          <table:table-cell table:style-name="ce5" office:value-type="float" office:value="0.467041" calcext:value-type="float">
            <text:p>0,4670</text:p>
          </table:table-cell>
          <table:table-cell table:style-name="ce5" office:value-type="float" office:value="0.808341" calcext:value-type="float">
            <text:p>0,8083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4.32742" calcext:value-type="float">
            <text:p>24,3274</text:p>
          </table:table-cell>
          <table:table-cell table:style-name="ce13" office:value-type="float" office:value="0.672602" calcext:value-type="float">
            <text:p>0,6726</text:p>
          </table:table-cell>
          <table:table-cell table:style-name="ce5" office:value-type="float" office:value="0.722142" calcext:value-type="float">
            <text:p>0,7221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6.883242" calcext:value-type="float">
            <text:p>26,8832</text:p>
          </table:table-cell>
          <table:table-cell table:style-name="Default" office:value-type="float" office:value="0.919564" calcext:value-type="float">
            <text:p>0,919564</text:p>
          </table:table-cell>
          <table:table-cell office:value-type="float" office:value="0.729804" calcext:value-type="float">
            <text:p>0,729804</text:p>
          </table:table-cell>
          <table:table-cell office:value-type="float" office:value="0.777" calcext:value-type="float">
            <text:p>0,777</text:p>
          </table:table-cell>
          <table:table-cell office:value-type="float" office:value="32.928164" calcext:value-type="float">
            <text:p>32,928164</text:p>
          </table:table-cell>
          <table:table-cell office:value-type="float" office:value="0.695915" calcext:value-type="float">
            <text:p>0,695915</text:p>
          </table:table-cell>
          <table:table-cell office:value-type="float" office:value="0.741446" calcext:value-type="float">
            <text:p>0,741446</text:p>
          </table:table-cell>
          <table:table-cell office:value-type="float" office:value="0.783" calcext:value-type="float">
            <text:p>0,783</text:p>
          </table:table-cell>
          <table:table-cell office:value-type="float" office:value="25.158899" calcext:value-type="float">
            <text:p>25,158899</text:p>
          </table:table-cell>
          <table:table-cell office:value-type="float" office:value="0.737191" calcext:value-type="float">
            <text:p>0,737191</text:p>
          </table:table-cell>
          <table:table-cell office:value-type="float" office:value="0.703695" calcext:value-type="float">
            <text:p>0,703695</text:p>
          </table:table-cell>
          <table:table-cell office:value-type="float" office:value="0.7895" calcext:value-type="float">
            <text:p>0,7895</text:p>
          </table:table-cell>
          <table:table-cell office:value-type="float" office:value="24.053255" calcext:value-type="float">
            <text:p>24,053255</text:p>
          </table:table-cell>
          <table:table-cell office:value-type="float" office:value="253" calcext:value-type="float">
            <text:p>253</text:p>
          </table:table-cell>
          <table:table-cell table:number-columns-repeated="1003"/>
        </table:table-row>
        <table:table-row table:style-name="ro1">
          <table:table-cell table:style-name="ce5" office:value-type="float" office:value="0.470327" calcext:value-type="float">
            <text:p>0,4703</text:p>
          </table:table-cell>
          <table:table-cell table:style-name="ce5" office:value-type="float" office:value="0.771543" calcext:value-type="float">
            <text:p>0,7715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4.294295" calcext:value-type="float">
            <text:p>24,2943</text:p>
          </table:table-cell>
          <table:table-cell table:style-name="ce13" office:value-type="float" office:value="0.705924" calcext:value-type="float">
            <text:p>0,7059</text:p>
          </table:table-cell>
          <table:table-cell table:style-name="ce5" office:value-type="float" office:value="0.702484" calcext:value-type="float">
            <text:p>0,7025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7.913589" calcext:value-type="float">
            <text:p>27,9136</text:p>
          </table:table-cell>
          <table:table-cell table:style-name="Default" office:value-type="float" office:value="0.91842" calcext:value-type="float">
            <text:p>0,91842</text:p>
          </table:table-cell>
          <table:table-cell office:value-type="float" office:value="0.774777" calcext:value-type="float">
            <text:p>0,774777</text:p>
          </table:table-cell>
          <table:table-cell office:value-type="float" office:value="0.77" calcext:value-type="float">
            <text:p>0,77</text:p>
          </table:table-cell>
          <table:table-cell office:value-type="float" office:value="32.800151" calcext:value-type="float">
            <text:p>32,800151</text:p>
          </table:table-cell>
          <table:table-cell office:value-type="float" office:value="0.693142" calcext:value-type="float">
            <text:p>0,693142</text:p>
          </table:table-cell>
          <table:table-cell office:value-type="float" office:value="0.702855" calcext:value-type="float">
            <text:p>0,702855</text:p>
          </table:table-cell>
          <table:table-cell office:value-type="float" office:value="0.8005" calcext:value-type="float">
            <text:p>0,8005</text:p>
          </table:table-cell>
          <table:table-cell office:value-type="float" office:value="25.228916" calcext:value-type="float">
            <text:p>25,228916</text:p>
          </table:table-cell>
          <table:table-cell office:value-type="float" office:value="0.774938" calcext:value-type="float">
            <text:p>0,774938</text:p>
          </table:table-cell>
          <table:table-cell office:value-type="float" office:value="0.707739" calcext:value-type="float">
            <text:p>0,707739</text:p>
          </table:table-cell>
          <table:table-cell office:value-type="float" office:value="0.798" calcext:value-type="float">
            <text:p>0,798</text:p>
          </table:table-cell>
          <table:table-cell office:value-type="float" office:value="24.094329" calcext:value-type="float">
            <text:p>24,094329</text:p>
          </table:table-cell>
          <table:table-cell office:value-type="float" office:value="254" calcext:value-type="float">
            <text:p>254</text:p>
          </table:table-cell>
          <table:table-cell table:number-columns-repeated="1003"/>
        </table:table-row>
        <table:table-row table:style-name="ro1">
          <table:table-cell table:style-name="ce5" office:value-type="float" office:value="0.448626" calcext:value-type="float">
            <text:p>0,4486</text:p>
          </table:table-cell>
          <table:table-cell table:style-name="ce5" office:value-type="float" office:value="0.750314" calcext:value-type="float">
            <text:p>0,7503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4.327431" calcext:value-type="float">
            <text:p>24,3274</text:p>
          </table:table-cell>
          <table:table-cell table:style-name="ce13" office:value-type="float" office:value="0.699013" calcext:value-type="float">
            <text:p>0,6990</text:p>
          </table:table-cell>
          <table:table-cell table:style-name="ce5" office:value-type="float" office:value="0.728397" calcext:value-type="float">
            <text:p>0,7284</text:p>
          </table:table-cell>
          <table:table-cell table:style-name="ce5" office:value-type="float" office:value="0.7805" calcext:value-type="float">
            <text:p>0,7805</text:p>
          </table:table-cell>
          <table:table-cell table:style-name="ce10" office:value-type="float" office:value="28.040868" calcext:value-type="float">
            <text:p>28,0409</text:p>
          </table:table-cell>
          <table:table-cell table:style-name="Default" office:value-type="float" office:value="0.89971" calcext:value-type="float">
            <text:p>0,89971</text:p>
          </table:table-cell>
          <table:table-cell office:value-type="float" office:value="0.719392" calcext:value-type="float">
            <text:p>0,719392</text:p>
          </table:table-cell>
          <table:table-cell office:value-type="float" office:value="0.78" calcext:value-type="float">
            <text:p>0,78</text:p>
          </table:table-cell>
          <table:table-cell office:value-type="float" office:value="31.848673" calcext:value-type="float">
            <text:p>31,848673</text:p>
          </table:table-cell>
          <table:table-cell office:value-type="float" office:value="0.685302" calcext:value-type="float">
            <text:p>0,685302</text:p>
          </table:table-cell>
          <table:table-cell office:value-type="float" office:value="0.734092" calcext:value-type="float">
            <text:p>0,734092</text:p>
          </table:table-cell>
          <table:table-cell office:value-type="float" office:value="0.7885" calcext:value-type="float">
            <text:p>0,7885</text:p>
          </table:table-cell>
          <table:table-cell office:value-type="float" office:value="26.600197" calcext:value-type="float">
            <text:p>26,600197</text:p>
          </table:table-cell>
          <table:table-cell office:value-type="float" office:value="0.75508" calcext:value-type="float">
            <text:p>0,75508</text:p>
          </table:table-cell>
          <table:table-cell office:value-type="float" office:value="0.695786" calcext:value-type="float">
            <text:p>0,695786</text:p>
          </table:table-cell>
          <table:table-cell office:value-type="float" office:value="0.7945" calcext:value-type="float">
            <text:p>0,7945</text:p>
          </table:table-cell>
          <table:table-cell office:value-type="float" office:value="24.058336" calcext:value-type="float">
            <text:p>24,058336</text:p>
          </table:table-cell>
          <table:table-cell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style-name="ce5" office:value-type="float" office:value="0.457937" calcext:value-type="float">
            <text:p>0,4579</text:p>
          </table:table-cell>
          <table:table-cell table:style-name="ce5" office:value-type="float" office:value="0.733501" calcext:value-type="float">
            <text:p>0,7335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4.282769" calcext:value-type="float">
            <text:p>24,2828</text:p>
          </table:table-cell>
          <table:table-cell table:style-name="ce13" office:value-type="float" office:value="0.700902" calcext:value-type="float">
            <text:p>0,7009</text:p>
          </table:table-cell>
          <table:table-cell table:style-name="ce5" office:value-type="float" office:value="0.726922" calcext:value-type="float">
            <text:p>0,7269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6.822479" calcext:value-type="float">
            <text:p>26,8225</text:p>
          </table:table-cell>
          <table:table-cell table:style-name="Default" office:value-type="float" office:value="0.915073" calcext:value-type="float">
            <text:p>0,915073</text:p>
          </table:table-cell>
          <table:table-cell office:value-type="float" office:value="0.762384" calcext:value-type="float">
            <text:p>0,762384</text:p>
          </table:table-cell>
          <table:table-cell office:value-type="float" office:value="0.7655" calcext:value-type="float">
            <text:p>0,7655</text:p>
          </table:table-cell>
          <table:table-cell office:value-type="float" office:value="31.90896" calcext:value-type="float">
            <text:p>31,90896</text:p>
          </table:table-cell>
          <table:table-cell office:value-type="float" office:value="0.706054" calcext:value-type="float">
            <text:p>0,706054</text:p>
          </table:table-cell>
          <table:table-cell office:value-type="float" office:value="0.728838" calcext:value-type="float">
            <text:p>0,728838</text:p>
          </table:table-cell>
          <table:table-cell office:value-type="float" office:value="0.785" calcext:value-type="float">
            <text:p>0,785</text:p>
          </table:table-cell>
          <table:table-cell office:value-type="float" office:value="25.042241" calcext:value-type="float">
            <text:p>25,042241</text:p>
          </table:table-cell>
          <table:table-cell office:value-type="float" office:value="0.747186" calcext:value-type="float">
            <text:p>0,747186</text:p>
          </table:table-cell>
          <table:table-cell office:value-type="float" office:value="0.707562" calcext:value-type="float">
            <text:p>0,707562</text:p>
          </table:table-cell>
          <table:table-cell office:value-type="float" office:value="0.79" calcext:value-type="float">
            <text:p>0,79</text:p>
          </table:table-cell>
          <table:table-cell office:value-type="float" office:value="24.029281" calcext:value-type="float">
            <text:p>24,029281</text:p>
          </table:table-cell>
          <table:table-cell office:value-type="float" office:value="256" calcext:value-type="float">
            <text:p>256</text:p>
          </table:table-cell>
          <table:table-cell table:number-columns-repeated="1003"/>
        </table:table-row>
        <table:table-row table:style-name="ro1">
          <table:table-cell table:style-name="ce5" office:value-type="float" office:value="0.467339" calcext:value-type="float">
            <text:p>0,4673</text:p>
          </table:table-cell>
          <table:table-cell table:style-name="ce5" office:value-type="float" office:value="0.731642" calcext:value-type="float">
            <text:p>0,7316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444142" calcext:value-type="float">
            <text:p>24,4441</text:p>
          </table:table-cell>
          <table:table-cell table:style-name="ce13" office:value-type="float" office:value="0.706746" calcext:value-type="float">
            <text:p>0,7067</text:p>
          </table:table-cell>
          <table:table-cell table:style-name="ce5" office:value-type="float" office:value="0.702935" calcext:value-type="float">
            <text:p>0,7029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7.918444" calcext:value-type="float">
            <text:p>27,9184</text:p>
          </table:table-cell>
          <table:table-cell table:style-name="Default" office:value-type="float" office:value="0.907804" calcext:value-type="float">
            <text:p>0,907804</text:p>
          </table:table-cell>
          <table:table-cell office:value-type="float" office:value="0.727132" calcext:value-type="float">
            <text:p>0,727132</text:p>
          </table:table-cell>
          <table:table-cell office:value-type="float" office:value="0.7855" calcext:value-type="float">
            <text:p>0,7855</text:p>
          </table:table-cell>
          <table:table-cell office:value-type="float" office:value="31.492682" calcext:value-type="float">
            <text:p>31,492682</text:p>
          </table:table-cell>
          <table:table-cell office:value-type="float" office:value="0.703921" calcext:value-type="float">
            <text:p>0,703921</text:p>
          </table:table-cell>
          <table:table-cell office:value-type="float" office:value="0.73846" calcext:value-type="float">
            <text:p>0,73846</text:p>
          </table:table-cell>
          <table:table-cell office:value-type="float" office:value="0.787" calcext:value-type="float">
            <text:p>0,787</text:p>
          </table:table-cell>
          <table:table-cell office:value-type="float" office:value="27.788093" calcext:value-type="float">
            <text:p>27,788093</text:p>
          </table:table-cell>
          <table:table-cell office:value-type="float" office:value="0.740742" calcext:value-type="float">
            <text:p>0,740742</text:p>
          </table:table-cell>
          <table:table-cell office:value-type="float" office:value="0.687168" calcext:value-type="float">
            <text:p>0,687168</text:p>
          </table:table-cell>
          <table:table-cell office:value-type="float" office:value="0.7905" calcext:value-type="float">
            <text:p>0,7905</text:p>
          </table:table-cell>
          <table:table-cell office:value-type="float" office:value="24.104662" calcext:value-type="float">
            <text:p>24,104662</text:p>
          </table:table-cell>
          <table:table-cell office:value-type="float" office:value="257" calcext:value-type="float">
            <text:p>257</text:p>
          </table:table-cell>
          <table:table-cell table:number-columns-repeated="1003"/>
        </table:table-row>
        <table:table-row table:style-name="ro1">
          <table:table-cell table:style-name="ce5" office:value-type="float" office:value="0.464478" calcext:value-type="float">
            <text:p>0,4645</text:p>
          </table:table-cell>
          <table:table-cell table:style-name="ce5" office:value-type="float" office:value="0.765141" calcext:value-type="float">
            <text:p>0,7651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4.364678" calcext:value-type="float">
            <text:p>24,3647</text:p>
          </table:table-cell>
          <table:table-cell table:style-name="ce13" office:value-type="float" office:value="0.698762" calcext:value-type="float">
            <text:p>0,6988</text:p>
          </table:table-cell>
          <table:table-cell table:style-name="ce5" office:value-type="float" office:value="0.751766" calcext:value-type="float">
            <text:p>0,7518</text:p>
          </table:table-cell>
          <table:table-cell table:style-name="ce5" office:value-type="float" office:value="0.7715" calcext:value-type="float">
            <text:p>0,7715</text:p>
          </table:table-cell>
          <table:table-cell table:style-name="ce10" office:value-type="float" office:value="26.218469" calcext:value-type="float">
            <text:p>26,2185</text:p>
          </table:table-cell>
          <table:table-cell table:style-name="Default" office:value-type="float" office:value="0.936319" calcext:value-type="float">
            <text:p>0,936319</text:p>
          </table:table-cell>
          <table:table-cell office:value-type="float" office:value="0.755881" calcext:value-type="float">
            <text:p>0,755881</text:p>
          </table:table-cell>
          <table:table-cell office:value-type="float" office:value="0.7755" calcext:value-type="float">
            <text:p>0,7755</text:p>
          </table:table-cell>
          <table:table-cell office:value-type="float" office:value="31.337871" calcext:value-type="float">
            <text:p>31,337871</text:p>
          </table:table-cell>
          <table:table-cell office:value-type="float" office:value="0.693096" calcext:value-type="float">
            <text:p>0,693096</text:p>
          </table:table-cell>
          <table:table-cell office:value-type="float" office:value="0.760008" calcext:value-type="float">
            <text:p>0,760008</text:p>
          </table:table-cell>
          <table:table-cell office:value-type="float" office:value="0.7805" calcext:value-type="float">
            <text:p>0,7805</text:p>
          </table:table-cell>
          <table:table-cell office:value-type="float" office:value="27.761273" calcext:value-type="float">
            <text:p>27,761273</text:p>
          </table:table-cell>
          <table:table-cell office:value-type="float" office:value="0.740972" calcext:value-type="float">
            <text:p>0,740972</text:p>
          </table:table-cell>
          <table:table-cell office:value-type="float" office:value="0.757403" calcext:value-type="float">
            <text:p>0,757403</text:p>
          </table:table-cell>
          <table:table-cell office:value-type="float" office:value="0.784" calcext:value-type="float">
            <text:p>0,784</text:p>
          </table:table-cell>
          <table:table-cell office:value-type="float" office:value="24.156954" calcext:value-type="float">
            <text:p>24,156954</text:p>
          </table:table-cell>
          <table:table-cell office:value-type="float" office:value="258" calcext:value-type="float">
            <text:p>258</text:p>
          </table:table-cell>
          <table:table-cell table:number-columns-repeated="1003"/>
        </table:table-row>
        <table:table-row table:style-name="ro1">
          <table:table-cell table:style-name="ce5" office:value-type="float" office:value="0.462908" calcext:value-type="float">
            <text:p>0,4629</text:p>
          </table:table-cell>
          <table:table-cell table:style-name="ce5" office:value-type="float" office:value="0.776599" calcext:value-type="float">
            <text:p>0,7766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185797" calcext:value-type="float">
            <text:p>24,1858</text:p>
          </table:table-cell>
          <table:table-cell table:style-name="ce13" office:value-type="float" office:value="0.651155" calcext:value-type="float">
            <text:p>0,6512</text:p>
          </table:table-cell>
          <table:table-cell table:style-name="ce5" office:value-type="float" office:value="0.713146" calcext:value-type="float">
            <text:p>0,7131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7.919258" calcext:value-type="float">
            <text:p>27,9193</text:p>
          </table:table-cell>
          <table:table-cell table:style-name="Default" office:value-type="float" office:value="0.910099" calcext:value-type="float">
            <text:p>0,910099</text:p>
          </table:table-cell>
          <table:table-cell office:value-type="float" office:value="0.727241" calcext:value-type="float">
            <text:p>0,727241</text:p>
          </table:table-cell>
          <table:table-cell office:value-type="float" office:value="0.7725" calcext:value-type="float">
            <text:p>0,7725</text:p>
          </table:table-cell>
          <table:table-cell office:value-type="float" office:value="31.329624" calcext:value-type="float">
            <text:p>31,329624</text:p>
          </table:table-cell>
          <table:table-cell office:value-type="float" office:value="0.689309" calcext:value-type="float">
            <text:p>0,689309</text:p>
          </table:table-cell>
          <table:table-cell office:value-type="float" office:value="0.782199" calcext:value-type="float">
            <text:p>0,782199</text:p>
          </table:table-cell>
          <table:table-cell office:value-type="float" office:value="0.7645" calcext:value-type="float">
            <text:p>0,7645</text:p>
          </table:table-cell>
          <table:table-cell office:value-type="float" office:value="25.24234" calcext:value-type="float">
            <text:p>25,24234</text:p>
          </table:table-cell>
          <table:table-cell office:value-type="float" office:value="0.790326" calcext:value-type="float">
            <text:p>0,790326</text:p>
          </table:table-cell>
          <table:table-cell office:value-type="float" office:value="0.70398" calcext:value-type="float">
            <text:p>0,70398</text:p>
          </table:table-cell>
          <table:table-cell office:value-type="float" office:value="0.792" calcext:value-type="float">
            <text:p>0,792</text:p>
          </table:table-cell>
          <table:table-cell office:value-type="float" office:value="24.064182" calcext:value-type="float">
            <text:p>24,064182</text:p>
          </table:table-cell>
          <table:table-cell office:value-type="float" office:value="259" calcext:value-type="float">
            <text:p>259</text:p>
          </table:table-cell>
          <table:table-cell table:number-columns-repeated="1003"/>
        </table:table-row>
        <table:table-row table:style-name="ro1">
          <table:table-cell table:style-name="ce5" office:value-type="float" office:value="0.473431" calcext:value-type="float">
            <text:p>0,4734</text:p>
          </table:table-cell>
          <table:table-cell table:style-name="ce5" office:value-type="float" office:value="0.77991" calcext:value-type="float">
            <text:p>0,7799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4.262448" calcext:value-type="float">
            <text:p>24,2624</text:p>
          </table:table-cell>
          <table:table-cell table:style-name="ce13" office:value-type="float" office:value="0.69448" calcext:value-type="float">
            <text:p>0,6945</text:p>
          </table:table-cell>
          <table:table-cell table:style-name="ce5" office:value-type="float" office:value="0.740202" calcext:value-type="float">
            <text:p>0,7402</text:p>
          </table:table-cell>
          <table:table-cell table:style-name="ce5" office:value-type="float" office:value="0.7895" calcext:value-type="float">
            <text:p>0,7895</text:p>
          </table:table-cell>
          <table:table-cell table:style-name="ce10" office:value-type="float" office:value="27.889629" calcext:value-type="float">
            <text:p>27,8896</text:p>
          </table:table-cell>
          <table:table-cell table:style-name="Default" office:value-type="float" office:value="0.91283" calcext:value-type="float">
            <text:p>0,91283</text:p>
          </table:table-cell>
          <table:table-cell office:value-type="float" office:value="0.711774" calcext:value-type="float">
            <text:p>0,711774</text:p>
          </table:table-cell>
          <table:table-cell office:value-type="float" office:value="0.786" calcext:value-type="float">
            <text:p>0,786</text:p>
          </table:table-cell>
          <table:table-cell office:value-type="float" office:value="31.463932" calcext:value-type="float">
            <text:p>31,463932</text:p>
          </table:table-cell>
          <table:table-cell office:value-type="float" office:value="0.691292" calcext:value-type="float">
            <text:p>0,691292</text:p>
          </table:table-cell>
          <table:table-cell office:value-type="float" office:value="0.687542" calcext:value-type="float">
            <text:p>0,687542</text:p>
          </table:table-cell>
          <table:table-cell office:value-type="float" office:value="0.801" calcext:value-type="float">
            <text:p>0,801</text:p>
          </table:table-cell>
          <table:table-cell office:value-type="float" office:value="27.616997" calcext:value-type="float">
            <text:p>27,616997</text:p>
          </table:table-cell>
          <table:table-cell office:value-type="float" office:value="0.756609" calcext:value-type="float">
            <text:p>0,756609</text:p>
          </table:table-cell>
          <table:table-cell office:value-type="float" office:value="0.708634" calcext:value-type="float">
            <text:p>0,708634</text:p>
          </table:table-cell>
          <table:table-cell office:value-type="float" office:value="0.7955" calcext:value-type="float">
            <text:p>0,7955</text:p>
          </table:table-cell>
          <table:table-cell office:value-type="float" office:value="24.094246" calcext:value-type="float">
            <text:p>24,094246</text:p>
          </table:table-cell>
          <table:table-cell office:value-type="float" office:value="260" calcext:value-type="float">
            <text:p>260</text:p>
          </table:table-cell>
          <table:table-cell table:number-columns-repeated="1003"/>
        </table:table-row>
        <table:table-row table:style-name="ro1">
          <table:table-cell table:style-name="ce5" office:value-type="float" office:value="0.445413" calcext:value-type="float">
            <text:p>0,4454</text:p>
          </table:table-cell>
          <table:table-cell table:style-name="ce5" office:value-type="float" office:value="0.743238" calcext:value-type="float">
            <text:p>0,7432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4.304661" calcext:value-type="float">
            <text:p>24,3047</text:p>
          </table:table-cell>
          <table:table-cell table:style-name="ce13" office:value-type="float" office:value="0.667468" calcext:value-type="float">
            <text:p>0,6675</text:p>
          </table:table-cell>
          <table:table-cell table:style-name="ce5" office:value-type="float" office:value="0.74489" calcext:value-type="float">
            <text:p>0,7449</text:p>
          </table:table-cell>
          <table:table-cell table:style-name="ce5" office:value-type="float" office:value="0.781" calcext:value-type="float">
            <text:p>0,7810</text:p>
          </table:table-cell>
          <table:table-cell table:style-name="ce10" office:value-type="float" office:value="27.539994" calcext:value-type="float">
            <text:p>27,5400</text:p>
          </table:table-cell>
          <table:table-cell table:style-name="Default" office:value-type="float" office:value="0.904048" calcext:value-type="float">
            <text:p>0,904048</text:p>
          </table:table-cell>
          <table:table-cell office:value-type="float" office:value="0.730841" calcext:value-type="float">
            <text:p>0,730841</text:p>
          </table:table-cell>
          <table:table-cell office:value-type="float" office:value="0.7785" calcext:value-type="float">
            <text:p>0,7785</text:p>
          </table:table-cell>
          <table:table-cell office:value-type="float" office:value="31.609962" calcext:value-type="float">
            <text:p>31,609962</text:p>
          </table:table-cell>
          <table:table-cell office:value-type="float" office:value="0.696232" calcext:value-type="float">
            <text:p>0,696232</text:p>
          </table:table-cell>
          <table:table-cell office:value-type="float" office:value="0.74169" calcext:value-type="float">
            <text:p>0,74169</text:p>
          </table:table-cell>
          <table:table-cell office:value-type="float" office:value="0.7915" calcext:value-type="float">
            <text:p>0,7915</text:p>
          </table:table-cell>
          <table:table-cell office:value-type="float" office:value="25.153331" calcext:value-type="float">
            <text:p>25,153331</text:p>
          </table:table-cell>
          <table:table-cell office:value-type="float" office:value="0.731899" calcext:value-type="float">
            <text:p>0,731899</text:p>
          </table:table-cell>
          <table:table-cell office:value-type="float" office:value="0.779659" calcext:value-type="float">
            <text:p>0,779659</text:p>
          </table:table-cell>
          <table:table-cell office:value-type="float" office:value="0.79" calcext:value-type="float">
            <text:p>0,79</text:p>
          </table:table-cell>
          <table:table-cell office:value-type="float" office:value="24.03612" calcext:value-type="float">
            <text:p>24,03612</text:p>
          </table:table-cell>
          <table:table-cell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 table:style-name="ce5" office:value-type="float" office:value="0.452313" calcext:value-type="float">
            <text:p>0,4523</text:p>
          </table:table-cell>
          <table:table-cell table:style-name="ce5" office:value-type="float" office:value="0.752698" calcext:value-type="float">
            <text:p>0,7527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287118" calcext:value-type="float">
            <text:p>24,2871</text:p>
          </table:table-cell>
          <table:table-cell table:style-name="ce13" office:value-type="float" office:value="0.704891" calcext:value-type="float">
            <text:p>0,7049</text:p>
          </table:table-cell>
          <table:table-cell table:style-name="ce5" office:value-type="float" office:value="0.726692" calcext:value-type="float">
            <text:p>0,7267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6.867229" calcext:value-type="float">
            <text:p>26,8672</text:p>
          </table:table-cell>
          <table:table-cell table:style-name="Default" office:value-type="float" office:value="0.898584" calcext:value-type="float">
            <text:p>0,898584</text:p>
          </table:table-cell>
          <table:table-cell office:value-type="float" office:value="0.728495" calcext:value-type="float">
            <text:p>0,728495</text:p>
          </table:table-cell>
          <table:table-cell office:value-type="float" office:value="0.7785" calcext:value-type="float">
            <text:p>0,7785</text:p>
          </table:table-cell>
          <table:table-cell office:value-type="float" office:value="31.516135" calcext:value-type="float">
            <text:p>31,516135</text:p>
          </table:table-cell>
          <table:table-cell office:value-type="float" office:value="0.663016" calcext:value-type="float">
            <text:p>0,663016</text:p>
          </table:table-cell>
          <table:table-cell office:value-type="float" office:value="0.708127" calcext:value-type="float">
            <text:p>0,708127</text:p>
          </table:table-cell>
          <table:table-cell office:value-type="float" office:value="0.799" calcext:value-type="float">
            <text:p>0,799</text:p>
          </table:table-cell>
          <table:table-cell office:value-type="float" office:value="27.677594" calcext:value-type="float">
            <text:p>27,677594</text:p>
          </table:table-cell>
          <table:table-cell office:value-type="float" office:value="0.723655" calcext:value-type="float">
            <text:p>0,723655</text:p>
          </table:table-cell>
          <table:table-cell office:value-type="float" office:value="0.717324" calcext:value-type="float">
            <text:p>0,717324</text:p>
          </table:table-cell>
          <table:table-cell office:value-type="float" office:value="0.794" calcext:value-type="float">
            <text:p>0,794</text:p>
          </table:table-cell>
          <table:table-cell office:value-type="float" office:value="24.06435" calcext:value-type="float">
            <text:p>24,06435</text:p>
          </table:table-cell>
          <table:table-cell office:value-type="float" office:value="262" calcext:value-type="float">
            <text:p>262</text:p>
          </table:table-cell>
          <table:table-cell table:number-columns-repeated="1003"/>
        </table:table-row>
        <table:table-row table:style-name="ro1">
          <table:table-cell table:style-name="ce5" office:value-type="float" office:value="0.442973" calcext:value-type="float">
            <text:p>0,4430</text:p>
          </table:table-cell>
          <table:table-cell table:style-name="ce5" office:value-type="float" office:value="0.733681" calcext:value-type="float">
            <text:p>0,7337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91304" calcext:value-type="float">
            <text:p>24,2913</text:p>
          </table:table-cell>
          <table:table-cell table:style-name="ce13" office:value-type="float" office:value="0.66325" calcext:value-type="float">
            <text:p>0,6633</text:p>
          </table:table-cell>
          <table:table-cell table:style-name="ce5" office:value-type="float" office:value="0.758365" calcext:value-type="float">
            <text:p>0,7584</text:p>
          </table:table-cell>
          <table:table-cell table:style-name="ce5" office:value-type="float" office:value="0.7775" calcext:value-type="float">
            <text:p>0,7775</text:p>
          </table:table-cell>
          <table:table-cell table:style-name="ce10" office:value-type="float" office:value="26.03727" calcext:value-type="float">
            <text:p>26,0373</text:p>
          </table:table-cell>
          <table:table-cell table:style-name="Default" office:value-type="float" office:value="0.914002" calcext:value-type="float">
            <text:p>0,914002</text:p>
          </table:table-cell>
          <table:table-cell office:value-type="float" office:value="0.725347" calcext:value-type="float">
            <text:p>0,725347</text:p>
          </table:table-cell>
          <table:table-cell office:value-type="float" office:value="0.7865" calcext:value-type="float">
            <text:p>0,7865</text:p>
          </table:table-cell>
          <table:table-cell office:value-type="float" office:value="31.670523" calcext:value-type="float">
            <text:p>31,670523</text:p>
          </table:table-cell>
          <table:table-cell office:value-type="float" office:value="0.67506" calcext:value-type="float">
            <text:p>0,67506</text:p>
          </table:table-cell>
          <table:table-cell office:value-type="float" office:value="0.714319" calcext:value-type="float">
            <text:p>0,714319</text:p>
          </table:table-cell>
          <table:table-cell office:value-type="float" office:value="0.8" calcext:value-type="float">
            <text:p>0,8</text:p>
          </table:table-cell>
          <table:table-cell office:value-type="float" office:value="26.452571" calcext:value-type="float">
            <text:p>26,452571</text:p>
          </table:table-cell>
          <table:table-cell office:value-type="float" office:value="0.744609" calcext:value-type="float">
            <text:p>0,744609</text:p>
          </table:table-cell>
          <table:table-cell office:value-type="float" office:value="0.705358" calcext:value-type="float">
            <text:p>0,705358</text:p>
          </table:table-cell>
          <table:table-cell office:value-type="float" office:value="0.794" calcext:value-type="float">
            <text:p>0,794</text:p>
          </table:table-cell>
          <table:table-cell office:value-type="float" office:value="24.060716" calcext:value-type="float">
            <text:p>24,060716</text:p>
          </table:table-cell>
          <table:table-cell office:value-type="float" office:value="263" calcext:value-type="float">
            <text:p>263</text:p>
          </table:table-cell>
          <table:table-cell table:number-columns-repeated="1003"/>
        </table:table-row>
        <table:table-row table:style-name="ro1">
          <table:table-cell table:style-name="ce5" office:value-type="float" office:value="0.466947" calcext:value-type="float">
            <text:p>0,4669</text:p>
          </table:table-cell>
          <table:table-cell table:style-name="ce5" office:value-type="float" office:value="0.748123" calcext:value-type="float">
            <text:p>0,7481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83486" calcext:value-type="float">
            <text:p>24,2835</text:p>
          </table:table-cell>
          <table:table-cell table:style-name="ce13" office:value-type="float" office:value="0.710284" calcext:value-type="float">
            <text:p>0,7103</text:p>
          </table:table-cell>
          <table:table-cell table:style-name="ce5" office:value-type="float" office:value="0.72186" calcext:value-type="float">
            <text:p>0,7219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7.435291" calcext:value-type="float">
            <text:p>27,4353</text:p>
          </table:table-cell>
          <table:table-cell table:style-name="Default" office:value-type="float" office:value="0.922875" calcext:value-type="float">
            <text:p>0,922875</text:p>
          </table:table-cell>
          <table:table-cell office:value-type="float" office:value="0.781428" calcext:value-type="float">
            <text:p>0,781428</text:p>
          </table:table-cell>
          <table:table-cell office:value-type="float" office:value="0.763" calcext:value-type="float">
            <text:p>0,763</text:p>
          </table:table-cell>
          <table:table-cell office:value-type="float" office:value="31.447709" calcext:value-type="float">
            <text:p>31,447709</text:p>
          </table:table-cell>
          <table:table-cell office:value-type="float" office:value="0.684912" calcext:value-type="float">
            <text:p>0,684912</text:p>
          </table:table-cell>
          <table:table-cell office:value-type="float" office:value="0.729531" calcext:value-type="float">
            <text:p>0,729531</text:p>
          </table:table-cell>
          <table:table-cell office:value-type="float" office:value="0.784" calcext:value-type="float">
            <text:p>0,784</text:p>
          </table:table-cell>
          <table:table-cell office:value-type="float" office:value="25.360398" calcext:value-type="float">
            <text:p>25,360398</text:p>
          </table:table-cell>
          <table:table-cell office:value-type="float" office:value="0.745947" calcext:value-type="float">
            <text:p>0,745947</text:p>
          </table:table-cell>
          <table:table-cell office:value-type="float" office:value="0.716815" calcext:value-type="float">
            <text:p>0,716815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059854" calcext:value-type="float">
            <text:p>24,059854</text:p>
          </table:table-cell>
          <table:table-cell office:value-type="float" office:value="264" calcext:value-type="float">
            <text:p>264</text:p>
          </table:table-cell>
          <table:table-cell table:number-columns-repeated="1003"/>
        </table:table-row>
        <table:table-row table:style-name="ro1">
          <table:table-cell table:style-name="ce5" office:value-type="float" office:value="0.445976" calcext:value-type="float">
            <text:p>0,4460</text:p>
          </table:table-cell>
          <table:table-cell table:style-name="ce5" office:value-type="float" office:value="0.752135" calcext:value-type="float">
            <text:p>0,7521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324472" calcext:value-type="float">
            <text:p>24,3245</text:p>
          </table:table-cell>
          <table:table-cell table:style-name="ce13" office:value-type="float" office:value="0.665934" calcext:value-type="float">
            <text:p>0,6659</text:p>
          </table:table-cell>
          <table:table-cell table:style-name="ce5" office:value-type="float" office:value="0.716895" calcext:value-type="float">
            <text:p>0,7169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7.895417" calcext:value-type="float">
            <text:p>27,8954</text:p>
          </table:table-cell>
          <table:table-cell table:style-name="Default" office:value-type="float" office:value="0.922006" calcext:value-type="float">
            <text:p>0,922006</text:p>
          </table:table-cell>
          <table:table-cell office:value-type="float" office:value="0.743581" calcext:value-type="float">
            <text:p>0,743581</text:p>
          </table:table-cell>
          <table:table-cell office:value-type="float" office:value="0.772" calcext:value-type="float">
            <text:p>0,772</text:p>
          </table:table-cell>
          <table:table-cell office:value-type="float" office:value="31.734986" calcext:value-type="float">
            <text:p>31,734986</text:p>
          </table:table-cell>
          <table:table-cell office:value-type="float" office:value="0.690327" calcext:value-type="float">
            <text:p>0,690327</text:p>
          </table:table-cell>
          <table:table-cell office:value-type="float" office:value="0.733115" calcext:value-type="float">
            <text:p>0,733115</text:p>
          </table:table-cell>
          <table:table-cell office:value-type="float" office:value="0.791" calcext:value-type="float">
            <text:p>0,791</text:p>
          </table:table-cell>
          <table:table-cell office:value-type="float" office:value="26.558678" calcext:value-type="float">
            <text:p>26,558678</text:p>
          </table:table-cell>
          <table:table-cell office:value-type="float" office:value="0.7486" calcext:value-type="float">
            <text:p>0,7486</text:p>
          </table:table-cell>
          <table:table-cell office:value-type="float" office:value="0.733194" calcext:value-type="float">
            <text:p>0,733194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082055" calcext:value-type="float">
            <text:p>24,082055</text:p>
          </table:table-cell>
          <table:table-cell office:value-type="float" office:value="265" calcext:value-type="float">
            <text:p>265</text:p>
          </table:table-cell>
          <table:table-cell table:number-columns-repeated="1003"/>
        </table:table-row>
        <table:table-row table:style-name="ro1">
          <table:table-cell table:style-name="ce5" office:value-type="float" office:value="0.458779" calcext:value-type="float">
            <text:p>0,4588</text:p>
          </table:table-cell>
          <table:table-cell table:style-name="ce5" office:value-type="float" office:value="0.740608" calcext:value-type="float">
            <text:p>0,7406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27882" calcext:value-type="float">
            <text:p>24,2788</text:p>
          </table:table-cell>
          <table:table-cell table:style-name="ce13" office:value-type="float" office:value="0.692718" calcext:value-type="float">
            <text:p>0,6927</text:p>
          </table:table-cell>
          <table:table-cell table:style-name="ce5" office:value-type="float" office:value="0.743497" calcext:value-type="float">
            <text:p>0,7435</text:p>
          </table:table-cell>
          <table:table-cell table:style-name="ce5" office:value-type="float" office:value="0.7855" calcext:value-type="float">
            <text:p>0,7855</text:p>
          </table:table-cell>
          <table:table-cell table:style-name="ce10" office:value-type="float" office:value="26.296809" calcext:value-type="float">
            <text:p>26,2968</text:p>
          </table:table-cell>
          <table:table-cell table:style-name="Default" office:value-type="float" office:value="0.935261" calcext:value-type="float">
            <text:p>0,935261</text:p>
          </table:table-cell>
          <table:table-cell office:value-type="float" office:value="0.719906" calcext:value-type="float">
            <text:p>0,719906</text:p>
          </table:table-cell>
          <table:table-cell office:value-type="float" office:value="0.7795" calcext:value-type="float">
            <text:p>0,7795</text:p>
          </table:table-cell>
          <table:table-cell office:value-type="float" office:value="32.567791" calcext:value-type="float">
            <text:p>32,567791</text:p>
          </table:table-cell>
          <table:table-cell office:value-type="float" office:value="0.658499" calcext:value-type="float">
            <text:p>0,658499</text:p>
          </table:table-cell>
          <table:table-cell office:value-type="float" office:value="0.764226" calcext:value-type="float">
            <text:p>0,764226</text:p>
          </table:table-cell>
          <table:table-cell office:value-type="float" office:value="0.7745" calcext:value-type="float">
            <text:p>0,7745</text:p>
          </table:table-cell>
          <table:table-cell office:value-type="float" office:value="24.961809" calcext:value-type="float">
            <text:p>24,961809</text:p>
          </table:table-cell>
          <table:table-cell office:value-type="float" office:value="0.751636" calcext:value-type="float">
            <text:p>0,751636</text:p>
          </table:table-cell>
          <table:table-cell office:value-type="float" office:value="0.776155" calcext:value-type="float">
            <text:p>0,776155</text:p>
          </table:table-cell>
          <table:table-cell office:value-type="float" office:value="0.7805" calcext:value-type="float">
            <text:p>0,7805</text:p>
          </table:table-cell>
          <table:table-cell office:value-type="float" office:value="24.035625" calcext:value-type="float">
            <text:p>24,035625</text:p>
          </table:table-cell>
          <table:table-cell office:value-type="float" office:value="266" calcext:value-type="float">
            <text:p>266</text:p>
          </table:table-cell>
          <table:table-cell table:number-columns-repeated="1003"/>
        </table:table-row>
        <table:table-row table:style-name="ro1">
          <table:table-cell table:style-name="ce5" office:value-type="float" office:value="0.476684" calcext:value-type="float">
            <text:p>0,4767</text:p>
          </table:table-cell>
          <table:table-cell table:style-name="ce5" office:value-type="float" office:value="0.763817" calcext:value-type="float">
            <text:p>0,7638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4.215023" calcext:value-type="float">
            <text:p>24,2150</text:p>
          </table:table-cell>
          <table:table-cell table:style-name="ce13" office:value-type="float" office:value="0.653491" calcext:value-type="float">
            <text:p>0,6535</text:p>
          </table:table-cell>
          <table:table-cell table:style-name="ce5" office:value-type="float" office:value="0.714495" calcext:value-type="float">
            <text:p>0,7145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7.932049" calcext:value-type="float">
            <text:p>27,9320</text:p>
          </table:table-cell>
          <table:table-cell table:style-name="Default" office:value-type="float" office:value="0.893912" calcext:value-type="float">
            <text:p>0,893912</text:p>
          </table:table-cell>
          <table:table-cell office:value-type="float" office:value="0.739982" calcext:value-type="float">
            <text:p>0,739982</text:p>
          </table:table-cell>
          <table:table-cell office:value-type="float" office:value="0.773" calcext:value-type="float">
            <text:p>0,773</text:p>
          </table:table-cell>
          <table:table-cell office:value-type="float" office:value="32.552547" calcext:value-type="float">
            <text:p>32,552547</text:p>
          </table:table-cell>
          <table:table-cell office:value-type="float" office:value="0.696304" calcext:value-type="float">
            <text:p>0,696304</text:p>
          </table:table-cell>
          <table:table-cell office:value-type="float" office:value="0.74545" calcext:value-type="float">
            <text:p>0,74545</text:p>
          </table:table-cell>
          <table:table-cell office:value-type="float" office:value="0.792" calcext:value-type="float">
            <text:p>0,792</text:p>
          </table:table-cell>
          <table:table-cell office:value-type="float" office:value="27.928362" calcext:value-type="float">
            <text:p>27,928362</text:p>
          </table:table-cell>
          <table:table-cell office:value-type="float" office:value="0.767006" calcext:value-type="float">
            <text:p>0,767006</text:p>
          </table:table-cell>
          <table:table-cell office:value-type="float" office:value="0.715917" calcext:value-type="float">
            <text:p>0,715917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015631" calcext:value-type="float">
            <text:p>24,015631</text:p>
          </table:table-cell>
          <table:table-cell office:value-type="float" office:value="267" calcext:value-type="float">
            <text:p>267</text:p>
          </table:table-cell>
          <table:table-cell table:number-columns-repeated="1003"/>
        </table:table-row>
        <table:table-row table:style-name="ro1">
          <table:table-cell table:style-name="ce5" office:value-type="float" office:value="0.469793" calcext:value-type="float">
            <text:p>0,4698</text:p>
          </table:table-cell>
          <table:table-cell table:style-name="ce5" office:value-type="float" office:value="0.762803" calcext:value-type="float">
            <text:p>0,7628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290899" calcext:value-type="float">
            <text:p>24,2909</text:p>
          </table:table-cell>
          <table:table-cell table:style-name="ce13" office:value-type="float" office:value="0.683539" calcext:value-type="float">
            <text:p>0,6835</text:p>
          </table:table-cell>
          <table:table-cell table:style-name="ce5" office:value-type="float" office:value="0.701632" calcext:value-type="float">
            <text:p>0,7016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7.982992" calcext:value-type="float">
            <text:p>27,9830</text:p>
          </table:table-cell>
          <table:table-cell table:style-name="Default" office:value-type="float" office:value="0.896664" calcext:value-type="float">
            <text:p>0,896664</text:p>
          </table:table-cell>
          <table:table-cell office:value-type="float" office:value="0.709283" calcext:value-type="float">
            <text:p>0,709283</text:p>
          </table:table-cell>
          <table:table-cell office:value-type="float" office:value="0.7745" calcext:value-type="float">
            <text:p>0,7745</text:p>
          </table:table-cell>
          <table:table-cell office:value-type="float" office:value="34.366043" calcext:value-type="float">
            <text:p>34,366043</text:p>
          </table:table-cell>
          <table:table-cell office:value-type="float" office:value="0.66422" calcext:value-type="float">
            <text:p>0,66422</text:p>
          </table:table-cell>
          <table:table-cell office:value-type="float" office:value="0.733043" calcext:value-type="float">
            <text:p>0,733043</text:p>
          </table:table-cell>
          <table:table-cell office:value-type="float" office:value="0.7945" calcext:value-type="float">
            <text:p>0,7945</text:p>
          </table:table-cell>
          <table:table-cell office:value-type="float" office:value="25.817462" calcext:value-type="float">
            <text:p>25,817462</text:p>
          </table:table-cell>
          <table:table-cell office:value-type="float" office:value="0.740379" calcext:value-type="float">
            <text:p>0,740379</text:p>
          </table:table-cell>
          <table:table-cell office:value-type="float" office:value="0.693925" calcext:value-type="float">
            <text:p>0,693925</text:p>
          </table:table-cell>
          <table:table-cell office:value-type="float" office:value="0.794" calcext:value-type="float">
            <text:p>0,794</text:p>
          </table:table-cell>
          <table:table-cell office:value-type="float" office:value="24.095796" calcext:value-type="float">
            <text:p>24,095796</text:p>
          </table:table-cell>
          <table:table-cell office:value-type="float" office:value="268" calcext:value-type="float">
            <text:p>268</text:p>
          </table:table-cell>
          <table:table-cell table:number-columns-repeated="1003"/>
        </table:table-row>
        <table:table-row table:style-name="ro1">
          <table:table-cell table:style-name="ce5" office:value-type="float" office:value="0.457929" calcext:value-type="float">
            <text:p>0,4579</text:p>
          </table:table-cell>
          <table:table-cell table:style-name="ce5" office:value-type="float" office:value="0.737568" calcext:value-type="float">
            <text:p>0,7376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4.282544" calcext:value-type="float">
            <text:p>24,2825</text:p>
          </table:table-cell>
          <table:table-cell table:style-name="ce13" office:value-type="float" office:value="0.673927" calcext:value-type="float">
            <text:p>0,6739</text:p>
          </table:table-cell>
          <table:table-cell table:style-name="ce5" office:value-type="float" office:value="0.741159" calcext:value-type="float">
            <text:p>0,7412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5.876007" calcext:value-type="float">
            <text:p>25,8760</text:p>
          </table:table-cell>
          <table:table-cell table:style-name="Default" office:value-type="float" office:value="0.888472" calcext:value-type="float">
            <text:p>0,888472</text:p>
          </table:table-cell>
          <table:table-cell office:value-type="float" office:value="0.708008" calcext:value-type="float">
            <text:p>0,708008</text:p>
          </table:table-cell>
          <table:table-cell office:value-type="float" office:value="0.782" calcext:value-type="float">
            <text:p>0,782</text:p>
          </table:table-cell>
          <table:table-cell office:value-type="float" office:value="32.506762" calcext:value-type="float">
            <text:p>32,506762</text:p>
          </table:table-cell>
          <table:table-cell office:value-type="float" office:value="0.679919" calcext:value-type="float">
            <text:p>0,679919</text:p>
          </table:table-cell>
          <table:table-cell office:value-type="float" office:value="0.730184" calcext:value-type="float">
            <text:p>0,730184</text:p>
          </table:table-cell>
          <table:table-cell office:value-type="float" office:value="0.795" calcext:value-type="float">
            <text:p>0,795</text:p>
          </table:table-cell>
          <table:table-cell office:value-type="float" office:value="27.062118" calcext:value-type="float">
            <text:p>27,062118</text:p>
          </table:table-cell>
          <table:table-cell office:value-type="float" office:value="0.724732" calcext:value-type="float">
            <text:p>0,724732</text:p>
          </table:table-cell>
          <table:table-cell office:value-type="float" office:value="0.737269" calcext:value-type="float">
            <text:p>0,737269</text:p>
          </table:table-cell>
          <table:table-cell office:value-type="float" office:value="0.793" calcext:value-type="float">
            <text:p>0,793</text:p>
          </table:table-cell>
          <table:table-cell office:value-type="float" office:value="24.055547" calcext:value-type="float">
            <text:p>24,055547</text:p>
          </table:table-cell>
          <table:table-cell office:value-type="float" office:value="269" calcext:value-type="float">
            <text:p>269</text:p>
          </table:table-cell>
          <table:table-cell table:number-columns-repeated="1003"/>
        </table:table-row>
        <table:table-row table:style-name="ro1">
          <table:table-cell table:style-name="ce5" office:value-type="float" office:value="0.47549" calcext:value-type="float">
            <text:p>0,4755</text:p>
          </table:table-cell>
          <table:table-cell table:style-name="ce5" office:value-type="float" office:value="0.725912" calcext:value-type="float">
            <text:p>0,7259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4.316175" calcext:value-type="float">
            <text:p>24,3162</text:p>
          </table:table-cell>
          <table:table-cell table:style-name="ce13" office:value-type="float" office:value="0.672685" calcext:value-type="float">
            <text:p>0,6727</text:p>
          </table:table-cell>
          <table:table-cell table:style-name="ce5" office:value-type="float" office:value="0.701208" calcext:value-type="float">
            <text:p>0,7012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6.755622" calcext:value-type="float">
            <text:p>26,7556</text:p>
          </table:table-cell>
          <table:table-cell table:style-name="Default" office:value-type="float" office:value="0.924445" calcext:value-type="float">
            <text:p>0,924445</text:p>
          </table:table-cell>
          <table:table-cell office:value-type="float" office:value="0.722341" calcext:value-type="float">
            <text:p>0,722341</text:p>
          </table:table-cell>
          <table:table-cell office:value-type="float" office:value="0.778" calcext:value-type="float">
            <text:p>0,778</text:p>
          </table:table-cell>
          <table:table-cell office:value-type="float" office:value="34.33092" calcext:value-type="float">
            <text:p>34,33092</text:p>
          </table:table-cell>
          <table:table-cell office:value-type="float" office:value="0.648464" calcext:value-type="float">
            <text:p>0,648464</text:p>
          </table:table-cell>
          <table:table-cell office:value-type="float" office:value="0.734591" calcext:value-type="float">
            <text:p>0,734591</text:p>
          </table:table-cell>
          <table:table-cell office:value-type="float" office:value="0.7995" calcext:value-type="float">
            <text:p>0,7995</text:p>
          </table:table-cell>
          <table:table-cell office:value-type="float" office:value="27.430605" calcext:value-type="float">
            <text:p>27,430605</text:p>
          </table:table-cell>
          <table:table-cell office:value-type="float" office:value="0.757678" calcext:value-type="float">
            <text:p>0,757678</text:p>
          </table:table-cell>
          <table:table-cell office:value-type="float" office:value="0.733437" calcext:value-type="float">
            <text:p>0,733437</text:p>
          </table:table-cell>
          <table:table-cell office:value-type="float" office:value="0.79" calcext:value-type="float">
            <text:p>0,79</text:p>
          </table:table-cell>
          <table:table-cell office:value-type="float" office:value="24.120759" calcext:value-type="float">
            <text:p>24,120759</text:p>
          </table:table-cell>
          <table:table-cell office:value-type="float" office:value="270" calcext:value-type="float">
            <text:p>270</text:p>
          </table:table-cell>
          <table:table-cell table:number-columns-repeated="1003"/>
        </table:table-row>
        <table:table-row table:style-name="ro1">
          <table:table-cell table:style-name="ce5" office:value-type="float" office:value="0.443893" calcext:value-type="float">
            <text:p>0,4439</text:p>
          </table:table-cell>
          <table:table-cell table:style-name="ce5" office:value-type="float" office:value="0.831514" calcext:value-type="float">
            <text:p>0,8315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4.24937" calcext:value-type="float">
            <text:p>24,2494</text:p>
          </table:table-cell>
          <table:table-cell table:style-name="ce13" office:value-type="float" office:value="0.676511" calcext:value-type="float">
            <text:p>0,6765</text:p>
          </table:table-cell>
          <table:table-cell table:style-name="ce5" office:value-type="float" office:value="0.717615" calcext:value-type="float">
            <text:p>0,7176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6.818348" calcext:value-type="float">
            <text:p>26,8183</text:p>
          </table:table-cell>
          <table:table-cell table:style-name="Default" office:value-type="float" office:value="0.89957" calcext:value-type="float">
            <text:p>0,89957</text:p>
          </table:table-cell>
          <table:table-cell office:value-type="float" office:value="0.724117" calcext:value-type="float">
            <text:p>0,724117</text:p>
          </table:table-cell>
          <table:table-cell office:value-type="float" office:value="0.784" calcext:value-type="float">
            <text:p>0,784</text:p>
          </table:table-cell>
          <table:table-cell office:value-type="float" office:value="36.371931" calcext:value-type="float">
            <text:p>36,371931</text:p>
          </table:table-cell>
          <table:table-cell office:value-type="float" office:value="0.713099" calcext:value-type="float">
            <text:p>0,713099</text:p>
          </table:table-cell>
          <table:table-cell office:value-type="float" office:value="0.744409" calcext:value-type="float">
            <text:p>0,744409</text:p>
          </table:table-cell>
          <table:table-cell office:value-type="float" office:value="0.7925" calcext:value-type="float">
            <text:p>0,7925</text:p>
          </table:table-cell>
          <table:table-cell office:value-type="float" office:value="25.537851" calcext:value-type="float">
            <text:p>25,537851</text:p>
          </table:table-cell>
          <table:table-cell office:value-type="float" office:value="0.737578" calcext:value-type="float">
            <text:p>0,737578</text:p>
          </table:table-cell>
          <table:table-cell office:value-type="float" office:value="0.687533" calcext:value-type="float">
            <text:p>0,687533</text:p>
          </table:table-cell>
          <table:table-cell office:value-type="float" office:value="0.8015" calcext:value-type="float">
            <text:p>0,8015</text:p>
          </table:table-cell>
          <table:table-cell office:value-type="float" office:value="24.095109" calcext:value-type="float">
            <text:p>24,095109</text:p>
          </table:table-cell>
          <table:table-cell office:value-type="float" office:value="271" calcext:value-type="float">
            <text:p>271</text:p>
          </table:table-cell>
          <table:table-cell table:number-columns-repeated="1003"/>
        </table:table-row>
        <table:table-row table:style-name="ro1">
          <table:table-cell table:style-name="ce5" office:value-type="float" office:value="0.462633" calcext:value-type="float">
            <text:p>0,4626</text:p>
          </table:table-cell>
          <table:table-cell table:style-name="ce5" office:value-type="float" office:value="0.779959" calcext:value-type="float">
            <text:p>0,7800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4.268099" calcext:value-type="float">
            <text:p>24,2681</text:p>
          </table:table-cell>
          <table:table-cell table:style-name="ce13" office:value-type="float" office:value="0.677385" calcext:value-type="float">
            <text:p>0,6774</text:p>
          </table:table-cell>
          <table:table-cell table:style-name="ce5" office:value-type="float" office:value="0.745098" calcext:value-type="float">
            <text:p>0,7451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6.859899" calcext:value-type="float">
            <text:p>26,8599</text:p>
          </table:table-cell>
          <table:table-cell table:style-name="Default" office:value-type="float" office:value="0.867839" calcext:value-type="float">
            <text:p>0,867839</text:p>
          </table:table-cell>
          <table:table-cell office:value-type="float" office:value="0.703708" calcext:value-type="float">
            <text:p>0,703708</text:p>
          </table:table-cell>
          <table:table-cell office:value-type="float" office:value="0.781" calcext:value-type="float">
            <text:p>0,781</text:p>
          </table:table-cell>
          <table:table-cell office:value-type="float" office:value="31.641828" calcext:value-type="float">
            <text:p>31,641828</text:p>
          </table:table-cell>
          <table:table-cell office:value-type="float" office:value="0.659659" calcext:value-type="float">
            <text:p>0,659659</text:p>
          </table:table-cell>
          <table:table-cell office:value-type="float" office:value="0.710951" calcext:value-type="float">
            <text:p>0,710951</text:p>
          </table:table-cell>
          <table:table-cell office:value-type="float" office:value="0.804" calcext:value-type="float">
            <text:p>0,804</text:p>
          </table:table-cell>
          <table:table-cell office:value-type="float" office:value="26.772155" calcext:value-type="float">
            <text:p>26,772155</text:p>
          </table:table-cell>
          <table:table-cell office:value-type="float" office:value="0.700299" calcext:value-type="float">
            <text:p>0,700299</text:p>
          </table:table-cell>
          <table:table-cell office:value-type="float" office:value="0.706276" calcext:value-type="float">
            <text:p>0,706276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086434" calcext:value-type="float">
            <text:p>24,086434</text:p>
          </table:table-cell>
          <table:table-cell office:value-type="float" office:value="272" calcext:value-type="float">
            <text:p>272</text:p>
          </table:table-cell>
          <table:table-cell table:number-columns-repeated="1003"/>
        </table:table-row>
        <table:table-row table:style-name="ro1">
          <table:table-cell table:style-name="ce5" office:value-type="float" office:value="0.445977" calcext:value-type="float">
            <text:p>0,4460</text:p>
          </table:table-cell>
          <table:table-cell table:style-name="ce5" office:value-type="float" office:value="0.793544" calcext:value-type="float">
            <text:p>0,7935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4.306636" calcext:value-type="float">
            <text:p>24,3066</text:p>
          </table:table-cell>
          <table:table-cell table:style-name="ce13" office:value-type="float" office:value="0.698512" calcext:value-type="float">
            <text:p>0,6985</text:p>
          </table:table-cell>
          <table:table-cell table:style-name="ce5" office:value-type="float" office:value="0.725885" calcext:value-type="float">
            <text:p>0,7259</text:p>
          </table:table-cell>
          <table:table-cell table:style-name="ce5" office:value-type="float" office:value="0.79" calcext:value-type="float">
            <text:p>0,7900</text:p>
          </table:table-cell>
          <table:table-cell table:style-name="ce10" office:value-type="float" office:value="27.167075" calcext:value-type="float">
            <text:p>27,1671</text:p>
          </table:table-cell>
          <table:table-cell table:style-name="Default" office:value-type="float" office:value="0.916868" calcext:value-type="float">
            <text:p>0,916868</text:p>
          </table:table-cell>
          <table:table-cell office:value-type="float" office:value="0.739264" calcext:value-type="float">
            <text:p>0,739264</text:p>
          </table:table-cell>
          <table:table-cell office:value-type="float" office:value="0.778" calcext:value-type="float">
            <text:p>0,778</text:p>
          </table:table-cell>
          <table:table-cell office:value-type="float" office:value="35.856458" calcext:value-type="float">
            <text:p>35,856458</text:p>
          </table:table-cell>
          <table:table-cell office:value-type="float" office:value="0.665671" calcext:value-type="float">
            <text:p>0,665671</text:p>
          </table:table-cell>
          <table:table-cell office:value-type="float" office:value="0.716527" calcext:value-type="float">
            <text:p>0,716527</text:p>
          </table:table-cell>
          <table:table-cell office:value-type="float" office:value="0.7955" calcext:value-type="float">
            <text:p>0,7955</text:p>
          </table:table-cell>
          <table:table-cell office:value-type="float" office:value="26.052429" calcext:value-type="float">
            <text:p>26,052429</text:p>
          </table:table-cell>
          <table:table-cell office:value-type="float" office:value="0.705582" calcext:value-type="float">
            <text:p>0,705582</text:p>
          </table:table-cell>
          <table:table-cell office:value-type="float" office:value="0.6889" calcext:value-type="float">
            <text:p>0,6889</text:p>
          </table:table-cell>
          <table:table-cell office:value-type="float" office:value="0.804" calcext:value-type="float">
            <text:p>0,804</text:p>
          </table:table-cell>
          <table:table-cell office:value-type="float" office:value="24.153254" calcext:value-type="float">
            <text:p>24,153254</text:p>
          </table:table-cell>
          <table:table-cell office:value-type="float" office:value="273" calcext:value-type="float">
            <text:p>273</text:p>
          </table:table-cell>
          <table:table-cell table:number-columns-repeated="1003"/>
        </table:table-row>
        <table:table-row table:style-name="ro1">
          <table:table-cell table:style-name="ce5" office:value-type="float" office:value="0.445683" calcext:value-type="float">
            <text:p>0,4457</text:p>
          </table:table-cell>
          <table:table-cell table:style-name="ce5" office:value-type="float" office:value="0.729044" calcext:value-type="float">
            <text:p>0,7290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4.289359" calcext:value-type="float">
            <text:p>24,2894</text:p>
          </table:table-cell>
          <table:table-cell table:style-name="ce13" office:value-type="float" office:value="0.67478" calcext:value-type="float">
            <text:p>0,6748</text:p>
          </table:table-cell>
          <table:table-cell table:style-name="ce5" office:value-type="float" office:value="0.725181" calcext:value-type="float">
            <text:p>0,7252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7.954034" calcext:value-type="float">
            <text:p>27,9540</text:p>
          </table:table-cell>
          <table:table-cell table:style-name="Default" office:value-type="float" office:value="0.907617" calcext:value-type="float">
            <text:p>0,907617</text:p>
          </table:table-cell>
          <table:table-cell office:value-type="float" office:value="0.707636" calcext:value-type="float">
            <text:p>0,707636</text:p>
          </table:table-cell>
          <table:table-cell office:value-type="float" office:value="0.7835" calcext:value-type="float">
            <text:p>0,7835</text:p>
          </table:table-cell>
          <table:table-cell office:value-type="float" office:value="36.104707" calcext:value-type="float">
            <text:p>36,104707</text:p>
          </table:table-cell>
          <table:table-cell office:value-type="float" office:value="0.664947" calcext:value-type="float">
            <text:p>0,664947</text:p>
          </table:table-cell>
          <table:table-cell office:value-type="float" office:value="0.708849" calcext:value-type="float">
            <text:p>0,708849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955258" calcext:value-type="float">
            <text:p>25,955258</text:p>
          </table:table-cell>
          <table:table-cell office:value-type="float" office:value="0.743743" calcext:value-type="float">
            <text:p>0,743743</text:p>
          </table:table-cell>
          <table:table-cell office:value-type="float" office:value="0.694131" calcext:value-type="float">
            <text:p>0,694131</text:p>
          </table:table-cell>
          <table:table-cell office:value-type="float" office:value="0.794" calcext:value-type="float">
            <text:p>0,794</text:p>
          </table:table-cell>
          <table:table-cell office:value-type="float" office:value="24.084358" calcext:value-type="float">
            <text:p>24,084358</text:p>
          </table:table-cell>
          <table:table-cell office:value-type="float" office:value="274" calcext:value-type="float">
            <text:p>274</text:p>
          </table:table-cell>
          <table:table-cell table:number-columns-repeated="1003"/>
        </table:table-row>
        <table:table-row table:style-name="ro1">
          <table:table-cell table:style-name="ce5" office:value-type="float" office:value="0.451988" calcext:value-type="float">
            <text:p>0,4520</text:p>
          </table:table-cell>
          <table:table-cell table:style-name="ce5" office:value-type="float" office:value="0.834418" calcext:value-type="float">
            <text:p>0,8344</text:p>
          </table:table-cell>
          <table:table-cell table:style-name="ce5" office:value-type="float" office:value="0.787" calcext:value-type="float">
            <text:p>0,7870</text:p>
          </table:table-cell>
          <table:table-cell table:style-name="ce10" office:value-type="float" office:value="24.252575" calcext:value-type="float">
            <text:p>24,2526</text:p>
          </table:table-cell>
          <table:table-cell table:style-name="ce13" office:value-type="float" office:value="0.672912" calcext:value-type="float">
            <text:p>0,6729</text:p>
          </table:table-cell>
          <table:table-cell table:style-name="ce5" office:value-type="float" office:value="0.747788" calcext:value-type="float">
            <text:p>0,7478</text:p>
          </table:table-cell>
          <table:table-cell table:style-name="ce5" office:value-type="float" office:value="0.79" calcext:value-type="float">
            <text:p>0,7900</text:p>
          </table:table-cell>
          <table:table-cell table:style-name="ce10" office:value-type="float" office:value="26.352763" calcext:value-type="float">
            <text:p>26,3528</text:p>
          </table:table-cell>
          <table:table-cell table:style-name="Default" office:value-type="float" office:value="0.915726" calcext:value-type="float">
            <text:p>0,915726</text:p>
          </table:table-cell>
          <table:table-cell office:value-type="float" office:value="0.743712" calcext:value-type="float">
            <text:p>0,743712</text:p>
          </table:table-cell>
          <table:table-cell office:value-type="float" office:value="0.786" calcext:value-type="float">
            <text:p>0,786</text:p>
          </table:table-cell>
          <table:table-cell office:value-type="float" office:value="36.132483" calcext:value-type="float">
            <text:p>36,132483</text:p>
          </table:table-cell>
          <table:table-cell office:value-type="float" office:value="0.666211" calcext:value-type="float">
            <text:p>0,666211</text:p>
          </table:table-cell>
          <table:table-cell office:value-type="float" office:value="0.778696" calcext:value-type="float">
            <text:p>0,778696</text:p>
          </table:table-cell>
          <table:table-cell office:value-type="float" office:value="0.7915" calcext:value-type="float">
            <text:p>0,7915</text:p>
          </table:table-cell>
          <table:table-cell office:value-type="float" office:value="25.055098" calcext:value-type="float">
            <text:p>25,055098</text:p>
          </table:table-cell>
          <table:table-cell office:value-type="float" office:value="0.739736" calcext:value-type="float">
            <text:p>0,739736</text:p>
          </table:table-cell>
          <table:table-cell office:value-type="float" office:value="0.686877" calcext:value-type="float">
            <text:p>0,686877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078855" calcext:value-type="float">
            <text:p>24,078855</text:p>
          </table:table-cell>
          <table:table-cell office:value-type="float" office:value="275" calcext:value-type="float">
            <text:p>275</text:p>
          </table:table-cell>
          <table:table-cell table:number-columns-repeated="1003"/>
        </table:table-row>
        <table:table-row table:style-name="ro1">
          <table:table-cell table:style-name="ce5" office:value-type="float" office:value="0.466059" calcext:value-type="float">
            <text:p>0,4661</text:p>
          </table:table-cell>
          <table:table-cell table:style-name="ce5" office:value-type="float" office:value="0.776463" calcext:value-type="float">
            <text:p>0,7765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4.253019" calcext:value-type="float">
            <text:p>24,2530</text:p>
          </table:table-cell>
          <table:table-cell table:style-name="ce13" office:value-type="float" office:value="0.646111" calcext:value-type="float">
            <text:p>0,6461</text:p>
          </table:table-cell>
          <table:table-cell table:style-name="ce5" office:value-type="float" office:value="0.709354" calcext:value-type="float">
            <text:p>0,7094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7.883119" calcext:value-type="float">
            <text:p>27,8831</text:p>
          </table:table-cell>
          <table:table-cell table:style-name="Default" office:value-type="float" office:value="0.907799" calcext:value-type="float">
            <text:p>0,907799</text:p>
          </table:table-cell>
          <table:table-cell office:value-type="float" office:value="0.742585" calcext:value-type="float">
            <text:p>0,742585</text:p>
          </table:table-cell>
          <table:table-cell office:value-type="float" office:value="0.779" calcext:value-type="float">
            <text:p>0,779</text:p>
          </table:table-cell>
          <table:table-cell office:value-type="float" office:value="40.180213" calcext:value-type="float">
            <text:p>40,180213</text:p>
          </table:table-cell>
          <table:table-cell office:value-type="float" office:value="0.688266" calcext:value-type="float">
            <text:p>0,688266</text:p>
          </table:table-cell>
          <table:table-cell office:value-type="float" office:value="0.784458" calcext:value-type="float">
            <text:p>0,784458</text:p>
          </table:table-cell>
          <table:table-cell office:value-type="float" office:value="0.7765" calcext:value-type="float">
            <text:p>0,7765</text:p>
          </table:table-cell>
          <table:table-cell office:value-type="float" office:value="26.198612" calcext:value-type="float">
            <text:p>26,198612</text:p>
          </table:table-cell>
          <table:table-cell office:value-type="float" office:value="0.742885" calcext:value-type="float">
            <text:p>0,742885</text:p>
          </table:table-cell>
          <table:table-cell office:value-type="float" office:value="0.700693" calcext:value-type="float">
            <text:p>0,700693</text:p>
          </table:table-cell>
          <table:table-cell office:value-type="float" office:value="0.7945" calcext:value-type="float">
            <text:p>0,7945</text:p>
          </table:table-cell>
          <table:table-cell office:value-type="float" office:value="24.153474" calcext:value-type="float">
            <text:p>24,153474</text:p>
          </table:table-cell>
          <table:table-cell office:value-type="float" office:value="276" calcext:value-type="float">
            <text:p>276</text:p>
          </table:table-cell>
          <table:table-cell table:number-columns-repeated="1003"/>
        </table:table-row>
        <table:table-row table:style-name="ro1">
          <table:table-cell table:style-name="ce5" office:value-type="float" office:value="0.435275" calcext:value-type="float">
            <text:p>0,4353</text:p>
          </table:table-cell>
          <table:table-cell table:style-name="ce5" office:value-type="float" office:value="0.781966" calcext:value-type="float">
            <text:p>0,7820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43694" calcext:value-type="float">
            <text:p>24,2437</text:p>
          </table:table-cell>
          <table:table-cell table:style-name="ce13" office:value-type="float" office:value="0.66495" calcext:value-type="float">
            <text:p>0,6650</text:p>
          </table:table-cell>
          <table:table-cell table:style-name="ce5" office:value-type="float" office:value="0.772372" calcext:value-type="float">
            <text:p>0,7724</text:p>
          </table:table-cell>
          <table:table-cell table:style-name="ce5" office:value-type="float" office:value="0.7755" calcext:value-type="float">
            <text:p>0,7755</text:p>
          </table:table-cell>
          <table:table-cell table:style-name="ce10" office:value-type="float" office:value="27.992388" calcext:value-type="float">
            <text:p>27,9924</text:p>
          </table:table-cell>
          <table:table-cell table:style-name="Default" office:value-type="float" office:value="0.911971" calcext:value-type="float">
            <text:p>0,911971</text:p>
          </table:table-cell>
          <table:table-cell office:value-type="float" office:value="0.726288" calcext:value-type="float">
            <text:p>0,726288</text:p>
          </table:table-cell>
          <table:table-cell office:value-type="float" office:value="0.773" calcext:value-type="float">
            <text:p>0,773</text:p>
          </table:table-cell>
          <table:table-cell office:value-type="float" office:value="40.6545" calcext:value-type="float">
            <text:p>40,6545</text:p>
          </table:table-cell>
          <table:table-cell office:value-type="float" office:value="0.637555" calcext:value-type="float">
            <text:p>0,637555</text:p>
          </table:table-cell>
          <table:table-cell office:value-type="float" office:value="0.702739" calcext:value-type="float">
            <text:p>0,702739</text:p>
          </table:table-cell>
          <table:table-cell office:value-type="float" office:value="0.801" calcext:value-type="float">
            <text:p>0,801</text:p>
          </table:table-cell>
          <table:table-cell office:value-type="float" office:value="28.040209" calcext:value-type="float">
            <text:p>28,040209</text:p>
          </table:table-cell>
          <table:table-cell office:value-type="float" office:value="0.723447" calcext:value-type="float">
            <text:p>0,723447</text:p>
          </table:table-cell>
          <table:table-cell office:value-type="float" office:value="0.733351" calcext:value-type="float">
            <text:p>0,733351</text:p>
          </table:table-cell>
          <table:table-cell office:value-type="float" office:value="0.7775" calcext:value-type="float">
            <text:p>0,7775</text:p>
          </table:table-cell>
          <table:table-cell office:value-type="float" office:value="24.04059" calcext:value-type="float">
            <text:p>24,04059</text:p>
          </table:table-cell>
          <table:table-cell office:value-type="float" office:value="277" calcext:value-type="float">
            <text:p>277</text:p>
          </table:table-cell>
          <table:table-cell table:number-columns-repeated="1003"/>
        </table:table-row>
        <table:table-row table:style-name="ro1">
          <table:table-cell table:style-name="ce5" office:value-type="float" office:value="0.438541" calcext:value-type="float">
            <text:p>0,4385</text:p>
          </table:table-cell>
          <table:table-cell table:style-name="ce5" office:value-type="float" office:value="0.792059" calcext:value-type="float">
            <text:p>0,7921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4.223329" calcext:value-type="float">
            <text:p>24,2233</text:p>
          </table:table-cell>
          <table:table-cell table:style-name="ce13" office:value-type="float" office:value="0.651413" calcext:value-type="float">
            <text:p>0,6514</text:p>
          </table:table-cell>
          <table:table-cell table:style-name="ce5" office:value-type="float" office:value="0.722826" calcext:value-type="float">
            <text:p>0,7228</text:p>
          </table:table-cell>
          <table:table-cell table:style-name="ce5" office:value-type="float" office:value="0.785" calcext:value-type="float">
            <text:p>0,7850</text:p>
          </table:table-cell>
          <table:table-cell table:style-name="ce10" office:value-type="float" office:value="26.960389" calcext:value-type="float">
            <text:p>26,9604</text:p>
          </table:table-cell>
          <table:table-cell table:style-name="Default" office:value-type="float" office:value="0.891596" calcext:value-type="float">
            <text:p>0,891596</text:p>
          </table:table-cell>
          <table:table-cell office:value-type="float" office:value="0.726704" calcext:value-type="float">
            <text:p>0,726704</text:p>
          </table:table-cell>
          <table:table-cell office:value-type="float" office:value="0.7745" calcext:value-type="float">
            <text:p>0,7745</text:p>
          </table:table-cell>
          <table:table-cell office:value-type="float" office:value="38.305223" calcext:value-type="float">
            <text:p>38,305223</text:p>
          </table:table-cell>
          <table:table-cell office:value-type="float" office:value="0.671762" calcext:value-type="float">
            <text:p>0,671762</text:p>
          </table:table-cell>
          <table:table-cell office:value-type="float" office:value="0.730625" calcext:value-type="float">
            <text:p>0,730625</text:p>
          </table:table-cell>
          <table:table-cell office:value-type="float" office:value="0.801" calcext:value-type="float">
            <text:p>0,801</text:p>
          </table:table-cell>
          <table:table-cell office:value-type="float" office:value="26.502086" calcext:value-type="float">
            <text:p>26,502086</text:p>
          </table:table-cell>
          <table:table-cell office:value-type="float" office:value="0.715107" calcext:value-type="float">
            <text:p>0,715107</text:p>
          </table:table-cell>
          <table:table-cell office:value-type="float" office:value="0.711696" calcext:value-type="float">
            <text:p>0,711696</text:p>
          </table:table-cell>
          <table:table-cell office:value-type="float" office:value="0.7875" calcext:value-type="float">
            <text:p>0,7875</text:p>
          </table:table-cell>
          <table:table-cell office:value-type="float" office:value="24.112366" calcext:value-type="float">
            <text:p>24,112366</text:p>
          </table:table-cell>
          <table:table-cell office:value-type="float" office:value="278" calcext:value-type="float">
            <text:p>278</text:p>
          </table:table-cell>
          <table:table-cell table:number-columns-repeated="1003"/>
        </table:table-row>
        <table:table-row table:style-name="ro1">
          <table:table-cell table:style-name="ce5" office:value-type="float" office:value="0.469803" calcext:value-type="float">
            <text:p>0,4698</text:p>
          </table:table-cell>
          <table:table-cell table:style-name="ce5" office:value-type="float" office:value="0.756473" calcext:value-type="float">
            <text:p>0,7565</text:p>
          </table:table-cell>
          <table:table-cell table:style-name="ce5" office:value-type="float" office:value="0.786" calcext:value-type="float">
            <text:p>0,7860</text:p>
          </table:table-cell>
          <table:table-cell table:style-name="ce10" office:value-type="float" office:value="24.319705" calcext:value-type="float">
            <text:p>24,3197</text:p>
          </table:table-cell>
          <table:table-cell table:style-name="ce13" office:value-type="float" office:value="0.662655" calcext:value-type="float">
            <text:p>0,6627</text:p>
          </table:table-cell>
          <table:table-cell table:style-name="ce5" office:value-type="float" office:value="0.742637" calcext:value-type="float">
            <text:p>0,7426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7.415488" calcext:value-type="float">
            <text:p>27,4155</text:p>
          </table:table-cell>
          <table:table-cell table:style-name="Default" office:value-type="float" office:value="0.916511" calcext:value-type="float">
            <text:p>0,916511</text:p>
          </table:table-cell>
          <table:table-cell office:value-type="float" office:value="0.726063" calcext:value-type="float">
            <text:p>0,726063</text:p>
          </table:table-cell>
          <table:table-cell office:value-type="float" office:value="0.7865" calcext:value-type="float">
            <text:p>0,7865</text:p>
          </table:table-cell>
          <table:table-cell office:value-type="float" office:value="36.093983" calcext:value-type="float">
            <text:p>36,093983</text:p>
          </table:table-cell>
          <table:table-cell office:value-type="float" office:value="0.655801" calcext:value-type="float">
            <text:p>0,655801</text:p>
          </table:table-cell>
          <table:table-cell office:value-type="float" office:value="0.72301" calcext:value-type="float">
            <text:p>0,72301</text:p>
          </table:table-cell>
          <table:table-cell office:value-type="float" office:value="0.7975" calcext:value-type="float">
            <text:p>0,7975</text:p>
          </table:table-cell>
          <table:table-cell office:value-type="float" office:value="24.952041" calcext:value-type="float">
            <text:p>24,952041</text:p>
          </table:table-cell>
          <table:table-cell office:value-type="float" office:value="0.720574" calcext:value-type="float">
            <text:p>0,720574</text:p>
          </table:table-cell>
          <table:table-cell office:value-type="float" office:value="0.729559" calcext:value-type="float">
            <text:p>0,729559</text:p>
          </table:table-cell>
          <table:table-cell office:value-type="float" office:value="0.791" calcext:value-type="float">
            <text:p>0,791</text:p>
          </table:table-cell>
          <table:table-cell office:value-type="float" office:value="24.114709" calcext:value-type="float">
            <text:p>24,114709</text:p>
          </table:table-cell>
          <table:table-cell office:value-type="float" office:value="279" calcext:value-type="float">
            <text:p>279</text:p>
          </table:table-cell>
          <table:table-cell table:number-columns-repeated="1003"/>
        </table:table-row>
        <table:table-row table:style-name="ro1">
          <table:table-cell table:style-name="ce5" office:value-type="float" office:value="0.452801" calcext:value-type="float">
            <text:p>0,4528</text:p>
          </table:table-cell>
          <table:table-cell table:style-name="ce5" office:value-type="float" office:value="0.77749" calcext:value-type="float">
            <text:p>0,7775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278287" calcext:value-type="float">
            <text:p>24,2783</text:p>
          </table:table-cell>
          <table:table-cell table:style-name="ce13" office:value-type="float" office:value="0.633174" calcext:value-type="float">
            <text:p>0,6332</text:p>
          </table:table-cell>
          <table:table-cell table:style-name="ce5" office:value-type="float" office:value="0.732061" calcext:value-type="float">
            <text:p>0,7321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6.028719" calcext:value-type="float">
            <text:p>26,0287</text:p>
          </table:table-cell>
          <table:table-cell table:style-name="Default" office:value-type="float" office:value="0.885217" calcext:value-type="float">
            <text:p>0,885217</text:p>
          </table:table-cell>
          <table:table-cell office:value-type="float" office:value="0.753237" calcext:value-type="float">
            <text:p>0,753237</text:p>
          </table:table-cell>
          <table:table-cell office:value-type="float" office:value="0.778" calcext:value-type="float">
            <text:p>0,778</text:p>
          </table:table-cell>
          <table:table-cell office:value-type="float" office:value="34.881916" calcext:value-type="float">
            <text:p>34,881916</text:p>
          </table:table-cell>
          <table:table-cell office:value-type="float" office:value="0.633496" calcext:value-type="float">
            <text:p>0,633496</text:p>
          </table:table-cell>
          <table:table-cell office:value-type="float" office:value="0.733901" calcext:value-type="float">
            <text:p>0,733901</text:p>
          </table:table-cell>
          <table:table-cell office:value-type="float" office:value="0.8" calcext:value-type="float">
            <text:p>0,8</text:p>
          </table:table-cell>
          <table:table-cell office:value-type="float" office:value="25.904401" calcext:value-type="float">
            <text:p>25,904401</text:p>
          </table:table-cell>
          <table:table-cell office:value-type="float" office:value="0.73321" calcext:value-type="float">
            <text:p>0,73321</text:p>
          </table:table-cell>
          <table:table-cell office:value-type="float" office:value="0.769639" calcext:value-type="float">
            <text:p>0,769639</text:p>
          </table:table-cell>
          <table:table-cell office:value-type="float" office:value="0.7835" calcext:value-type="float">
            <text:p>0,7835</text:p>
          </table:table-cell>
          <table:table-cell office:value-type="float" office:value="24.085182" calcext:value-type="float">
            <text:p>24,085182</text:p>
          </table:table-cell>
          <table:table-cell office:value-type="float" office:value="280" calcext:value-type="float">
            <text:p>280</text:p>
          </table:table-cell>
          <table:table-cell table:number-columns-repeated="1003"/>
        </table:table-row>
        <table:table-row table:style-name="ro1">
          <table:table-cell table:style-name="ce5" office:value-type="float" office:value="0.426229" calcext:value-type="float">
            <text:p>0,4262</text:p>
          </table:table-cell>
          <table:table-cell table:style-name="ce5" office:value-type="float" office:value="0.732727" calcext:value-type="float">
            <text:p>0,7327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33368" calcext:value-type="float">
            <text:p>24,2334</text:p>
          </table:table-cell>
          <table:table-cell table:style-name="ce13" office:value-type="float" office:value="0.654147" calcext:value-type="float">
            <text:p>0,6541</text:p>
          </table:table-cell>
          <table:table-cell table:style-name="ce5" office:value-type="float" office:value="0.70576" calcext:value-type="float">
            <text:p>0,7058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7.994554" calcext:value-type="float">
            <text:p>27,9946</text:p>
          </table:table-cell>
          <table:table-cell table:style-name="Default" office:value-type="float" office:value="0.908153" calcext:value-type="float">
            <text:p>0,908153</text:p>
          </table:table-cell>
          <table:table-cell office:value-type="float" office:value="0.761519" calcext:value-type="float">
            <text:p>0,761519</text:p>
          </table:table-cell>
          <table:table-cell office:value-type="float" office:value="0.762" calcext:value-type="float">
            <text:p>0,762</text:p>
          </table:table-cell>
          <table:table-cell office:value-type="float" office:value="37.134695" calcext:value-type="float">
            <text:p>37,134695</text:p>
          </table:table-cell>
          <table:table-cell office:value-type="float" office:value="0.666102" calcext:value-type="float">
            <text:p>0,666102</text:p>
          </table:table-cell>
          <table:table-cell office:value-type="float" office:value="0.755953" calcext:value-type="float">
            <text:p>0,755953</text:p>
          </table:table-cell>
          <table:table-cell office:value-type="float" office:value="0.796" calcext:value-type="float">
            <text:p>0,796</text:p>
          </table:table-cell>
          <table:table-cell office:value-type="float" office:value="26.894461" calcext:value-type="float">
            <text:p>26,894461</text:p>
          </table:table-cell>
          <table:table-cell office:value-type="float" office:value="0.712048" calcext:value-type="float">
            <text:p>0,712048</text:p>
          </table:table-cell>
          <table:table-cell office:value-type="float" office:value="0.708316" calcext:value-type="float">
            <text:p>0,708316</text:p>
          </table:table-cell>
          <table:table-cell office:value-type="float" office:value="0.798" calcext:value-type="float">
            <text:p>0,798</text:p>
          </table:table-cell>
          <table:table-cell office:value-type="float" office:value="24.067976" calcext:value-type="float">
            <text:p>24,067976</text:p>
          </table:table-cell>
          <table:table-cell office:value-type="float" office:value="281" calcext:value-type="float">
            <text:p>281</text:p>
          </table:table-cell>
          <table:table-cell table:number-columns-repeated="1003"/>
        </table:table-row>
        <table:table-row table:style-name="ro1">
          <table:table-cell table:style-name="ce5" office:value-type="float" office:value="0.416059" calcext:value-type="float">
            <text:p>0,4161</text:p>
          </table:table-cell>
          <table:table-cell table:style-name="ce5" office:value-type="float" office:value="0.808915" calcext:value-type="float">
            <text:p>0,8089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4.315799" calcext:value-type="float">
            <text:p>24,3158</text:p>
          </table:table-cell>
          <table:table-cell table:style-name="ce13" office:value-type="float" office:value="0.647488" calcext:value-type="float">
            <text:p>0,6475</text:p>
          </table:table-cell>
          <table:table-cell table:style-name="ce5" office:value-type="float" office:value="0.741576" calcext:value-type="float">
            <text:p>0,7416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6.824381" calcext:value-type="float">
            <text:p>26,8244</text:p>
          </table:table-cell>
          <table:table-cell table:style-name="Default" office:value-type="float" office:value="0.873468" calcext:value-type="float">
            <text:p>0,873468</text:p>
          </table:table-cell>
          <table:table-cell office:value-type="float" office:value="0.754027" calcext:value-type="float">
            <text:p>0,754027</text:p>
          </table:table-cell>
          <table:table-cell office:value-type="float" office:value="0.7675" calcext:value-type="float">
            <text:p>0,7675</text:p>
          </table:table-cell>
          <table:table-cell office:value-type="float" office:value="36.395438" calcext:value-type="float">
            <text:p>36,395438</text:p>
          </table:table-cell>
          <table:table-cell office:value-type="float" office:value="0.694862" calcext:value-type="float">
            <text:p>0,694862</text:p>
          </table:table-cell>
          <table:table-cell office:value-type="float" office:value="0.703443" calcext:value-type="float">
            <text:p>0,703443</text:p>
          </table:table-cell>
          <table:table-cell office:value-type="float" office:value="0.806" calcext:value-type="float">
            <text:p>0,806</text:p>
          </table:table-cell>
          <table:table-cell office:value-type="float" office:value="27.442645" calcext:value-type="float">
            <text:p>27,442645</text:p>
          </table:table-cell>
          <table:table-cell office:value-type="float" office:value="0.718734" calcext:value-type="float">
            <text:p>0,718734</text:p>
          </table:table-cell>
          <table:table-cell office:value-type="float" office:value="0.712339" calcext:value-type="float">
            <text:p>0,712339</text:p>
          </table:table-cell>
          <table:table-cell office:value-type="float" office:value="0.7935" calcext:value-type="float">
            <text:p>0,7935</text:p>
          </table:table-cell>
          <table:table-cell office:value-type="float" office:value="24.046541" calcext:value-type="float">
            <text:p>24,046541</text:p>
          </table:table-cell>
          <table:table-cell office:value-type="float" office:value="282" calcext:value-type="float">
            <text:p>282</text:p>
          </table:table-cell>
          <table:table-cell table:number-columns-repeated="1003"/>
        </table:table-row>
        <table:table-row table:style-name="ro1">
          <table:table-cell table:style-name="ce5" office:value-type="float" office:value="0.434782" calcext:value-type="float">
            <text:p>0,4348</text:p>
          </table:table-cell>
          <table:table-cell table:style-name="ce5" office:value-type="float" office:value="0.7632" calcext:value-type="float">
            <text:p>0,7632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4.239967" calcext:value-type="float">
            <text:p>24,2400</text:p>
          </table:table-cell>
          <table:table-cell table:style-name="ce13" office:value-type="float" office:value="0.646535" calcext:value-type="float">
            <text:p>0,6465</text:p>
          </table:table-cell>
          <table:table-cell table:style-name="ce5" office:value-type="float" office:value="0.731804" calcext:value-type="float">
            <text:p>0,7318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7.900676" calcext:value-type="float">
            <text:p>27,9007</text:p>
          </table:table-cell>
          <table:table-cell table:style-name="Default" office:value-type="float" office:value="0.905032" calcext:value-type="float">
            <text:p>0,905032</text:p>
          </table:table-cell>
          <table:table-cell office:value-type="float" office:value="0.758562" calcext:value-type="float">
            <text:p>0,758562</text:p>
          </table:table-cell>
          <table:table-cell office:value-type="float" office:value="0.77" calcext:value-type="float">
            <text:p>0,77</text:p>
          </table:table-cell>
          <table:table-cell office:value-type="float" office:value="32.252096" calcext:value-type="float">
            <text:p>32,252096</text:p>
          </table:table-cell>
          <table:table-cell office:value-type="float" office:value="0.643016" calcext:value-type="float">
            <text:p>0,643016</text:p>
          </table:table-cell>
          <table:table-cell office:value-type="float" office:value="0.717758" calcext:value-type="float">
            <text:p>0,717758</text:p>
          </table:table-cell>
          <table:table-cell office:value-type="float" office:value="0.804" calcext:value-type="float">
            <text:p>0,804</text:p>
          </table:table-cell>
          <table:table-cell office:value-type="float" office:value="26.288583" calcext:value-type="float">
            <text:p>26,288583</text:p>
          </table:table-cell>
          <table:table-cell office:value-type="float" office:value="0.690689" calcext:value-type="float">
            <text:p>0,690689</text:p>
          </table:table-cell>
          <table:table-cell office:value-type="float" office:value="0.678675" calcext:value-type="float">
            <text:p>0,678675</text:p>
          </table:table-cell>
          <table:table-cell office:value-type="float" office:value="0.7955" calcext:value-type="float">
            <text:p>0,7955</text:p>
          </table:table-cell>
          <table:table-cell office:value-type="float" office:value="24.12203" calcext:value-type="float">
            <text:p>24,12203</text:p>
          </table:table-cell>
          <table:table-cell office:value-type="float" office:value="283" calcext:value-type="float">
            <text:p>283</text:p>
          </table:table-cell>
          <table:table-cell table:number-columns-repeated="1003"/>
        </table:table-row>
        <table:table-row table:style-name="ro1">
          <table:table-cell table:style-name="ce5" office:value-type="float" office:value="0.449032" calcext:value-type="float">
            <text:p>0,4490</text:p>
          </table:table-cell>
          <table:table-cell table:style-name="ce5" office:value-type="float" office:value="0.747493" calcext:value-type="float">
            <text:p>0,7475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4.220107" calcext:value-type="float">
            <text:p>24,2201</text:p>
          </table:table-cell>
          <table:table-cell table:style-name="ce13" office:value-type="float" office:value="0.669204" calcext:value-type="float">
            <text:p>0,6692</text:p>
          </table:table-cell>
          <table:table-cell table:style-name="ce5" office:value-type="float" office:value="0.760187" calcext:value-type="float">
            <text:p>0,7602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6.145962" calcext:value-type="float">
            <text:p>26,1460</text:p>
          </table:table-cell>
          <table:table-cell table:style-name="Default" office:value-type="float" office:value="0.885406" calcext:value-type="float">
            <text:p>0,885406</text:p>
          </table:table-cell>
          <table:table-cell office:value-type="float" office:value="0.704052" calcext:value-type="float">
            <text:p>0,704052</text:p>
          </table:table-cell>
          <table:table-cell office:value-type="float" office:value="0.7885" calcext:value-type="float">
            <text:p>0,7885</text:p>
          </table:table-cell>
          <table:table-cell office:value-type="float" office:value="34.004285" calcext:value-type="float">
            <text:p>34,004285</text:p>
          </table:table-cell>
          <table:table-cell office:value-type="float" office:value="0.653871" calcext:value-type="float">
            <text:p>0,653871</text:p>
          </table:table-cell>
          <table:table-cell office:value-type="float" office:value="0.709587" calcext:value-type="float">
            <text:p>0,709587</text:p>
          </table:table-cell>
          <table:table-cell office:value-type="float" office:value="0.797" calcext:value-type="float">
            <text:p>0,797</text:p>
          </table:table-cell>
          <table:table-cell office:value-type="float" office:value="26.140877" calcext:value-type="float">
            <text:p>26,140877</text:p>
          </table:table-cell>
          <table:table-cell office:value-type="float" office:value="0.714747" calcext:value-type="float">
            <text:p>0,714747</text:p>
          </table:table-cell>
          <table:table-cell office:value-type="float" office:value="0.681975" calcext:value-type="float">
            <text:p>0,681975</text:p>
          </table:table-cell>
          <table:table-cell office:value-type="float" office:value="0.799" calcext:value-type="float">
            <text:p>0,799</text:p>
          </table:table-cell>
          <table:table-cell office:value-type="float" office:value="24.031412" calcext:value-type="float">
            <text:p>24,031412</text:p>
          </table:table-cell>
          <table:table-cell office:value-type="float" office:value="284" calcext:value-type="float">
            <text:p>284</text:p>
          </table:table-cell>
          <table:table-cell table:number-columns-repeated="1003"/>
        </table:table-row>
        <table:table-row table:style-name="ro1">
          <table:table-cell table:style-name="ce5" office:value-type="float" office:value="0.426217" calcext:value-type="float">
            <text:p>0,4262</text:p>
          </table:table-cell>
          <table:table-cell table:style-name="ce5" office:value-type="float" office:value="0.822471" calcext:value-type="float">
            <text:p>0,8225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4.364685" calcext:value-type="float">
            <text:p>24,3647</text:p>
          </table:table-cell>
          <table:table-cell table:style-name="ce13" office:value-type="float" office:value="0.659574" calcext:value-type="float">
            <text:p>0,6596</text:p>
          </table:table-cell>
          <table:table-cell table:style-name="ce5" office:value-type="float" office:value="0.753201" calcext:value-type="float">
            <text:p>0,7532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6.872533" calcext:value-type="float">
            <text:p>26,8725</text:p>
          </table:table-cell>
          <table:table-cell table:style-name="Default" office:value-type="float" office:value="0.916656" calcext:value-type="float">
            <text:p>0,916656</text:p>
          </table:table-cell>
          <table:table-cell office:value-type="float" office:value="0.698199" calcext:value-type="float">
            <text:p>0,698199</text:p>
          </table:table-cell>
          <table:table-cell office:value-type="float" office:value="0.7855" calcext:value-type="float">
            <text:p>0,7855</text:p>
          </table:table-cell>
          <table:table-cell office:value-type="float" office:value="36.249992" calcext:value-type="float">
            <text:p>36,249992</text:p>
          </table:table-cell>
          <table:table-cell office:value-type="float" office:value="0.656166" calcext:value-type="float">
            <text:p>0,656166</text:p>
          </table:table-cell>
          <table:table-cell office:value-type="float" office:value="0.757383" calcext:value-type="float">
            <text:p>0,757383</text:p>
          </table:table-cell>
          <table:table-cell office:value-type="float" office:value="0.794" calcext:value-type="float">
            <text:p>0,794</text:p>
          </table:table-cell>
          <table:table-cell office:value-type="float" office:value="27.372244" calcext:value-type="float">
            <text:p>27,372244</text:p>
          </table:table-cell>
          <table:table-cell office:value-type="float" office:value="0.721128" calcext:value-type="float">
            <text:p>0,721128</text:p>
          </table:table-cell>
          <table:table-cell office:value-type="float" office:value="0.695174" calcext:value-type="float">
            <text:p>0,695174</text:p>
          </table:table-cell>
          <table:table-cell office:value-type="float" office:value="0.8065" calcext:value-type="float">
            <text:p>0,8065</text:p>
          </table:table-cell>
          <table:table-cell office:value-type="float" office:value="24.047552" calcext:value-type="float">
            <text:p>24,047552</text:p>
          </table:table-cell>
          <table:table-cell office:value-type="float" office:value="285" calcext:value-type="float">
            <text:p>285</text:p>
          </table:table-cell>
          <table:table-cell table:number-columns-repeated="1003"/>
        </table:table-row>
        <table:table-row table:style-name="ro1">
          <table:table-cell table:style-name="ce5" office:value-type="float" office:value="0.458974" calcext:value-type="float">
            <text:p>0,4590</text:p>
          </table:table-cell>
          <table:table-cell table:style-name="ce5" office:value-type="float" office:value="0.770365" calcext:value-type="float">
            <text:p>0,7704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13125" calcext:value-type="float">
            <text:p>24,2131</text:p>
          </table:table-cell>
          <table:table-cell table:style-name="ce13" office:value-type="float" office:value="0.644811" calcext:value-type="float">
            <text:p>0,6448</text:p>
          </table:table-cell>
          <table:table-cell table:style-name="ce5" office:value-type="float" office:value="0.735154" calcext:value-type="float">
            <text:p>0,7352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6.182817" calcext:value-type="float">
            <text:p>26,1828</text:p>
          </table:table-cell>
          <table:table-cell table:style-name="Default" office:value-type="float" office:value="0.870204" calcext:value-type="float">
            <text:p>0,870204</text:p>
          </table:table-cell>
          <table:table-cell office:value-type="float" office:value="0.759801" calcext:value-type="float">
            <text:p>0,759801</text:p>
          </table:table-cell>
          <table:table-cell office:value-type="float" office:value="0.7705" calcext:value-type="float">
            <text:p>0,7705</text:p>
          </table:table-cell>
          <table:table-cell office:value-type="float" office:value="32.518384" calcext:value-type="float">
            <text:p>32,518384</text:p>
          </table:table-cell>
          <table:table-cell office:value-type="float" office:value="0.673207" calcext:value-type="float">
            <text:p>0,673207</text:p>
          </table:table-cell>
          <table:table-cell office:value-type="float" office:value="0.728132" calcext:value-type="float">
            <text:p>0,728132</text:p>
          </table:table-cell>
          <table:table-cell office:value-type="float" office:value="0.793" calcext:value-type="float">
            <text:p>0,793</text:p>
          </table:table-cell>
          <table:table-cell office:value-type="float" office:value="26.32002" calcext:value-type="float">
            <text:p>26,32002</text:p>
          </table:table-cell>
          <table:table-cell office:value-type="float" office:value="0.719314" calcext:value-type="float">
            <text:p>0,719314</text:p>
          </table:table-cell>
          <table:table-cell office:value-type="float" office:value="0.702979" calcext:value-type="float">
            <text:p>0,702979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068819" calcext:value-type="float">
            <text:p>24,068819</text:p>
          </table:table-cell>
          <table:table-cell office:value-type="float" office:value="286" calcext:value-type="float">
            <text:p>286</text:p>
          </table:table-cell>
          <table:table-cell table:number-columns-repeated="1003"/>
        </table:table-row>
        <table:table-row table:style-name="ro1">
          <table:table-cell table:style-name="ce5" office:value-type="float" office:value="0.446479" calcext:value-type="float">
            <text:p>0,4465</text:p>
          </table:table-cell>
          <table:table-cell table:style-name="ce5" office:value-type="float" office:value="0.75123" calcext:value-type="float">
            <text:p>0,7512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226859" calcext:value-type="float">
            <text:p>24,2269</text:p>
          </table:table-cell>
          <table:table-cell table:style-name="ce13" office:value-type="float" office:value="0.645361" calcext:value-type="float">
            <text:p>0,6454</text:p>
          </table:table-cell>
          <table:table-cell table:style-name="ce5" office:value-type="float" office:value="0.721972" calcext:value-type="float">
            <text:p>0,7220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7.973857" calcext:value-type="float">
            <text:p>27,9739</text:p>
          </table:table-cell>
          <table:table-cell table:style-name="Default" office:value-type="float" office:value="0.907151" calcext:value-type="float">
            <text:p>0,907151</text:p>
          </table:table-cell>
          <table:table-cell office:value-type="float" office:value="0.727199" calcext:value-type="float">
            <text:p>0,727199</text:p>
          </table:table-cell>
          <table:table-cell office:value-type="float" office:value="0.7745" calcext:value-type="float">
            <text:p>0,7745</text:p>
          </table:table-cell>
          <table:table-cell office:value-type="float" office:value="35.132737" calcext:value-type="float">
            <text:p>35,132737</text:p>
          </table:table-cell>
          <table:table-cell office:value-type="float" office:value="0.649958" calcext:value-type="float">
            <text:p>0,649958</text:p>
          </table:table-cell>
          <table:table-cell office:value-type="float" office:value="0.741257" calcext:value-type="float">
            <text:p>0,741257</text:p>
          </table:table-cell>
          <table:table-cell office:value-type="float" office:value="0.7855" calcext:value-type="float">
            <text:p>0,7855</text:p>
          </table:table-cell>
          <table:table-cell office:value-type="float" office:value="25.399025" calcext:value-type="float">
            <text:p>25,399025</text:p>
          </table:table-cell>
          <table:table-cell office:value-type="float" office:value="0.707515" calcext:value-type="float">
            <text:p>0,707515</text:p>
          </table:table-cell>
          <table:table-cell office:value-type="float" office:value="0.665625" calcext:value-type="float">
            <text:p>0,665625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149387" calcext:value-type="float">
            <text:p>24,149387</text:p>
          </table:table-cell>
          <table:table-cell office:value-type="float" office:value="287" calcext:value-type="float">
            <text:p>287</text:p>
          </table:table-cell>
          <table:table-cell table:number-columns-repeated="1003"/>
        </table:table-row>
        <table:table-row table:style-name="ro1">
          <table:table-cell table:style-name="ce5" office:value-type="float" office:value="0.45866" calcext:value-type="float">
            <text:p>0,4587</text:p>
          </table:table-cell>
          <table:table-cell table:style-name="ce5" office:value-type="float" office:value="0.749949" calcext:value-type="float">
            <text:p>0,7499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4.287678" calcext:value-type="float">
            <text:p>24,2877</text:p>
          </table:table-cell>
          <table:table-cell table:style-name="ce13" office:value-type="float" office:value="0.661752" calcext:value-type="float">
            <text:p>0,6618</text:p>
          </table:table-cell>
          <table:table-cell table:style-name="ce5" office:value-type="float" office:value="0.707185" calcext:value-type="float">
            <text:p>0,7072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6.09375" calcext:value-type="float">
            <text:p>26,0938</text:p>
          </table:table-cell>
          <table:table-cell table:style-name="Default" office:value-type="float" office:value="0.875394" calcext:value-type="float">
            <text:p>0,875394</text:p>
          </table:table-cell>
          <table:table-cell office:value-type="float" office:value="0.706963" calcext:value-type="float">
            <text:p>0,706963</text:p>
          </table:table-cell>
          <table:table-cell office:value-type="float" office:value="0.7865" calcext:value-type="float">
            <text:p>0,7865</text:p>
          </table:table-cell>
          <table:table-cell office:value-type="float" office:value="33.937536" calcext:value-type="float">
            <text:p>33,937536</text:p>
          </table:table-cell>
          <table:table-cell office:value-type="float" office:value="0.640377" calcext:value-type="float">
            <text:p>0,640377</text:p>
          </table:table-cell>
          <table:table-cell office:value-type="float" office:value="0.707867" calcext:value-type="float">
            <text:p>0,707867</text:p>
          </table:table-cell>
          <table:table-cell office:value-type="float" office:value="0.7985" calcext:value-type="float">
            <text:p>0,7985</text:p>
          </table:table-cell>
          <table:table-cell office:value-type="float" office:value="27.127258" calcext:value-type="float">
            <text:p>27,127258</text:p>
          </table:table-cell>
          <table:table-cell office:value-type="float" office:value="0.716451" calcext:value-type="float">
            <text:p>0,716451</text:p>
          </table:table-cell>
          <table:table-cell office:value-type="float" office:value="0.702065" calcext:value-type="float">
            <text:p>0,702065</text:p>
          </table:table-cell>
          <table:table-cell office:value-type="float" office:value="0.7885" calcext:value-type="float">
            <text:p>0,7885</text:p>
          </table:table-cell>
          <table:table-cell office:value-type="float" office:value="24.177913" calcext:value-type="float">
            <text:p>24,177913</text:p>
          </table:table-cell>
          <table:table-cell office:value-type="float" office:value="288" calcext:value-type="float">
            <text:p>288</text:p>
          </table:table-cell>
          <table:table-cell table:number-columns-repeated="1003"/>
        </table:table-row>
        <table:table-row table:style-name="ro1">
          <table:table-cell table:style-name="ce5" office:value-type="float" office:value="0.438545" calcext:value-type="float">
            <text:p>0,4385</text:p>
          </table:table-cell>
          <table:table-cell table:style-name="ce5" office:value-type="float" office:value="0.761743" calcext:value-type="float">
            <text:p>0,7617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25067" calcext:value-type="float">
            <text:p>24,2507</text:p>
          </table:table-cell>
          <table:table-cell table:style-name="ce13" office:value-type="float" office:value="0.663358" calcext:value-type="float">
            <text:p>0,6634</text:p>
          </table:table-cell>
          <table:table-cell table:style-name="ce5" office:value-type="float" office:value="0.725027" calcext:value-type="float">
            <text:p>0,7250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7.755573" calcext:value-type="float">
            <text:p>27,7556</text:p>
          </table:table-cell>
          <table:table-cell table:style-name="Default" office:value-type="float" office:value="0.895596" calcext:value-type="float">
            <text:p>0,895596</text:p>
          </table:table-cell>
          <table:table-cell office:value-type="float" office:value="0.732542" calcext:value-type="float">
            <text:p>0,732542</text:p>
          </table:table-cell>
          <table:table-cell office:value-type="float" office:value="0.7745" calcext:value-type="float">
            <text:p>0,7745</text:p>
          </table:table-cell>
          <table:table-cell office:value-type="float" office:value="36.402837" calcext:value-type="float">
            <text:p>36,402837</text:p>
          </table:table-cell>
          <table:table-cell office:value-type="float" office:value="0.640032" calcext:value-type="float">
            <text:p>0,640032</text:p>
          </table:table-cell>
          <table:table-cell office:value-type="float" office:value="0.738473" calcext:value-type="float">
            <text:p>0,738473</text:p>
          </table:table-cell>
          <table:table-cell office:value-type="float" office:value="0.7965" calcext:value-type="float">
            <text:p>0,7965</text:p>
          </table:table-cell>
          <table:table-cell office:value-type="float" office:value="27.211604" calcext:value-type="float">
            <text:p>27,211604</text:p>
          </table:table-cell>
          <table:table-cell office:value-type="float" office:value="0.728362" calcext:value-type="float">
            <text:p>0,728362</text:p>
          </table:table-cell>
          <table:table-cell office:value-type="float" office:value="0.671019" calcext:value-type="float">
            <text:p>0,671019</text:p>
          </table:table-cell>
          <table:table-cell office:value-type="float" office:value="0.811" calcext:value-type="float">
            <text:p>0,811</text:p>
          </table:table-cell>
          <table:table-cell office:value-type="float" office:value="24.079535" calcext:value-type="float">
            <text:p>24,079535</text:p>
          </table:table-cell>
          <table:table-cell office:value-type="float" office:value="289" calcext:value-type="float">
            <text:p>289</text:p>
          </table:table-cell>
          <table:table-cell table:number-columns-repeated="1003"/>
        </table:table-row>
        <table:table-row table:style-name="ro1">
          <table:table-cell table:style-name="ce5" office:value-type="float" office:value="0.449337" calcext:value-type="float">
            <text:p>0,4493</text:p>
          </table:table-cell>
          <table:table-cell table:style-name="ce5" office:value-type="float" office:value="0.780968" calcext:value-type="float">
            <text:p>0,7810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4.263761" calcext:value-type="float">
            <text:p>24,2638</text:p>
          </table:table-cell>
          <table:table-cell table:style-name="ce13" office:value-type="float" office:value="0.639616" calcext:value-type="float">
            <text:p>0,6396</text:p>
          </table:table-cell>
          <table:table-cell table:style-name="ce5" office:value-type="float" office:value="0.745573" calcext:value-type="float">
            <text:p>0,7456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7.590618" calcext:value-type="float">
            <text:p>27,5906</text:p>
          </table:table-cell>
          <table:table-cell table:style-name="Default" office:value-type="float" office:value="0.879857" calcext:value-type="float">
            <text:p>0,879857</text:p>
          </table:table-cell>
          <table:table-cell office:value-type="float" office:value="0.708071" calcext:value-type="float">
            <text:p>0,708071</text:p>
          </table:table-cell>
          <table:table-cell office:value-type="float" office:value="0.79" calcext:value-type="float">
            <text:p>0,79</text:p>
          </table:table-cell>
          <table:table-cell office:value-type="float" office:value="34.117151" calcext:value-type="float">
            <text:p>34,117151</text:p>
          </table:table-cell>
          <table:table-cell office:value-type="float" office:value="0.629075" calcext:value-type="float">
            <text:p>0,629075</text:p>
          </table:table-cell>
          <table:table-cell office:value-type="float" office:value="0.748685" calcext:value-type="float">
            <text:p>0,748685</text:p>
          </table:table-cell>
          <table:table-cell office:value-type="float" office:value="0.798" calcext:value-type="float">
            <text:p>0,798</text:p>
          </table:table-cell>
          <table:table-cell office:value-type="float" office:value="25.986354" calcext:value-type="float">
            <text:p>25,986354</text:p>
          </table:table-cell>
          <table:table-cell office:value-type="float" office:value="0.697278" calcext:value-type="float">
            <text:p>0,697278</text:p>
          </table:table-cell>
          <table:table-cell office:value-type="float" office:value="0.733995" calcext:value-type="float">
            <text:p>0,733995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656681" calcext:value-type="float">
            <text:p>24,656681</text:p>
          </table:table-cell>
          <table:table-cell office:value-type="float" office:value="290" calcext:value-type="float">
            <text:p>290</text:p>
          </table:table-cell>
          <table:table-cell table:number-columns-repeated="1003"/>
        </table:table-row>
        <table:table-row table:style-name="ro1">
          <table:table-cell table:style-name="ce5" office:value-type="float" office:value="0.442367" calcext:value-type="float">
            <text:p>0,4424</text:p>
          </table:table-cell>
          <table:table-cell table:style-name="ce5" office:value-type="float" office:value="0.761177" calcext:value-type="float">
            <text:p>0,7612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4.307036" calcext:value-type="float">
            <text:p>24,3070</text:p>
          </table:table-cell>
          <table:table-cell table:style-name="ce13" office:value-type="float" office:value="0.662417" calcext:value-type="float">
            <text:p>0,6624</text:p>
          </table:table-cell>
          <table:table-cell table:style-name="ce5" office:value-type="float" office:value="0.757015" calcext:value-type="float">
            <text:p>0,7570</text:p>
          </table:table-cell>
          <table:table-cell table:style-name="ce5" office:value-type="float" office:value="0.783" calcext:value-type="float">
            <text:p>0,7830</text:p>
          </table:table-cell>
          <table:table-cell table:style-name="ce10" office:value-type="float" office:value="26.260418" calcext:value-type="float">
            <text:p>26,2604</text:p>
          </table:table-cell>
          <table:table-cell table:style-name="Default" office:value-type="float" office:value="0.881572" calcext:value-type="float">
            <text:p>0,881572</text:p>
          </table:table-cell>
          <table:table-cell office:value-type="float" office:value="0.708984" calcext:value-type="float">
            <text:p>0,708984</text:p>
          </table:table-cell>
          <table:table-cell office:value-type="float" office:value="0.785" calcext:value-type="float">
            <text:p>0,785</text:p>
          </table:table-cell>
          <table:table-cell office:value-type="float" office:value="36.363798" calcext:value-type="float">
            <text:p>36,363798</text:p>
          </table:table-cell>
          <table:table-cell office:value-type="float" office:value="0.628799" calcext:value-type="float">
            <text:p>0,628799</text:p>
          </table:table-cell>
          <table:table-cell office:value-type="float" office:value="0.732304" calcext:value-type="float">
            <text:p>0,732304</text:p>
          </table:table-cell>
          <table:table-cell office:value-type="float" office:value="0.7955" calcext:value-type="float">
            <text:p>0,7955</text:p>
          </table:table-cell>
          <table:table-cell office:value-type="float" office:value="26.716169" calcext:value-type="float">
            <text:p>26,716169</text:p>
          </table:table-cell>
          <table:table-cell office:value-type="float" office:value="0.697227" calcext:value-type="float">
            <text:p>0,697227</text:p>
          </table:table-cell>
          <table:table-cell office:value-type="float" office:value="0.707674" calcext:value-type="float">
            <text:p>0,707674</text:p>
          </table:table-cell>
          <table:table-cell office:value-type="float" office:value="0.803" calcext:value-type="float">
            <text:p>0,803</text:p>
          </table:table-cell>
          <table:table-cell office:value-type="float" office:value="24.096353" calcext:value-type="float">
            <text:p>24,096353</text:p>
          </table:table-cell>
          <table:table-cell office:value-type="float" office:value="291" calcext:value-type="float">
            <text:p>291</text:p>
          </table:table-cell>
          <table:table-cell table:number-columns-repeated="1003"/>
        </table:table-row>
        <table:table-row table:style-name="ro1">
          <table:table-cell table:style-name="ce5" office:value-type="float" office:value="0.447489" calcext:value-type="float">
            <text:p>0,4475</text:p>
          </table:table-cell>
          <table:table-cell table:style-name="ce5" office:value-type="float" office:value="0.77277" calcext:value-type="float">
            <text:p>0,7728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279467" calcext:value-type="float">
            <text:p>24,2795</text:p>
          </table:table-cell>
          <table:table-cell table:style-name="ce13" office:value-type="float" office:value="0.657275" calcext:value-type="float">
            <text:p>0,6573</text:p>
          </table:table-cell>
          <table:table-cell table:style-name="ce5" office:value-type="float" office:value="0.766203" calcext:value-type="float">
            <text:p>0,7662</text:p>
          </table:table-cell>
          <table:table-cell table:style-name="ce5" office:value-type="float" office:value="0.772" calcext:value-type="float">
            <text:p>0,7720</text:p>
          </table:table-cell>
          <table:table-cell table:style-name="ce10" office:value-type="float" office:value="26.50522" calcext:value-type="float">
            <text:p>26,5052</text:p>
          </table:table-cell>
          <table:table-cell table:style-name="Default" office:value-type="float" office:value="0.887971" calcext:value-type="float">
            <text:p>0,887971</text:p>
          </table:table-cell>
          <table:table-cell office:value-type="float" office:value="0.70931" calcext:value-type="float">
            <text:p>0,70931</text:p>
          </table:table-cell>
          <table:table-cell office:value-type="float" office:value="0.785" calcext:value-type="float">
            <text:p>0,785</text:p>
          </table:table-cell>
          <table:table-cell office:value-type="float" office:value="32.809774" calcext:value-type="float">
            <text:p>32,809774</text:p>
          </table:table-cell>
          <table:table-cell office:value-type="float" office:value="0.645865" calcext:value-type="float">
            <text:p>0,645865</text:p>
          </table:table-cell>
          <table:table-cell office:value-type="float" office:value="0.696139" calcext:value-type="float">
            <text:p>0,696139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86701" calcext:value-type="float">
            <text:p>24,86701</text:p>
          </table:table-cell>
          <table:table-cell office:value-type="float" office:value="0.713995" calcext:value-type="float">
            <text:p>0,713995</text:p>
          </table:table-cell>
          <table:table-cell office:value-type="float" office:value="0.702545" calcext:value-type="float">
            <text:p>0,702545</text:p>
          </table:table-cell>
          <table:table-cell office:value-type="float" office:value="0.809" calcext:value-type="float">
            <text:p>0,809</text:p>
          </table:table-cell>
          <table:table-cell office:value-type="float" office:value="24.10563" calcext:value-type="float">
            <text:p>24,10563</text:p>
          </table:table-cell>
          <table:table-cell office:value-type="float" office:value="292" calcext:value-type="float">
            <text:p>292</text:p>
          </table:table-cell>
          <table:table-cell table:number-columns-repeated="1003"/>
        </table:table-row>
        <table:table-row table:style-name="ro1">
          <table:table-cell table:style-name="ce5" office:value-type="float" office:value="0.438986" calcext:value-type="float">
            <text:p>0,4390</text:p>
          </table:table-cell>
          <table:table-cell table:style-name="ce5" office:value-type="float" office:value="0.776418" calcext:value-type="float">
            <text:p>0,7764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4.343494" calcext:value-type="float">
            <text:p>24,3435</text:p>
          </table:table-cell>
          <table:table-cell table:style-name="ce13" office:value-type="float" office:value="0.640573" calcext:value-type="float">
            <text:p>0,6406</text:p>
          </table:table-cell>
          <table:table-cell table:style-name="ce5" office:value-type="float" office:value="0.73512" calcext:value-type="float">
            <text:p>0,7351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7.484637" calcext:value-type="float">
            <text:p>27,4846</text:p>
          </table:table-cell>
          <table:table-cell table:style-name="Default" office:value-type="float" office:value="0.861814" calcext:value-type="float">
            <text:p>0,861814</text:p>
          </table:table-cell>
          <table:table-cell office:value-type="float" office:value="0.728559" calcext:value-type="float">
            <text:p>0,728559</text:p>
          </table:table-cell>
          <table:table-cell office:value-type="float" office:value="0.7775" calcext:value-type="float">
            <text:p>0,7775</text:p>
          </table:table-cell>
          <table:table-cell office:value-type="float" office:value="33.661867" calcext:value-type="float">
            <text:p>33,661867</text:p>
          </table:table-cell>
          <table:table-cell office:value-type="float" office:value="0.650463" calcext:value-type="float">
            <text:p>0,650463</text:p>
          </table:table-cell>
          <table:table-cell office:value-type="float" office:value="0.711851" calcext:value-type="float">
            <text:p>0,711851</text:p>
          </table:table-cell>
          <table:table-cell office:value-type="float" office:value="0.792" calcext:value-type="float">
            <text:p>0,792</text:p>
          </table:table-cell>
          <table:table-cell office:value-type="float" office:value="27.980695" calcext:value-type="float">
            <text:p>27,980695</text:p>
          </table:table-cell>
          <table:table-cell office:value-type="float" office:value="0.689606" calcext:value-type="float">
            <text:p>0,689606</text:p>
          </table:table-cell>
          <table:table-cell office:value-type="float" office:value="0.697322" calcext:value-type="float">
            <text:p>0,697322</text:p>
          </table:table-cell>
          <table:table-cell office:value-type="float" office:value="0.7955" calcext:value-type="float">
            <text:p>0,7955</text:p>
          </table:table-cell>
          <table:table-cell office:value-type="float" office:value="24.053694" calcext:value-type="float">
            <text:p>24,053694</text:p>
          </table:table-cell>
          <table:table-cell office:value-type="float" office:value="293" calcext:value-type="float">
            <text:p>293</text:p>
          </table:table-cell>
          <table:table-cell table:number-columns-repeated="1003"/>
        </table:table-row>
        <table:table-row table:style-name="ro1">
          <table:table-cell table:style-name="ce5" office:value-type="float" office:value="0.434385" calcext:value-type="float">
            <text:p>0,4344</text:p>
          </table:table-cell>
          <table:table-cell table:style-name="ce5" office:value-type="float" office:value="0.746235" calcext:value-type="float">
            <text:p>0,7462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4.263305" calcext:value-type="float">
            <text:p>24,2633</text:p>
          </table:table-cell>
          <table:table-cell table:style-name="ce13" office:value-type="float" office:value="0.656887" calcext:value-type="float">
            <text:p>0,6569</text:p>
          </table:table-cell>
          <table:table-cell table:style-name="ce5" office:value-type="float" office:value="0.681591" calcext:value-type="float">
            <text:p>0,6816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5.969998" calcext:value-type="float">
            <text:p>25,9700</text:p>
          </table:table-cell>
          <table:table-cell table:style-name="Default" office:value-type="float" office:value="0.862765" calcext:value-type="float">
            <text:p>0,862765</text:p>
          </table:table-cell>
          <table:table-cell office:value-type="float" office:value="0.73114" calcext:value-type="float">
            <text:p>0,73114</text:p>
          </table:table-cell>
          <table:table-cell office:value-type="float" office:value="0.773" calcext:value-type="float">
            <text:p>0,773</text:p>
          </table:table-cell>
          <table:table-cell office:value-type="float" office:value="34.959462" calcext:value-type="float">
            <text:p>34,959462</text:p>
          </table:table-cell>
          <table:table-cell office:value-type="float" office:value="0.63187" calcext:value-type="float">
            <text:p>0,63187</text:p>
          </table:table-cell>
          <table:table-cell office:value-type="float" office:value="0.729457" calcext:value-type="float">
            <text:p>0,729457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423345" calcext:value-type="float">
            <text:p>26,423345</text:p>
          </table:table-cell>
          <table:table-cell office:value-type="float" office:value="0.718548" calcext:value-type="float">
            <text:p>0,718548</text:p>
          </table:table-cell>
          <table:table-cell office:value-type="float" office:value="0.703058" calcext:value-type="float">
            <text:p>0,703058</text:p>
          </table:table-cell>
          <table:table-cell office:value-type="float" office:value="0.803" calcext:value-type="float">
            <text:p>0,803</text:p>
          </table:table-cell>
          <table:table-cell office:value-type="float" office:value="24.104084" calcext:value-type="float">
            <text:p>24,104084</text:p>
          </table:table-cell>
          <table:table-cell office:value-type="float" office:value="294" calcext:value-type="float">
            <text:p>294</text:p>
          </table:table-cell>
          <table:table-cell table:number-columns-repeated="1003"/>
        </table:table-row>
        <table:table-row table:style-name="ro1">
          <table:table-cell table:style-name="ce5" office:value-type="float" office:value="0.411535" calcext:value-type="float">
            <text:p>0,4115</text:p>
          </table:table-cell>
          <table:table-cell table:style-name="ce5" office:value-type="float" office:value="0.758168" calcext:value-type="float">
            <text:p>0,7582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344943" calcext:value-type="float">
            <text:p>24,3449</text:p>
          </table:table-cell>
          <table:table-cell table:style-name="ce13" office:value-type="float" office:value="0.62547" calcext:value-type="float">
            <text:p>0,6255</text:p>
          </table:table-cell>
          <table:table-cell table:style-name="ce5" office:value-type="float" office:value="0.74683" calcext:value-type="float">
            <text:p>0,7468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7.450066" calcext:value-type="float">
            <text:p>27,4501</text:p>
          </table:table-cell>
          <table:table-cell table:style-name="Default" office:value-type="float" office:value="0.879419" calcext:value-type="float">
            <text:p>0,879419</text:p>
          </table:table-cell>
          <table:table-cell office:value-type="float" office:value="0.702125" calcext:value-type="float">
            <text:p>0,702125</text:p>
          </table:table-cell>
          <table:table-cell office:value-type="float" office:value="0.7875" calcext:value-type="float">
            <text:p>0,7875</text:p>
          </table:table-cell>
          <table:table-cell office:value-type="float" office:value="35.584392" calcext:value-type="float">
            <text:p>35,584392</text:p>
          </table:table-cell>
          <table:table-cell office:value-type="float" office:value="0.638601" calcext:value-type="float">
            <text:p>0,638601</text:p>
          </table:table-cell>
          <table:table-cell office:value-type="float" office:value="0.701061" calcext:value-type="float">
            <text:p>0,701061</text:p>
          </table:table-cell>
          <table:table-cell office:value-type="float" office:value="0.8025" calcext:value-type="float">
            <text:p>0,8025</text:p>
          </table:table-cell>
          <table:table-cell office:value-type="float" office:value="26.522627" calcext:value-type="float">
            <text:p>26,522627</text:p>
          </table:table-cell>
          <table:table-cell office:value-type="float" office:value="0.703285" calcext:value-type="float">
            <text:p>0,703285</text:p>
          </table:table-cell>
          <table:table-cell office:value-type="float" office:value="0.667014" calcext:value-type="float">
            <text:p>0,667014</text:p>
          </table:table-cell>
          <table:table-cell office:value-type="float" office:value="0.804" calcext:value-type="float">
            <text:p>0,804</text:p>
          </table:table-cell>
          <table:table-cell office:value-type="float" office:value="24.102945" calcext:value-type="float">
            <text:p>24,102945</text:p>
          </table:table-cell>
          <table:table-cell office:value-type="float" office:value="295" calcext:value-type="float">
            <text:p>295</text:p>
          </table:table-cell>
          <table:table-cell table:number-columns-repeated="1003"/>
        </table:table-row>
        <table:table-row table:style-name="ro1">
          <table:table-cell table:style-name="ce5" office:value-type="float" office:value="0.416497" calcext:value-type="float">
            <text:p>0,4165</text:p>
          </table:table-cell>
          <table:table-cell table:style-name="ce5" office:value-type="float" office:value="0.768913" calcext:value-type="float">
            <text:p>0,7689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259356" calcext:value-type="float">
            <text:p>24,2594</text:p>
          </table:table-cell>
          <table:table-cell table:style-name="ce13" office:value-type="float" office:value="0.63089" calcext:value-type="float">
            <text:p>0,6309</text:p>
          </table:table-cell>
          <table:table-cell table:style-name="ce5" office:value-type="float" office:value="0.740259" calcext:value-type="float">
            <text:p>0,7403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5.931735" calcext:value-type="float">
            <text:p>25,9317</text:p>
          </table:table-cell>
          <table:table-cell table:style-name="Default" office:value-type="float" office:value="0.847719" calcext:value-type="float">
            <text:p>0,847719</text:p>
          </table:table-cell>
          <table:table-cell office:value-type="float" office:value="0.74869" calcext:value-type="float">
            <text:p>0,74869</text:p>
          </table:table-cell>
          <table:table-cell office:value-type="float" office:value="0.7715" calcext:value-type="float">
            <text:p>0,7715</text:p>
          </table:table-cell>
          <table:table-cell office:value-type="float" office:value="38.895902" calcext:value-type="float">
            <text:p>38,895902</text:p>
          </table:table-cell>
          <table:table-cell office:value-type="float" office:value="0.629936" calcext:value-type="float">
            <text:p>0,629936</text:p>
          </table:table-cell>
          <table:table-cell office:value-type="float" office:value="0.70871" calcext:value-type="float">
            <text:p>0,70871</text:p>
          </table:table-cell>
          <table:table-cell office:value-type="float" office:value="0.7935" calcext:value-type="float">
            <text:p>0,7935</text:p>
          </table:table-cell>
          <table:table-cell office:value-type="float" office:value="25.037012" calcext:value-type="float">
            <text:p>25,037012</text:p>
          </table:table-cell>
          <table:table-cell office:value-type="float" office:value="0.687065" calcext:value-type="float">
            <text:p>0,687065</text:p>
          </table:table-cell>
          <table:table-cell office:value-type="float" office:value="0.684864" calcext:value-type="float">
            <text:p>0,684864</text:p>
          </table:table-cell>
          <table:table-cell office:value-type="float" office:value="0.801" calcext:value-type="float">
            <text:p>0,801</text:p>
          </table:table-cell>
          <table:table-cell office:value-type="float" office:value="24.201747" calcext:value-type="float">
            <text:p>24,201747</text:p>
          </table:table-cell>
          <table:table-cell office:value-type="float" office:value="296" calcext:value-type="float">
            <text:p>296</text:p>
          </table:table-cell>
          <table:table-cell table:number-columns-repeated="1003"/>
        </table:table-row>
        <table:table-row table:style-name="ro1">
          <table:table-cell table:style-name="ce5" office:value-type="float" office:value="0.439567" calcext:value-type="float">
            <text:p>0,4396</text:p>
          </table:table-cell>
          <table:table-cell table:style-name="ce5" office:value-type="float" office:value="0.731505" calcext:value-type="float">
            <text:p>0,7315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4.320565" calcext:value-type="float">
            <text:p>24,3206</text:p>
          </table:table-cell>
          <table:table-cell table:style-name="ce13" office:value-type="float" office:value="0.610981" calcext:value-type="float">
            <text:p>0,6110</text:p>
          </table:table-cell>
          <table:table-cell table:style-name="ce5" office:value-type="float" office:value="0.768447" calcext:value-type="float">
            <text:p>0,7684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6.589152" calcext:value-type="float">
            <text:p>26,5892</text:p>
          </table:table-cell>
          <table:table-cell table:style-name="Default" office:value-type="float" office:value="0.861431" calcext:value-type="float">
            <text:p>0,861431</text:p>
          </table:table-cell>
          <table:table-cell office:value-type="float" office:value="0.719391" calcext:value-type="float">
            <text:p>0,719391</text:p>
          </table:table-cell>
          <table:table-cell office:value-type="float" office:value="0.7805" calcext:value-type="float">
            <text:p>0,7805</text:p>
          </table:table-cell>
          <table:table-cell office:value-type="float" office:value="35.862502" calcext:value-type="float">
            <text:p>35,862502</text:p>
          </table:table-cell>
          <table:table-cell office:value-type="float" office:value="0.663494" calcext:value-type="float">
            <text:p>0,663494</text:p>
          </table:table-cell>
          <table:table-cell office:value-type="float" office:value="0.720827" calcext:value-type="float">
            <text:p>0,720827</text:p>
          </table:table-cell>
          <table:table-cell office:value-type="float" office:value="0.792" calcext:value-type="float">
            <text:p>0,792</text:p>
          </table:table-cell>
          <table:table-cell office:value-type="float" office:value="27.226166" calcext:value-type="float">
            <text:p>27,226166</text:p>
          </table:table-cell>
          <table:table-cell office:value-type="float" office:value="0.668426" calcext:value-type="float">
            <text:p>0,668426</text:p>
          </table:table-cell>
          <table:table-cell office:value-type="float" office:value="0.67975" calcext:value-type="float">
            <text:p>0,67975</text:p>
          </table:table-cell>
          <table:table-cell office:value-type="float" office:value="0.797" calcext:value-type="float">
            <text:p>0,797</text:p>
          </table:table-cell>
          <table:table-cell office:value-type="float" office:value="24.045883" calcext:value-type="float">
            <text:p>24,045883</text:p>
          </table:table-cell>
          <table:table-cell office:value-type="float" office:value="297" calcext:value-type="float">
            <text:p>297</text:p>
          </table:table-cell>
          <table:table-cell table:number-columns-repeated="1003"/>
        </table:table-row>
        <table:table-row table:style-name="ro1">
          <table:table-cell table:style-name="ce5" office:value-type="float" office:value="0.426692" calcext:value-type="float">
            <text:p>0,4267</text:p>
          </table:table-cell>
          <table:table-cell table:style-name="ce5" office:value-type="float" office:value="0.761936" calcext:value-type="float">
            <text:p>0,7619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64929" calcext:value-type="float">
            <text:p>24,2649</text:p>
          </table:table-cell>
          <table:table-cell table:style-name="ce13" office:value-type="float" office:value="0.644162" calcext:value-type="float">
            <text:p>0,6442</text:p>
          </table:table-cell>
          <table:table-cell table:style-name="ce5" office:value-type="float" office:value="0.734354" calcext:value-type="float">
            <text:p>0,7344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7.924131" calcext:value-type="float">
            <text:p>27,9241</text:p>
          </table:table-cell>
          <table:table-cell table:style-name="Default" office:value-type="float" office:value="0.865218" calcext:value-type="float">
            <text:p>0,865218</text:p>
          </table:table-cell>
          <table:table-cell office:value-type="float" office:value="0.718858" calcext:value-type="float">
            <text:p>0,718858</text:p>
          </table:table-cell>
          <table:table-cell office:value-type="float" office:value="0.778" calcext:value-type="float">
            <text:p>0,778</text:p>
          </table:table-cell>
          <table:table-cell office:value-type="float" office:value="35.580803" calcext:value-type="float">
            <text:p>35,580803</text:p>
          </table:table-cell>
          <table:table-cell office:value-type="float" office:value="0.646456" calcext:value-type="float">
            <text:p>0,646456</text:p>
          </table:table-cell>
          <table:table-cell office:value-type="float" office:value="0.700353" calcext:value-type="float">
            <text:p>0,700353</text:p>
          </table:table-cell>
          <table:table-cell office:value-type="float" office:value="0.81" calcext:value-type="float">
            <text:p>0,81</text:p>
          </table:table-cell>
          <table:table-cell office:value-type="float" office:value="27.194072" calcext:value-type="float">
            <text:p>27,194072</text:p>
          </table:table-cell>
          <table:table-cell office:value-type="float" office:value="0.696287" calcext:value-type="float">
            <text:p>0,696287</text:p>
          </table:table-cell>
          <table:table-cell office:value-type="float" office:value="0.756335" calcext:value-type="float">
            <text:p>0,756335</text:p>
          </table:table-cell>
          <table:table-cell office:value-type="float" office:value="0.7835" calcext:value-type="float">
            <text:p>0,7835</text:p>
          </table:table-cell>
          <table:table-cell office:value-type="float" office:value="24.114159" calcext:value-type="float">
            <text:p>24,114159</text:p>
          </table:table-cell>
          <table:table-cell office:value-type="float" office:value="298" calcext:value-type="float">
            <text:p>298</text:p>
          </table:table-cell>
          <table:table-cell table:number-columns-repeated="1003"/>
        </table:table-row>
        <table:table-row table:style-name="ro1">
          <table:table-cell table:style-name="ce5" office:value-type="float" office:value="0.437" calcext:value-type="float">
            <text:p>0,4370</text:p>
          </table:table-cell>
          <table:table-cell table:style-name="ce5" office:value-type="float" office:value="0.809257" calcext:value-type="float">
            <text:p>0,8093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218845" calcext:value-type="float">
            <text:p>24,2188</text:p>
          </table:table-cell>
          <table:table-cell table:style-name="ce13" office:value-type="float" office:value="0.612115" calcext:value-type="float">
            <text:p>0,6121</text:p>
          </table:table-cell>
          <table:table-cell table:style-name="ce5" office:value-type="float" office:value="0.764808" calcext:value-type="float">
            <text:p>0,7648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6.951216" calcext:value-type="float">
            <text:p>26,9512</text:p>
          </table:table-cell>
          <table:table-cell table:style-name="Default" office:value-type="float" office:value="0.858295" calcext:value-type="float">
            <text:p>0,858295</text:p>
          </table:table-cell>
          <table:table-cell office:value-type="float" office:value="0.756241" calcext:value-type="float">
            <text:p>0,756241</text:p>
          </table:table-cell>
          <table:table-cell office:value-type="float" office:value="0.7575" calcext:value-type="float">
            <text:p>0,7575</text:p>
          </table:table-cell>
          <table:table-cell office:value-type="float" office:value="32.07163" calcext:value-type="float">
            <text:p>32,07163</text:p>
          </table:table-cell>
          <table:table-cell office:value-type="float" office:value="0.619445" calcext:value-type="float">
            <text:p>0,619445</text:p>
          </table:table-cell>
          <table:table-cell office:value-type="float" office:value="0.720525" calcext:value-type="float">
            <text:p>0,720525</text:p>
          </table:table-cell>
          <table:table-cell office:value-type="float" office:value="0.799" calcext:value-type="float">
            <text:p>0,799</text:p>
          </table:table-cell>
          <table:table-cell office:value-type="float" office:value="24.996708" calcext:value-type="float">
            <text:p>24,996708</text:p>
          </table:table-cell>
          <table:table-cell office:value-type="float" office:value="0.692694" calcext:value-type="float">
            <text:p>0,692694</text:p>
          </table:table-cell>
          <table:table-cell office:value-type="float" office:value="0.680688" calcext:value-type="float">
            <text:p>0,680688</text:p>
          </table:table-cell>
          <table:table-cell office:value-type="float" office:value="0.794" calcext:value-type="float">
            <text:p>0,794</text:p>
          </table:table-cell>
          <table:table-cell office:value-type="float" office:value="24.117997" calcext:value-type="float">
            <text:p>24,117997</text:p>
          </table:table-cell>
          <table:table-cell office:value-type="float" office:value="299" calcext:value-type="float">
            <text:p>299</text:p>
          </table:table-cell>
          <table:table-cell table:number-columns-repeated="1003"/>
        </table:table-row>
        <table:table-row table:style-name="ro1">
          <table:table-cell table:style-name="ce5" office:value-type="float" office:value="0.429173" calcext:value-type="float">
            <text:p>0,4292</text:p>
          </table:table-cell>
          <table:table-cell table:style-name="ce5" office:value-type="float" office:value="0.746076" calcext:value-type="float">
            <text:p>0,7461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324665" calcext:value-type="float">
            <text:p>24,3247</text:p>
          </table:table-cell>
          <table:table-cell table:style-name="ce13" office:value-type="float" office:value="0.630792" calcext:value-type="float">
            <text:p>0,6308</text:p>
          </table:table-cell>
          <table:table-cell table:style-name="ce5" office:value-type="float" office:value="0.721133" calcext:value-type="float">
            <text:p>0,7211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6.320557" calcext:value-type="float">
            <text:p>26,3206</text:p>
          </table:table-cell>
          <table:table-cell table:style-name="Default" office:value-type="float" office:value="0.860221" calcext:value-type="float">
            <text:p>0,860221</text:p>
          </table:table-cell>
          <table:table-cell office:value-type="float" office:value="0.708882" calcext:value-type="float">
            <text:p>0,708882</text:p>
          </table:table-cell>
          <table:table-cell office:value-type="float" office:value="0.777" calcext:value-type="float">
            <text:p>0,777</text:p>
          </table:table-cell>
          <table:table-cell office:value-type="float" office:value="33.494059" calcext:value-type="float">
            <text:p>33,494059</text:p>
          </table:table-cell>
          <table:table-cell office:value-type="float" office:value="0.631388" calcext:value-type="float">
            <text:p>0,631388</text:p>
          </table:table-cell>
          <table:table-cell office:value-type="float" office:value="0.689732" calcext:value-type="float">
            <text:p>0,689732</text:p>
          </table:table-cell>
          <table:table-cell office:value-type="float" office:value="0.806" calcext:value-type="float">
            <text:p>0,806</text:p>
          </table:table-cell>
          <table:table-cell office:value-type="float" office:value="27.123739" calcext:value-type="float">
            <text:p>27,123739</text:p>
          </table:table-cell>
          <table:table-cell office:value-type="float" office:value="0.693356" calcext:value-type="float">
            <text:p>0,693356</text:p>
          </table:table-cell>
          <table:table-cell office:value-type="float" office:value="0.677681" calcext:value-type="float">
            <text:p>0,677681</text:p>
          </table:table-cell>
          <table:table-cell office:value-type="float" office:value="0.802" calcext:value-type="float">
            <text:p>0,802</text:p>
          </table:table-cell>
          <table:table-cell office:value-type="float" office:value="24.162384" calcext:value-type="float">
            <text:p>24,162384</text:p>
          </table:table-cell>
          <table:table-cell office:value-type="float" office:value="300" calcext:value-type="float">
            <text:p>300</text:p>
          </table:table-cell>
          <table:table-cell table:number-columns-repeated="1003"/>
        </table:table-row>
        <table:table-row table:style-name="ro1">
          <table:table-cell table:style-name="ce5" office:value-type="float" office:value="0.418843" calcext:value-type="float">
            <text:p>0,4188</text:p>
          </table:table-cell>
          <table:table-cell table:style-name="ce5" office:value-type="float" office:value="0.722964" calcext:value-type="float">
            <text:p>0,7230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4.265754" calcext:value-type="float">
            <text:p>24,2658</text:p>
          </table:table-cell>
          <table:table-cell table:style-name="ce13" office:value-type="float" office:value="0.620736" calcext:value-type="float">
            <text:p>0,6207</text:p>
          </table:table-cell>
          <table:table-cell table:style-name="ce5" office:value-type="float" office:value="0.765526" calcext:value-type="float">
            <text:p>0,7655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6.673549" calcext:value-type="float">
            <text:p>26,6735</text:p>
          </table:table-cell>
          <table:table-cell table:style-name="Default" office:value-type="float" office:value="0.892694" calcext:value-type="float">
            <text:p>0,892694</text:p>
          </table:table-cell>
          <table:table-cell office:value-type="float" office:value="0.715571" calcext:value-type="float">
            <text:p>0,715571</text:p>
          </table:table-cell>
          <table:table-cell office:value-type="float" office:value="0.79" calcext:value-type="float">
            <text:p>0,79</text:p>
          </table:table-cell>
          <table:table-cell office:value-type="float" office:value="35.726069" calcext:value-type="float">
            <text:p>35,726069</text:p>
          </table:table-cell>
          <table:table-cell office:value-type="float" office:value="0.63888" calcext:value-type="float">
            <text:p>0,63888</text:p>
          </table:table-cell>
          <table:table-cell office:value-type="float" office:value="0.688852" calcext:value-type="float">
            <text:p>0,688852</text:p>
          </table:table-cell>
          <table:table-cell office:value-type="float" office:value="0.811" calcext:value-type="float">
            <text:p>0,811</text:p>
          </table:table-cell>
          <table:table-cell office:value-type="float" office:value="25.273924" calcext:value-type="float">
            <text:p>25,273924</text:p>
          </table:table-cell>
          <table:table-cell office:value-type="float" office:value="0.689631" calcext:value-type="float">
            <text:p>0,689631</text:p>
          </table:table-cell>
          <table:table-cell office:value-type="float" office:value="0.7062" calcext:value-type="float">
            <text:p>0,7062</text:p>
          </table:table-cell>
          <table:table-cell office:value-type="float" office:value="0.793" calcext:value-type="float">
            <text:p>0,793</text:p>
          </table:table-cell>
          <table:table-cell office:value-type="float" office:value="24.13458" calcext:value-type="float">
            <text:p>24,13458</text:p>
          </table:table-cell>
          <table:table-cell office:value-type="float" office:value="301" calcext:value-type="float">
            <text:p>301</text:p>
          </table:table-cell>
          <table:table-cell table:number-columns-repeated="1003"/>
        </table:table-row>
        <table:table-row table:style-name="ro1">
          <table:table-cell table:style-name="ce5" office:value-type="float" office:value="0.394141" calcext:value-type="float">
            <text:p>0,3941</text:p>
          </table:table-cell>
          <table:table-cell table:style-name="ce5" office:value-type="float" office:value="0.748626" calcext:value-type="float">
            <text:p>0,7486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334624" calcext:value-type="float">
            <text:p>24,3346</text:p>
          </table:table-cell>
          <table:table-cell table:style-name="ce13" office:value-type="float" office:value="0.636769" calcext:value-type="float">
            <text:p>0,6368</text:p>
          </table:table-cell>
          <table:table-cell table:style-name="ce5" office:value-type="float" office:value="0.749221" calcext:value-type="float">
            <text:p>0,7492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6.937921" calcext:value-type="float">
            <text:p>26,9379</text:p>
          </table:table-cell>
          <table:table-cell table:style-name="Default" office:value-type="float" office:value="0.885605" calcext:value-type="float">
            <text:p>0,885605</text:p>
          </table:table-cell>
          <table:table-cell office:value-type="float" office:value="0.759806" calcext:value-type="float">
            <text:p>0,759806</text:p>
          </table:table-cell>
          <table:table-cell office:value-type="float" office:value="0.7655" calcext:value-type="float">
            <text:p>0,7655</text:p>
          </table:table-cell>
          <table:table-cell office:value-type="float" office:value="31.842471" calcext:value-type="float">
            <text:p>31,842471</text:p>
          </table:table-cell>
          <table:table-cell office:value-type="float" office:value="0.637346" calcext:value-type="float">
            <text:p>0,637346</text:p>
          </table:table-cell>
          <table:table-cell office:value-type="float" office:value="0.710976" calcext:value-type="float">
            <text:p>0,710976</text:p>
          </table:table-cell>
          <table:table-cell office:value-type="float" office:value="0.795" calcext:value-type="float">
            <text:p>0,795</text:p>
          </table:table-cell>
          <table:table-cell office:value-type="float" office:value="27.672005" calcext:value-type="float">
            <text:p>27,672005</text:p>
          </table:table-cell>
          <table:table-cell office:value-type="float" office:value="0.703288" calcext:value-type="float">
            <text:p>0,703288</text:p>
          </table:table-cell>
          <table:table-cell office:value-type="float" office:value="0.701145" calcext:value-type="float">
            <text:p>0,701145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108299" calcext:value-type="float">
            <text:p>24,108299</text:p>
          </table:table-cell>
          <table:table-cell office:value-type="float" office:value="302" calcext:value-type="float">
            <text:p>302</text:p>
          </table:table-cell>
          <table:table-cell table:number-columns-repeated="1003"/>
        </table:table-row>
        <table:table-row table:style-name="ro1">
          <table:table-cell table:style-name="ce5" office:value-type="float" office:value="0.404244" calcext:value-type="float">
            <text:p>0,4042</text:p>
          </table:table-cell>
          <table:table-cell table:style-name="ce5" office:value-type="float" office:value="0.781577" calcext:value-type="float">
            <text:p>0,7816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6654" calcext:value-type="float">
            <text:p>24,2665</text:p>
          </table:table-cell>
          <table:table-cell table:style-name="ce13" office:value-type="float" office:value="0.628078" calcext:value-type="float">
            <text:p>0,6281</text:p>
          </table:table-cell>
          <table:table-cell table:style-name="ce5" office:value-type="float" office:value="0.723151" calcext:value-type="float">
            <text:p>0,7232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7.413999" calcext:value-type="float">
            <text:p>27,4140</text:p>
          </table:table-cell>
          <table:table-cell table:style-name="Default" office:value-type="float" office:value="0.886042" calcext:value-type="float">
            <text:p>0,886042</text:p>
          </table:table-cell>
          <table:table-cell office:value-type="float" office:value="0.692732" calcext:value-type="float">
            <text:p>0,692732</text:p>
          </table:table-cell>
          <table:table-cell office:value-type="float" office:value="0.786" calcext:value-type="float">
            <text:p>0,786</text:p>
          </table:table-cell>
          <table:table-cell office:value-type="float" office:value="33.441502" calcext:value-type="float">
            <text:p>33,441502</text:p>
          </table:table-cell>
          <table:table-cell office:value-type="float" office:value="0.640185" calcext:value-type="float">
            <text:p>0,640185</text:p>
          </table:table-cell>
          <table:table-cell office:value-type="float" office:value="0.699448" calcext:value-type="float">
            <text:p>0,699448</text:p>
          </table:table-cell>
          <table:table-cell office:value-type="float" office:value="0.799" calcext:value-type="float">
            <text:p>0,799</text:p>
          </table:table-cell>
          <table:table-cell office:value-type="float" office:value="26.488222" calcext:value-type="float">
            <text:p>26,488222</text:p>
          </table:table-cell>
          <table:table-cell office:value-type="float" office:value="0.695419" calcext:value-type="float">
            <text:p>0,695419</text:p>
          </table:table-cell>
          <table:table-cell office:value-type="float" office:value="0.725679" calcext:value-type="float">
            <text:p>0,725679</text:p>
          </table:table-cell>
          <table:table-cell office:value-type="float" office:value="0.787" calcext:value-type="float">
            <text:p>0,787</text:p>
          </table:table-cell>
          <table:table-cell office:value-type="float" office:value="24.146157" calcext:value-type="float">
            <text:p>24,146157</text:p>
          </table:table-cell>
          <table:table-cell office:value-type="float" office:value="303" calcext:value-type="float">
            <text:p>303</text:p>
          </table:table-cell>
          <table:table-cell table:number-columns-repeated="1003"/>
        </table:table-row>
        <table:table-row table:style-name="ro1">
          <table:table-cell table:style-name="ce5" office:value-type="float" office:value="0.417036" calcext:value-type="float">
            <text:p>0,4170</text:p>
          </table:table-cell>
          <table:table-cell table:style-name="ce5" office:value-type="float" office:value="0.750872" calcext:value-type="float">
            <text:p>0,7509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274076" calcext:value-type="float">
            <text:p>24,2741</text:p>
          </table:table-cell>
          <table:table-cell table:style-name="ce13" office:value-type="float" office:value="0.647981" calcext:value-type="float">
            <text:p>0,6480</text:p>
          </table:table-cell>
          <table:table-cell table:style-name="ce5" office:value-type="float" office:value="0.775888" calcext:value-type="float">
            <text:p>0,7759</text:p>
          </table:table-cell>
          <table:table-cell table:style-name="ce5" office:value-type="float" office:value="0.779" calcext:value-type="float">
            <text:p>0,7790</text:p>
          </table:table-cell>
          <table:table-cell table:style-name="ce10" office:value-type="float" office:value="27.124114" calcext:value-type="float">
            <text:p>27,1241</text:p>
          </table:table-cell>
          <table:table-cell table:style-name="Default" office:value-type="float" office:value="0.865291" calcext:value-type="float">
            <text:p>0,865291</text:p>
          </table:table-cell>
          <table:table-cell office:value-type="float" office:value="0.730503" calcext:value-type="float">
            <text:p>0,730503</text:p>
          </table:table-cell>
          <table:table-cell office:value-type="float" office:value="0.78" calcext:value-type="float">
            <text:p>0,78</text:p>
          </table:table-cell>
          <table:table-cell office:value-type="float" office:value="33.063475" calcext:value-type="float">
            <text:p>33,063475</text:p>
          </table:table-cell>
          <table:table-cell office:value-type="float" office:value="0.609662" calcext:value-type="float">
            <text:p>0,609662</text:p>
          </table:table-cell>
          <table:table-cell office:value-type="float" office:value="0.729977" calcext:value-type="float">
            <text:p>0,729977</text:p>
          </table:table-cell>
          <table:table-cell office:value-type="float" office:value="0.7855" calcext:value-type="float">
            <text:p>0,7855</text:p>
          </table:table-cell>
          <table:table-cell office:value-type="float" office:value="26.667566" calcext:value-type="float">
            <text:p>26,667566</text:p>
          </table:table-cell>
          <table:table-cell office:value-type="float" office:value="0.685811" calcext:value-type="float">
            <text:p>0,685811</text:p>
          </table:table-cell>
          <table:table-cell office:value-type="float" office:value="0.687429" calcext:value-type="float">
            <text:p>0,687429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064342" calcext:value-type="float">
            <text:p>24,064342</text:p>
          </table:table-cell>
          <table:table-cell office:value-type="float" office:value="304" calcext:value-type="float">
            <text:p>304</text:p>
          </table:table-cell>
          <table:table-cell table:number-columns-repeated="1003"/>
        </table:table-row>
        <table:table-row table:style-name="ro1">
          <table:table-cell table:style-name="ce5" office:value-type="float" office:value="0.422448" calcext:value-type="float">
            <text:p>0,4224</text:p>
          </table:table-cell>
          <table:table-cell table:style-name="ce5" office:value-type="float" office:value="0.781081" calcext:value-type="float">
            <text:p>0,7811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2555" calcext:value-type="float">
            <text:p>24,2256</text:p>
          </table:table-cell>
          <table:table-cell table:style-name="ce13" office:value-type="float" office:value="0.62932" calcext:value-type="float">
            <text:p>0,6293</text:p>
          </table:table-cell>
          <table:table-cell table:style-name="ce5" office:value-type="float" office:value="0.731995" calcext:value-type="float">
            <text:p>0,7320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6.818324" calcext:value-type="float">
            <text:p>26,8183</text:p>
          </table:table-cell>
          <table:table-cell table:style-name="Default" office:value-type="float" office:value="0.849025" calcext:value-type="float">
            <text:p>0,849025</text:p>
          </table:table-cell>
          <table:table-cell office:value-type="float" office:value="0.748161" calcext:value-type="float">
            <text:p>0,748161</text:p>
          </table:table-cell>
          <table:table-cell office:value-type="float" office:value="0.7775" calcext:value-type="float">
            <text:p>0,7775</text:p>
          </table:table-cell>
          <table:table-cell office:value-type="float" office:value="32.565675" calcext:value-type="float">
            <text:p>32,565675</text:p>
          </table:table-cell>
          <table:table-cell office:value-type="float" office:value="0.637169" calcext:value-type="float">
            <text:p>0,637169</text:p>
          </table:table-cell>
          <table:table-cell office:value-type="float" office:value="0.724728" calcext:value-type="float">
            <text:p>0,724728</text:p>
          </table:table-cell>
          <table:table-cell office:value-type="float" office:value="0.7865" calcext:value-type="float">
            <text:p>0,7865</text:p>
          </table:table-cell>
          <table:table-cell office:value-type="float" office:value="26.460541" calcext:value-type="float">
            <text:p>26,460541</text:p>
          </table:table-cell>
          <table:table-cell office:value-type="float" office:value="0.715792" calcext:value-type="float">
            <text:p>0,715792</text:p>
          </table:table-cell>
          <table:table-cell office:value-type="float" office:value="0.729668" calcext:value-type="float">
            <text:p>0,729668</text:p>
          </table:table-cell>
          <table:table-cell office:value-type="float" office:value="0.792" calcext:value-type="float">
            <text:p>0,792</text:p>
          </table:table-cell>
          <table:table-cell office:value-type="float" office:value="24.091135" calcext:value-type="float">
            <text:p>24,091135</text:p>
          </table:table-cell>
          <table:table-cell office:value-type="float" office:value="305" calcext:value-type="float">
            <text:p>305</text:p>
          </table:table-cell>
          <table:table-cell table:number-columns-repeated="1003"/>
        </table:table-row>
        <table:table-row table:style-name="ro1">
          <table:table-cell table:style-name="ce5" office:value-type="float" office:value="0.430092" calcext:value-type="float">
            <text:p>0,4301</text:p>
          </table:table-cell>
          <table:table-cell table:style-name="ce5" office:value-type="float" office:value="0.778435" calcext:value-type="float">
            <text:p>0,7784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14868" calcext:value-type="float">
            <text:p>24,2149</text:p>
          </table:table-cell>
          <table:table-cell table:style-name="ce13" office:value-type="float" office:value="0.620072" calcext:value-type="float">
            <text:p>0,6201</text:p>
          </table:table-cell>
          <table:table-cell table:style-name="ce5" office:value-type="float" office:value="0.793029" calcext:value-type="float">
            <text:p>0,7930</text:p>
          </table:table-cell>
          <table:table-cell table:style-name="ce5" office:value-type="float" office:value="0.782" calcext:value-type="float">
            <text:p>0,7820</text:p>
          </table:table-cell>
          <table:table-cell table:style-name="ce10" office:value-type="float" office:value="27.432281" calcext:value-type="float">
            <text:p>27,4323</text:p>
          </table:table-cell>
          <table:table-cell table:style-name="Default" office:value-type="float" office:value="0.883266" calcext:value-type="float">
            <text:p>0,883266</text:p>
          </table:table-cell>
          <table:table-cell office:value-type="float" office:value="0.688689" calcext:value-type="float">
            <text:p>0,688689</text:p>
          </table:table-cell>
          <table:table-cell office:value-type="float" office:value="0.791" calcext:value-type="float">
            <text:p>0,791</text:p>
          </table:table-cell>
          <table:table-cell office:value-type="float" office:value="34.762998" calcext:value-type="float">
            <text:p>34,762998</text:p>
          </table:table-cell>
          <table:table-cell office:value-type="float" office:value="0.627596" calcext:value-type="float">
            <text:p>0,627596</text:p>
          </table:table-cell>
          <table:table-cell office:value-type="float" office:value="0.68885" calcext:value-type="float">
            <text:p>0,68885</text:p>
          </table:table-cell>
          <table:table-cell office:value-type="float" office:value="0.806" calcext:value-type="float">
            <text:p>0,806</text:p>
          </table:table-cell>
          <table:table-cell office:value-type="float" office:value="26.436881" calcext:value-type="float">
            <text:p>26,436881</text:p>
          </table:table-cell>
          <table:table-cell office:value-type="float" office:value="0.67986" calcext:value-type="float">
            <text:p>0,67986</text:p>
          </table:table-cell>
          <table:table-cell office:value-type="float" office:value="0.710234" calcext:value-type="float">
            <text:p>0,710234</text:p>
          </table:table-cell>
          <table:table-cell office:value-type="float" office:value="0.8015" calcext:value-type="float">
            <text:p>0,8015</text:p>
          </table:table-cell>
          <table:table-cell office:value-type="float" office:value="24.119166" calcext:value-type="float">
            <text:p>24,119166</text:p>
          </table:table-cell>
          <table:table-cell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table:style-name="ce5" office:value-type="float" office:value="0.403109" calcext:value-type="float">
            <text:p>0,4031</text:p>
          </table:table-cell>
          <table:table-cell table:style-name="ce5" office:value-type="float" office:value="0.777966" calcext:value-type="float">
            <text:p>0,7780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282389" calcext:value-type="float">
            <text:p>24,2824</text:p>
          </table:table-cell>
          <table:table-cell table:style-name="ce13" office:value-type="float" office:value="0.615965" calcext:value-type="float">
            <text:p>0,6160</text:p>
          </table:table-cell>
          <table:table-cell table:style-name="ce5" office:value-type="float" office:value="0.724054" calcext:value-type="float">
            <text:p>0,7241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6.996795" calcext:value-type="float">
            <text:p>26,9968</text:p>
          </table:table-cell>
          <table:table-cell table:style-name="Default" office:value-type="float" office:value="0.844878" calcext:value-type="float">
            <text:p>0,844878</text:p>
          </table:table-cell>
          <table:table-cell office:value-type="float" office:value="0.744856" calcext:value-type="float">
            <text:p>0,744856</text:p>
          </table:table-cell>
          <table:table-cell office:value-type="float" office:value="0.7745" calcext:value-type="float">
            <text:p>0,7745</text:p>
          </table:table-cell>
          <table:table-cell office:value-type="float" office:value="31.945664" calcext:value-type="float">
            <text:p>31,945664</text:p>
          </table:table-cell>
          <table:table-cell office:value-type="float" office:value="0.637996" calcext:value-type="float">
            <text:p>0,637996</text:p>
          </table:table-cell>
          <table:table-cell office:value-type="float" office:value="0.703528" calcext:value-type="float">
            <text:p>0,703528</text:p>
          </table:table-cell>
          <table:table-cell office:value-type="float" office:value="0.802" calcext:value-type="float">
            <text:p>0,802</text:p>
          </table:table-cell>
          <table:table-cell office:value-type="float" office:value="25.084345" calcext:value-type="float">
            <text:p>25,084345</text:p>
          </table:table-cell>
          <table:table-cell office:value-type="float" office:value="0.712488" calcext:value-type="float">
            <text:p>0,712488</text:p>
          </table:table-cell>
          <table:table-cell office:value-type="float" office:value="0.706061" calcext:value-type="float">
            <text:p>0,706061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073666" calcext:value-type="float">
            <text:p>24,073666</text:p>
          </table:table-cell>
          <table:table-cell office:value-type="float" office:value="307" calcext:value-type="float">
            <text:p>307</text:p>
          </table:table-cell>
          <table:table-cell table:number-columns-repeated="1003"/>
        </table:table-row>
        <table:table-row table:style-name="ro1">
          <table:table-cell table:style-name="ce5" office:value-type="float" office:value="0.405562" calcext:value-type="float">
            <text:p>0,4056</text:p>
          </table:table-cell>
          <table:table-cell table:style-name="ce5" office:value-type="float" office:value="0.778205" calcext:value-type="float">
            <text:p>0,7782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302679" calcext:value-type="float">
            <text:p>24,3027</text:p>
          </table:table-cell>
          <table:table-cell table:style-name="ce13" office:value-type="float" office:value="0.633175" calcext:value-type="float">
            <text:p>0,6332</text:p>
          </table:table-cell>
          <table:table-cell table:style-name="ce5" office:value-type="float" office:value="0.712692" calcext:value-type="float">
            <text:p>0,7127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7.303451" calcext:value-type="float">
            <text:p>27,3035</text:p>
          </table:table-cell>
          <table:table-cell table:style-name="Default" office:value-type="float" office:value="0.857426" calcext:value-type="float">
            <text:p>0,857426</text:p>
          </table:table-cell>
          <table:table-cell office:value-type="float" office:value="0.766936" calcext:value-type="float">
            <text:p>0,766936</text:p>
          </table:table-cell>
          <table:table-cell office:value-type="float" office:value="0.7625" calcext:value-type="float">
            <text:p>0,7625</text:p>
          </table:table-cell>
          <table:table-cell office:value-type="float" office:value="34.051603" calcext:value-type="float">
            <text:p>34,051603</text:p>
          </table:table-cell>
          <table:table-cell office:value-type="float" office:value="0.616514" calcext:value-type="float">
            <text:p>0,616514</text:p>
          </table:table-cell>
          <table:table-cell office:value-type="float" office:value="0.697969" calcext:value-type="float">
            <text:p>0,697969</text:p>
          </table:table-cell>
          <table:table-cell office:value-type="float" office:value="0.8055" calcext:value-type="float">
            <text:p>0,8055</text:p>
          </table:table-cell>
          <table:table-cell office:value-type="float" office:value="26.832084" calcext:value-type="float">
            <text:p>26,832084</text:p>
          </table:table-cell>
          <table:table-cell office:value-type="float" office:value="0.689984" calcext:value-type="float">
            <text:p>0,689984</text:p>
          </table:table-cell>
          <table:table-cell office:value-type="float" office:value="0.70836" calcext:value-type="float">
            <text:p>0,70836</text:p>
          </table:table-cell>
          <table:table-cell office:value-type="float" office:value="0.79" calcext:value-type="float">
            <text:p>0,79</text:p>
          </table:table-cell>
          <table:table-cell office:value-type="float" office:value="24.051243" calcext:value-type="float">
            <text:p>24,051243</text:p>
          </table:table-cell>
          <table:table-cell office:value-type="float" office:value="308" calcext:value-type="float">
            <text:p>308</text:p>
          </table:table-cell>
          <table:table-cell table:number-columns-repeated="1003"/>
        </table:table-row>
        <table:table-row table:style-name="ro1">
          <table:table-cell table:style-name="ce5" office:value-type="float" office:value="0.425064" calcext:value-type="float">
            <text:p>0,4251</text:p>
          </table:table-cell>
          <table:table-cell table:style-name="ce5" office:value-type="float" office:value="0.770936" calcext:value-type="float">
            <text:p>0,7709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318395" calcext:value-type="float">
            <text:p>24,3184</text:p>
          </table:table-cell>
          <table:table-cell table:style-name="ce13" office:value-type="float" office:value="0.628172" calcext:value-type="float">
            <text:p>0,6282</text:p>
          </table:table-cell>
          <table:table-cell table:style-name="ce5" office:value-type="float" office:value="0.752224" calcext:value-type="float">
            <text:p>0,7522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7.956312" calcext:value-type="float">
            <text:p>27,9563</text:p>
          </table:table-cell>
          <table:table-cell table:style-name="Default" office:value-type="float" office:value="0.870078" calcext:value-type="float">
            <text:p>0,870078</text:p>
          </table:table-cell>
          <table:table-cell office:value-type="float" office:value="0.698462" calcext:value-type="float">
            <text:p>0,698462</text:p>
          </table:table-cell>
          <table:table-cell office:value-type="float" office:value="0.7885" calcext:value-type="float">
            <text:p>0,7885</text:p>
          </table:table-cell>
          <table:table-cell office:value-type="float" office:value="33.399152" calcext:value-type="float">
            <text:p>33,399152</text:p>
          </table:table-cell>
          <table:table-cell office:value-type="float" office:value="0.612535" calcext:value-type="float">
            <text:p>0,612535</text:p>
          </table:table-cell>
          <table:table-cell office:value-type="float" office:value="0.709663" calcext:value-type="float">
            <text:p>0,709663</text:p>
          </table:table-cell>
          <table:table-cell office:value-type="float" office:value="0.7995" calcext:value-type="float">
            <text:p>0,7995</text:p>
          </table:table-cell>
          <table:table-cell office:value-type="float" office:value="27.943957" calcext:value-type="float">
            <text:p>27,943957</text:p>
          </table:table-cell>
          <table:table-cell office:value-type="float" office:value="0.687802" calcext:value-type="float">
            <text:p>0,687802</text:p>
          </table:table-cell>
          <table:table-cell office:value-type="float" office:value="0.658233" calcext:value-type="float">
            <text:p>0,658233</text:p>
          </table:table-cell>
          <table:table-cell office:value-type="float" office:value="0.8075" calcext:value-type="float">
            <text:p>0,8075</text:p>
          </table:table-cell>
          <table:table-cell office:value-type="float" office:value="24.129071" calcext:value-type="float">
            <text:p>24,129071</text:p>
          </table:table-cell>
          <table:table-cell office:value-type="float" office:value="309" calcext:value-type="float">
            <text:p>309</text:p>
          </table:table-cell>
          <table:table-cell table:number-columns-repeated="1003"/>
        </table:table-row>
        <table:table-row table:style-name="ro1">
          <table:table-cell table:style-name="ce5" office:value-type="float" office:value="0.419688" calcext:value-type="float">
            <text:p>0,4197</text:p>
          </table:table-cell>
          <table:table-cell table:style-name="ce5" office:value-type="float" office:value="0.757008" calcext:value-type="float">
            <text:p>0,7570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4.351031" calcext:value-type="float">
            <text:p>24,3510</text:p>
          </table:table-cell>
          <table:table-cell table:style-name="ce13" office:value-type="float" office:value="0.651027" calcext:value-type="float">
            <text:p>0,6510</text:p>
          </table:table-cell>
          <table:table-cell table:style-name="ce5" office:value-type="float" office:value="0.730202" calcext:value-type="float">
            <text:p>0,7302</text:p>
          </table:table-cell>
          <table:table-cell table:style-name="ce5" office:value-type="float" office:value="0.7905" calcext:value-type="float">
            <text:p>0,7905</text:p>
          </table:table-cell>
          <table:table-cell table:style-name="ce10" office:value-type="float" office:value="26.056707" calcext:value-type="float">
            <text:p>26,0567</text:p>
          </table:table-cell>
          <table:table-cell table:style-name="Default" office:value-type="float" office:value="0.864895" calcext:value-type="float">
            <text:p>0,864895</text:p>
          </table:table-cell>
          <table:table-cell office:value-type="float" office:value="0.699332" calcext:value-type="float">
            <text:p>0,699332</text:p>
          </table:table-cell>
          <table:table-cell office:value-type="float" office:value="0.78" calcext:value-type="float">
            <text:p>0,78</text:p>
          </table:table-cell>
          <table:table-cell office:value-type="float" office:value="31.875022" calcext:value-type="float">
            <text:p>31,875022</text:p>
          </table:table-cell>
          <table:table-cell office:value-type="float" office:value="0.652204" calcext:value-type="float">
            <text:p>0,652204</text:p>
          </table:table-cell>
          <table:table-cell office:value-type="float" office:value="0.733739" calcext:value-type="float">
            <text:p>0,733739</text:p>
          </table:table-cell>
          <table:table-cell office:value-type="float" office:value="0.7865" calcext:value-type="float">
            <text:p>0,7865</text:p>
          </table:table-cell>
          <table:table-cell office:value-type="float" office:value="25.585258" calcext:value-type="float">
            <text:p>25,585258</text:p>
          </table:table-cell>
          <table:table-cell office:value-type="float" office:value="0.691075" calcext:value-type="float">
            <text:p>0,691075</text:p>
          </table:table-cell>
          <table:table-cell office:value-type="float" office:value="0.677137" calcext:value-type="float">
            <text:p>0,677137</text:p>
          </table:table-cell>
          <table:table-cell office:value-type="float" office:value="0.8015" calcext:value-type="float">
            <text:p>0,8015</text:p>
          </table:table-cell>
          <table:table-cell office:value-type="float" office:value="24.208457" calcext:value-type="float">
            <text:p>24,208457</text:p>
          </table:table-cell>
          <table:table-cell office:value-type="float" office:value="310" calcext:value-type="float">
            <text:p>310</text:p>
          </table:table-cell>
          <table:table-cell table:number-columns-repeated="1003"/>
        </table:table-row>
        <table:table-row table:style-name="ro1">
          <table:table-cell table:style-name="ce5" office:value-type="float" office:value="0.413158" calcext:value-type="float">
            <text:p>0,4132</text:p>
          </table:table-cell>
          <table:table-cell table:style-name="ce5" office:value-type="float" office:value="0.747048" calcext:value-type="float">
            <text:p>0,7470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4.167989" calcext:value-type="float">
            <text:p>24,1680</text:p>
          </table:table-cell>
          <table:table-cell table:style-name="ce13" office:value-type="float" office:value="0.63598" calcext:value-type="float">
            <text:p>0,6360</text:p>
          </table:table-cell>
          <table:table-cell table:style-name="ce5" office:value-type="float" office:value="0.728484" calcext:value-type="float">
            <text:p>0,7285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6.28769" calcext:value-type="float">
            <text:p>26,2877</text:p>
          </table:table-cell>
          <table:table-cell table:style-name="Default" office:value-type="float" office:value="0.850424" calcext:value-type="float">
            <text:p>0,850424</text:p>
          </table:table-cell>
          <table:table-cell office:value-type="float" office:value="0.691907" calcext:value-type="float">
            <text:p>0,691907</text:p>
          </table:table-cell>
          <table:table-cell office:value-type="float" office:value="0.7925" calcext:value-type="float">
            <text:p>0,7925</text:p>
          </table:table-cell>
          <table:table-cell office:value-type="float" office:value="33.496556" calcext:value-type="float">
            <text:p>33,496556</text:p>
          </table:table-cell>
          <table:table-cell office:value-type="float" office:value="0.607648" calcext:value-type="float">
            <text:p>0,607648</text:p>
          </table:table-cell>
          <table:table-cell office:value-type="float" office:value="0.691053" calcext:value-type="float">
            <text:p>0,691053</text:p>
          </table:table-cell>
          <table:table-cell office:value-type="float" office:value="0.8095" calcext:value-type="float">
            <text:p>0,8095</text:p>
          </table:table-cell>
          <table:table-cell office:value-type="float" office:value="24.94333" calcext:value-type="float">
            <text:p>24,94333</text:p>
          </table:table-cell>
          <table:table-cell office:value-type="float" office:value="0.717352" calcext:value-type="float">
            <text:p>0,717352</text:p>
          </table:table-cell>
          <table:table-cell office:value-type="float" office:value="0.706455" calcext:value-type="float">
            <text:p>0,706455</text:p>
          </table:table-cell>
          <table:table-cell office:value-type="float" office:value="0.792" calcext:value-type="float">
            <text:p>0,792</text:p>
          </table:table-cell>
          <table:table-cell office:value-type="float" office:value="24.075616" calcext:value-type="float">
            <text:p>24,075616</text:p>
          </table:table-cell>
          <table:table-cell office:value-type="float" office:value="311" calcext:value-type="float">
            <text:p>311</text:p>
          </table:table-cell>
          <table:table-cell table:number-columns-repeated="1003"/>
        </table:table-row>
        <table:table-row table:style-name="ro1">
          <table:table-cell table:style-name="ce5" office:value-type="float" office:value="0.414584" calcext:value-type="float">
            <text:p>0,4146</text:p>
          </table:table-cell>
          <table:table-cell table:style-name="ce5" office:value-type="float" office:value="0.767914" calcext:value-type="float">
            <text:p>0,7679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262125" calcext:value-type="float">
            <text:p>24,2621</text:p>
          </table:table-cell>
          <table:table-cell table:style-name="ce13" office:value-type="float" office:value="0.620629" calcext:value-type="float">
            <text:p>0,6206</text:p>
          </table:table-cell>
          <table:table-cell table:style-name="ce5" office:value-type="float" office:value="0.739717" calcext:value-type="float">
            <text:p>0,7397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5.986031" calcext:value-type="float">
            <text:p>25,9860</text:p>
          </table:table-cell>
          <table:table-cell table:style-name="Default" office:value-type="float" office:value="0.855906" calcext:value-type="float">
            <text:p>0,855906</text:p>
          </table:table-cell>
          <table:table-cell office:value-type="float" office:value="0.739901" calcext:value-type="float">
            <text:p>0,739901</text:p>
          </table:table-cell>
          <table:table-cell office:value-type="float" office:value="0.772" calcext:value-type="float">
            <text:p>0,772</text:p>
          </table:table-cell>
          <table:table-cell office:value-type="float" office:value="34.009664" calcext:value-type="float">
            <text:p>34,009664</text:p>
          </table:table-cell>
          <table:table-cell office:value-type="float" office:value="0.600108" calcext:value-type="float">
            <text:p>0,600108</text:p>
          </table:table-cell>
          <table:table-cell office:value-type="float" office:value="0.723748" calcext:value-type="float">
            <text:p>0,723748</text:p>
          </table:table-cell>
          <table:table-cell office:value-type="float" office:value="0.7995" calcext:value-type="float">
            <text:p>0,7995</text:p>
          </table:table-cell>
          <table:table-cell office:value-type="float" office:value="27.710958" calcext:value-type="float">
            <text:p>27,710958</text:p>
          </table:table-cell>
          <table:table-cell office:value-type="float" office:value="0.684625" calcext:value-type="float">
            <text:p>0,684625</text:p>
          </table:table-cell>
          <table:table-cell office:value-type="float" office:value="0.688601" calcext:value-type="float">
            <text:p>0,688601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103273" calcext:value-type="float">
            <text:p>24,103273</text:p>
          </table:table-cell>
          <table:table-cell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 table:style-name="ce5" office:value-type="float" office:value="0.402215" calcext:value-type="float">
            <text:p>0,4022</text:p>
          </table:table-cell>
          <table:table-cell table:style-name="ce5" office:value-type="float" office:value="0.79308" calcext:value-type="float">
            <text:p>0,7931</text:p>
          </table:table-cell>
          <table:table-cell table:style-name="ce5" office:value-type="float" office:value="0.789" calcext:value-type="float">
            <text:p>0,7890</text:p>
          </table:table-cell>
          <table:table-cell table:style-name="ce10" office:value-type="float" office:value="24.163457" calcext:value-type="float">
            <text:p>24,1635</text:p>
          </table:table-cell>
          <table:table-cell table:style-name="ce13" office:value-type="float" office:value="0.622985" calcext:value-type="float">
            <text:p>0,6230</text:p>
          </table:table-cell>
          <table:table-cell table:style-name="ce5" office:value-type="float" office:value="0.728508" calcext:value-type="float">
            <text:p>0,7285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6.081371" calcext:value-type="float">
            <text:p>26,0814</text:p>
          </table:table-cell>
          <table:table-cell table:style-name="Default" office:value-type="float" office:value="0.860353" calcext:value-type="float">
            <text:p>0,860353</text:p>
          </table:table-cell>
          <table:table-cell office:value-type="float" office:value="0.700932" calcext:value-type="float">
            <text:p>0,700932</text:p>
          </table:table-cell>
          <table:table-cell office:value-type="float" office:value="0.7895" calcext:value-type="float">
            <text:p>0,7895</text:p>
          </table:table-cell>
          <table:table-cell office:value-type="float" office:value="34.732722" calcext:value-type="float">
            <text:p>34,732722</text:p>
          </table:table-cell>
          <table:table-cell office:value-type="float" office:value="0.62625" calcext:value-type="float">
            <text:p>0,62625</text:p>
          </table:table-cell>
          <table:table-cell office:value-type="float" office:value="0.74568" calcext:value-type="float">
            <text:p>0,74568</text:p>
          </table:table-cell>
          <table:table-cell office:value-type="float" office:value="0.791" calcext:value-type="float">
            <text:p>0,791</text:p>
          </table:table-cell>
          <table:table-cell office:value-type="float" office:value="24.890268" calcext:value-type="float">
            <text:p>24,890268</text:p>
          </table:table-cell>
          <table:table-cell office:value-type="float" office:value="0.675054" calcext:value-type="float">
            <text:p>0,675054</text:p>
          </table:table-cell>
          <table:table-cell office:value-type="float" office:value="0.693575" calcext:value-type="float">
            <text:p>0,693575</text:p>
          </table:table-cell>
          <table:table-cell office:value-type="float" office:value="0.802" calcext:value-type="float">
            <text:p>0,802</text:p>
          </table:table-cell>
          <table:table-cell office:value-type="float" office:value="24.096503" calcext:value-type="float">
            <text:p>24,096503</text:p>
          </table:table-cell>
          <table:table-cell office:value-type="float" office:value="313" calcext:value-type="float">
            <text:p>313</text:p>
          </table:table-cell>
          <table:table-cell table:number-columns-repeated="1003"/>
        </table:table-row>
        <table:table-row table:style-name="ro1">
          <table:table-cell table:style-name="ce5" office:value-type="float" office:value="0.407709" calcext:value-type="float">
            <text:p>0,4077</text:p>
          </table:table-cell>
          <table:table-cell table:style-name="ce5" office:value-type="float" office:value="0.790733" calcext:value-type="float">
            <text:p>0,7907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4.242817" calcext:value-type="float">
            <text:p>24,2428</text:p>
          </table:table-cell>
          <table:table-cell table:style-name="ce13" office:value-type="float" office:value="0.620854" calcext:value-type="float">
            <text:p>0,6209</text:p>
          </table:table-cell>
          <table:table-cell table:style-name="ce5" office:value-type="float" office:value="0.732005" calcext:value-type="float">
            <text:p>0,7320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7.281019" calcext:value-type="float">
            <text:p>27,2810</text:p>
          </table:table-cell>
          <table:table-cell table:style-name="Default" office:value-type="float" office:value="0.844262" calcext:value-type="float">
            <text:p>0,844262</text:p>
          </table:table-cell>
          <table:table-cell office:value-type="float" office:value="0.749989" calcext:value-type="float">
            <text:p>0,749989</text:p>
          </table:table-cell>
          <table:table-cell office:value-type="float" office:value="0.7815" calcext:value-type="float">
            <text:p>0,7815</text:p>
          </table:table-cell>
          <table:table-cell office:value-type="float" office:value="32.449923" calcext:value-type="float">
            <text:p>32,449923</text:p>
          </table:table-cell>
          <table:table-cell office:value-type="float" office:value="0.623476" calcext:value-type="float">
            <text:p>0,623476</text:p>
          </table:table-cell>
          <table:table-cell office:value-type="float" office:value="0.728757" calcext:value-type="float">
            <text:p>0,728757</text:p>
          </table:table-cell>
          <table:table-cell office:value-type="float" office:value="0.7995" calcext:value-type="float">
            <text:p>0,7995</text:p>
          </table:table-cell>
          <table:table-cell office:value-type="float" office:value="27.30317" calcext:value-type="float">
            <text:p>27,30317</text:p>
          </table:table-cell>
          <table:table-cell office:value-type="float" office:value="0.706121" calcext:value-type="float">
            <text:p>0,706121</text:p>
          </table:table-cell>
          <table:table-cell office:value-type="float" office:value="0.684627" calcext:value-type="float">
            <text:p>0,684627</text:p>
          </table:table-cell>
          <table:table-cell office:value-type="float" office:value="0.798" calcext:value-type="float">
            <text:p>0,798</text:p>
          </table:table-cell>
          <table:table-cell office:value-type="float" office:value="24.158281" calcext:value-type="float">
            <text:p>24,158281</text:p>
          </table:table-cell>
          <table:table-cell office:value-type="float" office:value="314" calcext:value-type="float">
            <text:p>314</text:p>
          </table:table-cell>
          <table:table-cell table:number-columns-repeated="1003"/>
        </table:table-row>
        <table:table-row table:style-name="ro1">
          <table:table-cell table:style-name="ce5" office:value-type="float" office:value="0.41324" calcext:value-type="float">
            <text:p>0,4132</text:p>
          </table:table-cell>
          <table:table-cell table:style-name="ce5" office:value-type="float" office:value="0.772538" calcext:value-type="float">
            <text:p>0,7725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4.286996" calcext:value-type="float">
            <text:p>24,2870</text:p>
          </table:table-cell>
          <table:table-cell table:style-name="ce13" office:value-type="float" office:value="0.661233" calcext:value-type="float">
            <text:p>0,6612</text:p>
          </table:table-cell>
          <table:table-cell table:style-name="ce5" office:value-type="float" office:value="0.725071" calcext:value-type="float">
            <text:p>0,7251</text:p>
          </table:table-cell>
          <table:table-cell table:style-name="ce5" office:value-type="float" office:value="0.787" calcext:value-type="float">
            <text:p>0,7870</text:p>
          </table:table-cell>
          <table:table-cell table:style-name="ce10" office:value-type="float" office:value="25.63223" calcext:value-type="float">
            <text:p>25,6322</text:p>
          </table:table-cell>
          <table:table-cell table:style-name="Default" office:value-type="float" office:value="0.830802" calcext:value-type="float">
            <text:p>0,830802</text:p>
          </table:table-cell>
          <table:table-cell office:value-type="float" office:value="0.704498" calcext:value-type="float">
            <text:p>0,704498</text:p>
          </table:table-cell>
          <table:table-cell office:value-type="float" office:value="0.786" calcext:value-type="float">
            <text:p>0,786</text:p>
          </table:table-cell>
          <table:table-cell office:value-type="float" office:value="33.904123" calcext:value-type="float">
            <text:p>33,904123</text:p>
          </table:table-cell>
          <table:table-cell office:value-type="float" office:value="0.617982" calcext:value-type="float">
            <text:p>0,617982</text:p>
          </table:table-cell>
          <table:table-cell office:value-type="float" office:value="0.703806" calcext:value-type="float">
            <text:p>0,703806</text:p>
          </table:table-cell>
          <table:table-cell office:value-type="float" office:value="0.8035" calcext:value-type="float">
            <text:p>0,8035</text:p>
          </table:table-cell>
          <table:table-cell office:value-type="float" office:value="26.683414" calcext:value-type="float">
            <text:p>26,683414</text:p>
          </table:table-cell>
          <table:table-cell office:value-type="float" office:value="0.707776" calcext:value-type="float">
            <text:p>0,707776</text:p>
          </table:table-cell>
          <table:table-cell office:value-type="float" office:value="0.660854" calcext:value-type="float">
            <text:p>0,660854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097984" calcext:value-type="float">
            <text:p>24,097984</text:p>
          </table:table-cell>
          <table:table-cell office:value-type="float" office:value="315" calcext:value-type="float">
            <text:p>315</text:p>
          </table:table-cell>
          <table:table-cell table:number-columns-repeated="1003"/>
        </table:table-row>
        <table:table-row table:style-name="ro1">
          <table:table-cell table:style-name="ce5" office:value-type="float" office:value="0.406683" calcext:value-type="float">
            <text:p>0,4067</text:p>
          </table:table-cell>
          <table:table-cell table:style-name="ce5" office:value-type="float" office:value="0.75718" calcext:value-type="float">
            <text:p>0,7572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267765" calcext:value-type="float">
            <text:p>24,2678</text:p>
          </table:table-cell>
          <table:table-cell table:style-name="ce13" office:value-type="float" office:value="0.635325" calcext:value-type="float">
            <text:p>0,6353</text:p>
          </table:table-cell>
          <table:table-cell table:style-name="ce5" office:value-type="float" office:value="0.712015" calcext:value-type="float">
            <text:p>0,7120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8.050151" calcext:value-type="float">
            <text:p>28,0502</text:p>
          </table:table-cell>
          <table:table-cell table:style-name="Default" office:value-type="float" office:value="0.879351" calcext:value-type="float">
            <text:p>0,879351</text:p>
          </table:table-cell>
          <table:table-cell office:value-type="float" office:value="0.691624" calcext:value-type="float">
            <text:p>0,691624</text:p>
          </table:table-cell>
          <table:table-cell office:value-type="float" office:value="0.7995" calcext:value-type="float">
            <text:p>0,7995</text:p>
          </table:table-cell>
          <table:table-cell office:value-type="float" office:value="34.231759" calcext:value-type="float">
            <text:p>34,231759</text:p>
          </table:table-cell>
          <table:table-cell office:value-type="float" office:value="0.61383" calcext:value-type="float">
            <text:p>0,61383</text:p>
          </table:table-cell>
          <table:table-cell office:value-type="float" office:value="0.752369" calcext:value-type="float">
            <text:p>0,752369</text:p>
          </table:table-cell>
          <table:table-cell office:value-type="float" office:value="0.7905" calcext:value-type="float">
            <text:p>0,7905</text:p>
          </table:table-cell>
          <table:table-cell office:value-type="float" office:value="25.357922" calcext:value-type="float">
            <text:p>25,357922</text:p>
          </table:table-cell>
          <table:table-cell office:value-type="float" office:value="0.678502" calcext:value-type="float">
            <text:p>0,678502</text:p>
          </table:table-cell>
          <table:table-cell office:value-type="float" office:value="0.67045" calcext:value-type="float">
            <text:p>0,67045</text:p>
          </table:table-cell>
          <table:table-cell office:value-type="float" office:value="0.8045" calcext:value-type="float">
            <text:p>0,8045</text:p>
          </table:table-cell>
          <table:table-cell office:value-type="float" office:value="24.082422" calcext:value-type="float">
            <text:p>24,082422</text:p>
          </table:table-cell>
          <table:table-cell office:value-type="float" office:value="316" calcext:value-type="float">
            <text:p>316</text:p>
          </table:table-cell>
          <table:table-cell table:number-columns-repeated="1003"/>
        </table:table-row>
        <table:table-row table:style-name="ro1">
          <table:table-cell table:style-name="ce5" office:value-type="float" office:value="0.415322" calcext:value-type="float">
            <text:p>0,4153</text:p>
          </table:table-cell>
          <table:table-cell table:style-name="ce5" office:value-type="float" office:value="0.773852" calcext:value-type="float">
            <text:p>0,7739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4722" calcext:value-type="float">
            <text:p>24,2472</text:p>
          </table:table-cell>
          <table:table-cell table:style-name="ce13" office:value-type="float" office:value="0.616699" calcext:value-type="float">
            <text:p>0,6167</text:p>
          </table:table-cell>
          <table:table-cell table:style-name="ce5" office:value-type="float" office:value="0.711507" calcext:value-type="float">
            <text:p>0,7115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7.056259" calcext:value-type="float">
            <text:p>27,0563</text:p>
          </table:table-cell>
          <table:table-cell table:style-name="Default" office:value-type="float" office:value="0.862643" calcext:value-type="float">
            <text:p>0,862643</text:p>
          </table:table-cell>
          <table:table-cell office:value-type="float" office:value="0.689317" calcext:value-type="float">
            <text:p>0,689317</text:p>
          </table:table-cell>
          <table:table-cell office:value-type="float" office:value="0.7965" calcext:value-type="float">
            <text:p>0,7965</text:p>
          </table:table-cell>
          <table:table-cell office:value-type="float" office:value="31.771662" calcext:value-type="float">
            <text:p>31,771662</text:p>
          </table:table-cell>
          <table:table-cell office:value-type="float" office:value="0.607567" calcext:value-type="float">
            <text:p>0,607567</text:p>
          </table:table-cell>
          <table:table-cell office:value-type="float" office:value="0.696612" calcext:value-type="float">
            <text:p>0,696612</text:p>
          </table:table-cell>
          <table:table-cell office:value-type="float" office:value="0.7945" calcext:value-type="float">
            <text:p>0,7945</text:p>
          </table:table-cell>
          <table:table-cell office:value-type="float" office:value="27.159281" calcext:value-type="float">
            <text:p>27,159281</text:p>
          </table:table-cell>
          <table:table-cell office:value-type="float" office:value="0.7019" calcext:value-type="float">
            <text:p>0,7019</text:p>
          </table:table-cell>
          <table:table-cell office:value-type="float" office:value="0.722558" calcext:value-type="float">
            <text:p>0,722558</text:p>
          </table:table-cell>
          <table:table-cell office:value-type="float" office:value="0.7895" calcext:value-type="float">
            <text:p>0,7895</text:p>
          </table:table-cell>
          <table:table-cell office:value-type="float" office:value="24.116146" calcext:value-type="float">
            <text:p>24,116146</text:p>
          </table:table-cell>
          <table:table-cell office:value-type="float" office:value="317" calcext:value-type="float">
            <text:p>317</text:p>
          </table:table-cell>
          <table:table-cell table:number-columns-repeated="1003"/>
        </table:table-row>
        <table:table-row table:style-name="ro1">
          <table:table-cell table:style-name="ce5" office:value-type="float" office:value="0.414884" calcext:value-type="float">
            <text:p>0,4149</text:p>
          </table:table-cell>
          <table:table-cell table:style-name="ce5" office:value-type="float" office:value="0.768501" calcext:value-type="float">
            <text:p>0,7685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4.322833" calcext:value-type="float">
            <text:p>24,3228</text:p>
          </table:table-cell>
          <table:table-cell table:style-name="ce13" office:value-type="float" office:value="0.602433" calcext:value-type="float">
            <text:p>0,6024</text:p>
          </table:table-cell>
          <table:table-cell table:style-name="ce5" office:value-type="float" office:value="0.776294" calcext:value-type="float">
            <text:p>0,7763</text:p>
          </table:table-cell>
          <table:table-cell table:style-name="ce5" office:value-type="float" office:value="0.7825" calcext:value-type="float">
            <text:p>0,7825</text:p>
          </table:table-cell>
          <table:table-cell table:style-name="ce10" office:value-type="float" office:value="26.728526" calcext:value-type="float">
            <text:p>26,7285</text:p>
          </table:table-cell>
          <table:table-cell table:style-name="Default" office:value-type="float" office:value="0.831421" calcext:value-type="float">
            <text:p>0,831421</text:p>
          </table:table-cell>
          <table:table-cell office:value-type="float" office:value="0.700296" calcext:value-type="float">
            <text:p>0,700296</text:p>
          </table:table-cell>
          <table:table-cell office:value-type="float" office:value="0.7965" calcext:value-type="float">
            <text:p>0,7965</text:p>
          </table:table-cell>
          <table:table-cell office:value-type="float" office:value="33.8191" calcext:value-type="float">
            <text:p>33,8191</text:p>
          </table:table-cell>
          <table:table-cell office:value-type="float" office:value="0.635814" calcext:value-type="float">
            <text:p>0,635814</text:p>
          </table:table-cell>
          <table:table-cell office:value-type="float" office:value="0.706132" calcext:value-type="float">
            <text:p>0,706132</text:p>
          </table:table-cell>
          <table:table-cell office:value-type="float" office:value="0.8" calcext:value-type="float">
            <text:p>0,8</text:p>
          </table:table-cell>
          <table:table-cell office:value-type="float" office:value="26.482895" calcext:value-type="float">
            <text:p>26,482895</text:p>
          </table:table-cell>
          <table:table-cell office:value-type="float" office:value="0.684142" calcext:value-type="float">
            <text:p>0,684142</text:p>
          </table:table-cell>
          <table:table-cell office:value-type="float" office:value="0.728999" calcext:value-type="float">
            <text:p>0,728999</text:p>
          </table:table-cell>
          <table:table-cell office:value-type="float" office:value="0.7945" calcext:value-type="float">
            <text:p>0,7945</text:p>
          </table:table-cell>
          <table:table-cell office:value-type="float" office:value="24.046051" calcext:value-type="float">
            <text:p>24,046051</text:p>
          </table:table-cell>
          <table:table-cell office:value-type="float" office:value="318" calcext:value-type="float">
            <text:p>318</text:p>
          </table:table-cell>
          <table:table-cell table:number-columns-repeated="1003"/>
        </table:table-row>
        <table:table-row table:style-name="ro1">
          <table:table-cell table:style-name="ce5" office:value-type="float" office:value="0.378136" calcext:value-type="float">
            <text:p>0,3781</text:p>
          </table:table-cell>
          <table:table-cell table:style-name="ce5" office:value-type="float" office:value="0.815166" calcext:value-type="float">
            <text:p>0,8152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239779" calcext:value-type="float">
            <text:p>24,2398</text:p>
          </table:table-cell>
          <table:table-cell table:style-name="ce13" office:value-type="float" office:value="0.614047" calcext:value-type="float">
            <text:p>0,6140</text:p>
          </table:table-cell>
          <table:table-cell table:style-name="ce5" office:value-type="float" office:value="0.704287" calcext:value-type="float">
            <text:p>0,7043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6.780325" calcext:value-type="float">
            <text:p>26,7803</text:p>
          </table:table-cell>
          <table:table-cell table:style-name="Default" office:value-type="float" office:value="0.864488" calcext:value-type="float">
            <text:p>0,864488</text:p>
          </table:table-cell>
          <table:table-cell office:value-type="float" office:value="0.682497" calcext:value-type="float">
            <text:p>0,682497</text:p>
          </table:table-cell>
          <table:table-cell office:value-type="float" office:value="0.784" calcext:value-type="float">
            <text:p>0,784</text:p>
          </table:table-cell>
          <table:table-cell office:value-type="float" office:value="34.307184" calcext:value-type="float">
            <text:p>34,307184</text:p>
          </table:table-cell>
          <table:table-cell office:value-type="float" office:value="0.626523" calcext:value-type="float">
            <text:p>0,626523</text:p>
          </table:table-cell>
          <table:table-cell office:value-type="float" office:value="0.709059" calcext:value-type="float">
            <text:p>0,709059</text:p>
          </table:table-cell>
          <table:table-cell office:value-type="float" office:value="0.8075" calcext:value-type="float">
            <text:p>0,8075</text:p>
          </table:table-cell>
          <table:table-cell office:value-type="float" office:value="27.172672" calcext:value-type="float">
            <text:p>27,172672</text:p>
          </table:table-cell>
          <table:table-cell office:value-type="float" office:value="0.671615" calcext:value-type="float">
            <text:p>0,671615</text:p>
          </table:table-cell>
          <table:table-cell office:value-type="float" office:value="0.664972" calcext:value-type="float">
            <text:p>0,664972</text:p>
          </table:table-cell>
          <table:table-cell office:value-type="float" office:value="0.812" calcext:value-type="float">
            <text:p>0,812</text:p>
          </table:table-cell>
          <table:table-cell office:value-type="float" office:value="24.155768" calcext:value-type="float">
            <text:p>24,155768</text:p>
          </table:table-cell>
          <table:table-cell office:value-type="float" office:value="319" calcext:value-type="float">
            <text:p>319</text:p>
          </table:table-cell>
          <table:table-cell table:number-columns-repeated="1003"/>
        </table:table-row>
        <table:table-row table:style-name="ro1">
          <table:table-cell table:style-name="ce5" office:value-type="float" office:value="0.412297" calcext:value-type="float">
            <text:p>0,4123</text:p>
          </table:table-cell>
          <table:table-cell table:style-name="ce5" office:value-type="float" office:value="0.831774" calcext:value-type="float">
            <text:p>0,8318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4.135499" calcext:value-type="float">
            <text:p>24,1355</text:p>
          </table:table-cell>
          <table:table-cell table:style-name="ce13" office:value-type="float" office:value="0.6235" calcext:value-type="float">
            <text:p>0,6235</text:p>
          </table:table-cell>
          <table:table-cell table:style-name="ce5" office:value-type="float" office:value="0.716644" calcext:value-type="float">
            <text:p>0,7166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7.087049" calcext:value-type="float">
            <text:p>27,0870</text:p>
          </table:table-cell>
          <table:table-cell table:style-name="Default" office:value-type="float" office:value="0.872019" calcext:value-type="float">
            <text:p>0,872019</text:p>
          </table:table-cell>
          <table:table-cell office:value-type="float" office:value="0.733682" calcext:value-type="float">
            <text:p>0,733682</text:p>
          </table:table-cell>
          <table:table-cell office:value-type="float" office:value="0.78" calcext:value-type="float">
            <text:p>0,78</text:p>
          </table:table-cell>
          <table:table-cell office:value-type="float" office:value="35.434096" calcext:value-type="float">
            <text:p>35,434096</text:p>
          </table:table-cell>
          <table:table-cell office:value-type="float" office:value="0.619218" calcext:value-type="float">
            <text:p>0,619218</text:p>
          </table:table-cell>
          <table:table-cell office:value-type="float" office:value="0.717591" calcext:value-type="float">
            <text:p>0,717591</text:p>
          </table:table-cell>
          <table:table-cell office:value-type="float" office:value="0.7965" calcext:value-type="float">
            <text:p>0,7965</text:p>
          </table:table-cell>
          <table:table-cell office:value-type="float" office:value="25.566667" calcext:value-type="float">
            <text:p>25,566667</text:p>
          </table:table-cell>
          <table:table-cell office:value-type="float" office:value="0.682759" calcext:value-type="float">
            <text:p>0,682759</text:p>
          </table:table-cell>
          <table:table-cell office:value-type="float" office:value="0.667535" calcext:value-type="float">
            <text:p>0,667535</text:p>
          </table:table-cell>
          <table:table-cell office:value-type="float" office:value="0.809" calcext:value-type="float">
            <text:p>0,809</text:p>
          </table:table-cell>
          <table:table-cell office:value-type="float" office:value="24.15922" calcext:value-type="float">
            <text:p>24,15922</text:p>
          </table:table-cell>
          <table:table-cell office:value-type="float" office:value="320" calcext:value-type="float">
            <text:p>320</text:p>
          </table:table-cell>
          <table:table-cell table:number-columns-repeated="1003"/>
        </table:table-row>
        <table:table-row table:style-name="ro1">
          <table:table-cell table:style-name="ce5" office:value-type="float" office:value="0.450231" calcext:value-type="float">
            <text:p>0,4502</text:p>
          </table:table-cell>
          <table:table-cell table:style-name="ce5" office:value-type="float" office:value="0.725451" calcext:value-type="float">
            <text:p>0,7255</text:p>
          </table:table-cell>
          <table:table-cell table:style-name="ce5" office:value-type="float" office:value="0.8145" calcext:value-type="float">
            <text:p>0,8145</text:p>
          </table:table-cell>
          <table:table-cell table:style-name="ce10" office:value-type="float" office:value="24.230304" calcext:value-type="float">
            <text:p>24,2303</text:p>
          </table:table-cell>
          <table:table-cell table:style-name="ce13" office:value-type="float" office:value="0.602794" calcext:value-type="float">
            <text:p>0,6028</text:p>
          </table:table-cell>
          <table:table-cell table:style-name="ce5" office:value-type="float" office:value="0.685202" calcext:value-type="float">
            <text:p>0,6852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7.30783" calcext:value-type="float">
            <text:p>27,3078</text:p>
          </table:table-cell>
          <table:table-cell table:style-name="Default" office:value-type="float" office:value="0.851663" calcext:value-type="float">
            <text:p>0,851663</text:p>
          </table:table-cell>
          <table:table-cell office:value-type="float" office:value="0.69675" calcext:value-type="float">
            <text:p>0,69675</text:p>
          </table:table-cell>
          <table:table-cell office:value-type="float" office:value="0.79" calcext:value-type="float">
            <text:p>0,79</text:p>
          </table:table-cell>
          <table:table-cell office:value-type="float" office:value="32.409133" calcext:value-type="float">
            <text:p>32,409133</text:p>
          </table:table-cell>
          <table:table-cell office:value-type="float" office:value="0.621342" calcext:value-type="float">
            <text:p>0,621342</text:p>
          </table:table-cell>
          <table:table-cell office:value-type="float" office:value="0.724445" calcext:value-type="float">
            <text:p>0,724445</text:p>
          </table:table-cell>
          <table:table-cell office:value-type="float" office:value="0.802" calcext:value-type="float">
            <text:p>0,802</text:p>
          </table:table-cell>
          <table:table-cell office:value-type="float" office:value="27.863961" calcext:value-type="float">
            <text:p>27,863961</text:p>
          </table:table-cell>
          <table:table-cell office:value-type="float" office:value="0.710395" calcext:value-type="float">
            <text:p>0,710395</text:p>
          </table:table-cell>
          <table:table-cell office:value-type="float" office:value="0.661135" calcext:value-type="float">
            <text:p>0,661135</text:p>
          </table:table-cell>
          <table:table-cell office:value-type="float" office:value="0.806" calcext:value-type="float">
            <text:p>0,806</text:p>
          </table:table-cell>
          <table:table-cell office:value-type="float" office:value="24.121413" calcext:value-type="float">
            <text:p>24,121413</text:p>
          </table:table-cell>
          <table:table-cell office:value-type="float" office:value="321" calcext:value-type="float">
            <text:p>321</text:p>
          </table:table-cell>
          <table:table-cell table:number-columns-repeated="1003"/>
        </table:table-row>
        <table:table-row table:style-name="ro1">
          <table:table-cell table:style-name="ce5" office:value-type="float" office:value="0.426746" calcext:value-type="float">
            <text:p>0,4267</text:p>
          </table:table-cell>
          <table:table-cell table:style-name="ce5" office:value-type="float" office:value="0.753947" calcext:value-type="float">
            <text:p>0,7539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4.250299" calcext:value-type="float">
            <text:p>24,2503</text:p>
          </table:table-cell>
          <table:table-cell table:style-name="ce13" office:value-type="float" office:value="0.602551" calcext:value-type="float">
            <text:p>0,6026</text:p>
          </table:table-cell>
          <table:table-cell table:style-name="ce5" office:value-type="float" office:value="0.733561" calcext:value-type="float">
            <text:p>0,7336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6.046398" calcext:value-type="float">
            <text:p>26,0464</text:p>
          </table:table-cell>
          <table:table-cell table:style-name="Default" office:value-type="float" office:value="0.814452" calcext:value-type="float">
            <text:p>0,814452</text:p>
          </table:table-cell>
          <table:table-cell office:value-type="float" office:value="0.681299" calcext:value-type="float">
            <text:p>0,681299</text:p>
          </table:table-cell>
          <table:table-cell office:value-type="float" office:value="0.792" calcext:value-type="float">
            <text:p>0,792</text:p>
          </table:table-cell>
          <table:table-cell office:value-type="float" office:value="32.12666" calcext:value-type="float">
            <text:p>32,12666</text:p>
          </table:table-cell>
          <table:table-cell office:value-type="float" office:value="0.615056" calcext:value-type="float">
            <text:p>0,615056</text:p>
          </table:table-cell>
          <table:table-cell office:value-type="float" office:value="0.727022" calcext:value-type="float">
            <text:p>0,727022</text:p>
          </table:table-cell>
          <table:table-cell office:value-type="float" office:value="0.796" calcext:value-type="float">
            <text:p>0,796</text:p>
          </table:table-cell>
          <table:table-cell office:value-type="float" office:value="25.914978" calcext:value-type="float">
            <text:p>25,914978</text:p>
          </table:table-cell>
          <table:table-cell office:value-type="float" office:value="0.679779" calcext:value-type="float">
            <text:p>0,679779</text:p>
          </table:table-cell>
          <table:table-cell office:value-type="float" office:value="0.706674" calcext:value-type="float">
            <text:p>0,706674</text:p>
          </table:table-cell>
          <table:table-cell office:value-type="float" office:value="0.8035" calcext:value-type="float">
            <text:p>0,8035</text:p>
          </table:table-cell>
          <table:table-cell office:value-type="float" office:value="24.07024" calcext:value-type="float">
            <text:p>24,07024</text:p>
          </table:table-cell>
          <table:table-cell office:value-type="float" office:value="322" calcext:value-type="float">
            <text:p>322</text:p>
          </table:table-cell>
          <table:table-cell table:number-columns-repeated="1003"/>
        </table:table-row>
        <table:table-row table:style-name="ro1">
          <table:table-cell table:style-name="ce5" office:value-type="float" office:value="0.434433" calcext:value-type="float">
            <text:p>0,4344</text:p>
          </table:table-cell>
          <table:table-cell table:style-name="ce5" office:value-type="float" office:value="0.75491" calcext:value-type="float">
            <text:p>0,7549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279212" calcext:value-type="float">
            <text:p>24,2792</text:p>
          </table:table-cell>
          <table:table-cell table:style-name="ce13" office:value-type="float" office:value="0.599307" calcext:value-type="float">
            <text:p>0,5993</text:p>
          </table:table-cell>
          <table:table-cell table:style-name="ce5" office:value-type="float" office:value="0.694816" calcext:value-type="float">
            <text:p>0,6948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4.966957" calcext:value-type="float">
            <text:p>24,9670</text:p>
          </table:table-cell>
          <table:table-cell table:style-name="Default" office:value-type="float" office:value="0.866766" calcext:value-type="float">
            <text:p>0,866766</text:p>
          </table:table-cell>
          <table:table-cell office:value-type="float" office:value="0.711597" calcext:value-type="float">
            <text:p>0,711597</text:p>
          </table:table-cell>
          <table:table-cell office:value-type="float" office:value="0.7805" calcext:value-type="float">
            <text:p>0,7805</text:p>
          </table:table-cell>
          <table:table-cell office:value-type="float" office:value="36.033034" calcext:value-type="float">
            <text:p>36,033034</text:p>
          </table:table-cell>
          <table:table-cell office:value-type="float" office:value="0.612025" calcext:value-type="float">
            <text:p>0,612025</text:p>
          </table:table-cell>
          <table:table-cell office:value-type="float" office:value="0.702923" calcext:value-type="float">
            <text:p>0,702923</text:p>
          </table:table-cell>
          <table:table-cell office:value-type="float" office:value="0.806" calcext:value-type="float">
            <text:p>0,806</text:p>
          </table:table-cell>
          <table:table-cell office:value-type="float" office:value="25.907618" calcext:value-type="float">
            <text:p>25,907618</text:p>
          </table:table-cell>
          <table:table-cell office:value-type="float" office:value="0.663525" calcext:value-type="float">
            <text:p>0,663525</text:p>
          </table:table-cell>
          <table:table-cell office:value-type="float" office:value="0.660776" calcext:value-type="float">
            <text:p>0,660776</text:p>
          </table:table-cell>
          <table:table-cell office:value-type="float" office:value="0.808" calcext:value-type="float">
            <text:p>0,808</text:p>
          </table:table-cell>
          <table:table-cell office:value-type="float" office:value="24.058709" calcext:value-type="float">
            <text:p>24,058709</text:p>
          </table:table-cell>
          <table:table-cell office:value-type="float" office:value="323" calcext:value-type="float">
            <text:p>323</text:p>
          </table:table-cell>
          <table:table-cell table:number-columns-repeated="1003"/>
        </table:table-row>
        <table:table-row table:style-name="ro1">
          <table:table-cell table:style-name="ce5" office:value-type="float" office:value="0.419013" calcext:value-type="float">
            <text:p>0,4190</text:p>
          </table:table-cell>
          <table:table-cell table:style-name="ce5" office:value-type="float" office:value="0.73959" calcext:value-type="float">
            <text:p>0,7396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49225" calcext:value-type="float">
            <text:p>24,2492</text:p>
          </table:table-cell>
          <table:table-cell table:style-name="ce13" office:value-type="float" office:value="0.621056" calcext:value-type="float">
            <text:p>0,6211</text:p>
          </table:table-cell>
          <table:table-cell table:style-name="ce5" office:value-type="float" office:value="0.699999" calcext:value-type="float">
            <text:p>0,7000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6.856004" calcext:value-type="float">
            <text:p>26,8560</text:p>
          </table:table-cell>
          <table:table-cell table:style-name="Default" office:value-type="float" office:value="0.864569" calcext:value-type="float">
            <text:p>0,864569</text:p>
          </table:table-cell>
          <table:table-cell office:value-type="float" office:value="0.719433" calcext:value-type="float">
            <text:p>0,719433</text:p>
          </table:table-cell>
          <table:table-cell office:value-type="float" office:value="0.7805" calcext:value-type="float">
            <text:p>0,7805</text:p>
          </table:table-cell>
          <table:table-cell office:value-type="float" office:value="32.791717" calcext:value-type="float">
            <text:p>32,791717</text:p>
          </table:table-cell>
          <table:table-cell office:value-type="float" office:value="0.608696" calcext:value-type="float">
            <text:p>0,608696</text:p>
          </table:table-cell>
          <table:table-cell office:value-type="float" office:value="0.695638" calcext:value-type="float">
            <text:p>0,695638</text:p>
          </table:table-cell>
          <table:table-cell office:value-type="float" office:value="0.8055" calcext:value-type="float">
            <text:p>0,8055</text:p>
          </table:table-cell>
          <table:table-cell office:value-type="float" office:value="27.76889" calcext:value-type="float">
            <text:p>27,76889</text:p>
          </table:table-cell>
          <table:table-cell office:value-type="float" office:value="0.671305" calcext:value-type="float">
            <text:p>0,671305</text:p>
          </table:table-cell>
          <table:table-cell office:value-type="float" office:value="0.645385" calcext:value-type="float">
            <text:p>0,645385</text:p>
          </table:table-cell>
          <table:table-cell office:value-type="float" office:value="0.8115" calcext:value-type="float">
            <text:p>0,8115</text:p>
          </table:table-cell>
          <table:table-cell office:value-type="float" office:value="24.103351" calcext:value-type="float">
            <text:p>24,103351</text:p>
          </table:table-cell>
          <table:table-cell office:value-type="float" office:value="324" calcext:value-type="float">
            <text:p>324</text:p>
          </table:table-cell>
          <table:table-cell table:number-columns-repeated="1003"/>
        </table:table-row>
        <table:table-row table:style-name="ro1">
          <table:table-cell table:style-name="ce5" office:value-type="float" office:value="0.389887" calcext:value-type="float">
            <text:p>0,3899</text:p>
          </table:table-cell>
          <table:table-cell table:style-name="ce5" office:value-type="float" office:value="0.757711" calcext:value-type="float">
            <text:p>0,7577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26204" calcext:value-type="float">
            <text:p>24,2620</text:p>
          </table:table-cell>
          <table:table-cell table:style-name="ce13" office:value-type="float" office:value="0.5974" calcext:value-type="float">
            <text:p>0,5974</text:p>
          </table:table-cell>
          <table:table-cell table:style-name="ce5" office:value-type="float" office:value="0.719569" calcext:value-type="float">
            <text:p>0,7196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7.166406" calcext:value-type="float">
            <text:p>27,1664</text:p>
          </table:table-cell>
          <table:table-cell table:style-name="Default" office:value-type="float" office:value="0.847183" calcext:value-type="float">
            <text:p>0,847183</text:p>
          </table:table-cell>
          <table:table-cell office:value-type="float" office:value="0.726643" calcext:value-type="float">
            <text:p>0,726643</text:p>
          </table:table-cell>
          <table:table-cell office:value-type="float" office:value="0.7855" calcext:value-type="float">
            <text:p>0,7855</text:p>
          </table:table-cell>
          <table:table-cell office:value-type="float" office:value="33.89219" calcext:value-type="float">
            <text:p>33,89219</text:p>
          </table:table-cell>
          <table:table-cell office:value-type="float" office:value="0.608007" calcext:value-type="float">
            <text:p>0,608007</text:p>
          </table:table-cell>
          <table:table-cell office:value-type="float" office:value="0.726321" calcext:value-type="float">
            <text:p>0,726321</text:p>
          </table:table-cell>
          <table:table-cell office:value-type="float" office:value="0.791" calcext:value-type="float">
            <text:p>0,791</text:p>
          </table:table-cell>
          <table:table-cell office:value-type="float" office:value="24.941338" calcext:value-type="float">
            <text:p>24,941338</text:p>
          </table:table-cell>
          <table:table-cell office:value-type="float" office:value="0.678328" calcext:value-type="float">
            <text:p>0,678328</text:p>
          </table:table-cell>
          <table:table-cell office:value-type="float" office:value="0.699685" calcext:value-type="float">
            <text:p>0,699685</text:p>
          </table:table-cell>
          <table:table-cell office:value-type="float" office:value="0.7925" calcext:value-type="float">
            <text:p>0,7925</text:p>
          </table:table-cell>
          <table:table-cell office:value-type="float" office:value="24.077159" calcext:value-type="float">
            <text:p>24,077159</text:p>
          </table:table-cell>
          <table:table-cell office:value-type="float" office:value="325" calcext:value-type="float">
            <text:p>325</text:p>
          </table:table-cell>
          <table:table-cell table:number-columns-repeated="1003"/>
        </table:table-row>
        <table:table-row table:style-name="ro1">
          <table:table-cell table:style-name="ce5" office:value-type="float" office:value="0.403969" calcext:value-type="float">
            <text:p>0,4040</text:p>
          </table:table-cell>
          <table:table-cell table:style-name="ce5" office:value-type="float" office:value="0.771747" calcext:value-type="float">
            <text:p>0,7717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4.207832" calcext:value-type="float">
            <text:p>24,2078</text:p>
          </table:table-cell>
          <table:table-cell table:style-name="ce13" office:value-type="float" office:value="0.610843" calcext:value-type="float">
            <text:p>0,6108</text:p>
          </table:table-cell>
          <table:table-cell table:style-name="ce5" office:value-type="float" office:value="0.688474" calcext:value-type="float">
            <text:p>0,6885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5.66186" calcext:value-type="float">
            <text:p>25,6619</text:p>
          </table:table-cell>
          <table:table-cell table:style-name="Default" office:value-type="float" office:value="0.865083" calcext:value-type="float">
            <text:p>0,865083</text:p>
          </table:table-cell>
          <table:table-cell office:value-type="float" office:value="0.696392" calcext:value-type="float">
            <text:p>0,696392</text:p>
          </table:table-cell>
          <table:table-cell office:value-type="float" office:value="0.7865" calcext:value-type="float">
            <text:p>0,7865</text:p>
          </table:table-cell>
          <table:table-cell office:value-type="float" office:value="33.51278" calcext:value-type="float">
            <text:p>33,51278</text:p>
          </table:table-cell>
          <table:table-cell office:value-type="float" office:value="0.618386" calcext:value-type="float">
            <text:p>0,618386</text:p>
          </table:table-cell>
          <table:table-cell office:value-type="float" office:value="0.702141" calcext:value-type="float">
            <text:p>0,702141</text:p>
          </table:table-cell>
          <table:table-cell office:value-type="float" office:value="0.8035" calcext:value-type="float">
            <text:p>0,8035</text:p>
          </table:table-cell>
          <table:table-cell office:value-type="float" office:value="27.769656" calcext:value-type="float">
            <text:p>27,769656</text:p>
          </table:table-cell>
          <table:table-cell office:value-type="float" office:value="0.640418" calcext:value-type="float">
            <text:p>0,640418</text:p>
          </table:table-cell>
          <table:table-cell office:value-type="float" office:value="0.690971" calcext:value-type="float">
            <text:p>0,690971</text:p>
          </table:table-cell>
          <table:table-cell office:value-type="float" office:value="0.8065" calcext:value-type="float">
            <text:p>0,8065</text:p>
          </table:table-cell>
          <table:table-cell office:value-type="float" office:value="24.040426" calcext:value-type="float">
            <text:p>24,040426</text:p>
          </table:table-cell>
          <table:table-cell office:value-type="float" office:value="326" calcext:value-type="float">
            <text:p>326</text:p>
          </table:table-cell>
          <table:table-cell table:number-columns-repeated="1003"/>
        </table:table-row>
        <table:table-row table:style-name="ro1">
          <table:table-cell table:style-name="ce5" office:value-type="float" office:value="0.396814" calcext:value-type="float">
            <text:p>0,3968</text:p>
          </table:table-cell>
          <table:table-cell table:style-name="ce5" office:value-type="float" office:value="0.841236" calcext:value-type="float">
            <text:p>0,8412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4.324587" calcext:value-type="float">
            <text:p>24,3246</text:p>
          </table:table-cell>
          <table:table-cell table:style-name="ce13" office:value-type="float" office:value="0.625969" calcext:value-type="float">
            <text:p>0,6260</text:p>
          </table:table-cell>
          <table:table-cell table:style-name="ce5" office:value-type="float" office:value="0.714735" calcext:value-type="float">
            <text:p>0,7147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7.905221" calcext:value-type="float">
            <text:p>27,9052</text:p>
          </table:table-cell>
          <table:table-cell table:style-name="Default" office:value-type="float" office:value="0.858765" calcext:value-type="float">
            <text:p>0,858765</text:p>
          </table:table-cell>
          <table:table-cell office:value-type="float" office:value="0.694738" calcext:value-type="float">
            <text:p>0,694738</text:p>
          </table:table-cell>
          <table:table-cell office:value-type="float" office:value="0.7865" calcext:value-type="float">
            <text:p>0,7865</text:p>
          </table:table-cell>
          <table:table-cell office:value-type="float" office:value="35.713687" calcext:value-type="float">
            <text:p>35,713687</text:p>
          </table:table-cell>
          <table:table-cell office:value-type="float" office:value="0.58064" calcext:value-type="float">
            <text:p>0,58064</text:p>
          </table:table-cell>
          <table:table-cell office:value-type="float" office:value="0.728559" calcext:value-type="float">
            <text:p>0,728559</text:p>
          </table:table-cell>
          <table:table-cell office:value-type="float" office:value="0.797" calcext:value-type="float">
            <text:p>0,797</text:p>
          </table:table-cell>
          <table:table-cell office:value-type="float" office:value="24.874318" calcext:value-type="float">
            <text:p>24,874318</text:p>
          </table:table-cell>
          <table:table-cell office:value-type="float" office:value="0.673278" calcext:value-type="float">
            <text:p>0,673278</text:p>
          </table:table-cell>
          <table:table-cell office:value-type="float" office:value="0.676487" calcext:value-type="float">
            <text:p>0,676487</text:p>
          </table:table-cell>
          <table:table-cell office:value-type="float" office:value="0.809" calcext:value-type="float">
            <text:p>0,809</text:p>
          </table:table-cell>
          <table:table-cell office:value-type="float" office:value="24.093524" calcext:value-type="float">
            <text:p>24,093524</text:p>
          </table:table-cell>
          <table:table-cell office:value-type="float" office:value="327" calcext:value-type="float">
            <text:p>327</text:p>
          </table:table-cell>
          <table:table-cell table:number-columns-repeated="1003"/>
        </table:table-row>
        <table:table-row table:style-name="ro1">
          <table:table-cell table:style-name="ce5" office:value-type="float" office:value="0.405978" calcext:value-type="float">
            <text:p>0,4060</text:p>
          </table:table-cell>
          <table:table-cell table:style-name="ce5" office:value-type="float" office:value="0.773648" calcext:value-type="float">
            <text:p>0,7736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1914" calcext:value-type="float">
            <text:p>24,2191</text:p>
          </table:table-cell>
          <table:table-cell table:style-name="ce13" office:value-type="float" office:value="0.609313" calcext:value-type="float">
            <text:p>0,6093</text:p>
          </table:table-cell>
          <table:table-cell table:style-name="ce5" office:value-type="float" office:value="0.707408" calcext:value-type="float">
            <text:p>0,7074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8.013976" calcext:value-type="float">
            <text:p>28,0140</text:p>
          </table:table-cell>
          <table:table-cell table:style-name="Default" office:value-type="float" office:value="0.859211" calcext:value-type="float">
            <text:p>0,859211</text:p>
          </table:table-cell>
          <table:table-cell office:value-type="float" office:value="0.715079" calcext:value-type="float">
            <text:p>0,715079</text:p>
          </table:table-cell>
          <table:table-cell office:value-type="float" office:value="0.78" calcext:value-type="float">
            <text:p>0,78</text:p>
          </table:table-cell>
          <table:table-cell office:value-type="float" office:value="34.977279" calcext:value-type="float">
            <text:p>34,977279</text:p>
          </table:table-cell>
          <table:table-cell office:value-type="float" office:value="0.611798" calcext:value-type="float">
            <text:p>0,611798</text:p>
          </table:table-cell>
          <table:table-cell office:value-type="float" office:value="0.714025" calcext:value-type="float">
            <text:p>0,714025</text:p>
          </table:table-cell>
          <table:table-cell office:value-type="float" office:value="0.798" calcext:value-type="float">
            <text:p>0,798</text:p>
          </table:table-cell>
          <table:table-cell office:value-type="float" office:value="27.333867" calcext:value-type="float">
            <text:p>27,333867</text:p>
          </table:table-cell>
          <table:table-cell office:value-type="float" office:value="0.665024" calcext:value-type="float">
            <text:p>0,665024</text:p>
          </table:table-cell>
          <table:table-cell office:value-type="float" office:value="0.6645" calcext:value-type="float">
            <text:p>0,6645</text:p>
          </table:table-cell>
          <table:table-cell office:value-type="float" office:value="0.8145" calcext:value-type="float">
            <text:p>0,8145</text:p>
          </table:table-cell>
          <table:table-cell office:value-type="float" office:value="24.119752" calcext:value-type="float">
            <text:p>24,119752</text:p>
          </table:table-cell>
          <table:table-cell office:value-type="float" office:value="328" calcext:value-type="float">
            <text:p>328</text:p>
          </table:table-cell>
          <table:table-cell table:number-columns-repeated="1003"/>
        </table:table-row>
        <table:table-row table:style-name="ro1">
          <table:table-cell table:style-name="ce5" office:value-type="float" office:value="0.398079" calcext:value-type="float">
            <text:p>0,3981</text:p>
          </table:table-cell>
          <table:table-cell table:style-name="ce5" office:value-type="float" office:value="0.734856" calcext:value-type="float">
            <text:p>0,7349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218022" calcext:value-type="float">
            <text:p>24,2180</text:p>
          </table:table-cell>
          <table:table-cell table:style-name="ce13" office:value-type="float" office:value="0.593674" calcext:value-type="float">
            <text:p>0,5937</text:p>
          </table:table-cell>
          <table:table-cell table:style-name="ce5" office:value-type="float" office:value="0.712783" calcext:value-type="float">
            <text:p>0,7128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7.000755" calcext:value-type="float">
            <text:p>27,0008</text:p>
          </table:table-cell>
          <table:table-cell table:style-name="Default" office:value-type="float" office:value="0.853966" calcext:value-type="float">
            <text:p>0,853966</text:p>
          </table:table-cell>
          <table:table-cell office:value-type="float" office:value="0.787015" calcext:value-type="float">
            <text:p>0,787015</text:p>
          </table:table-cell>
          <table:table-cell office:value-type="float" office:value="0.753" calcext:value-type="float">
            <text:p>0,753</text:p>
          </table:table-cell>
          <table:table-cell office:value-type="float" office:value="32.019294" calcext:value-type="float">
            <text:p>32,019294</text:p>
          </table:table-cell>
          <table:table-cell office:value-type="float" office:value="0.590216" calcext:value-type="float">
            <text:p>0,590216</text:p>
          </table:table-cell>
          <table:table-cell office:value-type="float" office:value="0.707332" calcext:value-type="float">
            <text:p>0,707332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941041" calcext:value-type="float">
            <text:p>24,941041</text:p>
          </table:table-cell>
          <table:table-cell office:value-type="float" office:value="0.662192" calcext:value-type="float">
            <text:p>0,662192</text:p>
          </table:table-cell>
          <table:table-cell office:value-type="float" office:value="0.663098" calcext:value-type="float">
            <text:p>0,663098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70095" calcext:value-type="float">
            <text:p>24,070095</text:p>
          </table:table-cell>
          <table:table-cell office:value-type="float" office:value="329" calcext:value-type="float">
            <text:p>329</text:p>
          </table:table-cell>
          <table:table-cell table:number-columns-repeated="1003"/>
        </table:table-row>
        <table:table-row table:style-name="ro1">
          <table:table-cell table:style-name="ce5" office:value-type="float" office:value="0.411222" calcext:value-type="float">
            <text:p>0,4112</text:p>
          </table:table-cell>
          <table:table-cell table:style-name="ce5" office:value-type="float" office:value="0.807638" calcext:value-type="float">
            <text:p>0,8076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4.233696" calcext:value-type="float">
            <text:p>24,2337</text:p>
          </table:table-cell>
          <table:table-cell table:style-name="ce13" office:value-type="float" office:value="0.621179" calcext:value-type="float">
            <text:p>0,6212</text:p>
          </table:table-cell>
          <table:table-cell table:style-name="ce5" office:value-type="float" office:value="0.700407" calcext:value-type="float">
            <text:p>0,7004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5.102483" calcext:value-type="float">
            <text:p>25,1025</text:p>
          </table:table-cell>
          <table:table-cell table:style-name="Default" office:value-type="float" office:value="0.851543" calcext:value-type="float">
            <text:p>0,851543</text:p>
          </table:table-cell>
          <table:table-cell office:value-type="float" office:value="0.719072" calcext:value-type="float">
            <text:p>0,719072</text:p>
          </table:table-cell>
          <table:table-cell office:value-type="float" office:value="0.7825" calcext:value-type="float">
            <text:p>0,7825</text:p>
          </table:table-cell>
          <table:table-cell office:value-type="float" office:value="35.65209" calcext:value-type="float">
            <text:p>35,65209</text:p>
          </table:table-cell>
          <table:table-cell office:value-type="float" office:value="0.638557" calcext:value-type="float">
            <text:p>0,638557</text:p>
          </table:table-cell>
          <table:table-cell office:value-type="float" office:value="0.785612" calcext:value-type="float">
            <text:p>0,785612</text:p>
          </table:table-cell>
          <table:table-cell office:value-type="float" office:value="0.7745" calcext:value-type="float">
            <text:p>0,7745</text:p>
          </table:table-cell>
          <table:table-cell office:value-type="float" office:value="25.52077" calcext:value-type="float">
            <text:p>25,52077</text:p>
          </table:table-cell>
          <table:table-cell office:value-type="float" office:value="0.675461" calcext:value-type="float">
            <text:p>0,675461</text:p>
          </table:table-cell>
          <table:table-cell office:value-type="float" office:value="0.714777" calcext:value-type="float">
            <text:p>0,714777</text:p>
          </table:table-cell>
          <table:table-cell office:value-type="float" office:value="0.798" calcext:value-type="float">
            <text:p>0,798</text:p>
          </table:table-cell>
          <table:table-cell office:value-type="float" office:value="24.042479" calcext:value-type="float">
            <text:p>24,042479</text:p>
          </table:table-cell>
          <table:table-cell office:value-type="float" office:value="330" calcext:value-type="float">
            <text:p>330</text:p>
          </table:table-cell>
          <table:table-cell table:number-columns-repeated="1003"/>
        </table:table-row>
        <table:table-row table:style-name="ro1">
          <table:table-cell table:style-name="ce5" office:value-type="float" office:value="0.4142" calcext:value-type="float">
            <text:p>0,4142</text:p>
          </table:table-cell>
          <table:table-cell table:style-name="ce5" office:value-type="float" office:value="0.783514" calcext:value-type="float">
            <text:p>0,7835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261901" calcext:value-type="float">
            <text:p>24,2619</text:p>
          </table:table-cell>
          <table:table-cell table:style-name="ce13" office:value-type="float" office:value="0.61277" calcext:value-type="float">
            <text:p>0,6128</text:p>
          </table:table-cell>
          <table:table-cell table:style-name="ce5" office:value-type="float" office:value="0.702508" calcext:value-type="float">
            <text:p>0,7025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5.767938" calcext:value-type="float">
            <text:p>25,7679</text:p>
          </table:table-cell>
          <table:table-cell table:style-name="Default" office:value-type="float" office:value="0.850526" calcext:value-type="float">
            <text:p>0,850526</text:p>
          </table:table-cell>
          <table:table-cell office:value-type="float" office:value="0.683676" calcext:value-type="float">
            <text:p>0,683676</text:p>
          </table:table-cell>
          <table:table-cell office:value-type="float" office:value="0.801" calcext:value-type="float">
            <text:p>0,801</text:p>
          </table:table-cell>
          <table:table-cell office:value-type="float" office:value="32.577743" calcext:value-type="float">
            <text:p>32,577743</text:p>
          </table:table-cell>
          <table:table-cell office:value-type="float" office:value="0.615735" calcext:value-type="float">
            <text:p>0,615735</text:p>
          </table:table-cell>
          <table:table-cell office:value-type="float" office:value="0.708626" calcext:value-type="float">
            <text:p>0,708626</text:p>
          </table:table-cell>
          <table:table-cell office:value-type="float" office:value="0.8035" calcext:value-type="float">
            <text:p>0,8035</text:p>
          </table:table-cell>
          <table:table-cell office:value-type="float" office:value="26.743329" calcext:value-type="float">
            <text:p>26,743329</text:p>
          </table:table-cell>
          <table:table-cell office:value-type="float" office:value="0.68198" calcext:value-type="float">
            <text:p>0,68198</text:p>
          </table:table-cell>
          <table:table-cell office:value-type="float" office:value="0.699725" calcext:value-type="float">
            <text:p>0,699725</text:p>
          </table:table-cell>
          <table:table-cell office:value-type="float" office:value="0.808" calcext:value-type="float">
            <text:p>0,808</text:p>
          </table:table-cell>
          <table:table-cell office:value-type="float" office:value="24.088389" calcext:value-type="float">
            <text:p>24,088389</text:p>
          </table:table-cell>
          <table:table-cell office:value-type="float" office:value="331" calcext:value-type="float">
            <text:p>331</text:p>
          </table:table-cell>
          <table:table-cell table:number-columns-repeated="1003"/>
        </table:table-row>
        <table:table-row table:style-name="ro1">
          <table:table-cell table:style-name="ce5" office:value-type="float" office:value="0.368688" calcext:value-type="float">
            <text:p>0,3687</text:p>
          </table:table-cell>
          <table:table-cell table:style-name="ce5" office:value-type="float" office:value="0.769501" calcext:value-type="float">
            <text:p>0,7695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4.235609" calcext:value-type="float">
            <text:p>24,2356</text:p>
          </table:table-cell>
          <table:table-cell table:style-name="ce13" office:value-type="float" office:value="0.582308" calcext:value-type="float">
            <text:p>0,5823</text:p>
          </table:table-cell>
          <table:table-cell table:style-name="ce5" office:value-type="float" office:value="0.724253" calcext:value-type="float">
            <text:p>0,7243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7.743168" calcext:value-type="float">
            <text:p>27,7432</text:p>
          </table:table-cell>
          <table:table-cell table:style-name="Default" office:value-type="float" office:value="0.86242" calcext:value-type="float">
            <text:p>0,86242</text:p>
          </table:table-cell>
          <table:table-cell office:value-type="float" office:value="0.690447" calcext:value-type="float">
            <text:p>0,690447</text:p>
          </table:table-cell>
          <table:table-cell office:value-type="float" office:value="0.792" calcext:value-type="float">
            <text:p>0,792</text:p>
          </table:table-cell>
          <table:table-cell office:value-type="float" office:value="31.928265" calcext:value-type="float">
            <text:p>31,928265</text:p>
          </table:table-cell>
          <table:table-cell office:value-type="float" office:value="0.593285" calcext:value-type="float">
            <text:p>0,593285</text:p>
          </table:table-cell>
          <table:table-cell office:value-type="float" office:value="0.716692" calcext:value-type="float">
            <text:p>0,716692</text:p>
          </table:table-cell>
          <table:table-cell office:value-type="float" office:value="0.7985" calcext:value-type="float">
            <text:p>0,7985</text:p>
          </table:table-cell>
          <table:table-cell office:value-type="float" office:value="24.929534" calcext:value-type="float">
            <text:p>24,929534</text:p>
          </table:table-cell>
          <table:table-cell office:value-type="float" office:value="0.664113" calcext:value-type="float">
            <text:p>0,664113</text:p>
          </table:table-cell>
          <table:table-cell office:value-type="float" office:value="0.741905" calcext:value-type="float">
            <text:p>0,741905</text:p>
          </table:table-cell>
          <table:table-cell office:value-type="float" office:value="0.7835" calcext:value-type="float">
            <text:p>0,7835</text:p>
          </table:table-cell>
          <table:table-cell office:value-type="float" office:value="24.035923" calcext:value-type="float">
            <text:p>24,035923</text:p>
          </table:table-cell>
          <table:table-cell office:value-type="float" office:value="332" calcext:value-type="float">
            <text:p>332</text:p>
          </table:table-cell>
          <table:table-cell table:number-columns-repeated="1003"/>
        </table:table-row>
        <table:table-row table:style-name="ro1">
          <table:table-cell table:style-name="ce5" office:value-type="float" office:value="0.406762" calcext:value-type="float">
            <text:p>0,4068</text:p>
          </table:table-cell>
          <table:table-cell table:style-name="ce5" office:value-type="float" office:value="0.747112" calcext:value-type="float">
            <text:p>0,7471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4.242169" calcext:value-type="float">
            <text:p>24,2422</text:p>
          </table:table-cell>
          <table:table-cell table:style-name="ce13" office:value-type="float" office:value="0.593678" calcext:value-type="float">
            <text:p>0,5937</text:p>
          </table:table-cell>
          <table:table-cell table:style-name="ce5" office:value-type="float" office:value="0.713084" calcext:value-type="float">
            <text:p>0,7131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7.686144" calcext:value-type="float">
            <text:p>27,6861</text:p>
          </table:table-cell>
          <table:table-cell table:style-name="Default" office:value-type="float" office:value="0.83817" calcext:value-type="float">
            <text:p>0,83817</text:p>
          </table:table-cell>
          <table:table-cell office:value-type="float" office:value="0.762334" calcext:value-type="float">
            <text:p>0,762334</text:p>
          </table:table-cell>
          <table:table-cell office:value-type="float" office:value="0.78" calcext:value-type="float">
            <text:p>0,78</text:p>
          </table:table-cell>
          <table:table-cell office:value-type="float" office:value="33.278823" calcext:value-type="float">
            <text:p>33,278823</text:p>
          </table:table-cell>
          <table:table-cell office:value-type="float" office:value="0.579086" calcext:value-type="float">
            <text:p>0,579086</text:p>
          </table:table-cell>
          <table:table-cell office:value-type="float" office:value="0.705566" calcext:value-type="float">
            <text:p>0,705566</text:p>
          </table:table-cell>
          <table:table-cell office:value-type="float" office:value="0.8045" calcext:value-type="float">
            <text:p>0,8045</text:p>
          </table:table-cell>
          <table:table-cell office:value-type="float" office:value="26.925251" calcext:value-type="float">
            <text:p>26,925251</text:p>
          </table:table-cell>
          <table:table-cell office:value-type="float" office:value="0.671036" calcext:value-type="float">
            <text:p>0,671036</text:p>
          </table:table-cell>
          <table:table-cell office:value-type="float" office:value="0.662833" calcext:value-type="float">
            <text:p>0,662833</text:p>
          </table:table-cell>
          <table:table-cell office:value-type="float" office:value="0.812" calcext:value-type="float">
            <text:p>0,812</text:p>
          </table:table-cell>
          <table:table-cell office:value-type="float" office:value="24.11432" calcext:value-type="float">
            <text:p>24,11432</text:p>
          </table:table-cell>
          <table:table-cell office:value-type="float" office:value="333" calcext:value-type="float">
            <text:p>333</text:p>
          </table:table-cell>
          <table:table-cell table:number-columns-repeated="1003"/>
        </table:table-row>
        <table:table-row table:style-name="ro1">
          <table:table-cell table:style-name="ce5" office:value-type="float" office:value="0.371294" calcext:value-type="float">
            <text:p>0,3713</text:p>
          </table:table-cell>
          <table:table-cell table:style-name="ce5" office:value-type="float" office:value="0.799019" calcext:value-type="float">
            <text:p>0,7990</text:p>
          </table:table-cell>
          <table:table-cell table:style-name="ce5" office:value-type="float" office:value="0.7965" calcext:value-type="float">
            <text:p>0,7965</text:p>
          </table:table-cell>
          <table:table-cell table:style-name="ce10" office:value-type="float" office:value="24.210657" calcext:value-type="float">
            <text:p>24,2107</text:p>
          </table:table-cell>
          <table:table-cell table:style-name="ce13" office:value-type="float" office:value="0.593703" calcext:value-type="float">
            <text:p>0,5937</text:p>
          </table:table-cell>
          <table:table-cell table:style-name="ce5" office:value-type="float" office:value="0.718959" calcext:value-type="float">
            <text:p>0,7190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886006" calcext:value-type="float">
            <text:p>24,8860</text:p>
          </table:table-cell>
          <table:table-cell table:style-name="Default" office:value-type="float" office:value="0.814046" calcext:value-type="float">
            <text:p>0,814046</text:p>
          </table:table-cell>
          <table:table-cell office:value-type="float" office:value="0.69843" calcext:value-type="float">
            <text:p>0,69843</text:p>
          </table:table-cell>
          <table:table-cell office:value-type="float" office:value="0.7975" calcext:value-type="float">
            <text:p>0,7975</text:p>
          </table:table-cell>
          <table:table-cell office:value-type="float" office:value="31.984777" calcext:value-type="float">
            <text:p>31,984777</text:p>
          </table:table-cell>
          <table:table-cell office:value-type="float" office:value="0.61326" calcext:value-type="float">
            <text:p>0,61326</text:p>
          </table:table-cell>
          <table:table-cell office:value-type="float" office:value="0.714907" calcext:value-type="float">
            <text:p>0,714907</text:p>
          </table:table-cell>
          <table:table-cell office:value-type="float" office:value="0.7975" calcext:value-type="float">
            <text:p>0,7975</text:p>
          </table:table-cell>
          <table:table-cell office:value-type="float" office:value="25.123973" calcext:value-type="float">
            <text:p>25,123973</text:p>
          </table:table-cell>
          <table:table-cell office:value-type="float" office:value="0.66974" calcext:value-type="float">
            <text:p>0,66974</text:p>
          </table:table-cell>
          <table:table-cell office:value-type="float" office:value="0.68744" calcext:value-type="float">
            <text:p>0,68744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162753" calcext:value-type="float">
            <text:p>24,162753</text:p>
          </table:table-cell>
          <table:table-cell office:value-type="float" office:value="334" calcext:value-type="float">
            <text:p>334</text:p>
          </table:table-cell>
          <table:table-cell table:number-columns-repeated="1003"/>
        </table:table-row>
        <table:table-row table:style-name="ro1">
          <table:table-cell table:style-name="ce5" office:value-type="float" office:value="0.416731" calcext:value-type="float">
            <text:p>0,4167</text:p>
          </table:table-cell>
          <table:table-cell table:style-name="ce5" office:value-type="float" office:value="0.761063" calcext:value-type="float">
            <text:p>0,7611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4.249016" calcext:value-type="float">
            <text:p>24,2490</text:p>
          </table:table-cell>
          <table:table-cell table:style-name="ce13" office:value-type="float" office:value="0.581491" calcext:value-type="float">
            <text:p>0,5815</text:p>
          </table:table-cell>
          <table:table-cell table:style-name="ce5" office:value-type="float" office:value="0.697208" calcext:value-type="float">
            <text:p>0,6972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7.942582" calcext:value-type="float">
            <text:p>27,9426</text:p>
          </table:table-cell>
          <table:table-cell table:style-name="Default" office:value-type="float" office:value="0.877035" calcext:value-type="float">
            <text:p>0,877035</text:p>
          </table:table-cell>
          <table:table-cell office:value-type="float" office:value="0.735698" calcext:value-type="float">
            <text:p>0,735698</text:p>
          </table:table-cell>
          <table:table-cell office:value-type="float" office:value="0.776" calcext:value-type="float">
            <text:p>0,776</text:p>
          </table:table-cell>
          <table:table-cell office:value-type="float" office:value="31.871918" calcext:value-type="float">
            <text:p>31,871918</text:p>
          </table:table-cell>
          <table:table-cell office:value-type="float" office:value="0.598947" calcext:value-type="float">
            <text:p>0,598947</text:p>
          </table:table-cell>
          <table:table-cell office:value-type="float" office:value="0.691085" calcext:value-type="float">
            <text:p>0,691085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804243" calcext:value-type="float">
            <text:p>26,804243</text:p>
          </table:table-cell>
          <table:table-cell office:value-type="float" office:value="0.650117" calcext:value-type="float">
            <text:p>0,650117</text:p>
          </table:table-cell>
          <table:table-cell office:value-type="float" office:value="0.659177" calcext:value-type="float">
            <text:p>0,659177</text:p>
          </table:table-cell>
          <table:table-cell office:value-type="float" office:value="0.81" calcext:value-type="float">
            <text:p>0,81</text:p>
          </table:table-cell>
          <table:table-cell office:value-type="float" office:value="24.084662" calcext:value-type="float">
            <text:p>24,084662</text:p>
          </table:table-cell>
          <table:table-cell office:value-type="float" office:value="335" calcext:value-type="float">
            <text:p>335</text:p>
          </table:table-cell>
          <table:table-cell table:number-columns-repeated="1003"/>
        </table:table-row>
        <table:table-row table:style-name="ro1">
          <table:table-cell table:style-name="ce5" office:value-type="float" office:value="0.412157" calcext:value-type="float">
            <text:p>0,4122</text:p>
          </table:table-cell>
          <table:table-cell table:style-name="ce5" office:value-type="float" office:value="0.757637" calcext:value-type="float">
            <text:p>0,7576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4.197428" calcext:value-type="float">
            <text:p>24,1974</text:p>
          </table:table-cell>
          <table:table-cell table:style-name="ce13" office:value-type="float" office:value="0.587592" calcext:value-type="float">
            <text:p>0,5876</text:p>
          </table:table-cell>
          <table:table-cell table:style-name="ce5" office:value-type="float" office:value="0.734599" calcext:value-type="float">
            <text:p>0,7346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7.420474" calcext:value-type="float">
            <text:p>27,4205</text:p>
          </table:table-cell>
          <table:table-cell table:style-name="Default" office:value-type="float" office:value="0.832536" calcext:value-type="float">
            <text:p>0,832536</text:p>
          </table:table-cell>
          <table:table-cell office:value-type="float" office:value="0.673377" calcext:value-type="float">
            <text:p>0,673377</text:p>
          </table:table-cell>
          <table:table-cell office:value-type="float" office:value="0.7965" calcext:value-type="float">
            <text:p>0,7965</text:p>
          </table:table-cell>
          <table:table-cell office:value-type="float" office:value="31.976504" calcext:value-type="float">
            <text:p>31,976504</text:p>
          </table:table-cell>
          <table:table-cell office:value-type="float" office:value="0.599323" calcext:value-type="float">
            <text:p>0,599323</text:p>
          </table:table-cell>
          <table:table-cell office:value-type="float" office:value="0.735215" calcext:value-type="float">
            <text:p>0,735215</text:p>
          </table:table-cell>
          <table:table-cell office:value-type="float" office:value="0.791" calcext:value-type="float">
            <text:p>0,791</text:p>
          </table:table-cell>
          <table:table-cell office:value-type="float" office:value="25.219995" calcext:value-type="float">
            <text:p>25,219995</text:p>
          </table:table-cell>
          <table:table-cell office:value-type="float" office:value="0.660981" calcext:value-type="float">
            <text:p>0,660981</text:p>
          </table:table-cell>
          <table:table-cell office:value-type="float" office:value="0.685044" calcext:value-type="float">
            <text:p>0,685044</text:p>
          </table:table-cell>
          <table:table-cell office:value-type="float" office:value="0.7935" calcext:value-type="float">
            <text:p>0,7935</text:p>
          </table:table-cell>
          <table:table-cell office:value-type="float" office:value="24.175732" calcext:value-type="float">
            <text:p>24,175732</text:p>
          </table:table-cell>
          <table:table-cell office:value-type="float" office:value="336" calcext:value-type="float">
            <text:p>336</text:p>
          </table:table-cell>
          <table:table-cell table:number-columns-repeated="1003"/>
        </table:table-row>
        <table:table-row table:style-name="ro1">
          <table:table-cell table:style-name="ce5" office:value-type="float" office:value="0.407992" calcext:value-type="float">
            <text:p>0,4080</text:p>
          </table:table-cell>
          <table:table-cell table:style-name="ce5" office:value-type="float" office:value="0.763076" calcext:value-type="float">
            <text:p>0,7631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314733" calcext:value-type="float">
            <text:p>24,3147</text:p>
          </table:table-cell>
          <table:table-cell table:style-name="ce13" office:value-type="float" office:value="0.606589" calcext:value-type="float">
            <text:p>0,6066</text:p>
          </table:table-cell>
          <table:table-cell table:style-name="ce5" office:value-type="float" office:value="0.72986" calcext:value-type="float">
            <text:p>0,7299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6.203225" calcext:value-type="float">
            <text:p>26,2032</text:p>
          </table:table-cell>
          <table:table-cell table:style-name="Default" office:value-type="float" office:value="0.844993" calcext:value-type="float">
            <text:p>0,844993</text:p>
          </table:table-cell>
          <table:table-cell office:value-type="float" office:value="0.690233" calcext:value-type="float">
            <text:p>0,690233</text:p>
          </table:table-cell>
          <table:table-cell office:value-type="float" office:value="0.799" calcext:value-type="float">
            <text:p>0,799</text:p>
          </table:table-cell>
          <table:table-cell office:value-type="float" office:value="32.028009" calcext:value-type="float">
            <text:p>32,028009</text:p>
          </table:table-cell>
          <table:table-cell office:value-type="float" office:value="0.602475" calcext:value-type="float">
            <text:p>0,602475</text:p>
          </table:table-cell>
          <table:table-cell office:value-type="float" office:value="0.74111" calcext:value-type="float">
            <text:p>0,74111</text:p>
          </table:table-cell>
          <table:table-cell office:value-type="float" office:value="0.801" calcext:value-type="float">
            <text:p>0,801</text:p>
          </table:table-cell>
          <table:table-cell office:value-type="float" office:value="26.796354" calcext:value-type="float">
            <text:p>26,796354</text:p>
          </table:table-cell>
          <table:table-cell office:value-type="float" office:value="0.669367" calcext:value-type="float">
            <text:p>0,669367</text:p>
          </table:table-cell>
          <table:table-cell office:value-type="float" office:value="0.679459" calcext:value-type="float">
            <text:p>0,679459</text:p>
          </table:table-cell>
          <table:table-cell office:value-type="float" office:value="0.801" calcext:value-type="float">
            <text:p>0,801</text:p>
          </table:table-cell>
          <table:table-cell office:value-type="float" office:value="24.059397" calcext:value-type="float">
            <text:p>24,059397</text:p>
          </table:table-cell>
          <table:table-cell office:value-type="float" office:value="337" calcext:value-type="float">
            <text:p>337</text:p>
          </table:table-cell>
          <table:table-cell table:number-columns-repeated="1003"/>
        </table:table-row>
        <table:table-row table:style-name="ro1">
          <table:table-cell table:style-name="ce5" office:value-type="float" office:value="0.402205" calcext:value-type="float">
            <text:p>0,4022</text:p>
          </table:table-cell>
          <table:table-cell table:style-name="ce5" office:value-type="float" office:value="0.759595" calcext:value-type="float">
            <text:p>0,7596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04926" calcext:value-type="float">
            <text:p>24,2049</text:p>
          </table:table-cell>
          <table:table-cell table:style-name="ce13" office:value-type="float" office:value="0.560994" calcext:value-type="float">
            <text:p>0,5610</text:p>
          </table:table-cell>
          <table:table-cell table:style-name="ce5" office:value-type="float" office:value="0.733097" calcext:value-type="float">
            <text:p>0,7331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8.041482" calcext:value-type="float">
            <text:p>28,0415</text:p>
          </table:table-cell>
          <table:table-cell table:style-name="Default" office:value-type="float" office:value="0.856233" calcext:value-type="float">
            <text:p>0,856233</text:p>
          </table:table-cell>
          <table:table-cell office:value-type="float" office:value="0.688676" calcext:value-type="float">
            <text:p>0,688676</text:p>
          </table:table-cell>
          <table:table-cell office:value-type="float" office:value="0.794" calcext:value-type="float">
            <text:p>0,794</text:p>
          </table:table-cell>
          <table:table-cell office:value-type="float" office:value="34.581792" calcext:value-type="float">
            <text:p>34,581792</text:p>
          </table:table-cell>
          <table:table-cell office:value-type="float" office:value="0.619348" calcext:value-type="float">
            <text:p>0,619348</text:p>
          </table:table-cell>
          <table:table-cell office:value-type="float" office:value="0.735648" calcext:value-type="float">
            <text:p>0,735648</text:p>
          </table:table-cell>
          <table:table-cell office:value-type="float" office:value="0.789" calcext:value-type="float">
            <text:p>0,789</text:p>
          </table:table-cell>
          <table:table-cell office:value-type="float" office:value="26.281226" calcext:value-type="float">
            <text:p>26,281226</text:p>
          </table:table-cell>
          <table:table-cell office:value-type="float" office:value="0.672541" calcext:value-type="float">
            <text:p>0,672541</text:p>
          </table:table-cell>
          <table:table-cell office:value-type="float" office:value="0.677325" calcext:value-type="float">
            <text:p>0,677325</text:p>
          </table:table-cell>
          <table:table-cell office:value-type="float" office:value="0.8045" calcext:value-type="float">
            <text:p>0,8045</text:p>
          </table:table-cell>
          <table:table-cell office:value-type="float" office:value="24.021432" calcext:value-type="float">
            <text:p>24,021432</text:p>
          </table:table-cell>
          <table:table-cell office:value-type="float" office:value="338" calcext:value-type="float">
            <text:p>338</text:p>
          </table:table-cell>
          <table:table-cell table:number-columns-repeated="1003"/>
        </table:table-row>
        <table:table-row table:style-name="ro1">
          <table:table-cell table:style-name="ce5" office:value-type="float" office:value="0.382043" calcext:value-type="float">
            <text:p>0,3820</text:p>
          </table:table-cell>
          <table:table-cell table:style-name="ce5" office:value-type="float" office:value="0.769009" calcext:value-type="float">
            <text:p>0,7690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4.384224" calcext:value-type="float">
            <text:p>24,3842</text:p>
          </table:table-cell>
          <table:table-cell table:style-name="ce13" office:value-type="float" office:value="0.609723" calcext:value-type="float">
            <text:p>0,6097</text:p>
          </table:table-cell>
          <table:table-cell table:style-name="ce5" office:value-type="float" office:value="0.688502" calcext:value-type="float">
            <text:p>0,688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5.202554" calcext:value-type="float">
            <text:p>25,2026</text:p>
          </table:table-cell>
          <table:table-cell table:style-name="Default" office:value-type="float" office:value="0.845312" calcext:value-type="float">
            <text:p>0,845312</text:p>
          </table:table-cell>
          <table:table-cell office:value-type="float" office:value="0.696872" calcext:value-type="float">
            <text:p>0,696872</text:p>
          </table:table-cell>
          <table:table-cell office:value-type="float" office:value="0.7915" calcext:value-type="float">
            <text:p>0,7915</text:p>
          </table:table-cell>
          <table:table-cell office:value-type="float" office:value="32.012608" calcext:value-type="float">
            <text:p>32,012608</text:p>
          </table:table-cell>
          <table:table-cell office:value-type="float" office:value="0.588373" calcext:value-type="float">
            <text:p>0,588373</text:p>
          </table:table-cell>
          <table:table-cell office:value-type="float" office:value="0.727025" calcext:value-type="float">
            <text:p>0,727025</text:p>
          </table:table-cell>
          <table:table-cell office:value-type="float" office:value="0.8" calcext:value-type="float">
            <text:p>0,8</text:p>
          </table:table-cell>
          <table:table-cell office:value-type="float" office:value="27.736912" calcext:value-type="float">
            <text:p>27,736912</text:p>
          </table:table-cell>
          <table:table-cell office:value-type="float" office:value="0.671233" calcext:value-type="float">
            <text:p>0,671233</text:p>
          </table:table-cell>
          <table:table-cell office:value-type="float" office:value="0.662571" calcext:value-type="float">
            <text:p>0,662571</text:p>
          </table:table-cell>
          <table:table-cell office:value-type="float" office:value="0.8075" calcext:value-type="float">
            <text:p>0,8075</text:p>
          </table:table-cell>
          <table:table-cell office:value-type="float" office:value="24.083105" calcext:value-type="float">
            <text:p>24,083105</text:p>
          </table:table-cell>
          <table:table-cell office:value-type="float" office:value="339" calcext:value-type="float">
            <text:p>339</text:p>
          </table:table-cell>
          <table:table-cell table:number-columns-repeated="1003"/>
        </table:table-row>
        <table:table-row table:style-name="ro1">
          <table:table-cell table:style-name="ce5" office:value-type="float" office:value="0.399434" calcext:value-type="float">
            <text:p>0,3994</text:p>
          </table:table-cell>
          <table:table-cell table:style-name="ce5" office:value-type="float" office:value="0.791596" calcext:value-type="float">
            <text:p>0,7916</text:p>
          </table:table-cell>
          <table:table-cell table:style-name="ce5" office:value-type="float" office:value="0.8" calcext:value-type="float">
            <text:p>0,8000</text:p>
          </table:table-cell>
          <table:table-cell table:style-name="ce10" office:value-type="float" office:value="24.093789" calcext:value-type="float">
            <text:p>24,0938</text:p>
          </table:table-cell>
          <table:table-cell table:style-name="ce13" office:value-type="float" office:value="0.595667" calcext:value-type="float">
            <text:p>0,5957</text:p>
          </table:table-cell>
          <table:table-cell table:style-name="ce5" office:value-type="float" office:value="0.716416" calcext:value-type="float">
            <text:p>0,7164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6.541089" calcext:value-type="float">
            <text:p>26,5411</text:p>
          </table:table-cell>
          <table:table-cell table:style-name="Default" office:value-type="float" office:value="0.838327" calcext:value-type="float">
            <text:p>0,838327</text:p>
          </table:table-cell>
          <table:table-cell office:value-type="float" office:value="0.672947" calcext:value-type="float">
            <text:p>0,672947</text:p>
          </table:table-cell>
          <table:table-cell office:value-type="float" office:value="0.8" calcext:value-type="float">
            <text:p>0,8</text:p>
          </table:table-cell>
          <table:table-cell office:value-type="float" office:value="32.139373" calcext:value-type="float">
            <text:p>32,139373</text:p>
          </table:table-cell>
          <table:table-cell office:value-type="float" office:value="0.602944" calcext:value-type="float">
            <text:p>0,602944</text:p>
          </table:table-cell>
          <table:table-cell office:value-type="float" office:value="0.697435" calcext:value-type="float">
            <text:p>0,697435</text:p>
          </table:table-cell>
          <table:table-cell office:value-type="float" office:value="0.8" calcext:value-type="float">
            <text:p>0,8</text:p>
          </table:table-cell>
          <table:table-cell office:value-type="float" office:value="25.742482" calcext:value-type="float">
            <text:p>25,742482</text:p>
          </table:table-cell>
          <table:table-cell office:value-type="float" office:value="0.680276" calcext:value-type="float">
            <text:p>0,680276</text:p>
          </table:table-cell>
          <table:table-cell office:value-type="float" office:value="0.683352" calcext:value-type="float">
            <text:p>0,683352</text:p>
          </table:table-cell>
          <table:table-cell office:value-type="float" office:value="0.811" calcext:value-type="float">
            <text:p>0,811</text:p>
          </table:table-cell>
          <table:table-cell office:value-type="float" office:value="24.089609" calcext:value-type="float">
            <text:p>24,089609</text:p>
          </table:table-cell>
          <table:table-cell office:value-type="float" office:value="340" calcext:value-type="float">
            <text:p>340</text:p>
          </table:table-cell>
          <table:table-cell table:number-columns-repeated="1003"/>
        </table:table-row>
        <table:table-row table:style-name="ro1">
          <table:table-cell table:style-name="ce5" office:value-type="float" office:value="0.383033" calcext:value-type="float">
            <text:p>0,3830</text:p>
          </table:table-cell>
          <table:table-cell table:style-name="ce5" office:value-type="float" office:value="0.774963" calcext:value-type="float">
            <text:p>0,7750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4.198598" calcext:value-type="float">
            <text:p>24,1986</text:p>
          </table:table-cell>
          <table:table-cell table:style-name="ce13" office:value-type="float" office:value="0.59594" calcext:value-type="float">
            <text:p>0,5959</text:p>
          </table:table-cell>
          <table:table-cell table:style-name="ce5" office:value-type="float" office:value="0.733802" calcext:value-type="float">
            <text:p>0,7338</text:p>
          </table:table-cell>
          <table:table-cell table:style-name="ce5" office:value-type="float" office:value="0.786" calcext:value-type="float">
            <text:p>0,7860</text:p>
          </table:table-cell>
          <table:table-cell table:style-name="ce10" office:value-type="float" office:value="27.431744" calcext:value-type="float">
            <text:p>27,4317</text:p>
          </table:table-cell>
          <table:table-cell table:style-name="Default" office:value-type="float" office:value="0.827076" calcext:value-type="float">
            <text:p>0,827076</text:p>
          </table:table-cell>
          <table:table-cell office:value-type="float" office:value="0.681831" calcext:value-type="float">
            <text:p>0,681831</text:p>
          </table:table-cell>
          <table:table-cell office:value-type="float" office:value="0.7945" calcext:value-type="float">
            <text:p>0,7945</text:p>
          </table:table-cell>
          <table:table-cell office:value-type="float" office:value="34.601846" calcext:value-type="float">
            <text:p>34,601846</text:p>
          </table:table-cell>
          <table:table-cell office:value-type="float" office:value="0.58481" calcext:value-type="float">
            <text:p>0,58481</text:p>
          </table:table-cell>
          <table:table-cell office:value-type="float" office:value="0.736469" calcext:value-type="float">
            <text:p>0,736469</text:p>
          </table:table-cell>
          <table:table-cell office:value-type="float" office:value="0.7975" calcext:value-type="float">
            <text:p>0,7975</text:p>
          </table:table-cell>
          <table:table-cell office:value-type="float" office:value="25.576112" calcext:value-type="float">
            <text:p>25,576112</text:p>
          </table:table-cell>
          <table:table-cell office:value-type="float" office:value="0.652403" calcext:value-type="float">
            <text:p>0,652403</text:p>
          </table:table-cell>
          <table:table-cell office:value-type="float" office:value="0.684542" calcext:value-type="float">
            <text:p>0,684542</text:p>
          </table:table-cell>
          <table:table-cell office:value-type="float" office:value="0.795" calcext:value-type="float">
            <text:p>0,795</text:p>
          </table:table-cell>
          <table:table-cell office:value-type="float" office:value="24.088464" calcext:value-type="float">
            <text:p>24,088464</text:p>
          </table:table-cell>
          <table:table-cell office:value-type="float" office:value="341" calcext:value-type="float">
            <text:p>341</text:p>
          </table:table-cell>
          <table:table-cell table:number-columns-repeated="1003"/>
        </table:table-row>
        <table:table-row table:style-name="ro1">
          <table:table-cell table:style-name="ce5" office:value-type="float" office:value="0.394415" calcext:value-type="float">
            <text:p>0,3944</text:p>
          </table:table-cell>
          <table:table-cell table:style-name="ce5" office:value-type="float" office:value="0.726949" calcext:value-type="float">
            <text:p>0,7269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4.361075" calcext:value-type="float">
            <text:p>24,3611</text:p>
          </table:table-cell>
          <table:table-cell table:style-name="ce13" office:value-type="float" office:value="0.607982" calcext:value-type="float">
            <text:p>0,6080</text:p>
          </table:table-cell>
          <table:table-cell table:style-name="ce5" office:value-type="float" office:value="0.727767" calcext:value-type="float">
            <text:p>0,7278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4.999763" calcext:value-type="float">
            <text:p>24,9998</text:p>
          </table:table-cell>
          <table:table-cell table:style-name="Default" office:value-type="float" office:value="0.827969" calcext:value-type="float">
            <text:p>0,827969</text:p>
          </table:table-cell>
          <table:table-cell office:value-type="float" office:value="0.693025" calcext:value-type="float">
            <text:p>0,693025</text:p>
          </table:table-cell>
          <table:table-cell office:value-type="float" office:value="0.789" calcext:value-type="float">
            <text:p>0,789</text:p>
          </table:table-cell>
          <table:table-cell office:value-type="float" office:value="31.926283" calcext:value-type="float">
            <text:p>31,926283</text:p>
          </table:table-cell>
          <table:table-cell office:value-type="float" office:value="0.588257" calcext:value-type="float">
            <text:p>0,588257</text:p>
          </table:table-cell>
          <table:table-cell office:value-type="float" office:value="0.748813" calcext:value-type="float">
            <text:p>0,748813</text:p>
          </table:table-cell>
          <table:table-cell office:value-type="float" office:value="0.792" calcext:value-type="float">
            <text:p>0,792</text:p>
          </table:table-cell>
          <table:table-cell office:value-type="float" office:value="26.903317" calcext:value-type="float">
            <text:p>26,903317</text:p>
          </table:table-cell>
          <table:table-cell office:value-type="float" office:value="0.671" calcext:value-type="float">
            <text:p>0,671</text:p>
          </table:table-cell>
          <table:table-cell office:value-type="float" office:value="0.667647" calcext:value-type="float">
            <text:p>0,667647</text:p>
          </table:table-cell>
          <table:table-cell office:value-type="float" office:value="0.806" calcext:value-type="float">
            <text:p>0,806</text:p>
          </table:table-cell>
          <table:table-cell office:value-type="float" office:value="24.062361" calcext:value-type="float">
            <text:p>24,062361</text:p>
          </table:table-cell>
          <table:table-cell office:value-type="float" office:value="342" calcext:value-type="float">
            <text:p>342</text:p>
          </table:table-cell>
          <table:table-cell table:number-columns-repeated="1003"/>
        </table:table-row>
        <table:table-row table:style-name="ro1">
          <table:table-cell table:style-name="ce5" office:value-type="float" office:value="0.407927" calcext:value-type="float">
            <text:p>0,4079</text:p>
          </table:table-cell>
          <table:table-cell table:style-name="ce5" office:value-type="float" office:value="0.776143" calcext:value-type="float">
            <text:p>0,7761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4.250333" calcext:value-type="float">
            <text:p>24,2503</text:p>
          </table:table-cell>
          <table:table-cell table:style-name="ce13" office:value-type="float" office:value="0.610352" calcext:value-type="float">
            <text:p>0,6104</text:p>
          </table:table-cell>
          <table:table-cell table:style-name="ce5" office:value-type="float" office:value="0.698928" calcext:value-type="float">
            <text:p>0,6989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6.634931" calcext:value-type="float">
            <text:p>26,6349</text:p>
          </table:table-cell>
          <table:table-cell table:style-name="Default" office:value-type="float" office:value="0.833597" calcext:value-type="float">
            <text:p>0,833597</text:p>
          </table:table-cell>
          <table:table-cell office:value-type="float" office:value="0.715834" calcext:value-type="float">
            <text:p>0,715834</text:p>
          </table:table-cell>
          <table:table-cell office:value-type="float" office:value="0.7785" calcext:value-type="float">
            <text:p>0,7785</text:p>
          </table:table-cell>
          <table:table-cell office:value-type="float" office:value="32.130508" calcext:value-type="float">
            <text:p>32,130508</text:p>
          </table:table-cell>
          <table:table-cell office:value-type="float" office:value="0.590509" calcext:value-type="float">
            <text:p>0,590509</text:p>
          </table:table-cell>
          <table:table-cell office:value-type="float" office:value="0.70524" calcext:value-type="float">
            <text:p>0,70524</text:p>
          </table:table-cell>
          <table:table-cell office:value-type="float" office:value="0.8" calcext:value-type="float">
            <text:p>0,8</text:p>
          </table:table-cell>
          <table:table-cell office:value-type="float" office:value="24.853327" calcext:value-type="float">
            <text:p>24,853327</text:p>
          </table:table-cell>
          <table:table-cell office:value-type="float" office:value="0.672046" calcext:value-type="float">
            <text:p>0,672046</text:p>
          </table:table-cell>
          <table:table-cell office:value-type="float" office:value="0.662615" calcext:value-type="float">
            <text:p>0,662615</text:p>
          </table:table-cell>
          <table:table-cell office:value-type="float" office:value="0.806" calcext:value-type="float">
            <text:p>0,806</text:p>
          </table:table-cell>
          <table:table-cell office:value-type="float" office:value="24.082251" calcext:value-type="float">
            <text:p>24,082251</text:p>
          </table:table-cell>
          <table:table-cell office:value-type="float" office:value="343" calcext:value-type="float">
            <text:p>343</text:p>
          </table:table-cell>
          <table:table-cell table:number-columns-repeated="1003"/>
        </table:table-row>
        <table:table-row table:style-name="ro1">
          <table:table-cell table:style-name="ce5" office:value-type="float" office:value="0.400732" calcext:value-type="float">
            <text:p>0,4007</text:p>
          </table:table-cell>
          <table:table-cell table:style-name="ce5" office:value-type="float" office:value="0.738057" calcext:value-type="float">
            <text:p>0,7381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85293" calcext:value-type="float">
            <text:p>24,2853</text:p>
          </table:table-cell>
          <table:table-cell table:style-name="ce13" office:value-type="float" office:value="0.595906" calcext:value-type="float">
            <text:p>0,5959</text:p>
          </table:table-cell>
          <table:table-cell table:style-name="ce5" office:value-type="float" office:value="0.723196" calcext:value-type="float">
            <text:p>0,7232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5.85257" calcext:value-type="float">
            <text:p>25,8526</text:p>
          </table:table-cell>
          <table:table-cell table:style-name="Default" office:value-type="float" office:value="0.816454" calcext:value-type="float">
            <text:p>0,816454</text:p>
          </table:table-cell>
          <table:table-cell office:value-type="float" office:value="0.702575" calcext:value-type="float">
            <text:p>0,702575</text:p>
          </table:table-cell>
          <table:table-cell office:value-type="float" office:value="0.781" calcext:value-type="float">
            <text:p>0,781</text:p>
          </table:table-cell>
          <table:table-cell office:value-type="float" office:value="32.497069" calcext:value-type="float">
            <text:p>32,497069</text:p>
          </table:table-cell>
          <table:table-cell office:value-type="float" office:value="0.617866" calcext:value-type="float">
            <text:p>0,617866</text:p>
          </table:table-cell>
          <table:table-cell office:value-type="float" office:value="0.710712" calcext:value-type="float">
            <text:p>0,710712</text:p>
          </table:table-cell>
          <table:table-cell office:value-type="float" office:value="0.7995" calcext:value-type="float">
            <text:p>0,7995</text:p>
          </table:table-cell>
          <table:table-cell office:value-type="float" office:value="27.781307" calcext:value-type="float">
            <text:p>27,781307</text:p>
          </table:table-cell>
          <table:table-cell office:value-type="float" office:value="0.682782" calcext:value-type="float">
            <text:p>0,682782</text:p>
          </table:table-cell>
          <table:table-cell office:value-type="float" office:value="0.702634" calcext:value-type="float">
            <text:p>0,702634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259235" calcext:value-type="float">
            <text:p>24,259235</text:p>
          </table:table-cell>
          <table:table-cell office:value-type="float" office:value="344" calcext:value-type="float">
            <text:p>344</text:p>
          </table:table-cell>
          <table:table-cell table:number-columns-repeated="1003"/>
        </table:table-row>
        <table:table-row table:style-name="ro1">
          <table:table-cell table:style-name="ce5" office:value-type="float" office:value="0.386228" calcext:value-type="float">
            <text:p>0,3862</text:p>
          </table:table-cell>
          <table:table-cell table:style-name="ce5" office:value-type="float" office:value="0.756086" calcext:value-type="float">
            <text:p>0,7561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4.244972" calcext:value-type="float">
            <text:p>24,2450</text:p>
          </table:table-cell>
          <table:table-cell table:style-name="ce13" office:value-type="float" office:value="0.585799" calcext:value-type="float">
            <text:p>0,5858</text:p>
          </table:table-cell>
          <table:table-cell table:style-name="ce5" office:value-type="float" office:value="0.71084" calcext:value-type="float">
            <text:p>0,7108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7.889568" calcext:value-type="float">
            <text:p>27,8896</text:p>
          </table:table-cell>
          <table:table-cell table:style-name="Default" office:value-type="float" office:value="0.830673" calcext:value-type="float">
            <text:p>0,830673</text:p>
          </table:table-cell>
          <table:table-cell office:value-type="float" office:value="0.682745" calcext:value-type="float">
            <text:p>0,682745</text:p>
          </table:table-cell>
          <table:table-cell office:value-type="float" office:value="0.7985" calcext:value-type="float">
            <text:p>0,7985</text:p>
          </table:table-cell>
          <table:table-cell office:value-type="float" office:value="32.114009" calcext:value-type="float">
            <text:p>32,114009</text:p>
          </table:table-cell>
          <table:table-cell office:value-type="float" office:value="0.608231" calcext:value-type="float">
            <text:p>0,608231</text:p>
          </table:table-cell>
          <table:table-cell office:value-type="float" office:value="0.737574" calcext:value-type="float">
            <text:p>0,737574</text:p>
          </table:table-cell>
          <table:table-cell office:value-type="float" office:value="0.798" calcext:value-type="float">
            <text:p>0,798</text:p>
          </table:table-cell>
          <table:table-cell office:value-type="float" office:value="24.973431" calcext:value-type="float">
            <text:p>24,973431</text:p>
          </table:table-cell>
          <table:table-cell office:value-type="float" office:value="0.644887" calcext:value-type="float">
            <text:p>0,644887</text:p>
          </table:table-cell>
          <table:table-cell office:value-type="float" office:value="0.679358" calcext:value-type="float">
            <text:p>0,679358</text:p>
          </table:table-cell>
          <table:table-cell office:value-type="float" office:value="0.808" calcext:value-type="float">
            <text:p>0,808</text:p>
          </table:table-cell>
          <table:table-cell office:value-type="float" office:value="24.079883" calcext:value-type="float">
            <text:p>24,079883</text:p>
          </table:table-cell>
          <table:table-cell office:value-type="float" office:value="345" calcext:value-type="float">
            <text:p>345</text:p>
          </table:table-cell>
          <table:table-cell table:number-columns-repeated="1003"/>
        </table:table-row>
        <table:table-row table:style-name="ro1">
          <table:table-cell table:style-name="ce5" office:value-type="float" office:value="0.407956" calcext:value-type="float">
            <text:p>0,4080</text:p>
          </table:table-cell>
          <table:table-cell table:style-name="ce5" office:value-type="float" office:value="0.765386" calcext:value-type="float">
            <text:p>0,7654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186642" calcext:value-type="float">
            <text:p>24,1866</text:p>
          </table:table-cell>
          <table:table-cell table:style-name="ce13" office:value-type="float" office:value="0.586918" calcext:value-type="float">
            <text:p>0,5869</text:p>
          </table:table-cell>
          <table:table-cell table:style-name="ce5" office:value-type="float" office:value="0.700755" calcext:value-type="float">
            <text:p>0,7008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6.200733" calcext:value-type="float">
            <text:p>26,2007</text:p>
          </table:table-cell>
          <table:table-cell table:style-name="Default" office:value-type="float" office:value="0.848303" calcext:value-type="float">
            <text:p>0,848303</text:p>
          </table:table-cell>
          <table:table-cell office:value-type="float" office:value="0.738534" calcext:value-type="float">
            <text:p>0,738534</text:p>
          </table:table-cell>
          <table:table-cell office:value-type="float" office:value="0.784" calcext:value-type="float">
            <text:p>0,784</text:p>
          </table:table-cell>
          <table:table-cell office:value-type="float" office:value="34.031301" calcext:value-type="float">
            <text:p>34,031301</text:p>
          </table:table-cell>
          <table:table-cell office:value-type="float" office:value="0.59659" calcext:value-type="float">
            <text:p>0,59659</text:p>
          </table:table-cell>
          <table:table-cell office:value-type="float" office:value="0.690271" calcext:value-type="float">
            <text:p>0,690271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021452" calcext:value-type="float">
            <text:p>25,021452</text:p>
          </table:table-cell>
          <table:table-cell office:value-type="float" office:value="0.623043" calcext:value-type="float">
            <text:p>0,623043</text:p>
          </table:table-cell>
          <table:table-cell office:value-type="float" office:value="0.685773" calcext:value-type="float">
            <text:p>0,685773</text:p>
          </table:table-cell>
          <table:table-cell office:value-type="float" office:value="0.809" calcext:value-type="float">
            <text:p>0,809</text:p>
          </table:table-cell>
          <table:table-cell office:value-type="float" office:value="24.057675" calcext:value-type="float">
            <text:p>24,057675</text:p>
          </table:table-cell>
          <table:table-cell office:value-type="float" office:value="346" calcext:value-type="float">
            <text:p>346</text:p>
          </table:table-cell>
          <table:table-cell table:number-columns-repeated="1003"/>
        </table:table-row>
        <table:table-row table:style-name="ro1">
          <table:table-cell table:style-name="ce5" office:value-type="float" office:value="0.404317" calcext:value-type="float">
            <text:p>0,4043</text:p>
          </table:table-cell>
          <table:table-cell table:style-name="ce5" office:value-type="float" office:value="0.811323" calcext:value-type="float">
            <text:p>0,8113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35406" calcext:value-type="float">
            <text:p>24,3541</text:p>
          </table:table-cell>
          <table:table-cell table:style-name="ce13" office:value-type="float" office:value="0.595474" calcext:value-type="float">
            <text:p>0,5955</text:p>
          </table:table-cell>
          <table:table-cell table:style-name="ce5" office:value-type="float" office:value="0.725526" calcext:value-type="float">
            <text:p>0,7255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6.674184" calcext:value-type="float">
            <text:p>26,6742</text:p>
          </table:table-cell>
          <table:table-cell table:style-name="Default" office:value-type="float" office:value="0.826942" calcext:value-type="float">
            <text:p>0,826942</text:p>
          </table:table-cell>
          <table:table-cell office:value-type="float" office:value="0.725397" calcext:value-type="float">
            <text:p>0,725397</text:p>
          </table:table-cell>
          <table:table-cell office:value-type="float" office:value="0.7925" calcext:value-type="float">
            <text:p>0,7925</text:p>
          </table:table-cell>
          <table:table-cell office:value-type="float" office:value="36.045543" calcext:value-type="float">
            <text:p>36,045543</text:p>
          </table:table-cell>
          <table:table-cell office:value-type="float" office:value="0.594625" calcext:value-type="float">
            <text:p>0,594625</text:p>
          </table:table-cell>
          <table:table-cell office:value-type="float" office:value="0.702249" calcext:value-type="float">
            <text:p>0,702249</text:p>
          </table:table-cell>
          <table:table-cell office:value-type="float" office:value="0.8025" calcext:value-type="float">
            <text:p>0,8025</text:p>
          </table:table-cell>
          <table:table-cell office:value-type="float" office:value="25.249109" calcext:value-type="float">
            <text:p>25,249109</text:p>
          </table:table-cell>
          <table:table-cell office:value-type="float" office:value="0.673345" calcext:value-type="float">
            <text:p>0,673345</text:p>
          </table:table-cell>
          <table:table-cell office:value-type="float" office:value="0.669634" calcext:value-type="float">
            <text:p>0,669634</text:p>
          </table:table-cell>
          <table:table-cell office:value-type="float" office:value="0.796" calcext:value-type="float">
            <text:p>0,796</text:p>
          </table:table-cell>
          <table:table-cell office:value-type="float" office:value="24.060178" calcext:value-type="float">
            <text:p>24,060178</text:p>
          </table:table-cell>
          <table:table-cell office:value-type="float" office:value="347" calcext:value-type="float">
            <text:p>347</text:p>
          </table:table-cell>
          <table:table-cell table:number-columns-repeated="1003"/>
        </table:table-row>
        <table:table-row table:style-name="ro1">
          <table:table-cell table:style-name="ce5" office:value-type="float" office:value="0.364731" calcext:value-type="float">
            <text:p>0,3647</text:p>
          </table:table-cell>
          <table:table-cell table:style-name="ce5" office:value-type="float" office:value="0.7328" calcext:value-type="float">
            <text:p>0,7328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4.223726" calcext:value-type="float">
            <text:p>24,2237</text:p>
          </table:table-cell>
          <table:table-cell table:style-name="ce13" office:value-type="float" office:value="0.614111" calcext:value-type="float">
            <text:p>0,6141</text:p>
          </table:table-cell>
          <table:table-cell table:style-name="ce5" office:value-type="float" office:value="0.743191" calcext:value-type="float">
            <text:p>0,7432</text:p>
          </table:table-cell>
          <table:table-cell table:style-name="ce5" office:value-type="float" office:value="0.7895" calcext:value-type="float">
            <text:p>0,7895</text:p>
          </table:table-cell>
          <table:table-cell table:style-name="ce10" office:value-type="float" office:value="25.37357" calcext:value-type="float">
            <text:p>25,3736</text:p>
          </table:table-cell>
          <table:table-cell table:style-name="Default" office:value-type="float" office:value="0.843986" calcext:value-type="float">
            <text:p>0,843986</text:p>
          </table:table-cell>
          <table:table-cell office:value-type="float" office:value="0.714271" calcext:value-type="float">
            <text:p>0,714271</text:p>
          </table:table-cell>
          <table:table-cell office:value-type="float" office:value="0.7875" calcext:value-type="float">
            <text:p>0,7875</text:p>
          </table:table-cell>
          <table:table-cell office:value-type="float" office:value="31.967942" calcext:value-type="float">
            <text:p>31,967942</text:p>
          </table:table-cell>
          <table:table-cell office:value-type="float" office:value="0.604269" calcext:value-type="float">
            <text:p>0,604269</text:p>
          </table:table-cell>
          <table:table-cell office:value-type="float" office:value="0.720554" calcext:value-type="float">
            <text:p>0,720554</text:p>
          </table:table-cell>
          <table:table-cell office:value-type="float" office:value="0.804" calcext:value-type="float">
            <text:p>0,804</text:p>
          </table:table-cell>
          <table:table-cell office:value-type="float" office:value="27.068331" calcext:value-type="float">
            <text:p>27,068331</text:p>
          </table:table-cell>
          <table:table-cell office:value-type="float" office:value="0.665188" calcext:value-type="float">
            <text:p>0,665188</text:p>
          </table:table-cell>
          <table:table-cell office:value-type="float" office:value="0.66385" calcext:value-type="float">
            <text:p>0,66385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078935" calcext:value-type="float">
            <text:p>24,078935</text:p>
          </table:table-cell>
          <table:table-cell office:value-type="float" office:value="348" calcext:value-type="float">
            <text:p>348</text:p>
          </table:table-cell>
          <table:table-cell table:number-columns-repeated="1003"/>
        </table:table-row>
        <table:table-row table:style-name="ro1">
          <table:table-cell table:style-name="ce5" office:value-type="float" office:value="0.39447" calcext:value-type="float">
            <text:p>0,3945</text:p>
          </table:table-cell>
          <table:table-cell table:style-name="ce5" office:value-type="float" office:value="0.833471" calcext:value-type="float">
            <text:p>0,8335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4.126645" calcext:value-type="float">
            <text:p>24,1266</text:p>
          </table:table-cell>
          <table:table-cell table:style-name="ce13" office:value-type="float" office:value="0.595113" calcext:value-type="float">
            <text:p>0,5951</text:p>
          </table:table-cell>
          <table:table-cell table:style-name="ce5" office:value-type="float" office:value="0.710095" calcext:value-type="float">
            <text:p>0,7101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7.769466" calcext:value-type="float">
            <text:p>27,7695</text:p>
          </table:table-cell>
          <table:table-cell table:style-name="Default" office:value-type="float" office:value="0.842418" calcext:value-type="float">
            <text:p>0,842418</text:p>
          </table:table-cell>
          <table:table-cell office:value-type="float" office:value="0.669115" calcext:value-type="float">
            <text:p>0,669115</text:p>
          </table:table-cell>
          <table:table-cell office:value-type="float" office:value="0.8025" calcext:value-type="float">
            <text:p>0,8025</text:p>
          </table:table-cell>
          <table:table-cell office:value-type="float" office:value="36.19126" calcext:value-type="float">
            <text:p>36,19126</text:p>
          </table:table-cell>
          <table:table-cell office:value-type="float" office:value="0.588258" calcext:value-type="float">
            <text:p>0,588258</text:p>
          </table:table-cell>
          <table:table-cell office:value-type="float" office:value="0.695085" calcext:value-type="float">
            <text:p>0,695085</text:p>
          </table:table-cell>
          <table:table-cell office:value-type="float" office:value="0.799" calcext:value-type="float">
            <text:p>0,799</text:p>
          </table:table-cell>
          <table:table-cell office:value-type="float" office:value="25.62924" calcext:value-type="float">
            <text:p>25,62924</text:p>
          </table:table-cell>
          <table:table-cell office:value-type="float" office:value="0.650391" calcext:value-type="float">
            <text:p>0,650391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8095" calcext:value-type="float">
            <text:p>0,8095</text:p>
          </table:table-cell>
          <table:table-cell office:value-type="float" office:value="24.098137" calcext:value-type="float">
            <text:p>24,098137</text:p>
          </table:table-cell>
          <table:table-cell office:value-type="float" office:value="349" calcext:value-type="float">
            <text:p>349</text:p>
          </table:table-cell>
          <table:table-cell table:number-columns-repeated="1003"/>
        </table:table-row>
        <table:table-row table:style-name="ro1">
          <table:table-cell table:style-name="ce5" office:value-type="float" office:value="0.377388" calcext:value-type="float">
            <text:p>0,3774</text:p>
          </table:table-cell>
          <table:table-cell table:style-name="ce5" office:value-type="float" office:value="0.76886" calcext:value-type="float">
            <text:p>0,7689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323328" calcext:value-type="float">
            <text:p>24,3233</text:p>
          </table:table-cell>
          <table:table-cell table:style-name="ce13" office:value-type="float" office:value="0.556637" calcext:value-type="float">
            <text:p>0,5566</text:p>
          </table:table-cell>
          <table:table-cell table:style-name="ce5" office:value-type="float" office:value="0.76913" calcext:value-type="float">
            <text:p>0,7691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5.428389" calcext:value-type="float">
            <text:p>25,4284</text:p>
          </table:table-cell>
          <table:table-cell table:style-name="Default" office:value-type="float" office:value="0.84897" calcext:value-type="float">
            <text:p>0,84897</text:p>
          </table:table-cell>
          <table:table-cell office:value-type="float" office:value="0.702855" calcext:value-type="float">
            <text:p>0,702855</text:p>
          </table:table-cell>
          <table:table-cell office:value-type="float" office:value="0.7915" calcext:value-type="float">
            <text:p>0,7915</text:p>
          </table:table-cell>
          <table:table-cell office:value-type="float" office:value="31.722626" calcext:value-type="float">
            <text:p>31,722626</text:p>
          </table:table-cell>
          <table:table-cell office:value-type="float" office:value="0.588938" calcext:value-type="float">
            <text:p>0,588938</text:p>
          </table:table-cell>
          <table:table-cell office:value-type="float" office:value="0.70667" calcext:value-type="float">
            <text:p>0,70667</text:p>
          </table:table-cell>
          <table:table-cell office:value-type="float" office:value="0.807" calcext:value-type="float">
            <text:p>0,807</text:p>
          </table:table-cell>
          <table:table-cell office:value-type="float" office:value="25.389053" calcext:value-type="float">
            <text:p>25,389053</text:p>
          </table:table-cell>
          <table:table-cell office:value-type="float" office:value="0.655903" calcext:value-type="float">
            <text:p>0,655903</text:p>
          </table:table-cell>
          <table:table-cell office:value-type="float" office:value="0.677707" calcext:value-type="float">
            <text:p>0,677707</text:p>
          </table:table-cell>
          <table:table-cell office:value-type="float" office:value="0.804" calcext:value-type="float">
            <text:p>0,804</text:p>
          </table:table-cell>
          <table:table-cell office:value-type="float" office:value="24.092354" calcext:value-type="float">
            <text:p>24,092354</text:p>
          </table:table-cell>
          <table:table-cell office:value-type="float" office:value="350" calcext:value-type="float">
            <text:p>350</text:p>
          </table:table-cell>
          <table:table-cell table:number-columns-repeated="1003"/>
        </table:table-row>
        <table:table-row table:style-name="ro1">
          <table:table-cell table:style-name="ce5" office:value-type="float" office:value="0.402045" calcext:value-type="float">
            <text:p>0,4020</text:p>
          </table:table-cell>
          <table:table-cell table:style-name="ce5" office:value-type="float" office:value="0.756564" calcext:value-type="float">
            <text:p>0,7566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60975" calcext:value-type="float">
            <text:p>24,2610</text:p>
          </table:table-cell>
          <table:table-cell table:style-name="ce13" office:value-type="float" office:value="0.598508" calcext:value-type="float">
            <text:p>0,5985</text:p>
          </table:table-cell>
          <table:table-cell table:style-name="ce5" office:value-type="float" office:value="0.763729" calcext:value-type="float">
            <text:p>0,7637</text:p>
          </table:table-cell>
          <table:table-cell table:style-name="ce5" office:value-type="float" office:value="0.7915" calcext:value-type="float">
            <text:p>0,7915</text:p>
          </table:table-cell>
          <table:table-cell table:style-name="ce10" office:value-type="float" office:value="26.723783" calcext:value-type="float">
            <text:p>26,7238</text:p>
          </table:table-cell>
          <table:table-cell table:style-name="Default" office:value-type="float" office:value="0.826313" calcext:value-type="float">
            <text:p>0,826313</text:p>
          </table:table-cell>
          <table:table-cell office:value-type="float" office:value="0.688812" calcext:value-type="float">
            <text:p>0,688812</text:p>
          </table:table-cell>
          <table:table-cell office:value-type="float" office:value="0.7925" calcext:value-type="float">
            <text:p>0,7925</text:p>
          </table:table-cell>
          <table:table-cell office:value-type="float" office:value="32.010874" calcext:value-type="float">
            <text:p>32,010874</text:p>
          </table:table-cell>
          <table:table-cell office:value-type="float" office:value="0.595066" calcext:value-type="float">
            <text:p>0,595066</text:p>
          </table:table-cell>
          <table:table-cell office:value-type="float" office:value="0.748983" calcext:value-type="float">
            <text:p>0,748983</text:p>
          </table:table-cell>
          <table:table-cell office:value-type="float" office:value="0.788" calcext:value-type="float">
            <text:p>0,788</text:p>
          </table:table-cell>
          <table:table-cell office:value-type="float" office:value="25.390727" calcext:value-type="float">
            <text:p>25,390727</text:p>
          </table:table-cell>
          <table:table-cell office:value-type="float" office:value="0.644389" calcext:value-type="float">
            <text:p>0,644389</text:p>
          </table:table-cell>
          <table:table-cell office:value-type="float" office:value="0.672615" calcext:value-type="float">
            <text:p>0,672615</text:p>
          </table:table-cell>
          <table:table-cell office:value-type="float" office:value="0.8035" calcext:value-type="float">
            <text:p>0,8035</text:p>
          </table:table-cell>
          <table:table-cell office:value-type="float" office:value="24.109262" calcext:value-type="float">
            <text:p>24,109262</text:p>
          </table:table-cell>
          <table:table-cell office:value-type="float" office:value="351" calcext:value-type="float">
            <text:p>351</text:p>
          </table:table-cell>
          <table:table-cell table:number-columns-repeated="1003"/>
        </table:table-row>
        <table:table-row table:style-name="ro1">
          <table:table-cell table:style-name="ce5" office:value-type="float" office:value="0.393706" calcext:value-type="float">
            <text:p>0,3937</text:p>
          </table:table-cell>
          <table:table-cell table:style-name="ce5" office:value-type="float" office:value="0.783311" calcext:value-type="float">
            <text:p>0,7833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4.261951" calcext:value-type="float">
            <text:p>24,2620</text:p>
          </table:table-cell>
          <table:table-cell table:style-name="ce13" office:value-type="float" office:value="0.605544" calcext:value-type="float">
            <text:p>0,6055</text:p>
          </table:table-cell>
          <table:table-cell table:style-name="ce5" office:value-type="float" office:value="0.74635" calcext:value-type="float">
            <text:p>0,7464</text:p>
          </table:table-cell>
          <table:table-cell table:style-name="ce5" office:value-type="float" office:value="0.7875" calcext:value-type="float">
            <text:p>0,7875</text:p>
          </table:table-cell>
          <table:table-cell table:style-name="ce10" office:value-type="float" office:value="26.213815" calcext:value-type="float">
            <text:p>26,2138</text:p>
          </table:table-cell>
          <table:table-cell table:style-name="Default" office:value-type="float" office:value="0.798243" calcext:value-type="float">
            <text:p>0,798243</text:p>
          </table:table-cell>
          <table:table-cell office:value-type="float" office:value="0.67787" calcext:value-type="float">
            <text:p>0,67787</text:p>
          </table:table-cell>
          <table:table-cell office:value-type="float" office:value="0.795" calcext:value-type="float">
            <text:p>0,795</text:p>
          </table:table-cell>
          <table:table-cell office:value-type="float" office:value="32.214534" calcext:value-type="float">
            <text:p>32,214534</text:p>
          </table:table-cell>
          <table:table-cell office:value-type="float" office:value="0.589673" calcext:value-type="float">
            <text:p>0,589673</text:p>
          </table:table-cell>
          <table:table-cell office:value-type="float" office:value="0.745797" calcext:value-type="float">
            <text:p>0,745797</text:p>
          </table:table-cell>
          <table:table-cell office:value-type="float" office:value="0.804" calcext:value-type="float">
            <text:p>0,804</text:p>
          </table:table-cell>
          <table:table-cell office:value-type="float" office:value="26.30522" calcext:value-type="float">
            <text:p>26,30522</text:p>
          </table:table-cell>
          <table:table-cell office:value-type="float" office:value="0.600581" calcext:value-type="float">
            <text:p>0,600581</text:p>
          </table:table-cell>
          <table:table-cell office:value-type="float" office:value="0.700817" calcext:value-type="float">
            <text:p>0,700817</text:p>
          </table:table-cell>
          <table:table-cell office:value-type="float" office:value="0.809" calcext:value-type="float">
            <text:p>0,809</text:p>
          </table:table-cell>
          <table:table-cell office:value-type="float" office:value="24.057865" calcext:value-type="float">
            <text:p>24,057865</text:p>
          </table:table-cell>
          <table:table-cell office:value-type="float" office:value="352" calcext:value-type="float">
            <text:p>352</text:p>
          </table:table-cell>
          <table:table-cell table:number-columns-repeated="1003"/>
        </table:table-row>
        <table:table-row table:style-name="ro1">
          <table:table-cell table:style-name="ce5" office:value-type="float" office:value="0.410361" calcext:value-type="float">
            <text:p>0,4104</text:p>
          </table:table-cell>
          <table:table-cell table:style-name="ce5" office:value-type="float" office:value="0.755935" calcext:value-type="float">
            <text:p>0,7559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26638" calcext:value-type="float">
            <text:p>24,2664</text:p>
          </table:table-cell>
          <table:table-cell table:style-name="ce13" office:value-type="float" office:value="0.58993" calcext:value-type="float">
            <text:p>0,5899</text:p>
          </table:table-cell>
          <table:table-cell table:style-name="ce5" office:value-type="float" office:value="0.711844" calcext:value-type="float">
            <text:p>0,7118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8.023874" calcext:value-type="float">
            <text:p>28,0239</text:p>
          </table:table-cell>
          <table:table-cell table:style-name="Default" office:value-type="float" office:value="0.836673" calcext:value-type="float">
            <text:p>0,836673</text:p>
          </table:table-cell>
          <table:table-cell office:value-type="float" office:value="0.680654" calcext:value-type="float">
            <text:p>0,680654</text:p>
          </table:table-cell>
          <table:table-cell office:value-type="float" office:value="0.7975" calcext:value-type="float">
            <text:p>0,7975</text:p>
          </table:table-cell>
          <table:table-cell office:value-type="float" office:value="31.873726" calcext:value-type="float">
            <text:p>31,873726</text:p>
          </table:table-cell>
          <table:table-cell office:value-type="float" office:value="0.587524" calcext:value-type="float">
            <text:p>0,587524</text:p>
          </table:table-cell>
          <table:table-cell office:value-type="float" office:value="0.743175" calcext:value-type="float">
            <text:p>0,743175</text:p>
          </table:table-cell>
          <table:table-cell office:value-type="float" office:value="0.791" calcext:value-type="float">
            <text:p>0,791</text:p>
          </table:table-cell>
          <table:table-cell office:value-type="float" office:value="26.587301" calcext:value-type="float">
            <text:p>26,587301</text:p>
          </table:table-cell>
          <table:table-cell office:value-type="float" office:value="0.637626" calcext:value-type="float">
            <text:p>0,637626</text:p>
          </table:table-cell>
          <table:table-cell office:value-type="float" office:value="0.682043" calcext:value-type="float">
            <text:p>0,682043</text:p>
          </table:table-cell>
          <table:table-cell office:value-type="float" office:value="0.8025" calcext:value-type="float">
            <text:p>0,8025</text:p>
          </table:table-cell>
          <table:table-cell office:value-type="float" office:value="24.035245" calcext:value-type="float">
            <text:p>24,035245</text:p>
          </table:table-cell>
          <table:table-cell office:value-type="float" office:value="353" calcext:value-type="float">
            <text:p>353</text:p>
          </table:table-cell>
          <table:table-cell table:number-columns-repeated="1003"/>
        </table:table-row>
        <table:table-row table:style-name="ro1">
          <table:table-cell table:style-name="ce5" office:value-type="float" office:value="0.389568" calcext:value-type="float">
            <text:p>0,3896</text:p>
          </table:table-cell>
          <table:table-cell table:style-name="ce5" office:value-type="float" office:value="0.752807" calcext:value-type="float">
            <text:p>0,7528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4.358091" calcext:value-type="float">
            <text:p>24,3581</text:p>
          </table:table-cell>
          <table:table-cell table:style-name="ce13" office:value-type="float" office:value="0.598623" calcext:value-type="float">
            <text:p>0,5986</text:p>
          </table:table-cell>
          <table:table-cell table:style-name="ce5" office:value-type="float" office:value="0.7459" calcext:value-type="float">
            <text:p>0,7459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6.91163" calcext:value-type="float">
            <text:p>26,9116</text:p>
          </table:table-cell>
          <table:table-cell table:style-name="Default" office:value-type="float" office:value="0.782614" calcext:value-type="float">
            <text:p>0,782614</text:p>
          </table:table-cell>
          <table:table-cell office:value-type="float" office:value="0.68702" calcext:value-type="float">
            <text:p>0,68702</text:p>
          </table:table-cell>
          <table:table-cell office:value-type="float" office:value="0.79" calcext:value-type="float">
            <text:p>0,79</text:p>
          </table:table-cell>
          <table:table-cell office:value-type="float" office:value="32.892462" calcext:value-type="float">
            <text:p>32,892462</text:p>
          </table:table-cell>
          <table:table-cell office:value-type="float" office:value="0.584723" calcext:value-type="float">
            <text:p>0,584723</text:p>
          </table:table-cell>
          <table:table-cell office:value-type="float" office:value="0.729946" calcext:value-type="float">
            <text:p>0,729946</text:p>
          </table:table-cell>
          <table:table-cell office:value-type="float" office:value="0.8035" calcext:value-type="float">
            <text:p>0,8035</text:p>
          </table:table-cell>
          <table:table-cell office:value-type="float" office:value="25.512504" calcext:value-type="float">
            <text:p>25,512504</text:p>
          </table:table-cell>
          <table:table-cell office:value-type="float" office:value="0.657659" calcext:value-type="float">
            <text:p>0,657659</text:p>
          </table:table-cell>
          <table:table-cell office:value-type="float" office:value="0.684109" calcext:value-type="float">
            <text:p>0,684109</text:p>
          </table:table-cell>
          <table:table-cell office:value-type="float" office:value="0.806" calcext:value-type="float">
            <text:p>0,806</text:p>
          </table:table-cell>
          <table:table-cell office:value-type="float" office:value="24.1506" calcext:value-type="float">
            <text:p>24,1506</text:p>
          </table:table-cell>
          <table:table-cell office:value-type="float" office:value="354" calcext:value-type="float">
            <text:p>354</text:p>
          </table:table-cell>
          <table:table-cell table:number-columns-repeated="1003"/>
        </table:table-row>
        <table:table-row table:style-name="ro1">
          <table:table-cell table:style-name="ce5" office:value-type="float" office:value="0.372372" calcext:value-type="float">
            <text:p>0,3724</text:p>
          </table:table-cell>
          <table:table-cell table:style-name="ce5" office:value-type="float" office:value="0.740512" calcext:value-type="float">
            <text:p>0,7405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4.233399" calcext:value-type="float">
            <text:p>24,2334</text:p>
          </table:table-cell>
          <table:table-cell table:style-name="ce13" office:value-type="float" office:value="0.580958" calcext:value-type="float">
            <text:p>0,5810</text:p>
          </table:table-cell>
          <table:table-cell table:style-name="ce5" office:value-type="float" office:value="0.723628" calcext:value-type="float">
            <text:p>0,7236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6.696442" calcext:value-type="float">
            <text:p>26,6964</text:p>
          </table:table-cell>
          <table:table-cell table:style-name="Default" office:value-type="float" office:value="0.813991" calcext:value-type="float">
            <text:p>0,813991</text:p>
          </table:table-cell>
          <table:table-cell office:value-type="float" office:value="0.683855" calcext:value-type="float">
            <text:p>0,683855</text:p>
          </table:table-cell>
          <table:table-cell office:value-type="float" office:value="0.7995" calcext:value-type="float">
            <text:p>0,7995</text:p>
          </table:table-cell>
          <table:table-cell office:value-type="float" office:value="33.248666" calcext:value-type="float">
            <text:p>33,248666</text:p>
          </table:table-cell>
          <table:table-cell office:value-type="float" office:value="0.57148" calcext:value-type="float">
            <text:p>0,57148</text:p>
          </table:table-cell>
          <table:table-cell office:value-type="float" office:value="0.706777" calcext:value-type="float">
            <text:p>0,706777</text:p>
          </table:table-cell>
          <table:table-cell office:value-type="float" office:value="0.809" calcext:value-type="float">
            <text:p>0,809</text:p>
          </table:table-cell>
          <table:table-cell office:value-type="float" office:value="26.694423" calcext:value-type="float">
            <text:p>26,694423</text:p>
          </table:table-cell>
          <table:table-cell office:value-type="float" office:value="0.60503" calcext:value-type="float">
            <text:p>0,60503</text:p>
          </table:table-cell>
          <table:table-cell office:value-type="float" office:value="0.684017" calcext:value-type="float">
            <text:p>0,684017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72546" calcext:value-type="float">
            <text:p>24,072546</text:p>
          </table:table-cell>
          <table:table-cell office:value-type="float" office:value="355" calcext:value-type="float">
            <text:p>355</text:p>
          </table:table-cell>
          <table:table-cell table:number-columns-repeated="1003"/>
        </table:table-row>
        <table:table-row table:style-name="ro1">
          <table:table-cell table:style-name="ce5" office:value-type="float" office:value="0.381031" calcext:value-type="float">
            <text:p>0,3810</text:p>
          </table:table-cell>
          <table:table-cell table:style-name="ce5" office:value-type="float" office:value="0.755234" calcext:value-type="float">
            <text:p>0,7552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4.294473" calcext:value-type="float">
            <text:p>24,2945</text:p>
          </table:table-cell>
          <table:table-cell table:style-name="ce13" office:value-type="float" office:value="0.588901" calcext:value-type="float">
            <text:p>0,5889</text:p>
          </table:table-cell>
          <table:table-cell table:style-name="ce5" office:value-type="float" office:value="0.749652" calcext:value-type="float">
            <text:p>0,7497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6.058437" calcext:value-type="float">
            <text:p>26,0584</text:p>
          </table:table-cell>
          <table:table-cell table:style-name="Default" office:value-type="float" office:value="0.818302" calcext:value-type="float">
            <text:p>0,818302</text:p>
          </table:table-cell>
          <table:table-cell office:value-type="float" office:value="0.691944" calcext:value-type="float">
            <text:p>0,691944</text:p>
          </table:table-cell>
          <table:table-cell office:value-type="float" office:value="0.794" calcext:value-type="float">
            <text:p>0,794</text:p>
          </table:table-cell>
          <table:table-cell office:value-type="float" office:value="32.585108" calcext:value-type="float">
            <text:p>32,585108</text:p>
          </table:table-cell>
          <table:table-cell office:value-type="float" office:value="0.592591" calcext:value-type="float">
            <text:p>0,592591</text:p>
          </table:table-cell>
          <table:table-cell office:value-type="float" office:value="0.730421" calcext:value-type="float">
            <text:p>0,730421</text:p>
          </table:table-cell>
          <table:table-cell office:value-type="float" office:value="0.803" calcext:value-type="float">
            <text:p>0,803</text:p>
          </table:table-cell>
          <table:table-cell office:value-type="float" office:value="25.932159" calcext:value-type="float">
            <text:p>25,932159</text:p>
          </table:table-cell>
          <table:table-cell office:value-type="float" office:value="0.651591" calcext:value-type="float">
            <text:p>0,651591</text:p>
          </table:table-cell>
          <table:table-cell office:value-type="float" office:value="0.676507" calcext:value-type="float">
            <text:p>0,676507</text:p>
          </table:table-cell>
          <table:table-cell office:value-type="float" office:value="0.8085" calcext:value-type="float">
            <text:p>0,8085</text:p>
          </table:table-cell>
          <table:table-cell office:value-type="float" office:value="24.076229" calcext:value-type="float">
            <text:p>24,076229</text:p>
          </table:table-cell>
          <table:table-cell office:value-type="float" office:value="356" calcext:value-type="float">
            <text:p>356</text:p>
          </table:table-cell>
          <table:table-cell table:number-columns-repeated="1003"/>
        </table:table-row>
        <table:table-row table:style-name="ro1">
          <table:table-cell table:style-name="ce5" office:value-type="float" office:value="0.37646" calcext:value-type="float">
            <text:p>0,3765</text:p>
          </table:table-cell>
          <table:table-cell table:style-name="ce5" office:value-type="float" office:value="0.761415" calcext:value-type="float">
            <text:p>0,7614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4.313196" calcext:value-type="float">
            <text:p>24,3132</text:p>
          </table:table-cell>
          <table:table-cell table:style-name="ce13" office:value-type="float" office:value="0.570027" calcext:value-type="float">
            <text:p>0,5700</text:p>
          </table:table-cell>
          <table:table-cell table:style-name="ce5" office:value-type="float" office:value="0.713644" calcext:value-type="float">
            <text:p>0,7136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6.775456" calcext:value-type="float">
            <text:p>26,7755</text:p>
          </table:table-cell>
          <table:table-cell table:style-name="Default" office:value-type="float" office:value="0.817461" calcext:value-type="float">
            <text:p>0,817461</text:p>
          </table:table-cell>
          <table:table-cell office:value-type="float" office:value="0.678016" calcext:value-type="float">
            <text:p>0,678016</text:p>
          </table:table-cell>
          <table:table-cell office:value-type="float" office:value="0.799" calcext:value-type="float">
            <text:p>0,799</text:p>
          </table:table-cell>
          <table:table-cell office:value-type="float" office:value="32.04023" calcext:value-type="float">
            <text:p>32,04023</text:p>
          </table:table-cell>
          <table:table-cell office:value-type="float" office:value="0.580431" calcext:value-type="float">
            <text:p>0,580431</text:p>
          </table:table-cell>
          <table:table-cell office:value-type="float" office:value="0.757984" calcext:value-type="float">
            <text:p>0,757984</text:p>
          </table:table-cell>
          <table:table-cell office:value-type="float" office:value="0.7875" calcext:value-type="float">
            <text:p>0,7875</text:p>
          </table:table-cell>
          <table:table-cell office:value-type="float" office:value="25.477742" calcext:value-type="float">
            <text:p>25,477742</text:p>
          </table:table-cell>
          <table:table-cell office:value-type="float" office:value="0.638256" calcext:value-type="float">
            <text:p>0,638256</text:p>
          </table:table-cell>
          <table:table-cell office:value-type="float" office:value="0.656198" calcext:value-type="float">
            <text:p>0,656198</text:p>
          </table:table-cell>
          <table:table-cell office:value-type="float" office:value="0.8145" calcext:value-type="float">
            <text:p>0,8145</text:p>
          </table:table-cell>
          <table:table-cell office:value-type="float" office:value="24.066558" calcext:value-type="float">
            <text:p>24,066558</text:p>
          </table:table-cell>
          <table:table-cell office:value-type="float" office:value="357" calcext:value-type="float">
            <text:p>357</text:p>
          </table:table-cell>
          <table:table-cell table:number-columns-repeated="1003"/>
        </table:table-row>
        <table:table-row table:style-name="ro1">
          <table:table-cell table:style-name="ce5" office:value-type="float" office:value="0.369667" calcext:value-type="float">
            <text:p>0,3697</text:p>
          </table:table-cell>
          <table:table-cell table:style-name="ce5" office:value-type="float" office:value="0.794547" calcext:value-type="float">
            <text:p>0,7945</text:p>
          </table:table-cell>
          <table:table-cell table:style-name="ce5" office:value-type="float" office:value="0.7895" calcext:value-type="float">
            <text:p>0,7895</text:p>
          </table:table-cell>
          <table:table-cell table:style-name="ce10" office:value-type="float" office:value="24.255885" calcext:value-type="float">
            <text:p>24,2559</text:p>
          </table:table-cell>
          <table:table-cell table:style-name="ce13" office:value-type="float" office:value="0.600693" calcext:value-type="float">
            <text:p>0,6007</text:p>
          </table:table-cell>
          <table:table-cell table:style-name="ce5" office:value-type="float" office:value="0.737465" calcext:value-type="float">
            <text:p>0,7375</text:p>
          </table:table-cell>
          <table:table-cell table:style-name="ce5" office:value-type="float" office:value="0.788" calcext:value-type="float">
            <text:p>0,7880</text:p>
          </table:table-cell>
          <table:table-cell table:style-name="ce10" office:value-type="float" office:value="25.129626" calcext:value-type="float">
            <text:p>25,1296</text:p>
          </table:table-cell>
          <table:table-cell table:style-name="Default" office:value-type="float" office:value="0.818929" calcext:value-type="float">
            <text:p>0,818929</text:p>
          </table:table-cell>
          <table:table-cell office:value-type="float" office:value="0.683079" calcext:value-type="float">
            <text:p>0,683079</text:p>
          </table:table-cell>
          <table:table-cell office:value-type="float" office:value="0.7965" calcext:value-type="float">
            <text:p>0,7965</text:p>
          </table:table-cell>
          <table:table-cell office:value-type="float" office:value="33.44248" calcext:value-type="float">
            <text:p>33,44248</text:p>
          </table:table-cell>
          <table:table-cell office:value-type="float" office:value="0.584998" calcext:value-type="float">
            <text:p>0,584998</text:p>
          </table:table-cell>
          <table:table-cell office:value-type="float" office:value="0.694174" calcext:value-type="float">
            <text:p>0,694174</text:p>
          </table:table-cell>
          <table:table-cell office:value-type="float" office:value="0.8075" calcext:value-type="float">
            <text:p>0,8075</text:p>
          </table:table-cell>
          <table:table-cell office:value-type="float" office:value="27.614044" calcext:value-type="float">
            <text:p>27,614044</text:p>
          </table:table-cell>
          <table:table-cell office:value-type="float" office:value="0.653999" calcext:value-type="float">
            <text:p>0,653999</text:p>
          </table:table-cell>
          <table:table-cell office:value-type="float" office:value="0.664861" calcext:value-type="float">
            <text:p>0,664861</text:p>
          </table:table-cell>
          <table:table-cell office:value-type="float" office:value="0.8035" calcext:value-type="float">
            <text:p>0,8035</text:p>
          </table:table-cell>
          <table:table-cell office:value-type="float" office:value="24.075188" calcext:value-type="float">
            <text:p>24,075188</text:p>
          </table:table-cell>
          <table:table-cell office:value-type="float" office:value="358" calcext:value-type="float">
            <text:p>358</text:p>
          </table:table-cell>
          <table:table-cell table:number-columns-repeated="1003"/>
        </table:table-row>
        <table:table-row table:style-name="ro1">
          <table:table-cell table:style-name="ce5" office:value-type="float" office:value="0.369756" calcext:value-type="float">
            <text:p>0,3698</text:p>
          </table:table-cell>
          <table:table-cell table:style-name="ce5" office:value-type="float" office:value="0.817815" calcext:value-type="float">
            <text:p>0,8178</text:p>
          </table:table-cell>
          <table:table-cell table:style-name="ce5" office:value-type="float" office:value="0.799" calcext:value-type="float">
            <text:p>0,7990</text:p>
          </table:table-cell>
          <table:table-cell table:style-name="ce10" office:value-type="float" office:value="24.336064" calcext:value-type="float">
            <text:p>24,3361</text:p>
          </table:table-cell>
          <table:table-cell table:style-name="ce13" office:value-type="float" office:value="0.618207" calcext:value-type="float">
            <text:p>0,6182</text:p>
          </table:table-cell>
          <table:table-cell table:style-name="ce5" office:value-type="float" office:value="0.70075" calcext:value-type="float">
            <text:p>0,7008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7.491318" calcext:value-type="float">
            <text:p>27,4913</text:p>
          </table:table-cell>
          <table:table-cell table:style-name="Default" office:value-type="float" office:value="0.8181" calcext:value-type="float">
            <text:p>0,8181</text:p>
          </table:table-cell>
          <table:table-cell office:value-type="float" office:value="0.677157" calcext:value-type="float">
            <text:p>0,677157</text:p>
          </table:table-cell>
          <table:table-cell office:value-type="float" office:value="0.7935" calcext:value-type="float">
            <text:p>0,7935</text:p>
          </table:table-cell>
          <table:table-cell office:value-type="float" office:value="32.751261" calcext:value-type="float">
            <text:p>32,751261</text:p>
          </table:table-cell>
          <table:table-cell office:value-type="float" office:value="0.559093" calcext:value-type="float">
            <text:p>0,559093</text:p>
          </table:table-cell>
          <table:table-cell office:value-type="float" office:value="0.757879" calcext:value-type="float">
            <text:p>0,757879</text:p>
          </table:table-cell>
          <table:table-cell office:value-type="float" office:value="0.79" calcext:value-type="float">
            <text:p>0,79</text:p>
          </table:table-cell>
          <table:table-cell office:value-type="float" office:value="26.342387" calcext:value-type="float">
            <text:p>26,342387</text:p>
          </table:table-cell>
          <table:table-cell office:value-type="float" office:value="0.654796" calcext:value-type="float">
            <text:p>0,654796</text:p>
          </table:table-cell>
          <table:table-cell office:value-type="float" office:value="0.679632" calcext:value-type="float">
            <text:p>0,679632</text:p>
          </table:table-cell>
          <table:table-cell office:value-type="float" office:value="0.8115" calcext:value-type="float">
            <text:p>0,8115</text:p>
          </table:table-cell>
          <table:table-cell office:value-type="float" office:value="24.079272" calcext:value-type="float">
            <text:p>24,079272</text:p>
          </table:table-cell>
          <table:table-cell office:value-type="float" office:value="359" calcext:value-type="float">
            <text:p>359</text:p>
          </table:table-cell>
          <table:table-cell table:number-columns-repeated="1003"/>
        </table:table-row>
        <table:table-row table:style-name="ro1">
          <table:table-cell table:style-name="ce5" office:value-type="float" office:value="0.382761" calcext:value-type="float">
            <text:p>0,3828</text:p>
          </table:table-cell>
          <table:table-cell table:style-name="ce5" office:value-type="float" office:value="0.817778" calcext:value-type="float">
            <text:p>0,8178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40695" calcext:value-type="float">
            <text:p>24,2407</text:p>
          </table:table-cell>
          <table:table-cell table:style-name="ce13" office:value-type="float" office:value="0.58201" calcext:value-type="float">
            <text:p>0,5820</text:p>
          </table:table-cell>
          <table:table-cell table:style-name="ce5" office:value-type="float" office:value="0.731064" calcext:value-type="float">
            <text:p>0,7311</text:p>
          </table:table-cell>
          <table:table-cell table:style-name="ce5" office:value-type="float" office:value="0.8" calcext:value-type="float">
            <text:p>0,8000</text:p>
          </table:table-cell>
          <table:table-cell table:style-name="ce10" office:value-type="float" office:value="25.38054" calcext:value-type="float">
            <text:p>25,3805</text:p>
          </table:table-cell>
          <table:table-cell table:style-name="Default" office:value-type="float" office:value="0.807632" calcext:value-type="float">
            <text:p>0,807632</text:p>
          </table:table-cell>
          <table:table-cell office:value-type="float" office:value="0.702199" calcext:value-type="float">
            <text:p>0,702199</text:p>
          </table:table-cell>
          <table:table-cell office:value-type="float" office:value="0.7805" calcext:value-type="float">
            <text:p>0,7805</text:p>
          </table:table-cell>
          <table:table-cell office:value-type="float" office:value="34.376729" calcext:value-type="float">
            <text:p>34,376729</text:p>
          </table:table-cell>
          <table:table-cell office:value-type="float" office:value="0.59016" calcext:value-type="float">
            <text:p>0,59016</text:p>
          </table:table-cell>
          <table:table-cell office:value-type="float" office:value="0.737215" calcext:value-type="float">
            <text:p>0,737215</text:p>
          </table:table-cell>
          <table:table-cell office:value-type="float" office:value="0.791" calcext:value-type="float">
            <text:p>0,791</text:p>
          </table:table-cell>
          <table:table-cell office:value-type="float" office:value="26.360334" calcext:value-type="float">
            <text:p>26,360334</text:p>
          </table:table-cell>
          <table:table-cell office:value-type="float" office:value="0.647602" calcext:value-type="float">
            <text:p>0,647602</text:p>
          </table:table-cell>
          <table:table-cell office:value-type="float" office:value="0.671471" calcext:value-type="float">
            <text:p>0,671471</text:p>
          </table:table-cell>
          <table:table-cell office:value-type="float" office:value="0.803" calcext:value-type="float">
            <text:p>0,803</text:p>
          </table:table-cell>
          <table:table-cell office:value-type="float" office:value="24.176373" calcext:value-type="float">
            <text:p>24,176373</text:p>
          </table:table-cell>
          <table:table-cell office:value-type="float" office:value="360" calcext:value-type="float">
            <text:p>360</text:p>
          </table:table-cell>
          <table:table-cell table:number-columns-repeated="1003"/>
        </table:table-row>
        <table:table-row table:style-name="ro1">
          <table:table-cell table:style-name="ce5" office:value-type="float" office:value="0.390918" calcext:value-type="float">
            <text:p>0,3909</text:p>
          </table:table-cell>
          <table:table-cell table:style-name="ce5" office:value-type="float" office:value="0.717645" calcext:value-type="float">
            <text:p>0,7176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4.213483" calcext:value-type="float">
            <text:p>24,2135</text:p>
          </table:table-cell>
          <table:table-cell table:style-name="ce13" office:value-type="float" office:value="0.605629" calcext:value-type="float">
            <text:p>0,6056</text:p>
          </table:table-cell>
          <table:table-cell table:style-name="ce5" office:value-type="float" office:value="0.694407" calcext:value-type="float">
            <text:p>0,6944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5.636656" calcext:value-type="float">
            <text:p>25,6367</text:p>
          </table:table-cell>
          <table:table-cell table:style-name="Default" office:value-type="float" office:value="0.860951" calcext:value-type="float">
            <text:p>0,860951</text:p>
          </table:table-cell>
          <table:table-cell office:value-type="float" office:value="0.690108" calcext:value-type="float">
            <text:p>0,690108</text:p>
          </table:table-cell>
          <table:table-cell office:value-type="float" office:value="0.79" calcext:value-type="float">
            <text:p>0,79</text:p>
          </table:table-cell>
          <table:table-cell office:value-type="float" office:value="32.23056" calcext:value-type="float">
            <text:p>32,23056</text:p>
          </table:table-cell>
          <table:table-cell office:value-type="float" office:value="0.57301" calcext:value-type="float">
            <text:p>0,57301</text:p>
          </table:table-cell>
          <table:table-cell office:value-type="float" office:value="0.712589" calcext:value-type="float">
            <text:p>0,712589</text:p>
          </table:table-cell>
          <table:table-cell office:value-type="float" office:value="0.802" calcext:value-type="float">
            <text:p>0,802</text:p>
          </table:table-cell>
          <table:table-cell office:value-type="float" office:value="27.932319" calcext:value-type="float">
            <text:p>27,932319</text:p>
          </table:table-cell>
          <table:table-cell office:value-type="float" office:value="0.640102" calcext:value-type="float">
            <text:p>0,640102</text:p>
          </table:table-cell>
          <table:table-cell office:value-type="float" office:value="0.669856" calcext:value-type="float">
            <text:p>0,669856</text:p>
          </table:table-cell>
          <table:table-cell office:value-type="float" office:value="0.8165" calcext:value-type="float">
            <text:p>0,8165</text:p>
          </table:table-cell>
          <table:table-cell office:value-type="float" office:value="24.038231" calcext:value-type="float">
            <text:p>24,038231</text:p>
          </table:table-cell>
          <table:table-cell office:value-type="float" office:value="361" calcext:value-type="float">
            <text:p>361</text:p>
          </table:table-cell>
          <table:table-cell table:number-columns-repeated="1003"/>
        </table:table-row>
        <table:table-row table:style-name="ro1">
          <table:table-cell table:style-name="ce5" office:value-type="float" office:value="0.364162" calcext:value-type="float">
            <text:p>0,3642</text:p>
          </table:table-cell>
          <table:table-cell table:style-name="ce5" office:value-type="float" office:value="0.816692" calcext:value-type="float">
            <text:p>0,8167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10" office:value-type="float" office:value="24.232576" calcext:value-type="float">
            <text:p>24,2326</text:p>
          </table:table-cell>
          <table:table-cell table:style-name="ce13" office:value-type="float" office:value="0.551434" calcext:value-type="float">
            <text:p>0,5514</text:p>
          </table:table-cell>
          <table:table-cell table:style-name="ce5" office:value-type="float" office:value="0.709169" calcext:value-type="float">
            <text:p>0,7092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6.343618" calcext:value-type="float">
            <text:p>26,3436</text:p>
          </table:table-cell>
          <table:table-cell table:style-name="Default" office:value-type="float" office:value="0.808421" calcext:value-type="float">
            <text:p>0,808421</text:p>
          </table:table-cell>
          <table:table-cell office:value-type="float" office:value="0.683415" calcext:value-type="float">
            <text:p>0,683415</text:p>
          </table:table-cell>
          <table:table-cell office:value-type="float" office:value="0.7985" calcext:value-type="float">
            <text:p>0,7985</text:p>
          </table:table-cell>
          <table:table-cell office:value-type="float" office:value="33.39946" calcext:value-type="float">
            <text:p>33,39946</text:p>
          </table:table-cell>
          <table:table-cell office:value-type="float" office:value="0.597724" calcext:value-type="float">
            <text:p>0,597724</text:p>
          </table:table-cell>
          <table:table-cell office:value-type="float" office:value="0.727073" calcext:value-type="float">
            <text:p>0,727073</text:p>
          </table:table-cell>
          <table:table-cell office:value-type="float" office:value="0.8065" calcext:value-type="float">
            <text:p>0,8065</text:p>
          </table:table-cell>
          <table:table-cell office:value-type="float" office:value="26.622287" calcext:value-type="float">
            <text:p>26,622287</text:p>
          </table:table-cell>
          <table:table-cell office:value-type="float" office:value="0.624463" calcext:value-type="float">
            <text:p>0,624463</text:p>
          </table:table-cell>
          <table:table-cell office:value-type="float" office:value="0.695609" calcext:value-type="float">
            <text:p>0,695609</text:p>
          </table:table-cell>
          <table:table-cell office:value-type="float" office:value="0.816" calcext:value-type="float">
            <text:p>0,816</text:p>
          </table:table-cell>
          <table:table-cell office:value-type="float" office:value="24.07322" calcext:value-type="float">
            <text:p>24,07322</text:p>
          </table:table-cell>
          <table:table-cell office:value-type="float" office:value="362" calcext:value-type="float">
            <text:p>362</text:p>
          </table:table-cell>
          <table:table-cell table:number-columns-repeated="1003"/>
        </table:table-row>
        <table:table-row table:style-name="ro1">
          <table:table-cell table:style-name="ce5" office:value-type="float" office:value="0.396713" calcext:value-type="float">
            <text:p>0,3967</text:p>
          </table:table-cell>
          <table:table-cell table:style-name="ce5" office:value-type="float" office:value="0.737777" calcext:value-type="float">
            <text:p>0,7378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4.194494" calcext:value-type="float">
            <text:p>24,1945</text:p>
          </table:table-cell>
          <table:table-cell table:style-name="ce13" office:value-type="float" office:value="0.549624" calcext:value-type="float">
            <text:p>0,5496</text:p>
          </table:table-cell>
          <table:table-cell table:style-name="ce5" office:value-type="float" office:value="0.730647" calcext:value-type="float">
            <text:p>0,7306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5.965392" calcext:value-type="float">
            <text:p>25,9654</text:p>
          </table:table-cell>
          <table:table-cell table:style-name="Default" office:value-type="float" office:value="0.839171" calcext:value-type="float">
            <text:p>0,839171</text:p>
          </table:table-cell>
          <table:table-cell office:value-type="float" office:value="0.706186" calcext:value-type="float">
            <text:p>0,706186</text:p>
          </table:table-cell>
          <table:table-cell office:value-type="float" office:value="0.783" calcext:value-type="float">
            <text:p>0,783</text:p>
          </table:table-cell>
          <table:table-cell office:value-type="float" office:value="34.376619" calcext:value-type="float">
            <text:p>34,376619</text:p>
          </table:table-cell>
          <table:table-cell office:value-type="float" office:value="0.572786" calcext:value-type="float">
            <text:p>0,572786</text:p>
          </table:table-cell>
          <table:table-cell office:value-type="float" office:value="0.705241" calcext:value-type="float">
            <text:p>0,705241</text:p>
          </table:table-cell>
          <table:table-cell office:value-type="float" office:value="0.8025" calcext:value-type="float">
            <text:p>0,8025</text:p>
          </table:table-cell>
          <table:table-cell office:value-type="float" office:value="26.395865" calcext:value-type="float">
            <text:p>26,395865</text:p>
          </table:table-cell>
          <table:table-cell office:value-type="float" office:value="0.639073" calcext:value-type="float">
            <text:p>0,639073</text:p>
          </table:table-cell>
          <table:table-cell office:value-type="float" office:value="0.667065" calcext:value-type="float">
            <text:p>0,667065</text:p>
          </table:table-cell>
          <table:table-cell office:value-type="float" office:value="0.81" calcext:value-type="float">
            <text:p>0,81</text:p>
          </table:table-cell>
          <table:table-cell office:value-type="float" office:value="24.032127" calcext:value-type="float">
            <text:p>24,032127</text:p>
          </table:table-cell>
          <table:table-cell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 table:style-name="ce5" office:value-type="float" office:value="0.384753" calcext:value-type="float">
            <text:p>0,3848</text:p>
          </table:table-cell>
          <table:table-cell table:style-name="ce5" office:value-type="float" office:value="0.781643" calcext:value-type="float">
            <text:p>0,7816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287282" calcext:value-type="float">
            <text:p>24,2873</text:p>
          </table:table-cell>
          <table:table-cell table:style-name="ce13" office:value-type="float" office:value="0.580273" calcext:value-type="float">
            <text:p>0,5803</text:p>
          </table:table-cell>
          <table:table-cell table:style-name="ce5" office:value-type="float" office:value="0.748604" calcext:value-type="float">
            <text:p>0,7486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7.902877" calcext:value-type="float">
            <text:p>27,9029</text:p>
          </table:table-cell>
          <table:table-cell table:style-name="Default" office:value-type="float" office:value="0.802388" calcext:value-type="float">
            <text:p>0,802388</text:p>
          </table:table-cell>
          <table:table-cell office:value-type="float" office:value="0.673263" calcext:value-type="float">
            <text:p>0,673263</text:p>
          </table:table-cell>
          <table:table-cell office:value-type="float" office:value="0.8025" calcext:value-type="float">
            <text:p>0,8025</text:p>
          </table:table-cell>
          <table:table-cell office:value-type="float" office:value="32.589679" calcext:value-type="float">
            <text:p>32,589679</text:p>
          </table:table-cell>
          <table:table-cell office:value-type="float" office:value="0.585577" calcext:value-type="float">
            <text:p>0,585577</text:p>
          </table:table-cell>
          <table:table-cell office:value-type="float" office:value="0.672661" calcext:value-type="float">
            <text:p>0,672661</text:p>
          </table:table-cell>
          <table:table-cell office:value-type="float" office:value="0.808" calcext:value-type="float">
            <text:p>0,808</text:p>
          </table:table-cell>
          <table:table-cell office:value-type="float" office:value="27.665502" calcext:value-type="float">
            <text:p>27,665502</text:p>
          </table:table-cell>
          <table:table-cell office:value-type="float" office:value="0.645707" calcext:value-type="float">
            <text:p>0,645707</text:p>
          </table:table-cell>
          <table:table-cell office:value-type="float" office:value="0.689643" calcext:value-type="float">
            <text:p>0,689643</text:p>
          </table:table-cell>
          <table:table-cell office:value-type="float" office:value="0.805" calcext:value-type="float">
            <text:p>0,805</text:p>
          </table:table-cell>
          <table:table-cell office:value-type="float" office:value="24.139855" calcext:value-type="float">
            <text:p>24,139855</text:p>
          </table:table-cell>
          <table:table-cell office:value-type="float" office:value="364" calcext:value-type="float">
            <text:p>364</text:p>
          </table:table-cell>
          <table:table-cell table:number-columns-repeated="1003"/>
        </table:table-row>
        <table:table-row table:style-name="ro1">
          <table:table-cell table:style-name="ce5" office:value-type="float" office:value="0.403074" calcext:value-type="float">
            <text:p>0,4031</text:p>
          </table:table-cell>
          <table:table-cell table:style-name="ce5" office:value-type="float" office:value="0.750377" calcext:value-type="float">
            <text:p>0,7504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4.095649" calcext:value-type="float">
            <text:p>24,0956</text:p>
          </table:table-cell>
          <table:table-cell table:style-name="ce13" office:value-type="float" office:value="0.573983" calcext:value-type="float">
            <text:p>0,5740</text:p>
          </table:table-cell>
          <table:table-cell table:style-name="ce5" office:value-type="float" office:value="0.707792" calcext:value-type="float">
            <text:p>0,7078</text:p>
          </table:table-cell>
          <table:table-cell table:style-name="ce5" office:value-type="float" office:value="0.8" calcext:value-type="float">
            <text:p>0,8000</text:p>
          </table:table-cell>
          <table:table-cell table:style-name="ce10" office:value-type="float" office:value="24.929179" calcext:value-type="float">
            <text:p>24,9292</text:p>
          </table:table-cell>
          <table:table-cell table:style-name="Default" office:value-type="float" office:value="0.824802" calcext:value-type="float">
            <text:p>0,824802</text:p>
          </table:table-cell>
          <table:table-cell office:value-type="float" office:value="0.744948" calcext:value-type="float">
            <text:p>0,744948</text:p>
          </table:table-cell>
          <table:table-cell office:value-type="float" office:value="0.779" calcext:value-type="float">
            <text:p>0,779</text:p>
          </table:table-cell>
          <table:table-cell office:value-type="float" office:value="32.335153" calcext:value-type="float">
            <text:p>32,335153</text:p>
          </table:table-cell>
          <table:table-cell office:value-type="float" office:value="0.581072" calcext:value-type="float">
            <text:p>0,581072</text:p>
          </table:table-cell>
          <table:table-cell office:value-type="float" office:value="0.699384" calcext:value-type="float">
            <text:p>0,699384</text:p>
          </table:table-cell>
          <table:table-cell office:value-type="float" office:value="0.8065" calcext:value-type="float">
            <text:p>0,8065</text:p>
          </table:table-cell>
          <table:table-cell office:value-type="float" office:value="31.107168" calcext:value-type="float">
            <text:p>31,107168</text:p>
          </table:table-cell>
          <table:table-cell office:value-type="float" office:value="0.650538" calcext:value-type="float">
            <text:p>0,650538</text:p>
          </table:table-cell>
          <table:table-cell office:value-type="float" office:value="0.688228" calcext:value-type="float">
            <text:p>0,688228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049887" calcext:value-type="float">
            <text:p>24,049887</text:p>
          </table:table-cell>
          <table:table-cell office:value-type="float" office:value="365" calcext:value-type="float">
            <text:p>365</text:p>
          </table:table-cell>
          <table:table-cell table:number-columns-repeated="1003"/>
        </table:table-row>
        <table:table-row table:style-name="ro1">
          <table:table-cell table:style-name="ce5" office:value-type="float" office:value="0.370314" calcext:value-type="float">
            <text:p>0,3703</text:p>
          </table:table-cell>
          <table:table-cell table:style-name="ce5" office:value-type="float" office:value="0.789748" calcext:value-type="float">
            <text:p>0,7897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4.263892" calcext:value-type="float">
            <text:p>24,2639</text:p>
          </table:table-cell>
          <table:table-cell table:style-name="ce13" office:value-type="float" office:value="0.560009" calcext:value-type="float">
            <text:p>0,5600</text:p>
          </table:table-cell>
          <table:table-cell table:style-name="ce5" office:value-type="float" office:value="0.735762" calcext:value-type="float">
            <text:p>0,7358</text:p>
          </table:table-cell>
          <table:table-cell table:style-name="ce5" office:value-type="float" office:value="0.799" calcext:value-type="float">
            <text:p>0,7990</text:p>
          </table:table-cell>
          <table:table-cell table:style-name="ce10" office:value-type="float" office:value="27.941108" calcext:value-type="float">
            <text:p>27,9411</text:p>
          </table:table-cell>
          <table:table-cell table:style-name="Default" office:value-type="float" office:value="0.807666" calcext:value-type="float">
            <text:p>0,807666</text:p>
          </table:table-cell>
          <table:table-cell office:value-type="float" office:value="0.702909" calcext:value-type="float">
            <text:p>0,702909</text:p>
          </table:table-cell>
          <table:table-cell office:value-type="float" office:value="0.7845" calcext:value-type="float">
            <text:p>0,7845</text:p>
          </table:table-cell>
          <table:table-cell office:value-type="float" office:value="36.490762" calcext:value-type="float">
            <text:p>36,490762</text:p>
          </table:table-cell>
          <table:table-cell office:value-type="float" office:value="0.58072" calcext:value-type="float">
            <text:p>0,58072</text:p>
          </table:table-cell>
          <table:table-cell office:value-type="float" office:value="0.715267" calcext:value-type="float">
            <text:p>0,715267</text:p>
          </table:table-cell>
          <table:table-cell office:value-type="float" office:value="0.8005" calcext:value-type="float">
            <text:p>0,8005</text:p>
          </table:table-cell>
          <table:table-cell office:value-type="float" office:value="30.617479" calcext:value-type="float">
            <text:p>30,617479</text:p>
          </table:table-cell>
          <table:table-cell office:value-type="float" office:value="0.654083" calcext:value-type="float">
            <text:p>0,654083</text:p>
          </table:table-cell>
          <table:table-cell office:value-type="float" office:value="0.667749" calcext:value-type="float">
            <text:p>0,667749</text:p>
          </table:table-cell>
          <table:table-cell office:value-type="float" office:value="0.809" calcext:value-type="float">
            <text:p>0,809</text:p>
          </table:table-cell>
          <table:table-cell office:value-type="float" office:value="24.11898" calcext:value-type="float">
            <text:p>24,11898</text:p>
          </table:table-cell>
          <table:table-cell office:value-type="float" office:value="366" calcext:value-type="float">
            <text:p>366</text:p>
          </table:table-cell>
          <table:table-cell table:number-columns-repeated="1003"/>
        </table:table-row>
        <table:table-row table:style-name="ro1">
          <table:table-cell table:style-name="ce5" office:value-type="float" office:value="0.369735" calcext:value-type="float">
            <text:p>0,3697</text:p>
          </table:table-cell>
          <table:table-cell table:style-name="ce5" office:value-type="float" office:value="0.778" calcext:value-type="float">
            <text:p>0,7780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4.193614" calcext:value-type="float">
            <text:p>24,1936</text:p>
          </table:table-cell>
          <table:table-cell table:style-name="ce13" office:value-type="float" office:value="0.555563" calcext:value-type="float">
            <text:p>0,5556</text:p>
          </table:table-cell>
          <table:table-cell table:style-name="ce5" office:value-type="float" office:value="0.708167" calcext:value-type="float">
            <text:p>0,7082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6.599027" calcext:value-type="float">
            <text:p>26,5990</text:p>
          </table:table-cell>
          <table:table-cell table:style-name="Default" office:value-type="float" office:value="0.809927" calcext:value-type="float">
            <text:p>0,809927</text:p>
          </table:table-cell>
          <table:table-cell office:value-type="float" office:value="0.721053" calcext:value-type="float">
            <text:p>0,721053</text:p>
          </table:table-cell>
          <table:table-cell office:value-type="float" office:value="0.7935" calcext:value-type="float">
            <text:p>0,7935</text:p>
          </table:table-cell>
          <table:table-cell office:value-type="float" office:value="31.778087" calcext:value-type="float">
            <text:p>31,778087</text:p>
          </table:table-cell>
          <table:table-cell office:value-type="float" office:value="0.5732" calcext:value-type="float">
            <text:p>0,5732</text:p>
          </table:table-cell>
          <table:table-cell office:value-type="float" office:value="0.711559" calcext:value-type="float">
            <text:p>0,711559</text:p>
          </table:table-cell>
          <table:table-cell office:value-type="float" office:value="0.8065" calcext:value-type="float">
            <text:p>0,8065</text:p>
          </table:table-cell>
          <table:table-cell office:value-type="float" office:value="30.901218" calcext:value-type="float">
            <text:p>30,901218</text:p>
          </table:table-cell>
          <table:table-cell office:value-type="float" office:value="0.670776" calcext:value-type="float">
            <text:p>0,670776</text:p>
          </table:table-cell>
          <table:table-cell office:value-type="float" office:value="0.673029" calcext:value-type="float">
            <text:p>0,673029</text:p>
          </table:table-cell>
          <table:table-cell office:value-type="float" office:value="0.8065" calcext:value-type="float">
            <text:p>0,8065</text:p>
          </table:table-cell>
          <table:table-cell office:value-type="float" office:value="24.071344" calcext:value-type="float">
            <text:p>24,071344</text:p>
          </table:table-cell>
          <table:table-cell office:value-type="float" office:value="367" calcext:value-type="float">
            <text:p>367</text:p>
          </table:table-cell>
          <table:table-cell table:number-columns-repeated="1003"/>
        </table:table-row>
        <table:table-row table:style-name="ro1">
          <table:table-cell table:style-name="ce5" office:value-type="float" office:value="0.385125" calcext:value-type="float">
            <text:p>0,3851</text:p>
          </table:table-cell>
          <table:table-cell table:style-name="ce5" office:value-type="float" office:value="0.824396" calcext:value-type="float">
            <text:p>0,8244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4.124337" calcext:value-type="float">
            <text:p>24,1243</text:p>
          </table:table-cell>
          <table:table-cell table:style-name="ce13" office:value-type="float" office:value="0.566695" calcext:value-type="float">
            <text:p>0,5667</text:p>
          </table:table-cell>
          <table:table-cell table:style-name="ce5" office:value-type="float" office:value="0.682372" calcext:value-type="float">
            <text:p>0,6824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7.185963" calcext:value-type="float">
            <text:p>27,1860</text:p>
          </table:table-cell>
          <table:table-cell table:style-name="Default" office:value-type="float" office:value="0.841942" calcext:value-type="float">
            <text:p>0,841942</text:p>
          </table:table-cell>
          <table:table-cell office:value-type="float" office:value="0.687812" calcext:value-type="float">
            <text:p>0,687812</text:p>
          </table:table-cell>
          <table:table-cell office:value-type="float" office:value="0.7955" calcext:value-type="float">
            <text:p>0,7955</text:p>
          </table:table-cell>
          <table:table-cell office:value-type="float" office:value="31.915246" calcext:value-type="float">
            <text:p>31,915246</text:p>
          </table:table-cell>
          <table:table-cell office:value-type="float" office:value="0.586027" calcext:value-type="float">
            <text:p>0,586027</text:p>
          </table:table-cell>
          <table:table-cell office:value-type="float" office:value="0.721899" calcext:value-type="float">
            <text:p>0,721899</text:p>
          </table:table-cell>
          <table:table-cell office:value-type="float" office:value="0.8045" calcext:value-type="float">
            <text:p>0,8045</text:p>
          </table:table-cell>
          <table:table-cell office:value-type="float" office:value="30.782476" calcext:value-type="float">
            <text:p>30,782476</text:p>
          </table:table-cell>
          <table:table-cell office:value-type="float" office:value="0.627385" calcext:value-type="float">
            <text:p>0,627385</text:p>
          </table:table-cell>
          <table:table-cell office:value-type="float" office:value="0.660645" calcext:value-type="float">
            <text:p>0,660645</text:p>
          </table:table-cell>
          <table:table-cell office:value-type="float" office:value="0.819" calcext:value-type="float">
            <text:p>0,819</text:p>
          </table:table-cell>
          <table:table-cell office:value-type="float" office:value="24.119259" calcext:value-type="float">
            <text:p>24,119259</text:p>
          </table:table-cell>
          <table:table-cell office:value-type="float" office:value="368" calcext:value-type="float">
            <text:p>368</text:p>
          </table:table-cell>
          <table:table-cell table:number-columns-repeated="1003"/>
        </table:table-row>
        <table:table-row table:style-name="ro1">
          <table:table-cell table:style-name="ce5" office:value-type="float" office:value="0.399729" calcext:value-type="float">
            <text:p>0,3997</text:p>
          </table:table-cell>
          <table:table-cell table:style-name="ce5" office:value-type="float" office:value="0.793237" calcext:value-type="float">
            <text:p>0,7932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236529" calcext:value-type="float">
            <text:p>24,2365</text:p>
          </table:table-cell>
          <table:table-cell table:style-name="ce13" office:value-type="float" office:value="0.573852" calcext:value-type="float">
            <text:p>0,5739</text:p>
          </table:table-cell>
          <table:table-cell table:style-name="ce5" office:value-type="float" office:value="0.726552" calcext:value-type="float">
            <text:p>0,7266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6.681411" calcext:value-type="float">
            <text:p>26,6814</text:p>
          </table:table-cell>
          <table:table-cell table:style-name="Default" office:value-type="float" office:value="0.818476" calcext:value-type="float">
            <text:p>0,818476</text:p>
          </table:table-cell>
          <table:table-cell office:value-type="float" office:value="0.685839" calcext:value-type="float">
            <text:p>0,685839</text:p>
          </table:table-cell>
          <table:table-cell office:value-type="float" office:value="0.7915" calcext:value-type="float">
            <text:p>0,7915</text:p>
          </table:table-cell>
          <table:table-cell office:value-type="float" office:value="31.730964" calcext:value-type="float">
            <text:p>31,730964</text:p>
          </table:table-cell>
          <table:table-cell office:value-type="float" office:value="0.582343" calcext:value-type="float">
            <text:p>0,582343</text:p>
          </table:table-cell>
          <table:table-cell office:value-type="float" office:value="0.694199" calcext:value-type="float">
            <text:p>0,694199</text:p>
          </table:table-cell>
          <table:table-cell office:value-type="float" office:value="0.8055" calcext:value-type="float">
            <text:p>0,8055</text:p>
          </table:table-cell>
          <table:table-cell office:value-type="float" office:value="29.348965" calcext:value-type="float">
            <text:p>29,348965</text:p>
          </table:table-cell>
          <table:table-cell office:value-type="float" office:value="0.667436" calcext:value-type="float">
            <text:p>0,667436</text:p>
          </table:table-cell>
          <table:table-cell office:value-type="float" office:value="0.674389" calcext:value-type="float">
            <text:p>0,674389</text:p>
          </table:table-cell>
          <table:table-cell office:value-type="float" office:value="0.8075" calcext:value-type="float">
            <text:p>0,8075</text:p>
          </table:table-cell>
          <table:table-cell office:value-type="float" office:value="24.111157" calcext:value-type="float">
            <text:p>24,111157</text:p>
          </table:table-cell>
          <table:table-cell office:value-type="float" office:value="369" calcext:value-type="float">
            <text:p>369</text:p>
          </table:table-cell>
          <table:table-cell table:number-columns-repeated="1003"/>
        </table:table-row>
        <table:table-row table:style-name="ro1">
          <table:table-cell table:style-name="ce5" office:value-type="float" office:value="0.391182" calcext:value-type="float">
            <text:p>0,3912</text:p>
          </table:table-cell>
          <table:table-cell table:style-name="ce5" office:value-type="float" office:value="0.778885" calcext:value-type="float">
            <text:p>0,7789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175124" calcext:value-type="float">
            <text:p>24,1751</text:p>
          </table:table-cell>
          <table:table-cell table:style-name="ce13" office:value-type="float" office:value="0.580828" calcext:value-type="float">
            <text:p>0,5808</text:p>
          </table:table-cell>
          <table:table-cell table:style-name="ce5" office:value-type="float" office:value="0.686488" calcext:value-type="float">
            <text:p>0,6865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7.254917" calcext:value-type="float">
            <text:p>27,2549</text:p>
          </table:table-cell>
          <table:table-cell table:style-name="Default" office:value-type="float" office:value="0.812416" calcext:value-type="float">
            <text:p>0,812416</text:p>
          </table:table-cell>
          <table:table-cell office:value-type="float" office:value="0.681375" calcext:value-type="float">
            <text:p>0,681375</text:p>
          </table:table-cell>
          <table:table-cell office:value-type="float" office:value="0.7915" calcext:value-type="float">
            <text:p>0,7915</text:p>
          </table:table-cell>
          <table:table-cell office:value-type="float" office:value="31.792019" calcext:value-type="float">
            <text:p>31,792019</text:p>
          </table:table-cell>
          <table:table-cell office:value-type="float" office:value="0.569896" calcext:value-type="float">
            <text:p>0,569896</text:p>
          </table:table-cell>
          <table:table-cell office:value-type="float" office:value="0.779892" calcext:value-type="float">
            <text:p>0,779892</text:p>
          </table:table-cell>
          <table:table-cell office:value-type="float" office:value="0.7835" calcext:value-type="float">
            <text:p>0,7835</text:p>
          </table:table-cell>
          <table:table-cell office:value-type="float" office:value="28.934293" calcext:value-type="float">
            <text:p>28,934293</text:p>
          </table:table-cell>
          <table:table-cell office:value-type="float" office:value="0.638167" calcext:value-type="float">
            <text:p>0,638167</text:p>
          </table:table-cell>
          <table:table-cell office:value-type="float" office:value="0.65907" calcext:value-type="float">
            <text:p>0,65907</text:p>
          </table:table-cell>
          <table:table-cell office:value-type="float" office:value="0.819" calcext:value-type="float">
            <text:p>0,819</text:p>
          </table:table-cell>
          <table:table-cell office:value-type="float" office:value="24.050819" calcext:value-type="float">
            <text:p>24,050819</text:p>
          </table:table-cell>
          <table:table-cell office:value-type="float" office:value="370" calcext:value-type="float">
            <text:p>370</text:p>
          </table:table-cell>
          <table:table-cell table:number-columns-repeated="1003"/>
        </table:table-row>
        <table:table-row table:style-name="ro1">
          <table:table-cell table:style-name="ce5" office:value-type="float" office:value="0.386822" calcext:value-type="float">
            <text:p>0,3868</text:p>
          </table:table-cell>
          <table:table-cell table:style-name="ce5" office:value-type="float" office:value="0.771378" calcext:value-type="float">
            <text:p>0,7714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3.953455" calcext:value-type="float">
            <text:p>23,9535</text:p>
          </table:table-cell>
          <table:table-cell table:style-name="ce13" office:value-type="float" office:value="0.577263" calcext:value-type="float">
            <text:p>0,5773</text:p>
          </table:table-cell>
          <table:table-cell table:style-name="ce5" office:value-type="float" office:value="0.76459" calcext:value-type="float">
            <text:p>0,7646</text:p>
          </table:table-cell>
          <table:table-cell table:style-name="ce5" office:value-type="float" office:value="0.7845" calcext:value-type="float">
            <text:p>0,7845</text:p>
          </table:table-cell>
          <table:table-cell table:style-name="ce10" office:value-type="float" office:value="26.152697" calcext:value-type="float">
            <text:p>26,1527</text:p>
          </table:table-cell>
          <table:table-cell table:style-name="Default" office:value-type="float" office:value="0.845001" calcext:value-type="float">
            <text:p>0,845001</text:p>
          </table:table-cell>
          <table:table-cell office:value-type="float" office:value="0.707369" calcext:value-type="float">
            <text:p>0,707369</text:p>
          </table:table-cell>
          <table:table-cell office:value-type="float" office:value="0.7885" calcext:value-type="float">
            <text:p>0,7885</text:p>
          </table:table-cell>
          <table:table-cell office:value-type="float" office:value="31.986477" calcext:value-type="float">
            <text:p>31,986477</text:p>
          </table:table-cell>
          <table:table-cell office:value-type="float" office:value="0.571518" calcext:value-type="float">
            <text:p>0,571518</text:p>
          </table:table-cell>
          <table:table-cell office:value-type="float" office:value="0.751194" calcext:value-type="float">
            <text:p>0,751194</text:p>
          </table:table-cell>
          <table:table-cell office:value-type="float" office:value="0.8055" calcext:value-type="float">
            <text:p>0,8055</text:p>
          </table:table-cell>
          <table:table-cell office:value-type="float" office:value="30.072187" calcext:value-type="float">
            <text:p>30,072187</text:p>
          </table:table-cell>
          <table:table-cell office:value-type="float" office:value="0.628434" calcext:value-type="float">
            <text:p>0,628434</text:p>
          </table:table-cell>
          <table:table-cell office:value-type="float" office:value="0.70038" calcext:value-type="float">
            <text:p>0,70038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82632" calcext:value-type="float">
            <text:p>24,082632</text:p>
          </table:table-cell>
          <table:table-cell office:value-type="float" office:value="371" calcext:value-type="float">
            <text:p>371</text:p>
          </table:table-cell>
          <table:table-cell table:number-columns-repeated="1003"/>
        </table:table-row>
        <table:table-row table:style-name="ro1">
          <table:table-cell table:style-name="ce5" office:value-type="float" office:value="0.382336" calcext:value-type="float">
            <text:p>0,3823</text:p>
          </table:table-cell>
          <table:table-cell table:style-name="ce5" office:value-type="float" office:value="0.751692" calcext:value-type="float">
            <text:p>0,7517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319454" calcext:value-type="float">
            <text:p>24,3195</text:p>
          </table:table-cell>
          <table:table-cell table:style-name="ce13" office:value-type="float" office:value="0.570249" calcext:value-type="float">
            <text:p>0,5702</text:p>
          </table:table-cell>
          <table:table-cell table:style-name="ce5" office:value-type="float" office:value="0.719025" calcext:value-type="float">
            <text:p>0,7190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5.062729" calcext:value-type="float">
            <text:p>25,0627</text:p>
          </table:table-cell>
          <table:table-cell table:style-name="Default" office:value-type="float" office:value="0.825751" calcext:value-type="float">
            <text:p>0,825751</text:p>
          </table:table-cell>
          <table:table-cell office:value-type="float" office:value="0.696765" calcext:value-type="float">
            <text:p>0,696765</text:p>
          </table:table-cell>
          <table:table-cell office:value-type="float" office:value="0.7915" calcext:value-type="float">
            <text:p>0,7915</text:p>
          </table:table-cell>
          <table:table-cell office:value-type="float" office:value="31.538347" calcext:value-type="float">
            <text:p>31,538347</text:p>
          </table:table-cell>
          <table:table-cell office:value-type="float" office:value="0.558691" calcext:value-type="float">
            <text:p>0,558691</text:p>
          </table:table-cell>
          <table:table-cell office:value-type="float" office:value="0.733624" calcext:value-type="float">
            <text:p>0,733624</text:p>
          </table:table-cell>
          <table:table-cell office:value-type="float" office:value="0.7985" calcext:value-type="float">
            <text:p>0,7985</text:p>
          </table:table-cell>
          <table:table-cell office:value-type="float" office:value="27.758683" calcext:value-type="float">
            <text:p>27,758683</text:p>
          </table:table-cell>
          <table:table-cell office:value-type="float" office:value="0.648167" calcext:value-type="float">
            <text:p>0,648167</text:p>
          </table:table-cell>
          <table:table-cell office:value-type="float" office:value="0.64056" calcext:value-type="float">
            <text:p>0,64056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65932" calcext:value-type="float">
            <text:p>24,065932</text:p>
          </table:table-cell>
          <table:table-cell office:value-type="float" office:value="372" calcext:value-type="float">
            <text:p>372</text:p>
          </table:table-cell>
          <table:table-cell table:number-columns-repeated="1003"/>
        </table:table-row>
        <table:table-row table:style-name="ro1">
          <table:table-cell table:style-name="ce5" office:value-type="float" office:value="0.38409" calcext:value-type="float">
            <text:p>0,3841</text:p>
          </table:table-cell>
          <table:table-cell table:style-name="ce5" office:value-type="float" office:value="0.837205" calcext:value-type="float">
            <text:p>0,8372</text:p>
          </table:table-cell>
          <table:table-cell table:style-name="ce5" office:value-type="float" office:value="0.7825" calcext:value-type="float">
            <text:p>0,7825</text:p>
          </table:table-cell>
          <table:table-cell table:style-name="ce10" office:value-type="float" office:value="24.242451" calcext:value-type="float">
            <text:p>24,2425</text:p>
          </table:table-cell>
          <table:table-cell table:style-name="ce13" office:value-type="float" office:value="0.581953" calcext:value-type="float">
            <text:p>0,5820</text:p>
          </table:table-cell>
          <table:table-cell table:style-name="ce5" office:value-type="float" office:value="0.692549" calcext:value-type="float">
            <text:p>0,6925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7.542233" calcext:value-type="float">
            <text:p>27,5422</text:p>
          </table:table-cell>
          <table:table-cell table:style-name="Default" office:value-type="float" office:value="0.838015" calcext:value-type="float">
            <text:p>0,838015</text:p>
          </table:table-cell>
          <table:table-cell office:value-type="float" office:value="0.705724" calcext:value-type="float">
            <text:p>0,705724</text:p>
          </table:table-cell>
          <table:table-cell office:value-type="float" office:value="0.791" calcext:value-type="float">
            <text:p>0,791</text:p>
          </table:table-cell>
          <table:table-cell office:value-type="float" office:value="32.111136" calcext:value-type="float">
            <text:p>32,111136</text:p>
          </table:table-cell>
          <table:table-cell office:value-type="float" office:value="0.566721" calcext:value-type="float">
            <text:p>0,566721</text:p>
          </table:table-cell>
          <table:table-cell office:value-type="float" office:value="0.73503" calcext:value-type="float">
            <text:p>0,73503</text:p>
          </table:table-cell>
          <table:table-cell office:value-type="float" office:value="0.805" calcext:value-type="float">
            <text:p>0,805</text:p>
          </table:table-cell>
          <table:table-cell office:value-type="float" office:value="28.03639" calcext:value-type="float">
            <text:p>28,03639</text:p>
          </table:table-cell>
          <table:table-cell office:value-type="float" office:value="0.621697" calcext:value-type="float">
            <text:p>0,621697</text:p>
          </table:table-cell>
          <table:table-cell office:value-type="float" office:value="0.692275" calcext:value-type="float">
            <text:p>0,692275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096569" calcext:value-type="float">
            <text:p>24,096569</text:p>
          </table:table-cell>
          <table:table-cell office:value-type="float" office:value="373" calcext:value-type="float">
            <text:p>373</text:p>
          </table:table-cell>
          <table:table-cell table:number-columns-repeated="1003"/>
        </table:table-row>
        <table:table-row table:style-name="ro1">
          <table:table-cell table:style-name="ce5" office:value-type="float" office:value="0.379592" calcext:value-type="float">
            <text:p>0,3796</text:p>
          </table:table-cell>
          <table:table-cell table:style-name="ce5" office:value-type="float" office:value="0.742061" calcext:value-type="float">
            <text:p>0,7421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4.259821" calcext:value-type="float">
            <text:p>24,2598</text:p>
          </table:table-cell>
          <table:table-cell table:style-name="ce13" office:value-type="float" office:value="0.566009" calcext:value-type="float">
            <text:p>0,5660</text:p>
          </table:table-cell>
          <table:table-cell table:style-name="ce5" office:value-type="float" office:value="0.690191" calcext:value-type="float">
            <text:p>0,6902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982748" calcext:value-type="float">
            <text:p>24,9827</text:p>
          </table:table-cell>
          <table:table-cell table:style-name="Default" office:value-type="float" office:value="0.803" calcext:value-type="float">
            <text:p>0,803</text:p>
          </table:table-cell>
          <table:table-cell office:value-type="float" office:value="0.68419" calcext:value-type="float">
            <text:p>0,68419</text:p>
          </table:table-cell>
          <table:table-cell office:value-type="float" office:value="0.8" calcext:value-type="float">
            <text:p>0,8</text:p>
          </table:table-cell>
          <table:table-cell office:value-type="float" office:value="31.594511" calcext:value-type="float">
            <text:p>31,594511</text:p>
          </table:table-cell>
          <table:table-cell office:value-type="float" office:value="0.587495" calcext:value-type="float">
            <text:p>0,587495</text:p>
          </table:table-cell>
          <table:table-cell office:value-type="float" office:value="0.776871" calcext:value-type="float">
            <text:p>0,776871</text:p>
          </table:table-cell>
          <table:table-cell office:value-type="float" office:value="0.793" calcext:value-type="float">
            <text:p>0,793</text:p>
          </table:table-cell>
          <table:table-cell office:value-type="float" office:value="27.864576" calcext:value-type="float">
            <text:p>27,864576</text:p>
          </table:table-cell>
          <table:table-cell office:value-type="float" office:value="0.648913" calcext:value-type="float">
            <text:p>0,648913</text:p>
          </table:table-cell>
          <table:table-cell office:value-type="float" office:value="0.695843" calcext:value-type="float">
            <text:p>0,695843</text:p>
          </table:table-cell>
          <table:table-cell office:value-type="float" office:value="0.802" calcext:value-type="float">
            <text:p>0,802</text:p>
          </table:table-cell>
          <table:table-cell office:value-type="float" office:value="26.172835" calcext:value-type="float">
            <text:p>26,172835</text:p>
          </table:table-cell>
          <table:table-cell office:value-type="float" office:value="374" calcext:value-type="float">
            <text:p>374</text:p>
          </table:table-cell>
          <table:table-cell table:number-columns-repeated="1003"/>
        </table:table-row>
        <table:table-row table:style-name="ro1">
          <table:table-cell table:style-name="ce5" office:value-type="float" office:value="0.355023" calcext:value-type="float">
            <text:p>0,3550</text:p>
          </table:table-cell>
          <table:table-cell table:style-name="ce5" office:value-type="float" office:value="0.803354" calcext:value-type="float">
            <text:p>0,8034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4.224317" calcext:value-type="float">
            <text:p>24,2243</text:p>
          </table:table-cell>
          <table:table-cell table:style-name="ce13" office:value-type="float" office:value="0.55819" calcext:value-type="float">
            <text:p>0,5582</text:p>
          </table:table-cell>
          <table:table-cell table:style-name="ce5" office:value-type="float" office:value="0.770701" calcext:value-type="float">
            <text:p>0,7707</text:p>
          </table:table-cell>
          <table:table-cell table:style-name="ce5" office:value-type="float" office:value="0.777" calcext:value-type="float">
            <text:p>0,7770</text:p>
          </table:table-cell>
          <table:table-cell table:style-name="ce10" office:value-type="float" office:value="27.943625" calcext:value-type="float">
            <text:p>27,9436</text:p>
          </table:table-cell>
          <table:table-cell table:style-name="Default" office:value-type="float" office:value="0.821936" calcext:value-type="float">
            <text:p>0,821936</text:p>
          </table:table-cell>
          <table:table-cell office:value-type="float" office:value="0.679582" calcext:value-type="float">
            <text:p>0,679582</text:p>
          </table:table-cell>
          <table:table-cell office:value-type="float" office:value="0.7945" calcext:value-type="float">
            <text:p>0,7945</text:p>
          </table:table-cell>
          <table:table-cell office:value-type="float" office:value="31.540085" calcext:value-type="float">
            <text:p>31,540085</text:p>
          </table:table-cell>
          <table:table-cell office:value-type="float" office:value="0.576414" calcext:value-type="float">
            <text:p>0,576414</text:p>
          </table:table-cell>
          <table:table-cell office:value-type="float" office:value="0.724878" calcext:value-type="float">
            <text:p>0,724878</text:p>
          </table:table-cell>
          <table:table-cell office:value-type="float" office:value="0.8005" calcext:value-type="float">
            <text:p>0,8005</text:p>
          </table:table-cell>
          <table:table-cell office:value-type="float" office:value="29.210594" calcext:value-type="float">
            <text:p>29,210594</text:p>
          </table:table-cell>
          <table:table-cell office:value-type="float" office:value="0.628141" calcext:value-type="float">
            <text:p>0,628141</text:p>
          </table:table-cell>
          <table:table-cell office:value-type="float" office:value="0.690457" calcext:value-type="float">
            <text:p>0,690457</text:p>
          </table:table-cell>
          <table:table-cell office:value-type="float" office:value="0.804" calcext:value-type="float">
            <text:p>0,804</text:p>
          </table:table-cell>
          <table:table-cell office:value-type="float" office:value="24.060391" calcext:value-type="float">
            <text:p>24,060391</text:p>
          </table:table-cell>
          <table:table-cell office:value-type="float" office:value="375" calcext:value-type="float">
            <text:p>375</text:p>
          </table:table-cell>
          <table:table-cell table:number-columns-repeated="1003"/>
        </table:table-row>
        <table:table-row table:style-name="ro1">
          <table:table-cell table:style-name="ce5" office:value-type="float" office:value="0.370492" calcext:value-type="float">
            <text:p>0,3705</text:p>
          </table:table-cell>
          <table:table-cell table:style-name="ce5" office:value-type="float" office:value="0.771966" calcext:value-type="float">
            <text:p>0,7720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4.243911" calcext:value-type="float">
            <text:p>24,2439</text:p>
          </table:table-cell>
          <table:table-cell table:style-name="ce13" office:value-type="float" office:value="0.544989" calcext:value-type="float">
            <text:p>0,5450</text:p>
          </table:table-cell>
          <table:table-cell table:style-name="ce5" office:value-type="float" office:value="0.698288" calcext:value-type="float">
            <text:p>0,6983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5.715434" calcext:value-type="float">
            <text:p>25,7154</text:p>
          </table:table-cell>
          <table:table-cell table:style-name="Default" office:value-type="float" office:value="0.78958" calcext:value-type="float">
            <text:p>0,78958</text:p>
          </table:table-cell>
          <table:table-cell office:value-type="float" office:value="0.685889" calcext:value-type="float">
            <text:p>0,685889</text:p>
          </table:table-cell>
          <table:table-cell office:value-type="float" office:value="0.7985" calcext:value-type="float">
            <text:p>0,7985</text:p>
          </table:table-cell>
          <table:table-cell office:value-type="float" office:value="31.518181" calcext:value-type="float">
            <text:p>31,518181</text:p>
          </table:table-cell>
          <table:table-cell office:value-type="float" office:value="0.568654" calcext:value-type="float">
            <text:p>0,568654</text:p>
          </table:table-cell>
          <table:table-cell office:value-type="float" office:value="0.721401" calcext:value-type="float">
            <text:p>0,721401</text:p>
          </table:table-cell>
          <table:table-cell office:value-type="float" office:value="0.812" calcext:value-type="float">
            <text:p>0,812</text:p>
          </table:table-cell>
          <table:table-cell office:value-type="float" office:value="27.444694" calcext:value-type="float">
            <text:p>27,444694</text:p>
          </table:table-cell>
          <table:table-cell office:value-type="float" office:value="0.623825" calcext:value-type="float">
            <text:p>0,623825</text:p>
          </table:table-cell>
          <table:table-cell office:value-type="float" office:value="0.674458" calcext:value-type="float">
            <text:p>0,674458</text:p>
          </table:table-cell>
          <table:table-cell office:value-type="float" office:value="0.811" calcext:value-type="float">
            <text:p>0,811</text:p>
          </table:table-cell>
          <table:table-cell office:value-type="float" office:value="24.060563" calcext:value-type="float">
            <text:p>24,060563</text:p>
          </table:table-cell>
          <table:table-cell office:value-type="float" office:value="376" calcext:value-type="float">
            <text:p>376</text:p>
          </table:table-cell>
          <table:table-cell table:number-columns-repeated="1003"/>
        </table:table-row>
        <table:table-row table:style-name="ro1">
          <table:table-cell table:style-name="ce5" office:value-type="float" office:value="0.368708" calcext:value-type="float">
            <text:p>0,3687</text:p>
          </table:table-cell>
          <table:table-cell table:style-name="ce5" office:value-type="float" office:value="0.784514" calcext:value-type="float">
            <text:p>0,7845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018401" calcext:value-type="float">
            <text:p>24,0184</text:p>
          </table:table-cell>
          <table:table-cell table:style-name="ce13" office:value-type="float" office:value="0.53512" calcext:value-type="float">
            <text:p>0,5351</text:p>
          </table:table-cell>
          <table:table-cell table:style-name="ce5" office:value-type="float" office:value="0.720894" calcext:value-type="float">
            <text:p>0,7209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5.564635" calcext:value-type="float">
            <text:p>25,5646</text:p>
          </table:table-cell>
          <table:table-cell table:style-name="Default" office:value-type="float" office:value="0.773552" calcext:value-type="float">
            <text:p>0,773552</text:p>
          </table:table-cell>
          <table:table-cell office:value-type="float" office:value="0.676397" calcext:value-type="float">
            <text:p>0,676397</text:p>
          </table:table-cell>
          <table:table-cell office:value-type="float" office:value="0.8045" calcext:value-type="float">
            <text:p>0,8045</text:p>
          </table:table-cell>
          <table:table-cell office:value-type="float" office:value="31.91255" calcext:value-type="float">
            <text:p>31,91255</text:p>
          </table:table-cell>
          <table:table-cell office:value-type="float" office:value="0.582714" calcext:value-type="float">
            <text:p>0,582714</text:p>
          </table:table-cell>
          <table:table-cell office:value-type="float" office:value="0.80269" calcext:value-type="float">
            <text:p>0,80269</text:p>
          </table:table-cell>
          <table:table-cell office:value-type="float" office:value="0.781" calcext:value-type="float">
            <text:p>0,781</text:p>
          </table:table-cell>
          <table:table-cell office:value-type="float" office:value="28.642679" calcext:value-type="float">
            <text:p>28,642679</text:p>
          </table:table-cell>
          <table:table-cell office:value-type="float" office:value="0.59855" calcext:value-type="float">
            <text:p>0,59855</text:p>
          </table:table-cell>
          <table:table-cell office:value-type="float" office:value="0.66589" calcext:value-type="float">
            <text:p>0,66589</text:p>
          </table:table-cell>
          <table:table-cell office:value-type="float" office:value="0.8135" calcext:value-type="float">
            <text:p>0,8135</text:p>
          </table:table-cell>
          <table:table-cell office:value-type="float" office:value="24.024581" calcext:value-type="float">
            <text:p>24,024581</text:p>
          </table:table-cell>
          <table:table-cell office:value-type="float" office:value="377" calcext:value-type="float">
            <text:p>377</text:p>
          </table:table-cell>
          <table:table-cell table:number-columns-repeated="1003"/>
        </table:table-row>
        <table:table-row table:style-name="ro1">
          <table:table-cell table:style-name="ce5" office:value-type="float" office:value="0.365049" calcext:value-type="float">
            <text:p>0,3650</text:p>
          </table:table-cell>
          <table:table-cell table:style-name="ce5" office:value-type="float" office:value="0.833877" calcext:value-type="float">
            <text:p>0,8339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4.23381" calcext:value-type="float">
            <text:p>24,2338</text:p>
          </table:table-cell>
          <table:table-cell table:style-name="ce13" office:value-type="float" office:value="0.521091" calcext:value-type="float">
            <text:p>0,5211</text:p>
          </table:table-cell>
          <table:table-cell table:style-name="ce5" office:value-type="float" office:value="0.706069" calcext:value-type="float">
            <text:p>0,7061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6.635726" calcext:value-type="float">
            <text:p>26,6357</text:p>
          </table:table-cell>
          <table:table-cell table:style-name="Default" office:value-type="float" office:value="0.810763" calcext:value-type="float">
            <text:p>0,810763</text:p>
          </table:table-cell>
          <table:table-cell office:value-type="float" office:value="0.721447" calcext:value-type="float">
            <text:p>0,721447</text:p>
          </table:table-cell>
          <table:table-cell office:value-type="float" office:value="0.7835" calcext:value-type="float">
            <text:p>0,7835</text:p>
          </table:table-cell>
          <table:table-cell office:value-type="float" office:value="31.739741" calcext:value-type="float">
            <text:p>31,739741</text:p>
          </table:table-cell>
          <table:table-cell office:value-type="float" office:value="0.566733" calcext:value-type="float">
            <text:p>0,566733</text:p>
          </table:table-cell>
          <table:table-cell office:value-type="float" office:value="0.728477" calcext:value-type="float">
            <text:p>0,728477</text:p>
          </table:table-cell>
          <table:table-cell office:value-type="float" office:value="0.7995" calcext:value-type="float">
            <text:p>0,7995</text:p>
          </table:table-cell>
          <table:table-cell office:value-type="float" office:value="29.207988" calcext:value-type="float">
            <text:p>29,207988</text:p>
          </table:table-cell>
          <table:table-cell office:value-type="float" office:value="0.633905" calcext:value-type="float">
            <text:p>0,633905</text:p>
          </table:table-cell>
          <table:table-cell office:value-type="float" office:value="0.670437" calcext:value-type="float">
            <text:p>0,670437</text:p>
          </table:table-cell>
          <table:table-cell office:value-type="float" office:value="0.8105" calcext:value-type="float">
            <text:p>0,8105</text:p>
          </table:table-cell>
          <table:table-cell office:value-type="float" office:value="24.036962" calcext:value-type="float">
            <text:p>24,036962</text:p>
          </table:table-cell>
          <table:table-cell office:value-type="float" office:value="378" calcext:value-type="float">
            <text:p>378</text:p>
          </table:table-cell>
          <table:table-cell table:number-columns-repeated="1003"/>
        </table:table-row>
        <table:table-row table:style-name="ro1">
          <table:table-cell table:style-name="ce5" office:value-type="float" office:value="0.386723" calcext:value-type="float">
            <text:p>0,3867</text:p>
          </table:table-cell>
          <table:table-cell table:style-name="ce5" office:value-type="float" office:value="0.761784" calcext:value-type="float">
            <text:p>0,7618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3.832552" calcext:value-type="float">
            <text:p>23,8326</text:p>
          </table:table-cell>
          <table:table-cell table:style-name="ce13" office:value-type="float" office:value="0.566433" calcext:value-type="float">
            <text:p>0,5664</text:p>
          </table:table-cell>
          <table:table-cell table:style-name="ce5" office:value-type="float" office:value="0.727548" calcext:value-type="float">
            <text:p>0,7275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912625" calcext:value-type="float">
            <text:p>24,9126</text:p>
          </table:table-cell>
          <table:table-cell table:style-name="Default" office:value-type="float" office:value="0.804118" calcext:value-type="float">
            <text:p>0,804118</text:p>
          </table:table-cell>
          <table:table-cell office:value-type="float" office:value="0.762183" calcext:value-type="float">
            <text:p>0,762183</text:p>
          </table:table-cell>
          <table:table-cell office:value-type="float" office:value="0.768" calcext:value-type="float">
            <text:p>0,768</text:p>
          </table:table-cell>
          <table:table-cell office:value-type="float" office:value="32.005566" calcext:value-type="float">
            <text:p>32,005566</text:p>
          </table:table-cell>
          <table:table-cell office:value-type="float" office:value="0.568788" calcext:value-type="float">
            <text:p>0,568788</text:p>
          </table:table-cell>
          <table:table-cell office:value-type="float" office:value="0.702014" calcext:value-type="float">
            <text:p>0,702014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344767" calcext:value-type="float">
            <text:p>26,344767</text:p>
          </table:table-cell>
          <table:table-cell office:value-type="float" office:value="0.623083" calcext:value-type="float">
            <text:p>0,623083</text:p>
          </table:table-cell>
          <table:table-cell office:value-type="float" office:value="0.661679" calcext:value-type="float">
            <text:p>0,661679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83501" calcext:value-type="float">
            <text:p>24,083501</text:p>
          </table:table-cell>
          <table:table-cell office:value-type="float" office:value="379" calcext:value-type="float">
            <text:p>379</text:p>
          </table:table-cell>
          <table:table-cell table:number-columns-repeated="1003"/>
        </table:table-row>
        <table:table-row table:style-name="ro1">
          <table:table-cell table:style-name="ce5" office:value-type="float" office:value="0.370704" calcext:value-type="float">
            <text:p>0,3707</text:p>
          </table:table-cell>
          <table:table-cell table:style-name="ce5" office:value-type="float" office:value="0.791013" calcext:value-type="float">
            <text:p>0,7910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3.998239" calcext:value-type="float">
            <text:p>23,9982</text:p>
          </table:table-cell>
          <table:table-cell table:style-name="ce13" office:value-type="float" office:value="0.556467" calcext:value-type="float">
            <text:p>0,5565</text:p>
          </table:table-cell>
          <table:table-cell table:style-name="ce5" office:value-type="float" office:value="0.696977" calcext:value-type="float">
            <text:p>0,6970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7.981568" calcext:value-type="float">
            <text:p>27,9816</text:p>
          </table:table-cell>
          <table:table-cell table:style-name="Default" office:value-type="float" office:value="0.807051" calcext:value-type="float">
            <text:p>0,807051</text:p>
          </table:table-cell>
          <table:table-cell office:value-type="float" office:value="0.685543" calcext:value-type="float">
            <text:p>0,685543</text:p>
          </table:table-cell>
          <table:table-cell office:value-type="float" office:value="0.79" calcext:value-type="float">
            <text:p>0,79</text:p>
          </table:table-cell>
          <table:table-cell office:value-type="float" office:value="31.447259" calcext:value-type="float">
            <text:p>31,447259</text:p>
          </table:table-cell>
          <table:table-cell office:value-type="float" office:value="0.569772" calcext:value-type="float">
            <text:p>0,569772</text:p>
          </table:table-cell>
          <table:table-cell office:value-type="float" office:value="0.729688" calcext:value-type="float">
            <text:p>0,729688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660389" calcext:value-type="float">
            <text:p>27,660389</text:p>
          </table:table-cell>
          <table:table-cell office:value-type="float" office:value="0.649236" calcext:value-type="float">
            <text:p>0,649236</text:p>
          </table:table-cell>
          <table:table-cell office:value-type="float" office:value="0.695182" calcext:value-type="float">
            <text:p>0,695182</text:p>
          </table:table-cell>
          <table:table-cell office:value-type="float" office:value="0.8085" calcext:value-type="float">
            <text:p>0,8085</text:p>
          </table:table-cell>
          <table:table-cell office:value-type="float" office:value="24.042254" calcext:value-type="float">
            <text:p>24,042254</text:p>
          </table:table-cell>
          <table:table-cell office:value-type="float" office:value="380" calcext:value-type="float">
            <text:p>380</text:p>
          </table:table-cell>
          <table:table-cell table:number-columns-repeated="1003"/>
        </table:table-row>
        <table:table-row table:style-name="ro1">
          <table:table-cell table:style-name="ce5" office:value-type="float" office:value="0.371712" calcext:value-type="float">
            <text:p>0,3717</text:p>
          </table:table-cell>
          <table:table-cell table:style-name="ce5" office:value-type="float" office:value="0.822224" calcext:value-type="float">
            <text:p>0,8222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4.175579" calcext:value-type="float">
            <text:p>24,1756</text:p>
          </table:table-cell>
          <table:table-cell table:style-name="ce13" office:value-type="float" office:value="0.563553" calcext:value-type="float">
            <text:p>0,5636</text:p>
          </table:table-cell>
          <table:table-cell table:style-name="ce5" office:value-type="float" office:value="0.741903" calcext:value-type="float">
            <text:p>0,7419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6.047395" calcext:value-type="float">
            <text:p>26,0474</text:p>
          </table:table-cell>
          <table:table-cell table:style-name="Default" office:value-type="float" office:value="0.80071" calcext:value-type="float">
            <text:p>0,80071</text:p>
          </table:table-cell>
          <table:table-cell office:value-type="float" office:value="0.701849" calcext:value-type="float">
            <text:p>0,701849</text:p>
          </table:table-cell>
          <table:table-cell office:value-type="float" office:value="0.8035" calcext:value-type="float">
            <text:p>0,8035</text:p>
          </table:table-cell>
          <table:table-cell office:value-type="float" office:value="31.55114" calcext:value-type="float">
            <text:p>31,55114</text:p>
          </table:table-cell>
          <table:table-cell office:value-type="float" office:value="0.545105" calcext:value-type="float">
            <text:p>0,545105</text:p>
          </table:table-cell>
          <table:table-cell office:value-type="float" office:value="0.813866" calcext:value-type="float">
            <text:p>0,813866</text:p>
          </table:table-cell>
          <table:table-cell office:value-type="float" office:value="0.791" calcext:value-type="float">
            <text:p>0,791</text:p>
          </table:table-cell>
          <table:table-cell office:value-type="float" office:value="28.575617" calcext:value-type="float">
            <text:p>28,575617</text:p>
          </table:table-cell>
          <table:table-cell office:value-type="float" office:value="0.618656" calcext:value-type="float">
            <text:p>0,618656</text:p>
          </table:table-cell>
          <table:table-cell office:value-type="float" office:value="0.666353" calcext:value-type="float">
            <text:p>0,666353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23635" calcext:value-type="float">
            <text:p>24,023635</text:p>
          </table:table-cell>
          <table:table-cell office:value-type="float" office:value="381" calcext:value-type="float">
            <text:p>381</text:p>
          </table:table-cell>
          <table:table-cell table:number-columns-repeated="1003"/>
        </table:table-row>
        <table:table-row table:style-name="ro1">
          <table:table-cell table:style-name="ce5" office:value-type="float" office:value="0.383106" calcext:value-type="float">
            <text:p>0,3831</text:p>
          </table:table-cell>
          <table:table-cell table:style-name="ce5" office:value-type="float" office:value="0.774707" calcext:value-type="float">
            <text:p>0,7747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3.933121" calcext:value-type="float">
            <text:p>23,9331</text:p>
          </table:table-cell>
          <table:table-cell table:style-name="ce13" office:value-type="float" office:value="0.538003" calcext:value-type="float">
            <text:p>0,5380</text:p>
          </table:table-cell>
          <table:table-cell table:style-name="ce5" office:value-type="float" office:value="0.736471" calcext:value-type="float">
            <text:p>0,7365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91948" calcext:value-type="float">
            <text:p>24,9195</text:p>
          </table:table-cell>
          <table:table-cell table:style-name="Default" office:value-type="float" office:value="0.795806" calcext:value-type="float">
            <text:p>0,795806</text:p>
          </table:table-cell>
          <table:table-cell office:value-type="float" office:value="0.694129" calcext:value-type="float">
            <text:p>0,694129</text:p>
          </table:table-cell>
          <table:table-cell office:value-type="float" office:value="0.788" calcext:value-type="float">
            <text:p>0,788</text:p>
          </table:table-cell>
          <table:table-cell office:value-type="float" office:value="31.335155" calcext:value-type="float">
            <text:p>31,335155</text:p>
          </table:table-cell>
          <table:table-cell office:value-type="float" office:value="0.569556" calcext:value-type="float">
            <text:p>0,569556</text:p>
          </table:table-cell>
          <table:table-cell office:value-type="float" office:value="0.702231" calcext:value-type="float">
            <text:p>0,702231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856522" calcext:value-type="float">
            <text:p>26,856522</text:p>
          </table:table-cell>
          <table:table-cell office:value-type="float" office:value="0.610225" calcext:value-type="float">
            <text:p>0,610225</text:p>
          </table:table-cell>
          <table:table-cell office:value-type="float" office:value="0.675858" calcext:value-type="float">
            <text:p>0,675858</text:p>
          </table:table-cell>
          <table:table-cell office:value-type="float" office:value="0.8105" calcext:value-type="float">
            <text:p>0,8105</text:p>
          </table:table-cell>
          <table:table-cell office:value-type="float" office:value="24.080198" calcext:value-type="float">
            <text:p>24,080198</text:p>
          </table:table-cell>
          <table:table-cell office:value-type="float" office:value="382" calcext:value-type="float">
            <text:p>382</text:p>
          </table:table-cell>
          <table:table-cell table:number-columns-repeated="1003"/>
        </table:table-row>
        <table:table-row table:style-name="ro1">
          <table:table-cell table:style-name="ce5" office:value-type="float" office:value="0.345265" calcext:value-type="float">
            <text:p>0,3453</text:p>
          </table:table-cell>
          <table:table-cell table:style-name="ce5" office:value-type="float" office:value="0.768041" calcext:value-type="float">
            <text:p>0,7680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3.697829" calcext:value-type="float">
            <text:p>23,6978</text:p>
          </table:table-cell>
          <table:table-cell table:style-name="ce13" office:value-type="float" office:value="0.536644" calcext:value-type="float">
            <text:p>0,5366</text:p>
          </table:table-cell>
          <table:table-cell table:style-name="ce5" office:value-type="float" office:value="0.702827" calcext:value-type="float">
            <text:p>0,7028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5.212615" calcext:value-type="float">
            <text:p>25,2126</text:p>
          </table:table-cell>
          <table:table-cell table:style-name="Default" office:value-type="float" office:value="0.793455" calcext:value-type="float">
            <text:p>0,793455</text:p>
          </table:table-cell>
          <table:table-cell office:value-type="float" office:value="0.686472" calcext:value-type="float">
            <text:p>0,686472</text:p>
          </table:table-cell>
          <table:table-cell office:value-type="float" office:value="0.801" calcext:value-type="float">
            <text:p>0,801</text:p>
          </table:table-cell>
          <table:table-cell office:value-type="float" office:value="31.352304" calcext:value-type="float">
            <text:p>31,352304</text:p>
          </table:table-cell>
          <table:table-cell office:value-type="float" office:value="0.552626" calcext:value-type="float">
            <text:p>0,552626</text:p>
          </table:table-cell>
          <table:table-cell office:value-type="float" office:value="0.712052" calcext:value-type="float">
            <text:p>0,712052</text:p>
          </table:table-cell>
          <table:table-cell office:value-type="float" office:value="0.812" calcext:value-type="float">
            <text:p>0,812</text:p>
          </table:table-cell>
          <table:table-cell office:value-type="float" office:value="28.165645" calcext:value-type="float">
            <text:p>28,165645</text:p>
          </table:table-cell>
          <table:table-cell office:value-type="float" office:value="0.646825" calcext:value-type="float">
            <text:p>0,646825</text:p>
          </table:table-cell>
          <table:table-cell office:value-type="float" office:value="0.697159" calcext:value-type="float">
            <text:p>0,697159</text:p>
          </table:table-cell>
          <table:table-cell office:value-type="float" office:value="0.8085" calcext:value-type="float">
            <text:p>0,8085</text:p>
          </table:table-cell>
          <table:table-cell office:value-type="float" office:value="24.142671" calcext:value-type="float">
            <text:p>24,142671</text:p>
          </table:table-cell>
          <table:table-cell office:value-type="float" office:value="383" calcext:value-type="float">
            <text:p>383</text:p>
          </table:table-cell>
          <table:table-cell table:number-columns-repeated="1003"/>
        </table:table-row>
        <table:table-row table:style-name="ro1">
          <table:table-cell table:style-name="ce5" office:value-type="float" office:value="0.362167" calcext:value-type="float">
            <text:p>0,3622</text:p>
          </table:table-cell>
          <table:table-cell table:style-name="ce5" office:value-type="float" office:value="0.747302" calcext:value-type="float">
            <text:p>0,7473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257318" calcext:value-type="float">
            <text:p>24,2573</text:p>
          </table:table-cell>
          <table:table-cell table:style-name="ce13" office:value-type="float" office:value="0.557046" calcext:value-type="float">
            <text:p>0,5570</text:p>
          </table:table-cell>
          <table:table-cell table:style-name="ce5" office:value-type="float" office:value="0.743625" calcext:value-type="float">
            <text:p>0,7436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7.823861" calcext:value-type="float">
            <text:p>27,8239</text:p>
          </table:table-cell>
          <table:table-cell table:style-name="Default" office:value-type="float" office:value="0.792212" calcext:value-type="float">
            <text:p>0,792212</text:p>
          </table:table-cell>
          <table:table-cell office:value-type="float" office:value="0.70284" calcext:value-type="float">
            <text:p>0,70284</text:p>
          </table:table-cell>
          <table:table-cell office:value-type="float" office:value="0.792" calcext:value-type="float">
            <text:p>0,792</text:p>
          </table:table-cell>
          <table:table-cell office:value-type="float" office:value="31.729911" calcext:value-type="float">
            <text:p>31,729911</text:p>
          </table:table-cell>
          <table:table-cell office:value-type="float" office:value="0.578013" calcext:value-type="float">
            <text:p>0,578013</text:p>
          </table:table-cell>
          <table:table-cell office:value-type="float" office:value="0.729846" calcext:value-type="float">
            <text:p>0,729846</text:p>
          </table:table-cell>
          <table:table-cell office:value-type="float" office:value="0.803" calcext:value-type="float">
            <text:p>0,803</text:p>
          </table:table-cell>
          <table:table-cell office:value-type="float" office:value="26.585726" calcext:value-type="float">
            <text:p>26,585726</text:p>
          </table:table-cell>
          <table:table-cell office:value-type="float" office:value="0.624744" calcext:value-type="float">
            <text:p>0,624744</text:p>
          </table:table-cell>
          <table:table-cell office:value-type="float" office:value="0.721419" calcext:value-type="float">
            <text:p>0,721419</text:p>
          </table:table-cell>
          <table:table-cell office:value-type="float" office:value="0.806" calcext:value-type="float">
            <text:p>0,806</text:p>
          </table:table-cell>
          <table:table-cell office:value-type="float" office:value="24.018844" calcext:value-type="float">
            <text:p>24,018844</text:p>
          </table:table-cell>
          <table:table-cell office:value-type="float" office:value="384" calcext:value-type="float">
            <text:p>384</text:p>
          </table:table-cell>
          <table:table-cell table:number-columns-repeated="1003"/>
        </table:table-row>
        <table:table-row table:style-name="ro1">
          <table:table-cell table:style-name="ce5" office:value-type="float" office:value="0.369005" calcext:value-type="float">
            <text:p>0,3690</text:p>
          </table:table-cell>
          <table:table-cell table:style-name="ce5" office:value-type="float" office:value="0.811161" calcext:value-type="float">
            <text:p>0,8112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3.995085" calcext:value-type="float">
            <text:p>23,9951</text:p>
          </table:table-cell>
          <table:table-cell table:style-name="ce13" office:value-type="float" office:value="0.557045" calcext:value-type="float">
            <text:p>0,5570</text:p>
          </table:table-cell>
          <table:table-cell table:style-name="ce5" office:value-type="float" office:value="0.710368" calcext:value-type="float">
            <text:p>0,7104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93433" calcext:value-type="float">
            <text:p>24,9343</text:p>
          </table:table-cell>
          <table:table-cell table:style-name="Default" office:value-type="float" office:value="0.801086" calcext:value-type="float">
            <text:p>0,801086</text:p>
          </table:table-cell>
          <table:table-cell office:value-type="float" office:value="0.711732" calcext:value-type="float">
            <text:p>0,711732</text:p>
          </table:table-cell>
          <table:table-cell office:value-type="float" office:value="0.7835" calcext:value-type="float">
            <text:p>0,7835</text:p>
          </table:table-cell>
          <table:table-cell office:value-type="float" office:value="31.303358" calcext:value-type="float">
            <text:p>31,303358</text:p>
          </table:table-cell>
          <table:table-cell office:value-type="float" office:value="0.559689" calcext:value-type="float">
            <text:p>0,559689</text:p>
          </table:table-cell>
          <table:table-cell office:value-type="float" office:value="0.737413" calcext:value-type="float">
            <text:p>0,737413</text:p>
          </table:table-cell>
          <table:table-cell office:value-type="float" office:value="0.8035" calcext:value-type="float">
            <text:p>0,8035</text:p>
          </table:table-cell>
          <table:table-cell office:value-type="float" office:value="28.878261" calcext:value-type="float">
            <text:p>28,878261</text:p>
          </table:table-cell>
          <table:table-cell office:value-type="float" office:value="0.608785" calcext:value-type="float">
            <text:p>0,608785</text:p>
          </table:table-cell>
          <table:table-cell office:value-type="float" office:value="0.737698" calcext:value-type="float">
            <text:p>0,737698</text:p>
          </table:table-cell>
          <table:table-cell office:value-type="float" office:value="0.7955" calcext:value-type="float">
            <text:p>0,7955</text:p>
          </table:table-cell>
          <table:table-cell office:value-type="float" office:value="24.089908" calcext:value-type="float">
            <text:p>24,089908</text:p>
          </table:table-cell>
          <table:table-cell office:value-type="float" office:value="385" calcext:value-type="float">
            <text:p>385</text:p>
          </table:table-cell>
          <table:table-cell table:number-columns-repeated="1003"/>
        </table:table-row>
        <table:table-row table:style-name="ro1">
          <table:table-cell table:style-name="ce5" office:value-type="float" office:value="0.371191" calcext:value-type="float">
            <text:p>0,3712</text:p>
          </table:table-cell>
          <table:table-cell table:style-name="ce5" office:value-type="float" office:value="0.746337" calcext:value-type="float">
            <text:p>0,7463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207183" calcext:value-type="float">
            <text:p>24,2072</text:p>
          </table:table-cell>
          <table:table-cell table:style-name="ce13" office:value-type="float" office:value="0.557526" calcext:value-type="float">
            <text:p>0,5575</text:p>
          </table:table-cell>
          <table:table-cell table:style-name="ce5" office:value-type="float" office:value="0.717369" calcext:value-type="float">
            <text:p>0,7174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7.585466" calcext:value-type="float">
            <text:p>27,5855</text:p>
          </table:table-cell>
          <table:table-cell table:style-name="Default" office:value-type="float" office:value="0.833878" calcext:value-type="float">
            <text:p>0,833878</text:p>
          </table:table-cell>
          <table:table-cell office:value-type="float" office:value="0.707063" calcext:value-type="float">
            <text:p>0,707063</text:p>
          </table:table-cell>
          <table:table-cell office:value-type="float" office:value="0.7845" calcext:value-type="float">
            <text:p>0,7845</text:p>
          </table:table-cell>
          <table:table-cell office:value-type="float" office:value="31.366393" calcext:value-type="float">
            <text:p>31,366393</text:p>
          </table:table-cell>
          <table:table-cell office:value-type="float" office:value="0.572712" calcext:value-type="float">
            <text:p>0,572712</text:p>
          </table:table-cell>
          <table:table-cell office:value-type="float" office:value="0.709526" calcext:value-type="float">
            <text:p>0,709526</text:p>
          </table:table-cell>
          <table:table-cell office:value-type="float" office:value="0.8095" calcext:value-type="float">
            <text:p>0,8095</text:p>
          </table:table-cell>
          <table:table-cell office:value-type="float" office:value="26.9274" calcext:value-type="float">
            <text:p>26,9274</text:p>
          </table:table-cell>
          <table:table-cell office:value-type="float" office:value="0.619346" calcext:value-type="float">
            <text:p>0,619346</text:p>
          </table:table-cell>
          <table:table-cell office:value-type="float" office:value="0.679391" calcext:value-type="float">
            <text:p>0,679391</text:p>
          </table:table-cell>
          <table:table-cell office:value-type="float" office:value="0.812" calcext:value-type="float">
            <text:p>0,812</text:p>
          </table:table-cell>
          <table:table-cell office:value-type="float" office:value="24.094723" calcext:value-type="float">
            <text:p>24,094723</text:p>
          </table:table-cell>
          <table:table-cell office:value-type="float" office:value="386" calcext:value-type="float">
            <text:p>386</text:p>
          </table:table-cell>
          <table:table-cell table:number-columns-repeated="1003"/>
        </table:table-row>
        <table:table-row table:style-name="ro1">
          <table:table-cell table:style-name="ce5" office:value-type="float" office:value="0.36559" calcext:value-type="float">
            <text:p>0,3656</text:p>
          </table:table-cell>
          <table:table-cell table:style-name="ce5" office:value-type="float" office:value="0.805439" calcext:value-type="float">
            <text:p>0,8054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3.894156" calcext:value-type="float">
            <text:p>23,8942</text:p>
          </table:table-cell>
          <table:table-cell table:style-name="ce13" office:value-type="float" office:value="0.574251" calcext:value-type="float">
            <text:p>0,5743</text:p>
          </table:table-cell>
          <table:table-cell table:style-name="ce5" office:value-type="float" office:value="0.736848" calcext:value-type="float">
            <text:p>0,7368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95509" calcext:value-type="float">
            <text:p>24,9551</text:p>
          </table:table-cell>
          <table:table-cell table:style-name="Default" office:value-type="float" office:value="0.804348" calcext:value-type="float">
            <text:p>0,804348</text:p>
          </table:table-cell>
          <table:table-cell office:value-type="float" office:value="0.68816" calcext:value-type="float">
            <text:p>0,68816</text:p>
          </table:table-cell>
          <table:table-cell office:value-type="float" office:value="0.795" calcext:value-type="float">
            <text:p>0,795</text:p>
          </table:table-cell>
          <table:table-cell office:value-type="float" office:value="31.381707" calcext:value-type="float">
            <text:p>31,381707</text:p>
          </table:table-cell>
          <table:table-cell office:value-type="float" office:value="0.542902" calcext:value-type="float">
            <text:p>0,542902</text:p>
          </table:table-cell>
          <table:table-cell office:value-type="float" office:value="0.731667" calcext:value-type="float">
            <text:p>0,731667</text:p>
          </table:table-cell>
          <table:table-cell office:value-type="float" office:value="0.799" calcext:value-type="float">
            <text:p>0,799</text:p>
          </table:table-cell>
          <table:table-cell office:value-type="float" office:value="28.627011" calcext:value-type="float">
            <text:p>28,627011</text:p>
          </table:table-cell>
          <table:table-cell office:value-type="float" office:value="0.627241" calcext:value-type="float">
            <text:p>0,627241</text:p>
          </table:table-cell>
          <table:table-cell office:value-type="float" office:value="0.685507" calcext:value-type="float">
            <text:p>0,685507</text:p>
          </table:table-cell>
          <table:table-cell office:value-type="float" office:value="0.8075" calcext:value-type="float">
            <text:p>0,8075</text:p>
          </table:table-cell>
          <table:table-cell office:value-type="float" office:value="24.088937" calcext:value-type="float">
            <text:p>24,088937</text:p>
          </table:table-cell>
          <table:table-cell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 table:style-name="ce5" office:value-type="float" office:value="0.381446" calcext:value-type="float">
            <text:p>0,3814</text:p>
          </table:table-cell>
          <table:table-cell table:style-name="ce5" office:value-type="float" office:value="0.787223" calcext:value-type="float">
            <text:p>0,7872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3.753133" calcext:value-type="float">
            <text:p>23,7531</text:p>
          </table:table-cell>
          <table:table-cell table:style-name="ce13" office:value-type="float" office:value="0.543856" calcext:value-type="float">
            <text:p>0,5439</text:p>
          </table:table-cell>
          <table:table-cell table:style-name="ce5" office:value-type="float" office:value="0.724971" calcext:value-type="float">
            <text:p>0,7250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5.753994" calcext:value-type="float">
            <text:p>25,7540</text:p>
          </table:table-cell>
          <table:table-cell table:style-name="Default" office:value-type="float" office:value="0.800396" calcext:value-type="float">
            <text:p>0,800396</text:p>
          </table:table-cell>
          <table:table-cell office:value-type="float" office:value="0.702702" calcext:value-type="float">
            <text:p>0,702702</text:p>
          </table:table-cell>
          <table:table-cell office:value-type="float" office:value="0.7935" calcext:value-type="float">
            <text:p>0,7935</text:p>
          </table:table-cell>
          <table:table-cell office:value-type="float" office:value="31.405828" calcext:value-type="float">
            <text:p>31,405828</text:p>
          </table:table-cell>
          <table:table-cell office:value-type="float" office:value="0.541383" calcext:value-type="float">
            <text:p>0,541383</text:p>
          </table:table-cell>
          <table:table-cell office:value-type="float" office:value="0.716074" calcext:value-type="float">
            <text:p>0,716074</text:p>
          </table:table-cell>
          <table:table-cell office:value-type="float" office:value="0.8065" calcext:value-type="float">
            <text:p>0,8065</text:p>
          </table:table-cell>
          <table:table-cell office:value-type="float" office:value="28.607595" calcext:value-type="float">
            <text:p>28,607595</text:p>
          </table:table-cell>
          <table:table-cell office:value-type="float" office:value="0.620429" calcext:value-type="float">
            <text:p>0,620429</text:p>
          </table:table-cell>
          <table:table-cell office:value-type="float" office:value="0.716205" calcext:value-type="float">
            <text:p>0,716205</text:p>
          </table:table-cell>
          <table:table-cell office:value-type="float" office:value="0.8035" calcext:value-type="float">
            <text:p>0,8035</text:p>
          </table:table-cell>
          <table:table-cell office:value-type="float" office:value="24.061942" calcext:value-type="float">
            <text:p>24,061942</text:p>
          </table:table-cell>
          <table:table-cell office:value-type="float" office:value="388" calcext:value-type="float">
            <text:p>388</text:p>
          </table:table-cell>
          <table:table-cell table:number-columns-repeated="1003"/>
        </table:table-row>
        <table:table-row table:style-name="ro1">
          <table:table-cell table:style-name="ce5" office:value-type="float" office:value="0.363183" calcext:value-type="float">
            <text:p>0,3632</text:p>
          </table:table-cell>
          <table:table-cell table:style-name="ce5" office:value-type="float" office:value="0.792849" calcext:value-type="float">
            <text:p>0,7928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3.81137" calcext:value-type="float">
            <text:p>23,8114</text:p>
          </table:table-cell>
          <table:table-cell table:style-name="ce13" office:value-type="float" office:value="0.552626" calcext:value-type="float">
            <text:p>0,5526</text:p>
          </table:table-cell>
          <table:table-cell table:style-name="ce5" office:value-type="float" office:value="0.722682" calcext:value-type="float">
            <text:p>0,7227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6.694502" calcext:value-type="float">
            <text:p>26,6945</text:p>
          </table:table-cell>
          <table:table-cell table:style-name="Default" office:value-type="float" office:value="0.802028" calcext:value-type="float">
            <text:p>0,802028</text:p>
          </table:table-cell>
          <table:table-cell office:value-type="float" office:value="0.692169" calcext:value-type="float">
            <text:p>0,692169</text:p>
          </table:table-cell>
          <table:table-cell office:value-type="float" office:value="0.7955" calcext:value-type="float">
            <text:p>0,7955</text:p>
          </table:table-cell>
          <table:table-cell office:value-type="float" office:value="31.421196" calcext:value-type="float">
            <text:p>31,421196</text:p>
          </table:table-cell>
          <table:table-cell office:value-type="float" office:value="0.588467" calcext:value-type="float">
            <text:p>0,588467</text:p>
          </table:table-cell>
          <table:table-cell office:value-type="float" office:value="0.759345" calcext:value-type="float">
            <text:p>0,759345</text:p>
          </table:table-cell>
          <table:table-cell office:value-type="float" office:value="0.7815" calcext:value-type="float">
            <text:p>0,7815</text:p>
          </table:table-cell>
          <table:table-cell office:value-type="float" office:value="28.425817" calcext:value-type="float">
            <text:p>28,425817</text:p>
          </table:table-cell>
          <table:table-cell office:value-type="float" office:value="0.623251" calcext:value-type="float">
            <text:p>0,623251</text:p>
          </table:table-cell>
          <table:table-cell office:value-type="float" office:value="0.703246" calcext:value-type="float">
            <text:p>0,703246</text:p>
          </table:table-cell>
          <table:table-cell office:value-type="float" office:value="0.803" calcext:value-type="float">
            <text:p>0,803</text:p>
          </table:table-cell>
          <table:table-cell office:value-type="float" office:value="24.069929" calcext:value-type="float">
            <text:p>24,069929</text:p>
          </table:table-cell>
          <table:table-cell office:value-type="float" office:value="389" calcext:value-type="float">
            <text:p>389</text:p>
          </table:table-cell>
          <table:table-cell table:number-columns-repeated="1003"/>
        </table:table-row>
        <table:table-row table:style-name="ro1">
          <table:table-cell table:style-name="ce5" office:value-type="float" office:value="0.354311" calcext:value-type="float">
            <text:p>0,3543</text:p>
          </table:table-cell>
          <table:table-cell table:style-name="ce5" office:value-type="float" office:value="0.871867" calcext:value-type="float">
            <text:p>0,8719</text:p>
          </table:table-cell>
          <table:table-cell table:style-name="ce5" office:value-type="float" office:value="0.784" calcext:value-type="float">
            <text:p>0,7840</text:p>
          </table:table-cell>
          <table:table-cell table:style-name="ce10" office:value-type="float" office:value="24.074296" calcext:value-type="float">
            <text:p>24,0743</text:p>
          </table:table-cell>
          <table:table-cell table:style-name="ce13" office:value-type="float" office:value="0.536795" calcext:value-type="float">
            <text:p>0,5368</text:p>
          </table:table-cell>
          <table:table-cell table:style-name="ce5" office:value-type="float" office:value="0.733942" calcext:value-type="float">
            <text:p>0,7339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6.668136" calcext:value-type="float">
            <text:p>26,6681</text:p>
          </table:table-cell>
          <table:table-cell table:style-name="Default" office:value-type="float" office:value="0.787962" calcext:value-type="float">
            <text:p>0,787962</text:p>
          </table:table-cell>
          <table:table-cell office:value-type="float" office:value="0.684746" calcext:value-type="float">
            <text:p>0,684746</text:p>
          </table:table-cell>
          <table:table-cell office:value-type="float" office:value="0.79" calcext:value-type="float">
            <text:p>0,79</text:p>
          </table:table-cell>
          <table:table-cell office:value-type="float" office:value="31.175388" calcext:value-type="float">
            <text:p>31,175388</text:p>
          </table:table-cell>
          <table:table-cell office:value-type="float" office:value="0.553762" calcext:value-type="float">
            <text:p>0,553762</text:p>
          </table:table-cell>
          <table:table-cell office:value-type="float" office:value="0.7442" calcext:value-type="float">
            <text:p>0,7442</text:p>
          </table:table-cell>
          <table:table-cell office:value-type="float" office:value="0.8005" calcext:value-type="float">
            <text:p>0,8005</text:p>
          </table:table-cell>
          <table:table-cell office:value-type="float" office:value="26.093651" calcext:value-type="float">
            <text:p>26,093651</text:p>
          </table:table-cell>
          <table:table-cell office:value-type="float" office:value="0.620434" calcext:value-type="float">
            <text:p>0,620434</text:p>
          </table:table-cell>
          <table:table-cell office:value-type="float" office:value="0.685611" calcext:value-type="float">
            <text:p>0,685611</text:p>
          </table:table-cell>
          <table:table-cell office:value-type="float" office:value="0.809" calcext:value-type="float">
            <text:p>0,809</text:p>
          </table:table-cell>
          <table:table-cell office:value-type="float" office:value="24.06423" calcext:value-type="float">
            <text:p>24,06423</text:p>
          </table:table-cell>
          <table:table-cell office:value-type="float" office:value="390" calcext:value-type="float">
            <text:p>390</text:p>
          </table:table-cell>
          <table:table-cell table:number-columns-repeated="1003"/>
        </table:table-row>
        <table:table-row table:style-name="ro1">
          <table:table-cell table:style-name="ce5" office:value-type="float" office:value="0.363765" calcext:value-type="float">
            <text:p>0,3638</text:p>
          </table:table-cell>
          <table:table-cell table:style-name="ce5" office:value-type="float" office:value="0.779943" calcext:value-type="float">
            <text:p>0,7799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3.834748" calcext:value-type="float">
            <text:p>23,8347</text:p>
          </table:table-cell>
          <table:table-cell table:style-name="ce13" office:value-type="float" office:value="0.562544" calcext:value-type="float">
            <text:p>0,5625</text:p>
          </table:table-cell>
          <table:table-cell table:style-name="ce5" office:value-type="float" office:value="0.724124" calcext:value-type="float">
            <text:p>0,7241</text:p>
          </table:table-cell>
          <table:table-cell table:style-name="ce5" office:value-type="float" office:value="0.7945" calcext:value-type="float">
            <text:p>0,7945</text:p>
          </table:table-cell>
          <table:table-cell table:style-name="ce10" office:value-type="float" office:value="27.100846" calcext:value-type="float">
            <text:p>27,1008</text:p>
          </table:table-cell>
          <table:table-cell table:style-name="Default" office:value-type="float" office:value="0.800172" calcext:value-type="float">
            <text:p>0,800172</text:p>
          </table:table-cell>
          <table:table-cell office:value-type="float" office:value="0.687299" calcext:value-type="float">
            <text:p>0,687299</text:p>
          </table:table-cell>
          <table:table-cell office:value-type="float" office:value="0.795" calcext:value-type="float">
            <text:p>0,795</text:p>
          </table:table-cell>
          <table:table-cell office:value-type="float" office:value="31.295118" calcext:value-type="float">
            <text:p>31,295118</text:p>
          </table:table-cell>
          <table:table-cell office:value-type="float" office:value="0.53582" calcext:value-type="float">
            <text:p>0,53582</text:p>
          </table:table-cell>
          <table:table-cell office:value-type="float" office:value="0.72693" calcext:value-type="float">
            <text:p>0,72693</text:p>
          </table:table-cell>
          <table:table-cell office:value-type="float" office:value="0.8145" calcext:value-type="float">
            <text:p>0,8145</text:p>
          </table:table-cell>
          <table:table-cell office:value-type="float" office:value="26.595166" calcext:value-type="float">
            <text:p>26,595166</text:p>
          </table:table-cell>
          <table:table-cell office:value-type="float" office:value="0.613528" calcext:value-type="float">
            <text:p>0,613528</text:p>
          </table:table-cell>
          <table:table-cell office:value-type="float" office:value="0.719962" calcext:value-type="float">
            <text:p>0,719962</text:p>
          </table:table-cell>
          <table:table-cell office:value-type="float" office:value="0.8" calcext:value-type="float">
            <text:p>0,8</text:p>
          </table:table-cell>
          <table:table-cell office:value-type="float" office:value="24.084747" calcext:value-type="float">
            <text:p>24,084747</text:p>
          </table:table-cell>
          <table:table-cell office:value-type="float" office:value="391" calcext:value-type="float">
            <text:p>391</text:p>
          </table:table-cell>
          <table:table-cell table:number-columns-repeated="1003"/>
        </table:table-row>
        <table:table-row table:style-name="ro1">
          <table:table-cell table:style-name="ce5" office:value-type="float" office:value="0.375872" calcext:value-type="float">
            <text:p>0,3759</text:p>
          </table:table-cell>
          <table:table-cell table:style-name="ce5" office:value-type="float" office:value="0.807369" calcext:value-type="float">
            <text:p>0,8074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252648" calcext:value-type="float">
            <text:p>24,2526</text:p>
          </table:table-cell>
          <table:table-cell table:style-name="ce13" office:value-type="float" office:value="0.571484" calcext:value-type="float">
            <text:p>0,5715</text:p>
          </table:table-cell>
          <table:table-cell table:style-name="ce5" office:value-type="float" office:value="0.744152" calcext:value-type="float">
            <text:p>0,7442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5.923359" calcext:value-type="float">
            <text:p>25,9234</text:p>
          </table:table-cell>
          <table:table-cell table:style-name="Default" office:value-type="float" office:value="0.791819" calcext:value-type="float">
            <text:p>0,791819</text:p>
          </table:table-cell>
          <table:table-cell office:value-type="float" office:value="0.706836" calcext:value-type="float">
            <text:p>0,706836</text:p>
          </table:table-cell>
          <table:table-cell office:value-type="float" office:value="0.7925" calcext:value-type="float">
            <text:p>0,7925</text:p>
          </table:table-cell>
          <table:table-cell office:value-type="float" office:value="31.341376" calcext:value-type="float">
            <text:p>31,341376</text:p>
          </table:table-cell>
          <table:table-cell office:value-type="float" office:value="0.551588" calcext:value-type="float">
            <text:p>0,551588</text:p>
          </table:table-cell>
          <table:table-cell office:value-type="float" office:value="0.716456" calcext:value-type="float">
            <text:p>0,716456</text:p>
          </table:table-cell>
          <table:table-cell office:value-type="float" office:value="0.8005" calcext:value-type="float">
            <text:p>0,8005</text:p>
          </table:table-cell>
          <table:table-cell office:value-type="float" office:value="29.176126" calcext:value-type="float">
            <text:p>29,176126</text:p>
          </table:table-cell>
          <table:table-cell office:value-type="float" office:value="0.603584" calcext:value-type="float">
            <text:p>0,603584</text:p>
          </table:table-cell>
          <table:table-cell office:value-type="float" office:value="0.669245" calcext:value-type="float">
            <text:p>0,669245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019925" calcext:value-type="float">
            <text:p>24,019925</text:p>
          </table:table-cell>
          <table:table-cell office:value-type="float" office:value="392" calcext:value-type="float">
            <text:p>392</text:p>
          </table:table-cell>
          <table:table-cell table:number-columns-repeated="1003"/>
        </table:table-row>
        <table:table-row table:style-name="ro1">
          <table:table-cell table:style-name="ce5" office:value-type="float" office:value="0.344128" calcext:value-type="float">
            <text:p>0,3441</text:p>
          </table:table-cell>
          <table:table-cell table:style-name="ce5" office:value-type="float" office:value="0.820148" calcext:value-type="float">
            <text:p>0,8201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040729" calcext:value-type="float">
            <text:p>24,0407</text:p>
          </table:table-cell>
          <table:table-cell table:style-name="ce13" office:value-type="float" office:value="0.536617" calcext:value-type="float">
            <text:p>0,5366</text:p>
          </table:table-cell>
          <table:table-cell table:style-name="ce5" office:value-type="float" office:value="0.700396" calcext:value-type="float">
            <text:p>0,7004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7.44784" calcext:value-type="float">
            <text:p>27,4478</text:p>
          </table:table-cell>
          <table:table-cell table:style-name="Default" office:value-type="float" office:value="0.786649" calcext:value-type="float">
            <text:p>0,786649</text:p>
          </table:table-cell>
          <table:table-cell office:value-type="float" office:value="0.679285" calcext:value-type="float">
            <text:p>0,679285</text:p>
          </table:table-cell>
          <table:table-cell office:value-type="float" office:value="0.7925" calcext:value-type="float">
            <text:p>0,7925</text:p>
          </table:table-cell>
          <table:table-cell office:value-type="float" office:value="31.376143" calcext:value-type="float">
            <text:p>31,376143</text:p>
          </table:table-cell>
          <table:table-cell office:value-type="float" office:value="0.526249" calcext:value-type="float">
            <text:p>0,526249</text:p>
          </table:table-cell>
          <table:table-cell office:value-type="float" office:value="0.690701" calcext:value-type="float">
            <text:p>0,690701</text:p>
          </table:table-cell>
          <table:table-cell office:value-type="float" office:value="0.8105" calcext:value-type="float">
            <text:p>0,8105</text:p>
          </table:table-cell>
          <table:table-cell office:value-type="float" office:value="26.383931" calcext:value-type="float">
            <text:p>26,383931</text:p>
          </table:table-cell>
          <table:table-cell office:value-type="float" office:value="0.644024" calcext:value-type="float">
            <text:p>0,644024</text:p>
          </table:table-cell>
          <table:table-cell office:value-type="float" office:value="0.689338" calcext:value-type="float">
            <text:p>0,689338</text:p>
          </table:table-cell>
          <table:table-cell office:value-type="float" office:value="0.803" calcext:value-type="float">
            <text:p>0,803</text:p>
          </table:table-cell>
          <table:table-cell office:value-type="float" office:value="24.11052" calcext:value-type="float">
            <text:p>24,11052</text:p>
          </table:table-cell>
          <table:table-cell office:value-type="float" office:value="393" calcext:value-type="float">
            <text:p>393</text:p>
          </table:table-cell>
          <table:table-cell table:number-columns-repeated="1003"/>
        </table:table-row>
        <table:table-row table:style-name="ro1">
          <table:table-cell table:style-name="ce5" office:value-type="float" office:value="0.342279" calcext:value-type="float">
            <text:p>0,3423</text:p>
          </table:table-cell>
          <table:table-cell table:style-name="ce5" office:value-type="float" office:value="0.787321" calcext:value-type="float">
            <text:p>0,7873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282888" calcext:value-type="float">
            <text:p>24,2829</text:p>
          </table:table-cell>
          <table:table-cell table:style-name="ce13" office:value-type="float" office:value="0.568186" calcext:value-type="float">
            <text:p>0,5682</text:p>
          </table:table-cell>
          <table:table-cell table:style-name="ce5" office:value-type="float" office:value="0.709171" calcext:value-type="float">
            <text:p>0,7092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4.915024" calcext:value-type="float">
            <text:p>24,9150</text:p>
          </table:table-cell>
          <table:table-cell table:style-name="Default" office:value-type="float" office:value="0.777841" calcext:value-type="float">
            <text:p>0,777841</text:p>
          </table:table-cell>
          <table:table-cell office:value-type="float" office:value="0.69093" calcext:value-type="float">
            <text:p>0,69093</text:p>
          </table:table-cell>
          <table:table-cell office:value-type="float" office:value="0.791" calcext:value-type="float">
            <text:p>0,791</text:p>
          </table:table-cell>
          <table:table-cell office:value-type="float" office:value="31.312145" calcext:value-type="float">
            <text:p>31,312145</text:p>
          </table:table-cell>
          <table:table-cell office:value-type="float" office:value="0.53749" calcext:value-type="float">
            <text:p>0,53749</text:p>
          </table:table-cell>
          <table:table-cell office:value-type="float" office:value="0.718957" calcext:value-type="float">
            <text:p>0,718957</text:p>
          </table:table-cell>
          <table:table-cell office:value-type="float" office:value="0.8025" calcext:value-type="float">
            <text:p>0,8025</text:p>
          </table:table-cell>
          <table:table-cell office:value-type="float" office:value="27.048275" calcext:value-type="float">
            <text:p>27,048275</text:p>
          </table:table-cell>
          <table:table-cell office:value-type="float" office:value="0.609219" calcext:value-type="float">
            <text:p>0,609219</text:p>
          </table:table-cell>
          <table:table-cell office:value-type="float" office:value="0.635724" calcext:value-type="float">
            <text:p>0,635724</text:p>
          </table:table-cell>
          <table:table-cell office:value-type="float" office:value="0.8205" calcext:value-type="float">
            <text:p>0,8205</text:p>
          </table:table-cell>
          <table:table-cell office:value-type="float" office:value="24.105299" calcext:value-type="float">
            <text:p>24,105299</text:p>
          </table:table-cell>
          <table:table-cell office:value-type="float" office:value="394" calcext:value-type="float">
            <text:p>394</text:p>
          </table:table-cell>
          <table:table-cell table:number-columns-repeated="1003"/>
        </table:table-row>
        <table:table-row table:style-name="ro1">
          <table:table-cell table:style-name="ce5" office:value-type="float" office:value="0.363283" calcext:value-type="float">
            <text:p>0,3633</text:p>
          </table:table-cell>
          <table:table-cell table:style-name="ce5" office:value-type="float" office:value="0.733777" calcext:value-type="float">
            <text:p>0,7338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3.878001" calcext:value-type="float">
            <text:p>23,8780</text:p>
          </table:table-cell>
          <table:table-cell table:style-name="ce13" office:value-type="float" office:value="0.527394" calcext:value-type="float">
            <text:p>0,5274</text:p>
          </table:table-cell>
          <table:table-cell table:style-name="ce5" office:value-type="float" office:value="0.700036" calcext:value-type="float">
            <text:p>0,7000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7.802038" calcext:value-type="float">
            <text:p>27,8020</text:p>
          </table:table-cell>
          <table:table-cell table:style-name="Default" office:value-type="float" office:value="0.797755" calcext:value-type="float">
            <text:p>0,797755</text:p>
          </table:table-cell>
          <table:table-cell office:value-type="float" office:value="0.686906" calcext:value-type="float">
            <text:p>0,686906</text:p>
          </table:table-cell>
          <table:table-cell office:value-type="float" office:value="0.789" calcext:value-type="float">
            <text:p>0,789</text:p>
          </table:table-cell>
          <table:table-cell office:value-type="float" office:value="31.36247" calcext:value-type="float">
            <text:p>31,36247</text:p>
          </table:table-cell>
          <table:table-cell office:value-type="float" office:value="0.558224" calcext:value-type="float">
            <text:p>0,558224</text:p>
          </table:table-cell>
          <table:table-cell office:value-type="float" office:value="0.727723" calcext:value-type="float">
            <text:p>0,727723</text:p>
          </table:table-cell>
          <table:table-cell office:value-type="float" office:value="0.7975" calcext:value-type="float">
            <text:p>0,7975</text:p>
          </table:table-cell>
          <table:table-cell office:value-type="float" office:value="26.854981" calcext:value-type="float">
            <text:p>26,854981</text:p>
          </table:table-cell>
          <table:table-cell office:value-type="float" office:value="0.633263" calcext:value-type="float">
            <text:p>0,633263</text:p>
          </table:table-cell>
          <table:table-cell office:value-type="float" office:value="0.642766" calcext:value-type="float">
            <text:p>0,642766</text:p>
          </table:table-cell>
          <table:table-cell office:value-type="float" office:value="0.8235" calcext:value-type="float">
            <text:p>0,8235</text:p>
          </table:table-cell>
          <table:table-cell office:value-type="float" office:value="24.098543" calcext:value-type="float">
            <text:p>24,098543</text:p>
          </table:table-cell>
          <table:table-cell office:value-type="float" office:value="395" calcext:value-type="float">
            <text:p>395</text:p>
          </table:table-cell>
          <table:table-cell table:number-columns-repeated="1003"/>
        </table:table-row>
        <table:table-row table:style-name="ro1">
          <table:table-cell table:style-name="ce5" office:value-type="float" office:value="0.36317" calcext:value-type="float">
            <text:p>0,3632</text:p>
          </table:table-cell>
          <table:table-cell table:style-name="ce5" office:value-type="float" office:value="0.781253" calcext:value-type="float">
            <text:p>0,7813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4.185171" calcext:value-type="float">
            <text:p>24,1852</text:p>
          </table:table-cell>
          <table:table-cell table:style-name="ce13" office:value-type="float" office:value="0.523637" calcext:value-type="float">
            <text:p>0,5236</text:p>
          </table:table-cell>
          <table:table-cell table:style-name="ce5" office:value-type="float" office:value="0.730633" calcext:value-type="float">
            <text:p>0,7306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924915" calcext:value-type="float">
            <text:p>24,9249</text:p>
          </table:table-cell>
          <table:table-cell table:style-name="Default" office:value-type="float" office:value="0.769796" calcext:value-type="float">
            <text:p>0,769796</text:p>
          </table:table-cell>
          <table:table-cell office:value-type="float" office:value="0.705293" calcext:value-type="float">
            <text:p>0,705293</text:p>
          </table:table-cell>
          <table:table-cell office:value-type="float" office:value="0.784" calcext:value-type="float">
            <text:p>0,784</text:p>
          </table:table-cell>
          <table:table-cell office:value-type="float" office:value="31.857956" calcext:value-type="float">
            <text:p>31,857956</text:p>
          </table:table-cell>
          <table:table-cell office:value-type="float" office:value="0.56713" calcext:value-type="float">
            <text:p>0,56713</text:p>
          </table:table-cell>
          <table:table-cell office:value-type="float" office:value="0.723158" calcext:value-type="float">
            <text:p>0,723158</text:p>
          </table:table-cell>
          <table:table-cell office:value-type="float" office:value="0.803" calcext:value-type="float">
            <text:p>0,803</text:p>
          </table:table-cell>
          <table:table-cell office:value-type="float" office:value="26.324623" calcext:value-type="float">
            <text:p>26,324623</text:p>
          </table:table-cell>
          <table:table-cell office:value-type="float" office:value="0.615251" calcext:value-type="float">
            <text:p>0,615251</text:p>
          </table:table-cell>
          <table:table-cell office:value-type="float" office:value="0.65222" calcext:value-type="float">
            <text:p>0,65222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010966" calcext:value-type="float">
            <text:p>24,010966</text:p>
          </table:table-cell>
          <table:table-cell office:value-type="float" office:value="396" calcext:value-type="float">
            <text:p>396</text:p>
          </table:table-cell>
          <table:table-cell table:number-columns-repeated="1003"/>
        </table:table-row>
        <table:table-row table:style-name="ro1">
          <table:table-cell table:style-name="ce5" office:value-type="float" office:value="0.35018" calcext:value-type="float">
            <text:p>0,3502</text:p>
          </table:table-cell>
          <table:table-cell table:style-name="ce5" office:value-type="float" office:value="0.754379" calcext:value-type="float">
            <text:p>0,7544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4.062007" calcext:value-type="float">
            <text:p>24,0620</text:p>
          </table:table-cell>
          <table:table-cell table:style-name="ce13" office:value-type="float" office:value="0.561365" calcext:value-type="float">
            <text:p>0,5614</text:p>
          </table:table-cell>
          <table:table-cell table:style-name="ce5" office:value-type="float" office:value="0.727205" calcext:value-type="float">
            <text:p>0,7272</text:p>
          </table:table-cell>
          <table:table-cell table:style-name="ce5" office:value-type="float" office:value="0.793" calcext:value-type="float">
            <text:p>0,7930</text:p>
          </table:table-cell>
          <table:table-cell table:style-name="ce10" office:value-type="float" office:value="27.570256" calcext:value-type="float">
            <text:p>27,5703</text:p>
          </table:table-cell>
          <table:table-cell table:style-name="Default" office:value-type="float" office:value="0.78333" calcext:value-type="float">
            <text:p>0,78333</text:p>
          </table:table-cell>
          <table:table-cell office:value-type="float" office:value="0.714053" calcext:value-type="float">
            <text:p>0,714053</text:p>
          </table:table-cell>
          <table:table-cell office:value-type="float" office:value="0.7825" calcext:value-type="float">
            <text:p>0,7825</text:p>
          </table:table-cell>
          <table:table-cell office:value-type="float" office:value="31.122744" calcext:value-type="float">
            <text:p>31,122744</text:p>
          </table:table-cell>
          <table:table-cell office:value-type="float" office:value="0.554691" calcext:value-type="float">
            <text:p>0,554691</text:p>
          </table:table-cell>
          <table:table-cell office:value-type="float" office:value="0.732859" calcext:value-type="float">
            <text:p>0,732859</text:p>
          </table:table-cell>
          <table:table-cell office:value-type="float" office:value="0.81" calcext:value-type="float">
            <text:p>0,81</text:p>
          </table:table-cell>
          <table:table-cell office:value-type="float" office:value="29.017013" calcext:value-type="float">
            <text:p>29,017013</text:p>
          </table:table-cell>
          <table:table-cell office:value-type="float" office:value="0.599702" calcext:value-type="float">
            <text:p>0,599702</text:p>
          </table:table-cell>
          <table:table-cell office:value-type="float" office:value="0.695585" calcext:value-type="float">
            <text:p>0,695585</text:p>
          </table:table-cell>
          <table:table-cell office:value-type="float" office:value="0.808" calcext:value-type="float">
            <text:p>0,808</text:p>
          </table:table-cell>
          <table:table-cell office:value-type="float" office:value="24.053041" calcext:value-type="float">
            <text:p>24,053041</text:p>
          </table:table-cell>
          <table:table-cell office:value-type="float" office:value="397" calcext:value-type="float">
            <text:p>397</text:p>
          </table:table-cell>
          <table:table-cell table:number-columns-repeated="1003"/>
        </table:table-row>
        <table:table-row table:style-name="ro1">
          <table:table-cell table:style-name="ce5" office:value-type="float" office:value="0.359139" calcext:value-type="float">
            <text:p>0,3591</text:p>
          </table:table-cell>
          <table:table-cell table:style-name="ce5" office:value-type="float" office:value="0.739484" calcext:value-type="float">
            <text:p>0,7395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4.066333" calcext:value-type="float">
            <text:p>24,0663</text:p>
          </table:table-cell>
          <table:table-cell table:style-name="ce13" office:value-type="float" office:value="0.563776" calcext:value-type="float">
            <text:p>0,5638</text:p>
          </table:table-cell>
          <table:table-cell table:style-name="ce5" office:value-type="float" office:value="0.733646" calcext:value-type="float">
            <text:p>0,7336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920776" calcext:value-type="float">
            <text:p>24,9208</text:p>
          </table:table-cell>
          <table:table-cell table:style-name="Default" office:value-type="float" office:value="0.810177" calcext:value-type="float">
            <text:p>0,810177</text:p>
          </table:table-cell>
          <table:table-cell office:value-type="float" office:value="0.703513" calcext:value-type="float">
            <text:p>0,703513</text:p>
          </table:table-cell>
          <table:table-cell office:value-type="float" office:value="0.7905" calcext:value-type="float">
            <text:p>0,7905</text:p>
          </table:table-cell>
          <table:table-cell office:value-type="float" office:value="31.406211" calcext:value-type="float">
            <text:p>31,406211</text:p>
          </table:table-cell>
          <table:table-cell office:value-type="float" office:value="0.570501" calcext:value-type="float">
            <text:p>0,570501</text:p>
          </table:table-cell>
          <table:table-cell office:value-type="float" office:value="0.72592" calcext:value-type="float">
            <text:p>0,72592</text:p>
          </table:table-cell>
          <table:table-cell office:value-type="float" office:value="0.8005" calcext:value-type="float">
            <text:p>0,8005</text:p>
          </table:table-cell>
          <table:table-cell office:value-type="float" office:value="27.68237" calcext:value-type="float">
            <text:p>27,68237</text:p>
          </table:table-cell>
          <table:table-cell office:value-type="float" office:value="0.625701" calcext:value-type="float">
            <text:p>0,625701</text:p>
          </table:table-cell>
          <table:table-cell office:value-type="float" office:value="0.69521" calcext:value-type="float">
            <text:p>0,69521</text:p>
          </table:table-cell>
          <table:table-cell office:value-type="float" office:value="0.806" calcext:value-type="float">
            <text:p>0,806</text:p>
          </table:table-cell>
          <table:table-cell office:value-type="float" office:value="24.093624" calcext:value-type="float">
            <text:p>24,093624</text:p>
          </table:table-cell>
          <table:table-cell office:value-type="float" office:value="398" calcext:value-type="float">
            <text:p>398</text:p>
          </table:table-cell>
          <table:table-cell table:number-columns-repeated="1003"/>
        </table:table-row>
        <table:table-row table:style-name="ro1">
          <table:table-cell table:style-name="ce5" office:value-type="float" office:value="0.356977" calcext:value-type="float">
            <text:p>0,3570</text:p>
          </table:table-cell>
          <table:table-cell table:style-name="ce5" office:value-type="float" office:value="0.764152" calcext:value-type="float">
            <text:p>0,7642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3.871383" calcext:value-type="float">
            <text:p>23,8714</text:p>
          </table:table-cell>
          <table:table-cell table:style-name="ce13" office:value-type="float" office:value="0.555973" calcext:value-type="float">
            <text:p>0,5560</text:p>
          </table:table-cell>
          <table:table-cell table:style-name="ce5" office:value-type="float" office:value="0.710281" calcext:value-type="float">
            <text:p>0,7103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7.843077" calcext:value-type="float">
            <text:p>27,8431</text:p>
          </table:table-cell>
          <table:table-cell table:style-name="Default" office:value-type="float" office:value="0.796644" calcext:value-type="float">
            <text:p>0,796644</text:p>
          </table:table-cell>
          <table:table-cell office:value-type="float" office:value="0.70841" calcext:value-type="float">
            <text:p>0,70841</text:p>
          </table:table-cell>
          <table:table-cell office:value-type="float" office:value="0.79" calcext:value-type="float">
            <text:p>0,79</text:p>
          </table:table-cell>
          <table:table-cell office:value-type="float" office:value="31.394844" calcext:value-type="float">
            <text:p>31,394844</text:p>
          </table:table-cell>
          <table:table-cell office:value-type="float" office:value="0.551918" calcext:value-type="float">
            <text:p>0,551918</text:p>
          </table:table-cell>
          <table:table-cell office:value-type="float" office:value="0.686468" calcext:value-type="float">
            <text:p>0,686468</text:p>
          </table:table-cell>
          <table:table-cell office:value-type="float" office:value="0.816" calcext:value-type="float">
            <text:p>0,816</text:p>
          </table:table-cell>
          <table:table-cell office:value-type="float" office:value="28.438418" calcext:value-type="float">
            <text:p>28,438418</text:p>
          </table:table-cell>
          <table:table-cell office:value-type="float" office:value="0.598607" calcext:value-type="float">
            <text:p>0,598607</text:p>
          </table:table-cell>
          <table:table-cell office:value-type="float" office:value="0.705828" calcext:value-type="float">
            <text:p>0,705828</text:p>
          </table:table-cell>
          <table:table-cell office:value-type="float" office:value="0.7995" calcext:value-type="float">
            <text:p>0,7995</text:p>
          </table:table-cell>
          <table:table-cell office:value-type="float" office:value="24.059984" calcext:value-type="float">
            <text:p>24,059984</text:p>
          </table:table-cell>
          <table:table-cell office:value-type="float" office:value="399" calcext:value-type="float">
            <text:p>399</text:p>
          </table:table-cell>
          <table:table-cell table:number-columns-repeated="1003"/>
        </table:table-row>
        <table:table-row table:style-name="ro1">
          <table:table-cell table:style-name="ce5" office:value-type="float" office:value="0.363235" calcext:value-type="float">
            <text:p>0,3632</text:p>
          </table:table-cell>
          <table:table-cell table:style-name="ce5" office:value-type="float" office:value="0.860654" calcext:value-type="float">
            <text:p>0,8607</text:p>
          </table:table-cell>
          <table:table-cell table:style-name="ce5" office:value-type="float" office:value="0.791" calcext:value-type="float">
            <text:p>0,7910</text:p>
          </table:table-cell>
          <table:table-cell table:style-name="ce10" office:value-type="float" office:value="24.092837" calcext:value-type="float">
            <text:p>24,0928</text:p>
          </table:table-cell>
          <table:table-cell table:style-name="ce13" office:value-type="float" office:value="0.54523" calcext:value-type="float">
            <text:p>0,5452</text:p>
          </table:table-cell>
          <table:table-cell table:style-name="ce5" office:value-type="float" office:value="0.732497" calcext:value-type="float">
            <text:p>0,7325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871477" calcext:value-type="float">
            <text:p>24,8715</text:p>
          </table:table-cell>
          <table:table-cell table:style-name="Default" office:value-type="float" office:value="0.790087" calcext:value-type="float">
            <text:p>0,790087</text:p>
          </table:table-cell>
          <table:table-cell office:value-type="float" office:value="0.68049" calcext:value-type="float">
            <text:p>0,68049</text:p>
          </table:table-cell>
          <table:table-cell office:value-type="float" office:value="0.798" calcext:value-type="float">
            <text:p>0,798</text:p>
          </table:table-cell>
          <table:table-cell office:value-type="float" office:value="31.290493" calcext:value-type="float">
            <text:p>31,290493</text:p>
          </table:table-cell>
          <table:table-cell office:value-type="float" office:value="0.556318" calcext:value-type="float">
            <text:p>0,556318</text:p>
          </table:table-cell>
          <table:table-cell office:value-type="float" office:value="0.712583" calcext:value-type="float">
            <text:p>0,712583</text:p>
          </table:table-cell>
          <table:table-cell office:value-type="float" office:value="0.7945" calcext:value-type="float">
            <text:p>0,7945</text:p>
          </table:table-cell>
          <table:table-cell office:value-type="float" office:value="25.301076" calcext:value-type="float">
            <text:p>25,301076</text:p>
          </table:table-cell>
          <table:table-cell office:value-type="float" office:value="0.638404" calcext:value-type="float">
            <text:p>0,638404</text:p>
          </table:table-cell>
          <table:table-cell office:value-type="float" office:value="0.67228" calcext:value-type="float">
            <text:p>0,67228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78566" calcext:value-type="float">
            <text:p>24,078566</text:p>
          </table:table-cell>
          <table:table-cell office:value-type="float" office:value="400" calcext:value-type="float">
            <text:p>400</text:p>
          </table:table-cell>
          <table:table-cell table:number-columns-repeated="1003"/>
        </table:table-row>
        <table:table-row table:style-name="ro1">
          <table:table-cell table:style-name="ce5" office:value-type="float" office:value="0.350168" calcext:value-type="float">
            <text:p>0,3502</text:p>
          </table:table-cell>
          <table:table-cell table:style-name="ce5" office:value-type="float" office:value="0.735117" calcext:value-type="float">
            <text:p>0,7351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4.109572" calcext:value-type="float">
            <text:p>24,1096</text:p>
          </table:table-cell>
          <table:table-cell table:style-name="ce13" office:value-type="float" office:value="0.543227" calcext:value-type="float">
            <text:p>0,5432</text:p>
          </table:table-cell>
          <table:table-cell table:style-name="ce5" office:value-type="float" office:value="0.725134" calcext:value-type="float">
            <text:p>0,7251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7.791872" calcext:value-type="float">
            <text:p>27,7919</text:p>
          </table:table-cell>
          <table:table-cell table:style-name="Default" office:value-type="float" office:value="0.77239" calcext:value-type="float">
            <text:p>0,77239</text:p>
          </table:table-cell>
          <table:table-cell office:value-type="float" office:value="0.706762" calcext:value-type="float">
            <text:p>0,706762</text:p>
          </table:table-cell>
          <table:table-cell office:value-type="float" office:value="0.788" calcext:value-type="float">
            <text:p>0,788</text:p>
          </table:table-cell>
          <table:table-cell office:value-type="float" office:value="31.298393" calcext:value-type="float">
            <text:p>31,298393</text:p>
          </table:table-cell>
          <table:table-cell office:value-type="float" office:value="0.533054" calcext:value-type="float">
            <text:p>0,533054</text:p>
          </table:table-cell>
          <table:table-cell office:value-type="float" office:value="0.759798" calcext:value-type="float">
            <text:p>0,759798</text:p>
          </table:table-cell>
          <table:table-cell office:value-type="float" office:value="0.7875" calcext:value-type="float">
            <text:p>0,7875</text:p>
          </table:table-cell>
          <table:table-cell office:value-type="float" office:value="28.114341" calcext:value-type="float">
            <text:p>28,114341</text:p>
          </table:table-cell>
          <table:table-cell office:value-type="float" office:value="0.635295" calcext:value-type="float">
            <text:p>0,635295</text:p>
          </table:table-cell>
          <table:table-cell office:value-type="float" office:value="0.6984" calcext:value-type="float">
            <text:p>0,6984</text:p>
          </table:table-cell>
          <table:table-cell office:value-type="float" office:value="0.802" calcext:value-type="float">
            <text:p>0,802</text:p>
          </table:table-cell>
          <table:table-cell office:value-type="float" office:value="24.046222" calcext:value-type="float">
            <text:p>24,046222</text:p>
          </table:table-cell>
          <table:table-cell office:value-type="float" office:value="401" calcext:value-type="float">
            <text:p>401</text:p>
          </table:table-cell>
          <table:table-cell table:number-columns-repeated="1003"/>
        </table:table-row>
        <table:table-row table:style-name="ro1">
          <table:table-cell table:style-name="ce5" office:value-type="float" office:value="0.342049" calcext:value-type="float">
            <text:p>0,3420</text:p>
          </table:table-cell>
          <table:table-cell table:style-name="ce5" office:value-type="float" office:value="0.759611" calcext:value-type="float">
            <text:p>0,7596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06381" calcext:value-type="float">
            <text:p>24,0638</text:p>
          </table:table-cell>
          <table:table-cell table:style-name="ce13" office:value-type="float" office:value="0.545607" calcext:value-type="float">
            <text:p>0,5456</text:p>
          </table:table-cell>
          <table:table-cell table:style-name="ce5" office:value-type="float" office:value="0.71447" calcext:value-type="float">
            <text:p>0,7145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5.463363" calcext:value-type="float">
            <text:p>25,4634</text:p>
          </table:table-cell>
          <table:table-cell table:style-name="Default" office:value-type="float" office:value="0.802474" calcext:value-type="float">
            <text:p>0,802474</text:p>
          </table:table-cell>
          <table:table-cell office:value-type="float" office:value="0.697476" calcext:value-type="float">
            <text:p>0,697476</text:p>
          </table:table-cell>
          <table:table-cell office:value-type="float" office:value="0.791" calcext:value-type="float">
            <text:p>0,791</text:p>
          </table:table-cell>
          <table:table-cell office:value-type="float" office:value="31.370423" calcext:value-type="float">
            <text:p>31,370423</text:p>
          </table:table-cell>
          <table:table-cell office:value-type="float" office:value="0.553241" calcext:value-type="float">
            <text:p>0,553241</text:p>
          </table:table-cell>
          <table:table-cell office:value-type="float" office:value="0.761958" calcext:value-type="float">
            <text:p>0,761958</text:p>
          </table:table-cell>
          <table:table-cell office:value-type="float" office:value="0.8045" calcext:value-type="float">
            <text:p>0,8045</text:p>
          </table:table-cell>
          <table:table-cell office:value-type="float" office:value="25.364219" calcext:value-type="float">
            <text:p>25,364219</text:p>
          </table:table-cell>
          <table:table-cell office:value-type="float" office:value="0.611334" calcext:value-type="float">
            <text:p>0,611334</text:p>
          </table:table-cell>
          <table:table-cell office:value-type="float" office:value="0.664463" calcext:value-type="float">
            <text:p>0,664463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122037" calcext:value-type="float">
            <text:p>24,122037</text:p>
          </table:table-cell>
          <table:table-cell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table:style-name="ce5" office:value-type="float" office:value="0.373764" calcext:value-type="float">
            <text:p>0,3738</text:p>
          </table:table-cell>
          <table:table-cell table:style-name="ce5" office:value-type="float" office:value="0.788842" calcext:value-type="float">
            <text:p>0,7888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3.874848" calcext:value-type="float">
            <text:p>23,8748</text:p>
          </table:table-cell>
          <table:table-cell table:style-name="ce13" office:value-type="float" office:value="0.547158" calcext:value-type="float">
            <text:p>0,5472</text:p>
          </table:table-cell>
          <table:table-cell table:style-name="ce5" office:value-type="float" office:value="0.759396" calcext:value-type="float">
            <text:p>0,7594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966173" calcext:value-type="float">
            <text:p>24,9662</text:p>
          </table:table-cell>
          <table:table-cell table:style-name="Default" office:value-type="float" office:value="0.774181" calcext:value-type="float">
            <text:p>0,774181</text:p>
          </table:table-cell>
          <table:table-cell office:value-type="float" office:value="0.727046" calcext:value-type="float">
            <text:p>0,727046</text:p>
          </table:table-cell>
          <table:table-cell office:value-type="float" office:value="0.785" calcext:value-type="float">
            <text:p>0,785</text:p>
          </table:table-cell>
          <table:table-cell office:value-type="float" office:value="31.116285" calcext:value-type="float">
            <text:p>31,116285</text:p>
          </table:table-cell>
          <table:table-cell office:value-type="float" office:value="0.561927" calcext:value-type="float">
            <text:p>0,561927</text:p>
          </table:table-cell>
          <table:table-cell office:value-type="float" office:value="0.74727" calcext:value-type="float">
            <text:p>0,74727</text:p>
          </table:table-cell>
          <table:table-cell office:value-type="float" office:value="0.815" calcext:value-type="float">
            <text:p>0,815</text:p>
          </table:table-cell>
          <table:table-cell office:value-type="float" office:value="27.228713" calcext:value-type="float">
            <text:p>27,228713</text:p>
          </table:table-cell>
          <table:table-cell office:value-type="float" office:value="0.589283" calcext:value-type="float">
            <text:p>0,589283</text:p>
          </table:table-cell>
          <table:table-cell office:value-type="float" office:value="0.688454" calcext:value-type="float">
            <text:p>0,688454</text:p>
          </table:table-cell>
          <table:table-cell office:value-type="float" office:value="0.813" calcext:value-type="float">
            <text:p>0,813</text:p>
          </table:table-cell>
          <table:table-cell office:value-type="float" office:value="24.130311" calcext:value-type="float">
            <text:p>24,130311</text:p>
          </table:table-cell>
          <table:table-cell office:value-type="float" office:value="403" calcext:value-type="float">
            <text:p>403</text:p>
          </table:table-cell>
          <table:table-cell table:number-columns-repeated="1003"/>
        </table:table-row>
        <table:table-row table:style-name="ro1">
          <table:table-cell table:style-name="ce5" office:value-type="float" office:value="0.341945" calcext:value-type="float">
            <text:p>0,3419</text:p>
          </table:table-cell>
          <table:table-cell table:style-name="ce5" office:value-type="float" office:value="0.806913" calcext:value-type="float">
            <text:p>0,8069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231543" calcext:value-type="float">
            <text:p>24,2315</text:p>
          </table:table-cell>
          <table:table-cell table:style-name="ce13" office:value-type="float" office:value="0.534033" calcext:value-type="float">
            <text:p>0,5340</text:p>
          </table:table-cell>
          <table:table-cell table:style-name="ce5" office:value-type="float" office:value="0.715063" calcext:value-type="float">
            <text:p>0,7151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5.370236" calcext:value-type="float">
            <text:p>25,3702</text:p>
          </table:table-cell>
          <table:table-cell table:style-name="Default" office:value-type="float" office:value="0.779881" calcext:value-type="float">
            <text:p>0,779881</text:p>
          </table:table-cell>
          <table:table-cell office:value-type="float" office:value="0.666562" calcext:value-type="float">
            <text:p>0,666562</text:p>
          </table:table-cell>
          <table:table-cell office:value-type="float" office:value="0.798" calcext:value-type="float">
            <text:p>0,798</text:p>
          </table:table-cell>
          <table:table-cell office:value-type="float" office:value="31.190939" calcext:value-type="float">
            <text:p>31,190939</text:p>
          </table:table-cell>
          <table:table-cell office:value-type="float" office:value="0.547115" calcext:value-type="float">
            <text:p>0,547115</text:p>
          </table:table-cell>
          <table:table-cell office:value-type="float" office:value="0.712706" calcext:value-type="float">
            <text:p>0,712706</text:p>
          </table:table-cell>
          <table:table-cell office:value-type="float" office:value="0.804" calcext:value-type="float">
            <text:p>0,804</text:p>
          </table:table-cell>
          <table:table-cell office:value-type="float" office:value="25.301903" calcext:value-type="float">
            <text:p>25,301903</text:p>
          </table:table-cell>
          <table:table-cell office:value-type="float" office:value="0.618198" calcext:value-type="float">
            <text:p>0,618198</text:p>
          </table:table-cell>
          <table:table-cell office:value-type="float" office:value="0.673559" calcext:value-type="float">
            <text:p>0,673559</text:p>
          </table:table-cell>
          <table:table-cell office:value-type="float" office:value="0.8145" calcext:value-type="float">
            <text:p>0,8145</text:p>
          </table:table-cell>
          <table:table-cell office:value-type="float" office:value="24.046914" calcext:value-type="float">
            <text:p>24,046914</text:p>
          </table:table-cell>
          <table:table-cell office:value-type="float" office:value="404" calcext:value-type="float">
            <text:p>404</text:p>
          </table:table-cell>
          <table:table-cell table:number-columns-repeated="1003"/>
        </table:table-row>
        <table:table-row table:style-name="ro1">
          <table:table-cell table:style-name="ce5" office:value-type="float" office:value="0.367472" calcext:value-type="float">
            <text:p>0,3675</text:p>
          </table:table-cell>
          <table:table-cell table:style-name="ce5" office:value-type="float" office:value="0.765807" calcext:value-type="float">
            <text:p>0,7658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3.941396" calcext:value-type="float">
            <text:p>23,9414</text:p>
          </table:table-cell>
          <table:table-cell table:style-name="ce13" office:value-type="float" office:value="0.551985" calcext:value-type="float">
            <text:p>0,5520</text:p>
          </table:table-cell>
          <table:table-cell table:style-name="ce5" office:value-type="float" office:value="0.688337" calcext:value-type="float">
            <text:p>0,6883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937021" calcext:value-type="float">
            <text:p>24,9370</text:p>
          </table:table-cell>
          <table:table-cell table:style-name="Default" office:value-type="float" office:value="0.787614" calcext:value-type="float">
            <text:p>0,787614</text:p>
          </table:table-cell>
          <table:table-cell office:value-type="float" office:value="0.703969" calcext:value-type="float">
            <text:p>0,703969</text:p>
          </table:table-cell>
          <table:table-cell office:value-type="float" office:value="0.775" calcext:value-type="float">
            <text:p>0,775</text:p>
          </table:table-cell>
          <table:table-cell office:value-type="float" office:value="31.266822" calcext:value-type="float">
            <text:p>31,266822</text:p>
          </table:table-cell>
          <table:table-cell office:value-type="float" office:value="0.546238" calcext:value-type="float">
            <text:p>0,546238</text:p>
          </table:table-cell>
          <table:table-cell office:value-type="float" office:value="0.724102" calcext:value-type="float">
            <text:p>0,724102</text:p>
          </table:table-cell>
          <table:table-cell office:value-type="float" office:value="0.8125" calcext:value-type="float">
            <text:p>0,8125</text:p>
          </table:table-cell>
          <table:table-cell office:value-type="float" office:value="26.295744" calcext:value-type="float">
            <text:p>26,295744</text:p>
          </table:table-cell>
          <table:table-cell office:value-type="float" office:value="0.590049" calcext:value-type="float">
            <text:p>0,590049</text:p>
          </table:table-cell>
          <table:table-cell office:value-type="float" office:value="0.664443" calcext:value-type="float">
            <text:p>0,664443</text:p>
          </table:table-cell>
          <table:table-cell office:value-type="float" office:value="0.814" calcext:value-type="float">
            <text:p>0,814</text:p>
          </table:table-cell>
          <table:table-cell office:value-type="float" office:value="24.152996" calcext:value-type="float">
            <text:p>24,152996</text:p>
          </table:table-cell>
          <table:table-cell office:value-type="float" office:value="405" calcext:value-type="float">
            <text:p>405</text:p>
          </table:table-cell>
          <table:table-cell table:number-columns-repeated="1003"/>
        </table:table-row>
        <table:table-row table:style-name="ro1">
          <table:table-cell table:style-name="ce5" office:value-type="float" office:value="0.361866" calcext:value-type="float">
            <text:p>0,3619</text:p>
          </table:table-cell>
          <table:table-cell table:style-name="ce5" office:value-type="float" office:value="0.785282" calcext:value-type="float">
            <text:p>0,7853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3.998749" calcext:value-type="float">
            <text:p>23,9987</text:p>
          </table:table-cell>
          <table:table-cell table:style-name="ce13" office:value-type="float" office:value="0.531962" calcext:value-type="float">
            <text:p>0,5320</text:p>
          </table:table-cell>
          <table:table-cell table:style-name="ce5" office:value-type="float" office:value="0.709974" calcext:value-type="float">
            <text:p>0,7100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7.920123" calcext:value-type="float">
            <text:p>27,9201</text:p>
          </table:table-cell>
          <table:table-cell table:style-name="Default" office:value-type="float" office:value="0.797059" calcext:value-type="float">
            <text:p>0,797059</text:p>
          </table:table-cell>
          <table:table-cell office:value-type="float" office:value="0.677319" calcext:value-type="float">
            <text:p>0,677319</text:p>
          </table:table-cell>
          <table:table-cell office:value-type="float" office:value="0.7945" calcext:value-type="float">
            <text:p>0,7945</text:p>
          </table:table-cell>
          <table:table-cell office:value-type="float" office:value="31.173091" calcext:value-type="float">
            <text:p>31,173091</text:p>
          </table:table-cell>
          <table:table-cell office:value-type="float" office:value="0.559349" calcext:value-type="float">
            <text:p>0,559349</text:p>
          </table:table-cell>
          <table:table-cell office:value-type="float" office:value="0.720816" calcext:value-type="float">
            <text:p>0,720816</text:p>
          </table:table-cell>
          <table:table-cell office:value-type="float" office:value="0.806" calcext:value-type="float">
            <text:p>0,806</text:p>
          </table:table-cell>
          <table:table-cell office:value-type="float" office:value="25.255521" calcext:value-type="float">
            <text:p>25,255521</text:p>
          </table:table-cell>
          <table:table-cell office:value-type="float" office:value="0.592072" calcext:value-type="float">
            <text:p>0,592072</text:p>
          </table:table-cell>
          <table:table-cell office:value-type="float" office:value="0.675502" calcext:value-type="float">
            <text:p>0,675502</text:p>
          </table:table-cell>
          <table:table-cell office:value-type="float" office:value="0.8135" calcext:value-type="float">
            <text:p>0,8135</text:p>
          </table:table-cell>
          <table:table-cell office:value-type="float" office:value="24.090443" calcext:value-type="float">
            <text:p>24,090443</text:p>
          </table:table-cell>
          <table:table-cell office:value-type="float" office:value="406" calcext:value-type="float">
            <text:p>406</text:p>
          </table:table-cell>
          <table:table-cell table:number-columns-repeated="1003"/>
        </table:table-row>
        <table:table-row table:style-name="ro1">
          <table:table-cell table:style-name="ce5" office:value-type="float" office:value="0.372824" calcext:value-type="float">
            <text:p>0,3728</text:p>
          </table:table-cell>
          <table:table-cell table:style-name="ce5" office:value-type="float" office:value="0.905652" calcext:value-type="float">
            <text:p>0,9057</text:p>
          </table:table-cell>
          <table:table-cell table:style-name="ce5" office:value-type="float" office:value="0.778" calcext:value-type="float">
            <text:p>0,7780</text:p>
          </table:table-cell>
          <table:table-cell table:style-name="ce10" office:value-type="float" office:value="24.020689" calcext:value-type="float">
            <text:p>24,0207</text:p>
          </table:table-cell>
          <table:table-cell table:style-name="ce13" office:value-type="float" office:value="0.561959" calcext:value-type="float">
            <text:p>0,5620</text:p>
          </table:table-cell>
          <table:table-cell table:style-name="ce5" office:value-type="float" office:value="0.687505" calcext:value-type="float">
            <text:p>0,6875</text:p>
          </table:table-cell>
          <table:table-cell table:style-name="ce5" office:value-type="float" office:value="0.814" calcext:value-type="float">
            <text:p>0,8140</text:p>
          </table:table-cell>
          <table:table-cell table:style-name="ce10" office:value-type="float" office:value="24.985027" calcext:value-type="float">
            <text:p>24,9850</text:p>
          </table:table-cell>
          <table:table-cell table:style-name="Default" office:value-type="float" office:value="0.788541" calcext:value-type="float">
            <text:p>0,788541</text:p>
          </table:table-cell>
          <table:table-cell office:value-type="float" office:value="0.674018" calcext:value-type="float">
            <text:p>0,674018</text:p>
          </table:table-cell>
          <table:table-cell office:value-type="float" office:value="0.7905" calcext:value-type="float">
            <text:p>0,7905</text:p>
          </table:table-cell>
          <table:table-cell office:value-type="float" office:value="31.247808" calcext:value-type="float">
            <text:p>31,247808</text:p>
          </table:table-cell>
          <table:table-cell office:value-type="float" office:value="0.544566" calcext:value-type="float">
            <text:p>0,544566</text:p>
          </table:table-cell>
          <table:table-cell office:value-type="float" office:value="0.739699" calcext:value-type="float">
            <text:p>0,739699</text:p>
          </table:table-cell>
          <table:table-cell office:value-type="float" office:value="0.794" calcext:value-type="float">
            <text:p>0,794</text:p>
          </table:table-cell>
          <table:table-cell office:value-type="float" office:value="26.388885" calcext:value-type="float">
            <text:p>26,388885</text:p>
          </table:table-cell>
          <table:table-cell office:value-type="float" office:value="0.604479" calcext:value-type="float">
            <text:p>0,604479</text:p>
          </table:table-cell>
          <table:table-cell office:value-type="float" office:value="0.699322" calcext:value-type="float">
            <text:p>0,699322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41165" calcext:value-type="float">
            <text:p>24,041165</text:p>
          </table:table-cell>
          <table:table-cell office:value-type="float" office:value="407" calcext:value-type="float">
            <text:p>407</text:p>
          </table:table-cell>
          <table:table-cell table:number-columns-repeated="1003"/>
        </table:table-row>
        <table:table-row table:style-name="ro1">
          <table:table-cell table:style-name="ce5" office:value-type="float" office:value="0.368266" calcext:value-type="float">
            <text:p>0,3683</text:p>
          </table:table-cell>
          <table:table-cell table:style-name="ce5" office:value-type="float" office:value="0.792319" calcext:value-type="float">
            <text:p>0,7923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008778" calcext:value-type="float">
            <text:p>24,0088</text:p>
          </table:table-cell>
          <table:table-cell table:style-name="ce13" office:value-type="float" office:value="0.546273" calcext:value-type="float">
            <text:p>0,5463</text:p>
          </table:table-cell>
          <table:table-cell table:style-name="ce5" office:value-type="float" office:value="0.707678" calcext:value-type="float">
            <text:p>0,7077</text:p>
          </table:table-cell>
          <table:table-cell table:style-name="ce5" office:value-type="float" office:value="0.8145" calcext:value-type="float">
            <text:p>0,8145</text:p>
          </table:table-cell>
          <table:table-cell table:style-name="ce10" office:value-type="float" office:value="25.871549" calcext:value-type="float">
            <text:p>25,8715</text:p>
          </table:table-cell>
          <table:table-cell table:style-name="Default" office:value-type="float" office:value="0.799514" calcext:value-type="float">
            <text:p>0,799514</text:p>
          </table:table-cell>
          <table:table-cell office:value-type="float" office:value="0.699244" calcext:value-type="float">
            <text:p>0,699244</text:p>
          </table:table-cell>
          <table:table-cell office:value-type="float" office:value="0.789" calcext:value-type="float">
            <text:p>0,789</text:p>
          </table:table-cell>
          <table:table-cell office:value-type="float" office:value="31.088742" calcext:value-type="float">
            <text:p>31,088742</text:p>
          </table:table-cell>
          <table:table-cell office:value-type="float" office:value="0.545826" calcext:value-type="float">
            <text:p>0,545826</text:p>
          </table:table-cell>
          <table:table-cell office:value-type="float" office:value="0.762106" calcext:value-type="float">
            <text:p>0,762106</text:p>
          </table:table-cell>
          <table:table-cell office:value-type="float" office:value="0.7965" calcext:value-type="float">
            <text:p>0,7965</text:p>
          </table:table-cell>
          <table:table-cell office:value-type="float" office:value="28.151253" calcext:value-type="float">
            <text:p>28,151253</text:p>
          </table:table-cell>
          <table:table-cell office:value-type="float" office:value="0.607738" calcext:value-type="float">
            <text:p>0,607738</text:p>
          </table:table-cell>
          <table:table-cell office:value-type="float" office:value="0.686767" calcext:value-type="float">
            <text:p>0,686767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071431" calcext:value-type="float">
            <text:p>24,071431</text:p>
          </table:table-cell>
          <table:table-cell office:value-type="float" office:value="408" calcext:value-type="float">
            <text:p>408</text:p>
          </table:table-cell>
          <table:table-cell table:number-columns-repeated="1003"/>
        </table:table-row>
        <table:table-row table:style-name="ro1">
          <table:table-cell table:style-name="ce5" office:value-type="float" office:value="0.349573" calcext:value-type="float">
            <text:p>0,3496</text:p>
          </table:table-cell>
          <table:table-cell table:style-name="ce5" office:value-type="float" office:value="0.791173" calcext:value-type="float">
            <text:p>0,7912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047442" calcext:value-type="float">
            <text:p>24,0474</text:p>
          </table:table-cell>
          <table:table-cell table:style-name="ce13" office:value-type="float" office:value="0.503864" calcext:value-type="float">
            <text:p>0,5039</text:p>
          </table:table-cell>
          <table:table-cell table:style-name="ce5" office:value-type="float" office:value="0.686073" calcext:value-type="float">
            <text:p>0,6861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7.007162" calcext:value-type="float">
            <text:p>27,0072</text:p>
          </table:table-cell>
          <table:table-cell table:style-name="Default" office:value-type="float" office:value="0.805414" calcext:value-type="float">
            <text:p>0,805414</text:p>
          </table:table-cell>
          <table:table-cell office:value-type="float" office:value="0.667686" calcext:value-type="float">
            <text:p>0,667686</text:p>
          </table:table-cell>
          <table:table-cell office:value-type="float" office:value="0.7965" calcext:value-type="float">
            <text:p>0,7965</text:p>
          </table:table-cell>
          <table:table-cell office:value-type="float" office:value="31.191828" calcext:value-type="float">
            <text:p>31,191828</text:p>
          </table:table-cell>
          <table:table-cell office:value-type="float" office:value="0.561754" calcext:value-type="float">
            <text:p>0,561754</text:p>
          </table:table-cell>
          <table:table-cell office:value-type="float" office:value="0.734629" calcext:value-type="float">
            <text:p>0,734629</text:p>
          </table:table-cell>
          <table:table-cell office:value-type="float" office:value="0.8055" calcext:value-type="float">
            <text:p>0,8055</text:p>
          </table:table-cell>
          <table:table-cell office:value-type="float" office:value="25.199583" calcext:value-type="float">
            <text:p>25,199583</text:p>
          </table:table-cell>
          <table:table-cell office:value-type="float" office:value="0.596899" calcext:value-type="float">
            <text:p>0,596899</text:p>
          </table:table-cell>
          <table:table-cell office:value-type="float" office:value="0.645011" calcext:value-type="float">
            <text:p>0,645011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087973" calcext:value-type="float">
            <text:p>24,087973</text:p>
          </table:table-cell>
          <table:table-cell office:value-type="float" office:value="409" calcext:value-type="float">
            <text:p>409</text:p>
          </table:table-cell>
          <table:table-cell table:number-columns-repeated="1003"/>
        </table:table-row>
        <table:table-row table:style-name="ro1">
          <table:table-cell table:style-name="ce5" office:value-type="float" office:value="0.310678" calcext:value-type="float">
            <text:p>0,3107</text:p>
          </table:table-cell>
          <table:table-cell table:style-name="ce5" office:value-type="float" office:value="0.79236" calcext:value-type="float">
            <text:p>0,7924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4.254584" calcext:value-type="float">
            <text:p>24,2546</text:p>
          </table:table-cell>
          <table:table-cell table:style-name="ce13" office:value-type="float" office:value="0.517676" calcext:value-type="float">
            <text:p>0,5177</text:p>
          </table:table-cell>
          <table:table-cell table:style-name="ce5" office:value-type="float" office:value="0.686909" calcext:value-type="float">
            <text:p>0,6869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7.824543" calcext:value-type="float">
            <text:p>27,8245</text:p>
          </table:table-cell>
          <table:table-cell table:style-name="Default" office:value-type="float" office:value="0.788673" calcext:value-type="float">
            <text:p>0,788673</text:p>
          </table:table-cell>
          <table:table-cell office:value-type="float" office:value="0.685798" calcext:value-type="float">
            <text:p>0,685798</text:p>
          </table:table-cell>
          <table:table-cell office:value-type="float" office:value="0.781" calcext:value-type="float">
            <text:p>0,781</text:p>
          </table:table-cell>
          <table:table-cell office:value-type="float" office:value="31.144472" calcext:value-type="float">
            <text:p>31,144472</text:p>
          </table:table-cell>
          <table:table-cell office:value-type="float" office:value="0.524322" calcext:value-type="float">
            <text:p>0,524322</text:p>
          </table:table-cell>
          <table:table-cell office:value-type="float" office:value="0.74945" calcext:value-type="float">
            <text:p>0,74945</text:p>
          </table:table-cell>
          <table:table-cell office:value-type="float" office:value="0.8045" calcext:value-type="float">
            <text:p>0,8045</text:p>
          </table:table-cell>
          <table:table-cell office:value-type="float" office:value="25.250056" calcext:value-type="float">
            <text:p>25,250056</text:p>
          </table:table-cell>
          <table:table-cell office:value-type="float" office:value="0.621753" calcext:value-type="float">
            <text:p>0,621753</text:p>
          </table:table-cell>
          <table:table-cell office:value-type="float" office:value="0.685082" calcext:value-type="float">
            <text:p>0,685082</text:p>
          </table:table-cell>
          <table:table-cell office:value-type="float" office:value="0.8045" calcext:value-type="float">
            <text:p>0,8045</text:p>
          </table:table-cell>
          <table:table-cell office:value-type="float" office:value="24.047811" calcext:value-type="float">
            <text:p>24,047811</text:p>
          </table:table-cell>
          <table:table-cell office:value-type="float" office:value="410" calcext:value-type="float">
            <text:p>410</text:p>
          </table:table-cell>
          <table:table-cell table:number-columns-repeated="1003"/>
        </table:table-row>
        <table:table-row table:style-name="ro1">
          <table:table-cell table:style-name="ce5" office:value-type="float" office:value="0.36731" calcext:value-type="float">
            <text:p>0,3673</text:p>
          </table:table-cell>
          <table:table-cell table:style-name="ce5" office:value-type="float" office:value="0.758649" calcext:value-type="float">
            <text:p>0,7586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4.280344" calcext:value-type="float">
            <text:p>24,2803</text:p>
          </table:table-cell>
          <table:table-cell table:style-name="ce13" office:value-type="float" office:value="0.537018" calcext:value-type="float">
            <text:p>0,5370</text:p>
          </table:table-cell>
          <table:table-cell table:style-name="ce5" office:value-type="float" office:value="0.708516" calcext:value-type="float">
            <text:p>0,708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855386" calcext:value-type="float">
            <text:p>24,8554</text:p>
          </table:table-cell>
          <table:table-cell table:style-name="Default" office:value-type="float" office:value="0.795586" calcext:value-type="float">
            <text:p>0,795586</text:p>
          </table:table-cell>
          <table:table-cell office:value-type="float" office:value="0.698405" calcext:value-type="float">
            <text:p>0,698405</text:p>
          </table:table-cell>
          <table:table-cell office:value-type="float" office:value="0.7875" calcext:value-type="float">
            <text:p>0,7875</text:p>
          </table:table-cell>
          <table:table-cell office:value-type="float" office:value="30.936342" calcext:value-type="float">
            <text:p>30,936342</text:p>
          </table:table-cell>
          <table:table-cell office:value-type="float" office:value="0.534851" calcext:value-type="float">
            <text:p>0,534851</text:p>
          </table:table-cell>
          <table:table-cell office:value-type="float" office:value="0.754163" calcext:value-type="float">
            <text:p>0,754163</text:p>
          </table:table-cell>
          <table:table-cell office:value-type="float" office:value="0.7975" calcext:value-type="float">
            <text:p>0,7975</text:p>
          </table:table-cell>
          <table:table-cell office:value-type="float" office:value="27.798323" calcext:value-type="float">
            <text:p>27,798323</text:p>
          </table:table-cell>
          <table:table-cell office:value-type="float" office:value="0.631169" calcext:value-type="float">
            <text:p>0,631169</text:p>
          </table:table-cell>
          <table:table-cell office:value-type="float" office:value="0.657379" calcext:value-type="float">
            <text:p>0,657379</text:p>
          </table:table-cell>
          <table:table-cell office:value-type="float" office:value="0.816" calcext:value-type="float">
            <text:p>0,816</text:p>
          </table:table-cell>
          <table:table-cell office:value-type="float" office:value="24.047051" calcext:value-type="float">
            <text:p>24,047051</text:p>
          </table:table-cell>
          <table:table-cell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 table:style-name="ce5" office:value-type="float" office:value="0.377859" calcext:value-type="float">
            <text:p>0,3779</text:p>
          </table:table-cell>
          <table:table-cell table:style-name="ce5" office:value-type="float" office:value="0.829249" calcext:value-type="float">
            <text:p>0,8292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4.205314" calcext:value-type="float">
            <text:p>24,2053</text:p>
          </table:table-cell>
          <table:table-cell table:style-name="ce13" office:value-type="float" office:value="0.54746" calcext:value-type="float">
            <text:p>0,5475</text:p>
          </table:table-cell>
          <table:table-cell table:style-name="ce5" office:value-type="float" office:value="0.671989" calcext:value-type="float">
            <text:p>0,6720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7.450235" calcext:value-type="float">
            <text:p>27,4502</text:p>
          </table:table-cell>
          <table:table-cell table:style-name="Default" office:value-type="float" office:value="0.789785" calcext:value-type="float">
            <text:p>0,789785</text:p>
          </table:table-cell>
          <table:table-cell office:value-type="float" office:value="0.684045" calcext:value-type="float">
            <text:p>0,684045</text:p>
          </table:table-cell>
          <table:table-cell office:value-type="float" office:value="0.789" calcext:value-type="float">
            <text:p>0,789</text:p>
          </table:table-cell>
          <table:table-cell office:value-type="float" office:value="31.161763" calcext:value-type="float">
            <text:p>31,161763</text:p>
          </table:table-cell>
          <table:table-cell office:value-type="float" office:value="0.569703" calcext:value-type="float">
            <text:p>0,569703</text:p>
          </table:table-cell>
          <table:table-cell office:value-type="float" office:value="0.720145" calcext:value-type="float">
            <text:p>0,720145</text:p>
          </table:table-cell>
          <table:table-cell office:value-type="float" office:value="0.815" calcext:value-type="float">
            <text:p>0,815</text:p>
          </table:table-cell>
          <table:table-cell office:value-type="float" office:value="25.185664" calcext:value-type="float">
            <text:p>25,185664</text:p>
          </table:table-cell>
          <table:table-cell office:value-type="float" office:value="0.599572" calcext:value-type="float">
            <text:p>0,599572</text:p>
          </table:table-cell>
          <table:table-cell office:value-type="float" office:value="0.692459" calcext:value-type="float">
            <text:p>0,692459</text:p>
          </table:table-cell>
          <table:table-cell office:value-type="float" office:value="0.816" calcext:value-type="float">
            <text:p>0,816</text:p>
          </table:table-cell>
          <table:table-cell office:value-type="float" office:value="24.047205" calcext:value-type="float">
            <text:p>24,047205</text:p>
          </table:table-cell>
          <table:table-cell office:value-type="float" office:value="412" calcext:value-type="float">
            <text:p>412</text:p>
          </table:table-cell>
          <table:table-cell table:number-columns-repeated="1003"/>
        </table:table-row>
        <table:table-row table:style-name="ro1">
          <table:table-cell table:style-name="ce5" office:value-type="float" office:value="0.342643" calcext:value-type="float">
            <text:p>0,3426</text:p>
          </table:table-cell>
          <table:table-cell table:style-name="ce5" office:value-type="float" office:value="0.780264" calcext:value-type="float">
            <text:p>0,7803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10738" calcext:value-type="float">
            <text:p>24,1074</text:p>
          </table:table-cell>
          <table:table-cell table:style-name="ce13" office:value-type="float" office:value="0.545484" calcext:value-type="float">
            <text:p>0,5455</text:p>
          </table:table-cell>
          <table:table-cell table:style-name="ce5" office:value-type="float" office:value="0.716925" calcext:value-type="float">
            <text:p>0,7169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4.898144" calcext:value-type="float">
            <text:p>24,8981</text:p>
          </table:table-cell>
          <table:table-cell table:style-name="Default" office:value-type="float" office:value="0.786413" calcext:value-type="float">
            <text:p>0,786413</text:p>
          </table:table-cell>
          <table:table-cell office:value-type="float" office:value="0.664842" calcext:value-type="float">
            <text:p>0,664842</text:p>
          </table:table-cell>
          <table:table-cell office:value-type="float" office:value="0.801" calcext:value-type="float">
            <text:p>0,801</text:p>
          </table:table-cell>
          <table:table-cell office:value-type="float" office:value="31.167746" calcext:value-type="float">
            <text:p>31,167746</text:p>
          </table:table-cell>
          <table:table-cell office:value-type="float" office:value="0.522569" calcext:value-type="float">
            <text:p>0,522569</text:p>
          </table:table-cell>
          <table:table-cell office:value-type="float" office:value="0.712947" calcext:value-type="float">
            <text:p>0,712947</text:p>
          </table:table-cell>
          <table:table-cell office:value-type="float" office:value="0.808" calcext:value-type="float">
            <text:p>0,808</text:p>
          </table:table-cell>
          <table:table-cell office:value-type="float" office:value="25.371736" calcext:value-type="float">
            <text:p>25,371736</text:p>
          </table:table-cell>
          <table:table-cell office:value-type="float" office:value="0.622169" calcext:value-type="float">
            <text:p>0,622169</text:p>
          </table:table-cell>
          <table:table-cell office:value-type="float" office:value="0.652379" calcext:value-type="float">
            <text:p>0,652379</text:p>
          </table:table-cell>
          <table:table-cell office:value-type="float" office:value="0.81" calcext:value-type="float">
            <text:p>0,81</text:p>
          </table:table-cell>
          <table:table-cell office:value-type="float" office:value="24.041833" calcext:value-type="float">
            <text:p>24,041833</text:p>
          </table:table-cell>
          <table:table-cell office:value-type="float" office:value="413" calcext:value-type="float">
            <text:p>413</text:p>
          </table:table-cell>
          <table:table-cell table:number-columns-repeated="1003"/>
        </table:table-row>
        <table:table-row table:style-name="ro1">
          <table:table-cell table:style-name="ce5" office:value-type="float" office:value="0.347608" calcext:value-type="float">
            <text:p>0,3476</text:p>
          </table:table-cell>
          <table:table-cell table:style-name="ce5" office:value-type="float" office:value="0.825177" calcext:value-type="float">
            <text:p>0,8252</text:p>
          </table:table-cell>
          <table:table-cell table:style-name="ce5" office:value-type="float" office:value="0.797" calcext:value-type="float">
            <text:p>0,7970</text:p>
          </table:table-cell>
          <table:table-cell table:style-name="ce10" office:value-type="float" office:value="24.145919" calcext:value-type="float">
            <text:p>24,1459</text:p>
          </table:table-cell>
          <table:table-cell table:style-name="ce13" office:value-type="float" office:value="0.537412" calcext:value-type="float">
            <text:p>0,5374</text:p>
          </table:table-cell>
          <table:table-cell table:style-name="ce5" office:value-type="float" office:value="0.698781" calcext:value-type="float">
            <text:p>0,6988</text:p>
          </table:table-cell>
          <table:table-cell table:style-name="ce5" office:value-type="float" office:value="0.8145" calcext:value-type="float">
            <text:p>0,8145</text:p>
          </table:table-cell>
          <table:table-cell table:style-name="ce10" office:value-type="float" office:value="27.211718" calcext:value-type="float">
            <text:p>27,2117</text:p>
          </table:table-cell>
          <table:table-cell table:style-name="Default" office:value-type="float" office:value="0.749671" calcext:value-type="float">
            <text:p>0,749671</text:p>
          </table:table-cell>
          <table:table-cell office:value-type="float" office:value="0.695346" calcext:value-type="float">
            <text:p>0,695346</text:p>
          </table:table-cell>
          <table:table-cell office:value-type="float" office:value="0.79" calcext:value-type="float">
            <text:p>0,79</text:p>
          </table:table-cell>
          <table:table-cell office:value-type="float" office:value="31.109142" calcext:value-type="float">
            <text:p>31,109142</text:p>
          </table:table-cell>
          <table:table-cell office:value-type="float" office:value="0.542109" calcext:value-type="float">
            <text:p>0,542109</text:p>
          </table:table-cell>
          <table:table-cell office:value-type="float" office:value="0.718305" calcext:value-type="float">
            <text:p>0,718305</text:p>
          </table:table-cell>
          <table:table-cell office:value-type="float" office:value="0.808" calcext:value-type="float">
            <text:p>0,808</text:p>
          </table:table-cell>
          <table:table-cell office:value-type="float" office:value="26.991563" calcext:value-type="float">
            <text:p>26,991563</text:p>
          </table:table-cell>
          <table:table-cell office:value-type="float" office:value="0.614342" calcext:value-type="float">
            <text:p>0,614342</text:p>
          </table:table-cell>
          <table:table-cell office:value-type="float" office:value="0.658018" calcext:value-type="float">
            <text:p>0,658018</text:p>
          </table:table-cell>
          <table:table-cell office:value-type="float" office:value="0.822" calcext:value-type="float">
            <text:p>0,822</text:p>
          </table:table-cell>
          <table:table-cell office:value-type="float" office:value="24.005613" calcext:value-type="float">
            <text:p>24,005613</text:p>
          </table:table-cell>
          <table:table-cell office:value-type="float" office:value="414" calcext:value-type="float">
            <text:p>414</text:p>
          </table:table-cell>
          <table:table-cell table:number-columns-repeated="1003"/>
        </table:table-row>
        <table:table-row table:style-name="ro1">
          <table:table-cell table:style-name="ce5" office:value-type="float" office:value="0.343056" calcext:value-type="float">
            <text:p>0,3431</text:p>
          </table:table-cell>
          <table:table-cell table:style-name="ce5" office:value-type="float" office:value="0.781971" calcext:value-type="float">
            <text:p>0,7820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4.200638" calcext:value-type="float">
            <text:p>24,2006</text:p>
          </table:table-cell>
          <table:table-cell table:style-name="ce13" office:value-type="float" office:value="0.54767" calcext:value-type="float">
            <text:p>0,5477</text:p>
          </table:table-cell>
          <table:table-cell table:style-name="ce5" office:value-type="float" office:value="0.701215" calcext:value-type="float">
            <text:p>0,7012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4.767517" calcext:value-type="float">
            <text:p>24,7675</text:p>
          </table:table-cell>
          <table:table-cell table:style-name="Default" office:value-type="float" office:value="0.776166" calcext:value-type="float">
            <text:p>0,776166</text:p>
          </table:table-cell>
          <table:table-cell office:value-type="float" office:value="0.723532" calcext:value-type="float">
            <text:p>0,723532</text:p>
          </table:table-cell>
          <table:table-cell office:value-type="float" office:value="0.7865" calcext:value-type="float">
            <text:p>0,7865</text:p>
          </table:table-cell>
          <table:table-cell office:value-type="float" office:value="31.034522" calcext:value-type="float">
            <text:p>31,034522</text:p>
          </table:table-cell>
          <table:table-cell office:value-type="float" office:value="0.56116" calcext:value-type="float">
            <text:p>0,56116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8055" calcext:value-type="float">
            <text:p>0,8055</text:p>
          </table:table-cell>
          <table:table-cell office:value-type="float" office:value="25.286937" calcext:value-type="float">
            <text:p>25,286937</text:p>
          </table:table-cell>
          <table:table-cell office:value-type="float" office:value="0.603434" calcext:value-type="float">
            <text:p>0,603434</text:p>
          </table:table-cell>
          <table:table-cell office:value-type="float" office:value="0.707569" calcext:value-type="float">
            <text:p>0,707569</text:p>
          </table:table-cell>
          <table:table-cell office:value-type="float" office:value="0.806" calcext:value-type="float">
            <text:p>0,806</text:p>
          </table:table-cell>
          <table:table-cell office:value-type="float" office:value="24.070584" calcext:value-type="float">
            <text:p>24,070584</text:p>
          </table:table-cell>
          <table:table-cell office:value-type="float" office:value="415" calcext:value-type="float">
            <text:p>415</text:p>
          </table:table-cell>
          <table:table-cell table:number-columns-repeated="1003"/>
        </table:table-row>
        <table:table-row table:style-name="ro1">
          <table:table-cell table:style-name="ce5" office:value-type="float" office:value="0.348791" calcext:value-type="float">
            <text:p>0,3488</text:p>
          </table:table-cell>
          <table:table-cell table:style-name="ce5" office:value-type="float" office:value="0.771136" calcext:value-type="float">
            <text:p>0,7711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019966" calcext:value-type="float">
            <text:p>24,0200</text:p>
          </table:table-cell>
          <table:table-cell table:style-name="ce13" office:value-type="float" office:value="0.527743" calcext:value-type="float">
            <text:p>0,5277</text:p>
          </table:table-cell>
          <table:table-cell table:style-name="ce5" office:value-type="float" office:value="0.713832" calcext:value-type="float">
            <text:p>0,7138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6.850706" calcext:value-type="float">
            <text:p>26,8507</text:p>
          </table:table-cell>
          <table:table-cell table:style-name="Default" office:value-type="float" office:value="0.7466" calcext:value-type="float">
            <text:p>0,7466</text:p>
          </table:table-cell>
          <table:table-cell office:value-type="float" office:value="0.705573" calcext:value-type="float">
            <text:p>0,705573</text:p>
          </table:table-cell>
          <table:table-cell office:value-type="float" office:value="0.785" calcext:value-type="float">
            <text:p>0,785</text:p>
          </table:table-cell>
          <table:table-cell office:value-type="float" office:value="31.219433" calcext:value-type="float">
            <text:p>31,219433</text:p>
          </table:table-cell>
          <table:table-cell office:value-type="float" office:value="0.526022" calcext:value-type="float">
            <text:p>0,526022</text:p>
          </table:table-cell>
          <table:table-cell office:value-type="float" office:value="0.777675" calcext:value-type="float">
            <text:p>0,777675</text:p>
          </table:table-cell>
          <table:table-cell office:value-type="float" office:value="0.8045" calcext:value-type="float">
            <text:p>0,8045</text:p>
          </table:table-cell>
          <table:table-cell office:value-type="float" office:value="26.111777" calcext:value-type="float">
            <text:p>26,111777</text:p>
          </table:table-cell>
          <table:table-cell office:value-type="float" office:value="0.590873" calcext:value-type="float">
            <text:p>0,590873</text:p>
          </table:table-cell>
          <table:table-cell office:value-type="float" office:value="0.689139" calcext:value-type="float">
            <text:p>0,689139</text:p>
          </table:table-cell>
          <table:table-cell office:value-type="float" office:value="0.806" calcext:value-type="float">
            <text:p>0,806</text:p>
          </table:table-cell>
          <table:table-cell office:value-type="float" office:value="24.06417" calcext:value-type="float">
            <text:p>24,06417</text:p>
          </table:table-cell>
          <table:table-cell office:value-type="float" office:value="416" calcext:value-type="float">
            <text:p>416</text:p>
          </table:table-cell>
          <table:table-cell table:number-columns-repeated="1003"/>
        </table:table-row>
        <table:table-row table:style-name="ro1">
          <table:table-cell table:style-name="ce5" office:value-type="float" office:value="0.36604" calcext:value-type="float">
            <text:p>0,3660</text:p>
          </table:table-cell>
          <table:table-cell table:style-name="ce5" office:value-type="float" office:value="0.750628" calcext:value-type="float">
            <text:p>0,7506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20839" calcext:value-type="float">
            <text:p>24,2084</text:p>
          </table:table-cell>
          <table:table-cell table:style-name="ce13" office:value-type="float" office:value="0.561035" calcext:value-type="float">
            <text:p>0,5610</text:p>
          </table:table-cell>
          <table:table-cell table:style-name="ce5" office:value-type="float" office:value="0.748128" calcext:value-type="float">
            <text:p>0,7481</text:p>
          </table:table-cell>
          <table:table-cell table:style-name="ce5" office:value-type="float" office:value="0.799" calcext:value-type="float">
            <text:p>0,7990</text:p>
          </table:table-cell>
          <table:table-cell table:style-name="ce10" office:value-type="float" office:value="24.953391" calcext:value-type="float">
            <text:p>24,9534</text:p>
          </table:table-cell>
          <table:table-cell table:style-name="Default" office:value-type="float" office:value="0.80309" calcext:value-type="float">
            <text:p>0,80309</text:p>
          </table:table-cell>
          <table:table-cell office:value-type="float" office:value="0.690556" calcext:value-type="float">
            <text:p>0,690556</text:p>
          </table:table-cell>
          <table:table-cell office:value-type="float" office:value="0.7935" calcext:value-type="float">
            <text:p>0,7935</text:p>
          </table:table-cell>
          <table:table-cell office:value-type="float" office:value="31.263877" calcext:value-type="float">
            <text:p>31,263877</text:p>
          </table:table-cell>
          <table:table-cell office:value-type="float" office:value="0.53754" calcext:value-type="float">
            <text:p>0,53754</text:p>
          </table:table-cell>
          <table:table-cell office:value-type="float" office:value="0.75486" calcext:value-type="float">
            <text:p>0,75486</text:p>
          </table:table-cell>
          <table:table-cell office:value-type="float" office:value="0.8065" calcext:value-type="float">
            <text:p>0,8065</text:p>
          </table:table-cell>
          <table:table-cell office:value-type="float" office:value="27.537656" calcext:value-type="float">
            <text:p>27,537656</text:p>
          </table:table-cell>
          <table:table-cell office:value-type="float" office:value="0.596618" calcext:value-type="float">
            <text:p>0,596618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11739" calcext:value-type="float">
            <text:p>24,011739</text:p>
          </table:table-cell>
          <table:table-cell office:value-type="float" office:value="417" calcext:value-type="float">
            <text:p>417</text:p>
          </table:table-cell>
          <table:table-cell table:number-columns-repeated="1003"/>
        </table:table-row>
        <table:table-row table:style-name="ro1">
          <table:table-cell table:style-name="ce5" office:value-type="float" office:value="0.342341" calcext:value-type="float">
            <text:p>0,3423</text:p>
          </table:table-cell>
          <table:table-cell table:style-name="ce5" office:value-type="float" office:value="0.790281" calcext:value-type="float">
            <text:p>0,7903</text:p>
          </table:table-cell>
          <table:table-cell table:style-name="ce5" office:value-type="float" office:value="0.799" calcext:value-type="float">
            <text:p>0,7990</text:p>
          </table:table-cell>
          <table:table-cell table:style-name="ce10" office:value-type="float" office:value="23.92464" calcext:value-type="float">
            <text:p>23,9246</text:p>
          </table:table-cell>
          <table:table-cell table:style-name="ce13" office:value-type="float" office:value="0.547125" calcext:value-type="float">
            <text:p>0,5471</text:p>
          </table:table-cell>
          <table:table-cell table:style-name="ce5" office:value-type="float" office:value="0.685859" calcext:value-type="float">
            <text:p>0,6859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5.596697" calcext:value-type="float">
            <text:p>25,5967</text:p>
          </table:table-cell>
          <table:table-cell table:style-name="Default" office:value-type="float" office:value="0.779666" calcext:value-type="float">
            <text:p>0,779666</text:p>
          </table:table-cell>
          <table:table-cell office:value-type="float" office:value="0.679087" calcext:value-type="float">
            <text:p>0,679087</text:p>
          </table:table-cell>
          <table:table-cell office:value-type="float" office:value="0.791" calcext:value-type="float">
            <text:p>0,791</text:p>
          </table:table-cell>
          <table:table-cell office:value-type="float" office:value="31.150961" calcext:value-type="float">
            <text:p>31,150961</text:p>
          </table:table-cell>
          <table:table-cell office:value-type="float" office:value="0.546131" calcext:value-type="float">
            <text:p>0,546131</text:p>
          </table:table-cell>
          <table:table-cell office:value-type="float" office:value="0.770015" calcext:value-type="float">
            <text:p>0,770015</text:p>
          </table:table-cell>
          <table:table-cell office:value-type="float" office:value="0.8005" calcext:value-type="float">
            <text:p>0,8005</text:p>
          </table:table-cell>
          <table:table-cell office:value-type="float" office:value="25.249183" calcext:value-type="float">
            <text:p>25,249183</text:p>
          </table:table-cell>
          <table:table-cell office:value-type="float" office:value="0.618567" calcext:value-type="float">
            <text:p>0,618567</text:p>
          </table:table-cell>
          <table:table-cell office:value-type="float" office:value="0.706024" calcext:value-type="float">
            <text:p>0,706024</text:p>
          </table:table-cell>
          <table:table-cell office:value-type="float" office:value="0.812" calcext:value-type="float">
            <text:p>0,812</text:p>
          </table:table-cell>
          <table:table-cell office:value-type="float" office:value="24.121781" calcext:value-type="float">
            <text:p>24,121781</text:p>
          </table:table-cell>
          <table:table-cell office:value-type="float" office:value="418" calcext:value-type="float">
            <text:p>418</text:p>
          </table:table-cell>
          <table:table-cell table:number-columns-repeated="1003"/>
        </table:table-row>
        <table:table-row table:style-name="ro1">
          <table:table-cell table:style-name="ce5" office:value-type="float" office:value="0.354845" calcext:value-type="float">
            <text:p>0,3548</text:p>
          </table:table-cell>
          <table:table-cell table:style-name="ce5" office:value-type="float" office:value="0.77863" calcext:value-type="float">
            <text:p>0,7786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3.867317" calcext:value-type="float">
            <text:p>23,8673</text:p>
          </table:table-cell>
          <table:table-cell table:style-name="ce13" office:value-type="float" office:value="0.52211" calcext:value-type="float">
            <text:p>0,5221</text:p>
          </table:table-cell>
          <table:table-cell table:style-name="ce5" office:value-type="float" office:value="0.681891" calcext:value-type="float">
            <text:p>0,6819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10" office:value-type="float" office:value="27.984953" calcext:value-type="float">
            <text:p>27,9850</text:p>
          </table:table-cell>
          <table:table-cell table:style-name="Default" office:value-type="float" office:value="0.806014" calcext:value-type="float">
            <text:p>0,806014</text:p>
          </table:table-cell>
          <table:table-cell office:value-type="float" office:value="0.669082" calcext:value-type="float">
            <text:p>0,669082</text:p>
          </table:table-cell>
          <table:table-cell office:value-type="float" office:value="0.8" calcext:value-type="float">
            <text:p>0,8</text:p>
          </table:table-cell>
          <table:table-cell office:value-type="float" office:value="30.927735" calcext:value-type="float">
            <text:p>30,927735</text:p>
          </table:table-cell>
          <table:table-cell office:value-type="float" office:value="0.533553" calcext:value-type="float">
            <text:p>0,533553</text:p>
          </table:table-cell>
          <table:table-cell office:value-type="float" office:value="0.717996" calcext:value-type="float">
            <text:p>0,717996</text:p>
          </table:table-cell>
          <table:table-cell office:value-type="float" office:value="0.8015" calcext:value-type="float">
            <text:p>0,8015</text:p>
          </table:table-cell>
          <table:table-cell office:value-type="float" office:value="27.137558" calcext:value-type="float">
            <text:p>27,137558</text:p>
          </table:table-cell>
          <table:table-cell office:value-type="float" office:value="0.612909" calcext:value-type="float">
            <text:p>0,612909</text:p>
          </table:table-cell>
          <table:table-cell office:value-type="float" office:value="0.671553" calcext:value-type="float">
            <text:p>0,671553</text:p>
          </table:table-cell>
          <table:table-cell office:value-type="float" office:value="0.82" calcext:value-type="float">
            <text:p>0,82</text:p>
          </table:table-cell>
          <table:table-cell office:value-type="float" office:value="24.083909" calcext:value-type="float">
            <text:p>24,083909</text:p>
          </table:table-cell>
          <table:table-cell office:value-type="float" office:value="419" calcext:value-type="float">
            <text:p>419</text:p>
          </table:table-cell>
          <table:table-cell table:number-columns-repeated="1003"/>
        </table:table-row>
        <table:table-row table:style-name="ro1">
          <table:table-cell table:style-name="ce5" office:value-type="float" office:value="0.369606" calcext:value-type="float">
            <text:p>0,3696</text:p>
          </table:table-cell>
          <table:table-cell table:style-name="ce5" office:value-type="float" office:value="0.778171" calcext:value-type="float">
            <text:p>0,7782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4.125009" calcext:value-type="float">
            <text:p>24,1250</text:p>
          </table:table-cell>
          <table:table-cell table:style-name="ce13" office:value-type="float" office:value="0.530954" calcext:value-type="float">
            <text:p>0,5310</text:p>
          </table:table-cell>
          <table:table-cell table:style-name="ce5" office:value-type="float" office:value="0.735954" calcext:value-type="float">
            <text:p>0,7360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963149" calcext:value-type="float">
            <text:p>24,9631</text:p>
          </table:table-cell>
          <table:table-cell table:style-name="Default" office:value-type="float" office:value="0.77542" calcext:value-type="float">
            <text:p>0,77542</text:p>
          </table:table-cell>
          <table:table-cell office:value-type="float" office:value="0.683081" calcext:value-type="float">
            <text:p>0,683081</text:p>
          </table:table-cell>
          <table:table-cell office:value-type="float" office:value="0.794" calcext:value-type="float">
            <text:p>0,794</text:p>
          </table:table-cell>
          <table:table-cell office:value-type="float" office:value="31.058275" calcext:value-type="float">
            <text:p>31,058275</text:p>
          </table:table-cell>
          <table:table-cell office:value-type="float" office:value="0.525764" calcext:value-type="float">
            <text:p>0,525764</text:p>
          </table:table-cell>
          <table:table-cell office:value-type="float" office:value="0.772481" calcext:value-type="float">
            <text:p>0,772481</text:p>
          </table:table-cell>
          <table:table-cell office:value-type="float" office:value="0.8035" calcext:value-type="float">
            <text:p>0,8035</text:p>
          </table:table-cell>
          <table:table-cell office:value-type="float" office:value="25.287194" calcext:value-type="float">
            <text:p>25,287194</text:p>
          </table:table-cell>
          <table:table-cell office:value-type="float" office:value="0.588501" calcext:value-type="float">
            <text:p>0,588501</text:p>
          </table:table-cell>
          <table:table-cell office:value-type="float" office:value="0.711404" calcext:value-type="float">
            <text:p>0,711404</text:p>
          </table:table-cell>
          <table:table-cell office:value-type="float" office:value="0.8005" calcext:value-type="float">
            <text:p>0,8005</text:p>
          </table:table-cell>
          <table:table-cell office:value-type="float" office:value="24.033708" calcext:value-type="float">
            <text:p>24,033708</text:p>
          </table:table-cell>
          <table:table-cell office:value-type="float" office:value="420" calcext:value-type="float">
            <text:p>420</text:p>
          </table:table-cell>
          <table:table-cell table:number-columns-repeated="1003"/>
        </table:table-row>
        <table:table-row table:style-name="ro1">
          <table:table-cell table:style-name="ce5" office:value-type="float" office:value="0.352079" calcext:value-type="float">
            <text:p>0,3521</text:p>
          </table:table-cell>
          <table:table-cell table:style-name="ce5" office:value-type="float" office:value="0.812269" calcext:value-type="float">
            <text:p>0,8123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4.225128" calcext:value-type="float">
            <text:p>24,2251</text:p>
          </table:table-cell>
          <table:table-cell table:style-name="ce13" office:value-type="float" office:value="0.54552" calcext:value-type="float">
            <text:p>0,5455</text:p>
          </table:table-cell>
          <table:table-cell table:style-name="ce5" office:value-type="float" office:value="0.72067" calcext:value-type="float">
            <text:p>0,7207</text:p>
          </table:table-cell>
          <table:table-cell table:style-name="ce5" office:value-type="float" office:value="0.801" calcext:value-type="float">
            <text:p>0,8010</text:p>
          </table:table-cell>
          <table:table-cell table:style-name="ce10" office:value-type="float" office:value="28.025979" calcext:value-type="float">
            <text:p>28,0260</text:p>
          </table:table-cell>
          <table:table-cell table:style-name="Default" office:value-type="float" office:value="0.756548" calcext:value-type="float">
            <text:p>0,756548</text:p>
          </table:table-cell>
          <table:table-cell office:value-type="float" office:value="0.676016" calcext:value-type="float">
            <text:p>0,676016</text:p>
          </table:table-cell>
          <table:table-cell office:value-type="float" office:value="0.791" calcext:value-type="float">
            <text:p>0,791</text:p>
          </table:table-cell>
          <table:table-cell office:value-type="float" office:value="31.258403" calcext:value-type="float">
            <text:p>31,258403</text:p>
          </table:table-cell>
          <table:table-cell office:value-type="float" office:value="0.521234" calcext:value-type="float">
            <text:p>0,521234</text:p>
          </table:table-cell>
          <table:table-cell office:value-type="float" office:value="0.749354" calcext:value-type="float">
            <text:p>0,749354</text:p>
          </table:table-cell>
          <table:table-cell office:value-type="float" office:value="0.803" calcext:value-type="float">
            <text:p>0,803</text:p>
          </table:table-cell>
          <table:table-cell office:value-type="float" office:value="25.265935" calcext:value-type="float">
            <text:p>25,265935</text:p>
          </table:table-cell>
          <table:table-cell office:value-type="float" office:value="0.61075" calcext:value-type="float">
            <text:p>0,61075</text:p>
          </table:table-cell>
          <table:table-cell office:value-type="float" office:value="0.690389" calcext:value-type="float">
            <text:p>0,690389</text:p>
          </table:table-cell>
          <table:table-cell office:value-type="float" office:value="0.8055" calcext:value-type="float">
            <text:p>0,8055</text:p>
          </table:table-cell>
          <table:table-cell office:value-type="float" office:value="24.07012" calcext:value-type="float">
            <text:p>24,07012</text:p>
          </table:table-cell>
          <table:table-cell office:value-type="float" office:value="421" calcext:value-type="float">
            <text:p>421</text:p>
          </table:table-cell>
          <table:table-cell table:number-columns-repeated="1003"/>
        </table:table-row>
        <table:table-row table:style-name="ro1">
          <table:table-cell table:style-name="ce5" office:value-type="float" office:value="0.36555" calcext:value-type="float">
            <text:p>0,3656</text:p>
          </table:table-cell>
          <table:table-cell table:style-name="ce5" office:value-type="float" office:value="0.786662" calcext:value-type="float">
            <text:p>0,7867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3.906153" calcext:value-type="float">
            <text:p>23,9062</text:p>
          </table:table-cell>
          <table:table-cell table:style-name="ce13" office:value-type="float" office:value="0.558003" calcext:value-type="float">
            <text:p>0,5580</text:p>
          </table:table-cell>
          <table:table-cell table:style-name="ce5" office:value-type="float" office:value="0.691129" calcext:value-type="float">
            <text:p>0,6911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4.867965" calcext:value-type="float">
            <text:p>24,8680</text:p>
          </table:table-cell>
          <table:table-cell table:style-name="Default" office:value-type="float" office:value="0.757393" calcext:value-type="float">
            <text:p>0,757393</text:p>
          </table:table-cell>
          <table:table-cell office:value-type="float" office:value="0.716185" calcext:value-type="float">
            <text:p>0,716185</text:p>
          </table:table-cell>
          <table:table-cell office:value-type="float" office:value="0.7905" calcext:value-type="float">
            <text:p>0,7905</text:p>
          </table:table-cell>
          <table:table-cell office:value-type="float" office:value="30.890999" calcext:value-type="float">
            <text:p>30,890999</text:p>
          </table:table-cell>
          <table:table-cell office:value-type="float" office:value="0.523872" calcext:value-type="float">
            <text:p>0,523872</text:p>
          </table:table-cell>
          <table:table-cell office:value-type="float" office:value="0.702437" calcext:value-type="float">
            <text:p>0,702437</text:p>
          </table:table-cell>
          <table:table-cell office:value-type="float" office:value="0.8155" calcext:value-type="float">
            <text:p>0,8155</text:p>
          </table:table-cell>
          <table:table-cell office:value-type="float" office:value="26.446032" calcext:value-type="float">
            <text:p>26,446032</text:p>
          </table:table-cell>
          <table:table-cell office:value-type="float" office:value="0.610383" calcext:value-type="float">
            <text:p>0,610383</text:p>
          </table:table-cell>
          <table:table-cell office:value-type="float" office:value="0.701209" calcext:value-type="float">
            <text:p>0,701209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99814" calcext:value-type="float">
            <text:p>24,099814</text:p>
          </table:table-cell>
          <table:table-cell office:value-type="float" office:value="422" calcext:value-type="float">
            <text:p>422</text:p>
          </table:table-cell>
          <table:table-cell table:number-columns-repeated="1003"/>
        </table:table-row>
        <table:table-row table:style-name="ro1">
          <table:table-cell table:style-name="ce5" office:value-type="float" office:value="0.335191" calcext:value-type="float">
            <text:p>0,3352</text:p>
          </table:table-cell>
          <table:table-cell table:style-name="ce5" office:value-type="float" office:value="0.815843" calcext:value-type="float">
            <text:p>0,8158</text:p>
          </table:table-cell>
          <table:table-cell table:style-name="ce5" office:value-type="float" office:value="0.796" calcext:value-type="float">
            <text:p>0,7960</text:p>
          </table:table-cell>
          <table:table-cell table:style-name="ce10" office:value-type="float" office:value="24.120429" calcext:value-type="float">
            <text:p>24,1204</text:p>
          </table:table-cell>
          <table:table-cell table:style-name="ce13" office:value-type="float" office:value="0.522003" calcext:value-type="float">
            <text:p>0,5220</text:p>
          </table:table-cell>
          <table:table-cell table:style-name="ce5" office:value-type="float" office:value="0.69522" calcext:value-type="float">
            <text:p>0,6952</text:p>
          </table:table-cell>
          <table:table-cell table:style-name="ce5" office:value-type="float" office:value="0.8185" calcext:value-type="float">
            <text:p>0,8185</text:p>
          </table:table-cell>
          <table:table-cell table:style-name="ce10" office:value-type="float" office:value="26.511594" calcext:value-type="float">
            <text:p>26,5116</text:p>
          </table:table-cell>
          <table:table-cell table:style-name="Default" office:value-type="float" office:value="0.780333" calcext:value-type="float">
            <text:p>0,780333</text:p>
          </table:table-cell>
          <table:table-cell office:value-type="float" office:value="0.696977" calcext:value-type="float">
            <text:p>0,696977</text:p>
          </table:table-cell>
          <table:table-cell office:value-type="float" office:value="0.796" calcext:value-type="float">
            <text:p>0,796</text:p>
          </table:table-cell>
          <table:table-cell office:value-type="float" office:value="30.97147" calcext:value-type="float">
            <text:p>30,97147</text:p>
          </table:table-cell>
          <table:table-cell office:value-type="float" office:value="0.550515" calcext:value-type="float">
            <text:p>0,550515</text:p>
          </table:table-cell>
          <table:table-cell office:value-type="float" office:value="0.714825" calcext:value-type="float">
            <text:p>0,714825</text:p>
          </table:table-cell>
          <table:table-cell office:value-type="float" office:value="0.8045" calcext:value-type="float">
            <text:p>0,8045</text:p>
          </table:table-cell>
          <table:table-cell office:value-type="float" office:value="28.325209" calcext:value-type="float">
            <text:p>28,325209</text:p>
          </table:table-cell>
          <table:table-cell office:value-type="float" office:value="0.593689" calcext:value-type="float">
            <text:p>0,593689</text:p>
          </table:table-cell>
          <table:table-cell office:value-type="float" office:value="0.671832" calcext:value-type="float">
            <text:p>0,671832</text:p>
          </table:table-cell>
          <table:table-cell office:value-type="float" office:value="0.8105" calcext:value-type="float">
            <text:p>0,8105</text:p>
          </table:table-cell>
          <table:table-cell office:value-type="float" office:value="24.083583" calcext:value-type="float">
            <text:p>24,083583</text:p>
          </table:table-cell>
          <table:table-cell office:value-type="float" office:value="423" calcext:value-type="float">
            <text:p>423</text:p>
          </table:table-cell>
          <table:table-cell table:number-columns-repeated="1003"/>
        </table:table-row>
        <table:table-row table:style-name="ro1">
          <table:table-cell table:style-name="ce5" office:value-type="float" office:value="0.358694" calcext:value-type="float">
            <text:p>0,3587</text:p>
          </table:table-cell>
          <table:table-cell table:style-name="ce5" office:value-type="float" office:value="0.775184" calcext:value-type="float">
            <text:p>0,7752</text:p>
          </table:table-cell>
          <table:table-cell table:style-name="ce5" office:value-type="float" office:value="0.8" calcext:value-type="float">
            <text:p>0,8000</text:p>
          </table:table-cell>
          <table:table-cell table:style-name="ce10" office:value-type="float" office:value="23.211982" calcext:value-type="float">
            <text:p>23,2120</text:p>
          </table:table-cell>
          <table:table-cell table:style-name="ce13" office:value-type="float" office:value="0.551305" calcext:value-type="float">
            <text:p>0,5513</text:p>
          </table:table-cell>
          <table:table-cell table:style-name="ce5" office:value-type="float" office:value="0.732771" calcext:value-type="float">
            <text:p>0,7328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4.951944" calcext:value-type="float">
            <text:p>24,9519</text:p>
          </table:table-cell>
          <table:table-cell table:style-name="Default" office:value-type="float" office:value="0.768335" calcext:value-type="float">
            <text:p>0,768335</text:p>
          </table:table-cell>
          <table:table-cell office:value-type="float" office:value="0.676185" calcext:value-type="float">
            <text:p>0,676185</text:p>
          </table:table-cell>
          <table:table-cell office:value-type="float" office:value="0.795" calcext:value-type="float">
            <text:p>0,795</text:p>
          </table:table-cell>
          <table:table-cell office:value-type="float" office:value="31.113808" calcext:value-type="float">
            <text:p>31,113808</text:p>
          </table:table-cell>
          <table:table-cell office:value-type="float" office:value="0.510507" calcext:value-type="float">
            <text:p>0,510507</text:p>
          </table:table-cell>
          <table:table-cell office:value-type="float" office:value="0.707498" calcext:value-type="float">
            <text:p>0,707498</text:p>
          </table:table-cell>
          <table:table-cell office:value-type="float" office:value="0.8095" calcext:value-type="float">
            <text:p>0,8095</text:p>
          </table:table-cell>
          <table:table-cell office:value-type="float" office:value="25.230182" calcext:value-type="float">
            <text:p>25,230182</text:p>
          </table:table-cell>
          <table:table-cell office:value-type="float" office:value="0.602152" calcext:value-type="float">
            <text:p>0,602152</text:p>
          </table:table-cell>
          <table:table-cell office:value-type="float" office:value="0.689999" calcext:value-type="float">
            <text:p>0,689999</text:p>
          </table:table-cell>
          <table:table-cell office:value-type="float" office:value="0.809" calcext:value-type="float">
            <text:p>0,809</text:p>
          </table:table-cell>
          <table:table-cell office:value-type="float" office:value="24.092044" calcext:value-type="float">
            <text:p>24,092044</text:p>
          </table:table-cell>
          <table:table-cell office:value-type="float" office:value="424" calcext:value-type="float">
            <text:p>424</text:p>
          </table:table-cell>
          <table:table-cell table:number-columns-repeated="1003"/>
        </table:table-row>
        <table:table-row table:style-name="ro1">
          <table:table-cell table:style-name="ce5" office:value-type="float" office:value="0.35062" calcext:value-type="float">
            <text:p>0,3506</text:p>
          </table:table-cell>
          <table:table-cell table:style-name="ce5" office:value-type="float" office:value="0.805335" calcext:value-type="float">
            <text:p>0,8053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1171" calcext:value-type="float">
            <text:p>24,1171</text:p>
          </table:table-cell>
          <table:table-cell table:style-name="ce13" office:value-type="float" office:value="0.555932" calcext:value-type="float">
            <text:p>0,5559</text:p>
          </table:table-cell>
          <table:table-cell table:style-name="ce5" office:value-type="float" office:value="0.701383" calcext:value-type="float">
            <text:p>0,7014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5.63767" calcext:value-type="float">
            <text:p>25,6377</text:p>
          </table:table-cell>
          <table:table-cell table:style-name="Default" office:value-type="float" office:value="0.774079" calcext:value-type="float">
            <text:p>0,774079</text:p>
          </table:table-cell>
          <table:table-cell office:value-type="float" office:value="0.690559" calcext:value-type="float">
            <text:p>0,690559</text:p>
          </table:table-cell>
          <table:table-cell office:value-type="float" office:value="0.7955" calcext:value-type="float">
            <text:p>0,7955</text:p>
          </table:table-cell>
          <table:table-cell office:value-type="float" office:value="31.000513" calcext:value-type="float">
            <text:p>31,000513</text:p>
          </table:table-cell>
          <table:table-cell office:value-type="float" office:value="0.547351" calcext:value-type="float">
            <text:p>0,547351</text:p>
          </table:table-cell>
          <table:table-cell office:value-type="float" office:value="0.696134" calcext:value-type="float">
            <text:p>0,696134</text:p>
          </table:table-cell>
          <table:table-cell office:value-type="float" office:value="0.8095" calcext:value-type="float">
            <text:p>0,8095</text:p>
          </table:table-cell>
          <table:table-cell office:value-type="float" office:value="25.342661" calcext:value-type="float">
            <text:p>25,342661</text:p>
          </table:table-cell>
          <table:table-cell office:value-type="float" office:value="0.59564" calcext:value-type="float">
            <text:p>0,59564</text:p>
          </table:table-cell>
          <table:table-cell office:value-type="float" office:value="0.728539" calcext:value-type="float">
            <text:p>0,728539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0508" calcext:value-type="float">
            <text:p>24,0508</text:p>
          </table:table-cell>
          <table:table-cell office:value-type="float" office:value="425" calcext:value-type="float">
            <text:p>425</text:p>
          </table:table-cell>
          <table:table-cell table:number-columns-repeated="1003"/>
        </table:table-row>
        <table:table-row table:style-name="ro1">
          <table:table-cell table:style-name="ce5" office:value-type="float" office:value="0.337868" calcext:value-type="float">
            <text:p>0,3379</text:p>
          </table:table-cell>
          <table:table-cell table:style-name="ce5" office:value-type="float" office:value="0.781603" calcext:value-type="float">
            <text:p>0,7816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190505" calcext:value-type="float">
            <text:p>24,1905</text:p>
          </table:table-cell>
          <table:table-cell table:style-name="ce13" office:value-type="float" office:value="0.548633" calcext:value-type="float">
            <text:p>0,5486</text:p>
          </table:table-cell>
          <table:table-cell table:style-name="ce5" office:value-type="float" office:value="0.708538" calcext:value-type="float">
            <text:p>0,708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927149" calcext:value-type="float">
            <text:p>24,9271</text:p>
          </table:table-cell>
          <table:table-cell table:style-name="Default" office:value-type="float" office:value="0.765779" calcext:value-type="float">
            <text:p>0,765779</text:p>
          </table:table-cell>
          <table:table-cell office:value-type="float" office:value="0.700649" calcext:value-type="float">
            <text:p>0,700649</text:p>
          </table:table-cell>
          <table:table-cell office:value-type="float" office:value="0.7915" calcext:value-type="float">
            <text:p>0,7915</text:p>
          </table:table-cell>
          <table:table-cell office:value-type="float" office:value="31.22988" calcext:value-type="float">
            <text:p>31,22988</text:p>
          </table:table-cell>
          <table:table-cell office:value-type="float" office:value="0.522724" calcext:value-type="float">
            <text:p>0,522724</text:p>
          </table:table-cell>
          <table:table-cell office:value-type="float" office:value="0.667002" calcext:value-type="float">
            <text:p>0,667002</text:p>
          </table:table-cell>
          <table:table-cell office:value-type="float" office:value="0.8215" calcext:value-type="float">
            <text:p>0,8215</text:p>
          </table:table-cell>
          <table:table-cell office:value-type="float" office:value="25.267193" calcext:value-type="float">
            <text:p>25,267193</text:p>
          </table:table-cell>
          <table:table-cell office:value-type="float" office:value="0.579554" calcext:value-type="float">
            <text:p>0,579554</text:p>
          </table:table-cell>
          <table:table-cell office:value-type="float" office:value="0.673343" calcext:value-type="float">
            <text:p>0,673343</text:p>
          </table:table-cell>
          <table:table-cell office:value-type="float" office:value="0.8135" calcext:value-type="float">
            <text:p>0,8135</text:p>
          </table:table-cell>
          <table:table-cell office:value-type="float" office:value="24.067204" calcext:value-type="float">
            <text:p>24,067204</text:p>
          </table:table-cell>
          <table:table-cell office:value-type="float" office:value="426" calcext:value-type="float">
            <text:p>426</text:p>
          </table:table-cell>
          <table:table-cell table:number-columns-repeated="1003"/>
        </table:table-row>
        <table:table-row table:style-name="ro1">
          <table:table-cell table:style-name="ce5" office:value-type="float" office:value="0.368718" calcext:value-type="float">
            <text:p>0,3687</text:p>
          </table:table-cell>
          <table:table-cell table:style-name="ce5" office:value-type="float" office:value="0.75825" calcext:value-type="float">
            <text:p>0,7583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286711" calcext:value-type="float">
            <text:p>24,2867</text:p>
          </table:table-cell>
          <table:table-cell table:style-name="ce13" office:value-type="float" office:value="0.524717" calcext:value-type="float">
            <text:p>0,5247</text:p>
          </table:table-cell>
          <table:table-cell table:style-name="ce5" office:value-type="float" office:value="0.737057" calcext:value-type="float">
            <text:p>0,7371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6.466812" calcext:value-type="float">
            <text:p>26,4668</text:p>
          </table:table-cell>
          <table:table-cell table:style-name="Default" office:value-type="float" office:value="0.774154" calcext:value-type="float">
            <text:p>0,774154</text:p>
          </table:table-cell>
          <table:table-cell office:value-type="float" office:value="0.679421" calcext:value-type="float">
            <text:p>0,679421</text:p>
          </table:table-cell>
          <table:table-cell office:value-type="float" office:value="0.8045" calcext:value-type="float">
            <text:p>0,8045</text:p>
          </table:table-cell>
          <table:table-cell office:value-type="float" office:value="31.241017" calcext:value-type="float">
            <text:p>31,241017</text:p>
          </table:table-cell>
          <table:table-cell office:value-type="float" office:value="0.548577" calcext:value-type="float">
            <text:p>0,548577</text:p>
          </table:table-cell>
          <table:table-cell office:value-type="float" office:value="0.730553" calcext:value-type="float">
            <text:p>0,730553</text:p>
          </table:table-cell>
          <table:table-cell office:value-type="float" office:value="0.801" calcext:value-type="float">
            <text:p>0,801</text:p>
          </table:table-cell>
          <table:table-cell office:value-type="float" office:value="26.060059" calcext:value-type="float">
            <text:p>26,060059</text:p>
          </table:table-cell>
          <table:table-cell office:value-type="float" office:value="0.60256" calcext:value-type="float">
            <text:p>0,60256</text:p>
          </table:table-cell>
          <table:table-cell office:value-type="float" office:value="0.720014" calcext:value-type="float">
            <text:p>0,720014</text:p>
          </table:table-cell>
          <table:table-cell office:value-type="float" office:value="0.8105" calcext:value-type="float">
            <text:p>0,8105</text:p>
          </table:table-cell>
          <table:table-cell office:value-type="float" office:value="24.012546" calcext:value-type="float">
            <text:p>24,012546</text:p>
          </table:table-cell>
          <table:table-cell office:value-type="float" office:value="427" calcext:value-type="float">
            <text:p>427</text:p>
          </table:table-cell>
          <table:table-cell table:number-columns-repeated="1003"/>
        </table:table-row>
        <table:table-row table:style-name="ro1">
          <table:table-cell table:style-name="ce5" office:value-type="float" office:value="0.341071" calcext:value-type="float">
            <text:p>0,3411</text:p>
          </table:table-cell>
          <table:table-cell table:style-name="ce5" office:value-type="float" office:value="0.783571" calcext:value-type="float">
            <text:p>0,7836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23.624271" calcext:value-type="float">
            <text:p>23,6243</text:p>
          </table:table-cell>
          <table:table-cell table:style-name="ce13" office:value-type="float" office:value="0.538434" calcext:value-type="float">
            <text:p>0,5384</text:p>
          </table:table-cell>
          <table:table-cell table:style-name="ce5" office:value-type="float" office:value="0.703742" calcext:value-type="float">
            <text:p>0,7037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7.936271" calcext:value-type="float">
            <text:p>27,9363</text:p>
          </table:table-cell>
          <table:table-cell table:style-name="Default" office:value-type="float" office:value="0.771931" calcext:value-type="float">
            <text:p>0,771931</text:p>
          </table:table-cell>
          <table:table-cell office:value-type="float" office:value="0.695056" calcext:value-type="float">
            <text:p>0,695056</text:p>
          </table:table-cell>
          <table:table-cell office:value-type="float" office:value="0.79" calcext:value-type="float">
            <text:p>0,79</text:p>
          </table:table-cell>
          <table:table-cell office:value-type="float" office:value="30.828873" calcext:value-type="float">
            <text:p>30,828873</text:p>
          </table:table-cell>
          <table:table-cell office:value-type="float" office:value="0.532816" calcext:value-type="float">
            <text:p>0,532816</text:p>
          </table:table-cell>
          <table:table-cell office:value-type="float" office:value="0.70257" calcext:value-type="float">
            <text:p>0,70257</text:p>
          </table:table-cell>
          <table:table-cell office:value-type="float" office:value="0.8025" calcext:value-type="float">
            <text:p>0,8025</text:p>
          </table:table-cell>
          <table:table-cell office:value-type="float" office:value="26.199076" calcext:value-type="float">
            <text:p>26,199076</text:p>
          </table:table-cell>
          <table:table-cell office:value-type="float" office:value="0.570606" calcext:value-type="float">
            <text:p>0,570606</text:p>
          </table:table-cell>
          <table:table-cell office:value-type="float" office:value="0.725354" calcext:value-type="float">
            <text:p>0,725354</text:p>
          </table:table-cell>
          <table:table-cell office:value-type="float" office:value="0.809" calcext:value-type="float">
            <text:p>0,809</text:p>
          </table:table-cell>
          <table:table-cell office:value-type="float" office:value="24.068181" calcext:value-type="float">
            <text:p>24,068181</text:p>
          </table:table-cell>
          <table:table-cell office:value-type="float" office:value="428" calcext:value-type="float">
            <text:p>428</text:p>
          </table:table-cell>
          <table:table-cell table:number-columns-repeated="1003"/>
        </table:table-row>
        <table:table-row table:style-name="ro1">
          <table:table-cell table:style-name="ce5" office:value-type="float" office:value="0.362462" calcext:value-type="float">
            <text:p>0,3625</text:p>
          </table:table-cell>
          <table:table-cell table:style-name="ce5" office:value-type="float" office:value="0.78958" calcext:value-type="float">
            <text:p>0,7896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4.283346" calcext:value-type="float">
            <text:p>24,2833</text:p>
          </table:table-cell>
          <table:table-cell table:style-name="ce13" office:value-type="float" office:value="0.512038" calcext:value-type="float">
            <text:p>0,5120</text:p>
          </table:table-cell>
          <table:table-cell table:style-name="ce5" office:value-type="float" office:value="0.770601" calcext:value-type="float">
            <text:p>0,7706</text:p>
          </table:table-cell>
          <table:table-cell table:style-name="ce5" office:value-type="float" office:value="0.7955" calcext:value-type="float">
            <text:p>0,7955</text:p>
          </table:table-cell>
          <table:table-cell table:style-name="ce10" office:value-type="float" office:value="24.863614" calcext:value-type="float">
            <text:p>24,8636</text:p>
          </table:table-cell>
          <table:table-cell table:style-name="Default" office:value-type="float" office:value="0.782245" calcext:value-type="float">
            <text:p>0,782245</text:p>
          </table:table-cell>
          <table:table-cell office:value-type="float" office:value="0.676343" calcext:value-type="float">
            <text:p>0,676343</text:p>
          </table:table-cell>
          <table:table-cell office:value-type="float" office:value="0.799" calcext:value-type="float">
            <text:p>0,799</text:p>
          </table:table-cell>
          <table:table-cell office:value-type="float" office:value="30.973423" calcext:value-type="float">
            <text:p>30,973423</text:p>
          </table:table-cell>
          <table:table-cell office:value-type="float" office:value="0.537549" calcext:value-type="float">
            <text:p>0,537549</text:p>
          </table:table-cell>
          <table:table-cell office:value-type="float" office:value="0.689416" calcext:value-type="float">
            <text:p>0,689416</text:p>
          </table:table-cell>
          <table:table-cell office:value-type="float" office:value="0.807" calcext:value-type="float">
            <text:p>0,807</text:p>
          </table:table-cell>
          <table:table-cell office:value-type="float" office:value="25.281193" calcext:value-type="float">
            <text:p>25,281193</text:p>
          </table:table-cell>
          <table:table-cell office:value-type="float" office:value="0.604619" calcext:value-type="float">
            <text:p>0,604619</text:p>
          </table:table-cell>
          <table:table-cell office:value-type="float" office:value="0.651942" calcext:value-type="float">
            <text:p>0,651942</text:p>
          </table:table-cell>
          <table:table-cell office:value-type="float" office:value="0.8185" calcext:value-type="float">
            <text:p>0,8185</text:p>
          </table:table-cell>
          <table:table-cell office:value-type="float" office:value="24.058568" calcext:value-type="float">
            <text:p>24,058568</text:p>
          </table:table-cell>
          <table:table-cell office:value-type="float" office:value="429" calcext:value-type="float">
            <text:p>429</text:p>
          </table:table-cell>
          <table:table-cell table:number-columns-repeated="1003"/>
        </table:table-row>
        <table:table-row table:style-name="ro1">
          <table:table-cell table:style-name="ce5" office:value-type="float" office:value="0.341094" calcext:value-type="float">
            <text:p>0,3411</text:p>
          </table:table-cell>
          <table:table-cell table:style-name="ce5" office:value-type="float" office:value="0.777369" calcext:value-type="float">
            <text:p>0,7774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3.706324" calcext:value-type="float">
            <text:p>23,7063</text:p>
          </table:table-cell>
          <table:table-cell table:style-name="ce13" office:value-type="float" office:value="0.524561" calcext:value-type="float">
            <text:p>0,5246</text:p>
          </table:table-cell>
          <table:table-cell table:style-name="ce5" office:value-type="float" office:value="0.7357" calcext:value-type="float">
            <text:p>0,7357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5.615409" calcext:value-type="float">
            <text:p>25,6154</text:p>
          </table:table-cell>
          <table:table-cell table:style-name="Default" office:value-type="float" office:value="0.75356" calcext:value-type="float">
            <text:p>0,75356</text:p>
          </table:table-cell>
          <table:table-cell office:value-type="float" office:value="0.728339" calcext:value-type="float">
            <text:p>0,728339</text:p>
          </table:table-cell>
          <table:table-cell office:value-type="float" office:value="0.7845" calcext:value-type="float">
            <text:p>0,7845</text:p>
          </table:table-cell>
          <table:table-cell office:value-type="float" office:value="30.88833" calcext:value-type="float">
            <text:p>30,88833</text:p>
          </table:table-cell>
          <table:table-cell office:value-type="float" office:value="0.527364" calcext:value-type="float">
            <text:p>0,527364</text:p>
          </table:table-cell>
          <table:table-cell office:value-type="float" office:value="0.725291" calcext:value-type="float">
            <text:p>0,725291</text:p>
          </table:table-cell>
          <table:table-cell office:value-type="float" office:value="0.794" calcext:value-type="float">
            <text:p>0,794</text:p>
          </table:table-cell>
          <table:table-cell office:value-type="float" office:value="25.356031" calcext:value-type="float">
            <text:p>25,356031</text:p>
          </table:table-cell>
          <table:table-cell office:value-type="float" office:value="0.599946" calcext:value-type="float">
            <text:p>0,599946</text:p>
          </table:table-cell>
          <table:table-cell office:value-type="float" office:value="0.633672" calcext:value-type="float">
            <text:p>0,633672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31457" calcext:value-type="float">
            <text:p>24,031457</text:p>
          </table:table-cell>
          <table:table-cell office:value-type="float" office:value="430" calcext:value-type="float">
            <text:p>430</text:p>
          </table:table-cell>
          <table:table-cell table:number-columns-repeated="1003"/>
        </table:table-row>
        <table:table-row table:style-name="ro1">
          <table:table-cell table:style-name="ce5" office:value-type="float" office:value="0.338194" calcext:value-type="float">
            <text:p>0,3382</text:p>
          </table:table-cell>
          <table:table-cell table:style-name="ce5" office:value-type="float" office:value="0.782708" calcext:value-type="float">
            <text:p>0,7827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3.915083" calcext:value-type="float">
            <text:p>23,9151</text:p>
          </table:table-cell>
          <table:table-cell table:style-name="ce13" office:value-type="float" office:value="0.532186" calcext:value-type="float">
            <text:p>0,5322</text:p>
          </table:table-cell>
          <table:table-cell table:style-name="ce5" office:value-type="float" office:value="0.698588" calcext:value-type="float">
            <text:p>0,6986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7.778999" calcext:value-type="float">
            <text:p>27,7790</text:p>
          </table:table-cell>
          <table:table-cell table:style-name="Default" office:value-type="float" office:value="0.7637" calcext:value-type="float">
            <text:p>0,7637</text:p>
          </table:table-cell>
          <table:table-cell office:value-type="float" office:value="0.686936" calcext:value-type="float">
            <text:p>0,686936</text:p>
          </table:table-cell>
          <table:table-cell office:value-type="float" office:value="0.7905" calcext:value-type="float">
            <text:p>0,7905</text:p>
          </table:table-cell>
          <table:table-cell office:value-type="float" office:value="31.181016" calcext:value-type="float">
            <text:p>31,181016</text:p>
          </table:table-cell>
          <table:table-cell office:value-type="float" office:value="0.519913" calcext:value-type="float">
            <text:p>0,519913</text:p>
          </table:table-cell>
          <table:table-cell office:value-type="float" office:value="0.741256" calcext:value-type="float">
            <text:p>0,741256</text:p>
          </table:table-cell>
          <table:table-cell office:value-type="float" office:value="0.7925" calcext:value-type="float">
            <text:p>0,7925</text:p>
          </table:table-cell>
          <table:table-cell office:value-type="float" office:value="28.025303" calcext:value-type="float">
            <text:p>28,025303</text:p>
          </table:table-cell>
          <table:table-cell office:value-type="float" office:value="0.60713" calcext:value-type="float">
            <text:p>0,60713</text:p>
          </table:table-cell>
          <table:table-cell office:value-type="float" office:value="0.643702" calcext:value-type="float">
            <text:p>0,643702</text:p>
          </table:table-cell>
          <table:table-cell office:value-type="float" office:value="0.8135" calcext:value-type="float">
            <text:p>0,8135</text:p>
          </table:table-cell>
          <table:table-cell office:value-type="float" office:value="24.079511" calcext:value-type="float">
            <text:p>24,079511</text:p>
          </table:table-cell>
          <table:table-cell office:value-type="float" office:value="431" calcext:value-type="float">
            <text:p>431</text:p>
          </table:table-cell>
          <table:table-cell table:number-columns-repeated="1003"/>
        </table:table-row>
        <table:table-row table:style-name="ro1">
          <table:table-cell table:style-name="ce5" office:value-type="float" office:value="0.363248" calcext:value-type="float">
            <text:p>0,3632</text:p>
          </table:table-cell>
          <table:table-cell table:style-name="ce5" office:value-type="float" office:value="0.808106" calcext:value-type="float">
            <text:p>0,8081</text:p>
          </table:table-cell>
          <table:table-cell table:style-name="ce5" office:value-type="float" office:value="0.7935" calcext:value-type="float">
            <text:p>0,7935</text:p>
          </table:table-cell>
          <table:table-cell table:style-name="ce10" office:value-type="float" office:value="23.989722" calcext:value-type="float">
            <text:p>23,9897</text:p>
          </table:table-cell>
          <table:table-cell table:style-name="ce13" office:value-type="float" office:value="0.532106" calcext:value-type="float">
            <text:p>0,5321</text:p>
          </table:table-cell>
          <table:table-cell table:style-name="ce5" office:value-type="float" office:value="0.683994" calcext:value-type="float">
            <text:p>0,6840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4.826171" calcext:value-type="float">
            <text:p>24,8262</text:p>
          </table:table-cell>
          <table:table-cell table:style-name="Default" office:value-type="float" office:value="0.793002" calcext:value-type="float">
            <text:p>0,793002</text:p>
          </table:table-cell>
          <table:table-cell office:value-type="float" office:value="0.781085" calcext:value-type="float">
            <text:p>0,781085</text:p>
          </table:table-cell>
          <table:table-cell office:value-type="float" office:value="0.768" calcext:value-type="float">
            <text:p>0,768</text:p>
          </table:table-cell>
          <table:table-cell office:value-type="float" office:value="30.934886" calcext:value-type="float">
            <text:p>30,934886</text:p>
          </table:table-cell>
          <table:table-cell office:value-type="float" office:value="0.506002" calcext:value-type="float">
            <text:p>0,506002</text:p>
          </table:table-cell>
          <table:table-cell office:value-type="float" office:value="0.747142" calcext:value-type="float">
            <text:p>0,747142</text:p>
          </table:table-cell>
          <table:table-cell office:value-type="float" office:value="0.804" calcext:value-type="float">
            <text:p>0,804</text:p>
          </table:table-cell>
          <table:table-cell office:value-type="float" office:value="25.213455" calcext:value-type="float">
            <text:p>25,213455</text:p>
          </table:table-cell>
          <table:table-cell office:value-type="float" office:value="0.63424" calcext:value-type="float">
            <text:p>0,63424</text:p>
          </table:table-cell>
          <table:table-cell office:value-type="float" office:value="0.653039" calcext:value-type="float">
            <text:p>0,653039</text:p>
          </table:table-cell>
          <table:table-cell office:value-type="float" office:value="0.805" calcext:value-type="float">
            <text:p>0,805</text:p>
          </table:table-cell>
          <table:table-cell office:value-type="float" office:value="24.037938" calcext:value-type="float">
            <text:p>24,037938</text:p>
          </table:table-cell>
          <table:table-cell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5" office:value-type="float" office:value="0.330972" calcext:value-type="float">
            <text:p>0,3310</text:p>
          </table:table-cell>
          <table:table-cell table:style-name="ce5" office:value-type="float" office:value="0.763527" calcext:value-type="float">
            <text:p>0,7635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265184" calcext:value-type="float">
            <text:p>24,2652</text:p>
          </table:table-cell>
          <table:table-cell table:style-name="ce13" office:value-type="float" office:value="0.526698" calcext:value-type="float">
            <text:p>0,5267</text:p>
          </table:table-cell>
          <table:table-cell table:style-name="ce5" office:value-type="float" office:value="0.730538" calcext:value-type="float">
            <text:p>0,7305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997726" calcext:value-type="float">
            <text:p>24,9977</text:p>
          </table:table-cell>
          <table:table-cell table:style-name="Default" office:value-type="float" office:value="0.77026" calcext:value-type="float">
            <text:p>0,77026</text:p>
          </table:table-cell>
          <table:table-cell office:value-type="float" office:value="0.703408" calcext:value-type="float">
            <text:p>0,703408</text:p>
          </table:table-cell>
          <table:table-cell office:value-type="float" office:value="0.789" calcext:value-type="float">
            <text:p>0,789</text:p>
          </table:table-cell>
          <table:table-cell office:value-type="float" office:value="30.943286" calcext:value-type="float">
            <text:p>30,943286</text:p>
          </table:table-cell>
          <table:table-cell office:value-type="float" office:value="0.558287" calcext:value-type="float">
            <text:p>0,558287</text:p>
          </table:table-cell>
          <table:table-cell office:value-type="float" office:value="0.746877" calcext:value-type="float">
            <text:p>0,746877</text:p>
          </table:table-cell>
          <table:table-cell office:value-type="float" office:value="0.803" calcext:value-type="float">
            <text:p>0,803</text:p>
          </table:table-cell>
          <table:table-cell office:value-type="float" office:value="28.411875" calcext:value-type="float">
            <text:p>28,411875</text:p>
          </table:table-cell>
          <table:table-cell office:value-type="float" office:value="0.601512" calcext:value-type="float">
            <text:p>0,601512</text:p>
          </table:table-cell>
          <table:table-cell office:value-type="float" office:value="0.672515" calcext:value-type="float">
            <text:p>0,672515</text:p>
          </table:table-cell>
          <table:table-cell office:value-type="float" office:value="0.807" calcext:value-type="float">
            <text:p>0,807</text:p>
          </table:table-cell>
          <table:table-cell office:value-type="float" office:value="24.012275" calcext:value-type="float">
            <text:p>24,012275</text:p>
          </table:table-cell>
          <table:table-cell office:value-type="float" office:value="433" calcext:value-type="float">
            <text:p>433</text:p>
          </table:table-cell>
          <table:table-cell table:number-columns-repeated="1003"/>
        </table:table-row>
        <table:table-row table:style-name="ro1">
          <table:table-cell table:style-name="ce5" office:value-type="float" office:value="0.362258" calcext:value-type="float">
            <text:p>0,3623</text:p>
          </table:table-cell>
          <table:table-cell table:style-name="ce5" office:value-type="float" office:value="0.752752" calcext:value-type="float">
            <text:p>0,7528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3.714284" calcext:value-type="float">
            <text:p>23,7143</text:p>
          </table:table-cell>
          <table:table-cell table:style-name="ce13" office:value-type="float" office:value="0.506617" calcext:value-type="float">
            <text:p>0,5066</text:p>
          </table:table-cell>
          <table:table-cell table:style-name="ce5" office:value-type="float" office:value="0.717193" calcext:value-type="float">
            <text:p>0,7172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4.951479" calcext:value-type="float">
            <text:p>24,9515</text:p>
          </table:table-cell>
          <table:table-cell table:style-name="Default" office:value-type="float" office:value="0.75772" calcext:value-type="float">
            <text:p>0,75772</text:p>
          </table:table-cell>
          <table:table-cell office:value-type="float" office:value="0.678965" calcext:value-type="float">
            <text:p>0,678965</text:p>
          </table:table-cell>
          <table:table-cell office:value-type="float" office:value="0.8005" calcext:value-type="float">
            <text:p>0,8005</text:p>
          </table:table-cell>
          <table:table-cell office:value-type="float" office:value="30.916637" calcext:value-type="float">
            <text:p>30,916637</text:p>
          </table:table-cell>
          <table:table-cell office:value-type="float" office:value="0.543095" calcext:value-type="float">
            <text:p>0,543095</text:p>
          </table:table-cell>
          <table:table-cell office:value-type="float" office:value="0.722512" calcext:value-type="float">
            <text:p>0,722512</text:p>
          </table:table-cell>
          <table:table-cell office:value-type="float" office:value="0.802" calcext:value-type="float">
            <text:p>0,802</text:p>
          </table:table-cell>
          <table:table-cell office:value-type="float" office:value="25.158129" calcext:value-type="float">
            <text:p>25,158129</text:p>
          </table:table-cell>
          <table:table-cell office:value-type="float" office:value="0.600161" calcext:value-type="float">
            <text:p>0,600161</text:p>
          </table:table-cell>
          <table:table-cell office:value-type="float" office:value="0.767708" calcext:value-type="float">
            <text:p>0,767708</text:p>
          </table:table-cell>
          <table:table-cell office:value-type="float" office:value="0.797" calcext:value-type="float">
            <text:p>0,797</text:p>
          </table:table-cell>
          <table:table-cell office:value-type="float" office:value="24.056532" calcext:value-type="float">
            <text:p>24,056532</text:p>
          </table:table-cell>
          <table:table-cell office:value-type="float" office:value="434" calcext:value-type="float">
            <text:p>434</text:p>
          </table:table-cell>
          <table:table-cell table:number-columns-repeated="1003"/>
        </table:table-row>
        <table:table-row table:style-name="ro1">
          <table:table-cell table:style-name="ce5" office:value-type="float" office:value="0.353146" calcext:value-type="float">
            <text:p>0,3531</text:p>
          </table:table-cell>
          <table:table-cell table:style-name="ce5" office:value-type="float" office:value="0.832256" calcext:value-type="float">
            <text:p>0,8323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4.016692" calcext:value-type="float">
            <text:p>24,0167</text:p>
          </table:table-cell>
          <table:table-cell table:style-name="ce13" office:value-type="float" office:value="0.522971" calcext:value-type="float">
            <text:p>0,5230</text:p>
          </table:table-cell>
          <table:table-cell table:style-name="ce5" office:value-type="float" office:value="0.746627" calcext:value-type="float">
            <text:p>0,7466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6.994844" calcext:value-type="float">
            <text:p>26,9948</text:p>
          </table:table-cell>
          <table:table-cell table:style-name="Default" office:value-type="float" office:value="0.766528" calcext:value-type="float">
            <text:p>0,766528</text:p>
          </table:table-cell>
          <table:table-cell office:value-type="float" office:value="0.670134" calcext:value-type="float">
            <text:p>0,670134</text:p>
          </table:table-cell>
          <table:table-cell office:value-type="float" office:value="0.807" calcext:value-type="float">
            <text:p>0,807</text:p>
          </table:table-cell>
          <table:table-cell office:value-type="float" office:value="31.19753" calcext:value-type="float">
            <text:p>31,19753</text:p>
          </table:table-cell>
          <table:table-cell office:value-type="float" office:value="0.510548" calcext:value-type="float">
            <text:p>0,510548</text:p>
          </table:table-cell>
          <table:table-cell office:value-type="float" office:value="0.728616" calcext:value-type="float">
            <text:p>0,728616</text:p>
          </table:table-cell>
          <table:table-cell office:value-type="float" office:value="0.8095" calcext:value-type="float">
            <text:p>0,8095</text:p>
          </table:table-cell>
          <table:table-cell office:value-type="float" office:value="25.272116" calcext:value-type="float">
            <text:p>25,272116</text:p>
          </table:table-cell>
          <table:table-cell office:value-type="float" office:value="0.593243" calcext:value-type="float">
            <text:p>0,593243</text:p>
          </table:table-cell>
          <table:table-cell office:value-type="float" office:value="0.669454" calcext:value-type="float">
            <text:p>0,669454</text:p>
          </table:table-cell>
          <table:table-cell office:value-type="float" office:value="0.8085" calcext:value-type="float">
            <text:p>0,8085</text:p>
          </table:table-cell>
          <table:table-cell office:value-type="float" office:value="24.05107" calcext:value-type="float">
            <text:p>24,05107</text:p>
          </table:table-cell>
          <table:table-cell office:value-type="float" office:value="435" calcext:value-type="float">
            <text:p>435</text:p>
          </table:table-cell>
          <table:table-cell table:number-columns-repeated="1003"/>
        </table:table-row>
        <table:table-row table:style-name="ro1">
          <table:table-cell table:style-name="ce5" office:value-type="float" office:value="0.349574" calcext:value-type="float">
            <text:p>0,3496</text:p>
          </table:table-cell>
          <table:table-cell table:style-name="ce5" office:value-type="float" office:value="0.781949" calcext:value-type="float">
            <text:p>0,7819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264154" calcext:value-type="float">
            <text:p>24,2642</text:p>
          </table:table-cell>
          <table:table-cell table:style-name="ce13" office:value-type="float" office:value="0.50417" calcext:value-type="float">
            <text:p>0,5042</text:p>
          </table:table-cell>
          <table:table-cell table:style-name="ce5" office:value-type="float" office:value="0.72582" calcext:value-type="float">
            <text:p>0,7258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5.038695" calcext:value-type="float">
            <text:p>25,0387</text:p>
          </table:table-cell>
          <table:table-cell table:style-name="Default" office:value-type="float" office:value="0.771368" calcext:value-type="float">
            <text:p>0,771368</text:p>
          </table:table-cell>
          <table:table-cell office:value-type="float" office:value="0.676388" calcext:value-type="float">
            <text:p>0,676388</text:p>
          </table:table-cell>
          <table:table-cell office:value-type="float" office:value="0.794" calcext:value-type="float">
            <text:p>0,794</text:p>
          </table:table-cell>
          <table:table-cell office:value-type="float" office:value="32.111903" calcext:value-type="float">
            <text:p>32,111903</text:p>
          </table:table-cell>
          <table:table-cell office:value-type="float" office:value="0.540439" calcext:value-type="float">
            <text:p>0,540439</text:p>
          </table:table-cell>
          <table:table-cell office:value-type="float" office:value="0.762171" calcext:value-type="float">
            <text:p>0,762171</text:p>
          </table:table-cell>
          <table:table-cell office:value-type="float" office:value="0.7965" calcext:value-type="float">
            <text:p>0,7965</text:p>
          </table:table-cell>
          <table:table-cell office:value-type="float" office:value="25.275276" calcext:value-type="float">
            <text:p>25,275276</text:p>
          </table:table-cell>
          <table:table-cell office:value-type="float" office:value="0.584" calcext:value-type="float">
            <text:p>0,584</text:p>
          </table:table-cell>
          <table:table-cell office:value-type="float" office:value="0.671921" calcext:value-type="float">
            <text:p>0,671921</text:p>
          </table:table-cell>
          <table:table-cell office:value-type="float" office:value="0.815" calcext:value-type="float">
            <text:p>0,815</text:p>
          </table:table-cell>
          <table:table-cell office:value-type="float" office:value="24.086492" calcext:value-type="float">
            <text:p>24,086492</text:p>
          </table:table-cell>
          <table:table-cell office:value-type="float" office:value="436" calcext:value-type="float">
            <text:p>436</text:p>
          </table:table-cell>
          <table:table-cell table:number-columns-repeated="1003"/>
        </table:table-row>
        <table:table-row table:style-name="ro1">
          <table:table-cell table:style-name="ce5" office:value-type="float" office:value="0.348216" calcext:value-type="float">
            <text:p>0,3482</text:p>
          </table:table-cell>
          <table:table-cell table:style-name="ce5" office:value-type="float" office:value="0.767359" calcext:value-type="float">
            <text:p>0,7674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4.141911" calcext:value-type="float">
            <text:p>24,1419</text:p>
          </table:table-cell>
          <table:table-cell table:style-name="ce13" office:value-type="float" office:value="0.5506" calcext:value-type="float">
            <text:p>0,5506</text:p>
          </table:table-cell>
          <table:table-cell table:style-name="ce5" office:value-type="float" office:value="0.718839" calcext:value-type="float">
            <text:p>0,7188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7.564617" calcext:value-type="float">
            <text:p>27,5646</text:p>
          </table:table-cell>
          <table:table-cell table:style-name="Default" office:value-type="float" office:value="0.758409" calcext:value-type="float">
            <text:p>0,758409</text:p>
          </table:table-cell>
          <table:table-cell office:value-type="float" office:value="0.674537" calcext:value-type="float">
            <text:p>0,674537</text:p>
          </table:table-cell>
          <table:table-cell office:value-type="float" office:value="0.8" calcext:value-type="float">
            <text:p>0,8</text:p>
          </table:table-cell>
          <table:table-cell office:value-type="float" office:value="32.334558" calcext:value-type="float">
            <text:p>32,334558</text:p>
          </table:table-cell>
          <table:table-cell office:value-type="float" office:value="0.539844" calcext:value-type="float">
            <text:p>0,539844</text:p>
          </table:table-cell>
          <table:table-cell office:value-type="float" office:value="0.726683" calcext:value-type="float">
            <text:p>0,726683</text:p>
          </table:table-cell>
          <table:table-cell office:value-type="float" office:value="0.8005" calcext:value-type="float">
            <text:p>0,8005</text:p>
          </table:table-cell>
          <table:table-cell office:value-type="float" office:value="25.677877" calcext:value-type="float">
            <text:p>25,677877</text:p>
          </table:table-cell>
          <table:table-cell office:value-type="float" office:value="0.594157" calcext:value-type="float">
            <text:p>0,594157</text:p>
          </table:table-cell>
          <table:table-cell office:value-type="float" office:value="0.660662" calcext:value-type="float">
            <text:p>0,660662</text:p>
          </table:table-cell>
          <table:table-cell office:value-type="float" office:value="0.816" calcext:value-type="float">
            <text:p>0,816</text:p>
          </table:table-cell>
          <table:table-cell office:value-type="float" office:value="24.003083" calcext:value-type="float">
            <text:p>24,003083</text:p>
          </table:table-cell>
          <table:table-cell office:value-type="float" office:value="437" calcext:value-type="float">
            <text:p>437</text:p>
          </table:table-cell>
          <table:table-cell table:number-columns-repeated="1003"/>
        </table:table-row>
        <table:table-row table:style-name="ro1">
          <table:table-cell table:style-name="ce5" office:value-type="float" office:value="0.339429" calcext:value-type="float">
            <text:p>0,3394</text:p>
          </table:table-cell>
          <table:table-cell table:style-name="ce5" office:value-type="float" office:value="0.72475" calcext:value-type="float">
            <text:p>0,7248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4.272157" calcext:value-type="float">
            <text:p>24,2722</text:p>
          </table:table-cell>
          <table:table-cell table:style-name="ce13" office:value-type="float" office:value="0.504754" calcext:value-type="float">
            <text:p>0,5048</text:p>
          </table:table-cell>
          <table:table-cell table:style-name="ce5" office:value-type="float" office:value="0.702465" calcext:value-type="float">
            <text:p>0,7025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6.226939" calcext:value-type="float">
            <text:p>26,2269</text:p>
          </table:table-cell>
          <table:table-cell table:style-name="Default" office:value-type="float" office:value="0.771067" calcext:value-type="float">
            <text:p>0,771067</text:p>
          </table:table-cell>
          <table:table-cell office:value-type="float" office:value="0.671611" calcext:value-type="float">
            <text:p>0,671611</text:p>
          </table:table-cell>
          <table:table-cell office:value-type="float" office:value="0.7915" calcext:value-type="float">
            <text:p>0,7915</text:p>
          </table:table-cell>
          <table:table-cell office:value-type="float" office:value="32.727763" calcext:value-type="float">
            <text:p>32,727763</text:p>
          </table:table-cell>
          <table:table-cell office:value-type="float" office:value="0.544303" calcext:value-type="float">
            <text:p>0,544303</text:p>
          </table:table-cell>
          <table:table-cell office:value-type="float" office:value="0.727302" calcext:value-type="float">
            <text:p>0,727302</text:p>
          </table:table-cell>
          <table:table-cell office:value-type="float" office:value="0.809" calcext:value-type="float">
            <text:p>0,809</text:p>
          </table:table-cell>
          <table:table-cell office:value-type="float" office:value="25.286654" calcext:value-type="float">
            <text:p>25,286654</text:p>
          </table:table-cell>
          <table:table-cell office:value-type="float" office:value="0.597075" calcext:value-type="float">
            <text:p>0,597075</text:p>
          </table:table-cell>
          <table:table-cell office:value-type="float" office:value="0.696547" calcext:value-type="float">
            <text:p>0,696547</text:p>
          </table:table-cell>
          <table:table-cell office:value-type="float" office:value="0.8185" calcext:value-type="float">
            <text:p>0,8185</text:p>
          </table:table-cell>
          <table:table-cell office:value-type="float" office:value="24.067322" calcext:value-type="float">
            <text:p>24,067322</text:p>
          </table:table-cell>
          <table:table-cell office:value-type="float" office:value="438" calcext:value-type="float">
            <text:p>438</text:p>
          </table:table-cell>
          <table:table-cell table:number-columns-repeated="1003"/>
        </table:table-row>
        <table:table-row table:style-name="ro1">
          <table:table-cell table:style-name="ce5" office:value-type="float" office:value="0.338476" calcext:value-type="float">
            <text:p>0,3385</text:p>
          </table:table-cell>
          <table:table-cell table:style-name="ce5" office:value-type="float" office:value="0.762139" calcext:value-type="float">
            <text:p>0,7621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4.26722" calcext:value-type="float">
            <text:p>24,2672</text:p>
          </table:table-cell>
          <table:table-cell table:style-name="ce13" office:value-type="float" office:value="0.502555" calcext:value-type="float">
            <text:p>0,5026</text:p>
          </table:table-cell>
          <table:table-cell table:style-name="ce5" office:value-type="float" office:value="0.717379" calcext:value-type="float">
            <text:p>0,7174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4.902118" calcext:value-type="float">
            <text:p>24,9021</text:p>
          </table:table-cell>
          <table:table-cell table:style-name="Default" office:value-type="float" office:value="0.770154" calcext:value-type="float">
            <text:p>0,770154</text:p>
          </table:table-cell>
          <table:table-cell office:value-type="float" office:value="0.656702" calcext:value-type="float">
            <text:p>0,656702</text:p>
          </table:table-cell>
          <table:table-cell office:value-type="float" office:value="0.795" calcext:value-type="float">
            <text:p>0,795</text:p>
          </table:table-cell>
          <table:table-cell office:value-type="float" office:value="32.554068" calcext:value-type="float">
            <text:p>32,554068</text:p>
          </table:table-cell>
          <table:table-cell office:value-type="float" office:value="0.534033" calcext:value-type="float">
            <text:p>0,534033</text:p>
          </table:table-cell>
          <table:table-cell office:value-type="float" office:value="0.720595" calcext:value-type="float">
            <text:p>0,720595</text:p>
          </table:table-cell>
          <table:table-cell office:value-type="float" office:value="0.808" calcext:value-type="float">
            <text:p>0,808</text:p>
          </table:table-cell>
          <table:table-cell office:value-type="float" office:value="26.903738" calcext:value-type="float">
            <text:p>26,903738</text:p>
          </table:table-cell>
          <table:table-cell office:value-type="float" office:value="0.585516" calcext:value-type="float">
            <text:p>0,585516</text:p>
          </table:table-cell>
          <table:table-cell office:value-type="float" office:value="0.677818" calcext:value-type="float">
            <text:p>0,677818</text:p>
          </table:table-cell>
          <table:table-cell office:value-type="float" office:value="0.82" calcext:value-type="float">
            <text:p>0,82</text:p>
          </table:table-cell>
          <table:table-cell office:value-type="float" office:value="24.098638" calcext:value-type="float">
            <text:p>24,098638</text:p>
          </table:table-cell>
          <table:table-cell office:value-type="float" office:value="439" calcext:value-type="float">
            <text:p>439</text:p>
          </table:table-cell>
          <table:table-cell table:number-columns-repeated="1003"/>
        </table:table-row>
        <table:table-row table:style-name="ro1">
          <table:table-cell table:style-name="ce5" office:value-type="float" office:value="0.338003" calcext:value-type="float">
            <text:p>0,3380</text:p>
          </table:table-cell>
          <table:table-cell table:style-name="ce5" office:value-type="float" office:value="0.82856" calcext:value-type="float">
            <text:p>0,8286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4.991636" calcext:value-type="float">
            <text:p>24,9916</text:p>
          </table:table-cell>
          <table:table-cell table:style-name="ce13" office:value-type="float" office:value="0.513753" calcext:value-type="float">
            <text:p>0,5138</text:p>
          </table:table-cell>
          <table:table-cell table:style-name="ce5" office:value-type="float" office:value="0.721311" calcext:value-type="float">
            <text:p>0,7213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4.963959" calcext:value-type="float">
            <text:p>24,9640</text:p>
          </table:table-cell>
          <table:table-cell table:style-name="Default" office:value-type="float" office:value="0.77124" calcext:value-type="float">
            <text:p>0,77124</text:p>
          </table:table-cell>
          <table:table-cell office:value-type="float" office:value="0.667559" calcext:value-type="float">
            <text:p>0,667559</text:p>
          </table:table-cell>
          <table:table-cell office:value-type="float" office:value="0.798" calcext:value-type="float">
            <text:p>0,798</text:p>
          </table:table-cell>
          <table:table-cell office:value-type="float" office:value="32.743481" calcext:value-type="float">
            <text:p>32,743481</text:p>
          </table:table-cell>
          <table:table-cell office:value-type="float" office:value="0.539401" calcext:value-type="float">
            <text:p>0,539401</text:p>
          </table:table-cell>
          <table:table-cell office:value-type="float" office:value="0.721035" calcext:value-type="float">
            <text:p>0,721035</text:p>
          </table:table-cell>
          <table:table-cell office:value-type="float" office:value="0.81" calcext:value-type="float">
            <text:p>0,81</text:p>
          </table:table-cell>
          <table:table-cell office:value-type="float" office:value="25.263121" calcext:value-type="float">
            <text:p>25,263121</text:p>
          </table:table-cell>
          <table:table-cell office:value-type="float" office:value="0.595889" calcext:value-type="float">
            <text:p>0,595889</text:p>
          </table:table-cell>
          <table:table-cell office:value-type="float" office:value="0.696952" calcext:value-type="float">
            <text:p>0,696952</text:p>
          </table:table-cell>
          <table:table-cell office:value-type="float" office:value="0.8165" calcext:value-type="float">
            <text:p>0,8165</text:p>
          </table:table-cell>
          <table:table-cell office:value-type="float" office:value="24.028448" calcext:value-type="float">
            <text:p>24,028448</text:p>
          </table:table-cell>
          <table:table-cell office:value-type="float" office:value="440" calcext:value-type="float">
            <text:p>440</text:p>
          </table:table-cell>
          <table:table-cell table:number-columns-repeated="1003"/>
        </table:table-row>
        <table:table-row table:style-name="ro1">
          <table:table-cell table:style-name="ce5" office:value-type="float" office:value="0.341055" calcext:value-type="float">
            <text:p>0,3411</text:p>
          </table:table-cell>
          <table:table-cell table:style-name="ce5" office:value-type="float" office:value="0.746178" calcext:value-type="float">
            <text:p>0,7462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4.454576" calcext:value-type="float">
            <text:p>24,4546</text:p>
          </table:table-cell>
          <table:table-cell table:style-name="ce13" office:value-type="float" office:value="0.532787" calcext:value-type="float">
            <text:p>0,5328</text:p>
          </table:table-cell>
          <table:table-cell table:style-name="ce5" office:value-type="float" office:value="0.699973" calcext:value-type="float">
            <text:p>0,7000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6.446371" calcext:value-type="float">
            <text:p>26,4464</text:p>
          </table:table-cell>
          <table:table-cell table:style-name="Default" office:value-type="float" office:value="0.765343" calcext:value-type="float">
            <text:p>0,765343</text:p>
          </table:table-cell>
          <table:table-cell office:value-type="float" office:value="0.688018" calcext:value-type="float">
            <text:p>0,688018</text:p>
          </table:table-cell>
          <table:table-cell office:value-type="float" office:value="0.79" calcext:value-type="float">
            <text:p>0,79</text:p>
          </table:table-cell>
          <table:table-cell office:value-type="float" office:value="31.957559" calcext:value-type="float">
            <text:p>31,957559</text:p>
          </table:table-cell>
          <table:table-cell office:value-type="float" office:value="0.511943" calcext:value-type="float">
            <text:p>0,511943</text:p>
          </table:table-cell>
          <table:table-cell office:value-type="float" office:value="0.716898" calcext:value-type="float">
            <text:p>0,716898</text:p>
          </table:table-cell>
          <table:table-cell office:value-type="float" office:value="0.8045" calcext:value-type="float">
            <text:p>0,8045</text:p>
          </table:table-cell>
          <table:table-cell office:value-type="float" office:value="25.379283" calcext:value-type="float">
            <text:p>25,379283</text:p>
          </table:table-cell>
          <table:table-cell office:value-type="float" office:value="0.604229" calcext:value-type="float">
            <text:p>0,604229</text:p>
          </table:table-cell>
          <table:table-cell office:value-type="float" office:value="0.676357" calcext:value-type="float">
            <text:p>0,676357</text:p>
          </table:table-cell>
          <table:table-cell office:value-type="float" office:value="0.812" calcext:value-type="float">
            <text:p>0,812</text:p>
          </table:table-cell>
          <table:table-cell office:value-type="float" office:value="24.069525" calcext:value-type="float">
            <text:p>24,069525</text:p>
          </table:table-cell>
          <table:table-cell office:value-type="float" office:value="441" calcext:value-type="float">
            <text:p>441</text:p>
          </table:table-cell>
          <table:table-cell table:number-columns-repeated="1003"/>
        </table:table-row>
        <table:table-row table:style-name="ro1">
          <table:table-cell table:style-name="ce5" office:value-type="float" office:value="0.335582" calcext:value-type="float">
            <text:p>0,3356</text:p>
          </table:table-cell>
          <table:table-cell table:style-name="ce5" office:value-type="float" office:value="0.770472" calcext:value-type="float">
            <text:p>0,7705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4.716059" calcext:value-type="float">
            <text:p>24,7161</text:p>
          </table:table-cell>
          <table:table-cell table:style-name="ce13" office:value-type="float" office:value="0.521301" calcext:value-type="float">
            <text:p>0,5213</text:p>
          </table:table-cell>
          <table:table-cell table:style-name="ce5" office:value-type="float" office:value="0.716802" calcext:value-type="float">
            <text:p>0,7168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6.506868" calcext:value-type="float">
            <text:p>26,5069</text:p>
          </table:table-cell>
          <table:table-cell table:style-name="Default" office:value-type="float" office:value="0.793047" calcext:value-type="float">
            <text:p>0,793047</text:p>
          </table:table-cell>
          <table:table-cell office:value-type="float" office:value="0.67926" calcext:value-type="float">
            <text:p>0,67926</text:p>
          </table:table-cell>
          <table:table-cell office:value-type="float" office:value="0.7945" calcext:value-type="float">
            <text:p>0,7945</text:p>
          </table:table-cell>
          <table:table-cell office:value-type="float" office:value="31.475621" calcext:value-type="float">
            <text:p>31,475621</text:p>
          </table:table-cell>
          <table:table-cell office:value-type="float" office:value="0.522605" calcext:value-type="float">
            <text:p>0,522605</text:p>
          </table:table-cell>
          <table:table-cell office:value-type="float" office:value="0.725421" calcext:value-type="float">
            <text:p>0,725421</text:p>
          </table:table-cell>
          <table:table-cell office:value-type="float" office:value="0.8005" calcext:value-type="float">
            <text:p>0,8005</text:p>
          </table:table-cell>
          <table:table-cell office:value-type="float" office:value="27.489686" calcext:value-type="float">
            <text:p>27,489686</text:p>
          </table:table-cell>
          <table:table-cell office:value-type="float" office:value="0.573592" calcext:value-type="float">
            <text:p>0,573592</text:p>
          </table:table-cell>
          <table:table-cell office:value-type="float" office:value="0.664704" calcext:value-type="float">
            <text:p>0,664704</text:p>
          </table:table-cell>
          <table:table-cell office:value-type="float" office:value="0.8155" calcext:value-type="float">
            <text:p>0,8155</text:p>
          </table:table-cell>
          <table:table-cell office:value-type="float" office:value="24.06678" calcext:value-type="float">
            <text:p>24,06678</text:p>
          </table:table-cell>
          <table:table-cell office:value-type="float" office:value="442" calcext:value-type="float">
            <text:p>442</text:p>
          </table:table-cell>
          <table:table-cell table:number-columns-repeated="1003"/>
        </table:table-row>
        <table:table-row table:style-name="ro1">
          <table:table-cell table:style-name="ce5" office:value-type="float" office:value="0.312263" calcext:value-type="float">
            <text:p>0,3123</text:p>
          </table:table-cell>
          <table:table-cell table:style-name="ce5" office:value-type="float" office:value="0.77723" calcext:value-type="float">
            <text:p>0,7772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4.730424" calcext:value-type="float">
            <text:p>24,7304</text:p>
          </table:table-cell>
          <table:table-cell table:style-name="ce13" office:value-type="float" office:value="0.510581" calcext:value-type="float">
            <text:p>0,5106</text:p>
          </table:table-cell>
          <table:table-cell table:style-name="ce5" office:value-type="float" office:value="0.686424" calcext:value-type="float">
            <text:p>0,6864</text:p>
          </table:table-cell>
          <table:table-cell table:style-name="ce5" office:value-type="float" office:value="0.814" calcext:value-type="float">
            <text:p>0,8140</text:p>
          </table:table-cell>
          <table:table-cell table:style-name="ce10" office:value-type="float" office:value="24.894662" calcext:value-type="float">
            <text:p>24,8947</text:p>
          </table:table-cell>
          <table:table-cell table:style-name="Default" office:value-type="float" office:value="0.746651" calcext:value-type="float">
            <text:p>0,746651</text:p>
          </table:table-cell>
          <table:table-cell office:value-type="float" office:value="0.668111" calcext:value-type="float">
            <text:p>0,668111</text:p>
          </table:table-cell>
          <table:table-cell office:value-type="float" office:value="0.7975" calcext:value-type="float">
            <text:p>0,7975</text:p>
          </table:table-cell>
          <table:table-cell office:value-type="float" office:value="31.134443" calcext:value-type="float">
            <text:p>31,134443</text:p>
          </table:table-cell>
          <table:table-cell office:value-type="float" office:value="0.542759" calcext:value-type="float">
            <text:p>0,542759</text:p>
          </table:table-cell>
          <table:table-cell office:value-type="float" office:value="0.709547" calcext:value-type="float">
            <text:p>0,709547</text:p>
          </table:table-cell>
          <table:table-cell office:value-type="float" office:value="0.8" calcext:value-type="float">
            <text:p>0,8</text:p>
          </table:table-cell>
          <table:table-cell office:value-type="float" office:value="25.141137" calcext:value-type="float">
            <text:p>25,141137</text:p>
          </table:table-cell>
          <table:table-cell office:value-type="float" office:value="0.586801" calcext:value-type="float">
            <text:p>0,586801</text:p>
          </table:table-cell>
          <table:table-cell office:value-type="float" office:value="0.682982" calcext:value-type="float">
            <text:p>0,682982</text:p>
          </table:table-cell>
          <table:table-cell office:value-type="float" office:value="0.8115" calcext:value-type="float">
            <text:p>0,8115</text:p>
          </table:table-cell>
          <table:table-cell office:value-type="float" office:value="24.050352" calcext:value-type="float">
            <text:p>24,050352</text:p>
          </table:table-cell>
          <table:table-cell office:value-type="float" office:value="443" calcext:value-type="float">
            <text:p>443</text:p>
          </table:table-cell>
          <table:table-cell table:number-columns-repeated="1003"/>
        </table:table-row>
        <table:table-row table:style-name="ro1">
          <table:table-cell table:style-name="ce5" office:value-type="float" office:value="0.319486" calcext:value-type="float">
            <text:p>0,3195</text:p>
          </table:table-cell>
          <table:table-cell table:style-name="ce5" office:value-type="float" office:value="0.769254" calcext:value-type="float">
            <text:p>0,7693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5.109482" calcext:value-type="float">
            <text:p>25,1095</text:p>
          </table:table-cell>
          <table:table-cell table:style-name="ce13" office:value-type="float" office:value="0.521472" calcext:value-type="float">
            <text:p>0,5215</text:p>
          </table:table-cell>
          <table:table-cell table:style-name="ce5" office:value-type="float" office:value="0.704448" calcext:value-type="float">
            <text:p>0,7044</text:p>
          </table:table-cell>
          <table:table-cell table:style-name="ce5" office:value-type="float" office:value="0.814" calcext:value-type="float">
            <text:p>0,8140</text:p>
          </table:table-cell>
          <table:table-cell table:style-name="ce10" office:value-type="float" office:value="24.914509" calcext:value-type="float">
            <text:p>24,9145</text:p>
          </table:table-cell>
          <table:table-cell table:style-name="Default" office:value-type="float" office:value="0.751685" calcext:value-type="float">
            <text:p>0,751685</text:p>
          </table:table-cell>
          <table:table-cell office:value-type="float" office:value="0.698424" calcext:value-type="float">
            <text:p>0,698424</text:p>
          </table:table-cell>
          <table:table-cell office:value-type="float" office:value="0.787" calcext:value-type="float">
            <text:p>0,787</text:p>
          </table:table-cell>
          <table:table-cell office:value-type="float" office:value="31.351605" calcext:value-type="float">
            <text:p>31,351605</text:p>
          </table:table-cell>
          <table:table-cell office:value-type="float" office:value="0.545383" calcext:value-type="float">
            <text:p>0,545383</text:p>
          </table:table-cell>
          <table:table-cell office:value-type="float" office:value="0.721888" calcext:value-type="float">
            <text:p>0,721888</text:p>
          </table:table-cell>
          <table:table-cell office:value-type="float" office:value="0.793" calcext:value-type="float">
            <text:p>0,793</text:p>
          </table:table-cell>
          <table:table-cell office:value-type="float" office:value="25.330347" calcext:value-type="float">
            <text:p>25,330347</text:p>
          </table:table-cell>
          <table:table-cell office:value-type="float" office:value="0.574483" calcext:value-type="float">
            <text:p>0,574483</text:p>
          </table:table-cell>
          <table:table-cell office:value-type="float" office:value="0.704502" calcext:value-type="float">
            <text:p>0,704502</text:p>
          </table:table-cell>
          <table:table-cell office:value-type="float" office:value="0.8045" calcext:value-type="float">
            <text:p>0,8045</text:p>
          </table:table-cell>
          <table:table-cell office:value-type="float" office:value="24.081817" calcext:value-type="float">
            <text:p>24,081817</text:p>
          </table:table-cell>
          <table:table-cell office:value-type="float" office:value="444" calcext:value-type="float">
            <text:p>444</text:p>
          </table:table-cell>
          <table:table-cell table:number-columns-repeated="1003"/>
        </table:table-row>
        <table:table-row table:style-name="ro1">
          <table:table-cell table:style-name="ce5" office:value-type="float" office:value="0.353225" calcext:value-type="float">
            <text:p>0,3532</text:p>
          </table:table-cell>
          <table:table-cell table:style-name="ce5" office:value-type="float" office:value="0.758435" calcext:value-type="float">
            <text:p>0,7584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773325" calcext:value-type="float">
            <text:p>24,7733</text:p>
          </table:table-cell>
          <table:table-cell table:style-name="ce13" office:value-type="float" office:value="0.51461" calcext:value-type="float">
            <text:p>0,5146</text:p>
          </table:table-cell>
          <table:table-cell table:style-name="ce5" office:value-type="float" office:value="0.690303" calcext:value-type="float">
            <text:p>0,6903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7.978688" calcext:value-type="float">
            <text:p>27,9787</text:p>
          </table:table-cell>
          <table:table-cell table:style-name="Default" office:value-type="float" office:value="0.76431" calcext:value-type="float">
            <text:p>0,76431</text:p>
          </table:table-cell>
          <table:table-cell office:value-type="float" office:value="0.672784" calcext:value-type="float">
            <text:p>0,672784</text:p>
          </table:table-cell>
          <table:table-cell office:value-type="float" office:value="0.794" calcext:value-type="float">
            <text:p>0,794</text:p>
          </table:table-cell>
          <table:table-cell office:value-type="float" office:value="31.772903" calcext:value-type="float">
            <text:p>31,772903</text:p>
          </table:table-cell>
          <table:table-cell office:value-type="float" office:value="0.54129" calcext:value-type="float">
            <text:p>0,54129</text:p>
          </table:table-cell>
          <table:table-cell office:value-type="float" office:value="0.700235" calcext:value-type="float">
            <text:p>0,700235</text:p>
          </table:table-cell>
          <table:table-cell office:value-type="float" office:value="0.812" calcext:value-type="float">
            <text:p>0,812</text:p>
          </table:table-cell>
          <table:table-cell office:value-type="float" office:value="25.195285" calcext:value-type="float">
            <text:p>25,195285</text:p>
          </table:table-cell>
          <table:table-cell office:value-type="float" office:value="0.569943" calcext:value-type="float">
            <text:p>0,569943</text:p>
          </table:table-cell>
          <table:table-cell office:value-type="float" office:value="0.655613" calcext:value-type="float">
            <text:p>0,655613</text:p>
          </table:table-cell>
          <table:table-cell office:value-type="float" office:value="0.8115" calcext:value-type="float">
            <text:p>0,8115</text:p>
          </table:table-cell>
          <table:table-cell office:value-type="float" office:value="24.060232" calcext:value-type="float">
            <text:p>24,060232</text:p>
          </table:table-cell>
          <table:table-cell office:value-type="float" office:value="445" calcext:value-type="float">
            <text:p>445</text:p>
          </table:table-cell>
          <table:table-cell table:number-columns-repeated="1003"/>
        </table:table-row>
        <table:table-row table:style-name="ro1">
          <table:table-cell table:style-name="ce5" office:value-type="float" office:value="0.334782" calcext:value-type="float">
            <text:p>0,3348</text:p>
          </table:table-cell>
          <table:table-cell table:style-name="ce5" office:value-type="float" office:value="0.828014" calcext:value-type="float">
            <text:p>0,8280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4.891958" calcext:value-type="float">
            <text:p>24,8920</text:p>
          </table:table-cell>
          <table:table-cell table:style-name="ce13" office:value-type="float" office:value="0.515581" calcext:value-type="float">
            <text:p>0,5156</text:p>
          </table:table-cell>
          <table:table-cell table:style-name="ce5" office:value-type="float" office:value="0.700982" calcext:value-type="float">
            <text:p>0,7010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5.770975" calcext:value-type="float">
            <text:p>25,7710</text:p>
          </table:table-cell>
          <table:table-cell table:style-name="Default" office:value-type="float" office:value="0.753225" calcext:value-type="float">
            <text:p>0,753225</text:p>
          </table:table-cell>
          <table:table-cell office:value-type="float" office:value="0.69811" calcext:value-type="float">
            <text:p>0,69811</text:p>
          </table:table-cell>
          <table:table-cell office:value-type="float" office:value="0.78" calcext:value-type="float">
            <text:p>0,78</text:p>
          </table:table-cell>
          <table:table-cell office:value-type="float" office:value="31.565945" calcext:value-type="float">
            <text:p>31,565945</text:p>
          </table:table-cell>
          <table:table-cell office:value-type="float" office:value="0.516648" calcext:value-type="float">
            <text:p>0,516648</text:p>
          </table:table-cell>
          <table:table-cell office:value-type="float" office:value="0.684527" calcext:value-type="float">
            <text:p>0,684527</text:p>
          </table:table-cell>
          <table:table-cell office:value-type="float" office:value="0.8145" calcext:value-type="float">
            <text:p>0,8145</text:p>
          </table:table-cell>
          <table:table-cell office:value-type="float" office:value="25.322732" calcext:value-type="float">
            <text:p>25,322732</text:p>
          </table:table-cell>
          <table:table-cell office:value-type="float" office:value="0.560833" calcext:value-type="float">
            <text:p>0,560833</text:p>
          </table:table-cell>
          <table:table-cell office:value-type="float" office:value="0.666121" calcext:value-type="float">
            <text:p>0,666121</text:p>
          </table:table-cell>
          <table:table-cell office:value-type="float" office:value="0.8135" calcext:value-type="float">
            <text:p>0,8135</text:p>
          </table:table-cell>
          <table:table-cell office:value-type="float" office:value="23.98726" calcext:value-type="float">
            <text:p>23,98726</text:p>
          </table:table-cell>
          <table:table-cell office:value-type="float" office:value="446" calcext:value-type="float">
            <text:p>446</text:p>
          </table:table-cell>
          <table:table-cell table:number-columns-repeated="1003"/>
        </table:table-row>
        <table:table-row table:style-name="ro1">
          <table:table-cell table:style-name="ce5" office:value-type="float" office:value="0.332345" calcext:value-type="float">
            <text:p>0,3323</text:p>
          </table:table-cell>
          <table:table-cell table:style-name="ce5" office:value-type="float" office:value="0.823314" calcext:value-type="float">
            <text:p>0,8233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817944" calcext:value-type="float">
            <text:p>24,8179</text:p>
          </table:table-cell>
          <table:table-cell table:style-name="ce13" office:value-type="float" office:value="0.503213" calcext:value-type="float">
            <text:p>0,5032</text:p>
          </table:table-cell>
          <table:table-cell table:style-name="ce5" office:value-type="float" office:value="0.695413" calcext:value-type="float">
            <text:p>0,6954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10" office:value-type="float" office:value="26.071887" calcext:value-type="float">
            <text:p>26,0719</text:p>
          </table:table-cell>
          <table:table-cell table:style-name="Default" office:value-type="float" office:value="0.749889" calcext:value-type="float">
            <text:p>0,749889</text:p>
          </table:table-cell>
          <table:table-cell office:value-type="float" office:value="0.681218" calcext:value-type="float">
            <text:p>0,681218</text:p>
          </table:table-cell>
          <table:table-cell office:value-type="float" office:value="0.7885" calcext:value-type="float">
            <text:p>0,7885</text:p>
          </table:table-cell>
          <table:table-cell office:value-type="float" office:value="31.406103" calcext:value-type="float">
            <text:p>31,406103</text:p>
          </table:table-cell>
          <table:table-cell office:value-type="float" office:value="0.539783" calcext:value-type="float">
            <text:p>0,539783</text:p>
          </table:table-cell>
          <table:table-cell office:value-type="float" office:value="0.707304" calcext:value-type="float">
            <text:p>0,707304</text:p>
          </table:table-cell>
          <table:table-cell office:value-type="float" office:value="0.801" calcext:value-type="float">
            <text:p>0,801</text:p>
          </table:table-cell>
          <table:table-cell office:value-type="float" office:value="26.446921" calcext:value-type="float">
            <text:p>26,446921</text:p>
          </table:table-cell>
          <table:table-cell office:value-type="float" office:value="0.551523" calcext:value-type="float">
            <text:p>0,551523</text:p>
          </table:table-cell>
          <table:table-cell office:value-type="float" office:value="0.665158" calcext:value-type="float">
            <text:p>0,665158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46516" calcext:value-type="float">
            <text:p>24,046516</text:p>
          </table:table-cell>
          <table:table-cell office:value-type="float" office:value="447" calcext:value-type="float">
            <text:p>447</text:p>
          </table:table-cell>
          <table:table-cell table:number-columns-repeated="1003"/>
        </table:table-row>
        <table:table-row table:style-name="ro1">
          <table:table-cell table:style-name="ce5" office:value-type="float" office:value="0.355078" calcext:value-type="float">
            <text:p>0,3551</text:p>
          </table:table-cell>
          <table:table-cell table:style-name="ce5" office:value-type="float" office:value="0.751872" calcext:value-type="float">
            <text:p>0,7519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5.32529" calcext:value-type="float">
            <text:p>25,3253</text:p>
          </table:table-cell>
          <table:table-cell table:style-name="ce13" office:value-type="float" office:value="0.506069" calcext:value-type="float">
            <text:p>0,5061</text:p>
          </table:table-cell>
          <table:table-cell table:style-name="ce5" office:value-type="float" office:value="0.663451" calcext:value-type="float">
            <text:p>0,6635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6.075158" calcext:value-type="float">
            <text:p>26,0752</text:p>
          </table:table-cell>
          <table:table-cell table:style-name="Default" office:value-type="float" office:value="0.765552" calcext:value-type="float">
            <text:p>0,765552</text:p>
          </table:table-cell>
          <table:table-cell office:value-type="float" office:value="0.692412" calcext:value-type="float">
            <text:p>0,692412</text:p>
          </table:table-cell>
          <table:table-cell office:value-type="float" office:value="0.784" calcext:value-type="float">
            <text:p>0,784</text:p>
          </table:table-cell>
          <table:table-cell office:value-type="float" office:value="31.245746" calcext:value-type="float">
            <text:p>31,245746</text:p>
          </table:table-cell>
          <table:table-cell office:value-type="float" office:value="0.496923" calcext:value-type="float">
            <text:p>0,496923</text:p>
          </table:table-cell>
          <table:table-cell office:value-type="float" office:value="0.727414" calcext:value-type="float">
            <text:p>0,727414</text:p>
          </table:table-cell>
          <table:table-cell office:value-type="float" office:value="0.7935" calcext:value-type="float">
            <text:p>0,7935</text:p>
          </table:table-cell>
          <table:table-cell office:value-type="float" office:value="25.311629" calcext:value-type="float">
            <text:p>25,311629</text:p>
          </table:table-cell>
          <table:table-cell office:value-type="float" office:value="0.585792" calcext:value-type="float">
            <text:p>0,585792</text:p>
          </table:table-cell>
          <table:table-cell office:value-type="float" office:value="0.702825" calcext:value-type="float">
            <text:p>0,702825</text:p>
          </table:table-cell>
          <table:table-cell office:value-type="float" office:value="0.8075" calcext:value-type="float">
            <text:p>0,8075</text:p>
          </table:table-cell>
          <table:table-cell office:value-type="float" office:value="24.055211" calcext:value-type="float">
            <text:p>24,055211</text:p>
          </table:table-cell>
          <table:table-cell office:value-type="float" office:value="448" calcext:value-type="float">
            <text:p>448</text:p>
          </table:table-cell>
          <table:table-cell table:number-columns-repeated="1003"/>
        </table:table-row>
        <table:table-row table:style-name="ro1">
          <table:table-cell table:style-name="ce5" office:value-type="float" office:value="0.354005" calcext:value-type="float">
            <text:p>0,3540</text:p>
          </table:table-cell>
          <table:table-cell table:style-name="ce5" office:value-type="float" office:value="0.812335" calcext:value-type="float">
            <text:p>0,8123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043988" calcext:value-type="float">
            <text:p>24,0440</text:p>
          </table:table-cell>
          <table:table-cell table:style-name="ce13" office:value-type="float" office:value="0.520312" calcext:value-type="float">
            <text:p>0,5203</text:p>
          </table:table-cell>
          <table:table-cell table:style-name="ce5" office:value-type="float" office:value="0.669242" calcext:value-type="float">
            <text:p>0,6692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4.889306" calcext:value-type="float">
            <text:p>24,8893</text:p>
          </table:table-cell>
          <table:table-cell table:style-name="Default" office:value-type="float" office:value="0.762432" calcext:value-type="float">
            <text:p>0,762432</text:p>
          </table:table-cell>
          <table:table-cell office:value-type="float" office:value="0.661951" calcext:value-type="float">
            <text:p>0,661951</text:p>
          </table:table-cell>
          <table:table-cell office:value-type="float" office:value="0.806" calcext:value-type="float">
            <text:p>0,806</text:p>
          </table:table-cell>
          <table:table-cell office:value-type="float" office:value="31.161564" calcext:value-type="float">
            <text:p>31,161564</text:p>
          </table:table-cell>
          <table:table-cell office:value-type="float" office:value="0.52308" calcext:value-type="float">
            <text:p>0,52308</text:p>
          </table:table-cell>
          <table:table-cell office:value-type="float" office:value="0.700355" calcext:value-type="float">
            <text:p>0,700355</text:p>
          </table:table-cell>
          <table:table-cell office:value-type="float" office:value="0.8065" calcext:value-type="float">
            <text:p>0,8065</text:p>
          </table:table-cell>
          <table:table-cell office:value-type="float" office:value="25.276025" calcext:value-type="float">
            <text:p>25,27602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754162" calcext:value-type="float">
            <text:p>0,754162</text:p>
          </table:table-cell>
          <table:table-cell office:value-type="float" office:value="0.795" calcext:value-type="float">
            <text:p>0,795</text:p>
          </table:table-cell>
          <table:table-cell office:value-type="float" office:value="24.031534" calcext:value-type="float">
            <text:p>24,031534</text:p>
          </table:table-cell>
          <table:table-cell office:value-type="float" office:value="449" calcext:value-type="float">
            <text:p>449</text:p>
          </table:table-cell>
          <table:table-cell table:number-columns-repeated="1003"/>
        </table:table-row>
        <table:table-row table:style-name="ro1">
          <table:table-cell table:style-name="ce5" office:value-type="float" office:value="0.330011" calcext:value-type="float">
            <text:p>0,3300</text:p>
          </table:table-cell>
          <table:table-cell table:style-name="ce5" office:value-type="float" office:value="0.829147" calcext:value-type="float">
            <text:p>0,8291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5.020274" calcext:value-type="float">
            <text:p>25,0203</text:p>
          </table:table-cell>
          <table:table-cell table:style-name="ce13" office:value-type="float" office:value="0.534308" calcext:value-type="float">
            <text:p>0,5343</text:p>
          </table:table-cell>
          <table:table-cell table:style-name="ce5" office:value-type="float" office:value="0.709732" calcext:value-type="float">
            <text:p>0,7097</text:p>
          </table:table-cell>
          <table:table-cell table:style-name="ce5" office:value-type="float" office:value="0.803" calcext:value-type="float">
            <text:p>0,8030</text:p>
          </table:table-cell>
          <table:table-cell table:style-name="ce10" office:value-type="float" office:value="24.88394" calcext:value-type="float">
            <text:p>24,8839</text:p>
          </table:table-cell>
          <table:table-cell table:style-name="Default" office:value-type="float" office:value="0.749734" calcext:value-type="float">
            <text:p>0,749734</text:p>
          </table:table-cell>
          <table:table-cell office:value-type="float" office:value="0.642431" calcext:value-type="float">
            <text:p>0,642431</text:p>
          </table:table-cell>
          <table:table-cell office:value-type="float" office:value="0.8" calcext:value-type="float">
            <text:p>0,8</text:p>
          </table:table-cell>
          <table:table-cell office:value-type="float" office:value="31.353815" calcext:value-type="float">
            <text:p>31,353815</text:p>
          </table:table-cell>
          <table:table-cell office:value-type="float" office:value="0.550721" calcext:value-type="float">
            <text:p>0,550721</text:p>
          </table:table-cell>
          <table:table-cell office:value-type="float" office:value="0.690826" calcext:value-type="float">
            <text:p>0,690826</text:p>
          </table:table-cell>
          <table:table-cell office:value-type="float" office:value="0.8145" calcext:value-type="float">
            <text:p>0,8145</text:p>
          </table:table-cell>
          <table:table-cell office:value-type="float" office:value="25.229586" calcext:value-type="float">
            <text:p>25,229586</text:p>
          </table:table-cell>
          <table:table-cell office:value-type="float" office:value="0.609187" calcext:value-type="float">
            <text:p>0,609187</text:p>
          </table:table-cell>
          <table:table-cell office:value-type="float" office:value="0.663106" calcext:value-type="float">
            <text:p>0,663106</text:p>
          </table:table-cell>
          <table:table-cell office:value-type="float" office:value="0.81" calcext:value-type="float">
            <text:p>0,81</text:p>
          </table:table-cell>
          <table:table-cell office:value-type="float" office:value="24.038341" calcext:value-type="float">
            <text:p>24,038341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table:style-name="ce5" office:value-type="float" office:value="0.334715" calcext:value-type="float">
            <text:p>0,3347</text:p>
          </table:table-cell>
          <table:table-cell table:style-name="ce5" office:value-type="float" office:value="0.814529" calcext:value-type="float">
            <text:p>0,8145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182697" calcext:value-type="float">
            <text:p>24,1827</text:p>
          </table:table-cell>
          <table:table-cell table:style-name="ce13" office:value-type="float" office:value="0.515909" calcext:value-type="float">
            <text:p>0,5159</text:p>
          </table:table-cell>
          <table:table-cell table:style-name="ce5" office:value-type="float" office:value="0.757291" calcext:value-type="float">
            <text:p>0,7573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6.180017" calcext:value-type="float">
            <text:p>26,1800</text:p>
          </table:table-cell>
          <table:table-cell table:style-name="Default" office:value-type="float" office:value="0.722409" calcext:value-type="float">
            <text:p>0,722409</text:p>
          </table:table-cell>
          <table:table-cell office:value-type="float" office:value="0.723255" calcext:value-type="float">
            <text:p>0,723255</text:p>
          </table:table-cell>
          <table:table-cell office:value-type="float" office:value="0.778" calcext:value-type="float">
            <text:p>0,778</text:p>
          </table:table-cell>
          <table:table-cell office:value-type="float" office:value="31.382755" calcext:value-type="float">
            <text:p>31,382755</text:p>
          </table:table-cell>
          <table:table-cell office:value-type="float" office:value="0.522639" calcext:value-type="float">
            <text:p>0,522639</text:p>
          </table:table-cell>
          <table:table-cell office:value-type="float" office:value="0.721033" calcext:value-type="float">
            <text:p>0,721033</text:p>
          </table:table-cell>
          <table:table-cell office:value-type="float" office:value="0.802" calcext:value-type="float">
            <text:p>0,802</text:p>
          </table:table-cell>
          <table:table-cell office:value-type="float" office:value="25.281571" calcext:value-type="float">
            <text:p>25,281571</text:p>
          </table:table-cell>
          <table:table-cell office:value-type="float" office:value="0.602462" calcext:value-type="float">
            <text:p>0,602462</text:p>
          </table:table-cell>
          <table:table-cell office:value-type="float" office:value="0.659699" calcext:value-type="float">
            <text:p>0,659699</text:p>
          </table:table-cell>
          <table:table-cell office:value-type="float" office:value="0.812" calcext:value-type="float">
            <text:p>0,812</text:p>
          </table:table-cell>
          <table:table-cell office:value-type="float" office:value="24.017593" calcext:value-type="float">
            <text:p>24,017593</text:p>
          </table:table-cell>
          <table:table-cell office:value-type="float" office:value="451" calcext:value-type="float">
            <text:p>451</text:p>
          </table:table-cell>
          <table:table-cell table:number-columns-repeated="1003"/>
        </table:table-row>
        <table:table-row table:style-name="ro1">
          <table:table-cell table:style-name="ce5" office:value-type="float" office:value="0.350805" calcext:value-type="float">
            <text:p>0,3508</text:p>
          </table:table-cell>
          <table:table-cell table:style-name="ce5" office:value-type="float" office:value="0.781914" calcext:value-type="float">
            <text:p>0,7819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3.52404" calcext:value-type="float">
            <text:p>23,5240</text:p>
          </table:table-cell>
          <table:table-cell table:style-name="ce13" office:value-type="float" office:value="0.517789" calcext:value-type="float">
            <text:p>0,5178</text:p>
          </table:table-cell>
          <table:table-cell table:style-name="ce5" office:value-type="float" office:value="0.739675" calcext:value-type="float">
            <text:p>0,7397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4.782984" calcext:value-type="float">
            <text:p>24,7830</text:p>
          </table:table-cell>
          <table:table-cell table:style-name="Default" office:value-type="float" office:value="0.760068" calcext:value-type="float">
            <text:p>0,760068</text:p>
          </table:table-cell>
          <table:table-cell office:value-type="float" office:value="0.665502" calcext:value-type="float">
            <text:p>0,665502</text:p>
          </table:table-cell>
          <table:table-cell office:value-type="float" office:value="0.7975" calcext:value-type="float">
            <text:p>0,7975</text:p>
          </table:table-cell>
          <table:table-cell office:value-type="float" office:value="31.466718" calcext:value-type="float">
            <text:p>31,466718</text:p>
          </table:table-cell>
          <table:table-cell office:value-type="float" office:value="0.525507" calcext:value-type="float">
            <text:p>0,525507</text:p>
          </table:table-cell>
          <table:table-cell office:value-type="float" office:value="0.697832" calcext:value-type="float">
            <text:p>0,697832</text:p>
          </table:table-cell>
          <table:table-cell office:value-type="float" office:value="0.8145" calcext:value-type="float">
            <text:p>0,8145</text:p>
          </table:table-cell>
          <table:table-cell office:value-type="float" office:value="27.079529" calcext:value-type="float">
            <text:p>27,079529</text:p>
          </table:table-cell>
          <table:table-cell office:value-type="float" office:value="0.580435" calcext:value-type="float">
            <text:p>0,580435</text:p>
          </table:table-cell>
          <table:table-cell office:value-type="float" office:value="0.663579" calcext:value-type="float">
            <text:p>0,663579</text:p>
          </table:table-cell>
          <table:table-cell office:value-type="float" office:value="0.814" calcext:value-type="float">
            <text:p>0,814</text:p>
          </table:table-cell>
          <table:table-cell office:value-type="float" office:value="24.089584" calcext:value-type="float">
            <text:p>24,089584</text:p>
          </table:table-cell>
          <table:table-cell office:value-type="float" office:value="452" calcext:value-type="float">
            <text:p>452</text:p>
          </table:table-cell>
          <table:table-cell table:number-columns-repeated="1003"/>
        </table:table-row>
        <table:table-row table:style-name="ro1">
          <table:table-cell table:style-name="ce5" office:value-type="float" office:value="0.332432" calcext:value-type="float">
            <text:p>0,3324</text:p>
          </table:table-cell>
          <table:table-cell table:style-name="ce5" office:value-type="float" office:value="0.758267" calcext:value-type="float">
            <text:p>0,7583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4.336569" calcext:value-type="float">
            <text:p>24,3366</text:p>
          </table:table-cell>
          <table:table-cell table:style-name="ce13" office:value-type="float" office:value="0.503657" calcext:value-type="float">
            <text:p>0,5037</text:p>
          </table:table-cell>
          <table:table-cell table:style-name="ce5" office:value-type="float" office:value="0.746239" calcext:value-type="float">
            <text:p>0,7462</text:p>
          </table:table-cell>
          <table:table-cell table:style-name="ce5" office:value-type="float" office:value="0.7975" calcext:value-type="float">
            <text:p>0,7975</text:p>
          </table:table-cell>
          <table:table-cell table:style-name="ce10" office:value-type="float" office:value="26.180685" calcext:value-type="float">
            <text:p>26,1807</text:p>
          </table:table-cell>
          <table:table-cell table:style-name="Default" office:value-type="float" office:value="0.764087" calcext:value-type="float">
            <text:p>0,764087</text:p>
          </table:table-cell>
          <table:table-cell office:value-type="float" office:value="0.663474" calcext:value-type="float">
            <text:p>0,663474</text:p>
          </table:table-cell>
          <table:table-cell office:value-type="float" office:value="0.7885" calcext:value-type="float">
            <text:p>0,7885</text:p>
          </table:table-cell>
          <table:table-cell office:value-type="float" office:value="31.357743" calcext:value-type="float">
            <text:p>31,357743</text:p>
          </table:table-cell>
          <table:table-cell office:value-type="float" office:value="0.545674" calcext:value-type="float">
            <text:p>0,545674</text:p>
          </table:table-cell>
          <table:table-cell office:value-type="float" office:value="0.691215" calcext:value-type="float">
            <text:p>0,691215</text:p>
          </table:table-cell>
          <table:table-cell office:value-type="float" office:value="0.813" calcext:value-type="float">
            <text:p>0,813</text:p>
          </table:table-cell>
          <table:table-cell office:value-type="float" office:value="25.301757" calcext:value-type="float">
            <text:p>25,301757</text:p>
          </table:table-cell>
          <table:table-cell office:value-type="float" office:value="0.584558" calcext:value-type="float">
            <text:p>0,584558</text:p>
          </table:table-cell>
          <table:table-cell office:value-type="float" office:value="0.677479" calcext:value-type="float">
            <text:p>0,677479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81046" calcext:value-type="float">
            <text:p>24,081046</text:p>
          </table:table-cell>
          <table:table-cell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 table:style-name="ce5" office:value-type="float" office:value="0.328693" calcext:value-type="float">
            <text:p>0,3287</text:p>
          </table:table-cell>
          <table:table-cell table:style-name="ce5" office:value-type="float" office:value="0.760961" calcext:value-type="float">
            <text:p>0,7610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2.258394" calcext:value-type="float">
            <text:p>22,2584</text:p>
          </table:table-cell>
          <table:table-cell table:style-name="ce13" office:value-type="float" office:value="0.505879" calcext:value-type="float">
            <text:p>0,5059</text:p>
          </table:table-cell>
          <table:table-cell table:style-name="ce5" office:value-type="float" office:value="0.682346" calcext:value-type="float">
            <text:p>0,6823</text:p>
          </table:table-cell>
          <table:table-cell table:style-name="ce5" office:value-type="float" office:value="0.819" calcext:value-type="float">
            <text:p>0,8190</text:p>
          </table:table-cell>
          <table:table-cell table:style-name="ce10" office:value-type="float" office:value="24.878532" calcext:value-type="float">
            <text:p>24,8785</text:p>
          </table:table-cell>
          <table:table-cell table:style-name="Default" office:value-type="float" office:value="0.75031" calcext:value-type="float">
            <text:p>0,75031</text:p>
          </table:table-cell>
          <table:table-cell office:value-type="float" office:value="0.749084" calcext:value-type="float">
            <text:p>0,749084</text:p>
          </table:table-cell>
          <table:table-cell office:value-type="float" office:value="0.7645" calcext:value-type="float">
            <text:p>0,7645</text:p>
          </table:table-cell>
          <table:table-cell office:value-type="float" office:value="31.259253" calcext:value-type="float">
            <text:p>31,259253</text:p>
          </table:table-cell>
          <table:table-cell office:value-type="float" office:value="0.53155" calcext:value-type="float">
            <text:p>0,53155</text:p>
          </table:table-cell>
          <table:table-cell office:value-type="float" office:value="0.717821" calcext:value-type="float">
            <text:p>0,717821</text:p>
          </table:table-cell>
          <table:table-cell office:value-type="float" office:value="0.809" calcext:value-type="float">
            <text:p>0,809</text:p>
          </table:table-cell>
          <table:table-cell office:value-type="float" office:value="25.215587" calcext:value-type="float">
            <text:p>25,215587</text:p>
          </table:table-cell>
          <table:table-cell office:value-type="float" office:value="0.580356" calcext:value-type="float">
            <text:p>0,580356</text:p>
          </table:table-cell>
          <table:table-cell office:value-type="float" office:value="0.648419" calcext:value-type="float">
            <text:p>0,648419</text:p>
          </table:table-cell>
          <table:table-cell office:value-type="float" office:value="0.8195" calcext:value-type="float">
            <text:p>0,8195</text:p>
          </table:table-cell>
          <table:table-cell office:value-type="float" office:value="24.03667" calcext:value-type="float">
            <text:p>24,03667</text:p>
          </table:table-cell>
          <table:table-cell office:value-type="float" office:value="454" calcext:value-type="float">
            <text:p>454</text:p>
          </table:table-cell>
          <table:table-cell table:number-columns-repeated="1003"/>
        </table:table-row>
        <table:table-row table:style-name="ro1">
          <table:table-cell table:style-name="ce5" office:value-type="float" office:value="0.319037" calcext:value-type="float">
            <text:p>0,3190</text:p>
          </table:table-cell>
          <table:table-cell table:style-name="ce5" office:value-type="float" office:value="0.766142" calcext:value-type="float">
            <text:p>0,7661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10" office:value-type="float" office:value="22.592829" calcext:value-type="float">
            <text:p>22,5928</text:p>
          </table:table-cell>
          <table:table-cell table:style-name="ce13" office:value-type="float" office:value="0.528696" calcext:value-type="float">
            <text:p>0,5287</text:p>
          </table:table-cell>
          <table:table-cell table:style-name="ce5" office:value-type="float" office:value="0.692737" calcext:value-type="float">
            <text:p>0,6927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6.164264" calcext:value-type="float">
            <text:p>26,1643</text:p>
          </table:table-cell>
          <table:table-cell table:style-name="Default" office:value-type="float" office:value="0.785067" calcext:value-type="float">
            <text:p>0,785067</text:p>
          </table:table-cell>
          <table:table-cell office:value-type="float" office:value="0.676091" calcext:value-type="float">
            <text:p>0,676091</text:p>
          </table:table-cell>
          <table:table-cell office:value-type="float" office:value="0.7995" calcext:value-type="float">
            <text:p>0,7995</text:p>
          </table:table-cell>
          <table:table-cell office:value-type="float" office:value="31.331365" calcext:value-type="float">
            <text:p>31,331365</text:p>
          </table:table-cell>
          <table:table-cell office:value-type="float" office:value="0.525945" calcext:value-type="float">
            <text:p>0,525945</text:p>
          </table:table-cell>
          <table:table-cell office:value-type="float" office:value="0.715492" calcext:value-type="float">
            <text:p>0,715492</text:p>
          </table:table-cell>
          <table:table-cell office:value-type="float" office:value="0.811" calcext:value-type="float">
            <text:p>0,811</text:p>
          </table:table-cell>
          <table:table-cell office:value-type="float" office:value="28.318366" calcext:value-type="float">
            <text:p>28,318366</text:p>
          </table:table-cell>
          <table:table-cell office:value-type="float" office:value="0.576229" calcext:value-type="float">
            <text:p>0,576229</text:p>
          </table:table-cell>
          <table:table-cell office:value-type="float" office:value="0.689326" calcext:value-type="float">
            <text:p>0,689326</text:p>
          </table:table-cell>
          <table:table-cell office:value-type="float" office:value="0.812" calcext:value-type="float">
            <text:p>0,812</text:p>
          </table:table-cell>
          <table:table-cell office:value-type="float" office:value="24.054825" calcext:value-type="float">
            <text:p>24,054825</text:p>
          </table:table-cell>
          <table:table-cell office:value-type="float" office:value="455" calcext:value-type="float">
            <text:p>455</text:p>
          </table:table-cell>
          <table:table-cell table:number-columns-repeated="1003"/>
        </table:table-row>
        <table:table-row table:style-name="ro1">
          <table:table-cell table:style-name="ce5" office:value-type="float" office:value="0.341817" calcext:value-type="float">
            <text:p>0,3418</text:p>
          </table:table-cell>
          <table:table-cell table:style-name="ce5" office:value-type="float" office:value="0.776892" calcext:value-type="float">
            <text:p>0,7769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2.513112" calcext:value-type="float">
            <text:p>22,5131</text:p>
          </table:table-cell>
          <table:table-cell table:style-name="ce13" office:value-type="float" office:value="0.509598" calcext:value-type="float">
            <text:p>0,5096</text:p>
          </table:table-cell>
          <table:table-cell table:style-name="ce5" office:value-type="float" office:value="0.721696" calcext:value-type="float">
            <text:p>0,7217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6.009471" calcext:value-type="float">
            <text:p>26,0095</text:p>
          </table:table-cell>
          <table:table-cell table:style-name="Default" office:value-type="float" office:value="0.768574" calcext:value-type="float">
            <text:p>0,768574</text:p>
          </table:table-cell>
          <table:table-cell office:value-type="float" office:value="0.677534" calcext:value-type="float">
            <text:p>0,677534</text:p>
          </table:table-cell>
          <table:table-cell office:value-type="float" office:value="0.7895" calcext:value-type="float">
            <text:p>0,7895</text:p>
          </table:table-cell>
          <table:table-cell office:value-type="float" office:value="32.205451" calcext:value-type="float">
            <text:p>32,205451</text:p>
          </table:table-cell>
          <table:table-cell office:value-type="float" office:value="0.534184" calcext:value-type="float">
            <text:p>0,534184</text:p>
          </table:table-cell>
          <table:table-cell office:value-type="float" office:value="0.707051" calcext:value-type="float">
            <text:p>0,707051</text:p>
          </table:table-cell>
          <table:table-cell office:value-type="float" office:value="0.8135" calcext:value-type="float">
            <text:p>0,8135</text:p>
          </table:table-cell>
          <table:table-cell office:value-type="float" office:value="25.297233" calcext:value-type="float">
            <text:p>25,297233</text:p>
          </table:table-cell>
          <table:table-cell office:value-type="float" office:value="0.590399" calcext:value-type="float">
            <text:p>0,590399</text:p>
          </table:table-cell>
          <table:table-cell office:value-type="float" office:value="0.676502" calcext:value-type="float">
            <text:p>0,676502</text:p>
          </table:table-cell>
          <table:table-cell office:value-type="float" office:value="0.8005" calcext:value-type="float">
            <text:p>0,8005</text:p>
          </table:table-cell>
          <table:table-cell office:value-type="float" office:value="24.049583" calcext:value-type="float">
            <text:p>24,049583</text:p>
          </table:table-cell>
          <table:table-cell office:value-type="float" office:value="456" calcext:value-type="float">
            <text:p>456</text:p>
          </table:table-cell>
          <table:table-cell table:number-columns-repeated="1003"/>
        </table:table-row>
        <table:table-row table:style-name="ro1">
          <table:table-cell table:style-name="ce5" office:value-type="float" office:value="0.331233" calcext:value-type="float">
            <text:p>0,3312</text:p>
          </table:table-cell>
          <table:table-cell table:style-name="ce5" office:value-type="float" office:value="0.77739" calcext:value-type="float">
            <text:p>0,7774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3.331948" calcext:value-type="float">
            <text:p>23,3319</text:p>
          </table:table-cell>
          <table:table-cell table:style-name="ce13" office:value-type="float" office:value="0.496217" calcext:value-type="float">
            <text:p>0,4962</text:p>
          </table:table-cell>
          <table:table-cell table:style-name="ce5" office:value-type="float" office:value="0.720075" calcext:value-type="float">
            <text:p>0,7201</text:p>
          </table:table-cell>
          <table:table-cell table:style-name="ce5" office:value-type="float" office:value="0.8015" calcext:value-type="float">
            <text:p>0,8015</text:p>
          </table:table-cell>
          <table:table-cell table:style-name="ce10" office:value-type="float" office:value="26.532807" calcext:value-type="float">
            <text:p>26,5328</text:p>
          </table:table-cell>
          <table:table-cell table:style-name="Default" office:value-type="float" office:value="0.738502" calcext:value-type="float">
            <text:p>0,738502</text:p>
          </table:table-cell>
          <table:table-cell office:value-type="float" office:value="0.677236" calcext:value-type="float">
            <text:p>0,677236</text:p>
          </table:table-cell>
          <table:table-cell office:value-type="float" office:value="0.7795" calcext:value-type="float">
            <text:p>0,7795</text:p>
          </table:table-cell>
          <table:table-cell office:value-type="float" office:value="32.700507" calcext:value-type="float">
            <text:p>32,700507</text:p>
          </table:table-cell>
          <table:table-cell office:value-type="float" office:value="0.503998" calcext:value-type="float">
            <text:p>0,503998</text:p>
          </table:table-cell>
          <table:table-cell office:value-type="float" office:value="0.705681" calcext:value-type="float">
            <text:p>0,705681</text:p>
          </table:table-cell>
          <table:table-cell office:value-type="float" office:value="0.811" calcext:value-type="float">
            <text:p>0,811</text:p>
          </table:table-cell>
          <table:table-cell office:value-type="float" office:value="25.24542" calcext:value-type="float">
            <text:p>25,24542</text:p>
          </table:table-cell>
          <table:table-cell office:value-type="float" office:value="0.584652" calcext:value-type="float">
            <text:p>0,584652</text:p>
          </table:table-cell>
          <table:table-cell office:value-type="float" office:value="0.702165" calcext:value-type="float">
            <text:p>0,702165</text:p>
          </table:table-cell>
          <table:table-cell office:value-type="float" office:value="0.8015" calcext:value-type="float">
            <text:p>0,8015</text:p>
          </table:table-cell>
          <table:table-cell office:value-type="float" office:value="24.053725" calcext:value-type="float">
            <text:p>24,053725</text:p>
          </table:table-cell>
          <table:table-cell office:value-type="float" office:value="457" calcext:value-type="float">
            <text:p>457</text:p>
          </table:table-cell>
          <table:table-cell table:number-columns-repeated="1003"/>
        </table:table-row>
        <table:table-row table:style-name="ro1">
          <table:table-cell table:style-name="ce5" office:value-type="float" office:value="0.327835" calcext:value-type="float">
            <text:p>0,3278</text:p>
          </table:table-cell>
          <table:table-cell table:style-name="ce5" office:value-type="float" office:value="0.77285" calcext:value-type="float">
            <text:p>0,7729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2.857074" calcext:value-type="float">
            <text:p>22,8571</text:p>
          </table:table-cell>
          <table:table-cell table:style-name="ce13" office:value-type="float" office:value="0.487589" calcext:value-type="float">
            <text:p>0,4876</text:p>
          </table:table-cell>
          <table:table-cell table:style-name="ce5" office:value-type="float" office:value="0.699835" calcext:value-type="float">
            <text:p>0,6998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7.963845" calcext:value-type="float">
            <text:p>27,9638</text:p>
          </table:table-cell>
          <table:table-cell table:style-name="Default" office:value-type="float" office:value="0.752109" calcext:value-type="float">
            <text:p>0,752109</text:p>
          </table:table-cell>
          <table:table-cell office:value-type="float" office:value="0.678745" calcext:value-type="float">
            <text:p>0,678745</text:p>
          </table:table-cell>
          <table:table-cell office:value-type="float" office:value="0.7915" calcext:value-type="float">
            <text:p>0,7915</text:p>
          </table:table-cell>
          <table:table-cell office:value-type="float" office:value="32.861664" calcext:value-type="float">
            <text:p>32,861664</text:p>
          </table:table-cell>
          <table:table-cell office:value-type="float" office:value="0.5324" calcext:value-type="float">
            <text:p>0,5324</text:p>
          </table:table-cell>
          <table:table-cell office:value-type="float" office:value="0.735647" calcext:value-type="float">
            <text:p>0,735647</text:p>
          </table:table-cell>
          <table:table-cell office:value-type="float" office:value="0.8065" calcext:value-type="float">
            <text:p>0,8065</text:p>
          </table:table-cell>
          <table:table-cell office:value-type="float" office:value="25.265778" calcext:value-type="float">
            <text:p>25,265778</text:p>
          </table:table-cell>
          <table:table-cell office:value-type="float" office:value="0.588467" calcext:value-type="float">
            <text:p>0,588467</text:p>
          </table:table-cell>
          <table:table-cell office:value-type="float" office:value="0.712921" calcext:value-type="float">
            <text:p>0,712921</text:p>
          </table:table-cell>
          <table:table-cell office:value-type="float" office:value="0.8015" calcext:value-type="float">
            <text:p>0,8015</text:p>
          </table:table-cell>
          <table:table-cell office:value-type="float" office:value="24.060553" calcext:value-type="float">
            <text:p>24,060553</text:p>
          </table:table-cell>
          <table:table-cell office:value-type="float" office:value="458" calcext:value-type="float">
            <text:p>458</text:p>
          </table:table-cell>
          <table:table-cell table:number-columns-repeated="1003"/>
        </table:table-row>
        <table:table-row table:style-name="ro1">
          <table:table-cell table:style-name="ce5" office:value-type="float" office:value="0.342976" calcext:value-type="float">
            <text:p>0,3430</text:p>
          </table:table-cell>
          <table:table-cell table:style-name="ce5" office:value-type="float" office:value="0.755594" calcext:value-type="float">
            <text:p>0,755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3.211809" calcext:value-type="float">
            <text:p>23,2118</text:p>
          </table:table-cell>
          <table:table-cell table:style-name="ce13" office:value-type="float" office:value="0.50887" calcext:value-type="float">
            <text:p>0,5089</text:p>
          </table:table-cell>
          <table:table-cell table:style-name="ce5" office:value-type="float" office:value="0.68405" calcext:value-type="float">
            <text:p>0,6841</text:p>
          </table:table-cell>
          <table:table-cell table:style-name="ce5" office:value-type="float" office:value="0.821" calcext:value-type="float">
            <text:p>0,8210</text:p>
          </table:table-cell>
          <table:table-cell table:style-name="ce10" office:value-type="float" office:value="25.746791" calcext:value-type="float">
            <text:p>25,7468</text:p>
          </table:table-cell>
          <table:table-cell table:style-name="Default" office:value-type="float" office:value="0.759492" calcext:value-type="float">
            <text:p>0,759492</text:p>
          </table:table-cell>
          <table:table-cell office:value-type="float" office:value="0.690396" calcext:value-type="float">
            <text:p>0,690396</text:p>
          </table:table-cell>
          <table:table-cell office:value-type="float" office:value="0.7925" calcext:value-type="float">
            <text:p>0,7925</text:p>
          </table:table-cell>
          <table:table-cell office:value-type="float" office:value="32.980794" calcext:value-type="float">
            <text:p>32,980794</text:p>
          </table:table-cell>
          <table:table-cell office:value-type="float" office:value="0.535737" calcext:value-type="float">
            <text:p>0,535737</text:p>
          </table:table-cell>
          <table:table-cell office:value-type="float" office:value="0.748749" calcext:value-type="float">
            <text:p>0,748749</text:p>
          </table:table-cell>
          <table:table-cell office:value-type="float" office:value="0.808" calcext:value-type="float">
            <text:p>0,808</text:p>
          </table:table-cell>
          <table:table-cell office:value-type="float" office:value="25.237893" calcext:value-type="float">
            <text:p>25,237893</text:p>
          </table:table-cell>
          <table:table-cell office:value-type="float" office:value="0.567469" calcext:value-type="float">
            <text:p>0,567469</text:p>
          </table:table-cell>
          <table:table-cell office:value-type="float" office:value="0.691266" calcext:value-type="float">
            <text:p>0,691266</text:p>
          </table:table-cell>
          <table:table-cell office:value-type="float" office:value="0.8065" calcext:value-type="float">
            <text:p>0,8065</text:p>
          </table:table-cell>
          <table:table-cell office:value-type="float" office:value="24.119238" calcext:value-type="float">
            <text:p>24,119238</text:p>
          </table:table-cell>
          <table:table-cell office:value-type="float" office:value="459" calcext:value-type="float">
            <text:p>459</text:p>
          </table:table-cell>
          <table:table-cell table:number-columns-repeated="1003"/>
        </table:table-row>
        <table:table-row table:style-name="ro1">
          <table:table-cell table:style-name="ce5" office:value-type="float" office:value="0.322682" calcext:value-type="float">
            <text:p>0,3227</text:p>
          </table:table-cell>
          <table:table-cell table:style-name="ce5" office:value-type="float" office:value="0.844652" calcext:value-type="float">
            <text:p>0,8447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2.660131" calcext:value-type="float">
            <text:p>22,6601</text:p>
          </table:table-cell>
          <table:table-cell table:style-name="ce13" office:value-type="float" office:value="0.497019" calcext:value-type="float">
            <text:p>0,4970</text:p>
          </table:table-cell>
          <table:table-cell table:style-name="ce5" office:value-type="float" office:value="0.729421" calcext:value-type="float">
            <text:p>0,7294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5.429236" calcext:value-type="float">
            <text:p>25,4292</text:p>
          </table:table-cell>
          <table:table-cell table:style-name="Default" office:value-type="float" office:value="0.760861" calcext:value-type="float">
            <text:p>0,760861</text:p>
          </table:table-cell>
          <table:table-cell office:value-type="float" office:value="0.686101" calcext:value-type="float">
            <text:p>0,686101</text:p>
          </table:table-cell>
          <table:table-cell office:value-type="float" office:value="0.7855" calcext:value-type="float">
            <text:p>0,7855</text:p>
          </table:table-cell>
          <table:table-cell office:value-type="float" office:value="32.900383" calcext:value-type="float">
            <text:p>32,900383</text:p>
          </table:table-cell>
          <table:table-cell office:value-type="float" office:value="0.514604" calcext:value-type="float">
            <text:p>0,514604</text:p>
          </table:table-cell>
          <table:table-cell office:value-type="float" office:value="0.736977" calcext:value-type="float">
            <text:p>0,736977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280891" calcext:value-type="float">
            <text:p>26,280891</text:p>
          </table:table-cell>
          <table:table-cell office:value-type="float" office:value="0.577102" calcext:value-type="float">
            <text:p>0,577102</text:p>
          </table:table-cell>
          <table:table-cell office:value-type="float" office:value="0.711374" calcext:value-type="float">
            <text:p>0,711374</text:p>
          </table:table-cell>
          <table:table-cell office:value-type="float" office:value="0.817" calcext:value-type="float">
            <text:p>0,817</text:p>
          </table:table-cell>
          <table:table-cell office:value-type="float" office:value="24.058366" calcext:value-type="float">
            <text:p>24,058366</text:p>
          </table:table-cell>
          <table:table-cell office:value-type="float" office:value="460" calcext:value-type="float">
            <text:p>460</text:p>
          </table:table-cell>
          <table:table-cell table:number-columns-repeated="1003"/>
        </table:table-row>
        <table:table-row table:style-name="ro1">
          <table:table-cell table:style-name="ce5" office:value-type="float" office:value="0.342061" calcext:value-type="float">
            <text:p>0,3421</text:p>
          </table:table-cell>
          <table:table-cell table:style-name="ce5" office:value-type="float" office:value="0.780679" calcext:value-type="float">
            <text:p>0,7807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2.999006" calcext:value-type="float">
            <text:p>22,9990</text:p>
          </table:table-cell>
          <table:table-cell table:style-name="ce13" office:value-type="float" office:value="0.490966" calcext:value-type="float">
            <text:p>0,4910</text:p>
          </table:table-cell>
          <table:table-cell table:style-name="ce5" office:value-type="float" office:value="0.826299" calcext:value-type="float">
            <text:p>0,8263</text:p>
          </table:table-cell>
          <table:table-cell table:style-name="ce5" office:value-type="float" office:value="0.7835" calcext:value-type="float">
            <text:p>0,7835</text:p>
          </table:table-cell>
          <table:table-cell table:style-name="ce10" office:value-type="float" office:value="25.911927" calcext:value-type="float">
            <text:p>25,9119</text:p>
          </table:table-cell>
          <table:table-cell table:style-name="Default" office:value-type="float" office:value="0.75482" calcext:value-type="float">
            <text:p>0,75482</text:p>
          </table:table-cell>
          <table:table-cell office:value-type="float" office:value="0.665945" calcext:value-type="float">
            <text:p>0,665945</text:p>
          </table:table-cell>
          <table:table-cell office:value-type="float" office:value="0.789" calcext:value-type="float">
            <text:p>0,789</text:p>
          </table:table-cell>
          <table:table-cell office:value-type="float" office:value="33.150098" calcext:value-type="float">
            <text:p>33,150098</text:p>
          </table:table-cell>
          <table:table-cell office:value-type="float" office:value="0.499443" calcext:value-type="float">
            <text:p>0,499443</text:p>
          </table:table-cell>
          <table:table-cell office:value-type="float" office:value="0.701384" calcext:value-type="float">
            <text:p>0,701384</text:p>
          </table:table-cell>
          <table:table-cell office:value-type="float" office:value="0.819" calcext:value-type="float">
            <text:p>0,819</text:p>
          </table:table-cell>
          <table:table-cell office:value-type="float" office:value="25.286198" calcext:value-type="float">
            <text:p>25,286198</text:p>
          </table:table-cell>
          <table:table-cell office:value-type="float" office:value="0.564512" calcext:value-type="float">
            <text:p>0,564512</text:p>
          </table:table-cell>
          <table:table-cell office:value-type="float" office:value="0.706774" calcext:value-type="float">
            <text:p>0,706774</text:p>
          </table:table-cell>
          <table:table-cell office:value-type="float" office:value="0.8155" calcext:value-type="float">
            <text:p>0,8155</text:p>
          </table:table-cell>
          <table:table-cell office:value-type="float" office:value="24.085314" calcext:value-type="float">
            <text:p>24,085314</text:p>
          </table:table-cell>
          <table:table-cell office:value-type="float" office:value="461" calcext:value-type="float">
            <text:p>461</text:p>
          </table:table-cell>
          <table:table-cell table:number-columns-repeated="1003"/>
        </table:table-row>
        <table:table-row table:style-name="ro1">
          <table:table-cell table:style-name="ce5" office:value-type="float" office:value="0.336386" calcext:value-type="float">
            <text:p>0,3364</text:p>
          </table:table-cell>
          <table:table-cell table:style-name="ce5" office:value-type="float" office:value="0.776378" calcext:value-type="float">
            <text:p>0,7764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10" office:value-type="float" office:value="24.220879" calcext:value-type="float">
            <text:p>24,2209</text:p>
          </table:table-cell>
          <table:table-cell table:style-name="ce13" office:value-type="float" office:value="0.523952" calcext:value-type="float">
            <text:p>0,5240</text:p>
          </table:table-cell>
          <table:table-cell table:style-name="ce5" office:value-type="float" office:value="0.722133" calcext:value-type="float">
            <text:p>0,7221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5.875123" calcext:value-type="float">
            <text:p>25,8751</text:p>
          </table:table-cell>
          <table:table-cell table:style-name="Default" office:value-type="float" office:value="0.751523" calcext:value-type="float">
            <text:p>0,751523</text:p>
          </table:table-cell>
          <table:table-cell office:value-type="float" office:value="0.649768" calcext:value-type="float">
            <text:p>0,649768</text:p>
          </table:table-cell>
          <table:table-cell office:value-type="float" office:value="0.8065" calcext:value-type="float">
            <text:p>0,8065</text:p>
          </table:table-cell>
          <table:table-cell office:value-type="float" office:value="32.905812" calcext:value-type="float">
            <text:p>32,905812</text:p>
          </table:table-cell>
          <table:table-cell office:value-type="float" office:value="0.515273" calcext:value-type="float">
            <text:p>0,515273</text:p>
          </table:table-cell>
          <table:table-cell office:value-type="float" office:value="0.721981" calcext:value-type="float">
            <text:p>0,721981</text:p>
          </table:table-cell>
          <table:table-cell office:value-type="float" office:value="0.808" calcext:value-type="float">
            <text:p>0,808</text:p>
          </table:table-cell>
          <table:table-cell office:value-type="float" office:value="25.5703" calcext:value-type="float">
            <text:p>25,5703</text:p>
          </table:table-cell>
          <table:table-cell office:value-type="float" office:value="0.597329" calcext:value-type="float">
            <text:p>0,597329</text:p>
          </table:table-cell>
          <table:table-cell office:value-type="float" office:value="0.683863" calcext:value-type="float">
            <text:p>0,683863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38653" calcext:value-type="float">
            <text:p>24,038653</text:p>
          </table:table-cell>
          <table:table-cell office:value-type="float" office:value="462" calcext:value-type="float">
            <text:p>462</text:p>
          </table:table-cell>
          <table:table-cell table:number-columns-repeated="1003"/>
        </table:table-row>
        <table:table-row table:style-name="ro1">
          <table:table-cell table:style-name="ce5" office:value-type="float" office:value="0.314283" calcext:value-type="float">
            <text:p>0,3143</text:p>
          </table:table-cell>
          <table:table-cell table:style-name="ce5" office:value-type="float" office:value="0.77853" calcext:value-type="float">
            <text:p>0,7785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3.255401" calcext:value-type="float">
            <text:p>23,2554</text:p>
          </table:table-cell>
          <table:table-cell table:style-name="ce13" office:value-type="float" office:value="0.522182" calcext:value-type="float">
            <text:p>0,5222</text:p>
          </table:table-cell>
          <table:table-cell table:style-name="ce5" office:value-type="float" office:value="0.704007" calcext:value-type="float">
            <text:p>0,7040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4.842761" calcext:value-type="float">
            <text:p>24,8428</text:p>
          </table:table-cell>
          <table:table-cell table:style-name="Default" office:value-type="float" office:value="0.7345" calcext:value-type="float">
            <text:p>0,7345</text:p>
          </table:table-cell>
          <table:table-cell office:value-type="float" office:value="0.653243" calcext:value-type="float">
            <text:p>0,653243</text:p>
          </table:table-cell>
          <table:table-cell office:value-type="float" office:value="0.7985" calcext:value-type="float">
            <text:p>0,7985</text:p>
          </table:table-cell>
          <table:table-cell office:value-type="float" office:value="31.819974" calcext:value-type="float">
            <text:p>31,819974</text:p>
          </table:table-cell>
          <table:table-cell office:value-type="float" office:value="0.512047" calcext:value-type="float">
            <text:p>0,512047</text:p>
          </table:table-cell>
          <table:table-cell office:value-type="float" office:value="0.695113" calcext:value-type="float">
            <text:p>0,695113</text:p>
          </table:table-cell>
          <table:table-cell office:value-type="float" office:value="0.811" calcext:value-type="float">
            <text:p>0,811</text:p>
          </table:table-cell>
          <table:table-cell office:value-type="float" office:value="25.244472" calcext:value-type="float">
            <text:p>25,244472</text:p>
          </table:table-cell>
          <table:table-cell office:value-type="float" office:value="0.571204" calcext:value-type="float">
            <text:p>0,571204</text:p>
          </table:table-cell>
          <table:table-cell office:value-type="float" office:value="0.707326" calcext:value-type="float">
            <text:p>0,707326</text:p>
          </table:table-cell>
          <table:table-cell office:value-type="float" office:value="0.815" calcext:value-type="float">
            <text:p>0,815</text:p>
          </table:table-cell>
          <table:table-cell office:value-type="float" office:value="24.029675" calcext:value-type="float">
            <text:p>24,029675</text:p>
          </table:table-cell>
          <table:table-cell office:value-type="float" office:value="463" calcext:value-type="float">
            <text:p>463</text:p>
          </table:table-cell>
          <table:table-cell table:number-columns-repeated="1003"/>
        </table:table-row>
        <table:table-row table:style-name="ro1">
          <table:table-cell table:style-name="ce5" office:value-type="float" office:value="0.347529" calcext:value-type="float">
            <text:p>0,3475</text:p>
          </table:table-cell>
          <table:table-cell table:style-name="ce5" office:value-type="float" office:value="0.816841" calcext:value-type="float">
            <text:p>0,8168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2.420971" calcext:value-type="float">
            <text:p>22,4210</text:p>
          </table:table-cell>
          <table:table-cell table:style-name="ce13" office:value-type="float" office:value="0.501221" calcext:value-type="float">
            <text:p>0,5012</text:p>
          </table:table-cell>
          <table:table-cell table:style-name="ce5" office:value-type="float" office:value="0.699886" calcext:value-type="float">
            <text:p>0,6999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6.230192" calcext:value-type="float">
            <text:p>26,2302</text:p>
          </table:table-cell>
          <table:table-cell table:style-name="Default" office:value-type="float" office:value="0.744896" calcext:value-type="float">
            <text:p>0,744896</text:p>
          </table:table-cell>
          <table:table-cell office:value-type="float" office:value="0.692833" calcext:value-type="float">
            <text:p>0,692833</text:p>
          </table:table-cell>
          <table:table-cell office:value-type="float" office:value="0.785" calcext:value-type="float">
            <text:p>0,785</text:p>
          </table:table-cell>
          <table:table-cell office:value-type="float" office:value="33.186361" calcext:value-type="float">
            <text:p>33,186361</text:p>
          </table:table-cell>
          <table:table-cell office:value-type="float" office:value="0.500572" calcext:value-type="float">
            <text:p>0,500572</text:p>
          </table:table-cell>
          <table:table-cell office:value-type="float" office:value="0.75543" calcext:value-type="float">
            <text:p>0,75543</text:p>
          </table:table-cell>
          <table:table-cell office:value-type="float" office:value="0.814" calcext:value-type="float">
            <text:p>0,814</text:p>
          </table:table-cell>
          <table:table-cell office:value-type="float" office:value="25.559383" calcext:value-type="float">
            <text:p>25,559383</text:p>
          </table:table-cell>
          <table:table-cell office:value-type="float" office:value="0.587227" calcext:value-type="float">
            <text:p>0,587227</text:p>
          </table:table-cell>
          <table:table-cell office:value-type="float" office:value="0.706189" calcext:value-type="float">
            <text:p>0,706189</text:p>
          </table:table-cell>
          <table:table-cell office:value-type="float" office:value="0.816" calcext:value-type="float">
            <text:p>0,816</text:p>
          </table:table-cell>
          <table:table-cell office:value-type="float" office:value="24.094281" calcext:value-type="float">
            <text:p>24,094281</text:p>
          </table:table-cell>
          <table:table-cell office:value-type="float" office:value="464" calcext:value-type="float">
            <text:p>464</text:p>
          </table:table-cell>
          <table:table-cell table:number-columns-repeated="1003"/>
        </table:table-row>
        <table:table-row table:style-name="ro1">
          <table:table-cell table:style-name="ce5" office:value-type="float" office:value="0.332652" calcext:value-type="float">
            <text:p>0,3327</text:p>
          </table:table-cell>
          <table:table-cell table:style-name="ce5" office:value-type="float" office:value="0.776518" calcext:value-type="float">
            <text:p>0,776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3.219886" calcext:value-type="float">
            <text:p>23,2199</text:p>
          </table:table-cell>
          <table:table-cell table:style-name="ce13" office:value-type="float" office:value="0.498189" calcext:value-type="float">
            <text:p>0,4982</text:p>
          </table:table-cell>
          <table:table-cell table:style-name="ce5" office:value-type="float" office:value="0.711006" calcext:value-type="float">
            <text:p>0,7110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7.140172" calcext:value-type="float">
            <text:p>27,1402</text:p>
          </table:table-cell>
          <table:table-cell table:style-name="Default" office:value-type="float" office:value="0.760912" calcext:value-type="float">
            <text:p>0,760912</text:p>
          </table:table-cell>
          <table:table-cell office:value-type="float" office:value="0.662135" calcext:value-type="float">
            <text:p>0,662135</text:p>
          </table:table-cell>
          <table:table-cell office:value-type="float" office:value="0.7985" calcext:value-type="float">
            <text:p>0,7985</text:p>
          </table:table-cell>
          <table:table-cell office:value-type="float" office:value="34.276002" calcext:value-type="float">
            <text:p>34,276002</text:p>
          </table:table-cell>
          <table:table-cell office:value-type="float" office:value="0.514907" calcext:value-type="float">
            <text:p>0,514907</text:p>
          </table:table-cell>
          <table:table-cell office:value-type="float" office:value="0.729622" calcext:value-type="float">
            <text:p>0,729622</text:p>
          </table:table-cell>
          <table:table-cell office:value-type="float" office:value="0.8085" calcext:value-type="float">
            <text:p>0,8085</text:p>
          </table:table-cell>
          <table:table-cell office:value-type="float" office:value="25.356087" calcext:value-type="float">
            <text:p>25,356087</text:p>
          </table:table-cell>
          <table:table-cell office:value-type="float" office:value="0.582823" calcext:value-type="float">
            <text:p>0,582823</text:p>
          </table:table-cell>
          <table:table-cell office:value-type="float" office:value="0.700361" calcext:value-type="float">
            <text:p>0,700361</text:p>
          </table:table-cell>
          <table:table-cell office:value-type="float" office:value="0.814" calcext:value-type="float">
            <text:p>0,814</text:p>
          </table:table-cell>
          <table:table-cell office:value-type="float" office:value="24.023887" calcext:value-type="float">
            <text:p>24,023887</text:p>
          </table:table-cell>
          <table:table-cell office:value-type="float" office:value="465" calcext:value-type="float">
            <text:p>465</text:p>
          </table:table-cell>
          <table:table-cell table:number-columns-repeated="1003"/>
        </table:table-row>
        <table:table-row table:style-name="ro1">
          <table:table-cell table:style-name="ce5" office:value-type="float" office:value="0.317912" calcext:value-type="float">
            <text:p>0,3179</text:p>
          </table:table-cell>
          <table:table-cell table:style-name="ce5" office:value-type="float" office:value="0.759381" calcext:value-type="float">
            <text:p>0,7594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4.668033" calcext:value-type="float">
            <text:p>24,6680</text:p>
          </table:table-cell>
          <table:table-cell table:style-name="ce13" office:value-type="float" office:value="0.486853" calcext:value-type="float">
            <text:p>0,4869</text:p>
          </table:table-cell>
          <table:table-cell table:style-name="ce5" office:value-type="float" office:value="0.699311" calcext:value-type="float">
            <text:p>0,6993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5.575127" calcext:value-type="float">
            <text:p>25,5751</text:p>
          </table:table-cell>
          <table:table-cell table:style-name="Default" office:value-type="float" office:value="0.776076" calcext:value-type="float">
            <text:p>0,776076</text:p>
          </table:table-cell>
          <table:table-cell office:value-type="float" office:value="0.673392" calcext:value-type="float">
            <text:p>0,673392</text:p>
          </table:table-cell>
          <table:table-cell office:value-type="float" office:value="0.785" calcext:value-type="float">
            <text:p>0,785</text:p>
          </table:table-cell>
          <table:table-cell office:value-type="float" office:value="32.604872" calcext:value-type="float">
            <text:p>32,604872</text:p>
          </table:table-cell>
          <table:table-cell office:value-type="float" office:value="0.518544" calcext:value-type="float">
            <text:p>0,518544</text:p>
          </table:table-cell>
          <table:table-cell office:value-type="float" office:value="0.722175" calcext:value-type="float">
            <text:p>0,722175</text:p>
          </table:table-cell>
          <table:table-cell office:value-type="float" office:value="0.8035" calcext:value-type="float">
            <text:p>0,8035</text:p>
          </table:table-cell>
          <table:table-cell office:value-type="float" office:value="25.931438" calcext:value-type="float">
            <text:p>25,931438</text:p>
          </table:table-cell>
          <table:table-cell office:value-type="float" office:value="0.568599" calcext:value-type="float">
            <text:p>0,568599</text:p>
          </table:table-cell>
          <table:table-cell office:value-type="float" office:value="0.686158" calcext:value-type="float">
            <text:p>0,686158</text:p>
          </table:table-cell>
          <table:table-cell office:value-type="float" office:value="0.802" calcext:value-type="float">
            <text:p>0,802</text:p>
          </table:table-cell>
          <table:table-cell office:value-type="float" office:value="24.244879" calcext:value-type="float">
            <text:p>24,244879</text:p>
          </table:table-cell>
          <table:table-cell office:value-type="float" office:value="466" calcext:value-type="float">
            <text:p>466</text:p>
          </table:table-cell>
          <table:table-cell table:number-columns-repeated="1003"/>
        </table:table-row>
        <table:table-row table:style-name="ro1">
          <table:table-cell table:style-name="ce5" office:value-type="float" office:value="0.340148" calcext:value-type="float">
            <text:p>0,3401</text:p>
          </table:table-cell>
          <table:table-cell table:style-name="ce5" office:value-type="float" office:value="0.768364" calcext:value-type="float">
            <text:p>0,7684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3.121977" calcext:value-type="float">
            <text:p>23,1220</text:p>
          </table:table-cell>
          <table:table-cell table:style-name="ce13" office:value-type="float" office:value="0.533941" calcext:value-type="float">
            <text:p>0,5339</text:p>
          </table:table-cell>
          <table:table-cell table:style-name="ce5" office:value-type="float" office:value="0.720952" calcext:value-type="float">
            <text:p>0,7210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5.068283" calcext:value-type="float">
            <text:p>25,0683</text:p>
          </table:table-cell>
          <table:table-cell table:style-name="Default" office:value-type="float" office:value="0.725092" calcext:value-type="float">
            <text:p>0,725092</text:p>
          </table:table-cell>
          <table:table-cell office:value-type="float" office:value="0.673186" calcext:value-type="float">
            <text:p>0,673186</text:p>
          </table:table-cell>
          <table:table-cell office:value-type="float" office:value="0.7955" calcext:value-type="float">
            <text:p>0,7955</text:p>
          </table:table-cell>
          <table:table-cell office:value-type="float" office:value="31.342834" calcext:value-type="float">
            <text:p>31,342834</text:p>
          </table:table-cell>
          <table:table-cell office:value-type="float" office:value="0.536307" calcext:value-type="float">
            <text:p>0,536307</text:p>
          </table:table-cell>
          <table:table-cell office:value-type="float" office:value="0.75408" calcext:value-type="float">
            <text:p>0,75408</text:p>
          </table:table-cell>
          <table:table-cell office:value-type="float" office:value="0.799" calcext:value-type="float">
            <text:p>0,799</text:p>
          </table:table-cell>
          <table:table-cell office:value-type="float" office:value="25.349095" calcext:value-type="float">
            <text:p>25,349095</text:p>
          </table:table-cell>
          <table:table-cell office:value-type="float" office:value="0.588371" calcext:value-type="float">
            <text:p>0,588371</text:p>
          </table:table-cell>
          <table:table-cell office:value-type="float" office:value="0.680456" calcext:value-type="float">
            <text:p>0,680456</text:p>
          </table:table-cell>
          <table:table-cell office:value-type="float" office:value="0.8135" calcext:value-type="float">
            <text:p>0,8135</text:p>
          </table:table-cell>
          <table:table-cell office:value-type="float" office:value="24.036658" calcext:value-type="float">
            <text:p>24,036658</text:p>
          </table:table-cell>
          <table:table-cell office:value-type="float" office:value="467" calcext:value-type="float">
            <text:p>467</text:p>
          </table:table-cell>
          <table:table-cell table:number-columns-repeated="1003"/>
        </table:table-row>
        <table:table-row table:style-name="ro1">
          <table:table-cell table:style-name="ce5" office:value-type="float" office:value="0.327021" calcext:value-type="float">
            <text:p>0,3270</text:p>
          </table:table-cell>
          <table:table-cell table:style-name="ce5" office:value-type="float" office:value="0.802223" calcext:value-type="float">
            <text:p>0,8022</text:p>
          </table:table-cell>
          <table:table-cell table:style-name="ce5" office:value-type="float" office:value="0.8185" calcext:value-type="float">
            <text:p>0,8185</text:p>
          </table:table-cell>
          <table:table-cell table:style-name="ce10" office:value-type="float" office:value="24.726531" calcext:value-type="float">
            <text:p>24,7265</text:p>
          </table:table-cell>
          <table:table-cell table:style-name="ce13" office:value-type="float" office:value="0.52027" calcext:value-type="float">
            <text:p>0,5203</text:p>
          </table:table-cell>
          <table:table-cell table:style-name="ce5" office:value-type="float" office:value="0.714735" calcext:value-type="float">
            <text:p>0,7147</text:p>
          </table:table-cell>
          <table:table-cell table:style-name="ce5" office:value-type="float" office:value="0.7995" calcext:value-type="float">
            <text:p>0,7995</text:p>
          </table:table-cell>
          <table:table-cell table:style-name="ce10" office:value-type="float" office:value="25.792285" calcext:value-type="float">
            <text:p>25,7923</text:p>
          </table:table-cell>
          <table:table-cell table:style-name="Default" office:value-type="float" office:value="0.757989" calcext:value-type="float">
            <text:p>0,757989</text:p>
          </table:table-cell>
          <table:table-cell office:value-type="float" office:value="0.675113" calcext:value-type="float">
            <text:p>0,675113</text:p>
          </table:table-cell>
          <table:table-cell office:value-type="float" office:value="0.795" calcext:value-type="float">
            <text:p>0,795</text:p>
          </table:table-cell>
          <table:table-cell office:value-type="float" office:value="31.375999" calcext:value-type="float">
            <text:p>31,375999</text:p>
          </table:table-cell>
          <table:table-cell office:value-type="float" office:value="0.517878" calcext:value-type="float">
            <text:p>0,517878</text:p>
          </table:table-cell>
          <table:table-cell office:value-type="float" office:value="0.710507" calcext:value-type="float">
            <text:p>0,710507</text:p>
          </table:table-cell>
          <table:table-cell office:value-type="float" office:value="0.811" calcext:value-type="float">
            <text:p>0,811</text:p>
          </table:table-cell>
          <table:table-cell office:value-type="float" office:value="25.317277" calcext:value-type="float">
            <text:p>25,317277</text:p>
          </table:table-cell>
          <table:table-cell office:value-type="float" office:value="0.616538" calcext:value-type="float">
            <text:p>0,616538</text:p>
          </table:table-cell>
          <table:table-cell office:value-type="float" office:value="0.666245" calcext:value-type="float">
            <text:p>0,666245</text:p>
          </table:table-cell>
          <table:table-cell office:value-type="float" office:value="0.818" calcext:value-type="float">
            <text:p>0,818</text:p>
          </table:table-cell>
          <table:table-cell office:value-type="float" office:value="24.064721" calcext:value-type="float">
            <text:p>24,064721</text:p>
          </table:table-cell>
          <table:table-cell office:value-type="float" office:value="468" calcext:value-type="float">
            <text:p>468</text:p>
          </table:table-cell>
          <table:table-cell table:number-columns-repeated="1003"/>
        </table:table-row>
        <table:table-row table:style-name="ro1">
          <table:table-cell table:style-name="ce5" office:value-type="float" office:value="0.311598" calcext:value-type="float">
            <text:p>0,3116</text:p>
          </table:table-cell>
          <table:table-cell table:style-name="ce5" office:value-type="float" office:value="0.780373" calcext:value-type="float">
            <text:p>0,7804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4.650275" calcext:value-type="float">
            <text:p>24,6503</text:p>
          </table:table-cell>
          <table:table-cell table:style-name="ce13" office:value-type="float" office:value="0.509062" calcext:value-type="float">
            <text:p>0,5091</text:p>
          </table:table-cell>
          <table:table-cell table:style-name="ce5" office:value-type="float" office:value="0.686618" calcext:value-type="float">
            <text:p>0,686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5.847105" calcext:value-type="float">
            <text:p>25,8471</text:p>
          </table:table-cell>
          <table:table-cell table:style-name="Default" office:value-type="float" office:value="0.77006" calcext:value-type="float">
            <text:p>0,77006</text:p>
          </table:table-cell>
          <table:table-cell office:value-type="float" office:value="0.659857" calcext:value-type="float">
            <text:p>0,659857</text:p>
          </table:table-cell>
          <table:table-cell office:value-type="float" office:value="0.7985" calcext:value-type="float">
            <text:p>0,7985</text:p>
          </table:table-cell>
          <table:table-cell office:value-type="float" office:value="31.431791" calcext:value-type="float">
            <text:p>31,431791</text:p>
          </table:table-cell>
          <table:table-cell office:value-type="float" office:value="0.535785" calcext:value-type="float">
            <text:p>0,535785</text:p>
          </table:table-cell>
          <table:table-cell office:value-type="float" office:value="0.750539" calcext:value-type="float">
            <text:p>0,750539</text:p>
          </table:table-cell>
          <table:table-cell office:value-type="float" office:value="0.807" calcext:value-type="float">
            <text:p>0,807</text:p>
          </table:table-cell>
          <table:table-cell office:value-type="float" office:value="27.275999" calcext:value-type="float">
            <text:p>27,275999</text:p>
          </table:table-cell>
          <table:table-cell office:value-type="float" office:value="0.567813" calcext:value-type="float">
            <text:p>0,567813</text:p>
          </table:table-cell>
          <table:table-cell office:value-type="float" office:value="0.680917" calcext:value-type="float">
            <text:p>0,680917</text:p>
          </table:table-cell>
          <table:table-cell office:value-type="float" office:value="0.811" calcext:value-type="float">
            <text:p>0,811</text:p>
          </table:table-cell>
          <table:table-cell office:value-type="float" office:value="24.063646" calcext:value-type="float">
            <text:p>24,063646</text:p>
          </table:table-cell>
          <table:table-cell office:value-type="float" office:value="469" calcext:value-type="float">
            <text:p>469</text:p>
          </table:table-cell>
          <table:table-cell table:number-columns-repeated="1003"/>
        </table:table-row>
        <table:table-row table:style-name="ro1">
          <table:table-cell table:style-name="ce5" office:value-type="float" office:value="0.341791" calcext:value-type="float">
            <text:p>0,3418</text:p>
          </table:table-cell>
          <table:table-cell table:style-name="ce5" office:value-type="float" office:value="0.789841" calcext:value-type="float">
            <text:p>0,7898</text:p>
          </table:table-cell>
          <table:table-cell table:style-name="ce5" office:value-type="float" office:value="0.815" calcext:value-type="float">
            <text:p>0,8150</text:p>
          </table:table-cell>
          <table:table-cell table:style-name="ce10" office:value-type="float" office:value="24.256663" calcext:value-type="float">
            <text:p>24,2567</text:p>
          </table:table-cell>
          <table:table-cell table:style-name="ce13" office:value-type="float" office:value="0.489504" calcext:value-type="float">
            <text:p>0,4895</text:p>
          </table:table-cell>
          <table:table-cell table:style-name="ce5" office:value-type="float" office:value="0.678974" calcext:value-type="float">
            <text:p>0,6790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4.987467" calcext:value-type="float">
            <text:p>24,9875</text:p>
          </table:table-cell>
          <table:table-cell table:style-name="Default" office:value-type="float" office:value="0.741198" calcext:value-type="float">
            <text:p>0,741198</text:p>
          </table:table-cell>
          <table:table-cell office:value-type="float" office:value="0.717703" calcext:value-type="float">
            <text:p>0,717703</text:p>
          </table:table-cell>
          <table:table-cell office:value-type="float" office:value="0.782" calcext:value-type="float">
            <text:p>0,782</text:p>
          </table:table-cell>
          <table:table-cell office:value-type="float" office:value="33.053803" calcext:value-type="float">
            <text:p>33,053803</text:p>
          </table:table-cell>
          <table:table-cell office:value-type="float" office:value="0.540282" calcext:value-type="float">
            <text:p>0,540282</text:p>
          </table:table-cell>
          <table:table-cell office:value-type="float" office:value="0.717129" calcext:value-type="float">
            <text:p>0,717129</text:p>
          </table:table-cell>
          <table:table-cell office:value-type="float" office:value="0.8135" calcext:value-type="float">
            <text:p>0,8135</text:p>
          </table:table-cell>
          <table:table-cell office:value-type="float" office:value="25.255938" calcext:value-type="float">
            <text:p>25,255938</text:p>
          </table:table-cell>
          <table:table-cell office:value-type="float" office:value="0.603939" calcext:value-type="float">
            <text:p>0,603939</text:p>
          </table:table-cell>
          <table:table-cell office:value-type="float" office:value="0.657162" calcext:value-type="float">
            <text:p>0,657162</text:p>
          </table:table-cell>
          <table:table-cell office:value-type="float" office:value="0.815" calcext:value-type="float">
            <text:p>0,815</text:p>
          </table:table-cell>
          <table:table-cell office:value-type="float" office:value="24.040675" calcext:value-type="float">
            <text:p>24,040675</text:p>
          </table:table-cell>
          <table:table-cell office:value-type="float" office:value="470" calcext:value-type="float">
            <text:p>470</text:p>
          </table:table-cell>
          <table:table-cell table:number-columns-repeated="1003"/>
        </table:table-row>
        <table:table-row table:style-name="ro1">
          <table:table-cell table:style-name="ce5" office:value-type="float" office:value="0.343905" calcext:value-type="float">
            <text:p>0,3439</text:p>
          </table:table-cell>
          <table:table-cell table:style-name="ce5" office:value-type="float" office:value="0.810996" calcext:value-type="float">
            <text:p>0,8110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3.980458" calcext:value-type="float">
            <text:p>23,9805</text:p>
          </table:table-cell>
          <table:table-cell table:style-name="ce13" office:value-type="float" office:value="0.507757" calcext:value-type="float">
            <text:p>0,5078</text:p>
          </table:table-cell>
          <table:table-cell table:style-name="ce5" office:value-type="float" office:value="0.698393" calcext:value-type="float">
            <text:p>0,6984</text:p>
          </table:table-cell>
          <table:table-cell table:style-name="ce5" office:value-type="float" office:value="0.815" calcext:value-type="float">
            <text:p>0,8150</text:p>
          </table:table-cell>
          <table:table-cell table:style-name="ce10" office:value-type="float" office:value="24.854331" calcext:value-type="float">
            <text:p>24,8543</text:p>
          </table:table-cell>
          <table:table-cell table:style-name="Default" office:value-type="float" office:value="0.751728" calcext:value-type="float">
            <text:p>0,751728</text:p>
          </table:table-cell>
          <table:table-cell office:value-type="float" office:value="0.649245" calcext:value-type="float">
            <text:p>0,649245</text:p>
          </table:table-cell>
          <table:table-cell office:value-type="float" office:value="0.799" calcext:value-type="float">
            <text:p>0,799</text:p>
          </table:table-cell>
          <table:table-cell office:value-type="float" office:value="31.816712" calcext:value-type="float">
            <text:p>31,816712</text:p>
          </table:table-cell>
          <table:table-cell office:value-type="float" office:value="0.486004" calcext:value-type="float">
            <text:p>0,486004</text:p>
          </table:table-cell>
          <table:table-cell office:value-type="float" office:value="0.712405" calcext:value-type="float">
            <text:p>0,712405</text:p>
          </table:table-cell>
          <table:table-cell office:value-type="float" office:value="0.8095" calcext:value-type="float">
            <text:p>0,8095</text:p>
          </table:table-cell>
          <table:table-cell office:value-type="float" office:value="25.250744" calcext:value-type="float">
            <text:p>25,250744</text:p>
          </table:table-cell>
          <table:table-cell office:value-type="float" office:value="0.556322" calcext:value-type="float">
            <text:p>0,556322</text:p>
          </table:table-cell>
          <table:table-cell office:value-type="float" office:value="0.718527" calcext:value-type="float">
            <text:p>0,718527</text:p>
          </table:table-cell>
          <table:table-cell office:value-type="float" office:value="0.803" calcext:value-type="float">
            <text:p>0,803</text:p>
          </table:table-cell>
          <table:table-cell office:value-type="float" office:value="24.101715" calcext:value-type="float">
            <text:p>24,101715</text:p>
          </table:table-cell>
          <table:table-cell office:value-type="float" office:value="471" calcext:value-type="float">
            <text:p>471</text:p>
          </table:table-cell>
          <table:table-cell table:number-columns-repeated="1003"/>
        </table:table-row>
        <table:table-row table:style-name="ro1">
          <table:table-cell table:style-name="ce5" office:value-type="float" office:value="0.348958" calcext:value-type="float">
            <text:p>0,3490</text:p>
          </table:table-cell>
          <table:table-cell table:style-name="ce5" office:value-type="float" office:value="0.742525" calcext:value-type="float">
            <text:p>0,7425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3.766767" calcext:value-type="float">
            <text:p>23,7668</text:p>
          </table:table-cell>
          <table:table-cell table:style-name="ce13" office:value-type="float" office:value="0.525204" calcext:value-type="float">
            <text:p>0,5252</text:p>
          </table:table-cell>
          <table:table-cell table:style-name="ce5" office:value-type="float" office:value="0.670467" calcext:value-type="float">
            <text:p>0,6705</text:p>
          </table:table-cell>
          <table:table-cell table:style-name="ce5" office:value-type="float" office:value="0.8225" calcext:value-type="float">
            <text:p>0,8225</text:p>
          </table:table-cell>
          <table:table-cell table:style-name="ce10" office:value-type="float" office:value="27.633114" calcext:value-type="float">
            <text:p>27,6331</text:p>
          </table:table-cell>
          <table:table-cell table:style-name="Default" office:value-type="float" office:value="0.775487" calcext:value-type="float">
            <text:p>0,775487</text:p>
          </table:table-cell>
          <table:table-cell office:value-type="float" office:value="0.68761" calcext:value-type="float">
            <text:p>0,68761</text:p>
          </table:table-cell>
          <table:table-cell office:value-type="float" office:value="0.797" calcext:value-type="float">
            <text:p>0,797</text:p>
          </table:table-cell>
          <table:table-cell office:value-type="float" office:value="32.490456" calcext:value-type="float">
            <text:p>32,490456</text:p>
          </table:table-cell>
          <table:table-cell office:value-type="float" office:value="0.525046" calcext:value-type="float">
            <text:p>0,525046</text:p>
          </table:table-cell>
          <table:table-cell office:value-type="float" office:value="0.759762" calcext:value-type="float">
            <text:p>0,759762</text:p>
          </table:table-cell>
          <table:table-cell office:value-type="float" office:value="0.8015" calcext:value-type="float">
            <text:p>0,8015</text:p>
          </table:table-cell>
          <table:table-cell office:value-type="float" office:value="25.908013" calcext:value-type="float">
            <text:p>25,908013</text:p>
          </table:table-cell>
          <table:table-cell office:value-type="float" office:value="0.555973" calcext:value-type="float">
            <text:p>0,555973</text:p>
          </table:table-cell>
          <table:table-cell office:value-type="float" office:value="0.661936" calcext:value-type="float">
            <text:p>0,661936</text:p>
          </table:table-cell>
          <table:table-cell office:value-type="float" office:value="0.814" calcext:value-type="float">
            <text:p>0,814</text:p>
          </table:table-cell>
          <table:table-cell office:value-type="float" office:value="24.075423" calcext:value-type="float">
            <text:p>24,075423</text:p>
          </table:table-cell>
          <table:table-cell office:value-type="float" office:value="472" calcext:value-type="float">
            <text:p>472</text:p>
          </table:table-cell>
          <table:table-cell table:number-columns-repeated="1003"/>
        </table:table-row>
        <table:table-row table:style-name="ro1">
          <table:table-cell table:style-name="ce5" office:value-type="float" office:value="0.341105" calcext:value-type="float">
            <text:p>0,3411</text:p>
          </table:table-cell>
          <table:table-cell table:style-name="ce5" office:value-type="float" office:value="0.770861" calcext:value-type="float">
            <text:p>0,7709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4.131132" calcext:value-type="float">
            <text:p>24,1311</text:p>
          </table:table-cell>
          <table:table-cell table:style-name="ce13" office:value-type="float" office:value="0.518753" calcext:value-type="float">
            <text:p>0,5188</text:p>
          </table:table-cell>
          <table:table-cell table:style-name="ce5" office:value-type="float" office:value="0.689527" calcext:value-type="float">
            <text:p>0,689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5.311842" calcext:value-type="float">
            <text:p>25,3118</text:p>
          </table:table-cell>
          <table:table-cell table:style-name="Default" office:value-type="float" office:value="0.7324" calcext:value-type="float">
            <text:p>0,7324</text:p>
          </table:table-cell>
          <table:table-cell office:value-type="float" office:value="0.682337" calcext:value-type="float">
            <text:p>0,682337</text:p>
          </table:table-cell>
          <table:table-cell office:value-type="float" office:value="0.801" calcext:value-type="float">
            <text:p>0,801</text:p>
          </table:table-cell>
          <table:table-cell office:value-type="float" office:value="31.296461" calcext:value-type="float">
            <text:p>31,296461</text:p>
          </table:table-cell>
          <table:table-cell office:value-type="float" office:value="0.491023" calcext:value-type="float">
            <text:p>0,491023</text:p>
          </table:table-cell>
          <table:table-cell office:value-type="float" office:value="0.715709" calcext:value-type="float">
            <text:p>0,715709</text:p>
          </table:table-cell>
          <table:table-cell office:value-type="float" office:value="0.807" calcext:value-type="float">
            <text:p>0,807</text:p>
          </table:table-cell>
          <table:table-cell office:value-type="float" office:value="25.525929" calcext:value-type="float">
            <text:p>25,525929</text:p>
          </table:table-cell>
          <table:table-cell office:value-type="float" office:value="0.565445" calcext:value-type="float">
            <text:p>0,565445</text:p>
          </table:table-cell>
          <table:table-cell office:value-type="float" office:value="0.659099" calcext:value-type="float">
            <text:p>0,659099</text:p>
          </table:table-cell>
          <table:table-cell office:value-type="float" office:value="0.8205" calcext:value-type="float">
            <text:p>0,8205</text:p>
          </table:table-cell>
          <table:table-cell office:value-type="float" office:value="24.101466" calcext:value-type="float">
            <text:p>24,101466</text:p>
          </table:table-cell>
          <table:table-cell office:value-type="float" office:value="473" calcext:value-type="float">
            <text:p>473</text:p>
          </table:table-cell>
          <table:table-cell table:number-columns-repeated="1003"/>
        </table:table-row>
        <table:table-row table:style-name="ro1">
          <table:table-cell table:style-name="ce5" office:value-type="float" office:value="0.316294" calcext:value-type="float">
            <text:p>0,3163</text:p>
          </table:table-cell>
          <table:table-cell table:style-name="ce5" office:value-type="float" office:value="0.780954" calcext:value-type="float">
            <text:p>0,7810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2.937053" calcext:value-type="float">
            <text:p>22,9371</text:p>
          </table:table-cell>
          <table:table-cell table:style-name="ce13" office:value-type="float" office:value="0.51784" calcext:value-type="float">
            <text:p>0,5178</text:p>
          </table:table-cell>
          <table:table-cell table:style-name="ce5" office:value-type="float" office:value="0.670563" calcext:value-type="float">
            <text:p>0,6706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4.973041" calcext:value-type="float">
            <text:p>24,9730</text:p>
          </table:table-cell>
          <table:table-cell table:style-name="Default" office:value-type="float" office:value="0.737881" calcext:value-type="float">
            <text:p>0,737881</text:p>
          </table:table-cell>
          <table:table-cell office:value-type="float" office:value="0.65112" calcext:value-type="float">
            <text:p>0,65112</text:p>
          </table:table-cell>
          <table:table-cell office:value-type="float" office:value="0.805" calcext:value-type="float">
            <text:p>0,805</text:p>
          </table:table-cell>
          <table:table-cell office:value-type="float" office:value="32.278688" calcext:value-type="float">
            <text:p>32,278688</text:p>
          </table:table-cell>
          <table:table-cell office:value-type="float" office:value="0.51103" calcext:value-type="float">
            <text:p>0,51103</text:p>
          </table:table-cell>
          <table:table-cell office:value-type="float" office:value="0.741595" calcext:value-type="float">
            <text:p>0,741595</text:p>
          </table:table-cell>
          <table:table-cell office:value-type="float" office:value="0.799" calcext:value-type="float">
            <text:p>0,799</text:p>
          </table:table-cell>
          <table:table-cell office:value-type="float" office:value="25.597911" calcext:value-type="float">
            <text:p>25,597911</text:p>
          </table:table-cell>
          <table:table-cell office:value-type="float" office:value="0.586413" calcext:value-type="float">
            <text:p>0,586413</text:p>
          </table:table-cell>
          <table:table-cell office:value-type="float" office:value="0.653301" calcext:value-type="float">
            <text:p>0,653301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218487" calcext:value-type="float">
            <text:p>24,218487</text:p>
          </table:table-cell>
          <table:table-cell office:value-type="float" office:value="474" calcext:value-type="float">
            <text:p>474</text:p>
          </table:table-cell>
          <table:table-cell table:number-columns-repeated="1003"/>
        </table:table-row>
        <table:table-row table:style-name="ro1">
          <table:table-cell table:style-name="ce5" office:value-type="float" office:value="0.332943" calcext:value-type="float">
            <text:p>0,3329</text:p>
          </table:table-cell>
          <table:table-cell table:style-name="ce5" office:value-type="float" office:value="0.75848" calcext:value-type="float">
            <text:p>0,7585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3.091708" calcext:value-type="float">
            <text:p>23,0917</text:p>
          </table:table-cell>
          <table:table-cell table:style-name="ce13" office:value-type="float" office:value="0.495755" calcext:value-type="float">
            <text:p>0,4958</text:p>
          </table:table-cell>
          <table:table-cell table:style-name="ce5" office:value-type="float" office:value="0.659901" calcext:value-type="float">
            <text:p>0,6599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6.963631" calcext:value-type="float">
            <text:p>26,9636</text:p>
          </table:table-cell>
          <table:table-cell table:style-name="Default" office:value-type="float" office:value="0.737338" calcext:value-type="float">
            <text:p>0,737338</text:p>
          </table:table-cell>
          <table:table-cell office:value-type="float" office:value="0.654395" calcext:value-type="float">
            <text:p>0,654395</text:p>
          </table:table-cell>
          <table:table-cell office:value-type="float" office:value="0.8035" calcext:value-type="float">
            <text:p>0,8035</text:p>
          </table:table-cell>
          <table:table-cell office:value-type="float" office:value="32.232579" calcext:value-type="float">
            <text:p>32,232579</text:p>
          </table:table-cell>
          <table:table-cell office:value-type="float" office:value="0.514681" calcext:value-type="float">
            <text:p>0,514681</text:p>
          </table:table-cell>
          <table:table-cell office:value-type="float" office:value="0.707046" calcext:value-type="float">
            <text:p>0,707046</text:p>
          </table:table-cell>
          <table:table-cell office:value-type="float" office:value="0.8095" calcext:value-type="float">
            <text:p>0,8095</text:p>
          </table:table-cell>
          <table:table-cell office:value-type="float" office:value="26.432414" calcext:value-type="float">
            <text:p>26,432414</text:p>
          </table:table-cell>
          <table:table-cell office:value-type="float" office:value="0.57593" calcext:value-type="float">
            <text:p>0,57593</text:p>
          </table:table-cell>
          <table:table-cell office:value-type="float" office:value="0.67837" calcext:value-type="float">
            <text:p>0,67837</text:p>
          </table:table-cell>
          <table:table-cell office:value-type="float" office:value="0.8235" calcext:value-type="float">
            <text:p>0,8235</text:p>
          </table:table-cell>
          <table:table-cell office:value-type="float" office:value="24.031324" calcext:value-type="float">
            <text:p>24,031324</text:p>
          </table:table-cell>
          <table:table-cell office:value-type="float" office:value="475" calcext:value-type="float">
            <text:p>475</text:p>
          </table:table-cell>
          <table:table-cell table:number-columns-repeated="1003"/>
        </table:table-row>
        <table:table-row table:style-name="ro1">
          <table:table-cell table:style-name="ce5" office:value-type="float" office:value="0.320152" calcext:value-type="float">
            <text:p>0,3202</text:p>
          </table:table-cell>
          <table:table-cell table:style-name="ce5" office:value-type="float" office:value="0.781597" calcext:value-type="float">
            <text:p>0,781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3.012429" calcext:value-type="float">
            <text:p>23,0124</text:p>
          </table:table-cell>
          <table:table-cell table:style-name="ce13" office:value-type="float" office:value="0.489993" calcext:value-type="float">
            <text:p>0,4900</text:p>
          </table:table-cell>
          <table:table-cell table:style-name="ce5" office:value-type="float" office:value="0.717582" calcext:value-type="float">
            <text:p>0,7176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5.022407" calcext:value-type="float">
            <text:p>25,0224</text:p>
          </table:table-cell>
          <table:table-cell table:style-name="Default" office:value-type="float" office:value="0.757842" calcext:value-type="float">
            <text:p>0,757842</text:p>
          </table:table-cell>
          <table:table-cell office:value-type="float" office:value="0.673874" calcext:value-type="float">
            <text:p>0,673874</text:p>
          </table:table-cell>
          <table:table-cell office:value-type="float" office:value="0.797" calcext:value-type="float">
            <text:p>0,797</text:p>
          </table:table-cell>
          <table:table-cell office:value-type="float" office:value="32.781557" calcext:value-type="float">
            <text:p>32,781557</text:p>
          </table:table-cell>
          <table:table-cell office:value-type="float" office:value="0.506649" calcext:value-type="float">
            <text:p>0,506649</text:p>
          </table:table-cell>
          <table:table-cell office:value-type="float" office:value="0.724959" calcext:value-type="float">
            <text:p>0,724959</text:p>
          </table:table-cell>
          <table:table-cell office:value-type="float" office:value="0.815" calcext:value-type="float">
            <text:p>0,815</text:p>
          </table:table-cell>
          <table:table-cell office:value-type="float" office:value="25.232458" calcext:value-type="float">
            <text:p>25,232458</text:p>
          </table:table-cell>
          <table:table-cell office:value-type="float" office:value="0.538936" calcext:value-type="float">
            <text:p>0,538936</text:p>
          </table:table-cell>
          <table:table-cell office:value-type="float" office:value="0.657755" calcext:value-type="float">
            <text:p>0,657755</text:p>
          </table:table-cell>
          <table:table-cell office:value-type="float" office:value="0.811" calcext:value-type="float">
            <text:p>0,811</text:p>
          </table:table-cell>
          <table:table-cell office:value-type="float" office:value="24.095287" calcext:value-type="float">
            <text:p>24,095287</text:p>
          </table:table-cell>
          <table:table-cell office:value-type="float" office:value="476" calcext:value-type="float">
            <text:p>476</text:p>
          </table:table-cell>
          <table:table-cell table:number-columns-repeated="1003"/>
        </table:table-row>
        <table:table-row table:style-name="ro1">
          <table:table-cell table:style-name="ce5" office:value-type="float" office:value="0.336636" calcext:value-type="float">
            <text:p>0,3366</text:p>
          </table:table-cell>
          <table:table-cell table:style-name="ce5" office:value-type="float" office:value="0.791742" calcext:value-type="float">
            <text:p>0,7917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2.849813" calcext:value-type="float">
            <text:p>22,8498</text:p>
          </table:table-cell>
          <table:table-cell table:style-name="ce13" office:value-type="float" office:value="0.508097" calcext:value-type="float">
            <text:p>0,5081</text:p>
          </table:table-cell>
          <table:table-cell table:style-name="ce5" office:value-type="float" office:value="0.73644" calcext:value-type="float">
            <text:p>0,7364</text:p>
          </table:table-cell>
          <table:table-cell table:style-name="ce5" office:value-type="float" office:value="0.802" calcext:value-type="float">
            <text:p>0,8020</text:p>
          </table:table-cell>
          <table:table-cell table:style-name="ce10" office:value-type="float" office:value="26.18674" calcext:value-type="float">
            <text:p>26,1867</text:p>
          </table:table-cell>
          <table:table-cell table:style-name="Default" office:value-type="float" office:value="0.737686" calcext:value-type="float">
            <text:p>0,737686</text:p>
          </table:table-cell>
          <table:table-cell office:value-type="float" office:value="0.659716" calcext:value-type="float">
            <text:p>0,659716</text:p>
          </table:table-cell>
          <table:table-cell office:value-type="float" office:value="0.804" calcext:value-type="float">
            <text:p>0,804</text:p>
          </table:table-cell>
          <table:table-cell office:value-type="float" office:value="32.224507" calcext:value-type="float">
            <text:p>32,224507</text:p>
          </table:table-cell>
          <table:table-cell office:value-type="float" office:value="0.508555" calcext:value-type="float">
            <text:p>0,508555</text:p>
          </table:table-cell>
          <table:table-cell office:value-type="float" office:value="0.702208" calcext:value-type="float">
            <text:p>0,702208</text:p>
          </table:table-cell>
          <table:table-cell office:value-type="float" office:value="0.81" calcext:value-type="float">
            <text:p>0,81</text:p>
          </table:table-cell>
          <table:table-cell office:value-type="float" office:value="27.029642" calcext:value-type="float">
            <text:p>27,029642</text:p>
          </table:table-cell>
          <table:table-cell office:value-type="float" office:value="0.605529" calcext:value-type="float">
            <text:p>0,605529</text:p>
          </table:table-cell>
          <table:table-cell office:value-type="float" office:value="0.657106" calcext:value-type="float">
            <text:p>0,657106</text:p>
          </table:table-cell>
          <table:table-cell office:value-type="float" office:value="0.8195" calcext:value-type="float">
            <text:p>0,8195</text:p>
          </table:table-cell>
          <table:table-cell office:value-type="float" office:value="24.110027" calcext:value-type="float">
            <text:p>24,110027</text:p>
          </table:table-cell>
          <table:table-cell office:value-type="float" office:value="477" calcext:value-type="float">
            <text:p>477</text:p>
          </table:table-cell>
          <table:table-cell table:number-columns-repeated="1003"/>
        </table:table-row>
        <table:table-row table:style-name="ro1">
          <table:table-cell table:style-name="ce5" office:value-type="float" office:value="0.311734" calcext:value-type="float">
            <text:p>0,3117</text:p>
          </table:table-cell>
          <table:table-cell table:style-name="ce5" office:value-type="float" office:value="0.801665" calcext:value-type="float">
            <text:p>0,8017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3.520419" calcext:value-type="float">
            <text:p>23,5204</text:p>
          </table:table-cell>
          <table:table-cell table:style-name="ce13" office:value-type="float" office:value="0.497613" calcext:value-type="float">
            <text:p>0,4976</text:p>
          </table:table-cell>
          <table:table-cell table:style-name="ce5" office:value-type="float" office:value="0.707558" calcext:value-type="float">
            <text:p>0,7076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6.703075" calcext:value-type="float">
            <text:p>26,7031</text:p>
          </table:table-cell>
          <table:table-cell table:style-name="Default" office:value-type="float" office:value="0.731473" calcext:value-type="float">
            <text:p>0,731473</text:p>
          </table:table-cell>
          <table:table-cell office:value-type="float" office:value="0.685936" calcext:value-type="float">
            <text:p>0,685936</text:p>
          </table:table-cell>
          <table:table-cell office:value-type="float" office:value="0.796" calcext:value-type="float">
            <text:p>0,796</text:p>
          </table:table-cell>
          <table:table-cell office:value-type="float" office:value="33.468207" calcext:value-type="float">
            <text:p>33,468207</text:p>
          </table:table-cell>
          <table:table-cell office:value-type="float" office:value="0.542378" calcext:value-type="float">
            <text:p>0,542378</text:p>
          </table:table-cell>
          <table:table-cell office:value-type="float" office:value="0.708066" calcext:value-type="float">
            <text:p>0,708066</text:p>
          </table:table-cell>
          <table:table-cell office:value-type="float" office:value="0.8115" calcext:value-type="float">
            <text:p>0,8115</text:p>
          </table:table-cell>
          <table:table-cell office:value-type="float" office:value="25.277993" calcext:value-type="float">
            <text:p>25,277993</text:p>
          </table:table-cell>
          <table:table-cell office:value-type="float" office:value="0.547101" calcext:value-type="float">
            <text:p>0,547101</text:p>
          </table:table-cell>
          <table:table-cell office:value-type="float" office:value="0.681288" calcext:value-type="float">
            <text:p>0,681288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240754" calcext:value-type="float">
            <text:p>24,240754</text:p>
          </table:table-cell>
          <table:table-cell office:value-type="float" office:value="478" calcext:value-type="float">
            <text:p>478</text:p>
          </table:table-cell>
          <table:table-cell table:number-columns-repeated="1003"/>
        </table:table-row>
        <table:table-row table:style-name="ro1">
          <table:table-cell table:style-name="ce5" office:value-type="float" office:value="0.327318" calcext:value-type="float">
            <text:p>0,3273</text:p>
          </table:table-cell>
          <table:table-cell table:style-name="ce5" office:value-type="float" office:value="0.885495" calcext:value-type="float">
            <text:p>0,8855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3.555402" calcext:value-type="float">
            <text:p>23,5554</text:p>
          </table:table-cell>
          <table:table-cell table:style-name="ce13" office:value-type="float" office:value="0.478903" calcext:value-type="float">
            <text:p>0,4789</text:p>
          </table:table-cell>
          <table:table-cell table:style-name="ce5" office:value-type="float" office:value="0.710656" calcext:value-type="float">
            <text:p>0,7107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5.350818" calcext:value-type="float">
            <text:p>25,3508</text:p>
          </table:table-cell>
          <table:table-cell table:style-name="Default" office:value-type="float" office:value="0.742866" calcext:value-type="float">
            <text:p>0,742866</text:p>
          </table:table-cell>
          <table:table-cell office:value-type="float" office:value="0.660971" calcext:value-type="float">
            <text:p>0,660971</text:p>
          </table:table-cell>
          <table:table-cell office:value-type="float" office:value="0.7965" calcext:value-type="float">
            <text:p>0,7965</text:p>
          </table:table-cell>
          <table:table-cell office:value-type="float" office:value="33.386264" calcext:value-type="float">
            <text:p>33,386264</text:p>
          </table:table-cell>
          <table:table-cell office:value-type="float" office:value="0.501775" calcext:value-type="float">
            <text:p>0,501775</text:p>
          </table:table-cell>
          <table:table-cell office:value-type="float" office:value="0.697117" calcext:value-type="float">
            <text:p>0,697117</text:p>
          </table:table-cell>
          <table:table-cell office:value-type="float" office:value="0.819" calcext:value-type="float">
            <text:p>0,819</text:p>
          </table:table-cell>
          <table:table-cell office:value-type="float" office:value="25.25339" calcext:value-type="float">
            <text:p>25,25339</text:p>
          </table:table-cell>
          <table:table-cell office:value-type="float" office:value="0.555011" calcext:value-type="float">
            <text:p>0,555011</text:p>
          </table:table-cell>
          <table:table-cell office:value-type="float" office:value="0.658888" calcext:value-type="float">
            <text:p>0,658888</text:p>
          </table:table-cell>
          <table:table-cell office:value-type="float" office:value="0.82" calcext:value-type="float">
            <text:p>0,82</text:p>
          </table:table-cell>
          <table:table-cell office:value-type="float" office:value="24.076079" calcext:value-type="float">
            <text:p>24,076079</text:p>
          </table:table-cell>
          <table:table-cell office:value-type="float" office:value="479" calcext:value-type="float">
            <text:p>479</text:p>
          </table:table-cell>
          <table:table-cell table:number-columns-repeated="1003"/>
        </table:table-row>
        <table:table-row table:style-name="ro1">
          <table:table-cell table:style-name="ce5" office:value-type="float" office:value="0.319781" calcext:value-type="float">
            <text:p>0,3198</text:p>
          </table:table-cell>
          <table:table-cell table:style-name="ce5" office:value-type="float" office:value="0.824679" calcext:value-type="float">
            <text:p>0,8247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059802" calcext:value-type="float">
            <text:p>24,0598</text:p>
          </table:table-cell>
          <table:table-cell table:style-name="ce13" office:value-type="float" office:value="0.509223" calcext:value-type="float">
            <text:p>0,5092</text:p>
          </table:table-cell>
          <table:table-cell table:style-name="ce5" office:value-type="float" office:value="0.707634" calcext:value-type="float">
            <text:p>0,707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4.982168" calcext:value-type="float">
            <text:p>24,9822</text:p>
          </table:table-cell>
          <table:table-cell table:style-name="Default" office:value-type="float" office:value="0.757076" calcext:value-type="float">
            <text:p>0,757076</text:p>
          </table:table-cell>
          <table:table-cell office:value-type="float" office:value="0.666582" calcext:value-type="float">
            <text:p>0,666582</text:p>
          </table:table-cell>
          <table:table-cell office:value-type="float" office:value="0.79" calcext:value-type="float">
            <text:p>0,79</text:p>
          </table:table-cell>
          <table:table-cell office:value-type="float" office:value="32.972976" calcext:value-type="float">
            <text:p>32,972976</text:p>
          </table:table-cell>
          <table:table-cell office:value-type="float" office:value="0.508995" calcext:value-type="float">
            <text:p>0,508995</text:p>
          </table:table-cell>
          <table:table-cell office:value-type="float" office:value="0.69418" calcext:value-type="float">
            <text:p>0,69418</text:p>
          </table:table-cell>
          <table:table-cell office:value-type="float" office:value="0.811" calcext:value-type="float">
            <text:p>0,811</text:p>
          </table:table-cell>
          <table:table-cell office:value-type="float" office:value="26.117659" calcext:value-type="float">
            <text:p>26,117659</text:p>
          </table:table-cell>
          <table:table-cell office:value-type="float" office:value="0.574662" calcext:value-type="float">
            <text:p>0,574662</text:p>
          </table:table-cell>
          <table:table-cell office:value-type="float" office:value="0.706814" calcext:value-type="float">
            <text:p>0,706814</text:p>
          </table:table-cell>
          <table:table-cell office:value-type="float" office:value="0.8" calcext:value-type="float">
            <text:p>0,8</text:p>
          </table:table-cell>
          <table:table-cell office:value-type="float" office:value="24.062759" calcext:value-type="float">
            <text:p>24,062759</text:p>
          </table:table-cell>
          <table:table-cell office:value-type="float" office:value="480" calcext:value-type="float">
            <text:p>480</text:p>
          </table:table-cell>
          <table:table-cell table:number-columns-repeated="1003"/>
        </table:table-row>
        <table:table-row table:style-name="ro1">
          <table:table-cell table:style-name="ce5" office:value-type="float" office:value="0.346544" calcext:value-type="float">
            <text:p>0,3465</text:p>
          </table:table-cell>
          <table:table-cell table:style-name="ce5" office:value-type="float" office:value="0.767155" calcext:value-type="float">
            <text:p>0,7672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282186" calcext:value-type="float">
            <text:p>24,2822</text:p>
          </table:table-cell>
          <table:table-cell table:style-name="ce13" office:value-type="float" office:value="0.466137" calcext:value-type="float">
            <text:p>0,4661</text:p>
          </table:table-cell>
          <table:table-cell table:style-name="ce5" office:value-type="float" office:value="0.737132" calcext:value-type="float">
            <text:p>0,7371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7.861143" calcext:value-type="float">
            <text:p>27,8611</text:p>
          </table:table-cell>
          <table:table-cell table:style-name="Default" office:value-type="float" office:value="0.744493" calcext:value-type="float">
            <text:p>0,744493</text:p>
          </table:table-cell>
          <table:table-cell office:value-type="float" office:value="0.666873" calcext:value-type="float">
            <text:p>0,666873</text:p>
          </table:table-cell>
          <table:table-cell office:value-type="float" office:value="0.7975" calcext:value-type="float">
            <text:p>0,7975</text:p>
          </table:table-cell>
          <table:table-cell office:value-type="float" office:value="32.412514" calcext:value-type="float">
            <text:p>32,412514</text:p>
          </table:table-cell>
          <table:table-cell office:value-type="float" office:value="0.476804" calcext:value-type="float">
            <text:p>0,476804</text:p>
          </table:table-cell>
          <table:table-cell office:value-type="float" office:value="0.709319" calcext:value-type="float">
            <text:p>0,709319</text:p>
          </table:table-cell>
          <table:table-cell office:value-type="float" office:value="0.816" calcext:value-type="float">
            <text:p>0,816</text:p>
          </table:table-cell>
          <table:table-cell office:value-type="float" office:value="25.268806" calcext:value-type="float">
            <text:p>25,268806</text:p>
          </table:table-cell>
          <table:table-cell office:value-type="float" office:value="0.543133" calcext:value-type="float">
            <text:p>0,543133</text:p>
          </table:table-cell>
          <table:table-cell office:value-type="float" office:value="0.741054" calcext:value-type="float">
            <text:p>0,741054</text:p>
          </table:table-cell>
          <table:table-cell office:value-type="float" office:value="0.7965" calcext:value-type="float">
            <text:p>0,7965</text:p>
          </table:table-cell>
          <table:table-cell office:value-type="float" office:value="24.017993" calcext:value-type="float">
            <text:p>24,017993</text:p>
          </table:table-cell>
          <table:table-cell office:value-type="float" office:value="481" calcext:value-type="float">
            <text:p>481</text:p>
          </table:table-cell>
          <table:table-cell table:number-columns-repeated="1003"/>
        </table:table-row>
        <table:table-row table:style-name="ro1">
          <table:table-cell table:style-name="ce5" office:value-type="float" office:value="0.343202" calcext:value-type="float">
            <text:p>0,3432</text:p>
          </table:table-cell>
          <table:table-cell table:style-name="ce5" office:value-type="float" office:value="0.781252" calcext:value-type="float">
            <text:p>0,7813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5.242883" calcext:value-type="float">
            <text:p>25,2429</text:p>
          </table:table-cell>
          <table:table-cell table:style-name="ce13" office:value-type="float" office:value="0.509625" calcext:value-type="float">
            <text:p>0,5096</text:p>
          </table:table-cell>
          <table:table-cell table:style-name="ce5" office:value-type="float" office:value="0.695723" calcext:value-type="float">
            <text:p>0,6957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10" office:value-type="float" office:value="24.868887" calcext:value-type="float">
            <text:p>24,8689</text:p>
          </table:table-cell>
          <table:table-cell table:style-name="Default" office:value-type="float" office:value="0.759684" calcext:value-type="float">
            <text:p>0,759684</text:p>
          </table:table-cell>
          <table:table-cell office:value-type="float" office:value="0.660629" calcext:value-type="float">
            <text:p>0,660629</text:p>
          </table:table-cell>
          <table:table-cell office:value-type="float" office:value="0.8005" calcext:value-type="float">
            <text:p>0,8005</text:p>
          </table:table-cell>
          <table:table-cell office:value-type="float" office:value="32.843978" calcext:value-type="float">
            <text:p>32,843978</text:p>
          </table:table-cell>
          <table:table-cell office:value-type="float" office:value="0.498063" calcext:value-type="float">
            <text:p>0,498063</text:p>
          </table:table-cell>
          <table:table-cell office:value-type="float" office:value="0.734522" calcext:value-type="float">
            <text:p>0,734522</text:p>
          </table:table-cell>
          <table:table-cell office:value-type="float" office:value="0.8065" calcext:value-type="float">
            <text:p>0,8065</text:p>
          </table:table-cell>
          <table:table-cell office:value-type="float" office:value="25.271161" calcext:value-type="float">
            <text:p>25,271161</text:p>
          </table:table-cell>
          <table:table-cell office:value-type="float" office:value="0.552247" calcext:value-type="float">
            <text:p>0,552247</text:p>
          </table:table-cell>
          <table:table-cell office:value-type="float" office:value="0.678217" calcext:value-type="float">
            <text:p>0,678217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094536" calcext:value-type="float">
            <text:p>24,094536</text:p>
          </table:table-cell>
          <table:table-cell office:value-type="float" office:value="482" calcext:value-type="float">
            <text:p>482</text:p>
          </table:table-cell>
          <table:table-cell table:number-columns-repeated="1003"/>
        </table:table-row>
        <table:table-row table:style-name="ro1">
          <table:table-cell table:style-name="ce5" office:value-type="float" office:value="0.321104" calcext:value-type="float">
            <text:p>0,3211</text:p>
          </table:table-cell>
          <table:table-cell table:style-name="ce5" office:value-type="float" office:value="0.784162" calcext:value-type="float">
            <text:p>0,7842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6.524223" calcext:value-type="float">
            <text:p>26,5242</text:p>
          </table:table-cell>
          <table:table-cell table:style-name="ce13" office:value-type="float" office:value="0.491596" calcext:value-type="float">
            <text:p>0,4916</text:p>
          </table:table-cell>
          <table:table-cell table:style-name="ce5" office:value-type="float" office:value="0.719877" calcext:value-type="float">
            <text:p>0,7199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5.08887" calcext:value-type="float">
            <text:p>25,0889</text:p>
          </table:table-cell>
          <table:table-cell table:style-name="Default" office:value-type="float" office:value="0.768468" calcext:value-type="float">
            <text:p>0,768468</text:p>
          </table:table-cell>
          <table:table-cell office:value-type="float" office:value="0.670672" calcext:value-type="float">
            <text:p>0,670672</text:p>
          </table:table-cell>
          <table:table-cell office:value-type="float" office:value="0.7885" calcext:value-type="float">
            <text:p>0,7885</text:p>
          </table:table-cell>
          <table:table-cell office:value-type="float" office:value="33.693504" calcext:value-type="float">
            <text:p>33,693504</text:p>
          </table:table-cell>
          <table:table-cell office:value-type="float" office:value="0.500549" calcext:value-type="float">
            <text:p>0,500549</text:p>
          </table:table-cell>
          <table:table-cell office:value-type="float" office:value="0.708094" calcext:value-type="float">
            <text:p>0,708094</text:p>
          </table:table-cell>
          <table:table-cell office:value-type="float" office:value="0.828" calcext:value-type="float">
            <text:p>0,828</text:p>
          </table:table-cell>
          <table:table-cell office:value-type="float" office:value="27.111357" calcext:value-type="float">
            <text:p>27,111357</text:p>
          </table:table-cell>
          <table:table-cell office:value-type="float" office:value="0.576504" calcext:value-type="float">
            <text:p>0,576504</text:p>
          </table:table-cell>
          <table:table-cell office:value-type="float" office:value="0.68235" calcext:value-type="float">
            <text:p>0,68235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057092" calcext:value-type="float">
            <text:p>24,057092</text:p>
          </table:table-cell>
          <table:table-cell office:value-type="float" office:value="483" calcext:value-type="float">
            <text:p>483</text:p>
          </table:table-cell>
          <table:table-cell table:number-columns-repeated="1003"/>
        </table:table-row>
        <table:table-row table:style-name="ro1">
          <table:table-cell table:style-name="ce5" office:value-type="float" office:value="0.343803" calcext:value-type="float">
            <text:p>0,3438</text:p>
          </table:table-cell>
          <table:table-cell table:style-name="ce5" office:value-type="float" office:value="0.843165" calcext:value-type="float">
            <text:p>0,8432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6.155303" calcext:value-type="float">
            <text:p>26,1553</text:p>
          </table:table-cell>
          <table:table-cell table:style-name="ce13" office:value-type="float" office:value="0.492194" calcext:value-type="float">
            <text:p>0,4922</text:p>
          </table:table-cell>
          <table:table-cell table:style-name="ce5" office:value-type="float" office:value="0.743356" calcext:value-type="float">
            <text:p>0,7434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6.158481" calcext:value-type="float">
            <text:p>26,1585</text:p>
          </table:table-cell>
          <table:table-cell table:style-name="Default" office:value-type="float" office:value="0.750274" calcext:value-type="float">
            <text:p>0,750274</text:p>
          </table:table-cell>
          <table:table-cell office:value-type="float" office:value="0.652598" calcext:value-type="float">
            <text:p>0,652598</text:p>
          </table:table-cell>
          <table:table-cell office:value-type="float" office:value="0.796" calcext:value-type="float">
            <text:p>0,796</text:p>
          </table:table-cell>
          <table:table-cell office:value-type="float" office:value="36.262262" calcext:value-type="float">
            <text:p>36,262262</text:p>
          </table:table-cell>
          <table:table-cell office:value-type="float" office:value="0.510866" calcext:value-type="float">
            <text:p>0,510866</text:p>
          </table:table-cell>
          <table:table-cell office:value-type="float" office:value="0.717324" calcext:value-type="float">
            <text:p>0,717324</text:p>
          </table:table-cell>
          <table:table-cell office:value-type="float" office:value="0.8095" calcext:value-type="float">
            <text:p>0,8095</text:p>
          </table:table-cell>
          <table:table-cell office:value-type="float" office:value="25.209707" calcext:value-type="float">
            <text:p>25,209707</text:p>
          </table:table-cell>
          <table:table-cell office:value-type="float" office:value="0.533143" calcext:value-type="float">
            <text:p>0,533143</text:p>
          </table:table-cell>
          <table:table-cell office:value-type="float" office:value="0.703751" calcext:value-type="float">
            <text:p>0,703751</text:p>
          </table:table-cell>
          <table:table-cell office:value-type="float" office:value="0.8025" calcext:value-type="float">
            <text:p>0,8025</text:p>
          </table:table-cell>
          <table:table-cell office:value-type="float" office:value="23.998349" calcext:value-type="float">
            <text:p>23,998349</text:p>
          </table:table-cell>
          <table:table-cell office:value-type="float" office:value="484" calcext:value-type="float">
            <text:p>484</text:p>
          </table:table-cell>
          <table:table-cell table:number-columns-repeated="1003"/>
        </table:table-row>
        <table:table-row table:style-name="ro1">
          <table:table-cell table:style-name="ce5" office:value-type="float" office:value="0.319177" calcext:value-type="float">
            <text:p>0,3192</text:p>
          </table:table-cell>
          <table:table-cell table:style-name="ce5" office:value-type="float" office:value="0.790485" calcext:value-type="float">
            <text:p>0,7905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8.226216" calcext:value-type="float">
            <text:p>28,2262</text:p>
          </table:table-cell>
          <table:table-cell table:style-name="ce13" office:value-type="float" office:value="0.509037" calcext:value-type="float">
            <text:p>0,5090</text:p>
          </table:table-cell>
          <table:table-cell table:style-name="ce5" office:value-type="float" office:value="0.74072" calcext:value-type="float">
            <text:p>0,7407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4.924131" calcext:value-type="float">
            <text:p>24,9241</text:p>
          </table:table-cell>
          <table:table-cell table:style-name="Default" office:value-type="float" office:value="0.749255" calcext:value-type="float">
            <text:p>0,749255</text:p>
          </table:table-cell>
          <table:table-cell office:value-type="float" office:value="0.757312" calcext:value-type="float">
            <text:p>0,757312</text:p>
          </table:table-cell>
          <table:table-cell office:value-type="float" office:value="0.768" calcext:value-type="float">
            <text:p>0,768</text:p>
          </table:table-cell>
          <table:table-cell office:value-type="float" office:value="35.41207" calcext:value-type="float">
            <text:p>35,41207</text:p>
          </table:table-cell>
          <table:table-cell office:value-type="float" office:value="0.501022" calcext:value-type="float">
            <text:p>0,501022</text:p>
          </table:table-cell>
          <table:table-cell office:value-type="float" office:value="0.729142" calcext:value-type="float">
            <text:p>0,729142</text:p>
          </table:table-cell>
          <table:table-cell office:value-type="float" office:value="0.807" calcext:value-type="float">
            <text:p>0,807</text:p>
          </table:table-cell>
          <table:table-cell office:value-type="float" office:value="25.314982" calcext:value-type="float">
            <text:p>25,314982</text:p>
          </table:table-cell>
          <table:table-cell office:value-type="float" office:value="0.565793" calcext:value-type="float">
            <text:p>0,565793</text:p>
          </table:table-cell>
          <table:table-cell office:value-type="float" office:value="0.664434" calcext:value-type="float">
            <text:p>0,664434</text:p>
          </table:table-cell>
          <table:table-cell office:value-type="float" office:value="0.8245" calcext:value-type="float">
            <text:p>0,8245</text:p>
          </table:table-cell>
          <table:table-cell office:value-type="float" office:value="24.103129" calcext:value-type="float">
            <text:p>24,103129</text:p>
          </table:table-cell>
          <table:table-cell office:value-type="float" office:value="485" calcext:value-type="float">
            <text:p>485</text:p>
          </table:table-cell>
          <table:table-cell table:number-columns-repeated="1003"/>
        </table:table-row>
        <table:table-row table:style-name="ro1">
          <table:table-cell table:style-name="ce5" office:value-type="float" office:value="0.30593" calcext:value-type="float">
            <text:p>0,3059</text:p>
          </table:table-cell>
          <table:table-cell table:style-name="ce5" office:value-type="float" office:value="0.796293" calcext:value-type="float">
            <text:p>0,7963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7.479929" calcext:value-type="float">
            <text:p>27,4799</text:p>
          </table:table-cell>
          <table:table-cell table:style-name="ce13" office:value-type="float" office:value="0.485721" calcext:value-type="float">
            <text:p>0,4857</text:p>
          </table:table-cell>
          <table:table-cell table:style-name="ce5" office:value-type="float" office:value="0.700594" calcext:value-type="float">
            <text:p>0,7006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5.184178" calcext:value-type="float">
            <text:p>25,1842</text:p>
          </table:table-cell>
          <table:table-cell table:style-name="Default" office:value-type="float" office:value="0.72976" calcext:value-type="float">
            <text:p>0,72976</text:p>
          </table:table-cell>
          <table:table-cell office:value-type="float" office:value="0.65493" calcext:value-type="float">
            <text:p>0,65493</text:p>
          </table:table-cell>
          <table:table-cell office:value-type="float" office:value="0.812" calcext:value-type="float">
            <text:p>0,812</text:p>
          </table:table-cell>
          <table:table-cell office:value-type="float" office:value="36.152856" calcext:value-type="float">
            <text:p>36,152856</text:p>
          </table:table-cell>
          <table:table-cell office:value-type="float" office:value="0.497784" calcext:value-type="float">
            <text:p>0,497784</text:p>
          </table:table-cell>
          <table:table-cell office:value-type="float" office:value="0.676176" calcext:value-type="float">
            <text:p>0,676176</text:p>
          </table:table-cell>
          <table:table-cell office:value-type="float" office:value="0.8235" calcext:value-type="float">
            <text:p>0,8235</text:p>
          </table:table-cell>
          <table:table-cell office:value-type="float" office:value="25.857591" calcext:value-type="float">
            <text:p>25,857591</text:p>
          </table:table-cell>
          <table:table-cell office:value-type="float" office:value="0.565422" calcext:value-type="float">
            <text:p>0,565422</text:p>
          </table:table-cell>
          <table:table-cell office:value-type="float" office:value="0.669052" calcext:value-type="float">
            <text:p>0,669052</text:p>
          </table:table-cell>
          <table:table-cell office:value-type="float" office:value="0.813" calcext:value-type="float">
            <text:p>0,813</text:p>
          </table:table-cell>
          <table:table-cell office:value-type="float" office:value="24.091918" calcext:value-type="float">
            <text:p>24,091918</text:p>
          </table:table-cell>
          <table:table-cell office:value-type="float" office:value="486" calcext:value-type="float">
            <text:p>486</text:p>
          </table:table-cell>
          <table:table-cell table:number-columns-repeated="1003"/>
        </table:table-row>
        <table:table-row table:style-name="ro1">
          <table:table-cell table:style-name="ce5" office:value-type="float" office:value="0.330964" calcext:value-type="float">
            <text:p>0,3310</text:p>
          </table:table-cell>
          <table:table-cell table:style-name="ce5" office:value-type="float" office:value="0.815074" calcext:value-type="float">
            <text:p>0,8151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7.335312" calcext:value-type="float">
            <text:p>27,3353</text:p>
          </table:table-cell>
          <table:table-cell table:style-name="ce13" office:value-type="float" office:value="0.49759" calcext:value-type="float">
            <text:p>0,4976</text:p>
          </table:table-cell>
          <table:table-cell table:style-name="ce5" office:value-type="float" office:value="0.745162" calcext:value-type="float">
            <text:p>0,7452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7.730996" calcext:value-type="float">
            <text:p>27,7310</text:p>
          </table:table-cell>
          <table:table-cell table:style-name="Default" office:value-type="float" office:value="0.724873" calcext:value-type="float">
            <text:p>0,724873</text:p>
          </table:table-cell>
          <table:table-cell office:value-type="float" office:value="0.65088" calcext:value-type="float">
            <text:p>0,65088</text:p>
          </table:table-cell>
          <table:table-cell office:value-type="float" office:value="0.804" calcext:value-type="float">
            <text:p>0,804</text:p>
          </table:table-cell>
          <table:table-cell office:value-type="float" office:value="35.594328" calcext:value-type="float">
            <text:p>35,594328</text:p>
          </table:table-cell>
          <table:table-cell office:value-type="float" office:value="0.504832" calcext:value-type="float">
            <text:p>0,504832</text:p>
          </table:table-cell>
          <table:table-cell office:value-type="float" office:value="0.697753" calcext:value-type="float">
            <text:p>0,697753</text:p>
          </table:table-cell>
          <table:table-cell office:value-type="float" office:value="0.8175" calcext:value-type="float">
            <text:p>0,8175</text:p>
          </table:table-cell>
          <table:table-cell office:value-type="float" office:value="28.335319" calcext:value-type="float">
            <text:p>28,335319</text:p>
          </table:table-cell>
          <table:table-cell office:value-type="float" office:value="0.556302" calcext:value-type="float">
            <text:p>0,556302</text:p>
          </table:table-cell>
          <table:table-cell office:value-type="float" office:value="0.664093" calcext:value-type="float">
            <text:p>0,664093</text:p>
          </table:table-cell>
          <table:table-cell office:value-type="float" office:value="0.8155" calcext:value-type="float">
            <text:p>0,8155</text:p>
          </table:table-cell>
          <table:table-cell office:value-type="float" office:value="24.077242" calcext:value-type="float">
            <text:p>24,077242</text:p>
          </table:table-cell>
          <table:table-cell office:value-type="float" office:value="487" calcext:value-type="float">
            <text:p>487</text:p>
          </table:table-cell>
          <table:table-cell table:number-columns-repeated="1003"/>
        </table:table-row>
        <table:table-row table:style-name="ro1">
          <table:table-cell table:style-name="ce5" office:value-type="float" office:value="0.325892" calcext:value-type="float">
            <text:p>0,3259</text:p>
          </table:table-cell>
          <table:table-cell table:style-name="ce5" office:value-type="float" office:value="0.818127" calcext:value-type="float">
            <text:p>0,8181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5.930748" calcext:value-type="float">
            <text:p>25,9307</text:p>
          </table:table-cell>
          <table:table-cell table:style-name="ce13" office:value-type="float" office:value="0.525289" calcext:value-type="float">
            <text:p>0,5253</text:p>
          </table:table-cell>
          <table:table-cell table:style-name="ce5" office:value-type="float" office:value="0.693518" calcext:value-type="float">
            <text:p>0,6935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10" office:value-type="float" office:value="24.890201" calcext:value-type="float">
            <text:p>24,8902</text:p>
          </table:table-cell>
          <table:table-cell table:style-name="Default" office:value-type="float" office:value="0.727815" calcext:value-type="float">
            <text:p>0,727815</text:p>
          </table:table-cell>
          <table:table-cell office:value-type="float" office:value="0.634172" calcext:value-type="float">
            <text:p>0,634172</text:p>
          </table:table-cell>
          <table:table-cell office:value-type="float" office:value="0.8115" calcext:value-type="float">
            <text:p>0,8115</text:p>
          </table:table-cell>
          <table:table-cell office:value-type="float" office:value="36.469742" calcext:value-type="float">
            <text:p>36,469742</text:p>
          </table:table-cell>
          <table:table-cell office:value-type="float" office:value="0.510049" calcext:value-type="float">
            <text:p>0,510049</text:p>
          </table:table-cell>
          <table:table-cell office:value-type="float" office:value="0.680678" calcext:value-type="float">
            <text:p>0,680678</text:p>
          </table:table-cell>
          <table:table-cell office:value-type="float" office:value="0.812" calcext:value-type="float">
            <text:p>0,812</text:p>
          </table:table-cell>
          <table:table-cell office:value-type="float" office:value="25.058646" calcext:value-type="float">
            <text:p>25,058646</text:p>
          </table:table-cell>
          <table:table-cell office:value-type="float" office:value="0.571096" calcext:value-type="float">
            <text:p>0,571096</text:p>
          </table:table-cell>
          <table:table-cell office:value-type="float" office:value="0.671498" calcext:value-type="float">
            <text:p>0,671498</text:p>
          </table:table-cell>
          <table:table-cell office:value-type="float" office:value="0.817" calcext:value-type="float">
            <text:p>0,817</text:p>
          </table:table-cell>
          <table:table-cell office:value-type="float" office:value="24.092168" calcext:value-type="float">
            <text:p>24,092168</text:p>
          </table:table-cell>
          <table:table-cell office:value-type="float" office:value="488" calcext:value-type="float">
            <text:p>488</text:p>
          </table:table-cell>
          <table:table-cell table:number-columns-repeated="1003"/>
        </table:table-row>
        <table:table-row table:style-name="ro1">
          <table:table-cell table:style-name="ce5" office:value-type="float" office:value="0.322758" calcext:value-type="float">
            <text:p>0,3228</text:p>
          </table:table-cell>
          <table:table-cell table:style-name="ce5" office:value-type="float" office:value="0.806841" calcext:value-type="float">
            <text:p>0,8068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5.270576" calcext:value-type="float">
            <text:p>25,2706</text:p>
          </table:table-cell>
          <table:table-cell table:style-name="ce13" office:value-type="float" office:value="0.493901" calcext:value-type="float">
            <text:p>0,4939</text:p>
          </table:table-cell>
          <table:table-cell table:style-name="ce5" office:value-type="float" office:value="0.714941" calcext:value-type="float">
            <text:p>0,7149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5.915654" calcext:value-type="float">
            <text:p>25,9157</text:p>
          </table:table-cell>
          <table:table-cell table:style-name="Default" office:value-type="float" office:value="0.721228" calcext:value-type="float">
            <text:p>0,721228</text:p>
          </table:table-cell>
          <table:table-cell office:value-type="float" office:value="0.706209" calcext:value-type="float">
            <text:p>0,706209</text:p>
          </table:table-cell>
          <table:table-cell office:value-type="float" office:value="0.787" calcext:value-type="float">
            <text:p>0,787</text:p>
          </table:table-cell>
          <table:table-cell office:value-type="float" office:value="33.050749" calcext:value-type="float">
            <text:p>33,050749</text:p>
          </table:table-cell>
          <table:table-cell office:value-type="float" office:value="0.509878" calcext:value-type="float">
            <text:p>0,509878</text:p>
          </table:table-cell>
          <table:table-cell office:value-type="float" office:value="0.693526" calcext:value-type="float">
            <text:p>0,693526</text:p>
          </table:table-cell>
          <table:table-cell office:value-type="float" office:value="0.811" calcext:value-type="float">
            <text:p>0,811</text:p>
          </table:table-cell>
          <table:table-cell office:value-type="float" office:value="25.278441" calcext:value-type="float">
            <text:p>25,278441</text:p>
          </table:table-cell>
          <table:table-cell office:value-type="float" office:value="0.546778" calcext:value-type="float">
            <text:p>0,546778</text:p>
          </table:table-cell>
          <table:table-cell office:value-type="float" office:value="0.65808" calcext:value-type="float">
            <text:p>0,65808</text:p>
          </table:table-cell>
          <table:table-cell office:value-type="float" office:value="0.8175" calcext:value-type="float">
            <text:p>0,8175</text:p>
          </table:table-cell>
          <table:table-cell office:value-type="float" office:value="24.060196" calcext:value-type="float">
            <text:p>24,060196</text:p>
          </table:table-cell>
          <table:table-cell office:value-type="float" office:value="489" calcext:value-type="float">
            <text:p>489</text:p>
          </table:table-cell>
          <table:table-cell table:number-columns-repeated="1003"/>
        </table:table-row>
        <table:table-row table:style-name="ro1">
          <table:table-cell table:style-name="ce5" office:value-type="float" office:value="0.324052" calcext:value-type="float">
            <text:p>0,3241</text:p>
          </table:table-cell>
          <table:table-cell table:style-name="ce5" office:value-type="float" office:value="0.820483" calcext:value-type="float">
            <text:p>0,8205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6.272894" calcext:value-type="float">
            <text:p>26,2729</text:p>
          </table:table-cell>
          <table:table-cell table:style-name="ce13" office:value-type="float" office:value="0.506163" calcext:value-type="float">
            <text:p>0,5062</text:p>
          </table:table-cell>
          <table:table-cell table:style-name="ce5" office:value-type="float" office:value="0.700593" calcext:value-type="float">
            <text:p>0,700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7.791442" calcext:value-type="float">
            <text:p>27,7914</text:p>
          </table:table-cell>
          <table:table-cell table:style-name="Default" office:value-type="float" office:value="0.753364" calcext:value-type="float">
            <text:p>0,753364</text:p>
          </table:table-cell>
          <table:table-cell office:value-type="float" office:value="0.689448" calcext:value-type="float">
            <text:p>0,689448</text:p>
          </table:table-cell>
          <table:table-cell office:value-type="float" office:value="0.7875" calcext:value-type="float">
            <text:p>0,7875</text:p>
          </table:table-cell>
          <table:table-cell office:value-type="float" office:value="31.85071" calcext:value-type="float">
            <text:p>31,85071</text:p>
          </table:table-cell>
          <table:table-cell office:value-type="float" office:value="0.497089" calcext:value-type="float">
            <text:p>0,497089</text:p>
          </table:table-cell>
          <table:table-cell office:value-type="float" office:value="0.735904" calcext:value-type="float">
            <text:p>0,735904</text:p>
          </table:table-cell>
          <table:table-cell office:value-type="float" office:value="0.8015" calcext:value-type="float">
            <text:p>0,8015</text:p>
          </table:table-cell>
          <table:table-cell office:value-type="float" office:value="25.309791" calcext:value-type="float">
            <text:p>25,309791</text:p>
          </table:table-cell>
          <table:table-cell office:value-type="float" office:value="0.585828" calcext:value-type="float">
            <text:p>0,585828</text:p>
          </table:table-cell>
          <table:table-cell office:value-type="float" office:value="0.67117" calcext:value-type="float">
            <text:p>0,67117</text:p>
          </table:table-cell>
          <table:table-cell office:value-type="float" office:value="0.82" calcext:value-type="float">
            <text:p>0,82</text:p>
          </table:table-cell>
          <table:table-cell office:value-type="float" office:value="24.044784" calcext:value-type="float">
            <text:p>24,044784</text:p>
          </table:table-cell>
          <table:table-cell office:value-type="float" office:value="490" calcext:value-type="float">
            <text:p>490</text:p>
          </table:table-cell>
          <table:table-cell table:number-columns-repeated="1003"/>
        </table:table-row>
        <table:table-row table:style-name="ro1">
          <table:table-cell table:style-name="ce5" office:value-type="float" office:value="0.334353" calcext:value-type="float">
            <text:p>0,3344</text:p>
          </table:table-cell>
          <table:table-cell table:style-name="ce5" office:value-type="float" office:value="0.763745" calcext:value-type="float">
            <text:p>0,7637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5.491806" calcext:value-type="float">
            <text:p>25,4918</text:p>
          </table:table-cell>
          <table:table-cell table:style-name="ce13" office:value-type="float" office:value="0.491908" calcext:value-type="float">
            <text:p>0,4919</text:p>
          </table:table-cell>
          <table:table-cell table:style-name="ce5" office:value-type="float" office:value="0.756756" calcext:value-type="float">
            <text:p>0,7568</text:p>
          </table:table-cell>
          <table:table-cell table:style-name="ce5" office:value-type="float" office:value="0.7925" calcext:value-type="float">
            <text:p>0,7925</text:p>
          </table:table-cell>
          <table:table-cell table:style-name="ce10" office:value-type="float" office:value="24.857286" calcext:value-type="float">
            <text:p>24,8573</text:p>
          </table:table-cell>
          <table:table-cell table:style-name="Default" office:value-type="float" office:value="0.740438" calcext:value-type="float">
            <text:p>0,740438</text:p>
          </table:table-cell>
          <table:table-cell office:value-type="float" office:value="0.65396" calcext:value-type="float">
            <text:p>0,65396</text:p>
          </table:table-cell>
          <table:table-cell office:value-type="float" office:value="0.8095" calcext:value-type="float">
            <text:p>0,8095</text:p>
          </table:table-cell>
          <table:table-cell office:value-type="float" office:value="31.5335" calcext:value-type="float">
            <text:p>31,5335</text:p>
          </table:table-cell>
          <table:table-cell office:value-type="float" office:value="0.500299" calcext:value-type="float">
            <text:p>0,500299</text:p>
          </table:table-cell>
          <table:table-cell office:value-type="float" office:value="0.690343" calcext:value-type="float">
            <text:p>0,690343</text:p>
          </table:table-cell>
          <table:table-cell office:value-type="float" office:value="0.8125" calcext:value-type="float">
            <text:p>0,8125</text:p>
          </table:table-cell>
          <table:table-cell office:value-type="float" office:value="25.287736" calcext:value-type="float">
            <text:p>25,287736</text:p>
          </table:table-cell>
          <table:table-cell office:value-type="float" office:value="0.55143" calcext:value-type="float">
            <text:p>0,55143</text:p>
          </table:table-cell>
          <table:table-cell office:value-type="float" office:value="0.685435" calcext:value-type="float">
            <text:p>0,685435</text:p>
          </table:table-cell>
          <table:table-cell office:value-type="float" office:value="0.804" calcext:value-type="float">
            <text:p>0,804</text:p>
          </table:table-cell>
          <table:table-cell office:value-type="float" office:value="24.016865" calcext:value-type="float">
            <text:p>24,016865</text:p>
          </table:table-cell>
          <table:table-cell office:value-type="float" office:value="491" calcext:value-type="float">
            <text:p>491</text:p>
          </table:table-cell>
          <table:table-cell table:number-columns-repeated="1003"/>
        </table:table-row>
        <table:table-row table:style-name="ro1">
          <table:table-cell table:style-name="ce5" office:value-type="float" office:value="0.344094" calcext:value-type="float">
            <text:p>0,3441</text:p>
          </table:table-cell>
          <table:table-cell table:style-name="ce5" office:value-type="float" office:value="0.767485" calcext:value-type="float">
            <text:p>0,7675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10" office:value-type="float" office:value="28.365054" calcext:value-type="float">
            <text:p>28,3651</text:p>
          </table:table-cell>
          <table:table-cell table:style-name="ce13" office:value-type="float" office:value="0.491872" calcext:value-type="float">
            <text:p>0,4919</text:p>
          </table:table-cell>
          <table:table-cell table:style-name="ce5" office:value-type="float" office:value="0.700147" calcext:value-type="float">
            <text:p>0,7001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6.091283" calcext:value-type="float">
            <text:p>26,0913</text:p>
          </table:table-cell>
          <table:table-cell table:style-name="Default" office:value-type="float" office:value="0.710539" calcext:value-type="float">
            <text:p>0,710539</text:p>
          </table:table-cell>
          <table:table-cell office:value-type="float" office:value="0.67893" calcext:value-type="float">
            <text:p>0,67893</text:p>
          </table:table-cell>
          <table:table-cell office:value-type="float" office:value="0.7955" calcext:value-type="float">
            <text:p>0,7955</text:p>
          </table:table-cell>
          <table:table-cell office:value-type="float" office:value="31.429582" calcext:value-type="float">
            <text:p>31,429582</text:p>
          </table:table-cell>
          <table:table-cell office:value-type="float" office:value="0.504612" calcext:value-type="float">
            <text:p>0,504612</text:p>
          </table:table-cell>
          <table:table-cell office:value-type="float" office:value="0.684794" calcext:value-type="float">
            <text:p>0,684794</text:p>
          </table:table-cell>
          <table:table-cell office:value-type="float" office:value="0.8155" calcext:value-type="float">
            <text:p>0,8155</text:p>
          </table:table-cell>
          <table:table-cell office:value-type="float" office:value="26.740391" calcext:value-type="float">
            <text:p>26,740391</text:p>
          </table:table-cell>
          <table:table-cell office:value-type="float" office:value="0.558558" calcext:value-type="float">
            <text:p>0,558558</text:p>
          </table:table-cell>
          <table:table-cell office:value-type="float" office:value="0.667802" calcext:value-type="float">
            <text:p>0,667802</text:p>
          </table:table-cell>
          <table:table-cell office:value-type="float" office:value="0.8125" calcext:value-type="float">
            <text:p>0,8125</text:p>
          </table:table-cell>
          <table:table-cell office:value-type="float" office:value="24.090167" calcext:value-type="float">
            <text:p>24,090167</text:p>
          </table:table-cell>
          <table:table-cell office:value-type="float" office:value="492" calcext:value-type="float">
            <text:p>492</text:p>
          </table:table-cell>
          <table:table-cell table:number-columns-repeated="1003"/>
        </table:table-row>
        <table:table-row table:style-name="ro1">
          <table:table-cell table:style-name="ce5" office:value-type="float" office:value="0.324168" calcext:value-type="float">
            <text:p>0,3242</text:p>
          </table:table-cell>
          <table:table-cell table:style-name="ce5" office:value-type="float" office:value="0.777966" calcext:value-type="float">
            <text:p>0,7780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10" office:value-type="float" office:value="27.103682" calcext:value-type="float">
            <text:p>27,1037</text:p>
          </table:table-cell>
          <table:table-cell table:style-name="ce13" office:value-type="float" office:value="0.499317" calcext:value-type="float">
            <text:p>0,4993</text:p>
          </table:table-cell>
          <table:table-cell table:style-name="ce5" office:value-type="float" office:value="0.744697" calcext:value-type="float">
            <text:p>0,7447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973469" calcext:value-type="float">
            <text:p>24,9735</text:p>
          </table:table-cell>
          <table:table-cell table:style-name="Default" office:value-type="float" office:value="0.722108" calcext:value-type="float">
            <text:p>0,722108</text:p>
          </table:table-cell>
          <table:table-cell office:value-type="float" office:value="0.648823" calcext:value-type="float">
            <text:p>0,648823</text:p>
          </table:table-cell>
          <table:table-cell office:value-type="float" office:value="0.8105" calcext:value-type="float">
            <text:p>0,8105</text:p>
          </table:table-cell>
          <table:table-cell office:value-type="float" office:value="31.634373" calcext:value-type="float">
            <text:p>31,634373</text:p>
          </table:table-cell>
          <table:table-cell office:value-type="float" office:value="0.51052" calcext:value-type="float">
            <text:p>0,51052</text:p>
          </table:table-cell>
          <table:table-cell office:value-type="float" office:value="0.70527" calcext:value-type="float">
            <text:p>0,70527</text:p>
          </table:table-cell>
          <table:table-cell office:value-type="float" office:value="0.81" calcext:value-type="float">
            <text:p>0,81</text:p>
          </table:table-cell>
          <table:table-cell office:value-type="float" office:value="25.222011" calcext:value-type="float">
            <text:p>25,222011</text:p>
          </table:table-cell>
          <table:table-cell office:value-type="float" office:value="0.55102" calcext:value-type="float">
            <text:p>0,55102</text:p>
          </table:table-cell>
          <table:table-cell office:value-type="float" office:value="0.685637" calcext:value-type="float">
            <text:p>0,685637</text:p>
          </table:table-cell>
          <table:table-cell office:value-type="float" office:value="0.81" calcext:value-type="float">
            <text:p>0,81</text:p>
          </table:table-cell>
          <table:table-cell office:value-type="float" office:value="24.071265" calcext:value-type="float">
            <text:p>24,071265</text:p>
          </table:table-cell>
          <table:table-cell office:value-type="float" office:value="493" calcext:value-type="float">
            <text:p>493</text:p>
          </table:table-cell>
          <table:table-cell table:number-columns-repeated="1003"/>
        </table:table-row>
        <table:table-row table:style-name="ro1">
          <table:table-cell table:style-name="ce5" office:value-type="float" office:value="0.320307" calcext:value-type="float">
            <text:p>0,3203</text:p>
          </table:table-cell>
          <table:table-cell table:style-name="ce5" office:value-type="float" office:value="0.759241" calcext:value-type="float">
            <text:p>0,7592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8.117796" calcext:value-type="float">
            <text:p>28,1178</text:p>
          </table:table-cell>
          <table:table-cell table:style-name="ce13" office:value-type="float" office:value="0.472745" calcext:value-type="float">
            <text:p>0,4727</text:p>
          </table:table-cell>
          <table:table-cell table:style-name="ce5" office:value-type="float" office:value="0.692163" calcext:value-type="float">
            <text:p>0,6922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4.911154" calcext:value-type="float">
            <text:p>24,9112</text:p>
          </table:table-cell>
          <table:table-cell table:style-name="Default" office:value-type="float" office:value="0.738527" calcext:value-type="float">
            <text:p>0,738527</text:p>
          </table:table-cell>
          <table:table-cell office:value-type="float" office:value="0.671163" calcext:value-type="float">
            <text:p>0,671163</text:p>
          </table:table-cell>
          <table:table-cell office:value-type="float" office:value="0.8015" calcext:value-type="float">
            <text:p>0,8015</text:p>
          </table:table-cell>
          <table:table-cell office:value-type="float" office:value="31.714513" calcext:value-type="float">
            <text:p>31,714513</text:p>
          </table:table-cell>
          <table:table-cell office:value-type="float" office:value="0.51356" calcext:value-type="float">
            <text:p>0,51356</text:p>
          </table:table-cell>
          <table:table-cell office:value-type="float" office:value="0.729791" calcext:value-type="float">
            <text:p>0,729791</text:p>
          </table:table-cell>
          <table:table-cell office:value-type="float" office:value="0.8115" calcext:value-type="float">
            <text:p>0,8115</text:p>
          </table:table-cell>
          <table:table-cell office:value-type="float" office:value="25.593166" calcext:value-type="float">
            <text:p>25,593166</text:p>
          </table:table-cell>
          <table:table-cell office:value-type="float" office:value="0.575438" calcext:value-type="float">
            <text:p>0,575438</text:p>
          </table:table-cell>
          <table:table-cell office:value-type="float" office:value="0.653593" calcext:value-type="float">
            <text:p>0,653593</text:p>
          </table:table-cell>
          <table:table-cell office:value-type="float" office:value="0.8245" calcext:value-type="float">
            <text:p>0,8245</text:p>
          </table:table-cell>
          <table:table-cell office:value-type="float" office:value="24.066416" calcext:value-type="float">
            <text:p>24,066416</text:p>
          </table:table-cell>
          <table:table-cell office:value-type="float" office:value="494" calcext:value-type="float">
            <text:p>494</text:p>
          </table:table-cell>
          <table:table-cell table:number-columns-repeated="1003"/>
        </table:table-row>
        <table:table-row table:style-name="ro1">
          <table:table-cell table:style-name="ce5" office:value-type="float" office:value="0.329427" calcext:value-type="float">
            <text:p>0,3294</text:p>
          </table:table-cell>
          <table:table-cell table:style-name="ce5" office:value-type="float" office:value="0.790033" calcext:value-type="float">
            <text:p>0,7900</text:p>
          </table:table-cell>
          <table:table-cell table:style-name="ce5" office:value-type="float" office:value="0.7985" calcext:value-type="float">
            <text:p>0,7985</text:p>
          </table:table-cell>
          <table:table-cell table:style-name="ce10" office:value-type="float" office:value="27.187471" calcext:value-type="float">
            <text:p>27,1875</text:p>
          </table:table-cell>
          <table:table-cell table:style-name="ce13" office:value-type="float" office:value="0.489916" calcext:value-type="float">
            <text:p>0,4899</text:p>
          </table:table-cell>
          <table:table-cell table:style-name="ce5" office:value-type="float" office:value="0.709608" calcext:value-type="float">
            <text:p>0,7096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6.851317" calcext:value-type="float">
            <text:p>26,8513</text:p>
          </table:table-cell>
          <table:table-cell table:style-name="Default" office:value-type="float" office:value="0.747906" calcext:value-type="float">
            <text:p>0,747906</text:p>
          </table:table-cell>
          <table:table-cell office:value-type="float" office:value="0.685993" calcext:value-type="float">
            <text:p>0,685993</text:p>
          </table:table-cell>
          <table:table-cell office:value-type="float" office:value="0.7865" calcext:value-type="float">
            <text:p>0,7865</text:p>
          </table:table-cell>
          <table:table-cell office:value-type="float" office:value="31.468464" calcext:value-type="float">
            <text:p>31,468464</text:p>
          </table:table-cell>
          <table:table-cell office:value-type="float" office:value="0.515517" calcext:value-type="float">
            <text:p>0,515517</text:p>
          </table:table-cell>
          <table:table-cell office:value-type="float" office:value="0.696703" calcext:value-type="float">
            <text:p>0,696703</text:p>
          </table:table-cell>
          <table:table-cell office:value-type="float" office:value="0.7995" calcext:value-type="float">
            <text:p>0,7995</text:p>
          </table:table-cell>
          <table:table-cell office:value-type="float" office:value="25.955058" calcext:value-type="float">
            <text:p>25,955058</text:p>
          </table:table-cell>
          <table:table-cell office:value-type="float" office:value="0.571032" calcext:value-type="float">
            <text:p>0,571032</text:p>
          </table:table-cell>
          <table:table-cell office:value-type="float" office:value="0.653407" calcext:value-type="float">
            <text:p>0,653407</text:p>
          </table:table-cell>
          <table:table-cell office:value-type="float" office:value="0.819" calcext:value-type="float">
            <text:p>0,819</text:p>
          </table:table-cell>
          <table:table-cell office:value-type="float" office:value="24.053442" calcext:value-type="float">
            <text:p>24,053442</text:p>
          </table:table-cell>
          <table:table-cell office:value-type="float" office:value="495" calcext:value-type="float">
            <text:p>495</text:p>
          </table:table-cell>
          <table:table-cell table:number-columns-repeated="1003"/>
        </table:table-row>
        <table:table-row table:style-name="ro1">
          <table:table-cell table:style-name="ce5" office:value-type="float" office:value="0.317933" calcext:value-type="float">
            <text:p>0,3179</text:p>
          </table:table-cell>
          <table:table-cell table:style-name="ce5" office:value-type="float" office:value="0.783612" calcext:value-type="float">
            <text:p>0,7836</text:p>
          </table:table-cell>
          <table:table-cell table:style-name="ce5" office:value-type="float" office:value="0.8185" calcext:value-type="float">
            <text:p>0,8185</text:p>
          </table:table-cell>
          <table:table-cell table:style-name="ce10" office:value-type="float" office:value="28.692888" calcext:value-type="float">
            <text:p>28,6929</text:p>
          </table:table-cell>
          <table:table-cell table:style-name="ce13" office:value-type="float" office:value="0.503418" calcext:value-type="float">
            <text:p>0,5034</text:p>
          </table:table-cell>
          <table:table-cell table:style-name="ce5" office:value-type="float" office:value="0.705523" calcext:value-type="float">
            <text:p>0,7055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4.893957" calcext:value-type="float">
            <text:p>24,8940</text:p>
          </table:table-cell>
          <table:table-cell table:style-name="Default" office:value-type="float" office:value="0.752495" calcext:value-type="float">
            <text:p>0,752495</text:p>
          </table:table-cell>
          <table:table-cell office:value-type="float" office:value="0.66123" calcext:value-type="float">
            <text:p>0,66123</text:p>
          </table:table-cell>
          <table:table-cell office:value-type="float" office:value="0.8015" calcext:value-type="float">
            <text:p>0,8015</text:p>
          </table:table-cell>
          <table:table-cell office:value-type="float" office:value="31.292657" calcext:value-type="float">
            <text:p>31,292657</text:p>
          </table:table-cell>
          <table:table-cell office:value-type="float" office:value="0.500233" calcext:value-type="float">
            <text:p>0,500233</text:p>
          </table:table-cell>
          <table:table-cell office:value-type="float" office:value="0.715603" calcext:value-type="float">
            <text:p>0,715603</text:p>
          </table:table-cell>
          <table:table-cell office:value-type="float" office:value="0.8085" calcext:value-type="float">
            <text:p>0,8085</text:p>
          </table:table-cell>
          <table:table-cell office:value-type="float" office:value="26.063792" calcext:value-type="float">
            <text:p>26,063792</text:p>
          </table:table-cell>
          <table:table-cell office:value-type="float" office:value="0.569778" calcext:value-type="float">
            <text:p>0,569778</text:p>
          </table:table-cell>
          <table:table-cell office:value-type="float" office:value="0.632622" calcext:value-type="float">
            <text:p>0,632622</text:p>
          </table:table-cell>
          <table:table-cell office:value-type="float" office:value="0.828" calcext:value-type="float">
            <text:p>0,828</text:p>
          </table:table-cell>
          <table:table-cell office:value-type="float" office:value="23.970447" calcext:value-type="float">
            <text:p>23,970447</text:p>
          </table:table-cell>
          <table:table-cell office:value-type="float" office:value="496" calcext:value-type="float">
            <text:p>496</text:p>
          </table:table-cell>
          <table:table-cell table:number-columns-repeated="1003"/>
        </table:table-row>
        <table:table-row table:style-name="ro1">
          <table:table-cell table:style-name="ce5" office:value-type="float" office:value="0.341678" calcext:value-type="float">
            <text:p>0,3417</text:p>
          </table:table-cell>
          <table:table-cell table:style-name="ce5" office:value-type="float" office:value="0.785319" calcext:value-type="float">
            <text:p>0,7853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8.184221" calcext:value-type="float">
            <text:p>28,1842</text:p>
          </table:table-cell>
          <table:table-cell table:style-name="ce13" office:value-type="float" office:value="0.454225" calcext:value-type="float">
            <text:p>0,4542</text:p>
          </table:table-cell>
          <table:table-cell table:style-name="ce5" office:value-type="float" office:value="0.704629" calcext:value-type="float">
            <text:p>0,7046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5.804129" calcext:value-type="float">
            <text:p>25,8041</text:p>
          </table:table-cell>
          <table:table-cell table:style-name="Default" office:value-type="float" office:value="0.735071" calcext:value-type="float">
            <text:p>0,735071</text:p>
          </table:table-cell>
          <table:table-cell office:value-type="float" office:value="0.665813" calcext:value-type="float">
            <text:p>0,665813</text:p>
          </table:table-cell>
          <table:table-cell office:value-type="float" office:value="0.8" calcext:value-type="float">
            <text:p>0,8</text:p>
          </table:table-cell>
          <table:table-cell office:value-type="float" office:value="31.943513" calcext:value-type="float">
            <text:p>31,943513</text:p>
          </table:table-cell>
          <table:table-cell office:value-type="float" office:value="0.497332" calcext:value-type="float">
            <text:p>0,497332</text:p>
          </table:table-cell>
          <table:table-cell office:value-type="float" office:value="0.713932" calcext:value-type="float">
            <text:p>0,713932</text:p>
          </table:table-cell>
          <table:table-cell office:value-type="float" office:value="0.8055" calcext:value-type="float">
            <text:p>0,8055</text:p>
          </table:table-cell>
          <table:table-cell office:value-type="float" office:value="25.280547" calcext:value-type="float">
            <text:p>25,280547</text:p>
          </table:table-cell>
          <table:table-cell office:value-type="float" office:value="0.558392" calcext:value-type="float">
            <text:p>0,558392</text:p>
          </table:table-cell>
          <table:table-cell office:value-type="float" office:value="0.666183" calcext:value-type="float">
            <text:p>0,666183</text:p>
          </table:table-cell>
          <table:table-cell office:value-type="float" office:value="0.818" calcext:value-type="float">
            <text:p>0,818</text:p>
          </table:table-cell>
          <table:table-cell office:value-type="float" office:value="24.060614" calcext:value-type="float">
            <text:p>24,060614</text:p>
          </table:table-cell>
          <table:table-cell office:value-type="float" office:value="497" calcext:value-type="float">
            <text:p>497</text:p>
          </table:table-cell>
          <table:table-cell table:number-columns-repeated="1003"/>
        </table:table-row>
        <table:table-row table:style-name="ro1">
          <table:table-cell table:style-name="ce5" office:value-type="float" office:value="0.317374" calcext:value-type="float">
            <text:p>0,3174</text:p>
          </table:table-cell>
          <table:table-cell table:style-name="ce5" office:value-type="float" office:value="0.762287" calcext:value-type="float">
            <text:p>0,7623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8.374261" calcext:value-type="float">
            <text:p>28,3743</text:p>
          </table:table-cell>
          <table:table-cell table:style-name="ce13" office:value-type="float" office:value="0.466739" calcext:value-type="float">
            <text:p>0,4667</text:p>
          </table:table-cell>
          <table:table-cell table:style-name="ce5" office:value-type="float" office:value="0.692103" calcext:value-type="float">
            <text:p>0,6921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10" office:value-type="float" office:value="27.823481" calcext:value-type="float">
            <text:p>27,8235</text:p>
          </table:table-cell>
          <table:table-cell table:style-name="Default" office:value-type="float" office:value="0.734328" calcext:value-type="float">
            <text:p>0,734328</text:p>
          </table:table-cell>
          <table:table-cell office:value-type="float" office:value="0.655872" calcext:value-type="float">
            <text:p>0,655872</text:p>
          </table:table-cell>
          <table:table-cell office:value-type="float" office:value="0.8035" calcext:value-type="float">
            <text:p>0,8035</text:p>
          </table:table-cell>
          <table:table-cell office:value-type="float" office:value="35.680317" calcext:value-type="float">
            <text:p>35,680317</text:p>
          </table:table-cell>
          <table:table-cell office:value-type="float" office:value="0.487623" calcext:value-type="float">
            <text:p>0,487623</text:p>
          </table:table-cell>
          <table:table-cell office:value-type="float" office:value="0.815229" calcext:value-type="float">
            <text:p>0,815229</text:p>
          </table:table-cell>
          <table:table-cell office:value-type="float" office:value="0.7825" calcext:value-type="float">
            <text:p>0,7825</text:p>
          </table:table-cell>
          <table:table-cell office:value-type="float" office:value="27.694568" calcext:value-type="float">
            <text:p>27,694568</text:p>
          </table:table-cell>
          <table:table-cell office:value-type="float" office:value="0.559743" calcext:value-type="float">
            <text:p>0,559743</text:p>
          </table:table-cell>
          <table:table-cell office:value-type="float" office:value="0.659026" calcext:value-type="float">
            <text:p>0,659026</text:p>
          </table:table-cell>
          <table:table-cell office:value-type="float" office:value="0.8225" calcext:value-type="float">
            <text:p>0,8225</text:p>
          </table:table-cell>
          <table:table-cell office:value-type="float" office:value="24.094303" calcext:value-type="float">
            <text:p>24,094303</text:p>
          </table:table-cell>
          <table:table-cell office:value-type="float" office:value="498" calcext:value-type="float">
            <text:p>498</text:p>
          </table:table-cell>
          <table:table-cell table:number-columns-repeated="1003"/>
        </table:table-row>
        <table:table-row table:style-name="ro1">
          <table:table-cell table:style-name="ce5" office:value-type="float" office:value="0.314245" calcext:value-type="float">
            <text:p>0,3142</text:p>
          </table:table-cell>
          <table:table-cell table:style-name="ce5" office:value-type="float" office:value="0.777956" calcext:value-type="float">
            <text:p>0,7780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8.387286" calcext:value-type="float">
            <text:p>28,3873</text:p>
          </table:table-cell>
          <table:table-cell table:style-name="ce13" office:value-type="float" office:value="0.499214" calcext:value-type="float">
            <text:p>0,4992</text:p>
          </table:table-cell>
          <table:table-cell table:style-name="ce5" office:value-type="float" office:value="0.702614" calcext:value-type="float">
            <text:p>0,7026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4.882755" calcext:value-type="float">
            <text:p>24,8828</text:p>
          </table:table-cell>
          <table:table-cell table:style-name="Default" office:value-type="float" office:value="0.720953" calcext:value-type="float">
            <text:p>0,720953</text:p>
          </table:table-cell>
          <table:table-cell office:value-type="float" office:value="0.667436" calcext:value-type="float">
            <text:p>0,667436</text:p>
          </table:table-cell>
          <table:table-cell office:value-type="float" office:value="0.7945" calcext:value-type="float">
            <text:p>0,7945</text:p>
          </table:table-cell>
          <table:table-cell office:value-type="float" office:value="32.230339" calcext:value-type="float">
            <text:p>32,230339</text:p>
          </table:table-cell>
          <table:table-cell office:value-type="float" office:value="0.525983" calcext:value-type="float">
            <text:p>0,525983</text:p>
          </table:table-cell>
          <table:table-cell office:value-type="float" office:value="0.707143" calcext:value-type="float">
            <text:p>0,707143</text:p>
          </table:table-cell>
          <table:table-cell office:value-type="float" office:value="0.8035" calcext:value-type="float">
            <text:p>0,8035</text:p>
          </table:table-cell>
          <table:table-cell office:value-type="float" office:value="25.222755" calcext:value-type="float">
            <text:p>25,222755</text:p>
          </table:table-cell>
          <table:table-cell office:value-type="float" office:value="0.555592" calcext:value-type="float">
            <text:p>0,555592</text:p>
          </table:table-cell>
          <table:table-cell office:value-type="float" office:value="0.644547" calcext:value-type="float">
            <text:p>0,644547</text:p>
          </table:table-cell>
          <table:table-cell office:value-type="float" office:value="0.8255" calcext:value-type="float">
            <text:p>0,8255</text:p>
          </table:table-cell>
          <table:table-cell office:value-type="float" office:value="24.030255" calcext:value-type="float">
            <text:p>24,030255</text:p>
          </table:table-cell>
          <table:table-cell office:value-type="float" office:value="499" calcext:value-type="float">
            <text:p>499</text:p>
          </table:table-cell>
          <table:table-cell table:number-columns-repeated="1003"/>
        </table:table-row>
        <table:table-row table:style-name="ro1">
          <table:table-cell table:style-name="ce5" office:value-type="float" office:value="0.320097" calcext:value-type="float">
            <text:p>0,3201</text:p>
          </table:table-cell>
          <table:table-cell table:style-name="ce5" office:value-type="float" office:value="0.777436" calcext:value-type="float">
            <text:p>0,7774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8.318894" calcext:value-type="float">
            <text:p>28,3189</text:p>
          </table:table-cell>
          <table:table-cell table:style-name="ce13" office:value-type="float" office:value="0.475643" calcext:value-type="float">
            <text:p>0,4756</text:p>
          </table:table-cell>
          <table:table-cell table:style-name="ce5" office:value-type="float" office:value="0.712139" calcext:value-type="float">
            <text:p>0,7121</text:p>
          </table:table-cell>
          <table:table-cell table:style-name="ce5" office:value-type="float" office:value="0.818" calcext:value-type="float">
            <text:p>0,8180</text:p>
          </table:table-cell>
          <table:table-cell table:style-name="ce10" office:value-type="float" office:value="26.717254" calcext:value-type="float">
            <text:p>26,7173</text:p>
          </table:table-cell>
          <table:table-cell table:style-name="Default" office:value-type="float" office:value="0.721222" calcext:value-type="float">
            <text:p>0,721222</text:p>
          </table:table-cell>
          <table:table-cell office:value-type="float" office:value="0.65152" calcext:value-type="float">
            <text:p>0,65152</text:p>
          </table:table-cell>
          <table:table-cell office:value-type="float" office:value="0.801" calcext:value-type="float">
            <text:p>0,801</text:p>
          </table:table-cell>
          <table:table-cell office:value-type="float" office:value="31.471806" calcext:value-type="float">
            <text:p>31,471806</text:p>
          </table:table-cell>
          <table:table-cell office:value-type="float" office:value="0.499787" calcext:value-type="float">
            <text:p>0,499787</text:p>
          </table:table-cell>
          <table:table-cell office:value-type="float" office:value="0.701045" calcext:value-type="float">
            <text:p>0,701045</text:p>
          </table:table-cell>
          <table:table-cell office:value-type="float" office:value="0.81" calcext:value-type="float">
            <text:p>0,81</text:p>
          </table:table-cell>
          <table:table-cell office:value-type="float" office:value="26.814014" calcext:value-type="float">
            <text:p>26,814014</text:p>
          </table:table-cell>
          <table:table-cell office:value-type="float" office:value="0.535113" calcext:value-type="float">
            <text:p>0,535113</text:p>
          </table:table-cell>
          <table:table-cell office:value-type="float" office:value="0.723771" calcext:value-type="float">
            <text:p>0,723771</text:p>
          </table:table-cell>
          <table:table-cell office:value-type="float" office:value="0.7985" calcext:value-type="float">
            <text:p>0,7985</text:p>
          </table:table-cell>
          <table:table-cell office:value-type="float" office:value="24.03651" calcext:value-type="float">
            <text:p>24,03651</text:p>
          </table:table-cell>
          <table:table-cell office:value-type="float" office:value="500" calcext:value-type="float">
            <text:p>500</text:p>
          </table:table-cell>
          <table:table-cell table:number-columns-repeated="1003"/>
        </table:table-row>
        <table:table-row table:style-name="ro1">
          <table:table-cell table:style-name="ce5" office:value-type="float" office:value="0.320284" calcext:value-type="float">
            <text:p>0,3203</text:p>
          </table:table-cell>
          <table:table-cell table:style-name="ce5" office:value-type="float" office:value="0.762524" calcext:value-type="float">
            <text:p>0,7625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10" office:value-type="float" office:value="28.661932" calcext:value-type="float">
            <text:p>28,6619</text:p>
          </table:table-cell>
          <table:table-cell table:style-name="ce13" office:value-type="float" office:value="0.527919" calcext:value-type="float">
            <text:p>0,5279</text:p>
          </table:table-cell>
          <table:table-cell table:style-name="ce5" office:value-type="float" office:value="0.680857" calcext:value-type="float">
            <text:p>0,6809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6.246654" calcext:value-type="float">
            <text:p>26,246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08356" calcext:value-type="float">
            <text:p>0,3084</text:p>
          </table:table-cell>
          <table:table-cell table:style-name="ce5" office:value-type="float" office:value="0.795464" calcext:value-type="float">
            <text:p>0,7955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8.804456" calcext:value-type="float">
            <text:p>28,8045</text:p>
          </table:table-cell>
          <table:table-cell table:style-name="ce13" office:value-type="float" office:value="0.485518" calcext:value-type="float">
            <text:p>0,4855</text:p>
          </table:table-cell>
          <table:table-cell table:style-name="ce5" office:value-type="float" office:value="0.722899" calcext:value-type="float">
            <text:p>0,7229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5.158531" calcext:value-type="float">
            <text:p>25,158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36728" calcext:value-type="float">
            <text:p>0,3367</text:p>
          </table:table-cell>
          <table:table-cell table:style-name="ce5" office:value-type="float" office:value="0.819415" calcext:value-type="float">
            <text:p>0,8194</text:p>
          </table:table-cell>
          <table:table-cell table:style-name="ce5" office:value-type="float" office:value="0.8055" calcext:value-type="float">
            <text:p>0,8055</text:p>
          </table:table-cell>
          <table:table-cell table:style-name="ce10" office:value-type="float" office:value="27.806874" calcext:value-type="float">
            <text:p>27,8069</text:p>
          </table:table-cell>
          <table:table-cell table:style-name="ce13" office:value-type="float" office:value="0.478475" calcext:value-type="float">
            <text:p>0,4785</text:p>
          </table:table-cell>
          <table:table-cell table:style-name="ce5" office:value-type="float" office:value="0.734165" calcext:value-type="float">
            <text:p>0,7342</text:p>
          </table:table-cell>
          <table:table-cell table:style-name="ce5" office:value-type="float" office:value="0.8" calcext:value-type="float">
            <text:p>0,8000</text:p>
          </table:table-cell>
          <table:table-cell table:style-name="ce10" office:value-type="float" office:value="24.876074" calcext:value-type="float">
            <text:p>24,876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01724" calcext:value-type="float">
            <text:p>0,3017</text:p>
          </table:table-cell>
          <table:table-cell table:style-name="ce5" office:value-type="float" office:value="0.801798" calcext:value-type="float">
            <text:p>0,8018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9.187469" calcext:value-type="float">
            <text:p>29,1875</text:p>
          </table:table-cell>
          <table:table-cell table:style-name="ce13" office:value-type="float" office:value="0.509221" calcext:value-type="float">
            <text:p>0,5092</text:p>
          </table:table-cell>
          <table:table-cell table:style-name="ce5" office:value-type="float" office:value="0.699004" calcext:value-type="float">
            <text:p>0,6990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6.884976" calcext:value-type="float">
            <text:p>26,885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36867" calcext:value-type="float">
            <text:p>0,3369</text:p>
          </table:table-cell>
          <table:table-cell table:style-name="ce5" office:value-type="float" office:value="0.753793" calcext:value-type="float">
            <text:p>0,7538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10" office:value-type="float" office:value="28.618873" calcext:value-type="float">
            <text:p>28,6189</text:p>
          </table:table-cell>
          <table:table-cell table:style-name="ce13" office:value-type="float" office:value="0.480708" calcext:value-type="float">
            <text:p>0,4807</text:p>
          </table:table-cell>
          <table:table-cell table:style-name="ce5" office:value-type="float" office:value="0.692187" calcext:value-type="float">
            <text:p>0,6922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4.950273" calcext:value-type="float">
            <text:p>24,950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10019" calcext:value-type="float">
            <text:p>0,3100</text:p>
          </table:table-cell>
          <table:table-cell table:style-name="ce5" office:value-type="float" office:value="0.8051" calcext:value-type="float">
            <text:p>0,8051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8.529492" calcext:value-type="float">
            <text:p>28,5295</text:p>
          </table:table-cell>
          <table:table-cell table:style-name="ce13" office:value-type="float" office:value="0.504192" calcext:value-type="float">
            <text:p>0,5042</text:p>
          </table:table-cell>
          <table:table-cell table:style-name="ce5" office:value-type="float" office:value="0.687235" calcext:value-type="float">
            <text:p>0,6872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7.560782" calcext:value-type="float">
            <text:p>27,560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4566" calcext:value-type="float">
            <text:p>0,3457</text:p>
          </table:table-cell>
          <table:table-cell table:style-name="ce5" office:value-type="float" office:value="0.759627" calcext:value-type="float">
            <text:p>0,7596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10" office:value-type="float" office:value="28.674159" calcext:value-type="float">
            <text:p>28,6742</text:p>
          </table:table-cell>
          <table:table-cell table:style-name="ce13" office:value-type="float" office:value="0.465539" calcext:value-type="float">
            <text:p>0,4655</text:p>
          </table:table-cell>
          <table:table-cell table:style-name="ce5" office:value-type="float" office:value="0.74985" calcext:value-type="float">
            <text:p>0,7499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4.876531" calcext:value-type="float">
            <text:p>24,876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18703" calcext:value-type="float">
            <text:p>0,3187</text:p>
          </table:table-cell>
          <table:table-cell table:style-name="ce5" office:value-type="float" office:value="0.762162" calcext:value-type="float">
            <text:p>0,7622</text:p>
          </table:table-cell>
          <table:table-cell table:style-name="ce5" office:value-type="float" office:value="0.815" calcext:value-type="float">
            <text:p>0,8150</text:p>
          </table:table-cell>
          <table:table-cell table:style-name="ce10" office:value-type="float" office:value="28.259904" calcext:value-type="float">
            <text:p>28,2599</text:p>
          </table:table-cell>
          <table:table-cell table:style-name="ce13" office:value-type="float" office:value="0.480677" calcext:value-type="float">
            <text:p>0,4807</text:p>
          </table:table-cell>
          <table:table-cell table:style-name="ce5" office:value-type="float" office:value="0.791724" calcext:value-type="float">
            <text:p>0,7917</text:p>
          </table:table-cell>
          <table:table-cell table:style-name="ce5" office:value-type="float" office:value="0.794" calcext:value-type="float">
            <text:p>0,7940</text:p>
          </table:table-cell>
          <table:table-cell table:style-name="ce10" office:value-type="float" office:value="27.706381" calcext:value-type="float">
            <text:p>27,706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4414" calcext:value-type="float">
            <text:p>0,3441</text:p>
          </table:table-cell>
          <table:table-cell table:style-name="ce5" office:value-type="float" office:value="0.764844" calcext:value-type="float">
            <text:p>0,7648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7.62593" calcext:value-type="float">
            <text:p>27,6259</text:p>
          </table:table-cell>
          <table:table-cell table:style-name="ce13" office:value-type="float" office:value="0.50247" calcext:value-type="float">
            <text:p>0,5025</text:p>
          </table:table-cell>
          <table:table-cell table:style-name="ce5" office:value-type="float" office:value="0.713423" calcext:value-type="float">
            <text:p>0,7134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4.884399" calcext:value-type="float">
            <text:p>24,884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39613" calcext:value-type="float">
            <text:p>0,3396</text:p>
          </table:table-cell>
          <table:table-cell table:style-name="ce5" office:value-type="float" office:value="0.776142" calcext:value-type="float">
            <text:p>0,7761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8.296667" calcext:value-type="float">
            <text:p>28,2967</text:p>
          </table:table-cell>
          <table:table-cell table:style-name="ce13" office:value-type="float" office:value="0.475399" calcext:value-type="float">
            <text:p>0,4754</text:p>
          </table:table-cell>
          <table:table-cell table:style-name="ce5" office:value-type="float" office:value="0.728422" calcext:value-type="float">
            <text:p>0,7284</text:p>
          </table:table-cell>
          <table:table-cell table:style-name="ce5" office:value-type="float" office:value="0.815" calcext:value-type="float">
            <text:p>0,8150</text:p>
          </table:table-cell>
          <table:table-cell table:style-name="ce10" office:value-type="float" office:value="27.766191" calcext:value-type="float">
            <text:p>27,766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26777" calcext:value-type="float">
            <text:p>0,3268</text:p>
          </table:table-cell>
          <table:table-cell table:style-name="ce5" office:value-type="float" office:value="0.806086" calcext:value-type="float">
            <text:p>0,8061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30.119504" calcext:value-type="float">
            <text:p>30,1195</text:p>
          </table:table-cell>
          <table:table-cell table:style-name="ce13" office:value-type="float" office:value="0.485211" calcext:value-type="float">
            <text:p>0,4852</text:p>
          </table:table-cell>
          <table:table-cell table:style-name="ce5" office:value-type="float" office:value="0.716771" calcext:value-type="float">
            <text:p>0,7168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4.941698" calcext:value-type="float">
            <text:p>24,941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09656" calcext:value-type="float">
            <text:p>0,3097</text:p>
          </table:table-cell>
          <table:table-cell table:style-name="ce5" office:value-type="float" office:value="0.815038" calcext:value-type="float">
            <text:p>0,8150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8.828117" calcext:value-type="float">
            <text:p>28,8281</text:p>
          </table:table-cell>
          <table:table-cell table:style-name="ce13" office:value-type="float" office:value="0.445156" calcext:value-type="float">
            <text:p>0,4452</text:p>
          </table:table-cell>
          <table:table-cell table:style-name="ce5" office:value-type="float" office:value="0.747482" calcext:value-type="float">
            <text:p>0,7475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5.921234" calcext:value-type="float">
            <text:p>25,921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298275" calcext:value-type="float">
            <text:p>0,2983</text:p>
          </table:table-cell>
          <table:table-cell table:style-name="ce5" office:value-type="float" office:value="0.787245" calcext:value-type="float">
            <text:p>0,7872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8.070313" calcext:value-type="float">
            <text:p>28,0703</text:p>
          </table:table-cell>
          <table:table-cell table:style-name="ce13" office:value-type="float" office:value="0.50693" calcext:value-type="float">
            <text:p>0,5069</text:p>
          </table:table-cell>
          <table:table-cell table:style-name="ce5" office:value-type="float" office:value="0.715299" calcext:value-type="float">
            <text:p>0,7153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5.266454" calcext:value-type="float">
            <text:p>25,266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04819" calcext:value-type="float">
            <text:p>0,3048</text:p>
          </table:table-cell>
          <table:table-cell table:style-name="ce5" office:value-type="float" office:value="0.796529" calcext:value-type="float">
            <text:p>0,7965</text:p>
          </table:table-cell>
          <table:table-cell table:style-name="ce5" office:value-type="float" office:value="0.8085" calcext:value-type="float">
            <text:p>0,8085</text:p>
          </table:table-cell>
          <table:table-cell table:style-name="ce10" office:value-type="float" office:value="27.98631" calcext:value-type="float">
            <text:p>27,9863</text:p>
          </table:table-cell>
          <table:table-cell table:style-name="ce13" office:value-type="float" office:value="0.463972" calcext:value-type="float">
            <text:p>0,4640</text:p>
          </table:table-cell>
          <table:table-cell table:style-name="ce5" office:value-type="float" office:value="0.734911" calcext:value-type="float">
            <text:p>0,7349</text:p>
          </table:table-cell>
          <table:table-cell table:style-name="ce5" office:value-type="float" office:value="0.816" calcext:value-type="float">
            <text:p>0,8160</text:p>
          </table:table-cell>
          <table:table-cell table:style-name="ce10" office:value-type="float" office:value="27.645866" calcext:value-type="float">
            <text:p>27,645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27762" calcext:value-type="float">
            <text:p>0,3278</text:p>
          </table:table-cell>
          <table:table-cell table:style-name="ce5" office:value-type="float" office:value="0.764287" calcext:value-type="float">
            <text:p>0,7643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8.453696" calcext:value-type="float">
            <text:p>28,4537</text:p>
          </table:table-cell>
          <table:table-cell table:style-name="ce13" office:value-type="float" office:value="0.497962" calcext:value-type="float">
            <text:p>0,4980</text:p>
          </table:table-cell>
          <table:table-cell table:style-name="ce5" office:value-type="float" office:value="0.706696" calcext:value-type="float">
            <text:p>0,7067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5.718631" calcext:value-type="float">
            <text:p>25,7186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28264" calcext:value-type="float">
            <text:p>0,3283</text:p>
          </table:table-cell>
          <table:table-cell table:style-name="ce5" office:value-type="float" office:value="0.831645" calcext:value-type="float">
            <text:p>0,8316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9.493099" calcext:value-type="float">
            <text:p>29,4931</text:p>
          </table:table-cell>
          <table:table-cell table:style-name="ce13" office:value-type="float" office:value="0.495548" calcext:value-type="float">
            <text:p>0,4955</text:p>
          </table:table-cell>
          <table:table-cell table:style-name="ce5" office:value-type="float" office:value="0.710783" calcext:value-type="float">
            <text:p>0,7108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6.984106" calcext:value-type="float">
            <text:p>26,984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40455" calcext:value-type="float">
            <text:p>0,3405</text:p>
          </table:table-cell>
          <table:table-cell table:style-name="ce5" office:value-type="float" office:value="0.827943" calcext:value-type="float">
            <text:p>0,8279</text:p>
          </table:table-cell>
          <table:table-cell table:style-name="ce5" office:value-type="float" office:value="0.804" calcext:value-type="float">
            <text:p>0,8040</text:p>
          </table:table-cell>
          <table:table-cell table:style-name="ce10" office:value-type="float" office:value="29.587133" calcext:value-type="float">
            <text:p>29,5871</text:p>
          </table:table-cell>
          <table:table-cell table:style-name="ce13" office:value-type="float" office:value="0.493602" calcext:value-type="float">
            <text:p>0,4936</text:p>
          </table:table-cell>
          <table:table-cell table:style-name="ce5" office:value-type="float" office:value="0.712606" calcext:value-type="float">
            <text:p>0,7126</text:p>
          </table:table-cell>
          <table:table-cell table:style-name="ce5" office:value-type="float" office:value="0.8095" calcext:value-type="float">
            <text:p>0,8095</text:p>
          </table:table-cell>
          <table:table-cell table:style-name="ce10" office:value-type="float" office:value="26.185333" calcext:value-type="float">
            <text:p>26,185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09371" calcext:value-type="float">
            <text:p>0,3094</text:p>
          </table:table-cell>
          <table:table-cell table:style-name="ce5" office:value-type="float" office:value="0.815725" calcext:value-type="float">
            <text:p>0,8157</text:p>
          </table:table-cell>
          <table:table-cell table:style-name="ce5" office:value-type="float" office:value="0.798" calcext:value-type="float">
            <text:p>0,7980</text:p>
          </table:table-cell>
          <table:table-cell table:style-name="ce10" office:value-type="float" office:value="30.587881" calcext:value-type="float">
            <text:p>30,5879</text:p>
          </table:table-cell>
          <table:table-cell table:style-name="ce13" office:value-type="float" office:value="0.468852" calcext:value-type="float">
            <text:p>0,4689</text:p>
          </table:table-cell>
          <table:table-cell table:style-name="ce5" office:value-type="float" office:value="0.737071" calcext:value-type="float">
            <text:p>0,7371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7.415219" calcext:value-type="float">
            <text:p>27,415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2248" calcext:value-type="float">
            <text:p>0,3225</text:p>
          </table:table-cell>
          <table:table-cell table:style-name="ce5" office:value-type="float" office:value="0.809165" calcext:value-type="float">
            <text:p>0,8092</text:p>
          </table:table-cell>
          <table:table-cell table:style-name="ce5" office:value-type="float" office:value="0.792" calcext:value-type="float">
            <text:p>0,7920</text:p>
          </table:table-cell>
          <table:table-cell table:style-name="ce10" office:value-type="float" office:value="29.315245" calcext:value-type="float">
            <text:p>29,3152</text:p>
          </table:table-cell>
          <table:table-cell table:style-name="ce13" office:value-type="float" office:value="0.496334" calcext:value-type="float">
            <text:p>0,4963</text:p>
          </table:table-cell>
          <table:table-cell table:style-name="ce5" office:value-type="float" office:value="0.734284" calcext:value-type="float">
            <text:p>0,7343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5.104072" calcext:value-type="float">
            <text:p>25,104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3103" calcext:value-type="float">
            <text:p>0,3103</text:p>
          </table:table-cell>
          <table:table-cell table:style-name="ce5" office:value-type="float" office:value="0.775672" calcext:value-type="float">
            <text:p>0,7757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9.051208" calcext:value-type="float">
            <text:p>29,0512</text:p>
          </table:table-cell>
          <table:table-cell table:style-name="ce13" office:value-type="float" office:value="0.48065" calcext:value-type="float">
            <text:p>0,4807</text:p>
          </table:table-cell>
          <table:table-cell table:style-name="ce5" office:value-type="float" office:value="0.674089" calcext:value-type="float">
            <text:p>0,6741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4.88789" calcext:value-type="float">
            <text:p>24,887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office:value-type="float" office:value="0.291202" calcext:value-type="float">
            <text:p>0,2912</text:p>
          </table:table-cell>
          <table:table-cell table:style-name="ce5" office:value-type="float" office:value="0.771757" calcext:value-type="float">
            <text:p>0,7718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8.761553" calcext:value-type="float">
            <text:p>28,7616</text:p>
          </table:table-cell>
          <table:table-cell table:style-name="ce13" office:value-type="float" office:value="0.477541" calcext:value-type="float">
            <text:p>0,4775</text:p>
          </table:table-cell>
          <table:table-cell table:style-name="ce5" office:value-type="float" office:value="0.713655" calcext:value-type="float">
            <text:p>0,7137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6.027504" calcext:value-type="float">
            <text:p>26,027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7908" calcext:value-type="float">
            <text:p>0,4879</text:p>
          </table:table-cell>
          <table:table-cell table:style-name="ce5" office:value-type="float" office:value="0.759861" calcext:value-type="float">
            <text:p>0,7599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5.343881" calcext:value-type="float">
            <text:p>25,343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8605" calcext:value-type="float">
            <text:p>0,4886</text:p>
          </table:table-cell>
          <table:table-cell table:style-name="ce5" office:value-type="float" office:value="0.748524" calcext:value-type="float">
            <text:p>0,7485</text:p>
          </table:table-cell>
          <table:table-cell table:style-name="ce5" office:value-type="float" office:value="0.8025" calcext:value-type="float">
            <text:p>0,8025</text:p>
          </table:table-cell>
          <table:table-cell table:style-name="ce10" office:value-type="float" office:value="27.853008" calcext:value-type="float">
            <text:p>27,853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5012" calcext:value-type="float">
            <text:p>0,4850</text:p>
          </table:table-cell>
          <table:table-cell table:style-name="ce5" office:value-type="float" office:value="0.724204" calcext:value-type="float">
            <text:p>0,7242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4.998724" calcext:value-type="float">
            <text:p>24,998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94361" calcext:value-type="float">
            <text:p>0,4944</text:p>
          </table:table-cell>
          <table:table-cell table:style-name="ce5" office:value-type="float" office:value="0.714675" calcext:value-type="float">
            <text:p>0,7147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10" office:value-type="float" office:value="26.581669" calcext:value-type="float">
            <text:p>26,581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1995" calcext:value-type="float">
            <text:p>0,4820</text:p>
          </table:table-cell>
          <table:table-cell table:style-name="ce5" office:value-type="float" office:value="0.702755" calcext:value-type="float">
            <text:p>0,7028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6.968443" calcext:value-type="float">
            <text:p>26,968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0664" calcext:value-type="float">
            <text:p>0,4807</text:p>
          </table:table-cell>
          <table:table-cell table:style-name="ce5" office:value-type="float" office:value="0.676643" calcext:value-type="float">
            <text:p>0,6766</text:p>
          </table:table-cell>
          <table:table-cell table:style-name="ce5" office:value-type="float" office:value="0.818" calcext:value-type="float">
            <text:p>0,8180</text:p>
          </table:table-cell>
          <table:table-cell table:style-name="ce10" office:value-type="float" office:value="24.914042" calcext:value-type="float">
            <text:p>24,914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3025" calcext:value-type="float">
            <text:p>0,4830</text:p>
          </table:table-cell>
          <table:table-cell table:style-name="ce5" office:value-type="float" office:value="0.680136" calcext:value-type="float">
            <text:p>0,6801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6.343106" calcext:value-type="float">
            <text:p>26,343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379" calcext:value-type="float">
            <text:p>0,4738</text:p>
          </table:table-cell>
          <table:table-cell table:style-name="ce5" office:value-type="float" office:value="0.764991" calcext:value-type="float">
            <text:p>0,7650</text:p>
          </table:table-cell>
          <table:table-cell table:style-name="ce5" office:value-type="float" office:value="0.8" calcext:value-type="float">
            <text:p>0,8000</text:p>
          </table:table-cell>
          <table:table-cell table:style-name="ce10" office:value-type="float" office:value="26.997821" calcext:value-type="float">
            <text:p>26,997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0765" calcext:value-type="float">
            <text:p>0,4708</text:p>
          </table:table-cell>
          <table:table-cell table:style-name="ce5" office:value-type="float" office:value="0.708931" calcext:value-type="float">
            <text:p>0,7089</text:p>
          </table:table-cell>
          <table:table-cell table:style-name="ce5" office:value-type="float" office:value="0.821" calcext:value-type="float">
            <text:p>0,8210</text:p>
          </table:table-cell>
          <table:table-cell table:style-name="ce10" office:value-type="float" office:value="25.314088" calcext:value-type="float">
            <text:p>25,314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9519" calcext:value-type="float">
            <text:p>0,4495</text:p>
          </table:table-cell>
          <table:table-cell table:style-name="ce5" office:value-type="float" office:value="0.715074" calcext:value-type="float">
            <text:p>0,7151</text:p>
          </table:table-cell>
          <table:table-cell table:style-name="ce5" office:value-type="float" office:value="0.8145" calcext:value-type="float">
            <text:p>0,8145</text:p>
          </table:table-cell>
          <table:table-cell table:style-name="ce10" office:value-type="float" office:value="28.005248" calcext:value-type="float">
            <text:p>28,005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97818" calcext:value-type="float">
            <text:p>0,4978</text:p>
          </table:table-cell>
          <table:table-cell table:style-name="ce5" office:value-type="float" office:value="0.698431" calcext:value-type="float">
            <text:p>0,6984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6.357826" calcext:value-type="float">
            <text:p>26,357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99905" calcext:value-type="float">
            <text:p>0,4999</text:p>
          </table:table-cell>
          <table:table-cell table:style-name="ce5" office:value-type="float" office:value="0.687335" calcext:value-type="float">
            <text:p>0,6873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10" office:value-type="float" office:value="24.93574" calcext:value-type="float">
            <text:p>24,935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4812" calcext:value-type="float">
            <text:p>0,4648</text:p>
          </table:table-cell>
          <table:table-cell table:style-name="ce5" office:value-type="float" office:value="0.737861" calcext:value-type="float">
            <text:p>0,7379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7.10113" calcext:value-type="float">
            <text:p>27,101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8268" calcext:value-type="float">
            <text:p>0,4683</text:p>
          </table:table-cell>
          <table:table-cell table:style-name="ce5" office:value-type="float" office:value="0.717776" calcext:value-type="float">
            <text:p>0,7178</text:p>
          </table:table-cell>
          <table:table-cell table:style-name="ce5" office:value-type="float" office:value="0.8205" calcext:value-type="float">
            <text:p>0,8205</text:p>
          </table:table-cell>
          <table:table-cell table:style-name="ce10" office:value-type="float" office:value="27.628202" calcext:value-type="float">
            <text:p>27,628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8878" calcext:value-type="float">
            <text:p>0,4789</text:p>
          </table:table-cell>
          <table:table-cell table:style-name="ce5" office:value-type="float" office:value="0.699432" calcext:value-type="float">
            <text:p>0,6994</text:p>
          </table:table-cell>
          <table:table-cell table:style-name="ce5" office:value-type="float" office:value="0.8235" calcext:value-type="float">
            <text:p>0,8235</text:p>
          </table:table-cell>
          <table:table-cell table:style-name="ce10" office:value-type="float" office:value="27.777987" calcext:value-type="float">
            <text:p>27,778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5634" calcext:value-type="float">
            <text:p>0,4556</text:p>
          </table:table-cell>
          <table:table-cell table:style-name="ce5" office:value-type="float" office:value="0.709634" calcext:value-type="float">
            <text:p>0,7096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6.728171" calcext:value-type="float">
            <text:p>26,728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5078" calcext:value-type="float">
            <text:p>0,4851</text:p>
          </table:table-cell>
          <table:table-cell table:style-name="ce5" office:value-type="float" office:value="0.736215" calcext:value-type="float">
            <text:p>0,7362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6.235721" calcext:value-type="float">
            <text:p>26,235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0563" calcext:value-type="float">
            <text:p>0,4706</text:p>
          </table:table-cell>
          <table:table-cell table:style-name="ce5" office:value-type="float" office:value="0.699757" calcext:value-type="float">
            <text:p>0,6998</text:p>
          </table:table-cell>
          <table:table-cell table:style-name="ce5" office:value-type="float" office:value="0.814" calcext:value-type="float">
            <text:p>0,8140</text:p>
          </table:table-cell>
          <table:table-cell table:style-name="ce10" office:value-type="float" office:value="26.105913" calcext:value-type="float">
            <text:p>26,105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3156" calcext:value-type="float">
            <text:p>0,4632</text:p>
          </table:table-cell>
          <table:table-cell table:style-name="ce5" office:value-type="float" office:value="0.768084" calcext:value-type="float">
            <text:p>0,7681</text:p>
          </table:table-cell>
          <table:table-cell table:style-name="ce5" office:value-type="float" office:value="0.8065" calcext:value-type="float">
            <text:p>0,8065</text:p>
          </table:table-cell>
          <table:table-cell table:style-name="ce10" office:value-type="float" office:value="25.008666" calcext:value-type="float">
            <text:p>25,008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50977" calcext:value-type="float">
            <text:p>0,5098</text:p>
          </table:table-cell>
          <table:table-cell table:style-name="ce5" office:value-type="float" office:value="0.691365" calcext:value-type="float">
            <text:p>0,6914</text:p>
          </table:table-cell>
          <table:table-cell table:style-name="ce5" office:value-type="float" office:value="0.818" calcext:value-type="float">
            <text:p>0,8180</text:p>
          </table:table-cell>
          <table:table-cell table:style-name="ce10" office:value-type="float" office:value="27.890015" calcext:value-type="float">
            <text:p>27,890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5939" calcext:value-type="float">
            <text:p>0,4859</text:p>
          </table:table-cell>
          <table:table-cell table:style-name="ce5" office:value-type="float" office:value="0.738546" calcext:value-type="float">
            <text:p>0,7385</text:p>
          </table:table-cell>
          <table:table-cell table:style-name="ce5" office:value-type="float" office:value="0.8005" calcext:value-type="float">
            <text:p>0,8005</text:p>
          </table:table-cell>
          <table:table-cell table:style-name="ce10" office:value-type="float" office:value="24.829549" calcext:value-type="float">
            <text:p>24,829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8026" calcext:value-type="float">
            <text:p>0,4480</text:p>
          </table:table-cell>
          <table:table-cell table:style-name="ce5" office:value-type="float" office:value="0.699901" calcext:value-type="float">
            <text:p>0,6999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6.43236" calcext:value-type="float">
            <text:p>26,432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2516" calcext:value-type="float">
            <text:p>0,4625</text:p>
          </table:table-cell>
          <table:table-cell table:style-name="ce5" office:value-type="float" office:value="0.695491" calcext:value-type="float">
            <text:p>0,6955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6.006548" calcext:value-type="float">
            <text:p>26,006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5551" calcext:value-type="float">
            <text:p>0,4556</text:p>
          </table:table-cell>
          <table:table-cell table:style-name="ce5" office:value-type="float" office:value="0.701614" calcext:value-type="float">
            <text:p>0,7016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7.574197" calcext:value-type="float">
            <text:p>27,574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0556" calcext:value-type="float">
            <text:p>0,4506</text:p>
          </table:table-cell>
          <table:table-cell table:style-name="ce5" office:value-type="float" office:value="0.746712" calcext:value-type="float">
            <text:p>0,7467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4.993708" calcext:value-type="float">
            <text:p>24,993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6742" calcext:value-type="float">
            <text:p>0,4767</text:p>
          </table:table-cell>
          <table:table-cell table:style-name="ce5" office:value-type="float" office:value="0.686344" calcext:value-type="float">
            <text:p>0,6863</text:p>
          </table:table-cell>
          <table:table-cell table:style-name="ce5" office:value-type="float" office:value="0.822" calcext:value-type="float">
            <text:p>0,8220</text:p>
          </table:table-cell>
          <table:table-cell table:style-name="ce10" office:value-type="float" office:value="27.95497" calcext:value-type="float">
            <text:p>27,955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5292" calcext:value-type="float">
            <text:p>0,4653</text:p>
          </table:table-cell>
          <table:table-cell table:style-name="ce5" office:value-type="float" office:value="0.671437" calcext:value-type="float">
            <text:p>0,6714</text:p>
          </table:table-cell>
          <table:table-cell table:style-name="ce5" office:value-type="float" office:value="0.819" calcext:value-type="float">
            <text:p>0,8190</text:p>
          </table:table-cell>
          <table:table-cell table:style-name="ce10" office:value-type="float" office:value="25.636096" calcext:value-type="float">
            <text:p>25,636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0018" calcext:value-type="float">
            <text:p>0,4600</text:p>
          </table:table-cell>
          <table:table-cell table:style-name="ce5" office:value-type="float" office:value="0.723664" calcext:value-type="float">
            <text:p>0,7237</text:p>
          </table:table-cell>
          <table:table-cell table:style-name="ce5" office:value-type="float" office:value="0.823" calcext:value-type="float">
            <text:p>0,8230</text:p>
          </table:table-cell>
          <table:table-cell table:style-name="ce10" office:value-type="float" office:value="26.270933" calcext:value-type="float">
            <text:p>26,270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3405" calcext:value-type="float">
            <text:p>0,4834</text:p>
          </table:table-cell>
          <table:table-cell table:style-name="ce5" office:value-type="float" office:value="0.729616" calcext:value-type="float">
            <text:p>0,7296</text:p>
          </table:table-cell>
          <table:table-cell table:style-name="ce5" office:value-type="float" office:value="0.805" calcext:value-type="float">
            <text:p>0,8050</text:p>
          </table:table-cell>
          <table:table-cell table:style-name="ce10" office:value-type="float" office:value="27.378762" calcext:value-type="float">
            <text:p>27,378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3049" calcext:value-type="float">
            <text:p>0,4730</text:p>
          </table:table-cell>
          <table:table-cell table:style-name="ce5" office:value-type="float" office:value="0.738772" calcext:value-type="float">
            <text:p>0,7388</text:p>
          </table:table-cell>
          <table:table-cell table:style-name="ce5" office:value-type="float" office:value="0.8075" calcext:value-type="float">
            <text:p>0,8075</text:p>
          </table:table-cell>
          <table:table-cell table:style-name="ce10" office:value-type="float" office:value="26.428268" calcext:value-type="float">
            <text:p>26,428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1798" calcext:value-type="float">
            <text:p>0,4718</text:p>
          </table:table-cell>
          <table:table-cell table:style-name="ce5" office:value-type="float" office:value="0.724822" calcext:value-type="float">
            <text:p>0,7248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7.084164" calcext:value-type="float">
            <text:p>27,084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7136" calcext:value-type="float">
            <text:p>0,4471</text:p>
          </table:table-cell>
          <table:table-cell table:style-name="ce5" office:value-type="float" office:value="0.709619" calcext:value-type="float">
            <text:p>0,7096</text:p>
          </table:table-cell>
          <table:table-cell table:style-name="ce5" office:value-type="float" office:value="0.8185" calcext:value-type="float">
            <text:p>0,8185</text:p>
          </table:table-cell>
          <table:table-cell table:style-name="ce10" office:value-type="float" office:value="26.391585" calcext:value-type="float">
            <text:p>26,3916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219" calcext:value-type="float">
            <text:p>0,4622</text:p>
          </table:table-cell>
          <table:table-cell table:style-name="ce5" office:value-type="float" office:value="0.715233" calcext:value-type="float">
            <text:p>0,7152</text:p>
          </table:table-cell>
          <table:table-cell table:style-name="ce5" office:value-type="float" office:value="0.817" calcext:value-type="float">
            <text:p>0,8170</text:p>
          </table:table-cell>
          <table:table-cell table:style-name="ce10" office:value-type="float" office:value="26.692941" calcext:value-type="float">
            <text:p>26,692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0587" calcext:value-type="float">
            <text:p>0,4606</text:p>
          </table:table-cell>
          <table:table-cell table:style-name="ce5" office:value-type="float" office:value="0.703509" calcext:value-type="float">
            <text:p>0,7035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5.970955" calcext:value-type="float">
            <text:p>25,971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2515" calcext:value-type="float">
            <text:p>0,4725</text:p>
          </table:table-cell>
          <table:table-cell table:style-name="ce5" office:value-type="float" office:value="0.704446" calcext:value-type="float">
            <text:p>0,7044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6.594253" calcext:value-type="float">
            <text:p>26,594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0985" calcext:value-type="float">
            <text:p>0,4610</text:p>
          </table:table-cell>
          <table:table-cell table:style-name="ce5" office:value-type="float" office:value="0.727817" calcext:value-type="float">
            <text:p>0,7278</text:p>
          </table:table-cell>
          <table:table-cell table:style-name="ce5" office:value-type="float" office:value="0.8035" calcext:value-type="float">
            <text:p>0,8035</text:p>
          </table:table-cell>
          <table:table-cell table:style-name="ce10" office:value-type="float" office:value="26.061851" calcext:value-type="float">
            <text:p>26,061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9106" calcext:value-type="float">
            <text:p>0,4691</text:p>
          </table:table-cell>
          <table:table-cell table:style-name="ce5" office:value-type="float" office:value="0.702185" calcext:value-type="float">
            <text:p>0,7022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6.731799" calcext:value-type="float">
            <text:p>26,731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3056" calcext:value-type="float">
            <text:p>0,4831</text:p>
          </table:table-cell>
          <table:table-cell table:style-name="ce5" office:value-type="float" office:value="0.734351" calcext:value-type="float">
            <text:p>0,7344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5.964454" calcext:value-type="float">
            <text:p>25,964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2035" calcext:value-type="float">
            <text:p>0,4820</text:p>
          </table:table-cell>
          <table:table-cell table:style-name="ce5" office:value-type="float" office:value="0.733599" calcext:value-type="float">
            <text:p>0,7336</text:p>
          </table:table-cell>
          <table:table-cell table:style-name="ce5" office:value-type="float" office:value="0.8125" calcext:value-type="float">
            <text:p>0,8125</text:p>
          </table:table-cell>
          <table:table-cell table:style-name="ce10" office:value-type="float" office:value="26.68895" calcext:value-type="float">
            <text:p>26,689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8029" calcext:value-type="float">
            <text:p>0,4680</text:p>
          </table:table-cell>
          <table:table-cell table:style-name="ce5" office:value-type="float" office:value="0.720852" calcext:value-type="float">
            <text:p>0,7209</text:p>
          </table:table-cell>
          <table:table-cell table:style-name="ce5" office:value-type="float" office:value="0.808" calcext:value-type="float">
            <text:p>0,8080</text:p>
          </table:table-cell>
          <table:table-cell table:style-name="ce10" office:value-type="float" office:value="26.175786" calcext:value-type="float">
            <text:p>26,175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0064" calcext:value-type="float">
            <text:p>0,4801</text:p>
          </table:table-cell>
          <table:table-cell table:style-name="ce5" office:value-type="float" office:value="0.688947" calcext:value-type="float">
            <text:p>0,6889</text:p>
          </table:table-cell>
          <table:table-cell table:style-name="ce5" office:value-type="float" office:value="0.8215" calcext:value-type="float">
            <text:p>0,8215</text:p>
          </table:table-cell>
          <table:table-cell table:style-name="ce10" office:value-type="float" office:value="26.352483" calcext:value-type="float">
            <text:p>26,352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9613" calcext:value-type="float">
            <text:p>0,4596</text:p>
          </table:table-cell>
          <table:table-cell table:style-name="ce5" office:value-type="float" office:value="0.683208" calcext:value-type="float">
            <text:p>0,6832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8.038313" calcext:value-type="float">
            <text:p>28,038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5492" calcext:value-type="float">
            <text:p>0,4655</text:p>
          </table:table-cell>
          <table:table-cell table:style-name="ce5" office:value-type="float" office:value="0.711443" calcext:value-type="float">
            <text:p>0,7114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6.766996" calcext:value-type="float">
            <text:p>26,767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4811" calcext:value-type="float">
            <text:p>0,4548</text:p>
          </table:table-cell>
          <table:table-cell table:style-name="ce5" office:value-type="float" office:value="0.717244" calcext:value-type="float">
            <text:p>0,7172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6.98177" calcext:value-type="float">
            <text:p>26,981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3258" calcext:value-type="float">
            <text:p>0,4633</text:p>
          </table:table-cell>
          <table:table-cell table:style-name="ce5" office:value-type="float" office:value="0.671483" calcext:value-type="float">
            <text:p>0,6715</text:p>
          </table:table-cell>
          <table:table-cell table:style-name="ce5" office:value-type="float" office:value="0.8205" calcext:value-type="float">
            <text:p>0,8205</text:p>
          </table:table-cell>
          <table:table-cell table:style-name="ce10" office:value-type="float" office:value="26.090151" calcext:value-type="float">
            <text:p>26,090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5586" calcext:value-type="float">
            <text:p>0,4456</text:p>
          </table:table-cell>
          <table:table-cell table:style-name="ce5" office:value-type="float" office:value="0.731753" calcext:value-type="float">
            <text:p>0,7318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7.512002" calcext:value-type="float">
            <text:p>27,512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1365" calcext:value-type="float">
            <text:p>0,4614</text:p>
          </table:table-cell>
          <table:table-cell table:style-name="ce5" office:value-type="float" office:value="0.688631" calcext:value-type="float">
            <text:p>0,6886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5.987514" calcext:value-type="float">
            <text:p>25,987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37859" calcext:value-type="float">
            <text:p>0,4379</text:p>
          </table:table-cell>
          <table:table-cell table:style-name="ce5" office:value-type="float" office:value="0.810468" calcext:value-type="float">
            <text:p>0,8105</text:p>
          </table:table-cell>
          <table:table-cell table:style-name="ce5" office:value-type="float" office:value="0.7865" calcext:value-type="float">
            <text:p>0,7865</text:p>
          </table:table-cell>
          <table:table-cell table:style-name="ce10" office:value-type="float" office:value="27.20725" calcext:value-type="float">
            <text:p>27,207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0179" calcext:value-type="float">
            <text:p>0,4602</text:p>
          </table:table-cell>
          <table:table-cell table:style-name="ce5" office:value-type="float" office:value="0.712635" calcext:value-type="float">
            <text:p>0,7126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7.249833" calcext:value-type="float">
            <text:p>27,249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5656" calcext:value-type="float">
            <text:p>0,4657</text:p>
          </table:table-cell>
          <table:table-cell table:style-name="ce5" office:value-type="float" office:value="0.693724" calcext:value-type="float">
            <text:p>0,6937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10" office:value-type="float" office:value="26.037346" calcext:value-type="float">
            <text:p>26,037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6387" calcext:value-type="float">
            <text:p>0,4564</text:p>
          </table:table-cell>
          <table:table-cell table:style-name="ce5" office:value-type="float" office:value="0.714447" calcext:value-type="float">
            <text:p>0,7144</text:p>
          </table:table-cell>
          <table:table-cell table:style-name="ce5" office:value-type="float" office:value="0.815" calcext:value-type="float">
            <text:p>0,8150</text:p>
          </table:table-cell>
          <table:table-cell table:style-name="ce10" office:value-type="float" office:value="26.938997" calcext:value-type="float">
            <text:p>26,939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7558" calcext:value-type="float">
            <text:p>0,4476</text:p>
          </table:table-cell>
          <table:table-cell table:style-name="ce5" office:value-type="float" office:value="0.754252" calcext:value-type="float">
            <text:p>0,7543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6.425081" calcext:value-type="float">
            <text:p>26,425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3022" calcext:value-type="float">
            <text:p>0,4730</text:p>
          </table:table-cell>
          <table:table-cell table:style-name="ce5" office:value-type="float" office:value="0.692848" calcext:value-type="float">
            <text:p>0,6928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6.426258" calcext:value-type="float">
            <text:p>26,426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2752" calcext:value-type="float">
            <text:p>0,4528</text:p>
          </table:table-cell>
          <table:table-cell table:style-name="ce5" office:value-type="float" office:value="0.697262" calcext:value-type="float">
            <text:p>0,6973</text:p>
          </table:table-cell>
          <table:table-cell table:style-name="ce5" office:value-type="float" office:value="0.814" calcext:value-type="float">
            <text:p>0,8140</text:p>
          </table:table-cell>
          <table:table-cell table:style-name="ce10" office:value-type="float" office:value="27.125742" calcext:value-type="float">
            <text:p>27,1257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3372" calcext:value-type="float">
            <text:p>0,4434</text:p>
          </table:table-cell>
          <table:table-cell table:style-name="ce5" office:value-type="float" office:value="0.765961" calcext:value-type="float">
            <text:p>0,7660</text:p>
          </table:table-cell>
          <table:table-cell table:style-name="ce5" office:value-type="float" office:value="0.795" calcext:value-type="float">
            <text:p>0,7950</text:p>
          </table:table-cell>
          <table:table-cell table:style-name="ce10" office:value-type="float" office:value="25.662359" calcext:value-type="float">
            <text:p>25,662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2624" calcext:value-type="float">
            <text:p>0,4262</text:p>
          </table:table-cell>
          <table:table-cell table:style-name="ce5" office:value-type="float" office:value="0.725505" calcext:value-type="float">
            <text:p>0,7255</text:p>
          </table:table-cell>
          <table:table-cell table:style-name="ce5" office:value-type="float" office:value="0.8145" calcext:value-type="float">
            <text:p>0,8145</text:p>
          </table:table-cell>
          <table:table-cell table:style-name="ce10" office:value-type="float" office:value="27.492186" calcext:value-type="float">
            <text:p>27,492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6167" calcext:value-type="float">
            <text:p>0,4762</text:p>
          </table:table-cell>
          <table:table-cell table:style-name="ce5" office:value-type="float" office:value="0.755481" calcext:value-type="float">
            <text:p>0,7555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6.367601" calcext:value-type="float">
            <text:p>26,3676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0698" calcext:value-type="float">
            <text:p>0,4707</text:p>
          </table:table-cell>
          <table:table-cell table:style-name="ce5" office:value-type="float" office:value="0.690363" calcext:value-type="float">
            <text:p>0,6904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7.322391" calcext:value-type="float">
            <text:p>27,322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0336" calcext:value-type="float">
            <text:p>0,4403</text:p>
          </table:table-cell>
          <table:table-cell table:style-name="ce5" office:value-type="float" office:value="0.750907" calcext:value-type="float">
            <text:p>0,7509</text:p>
          </table:table-cell>
          <table:table-cell table:style-name="ce5" office:value-type="float" office:value="0.806" calcext:value-type="float">
            <text:p>0,8060</text:p>
          </table:table-cell>
          <table:table-cell table:style-name="ce10" office:value-type="float" office:value="27.820062" calcext:value-type="float">
            <text:p>27,820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1659" calcext:value-type="float">
            <text:p>0,4617</text:p>
          </table:table-cell>
          <table:table-cell table:style-name="ce5" office:value-type="float" office:value="0.753906" calcext:value-type="float">
            <text:p>0,7539</text:p>
          </table:table-cell>
          <table:table-cell table:style-name="ce5" office:value-type="float" office:value="0.811" calcext:value-type="float">
            <text:p>0,8110</text:p>
          </table:table-cell>
          <table:table-cell table:style-name="ce10" office:value-type="float" office:value="26.990793" calcext:value-type="float">
            <text:p>26,990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559" calcext:value-type="float">
            <text:p>0,4456</text:p>
          </table:table-cell>
          <table:table-cell table:style-name="ce5" office:value-type="float" office:value="0.732363" calcext:value-type="float">
            <text:p>0,7324</text:p>
          </table:table-cell>
          <table:table-cell table:style-name="ce5" office:value-type="float" office:value="0.8155" calcext:value-type="float">
            <text:p>0,8155</text:p>
          </table:table-cell>
          <table:table-cell table:style-name="ce10" office:value-type="float" office:value="26.16283" calcext:value-type="float">
            <text:p>26,162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6203" calcext:value-type="float">
            <text:p>0,4662</text:p>
          </table:table-cell>
          <table:table-cell table:style-name="ce5" office:value-type="float" office:value="0.727441" calcext:value-type="float">
            <text:p>0,7274</text:p>
          </table:table-cell>
          <table:table-cell table:style-name="ce5" office:value-type="float" office:value="0.8045" calcext:value-type="float">
            <text:p>0,8045</text:p>
          </table:table-cell>
          <table:table-cell table:style-name="ce10" office:value-type="float" office:value="27.024045" calcext:value-type="float">
            <text:p>27,024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9996" calcext:value-type="float">
            <text:p>0,4800</text:p>
          </table:table-cell>
          <table:table-cell table:style-name="ce5" office:value-type="float" office:value="0.770378" calcext:value-type="float">
            <text:p>0,7704</text:p>
          </table:table-cell>
          <table:table-cell table:style-name="ce5" office:value-type="float" office:value="0.8105" calcext:value-type="float">
            <text:p>0,8105</text:p>
          </table:table-cell>
          <table:table-cell table:style-name="ce10" office:value-type="float" office:value="25.614779" calcext:value-type="float">
            <text:p>25,614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4261" calcext:value-type="float">
            <text:p>0,4443</text:p>
          </table:table-cell>
          <table:table-cell table:style-name="ce5" office:value-type="float" office:value="0.692279" calcext:value-type="float">
            <text:p>0,6923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7.982586" calcext:value-type="float">
            <text:p>27,9826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1243" calcext:value-type="float">
            <text:p>0,4712</text:p>
          </table:table-cell>
          <table:table-cell table:style-name="ce5" office:value-type="float" office:value="0.726608" calcext:value-type="float">
            <text:p>0,7266</text:p>
          </table:table-cell>
          <table:table-cell table:style-name="ce5" office:value-type="float" office:value="0.81" calcext:value-type="float">
            <text:p>0,8100</text:p>
          </table:table-cell>
          <table:table-cell table:style-name="ce10" office:value-type="float" office:value="26.18189" calcext:value-type="float">
            <text:p>26,181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1991" calcext:value-type="float">
            <text:p>0,4520</text:p>
          </table:table-cell>
          <table:table-cell table:style-name="ce5" office:value-type="float" office:value="0.714209" calcext:value-type="float">
            <text:p>0,7142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8.032847" calcext:value-type="float">
            <text:p>28,0328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407" calcext:value-type="float">
            <text:p>0,4641</text:p>
          </table:table-cell>
          <table:table-cell table:style-name="ce5" office:value-type="float" office:value="0.707089" calcext:value-type="float">
            <text:p>0,7071</text:p>
          </table:table-cell>
          <table:table-cell table:style-name="ce5" office:value-type="float" office:value="0.821" calcext:value-type="float">
            <text:p>0,8210</text:p>
          </table:table-cell>
          <table:table-cell table:style-name="ce10" office:value-type="float" office:value="27.202422" calcext:value-type="float">
            <text:p>27,202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0609" calcext:value-type="float">
            <text:p>0,4406</text:p>
          </table:table-cell>
          <table:table-cell table:style-name="ce5" office:value-type="float" office:value="0.730816" calcext:value-type="float">
            <text:p>0,7308</text:p>
          </table:table-cell>
          <table:table-cell table:style-name="ce5" office:value-type="float" office:value="0.8165" calcext:value-type="float">
            <text:p>0,8165</text:p>
          </table:table-cell>
          <table:table-cell table:style-name="ce10" office:value-type="float" office:value="27.176852" calcext:value-type="float">
            <text:p>27,1769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27773" calcext:value-type="float">
            <text:p>0,4278</text:p>
          </table:table-cell>
          <table:table-cell table:style-name="ce5" office:value-type="float" office:value="0.704629" calcext:value-type="float">
            <text:p>0,7046</text:p>
          </table:table-cell>
          <table:table-cell table:style-name="ce5" office:value-type="float" office:value="0.8205" calcext:value-type="float">
            <text:p>0,8205</text:p>
          </table:table-cell>
          <table:table-cell table:style-name="ce10" office:value-type="float" office:value="28.014212" calcext:value-type="float">
            <text:p>28,014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82838" calcext:value-type="float">
            <text:p>0,4828</text:p>
          </table:table-cell>
          <table:table-cell table:style-name="ce5" office:value-type="float" office:value="0.70441" calcext:value-type="float">
            <text:p>0,7044</text:p>
          </table:table-cell>
          <table:table-cell table:style-name="ce5" office:value-type="float" office:value="0.812" calcext:value-type="float">
            <text:p>0,8120</text:p>
          </table:table-cell>
          <table:table-cell table:style-name="ce10" office:value-type="float" office:value="26.788" calcext:value-type="float">
            <text:p>26,7880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57934" calcext:value-type="float">
            <text:p>0,4579</text:p>
          </table:table-cell>
          <table:table-cell table:style-name="ce5" office:value-type="float" office:value="0.752862" calcext:value-type="float">
            <text:p>0,7529</text:p>
          </table:table-cell>
          <table:table-cell table:style-name="ce5" office:value-type="float" office:value="0.809" calcext:value-type="float">
            <text:p>0,8090</text:p>
          </table:table-cell>
          <table:table-cell table:style-name="ce10" office:value-type="float" office:value="25.986374" calcext:value-type="float">
            <text:p>25,986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78893" calcext:value-type="float">
            <text:p>0,4789</text:p>
          </table:table-cell>
          <table:table-cell table:style-name="ce5" office:value-type="float" office:value="0.693446" calcext:value-type="float">
            <text:p>0,6934</text:p>
          </table:table-cell>
          <table:table-cell table:style-name="ce5" office:value-type="float" office:value="0.807" calcext:value-type="float">
            <text:p>0,8070</text:p>
          </table:table-cell>
          <table:table-cell table:style-name="ce10" office:value-type="float" office:value="28.025095" calcext:value-type="float">
            <text:p>28,025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712" calcext:value-type="float">
            <text:p>0,4471</text:p>
          </table:table-cell>
          <table:table-cell table:style-name="ce5" office:value-type="float" office:value="0.726227" calcext:value-type="float">
            <text:p>0,7262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7.226643" calcext:value-type="float">
            <text:p>27,2266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1492" calcext:value-type="float">
            <text:p>0,4415</text:p>
          </table:table-cell>
          <table:table-cell table:style-name="ce5" office:value-type="float" office:value="0.705642" calcext:value-type="float">
            <text:p>0,7056</text:p>
          </table:table-cell>
          <table:table-cell table:style-name="ce5" office:value-type="float" office:value="0.82" calcext:value-type="float">
            <text:p>0,8200</text:p>
          </table:table-cell>
          <table:table-cell table:style-name="ce10" office:value-type="float" office:value="26.3613" calcext:value-type="float">
            <text:p>26,361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8364" calcext:value-type="float">
            <text:p>0,4684</text:p>
          </table:table-cell>
          <table:table-cell table:style-name="ce5" office:value-type="float" office:value="0.722194" calcext:value-type="float">
            <text:p>0,7222</text:p>
          </table:table-cell>
          <table:table-cell table:style-name="ce5" office:value-type="float" office:value="0.8175" calcext:value-type="float">
            <text:p>0,8175</text:p>
          </table:table-cell>
          <table:table-cell table:style-name="ce10" office:value-type="float" office:value="26.764054" calcext:value-type="float">
            <text:p>26,7641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1128" calcext:value-type="float">
            <text:p>0,4411</text:p>
          </table:table-cell>
          <table:table-cell table:style-name="ce5" office:value-type="float" office:value="0.709488" calcext:value-type="float">
            <text:p>0,7095</text:p>
          </table:table-cell>
          <table:table-cell table:style-name="ce5" office:value-type="float" office:value="0.8135" calcext:value-type="float">
            <text:p>0,8135</text:p>
          </table:table-cell>
          <table:table-cell table:style-name="ce10" office:value-type="float" office:value="27.647512" calcext:value-type="float">
            <text:p>27,6475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46182" calcext:value-type="float">
            <text:p>0,4462</text:p>
          </table:table-cell>
          <table:table-cell table:style-name="ce5" office:value-type="float" office:value="0.722329" calcext:value-type="float">
            <text:p>0,7223</text:p>
          </table:table-cell>
          <table:table-cell table:style-name="ce5" office:value-type="float" office:value="0.8115" calcext:value-type="float">
            <text:p>0,8115</text:p>
          </table:table-cell>
          <table:table-cell table:style-name="ce10" office:value-type="float" office:value="26.418361" calcext:value-type="float">
            <text:p>26,4184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62603" calcext:value-type="float">
            <text:p>0,4626</text:p>
          </table:table-cell>
          <table:table-cell table:style-name="ce5" office:value-type="float" office:value="0.72021" calcext:value-type="float">
            <text:p>0,7202</text:p>
          </table:table-cell>
          <table:table-cell table:style-name="ce5" office:value-type="float" office:value="0.813" calcext:value-type="float">
            <text:p>0,8130</text:p>
          </table:table-cell>
          <table:table-cell table:style-name="ce10" office:value-type="float" office:value="27.3702" calcext:value-type="float">
            <text:p>27,3702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10"/>
          <table:table-cell table:style-name="ce13" office:value-type="float" office:value="0.423343" calcext:value-type="float">
            <text:p>0,4233</text:p>
          </table:table-cell>
          <table:table-cell table:style-name="ce5" office:value-type="float" office:value="0.705005" calcext:value-type="float">
            <text:p>0,7050</text:p>
          </table:table-cell>
          <table:table-cell table:style-name="ce5" office:value-type="float" office:value="0.822" calcext:value-type="float">
            <text:p>0,8220</text:p>
          </table:table-cell>
          <table:table-cell table:style-name="ce10" office:value-type="float" office:value="27.996277" calcext:value-type="float">
            <text:p>27,9963</text:p>
          </table:table-cell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 table:number-rows-repeated="36">
          <table:table-cell table:style-name="ce5" table:number-columns-repeated="3"/>
          <table:table-cell table:style-name="ce10"/>
          <table:table-cell table:style-name="ce13"/>
          <table:table-cell table:style-name="ce5" table:number-columns-repeated="2"/>
          <table:table-cell table:style-name="ce10"/>
          <table:table-cell table:style-name="ce23"/>
          <table:table-cell table:style-name="ce5" table:number-columns-repeated="2"/>
          <table:table-cell table:style-name="ce29"/>
          <table:table-cell table:number-columns-repeated="1012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ek" table:style-name="ta1">
        <table:shapes>
          <draw:frame draw:z-index="0" draw:style-name="gr1" draw:text-style-name="P1" svg:width="33.647cm" svg:height="14.635cm" svg:x="0cm" svg:y="0.478cm">
            <draw:object draw:notify-on-update-of-ranges="Data.F6:Data.F6 Data.F7:Data.F506 Data.R6:Data.R6 Data.R7:Data.R506 Data.S6:Data.S6 Data.S7:Data.S506 Data.N6:Data.N6 Data.N7:Data.N507 Data.K6:Data.K6 Data.K7:Data.K506 Data.J6:Data.J6 Data.J7:Data.J506 Data.C6:Data.C6 Data.C7:Data.C506 Data.G6:Data.G6 Data.G7:Data.G506 Data.B6:Data.B6 Data.B7:Data.B50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.647cm" svg:height="14.635cm" svg:x="0.001cm" svg:y="15.354cm">
            <draw:object draw:notify-on-update-of-ranges="Data.F6:Data.F6 Data.F7:Data.F506 Data.C6:Data.C6 Data.C7:Data.C506 Data.G6:Data.G6 Data.G7:Data.G506 Data.B6:Data.B6 Data.B7:Data.B5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Blad3" table:style-name="ta2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5T14:52:57.508306765</dc:date>
    <meta:generator>LibreOffice/4.2.8.2$Linux_X86_64 LibreOffice_project/420m0$Build-2</meta:generator>
    <meta:editing-duration>PT20H48M1S</meta:editing-duration>
    <meta:editing-cycles>4</meta:editing-cycles>
    <meta:document-statistic meta:table-count="3" meta:cell-count="110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interval-major="0.2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14">
      <style:chart-properties chart:symbol-type="none" chart:link-data-style-to-source="true"/>
      <style:graphic-properties draw:stroke="none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Met Augm. v3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chart-properties loext:regression-name="Met Augm. v4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aecf00"/>
    </style:style>
    <style:style style:name="ch15" style:family="chart" style:data-style-name="N0">
      <style:chart-properties chart:symbol-type="none" chart:link-data-style-to-source="true"/>
      <style:graphic-properties draw:stroke="none" svg:stroke-width="0.02cm" svg:stroke-color="#4b1f6f" draw:fill-color="#4b1f6f"/>
      <style:text-properties fo:font-size="10pt" style:font-size-asian="10pt" style:font-size-complex="10pt"/>
    </style:style>
    <style:style style:name="ch16" style:family="chart">
      <style:chart-properties loext:regression-name="Met Augm. v4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4b1f6f"/>
    </style:style>
    <style:style style:name="ch17" style:family="chart">
      <style:chart-properties chart:solid-type="cuboid"/>
    </style:style>
    <style:style style:name="ch18" style:family="chart" style:data-style-name="N0">
      <style:chart-properties chart:symbol-type="none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314004"/>
    </style:style>
    <style:style style:name="ch20" style:family="chart" style:data-style-name="N114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1" style:family="chart">
      <style:chart-properties loext:regression-name="Met Augm. v2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83caff"/>
    </style:style>
    <style:style style:name="ch22" style:family="chart" style:data-style-name="N114">
      <style:chart-properties chart:symbol-type="none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Met Augm. v2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7e0021"/>
    </style:style>
    <style:style style:name="ch24" style:family="chart" style:data-style-name="N114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chart-properties loext:regression-name="Met Augm.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ffd320"/>
    </style:style>
    <style:style style:name="ch26" style:family="chart" style:data-style-name="N114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7" style:family="chart">
      <style:chart-properties loext:regression-name="Zonder Augm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579d1c"/>
    </style:style>
    <style:style style:name="ch28" style:family="chart" style:data-style-name="N114">
      <style:chart-properties chart:symbol-type="none" chart:link-data-style-to-source="true"/>
      <style:graphic-properties draw:stroke="none" svg:stroke-color="#ff420e" draw:fill-color="#ff420e"/>
      <style:text-properties fo:font-size="10pt" style:font-size-asian="10pt" style:font-size-complex="10pt"/>
    </style:style>
    <style:style style:name="ch29" style:family="chart">
      <style:chart-properties loext:regression-name="Zonder Augm.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ff420e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33.648cm" svg:height="14.636cm" xlink:href=".." xlink:type="simple" chart:class="chart:line" chart:style-name="ch1">
        <chart:title svg:x="13.248cm" svg:y="0.428cm" chart:style-name="ch2">
          <text:p>vgl val_loss augmentatie en zonder</text:p>
        </chart:title>
        <chart:legend chart:legend-position="end" svg:x="26.51cm" svg:y="2.786cm" style:legend-expansion="high" chart:style-name="ch3"/>
        <chart:plot-area chart:style-name="ch4" table:cell-range-address="Data.F6:Data.G506 Data.R6:Data.S506 Data.N6:Data.N507 Data.J6:Data.K506 Data.B6:Data.C506" chart:data-source-has-labels="row" svg:x="1.683cm" svg:y="1.525cm" svg:width="22.922cm" svg:height="11.838cm">
          <chartooo:coordinate-region svg:x="2.41cm" svg:y="1.724cm" svg:width="21.468cm" svg:height="10.715cm"/>
          <chart:axis chart:dimension="x" chart:name="primary-x" chart:style-name="ch5">
            <chart:title svg:x="12.637cm" svg:y="13.655cm" chart:style-name="ch6">
              <text:p>epoch</text:p>
            </chart:title>
          </chart:axis>
          <chart:axis chart:dimension="y" chart:name="primary-y" chart:style-name="ch7">
            <chart:title svg:x="0.451cm" svg:y="8.097cm" chart:style-name="ch8">
              <text:p>val_loss</text:p>
            </chart:title>
            <chart:grid chart:style-name="ch9" chart:class="major"/>
          </chart:axis>
          <chart:axis chart:dimension="y" chart:name="secondary-y" chart:style-name="ch10">
            <chart:title svg:x="25.277cm" svg:y="8.057cm" chart:style-name="ch8">
              <text:p>val_acc</text:p>
            </chart:title>
          </chart:axis>
          <chart:series chart:attached-axis="primary-y" chart:style-name="ch11" chart:values-cell-range-address="Data.F7:Data.F506" chart:label-cell-address="Data.F6:Data.F6" chart:class="chart:line">
            <chart:regression-curve chart:style-name="ch12"/>
            <chart:data-point chart:repeated="500"/>
          </chart:series>
          <chart:series chart:attached-axis="primary-y" chart:style-name="ch13" chart:values-cell-range-address="Data.R7:Data.R506" chart:label-cell-address="Data.R6:Data.R6" chart:class="chart:line">
            <chart:regression-curve chart:style-name="ch14"/>
            <chart:data-point chart:repeated="500"/>
          </chart:series>
          <chart:series chart:attached-axis="secondary-y" chart:style-name="ch15" chart:values-cell-range-address="Data.S7:Data.S506" chart:label-cell-address="Data.S6:Data.S6" chart:class="chart:line">
            <chart:regression-curve chart:style-name="ch16"/>
            <chart:data-point chart:repeated="64"/>
            <chart:data-point chart:style-name="ch17"/>
            <chart:data-point chart:repeated="435"/>
          </chart:series>
          <chart:series chart:attached-axis="primary-y" chart:style-name="ch18" chart:values-cell-range-address="Data.N7:Data.N507" chart:label-cell-address="Data.N6:Data.N6" chart:class="chart:line">
            <chart:regression-curve chart:style-name="ch19"/>
            <chart:data-point chart:repeated="501"/>
          </chart:series>
          <chart:series chart:attached-axis="secondary-y" chart:style-name="ch20" chart:values-cell-range-address="Data.K7:Data.K506" chart:label-cell-address="Data.K6:Data.K6" chart:class="chart:line">
            <chart:regression-curve chart:style-name="ch21"/>
            <chart:data-point chart:repeated="500"/>
          </chart:series>
          <chart:series chart:attached-axis="primary-y" chart:style-name="ch22" chart:values-cell-range-address="Data.J7:Data.J506" chart:label-cell-address="Data.J6:Data.J6" chart:class="chart:line">
            <chart:regression-curve chart:style-name="ch23"/>
            <chart:data-point chart:repeated="500"/>
          </chart:series>
          <chart:series chart:attached-axis="secondary-y" chart:style-name="ch24" chart:values-cell-range-address="Data.C7:Data.C506" chart:label-cell-address="Data.C6:Data.C6" chart:class="chart:line">
            <chart:regression-curve chart:style-name="ch25"/>
            <chart:data-point chart:repeated="500"/>
          </chart:series>
          <chart:series chart:attached-axis="secondary-y" chart:style-name="ch26" chart:values-cell-range-address="Data.G7:Data.G506" chart:label-cell-address="Data.G6:Data.G6" chart:class="chart:line">
            <chart:regression-curve chart:style-name="ch27"/>
            <chart:data-point chart:repeated="500"/>
          </chart:series>
          <chart:series chart:attached-axis="primary-y" chart:style-name="ch28" chart:values-cell-range-address="Data.B7:Data.B506" chart:label-cell-address="Data.B6:Data.B6" chart:class="chart:line">
            <chart:regression-curve chart:style-name="ch29"/>
            <chart:data-point chart:repeated="500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loss</text:p>
                <draw:g>
                  <svg:desc>Data.F6:Data.F6</svg:desc>
                </draw:g>
              </table:table-cell>
              <table:table-cell office:value-type="string">
                <text:p>val_loss</text:p>
                <draw:g>
                  <svg:desc>Data.R6:Data.R6</svg:desc>
                </draw:g>
              </table:table-cell>
              <table:table-cell office:value-type="string">
                <text:p>val_acc</text:p>
                <draw:g>
                  <svg:desc>Data.S6:Data.S6</svg:desc>
                </draw:g>
              </table:table-cell>
              <table:table-cell office:value-type="string">
                <text:p>val_loss</text:p>
                <draw:g>
                  <svg:desc>Data.N6:Data.N6</svg:desc>
                </draw:g>
              </table:table-cell>
              <table:table-cell office:value-type="string">
                <text:p>val_acc</text:p>
                <draw:g>
                  <svg:desc>Data.K6:Data.K6</svg:desc>
                </draw:g>
              </table:table-cell>
              <table:table-cell office:value-type="string">
                <text:p>val_loss</text:p>
                <draw:g>
                  <svg:desc>Data.J6:Data.J6</svg:desc>
                </draw:g>
              </table:table-cell>
              <table:table-cell office:value-type="string">
                <text:p>val_acc</text:p>
                <draw:g>
                  <svg:desc>Data.C6:Data.C6</svg:desc>
                </draw:g>
              </table:table-cell>
              <table:table-cell office:value-type="string">
                <text:p>val_acc</text:p>
                <draw:g>
                  <svg:desc>Data.G6:Data.G6</svg:desc>
                </draw:g>
              </table:table-cell>
              <table:table-cell office:value-type="string">
                <text:p>val_loss</text:p>
                <draw:g>
                  <svg:desc>Data.B6:Data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4858">
                <text:p>2.994858</text:p>
                <draw:g>
                  <svg:desc>Data.F7:Data.F506</svg:desc>
                </draw:g>
              </table:table-cell>
              <table:table-cell office:value-type="float" office:value="2.9948">
                <text:p>2.9948</text:p>
                <draw:g>
                  <svg:desc>Data.R7:Data.R506</svg:desc>
                </draw:g>
              </table:table-cell>
              <table:table-cell office:value-type="float" office:value="0.0575">
                <text:p>0.0575</text:p>
                <draw:g>
                  <svg:desc>Data.S7:Data.S506</svg:desc>
                </draw:g>
              </table:table-cell>
              <table:table-cell office:value-type="float" office:value="2.994404">
                <text:p>2.994404</text:p>
                <draw:g>
                  <svg:desc>Data.N7:Data.N507</svg:desc>
                </draw:g>
              </table:table-cell>
              <table:table-cell office:value-type="float" office:value="0.0565">
                <text:p>0.0565</text:p>
                <draw:g>
                  <svg:desc>Data.K7:Data.K506</svg:desc>
                </draw:g>
              </table:table-cell>
              <table:table-cell office:value-type="float" office:value="2.99532">
                <text:p>2.99532</text:p>
                <draw:g>
                  <svg:desc>Data.J7:Data.J506</svg:desc>
                </draw:g>
              </table:table-cell>
              <table:table-cell office:value-type="float" office:value="0.053">
                <text:p>0.053</text:p>
                <draw:g>
                  <svg:desc>Data.C7:Data.C506</svg:desc>
                </draw:g>
              </table:table-cell>
              <table:table-cell office:value-type="float" office:value="0.047">
                <text:p>0.047</text:p>
                <draw:g>
                  <svg:desc>Data.G7:Data.G506</svg:desc>
                </draw:g>
              </table:table-cell>
              <table:table-cell office:value-type="float" office:value="2.993212">
                <text:p>2.993212</text:p>
                <draw:g>
                  <svg:desc>Data.B7:Data.B5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4155">
                <text:p>2.994155</text:p>
              </table:table-cell>
              <table:table-cell office:value-type="float" office:value="2.993923">
                <text:p>2.993923</text:p>
              </table:table-cell>
              <table:table-cell office:value-type="float" office:value="0.064">
                <text:p>0.064</text:p>
              </table:table-cell>
              <table:table-cell office:value-type="float" office:value="2.993085">
                <text:p>2.993085</text:p>
              </table:table-cell>
              <table:table-cell office:value-type="float" office:value="0.056">
                <text:p>0.056</text:p>
              </table:table-cell>
              <table:table-cell office:value-type="float" office:value="2.995002">
                <text:p>2.995002</text:p>
              </table:table-cell>
              <table:table-cell office:value-type="float" office:value="0.071">
                <text:p>0.071</text:p>
              </table:table-cell>
              <table:table-cell office:value-type="float" office:value="0.058">
                <text:p>0.058</text:p>
              </table:table-cell>
              <table:table-cell office:value-type="float" office:value="2.992634">
                <text:p>2.992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2529">
                <text:p>2.992529</text:p>
              </table:table-cell>
              <table:table-cell office:value-type="float" office:value="2.990952">
                <text:p>2.990952</text:p>
              </table:table-cell>
              <table:table-cell office:value-type="float" office:value="0.074">
                <text:p>0.074</text:p>
              </table:table-cell>
              <table:table-cell office:value-type="float" office:value="2.991017">
                <text:p>2.991017</text:p>
              </table:table-cell>
              <table:table-cell office:value-type="float" office:value="0.059">
                <text:p>0.059</text:p>
              </table:table-cell>
              <table:table-cell office:value-type="float" office:value="2.993589">
                <text:p>2.993589</text:p>
              </table:table-cell>
              <table:table-cell office:value-type="float" office:value="0.0715">
                <text:p>0.0715</text:p>
              </table:table-cell>
              <table:table-cell office:value-type="float" office:value="0.0475">
                <text:p>0.0475</text:p>
              </table:table-cell>
              <table:table-cell office:value-type="float" office:value="2.985696">
                <text:p>2.98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1408">
                <text:p>2.991408</text:p>
              </table:table-cell>
              <table:table-cell office:value-type="float" office:value="2.988069">
                <text:p>2.988069</text:p>
              </table:table-cell>
              <table:table-cell office:value-type="float" office:value="0.087">
                <text:p>0.087</text:p>
              </table:table-cell>
              <table:table-cell office:value-type="float" office:value="2.99073">
                <text:p>2.99073</text:p>
              </table:table-cell>
              <table:table-cell office:value-type="float" office:value="0.073">
                <text:p>0.073</text:p>
              </table:table-cell>
              <table:table-cell office:value-type="float" office:value="2.994318">
                <text:p>2.994318</text:p>
              </table:table-cell>
              <table:table-cell office:value-type="float" office:value="0.063">
                <text:p>0.063</text:p>
              </table:table-cell>
              <table:table-cell office:value-type="float" office:value="0.0805">
                <text:p>0.0805</text:p>
              </table:table-cell>
              <table:table-cell office:value-type="float" office:value="2.972277">
                <text:p>2.972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5026">
                <text:p>2.985026</text:p>
              </table:table-cell>
              <table:table-cell office:value-type="float" office:value="2.974962">
                <text:p>2.974962</text:p>
              </table:table-cell>
              <table:table-cell office:value-type="float" office:value="0.068">
                <text:p>0.068</text:p>
              </table:table-cell>
              <table:table-cell office:value-type="float" office:value="2.986454">
                <text:p>2.986454</text:p>
              </table:table-cell>
              <table:table-cell office:value-type="float" office:value="0.092">
                <text:p>0.092</text:p>
              </table:table-cell>
              <table:table-cell office:value-type="float" office:value="2.991539">
                <text:p>2.991539</text:p>
              </table:table-cell>
              <table:table-cell office:value-type="float" office:value="0.1415">
                <text:p>0.1415</text:p>
              </table:table-cell>
              <table:table-cell office:value-type="float" office:value="0.0825">
                <text:p>0.0825</text:p>
              </table:table-cell>
              <table:table-cell office:value-type="float" office:value="2.945168">
                <text:p>2.945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79196">
                <text:p>2.979196</text:p>
              </table:table-cell>
              <table:table-cell office:value-type="float" office:value="2.912683">
                <text:p>2.912683</text:p>
              </table:table-cell>
              <table:table-cell office:value-type="float" office:value="0.11">
                <text:p>0.11</text:p>
              </table:table-cell>
              <table:table-cell office:value-type="float" office:value="2.980222">
                <text:p>2.980222</text:p>
              </table:table-cell>
              <table:table-cell office:value-type="float" office:value="0.0905">
                <text:p>0.0905</text:p>
              </table:table-cell>
              <table:table-cell office:value-type="float" office:value="2.983047">
                <text:p>2.983047</text:p>
              </table:table-cell>
              <table:table-cell office:value-type="float" office:value="0.147">
                <text:p>0.147</text:p>
              </table:table-cell>
              <table:table-cell office:value-type="float" office:value="0.111">
                <text:p>0.111</text:p>
              </table:table-cell>
              <table:table-cell office:value-type="float" office:value="2.791952">
                <text:p>2.79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3478">
                <text:p>2.93478</text:p>
              </table:table-cell>
              <table:table-cell office:value-type="float" office:value="2.800867">
                <text:p>2.800867</text:p>
              </table:table-cell>
              <table:table-cell office:value-type="float" office:value="0.1895">
                <text:p>0.1895</text:p>
              </table:table-cell>
              <table:table-cell office:value-type="float" office:value="2.951599">
                <text:p>2.951599</text:p>
              </table:table-cell>
              <table:table-cell office:value-type="float" office:value="0.1195">
                <text:p>0.1195</text:p>
              </table:table-cell>
              <table:table-cell office:value-type="float" office:value="2.961953">
                <text:p>2.961953</text:p>
              </table:table-cell>
              <table:table-cell office:value-type="float" office:value="0.283">
                <text:p>0.283</text:p>
              </table:table-cell>
              <table:table-cell office:value-type="float" office:value="0.078">
                <text:p>0.078</text:p>
              </table:table-cell>
              <table:table-cell office:value-type="float" office:value="2.429758">
                <text:p>2.4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7262">
                <text:p>2.877262</text:p>
              </table:table-cell>
              <table:table-cell office:value-type="float" office:value="2.640199">
                <text:p>2.640199</text:p>
              </table:table-cell>
              <table:table-cell office:value-type="float" office:value="0.228">
                <text:p>0.228</text:p>
              </table:table-cell>
              <table:table-cell office:value-type="float" office:value="2.842788">
                <text:p>2.842788</text:p>
              </table:table-cell>
              <table:table-cell office:value-type="float" office:value="0.141">
                <text:p>0.141</text:p>
              </table:table-cell>
              <table:table-cell office:value-type="float" office:value="2.884701">
                <text:p>2.884701</text:p>
              </table:table-cell>
              <table:table-cell office:value-type="float" office:value="0.321">
                <text:p>0.321</text:p>
              </table:table-cell>
              <table:table-cell office:value-type="float" office:value="0.161">
                <text:p>0.161</text:p>
              </table:table-cell>
              <table:table-cell office:value-type="float" office:value="2.226602">
                <text:p>2.22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069">
                <text:p>2.714069</text:p>
              </table:table-cell>
              <table:table-cell office:value-type="float" office:value="2.48973">
                <text:p>2.48973</text:p>
              </table:table-cell>
              <table:table-cell office:value-type="float" office:value="0.2605">
                <text:p>0.2605</text:p>
              </table:table-cell>
              <table:table-cell office:value-type="float" office:value="2.757436">
                <text:p>2.757436</text:p>
              </table:table-cell>
              <table:table-cell office:value-type="float" office:value="0.1775">
                <text:p>0.1775</text:p>
              </table:table-cell>
              <table:table-cell office:value-type="float" office:value="2.752929">
                <text:p>2.752929</text:p>
              </table:table-cell>
              <table:table-cell office:value-type="float" office:value="0.3725">
                <text:p>0.3725</text:p>
              </table:table-cell>
              <table:table-cell office:value-type="float" office:value="0.193">
                <text:p>0.193</text:p>
              </table:table-cell>
              <table:table-cell office:value-type="float" office:value="2.102801">
                <text:p>2.102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012">
                <text:p>2.562012</text:p>
              </table:table-cell>
              <table:table-cell office:value-type="float" office:value="2.390903">
                <text:p>2.390903</text:p>
              </table:table-cell>
              <table:table-cell office:value-type="float" office:value="0.264">
                <text:p>0.264</text:p>
              </table:table-cell>
              <table:table-cell office:value-type="float" office:value="2.614964">
                <text:p>2.614964</text:p>
              </table:table-cell>
              <table:table-cell office:value-type="float" office:value="0.226">
                <text:p>0.226</text:p>
              </table:table-cell>
              <table:table-cell office:value-type="float" office:value="2.703838">
                <text:p>2.703838</text:p>
              </table:table-cell>
              <table:table-cell office:value-type="float" office:value="0.383">
                <text:p>0.383</text:p>
              </table:table-cell>
              <table:table-cell office:value-type="float" office:value="0.2045">
                <text:p>0.2045</text:p>
              </table:table-cell>
              <table:table-cell office:value-type="float" office:value="1.982982">
                <text:p>1.982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08563">
                <text:p>2.308563</text:p>
              </table:table-cell>
              <table:table-cell office:value-type="float" office:value="2.220103">
                <text:p>2.220103</text:p>
              </table:table-cell>
              <table:table-cell office:value-type="float" office:value="0.3265">
                <text:p>0.3265</text:p>
              </table:table-cell>
              <table:table-cell office:value-type="float" office:value="2.543841">
                <text:p>2.543841</text:p>
              </table:table-cell>
              <table:table-cell office:value-type="float" office:value="0.23">
                <text:p>0.23</text:p>
              </table:table-cell>
              <table:table-cell office:value-type="float" office:value="2.636697">
                <text:p>2.636697</text:p>
              </table:table-cell>
              <table:table-cell office:value-type="float" office:value="0.424">
                <text:p>0.424</text:p>
              </table:table-cell>
              <table:table-cell office:value-type="float" office:value="0.2965">
                <text:p>0.2965</text:p>
              </table:table-cell>
              <table:table-cell office:value-type="float" office:value="1.889972">
                <text:p>1.889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6237">
                <text:p>2.286237</text:p>
              </table:table-cell>
              <table:table-cell office:value-type="float" office:value="2.168686">
                <text:p>2.168686</text:p>
              </table:table-cell>
              <table:table-cell office:value-type="float" office:value="0.3535">
                <text:p>0.3535</text:p>
              </table:table-cell>
              <table:table-cell office:value-type="float" office:value="2.596265">
                <text:p>2.596265</text:p>
              </table:table-cell>
              <table:table-cell office:value-type="float" office:value="0.2565">
                <text:p>0.2565</text:p>
              </table:table-cell>
              <table:table-cell office:value-type="float" office:value="2.51196">
                <text:p>2.51196</text:p>
              </table:table-cell>
              <table:table-cell office:value-type="float" office:value="0.4515">
                <text:p>0.4515</text:p>
              </table:table-cell>
              <table:table-cell office:value-type="float" office:value="0.284">
                <text:p>0.284</text:p>
              </table:table-cell>
              <table:table-cell office:value-type="float" office:value="1.786804">
                <text:p>1.78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65855">
                <text:p>2.065855</text:p>
              </table:table-cell>
              <table:table-cell office:value-type="float" office:value="2.020554">
                <text:p>2.020554</text:p>
              </table:table-cell>
              <table:table-cell office:value-type="float" office:value="0.3915">
                <text:p>0.3915</text:p>
              </table:table-cell>
              <table:table-cell office:value-type="float" office:value="2.388063">
                <text:p>2.388063</text:p>
              </table:table-cell>
              <table:table-cell office:value-type="float" office:value="0.2775">
                <text:p>0.2775</text:p>
              </table:table-cell>
              <table:table-cell office:value-type="float" office:value="2.444372">
                <text:p>2.444372</text:p>
              </table:table-cell>
              <table:table-cell office:value-type="float" office:value="0.485">
                <text:p>0.485</text:p>
              </table:table-cell>
              <table:table-cell office:value-type="float" office:value="0.3405">
                <text:p>0.3405</text:p>
              </table:table-cell>
              <table:table-cell office:value-type="float" office:value="1.690421">
                <text:p>1.690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8964">
                <text:p>1.978964</text:p>
              </table:table-cell>
              <table:table-cell office:value-type="float" office:value="1.971257">
                <text:p>1.971257</text:p>
              </table:table-cell>
              <table:table-cell office:value-type="float" office:value="0.4035">
                <text:p>0.4035</text:p>
              </table:table-cell>
              <table:table-cell office:value-type="float" office:value="2.429397">
                <text:p>2.429397</text:p>
              </table:table-cell>
              <table:table-cell office:value-type="float" office:value="0.2235">
                <text:p>0.2235</text:p>
              </table:table-cell>
              <table:table-cell office:value-type="float" office:value="2.473799">
                <text:p>2.473799</text:p>
              </table:table-cell>
              <table:table-cell office:value-type="float" office:value="0.486">
                <text:p>0.486</text:p>
              </table:table-cell>
              <table:table-cell office:value-type="float" office:value="0.3995">
                <text:p>0.3995</text:p>
              </table:table-cell>
              <table:table-cell office:value-type="float" office:value="1.661117">
                <text:p>1.661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4949">
                <text:p>1.934949</text:p>
              </table:table-cell>
              <table:table-cell office:value-type="float" office:value="1.929948">
                <text:p>1.929948</text:p>
              </table:table-cell>
              <table:table-cell office:value-type="float" office:value="0.3955">
                <text:p>0.3955</text:p>
              </table:table-cell>
              <table:table-cell office:value-type="float" office:value="2.34725">
                <text:p>2.34725</text:p>
              </table:table-cell>
              <table:table-cell office:value-type="float" office:value="0.33">
                <text:p>0.33</text:p>
              </table:table-cell>
              <table:table-cell office:value-type="float" office:value="2.255407">
                <text:p>2.255407</text:p>
              </table:table-cell>
              <table:table-cell office:value-type="float" office:value="0.4775">
                <text:p>0.4775</text:p>
              </table:table-cell>
              <table:table-cell office:value-type="float" office:value="0.4195">
                <text:p>0.4195</text:p>
              </table:table-cell>
              <table:table-cell office:value-type="float" office:value="1.711756">
                <text:p>1.711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4878">
                <text:p>1.864878</text:p>
              </table:table-cell>
              <table:table-cell office:value-type="float" office:value="1.841298">
                <text:p>1.841298</text:p>
              </table:table-cell>
              <table:table-cell office:value-type="float" office:value="0.4385">
                <text:p>0.4385</text:p>
              </table:table-cell>
              <table:table-cell office:value-type="float" office:value="2.033757">
                <text:p>2.033757</text:p>
              </table:table-cell>
              <table:table-cell office:value-type="float" office:value="0.36">
                <text:p>0.36</text:p>
              </table:table-cell>
              <table:table-cell office:value-type="float" office:value="2.12346">
                <text:p>2.12346</text:p>
              </table:table-cell>
              <table:table-cell office:value-type="float" office:value="0.541">
                <text:p>0.541</text:p>
              </table:table-cell>
              <table:table-cell office:value-type="float" office:value="0.423">
                <text:p>0.423</text:p>
              </table:table-cell>
              <table:table-cell office:value-type="float" office:value="1.54654">
                <text:p>1.54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9132">
                <text:p>1.89132</text:p>
              </table:table-cell>
              <table:table-cell office:value-type="float" office:value="1.795963">
                <text:p>1.795963</text:p>
              </table:table-cell>
              <table:table-cell office:value-type="float" office:value="0.462">
                <text:p>0.462</text:p>
              </table:table-cell>
              <table:table-cell office:value-type="float" office:value="1.974479">
                <text:p>1.974479</text:p>
              </table:table-cell>
              <table:table-cell office:value-type="float" office:value="0.3895">
                <text:p>0.3895</text:p>
              </table:table-cell>
              <table:table-cell office:value-type="float" office:value="2.064543">
                <text:p>2.064543</text:p>
              </table:table-cell>
              <table:table-cell office:value-type="float" office:value="0.514">
                <text:p>0.514</text:p>
              </table:table-cell>
              <table:table-cell office:value-type="float" office:value="0.4275">
                <text:p>0.4275</text:p>
              </table:table-cell>
              <table:table-cell office:value-type="float" office:value="1.572801">
                <text:p>1.572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82203">
                <text:p>1.782203</text:p>
              </table:table-cell>
              <table:table-cell office:value-type="float" office:value="1.709539">
                <text:p>1.709539</text:p>
              </table:table-cell>
              <table:table-cell office:value-type="float" office:value="0.4885">
                <text:p>0.4885</text:p>
              </table:table-cell>
              <table:table-cell office:value-type="float" office:value="1.890841">
                <text:p>1.890841</text:p>
              </table:table-cell>
              <table:table-cell office:value-type="float" office:value="0.411">
                <text:p>0.411</text:p>
              </table:table-cell>
              <table:table-cell office:value-type="float" office:value="1.974204">
                <text:p>1.974204</text:p>
              </table:table-cell>
              <table:table-cell office:value-type="float" office:value="0.549">
                <text:p>0.549</text:p>
              </table:table-cell>
              <table:table-cell office:value-type="float" office:value="0.462">
                <text:p>0.462</text:p>
              </table:table-cell>
              <table:table-cell office:value-type="float" office:value="1.461422">
                <text:p>1.461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3236">
                <text:p>1.763236</text:p>
              </table:table-cell>
              <table:table-cell office:value-type="float" office:value="1.6718">
                <text:p>1.6718</text:p>
              </table:table-cell>
              <table:table-cell office:value-type="float" office:value="0.505">
                <text:p>0.505</text:p>
              </table:table-cell>
              <table:table-cell office:value-type="float" office:value="1.775625">
                <text:p>1.775625</text:p>
              </table:table-cell>
              <table:table-cell office:value-type="float" office:value="0.442">
                <text:p>0.442</text:p>
              </table:table-cell>
              <table:table-cell office:value-type="float" office:value="1.873598">
                <text:p>1.873598</text:p>
              </table:table-cell>
              <table:table-cell office:value-type="float" office:value="0.518">
                <text:p>0.518</text:p>
              </table:table-cell>
              <table:table-cell office:value-type="float" office:value="0.464">
                <text:p>0.464</text:p>
              </table:table-cell>
              <table:table-cell office:value-type="float" office:value="1.543031">
                <text:p>1.543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6214">
                <text:p>1.736214</text:p>
              </table:table-cell>
              <table:table-cell office:value-type="float" office:value="1.721509">
                <text:p>1.721509</text:p>
              </table:table-cell>
              <table:table-cell office:value-type="float" office:value="0.4785">
                <text:p>0.4785</text:p>
              </table:table-cell>
              <table:table-cell office:value-type="float" office:value="1.832762">
                <text:p>1.832762</text:p>
              </table:table-cell>
              <table:table-cell office:value-type="float" office:value="0.4475">
                <text:p>0.4475</text:p>
              </table:table-cell>
              <table:table-cell office:value-type="float" office:value="1.813859">
                <text:p>1.813859</text:p>
              </table:table-cell>
              <table:table-cell office:value-type="float" office:value="0.558">
                <text:p>0.558</text:p>
              </table:table-cell>
              <table:table-cell office:value-type="float" office:value="0.455">
                <text:p>0.455</text:p>
              </table:table-cell>
              <table:table-cell office:value-type="float" office:value="1.447802">
                <text:p>1.447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2493">
                <text:p>1.752493</text:p>
              </table:table-cell>
              <table:table-cell office:value-type="float" office:value="1.592743">
                <text:p>1.592743</text:p>
              </table:table-cell>
              <table:table-cell office:value-type="float" office:value="0.515">
                <text:p>0.515</text:p>
              </table:table-cell>
              <table:table-cell office:value-type="float" office:value="1.665436">
                <text:p>1.665436</text:p>
              </table:table-cell>
              <table:table-cell office:value-type="float" office:value="0.417">
                <text:p>0.417</text:p>
              </table:table-cell>
              <table:table-cell office:value-type="float" office:value="1.893523">
                <text:p>1.893523</text:p>
              </table:table-cell>
              <table:table-cell office:value-type="float" office:value="0.561">
                <text:p>0.561</text:p>
              </table:table-cell>
              <table:table-cell office:value-type="float" office:value="0.4495">
                <text:p>0.4495</text:p>
              </table:table-cell>
              <table:table-cell office:value-type="float" office:value="1.402086">
                <text:p>1.402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5184">
                <text:p>1.655184</text:p>
              </table:table-cell>
              <table:table-cell office:value-type="float" office:value="1.552346">
                <text:p>1.552346</text:p>
              </table:table-cell>
              <table:table-cell office:value-type="float" office:value="0.5155">
                <text:p>0.5155</text:p>
              </table:table-cell>
              <table:table-cell office:value-type="float" office:value="1.597257">
                <text:p>1.597257</text:p>
              </table:table-cell>
              <table:table-cell office:value-type="float" office:value="0.5005">
                <text:p>0.5005</text:p>
              </table:table-cell>
              <table:table-cell office:value-type="float" office:value="1.679132">
                <text:p>1.679132</text:p>
              </table:table-cell>
              <table:table-cell office:value-type="float" office:value="0.5845">
                <text:p>0.5845</text:p>
              </table:table-cell>
              <table:table-cell office:value-type="float" office:value="0.4975">
                <text:p>0.4975</text:p>
              </table:table-cell>
              <table:table-cell office:value-type="float" office:value="1.348623">
                <text:p>1.348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4871">
                <text:p>1.644871</text:p>
              </table:table-cell>
              <table:table-cell office:value-type="float" office:value="1.591">
                <text:p>1.591</text:p>
              </table:table-cell>
              <table:table-cell office:value-type="float" office:value="0.5115">
                <text:p>0.5115</text:p>
              </table:table-cell>
              <table:table-cell office:value-type="float" office:value="1.579348">
                <text:p>1.579348</text:p>
              </table:table-cell>
              <table:table-cell office:value-type="float" office:value="0.512">
                <text:p>0.512</text:p>
              </table:table-cell>
              <table:table-cell office:value-type="float" office:value="1.642444">
                <text:p>1.642444</text:p>
              </table:table-cell>
              <table:table-cell office:value-type="float" office:value="0.6">
                <text:p>0.6</text:p>
              </table:table-cell>
              <table:table-cell office:value-type="float" office:value="0.4915">
                <text:p>0.4915</text:p>
              </table:table-cell>
              <table:table-cell office:value-type="float" office:value="1.300277">
                <text:p>1.300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49716">
                <text:p>1.649716</text:p>
              </table:table-cell>
              <table:table-cell office:value-type="float" office:value="1.531451">
                <text:p>1.531451</text:p>
              </table:table-cell>
              <table:table-cell office:value-type="float" office:value="0.5205">
                <text:p>0.5205</text:p>
              </table:table-cell>
              <table:table-cell office:value-type="float" office:value="1.636906">
                <text:p>1.636906</text:p>
              </table:table-cell>
              <table:table-cell office:value-type="float" office:value="0.5025">
                <text:p>0.5025</text:p>
              </table:table-cell>
              <table:table-cell office:value-type="float" office:value="1.597529">
                <text:p>1.597529</text:p>
              </table:table-cell>
              <table:table-cell office:value-type="float" office:value="0.5695">
                <text:p>0.5695</text:p>
              </table:table-cell>
              <table:table-cell office:value-type="float" office:value="0.4935">
                <text:p>0.4935</text:p>
              </table:table-cell>
              <table:table-cell office:value-type="float" office:value="1.36756">
                <text:p>1.36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66596">
                <text:p>1.666596</text:p>
              </table:table-cell>
              <table:table-cell office:value-type="float" office:value="1.443018">
                <text:p>1.443018</text:p>
              </table:table-cell>
              <table:table-cell office:value-type="float" office:value="0.5505">
                <text:p>0.5505</text:p>
              </table:table-cell>
              <table:table-cell office:value-type="float" office:value="1.472255">
                <text:p>1.472255</text:p>
              </table:table-cell>
              <table:table-cell office:value-type="float" office:value="0.5225">
                <text:p>0.5225</text:p>
              </table:table-cell>
              <table:table-cell office:value-type="float" office:value="1.590082">
                <text:p>1.590082</text:p>
              </table:table-cell>
              <table:table-cell office:value-type="float" office:value="0.605">
                <text:p>0.605</text:p>
              </table:table-cell>
              <table:table-cell office:value-type="float" office:value="0.4675">
                <text:p>0.4675</text:p>
              </table:table-cell>
              <table:table-cell office:value-type="float" office:value="1.278382">
                <text:p>1.278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41">
                <text:p>1.5641</text:p>
              </table:table-cell>
              <table:table-cell office:value-type="float" office:value="1.418935">
                <text:p>1.418935</text:p>
              </table:table-cell>
              <table:table-cell office:value-type="float" office:value="0.571">
                <text:p>0.571</text:p>
              </table:table-cell>
              <table:table-cell office:value-type="float" office:value="1.468223">
                <text:p>1.468223</text:p>
              </table:table-cell>
              <table:table-cell office:value-type="float" office:value="0.531">
                <text:p>0.531</text:p>
              </table:table-cell>
              <table:table-cell office:value-type="float" office:value="1.552667">
                <text:p>1.552667</text:p>
              </table:table-cell>
              <table:table-cell office:value-type="float" office:value="0.576">
                <text:p>0.576</text:p>
              </table:table-cell>
              <table:table-cell office:value-type="float" office:value="0.521">
                <text:p>0.521</text:p>
              </table:table-cell>
              <table:table-cell office:value-type="float" office:value="1.336721">
                <text:p>1.336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121">
                <text:p>1.51121</text:p>
              </table:table-cell>
              <table:table-cell office:value-type="float" office:value="1.396138">
                <text:p>1.396138</text:p>
              </table:table-cell>
              <table:table-cell office:value-type="float" office:value="0.573">
                <text:p>0.573</text:p>
              </table:table-cell>
              <table:table-cell office:value-type="float" office:value="1.456829">
                <text:p>1.456829</text:p>
              </table:table-cell>
              <table:table-cell office:value-type="float" office:value="0.507">
                <text:p>0.507</text:p>
              </table:table-cell>
              <table:table-cell office:value-type="float" office:value="1.530566">
                <text:p>1.530566</text:p>
              </table:table-cell>
              <table:table-cell office:value-type="float" office:value="0.6025">
                <text:p>0.6025</text:p>
              </table:table-cell>
              <table:table-cell office:value-type="float" office:value="0.552">
                <text:p>0.552</text:p>
              </table:table-cell>
              <table:table-cell office:value-type="float" office:value="1.272985">
                <text:p>1.272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47867">
                <text:p>1.547867</text:p>
              </table:table-cell>
              <table:table-cell office:value-type="float" office:value="1.391647">
                <text:p>1.391647</text:p>
              </table:table-cell>
              <table:table-cell office:value-type="float" office:value="0.558">
                <text:p>0.558</text:p>
              </table:table-cell>
              <table:table-cell office:value-type="float" office:value="1.439694">
                <text:p>1.439694</text:p>
              </table:table-cell>
              <table:table-cell office:value-type="float" office:value="0.523">
                <text:p>0.523</text:p>
              </table:table-cell>
              <table:table-cell office:value-type="float" office:value="1.530674">
                <text:p>1.530674</text:p>
              </table:table-cell>
              <table:table-cell office:value-type="float" office:value="0.604">
                <text:p>0.604</text:p>
              </table:table-cell>
              <table:table-cell office:value-type="float" office:value="0.517">
                <text:p>0.517</text:p>
              </table:table-cell>
              <table:table-cell office:value-type="float" office:value="1.258228">
                <text:p>1.258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3938">
                <text:p>1.473938</text:p>
              </table:table-cell>
              <table:table-cell office:value-type="float" office:value="1.472064">
                <text:p>1.472064</text:p>
              </table:table-cell>
              <table:table-cell office:value-type="float" office:value="0.5535">
                <text:p>0.5535</text:p>
              </table:table-cell>
              <table:table-cell office:value-type="float" office:value="1.369792">
                <text:p>1.369792</text:p>
              </table:table-cell>
              <table:table-cell office:value-type="float" office:value="0.541">
                <text:p>0.541</text:p>
              </table:table-cell>
              <table:table-cell office:value-type="float" office:value="1.480982">
                <text:p>1.480982</text:p>
              </table:table-cell>
              <table:table-cell office:value-type="float" office:value="0.609">
                <text:p>0.609</text:p>
              </table:table-cell>
              <table:table-cell office:value-type="float" office:value="0.5445">
                <text:p>0.5445</text:p>
              </table:table-cell>
              <table:table-cell office:value-type="float" office:value="1.229451">
                <text:p>1.229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247">
                <text:p>1.46247</text:p>
              </table:table-cell>
              <table:table-cell office:value-type="float" office:value="1.460485">
                <text:p>1.460485</text:p>
              </table:table-cell>
              <table:table-cell office:value-type="float" office:value="0.547">
                <text:p>0.547</text:p>
              </table:table-cell>
              <table:table-cell office:value-type="float" office:value="1.344929">
                <text:p>1.344929</text:p>
              </table:table-cell>
              <table:table-cell office:value-type="float" office:value="0.5615">
                <text:p>0.5615</text:p>
              </table:table-cell>
              <table:table-cell office:value-type="float" office:value="1.435821">
                <text:p>1.435821</text:p>
              </table:table-cell>
              <table:table-cell office:value-type="float" office:value="0.624">
                <text:p>0.624</text:p>
              </table:table-cell>
              <table:table-cell office:value-type="float" office:value="0.5655">
                <text:p>0.5655</text:p>
              </table:table-cell>
              <table:table-cell office:value-type="float" office:value="1.223234">
                <text:p>1.223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38607">
                <text:p>1.438607</text:p>
              </table:table-cell>
              <table:table-cell office:value-type="float" office:value="1.323522">
                <text:p>1.323522</text:p>
              </table:table-cell>
              <table:table-cell office:value-type="float" office:value="0.588">
                <text:p>0.588</text:p>
              </table:table-cell>
              <table:table-cell office:value-type="float" office:value="1.334071">
                <text:p>1.334071</text:p>
              </table:table-cell>
              <table:table-cell office:value-type="float" office:value="0.5065">
                <text:p>0.5065</text:p>
              </table:table-cell>
              <table:table-cell office:value-type="float" office:value="1.584872">
                <text:p>1.584872</text:p>
              </table:table-cell>
              <table:table-cell office:value-type="float" office:value="0.621">
                <text:p>0.621</text:p>
              </table:table-cell>
              <table:table-cell office:value-type="float" office:value="0.5705">
                <text:p>0.5705</text:p>
              </table:table-cell>
              <table:table-cell office:value-type="float" office:value="1.199459">
                <text:p>1.199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23318">
                <text:p>1.423318</text:p>
              </table:table-cell>
              <table:table-cell office:value-type="float" office:value="1.479609">
                <text:p>1.479609</text:p>
              </table:table-cell>
              <table:table-cell office:value-type="float" office:value="0.5445">
                <text:p>0.5445</text:p>
              </table:table-cell>
              <table:table-cell office:value-type="float" office:value="1.342037">
                <text:p>1.342037</text:p>
              </table:table-cell>
              <table:table-cell office:value-type="float" office:value="0.5565">
                <text:p>0.5565</text:p>
              </table:table-cell>
              <table:table-cell office:value-type="float" office:value="1.441298">
                <text:p>1.441298</text:p>
              </table:table-cell>
              <table:table-cell office:value-type="float" office:value="0.624">
                <text:p>0.624</text:p>
              </table:table-cell>
              <table:table-cell office:value-type="float" office:value="0.5635">
                <text:p>0.5635</text:p>
              </table:table-cell>
              <table:table-cell office:value-type="float" office:value="1.171604">
                <text:p>1.171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82754">
                <text:p>1.382754</text:p>
              </table:table-cell>
              <table:table-cell office:value-type="float" office:value="1.413247">
                <text:p>1.413247</text:p>
              </table:table-cell>
              <table:table-cell office:value-type="float" office:value="0.545">
                <text:p>0.545</text:p>
              </table:table-cell>
              <table:table-cell office:value-type="float" office:value="1.286475">
                <text:p>1.286475</text:p>
              </table:table-cell>
              <table:table-cell office:value-type="float" office:value="0.5775">
                <text:p>0.5775</text:p>
              </table:table-cell>
              <table:table-cell office:value-type="float" office:value="1.342149">
                <text:p>1.342149</text:p>
              </table:table-cell>
              <table:table-cell office:value-type="float" office:value="0.629">
                <text:p>0.629</text:p>
              </table:table-cell>
              <table:table-cell office:value-type="float" office:value="0.5665">
                <text:p>0.5665</text:p>
              </table:table-cell>
              <table:table-cell office:value-type="float" office:value="1.179465">
                <text:p>1.179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80604">
                <text:p>1.380604</text:p>
              </table:table-cell>
              <table:table-cell office:value-type="float" office:value="1.353689">
                <text:p>1.353689</text:p>
              </table:table-cell>
              <table:table-cell office:value-type="float" office:value="0.5975">
                <text:p>0.5975</text:p>
              </table:table-cell>
              <table:table-cell office:value-type="float" office:value="1.275946">
                <text:p>1.275946</text:p>
              </table:table-cell>
              <table:table-cell office:value-type="float" office:value="0.591">
                <text:p>0.591</text:p>
              </table:table-cell>
              <table:table-cell office:value-type="float" office:value="1.332462">
                <text:p>1.332462</text:p>
              </table:table-cell>
              <table:table-cell office:value-type="float" office:value="0.6455">
                <text:p>0.6455</text:p>
              </table:table-cell>
              <table:table-cell office:value-type="float" office:value="0.5735">
                <text:p>0.5735</text:p>
              </table:table-cell>
              <table:table-cell office:value-type="float" office:value="1.147654">
                <text:p>1.147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5867">
                <text:p>1.355867</text:p>
              </table:table-cell>
              <table:table-cell office:value-type="float" office:value="1.266264">
                <text:p>1.266264</text:p>
              </table:table-cell>
              <table:table-cell office:value-type="float" office:value="0.608">
                <text:p>0.608</text:p>
              </table:table-cell>
              <table:table-cell office:value-type="float" office:value="1.264068">
                <text:p>1.264068</text:p>
              </table:table-cell>
              <table:table-cell office:value-type="float" office:value="0.5905">
                <text:p>0.5905</text:p>
              </table:table-cell>
              <table:table-cell office:value-type="float" office:value="1.345096">
                <text:p>1.345096</text:p>
              </table:table-cell>
              <table:table-cell office:value-type="float" office:value="0.6535">
                <text:p>0.6535</text:p>
              </table:table-cell>
              <table:table-cell office:value-type="float" office:value="0.5825">
                <text:p>0.5825</text:p>
              </table:table-cell>
              <table:table-cell office:value-type="float" office:value="1.102247">
                <text:p>1.102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2913">
                <text:p>1.352913</text:p>
              </table:table-cell>
              <table:table-cell office:value-type="float" office:value="1.287065">
                <text:p>1.287065</text:p>
              </table:table-cell>
              <table:table-cell office:value-type="float" office:value="0.592">
                <text:p>0.592</text:p>
              </table:table-cell>
              <table:table-cell office:value-type="float" office:value="1.296305">
                <text:p>1.296305</text:p>
              </table:table-cell>
              <table:table-cell office:value-type="float" office:value="0.56">
                <text:p>0.56</text:p>
              </table:table-cell>
              <table:table-cell office:value-type="float" office:value="1.417907">
                <text:p>1.417907</text:p>
              </table:table-cell>
              <table:table-cell office:value-type="float" office:value="0.645">
                <text:p>0.645</text:p>
              </table:table-cell>
              <table:table-cell office:value-type="float" office:value="0.5965">
                <text:p>0.5965</text:p>
              </table:table-cell>
              <table:table-cell office:value-type="float" office:value="1.1442">
                <text:p>1.1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87022">
                <text:p>1.287022</text:p>
              </table:table-cell>
              <table:table-cell office:value-type="float" office:value="1.304254">
                <text:p>1.304254</text:p>
              </table:table-cell>
              <table:table-cell office:value-type="float" office:value="0.573">
                <text:p>0.573</text:p>
              </table:table-cell>
              <table:table-cell office:value-type="float" office:value="1.271908">
                <text:p>1.271908</text:p>
              </table:table-cell>
              <table:table-cell office:value-type="float" office:value="0.574">
                <text:p>0.574</text:p>
              </table:table-cell>
              <table:table-cell office:value-type="float" office:value="1.331418">
                <text:p>1.331418</text:p>
              </table:table-cell>
              <table:table-cell office:value-type="float" office:value="0.642">
                <text:p>0.642</text:p>
              </table:table-cell>
              <table:table-cell office:value-type="float" office:value="0.6165">
                <text:p>0.6165</text:p>
              </table:table-cell>
              <table:table-cell office:value-type="float" office:value="1.118088">
                <text:p>1.118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8168">
                <text:p>1.308168</text:p>
              </table:table-cell>
              <table:table-cell office:value-type="float" office:value="1.224979">
                <text:p>1.224979</text:p>
              </table:table-cell>
              <table:table-cell office:value-type="float" office:value="0.617">
                <text:p>0.617</text:p>
              </table:table-cell>
              <table:table-cell office:value-type="float" office:value="1.234559">
                <text:p>1.234559</text:p>
              </table:table-cell>
              <table:table-cell office:value-type="float" office:value="0.578">
                <text:p>0.578</text:p>
              </table:table-cell>
              <table:table-cell office:value-type="float" office:value="1.365955">
                <text:p>1.365955</text:p>
              </table:table-cell>
              <table:table-cell office:value-type="float" office:value="0.6625">
                <text:p>0.6625</text:p>
              </table:table-cell>
              <table:table-cell office:value-type="float" office:value="0.5975">
                <text:p>0.5975</text:p>
              </table:table-cell>
              <table:table-cell office:value-type="float" office:value="1.09141">
                <text:p>1.09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30113">
                <text:p>1.330113</text:p>
              </table:table-cell>
              <table:table-cell office:value-type="float" office:value="1.217927">
                <text:p>1.217927</text:p>
              </table:table-cell>
              <table:table-cell office:value-type="float" office:value="0.624">
                <text:p>0.624</text:p>
              </table:table-cell>
              <table:table-cell office:value-type="float" office:value="1.226333">
                <text:p>1.226333</text:p>
              </table:table-cell>
              <table:table-cell office:value-type="float" office:value="0.6125">
                <text:p>0.6125</text:p>
              </table:table-cell>
              <table:table-cell office:value-type="float" office:value="1.253563">
                <text:p>1.253563</text:p>
              </table:table-cell>
              <table:table-cell office:value-type="float" office:value="0.675">
                <text:p>0.675</text:p>
              </table:table-cell>
              <table:table-cell office:value-type="float" office:value="0.586">
                <text:p>0.586</text:p>
              </table:table-cell>
              <table:table-cell office:value-type="float" office:value="1.053433">
                <text:p>1.053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6723">
                <text:p>1.336723</text:p>
              </table:table-cell>
              <table:table-cell office:value-type="float" office:value="1.211254">
                <text:p>1.211254</text:p>
              </table:table-cell>
              <table:table-cell office:value-type="float" office:value="0.6215">
                <text:p>0.6215</text:p>
              </table:table-cell>
              <table:table-cell office:value-type="float" office:value="1.247731">
                <text:p>1.247731</text:p>
              </table:table-cell>
              <table:table-cell office:value-type="float" office:value="0.614">
                <text:p>0.614</text:p>
              </table:table-cell>
              <table:table-cell office:value-type="float" office:value="1.242949">
                <text:p>1.242949</text:p>
              </table:table-cell>
              <table:table-cell office:value-type="float" office:value="0.659">
                <text:p>0.659</text:p>
              </table:table-cell>
              <table:table-cell office:value-type="float" office:value="0.572">
                <text:p>0.572</text:p>
              </table:table-cell>
              <table:table-cell office:value-type="float" office:value="1.073062">
                <text:p>1.073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4316">
                <text:p>1.264316</text:p>
              </table:table-cell>
              <table:table-cell office:value-type="float" office:value="1.256054">
                <text:p>1.256054</text:p>
              </table:table-cell>
              <table:table-cell office:value-type="float" office:value="0.6015">
                <text:p>0.6015</text:p>
              </table:table-cell>
              <table:table-cell office:value-type="float" office:value="1.175477">
                <text:p>1.175477</text:p>
              </table:table-cell>
              <table:table-cell office:value-type="float" office:value="0.605">
                <text:p>0.605</text:p>
              </table:table-cell>
              <table:table-cell office:value-type="float" office:value="1.270785">
                <text:p>1.270785</text:p>
              </table:table-cell>
              <table:table-cell office:value-type="float" office:value="0.654">
                <text:p>0.654</text:p>
              </table:table-cell>
              <table:table-cell office:value-type="float" office:value="0.617">
                <text:p>0.617</text:p>
              </table:table-cell>
              <table:table-cell office:value-type="float" office:value="1.089309">
                <text:p>1.089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9422">
                <text:p>1.249422</text:p>
              </table:table-cell>
              <table:table-cell office:value-type="float" office:value="1.193476">
                <text:p>1.193476</text:p>
              </table:table-cell>
              <table:table-cell office:value-type="float" office:value="0.6295">
                <text:p>0.6295</text:p>
              </table:table-cell>
              <table:table-cell office:value-type="float" office:value="1.251358">
                <text:p>1.251358</text:p>
              </table:table-cell>
              <table:table-cell office:value-type="float" office:value="0.6075">
                <text:p>0.6075</text:p>
              </table:table-cell>
              <table:table-cell office:value-type="float" office:value="1.27007">
                <text:p>1.27007</text:p>
              </table:table-cell>
              <table:table-cell office:value-type="float" office:value="0.665">
                <text:p>0.665</text:p>
              </table:table-cell>
              <table:table-cell office:value-type="float" office:value="0.6095">
                <text:p>0.6095</text:p>
              </table:table-cell>
              <table:table-cell office:value-type="float" office:value="1.066433">
                <text:p>1.066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52114">
                <text:p>1.252114</text:p>
              </table:table-cell>
              <table:table-cell office:value-type="float" office:value="1.156752">
                <text:p>1.156752</text:p>
              </table:table-cell>
              <table:table-cell office:value-type="float" office:value="0.639">
                <text:p>0.639</text:p>
              </table:table-cell>
              <table:table-cell office:value-type="float" office:value="1.221702">
                <text:p>1.221702</text:p>
              </table:table-cell>
              <table:table-cell office:value-type="float" office:value="0.611">
                <text:p>0.611</text:p>
              </table:table-cell>
              <table:table-cell office:value-type="float" office:value="1.216015">
                <text:p>1.216015</text:p>
              </table:table-cell>
              <table:table-cell office:value-type="float" office:value="0.6565">
                <text:p>0.6565</text:p>
              </table:table-cell>
              <table:table-cell office:value-type="float" office:value="0.602">
                <text:p>0.602</text:p>
              </table:table-cell>
              <table:table-cell office:value-type="float" office:value="1.070985">
                <text:p>1.070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6551">
                <text:p>1.26551</text:p>
              </table:table-cell>
              <table:table-cell office:value-type="float" office:value="1.13594">
                <text:p>1.13594</text:p>
              </table:table-cell>
              <table:table-cell office:value-type="float" office:value="0.632">
                <text:p>0.632</text:p>
              </table:table-cell>
              <table:table-cell office:value-type="float" office:value="1.153013">
                <text:p>1.153013</text:p>
              </table:table-cell>
              <table:table-cell office:value-type="float" office:value="0.606">
                <text:p>0.606</text:p>
              </table:table-cell>
              <table:table-cell office:value-type="float" office:value="1.207179">
                <text:p>1.207179</text:p>
              </table:table-cell>
              <table:table-cell office:value-type="float" office:value="0.6425">
                <text:p>0.6425</text:p>
              </table:table-cell>
              <table:table-cell office:value-type="float" office:value="0.611">
                <text:p>0.611</text:p>
              </table:table-cell>
              <table:table-cell office:value-type="float" office:value="1.128969">
                <text:p>1.128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11257">
                <text:p>1.211257</text:p>
              </table:table-cell>
              <table:table-cell office:value-type="float" office:value="1.142586">
                <text:p>1.142586</text:p>
              </table:table-cell>
              <table:table-cell office:value-type="float" office:value="0.638">
                <text:p>0.638</text:p>
              </table:table-cell>
              <table:table-cell office:value-type="float" office:value="1.207248">
                <text:p>1.207248</text:p>
              </table:table-cell>
              <table:table-cell office:value-type="float" office:value="0.622">
                <text:p>0.622</text:p>
              </table:table-cell>
              <table:table-cell office:value-type="float" office:value="1.21266">
                <text:p>1.21266</text:p>
              </table:table-cell>
              <table:table-cell office:value-type="float" office:value="0.655">
                <text:p>0.655</text:p>
              </table:table-cell>
              <table:table-cell office:value-type="float" office:value="0.628">
                <text:p>0.628</text:p>
              </table:table-cell>
              <table:table-cell office:value-type="float" office:value="1.064622">
                <text:p>1.064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05089">
                <text:p>1.205089</text:p>
              </table:table-cell>
              <table:table-cell office:value-type="float" office:value="1.148819">
                <text:p>1.148819</text:p>
              </table:table-cell>
              <table:table-cell office:value-type="float" office:value="0.6335">
                <text:p>0.6335</text:p>
              </table:table-cell>
              <table:table-cell office:value-type="float" office:value="1.149657">
                <text:p>1.149657</text:p>
              </table:table-cell>
              <table:table-cell office:value-type="float" office:value="0.623">
                <text:p>0.623</text:p>
              </table:table-cell>
              <table:table-cell office:value-type="float" office:value="1.213916">
                <text:p>1.213916</text:p>
              </table:table-cell>
              <table:table-cell office:value-type="float" office:value="0.6625">
                <text:p>0.6625</text:p>
              </table:table-cell>
              <table:table-cell office:value-type="float" office:value="0.642">
                <text:p>0.642</text:p>
              </table:table-cell>
              <table:table-cell office:value-type="float" office:value="1.078079">
                <text:p>1.078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74846">
                <text:p>1.174846</text:p>
              </table:table-cell>
              <table:table-cell office:value-type="float" office:value="1.135481">
                <text:p>1.135481</text:p>
              </table:table-cell>
              <table:table-cell office:value-type="float" office:value="0.655">
                <text:p>0.655</text:p>
              </table:table-cell>
              <table:table-cell office:value-type="float" office:value="1.125221">
                <text:p>1.125221</text:p>
              </table:table-cell>
              <table:table-cell office:value-type="float" office:value="0.6365">
                <text:p>0.6365</text:p>
              </table:table-cell>
              <table:table-cell office:value-type="float" office:value="1.180133">
                <text:p>1.180133</text:p>
              </table:table-cell>
              <table:table-cell office:value-type="float" office:value="0.662">
                <text:p>0.662</text:p>
              </table:table-cell>
              <table:table-cell office:value-type="float" office:value="0.641">
                <text:p>0.641</text:p>
              </table:table-cell>
              <table:table-cell office:value-type="float" office:value="1.04546">
                <text:p>1.04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2147">
                <text:p>1.172147</text:p>
              </table:table-cell>
              <table:table-cell office:value-type="float" office:value="1.123716">
                <text:p>1.123716</text:p>
              </table:table-cell>
              <table:table-cell office:value-type="float" office:value="0.661">
                <text:p>0.661</text:p>
              </table:table-cell>
              <table:table-cell office:value-type="float" office:value="1.147586">
                <text:p>1.147586</text:p>
              </table:table-cell>
              <table:table-cell office:value-type="float" office:value="0.624">
                <text:p>0.624</text:p>
              </table:table-cell>
              <table:table-cell office:value-type="float" office:value="1.156704">
                <text:p>1.156704</text:p>
              </table:table-cell>
              <table:table-cell office:value-type="float" office:value="0.686">
                <text:p>0.686</text:p>
              </table:table-cell>
              <table:table-cell office:value-type="float" office:value="0.6395">
                <text:p>0.6395</text:p>
              </table:table-cell>
              <table:table-cell office:value-type="float" office:value="1.005698">
                <text:p>1.005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6871">
                <text:p>1.186871</text:p>
              </table:table-cell>
              <table:table-cell office:value-type="float" office:value="1.177049">
                <text:p>1.177049</text:p>
              </table:table-cell>
              <table:table-cell office:value-type="float" office:value="0.6285">
                <text:p>0.6285</text:p>
              </table:table-cell>
              <table:table-cell office:value-type="float" office:value="1.134247">
                <text:p>1.134247</text:p>
              </table:table-cell>
              <table:table-cell office:value-type="float" office:value="0.632">
                <text:p>0.632</text:p>
              </table:table-cell>
              <table:table-cell office:value-type="float" office:value="1.161936">
                <text:p>1.161936</text:p>
              </table:table-cell>
              <table:table-cell office:value-type="float" office:value="0.6875">
                <text:p>0.6875</text:p>
              </table:table-cell>
              <table:table-cell office:value-type="float" office:value="0.6305">
                <text:p>0.6305</text:p>
              </table:table-cell>
              <table:table-cell office:value-type="float" office:value="0.992018">
                <text:p>0.992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5914">
                <text:p>1.225914</text:p>
              </table:table-cell>
              <table:table-cell office:value-type="float" office:value="1.174685">
                <text:p>1.174685</text:p>
              </table:table-cell>
              <table:table-cell office:value-type="float" office:value="0.631">
                <text:p>0.631</text:p>
              </table:table-cell>
              <table:table-cell office:value-type="float" office:value="1.085977">
                <text:p>1.085977</text:p>
              </table:table-cell>
              <table:table-cell office:value-type="float" office:value="0.6335">
                <text:p>0.6335</text:p>
              </table:table-cell>
              <table:table-cell office:value-type="float" office:value="1.166559">
                <text:p>1.166559</text:p>
              </table:table-cell>
              <table:table-cell office:value-type="float" office:value="0.645">
                <text:p>0.645</text:p>
              </table:table-cell>
              <table:table-cell office:value-type="float" office:value="0.6255">
                <text:p>0.6255</text:p>
              </table:table-cell>
              <table:table-cell office:value-type="float" office:value="1.120559">
                <text:p>1.120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70707">
                <text:p>1.170707</text:p>
              </table:table-cell>
              <table:table-cell office:value-type="float" office:value="1.050229">
                <text:p>1.050229</text:p>
              </table:table-cell>
              <table:table-cell office:value-type="float" office:value="0.669">
                <text:p>0.669</text:p>
              </table:table-cell>
              <table:table-cell office:value-type="float" office:value="1.084451">
                <text:p>1.084451</text:p>
              </table:table-cell>
              <table:table-cell office:value-type="float" office:value="0.6305">
                <text:p>0.6305</text:p>
              </table:table-cell>
              <table:table-cell office:value-type="float" office:value="1.160084">
                <text:p>1.160084</text:p>
              </table:table-cell>
              <table:table-cell office:value-type="float" office:value="0.6995">
                <text:p>0.6995</text:p>
              </table:table-cell>
              <table:table-cell office:value-type="float" office:value="0.642">
                <text:p>0.642</text:p>
              </table:table-cell>
              <table:table-cell office:value-type="float" office:value="0.976483">
                <text:p>0.976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0504">
                <text:p>1.170504</text:p>
              </table:table-cell>
              <table:table-cell office:value-type="float" office:value="1.088098">
                <text:p>1.088098</text:p>
              </table:table-cell>
              <table:table-cell office:value-type="float" office:value="0.653">
                <text:p>0.653</text:p>
              </table:table-cell>
              <table:table-cell office:value-type="float" office:value="1.060753">
                <text:p>1.060753</text:p>
              </table:table-cell>
              <table:table-cell office:value-type="float" office:value="0.6445">
                <text:p>0.6445</text:p>
              </table:table-cell>
              <table:table-cell office:value-type="float" office:value="1.120487">
                <text:p>1.120487</text:p>
              </table:table-cell>
              <table:table-cell office:value-type="float" office:value="0.6635">
                <text:p>0.6635</text:p>
              </table:table-cell>
              <table:table-cell office:value-type="float" office:value="0.6285">
                <text:p>0.6285</text:p>
              </table:table-cell>
              <table:table-cell office:value-type="float" office:value="1.066031">
                <text:p>1.066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60448">
                <text:p>1.160448</text:p>
              </table:table-cell>
              <table:table-cell office:value-type="float" office:value="1.076393">
                <text:p>1.076393</text:p>
              </table:table-cell>
              <table:table-cell office:value-type="float" office:value="0.664">
                <text:p>0.664</text:p>
              </table:table-cell>
              <table:table-cell office:value-type="float" office:value="1.114507">
                <text:p>1.114507</text:p>
              </table:table-cell>
              <table:table-cell office:value-type="float" office:value="0.634">
                <text:p>0.634</text:p>
              </table:table-cell>
              <table:table-cell office:value-type="float" office:value="1.178206">
                <text:p>1.178206</text:p>
              </table:table-cell>
              <table:table-cell office:value-type="float" office:value="0.6955">
                <text:p>0.6955</text:p>
              </table:table-cell>
              <table:table-cell office:value-type="float" office:value="0.644">
                <text:p>0.644</text:p>
              </table:table-cell>
              <table:table-cell office:value-type="float" office:value="0.964465">
                <text:p>0.964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0731">
                <text:p>1.130731</text:p>
              </table:table-cell>
              <table:table-cell office:value-type="float" office:value="1.06395">
                <text:p>1.06395</text:p>
              </table:table-cell>
              <table:table-cell office:value-type="float" office:value="0.6635">
                <text:p>0.6635</text:p>
              </table:table-cell>
              <table:table-cell office:value-type="float" office:value="1.047438">
                <text:p>1.047438</text:p>
              </table:table-cell>
              <table:table-cell office:value-type="float" office:value="0.634">
                <text:p>0.634</text:p>
              </table:table-cell>
              <table:table-cell office:value-type="float" office:value="1.151989">
                <text:p>1.151989</text:p>
              </table:table-cell>
              <table:table-cell office:value-type="float" office:value="0.686">
                <text:p>0.686</text:p>
              </table:table-cell>
              <table:table-cell office:value-type="float" office:value="0.6445">
                <text:p>0.6445</text:p>
              </table:table-cell>
              <table:table-cell office:value-type="float" office:value="0.998009">
                <text:p>0.998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01744">
                <text:p>1.101744</text:p>
              </table:table-cell>
              <table:table-cell office:value-type="float" office:value="1.019783">
                <text:p>1.019783</text:p>
              </table:table-cell>
              <table:table-cell office:value-type="float" office:value="0.68">
                <text:p>0.68</text:p>
              </table:table-cell>
              <table:table-cell office:value-type="float" office:value="1.042103">
                <text:p>1.042103</text:p>
              </table:table-cell>
              <table:table-cell office:value-type="float" office:value="0.6535">
                <text:p>0.6535</text:p>
              </table:table-cell>
              <table:table-cell office:value-type="float" office:value="1.149375">
                <text:p>1.149375</text:p>
              </table:table-cell>
              <table:table-cell office:value-type="float" office:value="0.6965">
                <text:p>0.6965</text:p>
              </table:table-cell>
              <table:table-cell office:value-type="float" office:value="0.656">
                <text:p>0.656</text:p>
              </table:table-cell>
              <table:table-cell office:value-type="float" office:value="0.977943">
                <text:p>0.977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07602">
                <text:p>1.107602</text:p>
              </table:table-cell>
              <table:table-cell office:value-type="float" office:value="1.01263">
                <text:p>1.01263</text:p>
              </table:table-cell>
              <table:table-cell office:value-type="float" office:value="0.6775">
                <text:p>0.6775</text:p>
              </table:table-cell>
              <table:table-cell office:value-type="float" office:value="1.095633">
                <text:p>1.095633</text:p>
              </table:table-cell>
              <table:table-cell office:value-type="float" office:value="0.639">
                <text:p>0.639</text:p>
              </table:table-cell>
              <table:table-cell office:value-type="float" office:value="1.148029">
                <text:p>1.148029</text:p>
              </table:table-cell>
              <table:table-cell office:value-type="float" office:value="0.67">
                <text:p>0.67</text:p>
              </table:table-cell>
              <table:table-cell office:value-type="float" office:value="0.657">
                <text:p>0.657</text:p>
              </table:table-cell>
              <table:table-cell office:value-type="float" office:value="1.016031">
                <text:p>1.016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12155">
                <text:p>1.212155</text:p>
              </table:table-cell>
              <table:table-cell office:value-type="float" office:value="1.026289">
                <text:p>1.026289</text:p>
              </table:table-cell>
              <table:table-cell office:value-type="float" office:value="0.6655">
                <text:p>0.6655</text:p>
              </table:table-cell>
              <table:table-cell office:value-type="float" office:value="1.018378">
                <text:p>1.018378</text:p>
              </table:table-cell>
              <table:table-cell office:value-type="float" office:value="0.647">
                <text:p>0.647</text:p>
              </table:table-cell>
              <table:table-cell office:value-type="float" office:value="1.120544">
                <text:p>1.120544</text:p>
              </table:table-cell>
              <table:table-cell office:value-type="float" office:value="0.687">
                <text:p>0.687</text:p>
              </table:table-cell>
              <table:table-cell office:value-type="float" office:value="0.6235">
                <text:p>0.6235</text:p>
              </table:table-cell>
              <table:table-cell office:value-type="float" office:value="0.97794">
                <text:p>0.97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94249">
                <text:p>1.094249</text:p>
              </table:table-cell>
              <table:table-cell office:value-type="float" office:value="1.016354">
                <text:p>1.016354</text:p>
              </table:table-cell>
              <table:table-cell office:value-type="float" office:value="0.6815">
                <text:p>0.6815</text:p>
              </table:table-cell>
              <table:table-cell office:value-type="float" office:value="1.059759">
                <text:p>1.059759</text:p>
              </table:table-cell>
              <table:table-cell office:value-type="float" office:value="0.6595">
                <text:p>0.6595</text:p>
              </table:table-cell>
              <table:table-cell office:value-type="float" office:value="1.090293">
                <text:p>1.090293</text:p>
              </table:table-cell>
              <table:table-cell office:value-type="float" office:value="0.6935">
                <text:p>0.6935</text:p>
              </table:table-cell>
              <table:table-cell office:value-type="float" office:value="0.6615">
                <text:p>0.6615</text:p>
              </table:table-cell>
              <table:table-cell office:value-type="float" office:value="0.9576">
                <text:p>0.9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06935">
                <text:p>1.106935</text:p>
              </table:table-cell>
              <table:table-cell office:value-type="float" office:value="1.006836">
                <text:p>1.006836</text:p>
              </table:table-cell>
              <table:table-cell office:value-type="float" office:value="0.6815">
                <text:p>0.6815</text:p>
              </table:table-cell>
              <table:table-cell office:value-type="float" office:value="1.058311">
                <text:p>1.058311</text:p>
              </table:table-cell>
              <table:table-cell office:value-type="float" office:value="0.647">
                <text:p>0.647</text:p>
              </table:table-cell>
              <table:table-cell office:value-type="float" office:value="1.090826">
                <text:p>1.090826</text:p>
              </table:table-cell>
              <table:table-cell office:value-type="float" office:value="0.7">
                <text:p>0.7</text:p>
              </table:table-cell>
              <table:table-cell office:value-type="float" office:value="0.6605">
                <text:p>0.6605</text:p>
              </table:table-cell>
              <table:table-cell office:value-type="float" office:value="0.969969">
                <text:p>0.969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0122">
                <text:p>1.110122</text:p>
              </table:table-cell>
              <table:table-cell office:value-type="float" office:value="1.024264">
                <text:p>1.024264</text:p>
              </table:table-cell>
              <table:table-cell office:value-type="float" office:value="0.68">
                <text:p>0.68</text:p>
              </table:table-cell>
              <table:table-cell office:value-type="float" office:value="1.037876">
                <text:p>1.037876</text:p>
              </table:table-cell>
              <table:table-cell office:value-type="float" office:value="0.64">
                <text:p>0.64</text:p>
              </table:table-cell>
              <table:table-cell office:value-type="float" office:value="1.104121">
                <text:p>1.104121</text:p>
              </table:table-cell>
              <table:table-cell office:value-type="float" office:value="0.6845">
                <text:p>0.6845</text:p>
              </table:table-cell>
              <table:table-cell office:value-type="float" office:value="0.661">
                <text:p>0.661</text:p>
              </table:table-cell>
              <table:table-cell office:value-type="float" office:value="0.979616">
                <text:p>0.979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12838">
                <text:p>1.112838</text:p>
              </table:table-cell>
              <table:table-cell office:value-type="float" office:value="1.038063">
                <text:p>1.038063</text:p>
              </table:table-cell>
              <table:table-cell office:value-type="float" office:value="0.672">
                <text:p>0.672</text:p>
              </table:table-cell>
              <table:table-cell office:value-type="float" office:value="1.030589">
                <text:p>1.030589</text:p>
              </table:table-cell>
              <table:table-cell office:value-type="float" office:value="0.6495">
                <text:p>0.6495</text:p>
              </table:table-cell>
              <table:table-cell office:value-type="float" office:value="1.103322">
                <text:p>1.103322</text:p>
              </table:table-cell>
              <table:table-cell office:value-type="float" office:value="0.7045">
                <text:p>0.7045</text:p>
              </table:table-cell>
              <table:table-cell office:value-type="float" office:value="0.6545">
                <text:p>0.654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65821">
                <text:p>1.065821</text:p>
              </table:table-cell>
              <table:table-cell office:value-type="float" office:value="1.008765">
                <text:p>1.008765</text:p>
              </table:table-cell>
              <table:table-cell office:value-type="float" office:value="0.687">
                <text:p>0.687</text:p>
              </table:table-cell>
              <table:table-cell office:value-type="float" office:value="1.013765">
                <text:p>1.013765</text:p>
              </table:table-cell>
              <table:table-cell office:value-type="float" office:value="0.6495">
                <text:p>0.6495</text:p>
              </table:table-cell>
              <table:table-cell office:value-type="float" office:value="1.094511">
                <text:p>1.094511</text:p>
              </table:table-cell>
              <table:table-cell office:value-type="float" office:value="0.713">
                <text:p>0.713</text:p>
              </table:table-cell>
              <table:table-cell office:value-type="float" office:value="0.675">
                <text:p>0.675</text:p>
              </table:table-cell>
              <table:table-cell office:value-type="float" office:value="0.946906">
                <text:p>0.946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7817">
                <text:p>1.07817</text:p>
              </table:table-cell>
              <table:table-cell office:value-type="float" office:value="1.033575">
                <text:p>1.033575</text:p>
              </table:table-cell>
              <table:table-cell office:value-type="float" office:value="0.679">
                <text:p>0.679</text:p>
              </table:table-cell>
              <table:table-cell office:value-type="float" office:value="1.018328">
                <text:p>1.018328</text:p>
              </table:table-cell>
              <table:table-cell office:value-type="float" office:value="0.664">
                <text:p>0.664</text:p>
              </table:table-cell>
              <table:table-cell office:value-type="float" office:value="1.065897">
                <text:p>1.065897</text:p>
              </table:table-cell>
              <table:table-cell office:value-type="float" office:value="0.709">
                <text:p>0.709</text:p>
              </table:table-cell>
              <table:table-cell office:value-type="float" office:value="0.6695">
                <text:p>0.6695</text:p>
              </table:table-cell>
              <table:table-cell office:value-type="float" office:value="0.943176">
                <text:p>0.943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116">
                <text:p>1.019116</text:p>
              </table:table-cell>
              <table:table-cell office:value-type="float" office:value="0.990057">
                <text:p>0.990057</text:p>
              </table:table-cell>
              <table:table-cell office:value-type="float" office:value="0.6845">
                <text:p>0.6845</text:p>
              </table:table-cell>
              <table:table-cell office:value-type="float" office:value="0.997348">
                <text:p>0.997348</text:p>
              </table:table-cell>
              <table:table-cell office:value-type="float" office:value="0.668">
                <text:p>0.668</text:p>
              </table:table-cell>
              <table:table-cell office:value-type="float" office:value="1.075231">
                <text:p>1.075231</text:p>
              </table:table-cell>
              <table:table-cell office:value-type="float" office:value="0.699">
                <text:p>0.699</text:p>
              </table:table-cell>
              <table:table-cell office:value-type="float" office:value="0.6905">
                <text:p>0.6905</text:p>
              </table:table-cell>
              <table:table-cell office:value-type="float" office:value="0.967133">
                <text:p>0.967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36854">
                <text:p>1.036854</text:p>
              </table:table-cell>
              <table:table-cell office:value-type="float" office:value="0.971197">
                <text:p>0.971197</text:p>
              </table:table-cell>
              <table:table-cell office:value-type="float" office:value="0.6835">
                <text:p>0.6835</text:p>
              </table:table-cell>
              <table:table-cell office:value-type="float" office:value="0.978364">
                <text:p>0.978364</text:p>
              </table:table-cell>
              <table:table-cell office:value-type="float" office:value="0.647">
                <text:p>0.647</text:p>
              </table:table-cell>
              <table:table-cell office:value-type="float" office:value="1.140027">
                <text:p>1.140027</text:p>
              </table:table-cell>
              <table:table-cell office:value-type="float" office:value="0.6975">
                <text:p>0.6975</text:p>
              </table:table-cell>
              <table:table-cell office:value-type="float" office:value="0.6845">
                <text:p>0.6845</text:p>
              </table:table-cell>
              <table:table-cell office:value-type="float" office:value="0.956961">
                <text:p>0.956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34298">
                <text:p>1.034298</text:p>
              </table:table-cell>
              <table:table-cell office:value-type="float" office:value="0.98519">
                <text:p>0.98519</text:p>
              </table:table-cell>
              <table:table-cell office:value-type="float" office:value="0.677">
                <text:p>0.677</text:p>
              </table:table-cell>
              <table:table-cell office:value-type="float" office:value="0.994103">
                <text:p>0.994103</text:p>
              </table:table-cell>
              <table:table-cell office:value-type="float" office:value="0.6735">
                <text:p>0.6735</text:p>
              </table:table-cell>
              <table:table-cell office:value-type="float" office:value="1.016744">
                <text:p>1.016744</text:p>
              </table:table-cell>
              <table:table-cell office:value-type="float" office:value="0.7175">
                <text:p>0.7175</text:p>
              </table:table-cell>
              <table:table-cell office:value-type="float" office:value="0.6755">
                <text:p>0.6755</text:p>
              </table:table-cell>
              <table:table-cell office:value-type="float" office:value="0.910733">
                <text:p>0.9107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8398">
                <text:p>1.088398</text:p>
              </table:table-cell>
              <table:table-cell office:value-type="float" office:value="0.958586">
                <text:p>0.958586</text:p>
              </table:table-cell>
              <table:table-cell office:value-type="float" office:value="0.6955">
                <text:p>0.6955</text:p>
              </table:table-cell>
              <table:table-cell office:value-type="float" office:value="0.992233">
                <text:p>0.992233</text:p>
              </table:table-cell>
              <table:table-cell office:value-type="float" office:value="0.6605">
                <text:p>0.6605</text:p>
              </table:table-cell>
              <table:table-cell office:value-type="float" office:value="1.065986">
                <text:p>1.065986</text:p>
              </table:table-cell>
              <table:table-cell office:value-type="float" office:value="0.715">
                <text:p>0.715</text:p>
              </table:table-cell>
              <table:table-cell office:value-type="float" office:value="0.6725">
                <text:p>0.6725</text:p>
              </table:table-cell>
              <table:table-cell office:value-type="float" office:value="0.918088">
                <text:p>0.918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29703">
                <text:p>1.029703</text:p>
              </table:table-cell>
              <table:table-cell office:value-type="float" office:value="1.003083">
                <text:p>1.003083</text:p>
              </table:table-cell>
              <table:table-cell office:value-type="float" office:value="0.6865">
                <text:p>0.6865</text:p>
              </table:table-cell>
              <table:table-cell office:value-type="float" office:value="0.95383">
                <text:p>0.95383</text:p>
              </table:table-cell>
              <table:table-cell office:value-type="float" office:value="0.6735">
                <text:p>0.6735</text:p>
              </table:table-cell>
              <table:table-cell office:value-type="float" office:value="1.043576">
                <text:p>1.043576</text:p>
              </table:table-cell>
              <table:table-cell office:value-type="float" office:value="0.7175">
                <text:p>0.7175</text:p>
              </table:table-cell>
              <table:table-cell office:value-type="float" office:value="0.675">
                <text:p>0.675</text:p>
              </table:table-cell>
              <table:table-cell office:value-type="float" office:value="0.942619">
                <text:p>0.942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6575">
                <text:p>1.026575</text:p>
              </table:table-cell>
              <table:table-cell office:value-type="float" office:value="0.975621">
                <text:p>0.975621</text:p>
              </table:table-cell>
              <table:table-cell office:value-type="float" office:value="0.694">
                <text:p>0.694</text:p>
              </table:table-cell>
              <table:table-cell office:value-type="float" office:value="1.009355">
                <text:p>1.009355</text:p>
              </table:table-cell>
              <table:table-cell office:value-type="float" office:value="0.661">
                <text:p>0.661</text:p>
              </table:table-cell>
              <table:table-cell office:value-type="float" office:value="1.08686">
                <text:p>1.08686</text:p>
              </table:table-cell>
              <table:table-cell office:value-type="float" office:value="0.731">
                <text:p>0.731</text:p>
              </table:table-cell>
              <table:table-cell office:value-type="float" office:value="0.6815">
                <text:p>0.6815</text:p>
              </table:table-cell>
              <table:table-cell office:value-type="float" office:value="0.913744">
                <text:p>0.9137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371">
                <text:p>1.10371</text:p>
              </table:table-cell>
              <table:table-cell office:value-type="float" office:value="0.966461">
                <text:p>0.966461</text:p>
              </table:table-cell>
              <table:table-cell office:value-type="float" office:value="0.705">
                <text:p>0.705</text:p>
              </table:table-cell>
              <table:table-cell office:value-type="float" office:value="0.977327">
                <text:p>0.977327</text:p>
              </table:table-cell>
              <table:table-cell office:value-type="float" office:value="0.676">
                <text:p>0.676</text:p>
              </table:table-cell>
              <table:table-cell office:value-type="float" office:value="1.03702">
                <text:p>1.03702</text:p>
              </table:table-cell>
              <table:table-cell office:value-type="float" office:value="0.7175">
                <text:p>0.7175</text:p>
              </table:table-cell>
              <table:table-cell office:value-type="float" office:value="0.651">
                <text:p>0.651</text:p>
              </table:table-cell>
              <table:table-cell office:value-type="float" office:value="0.912294">
                <text:p>0.91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1901">
                <text:p>0.991901</text:p>
              </table:table-cell>
              <table:table-cell office:value-type="float" office:value="0.973162">
                <text:p>0.973162</text:p>
              </table:table-cell>
              <table:table-cell office:value-type="float" office:value="0.688">
                <text:p>0.688</text:p>
              </table:table-cell>
              <table:table-cell office:value-type="float" office:value="0.970468">
                <text:p>0.970468</text:p>
              </table:table-cell>
              <table:table-cell office:value-type="float" office:value="0.666">
                <text:p>0.666</text:p>
              </table:table-cell>
              <table:table-cell office:value-type="float" office:value="1.033875">
                <text:p>1.033875</text:p>
              </table:table-cell>
              <table:table-cell office:value-type="float" office:value="0.702">
                <text:p>0.702</text:p>
              </table:table-cell>
              <table:table-cell office:value-type="float" office:value="0.7">
                <text:p>0.7</text:p>
              </table:table-cell>
              <table:table-cell office:value-type="float" office:value="0.947431">
                <text:p>0.9474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7659">
                <text:p>1.017659</text:p>
              </table:table-cell>
              <table:table-cell office:value-type="float" office:value="0.94951">
                <text:p>0.94951</text:p>
              </table:table-cell>
              <table:table-cell office:value-type="float" office:value="0.707">
                <text:p>0.707</text:p>
              </table:table-cell>
              <table:table-cell office:value-type="float" office:value="1.019676">
                <text:p>1.019676</text:p>
              </table:table-cell>
              <table:table-cell office:value-type="float" office:value="0.666">
                <text:p>0.666</text:p>
              </table:table-cell>
              <table:table-cell office:value-type="float" office:value="1.056716">
                <text:p>1.056716</text:p>
              </table:table-cell>
              <table:table-cell office:value-type="float" office:value="0.7255">
                <text:p>0.7255</text:p>
              </table:table-cell>
              <table:table-cell office:value-type="float" office:value="0.6845">
                <text:p>0.6845</text:p>
              </table:table-cell>
              <table:table-cell office:value-type="float" office:value="0.895176">
                <text:p>0.895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6665">
                <text:p>1.006665</text:p>
              </table:table-cell>
              <table:table-cell office:value-type="float" office:value="0.959214">
                <text:p>0.959214</text:p>
              </table:table-cell>
              <table:table-cell office:value-type="float" office:value="0.694">
                <text:p>0.694</text:p>
              </table:table-cell>
              <table:table-cell office:value-type="float" office:value="0.990902">
                <text:p>0.990902</text:p>
              </table:table-cell>
              <table:table-cell office:value-type="float" office:value="0.6715">
                <text:p>0.6715</text:p>
              </table:table-cell>
              <table:table-cell office:value-type="float" office:value="1.028116">
                <text:p>1.028116</text:p>
              </table:table-cell>
              <table:table-cell office:value-type="float" office:value="0.6985">
                <text:p>0.6985</text:p>
              </table:table-cell>
              <table:table-cell office:value-type="float" office:value="0.6885">
                <text:p>0.6885</text:p>
              </table:table-cell>
              <table:table-cell office:value-type="float" office:value="0.952258">
                <text:p>0.952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1373">
                <text:p>0.991373</text:p>
              </table:table-cell>
              <table:table-cell office:value-type="float" office:value="0.942702">
                <text:p>0.942702</text:p>
              </table:table-cell>
              <table:table-cell office:value-type="float" office:value="0.7015">
                <text:p>0.7015</text:p>
              </table:table-cell>
              <table:table-cell office:value-type="float" office:value="0.945079">
                <text:p>0.945079</text:p>
              </table:table-cell>
              <table:table-cell office:value-type="float" office:value="0.684">
                <text:p>0.684</text:p>
              </table:table-cell>
              <table:table-cell office:value-type="float" office:value="1.022552">
                <text:p>1.022552</text:p>
              </table:table-cell>
              <table:table-cell office:value-type="float" office:value="0.727">
                <text:p>0.727</text:p>
              </table:table-cell>
              <table:table-cell office:value-type="float" office:value="0.6985">
                <text:p>0.6985</text:p>
              </table:table-cell>
              <table:table-cell office:value-type="float" office:value="0.874965">
                <text:p>0.874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4026">
                <text:p>1.004026</text:p>
              </table:table-cell>
              <table:table-cell office:value-type="float" office:value="0.987716">
                <text:p>0.987716</text:p>
              </table:table-cell>
              <table:table-cell office:value-type="float" office:value="0.6875">
                <text:p>0.6875</text:p>
              </table:table-cell>
              <table:table-cell office:value-type="float" office:value="0.983203">
                <text:p>0.983203</text:p>
              </table:table-cell>
              <table:table-cell office:value-type="float" office:value="0.6855">
                <text:p>0.6855</text:p>
              </table:table-cell>
              <table:table-cell office:value-type="float" office:value="1.002844">
                <text:p>1.002844</text:p>
              </table:table-cell>
              <table:table-cell office:value-type="float" office:value="0.725">
                <text:p>0.725</text:p>
              </table:table-cell>
              <table:table-cell office:value-type="float" office:value="0.692">
                <text:p>0.692</text:p>
              </table:table-cell>
              <table:table-cell office:value-type="float" office:value="0.905713">
                <text:p>0.905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9164">
                <text:p>1.019164</text:p>
              </table:table-cell>
              <table:table-cell office:value-type="float" office:value="0.913761">
                <text:p>0.913761</text:p>
              </table:table-cell>
              <table:table-cell office:value-type="float" office:value="0.709">
                <text:p>0.709</text:p>
              </table:table-cell>
              <table:table-cell office:value-type="float" office:value="0.934332">
                <text:p>0.934332</text:p>
              </table:table-cell>
              <table:table-cell office:value-type="float" office:value="0.687">
                <text:p>0.687</text:p>
              </table:table-cell>
              <table:table-cell office:value-type="float" office:value="0.993789">
                <text:p>0.993789</text:p>
              </table:table-cell>
              <table:table-cell office:value-type="float" office:value="0.7185">
                <text:p>0.7185</text:p>
              </table:table-cell>
              <table:table-cell office:value-type="float" office:value="0.685">
                <text:p>0.685</text:p>
              </table:table-cell>
              <table:table-cell office:value-type="float" office:value="0.900786">
                <text:p>0.900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0875">
                <text:p>0.970875</text:p>
              </table:table-cell>
              <table:table-cell office:value-type="float" office:value="0.925075">
                <text:p>0.925075</text:p>
              </table:table-cell>
              <table:table-cell office:value-type="float" office:value="0.701">
                <text:p>0.701</text:p>
              </table:table-cell>
              <table:table-cell office:value-type="float" office:value="0.926026">
                <text:p>0.926026</text:p>
              </table:table-cell>
              <table:table-cell office:value-type="float" office:value="0.68">
                <text:p>0.68</text:p>
              </table:table-cell>
              <table:table-cell office:value-type="float" office:value="1.004442">
                <text:p>1.004442</text:p>
              </table:table-cell>
              <table:table-cell office:value-type="float" office:value="0.729">
                <text:p>0.729</text:p>
              </table:table-cell>
              <table:table-cell office:value-type="float" office:value="0.7175">
                <text:p>0.7175</text:p>
              </table:table-cell>
              <table:table-cell office:value-type="float" office:value="0.880316">
                <text:p>0.880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4444">
                <text:p>0.994444</text:p>
              </table:table-cell>
              <table:table-cell office:value-type="float" office:value="0.92466">
                <text:p>0.92466</text:p>
              </table:table-cell>
              <table:table-cell office:value-type="float" office:value="0.7115">
                <text:p>0.7115</text:p>
              </table:table-cell>
              <table:table-cell office:value-type="float" office:value="0.916909">
                <text:p>0.916909</text:p>
              </table:table-cell>
              <table:table-cell office:value-type="float" office:value="0.669">
                <text:p>0.669</text:p>
              </table:table-cell>
              <table:table-cell office:value-type="float" office:value="1.035677">
                <text:p>1.035677</text:p>
              </table:table-cell>
              <table:table-cell office:value-type="float" office:value="0.7295">
                <text:p>0.7295</text:p>
              </table:table-cell>
              <table:table-cell office:value-type="float" office:value="0.6975">
                <text:p>0.6975</text:p>
              </table:table-cell>
              <table:table-cell office:value-type="float" office:value="0.862577">
                <text:p>0.862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2347">
                <text:p>0.952347</text:p>
              </table:table-cell>
              <table:table-cell office:value-type="float" office:value="0.941519">
                <text:p>0.941519</text:p>
              </table:table-cell>
              <table:table-cell office:value-type="float" office:value="0.703">
                <text:p>0.703</text:p>
              </table:table-cell>
              <table:table-cell office:value-type="float" office:value="0.931074">
                <text:p>0.931074</text:p>
              </table:table-cell>
              <table:table-cell office:value-type="float" office:value="0.684">
                <text:p>0.684</text:p>
              </table:table-cell>
              <table:table-cell office:value-type="float" office:value="0.985877">
                <text:p>0.985877</text:p>
              </table:table-cell>
              <table:table-cell office:value-type="float" office:value="0.7465">
                <text:p>0.7465</text:p>
              </table:table-cell>
              <table:table-cell office:value-type="float" office:value="0.7095">
                <text:p>0.7095</text:p>
              </table:table-cell>
              <table:table-cell office:value-type="float" office:value="0.848315">
                <text:p>0.848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9967">
                <text:p>0.959967</text:p>
              </table:table-cell>
              <table:table-cell office:value-type="float" office:value="0.9343">
                <text:p>0.9343</text:p>
              </table:table-cell>
              <table:table-cell office:value-type="float" office:value="0.7035">
                <text:p>0.7035</text:p>
              </table:table-cell>
              <table:table-cell office:value-type="float" office:value="0.967524">
                <text:p>0.967524</text:p>
              </table:table-cell>
              <table:table-cell office:value-type="float" office:value="0.698">
                <text:p>0.698</text:p>
              </table:table-cell>
              <table:table-cell office:value-type="float" office:value="0.972237">
                <text:p>0.972237</text:p>
              </table:table-cell>
              <table:table-cell office:value-type="float" office:value="0.731">
                <text:p>0.731</text:p>
              </table:table-cell>
              <table:table-cell office:value-type="float" office:value="0.7175">
                <text:p>0.7175</text:p>
              </table:table-cell>
              <table:table-cell office:value-type="float" office:value="0.869299">
                <text:p>0.869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139">
                <text:p>0.95139</text:p>
              </table:table-cell>
              <table:table-cell office:value-type="float" office:value="0.936866">
                <text:p>0.936866</text:p>
              </table:table-cell>
              <table:table-cell office:value-type="float" office:value="0.7045">
                <text:p>0.7045</text:p>
              </table:table-cell>
              <table:table-cell office:value-type="float" office:value="0.929634">
                <text:p>0.929634</text:p>
              </table:table-cell>
              <table:table-cell office:value-type="float" office:value="0.6975">
                <text:p>0.6975</text:p>
              </table:table-cell>
              <table:table-cell office:value-type="float" office:value="0.965269">
                <text:p>0.965269</text:p>
              </table:table-cell>
              <table:table-cell office:value-type="float" office:value="0.7345">
                <text:p>0.7345</text:p>
              </table:table-cell>
              <table:table-cell office:value-type="float" office:value="0.705">
                <text:p>0.705</text:p>
              </table:table-cell>
              <table:table-cell office:value-type="float" office:value="0.863279">
                <text:p>0.8632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7959">
                <text:p>0.947959</text:p>
              </table:table-cell>
              <table:table-cell office:value-type="float" office:value="0.911396">
                <text:p>0.911396</text:p>
              </table:table-cell>
              <table:table-cell office:value-type="float" office:value="0.7135">
                <text:p>0.7135</text:p>
              </table:table-cell>
              <table:table-cell office:value-type="float" office:value="0.929356">
                <text:p>0.929356</text:p>
              </table:table-cell>
              <table:table-cell office:value-type="float" office:value="0.7125">
                <text:p>0.7125</text:p>
              </table:table-cell>
              <table:table-cell office:value-type="float" office:value="0.954893">
                <text:p>0.954893</text:p>
              </table:table-cell>
              <table:table-cell office:value-type="float" office:value="0.7315">
                <text:p>0.7315</text:p>
              </table:table-cell>
              <table:table-cell office:value-type="float" office:value="0.7105">
                <text:p>0.7105</text:p>
              </table:table-cell>
              <table:table-cell office:value-type="float" office:value="0.857276">
                <text:p>0.857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853">
                <text:p>0.970853</text:p>
              </table:table-cell>
              <table:table-cell office:value-type="float" office:value="0.899014">
                <text:p>0.899014</text:p>
              </table:table-cell>
              <table:table-cell office:value-type="float" office:value="0.7145">
                <text:p>0.7145</text:p>
              </table:table-cell>
              <table:table-cell office:value-type="float" office:value="0.911653">
                <text:p>0.911653</text:p>
              </table:table-cell>
              <table:table-cell office:value-type="float" office:value="0.702">
                <text:p>0.702</text:p>
              </table:table-cell>
              <table:table-cell office:value-type="float" office:value="0.982254">
                <text:p>0.982254</text:p>
              </table:table-cell>
              <table:table-cell office:value-type="float" office:value="0.7385">
                <text:p>0.7385</text:p>
              </table:table-cell>
              <table:table-cell office:value-type="float" office:value="0.704">
                <text:p>0.704</text:p>
              </table:table-cell>
              <table:table-cell office:value-type="float" office:value="0.858544">
                <text:p>0.858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2149">
                <text:p>0.952149</text:p>
              </table:table-cell>
              <table:table-cell office:value-type="float" office:value="0.896521">
                <text:p>0.896521</text:p>
              </table:table-cell>
              <table:table-cell office:value-type="float" office:value="0.7325">
                <text:p>0.7325</text:p>
              </table:table-cell>
              <table:table-cell office:value-type="float" office:value="0.879891">
                <text:p>0.879891</text:p>
              </table:table-cell>
              <table:table-cell office:value-type="float" office:value="0.697">
                <text:p>0.697</text:p>
              </table:table-cell>
              <table:table-cell office:value-type="float" office:value="0.968315">
                <text:p>0.968315</text:p>
              </table:table-cell>
              <table:table-cell office:value-type="float" office:value="0.7385">
                <text:p>0.7385</text:p>
              </table:table-cell>
              <table:table-cell office:value-type="float" office:value="0.7105">
                <text:p>0.7105</text:p>
              </table:table-cell>
              <table:table-cell office:value-type="float" office:value="0.840003">
                <text:p>0.84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2195">
                <text:p>0.942195</text:p>
              </table:table-cell>
              <table:table-cell office:value-type="float" office:value="0.973038">
                <text:p>0.973038</text:p>
              </table:table-cell>
              <table:table-cell office:value-type="float" office:value="0.682">
                <text:p>0.682</text:p>
              </table:table-cell>
              <table:table-cell office:value-type="float" office:value="0.925188">
                <text:p>0.925188</text:p>
              </table:table-cell>
              <table:table-cell office:value-type="float" office:value="0.6935">
                <text:p>0.6935</text:p>
              </table:table-cell>
              <table:table-cell office:value-type="float" office:value="0.979397">
                <text:p>0.979397</text:p>
              </table:table-cell>
              <table:table-cell office:value-type="float" office:value="0.7245">
                <text:p>0.7245</text:p>
              </table:table-cell>
              <table:table-cell office:value-type="float" office:value="0.709">
                <text:p>0.709</text:p>
              </table:table-cell>
              <table:table-cell office:value-type="float" office:value="0.914799">
                <text:p>0.914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29133">
                <text:p>1.029133</text:p>
              </table:table-cell>
              <table:table-cell office:value-type="float" office:value="0.920278">
                <text:p>0.920278</text:p>
              </table:table-cell>
              <table:table-cell office:value-type="float" office:value="0.7">
                <text:p>0.7</text:p>
              </table:table-cell>
              <table:table-cell office:value-type="float" office:value="0.882114">
                <text:p>0.882114</text:p>
              </table:table-cell>
              <table:table-cell office:value-type="float" office:value="0.6885">
                <text:p>0.6885</text:p>
              </table:table-cell>
              <table:table-cell office:value-type="float" office:value="0.988816">
                <text:p>0.988816</text:p>
              </table:table-cell>
              <table:table-cell office:value-type="float" office:value="0.743">
                <text:p>0.743</text:p>
              </table:table-cell>
              <table:table-cell office:value-type="float" office:value="0.6815">
                <text:p>0.6815</text:p>
              </table:table-cell>
              <table:table-cell office:value-type="float" office:value="0.853811">
                <text:p>0.853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8863">
                <text:p>0.958863</text:p>
              </table:table-cell>
              <table:table-cell office:value-type="float" office:value="0.917671">
                <text:p>0.917671</text:p>
              </table:table-cell>
              <table:table-cell office:value-type="float" office:value="0.7085">
                <text:p>0.7085</text:p>
              </table:table-cell>
              <table:table-cell office:value-type="float" office:value="0.887447">
                <text:p>0.887447</text:p>
              </table:table-cell>
              <table:table-cell office:value-type="float" office:value="0.694">
                <text:p>0.694</text:p>
              </table:table-cell>
              <table:table-cell office:value-type="float" office:value="0.968089">
                <text:p>0.968089</text:p>
              </table:table-cell>
              <table:table-cell office:value-type="float" office:value="0.7335">
                <text:p>0.7335</text:p>
              </table:table-cell>
              <table:table-cell office:value-type="float" office:value="0.7095">
                <text:p>0.7095</text:p>
              </table:table-cell>
              <table:table-cell office:value-type="float" office:value="0.881632">
                <text:p>0.881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6244">
                <text:p>0.936244</text:p>
              </table:table-cell>
              <table:table-cell office:value-type="float" office:value="0.928517">
                <text:p>0.928517</text:p>
              </table:table-cell>
              <table:table-cell office:value-type="float" office:value="0.707">
                <text:p>0.707</text:p>
              </table:table-cell>
              <table:table-cell office:value-type="float" office:value="0.889065">
                <text:p>0.889065</text:p>
              </table:table-cell>
              <table:table-cell office:value-type="float" office:value="0.6915">
                <text:p>0.6915</text:p>
              </table:table-cell>
              <table:table-cell office:value-type="float" office:value="0.949018">
                <text:p>0.949018</text:p>
              </table:table-cell>
              <table:table-cell office:value-type="float" office:value="0.7475">
                <text:p>0.7475</text:p>
              </table:table-cell>
              <table:table-cell office:value-type="float" office:value="0.713">
                <text:p>0.713</text:p>
              </table:table-cell>
              <table:table-cell office:value-type="float" office:value="0.81733">
                <text:p>0.81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8187">
                <text:p>0.968187</text:p>
              </table:table-cell>
              <table:table-cell office:value-type="float" office:value="0.950893">
                <text:p>0.950893</text:p>
              </table:table-cell>
              <table:table-cell office:value-type="float" office:value="0.708">
                <text:p>0.708</text:p>
              </table:table-cell>
              <table:table-cell office:value-type="float" office:value="0.939204">
                <text:p>0.939204</text:p>
              </table:table-cell>
              <table:table-cell office:value-type="float" office:value="0.715">
                <text:p>0.715</text:p>
              </table:table-cell>
              <table:table-cell office:value-type="float" office:value="0.9412">
                <text:p>0.9412</text:p>
              </table:table-cell>
              <table:table-cell office:value-type="float" office:value="0.739">
                <text:p>0.739</text:p>
              </table:table-cell>
              <table:table-cell office:value-type="float" office:value="0.702">
                <text:p>0.702</text:p>
              </table:table-cell>
              <table:table-cell office:value-type="float" office:value="0.837934">
                <text:p>0.837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1344">
                <text:p>0.911344</text:p>
              </table:table-cell>
              <table:table-cell office:value-type="float" office:value="0.942613">
                <text:p>0.942613</text:p>
              </table:table-cell>
              <table:table-cell office:value-type="float" office:value="0.7095">
                <text:p>0.7095</text:p>
              </table:table-cell>
              <table:table-cell office:value-type="float" office:value="0.895531">
                <text:p>0.895531</text:p>
              </table:table-cell>
              <table:table-cell office:value-type="float" office:value="0.6845">
                <text:p>0.6845</text:p>
              </table:table-cell>
              <table:table-cell office:value-type="float" office:value="1.003478">
                <text:p>1.003478</text:p>
              </table:table-cell>
              <table:table-cell office:value-type="float" office:value="0.7405">
                <text:p>0.7405</text:p>
              </table:table-cell>
              <table:table-cell office:value-type="float" office:value="0.7265">
                <text:p>0.7265</text:p>
              </table:table-cell>
              <table:table-cell office:value-type="float" office:value="0.843407">
                <text:p>0.843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6866">
                <text:p>0.906866</text:p>
              </table:table-cell>
              <table:table-cell office:value-type="float" office:value="0.883277">
                <text:p>0.883277</text:p>
              </table:table-cell>
              <table:table-cell office:value-type="float" office:value="0.728">
                <text:p>0.728</text:p>
              </table:table-cell>
              <table:table-cell office:value-type="float" office:value="0.90274">
                <text:p>0.90274</text:p>
              </table:table-cell>
              <table:table-cell office:value-type="float" office:value="0.6885">
                <text:p>0.6885</text:p>
              </table:table-cell>
              <table:table-cell office:value-type="float" office:value="0.973182">
                <text:p>0.973182</text:p>
              </table:table-cell>
              <table:table-cell office:value-type="float" office:value="0.739">
                <text:p>0.739</text:p>
              </table:table-cell>
              <table:table-cell office:value-type="float" office:value="0.72">
                <text:p>0.72</text:p>
              </table:table-cell>
              <table:table-cell office:value-type="float" office:value="0.847453">
                <text:p>0.847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688">
                <text:p>0.920688</text:p>
              </table:table-cell>
              <table:table-cell office:value-type="float" office:value="0.912092">
                <text:p>0.912092</text:p>
              </table:table-cell>
              <table:table-cell office:value-type="float" office:value="0.7125">
                <text:p>0.7125</text:p>
              </table:table-cell>
              <table:table-cell office:value-type="float" office:value="0.898545">
                <text:p>0.898545</text:p>
              </table:table-cell>
              <table:table-cell office:value-type="float" office:value="0.692">
                <text:p>0.692</text:p>
              </table:table-cell>
              <table:table-cell office:value-type="float" office:value="0.991406">
                <text:p>0.991406</text:p>
              </table:table-cell>
              <table:table-cell office:value-type="float" office:value="0.6985">
                <text:p>0.6985</text:p>
              </table:table-cell>
              <table:table-cell office:value-type="float" office:value="0.727">
                <text:p>0.727</text:p>
              </table:table-cell>
              <table:table-cell office:value-type="float" office:value="0.984883">
                <text:p>0.984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4536">
                <text:p>0.924536</text:p>
              </table:table-cell>
              <table:table-cell office:value-type="float" office:value="0.877241">
                <text:p>0.877241</text:p>
              </table:table-cell>
              <table:table-cell office:value-type="float" office:value="0.723">
                <text:p>0.723</text:p>
              </table:table-cell>
              <table:table-cell office:value-type="float" office:value="0.876887">
                <text:p>0.876887</text:p>
              </table:table-cell>
              <table:table-cell office:value-type="float" office:value="0.7035">
                <text:p>0.7035</text:p>
              </table:table-cell>
              <table:table-cell office:value-type="float" office:value="0.939582">
                <text:p>0.939582</text:p>
              </table:table-cell>
              <table:table-cell office:value-type="float" office:value="0.74">
                <text:p>0.74</text:p>
              </table:table-cell>
              <table:table-cell office:value-type="float" office:value="0.724">
                <text:p>0.724</text:p>
              </table:table-cell>
              <table:table-cell office:value-type="float" office:value="0.829725">
                <text:p>0.829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03104">
                <text:p>0.903104</text:p>
              </table:table-cell>
              <table:table-cell office:value-type="float" office:value="0.879407">
                <text:p>0.879407</text:p>
              </table:table-cell>
              <table:table-cell office:value-type="float" office:value="0.7275">
                <text:p>0.7275</text:p>
              </table:table-cell>
              <table:table-cell office:value-type="float" office:value="0.933953">
                <text:p>0.933953</text:p>
              </table:table-cell>
              <table:table-cell office:value-type="float" office:value="0.7215">
                <text:p>0.7215</text:p>
              </table:table-cell>
              <table:table-cell office:value-type="float" office:value="0.918332">
                <text:p>0.918332</text:p>
              </table:table-cell>
              <table:table-cell office:value-type="float" office:value="0.7495">
                <text:p>0.7495</text:p>
              </table:table-cell>
              <table:table-cell office:value-type="float" office:value="0.733">
                <text:p>0.733</text:p>
              </table:table-cell>
              <table:table-cell office:value-type="float" office:value="0.85294">
                <text:p>0.85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0441">
                <text:p>0.900441</text:p>
              </table:table-cell>
              <table:table-cell office:value-type="float" office:value="0.850858">
                <text:p>0.850858</text:p>
              </table:table-cell>
              <table:table-cell office:value-type="float" office:value="0.7295">
                <text:p>0.7295</text:p>
              </table:table-cell>
              <table:table-cell office:value-type="float" office:value="0.854794">
                <text:p>0.854794</text:p>
              </table:table-cell>
              <table:table-cell office:value-type="float" office:value="0.671">
                <text:p>0.671</text:p>
              </table:table-cell>
              <table:table-cell office:value-type="float" office:value="1.010445">
                <text:p>1.010445</text:p>
              </table:table-cell>
              <table:table-cell office:value-type="float" office:value="0.747">
                <text:p>0.747</text:p>
              </table:table-cell>
              <table:table-cell office:value-type="float" office:value="0.727">
                <text:p>0.727</text:p>
              </table:table-cell>
              <table:table-cell office:value-type="float" office:value="0.820472">
                <text:p>0.820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2405">
                <text:p>0.922405</text:p>
              </table:table-cell>
              <table:table-cell office:value-type="float" office:value="0.879287">
                <text:p>0.879287</text:p>
              </table:table-cell>
              <table:table-cell office:value-type="float" office:value="0.722">
                <text:p>0.722</text:p>
              </table:table-cell>
              <table:table-cell office:value-type="float" office:value="0.885902">
                <text:p>0.885902</text:p>
              </table:table-cell>
              <table:table-cell office:value-type="float" office:value="0.7115">
                <text:p>0.7115</text:p>
              </table:table-cell>
              <table:table-cell office:value-type="float" office:value="0.928891">
                <text:p>0.928891</text:p>
              </table:table-cell>
              <table:table-cell office:value-type="float" office:value="0.748">
                <text:p>0.748</text:p>
              </table:table-cell>
              <table:table-cell office:value-type="float" office:value="0.721">
                <text:p>0.721</text:p>
              </table:table-cell>
              <table:table-cell office:value-type="float" office:value="0.827742">
                <text:p>0.82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08983">
                <text:p>0.908983</text:p>
              </table:table-cell>
              <table:table-cell office:value-type="float" office:value="0.858739">
                <text:p>0.858739</text:p>
              </table:table-cell>
              <table:table-cell office:value-type="float" office:value="0.7255">
                <text:p>0.7255</text:p>
              </table:table-cell>
              <table:table-cell office:value-type="float" office:value="0.887637">
                <text:p>0.887637</text:p>
              </table:table-cell>
              <table:table-cell office:value-type="float" office:value="0.6955">
                <text:p>0.6955</text:p>
              </table:table-cell>
              <table:table-cell office:value-type="float" office:value="0.997944">
                <text:p>0.997944</text:p>
              </table:table-cell>
              <table:table-cell office:value-type="float" office:value="0.749">
                <text:p>0.749</text:p>
              </table:table-cell>
              <table:table-cell office:value-type="float" office:value="0.7225">
                <text:p>0.7225</text:p>
              </table:table-cell>
              <table:table-cell office:value-type="float" office:value="0.825387">
                <text:p>0.825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9562">
                <text:p>0.919562</text:p>
              </table:table-cell>
              <table:table-cell office:value-type="float" office:value="0.842759">
                <text:p>0.842759</text:p>
              </table:table-cell>
              <table:table-cell office:value-type="float" office:value="0.7335">
                <text:p>0.7335</text:p>
              </table:table-cell>
              <table:table-cell office:value-type="float" office:value="0.878927">
                <text:p>0.878927</text:p>
              </table:table-cell>
              <table:table-cell office:value-type="float" office:value="0.703">
                <text:p>0.703</text:p>
              </table:table-cell>
              <table:table-cell office:value-type="float" office:value="0.941375">
                <text:p>0.941375</text:p>
              </table:table-cell>
              <table:table-cell office:value-type="float" office:value="0.7455">
                <text:p>0.7455</text:p>
              </table:table-cell>
              <table:table-cell office:value-type="float" office:value="0.7295">
                <text:p>0.7295</text:p>
              </table:table-cell>
              <table:table-cell office:value-type="float" office:value="0.799125">
                <text:p>0.799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3185">
                <text:p>0.883185</text:p>
              </table:table-cell>
              <table:table-cell office:value-type="float" office:value="0.825782">
                <text:p>0.825782</text:p>
              </table:table-cell>
              <table:table-cell office:value-type="float" office:value="0.7355">
                <text:p>0.7355</text:p>
              </table:table-cell>
              <table:table-cell office:value-type="float" office:value="0.85099">
                <text:p>0.85099</text:p>
              </table:table-cell>
              <table:table-cell office:value-type="float" office:value="0.6945">
                <text:p>0.6945</text:p>
              </table:table-cell>
              <table:table-cell office:value-type="float" office:value="0.976175">
                <text:p>0.976175</text:p>
              </table:table-cell>
              <table:table-cell office:value-type="float" office:value="0.7575">
                <text:p>0.7575</text:p>
              </table:table-cell>
              <table:table-cell office:value-type="float" office:value="0.74">
                <text:p>0.74</text:p>
              </table:table-cell>
              <table:table-cell office:value-type="float" office:value="0.835345">
                <text:p>0.835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2242">
                <text:p>0.882242</text:p>
              </table:table-cell>
              <table:table-cell office:value-type="float" office:value="0.839943">
                <text:p>0.839943</text:p>
              </table:table-cell>
              <table:table-cell office:value-type="float" office:value="0.7355">
                <text:p>0.7355</text:p>
              </table:table-cell>
              <table:table-cell office:value-type="float" office:value="0.855333">
                <text:p>0.855333</text:p>
              </table:table-cell>
              <table:table-cell office:value-type="float" office:value="0.6895">
                <text:p>0.6895</text:p>
              </table:table-cell>
              <table:table-cell office:value-type="float" office:value="0.981573">
                <text:p>0.981573</text:p>
              </table:table-cell>
              <table:table-cell office:value-type="float" office:value="0.7655">
                <text:p>0.7655</text:p>
              </table:table-cell>
              <table:table-cell office:value-type="float" office:value="0.7375">
                <text:p>0.7375</text:p>
              </table:table-cell>
              <table:table-cell office:value-type="float" office:value="0.797653">
                <text:p>0.7976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6623">
                <text:p>0.896623</text:p>
              </table:table-cell>
              <table:table-cell office:value-type="float" office:value="0.834451">
                <text:p>0.834451</text:p>
              </table:table-cell>
              <table:table-cell office:value-type="float" office:value="0.7385">
                <text:p>0.7385</text:p>
              </table:table-cell>
              <table:table-cell office:value-type="float" office:value="0.866324">
                <text:p>0.866324</text:p>
              </table:table-cell>
              <table:table-cell office:value-type="float" office:value="0.7095">
                <text:p>0.7095</text:p>
              </table:table-cell>
              <table:table-cell office:value-type="float" office:value="0.912335">
                <text:p>0.912335</text:p>
              </table:table-cell>
              <table:table-cell office:value-type="float" office:value="0.721">
                <text:p>0.721</text:p>
              </table:table-cell>
              <table:table-cell office:value-type="float" office:value="0.736">
                <text:p>0.736</text:p>
              </table:table-cell>
              <table:table-cell office:value-type="float" office:value="0.883192">
                <text:p>0.883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366">
                <text:p>0.909366</text:p>
              </table:table-cell>
              <table:table-cell office:value-type="float" office:value="0.844209">
                <text:p>0.844209</text:p>
              </table:table-cell>
              <table:table-cell office:value-type="float" office:value="0.733">
                <text:p>0.733</text:p>
              </table:table-cell>
              <table:table-cell office:value-type="float" office:value="0.886084">
                <text:p>0.886084</text:p>
              </table:table-cell>
              <table:table-cell office:value-type="float" office:value="0.712">
                <text:p>0.712</text:p>
              </table:table-cell>
              <table:table-cell office:value-type="float" office:value="0.916414">
                <text:p>0.916414</text:p>
              </table:table-cell>
              <table:table-cell office:value-type="float" office:value="0.7505">
                <text:p>0.7505</text:p>
              </table:table-cell>
              <table:table-cell office:value-type="float" office:value="0.7225">
                <text:p>0.7225</text:p>
              </table:table-cell>
              <table:table-cell office:value-type="float" office:value="0.852275">
                <text:p>0.852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4611">
                <text:p>0.884611</text:p>
              </table:table-cell>
              <table:table-cell office:value-type="float" office:value="0.837316">
                <text:p>0.837316</text:p>
              </table:table-cell>
              <table:table-cell office:value-type="float" office:value="0.739">
                <text:p>0.739</text:p>
              </table:table-cell>
              <table:table-cell office:value-type="float" office:value="0.850151">
                <text:p>0.850151</text:p>
              </table:table-cell>
              <table:table-cell office:value-type="float" office:value="0.7095">
                <text:p>0.7095</text:p>
              </table:table-cell>
              <table:table-cell office:value-type="float" office:value="0.915398">
                <text:p>0.915398</text:p>
              </table:table-cell>
              <table:table-cell office:value-type="float" office:value="0.745">
                <text:p>0.745</text:p>
              </table:table-cell>
              <table:table-cell office:value-type="float" office:value="0.7315">
                <text:p>0.7315</text:p>
              </table:table-cell>
              <table:table-cell office:value-type="float" office:value="0.801186">
                <text:p>0.801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6643">
                <text:p>0.896643</text:p>
              </table:table-cell>
              <table:table-cell office:value-type="float" office:value="0.893339">
                <text:p>0.893339</text:p>
              </table:table-cell>
              <table:table-cell office:value-type="float" office:value="0.7205">
                <text:p>0.7205</text:p>
              </table:table-cell>
              <table:table-cell office:value-type="float" office:value="0.844909">
                <text:p>0.844909</text:p>
              </table:table-cell>
              <table:table-cell office:value-type="float" office:value="0.712">
                <text:p>0.712</text:p>
              </table:table-cell>
              <table:table-cell office:value-type="float" office:value="0.930544">
                <text:p>0.930544</text:p>
              </table:table-cell>
              <table:table-cell office:value-type="float" office:value="0.7485">
                <text:p>0.7485</text:p>
              </table:table-cell>
              <table:table-cell office:value-type="float" office:value="0.734">
                <text:p>0.734</text:p>
              </table:table-cell>
              <table:table-cell office:value-type="float" office:value="0.818198">
                <text:p>0.818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9453">
                <text:p>0.879453</text:p>
              </table:table-cell>
              <table:table-cell office:value-type="float" office:value="0.838679">
                <text:p>0.838679</text:p>
              </table:table-cell>
              <table:table-cell office:value-type="float" office:value="0.729">
                <text:p>0.729</text:p>
              </table:table-cell>
              <table:table-cell office:value-type="float" office:value="0.839573">
                <text:p>0.839573</text:p>
              </table:table-cell>
              <table:table-cell office:value-type="float" office:value="0.6915">
                <text:p>0.6915</text:p>
              </table:table-cell>
              <table:table-cell office:value-type="float" office:value="0.94727">
                <text:p>0.94727</text:p>
              </table:table-cell>
              <table:table-cell office:value-type="float" office:value="0.746">
                <text:p>0.746</text:p>
              </table:table-cell>
              <table:table-cell office:value-type="float" office:value="0.748">
                <text:p>0.748</text:p>
              </table:table-cell>
              <table:table-cell office:value-type="float" office:value="0.825085">
                <text:p>0.825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1081">
                <text:p>0.891081</text:p>
              </table:table-cell>
              <table:table-cell office:value-type="float" office:value="0.82726">
                <text:p>0.82726</text:p>
              </table:table-cell>
              <table:table-cell office:value-type="float" office:value="0.75">
                <text:p>0.75</text:p>
              </table:table-cell>
              <table:table-cell office:value-type="float" office:value="0.871988">
                <text:p>0.871988</text:p>
              </table:table-cell>
              <table:table-cell office:value-type="float" office:value="0.712">
                <text:p>0.712</text:p>
              </table:table-cell>
              <table:table-cell office:value-type="float" office:value="0.928922">
                <text:p>0.928922</text:p>
              </table:table-cell>
              <table:table-cell office:value-type="float" office:value="0.77">
                <text:p>0.77</text:p>
              </table:table-cell>
              <table:table-cell office:value-type="float" office:value="0.733">
                <text:p>0.733</text:p>
              </table:table-cell>
              <table:table-cell office:value-type="float" office:value="0.781818">
                <text:p>0.7818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3356">
                <text:p>0.873356</text:p>
              </table:table-cell>
              <table:table-cell office:value-type="float" office:value="0.84525">
                <text:p>0.84525</text:p>
              </table:table-cell>
              <table:table-cell office:value-type="float" office:value="0.7295">
                <text:p>0.7295</text:p>
              </table:table-cell>
              <table:table-cell office:value-type="float" office:value="0.867018">
                <text:p>0.867018</text:p>
              </table:table-cell>
              <table:table-cell office:value-type="float" office:value="0.708">
                <text:p>0.708</text:p>
              </table:table-cell>
              <table:table-cell office:value-type="float" office:value="0.923212">
                <text:p>0.923212</text:p>
              </table:table-cell>
              <table:table-cell office:value-type="float" office:value="0.753">
                <text:p>0.753</text:p>
              </table:table-cell>
              <table:table-cell office:value-type="float" office:value="0.749">
                <text:p>0.749</text:p>
              </table:table-cell>
              <table:table-cell office:value-type="float" office:value="0.802301">
                <text:p>0.802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5074">
                <text:p>0.95074</text:p>
              </table:table-cell>
              <table:table-cell office:value-type="float" office:value="0.832168">
                <text:p>0.832168</text:p>
              </table:table-cell>
              <table:table-cell office:value-type="float" office:value="0.745">
                <text:p>0.745</text:p>
              </table:table-cell>
              <table:table-cell office:value-type="float" office:value="0.860301">
                <text:p>0.860301</text:p>
              </table:table-cell>
              <table:table-cell office:value-type="float" office:value="0.673">
                <text:p>0.673</text:p>
              </table:table-cell>
              <table:table-cell office:value-type="float" office:value="1.025434">
                <text:p>1.025434</text:p>
              </table:table-cell>
              <table:table-cell office:value-type="float" office:value="0.747">
                <text:p>0.747</text:p>
              </table:table-cell>
              <table:table-cell office:value-type="float" office:value="0.706">
                <text:p>0.706</text:p>
              </table:table-cell>
              <table:table-cell office:value-type="float" office:value="0.790544">
                <text:p>0.790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9408">
                <text:p>0.869408</text:p>
              </table:table-cell>
              <table:table-cell office:value-type="float" office:value="0.868403">
                <text:p>0.868403</text:p>
              </table:table-cell>
              <table:table-cell office:value-type="float" office:value="0.7305">
                <text:p>0.7305</text:p>
              </table:table-cell>
              <table:table-cell office:value-type="float" office:value="0.91559">
                <text:p>0.91559</text:p>
              </table:table-cell>
              <table:table-cell office:value-type="float" office:value="0.713">
                <text:p>0.713</text:p>
              </table:table-cell>
              <table:table-cell office:value-type="float" office:value="0.910362">
                <text:p>0.910362</text:p>
              </table:table-cell>
              <table:table-cell office:value-type="float" office:value="0.7555">
                <text:p>0.7555</text:p>
              </table:table-cell>
              <table:table-cell office:value-type="float" office:value="0.738">
                <text:p>0.738</text:p>
              </table:table-cell>
              <table:table-cell office:value-type="float" office:value="0.772704">
                <text:p>0.772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3727">
                <text:p>0.873727</text:p>
              </table:table-cell>
              <table:table-cell office:value-type="float" office:value="0.843645">
                <text:p>0.843645</text:p>
              </table:table-cell>
              <table:table-cell office:value-type="float" office:value="0.729">
                <text:p>0.729</text:p>
              </table:table-cell>
              <table:table-cell office:value-type="float" office:value="0.822436">
                <text:p>0.822436</text:p>
              </table:table-cell>
              <table:table-cell office:value-type="float" office:value="0.7435">
                <text:p>0.7435</text:p>
              </table:table-cell>
              <table:table-cell office:value-type="float" office:value="0.869735">
                <text:p>0.869735</text:p>
              </table:table-cell>
              <table:table-cell office:value-type="float" office:value="0.7725">
                <text:p>0.7725</text:p>
              </table:table-cell>
              <table:table-cell office:value-type="float" office:value="0.733">
                <text:p>0.733</text:p>
              </table:table-cell>
              <table:table-cell office:value-type="float" office:value="0.784553">
                <text:p>0.7845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768">
                <text:p>0.94768</text:p>
              </table:table-cell>
              <table:table-cell office:value-type="float" office:value="0.849486">
                <text:p>0.849486</text:p>
              </table:table-cell>
              <table:table-cell office:value-type="float" office:value="0.728">
                <text:p>0.728</text:p>
              </table:table-cell>
              <table:table-cell office:value-type="float" office:value="0.869839">
                <text:p>0.869839</text:p>
              </table:table-cell>
              <table:table-cell office:value-type="float" office:value="0.708">
                <text:p>0.708</text:p>
              </table:table-cell>
              <table:table-cell office:value-type="float" office:value="0.933693">
                <text:p>0.933693</text:p>
              </table:table-cell>
              <table:table-cell office:value-type="float" office:value="0.7595">
                <text:p>0.7595</text:p>
              </table:table-cell>
              <table:table-cell office:value-type="float" office:value="0.7125">
                <text:p>0.7125</text:p>
              </table:table-cell>
              <table:table-cell office:value-type="float" office:value="0.807441">
                <text:p>0.807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93757">
                <text:p>0.893757</text:p>
              </table:table-cell>
              <table:table-cell office:value-type="float" office:value="0.800886">
                <text:p>0.800886</text:p>
              </table:table-cell>
              <table:table-cell office:value-type="float" office:value="0.7465">
                <text:p>0.7465</text:p>
              </table:table-cell>
              <table:table-cell office:value-type="float" office:value="0.859262">
                <text:p>0.859262</text:p>
              </table:table-cell>
              <table:table-cell office:value-type="float" office:value="0.7175">
                <text:p>0.7175</text:p>
              </table:table-cell>
              <table:table-cell office:value-type="float" office:value="0.903711">
                <text:p>0.903711</text:p>
              </table:table-cell>
              <table:table-cell office:value-type="float" office:value="0.76">
                <text:p>0.76</text:p>
              </table:table-cell>
              <table:table-cell office:value-type="float" office:value="0.7295">
                <text:p>0.7295</text:p>
              </table:table-cell>
              <table:table-cell office:value-type="float" office:value="0.791113">
                <text:p>0.79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06162">
                <text:p>1.006162</text:p>
              </table:table-cell>
              <table:table-cell office:value-type="float" office:value="0.871949">
                <text:p>0.871949</text:p>
              </table:table-cell>
              <table:table-cell office:value-type="float" office:value="0.714">
                <text:p>0.714</text:p>
              </table:table-cell>
              <table:table-cell office:value-type="float" office:value="0.8357">
                <text:p>0.8357</text:p>
              </table:table-cell>
              <table:table-cell office:value-type="float" office:value="0.728">
                <text:p>0.728</text:p>
              </table:table-cell>
              <table:table-cell office:value-type="float" office:value="0.87349">
                <text:p>0.87349</text:p>
              </table:table-cell>
              <table:table-cell office:value-type="float" office:value="0.7635">
                <text:p>0.7635</text:p>
              </table:table-cell>
              <table:table-cell office:value-type="float" office:value="0.6875">
                <text:p>0.6875</text:p>
              </table:table-cell>
              <table:table-cell office:value-type="float" office:value="0.789397">
                <text:p>0.789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6323">
                <text:p>0.866323</text:p>
              </table:table-cell>
              <table:table-cell office:value-type="float" office:value="0.861778">
                <text:p>0.861778</text:p>
              </table:table-cell>
              <table:table-cell office:value-type="float" office:value="0.727">
                <text:p>0.727</text:p>
              </table:table-cell>
              <table:table-cell office:value-type="float" office:value="0.826289">
                <text:p>0.826289</text:p>
              </table:table-cell>
              <table:table-cell office:value-type="float" office:value="0.6955">
                <text:p>0.6955</text:p>
              </table:table-cell>
              <table:table-cell office:value-type="float" office:value="0.964806">
                <text:p>0.964806</text:p>
              </table:table-cell>
              <table:table-cell office:value-type="float" office:value="0.762">
                <text:p>0.762</text:p>
              </table:table-cell>
              <table:table-cell office:value-type="float" office:value="0.744">
                <text:p>0.744</text:p>
              </table:table-cell>
              <table:table-cell office:value-type="float" office:value="0.801181">
                <text:p>0.8011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8448">
                <text:p>0.948448</text:p>
              </table:table-cell>
              <table:table-cell office:value-type="float" office:value="0.844555">
                <text:p>0.844555</text:p>
              </table:table-cell>
              <table:table-cell office:value-type="float" office:value="0.73">
                <text:p>0.73</text:p>
              </table:table-cell>
              <table:table-cell office:value-type="float" office:value="0.853055">
                <text:p>0.853055</text:p>
              </table:table-cell>
              <table:table-cell office:value-type="float" office:value="0.7325">
                <text:p>0.7325</text:p>
              </table:table-cell>
              <table:table-cell office:value-type="float" office:value="0.882037">
                <text:p>0.882037</text:p>
              </table:table-cell>
              <table:table-cell office:value-type="float" office:value="0.757">
                <text:p>0.757</text:p>
              </table:table-cell>
              <table:table-cell office:value-type="float" office:value="0.701">
                <text:p>0.701</text:p>
              </table:table-cell>
              <table:table-cell office:value-type="float" office:value="0.790697">
                <text:p>0.7906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65786">
                <text:p>0.865786</text:p>
              </table:table-cell>
              <table:table-cell office:value-type="float" office:value="0.833031">
                <text:p>0.833031</text:p>
              </table:table-cell>
              <table:table-cell office:value-type="float" office:value="0.7305">
                <text:p>0.7305</text:p>
              </table:table-cell>
              <table:table-cell office:value-type="float" office:value="0.827456">
                <text:p>0.827456</text:p>
              </table:table-cell>
              <table:table-cell office:value-type="float" office:value="0.716">
                <text:p>0.716</text:p>
              </table:table-cell>
              <table:table-cell office:value-type="float" office:value="0.90757">
                <text:p>0.90757</text:p>
              </table:table-cell>
              <table:table-cell office:value-type="float" office:value="0.7655">
                <text:p>0.7655</text:p>
              </table:table-cell>
              <table:table-cell office:value-type="float" office:value="0.728">
                <text:p>0.728</text:p>
              </table:table-cell>
              <table:table-cell office:value-type="float" office:value="0.792104">
                <text:p>0.792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50894">
                <text:p>0.850894</text:p>
              </table:table-cell>
              <table:table-cell office:value-type="float" office:value="0.856397">
                <text:p>0.856397</text:p>
              </table:table-cell>
              <table:table-cell office:value-type="float" office:value="0.7365">
                <text:p>0.7365</text:p>
              </table:table-cell>
              <table:table-cell office:value-type="float" office:value="0.862681">
                <text:p>0.862681</text:p>
              </table:table-cell>
              <table:table-cell office:value-type="float" office:value="0.742">
                <text:p>0.742</text:p>
              </table:table-cell>
              <table:table-cell office:value-type="float" office:value="0.850377">
                <text:p>0.850377</text:p>
              </table:table-cell>
              <table:table-cell office:value-type="float" office:value="0.762">
                <text:p>0.762</text:p>
              </table:table-cell>
              <table:table-cell office:value-type="float" office:value="0.75">
                <text:p>0.75</text:p>
              </table:table-cell>
              <table:table-cell office:value-type="float" office:value="0.803739">
                <text:p>0.803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88922">
                <text:p>0.888922</text:p>
              </table:table-cell>
              <table:table-cell office:value-type="float" office:value="0.825358">
                <text:p>0.825358</text:p>
              </table:table-cell>
              <table:table-cell office:value-type="float" office:value="0.74">
                <text:p>0.74</text:p>
              </table:table-cell>
              <table:table-cell office:value-type="float" office:value="0.839189">
                <text:p>0.839189</text:p>
              </table:table-cell>
              <table:table-cell office:value-type="float" office:value="0.7375">
                <text:p>0.7375</text:p>
              </table:table-cell>
              <table:table-cell office:value-type="float" office:value="0.866471">
                <text:p>0.866471</text:p>
              </table:table-cell>
              <table:table-cell office:value-type="float" office:value="0.767">
                <text:p>0.767</text:p>
              </table:table-cell>
              <table:table-cell office:value-type="float" office:value="0.7325">
                <text:p>0.7325</text:p>
              </table:table-cell>
              <table:table-cell office:value-type="float" office:value="0.78168">
                <text:p>0.78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57026">
                <text:p>0.857026</text:p>
              </table:table-cell>
              <table:table-cell office:value-type="float" office:value="0.81257">
                <text:p>0.81257</text:p>
              </table:table-cell>
              <table:table-cell office:value-type="float" office:value="0.754">
                <text:p>0.754</text:p>
              </table:table-cell>
              <table:table-cell office:value-type="float" office:value="0.867722">
                <text:p>0.867722</text:p>
              </table:table-cell>
              <table:table-cell office:value-type="float" office:value="0.717">
                <text:p>0.717</text:p>
              </table:table-cell>
              <table:table-cell office:value-type="float" office:value="0.891064">
                <text:p>0.891064</text:p>
              </table:table-cell>
              <table:table-cell office:value-type="float" office:value="0.7555">
                <text:p>0.7555</text:p>
              </table:table-cell>
              <table:table-cell office:value-type="float" office:value="0.75">
                <text:p>0.75</text:p>
              </table:table-cell>
              <table:table-cell office:value-type="float" office:value="0.800232">
                <text:p>0.8002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58605">
                <text:p>0.858605</text:p>
              </table:table-cell>
              <table:table-cell office:value-type="float" office:value="0.828254">
                <text:p>0.828254</text:p>
              </table:table-cell>
              <table:table-cell office:value-type="float" office:value="0.7425">
                <text:p>0.7425</text:p>
              </table:table-cell>
              <table:table-cell office:value-type="float" office:value="0.803261">
                <text:p>0.803261</text:p>
              </table:table-cell>
              <table:table-cell office:value-type="float" office:value="0.7165">
                <text:p>0.7165</text:p>
              </table:table-cell>
              <table:table-cell office:value-type="float" office:value="0.902397">
                <text:p>0.902397</text:p>
              </table:table-cell>
              <table:table-cell office:value-type="float" office:value="0.7505">
                <text:p>0.7505</text:p>
              </table:table-cell>
              <table:table-cell office:value-type="float" office:value="0.738">
                <text:p>0.738</text:p>
              </table:table-cell>
              <table:table-cell office:value-type="float" office:value="0.80684">
                <text:p>0.80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0771">
                <text:p>0.860771</text:p>
              </table:table-cell>
              <table:table-cell office:value-type="float" office:value="0.80803">
                <text:p>0.80803</text:p>
              </table:table-cell>
              <table:table-cell office:value-type="float" office:value="0.7425">
                <text:p>0.7425</text:p>
              </table:table-cell>
              <table:table-cell office:value-type="float" office:value="0.829047">
                <text:p>0.829047</text:p>
              </table:table-cell>
              <table:table-cell office:value-type="float" office:value="0.7095">
                <text:p>0.7095</text:p>
              </table:table-cell>
              <table:table-cell office:value-type="float" office:value="0.907811">
                <text:p>0.907811</text:p>
              </table:table-cell>
              <table:table-cell office:value-type="float" office:value="0.7775">
                <text:p>0.7775</text:p>
              </table:table-cell>
              <table:table-cell office:value-type="float" office:value="0.7495">
                <text:p>0.7495</text:p>
              </table:table-cell>
              <table:table-cell office:value-type="float" office:value="0.759229">
                <text:p>0.7592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77689">
                <text:p>0.877689</text:p>
              </table:table-cell>
              <table:table-cell office:value-type="float" office:value="0.805703">
                <text:p>0.805703</text:p>
              </table:table-cell>
              <table:table-cell office:value-type="float" office:value="0.7445">
                <text:p>0.7445</text:p>
              </table:table-cell>
              <table:table-cell office:value-type="float" office:value="0.836991">
                <text:p>0.836991</text:p>
              </table:table-cell>
              <table:table-cell office:value-type="float" office:value="0.714">
                <text:p>0.714</text:p>
              </table:table-cell>
              <table:table-cell office:value-type="float" office:value="0.934641">
                <text:p>0.934641</text:p>
              </table:table-cell>
              <table:table-cell office:value-type="float" office:value="0.7505">
                <text:p>0.7505</text:p>
              </table:table-cell>
              <table:table-cell office:value-type="float" office:value="0.745">
                <text:p>0.745</text:p>
              </table:table-cell>
              <table:table-cell office:value-type="float" office:value="0.844134">
                <text:p>0.844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7156">
                <text:p>0.867156</text:p>
              </table:table-cell>
              <table:table-cell office:value-type="float" office:value="0.863857">
                <text:p>0.863857</text:p>
              </table:table-cell>
              <table:table-cell office:value-type="float" office:value="0.725">
                <text:p>0.725</text:p>
              </table:table-cell>
              <table:table-cell office:value-type="float" office:value="0.835111">
                <text:p>0.835111</text:p>
              </table:table-cell>
              <table:table-cell office:value-type="float" office:value="0.713">
                <text:p>0.713</text:p>
              </table:table-cell>
              <table:table-cell office:value-type="float" office:value="0.921151">
                <text:p>0.921151</text:p>
              </table:table-cell>
              <table:table-cell office:value-type="float" office:value="0.742">
                <text:p>0.742</text:p>
              </table:table-cell>
              <table:table-cell office:value-type="float" office:value="0.7455">
                <text:p>0.7455</text:p>
              </table:table-cell>
              <table:table-cell office:value-type="float" office:value="0.830317">
                <text:p>0.830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9683">
                <text:p>0.829683</text:p>
              </table:table-cell>
              <table:table-cell office:value-type="float" office:value="0.801304">
                <text:p>0.801304</text:p>
              </table:table-cell>
              <table:table-cell office:value-type="float" office:value="0.7495">
                <text:p>0.7495</text:p>
              </table:table-cell>
              <table:table-cell office:value-type="float" office:value="0.845567">
                <text:p>0.845567</text:p>
              </table:table-cell>
              <table:table-cell office:value-type="float" office:value="0.7285">
                <text:p>0.7285</text:p>
              </table:table-cell>
              <table:table-cell office:value-type="float" office:value="0.873972">
                <text:p>0.873972</text:p>
              </table:table-cell>
              <table:table-cell office:value-type="float" office:value="0.772">
                <text:p>0.772</text:p>
              </table:table-cell>
              <table:table-cell office:value-type="float" office:value="0.763">
                <text:p>0.763</text:p>
              </table:table-cell>
              <table:table-cell office:value-type="float" office:value="0.747394">
                <text:p>0.747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25727">
                <text:p>0.825727</text:p>
              </table:table-cell>
              <table:table-cell office:value-type="float" office:value="0.842543">
                <text:p>0.842543</text:p>
              </table:table-cell>
              <table:table-cell office:value-type="float" office:value="0.738">
                <text:p>0.738</text:p>
              </table:table-cell>
              <table:table-cell office:value-type="float" office:value="0.840634">
                <text:p>0.840634</text:p>
              </table:table-cell>
              <table:table-cell office:value-type="float" office:value="0.734">
                <text:p>0.734</text:p>
              </table:table-cell>
              <table:table-cell office:value-type="float" office:value="0.860537">
                <text:p>0.860537</text:p>
              </table:table-cell>
              <table:table-cell office:value-type="float" office:value="0.7585">
                <text:p>0.7585</text:p>
              </table:table-cell>
              <table:table-cell office:value-type="float" office:value="0.753">
                <text:p>0.753</text:p>
              </table:table-cell>
              <table:table-cell office:value-type="float" office:value="0.810082">
                <text:p>0.810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29874">
                <text:p>0.829874</text:p>
              </table:table-cell>
              <table:table-cell office:value-type="float" office:value="0.792787">
                <text:p>0.792787</text:p>
              </table:table-cell>
              <table:table-cell office:value-type="float" office:value="0.76">
                <text:p>0.76</text:p>
              </table:table-cell>
              <table:table-cell office:value-type="float" office:value="0.843042">
                <text:p>0.843042</text:p>
              </table:table-cell>
              <table:table-cell office:value-type="float" office:value="0.7415">
                <text:p>0.7415</text:p>
              </table:table-cell>
              <table:table-cell office:value-type="float" office:value="0.86875">
                <text:p>0.86875</text:p>
              </table:table-cell>
              <table:table-cell office:value-type="float" office:value="0.7695">
                <text:p>0.7695</text:p>
              </table:table-cell>
              <table:table-cell office:value-type="float" office:value="0.7585">
                <text:p>0.7585</text:p>
              </table:table-cell>
              <table:table-cell office:value-type="float" office:value="0.766216">
                <text:p>0.766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0465">
                <text:p>0.900465</text:p>
              </table:table-cell>
              <table:table-cell office:value-type="float" office:value="0.794254">
                <text:p>0.794254</text:p>
              </table:table-cell>
              <table:table-cell office:value-type="float" office:value="0.753">
                <text:p>0.753</text:p>
              </table:table-cell>
              <table:table-cell office:value-type="float" office:value="0.847769">
                <text:p>0.847769</text:p>
              </table:table-cell>
              <table:table-cell office:value-type="float" office:value="0.7355">
                <text:p>0.7355</text:p>
              </table:table-cell>
              <table:table-cell office:value-type="float" office:value="0.858786">
                <text:p>0.858786</text:p>
              </table:table-cell>
              <table:table-cell office:value-type="float" office:value="0.7505">
                <text:p>0.7505</text:p>
              </table:table-cell>
              <table:table-cell office:value-type="float" office:value="0.7265">
                <text:p>0.7265</text:p>
              </table:table-cell>
              <table:table-cell office:value-type="float" office:value="0.846236">
                <text:p>0.846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3869">
                <text:p>0.893869</text:p>
              </table:table-cell>
              <table:table-cell office:value-type="float" office:value="0.806322">
                <text:p>0.806322</text:p>
              </table:table-cell>
              <table:table-cell office:value-type="float" office:value="0.7605">
                <text:p>0.7605</text:p>
              </table:table-cell>
              <table:table-cell office:value-type="float" office:value="0.835746">
                <text:p>0.835746</text:p>
              </table:table-cell>
              <table:table-cell office:value-type="float" office:value="0.742">
                <text:p>0.742</text:p>
              </table:table-cell>
              <table:table-cell office:value-type="float" office:value="0.840992">
                <text:p>0.840992</text:p>
              </table:table-cell>
              <table:table-cell office:value-type="float" office:value="0.7535">
                <text:p>0.7535</text:p>
              </table:table-cell>
              <table:table-cell office:value-type="float" office:value="0.733">
                <text:p>0.733</text:p>
              </table:table-cell>
              <table:table-cell office:value-type="float" office:value="0.792071">
                <text:p>0.7920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7266">
                <text:p>0.847266</text:p>
              </table:table-cell>
              <table:table-cell office:value-type="float" office:value="0.832666">
                <text:p>0.832666</text:p>
              </table:table-cell>
              <table:table-cell office:value-type="float" office:value="0.741">
                <text:p>0.741</text:p>
              </table:table-cell>
              <table:table-cell office:value-type="float" office:value="0.833652">
                <text:p>0.833652</text:p>
              </table:table-cell>
              <table:table-cell office:value-type="float" office:value="0.7375">
                <text:p>0.7375</text:p>
              </table:table-cell>
              <table:table-cell office:value-type="float" office:value="0.84915">
                <text:p>0.84915</text:p>
              </table:table-cell>
              <table:table-cell office:value-type="float" office:value="0.7695">
                <text:p>0.7695</text:p>
              </table:table-cell>
              <table:table-cell office:value-type="float" office:value="0.752">
                <text:p>0.752</text:p>
              </table:table-cell>
              <table:table-cell office:value-type="float" office:value="0.75956">
                <text:p>0.759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2416">
                <text:p>0.812416</text:p>
              </table:table-cell>
              <table:table-cell office:value-type="float" office:value="0.794993">
                <text:p>0.794993</text:p>
              </table:table-cell>
              <table:table-cell office:value-type="float" office:value="0.755">
                <text:p>0.755</text:p>
              </table:table-cell>
              <table:table-cell office:value-type="float" office:value="0.812224">
                <text:p>0.812224</text:p>
              </table:table-cell>
              <table:table-cell office:value-type="float" office:value="0.7385">
                <text:p>0.7385</text:p>
              </table:table-cell>
              <table:table-cell office:value-type="float" office:value="0.856133">
                <text:p>0.856133</text:p>
              </table:table-cell>
              <table:table-cell office:value-type="float" office:value="0.769">
                <text:p>0.769</text:p>
              </table:table-cell>
              <table:table-cell office:value-type="float" office:value="0.7625">
                <text:p>0.7625</text:p>
              </table:table-cell>
              <table:table-cell office:value-type="float" office:value="0.748392">
                <text:p>0.748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0443">
                <text:p>0.820443</text:p>
              </table:table-cell>
              <table:table-cell office:value-type="float" office:value="0.87545">
                <text:p>0.87545</text:p>
              </table:table-cell>
              <table:table-cell office:value-type="float" office:value="0.728">
                <text:p>0.728</text:p>
              </table:table-cell>
              <table:table-cell office:value-type="float" office:value="0.795993">
                <text:p>0.795993</text:p>
              </table:table-cell>
              <table:table-cell office:value-type="float" office:value="0.736">
                <text:p>0.736</text:p>
              </table:table-cell>
              <table:table-cell office:value-type="float" office:value="0.860145">
                <text:p>0.860145</text:p>
              </table:table-cell>
              <table:table-cell office:value-type="float" office:value="0.7665">
                <text:p>0.7665</text:p>
              </table:table-cell>
              <table:table-cell office:value-type="float" office:value="0.7615">
                <text:p>0.7615</text:p>
              </table:table-cell>
              <table:table-cell office:value-type="float" office:value="0.78008">
                <text:p>0.78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0882">
                <text:p>0.840882</text:p>
              </table:table-cell>
              <table:table-cell office:value-type="float" office:value="0.842605">
                <text:p>0.842605</text:p>
              </table:table-cell>
              <table:table-cell office:value-type="float" office:value="0.733">
                <text:p>0.733</text:p>
              </table:table-cell>
              <table:table-cell office:value-type="float" office:value="0.788465">
                <text:p>0.788465</text:p>
              </table:table-cell>
              <table:table-cell office:value-type="float" office:value="0.7305">
                <text:p>0.7305</text:p>
              </table:table-cell>
              <table:table-cell office:value-type="float" office:value="0.892164">
                <text:p>0.892164</text:p>
              </table:table-cell>
              <table:table-cell office:value-type="float" office:value="0.764">
                <text:p>0.764</text:p>
              </table:table-cell>
              <table:table-cell office:value-type="float" office:value="0.751">
                <text:p>0.751</text:p>
              </table:table-cell>
              <table:table-cell office:value-type="float" office:value="0.752758">
                <text:p>0.7527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16502">
                <text:p>0.816502</text:p>
              </table:table-cell>
              <table:table-cell office:value-type="float" office:value="0.806575">
                <text:p>0.806575</text:p>
              </table:table-cell>
              <table:table-cell office:value-type="float" office:value="0.758">
                <text:p>0.758</text:p>
              </table:table-cell>
              <table:table-cell office:value-type="float" office:value="0.806726">
                <text:p>0.806726</text:p>
              </table:table-cell>
              <table:table-cell office:value-type="float" office:value="0.7275">
                <text:p>0.7275</text:p>
              </table:table-cell>
              <table:table-cell office:value-type="float" office:value="0.872444">
                <text:p>0.872444</text:p>
              </table:table-cell>
              <table:table-cell office:value-type="float" office:value="0.762">
                <text:p>0.762</text:p>
              </table:table-cell>
              <table:table-cell office:value-type="float" office:value="0.752">
                <text:p>0.752</text:p>
              </table:table-cell>
              <table:table-cell office:value-type="float" office:value="0.807081">
                <text:p>0.8070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342">
                <text:p>0.81342</text:p>
              </table:table-cell>
              <table:table-cell office:value-type="float" office:value="0.789423">
                <text:p>0.789423</text:p>
              </table:table-cell>
              <table:table-cell office:value-type="float" office:value="0.7515">
                <text:p>0.7515</text:p>
              </table:table-cell>
              <table:table-cell office:value-type="float" office:value="0.818698">
                <text:p>0.818698</text:p>
              </table:table-cell>
              <table:table-cell office:value-type="float" office:value="0.73">
                <text:p>0.73</text:p>
              </table:table-cell>
              <table:table-cell office:value-type="float" office:value="0.878086">
                <text:p>0.878086</text:p>
              </table:table-cell>
              <table:table-cell office:value-type="float" office:value="0.77">
                <text:p>0.77</text:p>
              </table:table-cell>
              <table:table-cell office:value-type="float" office:value="0.761">
                <text:p>0.761</text:p>
              </table:table-cell>
              <table:table-cell office:value-type="float" office:value="0.780605">
                <text:p>0.78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34032">
                <text:p>0.834032</text:p>
              </table:table-cell>
              <table:table-cell office:value-type="float" office:value="0.845648">
                <text:p>0.845648</text:p>
              </table:table-cell>
              <table:table-cell office:value-type="float" office:value="0.7355">
                <text:p>0.7355</text:p>
              </table:table-cell>
              <table:table-cell office:value-type="float" office:value="0.827118">
                <text:p>0.827118</text:p>
              </table:table-cell>
              <table:table-cell office:value-type="float" office:value="0.7455">
                <text:p>0.7455</text:p>
              </table:table-cell>
              <table:table-cell office:value-type="float" office:value="0.837598">
                <text:p>0.837598</text:p>
              </table:table-cell>
              <table:table-cell office:value-type="float" office:value="0.7775">
                <text:p>0.7775</text:p>
              </table:table-cell>
              <table:table-cell office:value-type="float" office:value="0.752">
                <text:p>0.752</text:p>
              </table:table-cell>
              <table:table-cell office:value-type="float" office:value="0.756018">
                <text:p>0.756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9702">
                <text:p>0.829702</text:p>
              </table:table-cell>
              <table:table-cell office:value-type="float" office:value="0.790595">
                <text:p>0.790595</text:p>
              </table:table-cell>
              <table:table-cell office:value-type="float" office:value="0.7615">
                <text:p>0.7615</text:p>
              </table:table-cell>
              <table:table-cell office:value-type="float" office:value="0.820598">
                <text:p>0.820598</text:p>
              </table:table-cell>
              <table:table-cell office:value-type="float" office:value="0.7385">
                <text:p>0.7385</text:p>
              </table:table-cell>
              <table:table-cell office:value-type="float" office:value="0.847979">
                <text:p>0.847979</text:p>
              </table:table-cell>
              <table:table-cell office:value-type="float" office:value="0.7745">
                <text:p>0.7745</text:p>
              </table:table-cell>
              <table:table-cell office:value-type="float" office:value="0.751">
                <text:p>0.751</text:p>
              </table:table-cell>
              <table:table-cell office:value-type="float" office:value="0.745011">
                <text:p>0.7450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4618">
                <text:p>0.844618</text:p>
              </table:table-cell>
              <table:table-cell office:value-type="float" office:value="0.784194">
                <text:p>0.784194</text:p>
              </table:table-cell>
              <table:table-cell office:value-type="float" office:value="0.7635">
                <text:p>0.7635</text:p>
              </table:table-cell>
              <table:table-cell office:value-type="float" office:value="0.825583">
                <text:p>0.825583</text:p>
              </table:table-cell>
              <table:table-cell office:value-type="float" office:value="0.7365">
                <text:p>0.7365</text:p>
              </table:table-cell>
              <table:table-cell office:value-type="float" office:value="0.84638">
                <text:p>0.84638</text:p>
              </table:table-cell>
              <table:table-cell office:value-type="float" office:value="0.7695">
                <text:p>0.7695</text:p>
              </table:table-cell>
              <table:table-cell office:value-type="float" office:value="0.7505">
                <text:p>0.7505</text:p>
              </table:table-cell>
              <table:table-cell office:value-type="float" office:value="0.75991">
                <text:p>0.75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18898">
                <text:p>0.818898</text:p>
              </table:table-cell>
              <table:table-cell office:value-type="float" office:value="0.760089">
                <text:p>0.760089</text:p>
              </table:table-cell>
              <table:table-cell office:value-type="float" office:value="0.77">
                <text:p>0.77</text:p>
              </table:table-cell>
              <table:table-cell office:value-type="float" office:value="0.802263">
                <text:p>0.802263</text:p>
              </table:table-cell>
              <table:table-cell office:value-type="float" office:value="0.713">
                <text:p>0.713</text:p>
              </table:table-cell>
              <table:table-cell office:value-type="float" office:value="0.876202">
                <text:p>0.876202</text:p>
              </table:table-cell>
              <table:table-cell office:value-type="float" office:value="0.7705">
                <text:p>0.7705</text:p>
              </table:table-cell>
              <table:table-cell office:value-type="float" office:value="0.756">
                <text:p>0.756</text:p>
              </table:table-cell>
              <table:table-cell office:value-type="float" office:value="0.767914">
                <text:p>0.767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1498">
                <text:p>0.821498</text:p>
              </table:table-cell>
              <table:table-cell office:value-type="float" office:value="0.792989">
                <text:p>0.792989</text:p>
              </table:table-cell>
              <table:table-cell office:value-type="float" office:value="0.76">
                <text:p>0.76</text:p>
              </table:table-cell>
              <table:table-cell office:value-type="float" office:value="0.782539">
                <text:p>0.782539</text:p>
              </table:table-cell>
              <table:table-cell office:value-type="float" office:value="0.7375">
                <text:p>0.7375</text:p>
              </table:table-cell>
              <table:table-cell office:value-type="float" office:value="0.83788">
                <text:p>0.83788</text:p>
              </table:table-cell>
              <table:table-cell office:value-type="float" office:value="0.7575">
                <text:p>0.7575</text:p>
              </table:table-cell>
              <table:table-cell office:value-type="float" office:value="0.7565">
                <text:p>0.7565</text:p>
              </table:table-cell>
              <table:table-cell office:value-type="float" office:value="0.820886">
                <text:p>0.820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53442">
                <text:p>0.853442</text:p>
              </table:table-cell>
              <table:table-cell office:value-type="float" office:value="0.81452">
                <text:p>0.81452</text:p>
              </table:table-cell>
              <table:table-cell office:value-type="float" office:value="0.7495">
                <text:p>0.7495</text:p>
              </table:table-cell>
              <table:table-cell office:value-type="float" office:value="0.798103">
                <text:p>0.798103</text:p>
              </table:table-cell>
              <table:table-cell office:value-type="float" office:value="0.736">
                <text:p>0.736</text:p>
              </table:table-cell>
              <table:table-cell office:value-type="float" office:value="0.837173">
                <text:p>0.837173</text:p>
              </table:table-cell>
              <table:table-cell office:value-type="float" office:value="0.7735">
                <text:p>0.7735</text:p>
              </table:table-cell>
              <table:table-cell office:value-type="float" office:value="0.736">
                <text:p>0.736</text:p>
              </table:table-cell>
              <table:table-cell office:value-type="float" office:value="0.757098">
                <text:p>0.757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0461">
                <text:p>0.810461</text:p>
              </table:table-cell>
              <table:table-cell office:value-type="float" office:value="0.797463">
                <text:p>0.797463</text:p>
              </table:table-cell>
              <table:table-cell office:value-type="float" office:value="0.7645">
                <text:p>0.7645</text:p>
              </table:table-cell>
              <table:table-cell office:value-type="float" office:value="0.791202">
                <text:p>0.791202</text:p>
              </table:table-cell>
              <table:table-cell office:value-type="float" office:value="0.7405">
                <text:p>0.7405</text:p>
              </table:table-cell>
              <table:table-cell office:value-type="float" office:value="0.839475">
                <text:p>0.839475</text:p>
              </table:table-cell>
              <table:table-cell office:value-type="float" office:value="0.7695">
                <text:p>0.7695</text:p>
              </table:table-cell>
              <table:table-cell office:value-type="float" office:value="0.7555">
                <text:p>0.7555</text:p>
              </table:table-cell>
              <table:table-cell office:value-type="float" office:value="0.763901">
                <text:p>0.763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1982">
                <text:p>0.851982</text:p>
              </table:table-cell>
              <table:table-cell office:value-type="float" office:value="0.786467">
                <text:p>0.786467</text:p>
              </table:table-cell>
              <table:table-cell office:value-type="float" office:value="0.7515">
                <text:p>0.7515</text:p>
              </table:table-cell>
              <table:table-cell office:value-type="float" office:value="0.815834">
                <text:p>0.815834</text:p>
              </table:table-cell>
              <table:table-cell office:value-type="float" office:value="0.7475">
                <text:p>0.7475</text:p>
              </table:table-cell>
              <table:table-cell office:value-type="float" office:value="0.838496">
                <text:p>0.838496</text:p>
              </table:table-cell>
              <table:table-cell office:value-type="float" office:value="0.774">
                <text:p>0.774</text:p>
              </table:table-cell>
              <table:table-cell office:value-type="float" office:value="0.755">
                <text:p>0.755</text:p>
              </table:table-cell>
              <table:table-cell office:value-type="float" office:value="0.746854">
                <text:p>0.746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2886">
                <text:p>0.892886</text:p>
              </table:table-cell>
              <table:table-cell office:value-type="float" office:value="0.852372">
                <text:p>0.852372</text:p>
              </table:table-cell>
              <table:table-cell office:value-type="float" office:value="0.7215">
                <text:p>0.7215</text:p>
              </table:table-cell>
              <table:table-cell office:value-type="float" office:value="0.789633">
                <text:p>0.789633</text:p>
              </table:table-cell>
              <table:table-cell office:value-type="float" office:value="0.7445">
                <text:p>0.7445</text:p>
              </table:table-cell>
              <table:table-cell office:value-type="float" office:value="0.846971">
                <text:p>0.846971</text:p>
              </table:table-cell>
              <table:table-cell office:value-type="float" office:value="0.775">
                <text:p>0.775</text:p>
              </table:table-cell>
              <table:table-cell office:value-type="float" office:value="0.724">
                <text:p>0.724</text:p>
              </table:table-cell>
              <table:table-cell office:value-type="float" office:value="0.748815">
                <text:p>0.748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24429">
                <text:p>0.824429</text:p>
              </table:table-cell>
              <table:table-cell office:value-type="float" office:value="0.789621">
                <text:p>0.789621</text:p>
              </table:table-cell>
              <table:table-cell office:value-type="float" office:value="0.7545">
                <text:p>0.7545</text:p>
              </table:table-cell>
              <table:table-cell office:value-type="float" office:value="0.809822">
                <text:p>0.809822</text:p>
              </table:table-cell>
              <table:table-cell office:value-type="float" office:value="0.727">
                <text:p>0.727</text:p>
              </table:table-cell>
              <table:table-cell office:value-type="float" office:value="0.849158">
                <text:p>0.849158</text:p>
              </table:table-cell>
              <table:table-cell office:value-type="float" office:value="0.76">
                <text:p>0.76</text:p>
              </table:table-cell>
              <table:table-cell office:value-type="float" office:value="0.7485">
                <text:p>0.7485</text:p>
              </table:table-cell>
              <table:table-cell office:value-type="float" office:value="0.788435">
                <text:p>0.788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1184">
                <text:p>0.81184</text:p>
              </table:table-cell>
              <table:table-cell office:value-type="float" office:value="0.79955">
                <text:p>0.79955</text:p>
              </table:table-cell>
              <table:table-cell office:value-type="float" office:value="0.759">
                <text:p>0.759</text:p>
              </table:table-cell>
              <table:table-cell office:value-type="float" office:value="0.843453">
                <text:p>0.843453</text:p>
              </table:table-cell>
              <table:table-cell office:value-type="float" office:value="0.739">
                <text:p>0.739</text:p>
              </table:table-cell>
              <table:table-cell office:value-type="float" office:value="0.843924">
                <text:p>0.843924</text:p>
              </table:table-cell>
              <table:table-cell office:value-type="float" office:value="0.771">
                <text:p>0.771</text:p>
              </table:table-cell>
              <table:table-cell office:value-type="float" office:value="0.755">
                <text:p>0.755</text:p>
              </table:table-cell>
              <table:table-cell office:value-type="float" office:value="0.814087">
                <text:p>0.8140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5054">
                <text:p>0.835054</text:p>
              </table:table-cell>
              <table:table-cell office:value-type="float" office:value="0.852449">
                <text:p>0.852449</text:p>
              </table:table-cell>
              <table:table-cell office:value-type="float" office:value="0.7355">
                <text:p>0.7355</text:p>
              </table:table-cell>
              <table:table-cell office:value-type="float" office:value="0.790444">
                <text:p>0.790444</text:p>
              </table:table-cell>
              <table:table-cell office:value-type="float" office:value="0.7435">
                <text:p>0.7435</text:p>
              </table:table-cell>
              <table:table-cell office:value-type="float" office:value="0.834607">
                <text:p>0.834607</text:p>
              </table:table-cell>
              <table:table-cell office:value-type="float" office:value="0.7755">
                <text:p>0.7755</text:p>
              </table:table-cell>
              <table:table-cell office:value-type="float" office:value="0.7475">
                <text:p>0.7475</text:p>
              </table:table-cell>
              <table:table-cell office:value-type="float" office:value="0.76541">
                <text:p>0.76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4465">
                <text:p>0.834465</text:p>
              </table:table-cell>
              <table:table-cell office:value-type="float" office:value="0.766306">
                <text:p>0.766306</text:p>
              </table:table-cell>
              <table:table-cell office:value-type="float" office:value="0.765">
                <text:p>0.765</text:p>
              </table:table-cell>
              <table:table-cell office:value-type="float" office:value="0.807279">
                <text:p>0.807279</text:p>
              </table:table-cell>
              <table:table-cell office:value-type="float" office:value="0.723">
                <text:p>0.723</text:p>
              </table:table-cell>
              <table:table-cell office:value-type="float" office:value="0.875946">
                <text:p>0.875946</text:p>
              </table:table-cell>
              <table:table-cell office:value-type="float" office:value="0.772">
                <text:p>0.772</text:p>
              </table:table-cell>
              <table:table-cell office:value-type="float" office:value="0.7525">
                <text:p>0.7525</text:p>
              </table:table-cell>
              <table:table-cell office:value-type="float" office:value="0.770302">
                <text:p>0.770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0194">
                <text:p>0.790194</text:p>
              </table:table-cell>
              <table:table-cell office:value-type="float" office:value="0.778947">
                <text:p>0.778947</text:p>
              </table:table-cell>
              <table:table-cell office:value-type="float" office:value="0.756">
                <text:p>0.756</text:p>
              </table:table-cell>
              <table:table-cell office:value-type="float" office:value="0.796997">
                <text:p>0.796997</text:p>
              </table:table-cell>
              <table:table-cell office:value-type="float" office:value="0.7315">
                <text:p>0.7315</text:p>
              </table:table-cell>
              <table:table-cell office:value-type="float" office:value="0.864497">
                <text:p>0.864497</text:p>
              </table:table-cell>
              <table:table-cell office:value-type="float" office:value="0.7765">
                <text:p>0.7765</text:p>
              </table:table-cell>
              <table:table-cell office:value-type="float" office:value="0.768">
                <text:p>0.768</text:p>
              </table:table-cell>
              <table:table-cell office:value-type="float" office:value="0.773093">
                <text:p>0.773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1917">
                <text:p>0.831917</text:p>
              </table:table-cell>
              <table:table-cell office:value-type="float" office:value="0.772104">
                <text:p>0.772104</text:p>
              </table:table-cell>
              <table:table-cell office:value-type="float" office:value="0.757">
                <text:p>0.757</text:p>
              </table:table-cell>
              <table:table-cell office:value-type="float" office:value="0.819568">
                <text:p>0.819568</text:p>
              </table:table-cell>
              <table:table-cell office:value-type="float" office:value="0.738">
                <text:p>0.738</text:p>
              </table:table-cell>
              <table:table-cell office:value-type="float" office:value="0.827803">
                <text:p>0.827803</text:p>
              </table:table-cell>
              <table:table-cell office:value-type="float" office:value="0.744">
                <text:p>0.744</text:p>
              </table:table-cell>
              <table:table-cell office:value-type="float" office:value="0.761">
                <text:p>0.761</text:p>
              </table:table-cell>
              <table:table-cell office:value-type="float" office:value="0.82654">
                <text:p>0.82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00349">
                <text:p>0.800349</text:p>
              </table:table-cell>
              <table:table-cell office:value-type="float" office:value="0.756633">
                <text:p>0.756633</text:p>
              </table:table-cell>
              <table:table-cell office:value-type="float" office:value="0.761">
                <text:p>0.761</text:p>
              </table:table-cell>
              <table:table-cell office:value-type="float" office:value="0.789891">
                <text:p>0.789891</text:p>
              </table:table-cell>
              <table:table-cell office:value-type="float" office:value="0.751">
                <text:p>0.751</text:p>
              </table:table-cell>
              <table:table-cell office:value-type="float" office:value="0.808566">
                <text:p>0.808566</text:p>
              </table:table-cell>
              <table:table-cell office:value-type="float" office:value="0.776">
                <text:p>0.776</text:p>
              </table:table-cell>
              <table:table-cell office:value-type="float" office:value="0.7575">
                <text:p>0.7575</text:p>
              </table:table-cell>
              <table:table-cell office:value-type="float" office:value="0.77306">
                <text:p>0.773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08213">
                <text:p>0.808213</text:p>
              </table:table-cell>
              <table:table-cell office:value-type="float" office:value="0.802157">
                <text:p>0.802157</text:p>
              </table:table-cell>
              <table:table-cell office:value-type="float" office:value="0.753">
                <text:p>0.753</text:p>
              </table:table-cell>
              <table:table-cell office:value-type="float" office:value="0.814646">
                <text:p>0.814646</text:p>
              </table:table-cell>
              <table:table-cell office:value-type="float" office:value="0.7405">
                <text:p>0.7405</text:p>
              </table:table-cell>
              <table:table-cell office:value-type="float" office:value="0.836383">
                <text:p>0.836383</text:p>
              </table:table-cell>
              <table:table-cell office:value-type="float" office:value="0.7815">
                <text:p>0.7815</text:p>
              </table:table-cell>
              <table:table-cell office:value-type="float" office:value="0.767">
                <text:p>0.767</text:p>
              </table:table-cell>
              <table:table-cell office:value-type="float" office:value="0.742484">
                <text:p>0.7424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29225">
                <text:p>0.829225</text:p>
              </table:table-cell>
              <table:table-cell office:value-type="float" office:value="0.772271">
                <text:p>0.772271</text:p>
              </table:table-cell>
              <table:table-cell office:value-type="float" office:value="0.7695">
                <text:p>0.7695</text:p>
              </table:table-cell>
              <table:table-cell office:value-type="float" office:value="0.809579">
                <text:p>0.809579</text:p>
              </table:table-cell>
              <table:table-cell office:value-type="float" office:value="0.7395">
                <text:p>0.7395</text:p>
              </table:table-cell>
              <table:table-cell office:value-type="float" office:value="0.843124">
                <text:p>0.843124</text:p>
              </table:table-cell>
              <table:table-cell office:value-type="float" office:value="0.785">
                <text:p>0.785</text:p>
              </table:table-cell>
              <table:table-cell office:value-type="float" office:value="0.7495">
                <text:p>0.7495</text:p>
              </table:table-cell>
              <table:table-cell office:value-type="float" office:value="0.735168">
                <text:p>0.735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2986">
                <text:p>0.82986</text:p>
              </table:table-cell>
              <table:table-cell office:value-type="float" office:value="0.805057">
                <text:p>0.805057</text:p>
              </table:table-cell>
              <table:table-cell office:value-type="float" office:value="0.752">
                <text:p>0.752</text:p>
              </table:table-cell>
              <table:table-cell office:value-type="float" office:value="0.769867">
                <text:p>0.769867</text:p>
              </table:table-cell>
              <table:table-cell office:value-type="float" office:value="0.73">
                <text:p>0.73</text:p>
              </table:table-cell>
              <table:table-cell office:value-type="float" office:value="0.840589">
                <text:p>0.840589</text:p>
              </table:table-cell>
              <table:table-cell office:value-type="float" office:value="0.7695">
                <text:p>0.7695</text:p>
              </table:table-cell>
              <table:table-cell office:value-type="float" office:value="0.7495">
                <text:p>0.7495</text:p>
              </table:table-cell>
              <table:table-cell office:value-type="float" office:value="0.775475">
                <text:p>0.775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0286">
                <text:p>0.800286</text:p>
              </table:table-cell>
              <table:table-cell office:value-type="float" office:value="0.820272">
                <text:p>0.820272</text:p>
              </table:table-cell>
              <table:table-cell office:value-type="float" office:value="0.7375">
                <text:p>0.7375</text:p>
              </table:table-cell>
              <table:table-cell office:value-type="float" office:value="0.773135">
                <text:p>0.773135</text:p>
              </table:table-cell>
              <table:table-cell office:value-type="float" office:value="0.748">
                <text:p>0.748</text:p>
              </table:table-cell>
              <table:table-cell office:value-type="float" office:value="0.813648">
                <text:p>0.813648</text:p>
              </table:table-cell>
              <table:table-cell office:value-type="float" office:value="0.7645">
                <text:p>0.7645</text:p>
              </table:table-cell>
              <table:table-cell office:value-type="float" office:value="0.7735">
                <text:p>0.7735</text:p>
              </table:table-cell>
              <table:table-cell office:value-type="float" office:value="0.770593">
                <text:p>0.770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96485">
                <text:p>0.796485</text:p>
              </table:table-cell>
              <table:table-cell office:value-type="float" office:value="0.790526">
                <text:p>0.790526</text:p>
              </table:table-cell>
              <table:table-cell office:value-type="float" office:value="0.7645">
                <text:p>0.7645</text:p>
              </table:table-cell>
              <table:table-cell office:value-type="float" office:value="0.803724">
                <text:p>0.803724</text:p>
              </table:table-cell>
              <table:table-cell office:value-type="float" office:value="0.7575">
                <text:p>0.7575</text:p>
              </table:table-cell>
              <table:table-cell office:value-type="float" office:value="0.799845">
                <text:p>0.799845</text:p>
              </table:table-cell>
              <table:table-cell office:value-type="float" office:value="0.7805">
                <text:p>0.7805</text:p>
              </table:table-cell>
              <table:table-cell office:value-type="float" office:value="0.7605">
                <text:p>0.7605</text:p>
              </table:table-cell>
              <table:table-cell office:value-type="float" office:value="0.756007">
                <text:p>0.7560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6417">
                <text:p>0.786417</text:p>
              </table:table-cell>
              <table:table-cell office:value-type="float" office:value="0.77075">
                <text:p>0.77075</text:p>
              </table:table-cell>
              <table:table-cell office:value-type="float" office:value="0.762">
                <text:p>0.762</text:p>
              </table:table-cell>
              <table:table-cell office:value-type="float" office:value="0.774657">
                <text:p>0.774657</text:p>
              </table:table-cell>
              <table:table-cell office:value-type="float" office:value="0.755">
                <text:p>0.755</text:p>
              </table:table-cell>
              <table:table-cell office:value-type="float" office:value="0.807815">
                <text:p>0.807815</text:p>
              </table:table-cell>
              <table:table-cell office:value-type="float" office:value="0.779">
                <text:p>0.779</text:p>
              </table:table-cell>
              <table:table-cell office:value-type="float" office:value="0.7765">
                <text:p>0.7765</text:p>
              </table:table-cell>
              <table:table-cell office:value-type="float" office:value="0.751444">
                <text:p>0.751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04776">
                <text:p>0.804776</text:p>
              </table:table-cell>
              <table:table-cell office:value-type="float" office:value="0.796751">
                <text:p>0.796751</text:p>
              </table:table-cell>
              <table:table-cell office:value-type="float" office:value="0.762">
                <text:p>0.762</text:p>
              </table:table-cell>
              <table:table-cell office:value-type="float" office:value="0.794391">
                <text:p>0.794391</text:p>
              </table:table-cell>
              <table:table-cell office:value-type="float" office:value="0.7475">
                <text:p>0.7475</text:p>
              </table:table-cell>
              <table:table-cell office:value-type="float" office:value="0.820519">
                <text:p>0.820519</text:p>
              </table:table-cell>
              <table:table-cell office:value-type="float" office:value="0.7855">
                <text:p>0.7855</text:p>
              </table:table-cell>
              <table:table-cell office:value-type="float" office:value="0.7575">
                <text:p>0.7575</text:p>
              </table:table-cell>
              <table:table-cell office:value-type="float" office:value="0.726017">
                <text:p>0.726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5556">
                <text:p>0.855556</text:p>
              </table:table-cell>
              <table:table-cell office:value-type="float" office:value="0.76954">
                <text:p>0.76954</text:p>
              </table:table-cell>
              <table:table-cell office:value-type="float" office:value="0.761">
                <text:p>0.761</text:p>
              </table:table-cell>
              <table:table-cell office:value-type="float" office:value="0.779018">
                <text:p>0.779018</text:p>
              </table:table-cell>
              <table:table-cell office:value-type="float" office:value="0.7525">
                <text:p>0.7525</text:p>
              </table:table-cell>
              <table:table-cell office:value-type="float" office:value="0.794673">
                <text:p>0.794673</text:p>
              </table:table-cell>
              <table:table-cell office:value-type="float" office:value="0.767">
                <text:p>0.767</text:p>
              </table:table-cell>
              <table:table-cell office:value-type="float" office:value="0.7355">
                <text:p>0.7355</text:p>
              </table:table-cell>
              <table:table-cell office:value-type="float" office:value="0.805447">
                <text:p>0.8054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19824">
                <text:p>0.819824</text:p>
              </table:table-cell>
              <table:table-cell office:value-type="float" office:value="0.872315">
                <text:p>0.872315</text:p>
              </table:table-cell>
              <table:table-cell office:value-type="float" office:value="0.723">
                <text:p>0.723</text:p>
              </table:table-cell>
              <table:table-cell office:value-type="float" office:value="0.773996">
                <text:p>0.773996</text:p>
              </table:table-cell>
              <table:table-cell office:value-type="float" office:value="0.7595">
                <text:p>0.7595</text:p>
              </table:table-cell>
              <table:table-cell office:value-type="float" office:value="0.79768">
                <text:p>0.79768</text:p>
              </table:table-cell>
              <table:table-cell office:value-type="float" office:value="0.7865">
                <text:p>0.7865</text:p>
              </table:table-cell>
              <table:table-cell office:value-type="float" office:value="0.755">
                <text:p>0.755</text:p>
              </table:table-cell>
              <table:table-cell office:value-type="float" office:value="0.721251">
                <text:p>0.721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17609">
                <text:p>0.817609</text:p>
              </table:table-cell>
              <table:table-cell office:value-type="float" office:value="0.853018">
                <text:p>0.853018</text:p>
              </table:table-cell>
              <table:table-cell office:value-type="float" office:value="0.7355">
                <text:p>0.7355</text:p>
              </table:table-cell>
              <table:table-cell office:value-type="float" office:value="0.838911">
                <text:p>0.838911</text:p>
              </table:table-cell>
              <table:table-cell office:value-type="float" office:value="0.755">
                <text:p>0.755</text:p>
              </table:table-cell>
              <table:table-cell office:value-type="float" office:value="0.797788">
                <text:p>0.797788</text:p>
              </table:table-cell>
              <table:table-cell office:value-type="float" office:value="0.7775">
                <text:p>0.7775</text:p>
              </table:table-cell>
              <table:table-cell office:value-type="float" office:value="0.759">
                <text:p>0.759</text:p>
              </table:table-cell>
              <table:table-cell office:value-type="float" office:value="0.789459">
                <text:p>0.789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1543">
                <text:p>0.831543</text:p>
              </table:table-cell>
              <table:table-cell office:value-type="float" office:value="0.751317">
                <text:p>0.751317</text:p>
              </table:table-cell>
              <table:table-cell office:value-type="float" office:value="0.7725">
                <text:p>0.7725</text:p>
              </table:table-cell>
              <table:table-cell office:value-type="float" office:value="0.749052">
                <text:p>0.749052</text:p>
              </table:table-cell>
              <table:table-cell office:value-type="float" office:value="0.737">
                <text:p>0.737</text:p>
              </table:table-cell>
              <table:table-cell office:value-type="float" office:value="0.873016">
                <text:p>0.873016</text:p>
              </table:table-cell>
              <table:table-cell office:value-type="float" office:value="0.782">
                <text:p>0.782</text:p>
              </table:table-cell>
              <table:table-cell office:value-type="float" office:value="0.76">
                <text:p>0.76</text:p>
              </table:table-cell>
              <table:table-cell office:value-type="float" office:value="0.735516">
                <text:p>0.7355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6102">
                <text:p>0.796102</text:p>
              </table:table-cell>
              <table:table-cell office:value-type="float" office:value="0.734125">
                <text:p>0.734125</text:p>
              </table:table-cell>
              <table:table-cell office:value-type="float" office:value="0.781">
                <text:p>0.781</text:p>
              </table:table-cell>
              <table:table-cell office:value-type="float" office:value="0.793235">
                <text:p>0.793235</text:p>
              </table:table-cell>
              <table:table-cell office:value-type="float" office:value="0.7415">
                <text:p>0.7415</text:p>
              </table:table-cell>
              <table:table-cell office:value-type="float" office:value="0.827068">
                <text:p>0.827068</text:p>
              </table:table-cell>
              <table:table-cell office:value-type="float" office:value="0.786">
                <text:p>0.786</text:p>
              </table:table-cell>
              <table:table-cell office:value-type="float" office:value="0.775">
                <text:p>0.775</text:p>
              </table:table-cell>
              <table:table-cell office:value-type="float" office:value="0.722684">
                <text:p>0.722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70935">
                <text:p>0.770935</text:p>
              </table:table-cell>
              <table:table-cell office:value-type="float" office:value="0.774514">
                <text:p>0.774514</text:p>
              </table:table-cell>
              <table:table-cell office:value-type="float" office:value="0.766">
                <text:p>0.766</text:p>
              </table:table-cell>
              <table:table-cell office:value-type="float" office:value="0.766523">
                <text:p>0.766523</text:p>
              </table:table-cell>
              <table:table-cell office:value-type="float" office:value="0.76">
                <text:p>0.76</text:p>
              </table:table-cell>
              <table:table-cell office:value-type="float" office:value="0.797613">
                <text:p>0.797613</text:p>
              </table:table-cell>
              <table:table-cell office:value-type="float" office:value="0.7815">
                <text:p>0.7815</text:p>
              </table:table-cell>
              <table:table-cell office:value-type="float" office:value="0.7775">
                <text:p>0.7775</text:p>
              </table:table-cell>
              <table:table-cell office:value-type="float" office:value="0.764004">
                <text:p>0.764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7541">
                <text:p>0.807541</text:p>
              </table:table-cell>
              <table:table-cell office:value-type="float" office:value="0.764908">
                <text:p>0.764908</text:p>
              </table:table-cell>
              <table:table-cell office:value-type="float" office:value="0.766">
                <text:p>0.766</text:p>
              </table:table-cell>
              <table:table-cell office:value-type="float" office:value="0.807031">
                <text:p>0.807031</text:p>
              </table:table-cell>
              <table:table-cell office:value-type="float" office:value="0.7605">
                <text:p>0.7605</text:p>
              </table:table-cell>
              <table:table-cell office:value-type="float" office:value="0.791725">
                <text:p>0.791725</text:p>
              </table:table-cell>
              <table:table-cell office:value-type="float" office:value="0.7845">
                <text:p>0.7845</text:p>
              </table:table-cell>
              <table:table-cell office:value-type="float" office:value="0.7625">
                <text:p>0.7625</text:p>
              </table:table-cell>
              <table:table-cell office:value-type="float" office:value="0.743534">
                <text:p>0.743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05947">
                <text:p>0.805947</text:p>
              </table:table-cell>
              <table:table-cell office:value-type="float" office:value="0.746891">
                <text:p>0.746891</text:p>
              </table:table-cell>
              <table:table-cell office:value-type="float" office:value="0.776">
                <text:p>0.776</text:p>
              </table:table-cell>
              <table:table-cell office:value-type="float" office:value="0.795106">
                <text:p>0.795106</text:p>
              </table:table-cell>
              <table:table-cell office:value-type="float" office:value="0.751">
                <text:p>0.751</text:p>
              </table:table-cell>
              <table:table-cell office:value-type="float" office:value="0.802727">
                <text:p>0.802727</text:p>
              </table:table-cell>
              <table:table-cell office:value-type="float" office:value="0.784">
                <text:p>0.784</text:p>
              </table:table-cell>
              <table:table-cell office:value-type="float" office:value="0.7715">
                <text:p>0.7715</text:p>
              </table:table-cell>
              <table:table-cell office:value-type="float" office:value="0.734424">
                <text:p>0.734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3335">
                <text:p>0.813335</text:p>
              </table:table-cell>
              <table:table-cell office:value-type="float" office:value="0.77787">
                <text:p>0.77787</text:p>
              </table:table-cell>
              <table:table-cell office:value-type="float" office:value="0.7565">
                <text:p>0.7565</text:p>
              </table:table-cell>
              <table:table-cell office:value-type="float" office:value="0.750439">
                <text:p>0.750439</text:p>
              </table:table-cell>
              <table:table-cell office:value-type="float" office:value="0.7665">
                <text:p>0.7665</text:p>
              </table:table-cell>
              <table:table-cell office:value-type="float" office:value="0.784135">
                <text:p>0.784135</text:p>
              </table:table-cell>
              <table:table-cell office:value-type="float" office:value="0.7805">
                <text:p>0.7805</text:p>
              </table:table-cell>
              <table:table-cell office:value-type="float" office:value="0.762">
                <text:p>0.762</text:p>
              </table:table-cell>
              <table:table-cell office:value-type="float" office:value="0.744939">
                <text:p>0.7449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0726">
                <text:p>0.80726</text:p>
              </table:table-cell>
              <table:table-cell office:value-type="float" office:value="0.753366">
                <text:p>0.753366</text:p>
              </table:table-cell>
              <table:table-cell office:value-type="float" office:value="0.7675">
                <text:p>0.7675</text:p>
              </table:table-cell>
              <table:table-cell office:value-type="float" office:value="0.762563">
                <text:p>0.762563</text:p>
              </table:table-cell>
              <table:table-cell office:value-type="float" office:value="0.751">
                <text:p>0.751</text:p>
              </table:table-cell>
              <table:table-cell office:value-type="float" office:value="0.815478">
                <text:p>0.815478</text:p>
              </table:table-cell>
              <table:table-cell office:value-type="float" office:value="0.781">
                <text:p>0.781</text:p>
              </table:table-cell>
              <table:table-cell office:value-type="float" office:value="0.7585">
                <text:p>0.7585</text:p>
              </table:table-cell>
              <table:table-cell office:value-type="float" office:value="0.754083">
                <text:p>0.754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02749">
                <text:p>0.802749</text:p>
              </table:table-cell>
              <table:table-cell office:value-type="float" office:value="0.758933">
                <text:p>0.758933</text:p>
              </table:table-cell>
              <table:table-cell office:value-type="float" office:value="0.764">
                <text:p>0.764</text:p>
              </table:table-cell>
              <table:table-cell office:value-type="float" office:value="0.748699">
                <text:p>0.748699</text:p>
              </table:table-cell>
              <table:table-cell office:value-type="float" office:value="0.7545">
                <text:p>0.7545</text:p>
              </table:table-cell>
              <table:table-cell office:value-type="float" office:value="0.808479">
                <text:p>0.808479</text:p>
              </table:table-cell>
              <table:table-cell office:value-type="float" office:value="0.779">
                <text:p>0.779</text:p>
              </table:table-cell>
              <table:table-cell office:value-type="float" office:value="0.765">
                <text:p>0.765</text:p>
              </table:table-cell>
              <table:table-cell office:value-type="float" office:value="0.770299">
                <text:p>0.770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90846">
                <text:p>0.790846</text:p>
              </table:table-cell>
              <table:table-cell office:value-type="float" office:value="0.784131">
                <text:p>0.784131</text:p>
              </table:table-cell>
              <table:table-cell office:value-type="float" office:value="0.762">
                <text:p>0.762</text:p>
              </table:table-cell>
              <table:table-cell office:value-type="float" office:value="0.782704">
                <text:p>0.782704</text:p>
              </table:table-cell>
              <table:table-cell office:value-type="float" office:value="0.7545">
                <text:p>0.7545</text:p>
              </table:table-cell>
              <table:table-cell office:value-type="float" office:value="0.799434">
                <text:p>0.799434</text:p>
              </table:table-cell>
              <table:table-cell office:value-type="float" office:value="0.7865">
                <text:p>0.7865</text:p>
              </table:table-cell>
              <table:table-cell office:value-type="float" office:value="0.7735">
                <text:p>0.7735</text:p>
              </table:table-cell>
              <table:table-cell office:value-type="float" office:value="0.757286">
                <text:p>0.757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2633">
                <text:p>0.792633</text:p>
              </table:table-cell>
              <table:table-cell office:value-type="float" office:value="0.756187">
                <text:p>0.756187</text:p>
              </table:table-cell>
              <table:table-cell office:value-type="float" office:value="0.773">
                <text:p>0.773</text:p>
              </table:table-cell>
              <table:table-cell office:value-type="float" office:value="0.791133">
                <text:p>0.791133</text:p>
              </table:table-cell>
              <table:table-cell office:value-type="float" office:value="0.7515">
                <text:p>0.7515</text:p>
              </table:table-cell>
              <table:table-cell office:value-type="float" office:value="0.808735">
                <text:p>0.808735</text:p>
              </table:table-cell>
              <table:table-cell office:value-type="float" office:value="0.772">
                <text:p>0.772</text:p>
              </table:table-cell>
              <table:table-cell office:value-type="float" office:value="0.764">
                <text:p>0.764</text:p>
              </table:table-cell>
              <table:table-cell office:value-type="float" office:value="0.75509">
                <text:p>0.75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95346">
                <text:p>0.795346</text:p>
              </table:table-cell>
              <table:table-cell office:value-type="float" office:value="0.730289">
                <text:p>0.730289</text:p>
              </table:table-cell>
              <table:table-cell office:value-type="float" office:value="0.7715">
                <text:p>0.7715</text:p>
              </table:table-cell>
              <table:table-cell office:value-type="float" office:value="0.766268">
                <text:p>0.766268</text:p>
              </table:table-cell>
              <table:table-cell office:value-type="float" office:value="0.755">
                <text:p>0.755</text:p>
              </table:table-cell>
              <table:table-cell office:value-type="float" office:value="0.812296">
                <text:p>0.812296</text:p>
              </table:table-cell>
              <table:table-cell office:value-type="float" office:value="0.7775">
                <text:p>0.7775</text:p>
              </table:table-cell>
              <table:table-cell office:value-type="float" office:value="0.7625">
                <text:p>0.7625</text:p>
              </table:table-cell>
              <table:table-cell office:value-type="float" office:value="0.745676">
                <text:p>0.7456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07281">
                <text:p>0.807281</text:p>
              </table:table-cell>
              <table:table-cell office:value-type="float" office:value="0.774863">
                <text:p>0.774863</text:p>
              </table:table-cell>
              <table:table-cell office:value-type="float" office:value="0.7635">
                <text:p>0.7635</text:p>
              </table:table-cell>
              <table:table-cell office:value-type="float" office:value="0.763362">
                <text:p>0.763362</text:p>
              </table:table-cell>
              <table:table-cell office:value-type="float" office:value="0.737">
                <text:p>0.737</text:p>
              </table:table-cell>
              <table:table-cell office:value-type="float" office:value="0.849347">
                <text:p>0.849347</text:p>
              </table:table-cell>
              <table:table-cell office:value-type="float" office:value="0.777">
                <text:p>0.777</text:p>
              </table:table-cell>
              <table:table-cell office:value-type="float" office:value="0.763">
                <text:p>0.763</text:p>
              </table:table-cell>
              <table:table-cell office:value-type="float" office:value="0.730811">
                <text:p>0.730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27569">
                <text:p>0.827569</text:p>
              </table:table-cell>
              <table:table-cell office:value-type="float" office:value="0.809627">
                <text:p>0.809627</text:p>
              </table:table-cell>
              <table:table-cell office:value-type="float" office:value="0.7515">
                <text:p>0.7515</text:p>
              </table:table-cell>
              <table:table-cell office:value-type="float" office:value="0.802041">
                <text:p>0.802041</text:p>
              </table:table-cell>
              <table:table-cell office:value-type="float" office:value="0.7535">
                <text:p>0.7535</text:p>
              </table:table-cell>
              <table:table-cell office:value-type="float" office:value="0.790258">
                <text:p>0.790258</text:p>
              </table:table-cell>
              <table:table-cell office:value-type="float" office:value="0.7835">
                <text:p>0.7835</text:p>
              </table:table-cell>
              <table:table-cell office:value-type="float" office:value="0.758">
                <text:p>0.758</text:p>
              </table:table-cell>
              <table:table-cell office:value-type="float" office:value="0.731249">
                <text:p>0.731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92292">
                <text:p>0.792292</text:p>
              </table:table-cell>
              <table:table-cell office:value-type="float" office:value="0.764801">
                <text:p>0.764801</text:p>
              </table:table-cell>
              <table:table-cell office:value-type="float" office:value="0.761">
                <text:p>0.761</text:p>
              </table:table-cell>
              <table:table-cell office:value-type="float" office:value="0.810681">
                <text:p>0.810681</text:p>
              </table:table-cell>
              <table:table-cell office:value-type="float" office:value="0.7545">
                <text:p>0.7545</text:p>
              </table:table-cell>
              <table:table-cell office:value-type="float" office:value="0.797549">
                <text:p>0.797549</text:p>
              </table:table-cell>
              <table:table-cell office:value-type="float" office:value="0.7775">
                <text:p>0.7775</text:p>
              </table:table-cell>
              <table:table-cell office:value-type="float" office:value="0.7645">
                <text:p>0.7645</text:p>
              </table:table-cell>
              <table:table-cell office:value-type="float" office:value="0.743412">
                <text:p>0.743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9398">
                <text:p>0.839398</text:p>
              </table:table-cell>
              <table:table-cell office:value-type="float" office:value="0.7809">
                <text:p>0.7809</text:p>
              </table:table-cell>
              <table:table-cell office:value-type="float" office:value="0.7635">
                <text:p>0.7635</text:p>
              </table:table-cell>
              <table:table-cell office:value-type="float" office:value="0.802231">
                <text:p>0.802231</text:p>
              </table:table-cell>
              <table:table-cell office:value-type="float" office:value="0.7625">
                <text:p>0.7625</text:p>
              </table:table-cell>
              <table:table-cell office:value-type="float" office:value="0.798386">
                <text:p>0.798386</text:p>
              </table:table-cell>
              <table:table-cell office:value-type="float" office:value="0.7955">
                <text:p>0.7955</text:p>
              </table:table-cell>
              <table:table-cell office:value-type="float" office:value="0.764">
                <text:p>0.764</text:p>
              </table:table-cell>
              <table:table-cell office:value-type="float" office:value="0.758829">
                <text:p>0.7588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011">
                <text:p>0.77011</text:p>
              </table:table-cell>
              <table:table-cell office:value-type="float" office:value="0.735547">
                <text:p>0.735547</text:p>
              </table:table-cell>
              <table:table-cell office:value-type="float" office:value="0.7795">
                <text:p>0.7795</text:p>
              </table:table-cell>
              <table:table-cell office:value-type="float" office:value="0.751584">
                <text:p>0.751584</text:p>
              </table:table-cell>
              <table:table-cell office:value-type="float" office:value="0.754">
                <text:p>0.754</text:p>
              </table:table-cell>
              <table:table-cell office:value-type="float" office:value="0.83147">
                <text:p>0.83147</text:p>
              </table:table-cell>
              <table:table-cell office:value-type="float" office:value="0.791">
                <text:p>0.791</text:p>
              </table:table-cell>
              <table:table-cell office:value-type="float" office:value="0.775">
                <text:p>0.775</text:p>
              </table:table-cell>
              <table:table-cell office:value-type="float" office:value="0.748227">
                <text:p>0.748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13752">
                <text:p>0.813752</text:p>
              </table:table-cell>
              <table:table-cell office:value-type="float" office:value="0.761523">
                <text:p>0.761523</text:p>
              </table:table-cell>
              <table:table-cell office:value-type="float" office:value="0.7715">
                <text:p>0.7715</text:p>
              </table:table-cell>
              <table:table-cell office:value-type="float" office:value="0.765742">
                <text:p>0.765742</text:p>
              </table:table-cell>
              <table:table-cell office:value-type="float" office:value="0.7615">
                <text:p>0.7615</text:p>
              </table:table-cell>
              <table:table-cell office:value-type="float" office:value="0.793903">
                <text:p>0.793903</text:p>
              </table:table-cell>
              <table:table-cell office:value-type="float" office:value="0.785">
                <text:p>0.785</text:p>
              </table:table-cell>
              <table:table-cell office:value-type="float" office:value="0.7615">
                <text:p>0.7615</text:p>
              </table:table-cell>
              <table:table-cell office:value-type="float" office:value="0.780603">
                <text:p>0.7806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4175">
                <text:p>0.764175</text:p>
              </table:table-cell>
              <table:table-cell office:value-type="float" office:value="0.746721">
                <text:p>0.746721</text:p>
              </table:table-cell>
              <table:table-cell office:value-type="float" office:value="0.768">
                <text:p>0.768</text:p>
              </table:table-cell>
              <table:table-cell office:value-type="float" office:value="0.753625">
                <text:p>0.753625</text:p>
              </table:table-cell>
              <table:table-cell office:value-type="float" office:value="0.7605">
                <text:p>0.7605</text:p>
              </table:table-cell>
              <table:table-cell office:value-type="float" office:value="0.816853">
                <text:p>0.816853</text:p>
              </table:table-cell>
              <table:table-cell office:value-type="float" office:value="0.7675">
                <text:p>0.7675</text:p>
              </table:table-cell>
              <table:table-cell office:value-type="float" office:value="0.767">
                <text:p>0.767</text:p>
              </table:table-cell>
              <table:table-cell office:value-type="float" office:value="0.833872">
                <text:p>0.8338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79">
                <text:p>0.7779</text:p>
              </table:table-cell>
              <table:table-cell office:value-type="float" office:value="0.775024">
                <text:p>0.775024</text:p>
              </table:table-cell>
              <table:table-cell office:value-type="float" office:value="0.764">
                <text:p>0.764</text:p>
              </table:table-cell>
              <table:table-cell office:value-type="float" office:value="0.777788">
                <text:p>0.777788</text:p>
              </table:table-cell>
              <table:table-cell office:value-type="float" office:value="0.7335">
                <text:p>0.7335</text:p>
              </table:table-cell>
              <table:table-cell office:value-type="float" office:value="0.878866">
                <text:p>0.878866</text:p>
              </table:table-cell>
              <table:table-cell office:value-type="float" office:value="0.7775">
                <text:p>0.7775</text:p>
              </table:table-cell>
              <table:table-cell office:value-type="float" office:value="0.772">
                <text:p>0.772</text:p>
              </table:table-cell>
              <table:table-cell office:value-type="float" office:value="0.780112">
                <text:p>0.780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1974">
                <text:p>0.791974</text:p>
              </table:table-cell>
              <table:table-cell office:value-type="float" office:value="0.739924">
                <text:p>0.739924</text:p>
              </table:table-cell>
              <table:table-cell office:value-type="float" office:value="0.779">
                <text:p>0.779</text:p>
              </table:table-cell>
              <table:table-cell office:value-type="float" office:value="0.744497">
                <text:p>0.744497</text:p>
              </table:table-cell>
              <table:table-cell office:value-type="float" office:value="0.753">
                <text:p>0.753</text:p>
              </table:table-cell>
              <table:table-cell office:value-type="float" office:value="0.789745">
                <text:p>0.789745</text:p>
              </table:table-cell>
              <table:table-cell office:value-type="float" office:value="0.77">
                <text:p>0.77</text:p>
              </table:table-cell>
              <table:table-cell office:value-type="float" office:value="0.773">
                <text:p>0.773</text:p>
              </table:table-cell>
              <table:table-cell office:value-type="float" office:value="0.787975">
                <text:p>0.7879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469">
                <text:p>0.79469</text:p>
              </table:table-cell>
              <table:table-cell office:value-type="float" office:value="0.886591">
                <text:p>0.886591</text:p>
              </table:table-cell>
              <table:table-cell office:value-type="float" office:value="0.7415">
                <text:p>0.7415</text:p>
              </table:table-cell>
              <table:table-cell office:value-type="float" office:value="0.744233">
                <text:p>0.744233</text:p>
              </table:table-cell>
              <table:table-cell office:value-type="float" office:value="0.738">
                <text:p>0.738</text:p>
              </table:table-cell>
              <table:table-cell office:value-type="float" office:value="0.840108">
                <text:p>0.840108</text:p>
              </table:table-cell>
              <table:table-cell office:value-type="float" office:value="0.788">
                <text:p>0.788</text:p>
              </table:table-cell>
              <table:table-cell office:value-type="float" office:value="0.77">
                <text:p>0.77</text:p>
              </table:table-cell>
              <table:table-cell office:value-type="float" office:value="0.770207">
                <text:p>0.770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939">
                <text:p>0.758939</text:p>
              </table:table-cell>
              <table:table-cell office:value-type="float" office:value="0.745215">
                <text:p>0.745215</text:p>
              </table:table-cell>
              <table:table-cell office:value-type="float" office:value="0.7725">
                <text:p>0.7725</text:p>
              </table:table-cell>
              <table:table-cell office:value-type="float" office:value="0.790239">
                <text:p>0.790239</text:p>
              </table:table-cell>
              <table:table-cell office:value-type="float" office:value="0.747">
                <text:p>0.747</text:p>
              </table:table-cell>
              <table:table-cell office:value-type="float" office:value="0.793856">
                <text:p>0.793856</text:p>
              </table:table-cell>
              <table:table-cell office:value-type="float" office:value="0.7415">
                <text:p>0.7415</text:p>
              </table:table-cell>
              <table:table-cell office:value-type="float" office:value="0.776">
                <text:p>0.776</text:p>
              </table:table-cell>
              <table:table-cell office:value-type="float" office:value="0.915014">
                <text:p>0.9150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9315">
                <text:p>0.79315</text:p>
              </table:table-cell>
              <table:table-cell office:value-type="float" office:value="0.743826">
                <text:p>0.743826</text:p>
              </table:table-cell>
              <table:table-cell office:value-type="float" office:value="0.779">
                <text:p>0.779</text:p>
              </table:table-cell>
              <table:table-cell office:value-type="float" office:value="0.748105">
                <text:p>0.748105</text:p>
              </table:table-cell>
              <table:table-cell office:value-type="float" office:value="0.743">
                <text:p>0.743</text:p>
              </table:table-cell>
              <table:table-cell office:value-type="float" office:value="0.804654">
                <text:p>0.804654</text:p>
              </table:table-cell>
              <table:table-cell office:value-type="float" office:value="0.7865">
                <text:p>0.7865</text:p>
              </table:table-cell>
              <table:table-cell office:value-type="float" office:value="0.772">
                <text:p>0.772</text:p>
              </table:table-cell>
              <table:table-cell office:value-type="float" office:value="0.760753">
                <text:p>0.7607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776">
                <text:p>0.755776</text:p>
              </table:table-cell>
              <table:table-cell office:value-type="float" office:value="0.737845">
                <text:p>0.737845</text:p>
              </table:table-cell>
              <table:table-cell office:value-type="float" office:value="0.7815">
                <text:p>0.7815</text:p>
              </table:table-cell>
              <table:table-cell office:value-type="float" office:value="0.787217">
                <text:p>0.787217</text:p>
              </table:table-cell>
              <table:table-cell office:value-type="float" office:value="0.733">
                <text:p>0.733</text:p>
              </table:table-cell>
              <table:table-cell office:value-type="float" office:value="0.873997">
                <text:p>0.873997</text:p>
              </table:table-cell>
              <table:table-cell office:value-type="float" office:value="0.7865">
                <text:p>0.7865</text:p>
              </table:table-cell>
              <table:table-cell office:value-type="float" office:value="0.7825">
                <text:p>0.7825</text:p>
              </table:table-cell>
              <table:table-cell office:value-type="float" office:value="0.75209">
                <text:p>0.75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0933">
                <text:p>0.780933</text:p>
              </table:table-cell>
              <table:table-cell office:value-type="float" office:value="0.725655">
                <text:p>0.725655</text:p>
              </table:table-cell>
              <table:table-cell office:value-type="float" office:value="0.787">
                <text:p>0.787</text:p>
              </table:table-cell>
              <table:table-cell office:value-type="float" office:value="0.777044">
                <text:p>0.777044</text:p>
              </table:table-cell>
              <table:table-cell office:value-type="float" office:value="0.7405">
                <text:p>0.7405</text:p>
              </table:table-cell>
              <table:table-cell office:value-type="float" office:value="0.806066">
                <text:p>0.806066</text:p>
              </table:table-cell>
              <table:table-cell office:value-type="float" office:value="0.788">
                <text:p>0.788</text:p>
              </table:table-cell>
              <table:table-cell office:value-type="float" office:value="0.7725">
                <text:p>0.7725</text:p>
              </table:table-cell>
              <table:table-cell office:value-type="float" office:value="0.742817">
                <text:p>0.742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2744">
                <text:p>0.762744</text:p>
              </table:table-cell>
              <table:table-cell office:value-type="float" office:value="0.730191">
                <text:p>0.730191</text:p>
              </table:table-cell>
              <table:table-cell office:value-type="float" office:value="0.7925">
                <text:p>0.7925</text:p>
              </table:table-cell>
              <table:table-cell office:value-type="float" office:value="0.771348">
                <text:p>0.771348</text:p>
              </table:table-cell>
              <table:table-cell office:value-type="float" office:value="0.754">
                <text:p>0.754</text:p>
              </table:table-cell>
              <table:table-cell office:value-type="float" office:value="0.796497">
                <text:p>0.796497</text:p>
              </table:table-cell>
              <table:table-cell office:value-type="float" office:value="0.787">
                <text:p>0.787</text:p>
              </table:table-cell>
              <table:table-cell office:value-type="float" office:value="0.7745">
                <text:p>0.7745</text:p>
              </table:table-cell>
              <table:table-cell office:value-type="float" office:value="0.770431">
                <text:p>0.7704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9482">
                <text:p>0.819482</text:p>
              </table:table-cell>
              <table:table-cell office:value-type="float" office:value="0.739546">
                <text:p>0.739546</text:p>
              </table:table-cell>
              <table:table-cell office:value-type="float" office:value="0.777">
                <text:p>0.777</text:p>
              </table:table-cell>
              <table:table-cell office:value-type="float" office:value="0.747632">
                <text:p>0.747632</text:p>
              </table:table-cell>
              <table:table-cell office:value-type="float" office:value="0.7485">
                <text:p>0.7485</text:p>
              </table:table-cell>
              <table:table-cell office:value-type="float" office:value="0.794556">
                <text:p>0.794556</text:p>
              </table:table-cell>
              <table:table-cell office:value-type="float" office:value="0.7845">
                <text:p>0.7845</text:p>
              </table:table-cell>
              <table:table-cell office:value-type="float" office:value="0.7665">
                <text:p>0.7665</text:p>
              </table:table-cell>
              <table:table-cell office:value-type="float" office:value="0.757208">
                <text:p>0.7572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3885">
                <text:p>0.743885</text:p>
              </table:table-cell>
              <table:table-cell office:value-type="float" office:value="0.740234">
                <text:p>0.740234</text:p>
              </table:table-cell>
              <table:table-cell office:value-type="float" office:value="0.7765">
                <text:p>0.7765</text:p>
              </table:table-cell>
              <table:table-cell office:value-type="float" office:value="0.829059">
                <text:p>0.829059</text:p>
              </table:table-cell>
              <table:table-cell office:value-type="float" office:value="0.743">
                <text:p>0.743</text:p>
              </table:table-cell>
              <table:table-cell office:value-type="float" office:value="0.837052">
                <text:p>0.837052</text:p>
              </table:table-cell>
              <table:table-cell office:value-type="float" office:value="0.7865">
                <text:p>0.7865</text:p>
              </table:table-cell>
              <table:table-cell office:value-type="float" office:value="0.782">
                <text:p>0.782</text:p>
              </table:table-cell>
              <table:table-cell office:value-type="float" office:value="0.774972">
                <text:p>0.77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317">
                <text:p>0.77317</text:p>
              </table:table-cell>
              <table:table-cell office:value-type="float" office:value="0.735103">
                <text:p>0.735103</text:p>
              </table:table-cell>
              <table:table-cell office:value-type="float" office:value="0.7825">
                <text:p>0.7825</text:p>
              </table:table-cell>
              <table:table-cell office:value-type="float" office:value="0.743811">
                <text:p>0.743811</text:p>
              </table:table-cell>
              <table:table-cell office:value-type="float" office:value="0.7485">
                <text:p>0.7485</text:p>
              </table:table-cell>
              <table:table-cell office:value-type="float" office:value="0.815508">
                <text:p>0.815508</text:p>
              </table:table-cell>
              <table:table-cell office:value-type="float" office:value="0.786">
                <text:p>0.786</text:p>
              </table:table-cell>
              <table:table-cell office:value-type="float" office:value="0.7725">
                <text:p>0.7725</text:p>
              </table:table-cell>
              <table:table-cell office:value-type="float" office:value="0.769769">
                <text:p>0.7697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11479">
                <text:p>0.811479</text:p>
              </table:table-cell>
              <table:table-cell office:value-type="float" office:value="0.732993">
                <text:p>0.732993</text:p>
              </table:table-cell>
              <table:table-cell office:value-type="float" office:value="0.7805">
                <text:p>0.7805</text:p>
              </table:table-cell>
              <table:table-cell office:value-type="float" office:value="0.781077">
                <text:p>0.781077</text:p>
              </table:table-cell>
              <table:table-cell office:value-type="float" office:value="0.742">
                <text:p>0.742</text:p>
              </table:table-cell>
              <table:table-cell office:value-type="float" office:value="0.802323">
                <text:p>0.802323</text:p>
              </table:table-cell>
              <table:table-cell office:value-type="float" office:value="0.7945">
                <text:p>0.7945</text:p>
              </table:table-cell>
              <table:table-cell office:value-type="float" office:value="0.765">
                <text:p>0.765</text:p>
              </table:table-cell>
              <table:table-cell office:value-type="float" office:value="0.731707">
                <text:p>0.7317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8681">
                <text:p>0.748681</text:p>
              </table:table-cell>
              <table:table-cell office:value-type="float" office:value="0.729365">
                <text:p>0.729365</text:p>
              </table:table-cell>
              <table:table-cell office:value-type="float" office:value="0.788">
                <text:p>0.788</text:p>
              </table:table-cell>
              <table:table-cell office:value-type="float" office:value="0.845863">
                <text:p>0.845863</text:p>
              </table:table-cell>
              <table:table-cell office:value-type="float" office:value="0.7545">
                <text:p>0.7545</text:p>
              </table:table-cell>
              <table:table-cell office:value-type="float" office:value="0.808088">
                <text:p>0.808088</text:p>
              </table:table-cell>
              <table:table-cell office:value-type="float" office:value="0.7795">
                <text:p>0.7795</text:p>
              </table:table-cell>
              <table:table-cell office:value-type="float" office:value="0.777">
                <text:p>0.777</text:p>
              </table:table-cell>
              <table:table-cell office:value-type="float" office:value="0.78829">
                <text:p>0.788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6499">
                <text:p>0.76499</text:p>
              </table:table-cell>
              <table:table-cell office:value-type="float" office:value="0.772594">
                <text:p>0.772594</text:p>
              </table:table-cell>
              <table:table-cell office:value-type="float" office:value="0.7665">
                <text:p>0.7665</text:p>
              </table:table-cell>
              <table:table-cell office:value-type="float" office:value="0.75907">
                <text:p>0.75907</text:p>
              </table:table-cell>
              <table:table-cell office:value-type="float" office:value="0.7575">
                <text:p>0.7575</text:p>
              </table:table-cell>
              <table:table-cell office:value-type="float" office:value="0.774167">
                <text:p>0.774167</text:p>
              </table:table-cell>
              <table:table-cell office:value-type="float" office:value="0.8015">
                <text:p>0.8015</text:p>
              </table:table-cell>
              <table:table-cell office:value-type="float" office:value="0.78">
                <text:p>0.78</text:p>
              </table:table-cell>
              <table:table-cell office:value-type="float" office:value="0.74854">
                <text:p>0.748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5472">
                <text:p>0.785472</text:p>
              </table:table-cell>
              <table:table-cell office:value-type="float" office:value="0.723142">
                <text:p>0.723142</text:p>
              </table:table-cell>
              <table:table-cell office:value-type="float" office:value="0.786">
                <text:p>0.786</text:p>
              </table:table-cell>
              <table:table-cell office:value-type="float" office:value="0.776664">
                <text:p>0.776664</text:p>
              </table:table-cell>
              <table:table-cell office:value-type="float" office:value="0.772">
                <text:p>0.772</text:p>
              </table:table-cell>
              <table:table-cell office:value-type="float" office:value="0.757695">
                <text:p>0.757695</text:p>
              </table:table-cell>
              <table:table-cell office:value-type="float" office:value="0.7935">
                <text:p>0.7935</text:p>
              </table:table-cell>
              <table:table-cell office:value-type="float" office:value="0.7705">
                <text:p>0.7705</text:p>
              </table:table-cell>
              <table:table-cell office:value-type="float" office:value="0.765531">
                <text:p>0.765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2542">
                <text:p>0.732542</text:p>
              </table:table-cell>
              <table:table-cell office:value-type="float" office:value="0.744985">
                <text:p>0.744985</text:p>
              </table:table-cell>
              <table:table-cell office:value-type="float" office:value="0.782">
                <text:p>0.782</text:p>
              </table:table-cell>
              <table:table-cell office:value-type="float" office:value="0.730605">
                <text:p>0.730605</text:p>
              </table:table-cell>
              <table:table-cell office:value-type="float" office:value="0.7665">
                <text:p>0.7665</text:p>
              </table:table-cell>
              <table:table-cell office:value-type="float" office:value="0.760009">
                <text:p>0.760009</text:p>
              </table:table-cell>
              <table:table-cell office:value-type="float" office:value="0.7815">
                <text:p>0.7815</text:p>
              </table:table-cell>
              <table:table-cell office:value-type="float" office:value="0.779">
                <text:p>0.779</text:p>
              </table:table-cell>
              <table:table-cell office:value-type="float" office:value="0.758651">
                <text:p>0.758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48669">
                <text:p>0.748669</text:p>
              </table:table-cell>
              <table:table-cell office:value-type="float" office:value="0.783793">
                <text:p>0.783793</text:p>
              </table:table-cell>
              <table:table-cell office:value-type="float" office:value="0.76">
                <text:p>0.76</text:p>
              </table:table-cell>
              <table:table-cell office:value-type="float" office:value="0.770823">
                <text:p>0.770823</text:p>
              </table:table-cell>
              <table:table-cell office:value-type="float" office:value="0.759">
                <text:p>0.759</text:p>
              </table:table-cell>
              <table:table-cell office:value-type="float" office:value="0.770533">
                <text:p>0.770533</text:p>
              </table:table-cell>
              <table:table-cell office:value-type="float" office:value="0.7815">
                <text:p>0.7815</text:p>
              </table:table-cell>
              <table:table-cell office:value-type="float" office:value="0.78">
                <text:p>0.78</text:p>
              </table:table-cell>
              <table:table-cell office:value-type="float" office:value="0.766482">
                <text:p>0.7664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0764">
                <text:p>0.770764</text:p>
              </table:table-cell>
              <table:table-cell office:value-type="float" office:value="0.727718">
                <text:p>0.727718</text:p>
              </table:table-cell>
              <table:table-cell office:value-type="float" office:value="0.785">
                <text:p>0.785</text:p>
              </table:table-cell>
              <table:table-cell office:value-type="float" office:value="0.771015">
                <text:p>0.771015</text:p>
              </table:table-cell>
              <table:table-cell office:value-type="float" office:value="0.765">
                <text:p>0.765</text:p>
              </table:table-cell>
              <table:table-cell office:value-type="float" office:value="0.776226">
                <text:p>0.776226</text:p>
              </table:table-cell>
              <table:table-cell office:value-type="float" office:value="0.7885">
                <text:p>0.7885</text:p>
              </table:table-cell>
              <table:table-cell office:value-type="float" office:value="0.7745">
                <text:p>0.7745</text:p>
              </table:table-cell>
              <table:table-cell office:value-type="float" office:value="0.747523">
                <text:p>0.747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52302">
                <text:p>0.752302</text:p>
              </table:table-cell>
              <table:table-cell office:value-type="float" office:value="0.761374">
                <text:p>0.761374</text:p>
              </table:table-cell>
              <table:table-cell office:value-type="float" office:value="0.7715">
                <text:p>0.7715</text:p>
              </table:table-cell>
              <table:table-cell office:value-type="float" office:value="0.727947">
                <text:p>0.727947</text:p>
              </table:table-cell>
              <table:table-cell office:value-type="float" office:value="0.777">
                <text:p>0.777</text:p>
              </table:table-cell>
              <table:table-cell office:value-type="float" office:value="0.741153">
                <text:p>0.741153</text:p>
              </table:table-cell>
              <table:table-cell office:value-type="float" office:value="0.7905">
                <text:p>0.7905</text:p>
              </table:table-cell>
              <table:table-cell office:value-type="float" office:value="0.781">
                <text:p>0.781</text:p>
              </table:table-cell>
              <table:table-cell office:value-type="float" office:value="0.763735">
                <text:p>0.763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3819">
                <text:p>0.83819</text:p>
              </table:table-cell>
              <table:table-cell office:value-type="float" office:value="0.76648">
                <text:p>0.76648</text:p>
              </table:table-cell>
              <table:table-cell office:value-type="float" office:value="0.775">
                <text:p>0.775</text:p>
              </table:table-cell>
              <table:table-cell office:value-type="float" office:value="0.72881">
                <text:p>0.72881</text:p>
              </table:table-cell>
              <table:table-cell office:value-type="float" office:value="0.77">
                <text:p>0.77</text:p>
              </table:table-cell>
              <table:table-cell office:value-type="float" office:value="0.754325">
                <text:p>0.754325</text:p>
              </table:table-cell>
              <table:table-cell office:value-type="float" office:value="0.8055">
                <text:p>0.8055</text:p>
              </table:table-cell>
              <table:table-cell office:value-type="float" office:value="0.751">
                <text:p>0.751</text:p>
              </table:table-cell>
              <table:table-cell office:value-type="float" office:value="0.745672">
                <text:p>0.7456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64772">
                <text:p>0.764772</text:p>
              </table:table-cell>
              <table:table-cell office:value-type="float" office:value="0.727984">
                <text:p>0.727984</text:p>
              </table:table-cell>
              <table:table-cell office:value-type="float" office:value="0.7845">
                <text:p>0.7845</text:p>
              </table:table-cell>
              <table:table-cell office:value-type="float" office:value="0.758705">
                <text:p>0.758705</text:p>
              </table:table-cell>
              <table:table-cell office:value-type="float" office:value="0.7615">
                <text:p>0.7615</text:p>
              </table:table-cell>
              <table:table-cell office:value-type="float" office:value="0.783658">
                <text:p>0.783658</text:p>
              </table:table-cell>
              <table:table-cell office:value-type="float" office:value="0.7905">
                <text:p>0.7905</text:p>
              </table:table-cell>
              <table:table-cell office:value-type="float" office:value="0.779">
                <text:p>0.779</text:p>
              </table:table-cell>
              <table:table-cell office:value-type="float" office:value="0.75392">
                <text:p>0.753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53841">
                <text:p>0.753841</text:p>
              </table:table-cell>
              <table:table-cell office:value-type="float" office:value="0.733751">
                <text:p>0.733751</text:p>
              </table:table-cell>
              <table:table-cell office:value-type="float" office:value="0.7825">
                <text:p>0.7825</text:p>
              </table:table-cell>
              <table:table-cell office:value-type="float" office:value="0.793619">
                <text:p>0.793619</text:p>
              </table:table-cell>
              <table:table-cell office:value-type="float" office:value="0.754">
                <text:p>0.754</text:p>
              </table:table-cell>
              <table:table-cell office:value-type="float" office:value="0.808288">
                <text:p>0.808288</text:p>
              </table:table-cell>
              <table:table-cell office:value-type="float" office:value="0.7945">
                <text:p>0.7945</text:p>
              </table:table-cell>
              <table:table-cell office:value-type="float" office:value="0.777">
                <text:p>0.777</text:p>
              </table:table-cell>
              <table:table-cell office:value-type="float" office:value="0.742802">
                <text:p>0.7428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50617">
                <text:p>0.750617</text:p>
              </table:table-cell>
              <table:table-cell office:value-type="float" office:value="0.738342">
                <text:p>0.738342</text:p>
              </table:table-cell>
              <table:table-cell office:value-type="float" office:value="0.7825">
                <text:p>0.7825</text:p>
              </table:table-cell>
              <table:table-cell office:value-type="float" office:value="0.743634">
                <text:p>0.743634</text:p>
              </table:table-cell>
              <table:table-cell office:value-type="float" office:value="0.7365">
                <text:p>0.7365</text:p>
              </table:table-cell>
              <table:table-cell office:value-type="float" office:value="0.840595">
                <text:p>0.840595</text:p>
              </table:table-cell>
              <table:table-cell office:value-type="float" office:value="0.7925">
                <text:p>0.7925</text:p>
              </table:table-cell>
              <table:table-cell office:value-type="float" office:value="0.779">
                <text:p>0.779</text:p>
              </table:table-cell>
              <table:table-cell office:value-type="float" office:value="0.750293">
                <text:p>0.750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53463">
                <text:p>0.753463</text:p>
              </table:table-cell>
              <table:table-cell office:value-type="float" office:value="0.735583">
                <text:p>0.735583</text:p>
              </table:table-cell>
              <table:table-cell office:value-type="float" office:value="0.78">
                <text:p>0.78</text:p>
              </table:table-cell>
              <table:table-cell office:value-type="float" office:value="0.734309">
                <text:p>0.734309</text:p>
              </table:table-cell>
              <table:table-cell office:value-type="float" office:value="0.7545">
                <text:p>0.7545</text:p>
              </table:table-cell>
              <table:table-cell office:value-type="float" office:value="0.796664">
                <text:p>0.796664</text:p>
              </table:table-cell>
              <table:table-cell office:value-type="float" office:value="0.7925">
                <text:p>0.7925</text:p>
              </table:table-cell>
              <table:table-cell office:value-type="float" office:value="0.78">
                <text:p>0.78</text:p>
              </table:table-cell>
              <table:table-cell office:value-type="float" office:value="0.751929">
                <text:p>0.7519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90449">
                <text:p>0.790449</text:p>
              </table:table-cell>
              <table:table-cell office:value-type="float" office:value="0.715585">
                <text:p>0.715585</text:p>
              </table:table-cell>
              <table:table-cell office:value-type="float" office:value="0.787">
                <text:p>0.787</text:p>
              </table:table-cell>
              <table:table-cell office:value-type="float" office:value="0.759185">
                <text:p>0.759185</text:p>
              </table:table-cell>
              <table:table-cell office:value-type="float" office:value="0.757">
                <text:p>0.757</text:p>
              </table:table-cell>
              <table:table-cell office:value-type="float" office:value="0.801917">
                <text:p>0.801917</text:p>
              </table:table-cell>
              <table:table-cell office:value-type="float" office:value="0.7765">
                <text:p>0.7765</text:p>
              </table:table-cell>
              <table:table-cell office:value-type="float" office:value="0.7755">
                <text:p>0.7755</text:p>
              </table:table-cell>
              <table:table-cell office:value-type="float" office:value="0.810681">
                <text:p>0.810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55766">
                <text:p>0.755766</text:p>
              </table:table-cell>
              <table:table-cell office:value-type="float" office:value="0.720065">
                <text:p>0.720065</text:p>
              </table:table-cell>
              <table:table-cell office:value-type="float" office:value="0.7845">
                <text:p>0.7845</text:p>
              </table:table-cell>
              <table:table-cell office:value-type="float" office:value="0.751406">
                <text:p>0.751406</text:p>
              </table:table-cell>
              <table:table-cell office:value-type="float" office:value="0.763">
                <text:p>0.763</text:p>
              </table:table-cell>
              <table:table-cell office:value-type="float" office:value="0.763909">
                <text:p>0.763909</text:p>
              </table:table-cell>
              <table:table-cell office:value-type="float" office:value="0.788">
                <text:p>0.788</text:p>
              </table:table-cell>
              <table:table-cell office:value-type="float" office:value="0.779">
                <text:p>0.779</text:p>
              </table:table-cell>
              <table:table-cell office:value-type="float" office:value="0.779095">
                <text:p>0.779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42281">
                <text:p>0.742281</text:p>
              </table:table-cell>
              <table:table-cell office:value-type="float" office:value="0.699633">
                <text:p>0.699633</text:p>
              </table:table-cell>
              <table:table-cell office:value-type="float" office:value="0.7865">
                <text:p>0.7865</text:p>
              </table:table-cell>
              <table:table-cell office:value-type="float" office:value="0.784217">
                <text:p>0.784217</text:p>
              </table:table-cell>
              <table:table-cell office:value-type="float" office:value="0.7285">
                <text:p>0.7285</text:p>
              </table:table-cell>
              <table:table-cell office:value-type="float" office:value="0.859003">
                <text:p>0.859003</text:p>
              </table:table-cell>
              <table:table-cell office:value-type="float" office:value="0.798">
                <text:p>0.798</text:p>
              </table:table-cell>
              <table:table-cell office:value-type="float" office:value="0.7765">
                <text:p>0.7765</text:p>
              </table:table-cell>
              <table:table-cell office:value-type="float" office:value="0.76116">
                <text:p>0.76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39399">
                <text:p>0.739399</text:p>
              </table:table-cell>
              <table:table-cell office:value-type="float" office:value="0.690134">
                <text:p>0.690134</text:p>
              </table:table-cell>
              <table:table-cell office:value-type="float" office:value="0.7975">
                <text:p>0.7975</text:p>
              </table:table-cell>
              <table:table-cell office:value-type="float" office:value="0.775579">
                <text:p>0.775579</text:p>
              </table:table-cell>
              <table:table-cell office:value-type="float" office:value="0.76">
                <text:p>0.76</text:p>
              </table:table-cell>
              <table:table-cell office:value-type="float" office:value="0.794069">
                <text:p>0.794069</text:p>
              </table:table-cell>
              <table:table-cell office:value-type="float" office:value="0.7915">
                <text:p>0.7915</text:p>
              </table:table-cell>
              <table:table-cell office:value-type="float" office:value="0.7865">
                <text:p>0.7865</text:p>
              </table:table-cell>
              <table:table-cell office:value-type="float" office:value="0.80149">
                <text:p>0.801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90274">
                <text:p>0.790274</text:p>
              </table:table-cell>
              <table:table-cell office:value-type="float" office:value="0.717457">
                <text:p>0.717457</text:p>
              </table:table-cell>
              <table:table-cell office:value-type="float" office:value="0.7835">
                <text:p>0.7835</text:p>
              </table:table-cell>
              <table:table-cell office:value-type="float" office:value="0.79187">
                <text:p>0.79187</text:p>
              </table:table-cell>
              <table:table-cell office:value-type="float" office:value="0.753">
                <text:p>0.753</text:p>
              </table:table-cell>
              <table:table-cell office:value-type="float" office:value="0.810217">
                <text:p>0.810217</text:p>
              </table:table-cell>
              <table:table-cell office:value-type="float" office:value="0.786">
                <text:p>0.786</text:p>
              </table:table-cell>
              <table:table-cell office:value-type="float" office:value="0.7715">
                <text:p>0.7715</text:p>
              </table:table-cell>
              <table:table-cell office:value-type="float" office:value="0.762761">
                <text:p>0.762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4042">
                <text:p>0.784042</text:p>
              </table:table-cell>
              <table:table-cell office:value-type="float" office:value="0.748885">
                <text:p>0.748885</text:p>
              </table:table-cell>
              <table:table-cell office:value-type="float" office:value="0.7775">
                <text:p>0.7775</text:p>
              </table:table-cell>
              <table:table-cell office:value-type="float" office:value="0.735001">
                <text:p>0.735001</text:p>
              </table:table-cell>
              <table:table-cell office:value-type="float" office:value="0.7535">
                <text:p>0.7535</text:p>
              </table:table-cell>
              <table:table-cell office:value-type="float" office:value="0.803738">
                <text:p>0.803738</text:p>
              </table:table-cell>
              <table:table-cell office:value-type="float" office:value="0.7835">
                <text:p>0.7835</text:p>
              </table:table-cell>
              <table:table-cell office:value-type="float" office:value="0.779">
                <text:p>0.779</text:p>
              </table:table-cell>
              <table:table-cell office:value-type="float" office:value="0.748331">
                <text:p>0.7483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41624">
                <text:p>0.741624</text:p>
              </table:table-cell>
              <table:table-cell office:value-type="float" office:value="0.771397">
                <text:p>0.771397</text:p>
              </table:table-cell>
              <table:table-cell office:value-type="float" office:value="0.7685">
                <text:p>0.7685</text:p>
              </table:table-cell>
              <table:table-cell office:value-type="float" office:value="0.746035">
                <text:p>0.746035</text:p>
              </table:table-cell>
              <table:table-cell office:value-type="float" office:value="0.773">
                <text:p>0.773</text:p>
              </table:table-cell>
              <table:table-cell office:value-type="float" office:value="0.732028">
                <text:p>0.732028</text:p>
              </table:table-cell>
              <table:table-cell office:value-type="float" office:value="0.8075">
                <text:p>0.8075</text:p>
              </table:table-cell>
              <table:table-cell office:value-type="float" office:value="0.7925">
                <text:p>0.7925</text:p>
              </table:table-cell>
              <table:table-cell office:value-type="float" office:value="0.735483">
                <text:p>0.7354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30109">
                <text:p>0.730109</text:p>
              </table:table-cell>
              <table:table-cell office:value-type="float" office:value="0.756938">
                <text:p>0.756938</text:p>
              </table:table-cell>
              <table:table-cell office:value-type="float" office:value="0.78">
                <text:p>0.78</text:p>
              </table:table-cell>
              <table:table-cell office:value-type="float" office:value="0.753894">
                <text:p>0.753894</text:p>
              </table:table-cell>
              <table:table-cell office:value-type="float" office:value="0.7705">
                <text:p>0.7705</text:p>
              </table:table-cell>
              <table:table-cell office:value-type="float" office:value="0.767788">
                <text:p>0.767788</text:p>
              </table:table-cell>
              <table:table-cell office:value-type="float" office:value="0.7885">
                <text:p>0.7885</text:p>
              </table:table-cell>
              <table:table-cell office:value-type="float" office:value="0.7875">
                <text:p>0.7875</text:p>
              </table:table-cell>
              <table:table-cell office:value-type="float" office:value="0.793071">
                <text:p>0.7930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43288">
                <text:p>0.743288</text:p>
              </table:table-cell>
              <table:table-cell office:value-type="float" office:value="0.722178">
                <text:p>0.722178</text:p>
              </table:table-cell>
              <table:table-cell office:value-type="float" office:value="0.7905">
                <text:p>0.7905</text:p>
              </table:table-cell>
              <table:table-cell office:value-type="float" office:value="0.784194">
                <text:p>0.784194</text:p>
              </table:table-cell>
              <table:table-cell office:value-type="float" office:value="0.7565">
                <text:p>0.7565</text:p>
              </table:table-cell>
              <table:table-cell office:value-type="float" office:value="0.788135">
                <text:p>0.788135</text:p>
              </table:table-cell>
              <table:table-cell office:value-type="float" office:value="0.783">
                <text:p>0.783</text:p>
              </table:table-cell>
              <table:table-cell office:value-type="float" office:value="0.7825">
                <text:p>0.7825</text:p>
              </table:table-cell>
              <table:table-cell office:value-type="float" office:value="0.777993">
                <text:p>0.777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0679">
                <text:p>0.770679</text:p>
              </table:table-cell>
              <table:table-cell office:value-type="float" office:value="0.703381">
                <text:p>0.703381</text:p>
              </table:table-cell>
              <table:table-cell office:value-type="float" office:value="0.7865">
                <text:p>0.7865</text:p>
              </table:table-cell>
              <table:table-cell office:value-type="float" office:value="0.737432">
                <text:p>0.737432</text:p>
              </table:table-cell>
              <table:table-cell office:value-type="float" office:value="0.7615">
                <text:p>0.7615</text:p>
              </table:table-cell>
              <table:table-cell office:value-type="float" office:value="0.763117">
                <text:p>0.763117</text:p>
              </table:table-cell>
              <table:table-cell office:value-type="float" office:value="0.7885">
                <text:p>0.7885</text:p>
              </table:table-cell>
              <table:table-cell office:value-type="float" office:value="0.771">
                <text:p>0.771</text:p>
              </table:table-cell>
              <table:table-cell office:value-type="float" office:value="0.777232">
                <text:p>0.7772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50479">
                <text:p>0.750479</text:p>
              </table:table-cell>
              <table:table-cell office:value-type="float" office:value="0.702194">
                <text:p>0.702194</text:p>
              </table:table-cell>
              <table:table-cell office:value-type="float" office:value="0.7875">
                <text:p>0.7875</text:p>
              </table:table-cell>
              <table:table-cell office:value-type="float" office:value="0.80125">
                <text:p>0.80125</text:p>
              </table:table-cell>
              <table:table-cell office:value-type="float" office:value="0.757">
                <text:p>0.757</text:p>
              </table:table-cell>
              <table:table-cell office:value-type="float" office:value="0.763773">
                <text:p>0.763773</text:p>
              </table:table-cell>
              <table:table-cell office:value-type="float" office:value="0.7865">
                <text:p>0.7865</text:p>
              </table:table-cell>
              <table:table-cell office:value-type="float" office:value="0.784">
                <text:p>0.784</text:p>
              </table:table-cell>
              <table:table-cell office:value-type="float" office:value="0.752172">
                <text:p>0.7521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56179">
                <text:p>0.756179</text:p>
              </table:table-cell>
              <table:table-cell office:value-type="float" office:value="0.743859">
                <text:p>0.743859</text:p>
              </table:table-cell>
              <table:table-cell office:value-type="float" office:value="0.7805">
                <text:p>0.7805</text:p>
              </table:table-cell>
              <table:table-cell office:value-type="float" office:value="0.818391">
                <text:p>0.818391</text:p>
              </table:table-cell>
              <table:table-cell office:value-type="float" office:value="0.7645">
                <text:p>0.7645</text:p>
              </table:table-cell>
              <table:table-cell office:value-type="float" office:value="0.775811">
                <text:p>0.775811</text:p>
              </table:table-cell>
              <table:table-cell office:value-type="float" office:value="0.797">
                <text:p>0.797</text:p>
              </table:table-cell>
              <table:table-cell office:value-type="float" office:value="0.7765">
                <text:p>0.7765</text:p>
              </table:table-cell>
              <table:table-cell office:value-type="float" office:value="0.730618">
                <text:p>0.7306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48843">
                <text:p>0.748843</text:p>
              </table:table-cell>
              <table:table-cell office:value-type="float" office:value="0.743187">
                <text:p>0.743187</text:p>
              </table:table-cell>
              <table:table-cell office:value-type="float" office:value="0.7805">
                <text:p>0.7805</text:p>
              </table:table-cell>
              <table:table-cell office:value-type="float" office:value="0.73672">
                <text:p>0.73672</text:p>
              </table:table-cell>
              <table:table-cell office:value-type="float" office:value="0.7835">
                <text:p>0.7835</text:p>
              </table:table-cell>
              <table:table-cell office:value-type="float" office:value="0.750163">
                <text:p>0.750163</text:p>
              </table:table-cell>
              <table:table-cell office:value-type="float" office:value="0.7925">
                <text:p>0.7925</text:p>
              </table:table-cell>
              <table:table-cell office:value-type="float" office:value="0.785">
                <text:p>0.785</text:p>
              </table:table-cell>
              <table:table-cell office:value-type="float" office:value="0.730883">
                <text:p>0.7308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5756">
                <text:p>0.725756</text:p>
              </table:table-cell>
              <table:table-cell office:value-type="float" office:value="0.729866">
                <text:p>0.729866</text:p>
              </table:table-cell>
              <table:table-cell office:value-type="float" office:value="0.785">
                <text:p>0.785</text:p>
              </table:table-cell>
              <table:table-cell office:value-type="float" office:value="0.740735">
                <text:p>0.740735</text:p>
              </table:table-cell>
              <table:table-cell office:value-type="float" office:value="0.761">
                <text:p>0.761</text:p>
              </table:table-cell>
              <table:table-cell office:value-type="float" office:value="0.7546">
                <text:p>0.7546</text:p>
              </table:table-cell>
              <table:table-cell office:value-type="float" office:value="0.795">
                <text:p>0.795</text:p>
              </table:table-cell>
              <table:table-cell office:value-type="float" office:value="0.793">
                <text:p>0.793</text:p>
              </table:table-cell>
              <table:table-cell office:value-type="float" office:value="0.751069">
                <text:p>0.7510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60031">
                <text:p>0.760031</text:p>
              </table:table-cell>
              <table:table-cell office:value-type="float" office:value="0.702047">
                <text:p>0.702047</text:p>
              </table:table-cell>
              <table:table-cell office:value-type="float" office:value="0.7945">
                <text:p>0.7945</text:p>
              </table:table-cell>
              <table:table-cell office:value-type="float" office:value="0.740265">
                <text:p>0.740265</text:p>
              </table:table-cell>
              <table:table-cell office:value-type="float" office:value="0.783">
                <text:p>0.783</text:p>
              </table:table-cell>
              <table:table-cell office:value-type="float" office:value="0.741301">
                <text:p>0.741301</text:p>
              </table:table-cell>
              <table:table-cell office:value-type="float" office:value="0.7925">
                <text:p>0.7925</text:p>
              </table:table-cell>
              <table:table-cell office:value-type="float" office:value="0.7825">
                <text:p>0.7825</text:p>
              </table:table-cell>
              <table:table-cell office:value-type="float" office:value="0.787555">
                <text:p>0.787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473">
                <text:p>0.72473</text:p>
              </table:table-cell>
              <table:table-cell office:value-type="float" office:value="0.70657">
                <text:p>0.70657</text:p>
              </table:table-cell>
              <table:table-cell office:value-type="float" office:value="0.7895">
                <text:p>0.7895</text:p>
              </table:table-cell>
              <table:table-cell office:value-type="float" office:value="0.712623">
                <text:p>0.712623</text:p>
              </table:table-cell>
              <table:table-cell office:value-type="float" office:value="0.7625">
                <text:p>0.7625</text:p>
              </table:table-cell>
              <table:table-cell office:value-type="float" office:value="0.798046">
                <text:p>0.798046</text:p>
              </table:table-cell>
              <table:table-cell office:value-type="float" office:value="0.794">
                <text:p>0.794</text:p>
              </table:table-cell>
              <table:table-cell office:value-type="float" office:value="0.7855">
                <text:p>0.7855</text:p>
              </table:table-cell>
              <table:table-cell office:value-type="float" office:value="0.773448">
                <text:p>0.7734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41485">
                <text:p>0.741485</text:p>
              </table:table-cell>
              <table:table-cell office:value-type="float" office:value="0.778533">
                <text:p>0.778533</text:p>
              </table:table-cell>
              <table:table-cell office:value-type="float" office:value="0.767">
                <text:p>0.767</text:p>
              </table:table-cell>
              <table:table-cell office:value-type="float" office:value="0.713478">
                <text:p>0.713478</text:p>
              </table:table-cell>
              <table:table-cell office:value-type="float" office:value="0.766">
                <text:p>0.766</text:p>
              </table:table-cell>
              <table:table-cell office:value-type="float" office:value="0.774072">
                <text:p>0.774072</text:p>
              </table:table-cell>
              <table:table-cell office:value-type="float" office:value="0.792">
                <text:p>0.792</text:p>
              </table:table-cell>
              <table:table-cell office:value-type="float" office:value="0.7815">
                <text:p>0.7815</text:p>
              </table:table-cell>
              <table:table-cell office:value-type="float" office:value="0.756007">
                <text:p>0.756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40814">
                <text:p>0.740814</text:p>
              </table:table-cell>
              <table:table-cell office:value-type="float" office:value="0.71643">
                <text:p>0.71643</text:p>
              </table:table-cell>
              <table:table-cell office:value-type="float" office:value="0.787">
                <text:p>0.787</text:p>
              </table:table-cell>
              <table:table-cell office:value-type="float" office:value="0.75305">
                <text:p>0.75305</text:p>
              </table:table-cell>
              <table:table-cell office:value-type="float" office:value="0.779">
                <text:p>0.779</text:p>
              </table:table-cell>
              <table:table-cell office:value-type="float" office:value="0.777614">
                <text:p>0.777614</text:p>
              </table:table-cell>
              <table:table-cell office:value-type="float" office:value="0.7945">
                <text:p>0.7945</text:p>
              </table:table-cell>
              <table:table-cell office:value-type="float" office:value="0.775">
                <text:p>0.775</text:p>
              </table:table-cell>
              <table:table-cell office:value-type="float" office:value="0.743054">
                <text:p>0.7430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9218">
                <text:p>0.739218</text:p>
              </table:table-cell>
              <table:table-cell office:value-type="float" office:value="0.730639">
                <text:p>0.730639</text:p>
              </table:table-cell>
              <table:table-cell office:value-type="float" office:value="0.7795">
                <text:p>0.7795</text:p>
              </table:table-cell>
              <table:table-cell office:value-type="float" office:value="0.761799">
                <text:p>0.761799</text:p>
              </table:table-cell>
              <table:table-cell office:value-type="float" office:value="0.776">
                <text:p>0.776</text:p>
              </table:table-cell>
              <table:table-cell office:value-type="float" office:value="0.75378">
                <text:p>0.75378</text:p>
              </table:table-cell>
              <table:table-cell office:value-type="float" office:value="0.7845">
                <text:p>0.7845</text:p>
              </table:table-cell>
              <table:table-cell office:value-type="float" office:value="0.784">
                <text:p>0.784</text:p>
              </table:table-cell>
              <table:table-cell office:value-type="float" office:value="0.775271">
                <text:p>0.7752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6047">
                <text:p>0.746047</text:p>
              </table:table-cell>
              <table:table-cell office:value-type="float" office:value="0.700489">
                <text:p>0.700489</text:p>
              </table:table-cell>
              <table:table-cell office:value-type="float" office:value="0.7935">
                <text:p>0.7935</text:p>
              </table:table-cell>
              <table:table-cell office:value-type="float" office:value="0.830839">
                <text:p>0.830839</text:p>
              </table:table-cell>
              <table:table-cell office:value-type="float" office:value="0.7685">
                <text:p>0.7685</text:p>
              </table:table-cell>
              <table:table-cell office:value-type="float" office:value="0.759133">
                <text:p>0.759133</text:p>
              </table:table-cell>
              <table:table-cell office:value-type="float" office:value="0.793">
                <text:p>0.793</text:p>
              </table:table-cell>
              <table:table-cell office:value-type="float" office:value="0.7805">
                <text:p>0.7805</text:p>
              </table:table-cell>
              <table:table-cell office:value-type="float" office:value="0.769307">
                <text:p>0.7693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31609">
                <text:p>0.731609</text:p>
              </table:table-cell>
              <table:table-cell office:value-type="float" office:value="0.711504">
                <text:p>0.711504</text:p>
              </table:table-cell>
              <table:table-cell office:value-type="float" office:value="0.793">
                <text:p>0.793</text:p>
              </table:table-cell>
              <table:table-cell office:value-type="float" office:value="0.790747">
                <text:p>0.790747</text:p>
              </table:table-cell>
              <table:table-cell office:value-type="float" office:value="0.777">
                <text:p>0.777</text:p>
              </table:table-cell>
              <table:table-cell office:value-type="float" office:value="0.736391">
                <text:p>0.736391</text:p>
              </table:table-cell>
              <table:table-cell office:value-type="float" office:value="0.7655">
                <text:p>0.7655</text:p>
              </table:table-cell>
              <table:table-cell office:value-type="float" office:value="0.786">
                <text:p>0.786</text:p>
              </table:table-cell>
              <table:table-cell office:value-type="float" office:value="0.845293">
                <text:p>0.845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8786">
                <text:p>0.748786</text:p>
              </table:table-cell>
              <table:table-cell office:value-type="float" office:value="0.703919">
                <text:p>0.703919</text:p>
              </table:table-cell>
              <table:table-cell office:value-type="float" office:value="0.7895">
                <text:p>0.7895</text:p>
              </table:table-cell>
              <table:table-cell office:value-type="float" office:value="0.775883">
                <text:p>0.775883</text:p>
              </table:table-cell>
              <table:table-cell office:value-type="float" office:value="0.7755">
                <text:p>0.7755</text:p>
              </table:table-cell>
              <table:table-cell office:value-type="float" office:value="0.746869">
                <text:p>0.746869</text:p>
              </table:table-cell>
              <table:table-cell office:value-type="float" office:value="0.798">
                <text:p>0.798</text:p>
              </table:table-cell>
              <table:table-cell office:value-type="float" office:value="0.7795">
                <text:p>0.7795</text:p>
              </table:table-cell>
              <table:table-cell office:value-type="float" office:value="0.774595">
                <text:p>0.7745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1202">
                <text:p>0.71202</text:p>
              </table:table-cell>
              <table:table-cell office:value-type="float" office:value="0.692384">
                <text:p>0.692384</text:p>
              </table:table-cell>
              <table:table-cell office:value-type="float" office:value="0.79">
                <text:p>0.79</text:p>
              </table:table-cell>
              <table:table-cell office:value-type="float" office:value="0.738544">
                <text:p>0.738544</text:p>
              </table:table-cell>
              <table:table-cell office:value-type="float" office:value="0.7785">
                <text:p>0.7785</text:p>
              </table:table-cell>
              <table:table-cell office:value-type="float" office:value="0.758435">
                <text:p>0.758435</text:p>
              </table:table-cell>
              <table:table-cell office:value-type="float" office:value="0.788">
                <text:p>0.788</text:p>
              </table:table-cell>
              <table:table-cell office:value-type="float" office:value="0.782">
                <text:p>0.782</text:p>
              </table:table-cell>
              <table:table-cell office:value-type="float" office:value="0.778733">
                <text:p>0.7787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21111">
                <text:p>0.721111</text:p>
              </table:table-cell>
              <table:table-cell office:value-type="float" office:value="0.720273">
                <text:p>0.720273</text:p>
              </table:table-cell>
              <table:table-cell office:value-type="float" office:value="0.7855">
                <text:p>0.7855</text:p>
              </table:table-cell>
              <table:table-cell office:value-type="float" office:value="0.726983">
                <text:p>0.726983</text:p>
              </table:table-cell>
              <table:table-cell office:value-type="float" office:value="0.7695">
                <text:p>0.7695</text:p>
              </table:table-cell>
              <table:table-cell office:value-type="float" office:value="0.779497">
                <text:p>0.779497</text:p>
              </table:table-cell>
              <table:table-cell office:value-type="float" office:value="0.7925">
                <text:p>0.7925</text:p>
              </table:table-cell>
              <table:table-cell office:value-type="float" office:value="0.7875">
                <text:p>0.7875</text:p>
              </table:table-cell>
              <table:table-cell office:value-type="float" office:value="0.747775">
                <text:p>0.747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35452">
                <text:p>0.735452</text:p>
              </table:table-cell>
              <table:table-cell office:value-type="float" office:value="0.707833">
                <text:p>0.707833</text:p>
              </table:table-cell>
              <table:table-cell office:value-type="float" office:value="0.795">
                <text:p>0.795</text:p>
              </table:table-cell>
              <table:table-cell office:value-type="float" office:value="0.784666">
                <text:p>0.784666</text:p>
              </table:table-cell>
              <table:table-cell office:value-type="float" office:value="0.764">
                <text:p>0.764</text:p>
              </table:table-cell>
              <table:table-cell office:value-type="float" office:value="0.795459">
                <text:p>0.795459</text:p>
              </table:table-cell>
              <table:table-cell office:value-type="float" office:value="0.7975">
                <text:p>0.7975</text:p>
              </table:table-cell>
              <table:table-cell office:value-type="float" office:value="0.7825">
                <text:p>0.7825</text:p>
              </table:table-cell>
              <table:table-cell office:value-type="float" office:value="0.761563">
                <text:p>0.761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29225">
                <text:p>0.729225</text:p>
              </table:table-cell>
              <table:table-cell office:value-type="float" office:value="0.718588">
                <text:p>0.718588</text:p>
              </table:table-cell>
              <table:table-cell office:value-type="float" office:value="0.7945">
                <text:p>0.7945</text:p>
              </table:table-cell>
              <table:table-cell office:value-type="float" office:value="0.804086">
                <text:p>0.804086</text:p>
              </table:table-cell>
              <table:table-cell office:value-type="float" office:value="0.776">
                <text:p>0.776</text:p>
              </table:table-cell>
              <table:table-cell office:value-type="float" office:value="0.749466">
                <text:p>0.749466</text:p>
              </table:table-cell>
              <table:table-cell office:value-type="float" office:value="0.7995">
                <text:p>0.7995</text:p>
              </table:table-cell>
              <table:table-cell office:value-type="float" office:value="0.7795">
                <text:p>0.7795</text:p>
              </table:table-cell>
              <table:table-cell office:value-type="float" office:value="0.739903">
                <text:p>0.739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9066">
                <text:p>0.719066</text:p>
              </table:table-cell>
              <table:table-cell office:value-type="float" office:value="0.718521">
                <text:p>0.718521</text:p>
              </table:table-cell>
              <table:table-cell office:value-type="float" office:value="0.7945">
                <text:p>0.7945</text:p>
              </table:table-cell>
              <table:table-cell office:value-type="float" office:value="0.721656">
                <text:p>0.721656</text:p>
              </table:table-cell>
              <table:table-cell office:value-type="float" office:value="0.7865">
                <text:p>0.7865</text:p>
              </table:table-cell>
              <table:table-cell office:value-type="float" office:value="0.740471">
                <text:p>0.740471</text:p>
              </table:table-cell>
              <table:table-cell office:value-type="float" office:value="0.793">
                <text:p>0.793</text:p>
              </table:table-cell>
              <table:table-cell office:value-type="float" office:value="0.7935">
                <text:p>0.7935</text:p>
              </table:table-cell>
              <table:table-cell office:value-type="float" office:value="0.739738">
                <text:p>0.7397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1122">
                <text:p>0.81122</text:p>
              </table:table-cell>
              <table:table-cell office:value-type="float" office:value="0.732686">
                <text:p>0.732686</text:p>
              </table:table-cell>
              <table:table-cell office:value-type="float" office:value="0.7815">
                <text:p>0.7815</text:p>
              </table:table-cell>
              <table:table-cell office:value-type="float" office:value="0.728498">
                <text:p>0.728498</text:p>
              </table:table-cell>
              <table:table-cell office:value-type="float" office:value="0.771">
                <text:p>0.771</text:p>
              </table:table-cell>
              <table:table-cell office:value-type="float" office:value="0.75515">
                <text:p>0.75515</text:p>
              </table:table-cell>
              <table:table-cell office:value-type="float" office:value="0.7895">
                <text:p>0.7895</text:p>
              </table:table-cell>
              <table:table-cell office:value-type="float" office:value="0.766">
                <text:p>0.766</text:p>
              </table:table-cell>
              <table:table-cell office:value-type="float" office:value="0.757134">
                <text:p>0.7571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2032">
                <text:p>0.742032</text:p>
              </table:table-cell>
              <table:table-cell office:value-type="float" office:value="0.793103">
                <text:p>0.793103</text:p>
              </table:table-cell>
              <table:table-cell office:value-type="float" office:value="0.763">
                <text:p>0.763</text:p>
              </table:table-cell>
              <table:table-cell office:value-type="float" office:value="0.734741">
                <text:p>0.734741</text:p>
              </table:table-cell>
              <table:table-cell office:value-type="float" office:value="0.789">
                <text:p>0.789</text:p>
              </table:table-cell>
              <table:table-cell office:value-type="float" office:value="0.712009">
                <text:p>0.712009</text:p>
              </table:table-cell>
              <table:table-cell office:value-type="float" office:value="0.796">
                <text:p>0.796</text:p>
              </table:table-cell>
              <table:table-cell office:value-type="float" office:value="0.775">
                <text:p>0.775</text:p>
              </table:table-cell>
              <table:table-cell office:value-type="float" office:value="0.765757">
                <text:p>0.7657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47164">
                <text:p>0.747164</text:p>
              </table:table-cell>
              <table:table-cell office:value-type="float" office:value="0.73072">
                <text:p>0.73072</text:p>
              </table:table-cell>
              <table:table-cell office:value-type="float" office:value="0.7885">
                <text:p>0.7885</text:p>
              </table:table-cell>
              <table:table-cell office:value-type="float" office:value="0.754411">
                <text:p>0.754411</text:p>
              </table:table-cell>
              <table:table-cell office:value-type="float" office:value="0.768">
                <text:p>0.768</text:p>
              </table:table-cell>
              <table:table-cell office:value-type="float" office:value="0.754638">
                <text:p>0.754638</text:p>
              </table:table-cell>
              <table:table-cell office:value-type="float" office:value="0.7905">
                <text:p>0.7905</text:p>
              </table:table-cell>
              <table:table-cell office:value-type="float" office:value="0.777">
                <text:p>0.777</text:p>
              </table:table-cell>
              <table:table-cell office:value-type="float" office:value="0.758559">
                <text:p>0.7585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22446">
                <text:p>0.722446</text:p>
              </table:table-cell>
              <table:table-cell office:value-type="float" office:value="0.711241">
                <text:p>0.711241</text:p>
              </table:table-cell>
              <table:table-cell office:value-type="float" office:value="0.795">
                <text:p>0.795</text:p>
              </table:table-cell>
              <table:table-cell office:value-type="float" office:value="0.733263">
                <text:p>0.733263</text:p>
              </table:table-cell>
              <table:table-cell office:value-type="float" office:value="0.769">
                <text:p>0.769</text:p>
              </table:table-cell>
              <table:table-cell office:value-type="float" office:value="0.76203">
                <text:p>0.76203</text:p>
              </table:table-cell>
              <table:table-cell office:value-type="float" office:value="0.7865">
                <text:p>0.7865</text:p>
              </table:table-cell>
              <table:table-cell office:value-type="float" office:value="0.794">
                <text:p>0.794</text:p>
              </table:table-cell>
              <table:table-cell office:value-type="float" office:value="0.810671">
                <text:p>0.8106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30088">
                <text:p>0.730088</text:p>
              </table:table-cell>
              <table:table-cell office:value-type="float" office:value="0.777921">
                <text:p>0.777921</text:p>
              </table:table-cell>
              <table:table-cell office:value-type="float" office:value="0.7705">
                <text:p>0.7705</text:p>
              </table:table-cell>
              <table:table-cell office:value-type="float" office:value="0.723204">
                <text:p>0.723204</text:p>
              </table:table-cell>
              <table:table-cell office:value-type="float" office:value="0.761">
                <text:p>0.761</text:p>
              </table:table-cell>
              <table:table-cell office:value-type="float" office:value="0.738979">
                <text:p>0.738979</text:p>
              </table:table-cell>
              <table:table-cell office:value-type="float" office:value="0.788">
                <text:p>0.788</text:p>
              </table:table-cell>
              <table:table-cell office:value-type="float" office:value="0.7905">
                <text:p>0.7905</text:p>
              </table:table-cell>
              <table:table-cell office:value-type="float" office:value="0.747507">
                <text:p>0.747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31965">
                <text:p>0.731965</text:p>
              </table:table-cell>
              <table:table-cell office:value-type="float" office:value="0.74876">
                <text:p>0.74876</text:p>
              </table:table-cell>
              <table:table-cell office:value-type="float" office:value="0.7885">
                <text:p>0.7885</text:p>
              </table:table-cell>
              <table:table-cell office:value-type="float" office:value="0.776594">
                <text:p>0.776594</text:p>
              </table:table-cell>
              <table:table-cell office:value-type="float" office:value="0.7785">
                <text:p>0.7785</text:p>
              </table:table-cell>
              <table:table-cell office:value-type="float" office:value="0.719042">
                <text:p>0.719042</text:p>
              </table:table-cell>
              <table:table-cell office:value-type="float" office:value="0.791">
                <text:p>0.791</text:p>
              </table:table-cell>
              <table:table-cell office:value-type="float" office:value="0.7875">
                <text:p>0.7875</text:p>
              </table:table-cell>
              <table:table-cell office:value-type="float" office:value="0.796368">
                <text:p>0.7963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07751">
                <text:p>0.807751</text:p>
              </table:table-cell>
              <table:table-cell office:value-type="float" office:value="0.739711">
                <text:p>0.739711</text:p>
              </table:table-cell>
              <table:table-cell office:value-type="float" office:value="0.782">
                <text:p>0.782</text:p>
              </table:table-cell>
              <table:table-cell office:value-type="float" office:value="0.751643">
                <text:p>0.751643</text:p>
              </table:table-cell>
              <table:table-cell office:value-type="float" office:value="0.7695">
                <text:p>0.7695</text:p>
              </table:table-cell>
              <table:table-cell office:value-type="float" office:value="0.763681">
                <text:p>0.763681</text:p>
              </table:table-cell>
              <table:table-cell office:value-type="float" office:value="0.7975">
                <text:p>0.7975</text:p>
              </table:table-cell>
              <table:table-cell office:value-type="float" office:value="0.77">
                <text:p>0.77</text:p>
              </table:table-cell>
              <table:table-cell office:value-type="float" office:value="0.746922">
                <text:p>0.7469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2034">
                <text:p>0.722034</text:p>
              </table:table-cell>
              <table:table-cell office:value-type="float" office:value="0.706887">
                <text:p>0.706887</text:p>
              </table:table-cell>
              <table:table-cell office:value-type="float" office:value="0.789">
                <text:p>0.789</text:p>
              </table:table-cell>
              <table:table-cell office:value-type="float" office:value="0.724716">
                <text:p>0.724716</text:p>
              </table:table-cell>
              <table:table-cell office:value-type="float" office:value="0.775">
                <text:p>0.775</text:p>
              </table:table-cell>
              <table:table-cell office:value-type="float" office:value="0.749124">
                <text:p>0.749124</text:p>
              </table:table-cell>
              <table:table-cell office:value-type="float" office:value="0.795">
                <text:p>0.795</text:p>
              </table:table-cell>
              <table:table-cell office:value-type="float" office:value="0.79">
                <text:p>0.79</text:p>
              </table:table-cell>
              <table:table-cell office:value-type="float" office:value="0.7029">
                <text:p>0.70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0306">
                <text:p>0.770306</text:p>
              </table:table-cell>
              <table:table-cell office:value-type="float" office:value="0.709662">
                <text:p>0.709662</text:p>
              </table:table-cell>
              <table:table-cell office:value-type="float" office:value="0.7925">
                <text:p>0.7925</text:p>
              </table:table-cell>
              <table:table-cell office:value-type="float" office:value="0.746908">
                <text:p>0.746908</text:p>
              </table:table-cell>
              <table:table-cell office:value-type="float" office:value="0.7685">
                <text:p>0.7685</text:p>
              </table:table-cell>
              <table:table-cell office:value-type="float" office:value="0.748805">
                <text:p>0.748805</text:p>
              </table:table-cell>
              <table:table-cell office:value-type="float" office:value="0.799">
                <text:p>0.799</text:p>
              </table:table-cell>
              <table:table-cell office:value-type="float" office:value="0.779">
                <text:p>0.779</text:p>
              </table:table-cell>
              <table:table-cell office:value-type="float" office:value="0.746897">
                <text:p>0.7468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0823">
                <text:p>0.720823</text:p>
              </table:table-cell>
              <table:table-cell office:value-type="float" office:value="0.706323">
                <text:p>0.706323</text:p>
              </table:table-cell>
              <table:table-cell office:value-type="float" office:value="0.794">
                <text:p>0.794</text:p>
              </table:table-cell>
              <table:table-cell office:value-type="float" office:value="0.743714">
                <text:p>0.743714</text:p>
              </table:table-cell>
              <table:table-cell office:value-type="float" office:value="0.778">
                <text:p>0.778</text:p>
              </table:table-cell>
              <table:table-cell office:value-type="float" office:value="0.740123">
                <text:p>0.740123</text:p>
              </table:table-cell>
              <table:table-cell office:value-type="float" office:value="0.8005">
                <text:p>0.8005</text:p>
              </table:table-cell>
              <table:table-cell office:value-type="float" office:value="0.794">
                <text:p>0.794</text:p>
              </table:table-cell>
              <table:table-cell office:value-type="float" office:value="0.74215">
                <text:p>0.742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31777">
                <text:p>0.731777</text:p>
              </table:table-cell>
              <table:table-cell office:value-type="float" office:value="0.69584">
                <text:p>0.69584</text:p>
              </table:table-cell>
              <table:table-cell office:value-type="float" office:value="0.7965">
                <text:p>0.7965</text:p>
              </table:table-cell>
              <table:table-cell office:value-type="float" office:value="0.734538">
                <text:p>0.734538</text:p>
              </table:table-cell>
              <table:table-cell office:value-type="float" office:value="0.747">
                <text:p>0.747</text:p>
              </table:table-cell>
              <table:table-cell office:value-type="float" office:value="0.802183">
                <text:p>0.802183</text:p>
              </table:table-cell>
              <table:table-cell office:value-type="float" office:value="0.787">
                <text:p>0.787</text:p>
              </table:table-cell>
              <table:table-cell office:value-type="float" office:value="0.7835">
                <text:p>0.7835</text:p>
              </table:table-cell>
              <table:table-cell office:value-type="float" office:value="0.742122">
                <text:p>0.742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1935">
                <text:p>0.731935</text:p>
              </table:table-cell>
              <table:table-cell office:value-type="float" office:value="0.69267">
                <text:p>0.69267</text:p>
              </table:table-cell>
              <table:table-cell office:value-type="float" office:value="0.8025">
                <text:p>0.8025</text:p>
              </table:table-cell>
              <table:table-cell office:value-type="float" office:value="0.775406">
                <text:p>0.775406</text:p>
              </table:table-cell>
              <table:table-cell office:value-type="float" office:value="0.778">
                <text:p>0.778</text:p>
              </table:table-cell>
              <table:table-cell office:value-type="float" office:value="0.727011">
                <text:p>0.727011</text:p>
              </table:table-cell>
              <table:table-cell office:value-type="float" office:value="0.781">
                <text:p>0.781</text:p>
              </table:table-cell>
              <table:table-cell office:value-type="float" office:value="0.7865">
                <text:p>0.7865</text:p>
              </table:table-cell>
              <table:table-cell office:value-type="float" office:value="0.782587">
                <text:p>0.7825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18575">
                <text:p>0.718575</text:p>
              </table:table-cell>
              <table:table-cell office:value-type="float" office:value="0.730185">
                <text:p>0.730185</text:p>
              </table:table-cell>
              <table:table-cell office:value-type="float" office:value="0.78">
                <text:p>0.78</text:p>
              </table:table-cell>
              <table:table-cell office:value-type="float" office:value="0.726594">
                <text:p>0.726594</text:p>
              </table:table-cell>
              <table:table-cell office:value-type="float" office:value="0.7755">
                <text:p>0.7755</text:p>
              </table:table-cell>
              <table:table-cell office:value-type="float" office:value="0.733398">
                <text:p>0.733398</text:p>
              </table:table-cell>
              <table:table-cell office:value-type="float" office:value="0.7815">
                <text:p>0.7815</text:p>
              </table:table-cell>
              <table:table-cell office:value-type="float" office:value="0.7955">
                <text:p>0.7955</text:p>
              </table:table-cell>
              <table:table-cell office:value-type="float" office:value="0.80151">
                <text:p>0.801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21659">
                <text:p>0.721659</text:p>
              </table:table-cell>
              <table:table-cell office:value-type="float" office:value="0.737149">
                <text:p>0.737149</text:p>
              </table:table-cell>
              <table:table-cell office:value-type="float" office:value="0.788">
                <text:p>0.788</text:p>
              </table:table-cell>
              <table:table-cell office:value-type="float" office:value="0.83176">
                <text:p>0.83176</text:p>
              </table:table-cell>
              <table:table-cell office:value-type="float" office:value="0.7685">
                <text:p>0.7685</text:p>
              </table:table-cell>
              <table:table-cell office:value-type="float" office:value="0.769787">
                <text:p>0.769787</text:p>
              </table:table-cell>
              <table:table-cell office:value-type="float" office:value="0.787">
                <text:p>0.787</text:p>
              </table:table-cell>
              <table:table-cell office:value-type="float" office:value="0.7905">
                <text:p>0.7905</text:p>
              </table:table-cell>
              <table:table-cell office:value-type="float" office:value="0.755432">
                <text:p>0.7554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9387">
                <text:p>0.729387</text:p>
              </table:table-cell>
              <table:table-cell office:value-type="float" office:value="0.710626">
                <text:p>0.710626</text:p>
              </table:table-cell>
              <table:table-cell office:value-type="float" office:value="0.787">
                <text:p>0.787</text:p>
              </table:table-cell>
              <table:table-cell office:value-type="float" office:value="0.763999">
                <text:p>0.763999</text:p>
              </table:table-cell>
              <table:table-cell office:value-type="float" office:value="0.786">
                <text:p>0.786</text:p>
              </table:table-cell>
              <table:table-cell office:value-type="float" office:value="0.729878">
                <text:p>0.729878</text:p>
              </table:table-cell>
              <table:table-cell office:value-type="float" office:value="0.8025">
                <text:p>0.8025</text:p>
              </table:table-cell>
              <table:table-cell office:value-type="float" office:value="0.804">
                <text:p>0.804</text:p>
              </table:table-cell>
              <table:table-cell office:value-type="float" office:value="0.71454">
                <text:p>0.714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48184">
                <text:p>0.748184</text:p>
              </table:table-cell>
              <table:table-cell office:value-type="float" office:value="0.791665">
                <text:p>0.791665</text:p>
              </table:table-cell>
              <table:table-cell office:value-type="float" office:value="0.7615">
                <text:p>0.7615</text:p>
              </table:table-cell>
              <table:table-cell office:value-type="float" office:value="0.729095">
                <text:p>0.729095</text:p>
              </table:table-cell>
              <table:table-cell office:value-type="float" office:value="0.7685">
                <text:p>0.7685</text:p>
              </table:table-cell>
              <table:table-cell office:value-type="float" office:value="0.753866">
                <text:p>0.753866</text:p>
              </table:table-cell>
              <table:table-cell office:value-type="float" office:value="0.791">
                <text:p>0.791</text:p>
              </table:table-cell>
              <table:table-cell office:value-type="float" office:value="0.792">
                <text:p>0.792</text:p>
              </table:table-cell>
              <table:table-cell office:value-type="float" office:value="0.74017">
                <text:p>0.740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36148">
                <text:p>0.736148</text:p>
              </table:table-cell>
              <table:table-cell office:value-type="float" office:value="0.7281">
                <text:p>0.7281</text:p>
              </table:table-cell>
              <table:table-cell office:value-type="float" office:value="0.7865">
                <text:p>0.7865</text:p>
              </table:table-cell>
              <table:table-cell office:value-type="float" office:value="0.721917">
                <text:p>0.721917</text:p>
              </table:table-cell>
              <table:table-cell office:value-type="float" office:value="0.7615">
                <text:p>0.7615</text:p>
              </table:table-cell>
              <table:table-cell office:value-type="float" office:value="0.770609">
                <text:p>0.770609</text:p>
              </table:table-cell>
              <table:table-cell office:value-type="float" office:value="0.798">
                <text:p>0.798</text:p>
              </table:table-cell>
              <table:table-cell office:value-type="float" office:value="0.7855">
                <text:p>0.7855</text:p>
              </table:table-cell>
              <table:table-cell office:value-type="float" office:value="0.73721">
                <text:p>0.737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46835">
                <text:p>0.746835</text:p>
              </table:table-cell>
              <table:table-cell office:value-type="float" office:value="0.705787">
                <text:p>0.705787</text:p>
              </table:table-cell>
              <table:table-cell office:value-type="float" office:value="0.787">
                <text:p>0.787</text:p>
              </table:table-cell>
              <table:table-cell office:value-type="float" office:value="0.725503">
                <text:p>0.725503</text:p>
              </table:table-cell>
              <table:table-cell office:value-type="float" office:value="0.7655">
                <text:p>0.7655</text:p>
              </table:table-cell>
              <table:table-cell office:value-type="float" office:value="0.758746">
                <text:p>0.758746</text:p>
              </table:table-cell>
              <table:table-cell office:value-type="float" office:value="0.7915">
                <text:p>0.7915</text:p>
              </table:table-cell>
              <table:table-cell office:value-type="float" office:value="0.7745">
                <text:p>0.7745</text:p>
              </table:table-cell>
              <table:table-cell office:value-type="float" office:value="0.78334">
                <text:p>0.78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14918">
                <text:p>0.714918</text:p>
              </table:table-cell>
              <table:table-cell office:value-type="float" office:value="0.73251">
                <text:p>0.73251</text:p>
              </table:table-cell>
              <table:table-cell office:value-type="float" office:value="0.784">
                <text:p>0.784</text:p>
              </table:table-cell>
              <table:table-cell office:value-type="float" office:value="0.740276">
                <text:p>0.740276</text:p>
              </table:table-cell>
              <table:table-cell office:value-type="float" office:value="0.772">
                <text:p>0.772</text:p>
              </table:table-cell>
              <table:table-cell office:value-type="float" office:value="0.759273">
                <text:p>0.759273</text:p>
              </table:table-cell>
              <table:table-cell office:value-type="float" office:value="0.794">
                <text:p>0.794</text:p>
              </table:table-cell>
              <table:table-cell office:value-type="float" office:value="0.796">
                <text:p>0.796</text:p>
              </table:table-cell>
              <table:table-cell office:value-type="float" office:value="0.773906">
                <text:p>0.773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38057">
                <text:p>0.738057</text:p>
              </table:table-cell>
              <table:table-cell office:value-type="float" office:value="0.689915">
                <text:p>0.689915</text:p>
              </table:table-cell>
              <table:table-cell office:value-type="float" office:value="0.814">
                <text:p>0.814</text:p>
              </table:table-cell>
              <table:table-cell office:value-type="float" office:value="0.760628">
                <text:p>0.760628</text:p>
              </table:table-cell>
              <table:table-cell office:value-type="float" office:value="0.783">
                <text:p>0.783</text:p>
              </table:table-cell>
              <table:table-cell office:value-type="float" office:value="0.722683">
                <text:p>0.722683</text:p>
              </table:table-cell>
              <table:table-cell office:value-type="float" office:value="0.797">
                <text:p>0.797</text:p>
              </table:table-cell>
              <table:table-cell office:value-type="float" office:value="0.785">
                <text:p>0.785</text:p>
              </table:table-cell>
              <table:table-cell office:value-type="float" office:value="0.752459">
                <text:p>0.7524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4574">
                <text:p>0.744574</text:p>
              </table:table-cell>
              <table:table-cell office:value-type="float" office:value="0.68905">
                <text:p>0.68905</text:p>
              </table:table-cell>
              <table:table-cell office:value-type="float" office:value="0.801">
                <text:p>0.801</text:p>
              </table:table-cell>
              <table:table-cell office:value-type="float" office:value="0.750616">
                <text:p>0.750616</text:p>
              </table:table-cell>
              <table:table-cell office:value-type="float" office:value="0.763">
                <text:p>0.763</text:p>
              </table:table-cell>
              <table:table-cell office:value-type="float" office:value="0.742008">
                <text:p>0.742008</text:p>
              </table:table-cell>
              <table:table-cell office:value-type="float" office:value="0.8025">
                <text:p>0.8025</text:p>
              </table:table-cell>
              <table:table-cell office:value-type="float" office:value="0.789">
                <text:p>0.789</text:p>
              </table:table-cell>
              <table:table-cell office:value-type="float" office:value="0.73654">
                <text:p>0.73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474">
                <text:p>0.73474</text:p>
              </table:table-cell>
              <table:table-cell office:value-type="float" office:value="0.681753">
                <text:p>0.681753</text:p>
              </table:table-cell>
              <table:table-cell office:value-type="float" office:value="0.797">
                <text:p>0.797</text:p>
              </table:table-cell>
              <table:table-cell office:value-type="float" office:value="0.723302">
                <text:p>0.723302</text:p>
              </table:table-cell>
              <table:table-cell office:value-type="float" office:value="0.7835">
                <text:p>0.7835</text:p>
              </table:table-cell>
              <table:table-cell office:value-type="float" office:value="0.730873">
                <text:p>0.730873</text:p>
              </table:table-cell>
              <table:table-cell office:value-type="float" office:value="0.7895">
                <text:p>0.7895</text:p>
              </table:table-cell>
              <table:table-cell office:value-type="float" office:value="0.7885">
                <text:p>0.7885</text:p>
              </table:table-cell>
              <table:table-cell office:value-type="float" office:value="0.759569">
                <text:p>0.7595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15615">
                <text:p>0.715615</text:p>
              </table:table-cell>
              <table:table-cell office:value-type="float" office:value="0.709625">
                <text:p>0.709625</text:p>
              </table:table-cell>
              <table:table-cell office:value-type="float" office:value="0.798">
                <text:p>0.798</text:p>
              </table:table-cell>
              <table:table-cell office:value-type="float" office:value="0.761515">
                <text:p>0.761515</text:p>
              </table:table-cell>
              <table:table-cell office:value-type="float" office:value="0.781">
                <text:p>0.781</text:p>
              </table:table-cell>
              <table:table-cell office:value-type="float" office:value="0.749028">
                <text:p>0.749028</text:p>
              </table:table-cell>
              <table:table-cell office:value-type="float" office:value="0.782">
                <text:p>0.782</text:p>
              </table:table-cell>
              <table:table-cell office:value-type="float" office:value="0.7905">
                <text:p>0.7905</text:p>
              </table:table-cell>
              <table:table-cell office:value-type="float" office:value="0.827618">
                <text:p>0.8276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22142">
                <text:p>0.722142</text:p>
              </table:table-cell>
              <table:table-cell office:value-type="float" office:value="0.703695">
                <text:p>0.703695</text:p>
              </table:table-cell>
              <table:table-cell office:value-type="float" office:value="0.7895">
                <text:p>0.7895</text:p>
              </table:table-cell>
              <table:table-cell office:value-type="float" office:value="0.741446">
                <text:p>0.741446</text:p>
              </table:table-cell>
              <table:table-cell office:value-type="float" office:value="0.777">
                <text:p>0.777</text:p>
              </table:table-cell>
              <table:table-cell office:value-type="float" office:value="0.729804">
                <text:p>0.729804</text:p>
              </table:table-cell>
              <table:table-cell office:value-type="float" office:value="0.7835">
                <text:p>0.7835</text:p>
              </table:table-cell>
              <table:table-cell office:value-type="float" office:value="0.798">
                <text:p>0.798</text:p>
              </table:table-cell>
              <table:table-cell office:value-type="float" office:value="0.808341">
                <text:p>0.8083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02484">
                <text:p>0.702484</text:p>
              </table:table-cell>
              <table:table-cell office:value-type="float" office:value="0.707739">
                <text:p>0.707739</text:p>
              </table:table-cell>
              <table:table-cell office:value-type="float" office:value="0.798">
                <text:p>0.798</text:p>
              </table:table-cell>
              <table:table-cell office:value-type="float" office:value="0.702855">
                <text:p>0.702855</text:p>
              </table:table-cell>
              <table:table-cell office:value-type="float" office:value="0.77">
                <text:p>0.77</text:p>
              </table:table-cell>
              <table:table-cell office:value-type="float" office:value="0.774777">
                <text:p>0.774777</text:p>
              </table:table-cell>
              <table:table-cell office:value-type="float" office:value="0.7915">
                <text:p>0.7915</text:p>
              </table:table-cell>
              <table:table-cell office:value-type="float" office:value="0.7925">
                <text:p>0.7925</text:p>
              </table:table-cell>
              <table:table-cell office:value-type="float" office:value="0.771543">
                <text:p>0.7715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28397">
                <text:p>0.728397</text:p>
              </table:table-cell>
              <table:table-cell office:value-type="float" office:value="0.695786">
                <text:p>0.695786</text:p>
              </table:table-cell>
              <table:table-cell office:value-type="float" office:value="0.7945">
                <text:p>0.7945</text:p>
              </table:table-cell>
              <table:table-cell office:value-type="float" office:value="0.734092">
                <text:p>0.734092</text:p>
              </table:table-cell>
              <table:table-cell office:value-type="float" office:value="0.78">
                <text:p>0.78</text:p>
              </table:table-cell>
              <table:table-cell office:value-type="float" office:value="0.719392">
                <text:p>0.719392</text:p>
              </table:table-cell>
              <table:table-cell office:value-type="float" office:value="0.7965">
                <text:p>0.7965</text:p>
              </table:table-cell>
              <table:table-cell office:value-type="float" office:value="0.7805">
                <text:p>0.7805</text:p>
              </table:table-cell>
              <table:table-cell office:value-type="float" office:value="0.750314">
                <text:p>0.7503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6922">
                <text:p>0.726922</text:p>
              </table:table-cell>
              <table:table-cell office:value-type="float" office:value="0.707562">
                <text:p>0.707562</text:p>
              </table:table-cell>
              <table:table-cell office:value-type="float" office:value="0.79">
                <text:p>0.79</text:p>
              </table:table-cell>
              <table:table-cell office:value-type="float" office:value="0.728838">
                <text:p>0.728838</text:p>
              </table:table-cell>
              <table:table-cell office:value-type="float" office:value="0.7655">
                <text:p>0.7655</text:p>
              </table:table-cell>
              <table:table-cell office:value-type="float" office:value="0.762384">
                <text:p>0.762384</text:p>
              </table:table-cell>
              <table:table-cell office:value-type="float" office:value="0.7975">
                <text:p>0.7975</text:p>
              </table:table-cell>
              <table:table-cell office:value-type="float" office:value="0.784">
                <text:p>0.784</text:p>
              </table:table-cell>
              <table:table-cell office:value-type="float" office:value="0.733501">
                <text:p>0.7335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02935">
                <text:p>0.702935</text:p>
              </table:table-cell>
              <table:table-cell office:value-type="float" office:value="0.687168">
                <text:p>0.687168</text:p>
              </table:table-cell>
              <table:table-cell office:value-type="float" office:value="0.7905">
                <text:p>0.7905</text:p>
              </table:table-cell>
              <table:table-cell office:value-type="float" office:value="0.73846">
                <text:p>0.73846</text:p>
              </table:table-cell>
              <table:table-cell office:value-type="float" office:value="0.7855">
                <text:p>0.7855</text:p>
              </table:table-cell>
              <table:table-cell office:value-type="float" office:value="0.727132">
                <text:p>0.727132</text:p>
              </table:table-cell>
              <table:table-cell office:value-type="float" office:value="0.803">
                <text:p>0.803</text:p>
              </table:table-cell>
              <table:table-cell office:value-type="float" office:value="0.7905">
                <text:p>0.7905</text:p>
              </table:table-cell>
              <table:table-cell office:value-type="float" office:value="0.731642">
                <text:p>0.7316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51766">
                <text:p>0.751766</text:p>
              </table:table-cell>
              <table:table-cell office:value-type="float" office:value="0.757403">
                <text:p>0.757403</text:p>
              </table:table-cell>
              <table:table-cell office:value-type="float" office:value="0.784">
                <text:p>0.784</text:p>
              </table:table-cell>
              <table:table-cell office:value-type="float" office:value="0.760008">
                <text:p>0.760008</text:p>
              </table:table-cell>
              <table:table-cell office:value-type="float" office:value="0.7755">
                <text:p>0.7755</text:p>
              </table:table-cell>
              <table:table-cell office:value-type="float" office:value="0.755881">
                <text:p>0.755881</text:p>
              </table:table-cell>
              <table:table-cell office:value-type="float" office:value="0.7935">
                <text:p>0.7935</text:p>
              </table:table-cell>
              <table:table-cell office:value-type="float" office:value="0.7715">
                <text:p>0.7715</text:p>
              </table:table-cell>
              <table:table-cell office:value-type="float" office:value="0.765141">
                <text:p>0.7651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13146">
                <text:p>0.713146</text:p>
              </table:table-cell>
              <table:table-cell office:value-type="float" office:value="0.70398">
                <text:p>0.70398</text:p>
              </table:table-cell>
              <table:table-cell office:value-type="float" office:value="0.792">
                <text:p>0.792</text:p>
              </table:table-cell>
              <table:table-cell office:value-type="float" office:value="0.782199">
                <text:p>0.782199</text:p>
              </table:table-cell>
              <table:table-cell office:value-type="float" office:value="0.7725">
                <text:p>0.7725</text:p>
              </table:table-cell>
              <table:table-cell office:value-type="float" office:value="0.727241">
                <text:p>0.727241</text:p>
              </table:table-cell>
              <table:table-cell office:value-type="float" office:value="0.805">
                <text:p>0.805</text:p>
              </table:table-cell>
              <table:table-cell office:value-type="float" office:value="0.8015">
                <text:p>0.8015</text:p>
              </table:table-cell>
              <table:table-cell office:value-type="float" office:value="0.776599">
                <text:p>0.7765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40202">
                <text:p>0.740202</text:p>
              </table:table-cell>
              <table:table-cell office:value-type="float" office:value="0.708634">
                <text:p>0.708634</text:p>
              </table:table-cell>
              <table:table-cell office:value-type="float" office:value="0.7955">
                <text:p>0.7955</text:p>
              </table:table-cell>
              <table:table-cell office:value-type="float" office:value="0.687542">
                <text:p>0.687542</text:p>
              </table:table-cell>
              <table:table-cell office:value-type="float" office:value="0.786">
                <text:p>0.786</text:p>
              </table:table-cell>
              <table:table-cell office:value-type="float" office:value="0.711774">
                <text:p>0.711774</text:p>
              </table:table-cell>
              <table:table-cell office:value-type="float" office:value="0.7955">
                <text:p>0.7955</text:p>
              </table:table-cell>
              <table:table-cell office:value-type="float" office:value="0.7895">
                <text:p>0.7895</text:p>
              </table:table-cell>
              <table:table-cell office:value-type="float" office:value="0.77991">
                <text:p>0.77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4489">
                <text:p>0.74489</text:p>
              </table:table-cell>
              <table:table-cell office:value-type="float" office:value="0.779659">
                <text:p>0.779659</text:p>
              </table:table-cell>
              <table:table-cell office:value-type="float" office:value="0.79">
                <text:p>0.79</text:p>
              </table:table-cell>
              <table:table-cell office:value-type="float" office:value="0.74169">
                <text:p>0.74169</text:p>
              </table:table-cell>
              <table:table-cell office:value-type="float" office:value="0.7785">
                <text:p>0.7785</text:p>
              </table:table-cell>
              <table:table-cell office:value-type="float" office:value="0.730841">
                <text:p>0.730841</text:p>
              </table:table-cell>
              <table:table-cell office:value-type="float" office:value="0.802">
                <text:p>0.802</text:p>
              </table:table-cell>
              <table:table-cell office:value-type="float" office:value="0.781">
                <text:p>0.781</text:p>
              </table:table-cell>
              <table:table-cell office:value-type="float" office:value="0.743238">
                <text:p>0.743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26692">
                <text:p>0.726692</text:p>
              </table:table-cell>
              <table:table-cell office:value-type="float" office:value="0.717324">
                <text:p>0.717324</text:p>
              </table:table-cell>
              <table:table-cell office:value-type="float" office:value="0.794">
                <text:p>0.794</text:p>
              </table:table-cell>
              <table:table-cell office:value-type="float" office:value="0.708127">
                <text:p>0.708127</text:p>
              </table:table-cell>
              <table:table-cell office:value-type="float" office:value="0.7785">
                <text:p>0.7785</text:p>
              </table:table-cell>
              <table:table-cell office:value-type="float" office:value="0.728495">
                <text:p>0.728495</text:p>
              </table:table-cell>
              <table:table-cell office:value-type="float" office:value="0.806">
                <text:p>0.806</text:p>
              </table:table-cell>
              <table:table-cell office:value-type="float" office:value="0.7935">
                <text:p>0.7935</text:p>
              </table:table-cell>
              <table:table-cell office:value-type="float" office:value="0.752698">
                <text:p>0.7526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58365">
                <text:p>0.758365</text:p>
              </table:table-cell>
              <table:table-cell office:value-type="float" office:value="0.705358">
                <text:p>0.705358</text:p>
              </table:table-cell>
              <table:table-cell office:value-type="float" office:value="0.794">
                <text:p>0.794</text:p>
              </table:table-cell>
              <table:table-cell office:value-type="float" office:value="0.714319">
                <text:p>0.714319</text:p>
              </table:table-cell>
              <table:table-cell office:value-type="float" office:value="0.7865">
                <text:p>0.7865</text:p>
              </table:table-cell>
              <table:table-cell office:value-type="float" office:value="0.725347">
                <text:p>0.725347</text:p>
              </table:table-cell>
              <table:table-cell office:value-type="float" office:value="0.7995">
                <text:p>0.7995</text:p>
              </table:table-cell>
              <table:table-cell office:value-type="float" office:value="0.7775">
                <text:p>0.7775</text:p>
              </table:table-cell>
              <table:table-cell office:value-type="float" office:value="0.733681">
                <text:p>0.7336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186">
                <text:p>0.72186</text:p>
              </table:table-cell>
              <table:table-cell office:value-type="float" office:value="0.716815">
                <text:p>0.716815</text:p>
              </table:table-cell>
              <table:table-cell office:value-type="float" office:value="0.7925">
                <text:p>0.7925</text:p>
              </table:table-cell>
              <table:table-cell office:value-type="float" office:value="0.729531">
                <text:p>0.729531</text:p>
              </table:table-cell>
              <table:table-cell office:value-type="float" office:value="0.763">
                <text:p>0.763</text:p>
              </table:table-cell>
              <table:table-cell office:value-type="float" office:value="0.781428">
                <text:p>0.781428</text:p>
              </table:table-cell>
              <table:table-cell office:value-type="float" office:value="0.8025">
                <text:p>0.8025</text:p>
              </table:table-cell>
              <table:table-cell office:value-type="float" office:value="0.7935">
                <text:p>0.7935</text:p>
              </table:table-cell>
              <table:table-cell office:value-type="float" office:value="0.748123">
                <text:p>0.7481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16895">
                <text:p>0.716895</text:p>
              </table:table-cell>
              <table:table-cell office:value-type="float" office:value="0.733194">
                <text:p>0.733194</text:p>
              </table:table-cell>
              <table:table-cell office:value-type="float" office:value="0.7925">
                <text:p>0.7925</text:p>
              </table:table-cell>
              <table:table-cell office:value-type="float" office:value="0.733115">
                <text:p>0.733115</text:p>
              </table:table-cell>
              <table:table-cell office:value-type="float" office:value="0.772">
                <text:p>0.772</text:p>
              </table:table-cell>
              <table:table-cell office:value-type="float" office:value="0.743581">
                <text:p>0.743581</text:p>
              </table:table-cell>
              <table:table-cell office:value-type="float" office:value="0.7995">
                <text:p>0.7995</text:p>
              </table:table-cell>
              <table:table-cell office:value-type="float" office:value="0.795">
                <text:p>0.795</text:p>
              </table:table-cell>
              <table:table-cell office:value-type="float" office:value="0.752135">
                <text:p>0.752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43497">
                <text:p>0.743497</text:p>
              </table:table-cell>
              <table:table-cell office:value-type="float" office:value="0.776155">
                <text:p>0.776155</text:p>
              </table:table-cell>
              <table:table-cell office:value-type="float" office:value="0.7805">
                <text:p>0.7805</text:p>
              </table:table-cell>
              <table:table-cell office:value-type="float" office:value="0.764226">
                <text:p>0.764226</text:p>
              </table:table-cell>
              <table:table-cell office:value-type="float" office:value="0.7795">
                <text:p>0.7795</text:p>
              </table:table-cell>
              <table:table-cell office:value-type="float" office:value="0.719906">
                <text:p>0.719906</text:p>
              </table:table-cell>
              <table:table-cell office:value-type="float" office:value="0.803">
                <text:p>0.803</text:p>
              </table:table-cell>
              <table:table-cell office:value-type="float" office:value="0.7855">
                <text:p>0.7855</text:p>
              </table:table-cell>
              <table:table-cell office:value-type="float" office:value="0.740608">
                <text:p>0.7406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14495">
                <text:p>0.714495</text:p>
              </table:table-cell>
              <table:table-cell office:value-type="float" office:value="0.715917">
                <text:p>0.715917</text:p>
              </table:table-cell>
              <table:table-cell office:value-type="float" office:value="0.7925">
                <text:p>0.7925</text:p>
              </table:table-cell>
              <table:table-cell office:value-type="float" office:value="0.74545">
                <text:p>0.74545</text:p>
              </table:table-cell>
              <table:table-cell office:value-type="float" office:value="0.773">
                <text:p>0.773</text:p>
              </table:table-cell>
              <table:table-cell office:value-type="float" office:value="0.739982">
                <text:p>0.739982</text:p>
              </table:table-cell>
              <table:table-cell office:value-type="float" office:value="0.7965">
                <text:p>0.7965</text:p>
              </table:table-cell>
              <table:table-cell office:value-type="float" office:value="0.7925">
                <text:p>0.7925</text:p>
              </table:table-cell>
              <table:table-cell office:value-type="float" office:value="0.763817">
                <text:p>0.7638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01632">
                <text:p>0.701632</text:p>
              </table:table-cell>
              <table:table-cell office:value-type="float" office:value="0.693925">
                <text:p>0.693925</text:p>
              </table:table-cell>
              <table:table-cell office:value-type="float" office:value="0.794">
                <text:p>0.794</text:p>
              </table:table-cell>
              <table:table-cell office:value-type="float" office:value="0.733043">
                <text:p>0.733043</text:p>
              </table:table-cell>
              <table:table-cell office:value-type="float" office:value="0.7745">
                <text:p>0.7745</text:p>
              </table:table-cell>
              <table:table-cell office:value-type="float" office:value="0.709283">
                <text:p>0.709283</text:p>
              </table:table-cell>
              <table:table-cell office:value-type="float" office:value="0.798">
                <text:p>0.798</text:p>
              </table:table-cell>
              <table:table-cell office:value-type="float" office:value="0.801">
                <text:p>0.801</text:p>
              </table:table-cell>
              <table:table-cell office:value-type="float" office:value="0.762803">
                <text:p>0.7628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41159">
                <text:p>0.741159</text:p>
              </table:table-cell>
              <table:table-cell office:value-type="float" office:value="0.737269">
                <text:p>0.737269</text:p>
              </table:table-cell>
              <table:table-cell office:value-type="float" office:value="0.793">
                <text:p>0.793</text:p>
              </table:table-cell>
              <table:table-cell office:value-type="float" office:value="0.730184">
                <text:p>0.730184</text:p>
              </table:table-cell>
              <table:table-cell office:value-type="float" office:value="0.782">
                <text:p>0.782</text:p>
              </table:table-cell>
              <table:table-cell office:value-type="float" office:value="0.708008">
                <text:p>0.708008</text:p>
              </table:table-cell>
              <table:table-cell office:value-type="float" office:value="0.7975">
                <text:p>0.7975</text:p>
              </table:table-cell>
              <table:table-cell office:value-type="float" office:value="0.785">
                <text:p>0.785</text:p>
              </table:table-cell>
              <table:table-cell office:value-type="float" office:value="0.737568">
                <text:p>0.7375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01208">
                <text:p>0.701208</text:p>
              </table:table-cell>
              <table:table-cell office:value-type="float" office:value="0.733437">
                <text:p>0.733437</text:p>
              </table:table-cell>
              <table:table-cell office:value-type="float" office:value="0.79">
                <text:p>0.79</text:p>
              </table:table-cell>
              <table:table-cell office:value-type="float" office:value="0.734591">
                <text:p>0.734591</text:p>
              </table:table-cell>
              <table:table-cell office:value-type="float" office:value="0.778">
                <text:p>0.778</text:p>
              </table:table-cell>
              <table:table-cell office:value-type="float" office:value="0.722341">
                <text:p>0.722341</text:p>
              </table:table-cell>
              <table:table-cell office:value-type="float" office:value="0.7985">
                <text:p>0.7985</text:p>
              </table:table-cell>
              <table:table-cell office:value-type="float" office:value="0.7975">
                <text:p>0.7975</text:p>
              </table:table-cell>
              <table:table-cell office:value-type="float" office:value="0.725912">
                <text:p>0.7259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7615">
                <text:p>0.717615</text:p>
              </table:table-cell>
              <table:table-cell office:value-type="float" office:value="0.687533">
                <text:p>0.687533</text:p>
              </table:table-cell>
              <table:table-cell office:value-type="float" office:value="0.8015">
                <text:p>0.8015</text:p>
              </table:table-cell>
              <table:table-cell office:value-type="float" office:value="0.744409">
                <text:p>0.744409</text:p>
              </table:table-cell>
              <table:table-cell office:value-type="float" office:value="0.784">
                <text:p>0.784</text:p>
              </table:table-cell>
              <table:table-cell office:value-type="float" office:value="0.724117">
                <text:p>0.724117</text:p>
              </table:table-cell>
              <table:table-cell office:value-type="float" office:value="0.7835">
                <text:p>0.7835</text:p>
              </table:table-cell>
              <table:table-cell office:value-type="float" office:value="0.797">
                <text:p>0.797</text:p>
              </table:table-cell>
              <table:table-cell office:value-type="float" office:value="0.831514">
                <text:p>0.83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5098">
                <text:p>0.745098</text:p>
              </table:table-cell>
              <table:table-cell office:value-type="float" office:value="0.706276">
                <text:p>0.706276</text:p>
              </table:table-cell>
              <table:table-cell office:value-type="float" office:value="0.7925">
                <text:p>0.7925</text:p>
              </table:table-cell>
              <table:table-cell office:value-type="float" office:value="0.710951">
                <text:p>0.710951</text:p>
              </table:table-cell>
              <table:table-cell office:value-type="float" office:value="0.781">
                <text:p>0.781</text:p>
              </table:table-cell>
              <table:table-cell office:value-type="float" office:value="0.703708">
                <text:p>0.703708</text:p>
              </table:table-cell>
              <table:table-cell office:value-type="float" office:value="0.801">
                <text:p>0.801</text:p>
              </table:table-cell>
              <table:table-cell office:value-type="float" office:value="0.785">
                <text:p>0.785</text:p>
              </table:table-cell>
              <table:table-cell office:value-type="float" office:value="0.779959">
                <text:p>0.7799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5885">
                <text:p>0.725885</text:p>
              </table:table-cell>
              <table:table-cell office:value-type="float" office:value="0.6889">
                <text:p>0.6889</text:p>
              </table:table-cell>
              <table:table-cell office:value-type="float" office:value="0.804">
                <text:p>0.804</text:p>
              </table:table-cell>
              <table:table-cell office:value-type="float" office:value="0.716527">
                <text:p>0.716527</text:p>
              </table:table-cell>
              <table:table-cell office:value-type="float" office:value="0.778">
                <text:p>0.778</text:p>
              </table:table-cell>
              <table:table-cell office:value-type="float" office:value="0.739264">
                <text:p>0.739264</text:p>
              </table:table-cell>
              <table:table-cell office:value-type="float" office:value="0.7905">
                <text:p>0.7905</text:p>
              </table:table-cell>
              <table:table-cell office:value-type="float" office:value="0.79">
                <text:p>0.79</text:p>
              </table:table-cell>
              <table:table-cell office:value-type="float" office:value="0.793544">
                <text:p>0.7935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25181">
                <text:p>0.725181</text:p>
              </table:table-cell>
              <table:table-cell office:value-type="float" office:value="0.694131">
                <text:p>0.694131</text:p>
              </table:table-cell>
              <table:table-cell office:value-type="float" office:value="0.794">
                <text:p>0.794</text:p>
              </table:table-cell>
              <table:table-cell office:value-type="float" office:value="0.708849">
                <text:p>0.708849</text:p>
              </table:table-cell>
              <table:table-cell office:value-type="float" office:value="0.7835">
                <text:p>0.7835</text:p>
              </table:table-cell>
              <table:table-cell office:value-type="float" office:value="0.707636">
                <text:p>0.707636</text:p>
              </table:table-cell>
              <table:table-cell office:value-type="float" office:value="0.8045">
                <text:p>0.8045</text:p>
              </table:table-cell>
              <table:table-cell office:value-type="float" office:value="0.7865">
                <text:p>0.7865</text:p>
              </table:table-cell>
              <table:table-cell office:value-type="float" office:value="0.729044">
                <text:p>0.729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47788">
                <text:p>0.747788</text:p>
              </table:table-cell>
              <table:table-cell office:value-type="float" office:value="0.686877">
                <text:p>0.686877</text:p>
              </table:table-cell>
              <table:table-cell office:value-type="float" office:value="0.7965">
                <text:p>0.7965</text:p>
              </table:table-cell>
              <table:table-cell office:value-type="float" office:value="0.778696">
                <text:p>0.778696</text:p>
              </table:table-cell>
              <table:table-cell office:value-type="float" office:value="0.786">
                <text:p>0.786</text:p>
              </table:table-cell>
              <table:table-cell office:value-type="float" office:value="0.743712">
                <text:p>0.743712</text:p>
              </table:table-cell>
              <table:table-cell office:value-type="float" office:value="0.787">
                <text:p>0.787</text:p>
              </table:table-cell>
              <table:table-cell office:value-type="float" office:value="0.79">
                <text:p>0.79</text:p>
              </table:table-cell>
              <table:table-cell office:value-type="float" office:value="0.834418">
                <text:p>0.8344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09354">
                <text:p>0.709354</text:p>
              </table:table-cell>
              <table:table-cell office:value-type="float" office:value="0.700693">
                <text:p>0.700693</text:p>
              </table:table-cell>
              <table:table-cell office:value-type="float" office:value="0.7945">
                <text:p>0.7945</text:p>
              </table:table-cell>
              <table:table-cell office:value-type="float" office:value="0.784458">
                <text:p>0.784458</text:p>
              </table:table-cell>
              <table:table-cell office:value-type="float" office:value="0.779">
                <text:p>0.779</text:p>
              </table:table-cell>
              <table:table-cell office:value-type="float" office:value="0.742585">
                <text:p>0.742585</text:p>
              </table:table-cell>
              <table:table-cell office:value-type="float" office:value="0.794">
                <text:p>0.794</text:p>
              </table:table-cell>
              <table:table-cell office:value-type="float" office:value="0.7905">
                <text:p>0.7905</text:p>
              </table:table-cell>
              <table:table-cell office:value-type="float" office:value="0.776463">
                <text:p>0.7764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2372">
                <text:p>0.772372</text:p>
              </table:table-cell>
              <table:table-cell office:value-type="float" office:value="0.733351">
                <text:p>0.733351</text:p>
              </table:table-cell>
              <table:table-cell office:value-type="float" office:value="0.7775">
                <text:p>0.7775</text:p>
              </table:table-cell>
              <table:table-cell office:value-type="float" office:value="0.702739">
                <text:p>0.702739</text:p>
              </table:table-cell>
              <table:table-cell office:value-type="float" office:value="0.773">
                <text:p>0.773</text:p>
              </table:table-cell>
              <table:table-cell office:value-type="float" office:value="0.726288">
                <text:p>0.726288</text:p>
              </table:table-cell>
              <table:table-cell office:value-type="float" office:value="0.7995">
                <text:p>0.7995</text:p>
              </table:table-cell>
              <table:table-cell office:value-type="float" office:value="0.7755">
                <text:p>0.7755</text:p>
              </table:table-cell>
              <table:table-cell office:value-type="float" office:value="0.781966">
                <text:p>0.7819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22826">
                <text:p>0.722826</text:p>
              </table:table-cell>
              <table:table-cell office:value-type="float" office:value="0.711696">
                <text:p>0.711696</text:p>
              </table:table-cell>
              <table:table-cell office:value-type="float" office:value="0.7875">
                <text:p>0.7875</text:p>
              </table:table-cell>
              <table:table-cell office:value-type="float" office:value="0.730625">
                <text:p>0.730625</text:p>
              </table:table-cell>
              <table:table-cell office:value-type="float" office:value="0.7745">
                <text:p>0.7745</text:p>
              </table:table-cell>
              <table:table-cell office:value-type="float" office:value="0.726704">
                <text:p>0.726704</text:p>
              </table:table-cell>
              <table:table-cell office:value-type="float" office:value="0.7945">
                <text:p>0.7945</text:p>
              </table:table-cell>
              <table:table-cell office:value-type="float" office:value="0.785">
                <text:p>0.785</text:p>
              </table:table-cell>
              <table:table-cell office:value-type="float" office:value="0.792059">
                <text:p>0.7920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42637">
                <text:p>0.742637</text:p>
              </table:table-cell>
              <table:table-cell office:value-type="float" office:value="0.729559">
                <text:p>0.729559</text:p>
              </table:table-cell>
              <table:table-cell office:value-type="float" office:value="0.791">
                <text:p>0.791</text:p>
              </table:table-cell>
              <table:table-cell office:value-type="float" office:value="0.72301">
                <text:p>0.72301</text:p>
              </table:table-cell>
              <table:table-cell office:value-type="float" office:value="0.7865">
                <text:p>0.7865</text:p>
              </table:table-cell>
              <table:table-cell office:value-type="float" office:value="0.726063">
                <text:p>0.726063</text:p>
              </table:table-cell>
              <table:table-cell office:value-type="float" office:value="0.786">
                <text:p>0.786</text:p>
              </table:table-cell>
              <table:table-cell office:value-type="float" office:value="0.791">
                <text:p>0.791</text:p>
              </table:table-cell>
              <table:table-cell office:value-type="float" office:value="0.756473">
                <text:p>0.7564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2061">
                <text:p>0.732061</text:p>
              </table:table-cell>
              <table:table-cell office:value-type="float" office:value="0.769639">
                <text:p>0.769639</text:p>
              </table:table-cell>
              <table:table-cell office:value-type="float" office:value="0.7835">
                <text:p>0.7835</text:p>
              </table:table-cell>
              <table:table-cell office:value-type="float" office:value="0.733901">
                <text:p>0.733901</text:p>
              </table:table-cell>
              <table:table-cell office:value-type="float" office:value="0.778">
                <text:p>0.778</text:p>
              </table:table-cell>
              <table:table-cell office:value-type="float" office:value="0.753237">
                <text:p>0.753237</text:p>
              </table:table-cell>
              <table:table-cell office:value-type="float" office:value="0.7865">
                <text:p>0.7865</text:p>
              </table:table-cell>
              <table:table-cell office:value-type="float" office:value="0.7945">
                <text:p>0.7945</text:p>
              </table:table-cell>
              <table:table-cell office:value-type="float" office:value="0.77749">
                <text:p>0.777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0576">
                <text:p>0.70576</text:p>
              </table:table-cell>
              <table:table-cell office:value-type="float" office:value="0.708316">
                <text:p>0.708316</text:p>
              </table:table-cell>
              <table:table-cell office:value-type="float" office:value="0.798">
                <text:p>0.798</text:p>
              </table:table-cell>
              <table:table-cell office:value-type="float" office:value="0.755953">
                <text:p>0.755953</text:p>
              </table:table-cell>
              <table:table-cell office:value-type="float" office:value="0.762">
                <text:p>0.762</text:p>
              </table:table-cell>
              <table:table-cell office:value-type="float" office:value="0.761519">
                <text:p>0.761519</text:p>
              </table:table-cell>
              <table:table-cell office:value-type="float" office:value="0.8025">
                <text:p>0.8025</text:p>
              </table:table-cell>
              <table:table-cell office:value-type="float" office:value="0.7945">
                <text:p>0.7945</text:p>
              </table:table-cell>
              <table:table-cell office:value-type="float" office:value="0.732727">
                <text:p>0.732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41576">
                <text:p>0.741576</text:p>
              </table:table-cell>
              <table:table-cell office:value-type="float" office:value="0.712339">
                <text:p>0.712339</text:p>
              </table:table-cell>
              <table:table-cell office:value-type="float" office:value="0.7935">
                <text:p>0.7935</text:p>
              </table:table-cell>
              <table:table-cell office:value-type="float" office:value="0.703443">
                <text:p>0.703443</text:p>
              </table:table-cell>
              <table:table-cell office:value-type="float" office:value="0.7675">
                <text:p>0.7675</text:p>
              </table:table-cell>
              <table:table-cell office:value-type="float" office:value="0.754027">
                <text:p>0.754027</text:p>
              </table:table-cell>
              <table:table-cell office:value-type="float" office:value="0.7835">
                <text:p>0.7835</text:p>
              </table:table-cell>
              <table:table-cell office:value-type="float" office:value="0.7915">
                <text:p>0.7915</text:p>
              </table:table-cell>
              <table:table-cell office:value-type="float" office:value="0.808915">
                <text:p>0.8089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31804">
                <text:p>0.731804</text:p>
              </table:table-cell>
              <table:table-cell office:value-type="float" office:value="0.678675">
                <text:p>0.678675</text:p>
              </table:table-cell>
              <table:table-cell office:value-type="float" office:value="0.7955">
                <text:p>0.7955</text:p>
              </table:table-cell>
              <table:table-cell office:value-type="float" office:value="0.717758">
                <text:p>0.717758</text:p>
              </table:table-cell>
              <table:table-cell office:value-type="float" office:value="0.77">
                <text:p>0.77</text:p>
              </table:table-cell>
              <table:table-cell office:value-type="float" office:value="0.758562">
                <text:p>0.758562</text:p>
              </table:table-cell>
              <table:table-cell office:value-type="float" office:value="0.801">
                <text:p>0.801</text:p>
              </table:table-cell>
              <table:table-cell office:value-type="float" office:value="0.791">
                <text:p>0.791</text:p>
              </table:table-cell>
              <table:table-cell office:value-type="float" office:value="0.7632">
                <text:p>0.76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0187">
                <text:p>0.760187</text:p>
              </table:table-cell>
              <table:table-cell office:value-type="float" office:value="0.681975">
                <text:p>0.681975</text:p>
              </table:table-cell>
              <table:table-cell office:value-type="float" office:value="0.799">
                <text:p>0.799</text:p>
              </table:table-cell>
              <table:table-cell office:value-type="float" office:value="0.709587">
                <text:p>0.709587</text:p>
              </table:table-cell>
              <table:table-cell office:value-type="float" office:value="0.7885">
                <text:p>0.7885</text:p>
              </table:table-cell>
              <table:table-cell office:value-type="float" office:value="0.704052">
                <text:p>0.704052</text:p>
              </table:table-cell>
              <table:table-cell office:value-type="float" office:value="0.8015">
                <text:p>0.8015</text:p>
              </table:table-cell>
              <table:table-cell office:value-type="float" office:value="0.779">
                <text:p>0.779</text:p>
              </table:table-cell>
              <table:table-cell office:value-type="float" office:value="0.747493">
                <text:p>0.7474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53201">
                <text:p>0.753201</text:p>
              </table:table-cell>
              <table:table-cell office:value-type="float" office:value="0.695174">
                <text:p>0.695174</text:p>
              </table:table-cell>
              <table:table-cell office:value-type="float" office:value="0.8065">
                <text:p>0.8065</text:p>
              </table:table-cell>
              <table:table-cell office:value-type="float" office:value="0.757383">
                <text:p>0.757383</text:p>
              </table:table-cell>
              <table:table-cell office:value-type="float" office:value="0.7855">
                <text:p>0.7855</text:p>
              </table:table-cell>
              <table:table-cell office:value-type="float" office:value="0.698199">
                <text:p>0.698199</text:p>
              </table:table-cell>
              <table:table-cell office:value-type="float" office:value="0.796">
                <text:p>0.796</text:p>
              </table:table-cell>
              <table:table-cell office:value-type="float" office:value="0.7935">
                <text:p>0.7935</text:p>
              </table:table-cell>
              <table:table-cell office:value-type="float" office:value="0.822471">
                <text:p>0.822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35154">
                <text:p>0.735154</text:p>
              </table:table-cell>
              <table:table-cell office:value-type="float" office:value="0.702979">
                <text:p>0.702979</text:p>
              </table:table-cell>
              <table:table-cell office:value-type="float" office:value="0.8025">
                <text:p>0.8025</text:p>
              </table:table-cell>
              <table:table-cell office:value-type="float" office:value="0.728132">
                <text:p>0.728132</text:p>
              </table:table-cell>
              <table:table-cell office:value-type="float" office:value="0.7705">
                <text:p>0.7705</text:p>
              </table:table-cell>
              <table:table-cell office:value-type="float" office:value="0.759801">
                <text:p>0.759801</text:p>
              </table:table-cell>
              <table:table-cell office:value-type="float" office:value="0.7995">
                <text:p>0.7995</text:p>
              </table:table-cell>
              <table:table-cell office:value-type="float" office:value="0.7925">
                <text:p>0.7925</text:p>
              </table:table-cell>
              <table:table-cell office:value-type="float" office:value="0.770365">
                <text:p>0.7703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21972">
                <text:p>0.721972</text:p>
              </table:table-cell>
              <table:table-cell office:value-type="float" office:value="0.665625">
                <text:p>0.665625</text:p>
              </table:table-cell>
              <table:table-cell office:value-type="float" office:value="0.8025">
                <text:p>0.8025</text:p>
              </table:table-cell>
              <table:table-cell office:value-type="float" office:value="0.741257">
                <text:p>0.741257</text:p>
              </table:table-cell>
              <table:table-cell office:value-type="float" office:value="0.7745">
                <text:p>0.7745</text:p>
              </table:table-cell>
              <table:table-cell office:value-type="float" office:value="0.727199">
                <text:p>0.727199</text:p>
              </table:table-cell>
              <table:table-cell office:value-type="float" office:value="0.804">
                <text:p>0.804</text:p>
              </table:table-cell>
              <table:table-cell office:value-type="float" office:value="0.7925">
                <text:p>0.7925</text:p>
              </table:table-cell>
              <table:table-cell office:value-type="float" office:value="0.75123">
                <text:p>0.75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07185">
                <text:p>0.707185</text:p>
              </table:table-cell>
              <table:table-cell office:value-type="float" office:value="0.702065">
                <text:p>0.702065</text:p>
              </table:table-cell>
              <table:table-cell office:value-type="float" office:value="0.7885">
                <text:p>0.7885</text:p>
              </table:table-cell>
              <table:table-cell office:value-type="float" office:value="0.707867">
                <text:p>0.707867</text:p>
              </table:table-cell>
              <table:table-cell office:value-type="float" office:value="0.7865">
                <text:p>0.7865</text:p>
              </table:table-cell>
              <table:table-cell office:value-type="float" office:value="0.706963">
                <text:p>0.706963</text:p>
              </table:table-cell>
              <table:table-cell office:value-type="float" office:value="0.8065">
                <text:p>0.8065</text:p>
              </table:table-cell>
              <table:table-cell office:value-type="float" office:value="0.7965">
                <text:p>0.7965</text:p>
              </table:table-cell>
              <table:table-cell office:value-type="float" office:value="0.749949">
                <text:p>0.7499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25027">
                <text:p>0.725027</text:p>
              </table:table-cell>
              <table:table-cell office:value-type="float" office:value="0.671019">
                <text:p>0.671019</text:p>
              </table:table-cell>
              <table:table-cell office:value-type="float" office:value="0.811">
                <text:p>0.811</text:p>
              </table:table-cell>
              <table:table-cell office:value-type="float" office:value="0.738473">
                <text:p>0.738473</text:p>
              </table:table-cell>
              <table:table-cell office:value-type="float" office:value="0.7745">
                <text:p>0.7745</text:p>
              </table:table-cell>
              <table:table-cell office:value-type="float" office:value="0.732542">
                <text:p>0.732542</text:p>
              </table:table-cell>
              <table:table-cell office:value-type="float" office:value="0.791">
                <text:p>0.791</text:p>
              </table:table-cell>
              <table:table-cell office:value-type="float" office:value="0.7965">
                <text:p>0.7965</text:p>
              </table:table-cell>
              <table:table-cell office:value-type="float" office:value="0.761743">
                <text:p>0.7617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45573">
                <text:p>0.745573</text:p>
              </table:table-cell>
              <table:table-cell office:value-type="float" office:value="0.733995">
                <text:p>0.733995</text:p>
              </table:table-cell>
              <table:table-cell office:value-type="float" office:value="0.7925">
                <text:p>0.7925</text:p>
              </table:table-cell>
              <table:table-cell office:value-type="float" office:value="0.748685">
                <text:p>0.748685</text:p>
              </table:table-cell>
              <table:table-cell office:value-type="float" office:value="0.79">
                <text:p>0.79</text:p>
              </table:table-cell>
              <table:table-cell office:value-type="float" office:value="0.708071">
                <text:p>0.708071</text:p>
              </table:table-cell>
              <table:table-cell office:value-type="float" office:value="0.801">
                <text:p>0.801</text:p>
              </table:table-cell>
              <table:table-cell office:value-type="float" office:value="0.7915">
                <text:p>0.7915</text:p>
              </table:table-cell>
              <table:table-cell office:value-type="float" office:value="0.780968">
                <text:p>0.7809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57015">
                <text:p>0.757015</text:p>
              </table:table-cell>
              <table:table-cell office:value-type="float" office:value="0.707674">
                <text:p>0.707674</text:p>
              </table:table-cell>
              <table:table-cell office:value-type="float" office:value="0.803">
                <text:p>0.803</text:p>
              </table:table-cell>
              <table:table-cell office:value-type="float" office:value="0.732304">
                <text:p>0.732304</text:p>
              </table:table-cell>
              <table:table-cell office:value-type="float" office:value="0.785">
                <text:p>0.785</text:p>
              </table:table-cell>
              <table:table-cell office:value-type="float" office:value="0.708984">
                <text:p>0.708984</text:p>
              </table:table-cell>
              <table:table-cell office:value-type="float" office:value="0.7985">
                <text:p>0.7985</text:p>
              </table:table-cell>
              <table:table-cell office:value-type="float" office:value="0.783">
                <text:p>0.783</text:p>
              </table:table-cell>
              <table:table-cell office:value-type="float" office:value="0.761177">
                <text:p>0.7611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66203">
                <text:p>0.766203</text:p>
              </table:table-cell>
              <table:table-cell office:value-type="float" office:value="0.702545">
                <text:p>0.702545</text:p>
              </table:table-cell>
              <table:table-cell office:value-type="float" office:value="0.809">
                <text:p>0.809</text:p>
              </table:table-cell>
              <table:table-cell office:value-type="float" office:value="0.696139">
                <text:p>0.696139</text:p>
              </table:table-cell>
              <table:table-cell office:value-type="float" office:value="0.785">
                <text:p>0.785</text:p>
              </table:table-cell>
              <table:table-cell office:value-type="float" office:value="0.70931">
                <text:p>0.70931</text:p>
              </table:table-cell>
              <table:table-cell office:value-type="float" office:value="0.788">
                <text:p>0.788</text:p>
              </table:table-cell>
              <table:table-cell office:value-type="float" office:value="0.772">
                <text:p>0.772</text:p>
              </table:table-cell>
              <table:table-cell office:value-type="float" office:value="0.77277">
                <text:p>0.77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512">
                <text:p>0.73512</text:p>
              </table:table-cell>
              <table:table-cell office:value-type="float" office:value="0.697322">
                <text:p>0.697322</text:p>
              </table:table-cell>
              <table:table-cell office:value-type="float" office:value="0.7955">
                <text:p>0.7955</text:p>
              </table:table-cell>
              <table:table-cell office:value-type="float" office:value="0.711851">
                <text:p>0.711851</text:p>
              </table:table-cell>
              <table:table-cell office:value-type="float" office:value="0.7775">
                <text:p>0.7775</text:p>
              </table:table-cell>
              <table:table-cell office:value-type="float" office:value="0.728559">
                <text:p>0.728559</text:p>
              </table:table-cell>
              <table:table-cell office:value-type="float" office:value="0.7915">
                <text:p>0.7915</text:p>
              </table:table-cell>
              <table:table-cell office:value-type="float" office:value="0.8025">
                <text:p>0.8025</text:p>
              </table:table-cell>
              <table:table-cell office:value-type="float" office:value="0.776418">
                <text:p>0.7764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81591">
                <text:p>0.681591</text:p>
              </table:table-cell>
              <table:table-cell office:value-type="float" office:value="0.703058">
                <text:p>0.703058</text:p>
              </table:table-cell>
              <table:table-cell office:value-type="float" office:value="0.803">
                <text:p>0.803</text:p>
              </table:table-cell>
              <table:table-cell office:value-type="float" office:value="0.729457">
                <text:p>0.729457</text:p>
              </table:table-cell>
              <table:table-cell office:value-type="float" office:value="0.773">
                <text:p>0.773</text:p>
              </table:table-cell>
              <table:table-cell office:value-type="float" office:value="0.73114">
                <text:p>0.73114</text:p>
              </table:table-cell>
              <table:table-cell office:value-type="float" office:value="0.802">
                <text:p>0.802</text:p>
              </table:table-cell>
              <table:table-cell office:value-type="float" office:value="0.804">
                <text:p>0.804</text:p>
              </table:table-cell>
              <table:table-cell office:value-type="float" office:value="0.746235">
                <text:p>0.7462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4683">
                <text:p>0.74683</text:p>
              </table:table-cell>
              <table:table-cell office:value-type="float" office:value="0.667014">
                <text:p>0.667014</text:p>
              </table:table-cell>
              <table:table-cell office:value-type="float" office:value="0.804">
                <text:p>0.804</text:p>
              </table:table-cell>
              <table:table-cell office:value-type="float" office:value="0.701061">
                <text:p>0.701061</text:p>
              </table:table-cell>
              <table:table-cell office:value-type="float" office:value="0.7875">
                <text:p>0.7875</text:p>
              </table:table-cell>
              <table:table-cell office:value-type="float" office:value="0.702125">
                <text:p>0.702125</text:p>
              </table:table-cell>
              <table:table-cell office:value-type="float" office:value="0.7995">
                <text:p>0.7995</text:p>
              </table:table-cell>
              <table:table-cell office:value-type="float" office:value="0.7975">
                <text:p>0.7975</text:p>
              </table:table-cell>
              <table:table-cell office:value-type="float" office:value="0.758168">
                <text:p>0.7581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40259">
                <text:p>0.740259</text:p>
              </table:table-cell>
              <table:table-cell office:value-type="float" office:value="0.684864">
                <text:p>0.684864</text:p>
              </table:table-cell>
              <table:table-cell office:value-type="float" office:value="0.801">
                <text:p>0.801</text:p>
              </table:table-cell>
              <table:table-cell office:value-type="float" office:value="0.70871">
                <text:p>0.70871</text:p>
              </table:table-cell>
              <table:table-cell office:value-type="float" office:value="0.7715">
                <text:p>0.7715</text:p>
              </table:table-cell>
              <table:table-cell office:value-type="float" office:value="0.74869">
                <text:p>0.74869</text:p>
              </table:table-cell>
              <table:table-cell office:value-type="float" office:value="0.797">
                <text:p>0.797</text:p>
              </table:table-cell>
              <table:table-cell office:value-type="float" office:value="0.797">
                <text:p>0.797</text:p>
              </table:table-cell>
              <table:table-cell office:value-type="float" office:value="0.768913">
                <text:p>0.7689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8447">
                <text:p>0.768447</text:p>
              </table:table-cell>
              <table:table-cell office:value-type="float" office:value="0.67975">
                <text:p>0.67975</text:p>
              </table:table-cell>
              <table:table-cell office:value-type="float" office:value="0.797">
                <text:p>0.797</text:p>
              </table:table-cell>
              <table:table-cell office:value-type="float" office:value="0.720827">
                <text:p>0.720827</text:p>
              </table:table-cell>
              <table:table-cell office:value-type="float" office:value="0.7805">
                <text:p>0.7805</text:p>
              </table:table-cell>
              <table:table-cell office:value-type="float" office:value="0.719391">
                <text:p>0.719391</text:p>
              </table:table-cell>
              <table:table-cell office:value-type="float" office:value="0.795">
                <text:p>0.795</text:p>
              </table:table-cell>
              <table:table-cell office:value-type="float" office:value="0.791">
                <text:p>0.791</text:p>
              </table:table-cell>
              <table:table-cell office:value-type="float" office:value="0.731505">
                <text:p>0.7315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34354">
                <text:p>0.734354</text:p>
              </table:table-cell>
              <table:table-cell office:value-type="float" office:value="0.756335">
                <text:p>0.756335</text:p>
              </table:table-cell>
              <table:table-cell office:value-type="float" office:value="0.7835">
                <text:p>0.7835</text:p>
              </table:table-cell>
              <table:table-cell office:value-type="float" office:value="0.700353">
                <text:p>0.700353</text:p>
              </table:table-cell>
              <table:table-cell office:value-type="float" office:value="0.778">
                <text:p>0.778</text:p>
              </table:table-cell>
              <table:table-cell office:value-type="float" office:value="0.718858">
                <text:p>0.718858</text:p>
              </table:table-cell>
              <table:table-cell office:value-type="float" office:value="0.8025">
                <text:p>0.8025</text:p>
              </table:table-cell>
              <table:table-cell office:value-type="float" office:value="0.7935">
                <text:p>0.7935</text:p>
              </table:table-cell>
              <table:table-cell office:value-type="float" office:value="0.761936">
                <text:p>0.7619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64808">
                <text:p>0.764808</text:p>
              </table:table-cell>
              <table:table-cell office:value-type="float" office:value="0.680688">
                <text:p>0.680688</text:p>
              </table:table-cell>
              <table:table-cell office:value-type="float" office:value="0.794">
                <text:p>0.794</text:p>
              </table:table-cell>
              <table:table-cell office:value-type="float" office:value="0.720525">
                <text:p>0.720525</text:p>
              </table:table-cell>
              <table:table-cell office:value-type="float" office:value="0.7575">
                <text:p>0.7575</text:p>
              </table:table-cell>
              <table:table-cell office:value-type="float" office:value="0.756241">
                <text:p>0.756241</text:p>
              </table:table-cell>
              <table:table-cell office:value-type="float" office:value="0.791">
                <text:p>0.791</text:p>
              </table:table-cell>
              <table:table-cell office:value-type="float" office:value="0.7835">
                <text:p>0.7835</text:p>
              </table:table-cell>
              <table:table-cell office:value-type="float" office:value="0.809257">
                <text:p>0.8092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21133">
                <text:p>0.721133</text:p>
              </table:table-cell>
              <table:table-cell office:value-type="float" office:value="0.677681">
                <text:p>0.677681</text:p>
              </table:table-cell>
              <table:table-cell office:value-type="float" office:value="0.802">
                <text:p>0.802</text:p>
              </table:table-cell>
              <table:table-cell office:value-type="float" office:value="0.689732">
                <text:p>0.689732</text:p>
              </table:table-cell>
              <table:table-cell office:value-type="float" office:value="0.777">
                <text:p>0.777</text:p>
              </table:table-cell>
              <table:table-cell office:value-type="float" office:value="0.708882">
                <text:p>0.708882</text:p>
              </table:table-cell>
              <table:table-cell office:value-type="float" office:value="0.803">
                <text:p>0.803</text:p>
              </table:table-cell>
              <table:table-cell office:value-type="float" office:value="0.798">
                <text:p>0.798</text:p>
              </table:table-cell>
              <table:table-cell office:value-type="float" office:value="0.746076">
                <text:p>0.746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65526">
                <text:p>0.765526</text:p>
              </table:table-cell>
              <table:table-cell office:value-type="float" office:value="0.7062">
                <text:p>0.7062</text:p>
              </table:table-cell>
              <table:table-cell office:value-type="float" office:value="0.793">
                <text:p>0.793</text:p>
              </table:table-cell>
              <table:table-cell office:value-type="float" office:value="0.688852">
                <text:p>0.688852</text:p>
              </table:table-cell>
              <table:table-cell office:value-type="float" office:value="0.79">
                <text:p>0.79</text:p>
              </table:table-cell>
              <table:table-cell office:value-type="float" office:value="0.715571">
                <text:p>0.715571</text:p>
              </table:table-cell>
              <table:table-cell office:value-type="float" office:value="0.8065">
                <text:p>0.8065</text:p>
              </table:table-cell>
              <table:table-cell office:value-type="float" office:value="0.7835">
                <text:p>0.7835</text:p>
              </table:table-cell>
              <table:table-cell office:value-type="float" office:value="0.722964">
                <text:p>0.7229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49221">
                <text:p>0.749221</text:p>
              </table:table-cell>
              <table:table-cell office:value-type="float" office:value="0.701145">
                <text:p>0.701145</text:p>
              </table:table-cell>
              <table:table-cell office:value-type="float" office:value="0.8025">
                <text:p>0.8025</text:p>
              </table:table-cell>
              <table:table-cell office:value-type="float" office:value="0.710976">
                <text:p>0.710976</text:p>
              </table:table-cell>
              <table:table-cell office:value-type="float" office:value="0.7655">
                <text:p>0.7655</text:p>
              </table:table-cell>
              <table:table-cell office:value-type="float" office:value="0.759806">
                <text:p>0.759806</text:p>
              </table:table-cell>
              <table:table-cell office:value-type="float" office:value="0.798">
                <text:p>0.798</text:p>
              </table:table-cell>
              <table:table-cell office:value-type="float" office:value="0.796">
                <text:p>0.796</text:p>
              </table:table-cell>
              <table:table-cell office:value-type="float" office:value="0.748626">
                <text:p>0.7486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3151">
                <text:p>0.723151</text:p>
              </table:table-cell>
              <table:table-cell office:value-type="float" office:value="0.725679">
                <text:p>0.725679</text:p>
              </table:table-cell>
              <table:table-cell office:value-type="float" office:value="0.787">
                <text:p>0.787</text:p>
              </table:table-cell>
              <table:table-cell office:value-type="float" office:value="0.699448">
                <text:p>0.699448</text:p>
              </table:table-cell>
              <table:table-cell office:value-type="float" office:value="0.786">
                <text:p>0.786</text:p>
              </table:table-cell>
              <table:table-cell office:value-type="float" office:value="0.692732">
                <text:p>0.692732</text:p>
              </table:table-cell>
              <table:table-cell office:value-type="float" office:value="0.8025">
                <text:p>0.8025</text:p>
              </table:table-cell>
              <table:table-cell office:value-type="float" office:value="0.805">
                <text:p>0.805</text:p>
              </table:table-cell>
              <table:table-cell office:value-type="float" office:value="0.781577">
                <text:p>0.7815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75888">
                <text:p>0.775888</text:p>
              </table:table-cell>
              <table:table-cell office:value-type="float" office:value="0.687429">
                <text:p>0.687429</text:p>
              </table:table-cell>
              <table:table-cell office:value-type="float" office:value="0.7965">
                <text:p>0.7965</text:p>
              </table:table-cell>
              <table:table-cell office:value-type="float" office:value="0.729977">
                <text:p>0.729977</text:p>
              </table:table-cell>
              <table:table-cell office:value-type="float" office:value="0.78">
                <text:p>0.78</text:p>
              </table:table-cell>
              <table:table-cell office:value-type="float" office:value="0.730503">
                <text:p>0.730503</text:p>
              </table:table-cell>
              <table:table-cell office:value-type="float" office:value="0.8105">
                <text:p>0.8105</text:p>
              </table:table-cell>
              <table:table-cell office:value-type="float" office:value="0.779">
                <text:p>0.779</text:p>
              </table:table-cell>
              <table:table-cell office:value-type="float" office:value="0.750872">
                <text:p>0.7508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31995">
                <text:p>0.731995</text:p>
              </table:table-cell>
              <table:table-cell office:value-type="float" office:value="0.729668">
                <text:p>0.729668</text:p>
              </table:table-cell>
              <table:table-cell office:value-type="float" office:value="0.792">
                <text:p>0.792</text:p>
              </table:table-cell>
              <table:table-cell office:value-type="float" office:value="0.724728">
                <text:p>0.724728</text:p>
              </table:table-cell>
              <table:table-cell office:value-type="float" office:value="0.7775">
                <text:p>0.7775</text:p>
              </table:table-cell>
              <table:table-cell office:value-type="float" office:value="0.748161">
                <text:p>0.748161</text:p>
              </table:table-cell>
              <table:table-cell office:value-type="float" office:value="0.7995">
                <text:p>0.7995</text:p>
              </table:table-cell>
              <table:table-cell office:value-type="float" office:value="0.7935">
                <text:p>0.7935</text:p>
              </table:table-cell>
              <table:table-cell office:value-type="float" office:value="0.781081">
                <text:p>0.7810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93029">
                <text:p>0.793029</text:p>
              </table:table-cell>
              <table:table-cell office:value-type="float" office:value="0.710234">
                <text:p>0.710234</text:p>
              </table:table-cell>
              <table:table-cell office:value-type="float" office:value="0.8015">
                <text:p>0.8015</text:p>
              </table:table-cell>
              <table:table-cell office:value-type="float" office:value="0.68885">
                <text:p>0.68885</text:p>
              </table:table-cell>
              <table:table-cell office:value-type="float" office:value="0.791">
                <text:p>0.791</text:p>
              </table:table-cell>
              <table:table-cell office:value-type="float" office:value="0.688689">
                <text:p>0.688689</text:p>
              </table:table-cell>
              <table:table-cell office:value-type="float" office:value="0.7995">
                <text:p>0.7995</text:p>
              </table:table-cell>
              <table:table-cell office:value-type="float" office:value="0.782">
                <text:p>0.782</text:p>
              </table:table-cell>
              <table:table-cell office:value-type="float" office:value="0.778435">
                <text:p>0.7784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24054">
                <text:p>0.724054</text:p>
              </table:table-cell>
              <table:table-cell office:value-type="float" office:value="0.706061">
                <text:p>0.706061</text:p>
              </table:table-cell>
              <table:table-cell office:value-type="float" office:value="0.7965">
                <text:p>0.7965</text:p>
              </table:table-cell>
              <table:table-cell office:value-type="float" office:value="0.703528">
                <text:p>0.703528</text:p>
              </table:table-cell>
              <table:table-cell office:value-type="float" office:value="0.7745">
                <text:p>0.7745</text:p>
              </table:table-cell>
              <table:table-cell office:value-type="float" office:value="0.744856">
                <text:p>0.744856</text:p>
              </table:table-cell>
              <table:table-cell office:value-type="float" office:value="0.797">
                <text:p>0.797</text:p>
              </table:table-cell>
              <table:table-cell office:value-type="float" office:value="0.803">
                <text:p>0.803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12692">
                <text:p>0.712692</text:p>
              </table:table-cell>
              <table:table-cell office:value-type="float" office:value="0.70836">
                <text:p>0.70836</text:p>
              </table:table-cell>
              <table:table-cell office:value-type="float" office:value="0.79">
                <text:p>0.79</text:p>
              </table:table-cell>
              <table:table-cell office:value-type="float" office:value="0.697969">
                <text:p>0.697969</text:p>
              </table:table-cell>
              <table:table-cell office:value-type="float" office:value="0.7625">
                <text:p>0.7625</text:p>
              </table:table-cell>
              <table:table-cell office:value-type="float" office:value="0.766936">
                <text:p>0.766936</text:p>
              </table:table-cell>
              <table:table-cell office:value-type="float" office:value="0.808">
                <text:p>0.808</text:p>
              </table:table-cell>
              <table:table-cell office:value-type="float" office:value="0.804">
                <text:p>0.804</text:p>
              </table:table-cell>
              <table:table-cell office:value-type="float" office:value="0.778205">
                <text:p>0.7782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52224">
                <text:p>0.752224</text:p>
              </table:table-cell>
              <table:table-cell office:value-type="float" office:value="0.658233">
                <text:p>0.658233</text:p>
              </table:table-cell>
              <table:table-cell office:value-type="float" office:value="0.8075">
                <text:p>0.8075</text:p>
              </table:table-cell>
              <table:table-cell office:value-type="float" office:value="0.709663">
                <text:p>0.709663</text:p>
              </table:table-cell>
              <table:table-cell office:value-type="float" office:value="0.7885">
                <text:p>0.7885</text:p>
              </table:table-cell>
              <table:table-cell office:value-type="float" office:value="0.698462">
                <text:p>0.698462</text:p>
              </table:table-cell>
              <table:table-cell office:value-type="float" office:value="0.806">
                <text:p>0.806</text:p>
              </table:table-cell>
              <table:table-cell office:value-type="float" office:value="0.795">
                <text:p>0.795</text:p>
              </table:table-cell>
              <table:table-cell office:value-type="float" office:value="0.770936">
                <text:p>0.7709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30202">
                <text:p>0.730202</text:p>
              </table:table-cell>
              <table:table-cell office:value-type="float" office:value="0.677137">
                <text:p>0.677137</text:p>
              </table:table-cell>
              <table:table-cell office:value-type="float" office:value="0.8015">
                <text:p>0.8015</text:p>
              </table:table-cell>
              <table:table-cell office:value-type="float" office:value="0.733739">
                <text:p>0.733739</text:p>
              </table:table-cell>
              <table:table-cell office:value-type="float" office:value="0.78">
                <text:p>0.78</text:p>
              </table:table-cell>
              <table:table-cell office:value-type="float" office:value="0.699332">
                <text:p>0.699332</text:p>
              </table:table-cell>
              <table:table-cell office:value-type="float" office:value="0.8165">
                <text:p>0.8165</text:p>
              </table:table-cell>
              <table:table-cell office:value-type="float" office:value="0.7905">
                <text:p>0.7905</text:p>
              </table:table-cell>
              <table:table-cell office:value-type="float" office:value="0.757008">
                <text:p>0.7570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28484">
                <text:p>0.728484</text:p>
              </table:table-cell>
              <table:table-cell office:value-type="float" office:value="0.706455">
                <text:p>0.706455</text:p>
              </table:table-cell>
              <table:table-cell office:value-type="float" office:value="0.792">
                <text:p>0.792</text:p>
              </table:table-cell>
              <table:table-cell office:value-type="float" office:value="0.691053">
                <text:p>0.691053</text:p>
              </table:table-cell>
              <table:table-cell office:value-type="float" office:value="0.7925">
                <text:p>0.7925</text:p>
              </table:table-cell>
              <table:table-cell office:value-type="float" office:value="0.691907">
                <text:p>0.691907</text:p>
              </table:table-cell>
              <table:table-cell office:value-type="float" office:value="0.8055">
                <text:p>0.8055</text:p>
              </table:table-cell>
              <table:table-cell office:value-type="float" office:value="0.7975">
                <text:p>0.7975</text:p>
              </table:table-cell>
              <table:table-cell office:value-type="float" office:value="0.747048">
                <text:p>0.747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39717">
                <text:p>0.739717</text:p>
              </table:table-cell>
              <table:table-cell office:value-type="float" office:value="0.688601">
                <text:p>0.688601</text:p>
              </table:table-cell>
              <table:table-cell office:value-type="float" office:value="0.8025">
                <text:p>0.8025</text:p>
              </table:table-cell>
              <table:table-cell office:value-type="float" office:value="0.723748">
                <text:p>0.723748</text:p>
              </table:table-cell>
              <table:table-cell office:value-type="float" office:value="0.772">
                <text:p>0.772</text:p>
              </table:table-cell>
              <table:table-cell office:value-type="float" office:value="0.739901">
                <text:p>0.739901</text:p>
              </table:table-cell>
              <table:table-cell office:value-type="float" office:value="0.808">
                <text:p>0.808</text:p>
              </table:table-cell>
              <table:table-cell office:value-type="float" office:value="0.7955">
                <text:p>0.7955</text:p>
              </table:table-cell>
              <table:table-cell office:value-type="float" office:value="0.767914">
                <text:p>0.7679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28508">
                <text:p>0.728508</text:p>
              </table:table-cell>
              <table:table-cell office:value-type="float" office:value="0.693575">
                <text:p>0.693575</text:p>
              </table:table-cell>
              <table:table-cell office:value-type="float" office:value="0.802">
                <text:p>0.802</text:p>
              </table:table-cell>
              <table:table-cell office:value-type="float" office:value="0.74568">
                <text:p>0.74568</text:p>
              </table:table-cell>
              <table:table-cell office:value-type="float" office:value="0.7895">
                <text:p>0.7895</text:p>
              </table:table-cell>
              <table:table-cell office:value-type="float" office:value="0.700932">
                <text:p>0.700932</text:p>
              </table:table-cell>
              <table:table-cell office:value-type="float" office:value="0.789">
                <text:p>0.789</text:p>
              </table:table-cell>
              <table:table-cell office:value-type="float" office:value="0.798">
                <text:p>0.798</text:p>
              </table:table-cell>
              <table:table-cell office:value-type="float" office:value="0.79308">
                <text:p>0.793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32005">
                <text:p>0.732005</text:p>
              </table:table-cell>
              <table:table-cell office:value-type="float" office:value="0.684627">
                <text:p>0.684627</text:p>
              </table:table-cell>
              <table:table-cell office:value-type="float" office:value="0.798">
                <text:p>0.798</text:p>
              </table:table-cell>
              <table:table-cell office:value-type="float" office:value="0.728757">
                <text:p>0.728757</text:p>
              </table:table-cell>
              <table:table-cell office:value-type="float" office:value="0.7815">
                <text:p>0.7815</text:p>
              </table:table-cell>
              <table:table-cell office:value-type="float" office:value="0.749989">
                <text:p>0.749989</text:p>
              </table:table-cell>
              <table:table-cell office:value-type="float" office:value="0.7965">
                <text:p>0.7965</text:p>
              </table:table-cell>
              <table:table-cell office:value-type="float" office:value="0.7955">
                <text:p>0.7955</text:p>
              </table:table-cell>
              <table:table-cell office:value-type="float" office:value="0.790733">
                <text:p>0.7907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25071">
                <text:p>0.725071</text:p>
              </table:table-cell>
              <table:table-cell office:value-type="float" office:value="0.660854">
                <text:p>0.660854</text:p>
              </table:table-cell>
              <table:table-cell office:value-type="float" office:value="0.8025">
                <text:p>0.8025</text:p>
              </table:table-cell>
              <table:table-cell office:value-type="float" office:value="0.703806">
                <text:p>0.703806</text:p>
              </table:table-cell>
              <table:table-cell office:value-type="float" office:value="0.786">
                <text:p>0.786</text:p>
              </table:table-cell>
              <table:table-cell office:value-type="float" office:value="0.704498">
                <text:p>0.704498</text:p>
              </table:table-cell>
              <table:table-cell office:value-type="float" office:value="0.8035">
                <text:p>0.8035</text:p>
              </table:table-cell>
              <table:table-cell office:value-type="float" office:value="0.787">
                <text:p>0.787</text:p>
              </table:table-cell>
              <table:table-cell office:value-type="float" office:value="0.772538">
                <text:p>0.7725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12015">
                <text:p>0.712015</text:p>
              </table:table-cell>
              <table:table-cell office:value-type="float" office:value="0.67045">
                <text:p>0.67045</text:p>
              </table:table-cell>
              <table:table-cell office:value-type="float" office:value="0.8045">
                <text:p>0.8045</text:p>
              </table:table-cell>
              <table:table-cell office:value-type="float" office:value="0.752369">
                <text:p>0.752369</text:p>
              </table:table-cell>
              <table:table-cell office:value-type="float" office:value="0.7995">
                <text:p>0.7995</text:p>
              </table:table-cell>
              <table:table-cell office:value-type="float" office:value="0.691624">
                <text:p>0.691624</text:p>
              </table:table-cell>
              <table:table-cell office:value-type="float" office:value="0.797">
                <text:p>0.797</text:p>
              </table:table-cell>
              <table:table-cell office:value-type="float" office:value="0.7915">
                <text:p>0.7915</text:p>
              </table:table-cell>
              <table:table-cell office:value-type="float" office:value="0.75718">
                <text:p>0.757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11507">
                <text:p>0.711507</text:p>
              </table:table-cell>
              <table:table-cell office:value-type="float" office:value="0.722558">
                <text:p>0.722558</text:p>
              </table:table-cell>
              <table:table-cell office:value-type="float" office:value="0.7895">
                <text:p>0.7895</text:p>
              </table:table-cell>
              <table:table-cell office:value-type="float" office:value="0.696612">
                <text:p>0.696612</text:p>
              </table:table-cell>
              <table:table-cell office:value-type="float" office:value="0.7965">
                <text:p>0.7965</text:p>
              </table:table-cell>
              <table:table-cell office:value-type="float" office:value="0.689317">
                <text:p>0.689317</text:p>
              </table:table-cell>
              <table:table-cell office:value-type="float" office:value="0.7995">
                <text:p>0.7995</text:p>
              </table:table-cell>
              <table:table-cell office:value-type="float" office:value="0.7985">
                <text:p>0.7985</text:p>
              </table:table-cell>
              <table:table-cell office:value-type="float" office:value="0.773852">
                <text:p>0.7738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76294">
                <text:p>0.776294</text:p>
              </table:table-cell>
              <table:table-cell office:value-type="float" office:value="0.728999">
                <text:p>0.728999</text:p>
              </table:table-cell>
              <table:table-cell office:value-type="float" office:value="0.7945">
                <text:p>0.7945</text:p>
              </table:table-cell>
              <table:table-cell office:value-type="float" office:value="0.706132">
                <text:p>0.706132</text:p>
              </table:table-cell>
              <table:table-cell office:value-type="float" office:value="0.7965">
                <text:p>0.7965</text:p>
              </table:table-cell>
              <table:table-cell office:value-type="float" office:value="0.700296">
                <text:p>0.700296</text:p>
              </table:table-cell>
              <table:table-cell office:value-type="float" office:value="0.809">
                <text:p>0.809</text:p>
              </table:table-cell>
              <table:table-cell office:value-type="float" office:value="0.7825">
                <text:p>0.7825</text:p>
              </table:table-cell>
              <table:table-cell office:value-type="float" office:value="0.768501">
                <text:p>0.7685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04287">
                <text:p>0.704287</text:p>
              </table:table-cell>
              <table:table-cell office:value-type="float" office:value="0.664972">
                <text:p>0.664972</text:p>
              </table:table-cell>
              <table:table-cell office:value-type="float" office:value="0.812">
                <text:p>0.812</text:p>
              </table:table-cell>
              <table:table-cell office:value-type="float" office:value="0.709059">
                <text:p>0.709059</text:p>
              </table:table-cell>
              <table:table-cell office:value-type="float" office:value="0.784">
                <text:p>0.784</text:p>
              </table:table-cell>
              <table:table-cell office:value-type="float" office:value="0.682497">
                <text:p>0.682497</text:p>
              </table:table-cell>
              <table:table-cell office:value-type="float" office:value="0.7925">
                <text:p>0.7925</text:p>
              </table:table-cell>
              <table:table-cell office:value-type="float" office:value="0.8005">
                <text:p>0.8005</text:p>
              </table:table-cell>
              <table:table-cell office:value-type="float" office:value="0.815166">
                <text:p>0.8151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16644">
                <text:p>0.716644</text:p>
              </table:table-cell>
              <table:table-cell office:value-type="float" office:value="0.667535">
                <text:p>0.667535</text:p>
              </table:table-cell>
              <table:table-cell office:value-type="float" office:value="0.809">
                <text:p>0.809</text:p>
              </table:table-cell>
              <table:table-cell office:value-type="float" office:value="0.717591">
                <text:p>0.717591</text:p>
              </table:table-cell>
              <table:table-cell office:value-type="float" office:value="0.78">
                <text:p>0.78</text:p>
              </table:table-cell>
              <table:table-cell office:value-type="float" office:value="0.733682">
                <text:p>0.733682</text:p>
              </table:table-cell>
              <table:table-cell office:value-type="float" office:value="0.7915">
                <text:p>0.7915</text:p>
              </table:table-cell>
              <table:table-cell office:value-type="float" office:value="0.788">
                <text:p>0.788</text:p>
              </table:table-cell>
              <table:table-cell office:value-type="float" office:value="0.831774">
                <text:p>0.8317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85202">
                <text:p>0.685202</text:p>
              </table:table-cell>
              <table:table-cell office:value-type="float" office:value="0.661135">
                <text:p>0.661135</text:p>
              </table:table-cell>
              <table:table-cell office:value-type="float" office:value="0.806">
                <text:p>0.806</text:p>
              </table:table-cell>
              <table:table-cell office:value-type="float" office:value="0.724445">
                <text:p>0.724445</text:p>
              </table:table-cell>
              <table:table-cell office:value-type="float" office:value="0.79">
                <text:p>0.79</text:p>
              </table:table-cell>
              <table:table-cell office:value-type="float" office:value="0.69675">
                <text:p>0.69675</text:p>
              </table:table-cell>
              <table:table-cell office:value-type="float" office:value="0.8145">
                <text:p>0.8145</text:p>
              </table:table-cell>
              <table:table-cell office:value-type="float" office:value="0.8075">
                <text:p>0.8075</text:p>
              </table:table-cell>
              <table:table-cell office:value-type="float" office:value="0.725451">
                <text:p>0.7254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33561">
                <text:p>0.733561</text:p>
              </table:table-cell>
              <table:table-cell office:value-type="float" office:value="0.706674">
                <text:p>0.706674</text:p>
              </table:table-cell>
              <table:table-cell office:value-type="float" office:value="0.8035">
                <text:p>0.8035</text:p>
              </table:table-cell>
              <table:table-cell office:value-type="float" office:value="0.727022">
                <text:p>0.727022</text:p>
              </table:table-cell>
              <table:table-cell office:value-type="float" office:value="0.792">
                <text:p>0.792</text:p>
              </table:table-cell>
              <table:table-cell office:value-type="float" office:value="0.681299">
                <text:p>0.681299</text:p>
              </table:table-cell>
              <table:table-cell office:value-type="float" office:value="0.807">
                <text:p>0.807</text:p>
              </table:table-cell>
              <table:table-cell office:value-type="float" office:value="0.792">
                <text:p>0.792</text:p>
              </table:table-cell>
              <table:table-cell office:value-type="float" office:value="0.753947">
                <text:p>0.753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94816">
                <text:p>0.694816</text:p>
              </table:table-cell>
              <table:table-cell office:value-type="float" office:value="0.660776">
                <text:p>0.660776</text:p>
              </table:table-cell>
              <table:table-cell office:value-type="float" office:value="0.808">
                <text:p>0.808</text:p>
              </table:table-cell>
              <table:table-cell office:value-type="float" office:value="0.702923">
                <text:p>0.702923</text:p>
              </table:table-cell>
              <table:table-cell office:value-type="float" office:value="0.7805">
                <text:p>0.7805</text:p>
              </table:table-cell>
              <table:table-cell office:value-type="float" office:value="0.711597">
                <text:p>0.711597</text:p>
              </table:table-cell>
              <table:table-cell office:value-type="float" office:value="0.808">
                <text:p>0.808</text:p>
              </table:table-cell>
              <table:table-cell office:value-type="float" office:value="0.7965">
                <text:p>0.7965</text:p>
              </table:table-cell>
              <table:table-cell office:value-type="float" office:value="0.75491">
                <text:p>0.754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99999">
                <text:p>0.699999</text:p>
              </table:table-cell>
              <table:table-cell office:value-type="float" office:value="0.645385">
                <text:p>0.645385</text:p>
              </table:table-cell>
              <table:table-cell office:value-type="float" office:value="0.8115">
                <text:p>0.8115</text:p>
              </table:table-cell>
              <table:table-cell office:value-type="float" office:value="0.695638">
                <text:p>0.695638</text:p>
              </table:table-cell>
              <table:table-cell office:value-type="float" office:value="0.7805">
                <text:p>0.7805</text:p>
              </table:table-cell>
              <table:table-cell office:value-type="float" office:value="0.719433">
                <text:p>0.719433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73959">
                <text:p>0.739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19569">
                <text:p>0.719569</text:p>
              </table:table-cell>
              <table:table-cell office:value-type="float" office:value="0.699685">
                <text:p>0.699685</text:p>
              </table:table-cell>
              <table:table-cell office:value-type="float" office:value="0.7925">
                <text:p>0.7925</text:p>
              </table:table-cell>
              <table:table-cell office:value-type="float" office:value="0.726321">
                <text:p>0.726321</text:p>
              </table:table-cell>
              <table:table-cell office:value-type="float" office:value="0.7855">
                <text:p>0.7855</text:p>
              </table:table-cell>
              <table:table-cell office:value-type="float" office:value="0.726643">
                <text:p>0.726643</text:p>
              </table:table-cell>
              <table:table-cell office:value-type="float" office:value="0.8105">
                <text:p>0.8105</text:p>
              </table:table-cell>
              <table:table-cell office:value-type="float" office:value="0.794">
                <text:p>0.794</text:p>
              </table:table-cell>
              <table:table-cell office:value-type="float" office:value="0.757711">
                <text:p>0.7577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88474">
                <text:p>0.688474</text:p>
              </table:table-cell>
              <table:table-cell office:value-type="float" office:value="0.690971">
                <text:p>0.690971</text:p>
              </table:table-cell>
              <table:table-cell office:value-type="float" office:value="0.8065">
                <text:p>0.8065</text:p>
              </table:table-cell>
              <table:table-cell office:value-type="float" office:value="0.702141">
                <text:p>0.702141</text:p>
              </table:table-cell>
              <table:table-cell office:value-type="float" office:value="0.7865">
                <text:p>0.7865</text:p>
              </table:table-cell>
              <table:table-cell office:value-type="float" office:value="0.696392">
                <text:p>0.696392</text:p>
              </table:table-cell>
              <table:table-cell office:value-type="float" office:value="0.7945">
                <text:p>0.7945</text:p>
              </table:table-cell>
              <table:table-cell office:value-type="float" office:value="0.802">
                <text:p>0.802</text:p>
              </table:table-cell>
              <table:table-cell office:value-type="float" office:value="0.771747">
                <text:p>0.7717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14735">
                <text:p>0.714735</text:p>
              </table:table-cell>
              <table:table-cell office:value-type="float" office:value="0.676487">
                <text:p>0.676487</text:p>
              </table:table-cell>
              <table:table-cell office:value-type="float" office:value="0.809">
                <text:p>0.809</text:p>
              </table:table-cell>
              <table:table-cell office:value-type="float" office:value="0.728559">
                <text:p>0.728559</text:p>
              </table:table-cell>
              <table:table-cell office:value-type="float" office:value="0.7865">
                <text:p>0.7865</text:p>
              </table:table-cell>
              <table:table-cell office:value-type="float" office:value="0.694738">
                <text:p>0.694738</text:p>
              </table:table-cell>
              <table:table-cell office:value-type="float" office:value="0.784">
                <text:p>0.784</text:p>
              </table:table-cell>
              <table:table-cell office:value-type="float" office:value="0.796">
                <text:p>0.796</text:p>
              </table:table-cell>
              <table:table-cell office:value-type="float" office:value="0.841236">
                <text:p>0.8412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07408">
                <text:p>0.707408</text:p>
              </table:table-cell>
              <table:table-cell office:value-type="float" office:value="0.6645">
                <text:p>0.6645</text:p>
              </table:table-cell>
              <table:table-cell office:value-type="float" office:value="0.8145">
                <text:p>0.8145</text:p>
              </table:table-cell>
              <table:table-cell office:value-type="float" office:value="0.714025">
                <text:p>0.714025</text:p>
              </table:table-cell>
              <table:table-cell office:value-type="float" office:value="0.78">
                <text:p>0.78</text:p>
              </table:table-cell>
              <table:table-cell office:value-type="float" office:value="0.715079">
                <text:p>0.715079</text:p>
              </table:table-cell>
              <table:table-cell office:value-type="float" office:value="0.8025">
                <text:p>0.8025</text:p>
              </table:table-cell>
              <table:table-cell office:value-type="float" office:value="0.8065">
                <text:p>0.8065</text:p>
              </table:table-cell>
              <table:table-cell office:value-type="float" office:value="0.773648">
                <text:p>0.7736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12783">
                <text:p>0.712783</text:p>
              </table:table-cell>
              <table:table-cell office:value-type="float" office:value="0.663098">
                <text:p>0.663098</text:p>
              </table:table-cell>
              <table:table-cell office:value-type="float" office:value="0.807">
                <text:p>0.807</text:p>
              </table:table-cell>
              <table:table-cell office:value-type="float" office:value="0.707332">
                <text:p>0.707332</text:p>
              </table:table-cell>
              <table:table-cell office:value-type="float" office:value="0.753">
                <text:p>0.753</text:p>
              </table:table-cell>
              <table:table-cell office:value-type="float" office:value="0.787015">
                <text:p>0.787015</text:p>
              </table:table-cell>
              <table:table-cell office:value-type="float" office:value="0.806">
                <text:p>0.806</text:p>
              </table:table-cell>
              <table:table-cell office:value-type="float" office:value="0.8025">
                <text:p>0.8025</text:p>
              </table:table-cell>
              <table:table-cell office:value-type="float" office:value="0.734856">
                <text:p>0.7348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00407">
                <text:p>0.700407</text:p>
              </table:table-cell>
              <table:table-cell office:value-type="float" office:value="0.714777">
                <text:p>0.714777</text:p>
              </table:table-cell>
              <table:table-cell office:value-type="float" office:value="0.798">
                <text:p>0.798</text:p>
              </table:table-cell>
              <table:table-cell office:value-type="float" office:value="0.785612">
                <text:p>0.785612</text:p>
              </table:table-cell>
              <table:table-cell office:value-type="float" office:value="0.7825">
                <text:p>0.7825</text:p>
              </table:table-cell>
              <table:table-cell office:value-type="float" office:value="0.719072">
                <text:p>0.719072</text:p>
              </table:table-cell>
              <table:table-cell office:value-type="float" office:value="0.7985">
                <text:p>0.7985</text:p>
              </table:table-cell>
              <table:table-cell office:value-type="float" office:value="0.8015">
                <text:p>0.8015</text:p>
              </table:table-cell>
              <table:table-cell office:value-type="float" office:value="0.807638">
                <text:p>0.8076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02508">
                <text:p>0.702508</text:p>
              </table:table-cell>
              <table:table-cell office:value-type="float" office:value="0.699725">
                <text:p>0.699725</text:p>
              </table:table-cell>
              <table:table-cell office:value-type="float" office:value="0.808">
                <text:p>0.808</text:p>
              </table:table-cell>
              <table:table-cell office:value-type="float" office:value="0.708626">
                <text:p>0.708626</text:p>
              </table:table-cell>
              <table:table-cell office:value-type="float" office:value="0.801">
                <text:p>0.801</text:p>
              </table:table-cell>
              <table:table-cell office:value-type="float" office:value="0.683676">
                <text:p>0.683676</text:p>
              </table:table-cell>
              <table:table-cell office:value-type="float" office:value="0.804">
                <text:p>0.804</text:p>
              </table:table-cell>
              <table:table-cell office:value-type="float" office:value="0.7955">
                <text:p>0.7955</text:p>
              </table:table-cell>
              <table:table-cell office:value-type="float" office:value="0.783514">
                <text:p>0.783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24253">
                <text:p>0.724253</text:p>
              </table:table-cell>
              <table:table-cell office:value-type="float" office:value="0.741905">
                <text:p>0.741905</text:p>
              </table:table-cell>
              <table:table-cell office:value-type="float" office:value="0.7835">
                <text:p>0.7835</text:p>
              </table:table-cell>
              <table:table-cell office:value-type="float" office:value="0.716692">
                <text:p>0.716692</text:p>
              </table:table-cell>
              <table:table-cell office:value-type="float" office:value="0.792">
                <text:p>0.792</text:p>
              </table:table-cell>
              <table:table-cell office:value-type="float" office:value="0.690447">
                <text:p>0.690447</text:p>
              </table:table-cell>
              <table:table-cell office:value-type="float" office:value="0.7965">
                <text:p>0.7965</text:p>
              </table:table-cell>
              <table:table-cell office:value-type="float" office:value="0.8015">
                <text:p>0.8015</text:p>
              </table:table-cell>
              <table:table-cell office:value-type="float" office:value="0.769501">
                <text:p>0.769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13084">
                <text:p>0.713084</text:p>
              </table:table-cell>
              <table:table-cell office:value-type="float" office:value="0.662833">
                <text:p>0.662833</text:p>
              </table:table-cell>
              <table:table-cell office:value-type="float" office:value="0.812">
                <text:p>0.812</text:p>
              </table:table-cell>
              <table:table-cell office:value-type="float" office:value="0.705566">
                <text:p>0.705566</text:p>
              </table:table-cell>
              <table:table-cell office:value-type="float" office:value="0.78">
                <text:p>0.78</text:p>
              </table:table-cell>
              <table:table-cell office:value-type="float" office:value="0.762334">
                <text:p>0.762334</text:p>
              </table:table-cell>
              <table:table-cell office:value-type="float" office:value="0.8015">
                <text:p>0.8015</text:p>
              </table:table-cell>
              <table:table-cell office:value-type="float" office:value="0.801">
                <text:p>0.801</text:p>
              </table:table-cell>
              <table:table-cell office:value-type="float" office:value="0.747112">
                <text:p>0.747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18959">
                <text:p>0.718959</text:p>
              </table:table-cell>
              <table:table-cell office:value-type="float" office:value="0.68744">
                <text:p>0.68744</text:p>
              </table:table-cell>
              <table:table-cell office:value-type="float" office:value="0.8055">
                <text:p>0.8055</text:p>
              </table:table-cell>
              <table:table-cell office:value-type="float" office:value="0.714907">
                <text:p>0.714907</text:p>
              </table:table-cell>
              <table:table-cell office:value-type="float" office:value="0.7975">
                <text:p>0.7975</text:p>
              </table:table-cell>
              <table:table-cell office:value-type="float" office:value="0.69843">
                <text:p>0.69843</text:p>
              </table:table-cell>
              <table:table-cell office:value-type="float" office:value="0.7965">
                <text:p>0.7965</text:p>
              </table:table-cell>
              <table:table-cell office:value-type="float" office:value="0.803">
                <text:p>0.803</text:p>
              </table:table-cell>
              <table:table-cell office:value-type="float" office:value="0.799019">
                <text:p>0.7990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97208">
                <text:p>0.697208</text:p>
              </table:table-cell>
              <table:table-cell office:value-type="float" office:value="0.659177">
                <text:p>0.659177</text:p>
              </table:table-cell>
              <table:table-cell office:value-type="float" office:value="0.81">
                <text:p>0.81</text:p>
              </table:table-cell>
              <table:table-cell office:value-type="float" office:value="0.691085">
                <text:p>0.691085</text:p>
              </table:table-cell>
              <table:table-cell office:value-type="float" office:value="0.776">
                <text:p>0.776</text:p>
              </table:table-cell>
              <table:table-cell office:value-type="float" office:value="0.735698">
                <text:p>0.735698</text:p>
              </table:table-cell>
              <table:table-cell office:value-type="float" office:value="0.7945">
                <text:p>0.7945</text:p>
              </table:table-cell>
              <table:table-cell office:value-type="float" office:value="0.8005">
                <text:p>0.8005</text:p>
              </table:table-cell>
              <table:table-cell office:value-type="float" office:value="0.761063">
                <text:p>0.7610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34599">
                <text:p>0.734599</text:p>
              </table:table-cell>
              <table:table-cell office:value-type="float" office:value="0.685044">
                <text:p>0.685044</text:p>
              </table:table-cell>
              <table:table-cell office:value-type="float" office:value="0.7935">
                <text:p>0.7935</text:p>
              </table:table-cell>
              <table:table-cell office:value-type="float" office:value="0.735215">
                <text:p>0.735215</text:p>
              </table:table-cell>
              <table:table-cell office:value-type="float" office:value="0.7965">
                <text:p>0.7965</text:p>
              </table:table-cell>
              <table:table-cell office:value-type="float" office:value="0.673377">
                <text:p>0.673377</text:p>
              </table:table-cell>
              <table:table-cell office:value-type="float" office:value="0.7985">
                <text:p>0.7985</text:p>
              </table:table-cell>
              <table:table-cell office:value-type="float" office:value="0.784">
                <text:p>0.784</text:p>
              </table:table-cell>
              <table:table-cell office:value-type="float" office:value="0.757637">
                <text:p>0.7576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2986">
                <text:p>0.72986</text:p>
              </table:table-cell>
              <table:table-cell office:value-type="float" office:value="0.679459">
                <text:p>0.679459</text:p>
              </table:table-cell>
              <table:table-cell office:value-type="float" office:value="0.801">
                <text:p>0.801</text:p>
              </table:table-cell>
              <table:table-cell office:value-type="float" office:value="0.74111">
                <text:p>0.74111</text:p>
              </table:table-cell>
              <table:table-cell office:value-type="float" office:value="0.799">
                <text:p>0.799</text:p>
              </table:table-cell>
              <table:table-cell office:value-type="float" office:value="0.690233">
                <text:p>0.690233</text:p>
              </table:table-cell>
              <table:table-cell office:value-type="float" office:value="0.805">
                <text:p>0.805</text:p>
              </table:table-cell>
              <table:table-cell office:value-type="float" office:value="0.7915">
                <text:p>0.7915</text:p>
              </table:table-cell>
              <table:table-cell office:value-type="float" office:value="0.763076">
                <text:p>0.763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33097">
                <text:p>0.733097</text:p>
              </table:table-cell>
              <table:table-cell office:value-type="float" office:value="0.677325">
                <text:p>0.677325</text:p>
              </table:table-cell>
              <table:table-cell office:value-type="float" office:value="0.8045">
                <text:p>0.8045</text:p>
              </table:table-cell>
              <table:table-cell office:value-type="float" office:value="0.735648">
                <text:p>0.735648</text:p>
              </table:table-cell>
              <table:table-cell office:value-type="float" office:value="0.794">
                <text:p>0.794</text:p>
              </table:table-cell>
              <table:table-cell office:value-type="float" office:value="0.688676">
                <text:p>0.688676</text:p>
              </table:table-cell>
              <table:table-cell office:value-type="float" office:value="0.8025">
                <text:p>0.8025</text:p>
              </table:table-cell>
              <table:table-cell office:value-type="float" office:value="0.8005">
                <text:p>0.8005</text:p>
              </table:table-cell>
              <table:table-cell office:value-type="float" office:value="0.759595">
                <text:p>0.7595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88502">
                <text:p>0.688502</text:p>
              </table:table-cell>
              <table:table-cell office:value-type="float" office:value="0.662571">
                <text:p>0.662571</text:p>
              </table:table-cell>
              <table:table-cell office:value-type="float" office:value="0.8075">
                <text:p>0.8075</text:p>
              </table:table-cell>
              <table:table-cell office:value-type="float" office:value="0.727025">
                <text:p>0.727025</text:p>
              </table:table-cell>
              <table:table-cell office:value-type="float" office:value="0.7915">
                <text:p>0.7915</text:p>
              </table:table-cell>
              <table:table-cell office:value-type="float" office:value="0.696872">
                <text:p>0.696872</text:p>
              </table:table-cell>
              <table:table-cell office:value-type="float" office:value="0.801">
                <text:p>0.801</text:p>
              </table:table-cell>
              <table:table-cell office:value-type="float" office:value="0.805">
                <text:p>0.805</text:p>
              </table:table-cell>
              <table:table-cell office:value-type="float" office:value="0.769009">
                <text:p>0.7690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16416">
                <text:p>0.716416</text:p>
              </table:table-cell>
              <table:table-cell office:value-type="float" office:value="0.683352">
                <text:p>0.683352</text:p>
              </table:table-cell>
              <table:table-cell office:value-type="float" office:value="0.811">
                <text:p>0.811</text:p>
              </table:table-cell>
              <table:table-cell office:value-type="float" office:value="0.697435">
                <text:p>0.697435</text:p>
              </table:table-cell>
              <table:table-cell office:value-type="float" office:value="0.8">
                <text:p>0.8</text:p>
              </table:table-cell>
              <table:table-cell office:value-type="float" office:value="0.672947">
                <text:p>0.672947</text:p>
              </table:table-cell>
              <table:table-cell office:value-type="float" office:value="0.8">
                <text:p>0.8</text:p>
              </table:table-cell>
              <table:table-cell office:value-type="float" office:value="0.7975">
                <text:p>0.7975</text:p>
              </table:table-cell>
              <table:table-cell office:value-type="float" office:value="0.791596">
                <text:p>0.791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33802">
                <text:p>0.733802</text:p>
              </table:table-cell>
              <table:table-cell office:value-type="float" office:value="0.684542">
                <text:p>0.684542</text:p>
              </table:table-cell>
              <table:table-cell office:value-type="float" office:value="0.795">
                <text:p>0.795</text:p>
              </table:table-cell>
              <table:table-cell office:value-type="float" office:value="0.736469">
                <text:p>0.736469</text:p>
              </table:table-cell>
              <table:table-cell office:value-type="float" office:value="0.7945">
                <text:p>0.7945</text:p>
              </table:table-cell>
              <table:table-cell office:value-type="float" office:value="0.681831">
                <text:p>0.681831</text:p>
              </table:table-cell>
              <table:table-cell office:value-type="float" office:value="0.7985">
                <text:p>0.7985</text:p>
              </table:table-cell>
              <table:table-cell office:value-type="float" office:value="0.786">
                <text:p>0.786</text:p>
              </table:table-cell>
              <table:table-cell office:value-type="float" office:value="0.774963">
                <text:p>0.774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7767">
                <text:p>0.727767</text:p>
              </table:table-cell>
              <table:table-cell office:value-type="float" office:value="0.667647">
                <text:p>0.667647</text:p>
              </table:table-cell>
              <table:table-cell office:value-type="float" office:value="0.806">
                <text:p>0.806</text:p>
              </table:table-cell>
              <table:table-cell office:value-type="float" office:value="0.748813">
                <text:p>0.748813</text:p>
              </table:table-cell>
              <table:table-cell office:value-type="float" office:value="0.789">
                <text:p>0.789</text:p>
              </table:table-cell>
              <table:table-cell office:value-type="float" office:value="0.693025">
                <text:p>0.693025</text:p>
              </table:table-cell>
              <table:table-cell office:value-type="float" office:value="0.807">
                <text:p>0.807</text:p>
              </table:table-cell>
              <table:table-cell office:value-type="float" office:value="0.788">
                <text:p>0.788</text:p>
              </table:table-cell>
              <table:table-cell office:value-type="float" office:value="0.726949">
                <text:p>0.7269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98928">
                <text:p>0.698928</text:p>
              </table:table-cell>
              <table:table-cell office:value-type="float" office:value="0.662615">
                <text:p>0.662615</text:p>
              </table:table-cell>
              <table:table-cell office:value-type="float" office:value="0.806">
                <text:p>0.806</text:p>
              </table:table-cell>
              <table:table-cell office:value-type="float" office:value="0.70524">
                <text:p>0.70524</text:p>
              </table:table-cell>
              <table:table-cell office:value-type="float" office:value="0.7785">
                <text:p>0.7785</text:p>
              </table:table-cell>
              <table:table-cell office:value-type="float" office:value="0.715834">
                <text:p>0.715834</text:p>
              </table:table-cell>
              <table:table-cell office:value-type="float" office:value="0.7915">
                <text:p>0.7915</text:p>
              </table:table-cell>
              <table:table-cell office:value-type="float" office:value="0.805">
                <text:p>0.805</text:p>
              </table:table-cell>
              <table:table-cell office:value-type="float" office:value="0.776143">
                <text:p>0.7761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23196">
                <text:p>0.723196</text:p>
              </table:table-cell>
              <table:table-cell office:value-type="float" office:value="0.702634">
                <text:p>0.702634</text:p>
              </table:table-cell>
              <table:table-cell office:value-type="float" office:value="0.8025">
                <text:p>0.8025</text:p>
              </table:table-cell>
              <table:table-cell office:value-type="float" office:value="0.710712">
                <text:p>0.710712</text:p>
              </table:table-cell>
              <table:table-cell office:value-type="float" office:value="0.781">
                <text:p>0.781</text:p>
              </table:table-cell>
              <table:table-cell office:value-type="float" office:value="0.702575">
                <text:p>0.702575</text:p>
              </table:table-cell>
              <table:table-cell office:value-type="float" office:value="0.7995">
                <text:p>0.7995</text:p>
              </table:table-cell>
              <table:table-cell office:value-type="float" office:value="0.8045">
                <text:p>0.8045</text:p>
              </table:table-cell>
              <table:table-cell office:value-type="float" office:value="0.738057">
                <text:p>0.738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1084">
                <text:p>0.71084</text:p>
              </table:table-cell>
              <table:table-cell office:value-type="float" office:value="0.679358">
                <text:p>0.679358</text:p>
              </table:table-cell>
              <table:table-cell office:value-type="float" office:value="0.808">
                <text:p>0.808</text:p>
              </table:table-cell>
              <table:table-cell office:value-type="float" office:value="0.737574">
                <text:p>0.737574</text:p>
              </table:table-cell>
              <table:table-cell office:value-type="float" office:value="0.7985">
                <text:p>0.7985</text:p>
              </table:table-cell>
              <table:table-cell office:value-type="float" office:value="0.682745">
                <text:p>0.682745</text:p>
              </table:table-cell>
              <table:table-cell office:value-type="float" office:value="0.8045">
                <text:p>0.8045</text:p>
              </table:table-cell>
              <table:table-cell office:value-type="float" office:value="0.797">
                <text:p>0.797</text:p>
              </table:table-cell>
              <table:table-cell office:value-type="float" office:value="0.756086">
                <text:p>0.7560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00755">
                <text:p>0.700755</text:p>
              </table:table-cell>
              <table:table-cell office:value-type="float" office:value="0.685773">
                <text:p>0.685773</text:p>
              </table:table-cell>
              <table:table-cell office:value-type="float" office:value="0.809">
                <text:p>0.809</text:p>
              </table:table-cell>
              <table:table-cell office:value-type="float" office:value="0.690271">
                <text:p>0.690271</text:p>
              </table:table-cell>
              <table:table-cell office:value-type="float" office:value="0.784">
                <text:p>0.784</text:p>
              </table:table-cell>
              <table:table-cell office:value-type="float" office:value="0.738534">
                <text:p>0.738534</text:p>
              </table:table-cell>
              <table:table-cell office:value-type="float" office:value="0.8005">
                <text:p>0.8005</text:p>
              </table:table-cell>
              <table:table-cell office:value-type="float" office:value="0.8025">
                <text:p>0.8025</text:p>
              </table:table-cell>
              <table:table-cell office:value-type="float" office:value="0.765386">
                <text:p>0.7653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25526">
                <text:p>0.725526</text:p>
              </table:table-cell>
              <table:table-cell office:value-type="float" office:value="0.669634">
                <text:p>0.669634</text:p>
              </table:table-cell>
              <table:table-cell office:value-type="float" office:value="0.796">
                <text:p>0.796</text:p>
              </table:table-cell>
              <table:table-cell office:value-type="float" office:value="0.702249">
                <text:p>0.702249</text:p>
              </table:table-cell>
              <table:table-cell office:value-type="float" office:value="0.7925">
                <text:p>0.7925</text:p>
              </table:table-cell>
              <table:table-cell office:value-type="float" office:value="0.725397">
                <text:p>0.725397</text:p>
              </table:table-cell>
              <table:table-cell office:value-type="float" office:value="0.797">
                <text:p>0.797</text:p>
              </table:table-cell>
              <table:table-cell office:value-type="float" office:value="0.797">
                <text:p>0.797</text:p>
              </table:table-cell>
              <table:table-cell office:value-type="float" office:value="0.811323">
                <text:p>0.8113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43191">
                <text:p>0.743191</text:p>
              </table:table-cell>
              <table:table-cell office:value-type="float" office:value="0.66385">
                <text:p>0.66385</text:p>
              </table:table-cell>
              <table:table-cell office:value-type="float" office:value="0.8055">
                <text:p>0.8055</text:p>
              </table:table-cell>
              <table:table-cell office:value-type="float" office:value="0.720554">
                <text:p>0.720554</text:p>
              </table:table-cell>
              <table:table-cell office:value-type="float" office:value="0.7875">
                <text:p>0.7875</text:p>
              </table:table-cell>
              <table:table-cell office:value-type="float" office:value="0.714271">
                <text:p>0.714271</text:p>
              </table:table-cell>
              <table:table-cell office:value-type="float" office:value="0.8135">
                <text:p>0.8135</text:p>
              </table:table-cell>
              <table:table-cell office:value-type="float" office:value="0.7895">
                <text:p>0.7895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10095">
                <text:p>0.710095</text:p>
              </table:table-cell>
              <table:table-cell office:value-type="float" office:value="0.66381">
                <text:p>0.66381</text:p>
              </table:table-cell>
              <table:table-cell office:value-type="float" office:value="0.8095">
                <text:p>0.8095</text:p>
              </table:table-cell>
              <table:table-cell office:value-type="float" office:value="0.695085">
                <text:p>0.695085</text:p>
              </table:table-cell>
              <table:table-cell office:value-type="float" office:value="0.8025">
                <text:p>0.8025</text:p>
              </table:table-cell>
              <table:table-cell office:value-type="float" office:value="0.669115">
                <text:p>0.669115</text:p>
              </table:table-cell>
              <table:table-cell office:value-type="float" office:value="0.7865">
                <text:p>0.7865</text:p>
              </table:table-cell>
              <table:table-cell office:value-type="float" office:value="0.8025">
                <text:p>0.8025</text:p>
              </table:table-cell>
              <table:table-cell office:value-type="float" office:value="0.833471">
                <text:p>0.8334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6913">
                <text:p>0.76913</text:p>
              </table:table-cell>
              <table:table-cell office:value-type="float" office:value="0.677707">
                <text:p>0.677707</text:p>
              </table:table-cell>
              <table:table-cell office:value-type="float" office:value="0.804">
                <text:p>0.804</text:p>
              </table:table-cell>
              <table:table-cell office:value-type="float" office:value="0.70667">
                <text:p>0.70667</text:p>
              </table:table-cell>
              <table:table-cell office:value-type="float" office:value="0.7915">
                <text:p>0.7915</text:p>
              </table:table-cell>
              <table:table-cell office:value-type="float" office:value="0.702855">
                <text:p>0.702855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76886">
                <text:p>0.768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63729">
                <text:p>0.763729</text:p>
              </table:table-cell>
              <table:table-cell office:value-type="float" office:value="0.672615">
                <text:p>0.672615</text:p>
              </table:table-cell>
              <table:table-cell office:value-type="float" office:value="0.8035">
                <text:p>0.8035</text:p>
              </table:table-cell>
              <table:table-cell office:value-type="float" office:value="0.748983">
                <text:p>0.748983</text:p>
              </table:table-cell>
              <table:table-cell office:value-type="float" office:value="0.7925">
                <text:p>0.7925</text:p>
              </table:table-cell>
              <table:table-cell office:value-type="float" office:value="0.688812">
                <text:p>0.688812</text:p>
              </table:table-cell>
              <table:table-cell office:value-type="float" office:value="0.7995">
                <text:p>0.7995</text:p>
              </table:table-cell>
              <table:table-cell office:value-type="float" office:value="0.7915">
                <text:p>0.7915</text:p>
              </table:table-cell>
              <table:table-cell office:value-type="float" office:value="0.756564">
                <text:p>0.7565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4635">
                <text:p>0.74635</text:p>
              </table:table-cell>
              <table:table-cell office:value-type="float" office:value="0.700817">
                <text:p>0.700817</text:p>
              </table:table-cell>
              <table:table-cell office:value-type="float" office:value="0.809">
                <text:p>0.809</text:p>
              </table:table-cell>
              <table:table-cell office:value-type="float" office:value="0.745797">
                <text:p>0.745797</text:p>
              </table:table-cell>
              <table:table-cell office:value-type="float" office:value="0.795">
                <text:p>0.795</text:p>
              </table:table-cell>
              <table:table-cell office:value-type="float" office:value="0.67787">
                <text:p>0.67787</text:p>
              </table:table-cell>
              <table:table-cell office:value-type="float" office:value="0.796">
                <text:p>0.796</text:p>
              </table:table-cell>
              <table:table-cell office:value-type="float" office:value="0.7875">
                <text:p>0.7875</text:p>
              </table:table-cell>
              <table:table-cell office:value-type="float" office:value="0.783311">
                <text:p>0.783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11844">
                <text:p>0.711844</text:p>
              </table:table-cell>
              <table:table-cell office:value-type="float" office:value="0.682043">
                <text:p>0.682043</text:p>
              </table:table-cell>
              <table:table-cell office:value-type="float" office:value="0.8025">
                <text:p>0.8025</text:p>
              </table:table-cell>
              <table:table-cell office:value-type="float" office:value="0.743175">
                <text:p>0.743175</text:p>
              </table:table-cell>
              <table:table-cell office:value-type="float" office:value="0.7975">
                <text:p>0.7975</text:p>
              </table:table-cell>
              <table:table-cell office:value-type="float" office:value="0.680654">
                <text:p>0.680654</text:p>
              </table:table-cell>
              <table:table-cell office:value-type="float" office:value="0.806">
                <text:p>0.806</text:p>
              </table:table-cell>
              <table:table-cell office:value-type="float" office:value="0.798">
                <text:p>0.798</text:p>
              </table:table-cell>
              <table:table-cell office:value-type="float" office:value="0.755935">
                <text:p>0.7559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459">
                <text:p>0.7459</text:p>
              </table:table-cell>
              <table:table-cell office:value-type="float" office:value="0.684109">
                <text:p>0.684109</text:p>
              </table:table-cell>
              <table:table-cell office:value-type="float" office:value="0.806">
                <text:p>0.806</text:p>
              </table:table-cell>
              <table:table-cell office:value-type="float" office:value="0.729946">
                <text:p>0.729946</text:p>
              </table:table-cell>
              <table:table-cell office:value-type="float" office:value="0.79">
                <text:p>0.79</text:p>
              </table:table-cell>
              <table:table-cell office:value-type="float" office:value="0.68702">
                <text:p>0.68702</text:p>
              </table:table-cell>
              <table:table-cell office:value-type="float" office:value="0.8015">
                <text:p>0.8015</text:p>
              </table:table-cell>
              <table:table-cell office:value-type="float" office:value="0.7975">
                <text:p>0.7975</text:p>
              </table:table-cell>
              <table:table-cell office:value-type="float" office:value="0.752807">
                <text:p>0.7528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23628">
                <text:p>0.723628</text:p>
              </table:table-cell>
              <table:table-cell office:value-type="float" office:value="0.684017">
                <text:p>0.684017</text:p>
              </table:table-cell>
              <table:table-cell office:value-type="float" office:value="0.807">
                <text:p>0.807</text:p>
              </table:table-cell>
              <table:table-cell office:value-type="float" office:value="0.706777">
                <text:p>0.706777</text:p>
              </table:table-cell>
              <table:table-cell office:value-type="float" office:value="0.7995">
                <text:p>0.7995</text:p>
              </table:table-cell>
              <table:table-cell office:value-type="float" office:value="0.683855">
                <text:p>0.683855</text:p>
              </table:table-cell>
              <table:table-cell office:value-type="float" office:value="0.809">
                <text:p>0.809</text:p>
              </table:table-cell>
              <table:table-cell office:value-type="float" office:value="0.794">
                <text:p>0.794</text:p>
              </table:table-cell>
              <table:table-cell office:value-type="float" office:value="0.740512">
                <text:p>0.7405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9652">
                <text:p>0.749652</text:p>
              </table:table-cell>
              <table:table-cell office:value-type="float" office:value="0.676507">
                <text:p>0.676507</text:p>
              </table:table-cell>
              <table:table-cell office:value-type="float" office:value="0.8085">
                <text:p>0.8085</text:p>
              </table:table-cell>
              <table:table-cell office:value-type="float" office:value="0.730421">
                <text:p>0.730421</text:p>
              </table:table-cell>
              <table:table-cell office:value-type="float" office:value="0.794">
                <text:p>0.794</text:p>
              </table:table-cell>
              <table:table-cell office:value-type="float" office:value="0.691944">
                <text:p>0.691944</text:p>
              </table:table-cell>
              <table:table-cell office:value-type="float" office:value="0.8035">
                <text:p>0.8035</text:p>
              </table:table-cell>
              <table:table-cell office:value-type="float" office:value="0.795">
                <text:p>0.795</text:p>
              </table:table-cell>
              <table:table-cell office:value-type="float" office:value="0.755234">
                <text:p>0.7552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3644">
                <text:p>0.713644</text:p>
              </table:table-cell>
              <table:table-cell office:value-type="float" office:value="0.656198">
                <text:p>0.656198</text:p>
              </table:table-cell>
              <table:table-cell office:value-type="float" office:value="0.8145">
                <text:p>0.8145</text:p>
              </table:table-cell>
              <table:table-cell office:value-type="float" office:value="0.757984">
                <text:p>0.757984</text:p>
              </table:table-cell>
              <table:table-cell office:value-type="float" office:value="0.799">
                <text:p>0.799</text:p>
              </table:table-cell>
              <table:table-cell office:value-type="float" office:value="0.678016">
                <text:p>0.678016</text:p>
              </table:table-cell>
              <table:table-cell office:value-type="float" office:value="0.8035">
                <text:p>0.8035</text:p>
              </table:table-cell>
              <table:table-cell office:value-type="float" office:value="0.805">
                <text:p>0.805</text:p>
              </table:table-cell>
              <table:table-cell office:value-type="float" office:value="0.761415">
                <text:p>0.7614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7465">
                <text:p>0.737465</text:p>
              </table:table-cell>
              <table:table-cell office:value-type="float" office:value="0.664861">
                <text:p>0.664861</text:p>
              </table:table-cell>
              <table:table-cell office:value-type="float" office:value="0.8035">
                <text:p>0.8035</text:p>
              </table:table-cell>
              <table:table-cell office:value-type="float" office:value="0.694174">
                <text:p>0.694174</text:p>
              </table:table-cell>
              <table:table-cell office:value-type="float" office:value="0.7965">
                <text:p>0.7965</text:p>
              </table:table-cell>
              <table:table-cell office:value-type="float" office:value="0.683079">
                <text:p>0.683079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94547">
                <text:p>0.7945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075">
                <text:p>0.70075</text:p>
              </table:table-cell>
              <table:table-cell office:value-type="float" office:value="0.679632">
                <text:p>0.679632</text:p>
              </table:table-cell>
              <table:table-cell office:value-type="float" office:value="0.8115">
                <text:p>0.8115</text:p>
              </table:table-cell>
              <table:table-cell office:value-type="float" office:value="0.757879">
                <text:p>0.757879</text:p>
              </table:table-cell>
              <table:table-cell office:value-type="float" office:value="0.7935">
                <text:p>0.7935</text:p>
              </table:table-cell>
              <table:table-cell office:value-type="float" office:value="0.677157">
                <text:p>0.677157</text:p>
              </table:table-cell>
              <table:table-cell office:value-type="float" office:value="0.799">
                <text:p>0.799</text:p>
              </table:table-cell>
              <table:table-cell office:value-type="float" office:value="0.8015">
                <text:p>0.8015</text:p>
              </table:table-cell>
              <table:table-cell office:value-type="float" office:value="0.817815">
                <text:p>0.8178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1064">
                <text:p>0.731064</text:p>
              </table:table-cell>
              <table:table-cell office:value-type="float" office:value="0.671471">
                <text:p>0.671471</text:p>
              </table:table-cell>
              <table:table-cell office:value-type="float" office:value="0.803">
                <text:p>0.803</text:p>
              </table:table-cell>
              <table:table-cell office:value-type="float" office:value="0.737215">
                <text:p>0.737215</text:p>
              </table:table-cell>
              <table:table-cell office:value-type="float" office:value="0.7805">
                <text:p>0.7805</text:p>
              </table:table-cell>
              <table:table-cell office:value-type="float" office:value="0.702199">
                <text:p>0.702199</text:p>
              </table:table-cell>
              <table:table-cell office:value-type="float" office:value="0.8025">
                <text:p>0.8025</text:p>
              </table:table-cell>
              <table:table-cell office:value-type="float" office:value="0.8">
                <text:p>0.8</text:p>
              </table:table-cell>
              <table:table-cell office:value-type="float" office:value="0.817778">
                <text:p>0.817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94407">
                <text:p>0.694407</text:p>
              </table:table-cell>
              <table:table-cell office:value-type="float" office:value="0.669856">
                <text:p>0.669856</text:p>
              </table:table-cell>
              <table:table-cell office:value-type="float" office:value="0.8165">
                <text:p>0.8165</text:p>
              </table:table-cell>
              <table:table-cell office:value-type="float" office:value="0.712589">
                <text:p>0.712589</text:p>
              </table:table-cell>
              <table:table-cell office:value-type="float" office:value="0.79">
                <text:p>0.79</text:p>
              </table:table-cell>
              <table:table-cell office:value-type="float" office:value="0.690108">
                <text:p>0.690108</text:p>
              </table:table-cell>
              <table:table-cell office:value-type="float" office:value="0.807">
                <text:p>0.807</text:p>
              </table:table-cell>
              <table:table-cell office:value-type="float" office:value="0.8035">
                <text:p>0.8035</text:p>
              </table:table-cell>
              <table:table-cell office:value-type="float" office:value="0.717645">
                <text:p>0.7176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09169">
                <text:p>0.709169</text:p>
              </table:table-cell>
              <table:table-cell office:value-type="float" office:value="0.695609">
                <text:p>0.695609</text:p>
              </table:table-cell>
              <table:table-cell office:value-type="float" office:value="0.816">
                <text:p>0.816</text:p>
              </table:table-cell>
              <table:table-cell office:value-type="float" office:value="0.727073">
                <text:p>0.727073</text:p>
              </table:table-cell>
              <table:table-cell office:value-type="float" office:value="0.7985">
                <text:p>0.7985</text:p>
              </table:table-cell>
              <table:table-cell office:value-type="float" office:value="0.683415">
                <text:p>0.683415</text:p>
              </table:table-cell>
              <table:table-cell office:value-type="float" office:value="0.8115">
                <text:p>0.8115</text:p>
              </table:table-cell>
              <table:table-cell office:value-type="float" office:value="0.807">
                <text:p>0.807</text:p>
              </table:table-cell>
              <table:table-cell office:value-type="float" office:value="0.816692">
                <text:p>0.8166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30647">
                <text:p>0.730647</text:p>
              </table:table-cell>
              <table:table-cell office:value-type="float" office:value="0.667065">
                <text:p>0.667065</text:p>
              </table:table-cell>
              <table:table-cell office:value-type="float" office:value="0.81">
                <text:p>0.81</text:p>
              </table:table-cell>
              <table:table-cell office:value-type="float" office:value="0.705241">
                <text:p>0.705241</text:p>
              </table:table-cell>
              <table:table-cell office:value-type="float" office:value="0.783">
                <text:p>0.783</text:p>
              </table:table-cell>
              <table:table-cell office:value-type="float" office:value="0.706186">
                <text:p>0.706186</text:p>
              </table:table-cell>
              <table:table-cell office:value-type="float" office:value="0.813">
                <text:p>0.813</text:p>
              </table:table-cell>
              <table:table-cell office:value-type="float" office:value="0.7955">
                <text:p>0.7955</text:p>
              </table:table-cell>
              <table:table-cell office:value-type="float" office:value="0.737777">
                <text:p>0.7377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8604">
                <text:p>0.748604</text:p>
              </table:table-cell>
              <table:table-cell office:value-type="float" office:value="0.689643">
                <text:p>0.689643</text:p>
              </table:table-cell>
              <table:table-cell office:value-type="float" office:value="0.805">
                <text:p>0.805</text:p>
              </table:table-cell>
              <table:table-cell office:value-type="float" office:value="0.672661">
                <text:p>0.672661</text:p>
              </table:table-cell>
              <table:table-cell office:value-type="float" office:value="0.8025">
                <text:p>0.8025</text:p>
              </table:table-cell>
              <table:table-cell office:value-type="float" office:value="0.673263">
                <text:p>0.673263</text:p>
              </table:table-cell>
              <table:table-cell office:value-type="float" office:value="0.7925">
                <text:p>0.7925</text:p>
              </table:table-cell>
              <table:table-cell office:value-type="float" office:value="0.792">
                <text:p>0.792</text:p>
              </table:table-cell>
              <table:table-cell office:value-type="float" office:value="0.781643">
                <text:p>0.7816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07792">
                <text:p>0.707792</text:p>
              </table:table-cell>
              <table:table-cell office:value-type="float" office:value="0.688228">
                <text:p>0.688228</text:p>
              </table:table-cell>
              <table:table-cell office:value-type="float" office:value="0.8055">
                <text:p>0.8055</text:p>
              </table:table-cell>
              <table:table-cell office:value-type="float" office:value="0.699384">
                <text:p>0.699384</text:p>
              </table:table-cell>
              <table:table-cell office:value-type="float" office:value="0.779">
                <text:p>0.779</text:p>
              </table:table-cell>
              <table:table-cell office:value-type="float" office:value="0.744948">
                <text:p>0.744948</text:p>
              </table:table-cell>
              <table:table-cell office:value-type="float" office:value="0.8095">
                <text:p>0.8095</text:p>
              </table:table-cell>
              <table:table-cell office:value-type="float" office:value="0.8">
                <text:p>0.8</text:p>
              </table:table-cell>
              <table:table-cell office:value-type="float" office:value="0.750377">
                <text:p>0.7503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5762">
                <text:p>0.735762</text:p>
              </table:table-cell>
              <table:table-cell office:value-type="float" office:value="0.667749">
                <text:p>0.667749</text:p>
              </table:table-cell>
              <table:table-cell office:value-type="float" office:value="0.809">
                <text:p>0.809</text:p>
              </table:table-cell>
              <table:table-cell office:value-type="float" office:value="0.715267">
                <text:p>0.715267</text:p>
              </table:table-cell>
              <table:table-cell office:value-type="float" office:value="0.7845">
                <text:p>0.7845</text:p>
              </table:table-cell>
              <table:table-cell office:value-type="float" office:value="0.702909">
                <text:p>0.702909</text:p>
              </table:table-cell>
              <table:table-cell office:value-type="float" office:value="0.809">
                <text:p>0.809</text:p>
              </table:table-cell>
              <table:table-cell office:value-type="float" office:value="0.799">
                <text:p>0.799</text:p>
              </table:table-cell>
              <table:table-cell office:value-type="float" office:value="0.789748">
                <text:p>0.7897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08167">
                <text:p>0.708167</text:p>
              </table:table-cell>
              <table:table-cell office:value-type="float" office:value="0.673029">
                <text:p>0.673029</text:p>
              </table:table-cell>
              <table:table-cell office:value-type="float" office:value="0.8065">
                <text:p>0.8065</text:p>
              </table:table-cell>
              <table:table-cell office:value-type="float" office:value="0.711559">
                <text:p>0.711559</text:p>
              </table:table-cell>
              <table:table-cell office:value-type="float" office:value="0.7935">
                <text:p>0.7935</text:p>
              </table:table-cell>
              <table:table-cell office:value-type="float" office:value="0.721053">
                <text:p>0.721053</text:p>
              </table:table-cell>
              <table:table-cell office:value-type="float" office:value="0.81">
                <text:p>0.81</text:p>
              </table:table-cell>
              <table:table-cell office:value-type="float" office:value="0.8055">
                <text:p>0.8055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82372">
                <text:p>0.682372</text:p>
              </table:table-cell>
              <table:table-cell office:value-type="float" office:value="0.660645">
                <text:p>0.660645</text:p>
              </table:table-cell>
              <table:table-cell office:value-type="float" office:value="0.819">
                <text:p>0.819</text:p>
              </table:table-cell>
              <table:table-cell office:value-type="float" office:value="0.721899">
                <text:p>0.721899</text:p>
              </table:table-cell>
              <table:table-cell office:value-type="float" office:value="0.7955">
                <text:p>0.7955</text:p>
              </table:table-cell>
              <table:table-cell office:value-type="float" office:value="0.687812">
                <text:p>0.687812</text:p>
              </table:table-cell>
              <table:table-cell office:value-type="float" office:value="0.7975">
                <text:p>0.7975</text:p>
              </table:table-cell>
              <table:table-cell office:value-type="float" office:value="0.8135">
                <text:p>0.8135</text:p>
              </table:table-cell>
              <table:table-cell office:value-type="float" office:value="0.824396">
                <text:p>0.8243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26552">
                <text:p>0.726552</text:p>
              </table:table-cell>
              <table:table-cell office:value-type="float" office:value="0.674389">
                <text:p>0.674389</text:p>
              </table:table-cell>
              <table:table-cell office:value-type="float" office:value="0.8075">
                <text:p>0.8075</text:p>
              </table:table-cell>
              <table:table-cell office:value-type="float" office:value="0.694199">
                <text:p>0.694199</text:p>
              </table:table-cell>
              <table:table-cell office:value-type="float" office:value="0.7915">
                <text:p>0.7915</text:p>
              </table:table-cell>
              <table:table-cell office:value-type="float" office:value="0.685839">
                <text:p>0.685839</text:p>
              </table:table-cell>
              <table:table-cell office:value-type="float" office:value="0.8025">
                <text:p>0.8025</text:p>
              </table:table-cell>
              <table:table-cell office:value-type="float" office:value="0.7995">
                <text:p>0.7995</text:p>
              </table:table-cell>
              <table:table-cell office:value-type="float" office:value="0.793237">
                <text:p>0.7932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86488">
                <text:p>0.686488</text:p>
              </table:table-cell>
              <table:table-cell office:value-type="float" office:value="0.65907">
                <text:p>0.65907</text:p>
              </table:table-cell>
              <table:table-cell office:value-type="float" office:value="0.819">
                <text:p>0.819</text:p>
              </table:table-cell>
              <table:table-cell office:value-type="float" office:value="0.779892">
                <text:p>0.779892</text:p>
              </table:table-cell>
              <table:table-cell office:value-type="float" office:value="0.7915">
                <text:p>0.7915</text:p>
              </table:table-cell>
              <table:table-cell office:value-type="float" office:value="0.681375">
                <text:p>0.681375</text:p>
              </table:table-cell>
              <table:table-cell office:value-type="float" office:value="0.8025">
                <text:p>0.8025</text:p>
              </table:table-cell>
              <table:table-cell office:value-type="float" office:value="0.8135">
                <text:p>0.8135</text:p>
              </table:table-cell>
              <table:table-cell office:value-type="float" office:value="0.778885">
                <text:p>0.7788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6459">
                <text:p>0.76459</text:p>
              </table:table-cell>
              <table:table-cell office:value-type="float" office:value="0.70038">
                <text:p>0.70038</text:p>
              </table:table-cell>
              <table:table-cell office:value-type="float" office:value="0.807">
                <text:p>0.807</text:p>
              </table:table-cell>
              <table:table-cell office:value-type="float" office:value="0.751194">
                <text:p>0.751194</text:p>
              </table:table-cell>
              <table:table-cell office:value-type="float" office:value="0.7885">
                <text:p>0.7885</text:p>
              </table:table-cell>
              <table:table-cell office:value-type="float" office:value="0.707369">
                <text:p>0.707369</text:p>
              </table:table-cell>
              <table:table-cell office:value-type="float" office:value="0.8035">
                <text:p>0.8035</text:p>
              </table:table-cell>
              <table:table-cell office:value-type="float" office:value="0.7845">
                <text:p>0.7845</text:p>
              </table:table-cell>
              <table:table-cell office:value-type="float" office:value="0.771378">
                <text:p>0.7713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19025">
                <text:p>0.719025</text:p>
              </table:table-cell>
              <table:table-cell office:value-type="float" office:value="0.64056">
                <text:p>0.64056</text:p>
              </table:table-cell>
              <table:table-cell office:value-type="float" office:value="0.813">
                <text:p>0.813</text:p>
              </table:table-cell>
              <table:table-cell office:value-type="float" office:value="0.733624">
                <text:p>0.733624</text:p>
              </table:table-cell>
              <table:table-cell office:value-type="float" office:value="0.7915">
                <text:p>0.7915</text:p>
              </table:table-cell>
              <table:table-cell office:value-type="float" office:value="0.696765">
                <text:p>0.696765</text:p>
              </table:table-cell>
              <table:table-cell office:value-type="float" office:value="0.808">
                <text:p>0.808</text:p>
              </table:table-cell>
              <table:table-cell office:value-type="float" office:value="0.8025">
                <text:p>0.8025</text:p>
              </table:table-cell>
              <table:table-cell office:value-type="float" office:value="0.751692">
                <text:p>0.7516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92549">
                <text:p>0.692549</text:p>
              </table:table-cell>
              <table:table-cell office:value-type="float" office:value="0.692275">
                <text:p>0.692275</text:p>
              </table:table-cell>
              <table:table-cell office:value-type="float" office:value="0.8055">
                <text:p>0.8055</text:p>
              </table:table-cell>
              <table:table-cell office:value-type="float" office:value="0.73503">
                <text:p>0.73503</text:p>
              </table:table-cell>
              <table:table-cell office:value-type="float" office:value="0.791">
                <text:p>0.791</text:p>
              </table:table-cell>
              <table:table-cell office:value-type="float" office:value="0.705724">
                <text:p>0.705724</text:p>
              </table:table-cell>
              <table:table-cell office:value-type="float" office:value="0.7825">
                <text:p>0.7825</text:p>
              </table:table-cell>
              <table:table-cell office:value-type="float" office:value="0.8015">
                <text:p>0.8015</text:p>
              </table:table-cell>
              <table:table-cell office:value-type="float" office:value="0.837205">
                <text:p>0.837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90191">
                <text:p>0.690191</text:p>
              </table:table-cell>
              <table:table-cell office:value-type="float" office:value="0.695843">
                <text:p>0.695843</text:p>
              </table:table-cell>
              <table:table-cell office:value-type="float" office:value="0.802">
                <text:p>0.802</text:p>
              </table:table-cell>
              <table:table-cell office:value-type="float" office:value="0.776871">
                <text:p>0.776871</text:p>
              </table:table-cell>
              <table:table-cell office:value-type="float" office:value="0.8">
                <text:p>0.8</text:p>
              </table:table-cell>
              <table:table-cell office:value-type="float" office:value="0.68419">
                <text:p>0.68419</text:p>
              </table:table-cell>
              <table:table-cell office:value-type="float" office:value="0.812">
                <text:p>0.812</text:p>
              </table:table-cell>
              <table:table-cell office:value-type="float" office:value="0.804">
                <text:p>0.804</text:p>
              </table:table-cell>
              <table:table-cell office:value-type="float" office:value="0.742061">
                <text:p>0.7420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70701">
                <text:p>0.770701</text:p>
              </table:table-cell>
              <table:table-cell office:value-type="float" office:value="0.690457">
                <text:p>0.690457</text:p>
              </table:table-cell>
              <table:table-cell office:value-type="float" office:value="0.804">
                <text:p>0.804</text:p>
              </table:table-cell>
              <table:table-cell office:value-type="float" office:value="0.724878">
                <text:p>0.724878</text:p>
              </table:table-cell>
              <table:table-cell office:value-type="float" office:value="0.7945">
                <text:p>0.7945</text:p>
              </table:table-cell>
              <table:table-cell office:value-type="float" office:value="0.679582">
                <text:p>0.679582</text:p>
              </table:table-cell>
              <table:table-cell office:value-type="float" office:value="0.8095">
                <text:p>0.8095</text:p>
              </table:table-cell>
              <table:table-cell office:value-type="float" office:value="0.777">
                <text:p>0.777</text:p>
              </table:table-cell>
              <table:table-cell office:value-type="float" office:value="0.803354">
                <text:p>0.8033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98288">
                <text:p>0.698288</text:p>
              </table:table-cell>
              <table:table-cell office:value-type="float" office:value="0.674458">
                <text:p>0.674458</text:p>
              </table:table-cell>
              <table:table-cell office:value-type="float" office:value="0.811">
                <text:p>0.811</text:p>
              </table:table-cell>
              <table:table-cell office:value-type="float" office:value="0.721401">
                <text:p>0.721401</text:p>
              </table:table-cell>
              <table:table-cell office:value-type="float" office:value="0.7985">
                <text:p>0.7985</text:p>
              </table:table-cell>
              <table:table-cell office:value-type="float" office:value="0.685889">
                <text:p>0.685889</text:p>
              </table:table-cell>
              <table:table-cell office:value-type="float" office:value="0.8085">
                <text:p>0.8085</text:p>
              </table:table-cell>
              <table:table-cell office:value-type="float" office:value="0.796">
                <text:p>0.796</text:p>
              </table:table-cell>
              <table:table-cell office:value-type="float" office:value="0.771966">
                <text:p>0.7719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20894">
                <text:p>0.720894</text:p>
              </table:table-cell>
              <table:table-cell office:value-type="float" office:value="0.66589">
                <text:p>0.66589</text:p>
              </table:table-cell>
              <table:table-cell office:value-type="float" office:value="0.8135">
                <text:p>0.8135</text:p>
              </table:table-cell>
              <table:table-cell office:value-type="float" office:value="0.80269">
                <text:p>0.80269</text:p>
              </table:table-cell>
              <table:table-cell office:value-type="float" office:value="0.8045">
                <text:p>0.8045</text:p>
              </table:table-cell>
              <table:table-cell office:value-type="float" office:value="0.676397">
                <text:p>0.676397</text:p>
              </table:table-cell>
              <table:table-cell office:value-type="float" office:value="0.806">
                <text:p>0.806</text:p>
              </table:table-cell>
              <table:table-cell office:value-type="float" office:value="0.7995">
                <text:p>0.7995</text:p>
              </table:table-cell>
              <table:table-cell office:value-type="float" office:value="0.784514">
                <text:p>0.7845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06069">
                <text:p>0.706069</text:p>
              </table:table-cell>
              <table:table-cell office:value-type="float" office:value="0.670437">
                <text:p>0.670437</text:p>
              </table:table-cell>
              <table:table-cell office:value-type="float" office:value="0.8105">
                <text:p>0.8105</text:p>
              </table:table-cell>
              <table:table-cell office:value-type="float" office:value="0.728477">
                <text:p>0.728477</text:p>
              </table:table-cell>
              <table:table-cell office:value-type="float" office:value="0.7835">
                <text:p>0.7835</text:p>
              </table:table-cell>
              <table:table-cell office:value-type="float" office:value="0.721447">
                <text:p>0.721447</text:p>
              </table:table-cell>
              <table:table-cell office:value-type="float" office:value="0.802">
                <text:p>0.802</text:p>
              </table:table-cell>
              <table:table-cell office:value-type="float" office:value="0.7995">
                <text:p>0.7995</text:p>
              </table:table-cell>
              <table:table-cell office:value-type="float" office:value="0.833877">
                <text:p>0.8338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27548">
                <text:p>0.727548</text:p>
              </table:table-cell>
              <table:table-cell office:value-type="float" office:value="0.661679">
                <text:p>0.661679</text:p>
              </table:table-cell>
              <table:table-cell office:value-type="float" office:value="0.807">
                <text:p>0.807</text:p>
              </table:table-cell>
              <table:table-cell office:value-type="float" office:value="0.702014">
                <text:p>0.702014</text:p>
              </table:table-cell>
              <table:table-cell office:value-type="float" office:value="0.768">
                <text:p>0.768</text:p>
              </table:table-cell>
              <table:table-cell office:value-type="float" office:value="0.762183">
                <text:p>0.762183</text:p>
              </table:table-cell>
              <table:table-cell office:value-type="float" office:value="0.81">
                <text:p>0.81</text:p>
              </table:table-cell>
              <table:table-cell office:value-type="float" office:value="0.797">
                <text:p>0.797</text:p>
              </table:table-cell>
              <table:table-cell office:value-type="float" office:value="0.761784">
                <text:p>0.7617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96977">
                <text:p>0.696977</text:p>
              </table:table-cell>
              <table:table-cell office:value-type="float" office:value="0.695182">
                <text:p>0.695182</text:p>
              </table:table-cell>
              <table:table-cell office:value-type="float" office:value="0.8085">
                <text:p>0.8085</text:p>
              </table:table-cell>
              <table:table-cell office:value-type="float" office:value="0.729688">
                <text:p>0.729688</text:p>
              </table:table-cell>
              <table:table-cell office:value-type="float" office:value="0.79">
                <text:p>0.79</text:p>
              </table:table-cell>
              <table:table-cell office:value-type="float" office:value="0.685543">
                <text:p>0.685543</text:p>
              </table:table-cell>
              <table:table-cell office:value-type="float" office:value="0.811">
                <text:p>0.811</text:p>
              </table:table-cell>
              <table:table-cell office:value-type="float" office:value="0.8075">
                <text:p>0.8075</text:p>
              </table:table-cell>
              <table:table-cell office:value-type="float" office:value="0.791013">
                <text:p>0.7910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1903">
                <text:p>0.741903</text:p>
              </table:table-cell>
              <table:table-cell office:value-type="float" office:value="0.666353">
                <text:p>0.666353</text:p>
              </table:table-cell>
              <table:table-cell office:value-type="float" office:value="0.807">
                <text:p>0.807</text:p>
              </table:table-cell>
              <table:table-cell office:value-type="float" office:value="0.813866">
                <text:p>0.813866</text:p>
              </table:table-cell>
              <table:table-cell office:value-type="float" office:value="0.8035">
                <text:p>0.8035</text:p>
              </table:table-cell>
              <table:table-cell office:value-type="float" office:value="0.701849">
                <text:p>0.701849</text:p>
              </table:table-cell>
              <table:table-cell office:value-type="float" office:value="0.8075">
                <text:p>0.8075</text:p>
              </table:table-cell>
              <table:table-cell office:value-type="float" office:value="0.797">
                <text:p>0.797</text:p>
              </table:table-cell>
              <table:table-cell office:value-type="float" office:value="0.822224">
                <text:p>0.8222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36471">
                <text:p>0.736471</text:p>
              </table:table-cell>
              <table:table-cell office:value-type="float" office:value="0.675858">
                <text:p>0.675858</text:p>
              </table:table-cell>
              <table:table-cell office:value-type="float" office:value="0.8105">
                <text:p>0.8105</text:p>
              </table:table-cell>
              <table:table-cell office:value-type="float" office:value="0.702231">
                <text:p>0.702231</text:p>
              </table:table-cell>
              <table:table-cell office:value-type="float" office:value="0.788">
                <text:p>0.788</text:p>
              </table:table-cell>
              <table:table-cell office:value-type="float" office:value="0.694129">
                <text:p>0.694129</text:p>
              </table:table-cell>
              <table:table-cell office:value-type="float" office:value="0.807">
                <text:p>0.807</text:p>
              </table:table-cell>
              <table:table-cell office:value-type="float" office:value="0.791">
                <text:p>0.791</text:p>
              </table:table-cell>
              <table:table-cell office:value-type="float" office:value="0.774707">
                <text:p>0.7747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02827">
                <text:p>0.702827</text:p>
              </table:table-cell>
              <table:table-cell office:value-type="float" office:value="0.697159">
                <text:p>0.697159</text:p>
              </table:table-cell>
              <table:table-cell office:value-type="float" office:value="0.8085">
                <text:p>0.8085</text:p>
              </table:table-cell>
              <table:table-cell office:value-type="float" office:value="0.712052">
                <text:p>0.712052</text:p>
              </table:table-cell>
              <table:table-cell office:value-type="float" office:value="0.801">
                <text:p>0.801</text:p>
              </table:table-cell>
              <table:table-cell office:value-type="float" office:value="0.686472">
                <text:p>0.686472</text:p>
              </table:table-cell>
              <table:table-cell office:value-type="float" office:value="0.806">
                <text:p>0.806</text:p>
              </table:table-cell>
              <table:table-cell office:value-type="float" office:value="0.7975">
                <text:p>0.7975</text:p>
              </table:table-cell>
              <table:table-cell office:value-type="float" office:value="0.768041">
                <text:p>0.7680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43625">
                <text:p>0.743625</text:p>
              </table:table-cell>
              <table:table-cell office:value-type="float" office:value="0.721419">
                <text:p>0.721419</text:p>
              </table:table-cell>
              <table:table-cell office:value-type="float" office:value="0.806">
                <text:p>0.806</text:p>
              </table:table-cell>
              <table:table-cell office:value-type="float" office:value="0.729846">
                <text:p>0.729846</text:p>
              </table:table-cell>
              <table:table-cell office:value-type="float" office:value="0.792">
                <text:p>0.792</text:p>
              </table:table-cell>
              <table:table-cell office:value-type="float" office:value="0.70284">
                <text:p>0.70284</text:p>
              </table:table-cell>
              <table:table-cell office:value-type="float" office:value="0.804">
                <text:p>0.804</text:p>
              </table:table-cell>
              <table:table-cell office:value-type="float" office:value="0.795">
                <text:p>0.795</text:p>
              </table:table-cell>
              <table:table-cell office:value-type="float" office:value="0.747302">
                <text:p>0.7473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10368">
                <text:p>0.710368</text:p>
              </table:table-cell>
              <table:table-cell office:value-type="float" office:value="0.737698">
                <text:p>0.737698</text:p>
              </table:table-cell>
              <table:table-cell office:value-type="float" office:value="0.7955">
                <text:p>0.7955</text:p>
              </table:table-cell>
              <table:table-cell office:value-type="float" office:value="0.737413">
                <text:p>0.737413</text:p>
              </table:table-cell>
              <table:table-cell office:value-type="float" office:value="0.7835">
                <text:p>0.7835</text:p>
              </table:table-cell>
              <table:table-cell office:value-type="float" office:value="0.711732">
                <text:p>0.711732</text:p>
              </table:table-cell>
              <table:table-cell office:value-type="float" office:value="0.802">
                <text:p>0.802</text:p>
              </table:table-cell>
              <table:table-cell office:value-type="float" office:value="0.808">
                <text:p>0.808</text:p>
              </table:table-cell>
              <table:table-cell office:value-type="float" office:value="0.811161">
                <text:p>0.8111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17369">
                <text:p>0.717369</text:p>
              </table:table-cell>
              <table:table-cell office:value-type="float" office:value="0.679391">
                <text:p>0.679391</text:p>
              </table:table-cell>
              <table:table-cell office:value-type="float" office:value="0.812">
                <text:p>0.812</text:p>
              </table:table-cell>
              <table:table-cell office:value-type="float" office:value="0.709526">
                <text:p>0.709526</text:p>
              </table:table-cell>
              <table:table-cell office:value-type="float" office:value="0.7845">
                <text:p>0.7845</text:p>
              </table:table-cell>
              <table:table-cell office:value-type="float" office:value="0.707063">
                <text:p>0.707063</text:p>
              </table:table-cell>
              <table:table-cell office:value-type="float" office:value="0.808">
                <text:p>0.808</text:p>
              </table:table-cell>
              <table:table-cell office:value-type="float" office:value="0.7995">
                <text:p>0.7995</text:p>
              </table:table-cell>
              <table:table-cell office:value-type="float" office:value="0.746337">
                <text:p>0.746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36848">
                <text:p>0.736848</text:p>
              </table:table-cell>
              <table:table-cell office:value-type="float" office:value="0.685507">
                <text:p>0.685507</text:p>
              </table:table-cell>
              <table:table-cell office:value-type="float" office:value="0.8075">
                <text:p>0.8075</text:p>
              </table:table-cell>
              <table:table-cell office:value-type="float" office:value="0.731667">
                <text:p>0.731667</text:p>
              </table:table-cell>
              <table:table-cell office:value-type="float" office:value="0.795">
                <text:p>0.795</text:p>
              </table:table-cell>
              <table:table-cell office:value-type="float" office:value="0.68816">
                <text:p>0.68816</text:p>
              </table:table-cell>
              <table:table-cell office:value-type="float" office:value="0.8005">
                <text:p>0.8005</text:p>
              </table:table-cell>
              <table:table-cell office:value-type="float" office:value="0.798">
                <text:p>0.798</text:p>
              </table:table-cell>
              <table:table-cell office:value-type="float" office:value="0.805439">
                <text:p>0.8054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4971">
                <text:p>0.724971</text:p>
              </table:table-cell>
              <table:table-cell office:value-type="float" office:value="0.716205">
                <text:p>0.716205</text:p>
              </table:table-cell>
              <table:table-cell office:value-type="float" office:value="0.8035">
                <text:p>0.8035</text:p>
              </table:table-cell>
              <table:table-cell office:value-type="float" office:value="0.716074">
                <text:p>0.716074</text:p>
              </table:table-cell>
              <table:table-cell office:value-type="float" office:value="0.7935">
                <text:p>0.7935</text:p>
              </table:table-cell>
              <table:table-cell office:value-type="float" office:value="0.702702">
                <text:p>0.702702</text:p>
              </table:table-cell>
              <table:table-cell office:value-type="float" office:value="0.8005">
                <text:p>0.8005</text:p>
              </table:table-cell>
              <table:table-cell office:value-type="float" office:value="0.804">
                <text:p>0.804</text:p>
              </table:table-cell>
              <table:table-cell office:value-type="float" office:value="0.787223">
                <text:p>0.7872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22682">
                <text:p>0.722682</text:p>
              </table:table-cell>
              <table:table-cell office:value-type="float" office:value="0.703246">
                <text:p>0.703246</text:p>
              </table:table-cell>
              <table:table-cell office:value-type="float" office:value="0.803">
                <text:p>0.803</text:p>
              </table:table-cell>
              <table:table-cell office:value-type="float" office:value="0.759345">
                <text:p>0.759345</text:p>
              </table:table-cell>
              <table:table-cell office:value-type="float" office:value="0.7955">
                <text:p>0.7955</text:p>
              </table:table-cell>
              <table:table-cell office:value-type="float" office:value="0.692169">
                <text:p>0.692169</text:p>
              </table:table-cell>
              <table:table-cell office:value-type="float" office:value="0.8005">
                <text:p>0.8005</text:p>
              </table:table-cell>
              <table:table-cell office:value-type="float" office:value="0.7995">
                <text:p>0.7995</text:p>
              </table:table-cell>
              <table:table-cell office:value-type="float" office:value="0.792849">
                <text:p>0.7928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33942">
                <text:p>0.733942</text:p>
              </table:table-cell>
              <table:table-cell office:value-type="float" office:value="0.685611">
                <text:p>0.685611</text:p>
              </table:table-cell>
              <table:table-cell office:value-type="float" office:value="0.809">
                <text:p>0.809</text:p>
              </table:table-cell>
              <table:table-cell office:value-type="float" office:value="0.7442">
                <text:p>0.7442</text:p>
              </table:table-cell>
              <table:table-cell office:value-type="float" office:value="0.79">
                <text:p>0.79</text:p>
              </table:table-cell>
              <table:table-cell office:value-type="float" office:value="0.684746">
                <text:p>0.684746</text:p>
              </table:table-cell>
              <table:table-cell office:value-type="float" office:value="0.784">
                <text:p>0.784</text:p>
              </table:table-cell>
              <table:table-cell office:value-type="float" office:value="0.798">
                <text:p>0.798</text:p>
              </table:table-cell>
              <table:table-cell office:value-type="float" office:value="0.871867">
                <text:p>0.8718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24124">
                <text:p>0.724124</text:p>
              </table:table-cell>
              <table:table-cell office:value-type="float" office:value="0.719962">
                <text:p>0.719962</text:p>
              </table:table-cell>
              <table:table-cell office:value-type="float" office:value="0.8">
                <text:p>0.8</text:p>
              </table:table-cell>
              <table:table-cell office:value-type="float" office:value="0.72693">
                <text:p>0.72693</text:p>
              </table:table-cell>
              <table:table-cell office:value-type="float" office:value="0.795">
                <text:p>0.795</text:p>
              </table:table-cell>
              <table:table-cell office:value-type="float" office:value="0.687299">
                <text:p>0.687299</text:p>
              </table:table-cell>
              <table:table-cell office:value-type="float" office:value="0.8035">
                <text:p>0.8035</text:p>
              </table:table-cell>
              <table:table-cell office:value-type="float" office:value="0.7945">
                <text:p>0.7945</text:p>
              </table:table-cell>
              <table:table-cell office:value-type="float" office:value="0.779943">
                <text:p>0.779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44152">
                <text:p>0.744152</text:p>
              </table:table-cell>
              <table:table-cell office:value-type="float" office:value="0.669245">
                <text:p>0.669245</text:p>
              </table:table-cell>
              <table:table-cell office:value-type="float" office:value="0.8175">
                <text:p>0.8175</text:p>
              </table:table-cell>
              <table:table-cell office:value-type="float" office:value="0.716456">
                <text:p>0.716456</text:p>
              </table:table-cell>
              <table:table-cell office:value-type="float" office:value="0.7925">
                <text:p>0.7925</text:p>
              </table:table-cell>
              <table:table-cell office:value-type="float" office:value="0.706836">
                <text:p>0.706836</text:p>
              </table:table-cell>
              <table:table-cell office:value-type="float" office:value="0.7995">
                <text:p>0.7995</text:p>
              </table:table-cell>
              <table:table-cell office:value-type="float" office:value="0.8065">
                <text:p>0.8065</text:p>
              </table:table-cell>
              <table:table-cell office:value-type="float" office:value="0.807369">
                <text:p>0.8073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00396">
                <text:p>0.700396</text:p>
              </table:table-cell>
              <table:table-cell office:value-type="float" office:value="0.689338">
                <text:p>0.689338</text:p>
              </table:table-cell>
              <table:table-cell office:value-type="float" office:value="0.803">
                <text:p>0.803</text:p>
              </table:table-cell>
              <table:table-cell office:value-type="float" office:value="0.690701">
                <text:p>0.690701</text:p>
              </table:table-cell>
              <table:table-cell office:value-type="float" office:value="0.7925">
                <text:p>0.7925</text:p>
              </table:table-cell>
              <table:table-cell office:value-type="float" office:value="0.679285">
                <text:p>0.679285</text:p>
              </table:table-cell>
              <table:table-cell office:value-type="float" office:value="0.8005">
                <text:p>0.8005</text:p>
              </table:table-cell>
              <table:table-cell office:value-type="float" office:value="0.8065">
                <text:p>0.8065</text:p>
              </table:table-cell>
              <table:table-cell office:value-type="float" office:value="0.820148">
                <text:p>0.8201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09171">
                <text:p>0.709171</text:p>
              </table:table-cell>
              <table:table-cell office:value-type="float" office:value="0.635724">
                <text:p>0.635724</text:p>
              </table:table-cell>
              <table:table-cell office:value-type="float" office:value="0.8205">
                <text:p>0.8205</text:p>
              </table:table-cell>
              <table:table-cell office:value-type="float" office:value="0.718957">
                <text:p>0.718957</text:p>
              </table:table-cell>
              <table:table-cell office:value-type="float" office:value="0.791">
                <text:p>0.791</text:p>
              </table:table-cell>
              <table:table-cell office:value-type="float" office:value="0.69093">
                <text:p>0.69093</text:p>
              </table:table-cell>
              <table:table-cell office:value-type="float" office:value="0.8005">
                <text:p>0.8005</text:p>
              </table:table-cell>
              <table:table-cell office:value-type="float" office:value="0.807">
                <text:p>0.807</text:p>
              </table:table-cell>
              <table:table-cell office:value-type="float" office:value="0.787321">
                <text:p>0.787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00036">
                <text:p>0.700036</text:p>
              </table:table-cell>
              <table:table-cell office:value-type="float" office:value="0.642766">
                <text:p>0.642766</text:p>
              </table:table-cell>
              <table:table-cell office:value-type="float" office:value="0.8235">
                <text:p>0.8235</text:p>
              </table:table-cell>
              <table:table-cell office:value-type="float" office:value="0.727723">
                <text:p>0.727723</text:p>
              </table:table-cell>
              <table:table-cell office:value-type="float" office:value="0.789">
                <text:p>0.789</text:p>
              </table:table-cell>
              <table:table-cell office:value-type="float" office:value="0.686906">
                <text:p>0.686906</text:p>
              </table:table-cell>
              <table:table-cell office:value-type="float" office:value="0.81">
                <text:p>0.81</text:p>
              </table:table-cell>
              <table:table-cell office:value-type="float" office:value="0.801">
                <text:p>0.801</text:p>
              </table:table-cell>
              <table:table-cell office:value-type="float" office:value="0.733777">
                <text:p>0.7337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0633">
                <text:p>0.730633</text:p>
              </table:table-cell>
              <table:table-cell office:value-type="float" office:value="0.65222">
                <text:p>0.65222</text:p>
              </table:table-cell>
              <table:table-cell office:value-type="float" office:value="0.8125">
                <text:p>0.8125</text:p>
              </table:table-cell>
              <table:table-cell office:value-type="float" office:value="0.723158">
                <text:p>0.723158</text:p>
              </table:table-cell>
              <table:table-cell office:value-type="float" office:value="0.784">
                <text:p>0.784</text:p>
              </table:table-cell>
              <table:table-cell office:value-type="float" office:value="0.705293">
                <text:p>0.705293</text:p>
              </table:table-cell>
              <table:table-cell office:value-type="float" office:value="0.798">
                <text:p>0.798</text:p>
              </table:table-cell>
              <table:table-cell office:value-type="float" office:value="0.808">
                <text:p>0.808</text:p>
              </table:table-cell>
              <table:table-cell office:value-type="float" office:value="0.781253">
                <text:p>0.7812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27205">
                <text:p>0.727205</text:p>
              </table:table-cell>
              <table:table-cell office:value-type="float" office:value="0.695585">
                <text:p>0.695585</text:p>
              </table:table-cell>
              <table:table-cell office:value-type="float" office:value="0.808">
                <text:p>0.808</text:p>
              </table:table-cell>
              <table:table-cell office:value-type="float" office:value="0.732859">
                <text:p>0.732859</text:p>
              </table:table-cell>
              <table:table-cell office:value-type="float" office:value="0.7825">
                <text:p>0.7825</text:p>
              </table:table-cell>
              <table:table-cell office:value-type="float" office:value="0.714053">
                <text:p>0.714053</text:p>
              </table:table-cell>
              <table:table-cell office:value-type="float" office:value="0.8045">
                <text:p>0.8045</text:p>
              </table:table-cell>
              <table:table-cell office:value-type="float" office:value="0.793">
                <text:p>0.793</text:p>
              </table:table-cell>
              <table:table-cell office:value-type="float" office:value="0.754379">
                <text:p>0.754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33646">
                <text:p>0.733646</text:p>
              </table:table-cell>
              <table:table-cell office:value-type="float" office:value="0.69521">
                <text:p>0.69521</text:p>
              </table:table-cell>
              <table:table-cell office:value-type="float" office:value="0.806">
                <text:p>0.806</text:p>
              </table:table-cell>
              <table:table-cell office:value-type="float" office:value="0.72592">
                <text:p>0.72592</text:p>
              </table:table-cell>
              <table:table-cell office:value-type="float" office:value="0.7905">
                <text:p>0.7905</text:p>
              </table:table-cell>
              <table:table-cell office:value-type="float" office:value="0.703513">
                <text:p>0.703513</text:p>
              </table:table-cell>
              <table:table-cell office:value-type="float" office:value="0.8035">
                <text:p>0.8035</text:p>
              </table:table-cell>
              <table:table-cell office:value-type="float" office:value="0.803">
                <text:p>0.803</text:p>
              </table:table-cell>
              <table:table-cell office:value-type="float" office:value="0.739484">
                <text:p>0.7394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10281">
                <text:p>0.710281</text:p>
              </table:table-cell>
              <table:table-cell office:value-type="float" office:value="0.705828">
                <text:p>0.705828</text:p>
              </table:table-cell>
              <table:table-cell office:value-type="float" office:value="0.7995">
                <text:p>0.7995</text:p>
              </table:table-cell>
              <table:table-cell office:value-type="float" office:value="0.686468">
                <text:p>0.686468</text:p>
              </table:table-cell>
              <table:table-cell office:value-type="float" office:value="0.79">
                <text:p>0.79</text:p>
              </table:table-cell>
              <table:table-cell office:value-type="float" office:value="0.70841">
                <text:p>0.70841</text:p>
              </table:table-cell>
              <table:table-cell office:value-type="float" office:value="0.8045">
                <text:p>0.8045</text:p>
              </table:table-cell>
              <table:table-cell office:value-type="float" office:value="0.8015">
                <text:p>0.8015</text:p>
              </table:table-cell>
              <table:table-cell office:value-type="float" office:value="0.764152">
                <text:p>0.7641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2497">
                <text:p>0.732497</text:p>
              </table:table-cell>
              <table:table-cell office:value-type="float" office:value="0.67228">
                <text:p>0.67228</text:p>
              </table:table-cell>
              <table:table-cell office:value-type="float" office:value="0.807">
                <text:p>0.807</text:p>
              </table:table-cell>
              <table:table-cell office:value-type="float" office:value="0.712583">
                <text:p>0.712583</text:p>
              </table:table-cell>
              <table:table-cell office:value-type="float" office:value="0.798">
                <text:p>0.798</text:p>
              </table:table-cell>
              <table:table-cell office:value-type="float" office:value="0.68049">
                <text:p>0.68049</text:p>
              </table:table-cell>
              <table:table-cell office:value-type="float" office:value="0.791">
                <text:p>0.791</text:p>
              </table:table-cell>
              <table:table-cell office:value-type="float" office:value="0.797">
                <text:p>0.797</text:p>
              </table:table-cell>
              <table:table-cell office:value-type="float" office:value="0.860654">
                <text:p>0.8606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25134">
                <text:p>0.725134</text:p>
              </table:table-cell>
              <table:table-cell office:value-type="float" office:value="0.6984">
                <text:p>0.6984</text:p>
              </table:table-cell>
              <table:table-cell office:value-type="float" office:value="0.802">
                <text:p>0.802</text:p>
              </table:table-cell>
              <table:table-cell office:value-type="float" office:value="0.759798">
                <text:p>0.759798</text:p>
              </table:table-cell>
              <table:table-cell office:value-type="float" office:value="0.788">
                <text:p>0.788</text:p>
              </table:table-cell>
              <table:table-cell office:value-type="float" office:value="0.706762">
                <text:p>0.706762</text:p>
              </table:table-cell>
              <table:table-cell office:value-type="float" office:value="0.8175">
                <text:p>0.8175</text:p>
              </table:table-cell>
              <table:table-cell office:value-type="float" office:value="0.807">
                <text:p>0.807</text:p>
              </table:table-cell>
              <table:table-cell office:value-type="float" office:value="0.735117">
                <text:p>0.7351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1447">
                <text:p>0.71447</text:p>
              </table:table-cell>
              <table:table-cell office:value-type="float" office:value="0.664463">
                <text:p>0.664463</text:p>
              </table:table-cell>
              <table:table-cell office:value-type="float" office:value="0.8125">
                <text:p>0.8125</text:p>
              </table:table-cell>
              <table:table-cell office:value-type="float" office:value="0.761958">
                <text:p>0.761958</text:p>
              </table:table-cell>
              <table:table-cell office:value-type="float" office:value="0.791">
                <text:p>0.791</text:p>
              </table:table-cell>
              <table:table-cell office:value-type="float" office:value="0.697476">
                <text:p>0.697476</text:p>
              </table:table-cell>
              <table:table-cell office:value-type="float" office:value="0.806">
                <text:p>0.806</text:p>
              </table:table-cell>
              <table:table-cell office:value-type="float" office:value="0.8065">
                <text:p>0.8065</text:p>
              </table:table-cell>
              <table:table-cell office:value-type="float" office:value="0.759611">
                <text:p>0.7596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9396">
                <text:p>0.759396</text:p>
              </table:table-cell>
              <table:table-cell office:value-type="float" office:value="0.688454">
                <text:p>0.688454</text:p>
              </table:table-cell>
              <table:table-cell office:value-type="float" office:value="0.813">
                <text:p>0.813</text:p>
              </table:table-cell>
              <table:table-cell office:value-type="float" office:value="0.74727">
                <text:p>0.74727</text:p>
              </table:table-cell>
              <table:table-cell office:value-type="float" office:value="0.785">
                <text:p>0.785</text:p>
              </table:table-cell>
              <table:table-cell office:value-type="float" office:value="0.727046">
                <text:p>0.727046</text:p>
              </table:table-cell>
              <table:table-cell office:value-type="float" office:value="0.8025">
                <text:p>0.8025</text:p>
              </table:table-cell>
              <table:table-cell office:value-type="float" office:value="0.8005">
                <text:p>0.8005</text:p>
              </table:table-cell>
              <table:table-cell office:value-type="float" office:value="0.788842">
                <text:p>0.7888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15063">
                <text:p>0.715063</text:p>
              </table:table-cell>
              <table:table-cell office:value-type="float" office:value="0.673559">
                <text:p>0.673559</text:p>
              </table:table-cell>
              <table:table-cell office:value-type="float" office:value="0.8145">
                <text:p>0.8145</text:p>
              </table:table-cell>
              <table:table-cell office:value-type="float" office:value="0.712706">
                <text:p>0.712706</text:p>
              </table:table-cell>
              <table:table-cell office:value-type="float" office:value="0.798">
                <text:p>0.798</text:p>
              </table:table-cell>
              <table:table-cell office:value-type="float" office:value="0.666562">
                <text:p>0.666562</text:p>
              </table:table-cell>
              <table:table-cell office:value-type="float" office:value="0.806">
                <text:p>0.806</text:p>
              </table:table-cell>
              <table:table-cell office:value-type="float" office:value="0.8125">
                <text:p>0.8125</text:p>
              </table:table-cell>
              <table:table-cell office:value-type="float" office:value="0.806913">
                <text:p>0.8069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88337">
                <text:p>0.688337</text:p>
              </table:table-cell>
              <table:table-cell office:value-type="float" office:value="0.664443">
                <text:p>0.664443</text:p>
              </table:table-cell>
              <table:table-cell office:value-type="float" office:value="0.814">
                <text:p>0.814</text:p>
              </table:table-cell>
              <table:table-cell office:value-type="float" office:value="0.724102">
                <text:p>0.724102</text:p>
              </table:table-cell>
              <table:table-cell office:value-type="float" office:value="0.775">
                <text:p>0.775</text:p>
              </table:table-cell>
              <table:table-cell office:value-type="float" office:value="0.703969">
                <text:p>0.703969</text:p>
              </table:table-cell>
              <table:table-cell office:value-type="float" office:value="0.803">
                <text:p>0.803</text:p>
              </table:table-cell>
              <table:table-cell office:value-type="float" office:value="0.803">
                <text:p>0.803</text:p>
              </table:table-cell>
              <table:table-cell office:value-type="float" office:value="0.765807">
                <text:p>0.765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09974">
                <text:p>0.709974</text:p>
              </table:table-cell>
              <table:table-cell office:value-type="float" office:value="0.675502">
                <text:p>0.675502</text:p>
              </table:table-cell>
              <table:table-cell office:value-type="float" office:value="0.8135">
                <text:p>0.8135</text:p>
              </table:table-cell>
              <table:table-cell office:value-type="float" office:value="0.720816">
                <text:p>0.720816</text:p>
              </table:table-cell>
              <table:table-cell office:value-type="float" office:value="0.7945">
                <text:p>0.7945</text:p>
              </table:table-cell>
              <table:table-cell office:value-type="float" office:value="0.677319">
                <text:p>0.677319</text:p>
              </table:table-cell>
              <table:table-cell office:value-type="float" office:value="0.7995">
                <text:p>0.7995</text:p>
              </table:table-cell>
              <table:table-cell office:value-type="float" office:value="0.805">
                <text:p>0.805</text:p>
              </table:table-cell>
              <table:table-cell office:value-type="float" office:value="0.785282">
                <text:p>0.7852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87505">
                <text:p>0.687505</text:p>
              </table:table-cell>
              <table:table-cell office:value-type="float" office:value="0.699322">
                <text:p>0.699322</text:p>
              </table:table-cell>
              <table:table-cell office:value-type="float" office:value="0.807">
                <text:p>0.807</text:p>
              </table:table-cell>
              <table:table-cell office:value-type="float" office:value="0.739699">
                <text:p>0.739699</text:p>
              </table:table-cell>
              <table:table-cell office:value-type="float" office:value="0.7905">
                <text:p>0.7905</text:p>
              </table:table-cell>
              <table:table-cell office:value-type="float" office:value="0.674018">
                <text:p>0.674018</text:p>
              </table:table-cell>
              <table:table-cell office:value-type="float" office:value="0.778">
                <text:p>0.778</text:p>
              </table:table-cell>
              <table:table-cell office:value-type="float" office:value="0.814">
                <text:p>0.814</text:p>
              </table:table-cell>
              <table:table-cell office:value-type="float" office:value="0.905652">
                <text:p>0.9056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07678">
                <text:p>0.707678</text:p>
              </table:table-cell>
              <table:table-cell office:value-type="float" office:value="0.686767">
                <text:p>0.686767</text:p>
              </table:table-cell>
              <table:table-cell office:value-type="float" office:value="0.8055">
                <text:p>0.8055</text:p>
              </table:table-cell>
              <table:table-cell office:value-type="float" office:value="0.762106">
                <text:p>0.762106</text:p>
              </table:table-cell>
              <table:table-cell office:value-type="float" office:value="0.789">
                <text:p>0.789</text:p>
              </table:table-cell>
              <table:table-cell office:value-type="float" office:value="0.699244">
                <text:p>0.699244</text:p>
              </table:table-cell>
              <table:table-cell office:value-type="float" office:value="0.805">
                <text:p>0.805</text:p>
              </table:table-cell>
              <table:table-cell office:value-type="float" office:value="0.8145">
                <text:p>0.8145</text:p>
              </table:table-cell>
              <table:table-cell office:value-type="float" office:value="0.792319">
                <text:p>0.7923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86073">
                <text:p>0.686073</text:p>
              </table:table-cell>
              <table:table-cell office:value-type="float" office:value="0.645011">
                <text:p>0.645011</text:p>
              </table:table-cell>
              <table:table-cell office:value-type="float" office:value="0.8175">
                <text:p>0.8175</text:p>
              </table:table-cell>
              <table:table-cell office:value-type="float" office:value="0.734629">
                <text:p>0.734629</text:p>
              </table:table-cell>
              <table:table-cell office:value-type="float" office:value="0.7965">
                <text:p>0.7965</text:p>
              </table:table-cell>
              <table:table-cell office:value-type="float" office:value="0.667686">
                <text:p>0.667686</text:p>
              </table:table-cell>
              <table:table-cell office:value-type="float" office:value="0.8025">
                <text:p>0.8025</text:p>
              </table:table-cell>
              <table:table-cell office:value-type="float" office:value="0.8105">
                <text:p>0.8105</text:p>
              </table:table-cell>
              <table:table-cell office:value-type="float" office:value="0.791173">
                <text:p>0.7911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86909">
                <text:p>0.686909</text:p>
              </table:table-cell>
              <table:table-cell office:value-type="float" office:value="0.685082">
                <text:p>0.685082</text:p>
              </table:table-cell>
              <table:table-cell office:value-type="float" office:value="0.8045">
                <text:p>0.8045</text:p>
              </table:table-cell>
              <table:table-cell office:value-type="float" office:value="0.74945">
                <text:p>0.74945</text:p>
              </table:table-cell>
              <table:table-cell office:value-type="float" office:value="0.781">
                <text:p>0.781</text:p>
              </table:table-cell>
              <table:table-cell office:value-type="float" office:value="0.685798">
                <text:p>0.685798</text:p>
              </table:table-cell>
              <table:table-cell office:value-type="float" office:value="0.807">
                <text:p>0.807</text:p>
              </table:table-cell>
              <table:table-cell office:value-type="float" office:value="0.8025">
                <text:p>0.8025</text:p>
              </table:table-cell>
              <table:table-cell office:value-type="float" office:value="0.79236">
                <text:p>0.792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08516">
                <text:p>0.708516</text:p>
              </table:table-cell>
              <table:table-cell office:value-type="float" office:value="0.657379">
                <text:p>0.657379</text:p>
              </table:table-cell>
              <table:table-cell office:value-type="float" office:value="0.816">
                <text:p>0.816</text:p>
              </table:table-cell>
              <table:table-cell office:value-type="float" office:value="0.754163">
                <text:p>0.754163</text:p>
              </table:table-cell>
              <table:table-cell office:value-type="float" office:value="0.7875">
                <text:p>0.7875</text:p>
              </table:table-cell>
              <table:table-cell office:value-type="float" office:value="0.698405">
                <text:p>0.698405</text:p>
              </table:table-cell>
              <table:table-cell office:value-type="float" office:value="0.8055">
                <text:p>0.8055</text:p>
              </table:table-cell>
              <table:table-cell office:value-type="float" office:value="0.805">
                <text:p>0.805</text:p>
              </table:table-cell>
              <table:table-cell office:value-type="float" office:value="0.758649">
                <text:p>0.758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71989">
                <text:p>0.671989</text:p>
              </table:table-cell>
              <table:table-cell office:value-type="float" office:value="0.692459">
                <text:p>0.692459</text:p>
              </table:table-cell>
              <table:table-cell office:value-type="float" office:value="0.816">
                <text:p>0.816</text:p>
              </table:table-cell>
              <table:table-cell office:value-type="float" office:value="0.720145">
                <text:p>0.720145</text:p>
              </table:table-cell>
              <table:table-cell office:value-type="float" office:value="0.789">
                <text:p>0.789</text:p>
              </table:table-cell>
              <table:table-cell office:value-type="float" office:value="0.684045">
                <text:p>0.684045</text:p>
              </table:table-cell>
              <table:table-cell office:value-type="float" office:value="0.8015">
                <text:p>0.8015</text:p>
              </table:table-cell>
              <table:table-cell office:value-type="float" office:value="0.806">
                <text:p>0.806</text:p>
              </table:table-cell>
              <table:table-cell office:value-type="float" office:value="0.829249">
                <text:p>0.8292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16925">
                <text:p>0.716925</text:p>
              </table:table-cell>
              <table:table-cell office:value-type="float" office:value="0.652379">
                <text:p>0.652379</text:p>
              </table:table-cell>
              <table:table-cell office:value-type="float" office:value="0.81">
                <text:p>0.81</text:p>
              </table:table-cell>
              <table:table-cell office:value-type="float" office:value="0.712947">
                <text:p>0.712947</text:p>
              </table:table-cell>
              <table:table-cell office:value-type="float" office:value="0.801">
                <text:p>0.801</text:p>
              </table:table-cell>
              <table:table-cell office:value-type="float" office:value="0.664842">
                <text:p>0.664842</text:p>
              </table:table-cell>
              <table:table-cell office:value-type="float" office:value="0.804">
                <text:p>0.804</text:p>
              </table:table-cell>
              <table:table-cell office:value-type="float" office:value="0.8095">
                <text:p>0.8095</text:p>
              </table:table-cell>
              <table:table-cell office:value-type="float" office:value="0.780264">
                <text:p>0.7802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98781">
                <text:p>0.698781</text:p>
              </table:table-cell>
              <table:table-cell office:value-type="float" office:value="0.658018">
                <text:p>0.658018</text:p>
              </table:table-cell>
              <table:table-cell office:value-type="float" office:value="0.822">
                <text:p>0.822</text:p>
              </table:table-cell>
              <table:table-cell office:value-type="float" office:value="0.718305">
                <text:p>0.718305</text:p>
              </table:table-cell>
              <table:table-cell office:value-type="float" office:value="0.79">
                <text:p>0.79</text:p>
              </table:table-cell>
              <table:table-cell office:value-type="float" office:value="0.695346">
                <text:p>0.695346</text:p>
              </table:table-cell>
              <table:table-cell office:value-type="float" office:value="0.797">
                <text:p>0.797</text:p>
              </table:table-cell>
              <table:table-cell office:value-type="float" office:value="0.8145">
                <text:p>0.8145</text:p>
              </table:table-cell>
              <table:table-cell office:value-type="float" office:value="0.825177">
                <text:p>0.8251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01215">
                <text:p>0.701215</text:p>
              </table:table-cell>
              <table:table-cell office:value-type="float" office:value="0.707569">
                <text:p>0.707569</text:p>
              </table:table-cell>
              <table:table-cell office:value-type="float" office:value="0.806">
                <text:p>0.806</text:p>
              </table:table-cell>
              <table:table-cell office:value-type="float" office:value="0.7224">
                <text:p>0.7224</text:p>
              </table:table-cell>
              <table:table-cell office:value-type="float" office:value="0.7865">
                <text:p>0.7865</text:p>
              </table:table-cell>
              <table:table-cell office:value-type="float" office:value="0.723532">
                <text:p>0.723532</text:p>
              </table:table-cell>
              <table:table-cell office:value-type="float" office:value="0.812">
                <text:p>0.812</text:p>
              </table:table-cell>
              <table:table-cell office:value-type="float" office:value="0.802">
                <text:p>0.802</text:p>
              </table:table-cell>
              <table:table-cell office:value-type="float" office:value="0.781971">
                <text:p>0.7819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13832">
                <text:p>0.713832</text:p>
              </table:table-cell>
              <table:table-cell office:value-type="float" office:value="0.689139">
                <text:p>0.689139</text:p>
              </table:table-cell>
              <table:table-cell office:value-type="float" office:value="0.806">
                <text:p>0.806</text:p>
              </table:table-cell>
              <table:table-cell office:value-type="float" office:value="0.777675">
                <text:p>0.777675</text:p>
              </table:table-cell>
              <table:table-cell office:value-type="float" office:value="0.785">
                <text:p>0.785</text:p>
              </table:table-cell>
              <table:table-cell office:value-type="float" office:value="0.705573">
                <text:p>0.705573</text:p>
              </table:table-cell>
              <table:table-cell office:value-type="float" office:value="0.804">
                <text:p>0.804</text:p>
              </table:table-cell>
              <table:table-cell office:value-type="float" office:value="0.809">
                <text:p>0.809</text:p>
              </table:table-cell>
              <table:table-cell office:value-type="float" office:value="0.771136">
                <text:p>0.7711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48128">
                <text:p>0.748128</text:p>
              </table:table-cell>
              <table:table-cell office:value-type="float" office:value="0.691667">
                <text:p>0.691667</text:p>
              </table:table-cell>
              <table:table-cell office:value-type="float" office:value="0.807">
                <text:p>0.807</text:p>
              </table:table-cell>
              <table:table-cell office:value-type="float" office:value="0.75486">
                <text:p>0.75486</text:p>
              </table:table-cell>
              <table:table-cell office:value-type="float" office:value="0.7935">
                <text:p>0.7935</text:p>
              </table:table-cell>
              <table:table-cell office:value-type="float" office:value="0.690556">
                <text:p>0.690556</text:p>
              </table:table-cell>
              <table:table-cell office:value-type="float" office:value="0.8105">
                <text:p>0.8105</text:p>
              </table:table-cell>
              <table:table-cell office:value-type="float" office:value="0.799">
                <text:p>0.799</text:p>
              </table:table-cell>
              <table:table-cell office:value-type="float" office:value="0.750628">
                <text:p>0.7506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85859">
                <text:p>0.685859</text:p>
              </table:table-cell>
              <table:table-cell office:value-type="float" office:value="0.706024">
                <text:p>0.706024</text:p>
              </table:table-cell>
              <table:table-cell office:value-type="float" office:value="0.812">
                <text:p>0.812</text:p>
              </table:table-cell>
              <table:table-cell office:value-type="float" office:value="0.770015">
                <text:p>0.770015</text:p>
              </table:table-cell>
              <table:table-cell office:value-type="float" office:value="0.791">
                <text:p>0.791</text:p>
              </table:table-cell>
              <table:table-cell office:value-type="float" office:value="0.679087">
                <text:p>0.679087</text:p>
              </table:table-cell>
              <table:table-cell office:value-type="float" office:value="0.799">
                <text:p>0.799</text:p>
              </table:table-cell>
              <table:table-cell office:value-type="float" office:value="0.804">
                <text:p>0.804</text:p>
              </table:table-cell>
              <table:table-cell office:value-type="float" office:value="0.790281">
                <text:p>0.7902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81891">
                <text:p>0.681891</text:p>
              </table:table-cell>
              <table:table-cell office:value-type="float" office:value="0.671553">
                <text:p>0.671553</text:p>
              </table:table-cell>
              <table:table-cell office:value-type="float" office:value="0.82">
                <text:p>0.82</text:p>
              </table:table-cell>
              <table:table-cell office:value-type="float" office:value="0.717996">
                <text:p>0.717996</text:p>
              </table:table-cell>
              <table:table-cell office:value-type="float" office:value="0.8">
                <text:p>0.8</text:p>
              </table:table-cell>
              <table:table-cell office:value-type="float" office:value="0.669082">
                <text:p>0.669082</text:p>
              </table:table-cell>
              <table:table-cell office:value-type="float" office:value="0.796">
                <text:p>0.796</text:p>
              </table:table-cell>
              <table:table-cell office:value-type="float" office:value="0.817">
                <text:p>0.817</text:p>
              </table:table-cell>
              <table:table-cell office:value-type="float" office:value="0.77863">
                <text:p>0.778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35954">
                <text:p>0.735954</text:p>
              </table:table-cell>
              <table:table-cell office:value-type="float" office:value="0.711404">
                <text:p>0.711404</text:p>
              </table:table-cell>
              <table:table-cell office:value-type="float" office:value="0.8005">
                <text:p>0.8005</text:p>
              </table:table-cell>
              <table:table-cell office:value-type="float" office:value="0.772481">
                <text:p>0.772481</text:p>
              </table:table-cell>
              <table:table-cell office:value-type="float" office:value="0.794">
                <text:p>0.794</text:p>
              </table:table-cell>
              <table:table-cell office:value-type="float" office:value="0.683081">
                <text:p>0.683081</text:p>
              </table:table-cell>
              <table:table-cell office:value-type="float" office:value="0.801">
                <text:p>0.801</text:p>
              </table:table-cell>
              <table:table-cell office:value-type="float" office:value="0.8025">
                <text:p>0.8025</text:p>
              </table:table-cell>
              <table:table-cell office:value-type="float" office:value="0.778171">
                <text:p>0.7781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2067">
                <text:p>0.72067</text:p>
              </table:table-cell>
              <table:table-cell office:value-type="float" office:value="0.690389">
                <text:p>0.690389</text:p>
              </table:table-cell>
              <table:table-cell office:value-type="float" office:value="0.8055">
                <text:p>0.8055</text:p>
              </table:table-cell>
              <table:table-cell office:value-type="float" office:value="0.749354">
                <text:p>0.749354</text:p>
              </table:table-cell>
              <table:table-cell office:value-type="float" office:value="0.791">
                <text:p>0.791</text:p>
              </table:table-cell>
              <table:table-cell office:value-type="float" office:value="0.676016">
                <text:p>0.676016</text:p>
              </table:table-cell>
              <table:table-cell office:value-type="float" office:value="0.8045">
                <text:p>0.8045</text:p>
              </table:table-cell>
              <table:table-cell office:value-type="float" office:value="0.801">
                <text:p>0.801</text:p>
              </table:table-cell>
              <table:table-cell office:value-type="float" office:value="0.812269">
                <text:p>0.8122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91129">
                <text:p>0.691129</text:p>
              </table:table-cell>
              <table:table-cell office:value-type="float" office:value="0.701209">
                <text:p>0.701209</text:p>
              </table:table-cell>
              <table:table-cell office:value-type="float" office:value="0.813">
                <text:p>0.813</text:p>
              </table:table-cell>
              <table:table-cell office:value-type="float" office:value="0.702437">
                <text:p>0.702437</text:p>
              </table:table-cell>
              <table:table-cell office:value-type="float" office:value="0.7905">
                <text:p>0.7905</text:p>
              </table:table-cell>
              <table:table-cell office:value-type="float" office:value="0.716185">
                <text:p>0.716185</text:p>
              </table:table-cell>
              <table:table-cell office:value-type="float" office:value="0.809">
                <text:p>0.809</text:p>
              </table:table-cell>
              <table:table-cell office:value-type="float" office:value="0.812">
                <text:p>0.812</text:p>
              </table:table-cell>
              <table:table-cell office:value-type="float" office:value="0.786662">
                <text:p>0.786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522">
                <text:p>0.69522</text:p>
              </table:table-cell>
              <table:table-cell office:value-type="float" office:value="0.671832">
                <text:p>0.671832</text:p>
              </table:table-cell>
              <table:table-cell office:value-type="float" office:value="0.8105">
                <text:p>0.8105</text:p>
              </table:table-cell>
              <table:table-cell office:value-type="float" office:value="0.714825">
                <text:p>0.714825</text:p>
              </table:table-cell>
              <table:table-cell office:value-type="float" office:value="0.796">
                <text:p>0.796</text:p>
              </table:table-cell>
              <table:table-cell office:value-type="float" office:value="0.696977">
                <text:p>0.696977</text:p>
              </table:table-cell>
              <table:table-cell office:value-type="float" office:value="0.796">
                <text:p>0.796</text:p>
              </table:table-cell>
              <table:table-cell office:value-type="float" office:value="0.8185">
                <text:p>0.8185</text:p>
              </table:table-cell>
              <table:table-cell office:value-type="float" office:value="0.815843">
                <text:p>0.8158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32771">
                <text:p>0.732771</text:p>
              </table:table-cell>
              <table:table-cell office:value-type="float" office:value="0.689999">
                <text:p>0.689999</text:p>
              </table:table-cell>
              <table:table-cell office:value-type="float" office:value="0.809">
                <text:p>0.809</text:p>
              </table:table-cell>
              <table:table-cell office:value-type="float" office:value="0.707498">
                <text:p>0.707498</text:p>
              </table:table-cell>
              <table:table-cell office:value-type="float" office:value="0.795">
                <text:p>0.795</text:p>
              </table:table-cell>
              <table:table-cell office:value-type="float" office:value="0.676185">
                <text:p>0.676185</text:p>
              </table:table-cell>
              <table:table-cell office:value-type="float" office:value="0.8">
                <text:p>0.8</text:p>
              </table:table-cell>
              <table:table-cell office:value-type="float" office:value="0.802">
                <text:p>0.802</text:p>
              </table:table-cell>
              <table:table-cell office:value-type="float" office:value="0.775184">
                <text:p>0.775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01383">
                <text:p>0.701383</text:p>
              </table:table-cell>
              <table:table-cell office:value-type="float" office:value="0.728539">
                <text:p>0.728539</text:p>
              </table:table-cell>
              <table:table-cell office:value-type="float" office:value="0.7965">
                <text:p>0.7965</text:p>
              </table:table-cell>
              <table:table-cell office:value-type="float" office:value="0.696134">
                <text:p>0.696134</text:p>
              </table:table-cell>
              <table:table-cell office:value-type="float" office:value="0.7955">
                <text:p>0.7955</text:p>
              </table:table-cell>
              <table:table-cell office:value-type="float" office:value="0.690559">
                <text:p>0.690559</text:p>
              </table:table-cell>
              <table:table-cell office:value-type="float" office:value="0.804">
                <text:p>0.804</text:p>
              </table:table-cell>
              <table:table-cell office:value-type="float" office:value="0.8055">
                <text:p>0.8055</text:p>
              </table:table-cell>
              <table:table-cell office:value-type="float" office:value="0.805335">
                <text:p>0.8053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08538">
                <text:p>0.708538</text:p>
              </table:table-cell>
              <table:table-cell office:value-type="float" office:value="0.673343">
                <text:p>0.673343</text:p>
              </table:table-cell>
              <table:table-cell office:value-type="float" office:value="0.8135">
                <text:p>0.8135</text:p>
              </table:table-cell>
              <table:table-cell office:value-type="float" office:value="0.667002">
                <text:p>0.667002</text:p>
              </table:table-cell>
              <table:table-cell office:value-type="float" office:value="0.7915">
                <text:p>0.7915</text:p>
              </table:table-cell>
              <table:table-cell office:value-type="float" office:value="0.700649">
                <text:p>0.700649</text:p>
              </table:table-cell>
              <table:table-cell office:value-type="float" office:value="0.805">
                <text:p>0.805</text:p>
              </table:table-cell>
              <table:table-cell office:value-type="float" office:value="0.805">
                <text:p>0.805</text:p>
              </table:table-cell>
              <table:table-cell office:value-type="float" office:value="0.781603">
                <text:p>0.7816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37057">
                <text:p>0.737057</text:p>
              </table:table-cell>
              <table:table-cell office:value-type="float" office:value="0.720014">
                <text:p>0.720014</text:p>
              </table:table-cell>
              <table:table-cell office:value-type="float" office:value="0.8105">
                <text:p>0.8105</text:p>
              </table:table-cell>
              <table:table-cell office:value-type="float" office:value="0.730553">
                <text:p>0.730553</text:p>
              </table:table-cell>
              <table:table-cell office:value-type="float" office:value="0.8045">
                <text:p>0.8045</text:p>
              </table:table-cell>
              <table:table-cell office:value-type="float" office:value="0.679421">
                <text:p>0.679421</text:p>
              </table:table-cell>
              <table:table-cell office:value-type="float" office:value="0.808">
                <text:p>0.808</text:p>
              </table:table-cell>
              <table:table-cell office:value-type="float" office:value="0.7955">
                <text:p>0.7955</text:p>
              </table:table-cell>
              <table:table-cell office:value-type="float" office:value="0.75825">
                <text:p>0.758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03742">
                <text:p>0.703742</text:p>
              </table:table-cell>
              <table:table-cell office:value-type="float" office:value="0.725354">
                <text:p>0.725354</text:p>
              </table:table-cell>
              <table:table-cell office:value-type="float" office:value="0.809">
                <text:p>0.809</text:p>
              </table:table-cell>
              <table:table-cell office:value-type="float" office:value="0.70257">
                <text:p>0.70257</text:p>
              </table:table-cell>
              <table:table-cell office:value-type="float" office:value="0.79">
                <text:p>0.79</text:p>
              </table:table-cell>
              <table:table-cell office:value-type="float" office:value="0.695056">
                <text:p>0.695056</text:p>
              </table:table-cell>
              <table:table-cell office:value-type="float" office:value="0.798">
                <text:p>0.798</text:p>
              </table:table-cell>
              <table:table-cell office:value-type="float" office:value="0.813">
                <text:p>0.813</text:p>
              </table:table-cell>
              <table:table-cell office:value-type="float" office:value="0.783571">
                <text:p>0.7835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70601">
                <text:p>0.770601</text:p>
              </table:table-cell>
              <table:table-cell office:value-type="float" office:value="0.651942">
                <text:p>0.651942</text:p>
              </table:table-cell>
              <table:table-cell office:value-type="float" office:value="0.8185">
                <text:p>0.8185</text:p>
              </table:table-cell>
              <table:table-cell office:value-type="float" office:value="0.689416">
                <text:p>0.689416</text:p>
              </table:table-cell>
              <table:table-cell office:value-type="float" office:value="0.799">
                <text:p>0.799</text:p>
              </table:table-cell>
              <table:table-cell office:value-type="float" office:value="0.676343">
                <text:p>0.676343</text:p>
              </table:table-cell>
              <table:table-cell office:value-type="float" office:value="0.8035">
                <text:p>0.8035</text:p>
              </table:table-cell>
              <table:table-cell office:value-type="float" office:value="0.7955">
                <text:p>0.7955</text:p>
              </table:table-cell>
              <table:table-cell office:value-type="float" office:value="0.78958">
                <text:p>0.789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357">
                <text:p>0.7357</text:p>
              </table:table-cell>
              <table:table-cell office:value-type="float" office:value="0.633672">
                <text:p>0.633672</text:p>
              </table:table-cell>
              <table:table-cell office:value-type="float" office:value="0.813">
                <text:p>0.813</text:p>
              </table:table-cell>
              <table:table-cell office:value-type="float" office:value="0.725291">
                <text:p>0.725291</text:p>
              </table:table-cell>
              <table:table-cell office:value-type="float" office:value="0.7845">
                <text:p>0.7845</text:p>
              </table:table-cell>
              <table:table-cell office:value-type="float" office:value="0.728339">
                <text:p>0.728339</text:p>
              </table:table-cell>
              <table:table-cell office:value-type="float" office:value="0.8025">
                <text:p>0.8025</text:p>
              </table:table-cell>
              <table:table-cell office:value-type="float" office:value="0.808">
                <text:p>0.808</text:p>
              </table:table-cell>
              <table:table-cell office:value-type="float" office:value="0.777369">
                <text:p>0.7773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98588">
                <text:p>0.698588</text:p>
              </table:table-cell>
              <table:table-cell office:value-type="float" office:value="0.643702">
                <text:p>0.643702</text:p>
              </table:table-cell>
              <table:table-cell office:value-type="float" office:value="0.8135">
                <text:p>0.8135</text:p>
              </table:table-cell>
              <table:table-cell office:value-type="float" office:value="0.741256">
                <text:p>0.741256</text:p>
              </table:table-cell>
              <table:table-cell office:value-type="float" office:value="0.7905">
                <text:p>0.7905</text:p>
              </table:table-cell>
              <table:table-cell office:value-type="float" office:value="0.686936">
                <text:p>0.686936</text:p>
              </table:table-cell>
              <table:table-cell office:value-type="float" office:value="0.802">
                <text:p>0.802</text:p>
              </table:table-cell>
              <table:table-cell office:value-type="float" office:value="0.811">
                <text:p>0.811</text:p>
              </table:table-cell>
              <table:table-cell office:value-type="float" office:value="0.782708">
                <text:p>0.7827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83994">
                <text:p>0.683994</text:p>
              </table:table-cell>
              <table:table-cell office:value-type="float" office:value="0.653039">
                <text:p>0.653039</text:p>
              </table:table-cell>
              <table:table-cell office:value-type="float" office:value="0.805">
                <text:p>0.805</text:p>
              </table:table-cell>
              <table:table-cell office:value-type="float" office:value="0.747142">
                <text:p>0.747142</text:p>
              </table:table-cell>
              <table:table-cell office:value-type="float" office:value="0.768">
                <text:p>0.768</text:p>
              </table:table-cell>
              <table:table-cell office:value-type="float" office:value="0.781085">
                <text:p>0.781085</text:p>
              </table:table-cell>
              <table:table-cell office:value-type="float" office:value="0.7935">
                <text:p>0.7935</text:p>
              </table:table-cell>
              <table:table-cell office:value-type="float" office:value="0.8095">
                <text:p>0.8095</text:p>
              </table:table-cell>
              <table:table-cell office:value-type="float" office:value="0.808106">
                <text:p>0.8081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30538">
                <text:p>0.730538</text:p>
              </table:table-cell>
              <table:table-cell office:value-type="float" office:value="0.672515">
                <text:p>0.672515</text:p>
              </table:table-cell>
              <table:table-cell office:value-type="float" office:value="0.807">
                <text:p>0.807</text:p>
              </table:table-cell>
              <table:table-cell office:value-type="float" office:value="0.746877">
                <text:p>0.746877</text:p>
              </table:table-cell>
              <table:table-cell office:value-type="float" office:value="0.789">
                <text:p>0.789</text:p>
              </table:table-cell>
              <table:table-cell office:value-type="float" office:value="0.703408">
                <text:p>0.703408</text:p>
              </table:table-cell>
              <table:table-cell office:value-type="float" office:value="0.804">
                <text:p>0.804</text:p>
              </table:table-cell>
              <table:table-cell office:value-type="float" office:value="0.8105">
                <text:p>0.8105</text:p>
              </table:table-cell>
              <table:table-cell office:value-type="float" office:value="0.763527">
                <text:p>0.7635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17193">
                <text:p>0.717193</text:p>
              </table:table-cell>
              <table:table-cell office:value-type="float" office:value="0.767708">
                <text:p>0.767708</text:p>
              </table:table-cell>
              <table:table-cell office:value-type="float" office:value="0.797">
                <text:p>0.797</text:p>
              </table:table-cell>
              <table:table-cell office:value-type="float" office:value="0.722512">
                <text:p>0.722512</text:p>
              </table:table-cell>
              <table:table-cell office:value-type="float" office:value="0.8005">
                <text:p>0.8005</text:p>
              </table:table-cell>
              <table:table-cell office:value-type="float" office:value="0.678965">
                <text:p>0.678965</text:p>
              </table:table-cell>
              <table:table-cell office:value-type="float" office:value="0.8065">
                <text:p>0.8065</text:p>
              </table:table-cell>
              <table:table-cell office:value-type="float" office:value="0.8175">
                <text:p>0.8175</text:p>
              </table:table-cell>
              <table:table-cell office:value-type="float" office:value="0.752752">
                <text:p>0.752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46627">
                <text:p>0.746627</text:p>
              </table:table-cell>
              <table:table-cell office:value-type="float" office:value="0.669454">
                <text:p>0.669454</text:p>
              </table:table-cell>
              <table:table-cell office:value-type="float" office:value="0.8085">
                <text:p>0.8085</text:p>
              </table:table-cell>
              <table:table-cell office:value-type="float" office:value="0.728616">
                <text:p>0.728616</text:p>
              </table:table-cell>
              <table:table-cell office:value-type="float" office:value="0.807">
                <text:p>0.807</text:p>
              </table:table-cell>
              <table:table-cell office:value-type="float" office:value="0.670134">
                <text:p>0.670134</text:p>
              </table:table-cell>
              <table:table-cell office:value-type="float" office:value="0.792">
                <text:p>0.792</text:p>
              </table:table-cell>
              <table:table-cell office:value-type="float" office:value="0.805">
                <text:p>0.805</text:p>
              </table:table-cell>
              <table:table-cell office:value-type="float" office:value="0.832256">
                <text:p>0.832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2582">
                <text:p>0.72582</text:p>
              </table:table-cell>
              <table:table-cell office:value-type="float" office:value="0.671921">
                <text:p>0.671921</text:p>
              </table:table-cell>
              <table:table-cell office:value-type="float" office:value="0.815">
                <text:p>0.815</text:p>
              </table:table-cell>
              <table:table-cell office:value-type="float" office:value="0.762171">
                <text:p>0.762171</text:p>
              </table:table-cell>
              <table:table-cell office:value-type="float" office:value="0.794">
                <text:p>0.794</text:p>
              </table:table-cell>
              <table:table-cell office:value-type="float" office:value="0.676388">
                <text:p>0.676388</text:p>
              </table:table-cell>
              <table:table-cell office:value-type="float" office:value="0.803">
                <text:p>0.803</text:p>
              </table:table-cell>
              <table:table-cell office:value-type="float" office:value="0.808">
                <text:p>0.808</text:p>
              </table:table-cell>
              <table:table-cell office:value-type="float" office:value="0.781949">
                <text:p>0.7819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18839">
                <text:p>0.718839</text:p>
              </table:table-cell>
              <table:table-cell office:value-type="float" office:value="0.660662">
                <text:p>0.660662</text:p>
              </table:table-cell>
              <table:table-cell office:value-type="float" office:value="0.816">
                <text:p>0.816</text:p>
              </table:table-cell>
              <table:table-cell office:value-type="float" office:value="0.726683">
                <text:p>0.726683</text:p>
              </table:table-cell>
              <table:table-cell office:value-type="float" office:value="0.8">
                <text:p>0.8</text:p>
              </table:table-cell>
              <table:table-cell office:value-type="float" office:value="0.674537">
                <text:p>0.674537</text:p>
              </table:table-cell>
              <table:table-cell office:value-type="float" office:value="0.809">
                <text:p>0.809</text:p>
              </table:table-cell>
              <table:table-cell office:value-type="float" office:value="0.802">
                <text:p>0.802</text:p>
              </table:table-cell>
              <table:table-cell office:value-type="float" office:value="0.767359">
                <text:p>0.7673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02465">
                <text:p>0.702465</text:p>
              </table:table-cell>
              <table:table-cell office:value-type="float" office:value="0.696547">
                <text:p>0.696547</text:p>
              </table:table-cell>
              <table:table-cell office:value-type="float" office:value="0.8185">
                <text:p>0.8185</text:p>
              </table:table-cell>
              <table:table-cell office:value-type="float" office:value="0.727302">
                <text:p>0.727302</text:p>
              </table:table-cell>
              <table:table-cell office:value-type="float" office:value="0.7915">
                <text:p>0.7915</text:p>
              </table:table-cell>
              <table:table-cell office:value-type="float" office:value="0.671611">
                <text:p>0.671611</text:p>
              </table:table-cell>
              <table:table-cell office:value-type="float" office:value="0.81">
                <text:p>0.81</text:p>
              </table:table-cell>
              <table:table-cell office:value-type="float" office:value="0.806">
                <text:p>0.806</text:p>
              </table:table-cell>
              <table:table-cell office:value-type="float" office:value="0.72475">
                <text:p>0.724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17379">
                <text:p>0.717379</text:p>
              </table:table-cell>
              <table:table-cell office:value-type="float" office:value="0.677818">
                <text:p>0.677818</text:p>
              </table:table-cell>
              <table:table-cell office:value-type="float" office:value="0.82">
                <text:p>0.82</text:p>
              </table:table-cell>
              <table:table-cell office:value-type="float" office:value="0.720595">
                <text:p>0.720595</text:p>
              </table:table-cell>
              <table:table-cell office:value-type="float" office:value="0.795">
                <text:p>0.795</text:p>
              </table:table-cell>
              <table:table-cell office:value-type="float" office:value="0.656702">
                <text:p>0.656702</text:p>
              </table:table-cell>
              <table:table-cell office:value-type="float" office:value="0.8125">
                <text:p>0.8125</text:p>
              </table:table-cell>
              <table:table-cell office:value-type="float" office:value="0.802">
                <text:p>0.802</text:p>
              </table:table-cell>
              <table:table-cell office:value-type="float" office:value="0.762139">
                <text:p>0.762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21311">
                <text:p>0.721311</text:p>
              </table:table-cell>
              <table:table-cell office:value-type="float" office:value="0.696952">
                <text:p>0.696952</text:p>
              </table:table-cell>
              <table:table-cell office:value-type="float" office:value="0.8165">
                <text:p>0.8165</text:p>
              </table:table-cell>
              <table:table-cell office:value-type="float" office:value="0.721035">
                <text:p>0.721035</text:p>
              </table:table-cell>
              <table:table-cell office:value-type="float" office:value="0.798">
                <text:p>0.798</text:p>
              </table:table-cell>
              <table:table-cell office:value-type="float" office:value="0.667559">
                <text:p>0.667559</text:p>
              </table:table-cell>
              <table:table-cell office:value-type="float" office:value="0.794">
                <text:p>0.794</text:p>
              </table:table-cell>
              <table:table-cell office:value-type="float" office:value="0.8065">
                <text:p>0.8065</text:p>
              </table:table-cell>
              <table:table-cell office:value-type="float" office:value="0.82856">
                <text:p>0.828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99973">
                <text:p>0.699973</text:p>
              </table:table-cell>
              <table:table-cell office:value-type="float" office:value="0.676357">
                <text:p>0.676357</text:p>
              </table:table-cell>
              <table:table-cell office:value-type="float" office:value="0.812">
                <text:p>0.812</text:p>
              </table:table-cell>
              <table:table-cell office:value-type="float" office:value="0.716898">
                <text:p>0.716898</text:p>
              </table:table-cell>
              <table:table-cell office:value-type="float" office:value="0.79">
                <text:p>0.79</text:p>
              </table:table-cell>
              <table:table-cell office:value-type="float" office:value="0.688018">
                <text:p>0.688018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  <table:table-cell office:value-type="float" office:value="0.746178">
                <text:p>0.7461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16802">
                <text:p>0.716802</text:p>
              </table:table-cell>
              <table:table-cell office:value-type="float" office:value="0.664704">
                <text:p>0.664704</text:p>
              </table:table-cell>
              <table:table-cell office:value-type="float" office:value="0.8155">
                <text:p>0.8155</text:p>
              </table:table-cell>
              <table:table-cell office:value-type="float" office:value="0.725421">
                <text:p>0.725421</text:p>
              </table:table-cell>
              <table:table-cell office:value-type="float" office:value="0.7945">
                <text:p>0.7945</text:p>
              </table:table-cell>
              <table:table-cell office:value-type="float" office:value="0.67926">
                <text:p>0.67926</text:p>
              </table:table-cell>
              <table:table-cell office:value-type="float" office:value="0.8025">
                <text:p>0.8025</text:p>
              </table:table-cell>
              <table:table-cell office:value-type="float" office:value="0.8035">
                <text:p>0.8035</text:p>
              </table:table-cell>
              <table:table-cell office:value-type="float" office:value="0.770472">
                <text:p>0.7704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6424">
                <text:p>0.686424</text:p>
              </table:table-cell>
              <table:table-cell office:value-type="float" office:value="0.682982">
                <text:p>0.682982</text:p>
              </table:table-cell>
              <table:table-cell office:value-type="float" office:value="0.8115">
                <text:p>0.8115</text:p>
              </table:table-cell>
              <table:table-cell office:value-type="float" office:value="0.709547">
                <text:p>0.709547</text:p>
              </table:table-cell>
              <table:table-cell office:value-type="float" office:value="0.7975">
                <text:p>0.7975</text:p>
              </table:table-cell>
              <table:table-cell office:value-type="float" office:value="0.668111">
                <text:p>0.668111</text:p>
              </table:table-cell>
              <table:table-cell office:value-type="float" office:value="0.8065">
                <text:p>0.8065</text:p>
              </table:table-cell>
              <table:table-cell office:value-type="float" office:value="0.814">
                <text:p>0.814</text:p>
              </table:table-cell>
              <table:table-cell office:value-type="float" office:value="0.77723">
                <text:p>0.777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04448">
                <text:p>0.704448</text:p>
              </table:table-cell>
              <table:table-cell office:value-type="float" office:value="0.704502">
                <text:p>0.704502</text:p>
              </table:table-cell>
              <table:table-cell office:value-type="float" office:value="0.8045">
                <text:p>0.8045</text:p>
              </table:table-cell>
              <table:table-cell office:value-type="float" office:value="0.721888">
                <text:p>0.721888</text:p>
              </table:table-cell>
              <table:table-cell office:value-type="float" office:value="0.787">
                <text:p>0.787</text:p>
              </table:table-cell>
              <table:table-cell office:value-type="float" office:value="0.698424">
                <text:p>0.698424</text:p>
              </table:table-cell>
              <table:table-cell office:value-type="float" office:value="0.804">
                <text:p>0.804</text:p>
              </table:table-cell>
              <table:table-cell office:value-type="float" office:value="0.814">
                <text:p>0.814</text:p>
              </table:table-cell>
              <table:table-cell office:value-type="float" office:value="0.769254">
                <text:p>0.769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0303">
                <text:p>0.690303</text:p>
              </table:table-cell>
              <table:table-cell office:value-type="float" office:value="0.655613">
                <text:p>0.655613</text:p>
              </table:table-cell>
              <table:table-cell office:value-type="float" office:value="0.8115">
                <text:p>0.8115</text:p>
              </table:table-cell>
              <table:table-cell office:value-type="float" office:value="0.700235">
                <text:p>0.700235</text:p>
              </table:table-cell>
              <table:table-cell office:value-type="float" office:value="0.794">
                <text:p>0.794</text:p>
              </table:table-cell>
              <table:table-cell office:value-type="float" office:value="0.672784">
                <text:p>0.672784</text:p>
              </table:table-cell>
              <table:table-cell office:value-type="float" office:value="0.8005">
                <text:p>0.8005</text:p>
              </table:table-cell>
              <table:table-cell office:value-type="float" office:value="0.808">
                <text:p>0.808</text:p>
              </table:table-cell>
              <table:table-cell office:value-type="float" office:value="0.758435">
                <text:p>0.7584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00982">
                <text:p>0.700982</text:p>
              </table:table-cell>
              <table:table-cell office:value-type="float" office:value="0.666121">
                <text:p>0.666121</text:p>
              </table:table-cell>
              <table:table-cell office:value-type="float" office:value="0.8135">
                <text:p>0.8135</text:p>
              </table:table-cell>
              <table:table-cell office:value-type="float" office:value="0.684527">
                <text:p>0.684527</text:p>
              </table:table-cell>
              <table:table-cell office:value-type="float" office:value="0.78">
                <text:p>0.78</text:p>
              </table:table-cell>
              <table:table-cell office:value-type="float" office:value="0.69811">
                <text:p>0.69811</text:p>
              </table:table-cell>
              <table:table-cell office:value-type="float" office:value="0.7995">
                <text:p>0.7995</text:p>
              </table:table-cell>
              <table:table-cell office:value-type="float" office:value="0.8035">
                <text:p>0.8035</text:p>
              </table:table-cell>
              <table:table-cell office:value-type="float" office:value="0.828014">
                <text:p>0.8280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5413">
                <text:p>0.695413</text:p>
              </table:table-cell>
              <table:table-cell office:value-type="float" office:value="0.665158">
                <text:p>0.665158</text:p>
              </table:table-cell>
              <table:table-cell office:value-type="float" office:value="0.813">
                <text:p>0.813</text:p>
              </table:table-cell>
              <table:table-cell office:value-type="float" office:value="0.707304">
                <text:p>0.707304</text:p>
              </table:table-cell>
              <table:table-cell office:value-type="float" office:value="0.7885">
                <text:p>0.7885</text:p>
              </table:table-cell>
              <table:table-cell office:value-type="float" office:value="0.681218">
                <text:p>0.681218</text:p>
              </table:table-cell>
              <table:table-cell office:value-type="float" office:value="0.8105">
                <text:p>0.8105</text:p>
              </table:table-cell>
              <table:table-cell office:value-type="float" office:value="0.816">
                <text:p>0.816</text:p>
              </table:table-cell>
              <table:table-cell office:value-type="float" office:value="0.823314">
                <text:p>0.8233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63451">
                <text:p>0.663451</text:p>
              </table:table-cell>
              <table:table-cell office:value-type="float" office:value="0.702825">
                <text:p>0.702825</text:p>
              </table:table-cell>
              <table:table-cell office:value-type="float" office:value="0.8075">
                <text:p>0.8075</text:p>
              </table:table-cell>
              <table:table-cell office:value-type="float" office:value="0.727414">
                <text:p>0.727414</text:p>
              </table:table-cell>
              <table:table-cell office:value-type="float" office:value="0.784">
                <text:p>0.784</text:p>
              </table:table-cell>
              <table:table-cell office:value-type="float" office:value="0.692412">
                <text:p>0.692412</text:p>
              </table:table-cell>
              <table:table-cell office:value-type="float" office:value="0.8085">
                <text:p>0.8085</text:p>
              </table:table-cell>
              <table:table-cell office:value-type="float" office:value="0.81">
                <text:p>0.81</text:p>
              </table:table-cell>
              <table:table-cell office:value-type="float" office:value="0.751872">
                <text:p>0.751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9242">
                <text:p>0.669242</text:p>
              </table:table-cell>
              <table:table-cell office:value-type="float" office:value="0.754162">
                <text:p>0.754162</text:p>
              </table:table-cell>
              <table:table-cell office:value-type="float" office:value="0.795">
                <text:p>0.795</text:p>
              </table:table-cell>
              <table:table-cell office:value-type="float" office:value="0.700355">
                <text:p>0.700355</text:p>
              </table:table-cell>
              <table:table-cell office:value-type="float" office:value="0.806">
                <text:p>0.806</text:p>
              </table:table-cell>
              <table:table-cell office:value-type="float" office:value="0.661951">
                <text:p>0.661951</text:p>
              </table:table-cell>
              <table:table-cell office:value-type="float" office:value="0.8105">
                <text:p>0.8105</text:p>
              </table:table-cell>
              <table:table-cell office:value-type="float" office:value="0.8175">
                <text:p>0.8175</text:p>
              </table:table-cell>
              <table:table-cell office:value-type="float" office:value="0.812335">
                <text:p>0.812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09732">
                <text:p>0.709732</text:p>
              </table:table-cell>
              <table:table-cell office:value-type="float" office:value="0.663106">
                <text:p>0.663106</text:p>
              </table:table-cell>
              <table:table-cell office:value-type="float" office:value="0.81">
                <text:p>0.81</text:p>
              </table:table-cell>
              <table:table-cell office:value-type="float" office:value="0.690826">
                <text:p>0.690826</text:p>
              </table:table-cell>
              <table:table-cell office:value-type="float" office:value="0.8">
                <text:p>0.8</text:p>
              </table:table-cell>
              <table:table-cell office:value-type="float" office:value="0.642431">
                <text:p>0.642431</text:p>
              </table:table-cell>
              <table:table-cell office:value-type="float" office:value="0.805">
                <text:p>0.805</text:p>
              </table:table-cell>
              <table:table-cell office:value-type="float" office:value="0.803">
                <text:p>0.803</text:p>
              </table:table-cell>
              <table:table-cell office:value-type="float" office:value="0.829147">
                <text:p>0.8291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57291">
                <text:p>0.757291</text:p>
              </table:table-cell>
              <table:table-cell office:value-type="float" office:value="0.659699">
                <text:p>0.659699</text:p>
              </table:table-cell>
              <table:table-cell office:value-type="float" office:value="0.812">
                <text:p>0.812</text:p>
              </table:table-cell>
              <table:table-cell office:value-type="float" office:value="0.721033">
                <text:p>0.721033</text:p>
              </table:table-cell>
              <table:table-cell office:value-type="float" office:value="0.778">
                <text:p>0.778</text:p>
              </table:table-cell>
              <table:table-cell office:value-type="float" office:value="0.723255">
                <text:p>0.723255</text:p>
              </table:table-cell>
              <table:table-cell office:value-type="float" office:value="0.808">
                <text:p>0.808</text:p>
              </table:table-cell>
              <table:table-cell office:value-type="float" office:value="0.7985">
                <text:p>0.7985</text:p>
              </table:table-cell>
              <table:table-cell office:value-type="float" office:value="0.814529">
                <text:p>0.8145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39675">
                <text:p>0.739675</text:p>
              </table:table-cell>
              <table:table-cell office:value-type="float" office:value="0.663579">
                <text:p>0.663579</text:p>
              </table:table-cell>
              <table:table-cell office:value-type="float" office:value="0.814">
                <text:p>0.814</text:p>
              </table:table-cell>
              <table:table-cell office:value-type="float" office:value="0.697832">
                <text:p>0.697832</text:p>
              </table:table-cell>
              <table:table-cell office:value-type="float" office:value="0.7975">
                <text:p>0.7975</text:p>
              </table:table-cell>
              <table:table-cell office:value-type="float" office:value="0.665502">
                <text:p>0.665502</text:p>
              </table:table-cell>
              <table:table-cell office:value-type="float" office:value="0.81">
                <text:p>0.81</text:p>
              </table:table-cell>
              <table:table-cell office:value-type="float" office:value="0.8105">
                <text:p>0.8105</text:p>
              </table:table-cell>
              <table:table-cell office:value-type="float" office:value="0.781914">
                <text:p>0.7819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46239">
                <text:p>0.746239</text:p>
              </table:table-cell>
              <table:table-cell office:value-type="float" office:value="0.677479">
                <text:p>0.677479</text:p>
              </table:table-cell>
              <table:table-cell office:value-type="float" office:value="0.813">
                <text:p>0.813</text:p>
              </table:table-cell>
              <table:table-cell office:value-type="float" office:value="0.691215">
                <text:p>0.691215</text:p>
              </table:table-cell>
              <table:table-cell office:value-type="float" office:value="0.7885">
                <text:p>0.7885</text:p>
              </table:table-cell>
              <table:table-cell office:value-type="float" office:value="0.663474">
                <text:p>0.663474</text:p>
              </table:table-cell>
              <table:table-cell office:value-type="float" office:value="0.809">
                <text:p>0.809</text:p>
              </table:table-cell>
              <table:table-cell office:value-type="float" office:value="0.7975">
                <text:p>0.7975</text:p>
              </table:table-cell>
              <table:table-cell office:value-type="float" office:value="0.758267">
                <text:p>0.7582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82346">
                <text:p>0.682346</text:p>
              </table:table-cell>
              <table:table-cell office:value-type="float" office:value="0.648419">
                <text:p>0.648419</text:p>
              </table:table-cell>
              <table:table-cell office:value-type="float" office:value="0.8195">
                <text:p>0.8195</text:p>
              </table:table-cell>
              <table:table-cell office:value-type="float" office:value="0.717821">
                <text:p>0.717821</text:p>
              </table:table-cell>
              <table:table-cell office:value-type="float" office:value="0.7645">
                <text:p>0.7645</text:p>
              </table:table-cell>
              <table:table-cell office:value-type="float" office:value="0.749084">
                <text:p>0.749084</text:p>
              </table:table-cell>
              <table:table-cell office:value-type="float" office:value="0.8125">
                <text:p>0.8125</text:p>
              </table:table-cell>
              <table:table-cell office:value-type="float" office:value="0.819">
                <text:p>0.819</text:p>
              </table:table-cell>
              <table:table-cell office:value-type="float" office:value="0.760961">
                <text:p>0.7609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2737">
                <text:p>0.692737</text:p>
              </table:table-cell>
              <table:table-cell office:value-type="float" office:value="0.689326">
                <text:p>0.689326</text:p>
              </table:table-cell>
              <table:table-cell office:value-type="float" office:value="0.812">
                <text:p>0.812</text:p>
              </table:table-cell>
              <table:table-cell office:value-type="float" office:value="0.715492">
                <text:p>0.715492</text:p>
              </table:table-cell>
              <table:table-cell office:value-type="float" office:value="0.7995">
                <text:p>0.7995</text:p>
              </table:table-cell>
              <table:table-cell office:value-type="float" office:value="0.676091">
                <text:p>0.676091</text:p>
              </table:table-cell>
              <table:table-cell office:value-type="float" office:value="0.817">
                <text:p>0.817</text:p>
              </table:table-cell>
              <table:table-cell office:value-type="float" office:value="0.811">
                <text:p>0.811</text:p>
              </table:table-cell>
              <table:table-cell office:value-type="float" office:value="0.766142">
                <text:p>0.7661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21696">
                <text:p>0.721696</text:p>
              </table:table-cell>
              <table:table-cell office:value-type="float" office:value="0.676502">
                <text:p>0.676502</text:p>
              </table:table-cell>
              <table:table-cell office:value-type="float" office:value="0.8005">
                <text:p>0.8005</text:p>
              </table:table-cell>
              <table:table-cell office:value-type="float" office:value="0.707051">
                <text:p>0.707051</text:p>
              </table:table-cell>
              <table:table-cell office:value-type="float" office:value="0.7895">
                <text:p>0.7895</text:p>
              </table:table-cell>
              <table:table-cell office:value-type="float" office:value="0.677534">
                <text:p>0.677534</text:p>
              </table:table-cell>
              <table:table-cell office:value-type="float" office:value="0.8095">
                <text:p>0.8095</text:p>
              </table:table-cell>
              <table:table-cell office:value-type="float" office:value="0.8085">
                <text:p>0.8085</text:p>
              </table:table-cell>
              <table:table-cell office:value-type="float" office:value="0.776892">
                <text:p>0.776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20075">
                <text:p>0.720075</text:p>
              </table:table-cell>
              <table:table-cell office:value-type="float" office:value="0.702165">
                <text:p>0.702165</text:p>
              </table:table-cell>
              <table:table-cell office:value-type="float" office:value="0.8015">
                <text:p>0.8015</text:p>
              </table:table-cell>
              <table:table-cell office:value-type="float" office:value="0.705681">
                <text:p>0.705681</text:p>
              </table:table-cell>
              <table:table-cell office:value-type="float" office:value="0.7795">
                <text:p>0.7795</text:p>
              </table:table-cell>
              <table:table-cell office:value-type="float" office:value="0.677236">
                <text:p>0.677236</text:p>
              </table:table-cell>
              <table:table-cell office:value-type="float" office:value="0.81">
                <text:p>0.81</text:p>
              </table:table-cell>
              <table:table-cell office:value-type="float" office:value="0.8015">
                <text:p>0.8015</text:p>
              </table:table-cell>
              <table:table-cell office:value-type="float" office:value="0.77739">
                <text:p>0.777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99835">
                <text:p>0.699835</text:p>
              </table:table-cell>
              <table:table-cell office:value-type="float" office:value="0.712921">
                <text:p>0.712921</text:p>
              </table:table-cell>
              <table:table-cell office:value-type="float" office:value="0.8015">
                <text:p>0.8015</text:p>
              </table:table-cell>
              <table:table-cell office:value-type="float" office:value="0.735647">
                <text:p>0.735647</text:p>
              </table:table-cell>
              <table:table-cell office:value-type="float" office:value="0.7915">
                <text:p>0.7915</text:p>
              </table:table-cell>
              <table:table-cell office:value-type="float" office:value="0.678745">
                <text:p>0.678745</text:p>
              </table:table-cell>
              <table:table-cell office:value-type="float" office:value="0.805">
                <text:p>0.805</text:p>
              </table:table-cell>
              <table:table-cell office:value-type="float" office:value="0.8075">
                <text:p>0.8075</text:p>
              </table:table-cell>
              <table:table-cell office:value-type="float" office:value="0.77285">
                <text:p>0.772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405">
                <text:p>0.68405</text:p>
              </table:table-cell>
              <table:table-cell office:value-type="float" office:value="0.691266">
                <text:p>0.691266</text:p>
              </table:table-cell>
              <table:table-cell office:value-type="float" office:value="0.8065">
                <text:p>0.8065</text:p>
              </table:table-cell>
              <table:table-cell office:value-type="float" office:value="0.748749">
                <text:p>0.748749</text:p>
              </table:table-cell>
              <table:table-cell office:value-type="float" office:value="0.7925">
                <text:p>0.7925</text:p>
              </table:table-cell>
              <table:table-cell office:value-type="float" office:value="0.690396">
                <text:p>0.690396</text:p>
              </table:table-cell>
              <table:table-cell office:value-type="float" office:value="0.8095">
                <text:p>0.8095</text:p>
              </table:table-cell>
              <table:table-cell office:value-type="float" office:value="0.821">
                <text:p>0.821</text:p>
              </table:table-cell>
              <table:table-cell office:value-type="float" office:value="0.755594">
                <text:p>0.7555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29421">
                <text:p>0.729421</text:p>
              </table:table-cell>
              <table:table-cell office:value-type="float" office:value="0.711374">
                <text:p>0.711374</text:p>
              </table:table-cell>
              <table:table-cell office:value-type="float" office:value="0.817">
                <text:p>0.817</text:p>
              </table:table-cell>
              <table:table-cell office:value-type="float" office:value="0.736977">
                <text:p>0.736977</text:p>
              </table:table-cell>
              <table:table-cell office:value-type="float" office:value="0.7855">
                <text:p>0.7855</text:p>
              </table:table-cell>
              <table:table-cell office:value-type="float" office:value="0.686101">
                <text:p>0.686101</text:p>
              </table:table-cell>
              <table:table-cell office:value-type="float" office:value="0.8005">
                <text:p>0.8005</text:p>
              </table:table-cell>
              <table:table-cell office:value-type="float" office:value="0.8075">
                <text:p>0.8075</text:p>
              </table:table-cell>
              <table:table-cell office:value-type="float" office:value="0.844652">
                <text:p>0.8446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26299">
                <text:p>0.826299</text:p>
              </table:table-cell>
              <table:table-cell office:value-type="float" office:value="0.706774">
                <text:p>0.706774</text:p>
              </table:table-cell>
              <table:table-cell office:value-type="float" office:value="0.8155">
                <text:p>0.8155</text:p>
              </table:table-cell>
              <table:table-cell office:value-type="float" office:value="0.701384">
                <text:p>0.701384</text:p>
              </table:table-cell>
              <table:table-cell office:value-type="float" office:value="0.789">
                <text:p>0.789</text:p>
              </table:table-cell>
              <table:table-cell office:value-type="float" office:value="0.665945">
                <text:p>0.665945</text:p>
              </table:table-cell>
              <table:table-cell office:value-type="float" office:value="0.8065">
                <text:p>0.8065</text:p>
              </table:table-cell>
              <table:table-cell office:value-type="float" office:value="0.7835">
                <text:p>0.7835</text:p>
              </table:table-cell>
              <table:table-cell office:value-type="float" office:value="0.780679">
                <text:p>0.7806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22133">
                <text:p>0.722133</text:p>
              </table:table-cell>
              <table:table-cell office:value-type="float" office:value="0.683863">
                <text:p>0.683863</text:p>
              </table:table-cell>
              <table:table-cell office:value-type="float" office:value="0.813">
                <text:p>0.813</text:p>
              </table:table-cell>
              <table:table-cell office:value-type="float" office:value="0.721981">
                <text:p>0.721981</text:p>
              </table:table-cell>
              <table:table-cell office:value-type="float" office:value="0.8065">
                <text:p>0.8065</text:p>
              </table:table-cell>
              <table:table-cell office:value-type="float" office:value="0.649768">
                <text:p>0.649768</text:p>
              </table:table-cell>
              <table:table-cell office:value-type="float" office:value="0.816">
                <text:p>0.816</text:p>
              </table:table-cell>
              <table:table-cell office:value-type="float" office:value="0.8025">
                <text:p>0.8025</text:p>
              </table:table-cell>
              <table:table-cell office:value-type="float" office:value="0.776378">
                <text:p>0.7763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04007">
                <text:p>0.704007</text:p>
              </table:table-cell>
              <table:table-cell office:value-type="float" office:value="0.707326">
                <text:p>0.707326</text:p>
              </table:table-cell>
              <table:table-cell office:value-type="float" office:value="0.815">
                <text:p>0.815</text:p>
              </table:table-cell>
              <table:table-cell office:value-type="float" office:value="0.695113">
                <text:p>0.695113</text:p>
              </table:table-cell>
              <table:table-cell office:value-type="float" office:value="0.7985">
                <text:p>0.7985</text:p>
              </table:table-cell>
              <table:table-cell office:value-type="float" office:value="0.653243">
                <text:p>0.653243</text:p>
              </table:table-cell>
              <table:table-cell office:value-type="float" office:value="0.8085">
                <text:p>0.8085</text:p>
              </table:table-cell>
              <table:table-cell office:value-type="float" office:value="0.8095">
                <text:p>0.8095</text:p>
              </table:table-cell>
              <table:table-cell office:value-type="float" office:value="0.77853">
                <text:p>0.778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99886">
                <text:p>0.699886</text:p>
              </table:table-cell>
              <table:table-cell office:value-type="float" office:value="0.706189">
                <text:p>0.706189</text:p>
              </table:table-cell>
              <table:table-cell office:value-type="float" office:value="0.816">
                <text:p>0.816</text:p>
              </table:table-cell>
              <table:table-cell office:value-type="float" office:value="0.75543">
                <text:p>0.75543</text:p>
              </table:table-cell>
              <table:table-cell office:value-type="float" office:value="0.785">
                <text:p>0.785</text:p>
              </table:table-cell>
              <table:table-cell office:value-type="float" office:value="0.692833">
                <text:p>0.692833</text:p>
              </table:table-cell>
              <table:table-cell office:value-type="float" office:value="0.8055">
                <text:p>0.8055</text:p>
              </table:table-cell>
              <table:table-cell office:value-type="float" office:value="0.8075">
                <text:p>0.8075</text:p>
              </table:table-cell>
              <table:table-cell office:value-type="float" office:value="0.816841">
                <text:p>0.8168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11006">
                <text:p>0.711006</text:p>
              </table:table-cell>
              <table:table-cell office:value-type="float" office:value="0.700361">
                <text:p>0.700361</text:p>
              </table:table-cell>
              <table:table-cell office:value-type="float" office:value="0.814">
                <text:p>0.814</text:p>
              </table:table-cell>
              <table:table-cell office:value-type="float" office:value="0.729622">
                <text:p>0.729622</text:p>
              </table:table-cell>
              <table:table-cell office:value-type="float" office:value="0.7985">
                <text:p>0.7985</text:p>
              </table:table-cell>
              <table:table-cell office:value-type="float" office:value="0.662135">
                <text:p>0.662135</text:p>
              </table:table-cell>
              <table:table-cell office:value-type="float" office:value="0.805">
                <text:p>0.805</text:p>
              </table:table-cell>
              <table:table-cell office:value-type="float" office:value="0.805">
                <text:p>0.805</text:p>
              </table:table-cell>
              <table:table-cell office:value-type="float" office:value="0.776518">
                <text:p>0.7765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99311">
                <text:p>0.699311</text:p>
              </table:table-cell>
              <table:table-cell office:value-type="float" office:value="0.686158">
                <text:p>0.686158</text:p>
              </table:table-cell>
              <table:table-cell office:value-type="float" office:value="0.802">
                <text:p>0.802</text:p>
              </table:table-cell>
              <table:table-cell office:value-type="float" office:value="0.722175">
                <text:p>0.722175</text:p>
              </table:table-cell>
              <table:table-cell office:value-type="float" office:value="0.785">
                <text:p>0.785</text:p>
              </table:table-cell>
              <table:table-cell office:value-type="float" office:value="0.673392">
                <text:p>0.673392</text:p>
              </table:table-cell>
              <table:table-cell office:value-type="float" office:value="0.8135">
                <text:p>0.8135</text:p>
              </table:table-cell>
              <table:table-cell office:value-type="float" office:value="0.804">
                <text:p>0.804</text:p>
              </table:table-cell>
              <table:table-cell office:value-type="float" office:value="0.759381">
                <text:p>0.7593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0952">
                <text:p>0.720952</text:p>
              </table:table-cell>
              <table:table-cell office:value-type="float" office:value="0.680456">
                <text:p>0.680456</text:p>
              </table:table-cell>
              <table:table-cell office:value-type="float" office:value="0.8135">
                <text:p>0.8135</text:p>
              </table:table-cell>
              <table:table-cell office:value-type="float" office:value="0.75408">
                <text:p>0.75408</text:p>
              </table:table-cell>
              <table:table-cell office:value-type="float" office:value="0.7955">
                <text:p>0.7955</text:p>
              </table:table-cell>
              <table:table-cell office:value-type="float" office:value="0.673186">
                <text:p>0.673186</text:p>
              </table:table-cell>
              <table:table-cell office:value-type="float" office:value="0.811">
                <text:p>0.811</text:p>
              </table:table-cell>
              <table:table-cell office:value-type="float" office:value="0.8045">
                <text:p>0.8045</text:p>
              </table:table-cell>
              <table:table-cell office:value-type="float" office:value="0.768364">
                <text:p>0.7683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14735">
                <text:p>0.714735</text:p>
              </table:table-cell>
              <table:table-cell office:value-type="float" office:value="0.666245">
                <text:p>0.666245</text:p>
              </table:table-cell>
              <table:table-cell office:value-type="float" office:value="0.818">
                <text:p>0.818</text:p>
              </table:table-cell>
              <table:table-cell office:value-type="float" office:value="0.710507">
                <text:p>0.710507</text:p>
              </table:table-cell>
              <table:table-cell office:value-type="float" office:value="0.795">
                <text:p>0.795</text:p>
              </table:table-cell>
              <table:table-cell office:value-type="float" office:value="0.675113">
                <text:p>0.675113</text:p>
              </table:table-cell>
              <table:table-cell office:value-type="float" office:value="0.8185">
                <text:p>0.8185</text:p>
              </table:table-cell>
              <table:table-cell office:value-type="float" office:value="0.7995">
                <text:p>0.7995</text:p>
              </table:table-cell>
              <table:table-cell office:value-type="float" office:value="0.802223">
                <text:p>0.8022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86618">
                <text:p>0.686618</text:p>
              </table:table-cell>
              <table:table-cell office:value-type="float" office:value="0.680917">
                <text:p>0.680917</text:p>
              </table:table-cell>
              <table:table-cell office:value-type="float" office:value="0.811">
                <text:p>0.811</text:p>
              </table:table-cell>
              <table:table-cell office:value-type="float" office:value="0.750539">
                <text:p>0.750539</text:p>
              </table:table-cell>
              <table:table-cell office:value-type="float" office:value="0.7985">
                <text:p>0.7985</text:p>
              </table:table-cell>
              <table:table-cell office:value-type="float" office:value="0.659857">
                <text:p>0.659857</text:p>
              </table:table-cell>
              <table:table-cell office:value-type="float" office:value="0.813">
                <text:p>0.813</text:p>
              </table:table-cell>
              <table:table-cell office:value-type="float" office:value="0.8095">
                <text:p>0.8095</text:p>
              </table:table-cell>
              <table:table-cell office:value-type="float" office:value="0.780373">
                <text:p>0.7803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78974">
                <text:p>0.678974</text:p>
              </table:table-cell>
              <table:table-cell office:value-type="float" office:value="0.657162">
                <text:p>0.657162</text:p>
              </table:table-cell>
              <table:table-cell office:value-type="float" office:value="0.815">
                <text:p>0.815</text:p>
              </table:table-cell>
              <table:table-cell office:value-type="float" office:value="0.717129">
                <text:p>0.717129</text:p>
              </table:table-cell>
              <table:table-cell office:value-type="float" office:value="0.782">
                <text:p>0.782</text:p>
              </table:table-cell>
              <table:table-cell office:value-type="float" office:value="0.717703">
                <text:p>0.717703</text:p>
              </table:table-cell>
              <table:table-cell office:value-type="float" office:value="0.815">
                <text:p>0.815</text:p>
              </table:table-cell>
              <table:table-cell office:value-type="float" office:value="0.812">
                <text:p>0.812</text:p>
              </table:table-cell>
              <table:table-cell office:value-type="float" office:value="0.789841">
                <text:p>0.7898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98393">
                <text:p>0.698393</text:p>
              </table:table-cell>
              <table:table-cell office:value-type="float" office:value="0.718527">
                <text:p>0.718527</text:p>
              </table:table-cell>
              <table:table-cell office:value-type="float" office:value="0.803">
                <text:p>0.803</text:p>
              </table:table-cell>
              <table:table-cell office:value-type="float" office:value="0.712405">
                <text:p>0.712405</text:p>
              </table:table-cell>
              <table:table-cell office:value-type="float" office:value="0.799">
                <text:p>0.799</text:p>
              </table:table-cell>
              <table:table-cell office:value-type="float" office:value="0.649245">
                <text:p>0.649245</text:p>
              </table:table-cell>
              <table:table-cell office:value-type="float" office:value="0.8085">
                <text:p>0.8085</text:p>
              </table:table-cell>
              <table:table-cell office:value-type="float" office:value="0.815">
                <text:p>0.815</text:p>
              </table:table-cell>
              <table:table-cell office:value-type="float" office:value="0.810996">
                <text:p>0.810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70467">
                <text:p>0.670467</text:p>
              </table:table-cell>
              <table:table-cell office:value-type="float" office:value="0.661936">
                <text:p>0.661936</text:p>
              </table:table-cell>
              <table:table-cell office:value-type="float" office:value="0.814">
                <text:p>0.814</text:p>
              </table:table-cell>
              <table:table-cell office:value-type="float" office:value="0.759762">
                <text:p>0.759762</text:p>
              </table:table-cell>
              <table:table-cell office:value-type="float" office:value="0.797">
                <text:p>0.797</text:p>
              </table:table-cell>
              <table:table-cell office:value-type="float" office:value="0.68761">
                <text:p>0.68761</text:p>
              </table:table-cell>
              <table:table-cell office:value-type="float" office:value="0.8125">
                <text:p>0.8125</text:p>
              </table:table-cell>
              <table:table-cell office:value-type="float" office:value="0.8225">
                <text:p>0.8225</text:p>
              </table:table-cell>
              <table:table-cell office:value-type="float" office:value="0.742525">
                <text:p>0.7425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89527">
                <text:p>0.689527</text:p>
              </table:table-cell>
              <table:table-cell office:value-type="float" office:value="0.659099">
                <text:p>0.659099</text:p>
              </table:table-cell>
              <table:table-cell office:value-type="float" office:value="0.8205">
                <text:p>0.8205</text:p>
              </table:table-cell>
              <table:table-cell office:value-type="float" office:value="0.715709">
                <text:p>0.715709</text:p>
              </table:table-cell>
              <table:table-cell office:value-type="float" office:value="0.801">
                <text:p>0.801</text:p>
              </table:table-cell>
              <table:table-cell office:value-type="float" office:value="0.682337">
                <text:p>0.682337</text:p>
              </table:table-cell>
              <table:table-cell office:value-type="float" office:value="0.809">
                <text:p>0.809</text:p>
              </table:table-cell>
              <table:table-cell office:value-type="float" office:value="0.805">
                <text:p>0.805</text:p>
              </table:table-cell>
              <table:table-cell office:value-type="float" office:value="0.770861">
                <text:p>0.7708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70563">
                <text:p>0.670563</text:p>
              </table:table-cell>
              <table:table-cell office:value-type="float" office:value="0.653301">
                <text:p>0.653301</text:p>
              </table:table-cell>
              <table:table-cell office:value-type="float" office:value="0.8125">
                <text:p>0.8125</text:p>
              </table:table-cell>
              <table:table-cell office:value-type="float" office:value="0.741595">
                <text:p>0.741595</text:p>
              </table:table-cell>
              <table:table-cell office:value-type="float" office:value="0.805">
                <text:p>0.805</text:p>
              </table:table-cell>
              <table:table-cell office:value-type="float" office:value="0.65112">
                <text:p>0.65112</text:p>
              </table:table-cell>
              <table:table-cell office:value-type="float" office:value="0.808">
                <text:p>0.808</text:p>
              </table:table-cell>
              <table:table-cell office:value-type="float" office:value="0.8125">
                <text:p>0.8125</text:p>
              </table:table-cell>
              <table:table-cell office:value-type="float" office:value="0.780954">
                <text:p>0.7809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9901">
                <text:p>0.659901</text:p>
              </table:table-cell>
              <table:table-cell office:value-type="float" office:value="0.67837">
                <text:p>0.67837</text:p>
              </table:table-cell>
              <table:table-cell office:value-type="float" office:value="0.8235">
                <text:p>0.8235</text:p>
              </table:table-cell>
              <table:table-cell office:value-type="float" office:value="0.707046">
                <text:p>0.707046</text:p>
              </table:table-cell>
              <table:table-cell office:value-type="float" office:value="0.8035">
                <text:p>0.8035</text:p>
              </table:table-cell>
              <table:table-cell office:value-type="float" office:value="0.654395">
                <text:p>0.654395</text:p>
              </table:table-cell>
              <table:table-cell office:value-type="float" office:value="0.809">
                <text:p>0.809</text:p>
              </table:table-cell>
              <table:table-cell office:value-type="float" office:value="0.812">
                <text:p>0.812</text:p>
              </table:table-cell>
              <table:table-cell office:value-type="float" office:value="0.75848">
                <text:p>0.758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17582">
                <text:p>0.717582</text:p>
              </table:table-cell>
              <table:table-cell office:value-type="float" office:value="0.657755">
                <text:p>0.657755</text:p>
              </table:table-cell>
              <table:table-cell office:value-type="float" office:value="0.811">
                <text:p>0.811</text:p>
              </table:table-cell>
              <table:table-cell office:value-type="float" office:value="0.724959">
                <text:p>0.724959</text:p>
              </table:table-cell>
              <table:table-cell office:value-type="float" office:value="0.797">
                <text:p>0.797</text:p>
              </table:table-cell>
              <table:table-cell office:value-type="float" office:value="0.673874">
                <text:p>0.673874</text:p>
              </table:table-cell>
              <table:table-cell office:value-type="float" office:value="0.8095">
                <text:p>0.8095</text:p>
              </table:table-cell>
              <table:table-cell office:value-type="float" office:value="0.813">
                <text:p>0.813</text:p>
              </table:table-cell>
              <table:table-cell office:value-type="float" office:value="0.781597">
                <text:p>0.781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644">
                <text:p>0.73644</text:p>
              </table:table-cell>
              <table:table-cell office:value-type="float" office:value="0.657106">
                <text:p>0.657106</text:p>
              </table:table-cell>
              <table:table-cell office:value-type="float" office:value="0.8195">
                <text:p>0.8195</text:p>
              </table:table-cell>
              <table:table-cell office:value-type="float" office:value="0.702208">
                <text:p>0.702208</text:p>
              </table:table-cell>
              <table:table-cell office:value-type="float" office:value="0.804">
                <text:p>0.804</text:p>
              </table:table-cell>
              <table:table-cell office:value-type="float" office:value="0.659716">
                <text:p>0.659716</text:p>
              </table:table-cell>
              <table:table-cell office:value-type="float" office:value="0.81">
                <text:p>0.81</text:p>
              </table:table-cell>
              <table:table-cell office:value-type="float" office:value="0.802">
                <text:p>0.802</text:p>
              </table:table-cell>
              <table:table-cell office:value-type="float" office:value="0.791742">
                <text:p>0.7917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07558">
                <text:p>0.707558</text:p>
              </table:table-cell>
              <table:table-cell office:value-type="float" office:value="0.681288">
                <text:p>0.681288</text:p>
              </table:table-cell>
              <table:table-cell office:value-type="float" office:value="0.8175">
                <text:p>0.8175</text:p>
              </table:table-cell>
              <table:table-cell office:value-type="float" office:value="0.708066">
                <text:p>0.708066</text:p>
              </table:table-cell>
              <table:table-cell office:value-type="float" office:value="0.796">
                <text:p>0.796</text:p>
              </table:table-cell>
              <table:table-cell office:value-type="float" office:value="0.685936">
                <text:p>0.685936</text:p>
              </table:table-cell>
              <table:table-cell office:value-type="float" office:value="0.81">
                <text:p>0.81</text:p>
              </table:table-cell>
              <table:table-cell office:value-type="float" office:value="0.8065">
                <text:p>0.8065</text:p>
              </table:table-cell>
              <table:table-cell office:value-type="float" office:value="0.801665">
                <text:p>0.8016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10656">
                <text:p>0.710656</text:p>
              </table:table-cell>
              <table:table-cell office:value-type="float" office:value="0.658888">
                <text:p>0.658888</text:p>
              </table:table-cell>
              <table:table-cell office:value-type="float" office:value="0.82">
                <text:p>0.82</text:p>
              </table:table-cell>
              <table:table-cell office:value-type="float" office:value="0.697117">
                <text:p>0.697117</text:p>
              </table:table-cell>
              <table:table-cell office:value-type="float" office:value="0.7965">
                <text:p>0.7965</text:p>
              </table:table-cell>
              <table:table-cell office:value-type="float" office:value="0.660971">
                <text:p>0.660971</text:p>
              </table:table-cell>
              <table:table-cell office:value-type="float" office:value="0.792">
                <text:p>0.792</text:p>
              </table:table-cell>
              <table:table-cell office:value-type="float" office:value="0.8025">
                <text:p>0.8025</text:p>
              </table:table-cell>
              <table:table-cell office:value-type="float" office:value="0.885495">
                <text:p>0.8854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07634">
                <text:p>0.707634</text:p>
              </table:table-cell>
              <table:table-cell office:value-type="float" office:value="0.706814">
                <text:p>0.706814</text:p>
              </table:table-cell>
              <table:table-cell office:value-type="float" office:value="0.8">
                <text:p>0.8</text:p>
              </table:table-cell>
              <table:table-cell office:value-type="float" office:value="0.69418">
                <text:p>0.69418</text:p>
              </table:table-cell>
              <table:table-cell office:value-type="float" office:value="0.79">
                <text:p>0.79</text:p>
              </table:table-cell>
              <table:table-cell office:value-type="float" office:value="0.666582">
                <text:p>0.666582</text:p>
              </table:table-cell>
              <table:table-cell office:value-type="float" office:value="0.806">
                <text:p>0.806</text:p>
              </table:table-cell>
              <table:table-cell office:value-type="float" office:value="0.8095">
                <text:p>0.8095</text:p>
              </table:table-cell>
              <table:table-cell office:value-type="float" office:value="0.824679">
                <text:p>0.8246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37132">
                <text:p>0.737132</text:p>
              </table:table-cell>
              <table:table-cell office:value-type="float" office:value="0.741054">
                <text:p>0.741054</text:p>
              </table:table-cell>
              <table:table-cell office:value-type="float" office:value="0.7965">
                <text:p>0.7965</text:p>
              </table:table-cell>
              <table:table-cell office:value-type="float" office:value="0.709319">
                <text:p>0.709319</text:p>
              </table:table-cell>
              <table:table-cell office:value-type="float" office:value="0.7975">
                <text:p>0.7975</text:p>
              </table:table-cell>
              <table:table-cell office:value-type="float" office:value="0.666873">
                <text:p>0.666873</text:p>
              </table:table-cell>
              <table:table-cell office:value-type="float" office:value="0.808">
                <text:p>0.808</text:p>
              </table:table-cell>
              <table:table-cell office:value-type="float" office:value="0.8005">
                <text:p>0.8005</text:p>
              </table:table-cell>
              <table:table-cell office:value-type="float" office:value="0.767155">
                <text:p>0.7671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95723">
                <text:p>0.695723</text:p>
              </table:table-cell>
              <table:table-cell office:value-type="float" office:value="0.678217">
                <text:p>0.678217</text:p>
              </table:table-cell>
              <table:table-cell office:value-type="float" office:value="0.8125">
                <text:p>0.8125</text:p>
              </table:table-cell>
              <table:table-cell office:value-type="float" office:value="0.734522">
                <text:p>0.734522</text:p>
              </table:table-cell>
              <table:table-cell office:value-type="float" office:value="0.8005">
                <text:p>0.8005</text:p>
              </table:table-cell>
              <table:table-cell office:value-type="float" office:value="0.660629">
                <text:p>0.660629</text:p>
              </table:table-cell>
              <table:table-cell office:value-type="float" office:value="0.8095">
                <text:p>0.8095</text:p>
              </table:table-cell>
              <table:table-cell office:value-type="float" office:value="0.8155">
                <text:p>0.8155</text:p>
              </table:table-cell>
              <table:table-cell office:value-type="float" office:value="0.781252">
                <text:p>0.7812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19877">
                <text:p>0.719877</text:p>
              </table:table-cell>
              <table:table-cell office:value-type="float" office:value="0.68235">
                <text:p>0.68235</text:p>
              </table:table-cell>
              <table:table-cell office:value-type="float" office:value="0.8125">
                <text:p>0.8125</text:p>
              </table:table-cell>
              <table:table-cell office:value-type="float" office:value="0.708094">
                <text:p>0.708094</text:p>
              </table:table-cell>
              <table:table-cell office:value-type="float" office:value="0.7885">
                <text:p>0.7885</text:p>
              </table:table-cell>
              <table:table-cell office:value-type="float" office:value="0.670672">
                <text:p>0.670672</text:p>
              </table:table-cell>
              <table:table-cell office:value-type="float" office:value="0.8085">
                <text:p>0.8085</text:p>
              </table:table-cell>
              <table:table-cell office:value-type="float" office:value="0.8105">
                <text:p>0.8105</text:p>
              </table:table-cell>
              <table:table-cell office:value-type="float" office:value="0.784162">
                <text:p>0.7841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43356">
                <text:p>0.743356</text:p>
              </table:table-cell>
              <table:table-cell office:value-type="float" office:value="0.703751">
                <text:p>0.703751</text:p>
              </table:table-cell>
              <table:table-cell office:value-type="float" office:value="0.8025">
                <text:p>0.8025</text:p>
              </table:table-cell>
              <table:table-cell office:value-type="float" office:value="0.717324">
                <text:p>0.717324</text:p>
              </table:table-cell>
              <table:table-cell office:value-type="float" office:value="0.796">
                <text:p>0.796</text:p>
              </table:table-cell>
              <table:table-cell office:value-type="float" office:value="0.652598">
                <text:p>0.652598</text:p>
              </table:table-cell>
              <table:table-cell office:value-type="float" office:value="0.794">
                <text:p>0.794</text:p>
              </table:table-cell>
              <table:table-cell office:value-type="float" office:value="0.8065">
                <text:p>0.8065</text:p>
              </table:table-cell>
              <table:table-cell office:value-type="float" office:value="0.843165">
                <text:p>0.8431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4072">
                <text:p>0.74072</text:p>
              </table:table-cell>
              <table:table-cell office:value-type="float" office:value="0.664434">
                <text:p>0.664434</text:p>
              </table:table-cell>
              <table:table-cell office:value-type="float" office:value="0.8245">
                <text:p>0.8245</text:p>
              </table:table-cell>
              <table:table-cell office:value-type="float" office:value="0.729142">
                <text:p>0.729142</text:p>
              </table:table-cell>
              <table:table-cell office:value-type="float" office:value="0.768">
                <text:p>0.768</text:p>
              </table:table-cell>
              <table:table-cell office:value-type="float" office:value="0.757312">
                <text:p>0.757312</text:p>
              </table:table-cell>
              <table:table-cell office:value-type="float" office:value="0.8035">
                <text:p>0.8035</text:p>
              </table:table-cell>
              <table:table-cell office:value-type="float" office:value="0.804">
                <text:p>0.804</text:p>
              </table:table-cell>
              <table:table-cell office:value-type="float" office:value="0.790485">
                <text:p>0.7904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00594">
                <text:p>0.700594</text:p>
              </table:table-cell>
              <table:table-cell office:value-type="float" office:value="0.669052">
                <text:p>0.669052</text:p>
              </table:table-cell>
              <table:table-cell office:value-type="float" office:value="0.813">
                <text:p>0.813</text:p>
              </table:table-cell>
              <table:table-cell office:value-type="float" office:value="0.676176">
                <text:p>0.676176</text:p>
              </table:table-cell>
              <table:table-cell office:value-type="float" office:value="0.812">
                <text:p>0.812</text:p>
              </table:table-cell>
              <table:table-cell office:value-type="float" office:value="0.65493">
                <text:p>0.65493</text:p>
              </table:table-cell>
              <table:table-cell office:value-type="float" office:value="0.808">
                <text:p>0.808</text:p>
              </table:table-cell>
              <table:table-cell office:value-type="float" office:value="0.812">
                <text:p>0.812</text:p>
              </table:table-cell>
              <table:table-cell office:value-type="float" office:value="0.796293">
                <text:p>0.7962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45162">
                <text:p>0.745162</text:p>
              </table:table-cell>
              <table:table-cell office:value-type="float" office:value="0.664093">
                <text:p>0.664093</text:p>
              </table:table-cell>
              <table:table-cell office:value-type="float" office:value="0.8155">
                <text:p>0.8155</text:p>
              </table:table-cell>
              <table:table-cell office:value-type="float" office:value="0.697753">
                <text:p>0.697753</text:p>
              </table:table-cell>
              <table:table-cell office:value-type="float" office:value="0.804">
                <text:p>0.804</text:p>
              </table:table-cell>
              <table:table-cell office:value-type="float" office:value="0.65088">
                <text:p>0.65088</text:p>
              </table:table-cell>
              <table:table-cell office:value-type="float" office:value="0.7985">
                <text:p>0.7985</text:p>
              </table:table-cell>
              <table:table-cell office:value-type="float" office:value="0.811">
                <text:p>0.811</text:p>
              </table:table-cell>
              <table:table-cell office:value-type="float" office:value="0.815074">
                <text:p>0.8150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93518">
                <text:p>0.693518</text:p>
              </table:table-cell>
              <table:table-cell office:value-type="float" office:value="0.671498">
                <text:p>0.671498</text:p>
              </table:table-cell>
              <table:table-cell office:value-type="float" office:value="0.817">
                <text:p>0.817</text:p>
              </table:table-cell>
              <table:table-cell office:value-type="float" office:value="0.680678">
                <text:p>0.680678</text:p>
              </table:table-cell>
              <table:table-cell office:value-type="float" office:value="0.8115">
                <text:p>0.8115</text:p>
              </table:table-cell>
              <table:table-cell office:value-type="float" office:value="0.634172">
                <text:p>0.634172</text:p>
              </table:table-cell>
              <table:table-cell office:value-type="float" office:value="0.813">
                <text:p>0.813</text:p>
              </table:table-cell>
              <table:table-cell office:value-type="float" office:value="0.817">
                <text:p>0.817</text:p>
              </table:table-cell>
              <table:table-cell office:value-type="float" office:value="0.818127">
                <text:p>0.8181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14941">
                <text:p>0.714941</text:p>
              </table:table-cell>
              <table:table-cell office:value-type="float" office:value="0.65808">
                <text:p>0.65808</text:p>
              </table:table-cell>
              <table:table-cell office:value-type="float" office:value="0.8175">
                <text:p>0.8175</text:p>
              </table:table-cell>
              <table:table-cell office:value-type="float" office:value="0.693526">
                <text:p>0.693526</text:p>
              </table:table-cell>
              <table:table-cell office:value-type="float" office:value="0.787">
                <text:p>0.787</text:p>
              </table:table-cell>
              <table:table-cell office:value-type="float" office:value="0.706209">
                <text:p>0.706209</text:p>
              </table:table-cell>
              <table:table-cell office:value-type="float" office:value="0.8075">
                <text:p>0.8075</text:p>
              </table:table-cell>
              <table:table-cell office:value-type="float" office:value="0.8135">
                <text:p>0.8135</text:p>
              </table:table-cell>
              <table:table-cell office:value-type="float" office:value="0.806841">
                <text:p>0.8068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00593">
                <text:p>0.700593</text:p>
              </table:table-cell>
              <table:table-cell office:value-type="float" office:value="0.67117">
                <text:p>0.67117</text:p>
              </table:table-cell>
              <table:table-cell office:value-type="float" office:value="0.82">
                <text:p>0.82</text:p>
              </table:table-cell>
              <table:table-cell office:value-type="float" office:value="0.735904">
                <text:p>0.735904</text:p>
              </table:table-cell>
              <table:table-cell office:value-type="float" office:value="0.7875">
                <text:p>0.7875</text:p>
              </table:table-cell>
              <table:table-cell office:value-type="float" office:value="0.689448">
                <text:p>0.689448</text:p>
              </table:table-cell>
              <table:table-cell office:value-type="float" office:value="0.8025">
                <text:p>0.8025</text:p>
              </table:table-cell>
              <table:table-cell office:value-type="float" office:value="0.8095">
                <text:p>0.8095</text:p>
              </table:table-cell>
              <table:table-cell office:value-type="float" office:value="0.820483">
                <text:p>0.8204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56756">
                <text:p>0.756756</text:p>
              </table:table-cell>
              <table:table-cell office:value-type="float" office:value="0.685435">
                <text:p>0.685435</text:p>
              </table:table-cell>
              <table:table-cell office:value-type="float" office:value="0.804">
                <text:p>0.804</text:p>
              </table:table-cell>
              <table:table-cell office:value-type="float" office:value="0.690343">
                <text:p>0.690343</text:p>
              </table:table-cell>
              <table:table-cell office:value-type="float" office:value="0.8095">
                <text:p>0.8095</text:p>
              </table:table-cell>
              <table:table-cell office:value-type="float" office:value="0.65396">
                <text:p>0.65396</text:p>
              </table:table-cell>
              <table:table-cell office:value-type="float" office:value="0.806">
                <text:p>0.806</text:p>
              </table:table-cell>
              <table:table-cell office:value-type="float" office:value="0.7925">
                <text:p>0.7925</text:p>
              </table:table-cell>
              <table:table-cell office:value-type="float" office:value="0.763745">
                <text:p>0.763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00147">
                <text:p>0.700147</text:p>
              </table:table-cell>
              <table:table-cell office:value-type="float" office:value="0.667802">
                <text:p>0.667802</text:p>
              </table:table-cell>
              <table:table-cell office:value-type="float" office:value="0.8125">
                <text:p>0.8125</text:p>
              </table:table-cell>
              <table:table-cell office:value-type="float" office:value="0.684794">
                <text:p>0.684794</text:p>
              </table:table-cell>
              <table:table-cell office:value-type="float" office:value="0.7955">
                <text:p>0.7955</text:p>
              </table:table-cell>
              <table:table-cell office:value-type="float" office:value="0.67893">
                <text:p>0.67893</text:p>
              </table:table-cell>
              <table:table-cell office:value-type="float" office:value="0.816">
                <text:p>0.816</text:p>
              </table:table-cell>
              <table:table-cell office:value-type="float" office:value="0.8095">
                <text:p>0.8095</text:p>
              </table:table-cell>
              <table:table-cell office:value-type="float" office:value="0.767485">
                <text:p>0.7674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44697">
                <text:p>0.744697</text:p>
              </table:table-cell>
              <table:table-cell office:value-type="float" office:value="0.685637">
                <text:p>0.685637</text:p>
              </table:table-cell>
              <table:table-cell office:value-type="float" office:value="0.81">
                <text:p>0.81</text:p>
              </table:table-cell>
              <table:table-cell office:value-type="float" office:value="0.70527">
                <text:p>0.70527</text:p>
              </table:table-cell>
              <table:table-cell office:value-type="float" office:value="0.8105">
                <text:p>0.8105</text:p>
              </table:table-cell>
              <table:table-cell office:value-type="float" office:value="0.648823">
                <text:p>0.648823</text:p>
              </table:table-cell>
              <table:table-cell office:value-type="float" office:value="0.8155">
                <text:p>0.8155</text:p>
              </table:table-cell>
              <table:table-cell office:value-type="float" office:value="0.805">
                <text:p>0.805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92163">
                <text:p>0.692163</text:p>
              </table:table-cell>
              <table:table-cell office:value-type="float" office:value="0.653593">
                <text:p>0.653593</text:p>
              </table:table-cell>
              <table:table-cell office:value-type="float" office:value="0.8245">
                <text:p>0.8245</text:p>
              </table:table-cell>
              <table:table-cell office:value-type="float" office:value="0.729791">
                <text:p>0.729791</text:p>
              </table:table-cell>
              <table:table-cell office:value-type="float" office:value="0.8015">
                <text:p>0.8015</text:p>
              </table:table-cell>
              <table:table-cell office:value-type="float" office:value="0.671163">
                <text:p>0.671163</text:p>
              </table:table-cell>
              <table:table-cell office:value-type="float" office:value="0.8045">
                <text:p>0.8045</text:p>
              </table:table-cell>
              <table:table-cell office:value-type="float" office:value="0.81">
                <text:p>0.81</text:p>
              </table:table-cell>
              <table:table-cell office:value-type="float" office:value="0.759241">
                <text:p>0.7592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09608">
                <text:p>0.709608</text:p>
              </table:table-cell>
              <table:table-cell office:value-type="float" office:value="0.653407">
                <text:p>0.653407</text:p>
              </table:table-cell>
              <table:table-cell office:value-type="float" office:value="0.819">
                <text:p>0.819</text:p>
              </table:table-cell>
              <table:table-cell office:value-type="float" office:value="0.696703">
                <text:p>0.696703</text:p>
              </table:table-cell>
              <table:table-cell office:value-type="float" office:value="0.7865">
                <text:p>0.7865</text:p>
              </table:table-cell>
              <table:table-cell office:value-type="float" office:value="0.685993">
                <text:p>0.685993</text:p>
              </table:table-cell>
              <table:table-cell office:value-type="float" office:value="0.7985">
                <text:p>0.7985</text:p>
              </table:table-cell>
              <table:table-cell office:value-type="float" office:value="0.809">
                <text:p>0.809</text:p>
              </table:table-cell>
              <table:table-cell office:value-type="float" office:value="0.790033">
                <text:p>0.7900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05523">
                <text:p>0.705523</text:p>
              </table:table-cell>
              <table:table-cell office:value-type="float" office:value="0.632622">
                <text:p>0.632622</text:p>
              </table:table-cell>
              <table:table-cell office:value-type="float" office:value="0.828">
                <text:p>0.828</text:p>
              </table:table-cell>
              <table:table-cell office:value-type="float" office:value="0.715603">
                <text:p>0.715603</text:p>
              </table:table-cell>
              <table:table-cell office:value-type="float" office:value="0.8015">
                <text:p>0.8015</text:p>
              </table:table-cell>
              <table:table-cell office:value-type="float" office:value="0.66123">
                <text:p>0.66123</text:p>
              </table:table-cell>
              <table:table-cell office:value-type="float" office:value="0.8185">
                <text:p>0.8185</text:p>
              </table:table-cell>
              <table:table-cell office:value-type="float" office:value="0.81">
                <text:p>0.81</text:p>
              </table:table-cell>
              <table:table-cell office:value-type="float" office:value="0.783612">
                <text:p>0.7836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04629">
                <text:p>0.704629</text:p>
              </table:table-cell>
              <table:table-cell office:value-type="float" office:value="0.666183">
                <text:p>0.666183</text:p>
              </table:table-cell>
              <table:table-cell office:value-type="float" office:value="0.818">
                <text:p>0.818</text:p>
              </table:table-cell>
              <table:table-cell office:value-type="float" office:value="0.713932">
                <text:p>0.713932</text:p>
              </table:table-cell>
              <table:table-cell office:value-type="float" office:value="0.8">
                <text:p>0.8</text:p>
              </table:table-cell>
              <table:table-cell office:value-type="float" office:value="0.665813">
                <text:p>0.665813</text:p>
              </table:table-cell>
              <table:table-cell office:value-type="float" office:value="0.8095">
                <text:p>0.8095</text:p>
              </table:table-cell>
              <table:table-cell office:value-type="float" office:value="0.812">
                <text:p>0.812</text:p>
              </table:table-cell>
              <table:table-cell office:value-type="float" office:value="0.785319">
                <text:p>0.7853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92103">
                <text:p>0.692103</text:p>
              </table:table-cell>
              <table:table-cell office:value-type="float" office:value="0.659026">
                <text:p>0.659026</text:p>
              </table:table-cell>
              <table:table-cell office:value-type="float" office:value="0.8225">
                <text:p>0.8225</text:p>
              </table:table-cell>
              <table:table-cell office:value-type="float" office:value="0.815229">
                <text:p>0.815229</text:p>
              </table:table-cell>
              <table:table-cell office:value-type="float" office:value="0.8035">
                <text:p>0.8035</text:p>
              </table:table-cell>
              <table:table-cell office:value-type="float" office:value="0.655872">
                <text:p>0.655872</text:p>
              </table:table-cell>
              <table:table-cell office:value-type="float" office:value="0.808">
                <text:p>0.808</text:p>
              </table:table-cell>
              <table:table-cell office:value-type="float" office:value="0.8155">
                <text:p>0.8155</text:p>
              </table:table-cell>
              <table:table-cell office:value-type="float" office:value="0.762287">
                <text:p>0.7622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02614">
                <text:p>0.702614</text:p>
              </table:table-cell>
              <table:table-cell office:value-type="float" office:value="0.644547">
                <text:p>0.644547</text:p>
              </table:table-cell>
              <table:table-cell office:value-type="float" office:value="0.8255">
                <text:p>0.8255</text:p>
              </table:table-cell>
              <table:table-cell office:value-type="float" office:value="0.707143">
                <text:p>0.707143</text:p>
              </table:table-cell>
              <table:table-cell office:value-type="float" office:value="0.7945">
                <text:p>0.7945</text:p>
              </table:table-cell>
              <table:table-cell office:value-type="float" office:value="0.667436">
                <text:p>0.667436</text:p>
              </table:table-cell>
              <table:table-cell office:value-type="float" office:value="0.8085">
                <text:p>0.8085</text:p>
              </table:table-cell>
              <table:table-cell office:value-type="float" office:value="0.81">
                <text:p>0.81</text:p>
              </table:table-cell>
              <table:table-cell office:value-type="float" office:value="0.777956">
                <text:p>0.7779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12139">
                <text:p>0.712139</text:p>
              </table:table-cell>
              <table:table-cell office:value-type="float" office:value="0.723771">
                <text:p>0.723771</text:p>
              </table:table-cell>
              <table:table-cell office:value-type="float" office:value="0.7985">
                <text:p>0.7985</text:p>
              </table:table-cell>
              <table:table-cell office:value-type="float" office:value="0.701045">
                <text:p>0.701045</text:p>
              </table:table-cell>
              <table:table-cell office:value-type="float" office:value="0.801">
                <text:p>0.801</text:p>
              </table:table-cell>
              <table:table-cell office:value-type="float" office:value="0.65152">
                <text:p>0.65152</text:p>
              </table:table-cell>
              <table:table-cell office:value-type="float" office:value="0.8105">
                <text:p>0.8105</text:p>
              </table:table-cell>
              <table:table-cell office:value-type="float" office:value="0.818">
                <text:p>0.818</text:p>
              </table:table-cell>
              <table:table-cell office:value-type="float" office:value="0.777436">
                <text:p>0.77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false" chart:minimum="0" chart:origin="0" chart:interval-major="0.2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4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Met Augm.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Met Augm.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ffd320"/>
    </style:style>
    <style:style style:name="ch15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Zonder Augm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579d1c"/>
    </style:style>
    <style:style style:name="ch17" style:family="chart" style:data-style-name="N0">
      <style:chart-properties chart:symbol-type="none" chart:link-data-style-to-source="true"/>
      <style:graphic-properties draw:stroke="none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Zonder Augm." loext:regression-max-degree="2" loext:regression-period="10" loext:regression-extrapolate-forward="0" loext:regression-extrapolate-backward="0" loext:regression-force-intercept="false" loext:regression-intercept-value="0" chart:regression-type="moving-average"/>
      <style:graphic-properties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648cm" svg:height="14.636cm" xlink:href=".." xlink:type="simple" chart:class="chart:line" chart:style-name="ch1">
        <chart:title svg:x="13.248cm" svg:y="0.428cm" chart:style-name="ch2">
          <text:p>vgl val_loss augmentatie en zonder</text:p>
        </chart:title>
        <chart:legend chart:legend-position="end" svg:x="30.161cm" svg:y="5.276cm" style:legend-expansion="high" chart:style-name="ch3"/>
        <chart:plot-area chart:style-name="ch4" table:cell-range-address="Data.F6:Data.G506 Data.B6:Data.C506" chart:data-source-has-labels="row" svg:x="1.683cm" svg:y="1.525cm" svg:width="26.573cm" svg:height="11.838cm">
          <chartooo:coordinate-region svg:x="2.966cm" svg:y="1.724cm" svg:width="24.006cm" svg:height="10.715cm"/>
          <chart:axis chart:dimension="x" chart:name="primary-x" chart:style-name="ch5">
            <chart:title svg:x="14.462cm" svg:y="13.655cm" chart:style-name="ch6">
              <text:p>epoch</text:p>
            </chart:title>
          </chart:axis>
          <chart:axis chart:dimension="y" chart:name="primary-y" chart:style-name="ch7">
            <chart:title svg:x="0.451cm" svg:y="8.097cm" chart:style-name="ch8">
              <text:p>val_loss</text:p>
            </chart:title>
            <chart:grid chart:style-name="ch9" chart:class="major"/>
          </chart:axis>
          <chart:axis chart:dimension="y" chart:name="secondary-y" chart:style-name="ch10">
            <chart:title svg:x="28.928cm" svg:y="8.057cm" chart:style-name="ch8">
              <text:p>val_acc</text:p>
            </chart:title>
          </chart:axis>
          <chart:series chart:attached-axis="primary-y" chart:style-name="ch11" chart:values-cell-range-address="Data.F7:Data.F506" chart:label-cell-address="Data.F6:Data.F6" chart:class="chart:line">
            <chart:regression-curve chart:style-name="ch12"/>
            <chart:data-point chart:repeated="500"/>
          </chart:series>
          <chart:series chart:attached-axis="secondary-y" chart:style-name="ch13" chart:values-cell-range-address="Data.C7:Data.C506" chart:label-cell-address="Data.C6:Data.C6" chart:class="chart:line">
            <chart:regression-curve chart:style-name="ch14"/>
            <chart:data-point chart:repeated="500"/>
          </chart:series>
          <chart:series chart:attached-axis="secondary-y" chart:style-name="ch15" chart:values-cell-range-address="Data.G7:Data.G506" chart:label-cell-address="Data.G6:Data.G6" chart:class="chart:line">
            <chart:regression-curve chart:style-name="ch16"/>
            <chart:data-point chart:repeated="500"/>
          </chart:series>
          <chart:series chart:attached-axis="primary-y" chart:style-name="ch17" chart:values-cell-range-address="Data.B7:Data.B506" chart:label-cell-address="Data.B6:Data.B6" chart:class="chart:line">
            <chart:regression-curve chart:style-name="ch18"/>
            <chart:data-point chart:repeated="5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_loss</text:p>
                <draw:g>
                  <svg:desc>Data.F6:Data.F6</svg:desc>
                </draw:g>
              </table:table-cell>
              <table:table-cell office:value-type="string">
                <text:p>val_acc</text:p>
                <draw:g>
                  <svg:desc>Data.C6:Data.C6</svg:desc>
                </draw:g>
              </table:table-cell>
              <table:table-cell office:value-type="string">
                <text:p>val_acc</text:p>
                <draw:g>
                  <svg:desc>Data.G6:Data.G6</svg:desc>
                </draw:g>
              </table:table-cell>
              <table:table-cell office:value-type="string">
                <text:p>val_loss</text:p>
                <draw:g>
                  <svg:desc>Data.B6:Data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94858">
                <text:p>2.994858</text:p>
                <draw:g>
                  <svg:desc>Data.F7:Data.F506</svg:desc>
                </draw:g>
              </table:table-cell>
              <table:table-cell office:value-type="float" office:value="0.053">
                <text:p>0.053</text:p>
                <draw:g>
                  <svg:desc>Data.C7:Data.C506</svg:desc>
                </draw:g>
              </table:table-cell>
              <table:table-cell office:value-type="float" office:value="0.047">
                <text:p>0.047</text:p>
                <draw:g>
                  <svg:desc>Data.G7:Data.G506</svg:desc>
                </draw:g>
              </table:table-cell>
              <table:table-cell office:value-type="float" office:value="2.993212">
                <text:p>2.993212</text:p>
                <draw:g>
                  <svg:desc>Data.B7:Data.B5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94155">
                <text:p>2.994155</text:p>
              </table:table-cell>
              <table:table-cell office:value-type="float" office:value="0.071">
                <text:p>0.071</text:p>
              </table:table-cell>
              <table:table-cell office:value-type="float" office:value="0.058">
                <text:p>0.058</text:p>
              </table:table-cell>
              <table:table-cell office:value-type="float" office:value="2.992634">
                <text:p>2.992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92529">
                <text:p>2.992529</text:p>
              </table:table-cell>
              <table:table-cell office:value-type="float" office:value="0.0715">
                <text:p>0.0715</text:p>
              </table:table-cell>
              <table:table-cell office:value-type="float" office:value="0.0475">
                <text:p>0.0475</text:p>
              </table:table-cell>
              <table:table-cell office:value-type="float" office:value="2.985696">
                <text:p>2.985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1408">
                <text:p>2.991408</text:p>
              </table:table-cell>
              <table:table-cell office:value-type="float" office:value="0.063">
                <text:p>0.063</text:p>
              </table:table-cell>
              <table:table-cell office:value-type="float" office:value="0.0805">
                <text:p>0.0805</text:p>
              </table:table-cell>
              <table:table-cell office:value-type="float" office:value="2.972277">
                <text:p>2.972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85026">
                <text:p>2.985026</text:p>
              </table:table-cell>
              <table:table-cell office:value-type="float" office:value="0.1415">
                <text:p>0.1415</text:p>
              </table:table-cell>
              <table:table-cell office:value-type="float" office:value="0.0825">
                <text:p>0.0825</text:p>
              </table:table-cell>
              <table:table-cell office:value-type="float" office:value="2.945168">
                <text:p>2.945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79196">
                <text:p>2.979196</text:p>
              </table:table-cell>
              <table:table-cell office:value-type="float" office:value="0.147">
                <text:p>0.147</text:p>
              </table:table-cell>
              <table:table-cell office:value-type="float" office:value="0.111">
                <text:p>0.111</text:p>
              </table:table-cell>
              <table:table-cell office:value-type="float" office:value="2.791952">
                <text:p>2.791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3478">
                <text:p>2.93478</text:p>
              </table:table-cell>
              <table:table-cell office:value-type="float" office:value="0.283">
                <text:p>0.283</text:p>
              </table:table-cell>
              <table:table-cell office:value-type="float" office:value="0.078">
                <text:p>0.078</text:p>
              </table:table-cell>
              <table:table-cell office:value-type="float" office:value="2.429758">
                <text:p>2.4297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7262">
                <text:p>2.877262</text:p>
              </table:table-cell>
              <table:table-cell office:value-type="float" office:value="0.321">
                <text:p>0.321</text:p>
              </table:table-cell>
              <table:table-cell office:value-type="float" office:value="0.161">
                <text:p>0.161</text:p>
              </table:table-cell>
              <table:table-cell office:value-type="float" office:value="2.226602">
                <text:p>2.22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069">
                <text:p>2.714069</text:p>
              </table:table-cell>
              <table:table-cell office:value-type="float" office:value="0.3725">
                <text:p>0.3725</text:p>
              </table:table-cell>
              <table:table-cell office:value-type="float" office:value="0.193">
                <text:p>0.193</text:p>
              </table:table-cell>
              <table:table-cell office:value-type="float" office:value="2.102801">
                <text:p>2.102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012">
                <text:p>2.562012</text:p>
              </table:table-cell>
              <table:table-cell office:value-type="float" office:value="0.383">
                <text:p>0.383</text:p>
              </table:table-cell>
              <table:table-cell office:value-type="float" office:value="0.2045">
                <text:p>0.2045</text:p>
              </table:table-cell>
              <table:table-cell office:value-type="float" office:value="1.982982">
                <text:p>1.982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08563">
                <text:p>2.308563</text:p>
              </table:table-cell>
              <table:table-cell office:value-type="float" office:value="0.424">
                <text:p>0.424</text:p>
              </table:table-cell>
              <table:table-cell office:value-type="float" office:value="0.2965">
                <text:p>0.2965</text:p>
              </table:table-cell>
              <table:table-cell office:value-type="float" office:value="1.889972">
                <text:p>1.8899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6237">
                <text:p>2.286237</text:p>
              </table:table-cell>
              <table:table-cell office:value-type="float" office:value="0.4515">
                <text:p>0.4515</text:p>
              </table:table-cell>
              <table:table-cell office:value-type="float" office:value="0.284">
                <text:p>0.284</text:p>
              </table:table-cell>
              <table:table-cell office:value-type="float" office:value="1.786804">
                <text:p>1.786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65855">
                <text:p>2.065855</text:p>
              </table:table-cell>
              <table:table-cell office:value-type="float" office:value="0.485">
                <text:p>0.485</text:p>
              </table:table-cell>
              <table:table-cell office:value-type="float" office:value="0.3405">
                <text:p>0.3405</text:p>
              </table:table-cell>
              <table:table-cell office:value-type="float" office:value="1.690421">
                <text:p>1.690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78964">
                <text:p>1.978964</text:p>
              </table:table-cell>
              <table:table-cell office:value-type="float" office:value="0.486">
                <text:p>0.486</text:p>
              </table:table-cell>
              <table:table-cell office:value-type="float" office:value="0.3995">
                <text:p>0.3995</text:p>
              </table:table-cell>
              <table:table-cell office:value-type="float" office:value="1.661117">
                <text:p>1.661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4949">
                <text:p>1.934949</text:p>
              </table:table-cell>
              <table:table-cell office:value-type="float" office:value="0.4775">
                <text:p>0.4775</text:p>
              </table:table-cell>
              <table:table-cell office:value-type="float" office:value="0.4195">
                <text:p>0.4195</text:p>
              </table:table-cell>
              <table:table-cell office:value-type="float" office:value="1.711756">
                <text:p>1.711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64878">
                <text:p>1.864878</text:p>
              </table:table-cell>
              <table:table-cell office:value-type="float" office:value="0.541">
                <text:p>0.541</text:p>
              </table:table-cell>
              <table:table-cell office:value-type="float" office:value="0.423">
                <text:p>0.423</text:p>
              </table:table-cell>
              <table:table-cell office:value-type="float" office:value="1.54654">
                <text:p>1.54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9132">
                <text:p>1.89132</text:p>
              </table:table-cell>
              <table:table-cell office:value-type="float" office:value="0.514">
                <text:p>0.514</text:p>
              </table:table-cell>
              <table:table-cell office:value-type="float" office:value="0.4275">
                <text:p>0.4275</text:p>
              </table:table-cell>
              <table:table-cell office:value-type="float" office:value="1.572801">
                <text:p>1.572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82203">
                <text:p>1.782203</text:p>
              </table:table-cell>
              <table:table-cell office:value-type="float" office:value="0.549">
                <text:p>0.549</text:p>
              </table:table-cell>
              <table:table-cell office:value-type="float" office:value="0.462">
                <text:p>0.462</text:p>
              </table:table-cell>
              <table:table-cell office:value-type="float" office:value="1.461422">
                <text:p>1.461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3236">
                <text:p>1.763236</text:p>
              </table:table-cell>
              <table:table-cell office:value-type="float" office:value="0.518">
                <text:p>0.518</text:p>
              </table:table-cell>
              <table:table-cell office:value-type="float" office:value="0.464">
                <text:p>0.464</text:p>
              </table:table-cell>
              <table:table-cell office:value-type="float" office:value="1.543031">
                <text:p>1.543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36214">
                <text:p>1.736214</text:p>
              </table:table-cell>
              <table:table-cell office:value-type="float" office:value="0.558">
                <text:p>0.558</text:p>
              </table:table-cell>
              <table:table-cell office:value-type="float" office:value="0.455">
                <text:p>0.455</text:p>
              </table:table-cell>
              <table:table-cell office:value-type="float" office:value="1.447802">
                <text:p>1.447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52493">
                <text:p>1.752493</text:p>
              </table:table-cell>
              <table:table-cell office:value-type="float" office:value="0.561">
                <text:p>0.561</text:p>
              </table:table-cell>
              <table:table-cell office:value-type="float" office:value="0.4495">
                <text:p>0.4495</text:p>
              </table:table-cell>
              <table:table-cell office:value-type="float" office:value="1.402086">
                <text:p>1.402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55184">
                <text:p>1.655184</text:p>
              </table:table-cell>
              <table:table-cell office:value-type="float" office:value="0.5845">
                <text:p>0.5845</text:p>
              </table:table-cell>
              <table:table-cell office:value-type="float" office:value="0.4975">
                <text:p>0.4975</text:p>
              </table:table-cell>
              <table:table-cell office:value-type="float" office:value="1.348623">
                <text:p>1.348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4871">
                <text:p>1.644871</text:p>
              </table:table-cell>
              <table:table-cell office:value-type="float" office:value="0.6">
                <text:p>0.6</text:p>
              </table:table-cell>
              <table:table-cell office:value-type="float" office:value="0.4915">
                <text:p>0.4915</text:p>
              </table:table-cell>
              <table:table-cell office:value-type="float" office:value="1.300277">
                <text:p>1.300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49716">
                <text:p>1.649716</text:p>
              </table:table-cell>
              <table:table-cell office:value-type="float" office:value="0.5695">
                <text:p>0.5695</text:p>
              </table:table-cell>
              <table:table-cell office:value-type="float" office:value="0.4935">
                <text:p>0.4935</text:p>
              </table:table-cell>
              <table:table-cell office:value-type="float" office:value="1.36756">
                <text:p>1.36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66596">
                <text:p>1.666596</text:p>
              </table:table-cell>
              <table:table-cell office:value-type="float" office:value="0.605">
                <text:p>0.605</text:p>
              </table:table-cell>
              <table:table-cell office:value-type="float" office:value="0.4675">
                <text:p>0.4675</text:p>
              </table:table-cell>
              <table:table-cell office:value-type="float" office:value="1.278382">
                <text:p>1.278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41">
                <text:p>1.5641</text:p>
              </table:table-cell>
              <table:table-cell office:value-type="float" office:value="0.576">
                <text:p>0.576</text:p>
              </table:table-cell>
              <table:table-cell office:value-type="float" office:value="0.521">
                <text:p>0.521</text:p>
              </table:table-cell>
              <table:table-cell office:value-type="float" office:value="1.336721">
                <text:p>1.336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1121">
                <text:p>1.51121</text:p>
              </table:table-cell>
              <table:table-cell office:value-type="float" office:value="0.6025">
                <text:p>0.6025</text:p>
              </table:table-cell>
              <table:table-cell office:value-type="float" office:value="0.552">
                <text:p>0.552</text:p>
              </table:table-cell>
              <table:table-cell office:value-type="float" office:value="1.272985">
                <text:p>1.2729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47867">
                <text:p>1.547867</text:p>
              </table:table-cell>
              <table:table-cell office:value-type="float" office:value="0.604">
                <text:p>0.604</text:p>
              </table:table-cell>
              <table:table-cell office:value-type="float" office:value="0.517">
                <text:p>0.517</text:p>
              </table:table-cell>
              <table:table-cell office:value-type="float" office:value="1.258228">
                <text:p>1.258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3938">
                <text:p>1.473938</text:p>
              </table:table-cell>
              <table:table-cell office:value-type="float" office:value="0.609">
                <text:p>0.609</text:p>
              </table:table-cell>
              <table:table-cell office:value-type="float" office:value="0.5445">
                <text:p>0.5445</text:p>
              </table:table-cell>
              <table:table-cell office:value-type="float" office:value="1.229451">
                <text:p>1.229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6247">
                <text:p>1.46247</text:p>
              </table:table-cell>
              <table:table-cell office:value-type="float" office:value="0.624">
                <text:p>0.624</text:p>
              </table:table-cell>
              <table:table-cell office:value-type="float" office:value="0.5655">
                <text:p>0.5655</text:p>
              </table:table-cell>
              <table:table-cell office:value-type="float" office:value="1.223234">
                <text:p>1.223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38607">
                <text:p>1.438607</text:p>
              </table:table-cell>
              <table:table-cell office:value-type="float" office:value="0.621">
                <text:p>0.621</text:p>
              </table:table-cell>
              <table:table-cell office:value-type="float" office:value="0.5705">
                <text:p>0.5705</text:p>
              </table:table-cell>
              <table:table-cell office:value-type="float" office:value="1.199459">
                <text:p>1.199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23318">
                <text:p>1.423318</text:p>
              </table:table-cell>
              <table:table-cell office:value-type="float" office:value="0.624">
                <text:p>0.624</text:p>
              </table:table-cell>
              <table:table-cell office:value-type="float" office:value="0.5635">
                <text:p>0.5635</text:p>
              </table:table-cell>
              <table:table-cell office:value-type="float" office:value="1.171604">
                <text:p>1.171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82754">
                <text:p>1.382754</text:p>
              </table:table-cell>
              <table:table-cell office:value-type="float" office:value="0.629">
                <text:p>0.629</text:p>
              </table:table-cell>
              <table:table-cell office:value-type="float" office:value="0.5665">
                <text:p>0.5665</text:p>
              </table:table-cell>
              <table:table-cell office:value-type="float" office:value="1.179465">
                <text:p>1.179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80604">
                <text:p>1.380604</text:p>
              </table:table-cell>
              <table:table-cell office:value-type="float" office:value="0.6455">
                <text:p>0.6455</text:p>
              </table:table-cell>
              <table:table-cell office:value-type="float" office:value="0.5735">
                <text:p>0.5735</text:p>
              </table:table-cell>
              <table:table-cell office:value-type="float" office:value="1.147654">
                <text:p>1.147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55867">
                <text:p>1.355867</text:p>
              </table:table-cell>
              <table:table-cell office:value-type="float" office:value="0.6535">
                <text:p>0.6535</text:p>
              </table:table-cell>
              <table:table-cell office:value-type="float" office:value="0.5825">
                <text:p>0.5825</text:p>
              </table:table-cell>
              <table:table-cell office:value-type="float" office:value="1.102247">
                <text:p>1.102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2913">
                <text:p>1.352913</text:p>
              </table:table-cell>
              <table:table-cell office:value-type="float" office:value="0.645">
                <text:p>0.645</text:p>
              </table:table-cell>
              <table:table-cell office:value-type="float" office:value="0.5965">
                <text:p>0.5965</text:p>
              </table:table-cell>
              <table:table-cell office:value-type="float" office:value="1.1442">
                <text:p>1.14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87022">
                <text:p>1.287022</text:p>
              </table:table-cell>
              <table:table-cell office:value-type="float" office:value="0.642">
                <text:p>0.642</text:p>
              </table:table-cell>
              <table:table-cell office:value-type="float" office:value="0.6165">
                <text:p>0.6165</text:p>
              </table:table-cell>
              <table:table-cell office:value-type="float" office:value="1.118088">
                <text:p>1.118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8168">
                <text:p>1.308168</text:p>
              </table:table-cell>
              <table:table-cell office:value-type="float" office:value="0.6625">
                <text:p>0.6625</text:p>
              </table:table-cell>
              <table:table-cell office:value-type="float" office:value="0.5975">
                <text:p>0.5975</text:p>
              </table:table-cell>
              <table:table-cell office:value-type="float" office:value="1.09141">
                <text:p>1.09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30113">
                <text:p>1.330113</text:p>
              </table:table-cell>
              <table:table-cell office:value-type="float" office:value="0.675">
                <text:p>0.675</text:p>
              </table:table-cell>
              <table:table-cell office:value-type="float" office:value="0.586">
                <text:p>0.586</text:p>
              </table:table-cell>
              <table:table-cell office:value-type="float" office:value="1.053433">
                <text:p>1.0534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6723">
                <text:p>1.336723</text:p>
              </table:table-cell>
              <table:table-cell office:value-type="float" office:value="0.659">
                <text:p>0.659</text:p>
              </table:table-cell>
              <table:table-cell office:value-type="float" office:value="0.572">
                <text:p>0.572</text:p>
              </table:table-cell>
              <table:table-cell office:value-type="float" office:value="1.073062">
                <text:p>1.073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4316">
                <text:p>1.264316</text:p>
              </table:table-cell>
              <table:table-cell office:value-type="float" office:value="0.654">
                <text:p>0.654</text:p>
              </table:table-cell>
              <table:table-cell office:value-type="float" office:value="0.617">
                <text:p>0.617</text:p>
              </table:table-cell>
              <table:table-cell office:value-type="float" office:value="1.089309">
                <text:p>1.089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9422">
                <text:p>1.249422</text:p>
              </table:table-cell>
              <table:table-cell office:value-type="float" office:value="0.665">
                <text:p>0.665</text:p>
              </table:table-cell>
              <table:table-cell office:value-type="float" office:value="0.6095">
                <text:p>0.6095</text:p>
              </table:table-cell>
              <table:table-cell office:value-type="float" office:value="1.066433">
                <text:p>1.066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52114">
                <text:p>1.252114</text:p>
              </table:table-cell>
              <table:table-cell office:value-type="float" office:value="0.6565">
                <text:p>0.6565</text:p>
              </table:table-cell>
              <table:table-cell office:value-type="float" office:value="0.602">
                <text:p>0.602</text:p>
              </table:table-cell>
              <table:table-cell office:value-type="float" office:value="1.070985">
                <text:p>1.070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6551">
                <text:p>1.26551</text:p>
              </table:table-cell>
              <table:table-cell office:value-type="float" office:value="0.6425">
                <text:p>0.6425</text:p>
              </table:table-cell>
              <table:table-cell office:value-type="float" office:value="0.611">
                <text:p>0.611</text:p>
              </table:table-cell>
              <table:table-cell office:value-type="float" office:value="1.128969">
                <text:p>1.1289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11257">
                <text:p>1.211257</text:p>
              </table:table-cell>
              <table:table-cell office:value-type="float" office:value="0.655">
                <text:p>0.655</text:p>
              </table:table-cell>
              <table:table-cell office:value-type="float" office:value="0.628">
                <text:p>0.628</text:p>
              </table:table-cell>
              <table:table-cell office:value-type="float" office:value="1.064622">
                <text:p>1.064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05089">
                <text:p>1.205089</text:p>
              </table:table-cell>
              <table:table-cell office:value-type="float" office:value="0.6625">
                <text:p>0.6625</text:p>
              </table:table-cell>
              <table:table-cell office:value-type="float" office:value="0.642">
                <text:p>0.642</text:p>
              </table:table-cell>
              <table:table-cell office:value-type="float" office:value="1.078079">
                <text:p>1.078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74846">
                <text:p>1.174846</text:p>
              </table:table-cell>
              <table:table-cell office:value-type="float" office:value="0.662">
                <text:p>0.662</text:p>
              </table:table-cell>
              <table:table-cell office:value-type="float" office:value="0.641">
                <text:p>0.641</text:p>
              </table:table-cell>
              <table:table-cell office:value-type="float" office:value="1.04546">
                <text:p>1.04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2147">
                <text:p>1.172147</text:p>
              </table:table-cell>
              <table:table-cell office:value-type="float" office:value="0.686">
                <text:p>0.686</text:p>
              </table:table-cell>
              <table:table-cell office:value-type="float" office:value="0.6395">
                <text:p>0.6395</text:p>
              </table:table-cell>
              <table:table-cell office:value-type="float" office:value="1.005698">
                <text:p>1.005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86871">
                <text:p>1.186871</text:p>
              </table:table-cell>
              <table:table-cell office:value-type="float" office:value="0.6875">
                <text:p>0.6875</text:p>
              </table:table-cell>
              <table:table-cell office:value-type="float" office:value="0.6305">
                <text:p>0.6305</text:p>
              </table:table-cell>
              <table:table-cell office:value-type="float" office:value="0.992018">
                <text:p>0.992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5914">
                <text:p>1.225914</text:p>
              </table:table-cell>
              <table:table-cell office:value-type="float" office:value="0.645">
                <text:p>0.645</text:p>
              </table:table-cell>
              <table:table-cell office:value-type="float" office:value="0.6255">
                <text:p>0.6255</text:p>
              </table:table-cell>
              <table:table-cell office:value-type="float" office:value="1.120559">
                <text:p>1.120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70707">
                <text:p>1.170707</text:p>
              </table:table-cell>
              <table:table-cell office:value-type="float" office:value="0.6995">
                <text:p>0.6995</text:p>
              </table:table-cell>
              <table:table-cell office:value-type="float" office:value="0.642">
                <text:p>0.642</text:p>
              </table:table-cell>
              <table:table-cell office:value-type="float" office:value="0.976483">
                <text:p>0.976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0504">
                <text:p>1.170504</text:p>
              </table:table-cell>
              <table:table-cell office:value-type="float" office:value="0.6635">
                <text:p>0.6635</text:p>
              </table:table-cell>
              <table:table-cell office:value-type="float" office:value="0.6285">
                <text:p>0.6285</text:p>
              </table:table-cell>
              <table:table-cell office:value-type="float" office:value="1.066031">
                <text:p>1.066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60448">
                <text:p>1.160448</text:p>
              </table:table-cell>
              <table:table-cell office:value-type="float" office:value="0.6955">
                <text:p>0.6955</text:p>
              </table:table-cell>
              <table:table-cell office:value-type="float" office:value="0.644">
                <text:p>0.644</text:p>
              </table:table-cell>
              <table:table-cell office:value-type="float" office:value="0.964465">
                <text:p>0.9644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0731">
                <text:p>1.130731</text:p>
              </table:table-cell>
              <table:table-cell office:value-type="float" office:value="0.686">
                <text:p>0.686</text:p>
              </table:table-cell>
              <table:table-cell office:value-type="float" office:value="0.6445">
                <text:p>0.6445</text:p>
              </table:table-cell>
              <table:table-cell office:value-type="float" office:value="0.998009">
                <text:p>0.998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01744">
                <text:p>1.101744</text:p>
              </table:table-cell>
              <table:table-cell office:value-type="float" office:value="0.6965">
                <text:p>0.6965</text:p>
              </table:table-cell>
              <table:table-cell office:value-type="float" office:value="0.656">
                <text:p>0.656</text:p>
              </table:table-cell>
              <table:table-cell office:value-type="float" office:value="0.977943">
                <text:p>0.977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07602">
                <text:p>1.107602</text:p>
              </table:table-cell>
              <table:table-cell office:value-type="float" office:value="0.67">
                <text:p>0.67</text:p>
              </table:table-cell>
              <table:table-cell office:value-type="float" office:value="0.657">
                <text:p>0.657</text:p>
              </table:table-cell>
              <table:table-cell office:value-type="float" office:value="1.016031">
                <text:p>1.016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12155">
                <text:p>1.212155</text:p>
              </table:table-cell>
              <table:table-cell office:value-type="float" office:value="0.687">
                <text:p>0.687</text:p>
              </table:table-cell>
              <table:table-cell office:value-type="float" office:value="0.6235">
                <text:p>0.6235</text:p>
              </table:table-cell>
              <table:table-cell office:value-type="float" office:value="0.97794">
                <text:p>0.97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94249">
                <text:p>1.094249</text:p>
              </table:table-cell>
              <table:table-cell office:value-type="float" office:value="0.6935">
                <text:p>0.6935</text:p>
              </table:table-cell>
              <table:table-cell office:value-type="float" office:value="0.6615">
                <text:p>0.6615</text:p>
              </table:table-cell>
              <table:table-cell office:value-type="float" office:value="0.9576">
                <text:p>0.9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06935">
                <text:p>1.106935</text:p>
              </table:table-cell>
              <table:table-cell office:value-type="float" office:value="0.7">
                <text:p>0.7</text:p>
              </table:table-cell>
              <table:table-cell office:value-type="float" office:value="0.6605">
                <text:p>0.6605</text:p>
              </table:table-cell>
              <table:table-cell office:value-type="float" office:value="0.969969">
                <text:p>0.9699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0122">
                <text:p>1.110122</text:p>
              </table:table-cell>
              <table:table-cell office:value-type="float" office:value="0.6845">
                <text:p>0.6845</text:p>
              </table:table-cell>
              <table:table-cell office:value-type="float" office:value="0.661">
                <text:p>0.661</text:p>
              </table:table-cell>
              <table:table-cell office:value-type="float" office:value="0.979616">
                <text:p>0.9796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12838">
                <text:p>1.112838</text:p>
              </table:table-cell>
              <table:table-cell office:value-type="float" office:value="0.7045">
                <text:p>0.7045</text:p>
              </table:table-cell>
              <table:table-cell office:value-type="float" office:value="0.6545">
                <text:p>0.654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65821">
                <text:p>1.065821</text:p>
              </table:table-cell>
              <table:table-cell office:value-type="float" office:value="0.713">
                <text:p>0.713</text:p>
              </table:table-cell>
              <table:table-cell office:value-type="float" office:value="0.675">
                <text:p>0.675</text:p>
              </table:table-cell>
              <table:table-cell office:value-type="float" office:value="0.946906">
                <text:p>0.946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7817">
                <text:p>1.07817</text:p>
              </table:table-cell>
              <table:table-cell office:value-type="float" office:value="0.709">
                <text:p>0.709</text:p>
              </table:table-cell>
              <table:table-cell office:value-type="float" office:value="0.6695">
                <text:p>0.6695</text:p>
              </table:table-cell>
              <table:table-cell office:value-type="float" office:value="0.943176">
                <text:p>0.943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116">
                <text:p>1.019116</text:p>
              </table:table-cell>
              <table:table-cell office:value-type="float" office:value="0.699">
                <text:p>0.699</text:p>
              </table:table-cell>
              <table:table-cell office:value-type="float" office:value="0.6905">
                <text:p>0.6905</text:p>
              </table:table-cell>
              <table:table-cell office:value-type="float" office:value="0.967133">
                <text:p>0.967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36854">
                <text:p>1.036854</text:p>
              </table:table-cell>
              <table:table-cell office:value-type="float" office:value="0.6975">
                <text:p>0.6975</text:p>
              </table:table-cell>
              <table:table-cell office:value-type="float" office:value="0.6845">
                <text:p>0.6845</text:p>
              </table:table-cell>
              <table:table-cell office:value-type="float" office:value="0.956961">
                <text:p>0.956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34298">
                <text:p>1.034298</text:p>
              </table:table-cell>
              <table:table-cell office:value-type="float" office:value="0.7175">
                <text:p>0.7175</text:p>
              </table:table-cell>
              <table:table-cell office:value-type="float" office:value="0.6755">
                <text:p>0.6755</text:p>
              </table:table-cell>
              <table:table-cell office:value-type="float" office:value="0.910733">
                <text:p>0.9107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88398">
                <text:p>1.088398</text:p>
              </table:table-cell>
              <table:table-cell office:value-type="float" office:value="0.715">
                <text:p>0.715</text:p>
              </table:table-cell>
              <table:table-cell office:value-type="float" office:value="0.6725">
                <text:p>0.6725</text:p>
              </table:table-cell>
              <table:table-cell office:value-type="float" office:value="0.918088">
                <text:p>0.9180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29703">
                <text:p>1.029703</text:p>
              </table:table-cell>
              <table:table-cell office:value-type="float" office:value="0.7175">
                <text:p>0.7175</text:p>
              </table:table-cell>
              <table:table-cell office:value-type="float" office:value="0.675">
                <text:p>0.675</text:p>
              </table:table-cell>
              <table:table-cell office:value-type="float" office:value="0.942619">
                <text:p>0.942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26575">
                <text:p>1.026575</text:p>
              </table:table-cell>
              <table:table-cell office:value-type="float" office:value="0.731">
                <text:p>0.731</text:p>
              </table:table-cell>
              <table:table-cell office:value-type="float" office:value="0.6815">
                <text:p>0.6815</text:p>
              </table:table-cell>
              <table:table-cell office:value-type="float" office:value="0.913744">
                <text:p>0.9137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371">
                <text:p>1.10371</text:p>
              </table:table-cell>
              <table:table-cell office:value-type="float" office:value="0.7175">
                <text:p>0.7175</text:p>
              </table:table-cell>
              <table:table-cell office:value-type="float" office:value="0.651">
                <text:p>0.651</text:p>
              </table:table-cell>
              <table:table-cell office:value-type="float" office:value="0.912294">
                <text:p>0.9122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1901">
                <text:p>0.991901</text:p>
              </table:table-cell>
              <table:table-cell office:value-type="float" office:value="0.702">
                <text:p>0.702</text:p>
              </table:table-cell>
              <table:table-cell office:value-type="float" office:value="0.7">
                <text:p>0.7</text:p>
              </table:table-cell>
              <table:table-cell office:value-type="float" office:value="0.947431">
                <text:p>0.9474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7659">
                <text:p>1.017659</text:p>
              </table:table-cell>
              <table:table-cell office:value-type="float" office:value="0.7255">
                <text:p>0.7255</text:p>
              </table:table-cell>
              <table:table-cell office:value-type="float" office:value="0.6845">
                <text:p>0.6845</text:p>
              </table:table-cell>
              <table:table-cell office:value-type="float" office:value="0.895176">
                <text:p>0.8951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6665">
                <text:p>1.006665</text:p>
              </table:table-cell>
              <table:table-cell office:value-type="float" office:value="0.6985">
                <text:p>0.6985</text:p>
              </table:table-cell>
              <table:table-cell office:value-type="float" office:value="0.6885">
                <text:p>0.6885</text:p>
              </table:table-cell>
              <table:table-cell office:value-type="float" office:value="0.952258">
                <text:p>0.9522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1373">
                <text:p>0.991373</text:p>
              </table:table-cell>
              <table:table-cell office:value-type="float" office:value="0.727">
                <text:p>0.727</text:p>
              </table:table-cell>
              <table:table-cell office:value-type="float" office:value="0.6985">
                <text:p>0.6985</text:p>
              </table:table-cell>
              <table:table-cell office:value-type="float" office:value="0.874965">
                <text:p>0.874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4026">
                <text:p>1.004026</text:p>
              </table:table-cell>
              <table:table-cell office:value-type="float" office:value="0.725">
                <text:p>0.725</text:p>
              </table:table-cell>
              <table:table-cell office:value-type="float" office:value="0.692">
                <text:p>0.692</text:p>
              </table:table-cell>
              <table:table-cell office:value-type="float" office:value="0.905713">
                <text:p>0.9057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9164">
                <text:p>1.019164</text:p>
              </table:table-cell>
              <table:table-cell office:value-type="float" office:value="0.7185">
                <text:p>0.7185</text:p>
              </table:table-cell>
              <table:table-cell office:value-type="float" office:value="0.685">
                <text:p>0.685</text:p>
              </table:table-cell>
              <table:table-cell office:value-type="float" office:value="0.900786">
                <text:p>0.900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0875">
                <text:p>0.970875</text:p>
              </table:table-cell>
              <table:table-cell office:value-type="float" office:value="0.729">
                <text:p>0.729</text:p>
              </table:table-cell>
              <table:table-cell office:value-type="float" office:value="0.7175">
                <text:p>0.7175</text:p>
              </table:table-cell>
              <table:table-cell office:value-type="float" office:value="0.880316">
                <text:p>0.8803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4444">
                <text:p>0.994444</text:p>
              </table:table-cell>
              <table:table-cell office:value-type="float" office:value="0.7295">
                <text:p>0.7295</text:p>
              </table:table-cell>
              <table:table-cell office:value-type="float" office:value="0.6975">
                <text:p>0.6975</text:p>
              </table:table-cell>
              <table:table-cell office:value-type="float" office:value="0.862577">
                <text:p>0.8625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2347">
                <text:p>0.952347</text:p>
              </table:table-cell>
              <table:table-cell office:value-type="float" office:value="0.7465">
                <text:p>0.7465</text:p>
              </table:table-cell>
              <table:table-cell office:value-type="float" office:value="0.7095">
                <text:p>0.7095</text:p>
              </table:table-cell>
              <table:table-cell office:value-type="float" office:value="0.848315">
                <text:p>0.848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9967">
                <text:p>0.959967</text:p>
              </table:table-cell>
              <table:table-cell office:value-type="float" office:value="0.731">
                <text:p>0.731</text:p>
              </table:table-cell>
              <table:table-cell office:value-type="float" office:value="0.7175">
                <text:p>0.7175</text:p>
              </table:table-cell>
              <table:table-cell office:value-type="float" office:value="0.869299">
                <text:p>0.869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139">
                <text:p>0.95139</text:p>
              </table:table-cell>
              <table:table-cell office:value-type="float" office:value="0.7345">
                <text:p>0.7345</text:p>
              </table:table-cell>
              <table:table-cell office:value-type="float" office:value="0.705">
                <text:p>0.705</text:p>
              </table:table-cell>
              <table:table-cell office:value-type="float" office:value="0.863279">
                <text:p>0.8632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47959">
                <text:p>0.947959</text:p>
              </table:table-cell>
              <table:table-cell office:value-type="float" office:value="0.7315">
                <text:p>0.7315</text:p>
              </table:table-cell>
              <table:table-cell office:value-type="float" office:value="0.7105">
                <text:p>0.7105</text:p>
              </table:table-cell>
              <table:table-cell office:value-type="float" office:value="0.857276">
                <text:p>0.857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853">
                <text:p>0.970853</text:p>
              </table:table-cell>
              <table:table-cell office:value-type="float" office:value="0.7385">
                <text:p>0.7385</text:p>
              </table:table-cell>
              <table:table-cell office:value-type="float" office:value="0.704">
                <text:p>0.704</text:p>
              </table:table-cell>
              <table:table-cell office:value-type="float" office:value="0.858544">
                <text:p>0.858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2149">
                <text:p>0.952149</text:p>
              </table:table-cell>
              <table:table-cell office:value-type="float" office:value="0.7385">
                <text:p>0.7385</text:p>
              </table:table-cell>
              <table:table-cell office:value-type="float" office:value="0.7105">
                <text:p>0.7105</text:p>
              </table:table-cell>
              <table:table-cell office:value-type="float" office:value="0.840003">
                <text:p>0.840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2195">
                <text:p>0.942195</text:p>
              </table:table-cell>
              <table:table-cell office:value-type="float" office:value="0.7245">
                <text:p>0.7245</text:p>
              </table:table-cell>
              <table:table-cell office:value-type="float" office:value="0.709">
                <text:p>0.709</text:p>
              </table:table-cell>
              <table:table-cell office:value-type="float" office:value="0.914799">
                <text:p>0.914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29133">
                <text:p>1.029133</text:p>
              </table:table-cell>
              <table:table-cell office:value-type="float" office:value="0.743">
                <text:p>0.743</text:p>
              </table:table-cell>
              <table:table-cell office:value-type="float" office:value="0.6815">
                <text:p>0.6815</text:p>
              </table:table-cell>
              <table:table-cell office:value-type="float" office:value="0.853811">
                <text:p>0.853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8863">
                <text:p>0.958863</text:p>
              </table:table-cell>
              <table:table-cell office:value-type="float" office:value="0.7335">
                <text:p>0.7335</text:p>
              </table:table-cell>
              <table:table-cell office:value-type="float" office:value="0.7095">
                <text:p>0.7095</text:p>
              </table:table-cell>
              <table:table-cell office:value-type="float" office:value="0.881632">
                <text:p>0.881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6244">
                <text:p>0.936244</text:p>
              </table:table-cell>
              <table:table-cell office:value-type="float" office:value="0.7475">
                <text:p>0.7475</text:p>
              </table:table-cell>
              <table:table-cell office:value-type="float" office:value="0.713">
                <text:p>0.713</text:p>
              </table:table-cell>
              <table:table-cell office:value-type="float" office:value="0.81733">
                <text:p>0.81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8187">
                <text:p>0.968187</text:p>
              </table:table-cell>
              <table:table-cell office:value-type="float" office:value="0.739">
                <text:p>0.739</text:p>
              </table:table-cell>
              <table:table-cell office:value-type="float" office:value="0.702">
                <text:p>0.702</text:p>
              </table:table-cell>
              <table:table-cell office:value-type="float" office:value="0.837934">
                <text:p>0.837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1344">
                <text:p>0.911344</text:p>
              </table:table-cell>
              <table:table-cell office:value-type="float" office:value="0.7405">
                <text:p>0.7405</text:p>
              </table:table-cell>
              <table:table-cell office:value-type="float" office:value="0.7265">
                <text:p>0.7265</text:p>
              </table:table-cell>
              <table:table-cell office:value-type="float" office:value="0.843407">
                <text:p>0.843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6866">
                <text:p>0.906866</text:p>
              </table:table-cell>
              <table:table-cell office:value-type="float" office:value="0.739">
                <text:p>0.739</text:p>
              </table:table-cell>
              <table:table-cell office:value-type="float" office:value="0.72">
                <text:p>0.72</text:p>
              </table:table-cell>
              <table:table-cell office:value-type="float" office:value="0.847453">
                <text:p>0.847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688">
                <text:p>0.920688</text:p>
              </table:table-cell>
              <table:table-cell office:value-type="float" office:value="0.6985">
                <text:p>0.6985</text:p>
              </table:table-cell>
              <table:table-cell office:value-type="float" office:value="0.727">
                <text:p>0.727</text:p>
              </table:table-cell>
              <table:table-cell office:value-type="float" office:value="0.984883">
                <text:p>0.9848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4536">
                <text:p>0.924536</text:p>
              </table:table-cell>
              <table:table-cell office:value-type="float" office:value="0.74">
                <text:p>0.74</text:p>
              </table:table-cell>
              <table:table-cell office:value-type="float" office:value="0.724">
                <text:p>0.724</text:p>
              </table:table-cell>
              <table:table-cell office:value-type="float" office:value="0.829725">
                <text:p>0.829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03104">
                <text:p>0.903104</text:p>
              </table:table-cell>
              <table:table-cell office:value-type="float" office:value="0.7495">
                <text:p>0.7495</text:p>
              </table:table-cell>
              <table:table-cell office:value-type="float" office:value="0.733">
                <text:p>0.733</text:p>
              </table:table-cell>
              <table:table-cell office:value-type="float" office:value="0.85294">
                <text:p>0.85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0441">
                <text:p>0.900441</text:p>
              </table:table-cell>
              <table:table-cell office:value-type="float" office:value="0.747">
                <text:p>0.747</text:p>
              </table:table-cell>
              <table:table-cell office:value-type="float" office:value="0.727">
                <text:p>0.727</text:p>
              </table:table-cell>
              <table:table-cell office:value-type="float" office:value="0.820472">
                <text:p>0.8204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22405">
                <text:p>0.922405</text:p>
              </table:table-cell>
              <table:table-cell office:value-type="float" office:value="0.748">
                <text:p>0.748</text:p>
              </table:table-cell>
              <table:table-cell office:value-type="float" office:value="0.721">
                <text:p>0.721</text:p>
              </table:table-cell>
              <table:table-cell office:value-type="float" office:value="0.827742">
                <text:p>0.82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08983">
                <text:p>0.908983</text:p>
              </table:table-cell>
              <table:table-cell office:value-type="float" office:value="0.749">
                <text:p>0.749</text:p>
              </table:table-cell>
              <table:table-cell office:value-type="float" office:value="0.7225">
                <text:p>0.7225</text:p>
              </table:table-cell>
              <table:table-cell office:value-type="float" office:value="0.825387">
                <text:p>0.825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19562">
                <text:p>0.919562</text:p>
              </table:table-cell>
              <table:table-cell office:value-type="float" office:value="0.7455">
                <text:p>0.7455</text:p>
              </table:table-cell>
              <table:table-cell office:value-type="float" office:value="0.7295">
                <text:p>0.7295</text:p>
              </table:table-cell>
              <table:table-cell office:value-type="float" office:value="0.799125">
                <text:p>0.799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3185">
                <text:p>0.883185</text:p>
              </table:table-cell>
              <table:table-cell office:value-type="float" office:value="0.7575">
                <text:p>0.7575</text:p>
              </table:table-cell>
              <table:table-cell office:value-type="float" office:value="0.74">
                <text:p>0.74</text:p>
              </table:table-cell>
              <table:table-cell office:value-type="float" office:value="0.835345">
                <text:p>0.835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2242">
                <text:p>0.882242</text:p>
              </table:table-cell>
              <table:table-cell office:value-type="float" office:value="0.7655">
                <text:p>0.7655</text:p>
              </table:table-cell>
              <table:table-cell office:value-type="float" office:value="0.7375">
                <text:p>0.7375</text:p>
              </table:table-cell>
              <table:table-cell office:value-type="float" office:value="0.797653">
                <text:p>0.7976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96623">
                <text:p>0.896623</text:p>
              </table:table-cell>
              <table:table-cell office:value-type="float" office:value="0.721">
                <text:p>0.721</text:p>
              </table:table-cell>
              <table:table-cell office:value-type="float" office:value="0.736">
                <text:p>0.736</text:p>
              </table:table-cell>
              <table:table-cell office:value-type="float" office:value="0.883192">
                <text:p>0.883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9366">
                <text:p>0.909366</text:p>
              </table:table-cell>
              <table:table-cell office:value-type="float" office:value="0.7505">
                <text:p>0.7505</text:p>
              </table:table-cell>
              <table:table-cell office:value-type="float" office:value="0.7225">
                <text:p>0.7225</text:p>
              </table:table-cell>
              <table:table-cell office:value-type="float" office:value="0.852275">
                <text:p>0.852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4611">
                <text:p>0.884611</text:p>
              </table:table-cell>
              <table:table-cell office:value-type="float" office:value="0.745">
                <text:p>0.745</text:p>
              </table:table-cell>
              <table:table-cell office:value-type="float" office:value="0.7315">
                <text:p>0.7315</text:p>
              </table:table-cell>
              <table:table-cell office:value-type="float" office:value="0.801186">
                <text:p>0.8011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96643">
                <text:p>0.896643</text:p>
              </table:table-cell>
              <table:table-cell office:value-type="float" office:value="0.7485">
                <text:p>0.7485</text:p>
              </table:table-cell>
              <table:table-cell office:value-type="float" office:value="0.734">
                <text:p>0.734</text:p>
              </table:table-cell>
              <table:table-cell office:value-type="float" office:value="0.818198">
                <text:p>0.8181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9453">
                <text:p>0.879453</text:p>
              </table:table-cell>
              <table:table-cell office:value-type="float" office:value="0.746">
                <text:p>0.746</text:p>
              </table:table-cell>
              <table:table-cell office:value-type="float" office:value="0.748">
                <text:p>0.748</text:p>
              </table:table-cell>
              <table:table-cell office:value-type="float" office:value="0.825085">
                <text:p>0.8250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1081">
                <text:p>0.891081</text:p>
              </table:table-cell>
              <table:table-cell office:value-type="float" office:value="0.77">
                <text:p>0.77</text:p>
              </table:table-cell>
              <table:table-cell office:value-type="float" office:value="0.733">
                <text:p>0.733</text:p>
              </table:table-cell>
              <table:table-cell office:value-type="float" office:value="0.781818">
                <text:p>0.7818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73356">
                <text:p>0.873356</text:p>
              </table:table-cell>
              <table:table-cell office:value-type="float" office:value="0.753">
                <text:p>0.753</text:p>
              </table:table-cell>
              <table:table-cell office:value-type="float" office:value="0.749">
                <text:p>0.749</text:p>
              </table:table-cell>
              <table:table-cell office:value-type="float" office:value="0.802301">
                <text:p>0.8023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5074">
                <text:p>0.95074</text:p>
              </table:table-cell>
              <table:table-cell office:value-type="float" office:value="0.747">
                <text:p>0.747</text:p>
              </table:table-cell>
              <table:table-cell office:value-type="float" office:value="0.706">
                <text:p>0.706</text:p>
              </table:table-cell>
              <table:table-cell office:value-type="float" office:value="0.790544">
                <text:p>0.790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9408">
                <text:p>0.869408</text:p>
              </table:table-cell>
              <table:table-cell office:value-type="float" office:value="0.7555">
                <text:p>0.7555</text:p>
              </table:table-cell>
              <table:table-cell office:value-type="float" office:value="0.738">
                <text:p>0.738</text:p>
              </table:table-cell>
              <table:table-cell office:value-type="float" office:value="0.772704">
                <text:p>0.772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73727">
                <text:p>0.873727</text:p>
              </table:table-cell>
              <table:table-cell office:value-type="float" office:value="0.7725">
                <text:p>0.7725</text:p>
              </table:table-cell>
              <table:table-cell office:value-type="float" office:value="0.733">
                <text:p>0.733</text:p>
              </table:table-cell>
              <table:table-cell office:value-type="float" office:value="0.784553">
                <text:p>0.7845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4768">
                <text:p>0.94768</text:p>
              </table:table-cell>
              <table:table-cell office:value-type="float" office:value="0.7595">
                <text:p>0.7595</text:p>
              </table:table-cell>
              <table:table-cell office:value-type="float" office:value="0.7125">
                <text:p>0.7125</text:p>
              </table:table-cell>
              <table:table-cell office:value-type="float" office:value="0.807441">
                <text:p>0.8074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93757">
                <text:p>0.893757</text:p>
              </table:table-cell>
              <table:table-cell office:value-type="float" office:value="0.76">
                <text:p>0.76</text:p>
              </table:table-cell>
              <table:table-cell office:value-type="float" office:value="0.7295">
                <text:p>0.7295</text:p>
              </table:table-cell>
              <table:table-cell office:value-type="float" office:value="0.791113">
                <text:p>0.7911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06162">
                <text:p>1.006162</text:p>
              </table:table-cell>
              <table:table-cell office:value-type="float" office:value="0.7635">
                <text:p>0.7635</text:p>
              </table:table-cell>
              <table:table-cell office:value-type="float" office:value="0.6875">
                <text:p>0.6875</text:p>
              </table:table-cell>
              <table:table-cell office:value-type="float" office:value="0.789397">
                <text:p>0.789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6323">
                <text:p>0.866323</text:p>
              </table:table-cell>
              <table:table-cell office:value-type="float" office:value="0.762">
                <text:p>0.762</text:p>
              </table:table-cell>
              <table:table-cell office:value-type="float" office:value="0.744">
                <text:p>0.744</text:p>
              </table:table-cell>
              <table:table-cell office:value-type="float" office:value="0.801181">
                <text:p>0.8011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48448">
                <text:p>0.948448</text:p>
              </table:table-cell>
              <table:table-cell office:value-type="float" office:value="0.757">
                <text:p>0.757</text:p>
              </table:table-cell>
              <table:table-cell office:value-type="float" office:value="0.701">
                <text:p>0.701</text:p>
              </table:table-cell>
              <table:table-cell office:value-type="float" office:value="0.790697">
                <text:p>0.7906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65786">
                <text:p>0.865786</text:p>
              </table:table-cell>
              <table:table-cell office:value-type="float" office:value="0.7655">
                <text:p>0.7655</text:p>
              </table:table-cell>
              <table:table-cell office:value-type="float" office:value="0.728">
                <text:p>0.728</text:p>
              </table:table-cell>
              <table:table-cell office:value-type="float" office:value="0.792104">
                <text:p>0.7921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50894">
                <text:p>0.850894</text:p>
              </table:table-cell>
              <table:table-cell office:value-type="float" office:value="0.762">
                <text:p>0.762</text:p>
              </table:table-cell>
              <table:table-cell office:value-type="float" office:value="0.75">
                <text:p>0.75</text:p>
              </table:table-cell>
              <table:table-cell office:value-type="float" office:value="0.803739">
                <text:p>0.803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88922">
                <text:p>0.888922</text:p>
              </table:table-cell>
              <table:table-cell office:value-type="float" office:value="0.767">
                <text:p>0.767</text:p>
              </table:table-cell>
              <table:table-cell office:value-type="float" office:value="0.7325">
                <text:p>0.7325</text:p>
              </table:table-cell>
              <table:table-cell office:value-type="float" office:value="0.78168">
                <text:p>0.78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57026">
                <text:p>0.857026</text:p>
              </table:table-cell>
              <table:table-cell office:value-type="float" office:value="0.7555">
                <text:p>0.7555</text:p>
              </table:table-cell>
              <table:table-cell office:value-type="float" office:value="0.75">
                <text:p>0.75</text:p>
              </table:table-cell>
              <table:table-cell office:value-type="float" office:value="0.800232">
                <text:p>0.8002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58605">
                <text:p>0.858605</text:p>
              </table:table-cell>
              <table:table-cell office:value-type="float" office:value="0.7505">
                <text:p>0.7505</text:p>
              </table:table-cell>
              <table:table-cell office:value-type="float" office:value="0.738">
                <text:p>0.738</text:p>
              </table:table-cell>
              <table:table-cell office:value-type="float" office:value="0.80684">
                <text:p>0.80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60771">
                <text:p>0.860771</text:p>
              </table:table-cell>
              <table:table-cell office:value-type="float" office:value="0.7775">
                <text:p>0.7775</text:p>
              </table:table-cell>
              <table:table-cell office:value-type="float" office:value="0.7495">
                <text:p>0.7495</text:p>
              </table:table-cell>
              <table:table-cell office:value-type="float" office:value="0.759229">
                <text:p>0.7592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77689">
                <text:p>0.877689</text:p>
              </table:table-cell>
              <table:table-cell office:value-type="float" office:value="0.7505">
                <text:p>0.7505</text:p>
              </table:table-cell>
              <table:table-cell office:value-type="float" office:value="0.745">
                <text:p>0.745</text:p>
              </table:table-cell>
              <table:table-cell office:value-type="float" office:value="0.844134">
                <text:p>0.844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7156">
                <text:p>0.867156</text:p>
              </table:table-cell>
              <table:table-cell office:value-type="float" office:value="0.742">
                <text:p>0.742</text:p>
              </table:table-cell>
              <table:table-cell office:value-type="float" office:value="0.7455">
                <text:p>0.7455</text:p>
              </table:table-cell>
              <table:table-cell office:value-type="float" office:value="0.830317">
                <text:p>0.830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9683">
                <text:p>0.829683</text:p>
              </table:table-cell>
              <table:table-cell office:value-type="float" office:value="0.772">
                <text:p>0.772</text:p>
              </table:table-cell>
              <table:table-cell office:value-type="float" office:value="0.763">
                <text:p>0.763</text:p>
              </table:table-cell>
              <table:table-cell office:value-type="float" office:value="0.747394">
                <text:p>0.747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25727">
                <text:p>0.825727</text:p>
              </table:table-cell>
              <table:table-cell office:value-type="float" office:value="0.7585">
                <text:p>0.7585</text:p>
              </table:table-cell>
              <table:table-cell office:value-type="float" office:value="0.753">
                <text:p>0.753</text:p>
              </table:table-cell>
              <table:table-cell office:value-type="float" office:value="0.810082">
                <text:p>0.8100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29874">
                <text:p>0.829874</text:p>
              </table:table-cell>
              <table:table-cell office:value-type="float" office:value="0.7695">
                <text:p>0.7695</text:p>
              </table:table-cell>
              <table:table-cell office:value-type="float" office:value="0.7585">
                <text:p>0.7585</text:p>
              </table:table-cell>
              <table:table-cell office:value-type="float" office:value="0.766216">
                <text:p>0.7662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0465">
                <text:p>0.900465</text:p>
              </table:table-cell>
              <table:table-cell office:value-type="float" office:value="0.7505">
                <text:p>0.7505</text:p>
              </table:table-cell>
              <table:table-cell office:value-type="float" office:value="0.7265">
                <text:p>0.7265</text:p>
              </table:table-cell>
              <table:table-cell office:value-type="float" office:value="0.846236">
                <text:p>0.8462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3869">
                <text:p>0.893869</text:p>
              </table:table-cell>
              <table:table-cell office:value-type="float" office:value="0.7535">
                <text:p>0.7535</text:p>
              </table:table-cell>
              <table:table-cell office:value-type="float" office:value="0.733">
                <text:p>0.733</text:p>
              </table:table-cell>
              <table:table-cell office:value-type="float" office:value="0.792071">
                <text:p>0.7920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47266">
                <text:p>0.847266</text:p>
              </table:table-cell>
              <table:table-cell office:value-type="float" office:value="0.7695">
                <text:p>0.7695</text:p>
              </table:table-cell>
              <table:table-cell office:value-type="float" office:value="0.752">
                <text:p>0.752</text:p>
              </table:table-cell>
              <table:table-cell office:value-type="float" office:value="0.75956">
                <text:p>0.759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12416">
                <text:p>0.812416</text:p>
              </table:table-cell>
              <table:table-cell office:value-type="float" office:value="0.769">
                <text:p>0.769</text:p>
              </table:table-cell>
              <table:table-cell office:value-type="float" office:value="0.7625">
                <text:p>0.7625</text:p>
              </table:table-cell>
              <table:table-cell office:value-type="float" office:value="0.748392">
                <text:p>0.748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20443">
                <text:p>0.820443</text:p>
              </table:table-cell>
              <table:table-cell office:value-type="float" office:value="0.7665">
                <text:p>0.7665</text:p>
              </table:table-cell>
              <table:table-cell office:value-type="float" office:value="0.7615">
                <text:p>0.7615</text:p>
              </table:table-cell>
              <table:table-cell office:value-type="float" office:value="0.78008">
                <text:p>0.780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40882">
                <text:p>0.840882</text:p>
              </table:table-cell>
              <table:table-cell office:value-type="float" office:value="0.764">
                <text:p>0.764</text:p>
              </table:table-cell>
              <table:table-cell office:value-type="float" office:value="0.751">
                <text:p>0.751</text:p>
              </table:table-cell>
              <table:table-cell office:value-type="float" office:value="0.752758">
                <text:p>0.7527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16502">
                <text:p>0.816502</text:p>
              </table:table-cell>
              <table:table-cell office:value-type="float" office:value="0.762">
                <text:p>0.762</text:p>
              </table:table-cell>
              <table:table-cell office:value-type="float" office:value="0.752">
                <text:p>0.752</text:p>
              </table:table-cell>
              <table:table-cell office:value-type="float" office:value="0.807081">
                <text:p>0.8070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342">
                <text:p>0.81342</text:p>
              </table:table-cell>
              <table:table-cell office:value-type="float" office:value="0.77">
                <text:p>0.77</text:p>
              </table:table-cell>
              <table:table-cell office:value-type="float" office:value="0.761">
                <text:p>0.761</text:p>
              </table:table-cell>
              <table:table-cell office:value-type="float" office:value="0.780605">
                <text:p>0.780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34032">
                <text:p>0.834032</text:p>
              </table:table-cell>
              <table:table-cell office:value-type="float" office:value="0.7775">
                <text:p>0.7775</text:p>
              </table:table-cell>
              <table:table-cell office:value-type="float" office:value="0.752">
                <text:p>0.752</text:p>
              </table:table-cell>
              <table:table-cell office:value-type="float" office:value="0.756018">
                <text:p>0.756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9702">
                <text:p>0.829702</text:p>
              </table:table-cell>
              <table:table-cell office:value-type="float" office:value="0.7745">
                <text:p>0.7745</text:p>
              </table:table-cell>
              <table:table-cell office:value-type="float" office:value="0.751">
                <text:p>0.751</text:p>
              </table:table-cell>
              <table:table-cell office:value-type="float" office:value="0.745011">
                <text:p>0.7450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44618">
                <text:p>0.844618</text:p>
              </table:table-cell>
              <table:table-cell office:value-type="float" office:value="0.7695">
                <text:p>0.7695</text:p>
              </table:table-cell>
              <table:table-cell office:value-type="float" office:value="0.7505">
                <text:p>0.7505</text:p>
              </table:table-cell>
              <table:table-cell office:value-type="float" office:value="0.75991">
                <text:p>0.75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18898">
                <text:p>0.818898</text:p>
              </table:table-cell>
              <table:table-cell office:value-type="float" office:value="0.7705">
                <text:p>0.7705</text:p>
              </table:table-cell>
              <table:table-cell office:value-type="float" office:value="0.756">
                <text:p>0.756</text:p>
              </table:table-cell>
              <table:table-cell office:value-type="float" office:value="0.767914">
                <text:p>0.767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1498">
                <text:p>0.821498</text:p>
              </table:table-cell>
              <table:table-cell office:value-type="float" office:value="0.7575">
                <text:p>0.7575</text:p>
              </table:table-cell>
              <table:table-cell office:value-type="float" office:value="0.7565">
                <text:p>0.7565</text:p>
              </table:table-cell>
              <table:table-cell office:value-type="float" office:value="0.820886">
                <text:p>0.8208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53442">
                <text:p>0.853442</text:p>
              </table:table-cell>
              <table:table-cell office:value-type="float" office:value="0.7735">
                <text:p>0.7735</text:p>
              </table:table-cell>
              <table:table-cell office:value-type="float" office:value="0.736">
                <text:p>0.736</text:p>
              </table:table-cell>
              <table:table-cell office:value-type="float" office:value="0.757098">
                <text:p>0.757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0461">
                <text:p>0.810461</text:p>
              </table:table-cell>
              <table:table-cell office:value-type="float" office:value="0.7695">
                <text:p>0.7695</text:p>
              </table:table-cell>
              <table:table-cell office:value-type="float" office:value="0.7555">
                <text:p>0.7555</text:p>
              </table:table-cell>
              <table:table-cell office:value-type="float" office:value="0.763901">
                <text:p>0.763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1982">
                <text:p>0.851982</text:p>
              </table:table-cell>
              <table:table-cell office:value-type="float" office:value="0.774">
                <text:p>0.774</text:p>
              </table:table-cell>
              <table:table-cell office:value-type="float" office:value="0.755">
                <text:p>0.755</text:p>
              </table:table-cell>
              <table:table-cell office:value-type="float" office:value="0.746854">
                <text:p>0.746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92886">
                <text:p>0.892886</text:p>
              </table:table-cell>
              <table:table-cell office:value-type="float" office:value="0.775">
                <text:p>0.775</text:p>
              </table:table-cell>
              <table:table-cell office:value-type="float" office:value="0.724">
                <text:p>0.724</text:p>
              </table:table-cell>
              <table:table-cell office:value-type="float" office:value="0.748815">
                <text:p>0.748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24429">
                <text:p>0.824429</text:p>
              </table:table-cell>
              <table:table-cell office:value-type="float" office:value="0.76">
                <text:p>0.76</text:p>
              </table:table-cell>
              <table:table-cell office:value-type="float" office:value="0.7485">
                <text:p>0.7485</text:p>
              </table:table-cell>
              <table:table-cell office:value-type="float" office:value="0.788435">
                <text:p>0.7884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1184">
                <text:p>0.81184</text:p>
              </table:table-cell>
              <table:table-cell office:value-type="float" office:value="0.771">
                <text:p>0.771</text:p>
              </table:table-cell>
              <table:table-cell office:value-type="float" office:value="0.755">
                <text:p>0.755</text:p>
              </table:table-cell>
              <table:table-cell office:value-type="float" office:value="0.814087">
                <text:p>0.8140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35054">
                <text:p>0.835054</text:p>
              </table:table-cell>
              <table:table-cell office:value-type="float" office:value="0.7755">
                <text:p>0.7755</text:p>
              </table:table-cell>
              <table:table-cell office:value-type="float" office:value="0.7475">
                <text:p>0.7475</text:p>
              </table:table-cell>
              <table:table-cell office:value-type="float" office:value="0.76541">
                <text:p>0.76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34465">
                <text:p>0.834465</text:p>
              </table:table-cell>
              <table:table-cell office:value-type="float" office:value="0.772">
                <text:p>0.772</text:p>
              </table:table-cell>
              <table:table-cell office:value-type="float" office:value="0.7525">
                <text:p>0.7525</text:p>
              </table:table-cell>
              <table:table-cell office:value-type="float" office:value="0.770302">
                <text:p>0.770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0194">
                <text:p>0.790194</text:p>
              </table:table-cell>
              <table:table-cell office:value-type="float" office:value="0.7765">
                <text:p>0.7765</text:p>
              </table:table-cell>
              <table:table-cell office:value-type="float" office:value="0.768">
                <text:p>0.768</text:p>
              </table:table-cell>
              <table:table-cell office:value-type="float" office:value="0.773093">
                <text:p>0.773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31917">
                <text:p>0.831917</text:p>
              </table:table-cell>
              <table:table-cell office:value-type="float" office:value="0.744">
                <text:p>0.744</text:p>
              </table:table-cell>
              <table:table-cell office:value-type="float" office:value="0.761">
                <text:p>0.761</text:p>
              </table:table-cell>
              <table:table-cell office:value-type="float" office:value="0.82654">
                <text:p>0.826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00349">
                <text:p>0.800349</text:p>
              </table:table-cell>
              <table:table-cell office:value-type="float" office:value="0.776">
                <text:p>0.776</text:p>
              </table:table-cell>
              <table:table-cell office:value-type="float" office:value="0.7575">
                <text:p>0.7575</text:p>
              </table:table-cell>
              <table:table-cell office:value-type="float" office:value="0.77306">
                <text:p>0.773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08213">
                <text:p>0.808213</text:p>
              </table:table-cell>
              <table:table-cell office:value-type="float" office:value="0.7815">
                <text:p>0.7815</text:p>
              </table:table-cell>
              <table:table-cell office:value-type="float" office:value="0.767">
                <text:p>0.767</text:p>
              </table:table-cell>
              <table:table-cell office:value-type="float" office:value="0.742484">
                <text:p>0.7424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29225">
                <text:p>0.829225</text:p>
              </table:table-cell>
              <table:table-cell office:value-type="float" office:value="0.785">
                <text:p>0.785</text:p>
              </table:table-cell>
              <table:table-cell office:value-type="float" office:value="0.7495">
                <text:p>0.7495</text:p>
              </table:table-cell>
              <table:table-cell office:value-type="float" office:value="0.735168">
                <text:p>0.735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2986">
                <text:p>0.82986</text:p>
              </table:table-cell>
              <table:table-cell office:value-type="float" office:value="0.7695">
                <text:p>0.7695</text:p>
              </table:table-cell>
              <table:table-cell office:value-type="float" office:value="0.7495">
                <text:p>0.7495</text:p>
              </table:table-cell>
              <table:table-cell office:value-type="float" office:value="0.775475">
                <text:p>0.775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00286">
                <text:p>0.800286</text:p>
              </table:table-cell>
              <table:table-cell office:value-type="float" office:value="0.7645">
                <text:p>0.7645</text:p>
              </table:table-cell>
              <table:table-cell office:value-type="float" office:value="0.7735">
                <text:p>0.7735</text:p>
              </table:table-cell>
              <table:table-cell office:value-type="float" office:value="0.770593">
                <text:p>0.770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96485">
                <text:p>0.796485</text:p>
              </table:table-cell>
              <table:table-cell office:value-type="float" office:value="0.7805">
                <text:p>0.7805</text:p>
              </table:table-cell>
              <table:table-cell office:value-type="float" office:value="0.7605">
                <text:p>0.7605</text:p>
              </table:table-cell>
              <table:table-cell office:value-type="float" office:value="0.756007">
                <text:p>0.7560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86417">
                <text:p>0.786417</text:p>
              </table:table-cell>
              <table:table-cell office:value-type="float" office:value="0.779">
                <text:p>0.779</text:p>
              </table:table-cell>
              <table:table-cell office:value-type="float" office:value="0.7765">
                <text:p>0.7765</text:p>
              </table:table-cell>
              <table:table-cell office:value-type="float" office:value="0.751444">
                <text:p>0.751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04776">
                <text:p>0.804776</text:p>
              </table:table-cell>
              <table:table-cell office:value-type="float" office:value="0.7855">
                <text:p>0.7855</text:p>
              </table:table-cell>
              <table:table-cell office:value-type="float" office:value="0.7575">
                <text:p>0.7575</text:p>
              </table:table-cell>
              <table:table-cell office:value-type="float" office:value="0.726017">
                <text:p>0.726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55556">
                <text:p>0.855556</text:p>
              </table:table-cell>
              <table:table-cell office:value-type="float" office:value="0.767">
                <text:p>0.767</text:p>
              </table:table-cell>
              <table:table-cell office:value-type="float" office:value="0.7355">
                <text:p>0.7355</text:p>
              </table:table-cell>
              <table:table-cell office:value-type="float" office:value="0.805447">
                <text:p>0.8054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19824">
                <text:p>0.819824</text:p>
              </table:table-cell>
              <table:table-cell office:value-type="float" office:value="0.7865">
                <text:p>0.7865</text:p>
              </table:table-cell>
              <table:table-cell office:value-type="float" office:value="0.755">
                <text:p>0.755</text:p>
              </table:table-cell>
              <table:table-cell office:value-type="float" office:value="0.721251">
                <text:p>0.7212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17609">
                <text:p>0.817609</text:p>
              </table:table-cell>
              <table:table-cell office:value-type="float" office:value="0.7775">
                <text:p>0.7775</text:p>
              </table:table-cell>
              <table:table-cell office:value-type="float" office:value="0.759">
                <text:p>0.759</text:p>
              </table:table-cell>
              <table:table-cell office:value-type="float" office:value="0.789459">
                <text:p>0.7894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31543">
                <text:p>0.831543</text:p>
              </table:table-cell>
              <table:table-cell office:value-type="float" office:value="0.782">
                <text:p>0.782</text:p>
              </table:table-cell>
              <table:table-cell office:value-type="float" office:value="0.76">
                <text:p>0.76</text:p>
              </table:table-cell>
              <table:table-cell office:value-type="float" office:value="0.735516">
                <text:p>0.7355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96102">
                <text:p>0.796102</text:p>
              </table:table-cell>
              <table:table-cell office:value-type="float" office:value="0.786">
                <text:p>0.786</text:p>
              </table:table-cell>
              <table:table-cell office:value-type="float" office:value="0.775">
                <text:p>0.775</text:p>
              </table:table-cell>
              <table:table-cell office:value-type="float" office:value="0.722684">
                <text:p>0.722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70935">
                <text:p>0.770935</text:p>
              </table:table-cell>
              <table:table-cell office:value-type="float" office:value="0.7815">
                <text:p>0.7815</text:p>
              </table:table-cell>
              <table:table-cell office:value-type="float" office:value="0.7775">
                <text:p>0.7775</text:p>
              </table:table-cell>
              <table:table-cell office:value-type="float" office:value="0.764004">
                <text:p>0.764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7541">
                <text:p>0.807541</text:p>
              </table:table-cell>
              <table:table-cell office:value-type="float" office:value="0.7845">
                <text:p>0.7845</text:p>
              </table:table-cell>
              <table:table-cell office:value-type="float" office:value="0.7625">
                <text:p>0.7625</text:p>
              </table:table-cell>
              <table:table-cell office:value-type="float" office:value="0.743534">
                <text:p>0.743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05947">
                <text:p>0.805947</text:p>
              </table:table-cell>
              <table:table-cell office:value-type="float" office:value="0.784">
                <text:p>0.784</text:p>
              </table:table-cell>
              <table:table-cell office:value-type="float" office:value="0.7715">
                <text:p>0.7715</text:p>
              </table:table-cell>
              <table:table-cell office:value-type="float" office:value="0.734424">
                <text:p>0.7344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13335">
                <text:p>0.813335</text:p>
              </table:table-cell>
              <table:table-cell office:value-type="float" office:value="0.7805">
                <text:p>0.7805</text:p>
              </table:table-cell>
              <table:table-cell office:value-type="float" office:value="0.762">
                <text:p>0.762</text:p>
              </table:table-cell>
              <table:table-cell office:value-type="float" office:value="0.744939">
                <text:p>0.7449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0726">
                <text:p>0.80726</text:p>
              </table:table-cell>
              <table:table-cell office:value-type="float" office:value="0.781">
                <text:p>0.781</text:p>
              </table:table-cell>
              <table:table-cell office:value-type="float" office:value="0.7585">
                <text:p>0.7585</text:p>
              </table:table-cell>
              <table:table-cell office:value-type="float" office:value="0.754083">
                <text:p>0.754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02749">
                <text:p>0.802749</text:p>
              </table:table-cell>
              <table:table-cell office:value-type="float" office:value="0.779">
                <text:p>0.779</text:p>
              </table:table-cell>
              <table:table-cell office:value-type="float" office:value="0.765">
                <text:p>0.765</text:p>
              </table:table-cell>
              <table:table-cell office:value-type="float" office:value="0.770299">
                <text:p>0.770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90846">
                <text:p>0.790846</text:p>
              </table:table-cell>
              <table:table-cell office:value-type="float" office:value="0.7865">
                <text:p>0.7865</text:p>
              </table:table-cell>
              <table:table-cell office:value-type="float" office:value="0.7735">
                <text:p>0.7735</text:p>
              </table:table-cell>
              <table:table-cell office:value-type="float" office:value="0.757286">
                <text:p>0.757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92633">
                <text:p>0.792633</text:p>
              </table:table-cell>
              <table:table-cell office:value-type="float" office:value="0.772">
                <text:p>0.772</text:p>
              </table:table-cell>
              <table:table-cell office:value-type="float" office:value="0.764">
                <text:p>0.764</text:p>
              </table:table-cell>
              <table:table-cell office:value-type="float" office:value="0.75509">
                <text:p>0.75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95346">
                <text:p>0.795346</text:p>
              </table:table-cell>
              <table:table-cell office:value-type="float" office:value="0.7775">
                <text:p>0.7775</text:p>
              </table:table-cell>
              <table:table-cell office:value-type="float" office:value="0.7625">
                <text:p>0.7625</text:p>
              </table:table-cell>
              <table:table-cell office:value-type="float" office:value="0.745676">
                <text:p>0.7456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07281">
                <text:p>0.807281</text:p>
              </table:table-cell>
              <table:table-cell office:value-type="float" office:value="0.777">
                <text:p>0.777</text:p>
              </table:table-cell>
              <table:table-cell office:value-type="float" office:value="0.763">
                <text:p>0.763</text:p>
              </table:table-cell>
              <table:table-cell office:value-type="float" office:value="0.730811">
                <text:p>0.7308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27569">
                <text:p>0.827569</text:p>
              </table:table-cell>
              <table:table-cell office:value-type="float" office:value="0.7835">
                <text:p>0.7835</text:p>
              </table:table-cell>
              <table:table-cell office:value-type="float" office:value="0.758">
                <text:p>0.758</text:p>
              </table:table-cell>
              <table:table-cell office:value-type="float" office:value="0.731249">
                <text:p>0.7312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92292">
                <text:p>0.792292</text:p>
              </table:table-cell>
              <table:table-cell office:value-type="float" office:value="0.7775">
                <text:p>0.7775</text:p>
              </table:table-cell>
              <table:table-cell office:value-type="float" office:value="0.7645">
                <text:p>0.7645</text:p>
              </table:table-cell>
              <table:table-cell office:value-type="float" office:value="0.743412">
                <text:p>0.7434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39398">
                <text:p>0.839398</text:p>
              </table:table-cell>
              <table:table-cell office:value-type="float" office:value="0.7955">
                <text:p>0.7955</text:p>
              </table:table-cell>
              <table:table-cell office:value-type="float" office:value="0.764">
                <text:p>0.764</text:p>
              </table:table-cell>
              <table:table-cell office:value-type="float" office:value="0.758829">
                <text:p>0.7588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011">
                <text:p>0.77011</text:p>
              </table:table-cell>
              <table:table-cell office:value-type="float" office:value="0.791">
                <text:p>0.791</text:p>
              </table:table-cell>
              <table:table-cell office:value-type="float" office:value="0.775">
                <text:p>0.775</text:p>
              </table:table-cell>
              <table:table-cell office:value-type="float" office:value="0.748227">
                <text:p>0.748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13752">
                <text:p>0.813752</text:p>
              </table:table-cell>
              <table:table-cell office:value-type="float" office:value="0.785">
                <text:p>0.785</text:p>
              </table:table-cell>
              <table:table-cell office:value-type="float" office:value="0.7615">
                <text:p>0.7615</text:p>
              </table:table-cell>
              <table:table-cell office:value-type="float" office:value="0.780603">
                <text:p>0.7806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64175">
                <text:p>0.764175</text:p>
              </table:table-cell>
              <table:table-cell office:value-type="float" office:value="0.7675">
                <text:p>0.7675</text:p>
              </table:table-cell>
              <table:table-cell office:value-type="float" office:value="0.767">
                <text:p>0.767</text:p>
              </table:table-cell>
              <table:table-cell office:value-type="float" office:value="0.833872">
                <text:p>0.8338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79">
                <text:p>0.7779</text:p>
              </table:table-cell>
              <table:table-cell office:value-type="float" office:value="0.7775">
                <text:p>0.7775</text:p>
              </table:table-cell>
              <table:table-cell office:value-type="float" office:value="0.772">
                <text:p>0.772</text:p>
              </table:table-cell>
              <table:table-cell office:value-type="float" office:value="0.780112">
                <text:p>0.780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1974">
                <text:p>0.791974</text:p>
              </table:table-cell>
              <table:table-cell office:value-type="float" office:value="0.77">
                <text:p>0.77</text:p>
              </table:table-cell>
              <table:table-cell office:value-type="float" office:value="0.773">
                <text:p>0.773</text:p>
              </table:table-cell>
              <table:table-cell office:value-type="float" office:value="0.787975">
                <text:p>0.7879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9469">
                <text:p>0.79469</text:p>
              </table:table-cell>
              <table:table-cell office:value-type="float" office:value="0.788">
                <text:p>0.788</text:p>
              </table:table-cell>
              <table:table-cell office:value-type="float" office:value="0.77">
                <text:p>0.77</text:p>
              </table:table-cell>
              <table:table-cell office:value-type="float" office:value="0.770207">
                <text:p>0.770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58939">
                <text:p>0.758939</text:p>
              </table:table-cell>
              <table:table-cell office:value-type="float" office:value="0.7415">
                <text:p>0.7415</text:p>
              </table:table-cell>
              <table:table-cell office:value-type="float" office:value="0.776">
                <text:p>0.776</text:p>
              </table:table-cell>
              <table:table-cell office:value-type="float" office:value="0.915014">
                <text:p>0.9150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9315">
                <text:p>0.79315</text:p>
              </table:table-cell>
              <table:table-cell office:value-type="float" office:value="0.7865">
                <text:p>0.7865</text:p>
              </table:table-cell>
              <table:table-cell office:value-type="float" office:value="0.772">
                <text:p>0.772</text:p>
              </table:table-cell>
              <table:table-cell office:value-type="float" office:value="0.760753">
                <text:p>0.7607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776">
                <text:p>0.755776</text:p>
              </table:table-cell>
              <table:table-cell office:value-type="float" office:value="0.7865">
                <text:p>0.7865</text:p>
              </table:table-cell>
              <table:table-cell office:value-type="float" office:value="0.7825">
                <text:p>0.7825</text:p>
              </table:table-cell>
              <table:table-cell office:value-type="float" office:value="0.75209">
                <text:p>0.75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80933">
                <text:p>0.780933</text:p>
              </table:table-cell>
              <table:table-cell office:value-type="float" office:value="0.788">
                <text:p>0.788</text:p>
              </table:table-cell>
              <table:table-cell office:value-type="float" office:value="0.7725">
                <text:p>0.7725</text:p>
              </table:table-cell>
              <table:table-cell office:value-type="float" office:value="0.742817">
                <text:p>0.742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2744">
                <text:p>0.762744</text:p>
              </table:table-cell>
              <table:table-cell office:value-type="float" office:value="0.787">
                <text:p>0.787</text:p>
              </table:table-cell>
              <table:table-cell office:value-type="float" office:value="0.7745">
                <text:p>0.7745</text:p>
              </table:table-cell>
              <table:table-cell office:value-type="float" office:value="0.770431">
                <text:p>0.7704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19482">
                <text:p>0.819482</text:p>
              </table:table-cell>
              <table:table-cell office:value-type="float" office:value="0.7845">
                <text:p>0.7845</text:p>
              </table:table-cell>
              <table:table-cell office:value-type="float" office:value="0.7665">
                <text:p>0.7665</text:p>
              </table:table-cell>
              <table:table-cell office:value-type="float" office:value="0.757208">
                <text:p>0.7572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3885">
                <text:p>0.743885</text:p>
              </table:table-cell>
              <table:table-cell office:value-type="float" office:value="0.7865">
                <text:p>0.7865</text:p>
              </table:table-cell>
              <table:table-cell office:value-type="float" office:value="0.782">
                <text:p>0.782</text:p>
              </table:table-cell>
              <table:table-cell office:value-type="float" office:value="0.774972">
                <text:p>0.77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317">
                <text:p>0.77317</text:p>
              </table:table-cell>
              <table:table-cell office:value-type="float" office:value="0.786">
                <text:p>0.786</text:p>
              </table:table-cell>
              <table:table-cell office:value-type="float" office:value="0.7725">
                <text:p>0.7725</text:p>
              </table:table-cell>
              <table:table-cell office:value-type="float" office:value="0.769769">
                <text:p>0.7697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11479">
                <text:p>0.811479</text:p>
              </table:table-cell>
              <table:table-cell office:value-type="float" office:value="0.7945">
                <text:p>0.7945</text:p>
              </table:table-cell>
              <table:table-cell office:value-type="float" office:value="0.765">
                <text:p>0.765</text:p>
              </table:table-cell>
              <table:table-cell office:value-type="float" office:value="0.731707">
                <text:p>0.7317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48681">
                <text:p>0.748681</text:p>
              </table:table-cell>
              <table:table-cell office:value-type="float" office:value="0.7795">
                <text:p>0.7795</text:p>
              </table:table-cell>
              <table:table-cell office:value-type="float" office:value="0.777">
                <text:p>0.777</text:p>
              </table:table-cell>
              <table:table-cell office:value-type="float" office:value="0.78829">
                <text:p>0.788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6499">
                <text:p>0.76499</text:p>
              </table:table-cell>
              <table:table-cell office:value-type="float" office:value="0.8015">
                <text:p>0.8015</text:p>
              </table:table-cell>
              <table:table-cell office:value-type="float" office:value="0.78">
                <text:p>0.78</text:p>
              </table:table-cell>
              <table:table-cell office:value-type="float" office:value="0.74854">
                <text:p>0.748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5472">
                <text:p>0.785472</text:p>
              </table:table-cell>
              <table:table-cell office:value-type="float" office:value="0.7935">
                <text:p>0.7935</text:p>
              </table:table-cell>
              <table:table-cell office:value-type="float" office:value="0.7705">
                <text:p>0.7705</text:p>
              </table:table-cell>
              <table:table-cell office:value-type="float" office:value="0.765531">
                <text:p>0.765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2542">
                <text:p>0.732542</text:p>
              </table:table-cell>
              <table:table-cell office:value-type="float" office:value="0.7815">
                <text:p>0.7815</text:p>
              </table:table-cell>
              <table:table-cell office:value-type="float" office:value="0.779">
                <text:p>0.779</text:p>
              </table:table-cell>
              <table:table-cell office:value-type="float" office:value="0.758651">
                <text:p>0.758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48669">
                <text:p>0.748669</text:p>
              </table:table-cell>
              <table:table-cell office:value-type="float" office:value="0.7815">
                <text:p>0.7815</text:p>
              </table:table-cell>
              <table:table-cell office:value-type="float" office:value="0.78">
                <text:p>0.78</text:p>
              </table:table-cell>
              <table:table-cell office:value-type="float" office:value="0.766482">
                <text:p>0.7664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0764">
                <text:p>0.770764</text:p>
              </table:table-cell>
              <table:table-cell office:value-type="float" office:value="0.7885">
                <text:p>0.7885</text:p>
              </table:table-cell>
              <table:table-cell office:value-type="float" office:value="0.7745">
                <text:p>0.7745</text:p>
              </table:table-cell>
              <table:table-cell office:value-type="float" office:value="0.747523">
                <text:p>0.7475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52302">
                <text:p>0.752302</text:p>
              </table:table-cell>
              <table:table-cell office:value-type="float" office:value="0.7905">
                <text:p>0.7905</text:p>
              </table:table-cell>
              <table:table-cell office:value-type="float" office:value="0.781">
                <text:p>0.781</text:p>
              </table:table-cell>
              <table:table-cell office:value-type="float" office:value="0.763735">
                <text:p>0.7637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3819">
                <text:p>0.83819</text:p>
              </table:table-cell>
              <table:table-cell office:value-type="float" office:value="0.8055">
                <text:p>0.8055</text:p>
              </table:table-cell>
              <table:table-cell office:value-type="float" office:value="0.751">
                <text:p>0.751</text:p>
              </table:table-cell>
              <table:table-cell office:value-type="float" office:value="0.745672">
                <text:p>0.7456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64772">
                <text:p>0.764772</text:p>
              </table:table-cell>
              <table:table-cell office:value-type="float" office:value="0.7905">
                <text:p>0.7905</text:p>
              </table:table-cell>
              <table:table-cell office:value-type="float" office:value="0.779">
                <text:p>0.779</text:p>
              </table:table-cell>
              <table:table-cell office:value-type="float" office:value="0.75392">
                <text:p>0.753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53841">
                <text:p>0.753841</text:p>
              </table:table-cell>
              <table:table-cell office:value-type="float" office:value="0.7945">
                <text:p>0.7945</text:p>
              </table:table-cell>
              <table:table-cell office:value-type="float" office:value="0.777">
                <text:p>0.777</text:p>
              </table:table-cell>
              <table:table-cell office:value-type="float" office:value="0.742802">
                <text:p>0.7428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50617">
                <text:p>0.750617</text:p>
              </table:table-cell>
              <table:table-cell office:value-type="float" office:value="0.7925">
                <text:p>0.7925</text:p>
              </table:table-cell>
              <table:table-cell office:value-type="float" office:value="0.779">
                <text:p>0.779</text:p>
              </table:table-cell>
              <table:table-cell office:value-type="float" office:value="0.750293">
                <text:p>0.7502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53463">
                <text:p>0.753463</text:p>
              </table:table-cell>
              <table:table-cell office:value-type="float" office:value="0.7925">
                <text:p>0.7925</text:p>
              </table:table-cell>
              <table:table-cell office:value-type="float" office:value="0.78">
                <text:p>0.78</text:p>
              </table:table-cell>
              <table:table-cell office:value-type="float" office:value="0.751929">
                <text:p>0.7519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90449">
                <text:p>0.790449</text:p>
              </table:table-cell>
              <table:table-cell office:value-type="float" office:value="0.7765">
                <text:p>0.7765</text:p>
              </table:table-cell>
              <table:table-cell office:value-type="float" office:value="0.7755">
                <text:p>0.7755</text:p>
              </table:table-cell>
              <table:table-cell office:value-type="float" office:value="0.810681">
                <text:p>0.810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55766">
                <text:p>0.755766</text:p>
              </table:table-cell>
              <table:table-cell office:value-type="float" office:value="0.788">
                <text:p>0.788</text:p>
              </table:table-cell>
              <table:table-cell office:value-type="float" office:value="0.779">
                <text:p>0.779</text:p>
              </table:table-cell>
              <table:table-cell office:value-type="float" office:value="0.779095">
                <text:p>0.779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42281">
                <text:p>0.742281</text:p>
              </table:table-cell>
              <table:table-cell office:value-type="float" office:value="0.798">
                <text:p>0.798</text:p>
              </table:table-cell>
              <table:table-cell office:value-type="float" office:value="0.7765">
                <text:p>0.7765</text:p>
              </table:table-cell>
              <table:table-cell office:value-type="float" office:value="0.76116">
                <text:p>0.76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39399">
                <text:p>0.739399</text:p>
              </table:table-cell>
              <table:table-cell office:value-type="float" office:value="0.7915">
                <text:p>0.7915</text:p>
              </table:table-cell>
              <table:table-cell office:value-type="float" office:value="0.7865">
                <text:p>0.7865</text:p>
              </table:table-cell>
              <table:table-cell office:value-type="float" office:value="0.80149">
                <text:p>0.801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90274">
                <text:p>0.790274</text:p>
              </table:table-cell>
              <table:table-cell office:value-type="float" office:value="0.786">
                <text:p>0.786</text:p>
              </table:table-cell>
              <table:table-cell office:value-type="float" office:value="0.7715">
                <text:p>0.7715</text:p>
              </table:table-cell>
              <table:table-cell office:value-type="float" office:value="0.762761">
                <text:p>0.762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4042">
                <text:p>0.784042</text:p>
              </table:table-cell>
              <table:table-cell office:value-type="float" office:value="0.7835">
                <text:p>0.7835</text:p>
              </table:table-cell>
              <table:table-cell office:value-type="float" office:value="0.779">
                <text:p>0.779</text:p>
              </table:table-cell>
              <table:table-cell office:value-type="float" office:value="0.748331">
                <text:p>0.7483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41624">
                <text:p>0.741624</text:p>
              </table:table-cell>
              <table:table-cell office:value-type="float" office:value="0.8075">
                <text:p>0.8075</text:p>
              </table:table-cell>
              <table:table-cell office:value-type="float" office:value="0.7925">
                <text:p>0.7925</text:p>
              </table:table-cell>
              <table:table-cell office:value-type="float" office:value="0.735483">
                <text:p>0.7354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30109">
                <text:p>0.730109</text:p>
              </table:table-cell>
              <table:table-cell office:value-type="float" office:value="0.7885">
                <text:p>0.7885</text:p>
              </table:table-cell>
              <table:table-cell office:value-type="float" office:value="0.7875">
                <text:p>0.7875</text:p>
              </table:table-cell>
              <table:table-cell office:value-type="float" office:value="0.793071">
                <text:p>0.7930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43288">
                <text:p>0.743288</text:p>
              </table:table-cell>
              <table:table-cell office:value-type="float" office:value="0.783">
                <text:p>0.783</text:p>
              </table:table-cell>
              <table:table-cell office:value-type="float" office:value="0.7825">
                <text:p>0.7825</text:p>
              </table:table-cell>
              <table:table-cell office:value-type="float" office:value="0.777993">
                <text:p>0.7779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70679">
                <text:p>0.770679</text:p>
              </table:table-cell>
              <table:table-cell office:value-type="float" office:value="0.7885">
                <text:p>0.7885</text:p>
              </table:table-cell>
              <table:table-cell office:value-type="float" office:value="0.771">
                <text:p>0.771</text:p>
              </table:table-cell>
              <table:table-cell office:value-type="float" office:value="0.777232">
                <text:p>0.7772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50479">
                <text:p>0.750479</text:p>
              </table:table-cell>
              <table:table-cell office:value-type="float" office:value="0.7865">
                <text:p>0.7865</text:p>
              </table:table-cell>
              <table:table-cell office:value-type="float" office:value="0.784">
                <text:p>0.784</text:p>
              </table:table-cell>
              <table:table-cell office:value-type="float" office:value="0.752172">
                <text:p>0.7521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56179">
                <text:p>0.756179</text:p>
              </table:table-cell>
              <table:table-cell office:value-type="float" office:value="0.797">
                <text:p>0.797</text:p>
              </table:table-cell>
              <table:table-cell office:value-type="float" office:value="0.7765">
                <text:p>0.7765</text:p>
              </table:table-cell>
              <table:table-cell office:value-type="float" office:value="0.730618">
                <text:p>0.7306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748843">
                <text:p>0.748843</text:p>
              </table:table-cell>
              <table:table-cell office:value-type="float" office:value="0.7925">
                <text:p>0.7925</text:p>
              </table:table-cell>
              <table:table-cell office:value-type="float" office:value="0.785">
                <text:p>0.785</text:p>
              </table:table-cell>
              <table:table-cell office:value-type="float" office:value="0.730883">
                <text:p>0.7308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5756">
                <text:p>0.725756</text:p>
              </table:table-cell>
              <table:table-cell office:value-type="float" office:value="0.795">
                <text:p>0.795</text:p>
              </table:table-cell>
              <table:table-cell office:value-type="float" office:value="0.793">
                <text:p>0.793</text:p>
              </table:table-cell>
              <table:table-cell office:value-type="float" office:value="0.751069">
                <text:p>0.7510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60031">
                <text:p>0.760031</text:p>
              </table:table-cell>
              <table:table-cell office:value-type="float" office:value="0.7925">
                <text:p>0.7925</text:p>
              </table:table-cell>
              <table:table-cell office:value-type="float" office:value="0.7825">
                <text:p>0.7825</text:p>
              </table:table-cell>
              <table:table-cell office:value-type="float" office:value="0.787555">
                <text:p>0.7875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72473">
                <text:p>0.72473</text:p>
              </table:table-cell>
              <table:table-cell office:value-type="float" office:value="0.794">
                <text:p>0.794</text:p>
              </table:table-cell>
              <table:table-cell office:value-type="float" office:value="0.7855">
                <text:p>0.7855</text:p>
              </table:table-cell>
              <table:table-cell office:value-type="float" office:value="0.773448">
                <text:p>0.7734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741485">
                <text:p>0.741485</text:p>
              </table:table-cell>
              <table:table-cell office:value-type="float" office:value="0.792">
                <text:p>0.792</text:p>
              </table:table-cell>
              <table:table-cell office:value-type="float" office:value="0.7815">
                <text:p>0.7815</text:p>
              </table:table-cell>
              <table:table-cell office:value-type="float" office:value="0.756007">
                <text:p>0.756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740814">
                <text:p>0.740814</text:p>
              </table:table-cell>
              <table:table-cell office:value-type="float" office:value="0.7945">
                <text:p>0.7945</text:p>
              </table:table-cell>
              <table:table-cell office:value-type="float" office:value="0.775">
                <text:p>0.775</text:p>
              </table:table-cell>
              <table:table-cell office:value-type="float" office:value="0.743054">
                <text:p>0.7430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9218">
                <text:p>0.739218</text:p>
              </table:table-cell>
              <table:table-cell office:value-type="float" office:value="0.7845">
                <text:p>0.7845</text:p>
              </table:table-cell>
              <table:table-cell office:value-type="float" office:value="0.784">
                <text:p>0.784</text:p>
              </table:table-cell>
              <table:table-cell office:value-type="float" office:value="0.775271">
                <text:p>0.7752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6047">
                <text:p>0.746047</text:p>
              </table:table-cell>
              <table:table-cell office:value-type="float" office:value="0.793">
                <text:p>0.793</text:p>
              </table:table-cell>
              <table:table-cell office:value-type="float" office:value="0.7805">
                <text:p>0.7805</text:p>
              </table:table-cell>
              <table:table-cell office:value-type="float" office:value="0.769307">
                <text:p>0.7693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31609">
                <text:p>0.731609</text:p>
              </table:table-cell>
              <table:table-cell office:value-type="float" office:value="0.7655">
                <text:p>0.7655</text:p>
              </table:table-cell>
              <table:table-cell office:value-type="float" office:value="0.786">
                <text:p>0.786</text:p>
              </table:table-cell>
              <table:table-cell office:value-type="float" office:value="0.845293">
                <text:p>0.845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8786">
                <text:p>0.748786</text:p>
              </table:table-cell>
              <table:table-cell office:value-type="float" office:value="0.798">
                <text:p>0.798</text:p>
              </table:table-cell>
              <table:table-cell office:value-type="float" office:value="0.7795">
                <text:p>0.7795</text:p>
              </table:table-cell>
              <table:table-cell office:value-type="float" office:value="0.774595">
                <text:p>0.7745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1202">
                <text:p>0.71202</text:p>
              </table:table-cell>
              <table:table-cell office:value-type="float" office:value="0.788">
                <text:p>0.788</text:p>
              </table:table-cell>
              <table:table-cell office:value-type="float" office:value="0.782">
                <text:p>0.782</text:p>
              </table:table-cell>
              <table:table-cell office:value-type="float" office:value="0.778733">
                <text:p>0.7787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21111">
                <text:p>0.721111</text:p>
              </table:table-cell>
              <table:table-cell office:value-type="float" office:value="0.7925">
                <text:p>0.7925</text:p>
              </table:table-cell>
              <table:table-cell office:value-type="float" office:value="0.7875">
                <text:p>0.7875</text:p>
              </table:table-cell>
              <table:table-cell office:value-type="float" office:value="0.747775">
                <text:p>0.747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35452">
                <text:p>0.735452</text:p>
              </table:table-cell>
              <table:table-cell office:value-type="float" office:value="0.7975">
                <text:p>0.7975</text:p>
              </table:table-cell>
              <table:table-cell office:value-type="float" office:value="0.7825">
                <text:p>0.7825</text:p>
              </table:table-cell>
              <table:table-cell office:value-type="float" office:value="0.761563">
                <text:p>0.7615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29225">
                <text:p>0.729225</text:p>
              </table:table-cell>
              <table:table-cell office:value-type="float" office:value="0.7995">
                <text:p>0.7995</text:p>
              </table:table-cell>
              <table:table-cell office:value-type="float" office:value="0.7795">
                <text:p>0.7795</text:p>
              </table:table-cell>
              <table:table-cell office:value-type="float" office:value="0.739903">
                <text:p>0.7399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19066">
                <text:p>0.719066</text:p>
              </table:table-cell>
              <table:table-cell office:value-type="float" office:value="0.793">
                <text:p>0.793</text:p>
              </table:table-cell>
              <table:table-cell office:value-type="float" office:value="0.7935">
                <text:p>0.7935</text:p>
              </table:table-cell>
              <table:table-cell office:value-type="float" office:value="0.739738">
                <text:p>0.7397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1122">
                <text:p>0.81122</text:p>
              </table:table-cell>
              <table:table-cell office:value-type="float" office:value="0.7895">
                <text:p>0.7895</text:p>
              </table:table-cell>
              <table:table-cell office:value-type="float" office:value="0.766">
                <text:p>0.766</text:p>
              </table:table-cell>
              <table:table-cell office:value-type="float" office:value="0.757134">
                <text:p>0.7571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42032">
                <text:p>0.742032</text:p>
              </table:table-cell>
              <table:table-cell office:value-type="float" office:value="0.796">
                <text:p>0.796</text:p>
              </table:table-cell>
              <table:table-cell office:value-type="float" office:value="0.775">
                <text:p>0.775</text:p>
              </table:table-cell>
              <table:table-cell office:value-type="float" office:value="0.765757">
                <text:p>0.7657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47164">
                <text:p>0.747164</text:p>
              </table:table-cell>
              <table:table-cell office:value-type="float" office:value="0.7905">
                <text:p>0.7905</text:p>
              </table:table-cell>
              <table:table-cell office:value-type="float" office:value="0.777">
                <text:p>0.777</text:p>
              </table:table-cell>
              <table:table-cell office:value-type="float" office:value="0.758559">
                <text:p>0.7585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22446">
                <text:p>0.722446</text:p>
              </table:table-cell>
              <table:table-cell office:value-type="float" office:value="0.7865">
                <text:p>0.7865</text:p>
              </table:table-cell>
              <table:table-cell office:value-type="float" office:value="0.794">
                <text:p>0.794</text:p>
              </table:table-cell>
              <table:table-cell office:value-type="float" office:value="0.810671">
                <text:p>0.8106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30088">
                <text:p>0.730088</text:p>
              </table:table-cell>
              <table:table-cell office:value-type="float" office:value="0.788">
                <text:p>0.788</text:p>
              </table:table-cell>
              <table:table-cell office:value-type="float" office:value="0.7905">
                <text:p>0.7905</text:p>
              </table:table-cell>
              <table:table-cell office:value-type="float" office:value="0.747507">
                <text:p>0.7475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31965">
                <text:p>0.731965</text:p>
              </table:table-cell>
              <table:table-cell office:value-type="float" office:value="0.791">
                <text:p>0.791</text:p>
              </table:table-cell>
              <table:table-cell office:value-type="float" office:value="0.7875">
                <text:p>0.7875</text:p>
              </table:table-cell>
              <table:table-cell office:value-type="float" office:value="0.796368">
                <text:p>0.7963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07751">
                <text:p>0.807751</text:p>
              </table:table-cell>
              <table:table-cell office:value-type="float" office:value="0.7975">
                <text:p>0.7975</text:p>
              </table:table-cell>
              <table:table-cell office:value-type="float" office:value="0.77">
                <text:p>0.77</text:p>
              </table:table-cell>
              <table:table-cell office:value-type="float" office:value="0.746922">
                <text:p>0.7469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2034">
                <text:p>0.722034</text:p>
              </table:table-cell>
              <table:table-cell office:value-type="float" office:value="0.795">
                <text:p>0.795</text:p>
              </table:table-cell>
              <table:table-cell office:value-type="float" office:value="0.79">
                <text:p>0.79</text:p>
              </table:table-cell>
              <table:table-cell office:value-type="float" office:value="0.7029">
                <text:p>0.70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70306">
                <text:p>0.770306</text:p>
              </table:table-cell>
              <table:table-cell office:value-type="float" office:value="0.799">
                <text:p>0.799</text:p>
              </table:table-cell>
              <table:table-cell office:value-type="float" office:value="0.779">
                <text:p>0.779</text:p>
              </table:table-cell>
              <table:table-cell office:value-type="float" office:value="0.746897">
                <text:p>0.7468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20823">
                <text:p>0.720823</text:p>
              </table:table-cell>
              <table:table-cell office:value-type="float" office:value="0.8005">
                <text:p>0.8005</text:p>
              </table:table-cell>
              <table:table-cell office:value-type="float" office:value="0.794">
                <text:p>0.794</text:p>
              </table:table-cell>
              <table:table-cell office:value-type="float" office:value="0.74215">
                <text:p>0.742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31777">
                <text:p>0.731777</text:p>
              </table:table-cell>
              <table:table-cell office:value-type="float" office:value="0.787">
                <text:p>0.787</text:p>
              </table:table-cell>
              <table:table-cell office:value-type="float" office:value="0.7835">
                <text:p>0.7835</text:p>
              </table:table-cell>
              <table:table-cell office:value-type="float" office:value="0.742122">
                <text:p>0.7421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31935">
                <text:p>0.731935</text:p>
              </table:table-cell>
              <table:table-cell office:value-type="float" office:value="0.781">
                <text:p>0.781</text:p>
              </table:table-cell>
              <table:table-cell office:value-type="float" office:value="0.7865">
                <text:p>0.7865</text:p>
              </table:table-cell>
              <table:table-cell office:value-type="float" office:value="0.782587">
                <text:p>0.7825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18575">
                <text:p>0.718575</text:p>
              </table:table-cell>
              <table:table-cell office:value-type="float" office:value="0.7815">
                <text:p>0.7815</text:p>
              </table:table-cell>
              <table:table-cell office:value-type="float" office:value="0.7955">
                <text:p>0.7955</text:p>
              </table:table-cell>
              <table:table-cell office:value-type="float" office:value="0.80151">
                <text:p>0.801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21659">
                <text:p>0.721659</text:p>
              </table:table-cell>
              <table:table-cell office:value-type="float" office:value="0.787">
                <text:p>0.787</text:p>
              </table:table-cell>
              <table:table-cell office:value-type="float" office:value="0.7905">
                <text:p>0.7905</text:p>
              </table:table-cell>
              <table:table-cell office:value-type="float" office:value="0.755432">
                <text:p>0.7554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29387">
                <text:p>0.729387</text:p>
              </table:table-cell>
              <table:table-cell office:value-type="float" office:value="0.8025">
                <text:p>0.8025</text:p>
              </table:table-cell>
              <table:table-cell office:value-type="float" office:value="0.804">
                <text:p>0.804</text:p>
              </table:table-cell>
              <table:table-cell office:value-type="float" office:value="0.71454">
                <text:p>0.714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48184">
                <text:p>0.748184</text:p>
              </table:table-cell>
              <table:table-cell office:value-type="float" office:value="0.791">
                <text:p>0.791</text:p>
              </table:table-cell>
              <table:table-cell office:value-type="float" office:value="0.792">
                <text:p>0.792</text:p>
              </table:table-cell>
              <table:table-cell office:value-type="float" office:value="0.74017">
                <text:p>0.740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36148">
                <text:p>0.736148</text:p>
              </table:table-cell>
              <table:table-cell office:value-type="float" office:value="0.798">
                <text:p>0.798</text:p>
              </table:table-cell>
              <table:table-cell office:value-type="float" office:value="0.7855">
                <text:p>0.7855</text:p>
              </table:table-cell>
              <table:table-cell office:value-type="float" office:value="0.73721">
                <text:p>0.737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46835">
                <text:p>0.746835</text:p>
              </table:table-cell>
              <table:table-cell office:value-type="float" office:value="0.7915">
                <text:p>0.7915</text:p>
              </table:table-cell>
              <table:table-cell office:value-type="float" office:value="0.7745">
                <text:p>0.7745</text:p>
              </table:table-cell>
              <table:table-cell office:value-type="float" office:value="0.78334">
                <text:p>0.78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14918">
                <text:p>0.714918</text:p>
              </table:table-cell>
              <table:table-cell office:value-type="float" office:value="0.794">
                <text:p>0.794</text:p>
              </table:table-cell>
              <table:table-cell office:value-type="float" office:value="0.796">
                <text:p>0.796</text:p>
              </table:table-cell>
              <table:table-cell office:value-type="float" office:value="0.773906">
                <text:p>0.7739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38057">
                <text:p>0.738057</text:p>
              </table:table-cell>
              <table:table-cell office:value-type="float" office:value="0.797">
                <text:p>0.797</text:p>
              </table:table-cell>
              <table:table-cell office:value-type="float" office:value="0.785">
                <text:p>0.785</text:p>
              </table:table-cell>
              <table:table-cell office:value-type="float" office:value="0.752459">
                <text:p>0.7524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44574">
                <text:p>0.744574</text:p>
              </table:table-cell>
              <table:table-cell office:value-type="float" office:value="0.8025">
                <text:p>0.8025</text:p>
              </table:table-cell>
              <table:table-cell office:value-type="float" office:value="0.789">
                <text:p>0.789</text:p>
              </table:table-cell>
              <table:table-cell office:value-type="float" office:value="0.73654">
                <text:p>0.73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3474">
                <text:p>0.73474</text:p>
              </table:table-cell>
              <table:table-cell office:value-type="float" office:value="0.7895">
                <text:p>0.7895</text:p>
              </table:table-cell>
              <table:table-cell office:value-type="float" office:value="0.7885">
                <text:p>0.7885</text:p>
              </table:table-cell>
              <table:table-cell office:value-type="float" office:value="0.759569">
                <text:p>0.7595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15615">
                <text:p>0.715615</text:p>
              </table:table-cell>
              <table:table-cell office:value-type="float" office:value="0.782">
                <text:p>0.782</text:p>
              </table:table-cell>
              <table:table-cell office:value-type="float" office:value="0.7905">
                <text:p>0.7905</text:p>
              </table:table-cell>
              <table:table-cell office:value-type="float" office:value="0.827618">
                <text:p>0.8276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22142">
                <text:p>0.722142</text:p>
              </table:table-cell>
              <table:table-cell office:value-type="float" office:value="0.7835">
                <text:p>0.7835</text:p>
              </table:table-cell>
              <table:table-cell office:value-type="float" office:value="0.798">
                <text:p>0.798</text:p>
              </table:table-cell>
              <table:table-cell office:value-type="float" office:value="0.808341">
                <text:p>0.8083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702484">
                <text:p>0.702484</text:p>
              </table:table-cell>
              <table:table-cell office:value-type="float" office:value="0.7915">
                <text:p>0.7915</text:p>
              </table:table-cell>
              <table:table-cell office:value-type="float" office:value="0.7925">
                <text:p>0.7925</text:p>
              </table:table-cell>
              <table:table-cell office:value-type="float" office:value="0.771543">
                <text:p>0.7715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28397">
                <text:p>0.728397</text:p>
              </table:table-cell>
              <table:table-cell office:value-type="float" office:value="0.7965">
                <text:p>0.7965</text:p>
              </table:table-cell>
              <table:table-cell office:value-type="float" office:value="0.7805">
                <text:p>0.7805</text:p>
              </table:table-cell>
              <table:table-cell office:value-type="float" office:value="0.750314">
                <text:p>0.7503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6922">
                <text:p>0.726922</text:p>
              </table:table-cell>
              <table:table-cell office:value-type="float" office:value="0.7975">
                <text:p>0.7975</text:p>
              </table:table-cell>
              <table:table-cell office:value-type="float" office:value="0.784">
                <text:p>0.784</text:p>
              </table:table-cell>
              <table:table-cell office:value-type="float" office:value="0.733501">
                <text:p>0.7335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02935">
                <text:p>0.702935</text:p>
              </table:table-cell>
              <table:table-cell office:value-type="float" office:value="0.803">
                <text:p>0.803</text:p>
              </table:table-cell>
              <table:table-cell office:value-type="float" office:value="0.7905">
                <text:p>0.7905</text:p>
              </table:table-cell>
              <table:table-cell office:value-type="float" office:value="0.731642">
                <text:p>0.7316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51766">
                <text:p>0.751766</text:p>
              </table:table-cell>
              <table:table-cell office:value-type="float" office:value="0.7935">
                <text:p>0.7935</text:p>
              </table:table-cell>
              <table:table-cell office:value-type="float" office:value="0.7715">
                <text:p>0.7715</text:p>
              </table:table-cell>
              <table:table-cell office:value-type="float" office:value="0.765141">
                <text:p>0.7651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13146">
                <text:p>0.713146</text:p>
              </table:table-cell>
              <table:table-cell office:value-type="float" office:value="0.805">
                <text:p>0.805</text:p>
              </table:table-cell>
              <table:table-cell office:value-type="float" office:value="0.8015">
                <text:p>0.8015</text:p>
              </table:table-cell>
              <table:table-cell office:value-type="float" office:value="0.776599">
                <text:p>0.7765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40202">
                <text:p>0.740202</text:p>
              </table:table-cell>
              <table:table-cell office:value-type="float" office:value="0.7955">
                <text:p>0.7955</text:p>
              </table:table-cell>
              <table:table-cell office:value-type="float" office:value="0.7895">
                <text:p>0.7895</text:p>
              </table:table-cell>
              <table:table-cell office:value-type="float" office:value="0.77991">
                <text:p>0.779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4489">
                <text:p>0.74489</text:p>
              </table:table-cell>
              <table:table-cell office:value-type="float" office:value="0.802">
                <text:p>0.802</text:p>
              </table:table-cell>
              <table:table-cell office:value-type="float" office:value="0.781">
                <text:p>0.781</text:p>
              </table:table-cell>
              <table:table-cell office:value-type="float" office:value="0.743238">
                <text:p>0.743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26692">
                <text:p>0.726692</text:p>
              </table:table-cell>
              <table:table-cell office:value-type="float" office:value="0.806">
                <text:p>0.806</text:p>
              </table:table-cell>
              <table:table-cell office:value-type="float" office:value="0.7935">
                <text:p>0.7935</text:p>
              </table:table-cell>
              <table:table-cell office:value-type="float" office:value="0.752698">
                <text:p>0.7526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58365">
                <text:p>0.758365</text:p>
              </table:table-cell>
              <table:table-cell office:value-type="float" office:value="0.7995">
                <text:p>0.7995</text:p>
              </table:table-cell>
              <table:table-cell office:value-type="float" office:value="0.7775">
                <text:p>0.7775</text:p>
              </table:table-cell>
              <table:table-cell office:value-type="float" office:value="0.733681">
                <text:p>0.7336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2186">
                <text:p>0.72186</text:p>
              </table:table-cell>
              <table:table-cell office:value-type="float" office:value="0.8025">
                <text:p>0.8025</text:p>
              </table:table-cell>
              <table:table-cell office:value-type="float" office:value="0.7935">
                <text:p>0.7935</text:p>
              </table:table-cell>
              <table:table-cell office:value-type="float" office:value="0.748123">
                <text:p>0.7481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16895">
                <text:p>0.716895</text:p>
              </table:table-cell>
              <table:table-cell office:value-type="float" office:value="0.7995">
                <text:p>0.7995</text:p>
              </table:table-cell>
              <table:table-cell office:value-type="float" office:value="0.795">
                <text:p>0.795</text:p>
              </table:table-cell>
              <table:table-cell office:value-type="float" office:value="0.752135">
                <text:p>0.7521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43497">
                <text:p>0.743497</text:p>
              </table:table-cell>
              <table:table-cell office:value-type="float" office:value="0.803">
                <text:p>0.803</text:p>
              </table:table-cell>
              <table:table-cell office:value-type="float" office:value="0.7855">
                <text:p>0.7855</text:p>
              </table:table-cell>
              <table:table-cell office:value-type="float" office:value="0.740608">
                <text:p>0.7406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14495">
                <text:p>0.714495</text:p>
              </table:table-cell>
              <table:table-cell office:value-type="float" office:value="0.7965">
                <text:p>0.7965</text:p>
              </table:table-cell>
              <table:table-cell office:value-type="float" office:value="0.7925">
                <text:p>0.7925</text:p>
              </table:table-cell>
              <table:table-cell office:value-type="float" office:value="0.763817">
                <text:p>0.7638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01632">
                <text:p>0.701632</text:p>
              </table:table-cell>
              <table:table-cell office:value-type="float" office:value="0.798">
                <text:p>0.798</text:p>
              </table:table-cell>
              <table:table-cell office:value-type="float" office:value="0.801">
                <text:p>0.801</text:p>
              </table:table-cell>
              <table:table-cell office:value-type="float" office:value="0.762803">
                <text:p>0.7628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41159">
                <text:p>0.741159</text:p>
              </table:table-cell>
              <table:table-cell office:value-type="float" office:value="0.7975">
                <text:p>0.7975</text:p>
              </table:table-cell>
              <table:table-cell office:value-type="float" office:value="0.785">
                <text:p>0.785</text:p>
              </table:table-cell>
              <table:table-cell office:value-type="float" office:value="0.737568">
                <text:p>0.7375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01208">
                <text:p>0.701208</text:p>
              </table:table-cell>
              <table:table-cell office:value-type="float" office:value="0.7985">
                <text:p>0.7985</text:p>
              </table:table-cell>
              <table:table-cell office:value-type="float" office:value="0.7975">
                <text:p>0.7975</text:p>
              </table:table-cell>
              <table:table-cell office:value-type="float" office:value="0.725912">
                <text:p>0.7259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7615">
                <text:p>0.717615</text:p>
              </table:table-cell>
              <table:table-cell office:value-type="float" office:value="0.7835">
                <text:p>0.7835</text:p>
              </table:table-cell>
              <table:table-cell office:value-type="float" office:value="0.797">
                <text:p>0.797</text:p>
              </table:table-cell>
              <table:table-cell office:value-type="float" office:value="0.831514">
                <text:p>0.83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5098">
                <text:p>0.745098</text:p>
              </table:table-cell>
              <table:table-cell office:value-type="float" office:value="0.801">
                <text:p>0.801</text:p>
              </table:table-cell>
              <table:table-cell office:value-type="float" office:value="0.785">
                <text:p>0.785</text:p>
              </table:table-cell>
              <table:table-cell office:value-type="float" office:value="0.779959">
                <text:p>0.77995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5885">
                <text:p>0.725885</text:p>
              </table:table-cell>
              <table:table-cell office:value-type="float" office:value="0.7905">
                <text:p>0.7905</text:p>
              </table:table-cell>
              <table:table-cell office:value-type="float" office:value="0.79">
                <text:p>0.79</text:p>
              </table:table-cell>
              <table:table-cell office:value-type="float" office:value="0.793544">
                <text:p>0.7935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25181">
                <text:p>0.725181</text:p>
              </table:table-cell>
              <table:table-cell office:value-type="float" office:value="0.8045">
                <text:p>0.8045</text:p>
              </table:table-cell>
              <table:table-cell office:value-type="float" office:value="0.7865">
                <text:p>0.7865</text:p>
              </table:table-cell>
              <table:table-cell office:value-type="float" office:value="0.729044">
                <text:p>0.7290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47788">
                <text:p>0.747788</text:p>
              </table:table-cell>
              <table:table-cell office:value-type="float" office:value="0.787">
                <text:p>0.787</text:p>
              </table:table-cell>
              <table:table-cell office:value-type="float" office:value="0.79">
                <text:p>0.79</text:p>
              </table:table-cell>
              <table:table-cell office:value-type="float" office:value="0.834418">
                <text:p>0.8344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09354">
                <text:p>0.709354</text:p>
              </table:table-cell>
              <table:table-cell office:value-type="float" office:value="0.794">
                <text:p>0.794</text:p>
              </table:table-cell>
              <table:table-cell office:value-type="float" office:value="0.7905">
                <text:p>0.7905</text:p>
              </table:table-cell>
              <table:table-cell office:value-type="float" office:value="0.776463">
                <text:p>0.7764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2372">
                <text:p>0.772372</text:p>
              </table:table-cell>
              <table:table-cell office:value-type="float" office:value="0.7995">
                <text:p>0.7995</text:p>
              </table:table-cell>
              <table:table-cell office:value-type="float" office:value="0.7755">
                <text:p>0.7755</text:p>
              </table:table-cell>
              <table:table-cell office:value-type="float" office:value="0.781966">
                <text:p>0.7819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22826">
                <text:p>0.722826</text:p>
              </table:table-cell>
              <table:table-cell office:value-type="float" office:value="0.7945">
                <text:p>0.7945</text:p>
              </table:table-cell>
              <table:table-cell office:value-type="float" office:value="0.785">
                <text:p>0.785</text:p>
              </table:table-cell>
              <table:table-cell office:value-type="float" office:value="0.792059">
                <text:p>0.7920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42637">
                <text:p>0.742637</text:p>
              </table:table-cell>
              <table:table-cell office:value-type="float" office:value="0.786">
                <text:p>0.786</text:p>
              </table:table-cell>
              <table:table-cell office:value-type="float" office:value="0.791">
                <text:p>0.791</text:p>
              </table:table-cell>
              <table:table-cell office:value-type="float" office:value="0.756473">
                <text:p>0.7564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2061">
                <text:p>0.732061</text:p>
              </table:table-cell>
              <table:table-cell office:value-type="float" office:value="0.7865">
                <text:p>0.7865</text:p>
              </table:table-cell>
              <table:table-cell office:value-type="float" office:value="0.7945">
                <text:p>0.7945</text:p>
              </table:table-cell>
              <table:table-cell office:value-type="float" office:value="0.77749">
                <text:p>0.777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0576">
                <text:p>0.70576</text:p>
              </table:table-cell>
              <table:table-cell office:value-type="float" office:value="0.8025">
                <text:p>0.8025</text:p>
              </table:table-cell>
              <table:table-cell office:value-type="float" office:value="0.7945">
                <text:p>0.7945</text:p>
              </table:table-cell>
              <table:table-cell office:value-type="float" office:value="0.732727">
                <text:p>0.7327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41576">
                <text:p>0.741576</text:p>
              </table:table-cell>
              <table:table-cell office:value-type="float" office:value="0.7835">
                <text:p>0.7835</text:p>
              </table:table-cell>
              <table:table-cell office:value-type="float" office:value="0.7915">
                <text:p>0.7915</text:p>
              </table:table-cell>
              <table:table-cell office:value-type="float" office:value="0.808915">
                <text:p>0.8089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31804">
                <text:p>0.731804</text:p>
              </table:table-cell>
              <table:table-cell office:value-type="float" office:value="0.801">
                <text:p>0.801</text:p>
              </table:table-cell>
              <table:table-cell office:value-type="float" office:value="0.791">
                <text:p>0.791</text:p>
              </table:table-cell>
              <table:table-cell office:value-type="float" office:value="0.7632">
                <text:p>0.76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60187">
                <text:p>0.760187</text:p>
              </table:table-cell>
              <table:table-cell office:value-type="float" office:value="0.8015">
                <text:p>0.8015</text:p>
              </table:table-cell>
              <table:table-cell office:value-type="float" office:value="0.779">
                <text:p>0.779</text:p>
              </table:table-cell>
              <table:table-cell office:value-type="float" office:value="0.747493">
                <text:p>0.7474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53201">
                <text:p>0.753201</text:p>
              </table:table-cell>
              <table:table-cell office:value-type="float" office:value="0.796">
                <text:p>0.796</text:p>
              </table:table-cell>
              <table:table-cell office:value-type="float" office:value="0.7935">
                <text:p>0.7935</text:p>
              </table:table-cell>
              <table:table-cell office:value-type="float" office:value="0.822471">
                <text:p>0.8224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35154">
                <text:p>0.735154</text:p>
              </table:table-cell>
              <table:table-cell office:value-type="float" office:value="0.7995">
                <text:p>0.7995</text:p>
              </table:table-cell>
              <table:table-cell office:value-type="float" office:value="0.7925">
                <text:p>0.7925</text:p>
              </table:table-cell>
              <table:table-cell office:value-type="float" office:value="0.770365">
                <text:p>0.7703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721972">
                <text:p>0.721972</text:p>
              </table:table-cell>
              <table:table-cell office:value-type="float" office:value="0.804">
                <text:p>0.804</text:p>
              </table:table-cell>
              <table:table-cell office:value-type="float" office:value="0.7925">
                <text:p>0.7925</text:p>
              </table:table-cell>
              <table:table-cell office:value-type="float" office:value="0.75123">
                <text:p>0.75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07185">
                <text:p>0.707185</text:p>
              </table:table-cell>
              <table:table-cell office:value-type="float" office:value="0.8065">
                <text:p>0.8065</text:p>
              </table:table-cell>
              <table:table-cell office:value-type="float" office:value="0.7965">
                <text:p>0.7965</text:p>
              </table:table-cell>
              <table:table-cell office:value-type="float" office:value="0.749949">
                <text:p>0.7499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25027">
                <text:p>0.725027</text:p>
              </table:table-cell>
              <table:table-cell office:value-type="float" office:value="0.791">
                <text:p>0.791</text:p>
              </table:table-cell>
              <table:table-cell office:value-type="float" office:value="0.7965">
                <text:p>0.7965</text:p>
              </table:table-cell>
              <table:table-cell office:value-type="float" office:value="0.761743">
                <text:p>0.7617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745573">
                <text:p>0.745573</text:p>
              </table:table-cell>
              <table:table-cell office:value-type="float" office:value="0.801">
                <text:p>0.801</text:p>
              </table:table-cell>
              <table:table-cell office:value-type="float" office:value="0.7915">
                <text:p>0.7915</text:p>
              </table:table-cell>
              <table:table-cell office:value-type="float" office:value="0.780968">
                <text:p>0.7809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57015">
                <text:p>0.757015</text:p>
              </table:table-cell>
              <table:table-cell office:value-type="float" office:value="0.7985">
                <text:p>0.7985</text:p>
              </table:table-cell>
              <table:table-cell office:value-type="float" office:value="0.783">
                <text:p>0.783</text:p>
              </table:table-cell>
              <table:table-cell office:value-type="float" office:value="0.761177">
                <text:p>0.7611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66203">
                <text:p>0.766203</text:p>
              </table:table-cell>
              <table:table-cell office:value-type="float" office:value="0.788">
                <text:p>0.788</text:p>
              </table:table-cell>
              <table:table-cell office:value-type="float" office:value="0.772">
                <text:p>0.772</text:p>
              </table:table-cell>
              <table:table-cell office:value-type="float" office:value="0.77277">
                <text:p>0.772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512">
                <text:p>0.73512</text:p>
              </table:table-cell>
              <table:table-cell office:value-type="float" office:value="0.7915">
                <text:p>0.7915</text:p>
              </table:table-cell>
              <table:table-cell office:value-type="float" office:value="0.8025">
                <text:p>0.8025</text:p>
              </table:table-cell>
              <table:table-cell office:value-type="float" office:value="0.776418">
                <text:p>0.7764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81591">
                <text:p>0.681591</text:p>
              </table:table-cell>
              <table:table-cell office:value-type="float" office:value="0.802">
                <text:p>0.802</text:p>
              </table:table-cell>
              <table:table-cell office:value-type="float" office:value="0.804">
                <text:p>0.804</text:p>
              </table:table-cell>
              <table:table-cell office:value-type="float" office:value="0.746235">
                <text:p>0.7462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74683">
                <text:p>0.74683</text:p>
              </table:table-cell>
              <table:table-cell office:value-type="float" office:value="0.7995">
                <text:p>0.7995</text:p>
              </table:table-cell>
              <table:table-cell office:value-type="float" office:value="0.7975">
                <text:p>0.7975</text:p>
              </table:table-cell>
              <table:table-cell office:value-type="float" office:value="0.758168">
                <text:p>0.7581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40259">
                <text:p>0.740259</text:p>
              </table:table-cell>
              <table:table-cell office:value-type="float" office:value="0.797">
                <text:p>0.797</text:p>
              </table:table-cell>
              <table:table-cell office:value-type="float" office:value="0.797">
                <text:p>0.797</text:p>
              </table:table-cell>
              <table:table-cell office:value-type="float" office:value="0.768913">
                <text:p>0.7689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8447">
                <text:p>0.768447</text:p>
              </table:table-cell>
              <table:table-cell office:value-type="float" office:value="0.795">
                <text:p>0.795</text:p>
              </table:table-cell>
              <table:table-cell office:value-type="float" office:value="0.791">
                <text:p>0.791</text:p>
              </table:table-cell>
              <table:table-cell office:value-type="float" office:value="0.731505">
                <text:p>0.7315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34354">
                <text:p>0.734354</text:p>
              </table:table-cell>
              <table:table-cell office:value-type="float" office:value="0.8025">
                <text:p>0.8025</text:p>
              </table:table-cell>
              <table:table-cell office:value-type="float" office:value="0.7935">
                <text:p>0.7935</text:p>
              </table:table-cell>
              <table:table-cell office:value-type="float" office:value="0.761936">
                <text:p>0.7619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64808">
                <text:p>0.764808</text:p>
              </table:table-cell>
              <table:table-cell office:value-type="float" office:value="0.791">
                <text:p>0.791</text:p>
              </table:table-cell>
              <table:table-cell office:value-type="float" office:value="0.7835">
                <text:p>0.7835</text:p>
              </table:table-cell>
              <table:table-cell office:value-type="float" office:value="0.809257">
                <text:p>0.8092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21133">
                <text:p>0.721133</text:p>
              </table:table-cell>
              <table:table-cell office:value-type="float" office:value="0.803">
                <text:p>0.803</text:p>
              </table:table-cell>
              <table:table-cell office:value-type="float" office:value="0.798">
                <text:p>0.798</text:p>
              </table:table-cell>
              <table:table-cell office:value-type="float" office:value="0.746076">
                <text:p>0.7460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65526">
                <text:p>0.765526</text:p>
              </table:table-cell>
              <table:table-cell office:value-type="float" office:value="0.8065">
                <text:p>0.8065</text:p>
              </table:table-cell>
              <table:table-cell office:value-type="float" office:value="0.7835">
                <text:p>0.7835</text:p>
              </table:table-cell>
              <table:table-cell office:value-type="float" office:value="0.722964">
                <text:p>0.7229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749221">
                <text:p>0.749221</text:p>
              </table:table-cell>
              <table:table-cell office:value-type="float" office:value="0.798">
                <text:p>0.798</text:p>
              </table:table-cell>
              <table:table-cell office:value-type="float" office:value="0.796">
                <text:p>0.796</text:p>
              </table:table-cell>
              <table:table-cell office:value-type="float" office:value="0.748626">
                <text:p>0.7486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723151">
                <text:p>0.723151</text:p>
              </table:table-cell>
              <table:table-cell office:value-type="float" office:value="0.8025">
                <text:p>0.8025</text:p>
              </table:table-cell>
              <table:table-cell office:value-type="float" office:value="0.805">
                <text:p>0.805</text:p>
              </table:table-cell>
              <table:table-cell office:value-type="float" office:value="0.781577">
                <text:p>0.7815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75888">
                <text:p>0.775888</text:p>
              </table:table-cell>
              <table:table-cell office:value-type="float" office:value="0.8105">
                <text:p>0.8105</text:p>
              </table:table-cell>
              <table:table-cell office:value-type="float" office:value="0.779">
                <text:p>0.779</text:p>
              </table:table-cell>
              <table:table-cell office:value-type="float" office:value="0.750872">
                <text:p>0.7508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731995">
                <text:p>0.731995</text:p>
              </table:table-cell>
              <table:table-cell office:value-type="float" office:value="0.7995">
                <text:p>0.7995</text:p>
              </table:table-cell>
              <table:table-cell office:value-type="float" office:value="0.7935">
                <text:p>0.7935</text:p>
              </table:table-cell>
              <table:table-cell office:value-type="float" office:value="0.781081">
                <text:p>0.7810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93029">
                <text:p>0.793029</text:p>
              </table:table-cell>
              <table:table-cell office:value-type="float" office:value="0.7995">
                <text:p>0.7995</text:p>
              </table:table-cell>
              <table:table-cell office:value-type="float" office:value="0.782">
                <text:p>0.782</text:p>
              </table:table-cell>
              <table:table-cell office:value-type="float" office:value="0.778435">
                <text:p>0.7784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24054">
                <text:p>0.724054</text:p>
              </table:table-cell>
              <table:table-cell office:value-type="float" office:value="0.797">
                <text:p>0.797</text:p>
              </table:table-cell>
              <table:table-cell office:value-type="float" office:value="0.803">
                <text:p>0.803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712692">
                <text:p>0.712692</text:p>
              </table:table-cell>
              <table:table-cell office:value-type="float" office:value="0.808">
                <text:p>0.808</text:p>
              </table:table-cell>
              <table:table-cell office:value-type="float" office:value="0.804">
                <text:p>0.804</text:p>
              </table:table-cell>
              <table:table-cell office:value-type="float" office:value="0.778205">
                <text:p>0.7782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752224">
                <text:p>0.752224</text:p>
              </table:table-cell>
              <table:table-cell office:value-type="float" office:value="0.806">
                <text:p>0.806</text:p>
              </table:table-cell>
              <table:table-cell office:value-type="float" office:value="0.795">
                <text:p>0.795</text:p>
              </table:table-cell>
              <table:table-cell office:value-type="float" office:value="0.770936">
                <text:p>0.7709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730202">
                <text:p>0.730202</text:p>
              </table:table-cell>
              <table:table-cell office:value-type="float" office:value="0.8165">
                <text:p>0.8165</text:p>
              </table:table-cell>
              <table:table-cell office:value-type="float" office:value="0.7905">
                <text:p>0.7905</text:p>
              </table:table-cell>
              <table:table-cell office:value-type="float" office:value="0.757008">
                <text:p>0.7570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28484">
                <text:p>0.728484</text:p>
              </table:table-cell>
              <table:table-cell office:value-type="float" office:value="0.8055">
                <text:p>0.8055</text:p>
              </table:table-cell>
              <table:table-cell office:value-type="float" office:value="0.7975">
                <text:p>0.7975</text:p>
              </table:table-cell>
              <table:table-cell office:value-type="float" office:value="0.747048">
                <text:p>0.747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739717">
                <text:p>0.739717</text:p>
              </table:table-cell>
              <table:table-cell office:value-type="float" office:value="0.808">
                <text:p>0.808</text:p>
              </table:table-cell>
              <table:table-cell office:value-type="float" office:value="0.7955">
                <text:p>0.7955</text:p>
              </table:table-cell>
              <table:table-cell office:value-type="float" office:value="0.767914">
                <text:p>0.7679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728508">
                <text:p>0.728508</text:p>
              </table:table-cell>
              <table:table-cell office:value-type="float" office:value="0.789">
                <text:p>0.789</text:p>
              </table:table-cell>
              <table:table-cell office:value-type="float" office:value="0.798">
                <text:p>0.798</text:p>
              </table:table-cell>
              <table:table-cell office:value-type="float" office:value="0.79308">
                <text:p>0.793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732005">
                <text:p>0.732005</text:p>
              </table:table-cell>
              <table:table-cell office:value-type="float" office:value="0.7965">
                <text:p>0.7965</text:p>
              </table:table-cell>
              <table:table-cell office:value-type="float" office:value="0.7955">
                <text:p>0.7955</text:p>
              </table:table-cell>
              <table:table-cell office:value-type="float" office:value="0.790733">
                <text:p>0.7907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725071">
                <text:p>0.725071</text:p>
              </table:table-cell>
              <table:table-cell office:value-type="float" office:value="0.8035">
                <text:p>0.8035</text:p>
              </table:table-cell>
              <table:table-cell office:value-type="float" office:value="0.787">
                <text:p>0.787</text:p>
              </table:table-cell>
              <table:table-cell office:value-type="float" office:value="0.772538">
                <text:p>0.7725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12015">
                <text:p>0.712015</text:p>
              </table:table-cell>
              <table:table-cell office:value-type="float" office:value="0.797">
                <text:p>0.797</text:p>
              </table:table-cell>
              <table:table-cell office:value-type="float" office:value="0.7915">
                <text:p>0.7915</text:p>
              </table:table-cell>
              <table:table-cell office:value-type="float" office:value="0.75718">
                <text:p>0.7571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11507">
                <text:p>0.711507</text:p>
              </table:table-cell>
              <table:table-cell office:value-type="float" office:value="0.7995">
                <text:p>0.7995</text:p>
              </table:table-cell>
              <table:table-cell office:value-type="float" office:value="0.7985">
                <text:p>0.7985</text:p>
              </table:table-cell>
              <table:table-cell office:value-type="float" office:value="0.773852">
                <text:p>0.7738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776294">
                <text:p>0.776294</text:p>
              </table:table-cell>
              <table:table-cell office:value-type="float" office:value="0.809">
                <text:p>0.809</text:p>
              </table:table-cell>
              <table:table-cell office:value-type="float" office:value="0.7825">
                <text:p>0.7825</text:p>
              </table:table-cell>
              <table:table-cell office:value-type="float" office:value="0.768501">
                <text:p>0.7685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04287">
                <text:p>0.704287</text:p>
              </table:table-cell>
              <table:table-cell office:value-type="float" office:value="0.7925">
                <text:p>0.7925</text:p>
              </table:table-cell>
              <table:table-cell office:value-type="float" office:value="0.8005">
                <text:p>0.8005</text:p>
              </table:table-cell>
              <table:table-cell office:value-type="float" office:value="0.815166">
                <text:p>0.8151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16644">
                <text:p>0.716644</text:p>
              </table:table-cell>
              <table:table-cell office:value-type="float" office:value="0.7915">
                <text:p>0.7915</text:p>
              </table:table-cell>
              <table:table-cell office:value-type="float" office:value="0.788">
                <text:p>0.788</text:p>
              </table:table-cell>
              <table:table-cell office:value-type="float" office:value="0.831774">
                <text:p>0.8317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85202">
                <text:p>0.685202</text:p>
              </table:table-cell>
              <table:table-cell office:value-type="float" office:value="0.8145">
                <text:p>0.8145</text:p>
              </table:table-cell>
              <table:table-cell office:value-type="float" office:value="0.8075">
                <text:p>0.8075</text:p>
              </table:table-cell>
              <table:table-cell office:value-type="float" office:value="0.725451">
                <text:p>0.7254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33561">
                <text:p>0.733561</text:p>
              </table:table-cell>
              <table:table-cell office:value-type="float" office:value="0.807">
                <text:p>0.807</text:p>
              </table:table-cell>
              <table:table-cell office:value-type="float" office:value="0.792">
                <text:p>0.792</text:p>
              </table:table-cell>
              <table:table-cell office:value-type="float" office:value="0.753947">
                <text:p>0.753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94816">
                <text:p>0.694816</text:p>
              </table:table-cell>
              <table:table-cell office:value-type="float" office:value="0.808">
                <text:p>0.808</text:p>
              </table:table-cell>
              <table:table-cell office:value-type="float" office:value="0.7965">
                <text:p>0.7965</text:p>
              </table:table-cell>
              <table:table-cell office:value-type="float" office:value="0.75491">
                <text:p>0.754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699999">
                <text:p>0.699999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73959">
                <text:p>0.739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19569">
                <text:p>0.719569</text:p>
              </table:table-cell>
              <table:table-cell office:value-type="float" office:value="0.8105">
                <text:p>0.8105</text:p>
              </table:table-cell>
              <table:table-cell office:value-type="float" office:value="0.794">
                <text:p>0.794</text:p>
              </table:table-cell>
              <table:table-cell office:value-type="float" office:value="0.757711">
                <text:p>0.7577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688474">
                <text:p>0.688474</text:p>
              </table:table-cell>
              <table:table-cell office:value-type="float" office:value="0.7945">
                <text:p>0.7945</text:p>
              </table:table-cell>
              <table:table-cell office:value-type="float" office:value="0.802">
                <text:p>0.802</text:p>
              </table:table-cell>
              <table:table-cell office:value-type="float" office:value="0.771747">
                <text:p>0.7717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14735">
                <text:p>0.714735</text:p>
              </table:table-cell>
              <table:table-cell office:value-type="float" office:value="0.784">
                <text:p>0.784</text:p>
              </table:table-cell>
              <table:table-cell office:value-type="float" office:value="0.796">
                <text:p>0.796</text:p>
              </table:table-cell>
              <table:table-cell office:value-type="float" office:value="0.841236">
                <text:p>0.8412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07408">
                <text:p>0.707408</text:p>
              </table:table-cell>
              <table:table-cell office:value-type="float" office:value="0.8025">
                <text:p>0.8025</text:p>
              </table:table-cell>
              <table:table-cell office:value-type="float" office:value="0.8065">
                <text:p>0.8065</text:p>
              </table:table-cell>
              <table:table-cell office:value-type="float" office:value="0.773648">
                <text:p>0.7736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12783">
                <text:p>0.712783</text:p>
              </table:table-cell>
              <table:table-cell office:value-type="float" office:value="0.806">
                <text:p>0.806</text:p>
              </table:table-cell>
              <table:table-cell office:value-type="float" office:value="0.8025">
                <text:p>0.8025</text:p>
              </table:table-cell>
              <table:table-cell office:value-type="float" office:value="0.734856">
                <text:p>0.7348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00407">
                <text:p>0.700407</text:p>
              </table:table-cell>
              <table:table-cell office:value-type="float" office:value="0.7985">
                <text:p>0.7985</text:p>
              </table:table-cell>
              <table:table-cell office:value-type="float" office:value="0.8015">
                <text:p>0.8015</text:p>
              </table:table-cell>
              <table:table-cell office:value-type="float" office:value="0.807638">
                <text:p>0.8076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02508">
                <text:p>0.702508</text:p>
              </table:table-cell>
              <table:table-cell office:value-type="float" office:value="0.804">
                <text:p>0.804</text:p>
              </table:table-cell>
              <table:table-cell office:value-type="float" office:value="0.7955">
                <text:p>0.7955</text:p>
              </table:table-cell>
              <table:table-cell office:value-type="float" office:value="0.783514">
                <text:p>0.783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24253">
                <text:p>0.724253</text:p>
              </table:table-cell>
              <table:table-cell office:value-type="float" office:value="0.7965">
                <text:p>0.7965</text:p>
              </table:table-cell>
              <table:table-cell office:value-type="float" office:value="0.8015">
                <text:p>0.8015</text:p>
              </table:table-cell>
              <table:table-cell office:value-type="float" office:value="0.769501">
                <text:p>0.7695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13084">
                <text:p>0.713084</text:p>
              </table:table-cell>
              <table:table-cell office:value-type="float" office:value="0.8015">
                <text:p>0.8015</text:p>
              </table:table-cell>
              <table:table-cell office:value-type="float" office:value="0.801">
                <text:p>0.801</text:p>
              </table:table-cell>
              <table:table-cell office:value-type="float" office:value="0.747112">
                <text:p>0.747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18959">
                <text:p>0.718959</text:p>
              </table:table-cell>
              <table:table-cell office:value-type="float" office:value="0.7965">
                <text:p>0.7965</text:p>
              </table:table-cell>
              <table:table-cell office:value-type="float" office:value="0.803">
                <text:p>0.803</text:p>
              </table:table-cell>
              <table:table-cell office:value-type="float" office:value="0.799019">
                <text:p>0.7990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97208">
                <text:p>0.697208</text:p>
              </table:table-cell>
              <table:table-cell office:value-type="float" office:value="0.7945">
                <text:p>0.7945</text:p>
              </table:table-cell>
              <table:table-cell office:value-type="float" office:value="0.8005">
                <text:p>0.8005</text:p>
              </table:table-cell>
              <table:table-cell office:value-type="float" office:value="0.761063">
                <text:p>0.7610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34599">
                <text:p>0.734599</text:p>
              </table:table-cell>
              <table:table-cell office:value-type="float" office:value="0.7985">
                <text:p>0.7985</text:p>
              </table:table-cell>
              <table:table-cell office:value-type="float" office:value="0.784">
                <text:p>0.784</text:p>
              </table:table-cell>
              <table:table-cell office:value-type="float" office:value="0.757637">
                <text:p>0.7576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2986">
                <text:p>0.72986</text:p>
              </table:table-cell>
              <table:table-cell office:value-type="float" office:value="0.805">
                <text:p>0.805</text:p>
              </table:table-cell>
              <table:table-cell office:value-type="float" office:value="0.7915">
                <text:p>0.7915</text:p>
              </table:table-cell>
              <table:table-cell office:value-type="float" office:value="0.763076">
                <text:p>0.763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33097">
                <text:p>0.733097</text:p>
              </table:table-cell>
              <table:table-cell office:value-type="float" office:value="0.8025">
                <text:p>0.8025</text:p>
              </table:table-cell>
              <table:table-cell office:value-type="float" office:value="0.8005">
                <text:p>0.8005</text:p>
              </table:table-cell>
              <table:table-cell office:value-type="float" office:value="0.759595">
                <text:p>0.7595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88502">
                <text:p>0.688502</text:p>
              </table:table-cell>
              <table:table-cell office:value-type="float" office:value="0.801">
                <text:p>0.801</text:p>
              </table:table-cell>
              <table:table-cell office:value-type="float" office:value="0.805">
                <text:p>0.805</text:p>
              </table:table-cell>
              <table:table-cell office:value-type="float" office:value="0.769009">
                <text:p>0.7690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16416">
                <text:p>0.716416</text:p>
              </table:table-cell>
              <table:table-cell office:value-type="float" office:value="0.8">
                <text:p>0.8</text:p>
              </table:table-cell>
              <table:table-cell office:value-type="float" office:value="0.7975">
                <text:p>0.7975</text:p>
              </table:table-cell>
              <table:table-cell office:value-type="float" office:value="0.791596">
                <text:p>0.791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33802">
                <text:p>0.733802</text:p>
              </table:table-cell>
              <table:table-cell office:value-type="float" office:value="0.7985">
                <text:p>0.7985</text:p>
              </table:table-cell>
              <table:table-cell office:value-type="float" office:value="0.786">
                <text:p>0.786</text:p>
              </table:table-cell>
              <table:table-cell office:value-type="float" office:value="0.774963">
                <text:p>0.774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7767">
                <text:p>0.727767</text:p>
              </table:table-cell>
              <table:table-cell office:value-type="float" office:value="0.807">
                <text:p>0.807</text:p>
              </table:table-cell>
              <table:table-cell office:value-type="float" office:value="0.788">
                <text:p>0.788</text:p>
              </table:table-cell>
              <table:table-cell office:value-type="float" office:value="0.726949">
                <text:p>0.7269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98928">
                <text:p>0.698928</text:p>
              </table:table-cell>
              <table:table-cell office:value-type="float" office:value="0.7915">
                <text:p>0.7915</text:p>
              </table:table-cell>
              <table:table-cell office:value-type="float" office:value="0.805">
                <text:p>0.805</text:p>
              </table:table-cell>
              <table:table-cell office:value-type="float" office:value="0.776143">
                <text:p>0.7761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23196">
                <text:p>0.723196</text:p>
              </table:table-cell>
              <table:table-cell office:value-type="float" office:value="0.7995">
                <text:p>0.7995</text:p>
              </table:table-cell>
              <table:table-cell office:value-type="float" office:value="0.8045">
                <text:p>0.8045</text:p>
              </table:table-cell>
              <table:table-cell office:value-type="float" office:value="0.738057">
                <text:p>0.7380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1084">
                <text:p>0.71084</text:p>
              </table:table-cell>
              <table:table-cell office:value-type="float" office:value="0.8045">
                <text:p>0.8045</text:p>
              </table:table-cell>
              <table:table-cell office:value-type="float" office:value="0.797">
                <text:p>0.797</text:p>
              </table:table-cell>
              <table:table-cell office:value-type="float" office:value="0.756086">
                <text:p>0.7560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00755">
                <text:p>0.700755</text:p>
              </table:table-cell>
              <table:table-cell office:value-type="float" office:value="0.8005">
                <text:p>0.8005</text:p>
              </table:table-cell>
              <table:table-cell office:value-type="float" office:value="0.8025">
                <text:p>0.8025</text:p>
              </table:table-cell>
              <table:table-cell office:value-type="float" office:value="0.765386">
                <text:p>0.7653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25526">
                <text:p>0.725526</text:p>
              </table:table-cell>
              <table:table-cell office:value-type="float" office:value="0.797">
                <text:p>0.797</text:p>
              </table:table-cell>
              <table:table-cell office:value-type="float" office:value="0.797">
                <text:p>0.797</text:p>
              </table:table-cell>
              <table:table-cell office:value-type="float" office:value="0.811323">
                <text:p>0.8113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43191">
                <text:p>0.743191</text:p>
              </table:table-cell>
              <table:table-cell office:value-type="float" office:value="0.8135">
                <text:p>0.8135</text:p>
              </table:table-cell>
              <table:table-cell office:value-type="float" office:value="0.7895">
                <text:p>0.7895</text:p>
              </table:table-cell>
              <table:table-cell office:value-type="float" office:value="0.7328">
                <text:p>0.73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10095">
                <text:p>0.710095</text:p>
              </table:table-cell>
              <table:table-cell office:value-type="float" office:value="0.7865">
                <text:p>0.7865</text:p>
              </table:table-cell>
              <table:table-cell office:value-type="float" office:value="0.8025">
                <text:p>0.8025</text:p>
              </table:table-cell>
              <table:table-cell office:value-type="float" office:value="0.833471">
                <text:p>0.8334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6913">
                <text:p>0.76913</text:p>
              </table:table-cell>
              <table:table-cell office:value-type="float" office:value="0.7995">
                <text:p>0.7995</text:p>
              </table:table-cell>
              <table:table-cell office:value-type="float" office:value="0.7995">
                <text:p>0.7995</text:p>
              </table:table-cell>
              <table:table-cell office:value-type="float" office:value="0.76886">
                <text:p>0.768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63729">
                <text:p>0.763729</text:p>
              </table:table-cell>
              <table:table-cell office:value-type="float" office:value="0.7995">
                <text:p>0.7995</text:p>
              </table:table-cell>
              <table:table-cell office:value-type="float" office:value="0.7915">
                <text:p>0.7915</text:p>
              </table:table-cell>
              <table:table-cell office:value-type="float" office:value="0.756564">
                <text:p>0.7565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4635">
                <text:p>0.74635</text:p>
              </table:table-cell>
              <table:table-cell office:value-type="float" office:value="0.796">
                <text:p>0.796</text:p>
              </table:table-cell>
              <table:table-cell office:value-type="float" office:value="0.7875">
                <text:p>0.7875</text:p>
              </table:table-cell>
              <table:table-cell office:value-type="float" office:value="0.783311">
                <text:p>0.7833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11844">
                <text:p>0.711844</text:p>
              </table:table-cell>
              <table:table-cell office:value-type="float" office:value="0.806">
                <text:p>0.806</text:p>
              </table:table-cell>
              <table:table-cell office:value-type="float" office:value="0.798">
                <text:p>0.798</text:p>
              </table:table-cell>
              <table:table-cell office:value-type="float" office:value="0.755935">
                <text:p>0.7559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459">
                <text:p>0.7459</text:p>
              </table:table-cell>
              <table:table-cell office:value-type="float" office:value="0.8015">
                <text:p>0.8015</text:p>
              </table:table-cell>
              <table:table-cell office:value-type="float" office:value="0.7975">
                <text:p>0.7975</text:p>
              </table:table-cell>
              <table:table-cell office:value-type="float" office:value="0.752807">
                <text:p>0.7528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23628">
                <text:p>0.723628</text:p>
              </table:table-cell>
              <table:table-cell office:value-type="float" office:value="0.809">
                <text:p>0.809</text:p>
              </table:table-cell>
              <table:table-cell office:value-type="float" office:value="0.794">
                <text:p>0.794</text:p>
              </table:table-cell>
              <table:table-cell office:value-type="float" office:value="0.740512">
                <text:p>0.7405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49652">
                <text:p>0.749652</text:p>
              </table:table-cell>
              <table:table-cell office:value-type="float" office:value="0.8035">
                <text:p>0.8035</text:p>
              </table:table-cell>
              <table:table-cell office:value-type="float" office:value="0.795">
                <text:p>0.795</text:p>
              </table:table-cell>
              <table:table-cell office:value-type="float" office:value="0.755234">
                <text:p>0.7552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13644">
                <text:p>0.713644</text:p>
              </table:table-cell>
              <table:table-cell office:value-type="float" office:value="0.8035">
                <text:p>0.8035</text:p>
              </table:table-cell>
              <table:table-cell office:value-type="float" office:value="0.805">
                <text:p>0.805</text:p>
              </table:table-cell>
              <table:table-cell office:value-type="float" office:value="0.761415">
                <text:p>0.7614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7465">
                <text:p>0.737465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94547">
                <text:p>0.7945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0075">
                <text:p>0.70075</text:p>
              </table:table-cell>
              <table:table-cell office:value-type="float" office:value="0.799">
                <text:p>0.799</text:p>
              </table:table-cell>
              <table:table-cell office:value-type="float" office:value="0.8015">
                <text:p>0.8015</text:p>
              </table:table-cell>
              <table:table-cell office:value-type="float" office:value="0.817815">
                <text:p>0.8178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1064">
                <text:p>0.731064</text:p>
              </table:table-cell>
              <table:table-cell office:value-type="float" office:value="0.8025">
                <text:p>0.8025</text:p>
              </table:table-cell>
              <table:table-cell office:value-type="float" office:value="0.8">
                <text:p>0.8</text:p>
              </table:table-cell>
              <table:table-cell office:value-type="float" office:value="0.817778">
                <text:p>0.8177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94407">
                <text:p>0.694407</text:p>
              </table:table-cell>
              <table:table-cell office:value-type="float" office:value="0.807">
                <text:p>0.807</text:p>
              </table:table-cell>
              <table:table-cell office:value-type="float" office:value="0.8035">
                <text:p>0.8035</text:p>
              </table:table-cell>
              <table:table-cell office:value-type="float" office:value="0.717645">
                <text:p>0.7176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09169">
                <text:p>0.709169</text:p>
              </table:table-cell>
              <table:table-cell office:value-type="float" office:value="0.8115">
                <text:p>0.8115</text:p>
              </table:table-cell>
              <table:table-cell office:value-type="float" office:value="0.807">
                <text:p>0.807</text:p>
              </table:table-cell>
              <table:table-cell office:value-type="float" office:value="0.816692">
                <text:p>0.8166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30647">
                <text:p>0.730647</text:p>
              </table:table-cell>
              <table:table-cell office:value-type="float" office:value="0.813">
                <text:p>0.813</text:p>
              </table:table-cell>
              <table:table-cell office:value-type="float" office:value="0.7955">
                <text:p>0.7955</text:p>
              </table:table-cell>
              <table:table-cell office:value-type="float" office:value="0.737777">
                <text:p>0.7377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8604">
                <text:p>0.748604</text:p>
              </table:table-cell>
              <table:table-cell office:value-type="float" office:value="0.7925">
                <text:p>0.7925</text:p>
              </table:table-cell>
              <table:table-cell office:value-type="float" office:value="0.792">
                <text:p>0.792</text:p>
              </table:table-cell>
              <table:table-cell office:value-type="float" office:value="0.781643">
                <text:p>0.7816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07792">
                <text:p>0.707792</text:p>
              </table:table-cell>
              <table:table-cell office:value-type="float" office:value="0.8095">
                <text:p>0.8095</text:p>
              </table:table-cell>
              <table:table-cell office:value-type="float" office:value="0.8">
                <text:p>0.8</text:p>
              </table:table-cell>
              <table:table-cell office:value-type="float" office:value="0.750377">
                <text:p>0.7503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35762">
                <text:p>0.735762</text:p>
              </table:table-cell>
              <table:table-cell office:value-type="float" office:value="0.809">
                <text:p>0.809</text:p>
              </table:table-cell>
              <table:table-cell office:value-type="float" office:value="0.799">
                <text:p>0.799</text:p>
              </table:table-cell>
              <table:table-cell office:value-type="float" office:value="0.789748">
                <text:p>0.7897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08167">
                <text:p>0.708167</text:p>
              </table:table-cell>
              <table:table-cell office:value-type="float" office:value="0.81">
                <text:p>0.81</text:p>
              </table:table-cell>
              <table:table-cell office:value-type="float" office:value="0.8055">
                <text:p>0.8055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82372">
                <text:p>0.682372</text:p>
              </table:table-cell>
              <table:table-cell office:value-type="float" office:value="0.7975">
                <text:p>0.7975</text:p>
              </table:table-cell>
              <table:table-cell office:value-type="float" office:value="0.8135">
                <text:p>0.8135</text:p>
              </table:table-cell>
              <table:table-cell office:value-type="float" office:value="0.824396">
                <text:p>0.8243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726552">
                <text:p>0.726552</text:p>
              </table:table-cell>
              <table:table-cell office:value-type="float" office:value="0.8025">
                <text:p>0.8025</text:p>
              </table:table-cell>
              <table:table-cell office:value-type="float" office:value="0.7995">
                <text:p>0.7995</text:p>
              </table:table-cell>
              <table:table-cell office:value-type="float" office:value="0.793237">
                <text:p>0.7932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86488">
                <text:p>0.686488</text:p>
              </table:table-cell>
              <table:table-cell office:value-type="float" office:value="0.8025">
                <text:p>0.8025</text:p>
              </table:table-cell>
              <table:table-cell office:value-type="float" office:value="0.8135">
                <text:p>0.8135</text:p>
              </table:table-cell>
              <table:table-cell office:value-type="float" office:value="0.778885">
                <text:p>0.7788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6459">
                <text:p>0.76459</text:p>
              </table:table-cell>
              <table:table-cell office:value-type="float" office:value="0.8035">
                <text:p>0.8035</text:p>
              </table:table-cell>
              <table:table-cell office:value-type="float" office:value="0.7845">
                <text:p>0.7845</text:p>
              </table:table-cell>
              <table:table-cell office:value-type="float" office:value="0.771378">
                <text:p>0.7713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719025">
                <text:p>0.719025</text:p>
              </table:table-cell>
              <table:table-cell office:value-type="float" office:value="0.808">
                <text:p>0.808</text:p>
              </table:table-cell>
              <table:table-cell office:value-type="float" office:value="0.8025">
                <text:p>0.8025</text:p>
              </table:table-cell>
              <table:table-cell office:value-type="float" office:value="0.751692">
                <text:p>0.7516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92549">
                <text:p>0.692549</text:p>
              </table:table-cell>
              <table:table-cell office:value-type="float" office:value="0.7825">
                <text:p>0.7825</text:p>
              </table:table-cell>
              <table:table-cell office:value-type="float" office:value="0.8015">
                <text:p>0.8015</text:p>
              </table:table-cell>
              <table:table-cell office:value-type="float" office:value="0.837205">
                <text:p>0.837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90191">
                <text:p>0.690191</text:p>
              </table:table-cell>
              <table:table-cell office:value-type="float" office:value="0.812">
                <text:p>0.812</text:p>
              </table:table-cell>
              <table:table-cell office:value-type="float" office:value="0.804">
                <text:p>0.804</text:p>
              </table:table-cell>
              <table:table-cell office:value-type="float" office:value="0.742061">
                <text:p>0.74206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70701">
                <text:p>0.770701</text:p>
              </table:table-cell>
              <table:table-cell office:value-type="float" office:value="0.8095">
                <text:p>0.8095</text:p>
              </table:table-cell>
              <table:table-cell office:value-type="float" office:value="0.777">
                <text:p>0.777</text:p>
              </table:table-cell>
              <table:table-cell office:value-type="float" office:value="0.803354">
                <text:p>0.8033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98288">
                <text:p>0.698288</text:p>
              </table:table-cell>
              <table:table-cell office:value-type="float" office:value="0.8085">
                <text:p>0.8085</text:p>
              </table:table-cell>
              <table:table-cell office:value-type="float" office:value="0.796">
                <text:p>0.796</text:p>
              </table:table-cell>
              <table:table-cell office:value-type="float" office:value="0.771966">
                <text:p>0.7719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20894">
                <text:p>0.720894</text:p>
              </table:table-cell>
              <table:table-cell office:value-type="float" office:value="0.806">
                <text:p>0.806</text:p>
              </table:table-cell>
              <table:table-cell office:value-type="float" office:value="0.7995">
                <text:p>0.7995</text:p>
              </table:table-cell>
              <table:table-cell office:value-type="float" office:value="0.784514">
                <text:p>0.7845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06069">
                <text:p>0.706069</text:p>
              </table:table-cell>
              <table:table-cell office:value-type="float" office:value="0.802">
                <text:p>0.802</text:p>
              </table:table-cell>
              <table:table-cell office:value-type="float" office:value="0.7995">
                <text:p>0.7995</text:p>
              </table:table-cell>
              <table:table-cell office:value-type="float" office:value="0.833877">
                <text:p>0.8338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727548">
                <text:p>0.727548</text:p>
              </table:table-cell>
              <table:table-cell office:value-type="float" office:value="0.81">
                <text:p>0.81</text:p>
              </table:table-cell>
              <table:table-cell office:value-type="float" office:value="0.797">
                <text:p>0.797</text:p>
              </table:table-cell>
              <table:table-cell office:value-type="float" office:value="0.761784">
                <text:p>0.7617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96977">
                <text:p>0.696977</text:p>
              </table:table-cell>
              <table:table-cell office:value-type="float" office:value="0.811">
                <text:p>0.811</text:p>
              </table:table-cell>
              <table:table-cell office:value-type="float" office:value="0.8075">
                <text:p>0.8075</text:p>
              </table:table-cell>
              <table:table-cell office:value-type="float" office:value="0.791013">
                <text:p>0.7910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1903">
                <text:p>0.741903</text:p>
              </table:table-cell>
              <table:table-cell office:value-type="float" office:value="0.8075">
                <text:p>0.8075</text:p>
              </table:table-cell>
              <table:table-cell office:value-type="float" office:value="0.797">
                <text:p>0.797</text:p>
              </table:table-cell>
              <table:table-cell office:value-type="float" office:value="0.822224">
                <text:p>0.8222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736471">
                <text:p>0.736471</text:p>
              </table:table-cell>
              <table:table-cell office:value-type="float" office:value="0.807">
                <text:p>0.807</text:p>
              </table:table-cell>
              <table:table-cell office:value-type="float" office:value="0.791">
                <text:p>0.791</text:p>
              </table:table-cell>
              <table:table-cell office:value-type="float" office:value="0.774707">
                <text:p>0.7747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02827">
                <text:p>0.702827</text:p>
              </table:table-cell>
              <table:table-cell office:value-type="float" office:value="0.806">
                <text:p>0.806</text:p>
              </table:table-cell>
              <table:table-cell office:value-type="float" office:value="0.7975">
                <text:p>0.7975</text:p>
              </table:table-cell>
              <table:table-cell office:value-type="float" office:value="0.768041">
                <text:p>0.7680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43625">
                <text:p>0.743625</text:p>
              </table:table-cell>
              <table:table-cell office:value-type="float" office:value="0.804">
                <text:p>0.804</text:p>
              </table:table-cell>
              <table:table-cell office:value-type="float" office:value="0.795">
                <text:p>0.795</text:p>
              </table:table-cell>
              <table:table-cell office:value-type="float" office:value="0.747302">
                <text:p>0.7473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710368">
                <text:p>0.710368</text:p>
              </table:table-cell>
              <table:table-cell office:value-type="float" office:value="0.802">
                <text:p>0.802</text:p>
              </table:table-cell>
              <table:table-cell office:value-type="float" office:value="0.808">
                <text:p>0.808</text:p>
              </table:table-cell>
              <table:table-cell office:value-type="float" office:value="0.811161">
                <text:p>0.8111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17369">
                <text:p>0.717369</text:p>
              </table:table-cell>
              <table:table-cell office:value-type="float" office:value="0.808">
                <text:p>0.808</text:p>
              </table:table-cell>
              <table:table-cell office:value-type="float" office:value="0.7995">
                <text:p>0.7995</text:p>
              </table:table-cell>
              <table:table-cell office:value-type="float" office:value="0.746337">
                <text:p>0.7463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36848">
                <text:p>0.736848</text:p>
              </table:table-cell>
              <table:table-cell office:value-type="float" office:value="0.8005">
                <text:p>0.8005</text:p>
              </table:table-cell>
              <table:table-cell office:value-type="float" office:value="0.798">
                <text:p>0.798</text:p>
              </table:table-cell>
              <table:table-cell office:value-type="float" office:value="0.805439">
                <text:p>0.80543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4971">
                <text:p>0.724971</text:p>
              </table:table-cell>
              <table:table-cell office:value-type="float" office:value="0.8005">
                <text:p>0.8005</text:p>
              </table:table-cell>
              <table:table-cell office:value-type="float" office:value="0.804">
                <text:p>0.804</text:p>
              </table:table-cell>
              <table:table-cell office:value-type="float" office:value="0.787223">
                <text:p>0.7872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722682">
                <text:p>0.722682</text:p>
              </table:table-cell>
              <table:table-cell office:value-type="float" office:value="0.8005">
                <text:p>0.8005</text:p>
              </table:table-cell>
              <table:table-cell office:value-type="float" office:value="0.7995">
                <text:p>0.7995</text:p>
              </table:table-cell>
              <table:table-cell office:value-type="float" office:value="0.792849">
                <text:p>0.7928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733942">
                <text:p>0.733942</text:p>
              </table:table-cell>
              <table:table-cell office:value-type="float" office:value="0.784">
                <text:p>0.784</text:p>
              </table:table-cell>
              <table:table-cell office:value-type="float" office:value="0.798">
                <text:p>0.798</text:p>
              </table:table-cell>
              <table:table-cell office:value-type="float" office:value="0.871867">
                <text:p>0.8718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24124">
                <text:p>0.724124</text:p>
              </table:table-cell>
              <table:table-cell office:value-type="float" office:value="0.8035">
                <text:p>0.8035</text:p>
              </table:table-cell>
              <table:table-cell office:value-type="float" office:value="0.7945">
                <text:p>0.7945</text:p>
              </table:table-cell>
              <table:table-cell office:value-type="float" office:value="0.779943">
                <text:p>0.7799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44152">
                <text:p>0.744152</text:p>
              </table:table-cell>
              <table:table-cell office:value-type="float" office:value="0.7995">
                <text:p>0.7995</text:p>
              </table:table-cell>
              <table:table-cell office:value-type="float" office:value="0.8065">
                <text:p>0.8065</text:p>
              </table:table-cell>
              <table:table-cell office:value-type="float" office:value="0.807369">
                <text:p>0.8073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700396">
                <text:p>0.700396</text:p>
              </table:table-cell>
              <table:table-cell office:value-type="float" office:value="0.8005">
                <text:p>0.8005</text:p>
              </table:table-cell>
              <table:table-cell office:value-type="float" office:value="0.8065">
                <text:p>0.8065</text:p>
              </table:table-cell>
              <table:table-cell office:value-type="float" office:value="0.820148">
                <text:p>0.8201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09171">
                <text:p>0.709171</text:p>
              </table:table-cell>
              <table:table-cell office:value-type="float" office:value="0.8005">
                <text:p>0.8005</text:p>
              </table:table-cell>
              <table:table-cell office:value-type="float" office:value="0.807">
                <text:p>0.807</text:p>
              </table:table-cell>
              <table:table-cell office:value-type="float" office:value="0.787321">
                <text:p>0.787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00036">
                <text:p>0.700036</text:p>
              </table:table-cell>
              <table:table-cell office:value-type="float" office:value="0.81">
                <text:p>0.81</text:p>
              </table:table-cell>
              <table:table-cell office:value-type="float" office:value="0.801">
                <text:p>0.801</text:p>
              </table:table-cell>
              <table:table-cell office:value-type="float" office:value="0.733777">
                <text:p>0.73377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30633">
                <text:p>0.730633</text:p>
              </table:table-cell>
              <table:table-cell office:value-type="float" office:value="0.798">
                <text:p>0.798</text:p>
              </table:table-cell>
              <table:table-cell office:value-type="float" office:value="0.808">
                <text:p>0.808</text:p>
              </table:table-cell>
              <table:table-cell office:value-type="float" office:value="0.781253">
                <text:p>0.7812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27205">
                <text:p>0.727205</text:p>
              </table:table-cell>
              <table:table-cell office:value-type="float" office:value="0.8045">
                <text:p>0.8045</text:p>
              </table:table-cell>
              <table:table-cell office:value-type="float" office:value="0.793">
                <text:p>0.793</text:p>
              </table:table-cell>
              <table:table-cell office:value-type="float" office:value="0.754379">
                <text:p>0.754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33646">
                <text:p>0.733646</text:p>
              </table:table-cell>
              <table:table-cell office:value-type="float" office:value="0.8035">
                <text:p>0.8035</text:p>
              </table:table-cell>
              <table:table-cell office:value-type="float" office:value="0.803">
                <text:p>0.803</text:p>
              </table:table-cell>
              <table:table-cell office:value-type="float" office:value="0.739484">
                <text:p>0.7394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10281">
                <text:p>0.710281</text:p>
              </table:table-cell>
              <table:table-cell office:value-type="float" office:value="0.8045">
                <text:p>0.8045</text:p>
              </table:table-cell>
              <table:table-cell office:value-type="float" office:value="0.8015">
                <text:p>0.8015</text:p>
              </table:table-cell>
              <table:table-cell office:value-type="float" office:value="0.764152">
                <text:p>0.7641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32497">
                <text:p>0.732497</text:p>
              </table:table-cell>
              <table:table-cell office:value-type="float" office:value="0.791">
                <text:p>0.791</text:p>
              </table:table-cell>
              <table:table-cell office:value-type="float" office:value="0.797">
                <text:p>0.797</text:p>
              </table:table-cell>
              <table:table-cell office:value-type="float" office:value="0.860654">
                <text:p>0.8606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25134">
                <text:p>0.725134</text:p>
              </table:table-cell>
              <table:table-cell office:value-type="float" office:value="0.8175">
                <text:p>0.8175</text:p>
              </table:table-cell>
              <table:table-cell office:value-type="float" office:value="0.807">
                <text:p>0.807</text:p>
              </table:table-cell>
              <table:table-cell office:value-type="float" office:value="0.735117">
                <text:p>0.7351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1447">
                <text:p>0.71447</text:p>
              </table:table-cell>
              <table:table-cell office:value-type="float" office:value="0.806">
                <text:p>0.806</text:p>
              </table:table-cell>
              <table:table-cell office:value-type="float" office:value="0.8065">
                <text:p>0.8065</text:p>
              </table:table-cell>
              <table:table-cell office:value-type="float" office:value="0.759611">
                <text:p>0.7596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9396">
                <text:p>0.759396</text:p>
              </table:table-cell>
              <table:table-cell office:value-type="float" office:value="0.8025">
                <text:p>0.8025</text:p>
              </table:table-cell>
              <table:table-cell office:value-type="float" office:value="0.8005">
                <text:p>0.8005</text:p>
              </table:table-cell>
              <table:table-cell office:value-type="float" office:value="0.788842">
                <text:p>0.7888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15063">
                <text:p>0.715063</text:p>
              </table:table-cell>
              <table:table-cell office:value-type="float" office:value="0.806">
                <text:p>0.806</text:p>
              </table:table-cell>
              <table:table-cell office:value-type="float" office:value="0.8125">
                <text:p>0.8125</text:p>
              </table:table-cell>
              <table:table-cell office:value-type="float" office:value="0.806913">
                <text:p>0.8069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88337">
                <text:p>0.688337</text:p>
              </table:table-cell>
              <table:table-cell office:value-type="float" office:value="0.803">
                <text:p>0.803</text:p>
              </table:table-cell>
              <table:table-cell office:value-type="float" office:value="0.803">
                <text:p>0.803</text:p>
              </table:table-cell>
              <table:table-cell office:value-type="float" office:value="0.765807">
                <text:p>0.765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09974">
                <text:p>0.709974</text:p>
              </table:table-cell>
              <table:table-cell office:value-type="float" office:value="0.7995">
                <text:p>0.7995</text:p>
              </table:table-cell>
              <table:table-cell office:value-type="float" office:value="0.805">
                <text:p>0.805</text:p>
              </table:table-cell>
              <table:table-cell office:value-type="float" office:value="0.785282">
                <text:p>0.7852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87505">
                <text:p>0.687505</text:p>
              </table:table-cell>
              <table:table-cell office:value-type="float" office:value="0.778">
                <text:p>0.778</text:p>
              </table:table-cell>
              <table:table-cell office:value-type="float" office:value="0.814">
                <text:p>0.814</text:p>
              </table:table-cell>
              <table:table-cell office:value-type="float" office:value="0.905652">
                <text:p>0.9056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07678">
                <text:p>0.707678</text:p>
              </table:table-cell>
              <table:table-cell office:value-type="float" office:value="0.805">
                <text:p>0.805</text:p>
              </table:table-cell>
              <table:table-cell office:value-type="float" office:value="0.8145">
                <text:p>0.8145</text:p>
              </table:table-cell>
              <table:table-cell office:value-type="float" office:value="0.792319">
                <text:p>0.7923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86073">
                <text:p>0.686073</text:p>
              </table:table-cell>
              <table:table-cell office:value-type="float" office:value="0.8025">
                <text:p>0.8025</text:p>
              </table:table-cell>
              <table:table-cell office:value-type="float" office:value="0.8105">
                <text:p>0.8105</text:p>
              </table:table-cell>
              <table:table-cell office:value-type="float" office:value="0.791173">
                <text:p>0.7911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86909">
                <text:p>0.686909</text:p>
              </table:table-cell>
              <table:table-cell office:value-type="float" office:value="0.807">
                <text:p>0.807</text:p>
              </table:table-cell>
              <table:table-cell office:value-type="float" office:value="0.8025">
                <text:p>0.8025</text:p>
              </table:table-cell>
              <table:table-cell office:value-type="float" office:value="0.79236">
                <text:p>0.792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08516">
                <text:p>0.708516</text:p>
              </table:table-cell>
              <table:table-cell office:value-type="float" office:value="0.8055">
                <text:p>0.8055</text:p>
              </table:table-cell>
              <table:table-cell office:value-type="float" office:value="0.805">
                <text:p>0.805</text:p>
              </table:table-cell>
              <table:table-cell office:value-type="float" office:value="0.758649">
                <text:p>0.7586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71989">
                <text:p>0.671989</text:p>
              </table:table-cell>
              <table:table-cell office:value-type="float" office:value="0.8015">
                <text:p>0.8015</text:p>
              </table:table-cell>
              <table:table-cell office:value-type="float" office:value="0.806">
                <text:p>0.806</text:p>
              </table:table-cell>
              <table:table-cell office:value-type="float" office:value="0.829249">
                <text:p>0.8292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16925">
                <text:p>0.716925</text:p>
              </table:table-cell>
              <table:table-cell office:value-type="float" office:value="0.804">
                <text:p>0.804</text:p>
              </table:table-cell>
              <table:table-cell office:value-type="float" office:value="0.8095">
                <text:p>0.8095</text:p>
              </table:table-cell>
              <table:table-cell office:value-type="float" office:value="0.780264">
                <text:p>0.7802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98781">
                <text:p>0.698781</text:p>
              </table:table-cell>
              <table:table-cell office:value-type="float" office:value="0.797">
                <text:p>0.797</text:p>
              </table:table-cell>
              <table:table-cell office:value-type="float" office:value="0.8145">
                <text:p>0.8145</text:p>
              </table:table-cell>
              <table:table-cell office:value-type="float" office:value="0.825177">
                <text:p>0.8251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01215">
                <text:p>0.701215</text:p>
              </table:table-cell>
              <table:table-cell office:value-type="float" office:value="0.812">
                <text:p>0.812</text:p>
              </table:table-cell>
              <table:table-cell office:value-type="float" office:value="0.802">
                <text:p>0.802</text:p>
              </table:table-cell>
              <table:table-cell office:value-type="float" office:value="0.781971">
                <text:p>0.7819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13832">
                <text:p>0.713832</text:p>
              </table:table-cell>
              <table:table-cell office:value-type="float" office:value="0.804">
                <text:p>0.804</text:p>
              </table:table-cell>
              <table:table-cell office:value-type="float" office:value="0.809">
                <text:p>0.809</text:p>
              </table:table-cell>
              <table:table-cell office:value-type="float" office:value="0.771136">
                <text:p>0.7711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48128">
                <text:p>0.748128</text:p>
              </table:table-cell>
              <table:table-cell office:value-type="float" office:value="0.8105">
                <text:p>0.8105</text:p>
              </table:table-cell>
              <table:table-cell office:value-type="float" office:value="0.799">
                <text:p>0.799</text:p>
              </table:table-cell>
              <table:table-cell office:value-type="float" office:value="0.750628">
                <text:p>0.7506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85859">
                <text:p>0.685859</text:p>
              </table:table-cell>
              <table:table-cell office:value-type="float" office:value="0.799">
                <text:p>0.799</text:p>
              </table:table-cell>
              <table:table-cell office:value-type="float" office:value="0.804">
                <text:p>0.804</text:p>
              </table:table-cell>
              <table:table-cell office:value-type="float" office:value="0.790281">
                <text:p>0.7902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81891">
                <text:p>0.681891</text:p>
              </table:table-cell>
              <table:table-cell office:value-type="float" office:value="0.796">
                <text:p>0.796</text:p>
              </table:table-cell>
              <table:table-cell office:value-type="float" office:value="0.817">
                <text:p>0.817</text:p>
              </table:table-cell>
              <table:table-cell office:value-type="float" office:value="0.77863">
                <text:p>0.778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35954">
                <text:p>0.735954</text:p>
              </table:table-cell>
              <table:table-cell office:value-type="float" office:value="0.801">
                <text:p>0.801</text:p>
              </table:table-cell>
              <table:table-cell office:value-type="float" office:value="0.8025">
                <text:p>0.8025</text:p>
              </table:table-cell>
              <table:table-cell office:value-type="float" office:value="0.778171">
                <text:p>0.7781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2067">
                <text:p>0.72067</text:p>
              </table:table-cell>
              <table:table-cell office:value-type="float" office:value="0.8045">
                <text:p>0.8045</text:p>
              </table:table-cell>
              <table:table-cell office:value-type="float" office:value="0.801">
                <text:p>0.801</text:p>
              </table:table-cell>
              <table:table-cell office:value-type="float" office:value="0.812269">
                <text:p>0.8122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91129">
                <text:p>0.691129</text:p>
              </table:table-cell>
              <table:table-cell office:value-type="float" office:value="0.809">
                <text:p>0.809</text:p>
              </table:table-cell>
              <table:table-cell office:value-type="float" office:value="0.812">
                <text:p>0.812</text:p>
              </table:table-cell>
              <table:table-cell office:value-type="float" office:value="0.786662">
                <text:p>0.786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9522">
                <text:p>0.69522</text:p>
              </table:table-cell>
              <table:table-cell office:value-type="float" office:value="0.796">
                <text:p>0.796</text:p>
              </table:table-cell>
              <table:table-cell office:value-type="float" office:value="0.8185">
                <text:p>0.8185</text:p>
              </table:table-cell>
              <table:table-cell office:value-type="float" office:value="0.815843">
                <text:p>0.8158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32771">
                <text:p>0.732771</text:p>
              </table:table-cell>
              <table:table-cell office:value-type="float" office:value="0.8">
                <text:p>0.8</text:p>
              </table:table-cell>
              <table:table-cell office:value-type="float" office:value="0.802">
                <text:p>0.802</text:p>
              </table:table-cell>
              <table:table-cell office:value-type="float" office:value="0.775184">
                <text:p>0.775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01383">
                <text:p>0.701383</text:p>
              </table:table-cell>
              <table:table-cell office:value-type="float" office:value="0.804">
                <text:p>0.804</text:p>
              </table:table-cell>
              <table:table-cell office:value-type="float" office:value="0.8055">
                <text:p>0.8055</text:p>
              </table:table-cell>
              <table:table-cell office:value-type="float" office:value="0.805335">
                <text:p>0.8053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08538">
                <text:p>0.708538</text:p>
              </table:table-cell>
              <table:table-cell office:value-type="float" office:value="0.805">
                <text:p>0.805</text:p>
              </table:table-cell>
              <table:table-cell office:value-type="float" office:value="0.805">
                <text:p>0.805</text:p>
              </table:table-cell>
              <table:table-cell office:value-type="float" office:value="0.781603">
                <text:p>0.7816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37057">
                <text:p>0.737057</text:p>
              </table:table-cell>
              <table:table-cell office:value-type="float" office:value="0.808">
                <text:p>0.808</text:p>
              </table:table-cell>
              <table:table-cell office:value-type="float" office:value="0.7955">
                <text:p>0.7955</text:p>
              </table:table-cell>
              <table:table-cell office:value-type="float" office:value="0.75825">
                <text:p>0.758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03742">
                <text:p>0.703742</text:p>
              </table:table-cell>
              <table:table-cell office:value-type="float" office:value="0.798">
                <text:p>0.798</text:p>
              </table:table-cell>
              <table:table-cell office:value-type="float" office:value="0.813">
                <text:p>0.813</text:p>
              </table:table-cell>
              <table:table-cell office:value-type="float" office:value="0.783571">
                <text:p>0.7835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70601">
                <text:p>0.770601</text:p>
              </table:table-cell>
              <table:table-cell office:value-type="float" office:value="0.8035">
                <text:p>0.8035</text:p>
              </table:table-cell>
              <table:table-cell office:value-type="float" office:value="0.7955">
                <text:p>0.7955</text:p>
              </table:table-cell>
              <table:table-cell office:value-type="float" office:value="0.78958">
                <text:p>0.789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357">
                <text:p>0.7357</text:p>
              </table:table-cell>
              <table:table-cell office:value-type="float" office:value="0.8025">
                <text:p>0.8025</text:p>
              </table:table-cell>
              <table:table-cell office:value-type="float" office:value="0.808">
                <text:p>0.808</text:p>
              </table:table-cell>
              <table:table-cell office:value-type="float" office:value="0.777369">
                <text:p>0.7773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98588">
                <text:p>0.698588</text:p>
              </table:table-cell>
              <table:table-cell office:value-type="float" office:value="0.802">
                <text:p>0.802</text:p>
              </table:table-cell>
              <table:table-cell office:value-type="float" office:value="0.811">
                <text:p>0.811</text:p>
              </table:table-cell>
              <table:table-cell office:value-type="float" office:value="0.782708">
                <text:p>0.78270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83994">
                <text:p>0.683994</text:p>
              </table:table-cell>
              <table:table-cell office:value-type="float" office:value="0.7935">
                <text:p>0.7935</text:p>
              </table:table-cell>
              <table:table-cell office:value-type="float" office:value="0.8095">
                <text:p>0.8095</text:p>
              </table:table-cell>
              <table:table-cell office:value-type="float" office:value="0.808106">
                <text:p>0.8081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30538">
                <text:p>0.730538</text:p>
              </table:table-cell>
              <table:table-cell office:value-type="float" office:value="0.804">
                <text:p>0.804</text:p>
              </table:table-cell>
              <table:table-cell office:value-type="float" office:value="0.8105">
                <text:p>0.8105</text:p>
              </table:table-cell>
              <table:table-cell office:value-type="float" office:value="0.763527">
                <text:p>0.7635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17193">
                <text:p>0.717193</text:p>
              </table:table-cell>
              <table:table-cell office:value-type="float" office:value="0.8065">
                <text:p>0.8065</text:p>
              </table:table-cell>
              <table:table-cell office:value-type="float" office:value="0.8175">
                <text:p>0.8175</text:p>
              </table:table-cell>
              <table:table-cell office:value-type="float" office:value="0.752752">
                <text:p>0.752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46627">
                <text:p>0.746627</text:p>
              </table:table-cell>
              <table:table-cell office:value-type="float" office:value="0.792">
                <text:p>0.792</text:p>
              </table:table-cell>
              <table:table-cell office:value-type="float" office:value="0.805">
                <text:p>0.805</text:p>
              </table:table-cell>
              <table:table-cell office:value-type="float" office:value="0.832256">
                <text:p>0.832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2582">
                <text:p>0.72582</text:p>
              </table:table-cell>
              <table:table-cell office:value-type="float" office:value="0.803">
                <text:p>0.803</text:p>
              </table:table-cell>
              <table:table-cell office:value-type="float" office:value="0.808">
                <text:p>0.808</text:p>
              </table:table-cell>
              <table:table-cell office:value-type="float" office:value="0.781949">
                <text:p>0.78194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18839">
                <text:p>0.718839</text:p>
              </table:table-cell>
              <table:table-cell office:value-type="float" office:value="0.809">
                <text:p>0.809</text:p>
              </table:table-cell>
              <table:table-cell office:value-type="float" office:value="0.802">
                <text:p>0.802</text:p>
              </table:table-cell>
              <table:table-cell office:value-type="float" office:value="0.767359">
                <text:p>0.7673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02465">
                <text:p>0.702465</text:p>
              </table:table-cell>
              <table:table-cell office:value-type="float" office:value="0.81">
                <text:p>0.81</text:p>
              </table:table-cell>
              <table:table-cell office:value-type="float" office:value="0.806">
                <text:p>0.806</text:p>
              </table:table-cell>
              <table:table-cell office:value-type="float" office:value="0.72475">
                <text:p>0.724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17379">
                <text:p>0.717379</text:p>
              </table:table-cell>
              <table:table-cell office:value-type="float" office:value="0.8125">
                <text:p>0.8125</text:p>
              </table:table-cell>
              <table:table-cell office:value-type="float" office:value="0.802">
                <text:p>0.802</text:p>
              </table:table-cell>
              <table:table-cell office:value-type="float" office:value="0.762139">
                <text:p>0.7621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21311">
                <text:p>0.721311</text:p>
              </table:table-cell>
              <table:table-cell office:value-type="float" office:value="0.794">
                <text:p>0.794</text:p>
              </table:table-cell>
              <table:table-cell office:value-type="float" office:value="0.8065">
                <text:p>0.8065</text:p>
              </table:table-cell>
              <table:table-cell office:value-type="float" office:value="0.82856">
                <text:p>0.828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99973">
                <text:p>0.699973</text:p>
              </table:table-cell>
              <table:table-cell office:value-type="float" office:value="0.8125">
                <text:p>0.8125</text:p>
              </table:table-cell>
              <table:table-cell office:value-type="float" office:value="0.8125">
                <text:p>0.8125</text:p>
              </table:table-cell>
              <table:table-cell office:value-type="float" office:value="0.746178">
                <text:p>0.7461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16802">
                <text:p>0.716802</text:p>
              </table:table-cell>
              <table:table-cell office:value-type="float" office:value="0.8025">
                <text:p>0.8025</text:p>
              </table:table-cell>
              <table:table-cell office:value-type="float" office:value="0.8035">
                <text:p>0.8035</text:p>
              </table:table-cell>
              <table:table-cell office:value-type="float" office:value="0.770472">
                <text:p>0.7704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86424">
                <text:p>0.686424</text:p>
              </table:table-cell>
              <table:table-cell office:value-type="float" office:value="0.8065">
                <text:p>0.8065</text:p>
              </table:table-cell>
              <table:table-cell office:value-type="float" office:value="0.814">
                <text:p>0.814</text:p>
              </table:table-cell>
              <table:table-cell office:value-type="float" office:value="0.77723">
                <text:p>0.777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04448">
                <text:p>0.704448</text:p>
              </table:table-cell>
              <table:table-cell office:value-type="float" office:value="0.804">
                <text:p>0.804</text:p>
              </table:table-cell>
              <table:table-cell office:value-type="float" office:value="0.814">
                <text:p>0.814</text:p>
              </table:table-cell>
              <table:table-cell office:value-type="float" office:value="0.769254">
                <text:p>0.7692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690303">
                <text:p>0.690303</text:p>
              </table:table-cell>
              <table:table-cell office:value-type="float" office:value="0.8005">
                <text:p>0.8005</text:p>
              </table:table-cell>
              <table:table-cell office:value-type="float" office:value="0.808">
                <text:p>0.808</text:p>
              </table:table-cell>
              <table:table-cell office:value-type="float" office:value="0.758435">
                <text:p>0.7584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00982">
                <text:p>0.700982</text:p>
              </table:table-cell>
              <table:table-cell office:value-type="float" office:value="0.7995">
                <text:p>0.7995</text:p>
              </table:table-cell>
              <table:table-cell office:value-type="float" office:value="0.8035">
                <text:p>0.8035</text:p>
              </table:table-cell>
              <table:table-cell office:value-type="float" office:value="0.828014">
                <text:p>0.8280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95413">
                <text:p>0.695413</text:p>
              </table:table-cell>
              <table:table-cell office:value-type="float" office:value="0.8105">
                <text:p>0.8105</text:p>
              </table:table-cell>
              <table:table-cell office:value-type="float" office:value="0.816">
                <text:p>0.816</text:p>
              </table:table-cell>
              <table:table-cell office:value-type="float" office:value="0.823314">
                <text:p>0.8233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663451">
                <text:p>0.663451</text:p>
              </table:table-cell>
              <table:table-cell office:value-type="float" office:value="0.8085">
                <text:p>0.8085</text:p>
              </table:table-cell>
              <table:table-cell office:value-type="float" office:value="0.81">
                <text:p>0.81</text:p>
              </table:table-cell>
              <table:table-cell office:value-type="float" office:value="0.751872">
                <text:p>0.7518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669242">
                <text:p>0.669242</text:p>
              </table:table-cell>
              <table:table-cell office:value-type="float" office:value="0.8105">
                <text:p>0.8105</text:p>
              </table:table-cell>
              <table:table-cell office:value-type="float" office:value="0.8175">
                <text:p>0.8175</text:p>
              </table:table-cell>
              <table:table-cell office:value-type="float" office:value="0.812335">
                <text:p>0.812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09732">
                <text:p>0.709732</text:p>
              </table:table-cell>
              <table:table-cell office:value-type="float" office:value="0.805">
                <text:p>0.805</text:p>
              </table:table-cell>
              <table:table-cell office:value-type="float" office:value="0.803">
                <text:p>0.803</text:p>
              </table:table-cell>
              <table:table-cell office:value-type="float" office:value="0.829147">
                <text:p>0.8291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57291">
                <text:p>0.757291</text:p>
              </table:table-cell>
              <table:table-cell office:value-type="float" office:value="0.808">
                <text:p>0.808</text:p>
              </table:table-cell>
              <table:table-cell office:value-type="float" office:value="0.7985">
                <text:p>0.7985</text:p>
              </table:table-cell>
              <table:table-cell office:value-type="float" office:value="0.814529">
                <text:p>0.8145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39675">
                <text:p>0.739675</text:p>
              </table:table-cell>
              <table:table-cell office:value-type="float" office:value="0.81">
                <text:p>0.81</text:p>
              </table:table-cell>
              <table:table-cell office:value-type="float" office:value="0.8105">
                <text:p>0.8105</text:p>
              </table:table-cell>
              <table:table-cell office:value-type="float" office:value="0.781914">
                <text:p>0.7819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46239">
                <text:p>0.746239</text:p>
              </table:table-cell>
              <table:table-cell office:value-type="float" office:value="0.809">
                <text:p>0.809</text:p>
              </table:table-cell>
              <table:table-cell office:value-type="float" office:value="0.7975">
                <text:p>0.7975</text:p>
              </table:table-cell>
              <table:table-cell office:value-type="float" office:value="0.758267">
                <text:p>0.7582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682346">
                <text:p>0.682346</text:p>
              </table:table-cell>
              <table:table-cell office:value-type="float" office:value="0.8125">
                <text:p>0.8125</text:p>
              </table:table-cell>
              <table:table-cell office:value-type="float" office:value="0.819">
                <text:p>0.819</text:p>
              </table:table-cell>
              <table:table-cell office:value-type="float" office:value="0.760961">
                <text:p>0.7609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692737">
                <text:p>0.692737</text:p>
              </table:table-cell>
              <table:table-cell office:value-type="float" office:value="0.817">
                <text:p>0.817</text:p>
              </table:table-cell>
              <table:table-cell office:value-type="float" office:value="0.811">
                <text:p>0.811</text:p>
              </table:table-cell>
              <table:table-cell office:value-type="float" office:value="0.766142">
                <text:p>0.7661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21696">
                <text:p>0.721696</text:p>
              </table:table-cell>
              <table:table-cell office:value-type="float" office:value="0.8095">
                <text:p>0.8095</text:p>
              </table:table-cell>
              <table:table-cell office:value-type="float" office:value="0.8085">
                <text:p>0.8085</text:p>
              </table:table-cell>
              <table:table-cell office:value-type="float" office:value="0.776892">
                <text:p>0.776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20075">
                <text:p>0.720075</text:p>
              </table:table-cell>
              <table:table-cell office:value-type="float" office:value="0.81">
                <text:p>0.81</text:p>
              </table:table-cell>
              <table:table-cell office:value-type="float" office:value="0.8015">
                <text:p>0.8015</text:p>
              </table:table-cell>
              <table:table-cell office:value-type="float" office:value="0.77739">
                <text:p>0.777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99835">
                <text:p>0.699835</text:p>
              </table:table-cell>
              <table:table-cell office:value-type="float" office:value="0.805">
                <text:p>0.805</text:p>
              </table:table-cell>
              <table:table-cell office:value-type="float" office:value="0.8075">
                <text:p>0.8075</text:p>
              </table:table-cell>
              <table:table-cell office:value-type="float" office:value="0.77285">
                <text:p>0.772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68405">
                <text:p>0.68405</text:p>
              </table:table-cell>
              <table:table-cell office:value-type="float" office:value="0.8095">
                <text:p>0.8095</text:p>
              </table:table-cell>
              <table:table-cell office:value-type="float" office:value="0.821">
                <text:p>0.821</text:p>
              </table:table-cell>
              <table:table-cell office:value-type="float" office:value="0.755594">
                <text:p>0.7555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29421">
                <text:p>0.729421</text:p>
              </table:table-cell>
              <table:table-cell office:value-type="float" office:value="0.8005">
                <text:p>0.8005</text:p>
              </table:table-cell>
              <table:table-cell office:value-type="float" office:value="0.8075">
                <text:p>0.8075</text:p>
              </table:table-cell>
              <table:table-cell office:value-type="float" office:value="0.844652">
                <text:p>0.8446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26299">
                <text:p>0.826299</text:p>
              </table:table-cell>
              <table:table-cell office:value-type="float" office:value="0.8065">
                <text:p>0.8065</text:p>
              </table:table-cell>
              <table:table-cell office:value-type="float" office:value="0.7835">
                <text:p>0.7835</text:p>
              </table:table-cell>
              <table:table-cell office:value-type="float" office:value="0.780679">
                <text:p>0.7806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22133">
                <text:p>0.722133</text:p>
              </table:table-cell>
              <table:table-cell office:value-type="float" office:value="0.816">
                <text:p>0.816</text:p>
              </table:table-cell>
              <table:table-cell office:value-type="float" office:value="0.8025">
                <text:p>0.8025</text:p>
              </table:table-cell>
              <table:table-cell office:value-type="float" office:value="0.776378">
                <text:p>0.7763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04007">
                <text:p>0.704007</text:p>
              </table:table-cell>
              <table:table-cell office:value-type="float" office:value="0.8085">
                <text:p>0.8085</text:p>
              </table:table-cell>
              <table:table-cell office:value-type="float" office:value="0.8095">
                <text:p>0.8095</text:p>
              </table:table-cell>
              <table:table-cell office:value-type="float" office:value="0.77853">
                <text:p>0.778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699886">
                <text:p>0.699886</text:p>
              </table:table-cell>
              <table:table-cell office:value-type="float" office:value="0.8055">
                <text:p>0.8055</text:p>
              </table:table-cell>
              <table:table-cell office:value-type="float" office:value="0.8075">
                <text:p>0.8075</text:p>
              </table:table-cell>
              <table:table-cell office:value-type="float" office:value="0.816841">
                <text:p>0.8168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11006">
                <text:p>0.711006</text:p>
              </table:table-cell>
              <table:table-cell office:value-type="float" office:value="0.805">
                <text:p>0.805</text:p>
              </table:table-cell>
              <table:table-cell office:value-type="float" office:value="0.805">
                <text:p>0.805</text:p>
              </table:table-cell>
              <table:table-cell office:value-type="float" office:value="0.776518">
                <text:p>0.7765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699311">
                <text:p>0.699311</text:p>
              </table:table-cell>
              <table:table-cell office:value-type="float" office:value="0.8135">
                <text:p>0.8135</text:p>
              </table:table-cell>
              <table:table-cell office:value-type="float" office:value="0.804">
                <text:p>0.804</text:p>
              </table:table-cell>
              <table:table-cell office:value-type="float" office:value="0.759381">
                <text:p>0.7593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0952">
                <text:p>0.720952</text:p>
              </table:table-cell>
              <table:table-cell office:value-type="float" office:value="0.811">
                <text:p>0.811</text:p>
              </table:table-cell>
              <table:table-cell office:value-type="float" office:value="0.8045">
                <text:p>0.8045</text:p>
              </table:table-cell>
              <table:table-cell office:value-type="float" office:value="0.768364">
                <text:p>0.7683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14735">
                <text:p>0.714735</text:p>
              </table:table-cell>
              <table:table-cell office:value-type="float" office:value="0.8185">
                <text:p>0.8185</text:p>
              </table:table-cell>
              <table:table-cell office:value-type="float" office:value="0.7995">
                <text:p>0.7995</text:p>
              </table:table-cell>
              <table:table-cell office:value-type="float" office:value="0.802223">
                <text:p>0.8022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86618">
                <text:p>0.686618</text:p>
              </table:table-cell>
              <table:table-cell office:value-type="float" office:value="0.813">
                <text:p>0.813</text:p>
              </table:table-cell>
              <table:table-cell office:value-type="float" office:value="0.8095">
                <text:p>0.8095</text:p>
              </table:table-cell>
              <table:table-cell office:value-type="float" office:value="0.780373">
                <text:p>0.7803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678974">
                <text:p>0.678974</text:p>
              </table:table-cell>
              <table:table-cell office:value-type="float" office:value="0.815">
                <text:p>0.815</text:p>
              </table:table-cell>
              <table:table-cell office:value-type="float" office:value="0.812">
                <text:p>0.812</text:p>
              </table:table-cell>
              <table:table-cell office:value-type="float" office:value="0.789841">
                <text:p>0.78984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98393">
                <text:p>0.698393</text:p>
              </table:table-cell>
              <table:table-cell office:value-type="float" office:value="0.8085">
                <text:p>0.8085</text:p>
              </table:table-cell>
              <table:table-cell office:value-type="float" office:value="0.815">
                <text:p>0.815</text:p>
              </table:table-cell>
              <table:table-cell office:value-type="float" office:value="0.810996">
                <text:p>0.8109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70467">
                <text:p>0.670467</text:p>
              </table:table-cell>
              <table:table-cell office:value-type="float" office:value="0.8125">
                <text:p>0.8125</text:p>
              </table:table-cell>
              <table:table-cell office:value-type="float" office:value="0.8225">
                <text:p>0.8225</text:p>
              </table:table-cell>
              <table:table-cell office:value-type="float" office:value="0.742525">
                <text:p>0.7425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89527">
                <text:p>0.689527</text:p>
              </table:table-cell>
              <table:table-cell office:value-type="float" office:value="0.809">
                <text:p>0.809</text:p>
              </table:table-cell>
              <table:table-cell office:value-type="float" office:value="0.805">
                <text:p>0.805</text:p>
              </table:table-cell>
              <table:table-cell office:value-type="float" office:value="0.770861">
                <text:p>0.77086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70563">
                <text:p>0.670563</text:p>
              </table:table-cell>
              <table:table-cell office:value-type="float" office:value="0.808">
                <text:p>0.808</text:p>
              </table:table-cell>
              <table:table-cell office:value-type="float" office:value="0.8125">
                <text:p>0.8125</text:p>
              </table:table-cell>
              <table:table-cell office:value-type="float" office:value="0.780954">
                <text:p>0.78095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59901">
                <text:p>0.659901</text:p>
              </table:table-cell>
              <table:table-cell office:value-type="float" office:value="0.809">
                <text:p>0.809</text:p>
              </table:table-cell>
              <table:table-cell office:value-type="float" office:value="0.812">
                <text:p>0.812</text:p>
              </table:table-cell>
              <table:table-cell office:value-type="float" office:value="0.75848">
                <text:p>0.758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17582">
                <text:p>0.717582</text:p>
              </table:table-cell>
              <table:table-cell office:value-type="float" office:value="0.8095">
                <text:p>0.8095</text:p>
              </table:table-cell>
              <table:table-cell office:value-type="float" office:value="0.813">
                <text:p>0.813</text:p>
              </table:table-cell>
              <table:table-cell office:value-type="float" office:value="0.781597">
                <text:p>0.7815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644">
                <text:p>0.73644</text:p>
              </table:table-cell>
              <table:table-cell office:value-type="float" office:value="0.81">
                <text:p>0.81</text:p>
              </table:table-cell>
              <table:table-cell office:value-type="float" office:value="0.802">
                <text:p>0.802</text:p>
              </table:table-cell>
              <table:table-cell office:value-type="float" office:value="0.791742">
                <text:p>0.7917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07558">
                <text:p>0.707558</text:p>
              </table:table-cell>
              <table:table-cell office:value-type="float" office:value="0.81">
                <text:p>0.81</text:p>
              </table:table-cell>
              <table:table-cell office:value-type="float" office:value="0.8065">
                <text:p>0.8065</text:p>
              </table:table-cell>
              <table:table-cell office:value-type="float" office:value="0.801665">
                <text:p>0.8016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10656">
                <text:p>0.710656</text:p>
              </table:table-cell>
              <table:table-cell office:value-type="float" office:value="0.792">
                <text:p>0.792</text:p>
              </table:table-cell>
              <table:table-cell office:value-type="float" office:value="0.8025">
                <text:p>0.8025</text:p>
              </table:table-cell>
              <table:table-cell office:value-type="float" office:value="0.885495">
                <text:p>0.8854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07634">
                <text:p>0.707634</text:p>
              </table:table-cell>
              <table:table-cell office:value-type="float" office:value="0.806">
                <text:p>0.806</text:p>
              </table:table-cell>
              <table:table-cell office:value-type="float" office:value="0.8095">
                <text:p>0.8095</text:p>
              </table:table-cell>
              <table:table-cell office:value-type="float" office:value="0.824679">
                <text:p>0.8246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37132">
                <text:p>0.737132</text:p>
              </table:table-cell>
              <table:table-cell office:value-type="float" office:value="0.808">
                <text:p>0.808</text:p>
              </table:table-cell>
              <table:table-cell office:value-type="float" office:value="0.8005">
                <text:p>0.8005</text:p>
              </table:table-cell>
              <table:table-cell office:value-type="float" office:value="0.767155">
                <text:p>0.7671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95723">
                <text:p>0.695723</text:p>
              </table:table-cell>
              <table:table-cell office:value-type="float" office:value="0.8095">
                <text:p>0.8095</text:p>
              </table:table-cell>
              <table:table-cell office:value-type="float" office:value="0.8155">
                <text:p>0.8155</text:p>
              </table:table-cell>
              <table:table-cell office:value-type="float" office:value="0.781252">
                <text:p>0.7812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19877">
                <text:p>0.719877</text:p>
              </table:table-cell>
              <table:table-cell office:value-type="float" office:value="0.8085">
                <text:p>0.8085</text:p>
              </table:table-cell>
              <table:table-cell office:value-type="float" office:value="0.8105">
                <text:p>0.8105</text:p>
              </table:table-cell>
              <table:table-cell office:value-type="float" office:value="0.784162">
                <text:p>0.7841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43356">
                <text:p>0.743356</text:p>
              </table:table-cell>
              <table:table-cell office:value-type="float" office:value="0.794">
                <text:p>0.794</text:p>
              </table:table-cell>
              <table:table-cell office:value-type="float" office:value="0.8065">
                <text:p>0.8065</text:p>
              </table:table-cell>
              <table:table-cell office:value-type="float" office:value="0.843165">
                <text:p>0.8431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4072">
                <text:p>0.74072</text:p>
              </table:table-cell>
              <table:table-cell office:value-type="float" office:value="0.8035">
                <text:p>0.8035</text:p>
              </table:table-cell>
              <table:table-cell office:value-type="float" office:value="0.804">
                <text:p>0.804</text:p>
              </table:table-cell>
              <table:table-cell office:value-type="float" office:value="0.790485">
                <text:p>0.7904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00594">
                <text:p>0.700594</text:p>
              </table:table-cell>
              <table:table-cell office:value-type="float" office:value="0.808">
                <text:p>0.808</text:p>
              </table:table-cell>
              <table:table-cell office:value-type="float" office:value="0.812">
                <text:p>0.812</text:p>
              </table:table-cell>
              <table:table-cell office:value-type="float" office:value="0.796293">
                <text:p>0.7962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45162">
                <text:p>0.745162</text:p>
              </table:table-cell>
              <table:table-cell office:value-type="float" office:value="0.7985">
                <text:p>0.7985</text:p>
              </table:table-cell>
              <table:table-cell office:value-type="float" office:value="0.811">
                <text:p>0.811</text:p>
              </table:table-cell>
              <table:table-cell office:value-type="float" office:value="0.815074">
                <text:p>0.8150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93518">
                <text:p>0.693518</text:p>
              </table:table-cell>
              <table:table-cell office:value-type="float" office:value="0.813">
                <text:p>0.813</text:p>
              </table:table-cell>
              <table:table-cell office:value-type="float" office:value="0.817">
                <text:p>0.817</text:p>
              </table:table-cell>
              <table:table-cell office:value-type="float" office:value="0.818127">
                <text:p>0.8181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14941">
                <text:p>0.714941</text:p>
              </table:table-cell>
              <table:table-cell office:value-type="float" office:value="0.8075">
                <text:p>0.8075</text:p>
              </table:table-cell>
              <table:table-cell office:value-type="float" office:value="0.8135">
                <text:p>0.8135</text:p>
              </table:table-cell>
              <table:table-cell office:value-type="float" office:value="0.806841">
                <text:p>0.8068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00593">
                <text:p>0.700593</text:p>
              </table:table-cell>
              <table:table-cell office:value-type="float" office:value="0.8025">
                <text:p>0.8025</text:p>
              </table:table-cell>
              <table:table-cell office:value-type="float" office:value="0.8095">
                <text:p>0.8095</text:p>
              </table:table-cell>
              <table:table-cell office:value-type="float" office:value="0.820483">
                <text:p>0.8204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56756">
                <text:p>0.756756</text:p>
              </table:table-cell>
              <table:table-cell office:value-type="float" office:value="0.806">
                <text:p>0.806</text:p>
              </table:table-cell>
              <table:table-cell office:value-type="float" office:value="0.7925">
                <text:p>0.7925</text:p>
              </table:table-cell>
              <table:table-cell office:value-type="float" office:value="0.763745">
                <text:p>0.763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00147">
                <text:p>0.700147</text:p>
              </table:table-cell>
              <table:table-cell office:value-type="float" office:value="0.816">
                <text:p>0.816</text:p>
              </table:table-cell>
              <table:table-cell office:value-type="float" office:value="0.8095">
                <text:p>0.8095</text:p>
              </table:table-cell>
              <table:table-cell office:value-type="float" office:value="0.767485">
                <text:p>0.7674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44697">
                <text:p>0.744697</text:p>
              </table:table-cell>
              <table:table-cell office:value-type="float" office:value="0.8155">
                <text:p>0.8155</text:p>
              </table:table-cell>
              <table:table-cell office:value-type="float" office:value="0.805">
                <text:p>0.805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92163">
                <text:p>0.692163</text:p>
              </table:table-cell>
              <table:table-cell office:value-type="float" office:value="0.8045">
                <text:p>0.8045</text:p>
              </table:table-cell>
              <table:table-cell office:value-type="float" office:value="0.81">
                <text:p>0.81</text:p>
              </table:table-cell>
              <table:table-cell office:value-type="float" office:value="0.759241">
                <text:p>0.7592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09608">
                <text:p>0.709608</text:p>
              </table:table-cell>
              <table:table-cell office:value-type="float" office:value="0.7985">
                <text:p>0.7985</text:p>
              </table:table-cell>
              <table:table-cell office:value-type="float" office:value="0.809">
                <text:p>0.809</text:p>
              </table:table-cell>
              <table:table-cell office:value-type="float" office:value="0.790033">
                <text:p>0.7900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05523">
                <text:p>0.705523</text:p>
              </table:table-cell>
              <table:table-cell office:value-type="float" office:value="0.8185">
                <text:p>0.8185</text:p>
              </table:table-cell>
              <table:table-cell office:value-type="float" office:value="0.81">
                <text:p>0.81</text:p>
              </table:table-cell>
              <table:table-cell office:value-type="float" office:value="0.783612">
                <text:p>0.7836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04629">
                <text:p>0.704629</text:p>
              </table:table-cell>
              <table:table-cell office:value-type="float" office:value="0.8095">
                <text:p>0.8095</text:p>
              </table:table-cell>
              <table:table-cell office:value-type="float" office:value="0.812">
                <text:p>0.812</text:p>
              </table:table-cell>
              <table:table-cell office:value-type="float" office:value="0.785319">
                <text:p>0.7853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92103">
                <text:p>0.692103</text:p>
              </table:table-cell>
              <table:table-cell office:value-type="float" office:value="0.808">
                <text:p>0.808</text:p>
              </table:table-cell>
              <table:table-cell office:value-type="float" office:value="0.8155">
                <text:p>0.8155</text:p>
              </table:table-cell>
              <table:table-cell office:value-type="float" office:value="0.762287">
                <text:p>0.7622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02614">
                <text:p>0.702614</text:p>
              </table:table-cell>
              <table:table-cell office:value-type="float" office:value="0.8085">
                <text:p>0.8085</text:p>
              </table:table-cell>
              <table:table-cell office:value-type="float" office:value="0.81">
                <text:p>0.81</text:p>
              </table:table-cell>
              <table:table-cell office:value-type="float" office:value="0.777956">
                <text:p>0.7779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12139">
                <text:p>0.712139</text:p>
              </table:table-cell>
              <table:table-cell office:value-type="float" office:value="0.8105">
                <text:p>0.8105</text:p>
              </table:table-cell>
              <table:table-cell office:value-type="float" office:value="0.818">
                <text:p>0.818</text:p>
              </table:table-cell>
              <table:table-cell office:value-type="float" office:value="0.777436">
                <text:p>0.777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